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Tahoma" svg:font-family="Tahoma"/>
    <style:font-face style:name="Times" svg:font-family="Times"/>
    <style:font-face style:name="Interstate-Regular" svg:font-family="Interstate-Regular"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au1" style:family="table" style:master-page-name="Standard1">
      <style:table-properties style:width="16.334cm" fo:margin-left="-0.132cm" style:page-number="0" table:align="left" style:writing-mode="lr-tb"/>
    </style:style>
    <style:style style:name="Tableau1.A" style:family="table-column">
      <style:table-column-properties style:column-width="3.298cm"/>
    </style:style>
    <style:style style:name="Tableau1.B" style:family="table-column">
      <style:table-column-properties style:column-width="13.035cm"/>
    </style:style>
    <style:style style:name="Tableau1.1" style:family="table-row">
      <style:table-row-properties style:keep-together="true"/>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267cm" fo:margin-left="-0.132cm" table:align="left" style:writing-mode="lr-tb"/>
    </style:style>
    <style:style style:name="Tableau2.A" style:family="table-column">
      <style:table-column-properties style:column-width="5.415cm"/>
    </style:style>
    <style:style style:name="Tableau2.B" style:family="table-column">
      <style:table-column-properties style:column-width="5.417cm"/>
    </style:style>
    <style:style style:name="Tableau2.C" style:family="table-column">
      <style:table-column-properties style:column-width="5.435cm"/>
    </style:style>
    <style:style style:name="Tableau2.1" style:family="table-row">
      <style:table-row-properties style:keep-together="false"/>
    </style:style>
    <style:style style:name="Tableau2.A1" style:family="table-cell">
      <style:table-cell-properties style:vertical-align="top" fo:padding-left="0.123cm" fo:padding-right="0.123cm" fo:padding-top="0cm" fo:padding-bottom="0cm" fo:border="0.018cm solid #000000" style:writing-mode="lr-tb"/>
    </style:style>
    <style:style style:name="Tableau2.2" style:family="table-row">
      <style:table-row-properties style:keep-together="true"/>
    </style:style>
    <style:style style:name="Tableau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 style:family="table">
      <style:table-properties style:width="16.267cm" fo:margin-left="-0.132cm" table:align="left" style:writing-mode="lr-tb"/>
    </style:style>
    <style:style style:name="Tableau3.A" style:family="table-column">
      <style:table-column-properties style:column-width="8.162cm"/>
    </style:style>
    <style:style style:name="Tableau3.B" style:family="table-column">
      <style:table-column-properties style:column-width="8.105cm"/>
    </style:style>
    <style:style style:name="Tableau3.1" style:family="table-row">
      <style:table-row-properties style:keep-together="true"/>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6.267cm" fo:margin-left="-0.132cm" table:align="left" style:writing-mode="lr-tb"/>
    </style:style>
    <style:style style:name="Tableau4.A" style:family="table-column">
      <style:table-column-properties style:column-width="8.124cm"/>
    </style:style>
    <style:style style:name="Tableau4.B" style:family="table-column">
      <style:table-column-properties style:column-width="8.142cm"/>
    </style:style>
    <style:style style:name="Tableau4.1" style:family="table-row">
      <style:table-row-properties style:keep-together="true"/>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6.267cm" fo:margin-left="-0.132cm" table:align="left" style:writing-mode="lr-tb"/>
    </style:style>
    <style:style style:name="Tableau5.A" style:family="table-column">
      <style:table-column-properties style:column-width="8.124cm"/>
    </style:style>
    <style:style style:name="Tableau5.B" style:family="table-column">
      <style:table-column-properties style:column-width="8.142cm"/>
    </style:style>
    <style:style style:name="Tableau5.1" style:family="table-row">
      <style:table-row-properties style:keep-together="true"/>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267cm" fo:margin-left="-0.132cm" table:align="left" style:writing-mode="lr-tb"/>
    </style:style>
    <style:style style:name="Tableau6.A" style:family="table-column">
      <style:table-column-properties style:column-width="8.124cm"/>
    </style:style>
    <style:style style:name="Tableau6.B" style:family="table-column">
      <style:table-column-properties style:column-width="8.142cm"/>
    </style:style>
    <style:style style:name="Tableau6.1" style:family="table-row">
      <style:table-row-properties style:keep-together="true"/>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6.267cm" fo:margin-left="-0.132cm" table:align="left" style:writing-mode="lr-tb"/>
    </style:style>
    <style:style style:name="Tableau7.A" style:family="table-column">
      <style:table-column-properties style:column-width="8.124cm"/>
    </style:style>
    <style:style style:name="Tableau7.B" style:family="table-column">
      <style:table-column-properties style:column-width="8.142cm"/>
    </style:style>
    <style:style style:name="Tableau7.1" style:family="table-row">
      <style:table-row-properties style:keep-together="true"/>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6.267cm" fo:margin-left="-0.132cm" table:align="left" style:writing-mode="lr-tb"/>
    </style:style>
    <style:style style:name="Tableau8.A" style:family="table-column">
      <style:table-column-properties style:column-width="8.124cm"/>
    </style:style>
    <style:style style:name="Tableau8.B" style:family="table-column">
      <style:table-column-properties style:column-width="8.142cm"/>
    </style:style>
    <style:style style:name="Tableau8.1" style:family="table-row">
      <style:table-row-properties style:keep-together="true"/>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Tableau9" style:family="table">
      <style:table-properties style:width="16.267cm" fo:margin-left="-0.132cm" table:align="left" style:writing-mode="lr-tb"/>
    </style:style>
    <style:style style:name="Tableau9.A" style:family="table-column">
      <style:table-column-properties style:column-width="0.46cm"/>
    </style:style>
    <style:style style:name="Tableau9.B" style:family="table-column">
      <style:table-column-properties style:column-width="2.752cm"/>
    </style:style>
    <style:style style:name="Tableau9.C" style:family="table-column">
      <style:table-column-properties style:column-width="1.739cm"/>
    </style:style>
    <style:style style:name="Tableau9.F" style:family="table-column">
      <style:table-column-properties style:column-width="0.459cm"/>
    </style:style>
    <style:style style:name="Tableau9.I" style:family="table-column">
      <style:table-column-properties style:column-width="1.217cm"/>
    </style:style>
    <style:style style:name="Tableau9.J" style:family="table-column">
      <style:table-column-properties style:column-width="1.199cm"/>
    </style:style>
    <style:style style:name="Tableau9.K" style:family="table-column">
      <style:table-column-properties style:column-width="1.275cm"/>
    </style:style>
    <style:style style:name="Tableau9.L" style:family="table-column">
      <style:table-column-properties style:column-width="0.476cm"/>
    </style:style>
    <style:style style:name="Tableau9.1" style:family="table-row">
      <style:table-row-properties style:keep-together="true"/>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9.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9.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9.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9.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9.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9.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9.K5" style:family="table-cell">
      <style:table-cell-properties style:vertical-align="top" fo:padding-left="0.123cm" fo:padding-right="0.123cm" fo:padding-top="0cm" fo:padding-bottom="0cm" fo:border="none" style:writing-mode="lr-tb"/>
    </style:style>
    <style:style style:name="Tableau9.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9.6" style:family="table-row">
      <style:table-row-properties style:keep-together="false"/>
    </style:style>
    <style:style style:name="Tableau9.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F8.3" style:family="table-column">
      <style:table-column-properties style:column-width="6.443cm"/>
    </style:style>
    <style:style style:name="Tableau9.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0" style:family="table">
      <style:table-properties style:width="16.267cm" fo:margin-left="-0.132cm" table:align="left" style:writing-mode="lr-tb"/>
    </style:style>
    <style:style style:name="Tableau10.A" style:family="table-column">
      <style:table-column-properties style:column-width="8.124cm"/>
    </style:style>
    <style:style style:name="Tableau10.B" style:family="table-column">
      <style:table-column-properties style:column-width="8.142cm"/>
    </style:style>
    <style:style style:name="Tableau10.1" style:family="table-row">
      <style:table-row-properties style:keep-together="true"/>
    </style:style>
    <style:style style:name="Tableau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B1" style:family="table-cell">
      <style:table-cell-properties style:vertical-align="top" fo:padding-left="0.123cm" fo:padding-right="0.123cm" fo:padding-top="0cm" fo:padding-bottom="0cm" fo:border="0.018cm solid #000000" style:writing-mode="lr-tb"/>
    </style:style>
    <style:style style:name="Tableau1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0.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1" style:family="table">
      <style:table-properties style:width="16.267cm" fo:margin-left="-0.132cm" table:align="left" style:writing-mode="lr-tb"/>
    </style:style>
    <style:style style:name="Tableau11.A" style:family="table-column">
      <style:table-column-properties style:column-width="8.124cm"/>
    </style:style>
    <style:style style:name="Tableau11.B" style:family="table-column">
      <style:table-column-properties style:column-width="8.142cm"/>
    </style:style>
    <style:style style:name="Tableau11.1" style:family="table-row">
      <style:table-row-properties style:keep-together="true"/>
    </style:style>
    <style:style style:name="Tableau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top" fo:padding-left="0.123cm" fo:padding-right="0.123cm" fo:padding-top="0cm" fo:padding-bottom="0cm" fo:border="0.018cm solid #000000" style:writing-mode="lr-tb"/>
    </style:style>
    <style:style style:name="Tableau14" style:family="table">
      <style:table-properties style:width="16.267cm" fo:margin-left="-0.132cm" table:align="left" style:writing-mode="lr-tb"/>
    </style:style>
    <style:style style:name="Tableau14.A" style:family="table-column">
      <style:table-column-properties style:column-width="8.124cm"/>
    </style:style>
    <style:style style:name="Tableau14.B" style:family="table-column">
      <style:table-column-properties style:column-width="8.142cm"/>
    </style:style>
    <style:style style:name="Tableau14.1" style:family="table-row">
      <style:table-row-properties style:keep-together="true"/>
    </style:style>
    <style:style style:name="Tableau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B1" style:family="table-cell">
      <style:table-cell-properties style:vertical-align="top" fo:padding-left="0.123cm" fo:padding-right="0.123cm" fo:padding-top="0cm" fo:padding-bottom="0cm" fo:border="0.018cm solid #000000" style:writing-mode="lr-tb"/>
    </style:style>
    <style:style style:name="Tableau13" style:family="table">
      <style:table-properties style:width="17.092cm" fo:margin-left="-0.132cm" fo:margin-right="0.039cm" table:align="margins" style:writing-mode="lr-tb"/>
    </style:style>
    <style:style style:name="Tableau13.A" style:family="table-column">
      <style:table-column-properties style:column-width="6.722cm" style:rel-column-width="25777*"/>
    </style:style>
    <style:style style:name="Tableau13.B" style:family="table-column">
      <style:table-column-properties style:column-width="10.37cm" style:rel-column-width="39758*"/>
    </style:style>
    <style:style style:name="Tableau13.1" style:family="table-row">
      <style:table-row-properties style:keep-together="true"/>
    </style:style>
    <style:style style:name="Tableau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B1" style:family="table-cell">
      <style:table-cell-properties style:vertical-align="top" fo:padding-left="0.123cm" fo:padding-right="0.123cm" fo:padding-top="0cm" fo:padding-bottom="0cm" fo:border="0.018cm solid #000000" style:writing-mode="lr-tb"/>
    </style:style>
    <style:style style:name="Tableau12" style:family="table" style:master-page-name="Standard2">
      <style:table-properties style:width="16.334cm" fo:margin-left="-0.132cm" style:page-number="1" table:align="left" style:writing-mode="lr-tb"/>
    </style:style>
    <style:style style:name="Tableau12.A" style:family="table-column">
      <style:table-column-properties style:column-width="3.298cm"/>
    </style:style>
    <style:style style:name="Tableau12.B" style:family="table-column">
      <style:table-column-properties style:column-width="13.035cm"/>
    </style:style>
    <style:style style:name="Tableau12.1" style:family="table-row">
      <style:table-row-properties style:keep-together="true"/>
    </style:style>
    <style:style style:name="Tableau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B1" style:family="table-cell">
      <style:table-cell-properties style:vertical-align="top" fo:padding-left="0.123cm" fo:padding-right="0.123cm" fo:padding-top="0cm" fo:padding-bottom="0cm" fo:border="0.018cm solid #000000" style:writing-mode="lr-tb"/>
    </style:style>
    <style:style style:name="Tableau15" style:family="table">
      <style:table-properties style:width="16.267cm" fo:margin-left="-0.132cm" table:align="left" style:writing-mode="lr-tb"/>
    </style:style>
    <style:style style:name="Tableau15.A" style:family="table-column">
      <style:table-column-properties style:column-width="5.415cm"/>
    </style:style>
    <style:style style:name="Tableau15.B" style:family="table-column">
      <style:table-column-properties style:column-width="5.417cm"/>
    </style:style>
    <style:style style:name="Tableau15.C" style:family="table-column">
      <style:table-column-properties style:column-width="5.435cm"/>
    </style:style>
    <style:style style:name="Tableau15.1" style:family="table-row">
      <style:table-row-properties style:keep-together="false"/>
    </style:style>
    <style:style style:name="Tableau15.A1" style:family="table-cell">
      <style:table-cell-properties style:vertical-align="top" fo:padding-left="0.123cm" fo:padding-right="0.123cm" fo:padding-top="0cm" fo:padding-bottom="0cm" fo:border="0.018cm solid #000000" style:writing-mode="lr-tb"/>
    </style:style>
    <style:style style:name="Tableau15.2" style:family="table-row">
      <style:table-row-properties style:keep-together="true"/>
    </style:style>
    <style:style style:name="Tableau1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5.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6" style:family="table">
      <style:table-properties style:width="16.267cm" fo:margin-left="-0.132cm" table:align="left" style:writing-mode="lr-tb"/>
    </style:style>
    <style:style style:name="Tableau16.A" style:family="table-column">
      <style:table-column-properties style:column-width="8.162cm"/>
    </style:style>
    <style:style style:name="Tableau16.B" style:family="table-column">
      <style:table-column-properties style:column-width="8.105cm"/>
    </style:style>
    <style:style style:name="Tableau16.1" style:family="table-row">
      <style:table-row-properties style:keep-together="true"/>
    </style:style>
    <style:style style:name="Tableau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B1" style:family="table-cell">
      <style:table-cell-properties style:vertical-align="top" fo:padding-left="0.123cm" fo:padding-right="0.123cm" fo:padding-top="0cm" fo:padding-bottom="0cm" fo:border="0.018cm solid #000000" style:writing-mode="lr-tb"/>
    </style:style>
    <style:style style:name="Tableau17" style:family="table">
      <style:table-properties style:width="16.267cm" fo:margin-left="-0.132cm" table:align="left" style:writing-mode="lr-tb"/>
    </style:style>
    <style:style style:name="Tableau17.A" style:family="table-column">
      <style:table-column-properties style:column-width="8.124cm"/>
    </style:style>
    <style:style style:name="Tableau17.B" style:family="table-column">
      <style:table-column-properties style:column-width="8.142cm"/>
    </style:style>
    <style:style style:name="Tableau17.1" style:family="table-row">
      <style:table-row-properties style:keep-together="true"/>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B1" style:family="table-cell">
      <style:table-cell-properties style:vertical-align="top" fo:padding-left="0.123cm" fo:padding-right="0.123cm" fo:padding-top="0cm" fo:padding-bottom="0cm" fo:border="0.018cm solid #000000" style:writing-mode="lr-tb"/>
    </style:style>
    <style:style style:name="Tableau18" style:family="table">
      <style:table-properties style:width="16.267cm" fo:margin-left="-0.132cm" table:align="left" style:writing-mode="lr-tb"/>
    </style:style>
    <style:style style:name="Tableau18.A" style:family="table-column">
      <style:table-column-properties style:column-width="8.124cm"/>
    </style:style>
    <style:style style:name="Tableau18.B" style:family="table-column">
      <style:table-column-properties style:column-width="8.142cm"/>
    </style:style>
    <style:style style:name="Tableau18.1" style:family="table-row">
      <style:table-row-properties style:keep-together="true"/>
    </style:style>
    <style:style style:name="Tableau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B1" style:family="table-cell">
      <style:table-cell-properties style:vertical-align="top" fo:padding-left="0.123cm" fo:padding-right="0.123cm" fo:padding-top="0cm" fo:padding-bottom="0cm" fo:border="0.018cm solid #000000" style:writing-mode="lr-tb"/>
    </style:style>
    <style:style style:name="Tableau19" style:family="table">
      <style:table-properties style:width="16.267cm" fo:margin-left="-0.132cm" table:align="left" style:writing-mode="lr-tb"/>
    </style:style>
    <style:style style:name="Tableau19.A" style:family="table-column">
      <style:table-column-properties style:column-width="8.124cm"/>
    </style:style>
    <style:style style:name="Tableau19.B" style:family="table-column">
      <style:table-column-properties style:column-width="8.142cm"/>
    </style:style>
    <style:style style:name="Tableau19.1" style:family="table-row">
      <style:table-row-properties style:keep-together="true"/>
    </style:style>
    <style:style style:name="Tableau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B1" style:family="table-cell">
      <style:table-cell-properties style:vertical-align="top" fo:padding-left="0.123cm" fo:padding-right="0.123cm" fo:padding-top="0cm" fo:padding-bottom="0cm" fo:border="0.018cm solid #000000" style:writing-mode="lr-tb"/>
    </style:style>
    <style:style style:name="Tableau20" style:family="table">
      <style:table-properties style:width="16.267cm" fo:margin-left="-0.132cm" table:align="left" style:writing-mode="lr-tb"/>
    </style:style>
    <style:style style:name="Tableau20.A" style:family="table-column">
      <style:table-column-properties style:column-width="8.124cm"/>
    </style:style>
    <style:style style:name="Tableau20.B" style:family="table-column">
      <style:table-column-properties style:column-width="8.142cm"/>
    </style:style>
    <style:style style:name="Tableau20.1" style:family="table-row">
      <style:table-row-properties style:keep-together="true"/>
    </style:style>
    <style:style style:name="Tableau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B1" style:family="table-cell">
      <style:table-cell-properties style:vertical-align="top" fo:padding-left="0.123cm" fo:padding-right="0.123cm" fo:padding-top="0cm" fo:padding-bottom="0cm" fo:border="0.018cm solid #000000" style:writing-mode="lr-tb"/>
    </style:style>
    <style:style style:name="Tableau21" style:family="table">
      <style:table-properties style:width="16.267cm" fo:margin-left="-0.132cm" table:align="left" style:writing-mode="lr-tb"/>
    </style:style>
    <style:style style:name="Tableau21.A" style:family="table-column">
      <style:table-column-properties style:column-width="8.124cm"/>
    </style:style>
    <style:style style:name="Tableau21.B" style:family="table-column">
      <style:table-column-properties style:column-width="8.142cm"/>
    </style:style>
    <style:style style:name="Tableau21.1" style:family="table-row">
      <style:table-row-properties style:keep-together="true"/>
    </style:style>
    <style:style style:name="Tableau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B1" style:family="table-cell">
      <style:table-cell-properties style:vertical-align="top" fo:padding-left="0.123cm" fo:padding-right="0.123cm" fo:padding-top="0cm" fo:padding-bottom="0cm" fo:border="0.018cm solid #000000" style:writing-mode="lr-tb"/>
    </style:style>
    <style:style style:name="Tableau22" style:family="table">
      <style:table-properties style:width="16.267cm" fo:margin-left="-0.132cm" table:align="left" style:writing-mode="lr-tb"/>
    </style:style>
    <style:style style:name="Tableau22.A" style:family="table-column">
      <style:table-column-properties style:column-width="0.46cm"/>
    </style:style>
    <style:style style:name="Tableau22.B" style:family="table-column">
      <style:table-column-properties style:column-width="2.752cm"/>
    </style:style>
    <style:style style:name="Tableau22.C" style:family="table-column">
      <style:table-column-properties style:column-width="1.739cm"/>
    </style:style>
    <style:style style:name="Tableau22.F" style:family="table-column">
      <style:table-column-properties style:column-width="0.459cm"/>
    </style:style>
    <style:style style:name="Tableau22.I" style:family="table-column">
      <style:table-column-properties style:column-width="1.217cm"/>
    </style:style>
    <style:style style:name="Tableau22.J" style:family="table-column">
      <style:table-column-properties style:column-width="1.199cm"/>
    </style:style>
    <style:style style:name="Tableau22.K" style:family="table-column">
      <style:table-column-properties style:column-width="1.275cm"/>
    </style:style>
    <style:style style:name="Tableau22.L" style:family="table-column">
      <style:table-column-properties style:column-width="0.476cm"/>
    </style:style>
    <style:style style:name="Tableau22.1" style:family="table-row">
      <style:table-row-properties style:keep-together="true"/>
    </style:style>
    <style:style style:name="Tableau2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22.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22.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2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2.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2.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2.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22.K5" style:family="table-cell">
      <style:table-cell-properties style:vertical-align="top" fo:padding-left="0.123cm" fo:padding-right="0.123cm" fo:padding-top="0cm" fo:padding-bottom="0cm" fo:border="none" style:writing-mode="lr-tb"/>
    </style:style>
    <style:style style:name="Tableau22.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2.6" style:family="table-row">
      <style:table-row-properties style:keep-together="false"/>
    </style:style>
    <style:style style:name="Tableau22.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F8.3" style:family="table-column">
      <style:table-column-properties style:column-width="6.443cm"/>
    </style:style>
    <style:style style:name="Tableau22.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3" style:family="table">
      <style:table-properties style:width="16.267cm" fo:margin-left="-0.132cm" table:align="left" style:writing-mode="lr-tb"/>
    </style:style>
    <style:style style:name="Tableau23.A" style:family="table-column">
      <style:table-column-properties style:column-width="8.124cm"/>
    </style:style>
    <style:style style:name="Tableau23.B" style:family="table-column">
      <style:table-column-properties style:column-width="8.142cm"/>
    </style:style>
    <style:style style:name="Tableau23.1" style:family="table-row">
      <style:table-row-properties style:keep-together="true"/>
    </style:style>
    <style:style style:name="Tableau2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B1" style:family="table-cell">
      <style:table-cell-properties style:vertical-align="top" fo:padding-left="0.123cm" fo:padding-right="0.123cm" fo:padding-top="0cm" fo:padding-bottom="0cm" fo:border="0.018cm solid #000000" style:writing-mode="lr-tb"/>
    </style:style>
    <style:style style:name="Tableau2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4" style:family="table">
      <style:table-properties style:width="16.267cm" fo:margin-left="-0.132cm" table:align="left" style:writing-mode="lr-tb"/>
    </style:style>
    <style:style style:name="Tableau24.A" style:family="table-column">
      <style:table-column-properties style:column-width="8.124cm"/>
    </style:style>
    <style:style style:name="Tableau24.B" style:family="table-column">
      <style:table-column-properties style:column-width="8.142cm"/>
    </style:style>
    <style:style style:name="Tableau24.1" style:family="table-row">
      <style:table-row-properties style:keep-together="true"/>
    </style:style>
    <style:style style:name="Tableau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B1" style:family="table-cell">
      <style:table-cell-properties style:vertical-align="top" fo:padding-left="0.123cm" fo:padding-right="0.123cm" fo:padding-top="0cm" fo:padding-bottom="0cm" fo:border="0.018cm solid #000000" style:writing-mode="lr-tb"/>
    </style:style>
    <style:style style:name="Tableau25" style:family="table">
      <style:table-properties style:width="16.267cm" fo:margin-left="-0.132cm" table:align="left" style:writing-mode="lr-tb"/>
    </style:style>
    <style:style style:name="Tableau25.A" style:family="table-column">
      <style:table-column-properties style:column-width="8.124cm"/>
    </style:style>
    <style:style style:name="Tableau25.B" style:family="table-column">
      <style:table-column-properties style:column-width="8.142cm"/>
    </style:style>
    <style:style style:name="Tableau25.1" style:family="table-row">
      <style:table-row-properties style:keep-together="true"/>
    </style:style>
    <style:style style:name="Tableau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B1" style:family="table-cell">
      <style:table-cell-properties style:vertical-align="top" fo:padding-left="0.123cm" fo:padding-right="0.123cm" fo:padding-top="0cm" fo:padding-bottom="0cm" fo:border="0.018cm solid #000000" style:writing-mode="lr-tb"/>
    </style:style>
    <style:style style:name="Tableau26" style:family="table">
      <style:table-properties style:width="17.092cm" fo:margin-left="-0.132cm" fo:margin-right="0.039cm" table:align="margins" style:writing-mode="lr-tb"/>
    </style:style>
    <style:style style:name="Tableau26.A" style:family="table-column">
      <style:table-column-properties style:column-width="6.722cm" style:rel-column-width="25777*"/>
    </style:style>
    <style:style style:name="Tableau26.B" style:family="table-column">
      <style:table-column-properties style:column-width="10.37cm" style:rel-column-width="39758*"/>
    </style:style>
    <style:style style:name="Tableau26.1" style:family="table-row">
      <style:table-row-properties style:keep-together="true"/>
    </style:style>
    <style:style style:name="Tableau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B1" style:family="table-cell">
      <style:table-cell-properties style:vertical-align="top" fo:padding-left="0.123cm" fo:padding-right="0.123cm" fo:padding-top="0cm" fo:padding-bottom="0cm" fo:border="0.018cm solid #000000" style:writing-mode="lr-tb"/>
    </style:style>
    <style:style style:name="Tableau27" style:family="table" style:master-page-name="Standard3">
      <style:table-properties style:width="16.334cm" fo:margin-left="-0.132cm" style:page-number="1" table:align="left" style:writing-mode="lr-tb"/>
    </style:style>
    <style:style style:name="Tableau27.A" style:family="table-column">
      <style:table-column-properties style:column-width="3.298cm"/>
    </style:style>
    <style:style style:name="Tableau27.B" style:family="table-column">
      <style:table-column-properties style:column-width="13.035cm"/>
    </style:style>
    <style:style style:name="Tableau27.1" style:family="table-row">
      <style:table-row-properties style:keep-together="true"/>
    </style:style>
    <style:style style:name="Tableau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B1" style:family="table-cell">
      <style:table-cell-properties style:vertical-align="top" fo:padding-left="0.123cm" fo:padding-right="0.123cm" fo:padding-top="0cm" fo:padding-bottom="0cm" fo:border="0.018cm solid #000000" style:writing-mode="lr-tb"/>
    </style:style>
    <style:style style:name="Tableau28" style:family="table">
      <style:table-properties style:width="16.267cm" fo:margin-left="-0.132cm" table:align="left" style:writing-mode="lr-tb"/>
    </style:style>
    <style:style style:name="Tableau28.A" style:family="table-column">
      <style:table-column-properties style:column-width="5.415cm"/>
    </style:style>
    <style:style style:name="Tableau28.B" style:family="table-column">
      <style:table-column-properties style:column-width="5.417cm"/>
    </style:style>
    <style:style style:name="Tableau28.C" style:family="table-column">
      <style:table-column-properties style:column-width="5.435cm"/>
    </style:style>
    <style:style style:name="Tableau28.1" style:family="table-row">
      <style:table-row-properties style:keep-together="false"/>
    </style:style>
    <style:style style:name="Tableau28.A1" style:family="table-cell">
      <style:table-cell-properties style:vertical-align="top" fo:padding-left="0.123cm" fo:padding-right="0.123cm" fo:padding-top="0cm" fo:padding-bottom="0cm" fo:border="0.018cm solid #000000" style:writing-mode="lr-tb"/>
    </style:style>
    <style:style style:name="Tableau28.2" style:family="table-row">
      <style:table-row-properties style:keep-together="true"/>
    </style:style>
    <style:style style:name="Tableau2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8.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9" style:family="table">
      <style:table-properties style:width="16.267cm" fo:margin-left="-0.132cm" table:align="left" style:writing-mode="lr-tb"/>
    </style:style>
    <style:style style:name="Tableau29.A" style:family="table-column">
      <style:table-column-properties style:column-width="8.162cm"/>
    </style:style>
    <style:style style:name="Tableau29.B" style:family="table-column">
      <style:table-column-properties style:column-width="8.105cm"/>
    </style:style>
    <style:style style:name="Tableau29.1" style:family="table-row">
      <style:table-row-properties style:keep-together="true"/>
    </style:style>
    <style:style style:name="Tableau2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B1" style:family="table-cell">
      <style:table-cell-properties style:vertical-align="top" fo:padding-left="0.123cm" fo:padding-right="0.123cm" fo:padding-top="0cm" fo:padding-bottom="0cm" fo:border="0.018cm solid #000000" style:writing-mode="lr-tb"/>
    </style:style>
    <style:style style:name="Tableau30" style:family="table">
      <style:table-properties style:width="16.267cm" fo:margin-left="-0.132cm" table:align="left" style:writing-mode="lr-tb"/>
    </style:style>
    <style:style style:name="Tableau30.A" style:family="table-column">
      <style:table-column-properties style:column-width="8.124cm"/>
    </style:style>
    <style:style style:name="Tableau30.B" style:family="table-column">
      <style:table-column-properties style:column-width="8.142cm"/>
    </style:style>
    <style:style style:name="Tableau30.1" style:family="table-row">
      <style:table-row-properties style:keep-together="true"/>
    </style:style>
    <style:style style:name="Tableau3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B1" style:family="table-cell">
      <style:table-cell-properties style:vertical-align="top" fo:padding-left="0.123cm" fo:padding-right="0.123cm" fo:padding-top="0cm" fo:padding-bottom="0cm" fo:border="0.018cm solid #000000" style:writing-mode="lr-tb"/>
    </style:style>
    <style:style style:name="Tableau31" style:family="table">
      <style:table-properties style:width="16.267cm" fo:margin-left="-0.132cm" table:align="left" style:writing-mode="lr-tb"/>
    </style:style>
    <style:style style:name="Tableau31.A" style:family="table-column">
      <style:table-column-properties style:column-width="8.124cm"/>
    </style:style>
    <style:style style:name="Tableau31.B" style:family="table-column">
      <style:table-column-properties style:column-width="8.142cm"/>
    </style:style>
    <style:style style:name="Tableau31.1" style:family="table-row">
      <style:table-row-properties style:keep-together="true"/>
    </style:style>
    <style:style style:name="Tableau3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B1" style:family="table-cell">
      <style:table-cell-properties style:vertical-align="top" fo:padding-left="0.123cm" fo:padding-right="0.123cm" fo:padding-top="0cm" fo:padding-bottom="0cm" fo:border="0.018cm solid #000000" style:writing-mode="lr-tb"/>
    </style:style>
    <style:style style:name="Tableau32" style:family="table">
      <style:table-properties style:width="16.267cm" fo:margin-left="-0.132cm" table:align="left" style:writing-mode="lr-tb"/>
    </style:style>
    <style:style style:name="Tableau32.A" style:family="table-column">
      <style:table-column-properties style:column-width="8.124cm"/>
    </style:style>
    <style:style style:name="Tableau32.B" style:family="table-column">
      <style:table-column-properties style:column-width="8.142cm"/>
    </style:style>
    <style:style style:name="Tableau32.1" style:family="table-row">
      <style:table-row-properties style:keep-together="true"/>
    </style:style>
    <style:style style:name="Tableau3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B1" style:family="table-cell">
      <style:table-cell-properties style:vertical-align="top" fo:padding-left="0.123cm" fo:padding-right="0.123cm" fo:padding-top="0cm" fo:padding-bottom="0cm" fo:border="0.018cm solid #000000" style:writing-mode="lr-tb"/>
    </style:style>
    <style:style style:name="Tableau33" style:family="table">
      <style:table-properties style:width="16.267cm" fo:margin-left="-0.132cm" table:align="left" style:writing-mode="lr-tb"/>
    </style:style>
    <style:style style:name="Tableau33.A" style:family="table-column">
      <style:table-column-properties style:column-width="8.124cm"/>
    </style:style>
    <style:style style:name="Tableau33.B" style:family="table-column">
      <style:table-column-properties style:column-width="8.142cm"/>
    </style:style>
    <style:style style:name="Tableau33.1" style:family="table-row">
      <style:table-row-properties style:keep-together="true"/>
    </style:style>
    <style:style style:name="Tableau3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B1" style:family="table-cell">
      <style:table-cell-properties style:vertical-align="top" fo:padding-left="0.123cm" fo:padding-right="0.123cm" fo:padding-top="0cm" fo:padding-bottom="0cm" fo:border="0.018cm solid #000000" style:writing-mode="lr-tb"/>
    </style:style>
    <style:style style:name="Tableau34" style:family="table">
      <style:table-properties style:width="16.267cm" fo:margin-left="-0.132cm" table:align="left" style:writing-mode="lr-tb"/>
    </style:style>
    <style:style style:name="Tableau34.A" style:family="table-column">
      <style:table-column-properties style:column-width="8.124cm"/>
    </style:style>
    <style:style style:name="Tableau34.B" style:family="table-column">
      <style:table-column-properties style:column-width="8.142cm"/>
    </style:style>
    <style:style style:name="Tableau34.1" style:family="table-row">
      <style:table-row-properties style:keep-together="true"/>
    </style:style>
    <style:style style:name="Tableau3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B1" style:family="table-cell">
      <style:table-cell-properties style:vertical-align="top" fo:padding-left="0.123cm" fo:padding-right="0.123cm" fo:padding-top="0cm" fo:padding-bottom="0cm" fo:border="0.018cm solid #000000" style:writing-mode="lr-tb"/>
    </style:style>
    <style:style style:name="Tableau35" style:family="table">
      <style:table-properties style:width="16.267cm" fo:margin-left="-0.132cm" table:align="left" style:writing-mode="lr-tb"/>
    </style:style>
    <style:style style:name="Tableau35.A" style:family="table-column">
      <style:table-column-properties style:column-width="0.46cm"/>
    </style:style>
    <style:style style:name="Tableau35.B" style:family="table-column">
      <style:table-column-properties style:column-width="2.752cm"/>
    </style:style>
    <style:style style:name="Tableau35.C" style:family="table-column">
      <style:table-column-properties style:column-width="1.739cm"/>
    </style:style>
    <style:style style:name="Tableau35.F" style:family="table-column">
      <style:table-column-properties style:column-width="0.459cm"/>
    </style:style>
    <style:style style:name="Tableau35.I" style:family="table-column">
      <style:table-column-properties style:column-width="1.217cm"/>
    </style:style>
    <style:style style:name="Tableau35.J" style:family="table-column">
      <style:table-column-properties style:column-width="1.199cm"/>
    </style:style>
    <style:style style:name="Tableau35.K" style:family="table-column">
      <style:table-column-properties style:column-width="1.275cm"/>
    </style:style>
    <style:style style:name="Tableau35.L" style:family="table-column">
      <style:table-column-properties style:column-width="0.476cm"/>
    </style:style>
    <style:style style:name="Tableau35.1" style:family="table-row">
      <style:table-row-properties style:keep-together="true"/>
    </style:style>
    <style:style style:name="Tableau3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35.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35.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3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35.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5.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35.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5.K5" style:family="table-cell">
      <style:table-cell-properties style:vertical-align="top" fo:padding-left="0.123cm" fo:padding-right="0.123cm" fo:padding-top="0cm" fo:padding-bottom="0cm" fo:border="none" style:writing-mode="lr-tb"/>
    </style:style>
    <style:style style:name="Tableau35.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35.6" style:family="table-row">
      <style:table-row-properties style:keep-together="false"/>
    </style:style>
    <style:style style:name="Tableau35.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F8.3" style:family="table-column">
      <style:table-column-properties style:column-width="6.443cm"/>
    </style:style>
    <style:style style:name="Tableau35.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36" style:family="table">
      <style:table-properties style:width="16.267cm" fo:margin-left="-0.132cm" table:align="left" style:writing-mode="lr-tb"/>
    </style:style>
    <style:style style:name="Tableau36.A" style:family="table-column">
      <style:table-column-properties style:column-width="8.124cm"/>
    </style:style>
    <style:style style:name="Tableau36.B" style:family="table-column">
      <style:table-column-properties style:column-width="8.142cm"/>
    </style:style>
    <style:style style:name="Tableau36.1" style:family="table-row">
      <style:table-row-properties style:keep-together="true"/>
    </style:style>
    <style:style style:name="Tableau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B1" style:family="table-cell">
      <style:table-cell-properties style:vertical-align="top" fo:padding-left="0.123cm" fo:padding-right="0.123cm" fo:padding-top="0cm" fo:padding-bottom="0cm" fo:border="0.018cm solid #000000" style:writing-mode="lr-tb"/>
    </style:style>
    <style:style style:name="Tableau3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7" style:family="table">
      <style:table-properties style:width="16.267cm" fo:margin-left="-0.132cm" table:align="left" style:writing-mode="lr-tb"/>
    </style:style>
    <style:style style:name="Tableau37.A" style:family="table-column">
      <style:table-column-properties style:column-width="8.124cm"/>
    </style:style>
    <style:style style:name="Tableau37.B" style:family="table-column">
      <style:table-column-properties style:column-width="8.142cm"/>
    </style:style>
    <style:style style:name="Tableau37.1" style:family="table-row">
      <style:table-row-properties style:keep-together="true"/>
    </style:style>
    <style:style style:name="Tableau3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B1" style:family="table-cell">
      <style:table-cell-properties style:vertical-align="top" fo:padding-left="0.123cm" fo:padding-right="0.123cm" fo:padding-top="0cm" fo:padding-bottom="0cm" fo:border="0.018cm solid #000000" style:writing-mode="lr-tb"/>
    </style:style>
    <style:style style:name="Tableau38" style:family="table">
      <style:table-properties style:width="16.267cm" fo:margin-left="-0.132cm" table:align="left" style:writing-mode="lr-tb"/>
    </style:style>
    <style:style style:name="Tableau38.A" style:family="table-column">
      <style:table-column-properties style:column-width="8.124cm"/>
    </style:style>
    <style:style style:name="Tableau38.B" style:family="table-column">
      <style:table-column-properties style:column-width="8.142cm"/>
    </style:style>
    <style:style style:name="Tableau38.1" style:family="table-row">
      <style:table-row-properties style:keep-together="true"/>
    </style:style>
    <style:style style:name="Tableau3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B1" style:family="table-cell">
      <style:table-cell-properties style:vertical-align="top" fo:padding-left="0.123cm" fo:padding-right="0.123cm" fo:padding-top="0cm" fo:padding-bottom="0cm" fo:border="0.018cm solid #000000" style:writing-mode="lr-tb"/>
    </style:style>
    <style:style style:name="Tableau39" style:family="table">
      <style:table-properties style:width="17.092cm" fo:margin-left="-0.132cm" fo:margin-right="0.039cm" table:align="margins" style:writing-mode="lr-tb"/>
    </style:style>
    <style:style style:name="Tableau39.A" style:family="table-column">
      <style:table-column-properties style:column-width="6.722cm" style:rel-column-width="25777*"/>
    </style:style>
    <style:style style:name="Tableau39.B" style:family="table-column">
      <style:table-column-properties style:column-width="10.37cm" style:rel-column-width="39758*"/>
    </style:style>
    <style:style style:name="Tableau39.1" style:family="table-row">
      <style:table-row-properties style:keep-together="true"/>
    </style:style>
    <style:style style:name="Tableau3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B1" style:family="table-cell">
      <style:table-cell-properties style:vertical-align="top" fo:padding-left="0.123cm" fo:padding-right="0.123cm" fo:padding-top="0cm" fo:padding-bottom="0cm" fo:border="0.018cm solid #000000" style:writing-mode="lr-tb"/>
    </style:style>
    <style:style style:name="Tableau40" style:family="table" style:master-page-name="Standard4">
      <style:table-properties style:width="16.334cm" fo:margin-left="-0.132cm" style:page-number="1" table:align="left" style:writing-mode="lr-tb"/>
    </style:style>
    <style:style style:name="Tableau40.A" style:family="table-column">
      <style:table-column-properties style:column-width="3.298cm"/>
    </style:style>
    <style:style style:name="Tableau40.B" style:family="table-column">
      <style:table-column-properties style:column-width="13.035cm"/>
    </style:style>
    <style:style style:name="Tableau40.1" style:family="table-row">
      <style:table-row-properties style:keep-together="true"/>
    </style:style>
    <style:style style:name="Tableau4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B1" style:family="table-cell">
      <style:table-cell-properties style:vertical-align="top" fo:padding-left="0.123cm" fo:padding-right="0.123cm" fo:padding-top="0cm" fo:padding-bottom="0cm" fo:border="0.018cm solid #000000" style:writing-mode="lr-tb"/>
    </style:style>
    <style:style style:name="Tableau41" style:family="table">
      <style:table-properties style:width="16.267cm" fo:margin-left="-0.132cm" table:align="left" style:writing-mode="lr-tb"/>
    </style:style>
    <style:style style:name="Tableau41.A" style:family="table-column">
      <style:table-column-properties style:column-width="5.415cm"/>
    </style:style>
    <style:style style:name="Tableau41.B" style:family="table-column">
      <style:table-column-properties style:column-width="5.417cm"/>
    </style:style>
    <style:style style:name="Tableau41.C" style:family="table-column">
      <style:table-column-properties style:column-width="5.435cm"/>
    </style:style>
    <style:style style:name="Tableau41.1" style:family="table-row">
      <style:table-row-properties style:keep-together="false"/>
    </style:style>
    <style:style style:name="Tableau41.A1" style:family="table-cell">
      <style:table-cell-properties style:vertical-align="top" fo:padding-left="0.123cm" fo:padding-right="0.123cm" fo:padding-top="0cm" fo:padding-bottom="0cm" fo:border="0.018cm solid #000000" style:writing-mode="lr-tb"/>
    </style:style>
    <style:style style:name="Tableau41.2" style:family="table-row">
      <style:table-row-properties style:keep-together="true"/>
    </style:style>
    <style:style style:name="Tableau4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1.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2" style:family="table">
      <style:table-properties style:width="16.267cm" fo:margin-left="-0.132cm" table:align="left" style:writing-mode="lr-tb"/>
    </style:style>
    <style:style style:name="Tableau42.A" style:family="table-column">
      <style:table-column-properties style:column-width="8.162cm"/>
    </style:style>
    <style:style style:name="Tableau42.B" style:family="table-column">
      <style:table-column-properties style:column-width="8.105cm"/>
    </style:style>
    <style:style style:name="Tableau42.1" style:family="table-row">
      <style:table-row-properties style:keep-together="true"/>
    </style:style>
    <style:style style:name="Tableau4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B1" style:family="table-cell">
      <style:table-cell-properties style:vertical-align="top" fo:padding-left="0.123cm" fo:padding-right="0.123cm" fo:padding-top="0cm" fo:padding-bottom="0cm" fo:border="0.018cm solid #000000" style:writing-mode="lr-tb"/>
    </style:style>
    <style:style style:name="Tableau43" style:family="table">
      <style:table-properties style:width="16.267cm" fo:margin-left="-0.132cm" table:align="left" style:writing-mode="lr-tb"/>
    </style:style>
    <style:style style:name="Tableau43.A" style:family="table-column">
      <style:table-column-properties style:column-width="8.124cm"/>
    </style:style>
    <style:style style:name="Tableau43.B" style:family="table-column">
      <style:table-column-properties style:column-width="8.142cm"/>
    </style:style>
    <style:style style:name="Tableau43.1" style:family="table-row">
      <style:table-row-properties style:keep-together="true"/>
    </style:style>
    <style:style style:name="Tableau4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B1" style:family="table-cell">
      <style:table-cell-properties style:vertical-align="top" fo:padding-left="0.123cm" fo:padding-right="0.123cm" fo:padding-top="0cm" fo:padding-bottom="0cm" fo:border="0.018cm solid #000000" style:writing-mode="lr-tb"/>
    </style:style>
    <style:style style:name="Tableau44" style:family="table">
      <style:table-properties style:width="16.267cm" fo:margin-left="-0.132cm" table:align="left" style:writing-mode="lr-tb"/>
    </style:style>
    <style:style style:name="Tableau44.A" style:family="table-column">
      <style:table-column-properties style:column-width="8.124cm"/>
    </style:style>
    <style:style style:name="Tableau44.B" style:family="table-column">
      <style:table-column-properties style:column-width="8.142cm"/>
    </style:style>
    <style:style style:name="Tableau44.1" style:family="table-row">
      <style:table-row-properties style:keep-together="true"/>
    </style:style>
    <style:style style:name="Tableau4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B1" style:family="table-cell">
      <style:table-cell-properties style:vertical-align="top" fo:padding-left="0.123cm" fo:padding-right="0.123cm" fo:padding-top="0cm" fo:padding-bottom="0cm" fo:border="0.018cm solid #000000" style:writing-mode="lr-tb"/>
    </style:style>
    <style:style style:name="Tableau45" style:family="table">
      <style:table-properties style:width="16.267cm" fo:margin-left="-0.132cm" table:align="left" style:writing-mode="lr-tb"/>
    </style:style>
    <style:style style:name="Tableau45.A" style:family="table-column">
      <style:table-column-properties style:column-width="8.124cm"/>
    </style:style>
    <style:style style:name="Tableau45.B" style:family="table-column">
      <style:table-column-properties style:column-width="8.142cm"/>
    </style:style>
    <style:style style:name="Tableau45.1" style:family="table-row">
      <style:table-row-properties style:keep-together="true"/>
    </style:style>
    <style:style style:name="Tableau4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B1" style:family="table-cell">
      <style:table-cell-properties style:vertical-align="top" fo:padding-left="0.123cm" fo:padding-right="0.123cm" fo:padding-top="0cm" fo:padding-bottom="0cm" fo:border="0.018cm solid #000000" style:writing-mode="lr-tb"/>
    </style:style>
    <style:style style:name="Tableau46" style:family="table">
      <style:table-properties style:width="16.267cm" fo:margin-left="-0.132cm" table:align="left" style:writing-mode="lr-tb"/>
    </style:style>
    <style:style style:name="Tableau46.A" style:family="table-column">
      <style:table-column-properties style:column-width="8.124cm"/>
    </style:style>
    <style:style style:name="Tableau46.B" style:family="table-column">
      <style:table-column-properties style:column-width="8.142cm"/>
    </style:style>
    <style:style style:name="Tableau46.1" style:family="table-row">
      <style:table-row-properties style:keep-together="true"/>
    </style:style>
    <style:style style:name="Tableau4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B1" style:family="table-cell">
      <style:table-cell-properties style:vertical-align="top" fo:padding-left="0.123cm" fo:padding-right="0.123cm" fo:padding-top="0cm" fo:padding-bottom="0cm" fo:border="0.018cm solid #000000" style:writing-mode="lr-tb"/>
    </style:style>
    <style:style style:name="Tableau47" style:family="table">
      <style:table-properties style:width="16.267cm" fo:margin-left="-0.132cm" table:align="left" style:writing-mode="lr-tb"/>
    </style:style>
    <style:style style:name="Tableau47.A" style:family="table-column">
      <style:table-column-properties style:column-width="8.124cm"/>
    </style:style>
    <style:style style:name="Tableau47.B" style:family="table-column">
      <style:table-column-properties style:column-width="8.142cm"/>
    </style:style>
    <style:style style:name="Tableau47.1" style:family="table-row">
      <style:table-row-properties style:keep-together="true"/>
    </style:style>
    <style:style style:name="Tableau4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B1" style:family="table-cell">
      <style:table-cell-properties style:vertical-align="top" fo:padding-left="0.123cm" fo:padding-right="0.123cm" fo:padding-top="0cm" fo:padding-bottom="0cm" fo:border="0.018cm solid #000000" style:writing-mode="lr-tb"/>
    </style:style>
    <style:style style:name="Tableau48" style:family="table">
      <style:table-properties style:width="16.267cm" fo:margin-left="-0.132cm" table:align="left" style:writing-mode="lr-tb"/>
    </style:style>
    <style:style style:name="Tableau48.A" style:family="table-column">
      <style:table-column-properties style:column-width="0.46cm"/>
    </style:style>
    <style:style style:name="Tableau48.B" style:family="table-column">
      <style:table-column-properties style:column-width="2.752cm"/>
    </style:style>
    <style:style style:name="Tableau48.C" style:family="table-column">
      <style:table-column-properties style:column-width="1.739cm"/>
    </style:style>
    <style:style style:name="Tableau48.F" style:family="table-column">
      <style:table-column-properties style:column-width="0.459cm"/>
    </style:style>
    <style:style style:name="Tableau48.I" style:family="table-column">
      <style:table-column-properties style:column-width="1.217cm"/>
    </style:style>
    <style:style style:name="Tableau48.J" style:family="table-column">
      <style:table-column-properties style:column-width="1.199cm"/>
    </style:style>
    <style:style style:name="Tableau48.K" style:family="table-column">
      <style:table-column-properties style:column-width="1.275cm"/>
    </style:style>
    <style:style style:name="Tableau48.L" style:family="table-column">
      <style:table-column-properties style:column-width="0.476cm"/>
    </style:style>
    <style:style style:name="Tableau48.1" style:family="table-row">
      <style:table-row-properties style:keep-together="true"/>
    </style:style>
    <style:style style:name="Tableau48.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4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48.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48.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48.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8.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8.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48.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48.K5" style:family="table-cell">
      <style:table-cell-properties style:vertical-align="top" fo:padding-left="0.123cm" fo:padding-right="0.123cm" fo:padding-top="0cm" fo:padding-bottom="0cm" fo:border="none" style:writing-mode="lr-tb"/>
    </style:style>
    <style:style style:name="Tableau48.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48.6" style:family="table-row">
      <style:table-row-properties style:keep-together="false"/>
    </style:style>
    <style:style style:name="Tableau48.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F8.3" style:family="table-column">
      <style:table-column-properties style:column-width="6.443cm"/>
    </style:style>
    <style:style style:name="Tableau48.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49" style:family="table">
      <style:table-properties style:width="16.267cm" fo:margin-left="-0.132cm" table:align="left" style:writing-mode="lr-tb"/>
    </style:style>
    <style:style style:name="Tableau49.A" style:family="table-column">
      <style:table-column-properties style:column-width="8.124cm"/>
    </style:style>
    <style:style style:name="Tableau49.B" style:family="table-column">
      <style:table-column-properties style:column-width="8.142cm"/>
    </style:style>
    <style:style style:name="Tableau49.1" style:family="table-row">
      <style:table-row-properties style:keep-together="true"/>
    </style:style>
    <style:style style:name="Tableau4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B1" style:family="table-cell">
      <style:table-cell-properties style:vertical-align="top" fo:padding-left="0.123cm" fo:padding-right="0.123cm" fo:padding-top="0cm" fo:padding-bottom="0cm" fo:border="0.018cm solid #000000" style:writing-mode="lr-tb"/>
    </style:style>
    <style:style style:name="Tableau4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9.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0" style:family="table">
      <style:table-properties style:width="16.267cm" fo:margin-left="-0.132cm" table:align="left" style:writing-mode="lr-tb"/>
    </style:style>
    <style:style style:name="Tableau50.A" style:family="table-column">
      <style:table-column-properties style:column-width="8.124cm"/>
    </style:style>
    <style:style style:name="Tableau50.B" style:family="table-column">
      <style:table-column-properties style:column-width="8.142cm"/>
    </style:style>
    <style:style style:name="Tableau50.1" style:family="table-row">
      <style:table-row-properties style:keep-together="true"/>
    </style:style>
    <style:style style:name="Tableau5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B1" style:family="table-cell">
      <style:table-cell-properties style:vertical-align="top" fo:padding-left="0.123cm" fo:padding-right="0.123cm" fo:padding-top="0cm" fo:padding-bottom="0cm" fo:border="0.018cm solid #000000" style:writing-mode="lr-tb"/>
    </style:style>
    <style:style style:name="Tableau51" style:family="table">
      <style:table-properties style:width="16.267cm" fo:margin-left="-0.132cm" table:align="left" style:writing-mode="lr-tb"/>
    </style:style>
    <style:style style:name="Tableau51.A" style:family="table-column">
      <style:table-column-properties style:column-width="8.124cm"/>
    </style:style>
    <style:style style:name="Tableau51.B" style:family="table-column">
      <style:table-column-properties style:column-width="8.142cm"/>
    </style:style>
    <style:style style:name="Tableau51.1" style:family="table-row">
      <style:table-row-properties style:keep-together="true"/>
    </style:style>
    <style:style style:name="Tableau5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B1" style:family="table-cell">
      <style:table-cell-properties style:vertical-align="top" fo:padding-left="0.123cm" fo:padding-right="0.123cm" fo:padding-top="0cm" fo:padding-bottom="0cm" fo:border="0.018cm solid #000000" style:writing-mode="lr-tb"/>
    </style:style>
    <style:style style:name="Tableau52" style:family="table">
      <style:table-properties style:width="17.092cm" fo:margin-left="-0.132cm" fo:margin-right="0.039cm" table:align="margins" style:writing-mode="lr-tb"/>
    </style:style>
    <style:style style:name="Tableau52.A" style:family="table-column">
      <style:table-column-properties style:column-width="6.722cm" style:rel-column-width="25777*"/>
    </style:style>
    <style:style style:name="Tableau52.B" style:family="table-column">
      <style:table-column-properties style:column-width="10.37cm" style:rel-column-width="39758*"/>
    </style:style>
    <style:style style:name="Tableau52.1" style:family="table-row">
      <style:table-row-properties style:keep-together="true"/>
    </style:style>
    <style:style style:name="Tableau5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B1" style:family="table-cell">
      <style:table-cell-properties style:vertical-align="top" fo:padding-left="0.123cm" fo:padding-right="0.123cm" fo:padding-top="0cm" fo:padding-bottom="0cm" fo:border="0.018cm solid #000000" style:writing-mode="lr-tb"/>
    </style:style>
    <style:style style:name="Tableau53" style:family="table" style:master-page-name="Standard5">
      <style:table-properties style:width="16.334cm" fo:margin-left="-0.132cm" style:page-number="1" table:align="left" style:writing-mode="lr-tb"/>
    </style:style>
    <style:style style:name="Tableau53.A" style:family="table-column">
      <style:table-column-properties style:column-width="3.298cm"/>
    </style:style>
    <style:style style:name="Tableau53.B" style:family="table-column">
      <style:table-column-properties style:column-width="13.035cm"/>
    </style:style>
    <style:style style:name="Tableau53.1" style:family="table-row">
      <style:table-row-properties style:keep-together="true"/>
    </style:style>
    <style:style style:name="Tableau5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B1" style:family="table-cell">
      <style:table-cell-properties style:vertical-align="top" fo:padding-left="0.123cm" fo:padding-right="0.123cm" fo:padding-top="0cm" fo:padding-bottom="0cm" fo:border="0.018cm solid #000000" style:writing-mode="lr-tb"/>
    </style:style>
    <style:style style:name="Tableau54" style:family="table">
      <style:table-properties style:width="16.267cm" fo:margin-left="-0.132cm" table:align="left" style:writing-mode="lr-tb"/>
    </style:style>
    <style:style style:name="Tableau54.A" style:family="table-column">
      <style:table-column-properties style:column-width="5.415cm"/>
    </style:style>
    <style:style style:name="Tableau54.B" style:family="table-column">
      <style:table-column-properties style:column-width="5.417cm"/>
    </style:style>
    <style:style style:name="Tableau54.C" style:family="table-column">
      <style:table-column-properties style:column-width="5.435cm"/>
    </style:style>
    <style:style style:name="Tableau54.1" style:family="table-row">
      <style:table-row-properties style:keep-together="false"/>
    </style:style>
    <style:style style:name="Tableau54.A1" style:family="table-cell">
      <style:table-cell-properties style:vertical-align="top" fo:padding-left="0.123cm" fo:padding-right="0.123cm" fo:padding-top="0cm" fo:padding-bottom="0cm" fo:border="0.018cm solid #000000" style:writing-mode="lr-tb"/>
    </style:style>
    <style:style style:name="Tableau54.2" style:family="table-row">
      <style:table-row-properties style:keep-together="true"/>
    </style:style>
    <style:style style:name="Tableau5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4.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5" style:family="table">
      <style:table-properties style:width="16.267cm" fo:margin-left="-0.132cm" table:align="left" style:writing-mode="lr-tb"/>
    </style:style>
    <style:style style:name="Tableau55.A" style:family="table-column">
      <style:table-column-properties style:column-width="8.162cm"/>
    </style:style>
    <style:style style:name="Tableau55.B" style:family="table-column">
      <style:table-column-properties style:column-width="8.105cm"/>
    </style:style>
    <style:style style:name="Tableau55.1" style:family="table-row">
      <style:table-row-properties style:keep-together="true"/>
    </style:style>
    <style:style style:name="Tableau5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B1" style:family="table-cell">
      <style:table-cell-properties style:vertical-align="top" fo:padding-left="0.123cm" fo:padding-right="0.123cm" fo:padding-top="0cm" fo:padding-bottom="0cm" fo:border="0.018cm solid #000000" style:writing-mode="lr-tb"/>
    </style:style>
    <style:style style:name="Tableau56" style:family="table">
      <style:table-properties style:width="16.267cm" fo:margin-left="-0.132cm" table:align="left" style:writing-mode="lr-tb"/>
    </style:style>
    <style:style style:name="Tableau56.A" style:family="table-column">
      <style:table-column-properties style:column-width="8.124cm"/>
    </style:style>
    <style:style style:name="Tableau56.B" style:family="table-column">
      <style:table-column-properties style:column-width="8.142cm"/>
    </style:style>
    <style:style style:name="Tableau56.1" style:family="table-row">
      <style:table-row-properties style:keep-together="true"/>
    </style:style>
    <style:style style:name="Tableau5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6.B1" style:family="table-cell">
      <style:table-cell-properties style:vertical-align="top" fo:padding-left="0.123cm" fo:padding-right="0.123cm" fo:padding-top="0cm" fo:padding-bottom="0cm" fo:border="0.018cm solid #000000" style:writing-mode="lr-tb"/>
    </style:style>
    <style:style style:name="Tableau57" style:family="table">
      <style:table-properties style:width="16.267cm" fo:margin-left="-0.132cm" table:align="left" style:writing-mode="lr-tb"/>
    </style:style>
    <style:style style:name="Tableau57.A" style:family="table-column">
      <style:table-column-properties style:column-width="8.124cm"/>
    </style:style>
    <style:style style:name="Tableau57.B" style:family="table-column">
      <style:table-column-properties style:column-width="8.142cm"/>
    </style:style>
    <style:style style:name="Tableau57.1" style:family="table-row">
      <style:table-row-properties style:keep-together="true"/>
    </style:style>
    <style:style style:name="Tableau5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7.B1" style:family="table-cell">
      <style:table-cell-properties style:vertical-align="top" fo:padding-left="0.123cm" fo:padding-right="0.123cm" fo:padding-top="0cm" fo:padding-bottom="0cm" fo:border="0.018cm solid #000000" style:writing-mode="lr-tb"/>
    </style:style>
    <style:style style:name="Tableau58" style:family="table">
      <style:table-properties style:width="16.267cm" fo:margin-left="-0.132cm" table:align="left" style:writing-mode="lr-tb"/>
    </style:style>
    <style:style style:name="Tableau58.A" style:family="table-column">
      <style:table-column-properties style:column-width="8.124cm"/>
    </style:style>
    <style:style style:name="Tableau58.B" style:family="table-column">
      <style:table-column-properties style:column-width="8.142cm"/>
    </style:style>
    <style:style style:name="Tableau58.1" style:family="table-row">
      <style:table-row-properties style:keep-together="true"/>
    </style:style>
    <style:style style:name="Tableau5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8.B1" style:family="table-cell">
      <style:table-cell-properties style:vertical-align="top" fo:padding-left="0.123cm" fo:padding-right="0.123cm" fo:padding-top="0cm" fo:padding-bottom="0cm" fo:border="0.018cm solid #000000" style:writing-mode="lr-tb"/>
    </style:style>
    <style:style style:name="Tableau59" style:family="table">
      <style:table-properties style:width="16.267cm" fo:margin-left="-0.132cm" table:align="left" style:writing-mode="lr-tb"/>
    </style:style>
    <style:style style:name="Tableau59.A" style:family="table-column">
      <style:table-column-properties style:column-width="8.124cm"/>
    </style:style>
    <style:style style:name="Tableau59.B" style:family="table-column">
      <style:table-column-properties style:column-width="8.142cm"/>
    </style:style>
    <style:style style:name="Tableau59.1" style:family="table-row">
      <style:table-row-properties style:keep-together="true"/>
    </style:style>
    <style:style style:name="Tableau5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9.B1" style:family="table-cell">
      <style:table-cell-properties style:vertical-align="top" fo:padding-left="0.123cm" fo:padding-right="0.123cm" fo:padding-top="0cm" fo:padding-bottom="0cm" fo:border="0.018cm solid #000000" style:writing-mode="lr-tb"/>
    </style:style>
    <style:style style:name="Tableau60" style:family="table">
      <style:table-properties style:width="16.267cm" fo:margin-left="-0.132cm" table:align="left" style:writing-mode="lr-tb"/>
    </style:style>
    <style:style style:name="Tableau60.A" style:family="table-column">
      <style:table-column-properties style:column-width="8.124cm"/>
    </style:style>
    <style:style style:name="Tableau60.B" style:family="table-column">
      <style:table-column-properties style:column-width="8.142cm"/>
    </style:style>
    <style:style style:name="Tableau60.1" style:family="table-row">
      <style:table-row-properties style:keep-together="true"/>
    </style:style>
    <style:style style:name="Tableau6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0.B1" style:family="table-cell">
      <style:table-cell-properties style:vertical-align="top" fo:padding-left="0.123cm" fo:padding-right="0.123cm" fo:padding-top="0cm" fo:padding-bottom="0cm" fo:border="0.018cm solid #000000" style:writing-mode="lr-tb"/>
    </style:style>
    <style:style style:name="Tableau61" style:family="table">
      <style:table-properties style:width="16.267cm" fo:margin-left="-0.132cm" table:align="left" style:writing-mode="lr-tb"/>
    </style:style>
    <style:style style:name="Tableau61.A" style:family="table-column">
      <style:table-column-properties style:column-width="0.46cm"/>
    </style:style>
    <style:style style:name="Tableau61.B" style:family="table-column">
      <style:table-column-properties style:column-width="2.752cm"/>
    </style:style>
    <style:style style:name="Tableau61.C" style:family="table-column">
      <style:table-column-properties style:column-width="1.739cm"/>
    </style:style>
    <style:style style:name="Tableau61.F" style:family="table-column">
      <style:table-column-properties style:column-width="0.459cm"/>
    </style:style>
    <style:style style:name="Tableau61.I" style:family="table-column">
      <style:table-column-properties style:column-width="1.217cm"/>
    </style:style>
    <style:style style:name="Tableau61.J" style:family="table-column">
      <style:table-column-properties style:column-width="1.199cm"/>
    </style:style>
    <style:style style:name="Tableau61.K" style:family="table-column">
      <style:table-column-properties style:column-width="1.275cm"/>
    </style:style>
    <style:style style:name="Tableau61.L" style:family="table-column">
      <style:table-column-properties style:column-width="0.476cm"/>
    </style:style>
    <style:style style:name="Tableau61.1" style:family="table-row">
      <style:table-row-properties style:keep-together="true"/>
    </style:style>
    <style:style style:name="Tableau61.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61.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61.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61.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61.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61.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61.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61.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61.K5" style:family="table-cell">
      <style:table-cell-properties style:vertical-align="top" fo:padding-left="0.123cm" fo:padding-right="0.123cm" fo:padding-top="0cm" fo:padding-bottom="0cm" fo:border="none" style:writing-mode="lr-tb"/>
    </style:style>
    <style:style style:name="Tableau61.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61.6" style:family="table-row">
      <style:table-row-properties style:keep-together="false"/>
    </style:style>
    <style:style style:name="Tableau61.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1.F8.3" style:family="table-column">
      <style:table-column-properties style:column-width="6.443cm"/>
    </style:style>
    <style:style style:name="Tableau61.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62" style:family="table">
      <style:table-properties style:width="16.267cm" fo:margin-left="-0.132cm" table:align="left" style:writing-mode="lr-tb"/>
    </style:style>
    <style:style style:name="Tableau62.A" style:family="table-column">
      <style:table-column-properties style:column-width="8.124cm"/>
    </style:style>
    <style:style style:name="Tableau62.B" style:family="table-column">
      <style:table-column-properties style:column-width="8.142cm"/>
    </style:style>
    <style:style style:name="Tableau62.1" style:family="table-row">
      <style:table-row-properties style:keep-together="true"/>
    </style:style>
    <style:style style:name="Tableau6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2.B1" style:family="table-cell">
      <style:table-cell-properties style:vertical-align="top" fo:padding-left="0.123cm" fo:padding-right="0.123cm" fo:padding-top="0cm" fo:padding-bottom="0cm" fo:border="0.018cm solid #000000" style:writing-mode="lr-tb"/>
    </style:style>
    <style:style style:name="Tableau6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62.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63" style:family="table">
      <style:table-properties style:width="16.267cm" fo:margin-left="-0.132cm" table:align="left" style:writing-mode="lr-tb"/>
    </style:style>
    <style:style style:name="Tableau63.A" style:family="table-column">
      <style:table-column-properties style:column-width="8.124cm"/>
    </style:style>
    <style:style style:name="Tableau63.B" style:family="table-column">
      <style:table-column-properties style:column-width="8.142cm"/>
    </style:style>
    <style:style style:name="Tableau63.1" style:family="table-row">
      <style:table-row-properties style:keep-together="true"/>
    </style:style>
    <style:style style:name="Tableau6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3.B1" style:family="table-cell">
      <style:table-cell-properties style:vertical-align="top" fo:padding-left="0.123cm" fo:padding-right="0.123cm" fo:padding-top="0cm" fo:padding-bottom="0cm" fo:border="0.018cm solid #000000" style:writing-mode="lr-tb"/>
    </style:style>
    <style:style style:name="Tableau64" style:family="table">
      <style:table-properties style:width="16.267cm" fo:margin-left="-0.132cm" table:align="left" style:writing-mode="lr-tb"/>
    </style:style>
    <style:style style:name="Tableau64.A" style:family="table-column">
      <style:table-column-properties style:column-width="8.124cm"/>
    </style:style>
    <style:style style:name="Tableau64.B" style:family="table-column">
      <style:table-column-properties style:column-width="8.142cm"/>
    </style:style>
    <style:style style:name="Tableau64.1" style:family="table-row">
      <style:table-row-properties style:keep-together="true"/>
    </style:style>
    <style:style style:name="Tableau6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4.B1" style:family="table-cell">
      <style:table-cell-properties style:vertical-align="top" fo:padding-left="0.123cm" fo:padding-right="0.123cm" fo:padding-top="0cm" fo:padding-bottom="0cm" fo:border="0.018cm solid #000000" style:writing-mode="lr-tb"/>
    </style:style>
    <style:style style:name="Tableau65" style:family="table">
      <style:table-properties style:width="17.092cm" fo:margin-left="-0.132cm" fo:margin-right="0.039cm" table:align="margins" style:writing-mode="lr-tb"/>
    </style:style>
    <style:style style:name="Tableau65.A" style:family="table-column">
      <style:table-column-properties style:column-width="6.722cm" style:rel-column-width="25777*"/>
    </style:style>
    <style:style style:name="Tableau65.B" style:family="table-column">
      <style:table-column-properties style:column-width="10.37cm" style:rel-column-width="39758*"/>
    </style:style>
    <style:style style:name="Tableau65.1" style:family="table-row">
      <style:table-row-properties style:keep-together="true"/>
    </style:style>
    <style:style style:name="Tableau6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5.B1" style:family="table-cell">
      <style:table-cell-properties style:vertical-align="top" fo:padding-left="0.123cm" fo:padding-right="0.123cm" fo:padding-top="0cm" fo:padding-bottom="0cm" fo:border="0.018cm solid #000000" style:writing-mode="lr-tb"/>
    </style:style>
    <style:style style:name="Tableau66" style:family="table" style:master-page-name="Standard6">
      <style:table-properties style:width="16.334cm" fo:margin-left="-0.132cm" style:page-number="1" table:align="left" style:writing-mode="lr-tb"/>
    </style:style>
    <style:style style:name="Tableau66.A" style:family="table-column">
      <style:table-column-properties style:column-width="3.298cm"/>
    </style:style>
    <style:style style:name="Tableau66.B" style:family="table-column">
      <style:table-column-properties style:column-width="13.035cm"/>
    </style:style>
    <style:style style:name="Tableau66.1" style:family="table-row">
      <style:table-row-properties style:keep-together="true"/>
    </style:style>
    <style:style style:name="Tableau6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6.B1" style:family="table-cell">
      <style:table-cell-properties style:vertical-align="top" fo:padding-left="0.123cm" fo:padding-right="0.123cm" fo:padding-top="0cm" fo:padding-bottom="0cm" fo:border="0.018cm solid #000000" style:writing-mode="lr-tb"/>
    </style:style>
    <style:style style:name="Tableau67" style:family="table">
      <style:table-properties style:width="16.267cm" fo:margin-left="-0.132cm" table:align="left" style:writing-mode="lr-tb"/>
    </style:style>
    <style:style style:name="Tableau67.A" style:family="table-column">
      <style:table-column-properties style:column-width="5.415cm"/>
    </style:style>
    <style:style style:name="Tableau67.B" style:family="table-column">
      <style:table-column-properties style:column-width="5.417cm"/>
    </style:style>
    <style:style style:name="Tableau67.C" style:family="table-column">
      <style:table-column-properties style:column-width="5.435cm"/>
    </style:style>
    <style:style style:name="Tableau67.1" style:family="table-row">
      <style:table-row-properties style:keep-together="false"/>
    </style:style>
    <style:style style:name="Tableau67.A1" style:family="table-cell">
      <style:table-cell-properties style:vertical-align="top" fo:padding-left="0.123cm" fo:padding-right="0.123cm" fo:padding-top="0cm" fo:padding-bottom="0cm" fo:border="0.018cm solid #000000" style:writing-mode="lr-tb"/>
    </style:style>
    <style:style style:name="Tableau67.2" style:family="table-row">
      <style:table-row-properties style:keep-together="true"/>
    </style:style>
    <style:style style:name="Tableau6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67.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68" style:family="table">
      <style:table-properties style:width="16.267cm" fo:margin-left="-0.132cm" table:align="left" style:writing-mode="lr-tb"/>
    </style:style>
    <style:style style:name="Tableau68.A" style:family="table-column">
      <style:table-column-properties style:column-width="8.162cm"/>
    </style:style>
    <style:style style:name="Tableau68.B" style:family="table-column">
      <style:table-column-properties style:column-width="8.105cm"/>
    </style:style>
    <style:style style:name="Tableau68.1" style:family="table-row">
      <style:table-row-properties style:keep-together="true"/>
    </style:style>
    <style:style style:name="Tableau6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8.B1" style:family="table-cell">
      <style:table-cell-properties style:vertical-align="top" fo:padding-left="0.123cm" fo:padding-right="0.123cm" fo:padding-top="0cm" fo:padding-bottom="0cm" fo:border="0.018cm solid #000000" style:writing-mode="lr-tb"/>
    </style:style>
    <style:style style:name="Tableau69" style:family="table">
      <style:table-properties style:width="16.267cm" fo:margin-left="-0.132cm" table:align="left" style:writing-mode="lr-tb"/>
    </style:style>
    <style:style style:name="Tableau69.A" style:family="table-column">
      <style:table-column-properties style:column-width="8.124cm"/>
    </style:style>
    <style:style style:name="Tableau69.B" style:family="table-column">
      <style:table-column-properties style:column-width="8.142cm"/>
    </style:style>
    <style:style style:name="Tableau69.1" style:family="table-row">
      <style:table-row-properties style:keep-together="true"/>
    </style:style>
    <style:style style:name="Tableau6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9.B1" style:family="table-cell">
      <style:table-cell-properties style:vertical-align="top" fo:padding-left="0.123cm" fo:padding-right="0.123cm" fo:padding-top="0cm" fo:padding-bottom="0cm" fo:border="0.018cm solid #000000" style:writing-mode="lr-tb"/>
    </style:style>
    <style:style style:name="Tableau70" style:family="table">
      <style:table-properties style:width="16.267cm" fo:margin-left="-0.132cm" table:align="left" style:writing-mode="lr-tb"/>
    </style:style>
    <style:style style:name="Tableau70.A" style:family="table-column">
      <style:table-column-properties style:column-width="8.124cm"/>
    </style:style>
    <style:style style:name="Tableau70.B" style:family="table-column">
      <style:table-column-properties style:column-width="8.142cm"/>
    </style:style>
    <style:style style:name="Tableau70.1" style:family="table-row">
      <style:table-row-properties style:keep-together="true"/>
    </style:style>
    <style:style style:name="Tableau7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0.B1" style:family="table-cell">
      <style:table-cell-properties style:vertical-align="top" fo:padding-left="0.123cm" fo:padding-right="0.123cm" fo:padding-top="0cm" fo:padding-bottom="0cm" fo:border="0.018cm solid #000000" style:writing-mode="lr-tb"/>
    </style:style>
    <style:style style:name="Tableau71" style:family="table">
      <style:table-properties style:width="16.267cm" fo:margin-left="-0.132cm" table:align="left" style:writing-mode="lr-tb"/>
    </style:style>
    <style:style style:name="Tableau71.A" style:family="table-column">
      <style:table-column-properties style:column-width="8.124cm"/>
    </style:style>
    <style:style style:name="Tableau71.B" style:family="table-column">
      <style:table-column-properties style:column-width="8.142cm"/>
    </style:style>
    <style:style style:name="Tableau71.1" style:family="table-row">
      <style:table-row-properties style:keep-together="true"/>
    </style:style>
    <style:style style:name="Tableau7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1.B1" style:family="table-cell">
      <style:table-cell-properties style:vertical-align="top" fo:padding-left="0.123cm" fo:padding-right="0.123cm" fo:padding-top="0cm" fo:padding-bottom="0cm" fo:border="0.018cm solid #000000" style:writing-mode="lr-tb"/>
    </style:style>
    <style:style style:name="Tableau72" style:family="table">
      <style:table-properties style:width="16.267cm" fo:margin-left="-0.132cm" table:align="left" style:writing-mode="lr-tb"/>
    </style:style>
    <style:style style:name="Tableau72.A" style:family="table-column">
      <style:table-column-properties style:column-width="8.124cm"/>
    </style:style>
    <style:style style:name="Tableau72.B" style:family="table-column">
      <style:table-column-properties style:column-width="8.142cm"/>
    </style:style>
    <style:style style:name="Tableau72.1" style:family="table-row">
      <style:table-row-properties style:keep-together="true"/>
    </style:style>
    <style:style style:name="Tableau7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2.B1" style:family="table-cell">
      <style:table-cell-properties style:vertical-align="top" fo:padding-left="0.123cm" fo:padding-right="0.123cm" fo:padding-top="0cm" fo:padding-bottom="0cm" fo:border="0.018cm solid #000000" style:writing-mode="lr-tb"/>
    </style:style>
    <style:style style:name="Tableau73" style:family="table">
      <style:table-properties style:width="16.267cm" fo:margin-left="-0.132cm" table:align="left" style:writing-mode="lr-tb"/>
    </style:style>
    <style:style style:name="Tableau73.A" style:family="table-column">
      <style:table-column-properties style:column-width="8.124cm"/>
    </style:style>
    <style:style style:name="Tableau73.B" style:family="table-column">
      <style:table-column-properties style:column-width="8.142cm"/>
    </style:style>
    <style:style style:name="Tableau73.1" style:family="table-row">
      <style:table-row-properties style:keep-together="true"/>
    </style:style>
    <style:style style:name="Tableau7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3.B1" style:family="table-cell">
      <style:table-cell-properties style:vertical-align="top" fo:padding-left="0.123cm" fo:padding-right="0.123cm" fo:padding-top="0cm" fo:padding-bottom="0cm" fo:border="0.018cm solid #000000" style:writing-mode="lr-tb"/>
    </style:style>
    <style:style style:name="Tableau74" style:family="table">
      <style:table-properties style:width="16.267cm" fo:margin-left="-0.132cm" table:align="left" style:writing-mode="lr-tb"/>
    </style:style>
    <style:style style:name="Tableau74.A" style:family="table-column">
      <style:table-column-properties style:column-width="0.46cm"/>
    </style:style>
    <style:style style:name="Tableau74.B" style:family="table-column">
      <style:table-column-properties style:column-width="2.752cm"/>
    </style:style>
    <style:style style:name="Tableau74.C" style:family="table-column">
      <style:table-column-properties style:column-width="1.739cm"/>
    </style:style>
    <style:style style:name="Tableau74.F" style:family="table-column">
      <style:table-column-properties style:column-width="0.459cm"/>
    </style:style>
    <style:style style:name="Tableau74.I" style:family="table-column">
      <style:table-column-properties style:column-width="1.217cm"/>
    </style:style>
    <style:style style:name="Tableau74.J" style:family="table-column">
      <style:table-column-properties style:column-width="1.199cm"/>
    </style:style>
    <style:style style:name="Tableau74.K" style:family="table-column">
      <style:table-column-properties style:column-width="1.275cm"/>
    </style:style>
    <style:style style:name="Tableau74.L" style:family="table-column">
      <style:table-column-properties style:column-width="0.476cm"/>
    </style:style>
    <style:style style:name="Tableau74.1" style:family="table-row">
      <style:table-row-properties style:keep-together="true"/>
    </style:style>
    <style:style style:name="Tableau7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7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74.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74.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7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74.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74.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74.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74.K5" style:family="table-cell">
      <style:table-cell-properties style:vertical-align="top" fo:padding-left="0.123cm" fo:padding-right="0.123cm" fo:padding-top="0cm" fo:padding-bottom="0cm" fo:border="none" style:writing-mode="lr-tb"/>
    </style:style>
    <style:style style:name="Tableau74.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74.6" style:family="table-row">
      <style:table-row-properties style:keep-together="false"/>
    </style:style>
    <style:style style:name="Tableau74.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4.F8.3" style:family="table-column">
      <style:table-column-properties style:column-width="6.443cm"/>
    </style:style>
    <style:style style:name="Tableau74.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75" style:family="table">
      <style:table-properties style:width="16.267cm" fo:margin-left="-0.132cm" table:align="left" style:writing-mode="lr-tb"/>
    </style:style>
    <style:style style:name="Tableau75.A" style:family="table-column">
      <style:table-column-properties style:column-width="8.124cm"/>
    </style:style>
    <style:style style:name="Tableau75.B" style:family="table-column">
      <style:table-column-properties style:column-width="8.142cm"/>
    </style:style>
    <style:style style:name="Tableau75.1" style:family="table-row">
      <style:table-row-properties style:keep-together="true"/>
    </style:style>
    <style:style style:name="Tableau7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5.B1" style:family="table-cell">
      <style:table-cell-properties style:vertical-align="top" fo:padding-left="0.123cm" fo:padding-right="0.123cm" fo:padding-top="0cm" fo:padding-bottom="0cm" fo:border="0.018cm solid #000000" style:writing-mode="lr-tb"/>
    </style:style>
    <style:style style:name="Tableau7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75.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76" style:family="table">
      <style:table-properties style:width="16.267cm" fo:margin-left="-0.132cm" table:align="left" style:writing-mode="lr-tb"/>
    </style:style>
    <style:style style:name="Tableau76.A" style:family="table-column">
      <style:table-column-properties style:column-width="8.124cm"/>
    </style:style>
    <style:style style:name="Tableau76.B" style:family="table-column">
      <style:table-column-properties style:column-width="8.142cm"/>
    </style:style>
    <style:style style:name="Tableau76.1" style:family="table-row">
      <style:table-row-properties style:keep-together="true"/>
    </style:style>
    <style:style style:name="Tableau7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6.B1" style:family="table-cell">
      <style:table-cell-properties style:vertical-align="top" fo:padding-left="0.123cm" fo:padding-right="0.123cm" fo:padding-top="0cm" fo:padding-bottom="0cm" fo:border="0.018cm solid #000000" style:writing-mode="lr-tb"/>
    </style:style>
    <style:style style:name="Tableau77" style:family="table">
      <style:table-properties style:width="16.267cm" fo:margin-left="-0.132cm" table:align="left" style:writing-mode="lr-tb"/>
    </style:style>
    <style:style style:name="Tableau77.A" style:family="table-column">
      <style:table-column-properties style:column-width="8.124cm"/>
    </style:style>
    <style:style style:name="Tableau77.B" style:family="table-column">
      <style:table-column-properties style:column-width="8.142cm"/>
    </style:style>
    <style:style style:name="Tableau77.1" style:family="table-row">
      <style:table-row-properties style:keep-together="true"/>
    </style:style>
    <style:style style:name="Tableau7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7.B1" style:family="table-cell">
      <style:table-cell-properties style:vertical-align="top" fo:padding-left="0.123cm" fo:padding-right="0.123cm" fo:padding-top="0cm" fo:padding-bottom="0cm" fo:border="0.018cm solid #000000" style:writing-mode="lr-tb"/>
    </style:style>
    <style:style style:name="Tableau78" style:family="table">
      <style:table-properties style:width="17.092cm" fo:margin-left="-0.132cm" fo:margin-right="0.039cm" table:align="margins" style:writing-mode="lr-tb"/>
    </style:style>
    <style:style style:name="Tableau78.A" style:family="table-column">
      <style:table-column-properties style:column-width="6.722cm" style:rel-column-width="25777*"/>
    </style:style>
    <style:style style:name="Tableau78.B" style:family="table-column">
      <style:table-column-properties style:column-width="10.37cm" style:rel-column-width="39758*"/>
    </style:style>
    <style:style style:name="Tableau78.1" style:family="table-row">
      <style:table-row-properties style:keep-together="true"/>
    </style:style>
    <style:style style:name="Tableau7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8.B1" style:family="table-cell">
      <style:table-cell-properties style:vertical-align="top" fo:padding-left="0.123cm" fo:padding-right="0.123cm" fo:padding-top="0cm" fo:padding-bottom="0cm" fo:border="0.018cm solid #000000" style:writing-mode="lr-tb"/>
    </style:style>
    <style:style style:name="Tableau79" style:family="table" style:master-page-name="Standard7">
      <style:table-properties style:width="16.334cm" fo:margin-left="-0.132cm" style:page-number="1" table:align="left" style:writing-mode="lr-tb"/>
    </style:style>
    <style:style style:name="Tableau79.A" style:family="table-column">
      <style:table-column-properties style:column-width="3.298cm"/>
    </style:style>
    <style:style style:name="Tableau79.B" style:family="table-column">
      <style:table-column-properties style:column-width="13.035cm"/>
    </style:style>
    <style:style style:name="Tableau79.1" style:family="table-row">
      <style:table-row-properties style:keep-together="true"/>
    </style:style>
    <style:style style:name="Tableau7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9.B1" style:family="table-cell">
      <style:table-cell-properties style:vertical-align="top" fo:padding-left="0.123cm" fo:padding-right="0.123cm" fo:padding-top="0cm" fo:padding-bottom="0cm" fo:border="0.018cm solid #000000" style:writing-mode="lr-tb"/>
    </style:style>
    <style:style style:name="Tableau80" style:family="table">
      <style:table-properties style:width="16.267cm" fo:margin-left="-0.132cm" table:align="left" style:writing-mode="lr-tb"/>
    </style:style>
    <style:style style:name="Tableau80.A" style:family="table-column">
      <style:table-column-properties style:column-width="5.415cm"/>
    </style:style>
    <style:style style:name="Tableau80.B" style:family="table-column">
      <style:table-column-properties style:column-width="5.417cm"/>
    </style:style>
    <style:style style:name="Tableau80.C" style:family="table-column">
      <style:table-column-properties style:column-width="5.435cm"/>
    </style:style>
    <style:style style:name="Tableau80.1" style:family="table-row">
      <style:table-row-properties style:keep-together="false"/>
    </style:style>
    <style:style style:name="Tableau80.A1" style:family="table-cell">
      <style:table-cell-properties style:vertical-align="top" fo:padding-left="0.123cm" fo:padding-right="0.123cm" fo:padding-top="0cm" fo:padding-bottom="0cm" fo:border="0.018cm solid #000000" style:writing-mode="lr-tb"/>
    </style:style>
    <style:style style:name="Tableau80.2" style:family="table-row">
      <style:table-row-properties style:keep-together="true"/>
    </style:style>
    <style:style style:name="Tableau8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80.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81" style:family="table">
      <style:table-properties style:width="16.267cm" fo:margin-left="-0.132cm" table:align="left" style:writing-mode="lr-tb"/>
    </style:style>
    <style:style style:name="Tableau81.A" style:family="table-column">
      <style:table-column-properties style:column-width="8.162cm"/>
    </style:style>
    <style:style style:name="Tableau81.B" style:family="table-column">
      <style:table-column-properties style:column-width="8.105cm"/>
    </style:style>
    <style:style style:name="Tableau81.1" style:family="table-row">
      <style:table-row-properties style:keep-together="true"/>
    </style:style>
    <style:style style:name="Tableau8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1.B1" style:family="table-cell">
      <style:table-cell-properties style:vertical-align="top" fo:padding-left="0.123cm" fo:padding-right="0.123cm" fo:padding-top="0cm" fo:padding-bottom="0cm" fo:border="0.018cm solid #000000" style:writing-mode="lr-tb"/>
    </style:style>
    <style:style style:name="Tableau82" style:family="table">
      <style:table-properties style:width="16.267cm" fo:margin-left="-0.132cm" table:align="left" style:writing-mode="lr-tb"/>
    </style:style>
    <style:style style:name="Tableau82.A" style:family="table-column">
      <style:table-column-properties style:column-width="8.124cm"/>
    </style:style>
    <style:style style:name="Tableau82.B" style:family="table-column">
      <style:table-column-properties style:column-width="8.142cm"/>
    </style:style>
    <style:style style:name="Tableau82.1" style:family="table-row">
      <style:table-row-properties style:keep-together="true"/>
    </style:style>
    <style:style style:name="Tableau8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2.B1" style:family="table-cell">
      <style:table-cell-properties style:vertical-align="top" fo:padding-left="0.123cm" fo:padding-right="0.123cm" fo:padding-top="0cm" fo:padding-bottom="0cm" fo:border="0.018cm solid #000000" style:writing-mode="lr-tb"/>
    </style:style>
    <style:style style:name="Tableau83" style:family="table">
      <style:table-properties style:width="16.267cm" fo:margin-left="-0.132cm" table:align="left" style:writing-mode="lr-tb"/>
    </style:style>
    <style:style style:name="Tableau83.A" style:family="table-column">
      <style:table-column-properties style:column-width="8.124cm"/>
    </style:style>
    <style:style style:name="Tableau83.B" style:family="table-column">
      <style:table-column-properties style:column-width="8.142cm"/>
    </style:style>
    <style:style style:name="Tableau83.1" style:family="table-row">
      <style:table-row-properties style:keep-together="true"/>
    </style:style>
    <style:style style:name="Tableau8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3.B1" style:family="table-cell">
      <style:table-cell-properties style:vertical-align="top" fo:padding-left="0.123cm" fo:padding-right="0.123cm" fo:padding-top="0cm" fo:padding-bottom="0cm" fo:border="0.018cm solid #000000" style:writing-mode="lr-tb"/>
    </style:style>
    <style:style style:name="Tableau84" style:family="table">
      <style:table-properties style:width="16.267cm" fo:margin-left="-0.132cm" table:align="left" style:writing-mode="lr-tb"/>
    </style:style>
    <style:style style:name="Tableau84.A" style:family="table-column">
      <style:table-column-properties style:column-width="8.124cm"/>
    </style:style>
    <style:style style:name="Tableau84.B" style:family="table-column">
      <style:table-column-properties style:column-width="8.142cm"/>
    </style:style>
    <style:style style:name="Tableau84.1" style:family="table-row">
      <style:table-row-properties style:keep-together="true"/>
    </style:style>
    <style:style style:name="Tableau8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4.B1" style:family="table-cell">
      <style:table-cell-properties style:vertical-align="top" fo:padding-left="0.123cm" fo:padding-right="0.123cm" fo:padding-top="0cm" fo:padding-bottom="0cm" fo:border="0.018cm solid #000000" style:writing-mode="lr-tb"/>
    </style:style>
    <style:style style:name="Tableau85" style:family="table">
      <style:table-properties style:width="16.267cm" fo:margin-left="-0.132cm" table:align="left" style:writing-mode="lr-tb"/>
    </style:style>
    <style:style style:name="Tableau85.A" style:family="table-column">
      <style:table-column-properties style:column-width="8.124cm"/>
    </style:style>
    <style:style style:name="Tableau85.B" style:family="table-column">
      <style:table-column-properties style:column-width="8.142cm"/>
    </style:style>
    <style:style style:name="Tableau85.1" style:family="table-row">
      <style:table-row-properties style:keep-together="true"/>
    </style:style>
    <style:style style:name="Tableau8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5.B1" style:family="table-cell">
      <style:table-cell-properties style:vertical-align="top" fo:padding-left="0.123cm" fo:padding-right="0.123cm" fo:padding-top="0cm" fo:padding-bottom="0cm" fo:border="0.018cm solid #000000" style:writing-mode="lr-tb"/>
    </style:style>
    <style:style style:name="Tableau86" style:family="table">
      <style:table-properties style:width="16.267cm" fo:margin-left="-0.132cm" table:align="left" style:writing-mode="lr-tb"/>
    </style:style>
    <style:style style:name="Tableau86.A" style:family="table-column">
      <style:table-column-properties style:column-width="8.124cm"/>
    </style:style>
    <style:style style:name="Tableau86.B" style:family="table-column">
      <style:table-column-properties style:column-width="8.142cm"/>
    </style:style>
    <style:style style:name="Tableau86.1" style:family="table-row">
      <style:table-row-properties style:keep-together="true"/>
    </style:style>
    <style:style style:name="Tableau8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6.B1" style:family="table-cell">
      <style:table-cell-properties style:vertical-align="top" fo:padding-left="0.123cm" fo:padding-right="0.123cm" fo:padding-top="0cm" fo:padding-bottom="0cm" fo:border="0.018cm solid #000000" style:writing-mode="lr-tb"/>
    </style:style>
    <style:style style:name="Tableau87" style:family="table">
      <style:table-properties style:width="16.267cm" fo:margin-left="-0.132cm" table:align="left" style:writing-mode="lr-tb"/>
    </style:style>
    <style:style style:name="Tableau87.A" style:family="table-column">
      <style:table-column-properties style:column-width="0.46cm"/>
    </style:style>
    <style:style style:name="Tableau87.B" style:family="table-column">
      <style:table-column-properties style:column-width="2.752cm"/>
    </style:style>
    <style:style style:name="Tableau87.C" style:family="table-column">
      <style:table-column-properties style:column-width="1.739cm"/>
    </style:style>
    <style:style style:name="Tableau87.F" style:family="table-column">
      <style:table-column-properties style:column-width="0.459cm"/>
    </style:style>
    <style:style style:name="Tableau87.I" style:family="table-column">
      <style:table-column-properties style:column-width="1.217cm"/>
    </style:style>
    <style:style style:name="Tableau87.J" style:family="table-column">
      <style:table-column-properties style:column-width="1.199cm"/>
    </style:style>
    <style:style style:name="Tableau87.K" style:family="table-column">
      <style:table-column-properties style:column-width="1.275cm"/>
    </style:style>
    <style:style style:name="Tableau87.L" style:family="table-column">
      <style:table-column-properties style:column-width="0.476cm"/>
    </style:style>
    <style:style style:name="Tableau87.1" style:family="table-row">
      <style:table-row-properties style:keep-together="true"/>
    </style:style>
    <style:style style:name="Tableau87.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87.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87.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87.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87.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87.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87.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87.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87.K5" style:family="table-cell">
      <style:table-cell-properties style:vertical-align="top" fo:padding-left="0.123cm" fo:padding-right="0.123cm" fo:padding-top="0cm" fo:padding-bottom="0cm" fo:border="none" style:writing-mode="lr-tb"/>
    </style:style>
    <style:style style:name="Tableau87.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87.6" style:family="table-row">
      <style:table-row-properties style:keep-together="false"/>
    </style:style>
    <style:style style:name="Tableau87.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7.F8.3" style:family="table-column">
      <style:table-column-properties style:column-width="6.443cm"/>
    </style:style>
    <style:style style:name="Tableau87.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88" style:family="table">
      <style:table-properties style:width="16.267cm" fo:margin-left="-0.132cm" table:align="left" style:writing-mode="lr-tb"/>
    </style:style>
    <style:style style:name="Tableau88.A" style:family="table-column">
      <style:table-column-properties style:column-width="8.124cm"/>
    </style:style>
    <style:style style:name="Tableau88.B" style:family="table-column">
      <style:table-column-properties style:column-width="8.142cm"/>
    </style:style>
    <style:style style:name="Tableau88.1" style:family="table-row">
      <style:table-row-properties style:keep-together="true"/>
    </style:style>
    <style:style style:name="Tableau8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8.B1" style:family="table-cell">
      <style:table-cell-properties style:vertical-align="top" fo:padding-left="0.123cm" fo:padding-right="0.123cm" fo:padding-top="0cm" fo:padding-bottom="0cm" fo:border="0.018cm solid #000000" style:writing-mode="lr-tb"/>
    </style:style>
    <style:style style:name="Tableau8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88.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89" style:family="table">
      <style:table-properties style:width="16.267cm" fo:margin-left="-0.132cm" table:align="left" style:writing-mode="lr-tb"/>
    </style:style>
    <style:style style:name="Tableau89.A" style:family="table-column">
      <style:table-column-properties style:column-width="8.124cm"/>
    </style:style>
    <style:style style:name="Tableau89.B" style:family="table-column">
      <style:table-column-properties style:column-width="8.142cm"/>
    </style:style>
    <style:style style:name="Tableau89.1" style:family="table-row">
      <style:table-row-properties style:keep-together="true"/>
    </style:style>
    <style:style style:name="Tableau8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9.B1" style:family="table-cell">
      <style:table-cell-properties style:vertical-align="top" fo:padding-left="0.123cm" fo:padding-right="0.123cm" fo:padding-top="0cm" fo:padding-bottom="0cm" fo:border="0.018cm solid #000000" style:writing-mode="lr-tb"/>
    </style:style>
    <style:style style:name="Tableau90" style:family="table">
      <style:table-properties style:width="16.267cm" fo:margin-left="-0.132cm" table:align="left" style:writing-mode="lr-tb"/>
    </style:style>
    <style:style style:name="Tableau90.A" style:family="table-column">
      <style:table-column-properties style:column-width="8.124cm"/>
    </style:style>
    <style:style style:name="Tableau90.B" style:family="table-column">
      <style:table-column-properties style:column-width="8.142cm"/>
    </style:style>
    <style:style style:name="Tableau90.1" style:family="table-row">
      <style:table-row-properties style:keep-together="true"/>
    </style:style>
    <style:style style:name="Tableau9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0.B1" style:family="table-cell">
      <style:table-cell-properties style:vertical-align="top" fo:padding-left="0.123cm" fo:padding-right="0.123cm" fo:padding-top="0cm" fo:padding-bottom="0cm" fo:border="0.018cm solid #000000" style:writing-mode="lr-tb"/>
    </style:style>
    <style:style style:name="Tableau91" style:family="table">
      <style:table-properties style:width="17.092cm" fo:margin-left="-0.132cm" fo:margin-right="0.039cm" table:align="margins" style:writing-mode="lr-tb"/>
    </style:style>
    <style:style style:name="Tableau91.A" style:family="table-column">
      <style:table-column-properties style:column-width="6.722cm" style:rel-column-width="25777*"/>
    </style:style>
    <style:style style:name="Tableau91.B" style:family="table-column">
      <style:table-column-properties style:column-width="10.37cm" style:rel-column-width="39758*"/>
    </style:style>
    <style:style style:name="Tableau91.1" style:family="table-row">
      <style:table-row-properties style:keep-together="true"/>
    </style:style>
    <style:style style:name="Tableau9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1.B1" style:family="table-cell">
      <style:table-cell-properties style:vertical-align="top" fo:padding-left="0.123cm" fo:padding-right="0.123cm" fo:padding-top="0cm" fo:padding-bottom="0cm" fo:border="0.018cm solid #000000" style:writing-mode="lr-tb"/>
    </style:style>
    <style:style style:name="Tableau92" style:family="table" style:master-page-name="Standard8">
      <style:table-properties style:width="16.334cm" fo:margin-left="-0.132cm" style:page-number="1" table:align="left" style:writing-mode="lr-tb"/>
    </style:style>
    <style:style style:name="Tableau92.A" style:family="table-column">
      <style:table-column-properties style:column-width="3.298cm"/>
    </style:style>
    <style:style style:name="Tableau92.B" style:family="table-column">
      <style:table-column-properties style:column-width="13.035cm"/>
    </style:style>
    <style:style style:name="Tableau92.1" style:family="table-row">
      <style:table-row-properties style:keep-together="true"/>
    </style:style>
    <style:style style:name="Tableau9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2.B1" style:family="table-cell">
      <style:table-cell-properties style:vertical-align="top" fo:padding-left="0.123cm" fo:padding-right="0.123cm" fo:padding-top="0cm" fo:padding-bottom="0cm" fo:border="0.018cm solid #000000" style:writing-mode="lr-tb"/>
    </style:style>
    <style:style style:name="Tableau93" style:family="table">
      <style:table-properties style:width="16.267cm" fo:margin-left="-0.132cm" table:align="left" style:writing-mode="lr-tb"/>
    </style:style>
    <style:style style:name="Tableau93.A" style:family="table-column">
      <style:table-column-properties style:column-width="5.415cm"/>
    </style:style>
    <style:style style:name="Tableau93.B" style:family="table-column">
      <style:table-column-properties style:column-width="5.417cm"/>
    </style:style>
    <style:style style:name="Tableau93.C" style:family="table-column">
      <style:table-column-properties style:column-width="5.435cm"/>
    </style:style>
    <style:style style:name="Tableau93.1" style:family="table-row">
      <style:table-row-properties style:keep-together="false"/>
    </style:style>
    <style:style style:name="Tableau93.A1" style:family="table-cell">
      <style:table-cell-properties style:vertical-align="top" fo:padding-left="0.123cm" fo:padding-right="0.123cm" fo:padding-top="0cm" fo:padding-bottom="0cm" fo:border="0.018cm solid #000000" style:writing-mode="lr-tb"/>
    </style:style>
    <style:style style:name="Tableau93.2" style:family="table-row">
      <style:table-row-properties style:keep-together="true"/>
    </style:style>
    <style:style style:name="Tableau9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93.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94" style:family="table">
      <style:table-properties style:width="16.267cm" fo:margin-left="-0.132cm" table:align="left" style:writing-mode="lr-tb"/>
    </style:style>
    <style:style style:name="Tableau94.A" style:family="table-column">
      <style:table-column-properties style:column-width="8.162cm"/>
    </style:style>
    <style:style style:name="Tableau94.B" style:family="table-column">
      <style:table-column-properties style:column-width="8.105cm"/>
    </style:style>
    <style:style style:name="Tableau94.1" style:family="table-row">
      <style:table-row-properties style:keep-together="true"/>
    </style:style>
    <style:style style:name="Tableau9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4.B1" style:family="table-cell">
      <style:table-cell-properties style:vertical-align="top" fo:padding-left="0.123cm" fo:padding-right="0.123cm" fo:padding-top="0cm" fo:padding-bottom="0cm" fo:border="0.018cm solid #000000" style:writing-mode="lr-tb"/>
    </style:style>
    <style:style style:name="Tableau95" style:family="table">
      <style:table-properties style:width="16.267cm" fo:margin-left="-0.132cm" table:align="left" style:writing-mode="lr-tb"/>
    </style:style>
    <style:style style:name="Tableau95.A" style:family="table-column">
      <style:table-column-properties style:column-width="8.124cm"/>
    </style:style>
    <style:style style:name="Tableau95.B" style:family="table-column">
      <style:table-column-properties style:column-width="8.142cm"/>
    </style:style>
    <style:style style:name="Tableau95.1" style:family="table-row">
      <style:table-row-properties style:keep-together="true"/>
    </style:style>
    <style:style style:name="Tableau9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5.B1" style:family="table-cell">
      <style:table-cell-properties style:vertical-align="top" fo:padding-left="0.123cm" fo:padding-right="0.123cm" fo:padding-top="0cm" fo:padding-bottom="0cm" fo:border="0.018cm solid #000000" style:writing-mode="lr-tb"/>
    </style:style>
    <style:style style:name="Tableau96" style:family="table">
      <style:table-properties style:width="16.267cm" fo:margin-left="-0.132cm" table:align="left" style:writing-mode="lr-tb"/>
    </style:style>
    <style:style style:name="Tableau96.A" style:family="table-column">
      <style:table-column-properties style:column-width="8.124cm"/>
    </style:style>
    <style:style style:name="Tableau96.B" style:family="table-column">
      <style:table-column-properties style:column-width="8.142cm"/>
    </style:style>
    <style:style style:name="Tableau96.1" style:family="table-row">
      <style:table-row-properties style:keep-together="true"/>
    </style:style>
    <style:style style:name="Tableau9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6.B1" style:family="table-cell">
      <style:table-cell-properties style:vertical-align="top" fo:padding-left="0.123cm" fo:padding-right="0.123cm" fo:padding-top="0cm" fo:padding-bottom="0cm" fo:border="0.018cm solid #000000" style:writing-mode="lr-tb"/>
    </style:style>
    <style:style style:name="Tableau97" style:family="table">
      <style:table-properties style:width="16.267cm" fo:margin-left="-0.132cm" table:align="left" style:writing-mode="lr-tb"/>
    </style:style>
    <style:style style:name="Tableau97.A" style:family="table-column">
      <style:table-column-properties style:column-width="8.124cm"/>
    </style:style>
    <style:style style:name="Tableau97.B" style:family="table-column">
      <style:table-column-properties style:column-width="8.142cm"/>
    </style:style>
    <style:style style:name="Tableau97.1" style:family="table-row">
      <style:table-row-properties style:keep-together="true"/>
    </style:style>
    <style:style style:name="Tableau9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7.B1" style:family="table-cell">
      <style:table-cell-properties style:vertical-align="top" fo:padding-left="0.123cm" fo:padding-right="0.123cm" fo:padding-top="0cm" fo:padding-bottom="0cm" fo:border="0.018cm solid #000000" style:writing-mode="lr-tb"/>
    </style:style>
    <style:style style:name="Tableau98" style:family="table">
      <style:table-properties style:width="16.267cm" fo:margin-left="-0.132cm" table:align="left" style:writing-mode="lr-tb"/>
    </style:style>
    <style:style style:name="Tableau98.A" style:family="table-column">
      <style:table-column-properties style:column-width="8.124cm"/>
    </style:style>
    <style:style style:name="Tableau98.B" style:family="table-column">
      <style:table-column-properties style:column-width="8.142cm"/>
    </style:style>
    <style:style style:name="Tableau98.1" style:family="table-row">
      <style:table-row-properties style:keep-together="true"/>
    </style:style>
    <style:style style:name="Tableau9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8.B1" style:family="table-cell">
      <style:table-cell-properties style:vertical-align="top" fo:padding-left="0.123cm" fo:padding-right="0.123cm" fo:padding-top="0cm" fo:padding-bottom="0cm" fo:border="0.018cm solid #000000" style:writing-mode="lr-tb"/>
    </style:style>
    <style:style style:name="Tableau99" style:family="table">
      <style:table-properties style:width="16.267cm" fo:margin-left="-0.132cm" table:align="left" style:writing-mode="lr-tb"/>
    </style:style>
    <style:style style:name="Tableau99.A" style:family="table-column">
      <style:table-column-properties style:column-width="8.124cm"/>
    </style:style>
    <style:style style:name="Tableau99.B" style:family="table-column">
      <style:table-column-properties style:column-width="8.142cm"/>
    </style:style>
    <style:style style:name="Tableau99.1" style:family="table-row">
      <style:table-row-properties style:keep-together="true"/>
    </style:style>
    <style:style style:name="Tableau9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9.B1" style:family="table-cell">
      <style:table-cell-properties style:vertical-align="top" fo:padding-left="0.123cm" fo:padding-right="0.123cm" fo:padding-top="0cm" fo:padding-bottom="0cm" fo:border="0.018cm solid #000000" style:writing-mode="lr-tb"/>
    </style:style>
    <style:style style:name="Tableau100" style:family="table">
      <style:table-properties style:width="16.267cm" fo:margin-left="-0.132cm" table:align="left" style:writing-mode="lr-tb"/>
    </style:style>
    <style:style style:name="Tableau100.A" style:family="table-column">
      <style:table-column-properties style:column-width="0.46cm"/>
    </style:style>
    <style:style style:name="Tableau100.B" style:family="table-column">
      <style:table-column-properties style:column-width="2.752cm"/>
    </style:style>
    <style:style style:name="Tableau100.C" style:family="table-column">
      <style:table-column-properties style:column-width="1.739cm"/>
    </style:style>
    <style:style style:name="Tableau100.F" style:family="table-column">
      <style:table-column-properties style:column-width="0.459cm"/>
    </style:style>
    <style:style style:name="Tableau100.I" style:family="table-column">
      <style:table-column-properties style:column-width="1.217cm"/>
    </style:style>
    <style:style style:name="Tableau100.J" style:family="table-column">
      <style:table-column-properties style:column-width="1.199cm"/>
    </style:style>
    <style:style style:name="Tableau100.K" style:family="table-column">
      <style:table-column-properties style:column-width="1.275cm"/>
    </style:style>
    <style:style style:name="Tableau100.L" style:family="table-column">
      <style:table-column-properties style:column-width="0.476cm"/>
    </style:style>
    <style:style style:name="Tableau100.1" style:family="table-row">
      <style:table-row-properties style:keep-together="true"/>
    </style:style>
    <style:style style:name="Tableau100.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0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100.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100.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00.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00.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00.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00.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00.K5" style:family="table-cell">
      <style:table-cell-properties style:vertical-align="top" fo:padding-left="0.123cm" fo:padding-right="0.123cm" fo:padding-top="0cm" fo:padding-bottom="0cm" fo:border="none" style:writing-mode="lr-tb"/>
    </style:style>
    <style:style style:name="Tableau100.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00.6" style:family="table-row">
      <style:table-row-properties style:keep-together="false"/>
    </style:style>
    <style:style style:name="Tableau100.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0.F8.3" style:family="table-column">
      <style:table-column-properties style:column-width="6.443cm"/>
    </style:style>
    <style:style style:name="Tableau100.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01" style:family="table">
      <style:table-properties style:width="16.267cm" fo:margin-left="-0.132cm" table:align="left" style:writing-mode="lr-tb"/>
    </style:style>
    <style:style style:name="Tableau101.A" style:family="table-column">
      <style:table-column-properties style:column-width="8.124cm"/>
    </style:style>
    <style:style style:name="Tableau101.B" style:family="table-column">
      <style:table-column-properties style:column-width="8.142cm"/>
    </style:style>
    <style:style style:name="Tableau101.1" style:family="table-row">
      <style:table-row-properties style:keep-together="true"/>
    </style:style>
    <style:style style:name="Tableau10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1.B1" style:family="table-cell">
      <style:table-cell-properties style:vertical-align="top" fo:padding-left="0.123cm" fo:padding-right="0.123cm" fo:padding-top="0cm" fo:padding-bottom="0cm" fo:border="0.018cm solid #000000" style:writing-mode="lr-tb"/>
    </style:style>
    <style:style style:name="Tableau10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01.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02" style:family="table">
      <style:table-properties style:width="16.267cm" fo:margin-left="-0.132cm" table:align="left" style:writing-mode="lr-tb"/>
    </style:style>
    <style:style style:name="Tableau102.A" style:family="table-column">
      <style:table-column-properties style:column-width="8.124cm"/>
    </style:style>
    <style:style style:name="Tableau102.B" style:family="table-column">
      <style:table-column-properties style:column-width="8.142cm"/>
    </style:style>
    <style:style style:name="Tableau102.1" style:family="table-row">
      <style:table-row-properties style:keep-together="true"/>
    </style:style>
    <style:style style:name="Tableau10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2.B1" style:family="table-cell">
      <style:table-cell-properties style:vertical-align="top" fo:padding-left="0.123cm" fo:padding-right="0.123cm" fo:padding-top="0cm" fo:padding-bottom="0cm" fo:border="0.018cm solid #000000" style:writing-mode="lr-tb"/>
    </style:style>
    <style:style style:name="Tableau103" style:family="table">
      <style:table-properties style:width="16.267cm" fo:margin-left="-0.132cm" table:align="left" style:writing-mode="lr-tb"/>
    </style:style>
    <style:style style:name="Tableau103.A" style:family="table-column">
      <style:table-column-properties style:column-width="8.124cm"/>
    </style:style>
    <style:style style:name="Tableau103.B" style:family="table-column">
      <style:table-column-properties style:column-width="8.142cm"/>
    </style:style>
    <style:style style:name="Tableau103.1" style:family="table-row">
      <style:table-row-properties style:keep-together="true"/>
    </style:style>
    <style:style style:name="Tableau10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3.B1" style:family="table-cell">
      <style:table-cell-properties style:vertical-align="top" fo:padding-left="0.123cm" fo:padding-right="0.123cm" fo:padding-top="0cm" fo:padding-bottom="0cm" fo:border="0.018cm solid #000000" style:writing-mode="lr-tb"/>
    </style:style>
    <style:style style:name="Tableau104" style:family="table">
      <style:table-properties style:width="17.092cm" fo:margin-left="-0.132cm" fo:margin-right="0.039cm" table:align="margins" style:writing-mode="lr-tb"/>
    </style:style>
    <style:style style:name="Tableau104.A" style:family="table-column">
      <style:table-column-properties style:column-width="6.722cm" style:rel-column-width="25777*"/>
    </style:style>
    <style:style style:name="Tableau104.B" style:family="table-column">
      <style:table-column-properties style:column-width="10.37cm" style:rel-column-width="39758*"/>
    </style:style>
    <style:style style:name="Tableau104.1" style:family="table-row">
      <style:table-row-properties style:keep-together="true"/>
    </style:style>
    <style:style style:name="Tableau10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4.B1" style:family="table-cell">
      <style:table-cell-properties style:vertical-align="top" fo:padding-left="0.123cm" fo:padding-right="0.123cm" fo:padding-top="0cm" fo:padding-bottom="0cm" fo:border="0.018cm solid #000000" style:writing-mode="lr-tb"/>
    </style:style>
    <style:style style:name="Tableau105" style:family="table" style:master-page-name="Standard9">
      <style:table-properties style:width="16.334cm" fo:margin-left="-0.132cm" style:page-number="1" table:align="left" style:writing-mode="lr-tb"/>
    </style:style>
    <style:style style:name="Tableau105.A" style:family="table-column">
      <style:table-column-properties style:column-width="3.298cm"/>
    </style:style>
    <style:style style:name="Tableau105.B" style:family="table-column">
      <style:table-column-properties style:column-width="13.035cm"/>
    </style:style>
    <style:style style:name="Tableau105.1" style:family="table-row">
      <style:table-row-properties style:keep-together="true"/>
    </style:style>
    <style:style style:name="Tableau10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5.B1" style:family="table-cell">
      <style:table-cell-properties style:vertical-align="top" fo:padding-left="0.123cm" fo:padding-right="0.123cm" fo:padding-top="0cm" fo:padding-bottom="0cm" fo:border="0.018cm solid #000000" style:writing-mode="lr-tb"/>
    </style:style>
    <style:style style:name="Tableau106" style:family="table">
      <style:table-properties style:width="16.267cm" fo:margin-left="-0.132cm" table:align="left" style:writing-mode="lr-tb"/>
    </style:style>
    <style:style style:name="Tableau106.A" style:family="table-column">
      <style:table-column-properties style:column-width="5.415cm"/>
    </style:style>
    <style:style style:name="Tableau106.B" style:family="table-column">
      <style:table-column-properties style:column-width="5.417cm"/>
    </style:style>
    <style:style style:name="Tableau106.C" style:family="table-column">
      <style:table-column-properties style:column-width="5.435cm"/>
    </style:style>
    <style:style style:name="Tableau106.1" style:family="table-row">
      <style:table-row-properties style:keep-together="false"/>
    </style:style>
    <style:style style:name="Tableau106.A1" style:family="table-cell">
      <style:table-cell-properties style:vertical-align="top" fo:padding-left="0.123cm" fo:padding-right="0.123cm" fo:padding-top="0cm" fo:padding-bottom="0cm" fo:border="0.018cm solid #000000" style:writing-mode="lr-tb"/>
    </style:style>
    <style:style style:name="Tableau106.2" style:family="table-row">
      <style:table-row-properties style:keep-together="true"/>
    </style:style>
    <style:style style:name="Tableau10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06.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07" style:family="table">
      <style:table-properties style:width="16.267cm" fo:margin-left="-0.132cm" table:align="left" style:writing-mode="lr-tb"/>
    </style:style>
    <style:style style:name="Tableau107.A" style:family="table-column">
      <style:table-column-properties style:column-width="8.162cm"/>
    </style:style>
    <style:style style:name="Tableau107.B" style:family="table-column">
      <style:table-column-properties style:column-width="8.105cm"/>
    </style:style>
    <style:style style:name="Tableau107.1" style:family="table-row">
      <style:table-row-properties style:keep-together="true"/>
    </style:style>
    <style:style style:name="Tableau10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7.B1" style:family="table-cell">
      <style:table-cell-properties style:vertical-align="top" fo:padding-left="0.123cm" fo:padding-right="0.123cm" fo:padding-top="0cm" fo:padding-bottom="0cm" fo:border="0.018cm solid #000000" style:writing-mode="lr-tb"/>
    </style:style>
    <style:style style:name="Tableau108" style:family="table">
      <style:table-properties style:width="16.267cm" fo:margin-left="-0.132cm" table:align="left" style:writing-mode="lr-tb"/>
    </style:style>
    <style:style style:name="Tableau108.A" style:family="table-column">
      <style:table-column-properties style:column-width="8.124cm"/>
    </style:style>
    <style:style style:name="Tableau108.B" style:family="table-column">
      <style:table-column-properties style:column-width="8.142cm"/>
    </style:style>
    <style:style style:name="Tableau108.1" style:family="table-row">
      <style:table-row-properties style:keep-together="true"/>
    </style:style>
    <style:style style:name="Tableau10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8.B1" style:family="table-cell">
      <style:table-cell-properties style:vertical-align="top" fo:padding-left="0.123cm" fo:padding-right="0.123cm" fo:padding-top="0cm" fo:padding-bottom="0cm" fo:border="0.018cm solid #000000" style:writing-mode="lr-tb"/>
    </style:style>
    <style:style style:name="Tableau109" style:family="table">
      <style:table-properties style:width="16.267cm" fo:margin-left="-0.132cm" table:align="left" style:writing-mode="lr-tb"/>
    </style:style>
    <style:style style:name="Tableau109.A" style:family="table-column">
      <style:table-column-properties style:column-width="8.124cm"/>
    </style:style>
    <style:style style:name="Tableau109.B" style:family="table-column">
      <style:table-column-properties style:column-width="8.142cm"/>
    </style:style>
    <style:style style:name="Tableau109.1" style:family="table-row">
      <style:table-row-properties style:keep-together="true"/>
    </style:style>
    <style:style style:name="Tableau10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09.B1" style:family="table-cell">
      <style:table-cell-properties style:vertical-align="top" fo:padding-left="0.123cm" fo:padding-right="0.123cm" fo:padding-top="0cm" fo:padding-bottom="0cm" fo:border="0.018cm solid #000000" style:writing-mode="lr-tb"/>
    </style:style>
    <style:style style:name="Tableau110" style:family="table">
      <style:table-properties style:width="16.267cm" fo:margin-left="-0.132cm" table:align="left" style:writing-mode="lr-tb"/>
    </style:style>
    <style:style style:name="Tableau110.A" style:family="table-column">
      <style:table-column-properties style:column-width="8.124cm"/>
    </style:style>
    <style:style style:name="Tableau110.B" style:family="table-column">
      <style:table-column-properties style:column-width="8.142cm"/>
    </style:style>
    <style:style style:name="Tableau110.1" style:family="table-row">
      <style:table-row-properties style:keep-together="true"/>
    </style:style>
    <style:style style:name="Tableau1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0.B1" style:family="table-cell">
      <style:table-cell-properties style:vertical-align="top" fo:padding-left="0.123cm" fo:padding-right="0.123cm" fo:padding-top="0cm" fo:padding-bottom="0cm" fo:border="0.018cm solid #000000" style:writing-mode="lr-tb"/>
    </style:style>
    <style:style style:name="Tableau111" style:family="table">
      <style:table-properties style:width="16.267cm" fo:margin-left="-0.132cm" table:align="left" style:writing-mode="lr-tb"/>
    </style:style>
    <style:style style:name="Tableau111.A" style:family="table-column">
      <style:table-column-properties style:column-width="8.124cm"/>
    </style:style>
    <style:style style:name="Tableau111.B" style:family="table-column">
      <style:table-column-properties style:column-width="8.142cm"/>
    </style:style>
    <style:style style:name="Tableau111.1" style:family="table-row">
      <style:table-row-properties style:keep-together="true"/>
    </style:style>
    <style:style style:name="Tableau1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1.B1" style:family="table-cell">
      <style:table-cell-properties style:vertical-align="top" fo:padding-left="0.123cm" fo:padding-right="0.123cm" fo:padding-top="0cm" fo:padding-bottom="0cm" fo:border="0.018cm solid #000000" style:writing-mode="lr-tb"/>
    </style:style>
    <style:style style:name="Tableau112" style:family="table">
      <style:table-properties style:width="16.267cm" fo:margin-left="-0.132cm" table:align="left" style:writing-mode="lr-tb"/>
    </style:style>
    <style:style style:name="Tableau112.A" style:family="table-column">
      <style:table-column-properties style:column-width="8.124cm"/>
    </style:style>
    <style:style style:name="Tableau112.B" style:family="table-column">
      <style:table-column-properties style:column-width="8.142cm"/>
    </style:style>
    <style:style style:name="Tableau112.1" style:family="table-row">
      <style:table-row-properties style:keep-together="true"/>
    </style:style>
    <style:style style:name="Tableau1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2.B1" style:family="table-cell">
      <style:table-cell-properties style:vertical-align="top" fo:padding-left="0.123cm" fo:padding-right="0.123cm" fo:padding-top="0cm" fo:padding-bottom="0cm" fo:border="0.018cm solid #000000" style:writing-mode="lr-tb"/>
    </style:style>
    <style:style style:name="Tableau113" style:family="table">
      <style:table-properties style:width="16.267cm" fo:margin-left="-0.132cm" table:align="left" style:writing-mode="lr-tb"/>
    </style:style>
    <style:style style:name="Tableau113.A" style:family="table-column">
      <style:table-column-properties style:column-width="0.46cm"/>
    </style:style>
    <style:style style:name="Tableau113.B" style:family="table-column">
      <style:table-column-properties style:column-width="2.752cm"/>
    </style:style>
    <style:style style:name="Tableau113.C" style:family="table-column">
      <style:table-column-properties style:column-width="1.739cm"/>
    </style:style>
    <style:style style:name="Tableau113.F" style:family="table-column">
      <style:table-column-properties style:column-width="0.459cm"/>
    </style:style>
    <style:style style:name="Tableau113.I" style:family="table-column">
      <style:table-column-properties style:column-width="1.217cm"/>
    </style:style>
    <style:style style:name="Tableau113.J" style:family="table-column">
      <style:table-column-properties style:column-width="1.199cm"/>
    </style:style>
    <style:style style:name="Tableau113.K" style:family="table-column">
      <style:table-column-properties style:column-width="1.275cm"/>
    </style:style>
    <style:style style:name="Tableau113.L" style:family="table-column">
      <style:table-column-properties style:column-width="0.476cm"/>
    </style:style>
    <style:style style:name="Tableau113.1" style:family="table-row">
      <style:table-row-properties style:keep-together="true"/>
    </style:style>
    <style:style style:name="Tableau113.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13.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113.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113.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13.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13.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13.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13.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13.K5" style:family="table-cell">
      <style:table-cell-properties style:vertical-align="top" fo:padding-left="0.123cm" fo:padding-right="0.123cm" fo:padding-top="0cm" fo:padding-bottom="0cm" fo:border="none" style:writing-mode="lr-tb"/>
    </style:style>
    <style:style style:name="Tableau113.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13.6" style:family="table-row">
      <style:table-row-properties style:keep-together="false"/>
    </style:style>
    <style:style style:name="Tableau113.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3.F8.3" style:family="table-column">
      <style:table-column-properties style:column-width="6.443cm"/>
    </style:style>
    <style:style style:name="Tableau113.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14" style:family="table">
      <style:table-properties style:width="16.267cm" fo:margin-left="-0.132cm" table:align="left" style:writing-mode="lr-tb"/>
    </style:style>
    <style:style style:name="Tableau114.A" style:family="table-column">
      <style:table-column-properties style:column-width="8.124cm"/>
    </style:style>
    <style:style style:name="Tableau114.B" style:family="table-column">
      <style:table-column-properties style:column-width="8.142cm"/>
    </style:style>
    <style:style style:name="Tableau114.1" style:family="table-row">
      <style:table-row-properties style:keep-together="true"/>
    </style:style>
    <style:style style:name="Tableau1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4.B1" style:family="table-cell">
      <style:table-cell-properties style:vertical-align="top" fo:padding-left="0.123cm" fo:padding-right="0.123cm" fo:padding-top="0cm" fo:padding-bottom="0cm" fo:border="0.018cm solid #000000" style:writing-mode="lr-tb"/>
    </style:style>
    <style:style style:name="Tableau11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14.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15" style:family="table">
      <style:table-properties style:width="16.267cm" fo:margin-left="-0.132cm" table:align="left" style:writing-mode="lr-tb"/>
    </style:style>
    <style:style style:name="Tableau115.A" style:family="table-column">
      <style:table-column-properties style:column-width="8.124cm"/>
    </style:style>
    <style:style style:name="Tableau115.B" style:family="table-column">
      <style:table-column-properties style:column-width="8.142cm"/>
    </style:style>
    <style:style style:name="Tableau115.1" style:family="table-row">
      <style:table-row-properties style:keep-together="true"/>
    </style:style>
    <style:style style:name="Tableau11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5.B1" style:family="table-cell">
      <style:table-cell-properties style:vertical-align="top" fo:padding-left="0.123cm" fo:padding-right="0.123cm" fo:padding-top="0cm" fo:padding-bottom="0cm" fo:border="0.018cm solid #000000" style:writing-mode="lr-tb"/>
    </style:style>
    <style:style style:name="Tableau116" style:family="table">
      <style:table-properties style:width="16.267cm" fo:margin-left="-0.132cm" table:align="left" style:writing-mode="lr-tb"/>
    </style:style>
    <style:style style:name="Tableau116.A" style:family="table-column">
      <style:table-column-properties style:column-width="8.124cm"/>
    </style:style>
    <style:style style:name="Tableau116.B" style:family="table-column">
      <style:table-column-properties style:column-width="8.142cm"/>
    </style:style>
    <style:style style:name="Tableau116.1" style:family="table-row">
      <style:table-row-properties style:keep-together="true"/>
    </style:style>
    <style:style style:name="Tableau1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6.B1" style:family="table-cell">
      <style:table-cell-properties style:vertical-align="top" fo:padding-left="0.123cm" fo:padding-right="0.123cm" fo:padding-top="0cm" fo:padding-bottom="0cm" fo:border="0.018cm solid #000000" style:writing-mode="lr-tb"/>
    </style:style>
    <style:style style:name="Tableau117" style:family="table">
      <style:table-properties style:width="17.092cm" fo:margin-left="-0.132cm" fo:margin-right="0.039cm" table:align="margins" style:writing-mode="lr-tb"/>
    </style:style>
    <style:style style:name="Tableau117.A" style:family="table-column">
      <style:table-column-properties style:column-width="6.722cm" style:rel-column-width="25777*"/>
    </style:style>
    <style:style style:name="Tableau117.B" style:family="table-column">
      <style:table-column-properties style:column-width="10.37cm" style:rel-column-width="39758*"/>
    </style:style>
    <style:style style:name="Tableau117.1" style:family="table-row">
      <style:table-row-properties style:keep-together="true"/>
    </style:style>
    <style:style style:name="Tableau1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7.B1" style:family="table-cell">
      <style:table-cell-properties style:vertical-align="top" fo:padding-left="0.123cm" fo:padding-right="0.123cm" fo:padding-top="0cm" fo:padding-bottom="0cm" fo:border="0.018cm solid #000000" style:writing-mode="lr-tb"/>
    </style:style>
    <style:style style:name="Tableau118" style:family="table" style:master-page-name="Standard10">
      <style:table-properties style:width="16.334cm" fo:margin-left="-0.132cm" style:page-number="1" table:align="left" style:writing-mode="lr-tb"/>
    </style:style>
    <style:style style:name="Tableau118.A" style:family="table-column">
      <style:table-column-properties style:column-width="3.298cm"/>
    </style:style>
    <style:style style:name="Tableau118.B" style:family="table-column">
      <style:table-column-properties style:column-width="13.035cm"/>
    </style:style>
    <style:style style:name="Tableau118.1" style:family="table-row">
      <style:table-row-properties style:keep-together="true"/>
    </style:style>
    <style:style style:name="Tableau1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18.B1" style:family="table-cell">
      <style:table-cell-properties style:vertical-align="top" fo:padding-left="0.123cm" fo:padding-right="0.123cm" fo:padding-top="0cm" fo:padding-bottom="0cm" fo:border="0.018cm solid #000000" style:writing-mode="lr-tb"/>
    </style:style>
    <style:style style:name="Tableau119" style:family="table">
      <style:table-properties style:width="16.267cm" fo:margin-left="-0.132cm" table:align="left" style:writing-mode="lr-tb"/>
    </style:style>
    <style:style style:name="Tableau119.A" style:family="table-column">
      <style:table-column-properties style:column-width="5.415cm"/>
    </style:style>
    <style:style style:name="Tableau119.B" style:family="table-column">
      <style:table-column-properties style:column-width="5.417cm"/>
    </style:style>
    <style:style style:name="Tableau119.C" style:family="table-column">
      <style:table-column-properties style:column-width="5.435cm"/>
    </style:style>
    <style:style style:name="Tableau119.1" style:family="table-row">
      <style:table-row-properties style:keep-together="false"/>
    </style:style>
    <style:style style:name="Tableau119.A1" style:family="table-cell">
      <style:table-cell-properties style:vertical-align="top" fo:padding-left="0.123cm" fo:padding-right="0.123cm" fo:padding-top="0cm" fo:padding-bottom="0cm" fo:border="0.018cm solid #000000" style:writing-mode="lr-tb"/>
    </style:style>
    <style:style style:name="Tableau119.2" style:family="table-row">
      <style:table-row-properties style:keep-together="true"/>
    </style:style>
    <style:style style:name="Tableau11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19.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20" style:family="table">
      <style:table-properties style:width="16.267cm" fo:margin-left="-0.132cm" table:align="left" style:writing-mode="lr-tb"/>
    </style:style>
    <style:style style:name="Tableau120.A" style:family="table-column">
      <style:table-column-properties style:column-width="8.162cm"/>
    </style:style>
    <style:style style:name="Tableau120.B" style:family="table-column">
      <style:table-column-properties style:column-width="8.105cm"/>
    </style:style>
    <style:style style:name="Tableau120.1" style:family="table-row">
      <style:table-row-properties style:keep-together="true"/>
    </style:style>
    <style:style style:name="Tableau1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0.B1" style:family="table-cell">
      <style:table-cell-properties style:vertical-align="top" fo:padding-left="0.123cm" fo:padding-right="0.123cm" fo:padding-top="0cm" fo:padding-bottom="0cm" fo:border="0.018cm solid #000000" style:writing-mode="lr-tb"/>
    </style:style>
    <style:style style:name="Tableau121" style:family="table">
      <style:table-properties style:width="16.267cm" fo:margin-left="-0.132cm" table:align="left" style:writing-mode="lr-tb"/>
    </style:style>
    <style:style style:name="Tableau121.A" style:family="table-column">
      <style:table-column-properties style:column-width="8.124cm"/>
    </style:style>
    <style:style style:name="Tableau121.B" style:family="table-column">
      <style:table-column-properties style:column-width="8.142cm"/>
    </style:style>
    <style:style style:name="Tableau121.1" style:family="table-row">
      <style:table-row-properties style:keep-together="true"/>
    </style:style>
    <style:style style:name="Tableau1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1.B1" style:family="table-cell">
      <style:table-cell-properties style:vertical-align="top" fo:padding-left="0.123cm" fo:padding-right="0.123cm" fo:padding-top="0cm" fo:padding-bottom="0cm" fo:border="0.018cm solid #000000" style:writing-mode="lr-tb"/>
    </style:style>
    <style:style style:name="Tableau122" style:family="table">
      <style:table-properties style:width="16.267cm" fo:margin-left="-0.132cm" table:align="left" style:writing-mode="lr-tb"/>
    </style:style>
    <style:style style:name="Tableau122.A" style:family="table-column">
      <style:table-column-properties style:column-width="8.124cm"/>
    </style:style>
    <style:style style:name="Tableau122.B" style:family="table-column">
      <style:table-column-properties style:column-width="8.142cm"/>
    </style:style>
    <style:style style:name="Tableau122.1" style:family="table-row">
      <style:table-row-properties style:keep-together="true"/>
    </style:style>
    <style:style style:name="Tableau1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2.B1" style:family="table-cell">
      <style:table-cell-properties style:vertical-align="top" fo:padding-left="0.123cm" fo:padding-right="0.123cm" fo:padding-top="0cm" fo:padding-bottom="0cm" fo:border="0.018cm solid #000000" style:writing-mode="lr-tb"/>
    </style:style>
    <style:style style:name="Tableau123" style:family="table">
      <style:table-properties style:width="16.267cm" fo:margin-left="-0.132cm" table:align="left" style:writing-mode="lr-tb"/>
    </style:style>
    <style:style style:name="Tableau123.A" style:family="table-column">
      <style:table-column-properties style:column-width="8.124cm"/>
    </style:style>
    <style:style style:name="Tableau123.B" style:family="table-column">
      <style:table-column-properties style:column-width="8.142cm"/>
    </style:style>
    <style:style style:name="Tableau123.1" style:family="table-row">
      <style:table-row-properties style:keep-together="true"/>
    </style:style>
    <style:style style:name="Tableau12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3.B1" style:family="table-cell">
      <style:table-cell-properties style:vertical-align="top" fo:padding-left="0.123cm" fo:padding-right="0.123cm" fo:padding-top="0cm" fo:padding-bottom="0cm" fo:border="0.018cm solid #000000" style:writing-mode="lr-tb"/>
    </style:style>
    <style:style style:name="Tableau124" style:family="table">
      <style:table-properties style:width="16.267cm" fo:margin-left="-0.132cm" table:align="left" style:writing-mode="lr-tb"/>
    </style:style>
    <style:style style:name="Tableau124.A" style:family="table-column">
      <style:table-column-properties style:column-width="8.124cm"/>
    </style:style>
    <style:style style:name="Tableau124.B" style:family="table-column">
      <style:table-column-properties style:column-width="8.142cm"/>
    </style:style>
    <style:style style:name="Tableau124.1" style:family="table-row">
      <style:table-row-properties style:keep-together="true"/>
    </style:style>
    <style:style style:name="Tableau1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4.B1" style:family="table-cell">
      <style:table-cell-properties style:vertical-align="top" fo:padding-left="0.123cm" fo:padding-right="0.123cm" fo:padding-top="0cm" fo:padding-bottom="0cm" fo:border="0.018cm solid #000000" style:writing-mode="lr-tb"/>
    </style:style>
    <style:style style:name="Tableau125" style:family="table">
      <style:table-properties style:width="16.267cm" fo:margin-left="-0.132cm" table:align="left" style:writing-mode="lr-tb"/>
    </style:style>
    <style:style style:name="Tableau125.A" style:family="table-column">
      <style:table-column-properties style:column-width="8.124cm"/>
    </style:style>
    <style:style style:name="Tableau125.B" style:family="table-column">
      <style:table-column-properties style:column-width="8.142cm"/>
    </style:style>
    <style:style style:name="Tableau125.1" style:family="table-row">
      <style:table-row-properties style:keep-together="true"/>
    </style:style>
    <style:style style:name="Tableau1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5.B1" style:family="table-cell">
      <style:table-cell-properties style:vertical-align="top" fo:padding-left="0.123cm" fo:padding-right="0.123cm" fo:padding-top="0cm" fo:padding-bottom="0cm" fo:border="0.018cm solid #000000" style:writing-mode="lr-tb"/>
    </style:style>
    <style:style style:name="Tableau126" style:family="table">
      <style:table-properties style:width="16.267cm" fo:margin-left="-0.132cm" table:align="left" style:writing-mode="lr-tb"/>
    </style:style>
    <style:style style:name="Tableau126.A" style:family="table-column">
      <style:table-column-properties style:column-width="0.46cm"/>
    </style:style>
    <style:style style:name="Tableau126.B" style:family="table-column">
      <style:table-column-properties style:column-width="2.752cm"/>
    </style:style>
    <style:style style:name="Tableau126.C" style:family="table-column">
      <style:table-column-properties style:column-width="1.739cm"/>
    </style:style>
    <style:style style:name="Tableau126.F" style:family="table-column">
      <style:table-column-properties style:column-width="0.459cm"/>
    </style:style>
    <style:style style:name="Tableau126.I" style:family="table-column">
      <style:table-column-properties style:column-width="1.217cm"/>
    </style:style>
    <style:style style:name="Tableau126.J" style:family="table-column">
      <style:table-column-properties style:column-width="1.199cm"/>
    </style:style>
    <style:style style:name="Tableau126.K" style:family="table-column">
      <style:table-column-properties style:column-width="1.275cm"/>
    </style:style>
    <style:style style:name="Tableau126.L" style:family="table-column">
      <style:table-column-properties style:column-width="0.476cm"/>
    </style:style>
    <style:style style:name="Tableau126.1" style:family="table-row">
      <style:table-row-properties style:keep-together="true"/>
    </style:style>
    <style:style style:name="Tableau126.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2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126.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126.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26.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26.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26.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26.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26.K5" style:family="table-cell">
      <style:table-cell-properties style:vertical-align="top" fo:padding-left="0.123cm" fo:padding-right="0.123cm" fo:padding-top="0cm" fo:padding-bottom="0cm" fo:border="none" style:writing-mode="lr-tb"/>
    </style:style>
    <style:style style:name="Tableau126.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26.6" style:family="table-row">
      <style:table-row-properties style:keep-together="false"/>
    </style:style>
    <style:style style:name="Tableau126.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6.F8.3" style:family="table-column">
      <style:table-column-properties style:column-width="6.443cm"/>
    </style:style>
    <style:style style:name="Tableau126.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27" style:family="table">
      <style:table-properties style:width="16.267cm" fo:margin-left="-0.132cm" table:align="left" style:writing-mode="lr-tb"/>
    </style:style>
    <style:style style:name="Tableau127.A" style:family="table-column">
      <style:table-column-properties style:column-width="8.124cm"/>
    </style:style>
    <style:style style:name="Tableau127.B" style:family="table-column">
      <style:table-column-properties style:column-width="8.142cm"/>
    </style:style>
    <style:style style:name="Tableau127.1" style:family="table-row">
      <style:table-row-properties style:keep-together="true"/>
    </style:style>
    <style:style style:name="Tableau1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7.B1" style:family="table-cell">
      <style:table-cell-properties style:vertical-align="top" fo:padding-left="0.123cm" fo:padding-right="0.123cm" fo:padding-top="0cm" fo:padding-bottom="0cm" fo:border="0.018cm solid #000000" style:writing-mode="lr-tb"/>
    </style:style>
    <style:style style:name="Tableau12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27.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28" style:family="table">
      <style:table-properties style:width="16.267cm" fo:margin-left="-0.132cm" table:align="left" style:writing-mode="lr-tb"/>
    </style:style>
    <style:style style:name="Tableau128.A" style:family="table-column">
      <style:table-column-properties style:column-width="8.124cm"/>
    </style:style>
    <style:style style:name="Tableau128.B" style:family="table-column">
      <style:table-column-properties style:column-width="8.142cm"/>
    </style:style>
    <style:style style:name="Tableau128.1" style:family="table-row">
      <style:table-row-properties style:keep-together="true"/>
    </style:style>
    <style:style style:name="Tableau1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8.B1" style:family="table-cell">
      <style:table-cell-properties style:vertical-align="top" fo:padding-left="0.123cm" fo:padding-right="0.123cm" fo:padding-top="0cm" fo:padding-bottom="0cm" fo:border="0.018cm solid #000000" style:writing-mode="lr-tb"/>
    </style:style>
    <style:style style:name="Tableau129" style:family="table">
      <style:table-properties style:width="16.267cm" fo:margin-left="-0.132cm" table:align="left" style:writing-mode="lr-tb"/>
    </style:style>
    <style:style style:name="Tableau129.A" style:family="table-column">
      <style:table-column-properties style:column-width="8.124cm"/>
    </style:style>
    <style:style style:name="Tableau129.B" style:family="table-column">
      <style:table-column-properties style:column-width="8.142cm"/>
    </style:style>
    <style:style style:name="Tableau129.1" style:family="table-row">
      <style:table-row-properties style:keep-together="true"/>
    </style:style>
    <style:style style:name="Tableau12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9.B1" style:family="table-cell">
      <style:table-cell-properties style:vertical-align="top" fo:padding-left="0.123cm" fo:padding-right="0.123cm" fo:padding-top="0cm" fo:padding-bottom="0cm" fo:border="0.018cm solid #000000" style:writing-mode="lr-tb"/>
    </style:style>
    <style:style style:name="Tableau130" style:family="table">
      <style:table-properties style:width="17.092cm" fo:margin-left="-0.132cm" fo:margin-right="0.039cm" table:align="margins" style:writing-mode="lr-tb"/>
    </style:style>
    <style:style style:name="Tableau130.A" style:family="table-column">
      <style:table-column-properties style:column-width="6.722cm" style:rel-column-width="25777*"/>
    </style:style>
    <style:style style:name="Tableau130.B" style:family="table-column">
      <style:table-column-properties style:column-width="10.37cm" style:rel-column-width="39758*"/>
    </style:style>
    <style:style style:name="Tableau130.1" style:family="table-row">
      <style:table-row-properties style:keep-together="true"/>
    </style:style>
    <style:style style:name="Tableau13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0.B1" style:family="table-cell">
      <style:table-cell-properties style:vertical-align="top" fo:padding-left="0.123cm" fo:padding-right="0.123cm" fo:padding-top="0cm" fo:padding-bottom="0cm" fo:border="0.018cm solid #000000" style:writing-mode="lr-tb"/>
    </style:style>
    <style:style style:name="Tableau131" style:family="table" style:master-page-name="Standard11">
      <style:table-properties style:width="16.334cm" fo:margin-left="-0.132cm" style:page-number="1" table:align="left" style:writing-mode="lr-tb"/>
    </style:style>
    <style:style style:name="Tableau131.A" style:family="table-column">
      <style:table-column-properties style:column-width="3.298cm"/>
    </style:style>
    <style:style style:name="Tableau131.B" style:family="table-column">
      <style:table-column-properties style:column-width="13.035cm"/>
    </style:style>
    <style:style style:name="Tableau131.1" style:family="table-row">
      <style:table-row-properties style:keep-together="true"/>
    </style:style>
    <style:style style:name="Tableau13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1.B1" style:family="table-cell">
      <style:table-cell-properties style:vertical-align="top" fo:padding-left="0.123cm" fo:padding-right="0.123cm" fo:padding-top="0cm" fo:padding-bottom="0cm" fo:border="0.018cm solid #000000" style:writing-mode="lr-tb"/>
    </style:style>
    <style:style style:name="Tableau132" style:family="table">
      <style:table-properties style:width="16.267cm" fo:margin-left="-0.132cm" table:align="left" style:writing-mode="lr-tb"/>
    </style:style>
    <style:style style:name="Tableau132.A" style:family="table-column">
      <style:table-column-properties style:column-width="5.415cm"/>
    </style:style>
    <style:style style:name="Tableau132.B" style:family="table-column">
      <style:table-column-properties style:column-width="5.417cm"/>
    </style:style>
    <style:style style:name="Tableau132.C" style:family="table-column">
      <style:table-column-properties style:column-width="5.435cm"/>
    </style:style>
    <style:style style:name="Tableau132.1" style:family="table-row">
      <style:table-row-properties style:keep-together="false"/>
    </style:style>
    <style:style style:name="Tableau132.A1" style:family="table-cell">
      <style:table-cell-properties style:vertical-align="top" fo:padding-left="0.123cm" fo:padding-right="0.123cm" fo:padding-top="0cm" fo:padding-bottom="0cm" fo:border="0.018cm solid #000000" style:writing-mode="lr-tb"/>
    </style:style>
    <style:style style:name="Tableau132.2" style:family="table-row">
      <style:table-row-properties style:keep-together="true"/>
    </style:style>
    <style:style style:name="Tableau13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32.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33" style:family="table">
      <style:table-properties style:width="16.267cm" fo:margin-left="-0.132cm" table:align="left" style:writing-mode="lr-tb"/>
    </style:style>
    <style:style style:name="Tableau133.A" style:family="table-column">
      <style:table-column-properties style:column-width="8.162cm"/>
    </style:style>
    <style:style style:name="Tableau133.B" style:family="table-column">
      <style:table-column-properties style:column-width="8.105cm"/>
    </style:style>
    <style:style style:name="Tableau133.1" style:family="table-row">
      <style:table-row-properties style:keep-together="true"/>
    </style:style>
    <style:style style:name="Tableau13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3.B1" style:family="table-cell">
      <style:table-cell-properties style:vertical-align="top" fo:padding-left="0.123cm" fo:padding-right="0.123cm" fo:padding-top="0cm" fo:padding-bottom="0cm" fo:border="0.018cm solid #000000" style:writing-mode="lr-tb"/>
    </style:style>
    <style:style style:name="Tableau134" style:family="table">
      <style:table-properties style:width="16.267cm" fo:margin-left="-0.132cm" table:align="left" style:writing-mode="lr-tb"/>
    </style:style>
    <style:style style:name="Tableau134.A" style:family="table-column">
      <style:table-column-properties style:column-width="8.124cm"/>
    </style:style>
    <style:style style:name="Tableau134.B" style:family="table-column">
      <style:table-column-properties style:column-width="8.142cm"/>
    </style:style>
    <style:style style:name="Tableau134.1" style:family="table-row">
      <style:table-row-properties style:keep-together="true"/>
    </style:style>
    <style:style style:name="Tableau13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4.B1" style:family="table-cell">
      <style:table-cell-properties style:vertical-align="top" fo:padding-left="0.123cm" fo:padding-right="0.123cm" fo:padding-top="0cm" fo:padding-bottom="0cm" fo:border="0.018cm solid #000000" style:writing-mode="lr-tb"/>
    </style:style>
    <style:style style:name="Tableau135" style:family="table">
      <style:table-properties style:width="16.267cm" fo:margin-left="-0.132cm" table:align="left" style:writing-mode="lr-tb"/>
    </style:style>
    <style:style style:name="Tableau135.A" style:family="table-column">
      <style:table-column-properties style:column-width="8.124cm"/>
    </style:style>
    <style:style style:name="Tableau135.B" style:family="table-column">
      <style:table-column-properties style:column-width="8.142cm"/>
    </style:style>
    <style:style style:name="Tableau135.1" style:family="table-row">
      <style:table-row-properties style:keep-together="true"/>
    </style:style>
    <style:style style:name="Tableau13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5.B1" style:family="table-cell">
      <style:table-cell-properties style:vertical-align="top" fo:padding-left="0.123cm" fo:padding-right="0.123cm" fo:padding-top="0cm" fo:padding-bottom="0cm" fo:border="0.018cm solid #000000" style:writing-mode="lr-tb"/>
    </style:style>
    <style:style style:name="Tableau136" style:family="table">
      <style:table-properties style:width="16.267cm" fo:margin-left="-0.132cm" table:align="left" style:writing-mode="lr-tb"/>
    </style:style>
    <style:style style:name="Tableau136.A" style:family="table-column">
      <style:table-column-properties style:column-width="8.124cm"/>
    </style:style>
    <style:style style:name="Tableau136.B" style:family="table-column">
      <style:table-column-properties style:column-width="8.142cm"/>
    </style:style>
    <style:style style:name="Tableau136.1" style:family="table-row">
      <style:table-row-properties style:keep-together="true"/>
    </style:style>
    <style:style style:name="Tableau1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6.B1" style:family="table-cell">
      <style:table-cell-properties style:vertical-align="top" fo:padding-left="0.123cm" fo:padding-right="0.123cm" fo:padding-top="0cm" fo:padding-bottom="0cm" fo:border="0.018cm solid #000000" style:writing-mode="lr-tb"/>
    </style:style>
    <style:style style:name="Tableau137" style:family="table">
      <style:table-properties style:width="16.267cm" fo:margin-left="-0.132cm" table:align="left" style:writing-mode="lr-tb"/>
    </style:style>
    <style:style style:name="Tableau137.A" style:family="table-column">
      <style:table-column-properties style:column-width="8.124cm"/>
    </style:style>
    <style:style style:name="Tableau137.B" style:family="table-column">
      <style:table-column-properties style:column-width="8.142cm"/>
    </style:style>
    <style:style style:name="Tableau137.1" style:family="table-row">
      <style:table-row-properties style:keep-together="true"/>
    </style:style>
    <style:style style:name="Tableau13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7.B1" style:family="table-cell">
      <style:table-cell-properties style:vertical-align="top" fo:padding-left="0.123cm" fo:padding-right="0.123cm" fo:padding-top="0cm" fo:padding-bottom="0cm" fo:border="0.018cm solid #000000" style:writing-mode="lr-tb"/>
    </style:style>
    <style:style style:name="Tableau138" style:family="table">
      <style:table-properties style:width="16.267cm" fo:margin-left="-0.132cm" table:align="left" style:writing-mode="lr-tb"/>
    </style:style>
    <style:style style:name="Tableau138.A" style:family="table-column">
      <style:table-column-properties style:column-width="8.124cm"/>
    </style:style>
    <style:style style:name="Tableau138.B" style:family="table-column">
      <style:table-column-properties style:column-width="8.142cm"/>
    </style:style>
    <style:style style:name="Tableau138.1" style:family="table-row">
      <style:table-row-properties style:keep-together="true"/>
    </style:style>
    <style:style style:name="Tableau13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8.B1" style:family="table-cell">
      <style:table-cell-properties style:vertical-align="top" fo:padding-left="0.123cm" fo:padding-right="0.123cm" fo:padding-top="0cm" fo:padding-bottom="0cm" fo:border="0.018cm solid #000000" style:writing-mode="lr-tb"/>
    </style:style>
    <style:style style:name="Tableau139" style:family="table">
      <style:table-properties style:width="16.267cm" fo:margin-left="-0.132cm" table:align="left" style:writing-mode="lr-tb"/>
    </style:style>
    <style:style style:name="Tableau139.A" style:family="table-column">
      <style:table-column-properties style:column-width="0.46cm"/>
    </style:style>
    <style:style style:name="Tableau139.B" style:family="table-column">
      <style:table-column-properties style:column-width="2.752cm"/>
    </style:style>
    <style:style style:name="Tableau139.C" style:family="table-column">
      <style:table-column-properties style:column-width="1.739cm"/>
    </style:style>
    <style:style style:name="Tableau139.F" style:family="table-column">
      <style:table-column-properties style:column-width="0.459cm"/>
    </style:style>
    <style:style style:name="Tableau139.I" style:family="table-column">
      <style:table-column-properties style:column-width="1.217cm"/>
    </style:style>
    <style:style style:name="Tableau139.J" style:family="table-column">
      <style:table-column-properties style:column-width="1.199cm"/>
    </style:style>
    <style:style style:name="Tableau139.K" style:family="table-column">
      <style:table-column-properties style:column-width="1.275cm"/>
    </style:style>
    <style:style style:name="Tableau139.L" style:family="table-column">
      <style:table-column-properties style:column-width="0.476cm"/>
    </style:style>
    <style:style style:name="Tableau139.1" style:family="table-row">
      <style:table-row-properties style:keep-together="true"/>
    </style:style>
    <style:style style:name="Tableau139.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39.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139.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139.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39.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3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39.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39.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39.K5" style:family="table-cell">
      <style:table-cell-properties style:vertical-align="top" fo:padding-left="0.123cm" fo:padding-right="0.123cm" fo:padding-top="0cm" fo:padding-bottom="0cm" fo:border="none" style:writing-mode="lr-tb"/>
    </style:style>
    <style:style style:name="Tableau139.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39.6" style:family="table-row">
      <style:table-row-properties style:keep-together="false"/>
    </style:style>
    <style:style style:name="Tableau139.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9.F8.3" style:family="table-column">
      <style:table-column-properties style:column-width="6.443cm"/>
    </style:style>
    <style:style style:name="Tableau139.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40" style:family="table">
      <style:table-properties style:width="16.267cm" fo:margin-left="-0.132cm" table:align="left" style:writing-mode="lr-tb"/>
    </style:style>
    <style:style style:name="Tableau140.A" style:family="table-column">
      <style:table-column-properties style:column-width="8.124cm"/>
    </style:style>
    <style:style style:name="Tableau140.B" style:family="table-column">
      <style:table-column-properties style:column-width="8.142cm"/>
    </style:style>
    <style:style style:name="Tableau140.1" style:family="table-row">
      <style:table-row-properties style:keep-together="true"/>
    </style:style>
    <style:style style:name="Tableau14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0.B1" style:family="table-cell">
      <style:table-cell-properties style:vertical-align="top" fo:padding-left="0.123cm" fo:padding-right="0.123cm" fo:padding-top="0cm" fo:padding-bottom="0cm" fo:border="0.018cm solid #000000" style:writing-mode="lr-tb"/>
    </style:style>
    <style:style style:name="Tableau14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40.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41" style:family="table">
      <style:table-properties style:width="16.267cm" fo:margin-left="-0.132cm" table:align="left" style:writing-mode="lr-tb"/>
    </style:style>
    <style:style style:name="Tableau141.A" style:family="table-column">
      <style:table-column-properties style:column-width="8.124cm"/>
    </style:style>
    <style:style style:name="Tableau141.B" style:family="table-column">
      <style:table-column-properties style:column-width="8.142cm"/>
    </style:style>
    <style:style style:name="Tableau141.1" style:family="table-row">
      <style:table-row-properties style:keep-together="true"/>
    </style:style>
    <style:style style:name="Tableau14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1.B1" style:family="table-cell">
      <style:table-cell-properties style:vertical-align="top" fo:padding-left="0.123cm" fo:padding-right="0.123cm" fo:padding-top="0cm" fo:padding-bottom="0cm" fo:border="0.018cm solid #000000" style:writing-mode="lr-tb"/>
    </style:style>
    <style:style style:name="Tableau142" style:family="table">
      <style:table-properties style:width="16.267cm" fo:margin-left="-0.132cm" table:align="left" style:writing-mode="lr-tb"/>
    </style:style>
    <style:style style:name="Tableau142.A" style:family="table-column">
      <style:table-column-properties style:column-width="8.124cm"/>
    </style:style>
    <style:style style:name="Tableau142.B" style:family="table-column">
      <style:table-column-properties style:column-width="8.142cm"/>
    </style:style>
    <style:style style:name="Tableau142.1" style:family="table-row">
      <style:table-row-properties style:keep-together="true"/>
    </style:style>
    <style:style style:name="Tableau14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2.B1" style:family="table-cell">
      <style:table-cell-properties style:vertical-align="top" fo:padding-left="0.123cm" fo:padding-right="0.123cm" fo:padding-top="0cm" fo:padding-bottom="0cm" fo:border="0.018cm solid #000000" style:writing-mode="lr-tb"/>
    </style:style>
    <style:style style:name="Tableau143" style:family="table">
      <style:table-properties style:width="17.092cm" fo:margin-left="-0.132cm" fo:margin-right="0.039cm" table:align="margins" style:writing-mode="lr-tb"/>
    </style:style>
    <style:style style:name="Tableau143.A" style:family="table-column">
      <style:table-column-properties style:column-width="6.722cm" style:rel-column-width="25777*"/>
    </style:style>
    <style:style style:name="Tableau143.B" style:family="table-column">
      <style:table-column-properties style:column-width="10.37cm" style:rel-column-width="39758*"/>
    </style:style>
    <style:style style:name="Tableau143.1" style:family="table-row">
      <style:table-row-properties style:keep-together="true"/>
    </style:style>
    <style:style style:name="Tableau14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3.B1" style:family="table-cell">
      <style:table-cell-properties style:vertical-align="top" fo:padding-left="0.123cm" fo:padding-right="0.123cm" fo:padding-top="0cm" fo:padding-bottom="0cm" fo:border="0.018cm solid #000000" style:writing-mode="lr-tb"/>
    </style:style>
    <style:style style:name="Tableau144" style:family="table" style:master-page-name="Standard12">
      <style:table-properties style:width="16.334cm" fo:margin-left="-0.132cm" style:page-number="1" table:align="left" style:writing-mode="lr-tb"/>
    </style:style>
    <style:style style:name="Tableau144.A" style:family="table-column">
      <style:table-column-properties style:column-width="3.298cm"/>
    </style:style>
    <style:style style:name="Tableau144.B" style:family="table-column">
      <style:table-column-properties style:column-width="13.035cm"/>
    </style:style>
    <style:style style:name="Tableau144.1" style:family="table-row">
      <style:table-row-properties style:keep-together="true"/>
    </style:style>
    <style:style style:name="Tableau14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4.B1" style:family="table-cell">
      <style:table-cell-properties style:vertical-align="top" fo:padding-left="0.123cm" fo:padding-right="0.123cm" fo:padding-top="0cm" fo:padding-bottom="0cm" fo:border="0.018cm solid #000000" style:writing-mode="lr-tb"/>
    </style:style>
    <style:style style:name="Tableau145" style:family="table">
      <style:table-properties style:width="16.267cm" fo:margin-left="-0.132cm" table:align="left" style:writing-mode="lr-tb"/>
    </style:style>
    <style:style style:name="Tableau145.A" style:family="table-column">
      <style:table-column-properties style:column-width="5.415cm"/>
    </style:style>
    <style:style style:name="Tableau145.B" style:family="table-column">
      <style:table-column-properties style:column-width="5.417cm"/>
    </style:style>
    <style:style style:name="Tableau145.C" style:family="table-column">
      <style:table-column-properties style:column-width="5.435cm"/>
    </style:style>
    <style:style style:name="Tableau145.1" style:family="table-row">
      <style:table-row-properties style:keep-together="false"/>
    </style:style>
    <style:style style:name="Tableau145.A1" style:family="table-cell">
      <style:table-cell-properties style:vertical-align="top" fo:padding-left="0.123cm" fo:padding-right="0.123cm" fo:padding-top="0cm" fo:padding-bottom="0cm" fo:border="0.018cm solid #000000" style:writing-mode="lr-tb"/>
    </style:style>
    <style:style style:name="Tableau145.2" style:family="table-row">
      <style:table-row-properties style:keep-together="true"/>
    </style:style>
    <style:style style:name="Tableau14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45.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46" style:family="table">
      <style:table-properties style:width="16.267cm" fo:margin-left="-0.132cm" table:align="left" style:writing-mode="lr-tb"/>
    </style:style>
    <style:style style:name="Tableau146.A" style:family="table-column">
      <style:table-column-properties style:column-width="8.162cm"/>
    </style:style>
    <style:style style:name="Tableau146.B" style:family="table-column">
      <style:table-column-properties style:column-width="8.105cm"/>
    </style:style>
    <style:style style:name="Tableau146.1" style:family="table-row">
      <style:table-row-properties style:keep-together="true"/>
    </style:style>
    <style:style style:name="Tableau14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6.B1" style:family="table-cell">
      <style:table-cell-properties style:vertical-align="top" fo:padding-left="0.123cm" fo:padding-right="0.123cm" fo:padding-top="0cm" fo:padding-bottom="0cm" fo:border="0.018cm solid #000000" style:writing-mode="lr-tb"/>
    </style:style>
    <style:style style:name="Tableau147" style:family="table">
      <style:table-properties style:width="16.267cm" fo:margin-left="-0.132cm" table:align="left" style:writing-mode="lr-tb"/>
    </style:style>
    <style:style style:name="Tableau147.A" style:family="table-column">
      <style:table-column-properties style:column-width="8.124cm"/>
    </style:style>
    <style:style style:name="Tableau147.B" style:family="table-column">
      <style:table-column-properties style:column-width="8.142cm"/>
    </style:style>
    <style:style style:name="Tableau147.1" style:family="table-row">
      <style:table-row-properties style:keep-together="true"/>
    </style:style>
    <style:style style:name="Tableau14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7.B1" style:family="table-cell">
      <style:table-cell-properties style:vertical-align="top" fo:padding-left="0.123cm" fo:padding-right="0.123cm" fo:padding-top="0cm" fo:padding-bottom="0cm" fo:border="0.018cm solid #000000" style:writing-mode="lr-tb"/>
    </style:style>
    <style:style style:name="Tableau148" style:family="table">
      <style:table-properties style:width="16.267cm" fo:margin-left="-0.132cm" table:align="left" style:writing-mode="lr-tb"/>
    </style:style>
    <style:style style:name="Tableau148.A" style:family="table-column">
      <style:table-column-properties style:column-width="8.124cm"/>
    </style:style>
    <style:style style:name="Tableau148.B" style:family="table-column">
      <style:table-column-properties style:column-width="8.142cm"/>
    </style:style>
    <style:style style:name="Tableau148.1" style:family="table-row">
      <style:table-row-properties style:keep-together="true"/>
    </style:style>
    <style:style style:name="Tableau14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8.B1" style:family="table-cell">
      <style:table-cell-properties style:vertical-align="top" fo:padding-left="0.123cm" fo:padding-right="0.123cm" fo:padding-top="0cm" fo:padding-bottom="0cm" fo:border="0.018cm solid #000000" style:writing-mode="lr-tb"/>
    </style:style>
    <style:style style:name="Tableau149" style:family="table">
      <style:table-properties style:width="16.267cm" fo:margin-left="-0.132cm" table:align="left" style:writing-mode="lr-tb"/>
    </style:style>
    <style:style style:name="Tableau149.A" style:family="table-column">
      <style:table-column-properties style:column-width="8.124cm"/>
    </style:style>
    <style:style style:name="Tableau149.B" style:family="table-column">
      <style:table-column-properties style:column-width="8.142cm"/>
    </style:style>
    <style:style style:name="Tableau149.1" style:family="table-row">
      <style:table-row-properties style:keep-together="true"/>
    </style:style>
    <style:style style:name="Tableau14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9.B1" style:family="table-cell">
      <style:table-cell-properties style:vertical-align="top" fo:padding-left="0.123cm" fo:padding-right="0.123cm" fo:padding-top="0cm" fo:padding-bottom="0cm" fo:border="0.018cm solid #000000" style:writing-mode="lr-tb"/>
    </style:style>
    <style:style style:name="Tableau150" style:family="table">
      <style:table-properties style:width="16.267cm" fo:margin-left="-0.132cm" table:align="left" style:writing-mode="lr-tb"/>
    </style:style>
    <style:style style:name="Tableau150.A" style:family="table-column">
      <style:table-column-properties style:column-width="8.124cm"/>
    </style:style>
    <style:style style:name="Tableau150.B" style:family="table-column">
      <style:table-column-properties style:column-width="8.142cm"/>
    </style:style>
    <style:style style:name="Tableau150.1" style:family="table-row">
      <style:table-row-properties style:keep-together="true"/>
    </style:style>
    <style:style style:name="Tableau15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0.B1" style:family="table-cell">
      <style:table-cell-properties style:vertical-align="top" fo:padding-left="0.123cm" fo:padding-right="0.123cm" fo:padding-top="0cm" fo:padding-bottom="0cm" fo:border="0.018cm solid #000000" style:writing-mode="lr-tb"/>
    </style:style>
    <style:style style:name="Tableau151" style:family="table">
      <style:table-properties style:width="16.267cm" fo:margin-left="-0.132cm" table:align="left" style:writing-mode="lr-tb"/>
    </style:style>
    <style:style style:name="Tableau151.A" style:family="table-column">
      <style:table-column-properties style:column-width="8.124cm"/>
    </style:style>
    <style:style style:name="Tableau151.B" style:family="table-column">
      <style:table-column-properties style:column-width="8.142cm"/>
    </style:style>
    <style:style style:name="Tableau151.1" style:family="table-row">
      <style:table-row-properties style:keep-together="true"/>
    </style:style>
    <style:style style:name="Tableau15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1.B1" style:family="table-cell">
      <style:table-cell-properties style:vertical-align="top" fo:padding-left="0.123cm" fo:padding-right="0.123cm" fo:padding-top="0cm" fo:padding-bottom="0cm" fo:border="0.018cm solid #000000" style:writing-mode="lr-tb"/>
    </style:style>
    <style:style style:name="Tableau152" style:family="table">
      <style:table-properties style:width="16.267cm" fo:margin-left="-0.132cm" table:align="left" style:writing-mode="lr-tb"/>
    </style:style>
    <style:style style:name="Tableau152.A" style:family="table-column">
      <style:table-column-properties style:column-width="0.46cm"/>
    </style:style>
    <style:style style:name="Tableau152.B" style:family="table-column">
      <style:table-column-properties style:column-width="2.752cm"/>
    </style:style>
    <style:style style:name="Tableau152.C" style:family="table-column">
      <style:table-column-properties style:column-width="1.739cm"/>
    </style:style>
    <style:style style:name="Tableau152.F" style:family="table-column">
      <style:table-column-properties style:column-width="0.459cm"/>
    </style:style>
    <style:style style:name="Tableau152.I" style:family="table-column">
      <style:table-column-properties style:column-width="1.217cm"/>
    </style:style>
    <style:style style:name="Tableau152.J" style:family="table-column">
      <style:table-column-properties style:column-width="1.199cm"/>
    </style:style>
    <style:style style:name="Tableau152.K" style:family="table-column">
      <style:table-column-properties style:column-width="1.275cm"/>
    </style:style>
    <style:style style:name="Tableau152.L" style:family="table-column">
      <style:table-column-properties style:column-width="0.476cm"/>
    </style:style>
    <style:style style:name="Tableau152.1" style:family="table-row">
      <style:table-row-properties style:keep-together="true"/>
    </style:style>
    <style:style style:name="Tableau15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5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152.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152.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5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52.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52.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52.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52.K5" style:family="table-cell">
      <style:table-cell-properties style:vertical-align="top" fo:padding-left="0.123cm" fo:padding-right="0.123cm" fo:padding-top="0cm" fo:padding-bottom="0cm" fo:border="none" style:writing-mode="lr-tb"/>
    </style:style>
    <style:style style:name="Tableau152.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52.6" style:family="table-row">
      <style:table-row-properties style:keep-together="false"/>
    </style:style>
    <style:style style:name="Tableau152.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2.F8.3" style:family="table-column">
      <style:table-column-properties style:column-width="6.443cm"/>
    </style:style>
    <style:style style:name="Tableau152.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53" style:family="table">
      <style:table-properties style:width="16.267cm" fo:margin-left="-0.132cm" table:align="left" style:writing-mode="lr-tb"/>
    </style:style>
    <style:style style:name="Tableau153.A" style:family="table-column">
      <style:table-column-properties style:column-width="8.124cm"/>
    </style:style>
    <style:style style:name="Tableau153.B" style:family="table-column">
      <style:table-column-properties style:column-width="8.142cm"/>
    </style:style>
    <style:style style:name="Tableau153.1" style:family="table-row">
      <style:table-row-properties style:keep-together="true"/>
    </style:style>
    <style:style style:name="Tableau15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3.B1" style:family="table-cell">
      <style:table-cell-properties style:vertical-align="top" fo:padding-left="0.123cm" fo:padding-right="0.123cm" fo:padding-top="0cm" fo:padding-bottom="0cm" fo:border="0.018cm solid #000000" style:writing-mode="lr-tb"/>
    </style:style>
    <style:style style:name="Tableau15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5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54" style:family="table">
      <style:table-properties style:width="16.267cm" fo:margin-left="-0.132cm" table:align="left" style:writing-mode="lr-tb"/>
    </style:style>
    <style:style style:name="Tableau154.A" style:family="table-column">
      <style:table-column-properties style:column-width="8.124cm"/>
    </style:style>
    <style:style style:name="Tableau154.B" style:family="table-column">
      <style:table-column-properties style:column-width="8.142cm"/>
    </style:style>
    <style:style style:name="Tableau154.1" style:family="table-row">
      <style:table-row-properties style:keep-together="true"/>
    </style:style>
    <style:style style:name="Tableau15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4.B1" style:family="table-cell">
      <style:table-cell-properties style:vertical-align="top" fo:padding-left="0.123cm" fo:padding-right="0.123cm" fo:padding-top="0cm" fo:padding-bottom="0cm" fo:border="0.018cm solid #000000" style:writing-mode="lr-tb"/>
    </style:style>
    <style:style style:name="Tableau155" style:family="table">
      <style:table-properties style:width="16.267cm" fo:margin-left="-0.132cm" table:align="left" style:writing-mode="lr-tb"/>
    </style:style>
    <style:style style:name="Tableau155.A" style:family="table-column">
      <style:table-column-properties style:column-width="8.124cm"/>
    </style:style>
    <style:style style:name="Tableau155.B" style:family="table-column">
      <style:table-column-properties style:column-width="8.142cm"/>
    </style:style>
    <style:style style:name="Tableau155.1" style:family="table-row">
      <style:table-row-properties style:keep-together="true"/>
    </style:style>
    <style:style style:name="Tableau15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5.B1" style:family="table-cell">
      <style:table-cell-properties style:vertical-align="top" fo:padding-left="0.123cm" fo:padding-right="0.123cm" fo:padding-top="0cm" fo:padding-bottom="0cm" fo:border="0.018cm solid #000000" style:writing-mode="lr-tb"/>
    </style:style>
    <style:style style:name="Tableau156" style:family="table">
      <style:table-properties style:width="17.092cm" fo:margin-left="-0.132cm" fo:margin-right="0.039cm" table:align="margins" style:writing-mode="lr-tb"/>
    </style:style>
    <style:style style:name="Tableau156.A" style:family="table-column">
      <style:table-column-properties style:column-width="6.722cm" style:rel-column-width="25777*"/>
    </style:style>
    <style:style style:name="Tableau156.B" style:family="table-column">
      <style:table-column-properties style:column-width="10.37cm" style:rel-column-width="39758*"/>
    </style:style>
    <style:style style:name="Tableau156.1" style:family="table-row">
      <style:table-row-properties style:keep-together="true"/>
    </style:style>
    <style:style style:name="Tableau15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6.B1" style:family="table-cell">
      <style:table-cell-properties style:vertical-align="top" fo:padding-left="0.123cm" fo:padding-right="0.123cm" fo:padding-top="0cm" fo:padding-bottom="0cm" fo:border="0.018cm solid #000000" style:writing-mode="lr-tb"/>
    </style:style>
    <style:style style:name="Tableau157" style:family="table" style:master-page-name="Standard13">
      <style:table-properties style:width="16.334cm" fo:margin-left="-0.132cm" style:page-number="1" table:align="left" style:writing-mode="lr-tb"/>
    </style:style>
    <style:style style:name="Tableau157.A" style:family="table-column">
      <style:table-column-properties style:column-width="3.298cm"/>
    </style:style>
    <style:style style:name="Tableau157.B" style:family="table-column">
      <style:table-column-properties style:column-width="13.035cm"/>
    </style:style>
    <style:style style:name="Tableau157.1" style:family="table-row">
      <style:table-row-properties style:keep-together="true"/>
    </style:style>
    <style:style style:name="Tableau15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7.B1" style:family="table-cell">
      <style:table-cell-properties style:vertical-align="top" fo:padding-left="0.123cm" fo:padding-right="0.123cm" fo:padding-top="0cm" fo:padding-bottom="0cm" fo:border="0.018cm solid #000000" style:writing-mode="lr-tb"/>
    </style:style>
    <style:style style:name="Tableau158" style:family="table">
      <style:table-properties style:width="16.267cm" fo:margin-left="-0.132cm" table:align="left" style:writing-mode="lr-tb"/>
    </style:style>
    <style:style style:name="Tableau158.A" style:family="table-column">
      <style:table-column-properties style:column-width="5.415cm"/>
    </style:style>
    <style:style style:name="Tableau158.B" style:family="table-column">
      <style:table-column-properties style:column-width="5.417cm"/>
    </style:style>
    <style:style style:name="Tableau158.C" style:family="table-column">
      <style:table-column-properties style:column-width="5.435cm"/>
    </style:style>
    <style:style style:name="Tableau158.1" style:family="table-row">
      <style:table-row-properties style:keep-together="false"/>
    </style:style>
    <style:style style:name="Tableau158.A1" style:family="table-cell">
      <style:table-cell-properties style:vertical-align="top" fo:padding-left="0.123cm" fo:padding-right="0.123cm" fo:padding-top="0cm" fo:padding-bottom="0cm" fo:border="0.018cm solid #000000" style:writing-mode="lr-tb"/>
    </style:style>
    <style:style style:name="Tableau158.2" style:family="table-row">
      <style:table-row-properties style:keep-together="true"/>
    </style:style>
    <style:style style:name="Tableau15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58.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59" style:family="table">
      <style:table-properties style:width="16.267cm" fo:margin-left="-0.132cm" table:align="left" style:writing-mode="lr-tb"/>
    </style:style>
    <style:style style:name="Tableau159.A" style:family="table-column">
      <style:table-column-properties style:column-width="8.162cm"/>
    </style:style>
    <style:style style:name="Tableau159.B" style:family="table-column">
      <style:table-column-properties style:column-width="8.105cm"/>
    </style:style>
    <style:style style:name="Tableau159.1" style:family="table-row">
      <style:table-row-properties style:keep-together="true"/>
    </style:style>
    <style:style style:name="Tableau15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59.B1" style:family="table-cell">
      <style:table-cell-properties style:vertical-align="top" fo:padding-left="0.123cm" fo:padding-right="0.123cm" fo:padding-top="0cm" fo:padding-bottom="0cm" fo:border="0.018cm solid #000000" style:writing-mode="lr-tb"/>
    </style:style>
    <style:style style:name="Tableau160" style:family="table">
      <style:table-properties style:width="16.267cm" fo:margin-left="-0.132cm" table:align="left" style:writing-mode="lr-tb"/>
    </style:style>
    <style:style style:name="Tableau160.A" style:family="table-column">
      <style:table-column-properties style:column-width="8.124cm"/>
    </style:style>
    <style:style style:name="Tableau160.B" style:family="table-column">
      <style:table-column-properties style:column-width="8.142cm"/>
    </style:style>
    <style:style style:name="Tableau160.1" style:family="table-row">
      <style:table-row-properties style:keep-together="true"/>
    </style:style>
    <style:style style:name="Tableau16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0.B1" style:family="table-cell">
      <style:table-cell-properties style:vertical-align="top" fo:padding-left="0.123cm" fo:padding-right="0.123cm" fo:padding-top="0cm" fo:padding-bottom="0cm" fo:border="0.018cm solid #000000" style:writing-mode="lr-tb"/>
    </style:style>
    <style:style style:name="Tableau161" style:family="table">
      <style:table-properties style:width="16.267cm" fo:margin-left="-0.132cm" table:align="left" style:writing-mode="lr-tb"/>
    </style:style>
    <style:style style:name="Tableau161.A" style:family="table-column">
      <style:table-column-properties style:column-width="8.124cm"/>
    </style:style>
    <style:style style:name="Tableau161.B" style:family="table-column">
      <style:table-column-properties style:column-width="8.142cm"/>
    </style:style>
    <style:style style:name="Tableau161.1" style:family="table-row">
      <style:table-row-properties style:keep-together="true"/>
    </style:style>
    <style:style style:name="Tableau16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1.B1" style:family="table-cell">
      <style:table-cell-properties style:vertical-align="top" fo:padding-left="0.123cm" fo:padding-right="0.123cm" fo:padding-top="0cm" fo:padding-bottom="0cm" fo:border="0.018cm solid #000000" style:writing-mode="lr-tb"/>
    </style:style>
    <style:style style:name="Tableau162" style:family="table">
      <style:table-properties style:width="16.267cm" fo:margin-left="-0.132cm" table:align="left" style:writing-mode="lr-tb"/>
    </style:style>
    <style:style style:name="Tableau162.A" style:family="table-column">
      <style:table-column-properties style:column-width="8.124cm"/>
    </style:style>
    <style:style style:name="Tableau162.B" style:family="table-column">
      <style:table-column-properties style:column-width="8.142cm"/>
    </style:style>
    <style:style style:name="Tableau162.1" style:family="table-row">
      <style:table-row-properties style:keep-together="true"/>
    </style:style>
    <style:style style:name="Tableau16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2.B1" style:family="table-cell">
      <style:table-cell-properties style:vertical-align="top" fo:padding-left="0.123cm" fo:padding-right="0.123cm" fo:padding-top="0cm" fo:padding-bottom="0cm" fo:border="0.018cm solid #000000" style:writing-mode="lr-tb"/>
    </style:style>
    <style:style style:name="Tableau163" style:family="table">
      <style:table-properties style:width="16.267cm" fo:margin-left="-0.132cm" table:align="left" style:writing-mode="lr-tb"/>
    </style:style>
    <style:style style:name="Tableau163.A" style:family="table-column">
      <style:table-column-properties style:column-width="8.124cm"/>
    </style:style>
    <style:style style:name="Tableau163.B" style:family="table-column">
      <style:table-column-properties style:column-width="8.142cm"/>
    </style:style>
    <style:style style:name="Tableau163.1" style:family="table-row">
      <style:table-row-properties style:keep-together="true"/>
    </style:style>
    <style:style style:name="Tableau16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3.B1" style:family="table-cell">
      <style:table-cell-properties style:vertical-align="top" fo:padding-left="0.123cm" fo:padding-right="0.123cm" fo:padding-top="0cm" fo:padding-bottom="0cm" fo:border="0.018cm solid #000000" style:writing-mode="lr-tb"/>
    </style:style>
    <style:style style:name="Tableau164" style:family="table">
      <style:table-properties style:width="16.267cm" fo:margin-left="-0.132cm" table:align="left" style:writing-mode="lr-tb"/>
    </style:style>
    <style:style style:name="Tableau164.A" style:family="table-column">
      <style:table-column-properties style:column-width="8.124cm"/>
    </style:style>
    <style:style style:name="Tableau164.B" style:family="table-column">
      <style:table-column-properties style:column-width="8.142cm"/>
    </style:style>
    <style:style style:name="Tableau164.1" style:family="table-row">
      <style:table-row-properties style:keep-together="true"/>
    </style:style>
    <style:style style:name="Tableau16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4.B1" style:family="table-cell">
      <style:table-cell-properties style:vertical-align="top" fo:padding-left="0.123cm" fo:padding-right="0.123cm" fo:padding-top="0cm" fo:padding-bottom="0cm" fo:border="0.018cm solid #000000" style:writing-mode="lr-tb"/>
    </style:style>
    <style:style style:name="Tableau165" style:family="table">
      <style:table-properties style:width="16.267cm" fo:margin-left="-0.132cm" table:align="left" style:writing-mode="lr-tb"/>
    </style:style>
    <style:style style:name="Tableau165.A" style:family="table-column">
      <style:table-column-properties style:column-width="0.46cm"/>
    </style:style>
    <style:style style:name="Tableau165.B" style:family="table-column">
      <style:table-column-properties style:column-width="2.752cm"/>
    </style:style>
    <style:style style:name="Tableau165.C" style:family="table-column">
      <style:table-column-properties style:column-width="1.739cm"/>
    </style:style>
    <style:style style:name="Tableau165.F" style:family="table-column">
      <style:table-column-properties style:column-width="0.459cm"/>
    </style:style>
    <style:style style:name="Tableau165.I" style:family="table-column">
      <style:table-column-properties style:column-width="1.217cm"/>
    </style:style>
    <style:style style:name="Tableau165.J" style:family="table-column">
      <style:table-column-properties style:column-width="1.199cm"/>
    </style:style>
    <style:style style:name="Tableau165.K" style:family="table-column">
      <style:table-column-properties style:column-width="1.275cm"/>
    </style:style>
    <style:style style:name="Tableau165.L" style:family="table-column">
      <style:table-column-properties style:column-width="0.476cm"/>
    </style:style>
    <style:style style:name="Tableau165.1" style:family="table-row">
      <style:table-row-properties style:keep-together="true"/>
    </style:style>
    <style:style style:name="Tableau16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6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165.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165.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6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65.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65.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65.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65.K5" style:family="table-cell">
      <style:table-cell-properties style:vertical-align="top" fo:padding-left="0.123cm" fo:padding-right="0.123cm" fo:padding-top="0cm" fo:padding-bottom="0cm" fo:border="none" style:writing-mode="lr-tb"/>
    </style:style>
    <style:style style:name="Tableau165.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65.6" style:family="table-row">
      <style:table-row-properties style:keep-together="false"/>
    </style:style>
    <style:style style:name="Tableau165.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5.F8.3" style:family="table-column">
      <style:table-column-properties style:column-width="6.443cm"/>
    </style:style>
    <style:style style:name="Tableau165.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66" style:family="table">
      <style:table-properties style:width="16.267cm" fo:margin-left="-0.132cm" table:align="left" style:writing-mode="lr-tb"/>
    </style:style>
    <style:style style:name="Tableau166.A" style:family="table-column">
      <style:table-column-properties style:column-width="8.124cm"/>
    </style:style>
    <style:style style:name="Tableau166.B" style:family="table-column">
      <style:table-column-properties style:column-width="8.142cm"/>
    </style:style>
    <style:style style:name="Tableau166.1" style:family="table-row">
      <style:table-row-properties style:keep-together="true"/>
    </style:style>
    <style:style style:name="Tableau16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6.B1" style:family="table-cell">
      <style:table-cell-properties style:vertical-align="top" fo:padding-left="0.123cm" fo:padding-right="0.123cm" fo:padding-top="0cm" fo:padding-bottom="0cm" fo:border="0.018cm solid #000000" style:writing-mode="lr-tb"/>
    </style:style>
    <style:style style:name="Tableau16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6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67" style:family="table">
      <style:table-properties style:width="16.267cm" fo:margin-left="-0.132cm" table:align="left" style:writing-mode="lr-tb"/>
    </style:style>
    <style:style style:name="Tableau167.A" style:family="table-column">
      <style:table-column-properties style:column-width="8.124cm"/>
    </style:style>
    <style:style style:name="Tableau167.B" style:family="table-column">
      <style:table-column-properties style:column-width="8.142cm"/>
    </style:style>
    <style:style style:name="Tableau167.1" style:family="table-row">
      <style:table-row-properties style:keep-together="true"/>
    </style:style>
    <style:style style:name="Tableau16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7.B1" style:family="table-cell">
      <style:table-cell-properties style:vertical-align="top" fo:padding-left="0.123cm" fo:padding-right="0.123cm" fo:padding-top="0cm" fo:padding-bottom="0cm" fo:border="0.018cm solid #000000" style:writing-mode="lr-tb"/>
    </style:style>
    <style:style style:name="Tableau168" style:family="table">
      <style:table-properties style:width="16.267cm" fo:margin-left="-0.132cm" table:align="left" style:writing-mode="lr-tb"/>
    </style:style>
    <style:style style:name="Tableau168.A" style:family="table-column">
      <style:table-column-properties style:column-width="8.124cm"/>
    </style:style>
    <style:style style:name="Tableau168.B" style:family="table-column">
      <style:table-column-properties style:column-width="8.142cm"/>
    </style:style>
    <style:style style:name="Tableau168.1" style:family="table-row">
      <style:table-row-properties style:keep-together="true"/>
    </style:style>
    <style:style style:name="Tableau16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8.B1" style:family="table-cell">
      <style:table-cell-properties style:vertical-align="top" fo:padding-left="0.123cm" fo:padding-right="0.123cm" fo:padding-top="0cm" fo:padding-bottom="0cm" fo:border="0.018cm solid #000000" style:writing-mode="lr-tb"/>
    </style:style>
    <style:style style:name="Tableau169" style:family="table">
      <style:table-properties style:width="17.092cm" fo:margin-left="-0.132cm" fo:margin-right="0.039cm" table:align="margins" style:writing-mode="lr-tb"/>
    </style:style>
    <style:style style:name="Tableau169.A" style:family="table-column">
      <style:table-column-properties style:column-width="6.722cm" style:rel-column-width="25777*"/>
    </style:style>
    <style:style style:name="Tableau169.B" style:family="table-column">
      <style:table-column-properties style:column-width="10.37cm" style:rel-column-width="39758*"/>
    </style:style>
    <style:style style:name="Tableau169.1" style:family="table-row">
      <style:table-row-properties style:keep-together="true"/>
    </style:style>
    <style:style style:name="Tableau16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69.B1" style:family="table-cell">
      <style:table-cell-properties style:vertical-align="top" fo:padding-left="0.123cm" fo:padding-right="0.123cm" fo:padding-top="0cm" fo:padding-bottom="0cm" fo:border="0.018cm solid #000000" style:writing-mode="lr-tb"/>
    </style:style>
    <style:style style:name="Tableau170" style:family="table" style:master-page-name="Standard14">
      <style:table-properties style:width="16.334cm" fo:margin-left="-0.132cm" style:page-number="1" table:align="left" style:writing-mode="lr-tb"/>
    </style:style>
    <style:style style:name="Tableau170.A" style:family="table-column">
      <style:table-column-properties style:column-width="3.298cm"/>
    </style:style>
    <style:style style:name="Tableau170.B" style:family="table-column">
      <style:table-column-properties style:column-width="13.035cm"/>
    </style:style>
    <style:style style:name="Tableau170.1" style:family="table-row">
      <style:table-row-properties style:keep-together="true"/>
    </style:style>
    <style:style style:name="Tableau17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0.B1" style:family="table-cell">
      <style:table-cell-properties style:vertical-align="top" fo:padding-left="0.123cm" fo:padding-right="0.123cm" fo:padding-top="0cm" fo:padding-bottom="0cm" fo:border="0.018cm solid #000000" style:writing-mode="lr-tb"/>
    </style:style>
    <style:style style:name="Tableau171" style:family="table">
      <style:table-properties style:width="16.267cm" fo:margin-left="-0.132cm" table:align="left" style:writing-mode="lr-tb"/>
    </style:style>
    <style:style style:name="Tableau171.A" style:family="table-column">
      <style:table-column-properties style:column-width="5.415cm"/>
    </style:style>
    <style:style style:name="Tableau171.B" style:family="table-column">
      <style:table-column-properties style:column-width="5.417cm"/>
    </style:style>
    <style:style style:name="Tableau171.C" style:family="table-column">
      <style:table-column-properties style:column-width="5.435cm"/>
    </style:style>
    <style:style style:name="Tableau171.1" style:family="table-row">
      <style:table-row-properties style:keep-together="false"/>
    </style:style>
    <style:style style:name="Tableau171.A1" style:family="table-cell">
      <style:table-cell-properties style:vertical-align="top" fo:padding-left="0.123cm" fo:padding-right="0.123cm" fo:padding-top="0cm" fo:padding-bottom="0cm" fo:border="0.018cm solid #000000" style:writing-mode="lr-tb"/>
    </style:style>
    <style:style style:name="Tableau171.2" style:family="table-row">
      <style:table-row-properties style:keep-together="true"/>
    </style:style>
    <style:style style:name="Tableau17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71.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72" style:family="table">
      <style:table-properties style:width="16.267cm" fo:margin-left="-0.132cm" table:align="left" style:writing-mode="lr-tb"/>
    </style:style>
    <style:style style:name="Tableau172.A" style:family="table-column">
      <style:table-column-properties style:column-width="8.162cm"/>
    </style:style>
    <style:style style:name="Tableau172.B" style:family="table-column">
      <style:table-column-properties style:column-width="8.105cm"/>
    </style:style>
    <style:style style:name="Tableau172.1" style:family="table-row">
      <style:table-row-properties style:keep-together="true"/>
    </style:style>
    <style:style style:name="Tableau17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2.B1" style:family="table-cell">
      <style:table-cell-properties style:vertical-align="top" fo:padding-left="0.123cm" fo:padding-right="0.123cm" fo:padding-top="0cm" fo:padding-bottom="0cm" fo:border="0.018cm solid #000000" style:writing-mode="lr-tb"/>
    </style:style>
    <style:style style:name="Tableau173" style:family="table">
      <style:table-properties style:width="16.267cm" fo:margin-left="-0.132cm" table:align="left" style:writing-mode="lr-tb"/>
    </style:style>
    <style:style style:name="Tableau173.A" style:family="table-column">
      <style:table-column-properties style:column-width="8.124cm"/>
    </style:style>
    <style:style style:name="Tableau173.B" style:family="table-column">
      <style:table-column-properties style:column-width="8.142cm"/>
    </style:style>
    <style:style style:name="Tableau173.1" style:family="table-row">
      <style:table-row-properties style:keep-together="true"/>
    </style:style>
    <style:style style:name="Tableau17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3.B1" style:family="table-cell">
      <style:table-cell-properties style:vertical-align="top" fo:padding-left="0.123cm" fo:padding-right="0.123cm" fo:padding-top="0cm" fo:padding-bottom="0cm" fo:border="0.018cm solid #000000" style:writing-mode="lr-tb"/>
    </style:style>
    <style:style style:name="Tableau174" style:family="table">
      <style:table-properties style:width="16.267cm" fo:margin-left="-0.132cm" table:align="left" style:writing-mode="lr-tb"/>
    </style:style>
    <style:style style:name="Tableau174.A" style:family="table-column">
      <style:table-column-properties style:column-width="8.124cm"/>
    </style:style>
    <style:style style:name="Tableau174.B" style:family="table-column">
      <style:table-column-properties style:column-width="8.142cm"/>
    </style:style>
    <style:style style:name="Tableau174.1" style:family="table-row">
      <style:table-row-properties style:keep-together="true"/>
    </style:style>
    <style:style style:name="Tableau17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4.B1" style:family="table-cell">
      <style:table-cell-properties style:vertical-align="top" fo:padding-left="0.123cm" fo:padding-right="0.123cm" fo:padding-top="0cm" fo:padding-bottom="0cm" fo:border="0.018cm solid #000000" style:writing-mode="lr-tb"/>
    </style:style>
    <style:style style:name="Tableau175" style:family="table">
      <style:table-properties style:width="16.267cm" fo:margin-left="-0.132cm" table:align="left" style:writing-mode="lr-tb"/>
    </style:style>
    <style:style style:name="Tableau175.A" style:family="table-column">
      <style:table-column-properties style:column-width="8.124cm"/>
    </style:style>
    <style:style style:name="Tableau175.B" style:family="table-column">
      <style:table-column-properties style:column-width="8.142cm"/>
    </style:style>
    <style:style style:name="Tableau175.1" style:family="table-row">
      <style:table-row-properties style:keep-together="true"/>
    </style:style>
    <style:style style:name="Tableau17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5.B1" style:family="table-cell">
      <style:table-cell-properties style:vertical-align="top" fo:padding-left="0.123cm" fo:padding-right="0.123cm" fo:padding-top="0cm" fo:padding-bottom="0cm" fo:border="0.018cm solid #000000" style:writing-mode="lr-tb"/>
    </style:style>
    <style:style style:name="Tableau176" style:family="table">
      <style:table-properties style:width="16.267cm" fo:margin-left="-0.132cm" table:align="left" style:writing-mode="lr-tb"/>
    </style:style>
    <style:style style:name="Tableau176.A" style:family="table-column">
      <style:table-column-properties style:column-width="8.124cm"/>
    </style:style>
    <style:style style:name="Tableau176.B" style:family="table-column">
      <style:table-column-properties style:column-width="8.142cm"/>
    </style:style>
    <style:style style:name="Tableau176.1" style:family="table-row">
      <style:table-row-properties style:keep-together="true"/>
    </style:style>
    <style:style style:name="Tableau17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6.B1" style:family="table-cell">
      <style:table-cell-properties style:vertical-align="top" fo:padding-left="0.123cm" fo:padding-right="0.123cm" fo:padding-top="0cm" fo:padding-bottom="0cm" fo:border="0.018cm solid #000000" style:writing-mode="lr-tb"/>
    </style:style>
    <style:style style:name="Tableau177" style:family="table">
      <style:table-properties style:width="16.267cm" fo:margin-left="-0.132cm" table:align="left" style:writing-mode="lr-tb"/>
    </style:style>
    <style:style style:name="Tableau177.A" style:family="table-column">
      <style:table-column-properties style:column-width="8.124cm"/>
    </style:style>
    <style:style style:name="Tableau177.B" style:family="table-column">
      <style:table-column-properties style:column-width="8.142cm"/>
    </style:style>
    <style:style style:name="Tableau177.1" style:family="table-row">
      <style:table-row-properties style:keep-together="true"/>
    </style:style>
    <style:style style:name="Tableau17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7.B1" style:family="table-cell">
      <style:table-cell-properties style:vertical-align="top" fo:padding-left="0.123cm" fo:padding-right="0.123cm" fo:padding-top="0cm" fo:padding-bottom="0cm" fo:border="0.018cm solid #000000" style:writing-mode="lr-tb"/>
    </style:style>
    <style:style style:name="Tableau178" style:family="table">
      <style:table-properties style:width="16.267cm" fo:margin-left="-0.132cm" table:align="left" style:writing-mode="lr-tb"/>
    </style:style>
    <style:style style:name="Tableau178.A" style:family="table-column">
      <style:table-column-properties style:column-width="0.46cm"/>
    </style:style>
    <style:style style:name="Tableau178.B" style:family="table-column">
      <style:table-column-properties style:column-width="2.752cm"/>
    </style:style>
    <style:style style:name="Tableau178.C" style:family="table-column">
      <style:table-column-properties style:column-width="1.739cm"/>
    </style:style>
    <style:style style:name="Tableau178.F" style:family="table-column">
      <style:table-column-properties style:column-width="0.459cm"/>
    </style:style>
    <style:style style:name="Tableau178.I" style:family="table-column">
      <style:table-column-properties style:column-width="1.217cm"/>
    </style:style>
    <style:style style:name="Tableau178.J" style:family="table-column">
      <style:table-column-properties style:column-width="1.199cm"/>
    </style:style>
    <style:style style:name="Tableau178.K" style:family="table-column">
      <style:table-column-properties style:column-width="1.275cm"/>
    </style:style>
    <style:style style:name="Tableau178.L" style:family="table-column">
      <style:table-column-properties style:column-width="0.476cm"/>
    </style:style>
    <style:style style:name="Tableau178.1" style:family="table-row">
      <style:table-row-properties style:keep-together="true"/>
    </style:style>
    <style:style style:name="Tableau178.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7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178.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178.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78.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78.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78.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78.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78.K5" style:family="table-cell">
      <style:table-cell-properties style:vertical-align="top" fo:padding-left="0.123cm" fo:padding-right="0.123cm" fo:padding-top="0cm" fo:padding-bottom="0cm" fo:border="none" style:writing-mode="lr-tb"/>
    </style:style>
    <style:style style:name="Tableau178.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78.6" style:family="table-row">
      <style:table-row-properties style:keep-together="false"/>
    </style:style>
    <style:style style:name="Tableau178.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8.F8.3" style:family="table-column">
      <style:table-column-properties style:column-width="6.443cm"/>
    </style:style>
    <style:style style:name="Tableau178.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79" style:family="table">
      <style:table-properties style:width="16.267cm" fo:margin-left="-0.132cm" table:align="left" style:writing-mode="lr-tb"/>
    </style:style>
    <style:style style:name="Tableau179.A" style:family="table-column">
      <style:table-column-properties style:column-width="8.124cm"/>
    </style:style>
    <style:style style:name="Tableau179.B" style:family="table-column">
      <style:table-column-properties style:column-width="8.142cm"/>
    </style:style>
    <style:style style:name="Tableau179.1" style:family="table-row">
      <style:table-row-properties style:keep-together="true"/>
    </style:style>
    <style:style style:name="Tableau17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9.B1" style:family="table-cell">
      <style:table-cell-properties style:vertical-align="top" fo:padding-left="0.123cm" fo:padding-right="0.123cm" fo:padding-top="0cm" fo:padding-bottom="0cm" fo:border="0.018cm solid #000000" style:writing-mode="lr-tb"/>
    </style:style>
    <style:style style:name="Tableau17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79.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80" style:family="table">
      <style:table-properties style:width="16.267cm" fo:margin-left="-0.132cm" table:align="left" style:writing-mode="lr-tb"/>
    </style:style>
    <style:style style:name="Tableau180.A" style:family="table-column">
      <style:table-column-properties style:column-width="8.124cm"/>
    </style:style>
    <style:style style:name="Tableau180.B" style:family="table-column">
      <style:table-column-properties style:column-width="8.142cm"/>
    </style:style>
    <style:style style:name="Tableau180.1" style:family="table-row">
      <style:table-row-properties style:keep-together="true"/>
    </style:style>
    <style:style style:name="Tableau18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0.B1" style:family="table-cell">
      <style:table-cell-properties style:vertical-align="top" fo:padding-left="0.123cm" fo:padding-right="0.123cm" fo:padding-top="0cm" fo:padding-bottom="0cm" fo:border="0.018cm solid #000000" style:writing-mode="lr-tb"/>
    </style:style>
    <style:style style:name="Tableau181" style:family="table">
      <style:table-properties style:width="16.267cm" fo:margin-left="-0.132cm" table:align="left" style:writing-mode="lr-tb"/>
    </style:style>
    <style:style style:name="Tableau181.A" style:family="table-column">
      <style:table-column-properties style:column-width="8.124cm"/>
    </style:style>
    <style:style style:name="Tableau181.B" style:family="table-column">
      <style:table-column-properties style:column-width="8.142cm"/>
    </style:style>
    <style:style style:name="Tableau181.1" style:family="table-row">
      <style:table-row-properties style:keep-together="true"/>
    </style:style>
    <style:style style:name="Tableau18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1.B1" style:family="table-cell">
      <style:table-cell-properties style:vertical-align="top" fo:padding-left="0.123cm" fo:padding-right="0.123cm" fo:padding-top="0cm" fo:padding-bottom="0cm" fo:border="0.018cm solid #000000" style:writing-mode="lr-tb"/>
    </style:style>
    <style:style style:name="Tableau182" style:family="table">
      <style:table-properties style:width="17.092cm" fo:margin-left="-0.132cm" fo:margin-right="0.039cm" table:align="margins" style:writing-mode="lr-tb"/>
    </style:style>
    <style:style style:name="Tableau182.A" style:family="table-column">
      <style:table-column-properties style:column-width="6.722cm" style:rel-column-width="25777*"/>
    </style:style>
    <style:style style:name="Tableau182.B" style:family="table-column">
      <style:table-column-properties style:column-width="10.37cm" style:rel-column-width="39758*"/>
    </style:style>
    <style:style style:name="Tableau182.1" style:family="table-row">
      <style:table-row-properties style:keep-together="true"/>
    </style:style>
    <style:style style:name="Tableau18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2.B1" style:family="table-cell">
      <style:table-cell-properties style:vertical-align="top" fo:padding-left="0.123cm" fo:padding-right="0.123cm" fo:padding-top="0cm" fo:padding-bottom="0cm" fo:border="0.018cm solid #000000" style:writing-mode="lr-tb"/>
    </style:style>
    <style:style style:name="Tableau183" style:family="table" style:master-page-name="Standard15">
      <style:table-properties style:width="16.334cm" fo:margin-left="-0.132cm" style:page-number="1" table:align="left" style:writing-mode="lr-tb"/>
    </style:style>
    <style:style style:name="Tableau183.A" style:family="table-column">
      <style:table-column-properties style:column-width="3.298cm"/>
    </style:style>
    <style:style style:name="Tableau183.B" style:family="table-column">
      <style:table-column-properties style:column-width="13.035cm"/>
    </style:style>
    <style:style style:name="Tableau183.1" style:family="table-row">
      <style:table-row-properties style:keep-together="true"/>
    </style:style>
    <style:style style:name="Tableau18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3.B1" style:family="table-cell">
      <style:table-cell-properties style:vertical-align="top" fo:padding-left="0.123cm" fo:padding-right="0.123cm" fo:padding-top="0cm" fo:padding-bottom="0cm" fo:border="0.018cm solid #000000" style:writing-mode="lr-tb"/>
    </style:style>
    <style:style style:name="Tableau184" style:family="table">
      <style:table-properties style:width="16.267cm" fo:margin-left="-0.132cm" table:align="left" style:writing-mode="lr-tb"/>
    </style:style>
    <style:style style:name="Tableau184.A" style:family="table-column">
      <style:table-column-properties style:column-width="5.415cm"/>
    </style:style>
    <style:style style:name="Tableau184.B" style:family="table-column">
      <style:table-column-properties style:column-width="5.417cm"/>
    </style:style>
    <style:style style:name="Tableau184.C" style:family="table-column">
      <style:table-column-properties style:column-width="5.435cm"/>
    </style:style>
    <style:style style:name="Tableau184.1" style:family="table-row">
      <style:table-row-properties style:keep-together="false"/>
    </style:style>
    <style:style style:name="Tableau184.A1" style:family="table-cell">
      <style:table-cell-properties style:vertical-align="top" fo:padding-left="0.123cm" fo:padding-right="0.123cm" fo:padding-top="0cm" fo:padding-bottom="0cm" fo:border="0.018cm solid #000000" style:writing-mode="lr-tb"/>
    </style:style>
    <style:style style:name="Tableau184.2" style:family="table-row">
      <style:table-row-properties style:keep-together="true"/>
    </style:style>
    <style:style style:name="Tableau18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84.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85" style:family="table">
      <style:table-properties style:width="16.267cm" fo:margin-left="-0.132cm" table:align="left" style:writing-mode="lr-tb"/>
    </style:style>
    <style:style style:name="Tableau185.A" style:family="table-column">
      <style:table-column-properties style:column-width="8.162cm"/>
    </style:style>
    <style:style style:name="Tableau185.B" style:family="table-column">
      <style:table-column-properties style:column-width="8.105cm"/>
    </style:style>
    <style:style style:name="Tableau185.1" style:family="table-row">
      <style:table-row-properties style:keep-together="true"/>
    </style:style>
    <style:style style:name="Tableau18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5.B1" style:family="table-cell">
      <style:table-cell-properties style:vertical-align="top" fo:padding-left="0.123cm" fo:padding-right="0.123cm" fo:padding-top="0cm" fo:padding-bottom="0cm" fo:border="0.018cm solid #000000" style:writing-mode="lr-tb"/>
    </style:style>
    <style:style style:name="Tableau186" style:family="table">
      <style:table-properties style:width="16.267cm" fo:margin-left="-0.132cm" table:align="left" style:writing-mode="lr-tb"/>
    </style:style>
    <style:style style:name="Tableau186.A" style:family="table-column">
      <style:table-column-properties style:column-width="8.124cm"/>
    </style:style>
    <style:style style:name="Tableau186.B" style:family="table-column">
      <style:table-column-properties style:column-width="8.142cm"/>
    </style:style>
    <style:style style:name="Tableau186.1" style:family="table-row">
      <style:table-row-properties style:keep-together="true"/>
    </style:style>
    <style:style style:name="Tableau18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6.B1" style:family="table-cell">
      <style:table-cell-properties style:vertical-align="top" fo:padding-left="0.123cm" fo:padding-right="0.123cm" fo:padding-top="0cm" fo:padding-bottom="0cm" fo:border="0.018cm solid #000000" style:writing-mode="lr-tb"/>
    </style:style>
    <style:style style:name="Tableau187" style:family="table">
      <style:table-properties style:width="16.267cm" fo:margin-left="-0.132cm" table:align="left" style:writing-mode="lr-tb"/>
    </style:style>
    <style:style style:name="Tableau187.A" style:family="table-column">
      <style:table-column-properties style:column-width="8.124cm"/>
    </style:style>
    <style:style style:name="Tableau187.B" style:family="table-column">
      <style:table-column-properties style:column-width="8.142cm"/>
    </style:style>
    <style:style style:name="Tableau187.1" style:family="table-row">
      <style:table-row-properties style:keep-together="true"/>
    </style:style>
    <style:style style:name="Tableau18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7.B1" style:family="table-cell">
      <style:table-cell-properties style:vertical-align="top" fo:padding-left="0.123cm" fo:padding-right="0.123cm" fo:padding-top="0cm" fo:padding-bottom="0cm" fo:border="0.018cm solid #000000" style:writing-mode="lr-tb"/>
    </style:style>
    <style:style style:name="Tableau188" style:family="table">
      <style:table-properties style:width="16.267cm" fo:margin-left="-0.132cm" table:align="left" style:writing-mode="lr-tb"/>
    </style:style>
    <style:style style:name="Tableau188.A" style:family="table-column">
      <style:table-column-properties style:column-width="8.124cm"/>
    </style:style>
    <style:style style:name="Tableau188.B" style:family="table-column">
      <style:table-column-properties style:column-width="8.142cm"/>
    </style:style>
    <style:style style:name="Tableau188.1" style:family="table-row">
      <style:table-row-properties style:keep-together="true"/>
    </style:style>
    <style:style style:name="Tableau18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8.B1" style:family="table-cell">
      <style:table-cell-properties style:vertical-align="top" fo:padding-left="0.123cm" fo:padding-right="0.123cm" fo:padding-top="0cm" fo:padding-bottom="0cm" fo:border="0.018cm solid #000000" style:writing-mode="lr-tb"/>
    </style:style>
    <style:style style:name="Tableau189" style:family="table">
      <style:table-properties style:width="16.267cm" fo:margin-left="-0.132cm" table:align="left" style:writing-mode="lr-tb"/>
    </style:style>
    <style:style style:name="Tableau189.A" style:family="table-column">
      <style:table-column-properties style:column-width="8.124cm"/>
    </style:style>
    <style:style style:name="Tableau189.B" style:family="table-column">
      <style:table-column-properties style:column-width="8.142cm"/>
    </style:style>
    <style:style style:name="Tableau189.1" style:family="table-row">
      <style:table-row-properties style:keep-together="true"/>
    </style:style>
    <style:style style:name="Tableau18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89.B1" style:family="table-cell">
      <style:table-cell-properties style:vertical-align="top" fo:padding-left="0.123cm" fo:padding-right="0.123cm" fo:padding-top="0cm" fo:padding-bottom="0cm" fo:border="0.018cm solid #000000" style:writing-mode="lr-tb"/>
    </style:style>
    <style:style style:name="Tableau190" style:family="table">
      <style:table-properties style:width="16.267cm" fo:margin-left="-0.132cm" table:align="left" style:writing-mode="lr-tb"/>
    </style:style>
    <style:style style:name="Tableau190.A" style:family="table-column">
      <style:table-column-properties style:column-width="8.124cm"/>
    </style:style>
    <style:style style:name="Tableau190.B" style:family="table-column">
      <style:table-column-properties style:column-width="8.142cm"/>
    </style:style>
    <style:style style:name="Tableau190.1" style:family="table-row">
      <style:table-row-properties style:keep-together="true"/>
    </style:style>
    <style:style style:name="Tableau19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0.B1" style:family="table-cell">
      <style:table-cell-properties style:vertical-align="top" fo:padding-left="0.123cm" fo:padding-right="0.123cm" fo:padding-top="0cm" fo:padding-bottom="0cm" fo:border="0.018cm solid #000000" style:writing-mode="lr-tb"/>
    </style:style>
    <style:style style:name="Tableau191" style:family="table">
      <style:table-properties style:width="16.267cm" fo:margin-left="-0.132cm" table:align="left" style:writing-mode="lr-tb"/>
    </style:style>
    <style:style style:name="Tableau191.A" style:family="table-column">
      <style:table-column-properties style:column-width="0.46cm"/>
    </style:style>
    <style:style style:name="Tableau191.B" style:family="table-column">
      <style:table-column-properties style:column-width="2.752cm"/>
    </style:style>
    <style:style style:name="Tableau191.C" style:family="table-column">
      <style:table-column-properties style:column-width="1.739cm"/>
    </style:style>
    <style:style style:name="Tableau191.F" style:family="table-column">
      <style:table-column-properties style:column-width="0.459cm"/>
    </style:style>
    <style:style style:name="Tableau191.I" style:family="table-column">
      <style:table-column-properties style:column-width="1.217cm"/>
    </style:style>
    <style:style style:name="Tableau191.J" style:family="table-column">
      <style:table-column-properties style:column-width="1.199cm"/>
    </style:style>
    <style:style style:name="Tableau191.K" style:family="table-column">
      <style:table-column-properties style:column-width="1.275cm"/>
    </style:style>
    <style:style style:name="Tableau191.L" style:family="table-column">
      <style:table-column-properties style:column-width="0.476cm"/>
    </style:style>
    <style:style style:name="Tableau191.1" style:family="table-row">
      <style:table-row-properties style:keep-together="true"/>
    </style:style>
    <style:style style:name="Tableau191.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91.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191.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191.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191.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191.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1.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191.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91.K5" style:family="table-cell">
      <style:table-cell-properties style:vertical-align="top" fo:padding-left="0.123cm" fo:padding-right="0.123cm" fo:padding-top="0cm" fo:padding-bottom="0cm" fo:border="none" style:writing-mode="lr-tb"/>
    </style:style>
    <style:style style:name="Tableau191.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191.6" style:family="table-row">
      <style:table-row-properties style:keep-together="false"/>
    </style:style>
    <style:style style:name="Tableau191.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1.F8.3" style:family="table-column">
      <style:table-column-properties style:column-width="6.443cm"/>
    </style:style>
    <style:style style:name="Tableau191.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192" style:family="table">
      <style:table-properties style:width="16.267cm" fo:margin-left="-0.132cm" table:align="left" style:writing-mode="lr-tb"/>
    </style:style>
    <style:style style:name="Tableau192.A" style:family="table-column">
      <style:table-column-properties style:column-width="8.124cm"/>
    </style:style>
    <style:style style:name="Tableau192.B" style:family="table-column">
      <style:table-column-properties style:column-width="8.142cm"/>
    </style:style>
    <style:style style:name="Tableau192.1" style:family="table-row">
      <style:table-row-properties style:keep-together="true"/>
    </style:style>
    <style:style style:name="Tableau19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2.B1" style:family="table-cell">
      <style:table-cell-properties style:vertical-align="top" fo:padding-left="0.123cm" fo:padding-right="0.123cm" fo:padding-top="0cm" fo:padding-bottom="0cm" fo:border="0.018cm solid #000000" style:writing-mode="lr-tb"/>
    </style:style>
    <style:style style:name="Tableau19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2.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93" style:family="table">
      <style:table-properties style:width="16.267cm" fo:margin-left="-0.132cm" table:align="left" style:writing-mode="lr-tb"/>
    </style:style>
    <style:style style:name="Tableau193.A" style:family="table-column">
      <style:table-column-properties style:column-width="8.124cm"/>
    </style:style>
    <style:style style:name="Tableau193.B" style:family="table-column">
      <style:table-column-properties style:column-width="8.142cm"/>
    </style:style>
    <style:style style:name="Tableau193.1" style:family="table-row">
      <style:table-row-properties style:keep-together="true"/>
    </style:style>
    <style:style style:name="Tableau19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3.B1" style:family="table-cell">
      <style:table-cell-properties style:vertical-align="top" fo:padding-left="0.123cm" fo:padding-right="0.123cm" fo:padding-top="0cm" fo:padding-bottom="0cm" fo:border="0.018cm solid #000000" style:writing-mode="lr-tb"/>
    </style:style>
    <style:style style:name="Tableau194" style:family="table">
      <style:table-properties style:width="16.267cm" fo:margin-left="-0.132cm" table:align="left" style:writing-mode="lr-tb"/>
    </style:style>
    <style:style style:name="Tableau194.A" style:family="table-column">
      <style:table-column-properties style:column-width="8.124cm"/>
    </style:style>
    <style:style style:name="Tableau194.B" style:family="table-column">
      <style:table-column-properties style:column-width="8.142cm"/>
    </style:style>
    <style:style style:name="Tableau194.1" style:family="table-row">
      <style:table-row-properties style:keep-together="true"/>
    </style:style>
    <style:style style:name="Tableau19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4.B1" style:family="table-cell">
      <style:table-cell-properties style:vertical-align="top" fo:padding-left="0.123cm" fo:padding-right="0.123cm" fo:padding-top="0cm" fo:padding-bottom="0cm" fo:border="0.018cm solid #000000" style:writing-mode="lr-tb"/>
    </style:style>
    <style:style style:name="Tableau195" style:family="table">
      <style:table-properties style:width="17.092cm" fo:margin-left="-0.132cm" fo:margin-right="0.039cm" table:align="margins" style:writing-mode="lr-tb"/>
    </style:style>
    <style:style style:name="Tableau195.A" style:family="table-column">
      <style:table-column-properties style:column-width="6.722cm" style:rel-column-width="25777*"/>
    </style:style>
    <style:style style:name="Tableau195.B" style:family="table-column">
      <style:table-column-properties style:column-width="10.37cm" style:rel-column-width="39758*"/>
    </style:style>
    <style:style style:name="Tableau195.1" style:family="table-row">
      <style:table-row-properties style:keep-together="true"/>
    </style:style>
    <style:style style:name="Tableau19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5.B1" style:family="table-cell">
      <style:table-cell-properties style:vertical-align="top" fo:padding-left="0.123cm" fo:padding-right="0.123cm" fo:padding-top="0cm" fo:padding-bottom="0cm" fo:border="0.018cm solid #000000" style:writing-mode="lr-tb"/>
    </style:style>
    <style:style style:name="Tableau196" style:family="table" style:master-page-name="Standard16">
      <style:table-properties style:width="16.334cm" fo:margin-left="-0.132cm" style:page-number="1" table:align="left" style:writing-mode="lr-tb"/>
    </style:style>
    <style:style style:name="Tableau196.A" style:family="table-column">
      <style:table-column-properties style:column-width="3.298cm"/>
    </style:style>
    <style:style style:name="Tableau196.B" style:family="table-column">
      <style:table-column-properties style:column-width="13.035cm"/>
    </style:style>
    <style:style style:name="Tableau196.1" style:family="table-row">
      <style:table-row-properties style:keep-together="true"/>
    </style:style>
    <style:style style:name="Tableau19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6.B1" style:family="table-cell">
      <style:table-cell-properties style:vertical-align="top" fo:padding-left="0.123cm" fo:padding-right="0.123cm" fo:padding-top="0cm" fo:padding-bottom="0cm" fo:border="0.018cm solid #000000" style:writing-mode="lr-tb"/>
    </style:style>
    <style:style style:name="Tableau197" style:family="table">
      <style:table-properties style:width="16.267cm" fo:margin-left="-0.132cm" table:align="left" style:writing-mode="lr-tb"/>
    </style:style>
    <style:style style:name="Tableau197.A" style:family="table-column">
      <style:table-column-properties style:column-width="5.415cm"/>
    </style:style>
    <style:style style:name="Tableau197.B" style:family="table-column">
      <style:table-column-properties style:column-width="5.417cm"/>
    </style:style>
    <style:style style:name="Tableau197.C" style:family="table-column">
      <style:table-column-properties style:column-width="5.435cm"/>
    </style:style>
    <style:style style:name="Tableau197.1" style:family="table-row">
      <style:table-row-properties style:keep-together="false"/>
    </style:style>
    <style:style style:name="Tableau197.A1" style:family="table-cell">
      <style:table-cell-properties style:vertical-align="top" fo:padding-left="0.123cm" fo:padding-right="0.123cm" fo:padding-top="0cm" fo:padding-bottom="0cm" fo:border="0.018cm solid #000000" style:writing-mode="lr-tb"/>
    </style:style>
    <style:style style:name="Tableau197.2" style:family="table-row">
      <style:table-row-properties style:keep-together="true"/>
    </style:style>
    <style:style style:name="Tableau19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97.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198" style:family="table">
      <style:table-properties style:width="16.267cm" fo:margin-left="-0.132cm" table:align="left" style:writing-mode="lr-tb"/>
    </style:style>
    <style:style style:name="Tableau198.A" style:family="table-column">
      <style:table-column-properties style:column-width="8.162cm"/>
    </style:style>
    <style:style style:name="Tableau198.B" style:family="table-column">
      <style:table-column-properties style:column-width="8.105cm"/>
    </style:style>
    <style:style style:name="Tableau198.1" style:family="table-row">
      <style:table-row-properties style:keep-together="true"/>
    </style:style>
    <style:style style:name="Tableau19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8.B1" style:family="table-cell">
      <style:table-cell-properties style:vertical-align="top" fo:padding-left="0.123cm" fo:padding-right="0.123cm" fo:padding-top="0cm" fo:padding-bottom="0cm" fo:border="0.018cm solid #000000" style:writing-mode="lr-tb"/>
    </style:style>
    <style:style style:name="Tableau199" style:family="table">
      <style:table-properties style:width="16.267cm" fo:margin-left="-0.132cm" table:align="left" style:writing-mode="lr-tb"/>
    </style:style>
    <style:style style:name="Tableau199.A" style:family="table-column">
      <style:table-column-properties style:column-width="8.124cm"/>
    </style:style>
    <style:style style:name="Tableau199.B" style:family="table-column">
      <style:table-column-properties style:column-width="8.142cm"/>
    </style:style>
    <style:style style:name="Tableau199.1" style:family="table-row">
      <style:table-row-properties style:keep-together="true"/>
    </style:style>
    <style:style style:name="Tableau19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99.B1" style:family="table-cell">
      <style:table-cell-properties style:vertical-align="top" fo:padding-left="0.123cm" fo:padding-right="0.123cm" fo:padding-top="0cm" fo:padding-bottom="0cm" fo:border="0.018cm solid #000000" style:writing-mode="lr-tb"/>
    </style:style>
    <style:style style:name="Tableau200" style:family="table">
      <style:table-properties style:width="16.267cm" fo:margin-left="-0.132cm" table:align="left" style:writing-mode="lr-tb"/>
    </style:style>
    <style:style style:name="Tableau200.A" style:family="table-column">
      <style:table-column-properties style:column-width="8.124cm"/>
    </style:style>
    <style:style style:name="Tableau200.B" style:family="table-column">
      <style:table-column-properties style:column-width="8.142cm"/>
    </style:style>
    <style:style style:name="Tableau200.1" style:family="table-row">
      <style:table-row-properties style:keep-together="true"/>
    </style:style>
    <style:style style:name="Tableau20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0.B1" style:family="table-cell">
      <style:table-cell-properties style:vertical-align="top" fo:padding-left="0.123cm" fo:padding-right="0.123cm" fo:padding-top="0cm" fo:padding-bottom="0cm" fo:border="0.018cm solid #000000" style:writing-mode="lr-tb"/>
    </style:style>
    <style:style style:name="Tableau201" style:family="table">
      <style:table-properties style:width="16.267cm" fo:margin-left="-0.132cm" table:align="left" style:writing-mode="lr-tb"/>
    </style:style>
    <style:style style:name="Tableau201.A" style:family="table-column">
      <style:table-column-properties style:column-width="8.124cm"/>
    </style:style>
    <style:style style:name="Tableau201.B" style:family="table-column">
      <style:table-column-properties style:column-width="8.142cm"/>
    </style:style>
    <style:style style:name="Tableau201.1" style:family="table-row">
      <style:table-row-properties style:keep-together="true"/>
    </style:style>
    <style:style style:name="Tableau20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1.B1" style:family="table-cell">
      <style:table-cell-properties style:vertical-align="top" fo:padding-left="0.123cm" fo:padding-right="0.123cm" fo:padding-top="0cm" fo:padding-bottom="0cm" fo:border="0.018cm solid #000000" style:writing-mode="lr-tb"/>
    </style:style>
    <style:style style:name="Tableau202" style:family="table">
      <style:table-properties style:width="16.267cm" fo:margin-left="-0.132cm" table:align="left" style:writing-mode="lr-tb"/>
    </style:style>
    <style:style style:name="Tableau202.A" style:family="table-column">
      <style:table-column-properties style:column-width="8.124cm"/>
    </style:style>
    <style:style style:name="Tableau202.B" style:family="table-column">
      <style:table-column-properties style:column-width="8.142cm"/>
    </style:style>
    <style:style style:name="Tableau202.1" style:family="table-row">
      <style:table-row-properties style:keep-together="true"/>
    </style:style>
    <style:style style:name="Tableau20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2.B1" style:family="table-cell">
      <style:table-cell-properties style:vertical-align="top" fo:padding-left="0.123cm" fo:padding-right="0.123cm" fo:padding-top="0cm" fo:padding-bottom="0cm" fo:border="0.018cm solid #000000" style:writing-mode="lr-tb"/>
    </style:style>
    <style:style style:name="Tableau203" style:family="table">
      <style:table-properties style:width="16.267cm" fo:margin-left="-0.132cm" table:align="left" style:writing-mode="lr-tb"/>
    </style:style>
    <style:style style:name="Tableau203.A" style:family="table-column">
      <style:table-column-properties style:column-width="8.124cm"/>
    </style:style>
    <style:style style:name="Tableau203.B" style:family="table-column">
      <style:table-column-properties style:column-width="8.142cm"/>
    </style:style>
    <style:style style:name="Tableau203.1" style:family="table-row">
      <style:table-row-properties style:keep-together="true"/>
    </style:style>
    <style:style style:name="Tableau20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3.B1" style:family="table-cell">
      <style:table-cell-properties style:vertical-align="top" fo:padding-left="0.123cm" fo:padding-right="0.123cm" fo:padding-top="0cm" fo:padding-bottom="0cm" fo:border="0.018cm solid #000000" style:writing-mode="lr-tb"/>
    </style:style>
    <style:style style:name="Tableau204" style:family="table">
      <style:table-properties style:width="16.267cm" fo:margin-left="-0.132cm" table:align="left" style:writing-mode="lr-tb"/>
    </style:style>
    <style:style style:name="Tableau204.A" style:family="table-column">
      <style:table-column-properties style:column-width="0.46cm"/>
    </style:style>
    <style:style style:name="Tableau204.B" style:family="table-column">
      <style:table-column-properties style:column-width="2.752cm"/>
    </style:style>
    <style:style style:name="Tableau204.C" style:family="table-column">
      <style:table-column-properties style:column-width="1.739cm"/>
    </style:style>
    <style:style style:name="Tableau204.F" style:family="table-column">
      <style:table-column-properties style:column-width="0.459cm"/>
    </style:style>
    <style:style style:name="Tableau204.I" style:family="table-column">
      <style:table-column-properties style:column-width="1.217cm"/>
    </style:style>
    <style:style style:name="Tableau204.J" style:family="table-column">
      <style:table-column-properties style:column-width="1.199cm"/>
    </style:style>
    <style:style style:name="Tableau204.K" style:family="table-column">
      <style:table-column-properties style:column-width="1.275cm"/>
    </style:style>
    <style:style style:name="Tableau204.L" style:family="table-column">
      <style:table-column-properties style:column-width="0.476cm"/>
    </style:style>
    <style:style style:name="Tableau204.1" style:family="table-row">
      <style:table-row-properties style:keep-together="true"/>
    </style:style>
    <style:style style:name="Tableau20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0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204.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204.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20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04.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04.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04.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204.K5" style:family="table-cell">
      <style:table-cell-properties style:vertical-align="top" fo:padding-left="0.123cm" fo:padding-right="0.123cm" fo:padding-top="0cm" fo:padding-bottom="0cm" fo:border="none" style:writing-mode="lr-tb"/>
    </style:style>
    <style:style style:name="Tableau204.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04.6" style:family="table-row">
      <style:table-row-properties style:keep-together="false"/>
    </style:style>
    <style:style style:name="Tableau204.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4.F8.3" style:family="table-column">
      <style:table-column-properties style:column-width="6.443cm"/>
    </style:style>
    <style:style style:name="Tableau204.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05" style:family="table">
      <style:table-properties style:width="16.267cm" fo:margin-left="-0.132cm" table:align="left" style:writing-mode="lr-tb"/>
    </style:style>
    <style:style style:name="Tableau205.A" style:family="table-column">
      <style:table-column-properties style:column-width="8.124cm"/>
    </style:style>
    <style:style style:name="Tableau205.B" style:family="table-column">
      <style:table-column-properties style:column-width="8.142cm"/>
    </style:style>
    <style:style style:name="Tableau205.1" style:family="table-row">
      <style:table-row-properties style:keep-together="true"/>
    </style:style>
    <style:style style:name="Tableau20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5.B1" style:family="table-cell">
      <style:table-cell-properties style:vertical-align="top" fo:padding-left="0.123cm" fo:padding-right="0.123cm" fo:padding-top="0cm" fo:padding-bottom="0cm" fo:border="0.018cm solid #000000" style:writing-mode="lr-tb"/>
    </style:style>
    <style:style style:name="Tableau20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05.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06" style:family="table">
      <style:table-properties style:width="16.267cm" fo:margin-left="-0.132cm" table:align="left" style:writing-mode="lr-tb"/>
    </style:style>
    <style:style style:name="Tableau206.A" style:family="table-column">
      <style:table-column-properties style:column-width="8.124cm"/>
    </style:style>
    <style:style style:name="Tableau206.B" style:family="table-column">
      <style:table-column-properties style:column-width="8.142cm"/>
    </style:style>
    <style:style style:name="Tableau206.1" style:family="table-row">
      <style:table-row-properties style:keep-together="true"/>
    </style:style>
    <style:style style:name="Tableau20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6.B1" style:family="table-cell">
      <style:table-cell-properties style:vertical-align="top" fo:padding-left="0.123cm" fo:padding-right="0.123cm" fo:padding-top="0cm" fo:padding-bottom="0cm" fo:border="0.018cm solid #000000" style:writing-mode="lr-tb"/>
    </style:style>
    <style:style style:name="Tableau207" style:family="table">
      <style:table-properties style:width="16.267cm" fo:margin-left="-0.132cm" table:align="left" style:writing-mode="lr-tb"/>
    </style:style>
    <style:style style:name="Tableau207.A" style:family="table-column">
      <style:table-column-properties style:column-width="8.124cm"/>
    </style:style>
    <style:style style:name="Tableau207.B" style:family="table-column">
      <style:table-column-properties style:column-width="8.142cm"/>
    </style:style>
    <style:style style:name="Tableau207.1" style:family="table-row">
      <style:table-row-properties style:keep-together="true"/>
    </style:style>
    <style:style style:name="Tableau20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7.B1" style:family="table-cell">
      <style:table-cell-properties style:vertical-align="top" fo:padding-left="0.123cm" fo:padding-right="0.123cm" fo:padding-top="0cm" fo:padding-bottom="0cm" fo:border="0.018cm solid #000000" style:writing-mode="lr-tb"/>
    </style:style>
    <style:style style:name="Tableau208" style:family="table">
      <style:table-properties style:width="17.092cm" fo:margin-left="-0.132cm" fo:margin-right="0.039cm" table:align="margins" style:writing-mode="lr-tb"/>
    </style:style>
    <style:style style:name="Tableau208.A" style:family="table-column">
      <style:table-column-properties style:column-width="6.722cm" style:rel-column-width="25777*"/>
    </style:style>
    <style:style style:name="Tableau208.B" style:family="table-column">
      <style:table-column-properties style:column-width="10.37cm" style:rel-column-width="39758*"/>
    </style:style>
    <style:style style:name="Tableau208.1" style:family="table-row">
      <style:table-row-properties style:keep-together="true"/>
    </style:style>
    <style:style style:name="Tableau20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8.B1" style:family="table-cell">
      <style:table-cell-properties style:vertical-align="top" fo:padding-left="0.123cm" fo:padding-right="0.123cm" fo:padding-top="0cm" fo:padding-bottom="0cm" fo:border="0.018cm solid #000000" style:writing-mode="lr-tb"/>
    </style:style>
    <style:style style:name="Tableau209" style:family="table" style:master-page-name="Standard17">
      <style:table-properties style:width="16.334cm" fo:margin-left="-0.132cm" style:page-number="1" table:align="left" style:writing-mode="lr-tb"/>
    </style:style>
    <style:style style:name="Tableau209.A" style:family="table-column">
      <style:table-column-properties style:column-width="3.298cm"/>
    </style:style>
    <style:style style:name="Tableau209.B" style:family="table-column">
      <style:table-column-properties style:column-width="13.035cm"/>
    </style:style>
    <style:style style:name="Tableau209.1" style:family="table-row">
      <style:table-row-properties style:keep-together="true"/>
    </style:style>
    <style:style style:name="Tableau20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09.B1" style:family="table-cell">
      <style:table-cell-properties style:vertical-align="top" fo:padding-left="0.123cm" fo:padding-right="0.123cm" fo:padding-top="0cm" fo:padding-bottom="0cm" fo:border="0.018cm solid #000000" style:writing-mode="lr-tb"/>
    </style:style>
    <style:style style:name="Tableau210" style:family="table">
      <style:table-properties style:width="16.267cm" fo:margin-left="-0.132cm" table:align="left" style:writing-mode="lr-tb"/>
    </style:style>
    <style:style style:name="Tableau210.A" style:family="table-column">
      <style:table-column-properties style:column-width="5.415cm"/>
    </style:style>
    <style:style style:name="Tableau210.B" style:family="table-column">
      <style:table-column-properties style:column-width="5.417cm"/>
    </style:style>
    <style:style style:name="Tableau210.C" style:family="table-column">
      <style:table-column-properties style:column-width="5.435cm"/>
    </style:style>
    <style:style style:name="Tableau210.1" style:family="table-row">
      <style:table-row-properties style:keep-together="false"/>
    </style:style>
    <style:style style:name="Tableau210.A1" style:family="table-cell">
      <style:table-cell-properties style:vertical-align="top" fo:padding-left="0.123cm" fo:padding-right="0.123cm" fo:padding-top="0cm" fo:padding-bottom="0cm" fo:border="0.018cm solid #000000" style:writing-mode="lr-tb"/>
    </style:style>
    <style:style style:name="Tableau210.2" style:family="table-row">
      <style:table-row-properties style:keep-together="true"/>
    </style:style>
    <style:style style:name="Tableau21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10.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11" style:family="table">
      <style:table-properties style:width="16.267cm" fo:margin-left="-0.132cm" table:align="left" style:writing-mode="lr-tb"/>
    </style:style>
    <style:style style:name="Tableau211.A" style:family="table-column">
      <style:table-column-properties style:column-width="8.162cm"/>
    </style:style>
    <style:style style:name="Tableau211.B" style:family="table-column">
      <style:table-column-properties style:column-width="8.105cm"/>
    </style:style>
    <style:style style:name="Tableau211.1" style:family="table-row">
      <style:table-row-properties style:keep-together="true"/>
    </style:style>
    <style:style style:name="Tableau2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1.B1" style:family="table-cell">
      <style:table-cell-properties style:vertical-align="top" fo:padding-left="0.123cm" fo:padding-right="0.123cm" fo:padding-top="0cm" fo:padding-bottom="0cm" fo:border="0.018cm solid #000000" style:writing-mode="lr-tb"/>
    </style:style>
    <style:style style:name="Tableau212" style:family="table">
      <style:table-properties style:width="16.267cm" fo:margin-left="-0.132cm" table:align="left" style:writing-mode="lr-tb"/>
    </style:style>
    <style:style style:name="Tableau212.A" style:family="table-column">
      <style:table-column-properties style:column-width="8.124cm"/>
    </style:style>
    <style:style style:name="Tableau212.B" style:family="table-column">
      <style:table-column-properties style:column-width="8.142cm"/>
    </style:style>
    <style:style style:name="Tableau212.1" style:family="table-row">
      <style:table-row-properties style:keep-together="true"/>
    </style:style>
    <style:style style:name="Tableau2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2.B1" style:family="table-cell">
      <style:table-cell-properties style:vertical-align="top" fo:padding-left="0.123cm" fo:padding-right="0.123cm" fo:padding-top="0cm" fo:padding-bottom="0cm" fo:border="0.018cm solid #000000" style:writing-mode="lr-tb"/>
    </style:style>
    <style:style style:name="Tableau213" style:family="table">
      <style:table-properties style:width="16.267cm" fo:margin-left="-0.132cm" table:align="left" style:writing-mode="lr-tb"/>
    </style:style>
    <style:style style:name="Tableau213.A" style:family="table-column">
      <style:table-column-properties style:column-width="8.124cm"/>
    </style:style>
    <style:style style:name="Tableau213.B" style:family="table-column">
      <style:table-column-properties style:column-width="8.142cm"/>
    </style:style>
    <style:style style:name="Tableau213.1" style:family="table-row">
      <style:table-row-properties style:keep-together="true"/>
    </style:style>
    <style:style style:name="Tableau2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3.B1" style:family="table-cell">
      <style:table-cell-properties style:vertical-align="top" fo:padding-left="0.123cm" fo:padding-right="0.123cm" fo:padding-top="0cm" fo:padding-bottom="0cm" fo:border="0.018cm solid #000000" style:writing-mode="lr-tb"/>
    </style:style>
    <style:style style:name="Tableau214" style:family="table">
      <style:table-properties style:width="16.267cm" fo:margin-left="-0.132cm" table:align="left" style:writing-mode="lr-tb"/>
    </style:style>
    <style:style style:name="Tableau214.A" style:family="table-column">
      <style:table-column-properties style:column-width="8.124cm"/>
    </style:style>
    <style:style style:name="Tableau214.B" style:family="table-column">
      <style:table-column-properties style:column-width="8.142cm"/>
    </style:style>
    <style:style style:name="Tableau214.1" style:family="table-row">
      <style:table-row-properties style:keep-together="true"/>
    </style:style>
    <style:style style:name="Tableau2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4.B1" style:family="table-cell">
      <style:table-cell-properties style:vertical-align="top" fo:padding-left="0.123cm" fo:padding-right="0.123cm" fo:padding-top="0cm" fo:padding-bottom="0cm" fo:border="0.018cm solid #000000" style:writing-mode="lr-tb"/>
    </style:style>
    <style:style style:name="Tableau215" style:family="table">
      <style:table-properties style:width="16.267cm" fo:margin-left="-0.132cm" table:align="left" style:writing-mode="lr-tb"/>
    </style:style>
    <style:style style:name="Tableau215.A" style:family="table-column">
      <style:table-column-properties style:column-width="8.124cm"/>
    </style:style>
    <style:style style:name="Tableau215.B" style:family="table-column">
      <style:table-column-properties style:column-width="8.142cm"/>
    </style:style>
    <style:style style:name="Tableau215.1" style:family="table-row">
      <style:table-row-properties style:keep-together="true"/>
    </style:style>
    <style:style style:name="Tableau21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5.B1" style:family="table-cell">
      <style:table-cell-properties style:vertical-align="top" fo:padding-left="0.123cm" fo:padding-right="0.123cm" fo:padding-top="0cm" fo:padding-bottom="0cm" fo:border="0.018cm solid #000000" style:writing-mode="lr-tb"/>
    </style:style>
    <style:style style:name="Tableau216" style:family="table">
      <style:table-properties style:width="16.267cm" fo:margin-left="-0.132cm" table:align="left" style:writing-mode="lr-tb"/>
    </style:style>
    <style:style style:name="Tableau216.A" style:family="table-column">
      <style:table-column-properties style:column-width="8.124cm"/>
    </style:style>
    <style:style style:name="Tableau216.B" style:family="table-column">
      <style:table-column-properties style:column-width="8.142cm"/>
    </style:style>
    <style:style style:name="Tableau216.1" style:family="table-row">
      <style:table-row-properties style:keep-together="true"/>
    </style:style>
    <style:style style:name="Tableau2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6.B1" style:family="table-cell">
      <style:table-cell-properties style:vertical-align="top" fo:padding-left="0.123cm" fo:padding-right="0.123cm" fo:padding-top="0cm" fo:padding-bottom="0cm" fo:border="0.018cm solid #000000" style:writing-mode="lr-tb"/>
    </style:style>
    <style:style style:name="Tableau217" style:family="table">
      <style:table-properties style:width="16.267cm" fo:margin-left="-0.132cm" table:align="left" style:writing-mode="lr-tb"/>
    </style:style>
    <style:style style:name="Tableau217.A" style:family="table-column">
      <style:table-column-properties style:column-width="0.46cm"/>
    </style:style>
    <style:style style:name="Tableau217.B" style:family="table-column">
      <style:table-column-properties style:column-width="2.752cm"/>
    </style:style>
    <style:style style:name="Tableau217.C" style:family="table-column">
      <style:table-column-properties style:column-width="1.739cm"/>
    </style:style>
    <style:style style:name="Tableau217.F" style:family="table-column">
      <style:table-column-properties style:column-width="0.459cm"/>
    </style:style>
    <style:style style:name="Tableau217.I" style:family="table-column">
      <style:table-column-properties style:column-width="1.217cm"/>
    </style:style>
    <style:style style:name="Tableau217.J" style:family="table-column">
      <style:table-column-properties style:column-width="1.199cm"/>
    </style:style>
    <style:style style:name="Tableau217.K" style:family="table-column">
      <style:table-column-properties style:column-width="1.275cm"/>
    </style:style>
    <style:style style:name="Tableau217.L" style:family="table-column">
      <style:table-column-properties style:column-width="0.476cm"/>
    </style:style>
    <style:style style:name="Tableau217.1" style:family="table-row">
      <style:table-row-properties style:keep-together="true"/>
    </style:style>
    <style:style style:name="Tableau217.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17.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217.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217.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217.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17.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17.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17.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217.K5" style:family="table-cell">
      <style:table-cell-properties style:vertical-align="top" fo:padding-left="0.123cm" fo:padding-right="0.123cm" fo:padding-top="0cm" fo:padding-bottom="0cm" fo:border="none" style:writing-mode="lr-tb"/>
    </style:style>
    <style:style style:name="Tableau217.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17.6" style:family="table-row">
      <style:table-row-properties style:keep-together="false"/>
    </style:style>
    <style:style style:name="Tableau217.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7.F8.3" style:family="table-column">
      <style:table-column-properties style:column-width="6.443cm"/>
    </style:style>
    <style:style style:name="Tableau217.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18" style:family="table">
      <style:table-properties style:width="16.267cm" fo:margin-left="-0.132cm" table:align="left" style:writing-mode="lr-tb"/>
    </style:style>
    <style:style style:name="Tableau218.A" style:family="table-column">
      <style:table-column-properties style:column-width="8.124cm"/>
    </style:style>
    <style:style style:name="Tableau218.B" style:family="table-column">
      <style:table-column-properties style:column-width="8.142cm"/>
    </style:style>
    <style:style style:name="Tableau218.1" style:family="table-row">
      <style:table-row-properties style:keep-together="true"/>
    </style:style>
    <style:style style:name="Tableau2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8.B1" style:family="table-cell">
      <style:table-cell-properties style:vertical-align="top" fo:padding-left="0.123cm" fo:padding-right="0.123cm" fo:padding-top="0cm" fo:padding-bottom="0cm" fo:border="0.018cm solid #000000" style:writing-mode="lr-tb"/>
    </style:style>
    <style:style style:name="Tableau21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18.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19" style:family="table">
      <style:table-properties style:width="16.267cm" fo:margin-left="-0.132cm" table:align="left" style:writing-mode="lr-tb"/>
    </style:style>
    <style:style style:name="Tableau219.A" style:family="table-column">
      <style:table-column-properties style:column-width="8.124cm"/>
    </style:style>
    <style:style style:name="Tableau219.B" style:family="table-column">
      <style:table-column-properties style:column-width="8.142cm"/>
    </style:style>
    <style:style style:name="Tableau219.1" style:family="table-row">
      <style:table-row-properties style:keep-together="true"/>
    </style:style>
    <style:style style:name="Tableau2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19.B1" style:family="table-cell">
      <style:table-cell-properties style:vertical-align="top" fo:padding-left="0.123cm" fo:padding-right="0.123cm" fo:padding-top="0cm" fo:padding-bottom="0cm" fo:border="0.018cm solid #000000" style:writing-mode="lr-tb"/>
    </style:style>
    <style:style style:name="Tableau220" style:family="table">
      <style:table-properties style:width="16.267cm" fo:margin-left="-0.132cm" table:align="left" style:writing-mode="lr-tb"/>
    </style:style>
    <style:style style:name="Tableau220.A" style:family="table-column">
      <style:table-column-properties style:column-width="8.124cm"/>
    </style:style>
    <style:style style:name="Tableau220.B" style:family="table-column">
      <style:table-column-properties style:column-width="8.142cm"/>
    </style:style>
    <style:style style:name="Tableau220.1" style:family="table-row">
      <style:table-row-properties style:keep-together="true"/>
    </style:style>
    <style:style style:name="Tableau2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0.B1" style:family="table-cell">
      <style:table-cell-properties style:vertical-align="top" fo:padding-left="0.123cm" fo:padding-right="0.123cm" fo:padding-top="0cm" fo:padding-bottom="0cm" fo:border="0.018cm solid #000000" style:writing-mode="lr-tb"/>
    </style:style>
    <style:style style:name="Tableau221" style:family="table">
      <style:table-properties style:width="17.092cm" fo:margin-left="-0.132cm" fo:margin-right="0.039cm" table:align="margins" style:writing-mode="lr-tb"/>
    </style:style>
    <style:style style:name="Tableau221.A" style:family="table-column">
      <style:table-column-properties style:column-width="6.722cm" style:rel-column-width="25777*"/>
    </style:style>
    <style:style style:name="Tableau221.B" style:family="table-column">
      <style:table-column-properties style:column-width="10.37cm" style:rel-column-width="39758*"/>
    </style:style>
    <style:style style:name="Tableau221.1" style:family="table-row">
      <style:table-row-properties style:keep-together="true"/>
    </style:style>
    <style:style style:name="Tableau2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1.B1" style:family="table-cell">
      <style:table-cell-properties style:vertical-align="top" fo:padding-left="0.123cm" fo:padding-right="0.123cm" fo:padding-top="0cm" fo:padding-bottom="0cm" fo:border="0.018cm solid #000000" style:writing-mode="lr-tb"/>
    </style:style>
    <style:style style:name="Tableau222" style:family="table" style:master-page-name="Standard18">
      <style:table-properties style:width="16.334cm" fo:margin-left="-0.132cm" style:page-number="1" table:align="left" style:writing-mode="lr-tb"/>
    </style:style>
    <style:style style:name="Tableau222.A" style:family="table-column">
      <style:table-column-properties style:column-width="3.298cm"/>
    </style:style>
    <style:style style:name="Tableau222.B" style:family="table-column">
      <style:table-column-properties style:column-width="13.035cm"/>
    </style:style>
    <style:style style:name="Tableau222.1" style:family="table-row">
      <style:table-row-properties style:keep-together="true"/>
    </style:style>
    <style:style style:name="Tableau2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2.B1" style:family="table-cell">
      <style:table-cell-properties style:vertical-align="top" fo:padding-left="0.123cm" fo:padding-right="0.123cm" fo:padding-top="0cm" fo:padding-bottom="0cm" fo:border="0.018cm solid #000000" style:writing-mode="lr-tb"/>
    </style:style>
    <style:style style:name="Tableau223" style:family="table">
      <style:table-properties style:width="16.267cm" fo:margin-left="-0.132cm" table:align="left" style:writing-mode="lr-tb"/>
    </style:style>
    <style:style style:name="Tableau223.A" style:family="table-column">
      <style:table-column-properties style:column-width="5.415cm"/>
    </style:style>
    <style:style style:name="Tableau223.B" style:family="table-column">
      <style:table-column-properties style:column-width="5.417cm"/>
    </style:style>
    <style:style style:name="Tableau223.C" style:family="table-column">
      <style:table-column-properties style:column-width="5.435cm"/>
    </style:style>
    <style:style style:name="Tableau223.1" style:family="table-row">
      <style:table-row-properties style:keep-together="false"/>
    </style:style>
    <style:style style:name="Tableau223.A1" style:family="table-cell">
      <style:table-cell-properties style:vertical-align="top" fo:padding-left="0.123cm" fo:padding-right="0.123cm" fo:padding-top="0cm" fo:padding-bottom="0cm" fo:border="0.018cm solid #000000" style:writing-mode="lr-tb"/>
    </style:style>
    <style:style style:name="Tableau223.2" style:family="table-row">
      <style:table-row-properties style:keep-together="true"/>
    </style:style>
    <style:style style:name="Tableau22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23.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24" style:family="table">
      <style:table-properties style:width="16.267cm" fo:margin-left="-0.132cm" table:align="left" style:writing-mode="lr-tb"/>
    </style:style>
    <style:style style:name="Tableau224.A" style:family="table-column">
      <style:table-column-properties style:column-width="8.162cm"/>
    </style:style>
    <style:style style:name="Tableau224.B" style:family="table-column">
      <style:table-column-properties style:column-width="8.105cm"/>
    </style:style>
    <style:style style:name="Tableau224.1" style:family="table-row">
      <style:table-row-properties style:keep-together="true"/>
    </style:style>
    <style:style style:name="Tableau2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4.B1" style:family="table-cell">
      <style:table-cell-properties style:vertical-align="top" fo:padding-left="0.123cm" fo:padding-right="0.123cm" fo:padding-top="0cm" fo:padding-bottom="0cm" fo:border="0.018cm solid #000000" style:writing-mode="lr-tb"/>
    </style:style>
    <style:style style:name="Tableau225" style:family="table">
      <style:table-properties style:width="16.267cm" fo:margin-left="-0.132cm" table:align="left" style:writing-mode="lr-tb"/>
    </style:style>
    <style:style style:name="Tableau225.A" style:family="table-column">
      <style:table-column-properties style:column-width="8.124cm"/>
    </style:style>
    <style:style style:name="Tableau225.B" style:family="table-column">
      <style:table-column-properties style:column-width="8.142cm"/>
    </style:style>
    <style:style style:name="Tableau225.1" style:family="table-row">
      <style:table-row-properties style:keep-together="true"/>
    </style:style>
    <style:style style:name="Tableau2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5.B1" style:family="table-cell">
      <style:table-cell-properties style:vertical-align="top" fo:padding-left="0.123cm" fo:padding-right="0.123cm" fo:padding-top="0cm" fo:padding-bottom="0cm" fo:border="0.018cm solid #000000" style:writing-mode="lr-tb"/>
    </style:style>
    <style:style style:name="Tableau226" style:family="table">
      <style:table-properties style:width="16.267cm" fo:margin-left="-0.132cm" table:align="left" style:writing-mode="lr-tb"/>
    </style:style>
    <style:style style:name="Tableau226.A" style:family="table-column">
      <style:table-column-properties style:column-width="8.124cm"/>
    </style:style>
    <style:style style:name="Tableau226.B" style:family="table-column">
      <style:table-column-properties style:column-width="8.142cm"/>
    </style:style>
    <style:style style:name="Tableau226.1" style:family="table-row">
      <style:table-row-properties style:keep-together="true"/>
    </style:style>
    <style:style style:name="Tableau2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6.B1" style:family="table-cell">
      <style:table-cell-properties style:vertical-align="top" fo:padding-left="0.123cm" fo:padding-right="0.123cm" fo:padding-top="0cm" fo:padding-bottom="0cm" fo:border="0.018cm solid #000000" style:writing-mode="lr-tb"/>
    </style:style>
    <style:style style:name="Tableau227" style:family="table">
      <style:table-properties style:width="16.267cm" fo:margin-left="-0.132cm" table:align="left" style:writing-mode="lr-tb"/>
    </style:style>
    <style:style style:name="Tableau227.A" style:family="table-column">
      <style:table-column-properties style:column-width="8.124cm"/>
    </style:style>
    <style:style style:name="Tableau227.B" style:family="table-column">
      <style:table-column-properties style:column-width="8.142cm"/>
    </style:style>
    <style:style style:name="Tableau227.1" style:family="table-row">
      <style:table-row-properties style:keep-together="true"/>
    </style:style>
    <style:style style:name="Tableau2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7.B1" style:family="table-cell">
      <style:table-cell-properties style:vertical-align="top" fo:padding-left="0.123cm" fo:padding-right="0.123cm" fo:padding-top="0cm" fo:padding-bottom="0cm" fo:border="0.018cm solid #000000" style:writing-mode="lr-tb"/>
    </style:style>
    <style:style style:name="Tableau228" style:family="table">
      <style:table-properties style:width="16.267cm" fo:margin-left="-0.132cm" table:align="left" style:writing-mode="lr-tb"/>
    </style:style>
    <style:style style:name="Tableau228.A" style:family="table-column">
      <style:table-column-properties style:column-width="8.124cm"/>
    </style:style>
    <style:style style:name="Tableau228.B" style:family="table-column">
      <style:table-column-properties style:column-width="8.142cm"/>
    </style:style>
    <style:style style:name="Tableau228.1" style:family="table-row">
      <style:table-row-properties style:keep-together="true"/>
    </style:style>
    <style:style style:name="Tableau2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8.B1" style:family="table-cell">
      <style:table-cell-properties style:vertical-align="top" fo:padding-left="0.123cm" fo:padding-right="0.123cm" fo:padding-top="0cm" fo:padding-bottom="0cm" fo:border="0.018cm solid #000000" style:writing-mode="lr-tb"/>
    </style:style>
    <style:style style:name="Tableau229" style:family="table">
      <style:table-properties style:width="16.267cm" fo:margin-left="-0.132cm" table:align="left" style:writing-mode="lr-tb"/>
    </style:style>
    <style:style style:name="Tableau229.A" style:family="table-column">
      <style:table-column-properties style:column-width="8.124cm"/>
    </style:style>
    <style:style style:name="Tableau229.B" style:family="table-column">
      <style:table-column-properties style:column-width="8.142cm"/>
    </style:style>
    <style:style style:name="Tableau229.1" style:family="table-row">
      <style:table-row-properties style:keep-together="true"/>
    </style:style>
    <style:style style:name="Tableau22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29.B1" style:family="table-cell">
      <style:table-cell-properties style:vertical-align="top" fo:padding-left="0.123cm" fo:padding-right="0.123cm" fo:padding-top="0cm" fo:padding-bottom="0cm" fo:border="0.018cm solid #000000" style:writing-mode="lr-tb"/>
    </style:style>
    <style:style style:name="Tableau230" style:family="table">
      <style:table-properties style:width="16.267cm" fo:margin-left="-0.132cm" table:align="left" style:writing-mode="lr-tb"/>
    </style:style>
    <style:style style:name="Tableau230.A" style:family="table-column">
      <style:table-column-properties style:column-width="0.46cm"/>
    </style:style>
    <style:style style:name="Tableau230.B" style:family="table-column">
      <style:table-column-properties style:column-width="2.752cm"/>
    </style:style>
    <style:style style:name="Tableau230.C" style:family="table-column">
      <style:table-column-properties style:column-width="1.739cm"/>
    </style:style>
    <style:style style:name="Tableau230.F" style:family="table-column">
      <style:table-column-properties style:column-width="0.459cm"/>
    </style:style>
    <style:style style:name="Tableau230.I" style:family="table-column">
      <style:table-column-properties style:column-width="1.217cm"/>
    </style:style>
    <style:style style:name="Tableau230.J" style:family="table-column">
      <style:table-column-properties style:column-width="1.199cm"/>
    </style:style>
    <style:style style:name="Tableau230.K" style:family="table-column">
      <style:table-column-properties style:column-width="1.275cm"/>
    </style:style>
    <style:style style:name="Tableau230.L" style:family="table-column">
      <style:table-column-properties style:column-width="0.476cm"/>
    </style:style>
    <style:style style:name="Tableau230.1" style:family="table-row">
      <style:table-row-properties style:keep-together="true"/>
    </style:style>
    <style:style style:name="Tableau230.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3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230.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230.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230.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30.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30.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30.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230.K5" style:family="table-cell">
      <style:table-cell-properties style:vertical-align="top" fo:padding-left="0.123cm" fo:padding-right="0.123cm" fo:padding-top="0cm" fo:padding-bottom="0cm" fo:border="none" style:writing-mode="lr-tb"/>
    </style:style>
    <style:style style:name="Tableau230.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30.6" style:family="table-row">
      <style:table-row-properties style:keep-together="false"/>
    </style:style>
    <style:style style:name="Tableau230.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0.F8.3" style:family="table-column">
      <style:table-column-properties style:column-width="6.443cm"/>
    </style:style>
    <style:style style:name="Tableau230.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31" style:family="table">
      <style:table-properties style:width="16.267cm" fo:margin-left="-0.132cm" table:align="left" style:writing-mode="lr-tb"/>
    </style:style>
    <style:style style:name="Tableau231.A" style:family="table-column">
      <style:table-column-properties style:column-width="8.124cm"/>
    </style:style>
    <style:style style:name="Tableau231.B" style:family="table-column">
      <style:table-column-properties style:column-width="8.142cm"/>
    </style:style>
    <style:style style:name="Tableau231.1" style:family="table-row">
      <style:table-row-properties style:keep-together="true"/>
    </style:style>
    <style:style style:name="Tableau23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1.B1" style:family="table-cell">
      <style:table-cell-properties style:vertical-align="top" fo:padding-left="0.123cm" fo:padding-right="0.123cm" fo:padding-top="0cm" fo:padding-bottom="0cm" fo:border="0.018cm solid #000000" style:writing-mode="lr-tb"/>
    </style:style>
    <style:style style:name="Tableau23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31.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32" style:family="table">
      <style:table-properties style:width="16.267cm" fo:margin-left="-0.132cm" table:align="left" style:writing-mode="lr-tb"/>
    </style:style>
    <style:style style:name="Tableau232.A" style:family="table-column">
      <style:table-column-properties style:column-width="8.124cm"/>
    </style:style>
    <style:style style:name="Tableau232.B" style:family="table-column">
      <style:table-column-properties style:column-width="8.142cm"/>
    </style:style>
    <style:style style:name="Tableau232.1" style:family="table-row">
      <style:table-row-properties style:keep-together="true"/>
    </style:style>
    <style:style style:name="Tableau23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2.B1" style:family="table-cell">
      <style:table-cell-properties style:vertical-align="top" fo:padding-left="0.123cm" fo:padding-right="0.123cm" fo:padding-top="0cm" fo:padding-bottom="0cm" fo:border="0.018cm solid #000000" style:writing-mode="lr-tb"/>
    </style:style>
    <style:style style:name="Tableau233" style:family="table">
      <style:table-properties style:width="16.267cm" fo:margin-left="-0.132cm" table:align="left" style:writing-mode="lr-tb"/>
    </style:style>
    <style:style style:name="Tableau233.A" style:family="table-column">
      <style:table-column-properties style:column-width="8.124cm"/>
    </style:style>
    <style:style style:name="Tableau233.B" style:family="table-column">
      <style:table-column-properties style:column-width="8.142cm"/>
    </style:style>
    <style:style style:name="Tableau233.1" style:family="table-row">
      <style:table-row-properties style:keep-together="true"/>
    </style:style>
    <style:style style:name="Tableau23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3.B1" style:family="table-cell">
      <style:table-cell-properties style:vertical-align="top" fo:padding-left="0.123cm" fo:padding-right="0.123cm" fo:padding-top="0cm" fo:padding-bottom="0cm" fo:border="0.018cm solid #000000" style:writing-mode="lr-tb"/>
    </style:style>
    <style:style style:name="Tableau234" style:family="table">
      <style:table-properties style:width="17.092cm" fo:margin-left="-0.132cm" fo:margin-right="0.039cm" table:align="margins" style:writing-mode="lr-tb"/>
    </style:style>
    <style:style style:name="Tableau234.A" style:family="table-column">
      <style:table-column-properties style:column-width="6.722cm" style:rel-column-width="25777*"/>
    </style:style>
    <style:style style:name="Tableau234.B" style:family="table-column">
      <style:table-column-properties style:column-width="10.37cm" style:rel-column-width="39758*"/>
    </style:style>
    <style:style style:name="Tableau234.1" style:family="table-row">
      <style:table-row-properties style:keep-together="true"/>
    </style:style>
    <style:style style:name="Tableau23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4.B1" style:family="table-cell">
      <style:table-cell-properties style:vertical-align="top" fo:padding-left="0.123cm" fo:padding-right="0.123cm" fo:padding-top="0cm" fo:padding-bottom="0cm" fo:border="0.018cm solid #000000" style:writing-mode="lr-tb"/>
    </style:style>
    <style:style style:name="Tableau235" style:family="table" style:master-page-name="Standard19">
      <style:table-properties style:width="16.334cm" fo:margin-left="-0.132cm" style:page-number="1" table:align="left" style:writing-mode="lr-tb"/>
    </style:style>
    <style:style style:name="Tableau235.A" style:family="table-column">
      <style:table-column-properties style:column-width="3.298cm"/>
    </style:style>
    <style:style style:name="Tableau235.B" style:family="table-column">
      <style:table-column-properties style:column-width="13.035cm"/>
    </style:style>
    <style:style style:name="Tableau235.1" style:family="table-row">
      <style:table-row-properties style:keep-together="true"/>
    </style:style>
    <style:style style:name="Tableau23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5.B1" style:family="table-cell">
      <style:table-cell-properties style:vertical-align="top" fo:padding-left="0.123cm" fo:padding-right="0.123cm" fo:padding-top="0cm" fo:padding-bottom="0cm" fo:border="0.018cm solid #000000" style:writing-mode="lr-tb"/>
    </style:style>
    <style:style style:name="Tableau236" style:family="table">
      <style:table-properties style:width="16.267cm" fo:margin-left="-0.132cm" table:align="left" style:writing-mode="lr-tb"/>
    </style:style>
    <style:style style:name="Tableau236.A" style:family="table-column">
      <style:table-column-properties style:column-width="5.415cm"/>
    </style:style>
    <style:style style:name="Tableau236.B" style:family="table-column">
      <style:table-column-properties style:column-width="5.417cm"/>
    </style:style>
    <style:style style:name="Tableau236.C" style:family="table-column">
      <style:table-column-properties style:column-width="5.435cm"/>
    </style:style>
    <style:style style:name="Tableau236.1" style:family="table-row">
      <style:table-row-properties style:keep-together="false"/>
    </style:style>
    <style:style style:name="Tableau236.A1" style:family="table-cell">
      <style:table-cell-properties style:vertical-align="top" fo:padding-left="0.123cm" fo:padding-right="0.123cm" fo:padding-top="0cm" fo:padding-bottom="0cm" fo:border="0.018cm solid #000000" style:writing-mode="lr-tb"/>
    </style:style>
    <style:style style:name="Tableau236.2" style:family="table-row">
      <style:table-row-properties style:keep-together="true"/>
    </style:style>
    <style:style style:name="Tableau23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36.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37" style:family="table">
      <style:table-properties style:width="16.267cm" fo:margin-left="-0.132cm" table:align="left" style:writing-mode="lr-tb"/>
    </style:style>
    <style:style style:name="Tableau237.A" style:family="table-column">
      <style:table-column-properties style:column-width="8.162cm"/>
    </style:style>
    <style:style style:name="Tableau237.B" style:family="table-column">
      <style:table-column-properties style:column-width="8.105cm"/>
    </style:style>
    <style:style style:name="Tableau237.1" style:family="table-row">
      <style:table-row-properties style:keep-together="true"/>
    </style:style>
    <style:style style:name="Tableau23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7.B1" style:family="table-cell">
      <style:table-cell-properties style:vertical-align="top" fo:padding-left="0.123cm" fo:padding-right="0.123cm" fo:padding-top="0cm" fo:padding-bottom="0cm" fo:border="0.018cm solid #000000" style:writing-mode="lr-tb"/>
    </style:style>
    <style:style style:name="Tableau238" style:family="table">
      <style:table-properties style:width="16.267cm" fo:margin-left="-0.132cm" table:align="left" style:writing-mode="lr-tb"/>
    </style:style>
    <style:style style:name="Tableau238.A" style:family="table-column">
      <style:table-column-properties style:column-width="8.124cm"/>
    </style:style>
    <style:style style:name="Tableau238.B" style:family="table-column">
      <style:table-column-properties style:column-width="8.142cm"/>
    </style:style>
    <style:style style:name="Tableau238.1" style:family="table-row">
      <style:table-row-properties style:keep-together="true"/>
    </style:style>
    <style:style style:name="Tableau23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8.B1" style:family="table-cell">
      <style:table-cell-properties style:vertical-align="top" fo:padding-left="0.123cm" fo:padding-right="0.123cm" fo:padding-top="0cm" fo:padding-bottom="0cm" fo:border="0.018cm solid #000000" style:writing-mode="lr-tb"/>
    </style:style>
    <style:style style:name="Tableau239" style:family="table">
      <style:table-properties style:width="16.267cm" fo:margin-left="-0.132cm" table:align="left" style:writing-mode="lr-tb"/>
    </style:style>
    <style:style style:name="Tableau239.A" style:family="table-column">
      <style:table-column-properties style:column-width="8.124cm"/>
    </style:style>
    <style:style style:name="Tableau239.B" style:family="table-column">
      <style:table-column-properties style:column-width="8.142cm"/>
    </style:style>
    <style:style style:name="Tableau239.1" style:family="table-row">
      <style:table-row-properties style:keep-together="true"/>
    </style:style>
    <style:style style:name="Tableau23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39.B1" style:family="table-cell">
      <style:table-cell-properties style:vertical-align="top" fo:padding-left="0.123cm" fo:padding-right="0.123cm" fo:padding-top="0cm" fo:padding-bottom="0cm" fo:border="0.018cm solid #000000" style:writing-mode="lr-tb"/>
    </style:style>
    <style:style style:name="Tableau240" style:family="table">
      <style:table-properties style:width="16.267cm" fo:margin-left="-0.132cm" table:align="left" style:writing-mode="lr-tb"/>
    </style:style>
    <style:style style:name="Tableau240.A" style:family="table-column">
      <style:table-column-properties style:column-width="8.124cm"/>
    </style:style>
    <style:style style:name="Tableau240.B" style:family="table-column">
      <style:table-column-properties style:column-width="8.142cm"/>
    </style:style>
    <style:style style:name="Tableau240.1" style:family="table-row">
      <style:table-row-properties style:keep-together="true"/>
    </style:style>
    <style:style style:name="Tableau24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0.B1" style:family="table-cell">
      <style:table-cell-properties style:vertical-align="top" fo:padding-left="0.123cm" fo:padding-right="0.123cm" fo:padding-top="0cm" fo:padding-bottom="0cm" fo:border="0.018cm solid #000000" style:writing-mode="lr-tb"/>
    </style:style>
    <style:style style:name="Tableau241" style:family="table">
      <style:table-properties style:width="16.267cm" fo:margin-left="-0.132cm" table:align="left" style:writing-mode="lr-tb"/>
    </style:style>
    <style:style style:name="Tableau241.A" style:family="table-column">
      <style:table-column-properties style:column-width="8.124cm"/>
    </style:style>
    <style:style style:name="Tableau241.B" style:family="table-column">
      <style:table-column-properties style:column-width="8.142cm"/>
    </style:style>
    <style:style style:name="Tableau241.1" style:family="table-row">
      <style:table-row-properties style:keep-together="true"/>
    </style:style>
    <style:style style:name="Tableau24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1.B1" style:family="table-cell">
      <style:table-cell-properties style:vertical-align="top" fo:padding-left="0.123cm" fo:padding-right="0.123cm" fo:padding-top="0cm" fo:padding-bottom="0cm" fo:border="0.018cm solid #000000" style:writing-mode="lr-tb"/>
    </style:style>
    <style:style style:name="Tableau242" style:family="table">
      <style:table-properties style:width="16.267cm" fo:margin-left="-0.132cm" table:align="left" style:writing-mode="lr-tb"/>
    </style:style>
    <style:style style:name="Tableau242.A" style:family="table-column">
      <style:table-column-properties style:column-width="8.124cm"/>
    </style:style>
    <style:style style:name="Tableau242.B" style:family="table-column">
      <style:table-column-properties style:column-width="8.142cm"/>
    </style:style>
    <style:style style:name="Tableau242.1" style:family="table-row">
      <style:table-row-properties style:keep-together="true"/>
    </style:style>
    <style:style style:name="Tableau24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2.B1" style:family="table-cell">
      <style:table-cell-properties style:vertical-align="top" fo:padding-left="0.123cm" fo:padding-right="0.123cm" fo:padding-top="0cm" fo:padding-bottom="0cm" fo:border="0.018cm solid #000000" style:writing-mode="lr-tb"/>
    </style:style>
    <style:style style:name="Tableau243" style:family="table">
      <style:table-properties style:width="16.267cm" fo:margin-left="-0.132cm" table:align="left" style:writing-mode="lr-tb"/>
    </style:style>
    <style:style style:name="Tableau243.A" style:family="table-column">
      <style:table-column-properties style:column-width="0.46cm"/>
    </style:style>
    <style:style style:name="Tableau243.B" style:family="table-column">
      <style:table-column-properties style:column-width="2.752cm"/>
    </style:style>
    <style:style style:name="Tableau243.C" style:family="table-column">
      <style:table-column-properties style:column-width="1.739cm"/>
    </style:style>
    <style:style style:name="Tableau243.F" style:family="table-column">
      <style:table-column-properties style:column-width="0.459cm"/>
    </style:style>
    <style:style style:name="Tableau243.I" style:family="table-column">
      <style:table-column-properties style:column-width="1.217cm"/>
    </style:style>
    <style:style style:name="Tableau243.J" style:family="table-column">
      <style:table-column-properties style:column-width="1.199cm"/>
    </style:style>
    <style:style style:name="Tableau243.K" style:family="table-column">
      <style:table-column-properties style:column-width="1.275cm"/>
    </style:style>
    <style:style style:name="Tableau243.L" style:family="table-column">
      <style:table-column-properties style:column-width="0.476cm"/>
    </style:style>
    <style:style style:name="Tableau243.1" style:family="table-row">
      <style:table-row-properties style:keep-together="true"/>
    </style:style>
    <style:style style:name="Tableau243.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43.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243.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243.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243.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43.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43.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43.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243.K5" style:family="table-cell">
      <style:table-cell-properties style:vertical-align="top" fo:padding-left="0.123cm" fo:padding-right="0.123cm" fo:padding-top="0cm" fo:padding-bottom="0cm" fo:border="none" style:writing-mode="lr-tb"/>
    </style:style>
    <style:style style:name="Tableau243.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43.6" style:family="table-row">
      <style:table-row-properties style:keep-together="false"/>
    </style:style>
    <style:style style:name="Tableau243.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3.F8.3" style:family="table-column">
      <style:table-column-properties style:column-width="6.443cm"/>
    </style:style>
    <style:style style:name="Tableau243.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44" style:family="table">
      <style:table-properties style:width="16.267cm" fo:margin-left="-0.132cm" table:align="left" style:writing-mode="lr-tb"/>
    </style:style>
    <style:style style:name="Tableau244.A" style:family="table-column">
      <style:table-column-properties style:column-width="8.124cm"/>
    </style:style>
    <style:style style:name="Tableau244.B" style:family="table-column">
      <style:table-column-properties style:column-width="8.142cm"/>
    </style:style>
    <style:style style:name="Tableau244.1" style:family="table-row">
      <style:table-row-properties style:keep-together="true"/>
    </style:style>
    <style:style style:name="Tableau24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4.B1" style:family="table-cell">
      <style:table-cell-properties style:vertical-align="top" fo:padding-left="0.123cm" fo:padding-right="0.123cm" fo:padding-top="0cm" fo:padding-bottom="0cm" fo:border="0.018cm solid #000000" style:writing-mode="lr-tb"/>
    </style:style>
    <style:style style:name="Tableau24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44.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45" style:family="table">
      <style:table-properties style:width="16.267cm" fo:margin-left="-0.132cm" table:align="left" style:writing-mode="lr-tb"/>
    </style:style>
    <style:style style:name="Tableau245.A" style:family="table-column">
      <style:table-column-properties style:column-width="8.124cm"/>
    </style:style>
    <style:style style:name="Tableau245.B" style:family="table-column">
      <style:table-column-properties style:column-width="8.142cm"/>
    </style:style>
    <style:style style:name="Tableau245.1" style:family="table-row">
      <style:table-row-properties style:keep-together="true"/>
    </style:style>
    <style:style style:name="Tableau24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5.B1" style:family="table-cell">
      <style:table-cell-properties style:vertical-align="top" fo:padding-left="0.123cm" fo:padding-right="0.123cm" fo:padding-top="0cm" fo:padding-bottom="0cm" fo:border="0.018cm solid #000000" style:writing-mode="lr-tb"/>
    </style:style>
    <style:style style:name="Tableau246" style:family="table">
      <style:table-properties style:width="16.267cm" fo:margin-left="-0.132cm" table:align="left" style:writing-mode="lr-tb"/>
    </style:style>
    <style:style style:name="Tableau246.A" style:family="table-column">
      <style:table-column-properties style:column-width="8.124cm"/>
    </style:style>
    <style:style style:name="Tableau246.B" style:family="table-column">
      <style:table-column-properties style:column-width="8.142cm"/>
    </style:style>
    <style:style style:name="Tableau246.1" style:family="table-row">
      <style:table-row-properties style:keep-together="true"/>
    </style:style>
    <style:style style:name="Tableau24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6.B1" style:family="table-cell">
      <style:table-cell-properties style:vertical-align="top" fo:padding-left="0.123cm" fo:padding-right="0.123cm" fo:padding-top="0cm" fo:padding-bottom="0cm" fo:border="0.018cm solid #000000" style:writing-mode="lr-tb"/>
    </style:style>
    <style:style style:name="Tableau247" style:family="table">
      <style:table-properties style:width="17.092cm" fo:margin-left="-0.132cm" fo:margin-right="0.039cm" table:align="margins" style:writing-mode="lr-tb"/>
    </style:style>
    <style:style style:name="Tableau247.A" style:family="table-column">
      <style:table-column-properties style:column-width="6.722cm" style:rel-column-width="25777*"/>
    </style:style>
    <style:style style:name="Tableau247.B" style:family="table-column">
      <style:table-column-properties style:column-width="10.37cm" style:rel-column-width="39758*"/>
    </style:style>
    <style:style style:name="Tableau247.1" style:family="table-row">
      <style:table-row-properties style:keep-together="true"/>
    </style:style>
    <style:style style:name="Tableau24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7.B1" style:family="table-cell">
      <style:table-cell-properties style:vertical-align="top" fo:padding-left="0.123cm" fo:padding-right="0.123cm" fo:padding-top="0cm" fo:padding-bottom="0cm" fo:border="0.018cm solid #000000" style:writing-mode="lr-tb"/>
    </style:style>
    <style:style style:name="Tableau248" style:family="table" style:master-page-name="Standard20">
      <style:table-properties style:width="16.334cm" fo:margin-left="-0.132cm" style:page-number="1" table:align="left" style:writing-mode="lr-tb"/>
    </style:style>
    <style:style style:name="Tableau248.A" style:family="table-column">
      <style:table-column-properties style:column-width="3.298cm"/>
    </style:style>
    <style:style style:name="Tableau248.B" style:family="table-column">
      <style:table-column-properties style:column-width="13.035cm"/>
    </style:style>
    <style:style style:name="Tableau248.1" style:family="table-row">
      <style:table-row-properties style:keep-together="true"/>
    </style:style>
    <style:style style:name="Tableau24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48.B1" style:family="table-cell">
      <style:table-cell-properties style:vertical-align="top" fo:padding-left="0.123cm" fo:padding-right="0.123cm" fo:padding-top="0cm" fo:padding-bottom="0cm" fo:border="0.018cm solid #000000" style:writing-mode="lr-tb"/>
    </style:style>
    <style:style style:name="Tableau249" style:family="table">
      <style:table-properties style:width="16.267cm" fo:margin-left="-0.132cm" table:align="left" style:writing-mode="lr-tb"/>
    </style:style>
    <style:style style:name="Tableau249.A" style:family="table-column">
      <style:table-column-properties style:column-width="5.415cm"/>
    </style:style>
    <style:style style:name="Tableau249.B" style:family="table-column">
      <style:table-column-properties style:column-width="5.417cm"/>
    </style:style>
    <style:style style:name="Tableau249.C" style:family="table-column">
      <style:table-column-properties style:column-width="5.435cm"/>
    </style:style>
    <style:style style:name="Tableau249.1" style:family="table-row">
      <style:table-row-properties style:keep-together="false"/>
    </style:style>
    <style:style style:name="Tableau249.A1" style:family="table-cell">
      <style:table-cell-properties style:vertical-align="top" fo:padding-left="0.123cm" fo:padding-right="0.123cm" fo:padding-top="0cm" fo:padding-bottom="0cm" fo:border="0.018cm solid #000000" style:writing-mode="lr-tb"/>
    </style:style>
    <style:style style:name="Tableau249.2" style:family="table-row">
      <style:table-row-properties style:keep-together="true"/>
    </style:style>
    <style:style style:name="Tableau24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49.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50" style:family="table">
      <style:table-properties style:width="16.267cm" fo:margin-left="-0.132cm" table:align="left" style:writing-mode="lr-tb"/>
    </style:style>
    <style:style style:name="Tableau250.A" style:family="table-column">
      <style:table-column-properties style:column-width="8.162cm"/>
    </style:style>
    <style:style style:name="Tableau250.B" style:family="table-column">
      <style:table-column-properties style:column-width="8.105cm"/>
    </style:style>
    <style:style style:name="Tableau250.1" style:family="table-row">
      <style:table-row-properties style:keep-together="true"/>
    </style:style>
    <style:style style:name="Tableau25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0.B1" style:family="table-cell">
      <style:table-cell-properties style:vertical-align="top" fo:padding-left="0.123cm" fo:padding-right="0.123cm" fo:padding-top="0cm" fo:padding-bottom="0cm" fo:border="0.018cm solid #000000" style:writing-mode="lr-tb"/>
    </style:style>
    <style:style style:name="Tableau251" style:family="table">
      <style:table-properties style:width="16.267cm" fo:margin-left="-0.132cm" table:align="left" style:writing-mode="lr-tb"/>
    </style:style>
    <style:style style:name="Tableau251.A" style:family="table-column">
      <style:table-column-properties style:column-width="8.124cm"/>
    </style:style>
    <style:style style:name="Tableau251.B" style:family="table-column">
      <style:table-column-properties style:column-width="8.142cm"/>
    </style:style>
    <style:style style:name="Tableau251.1" style:family="table-row">
      <style:table-row-properties style:keep-together="true"/>
    </style:style>
    <style:style style:name="Tableau25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1.B1" style:family="table-cell">
      <style:table-cell-properties style:vertical-align="top" fo:padding-left="0.123cm" fo:padding-right="0.123cm" fo:padding-top="0cm" fo:padding-bottom="0cm" fo:border="0.018cm solid #000000" style:writing-mode="lr-tb"/>
    </style:style>
    <style:style style:name="Tableau252" style:family="table">
      <style:table-properties style:width="16.267cm" fo:margin-left="-0.132cm" table:align="left" style:writing-mode="lr-tb"/>
    </style:style>
    <style:style style:name="Tableau252.A" style:family="table-column">
      <style:table-column-properties style:column-width="8.124cm"/>
    </style:style>
    <style:style style:name="Tableau252.B" style:family="table-column">
      <style:table-column-properties style:column-width="8.142cm"/>
    </style:style>
    <style:style style:name="Tableau252.1" style:family="table-row">
      <style:table-row-properties style:keep-together="true"/>
    </style:style>
    <style:style style:name="Tableau25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2.B1" style:family="table-cell">
      <style:table-cell-properties style:vertical-align="top" fo:padding-left="0.123cm" fo:padding-right="0.123cm" fo:padding-top="0cm" fo:padding-bottom="0cm" fo:border="0.018cm solid #000000" style:writing-mode="lr-tb"/>
    </style:style>
    <style:style style:name="Tableau253" style:family="table">
      <style:table-properties style:width="16.267cm" fo:margin-left="-0.132cm" table:align="left" style:writing-mode="lr-tb"/>
    </style:style>
    <style:style style:name="Tableau253.A" style:family="table-column">
      <style:table-column-properties style:column-width="8.124cm"/>
    </style:style>
    <style:style style:name="Tableau253.B" style:family="table-column">
      <style:table-column-properties style:column-width="8.142cm"/>
    </style:style>
    <style:style style:name="Tableau253.1" style:family="table-row">
      <style:table-row-properties style:keep-together="true"/>
    </style:style>
    <style:style style:name="Tableau25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3.B1" style:family="table-cell">
      <style:table-cell-properties style:vertical-align="top" fo:padding-left="0.123cm" fo:padding-right="0.123cm" fo:padding-top="0cm" fo:padding-bottom="0cm" fo:border="0.018cm solid #000000" style:writing-mode="lr-tb"/>
    </style:style>
    <style:style style:name="Tableau254" style:family="table">
      <style:table-properties style:width="16.267cm" fo:margin-left="-0.132cm" table:align="left" style:writing-mode="lr-tb"/>
    </style:style>
    <style:style style:name="Tableau254.A" style:family="table-column">
      <style:table-column-properties style:column-width="8.124cm"/>
    </style:style>
    <style:style style:name="Tableau254.B" style:family="table-column">
      <style:table-column-properties style:column-width="8.142cm"/>
    </style:style>
    <style:style style:name="Tableau254.1" style:family="table-row">
      <style:table-row-properties style:keep-together="true"/>
    </style:style>
    <style:style style:name="Tableau25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4.B1" style:family="table-cell">
      <style:table-cell-properties style:vertical-align="top" fo:padding-left="0.123cm" fo:padding-right="0.123cm" fo:padding-top="0cm" fo:padding-bottom="0cm" fo:border="0.018cm solid #000000" style:writing-mode="lr-tb"/>
    </style:style>
    <style:style style:name="Tableau255" style:family="table">
      <style:table-properties style:width="16.267cm" fo:margin-left="-0.132cm" table:align="left" style:writing-mode="lr-tb"/>
    </style:style>
    <style:style style:name="Tableau255.A" style:family="table-column">
      <style:table-column-properties style:column-width="8.124cm"/>
    </style:style>
    <style:style style:name="Tableau255.B" style:family="table-column">
      <style:table-column-properties style:column-width="8.142cm"/>
    </style:style>
    <style:style style:name="Tableau255.1" style:family="table-row">
      <style:table-row-properties style:keep-together="true"/>
    </style:style>
    <style:style style:name="Tableau25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5.B1" style:family="table-cell">
      <style:table-cell-properties style:vertical-align="top" fo:padding-left="0.123cm" fo:padding-right="0.123cm" fo:padding-top="0cm" fo:padding-bottom="0cm" fo:border="0.018cm solid #000000" style:writing-mode="lr-tb"/>
    </style:style>
    <style:style style:name="Tableau256" style:family="table">
      <style:table-properties style:width="16.267cm" fo:margin-left="-0.132cm" table:align="left" style:writing-mode="lr-tb"/>
    </style:style>
    <style:style style:name="Tableau256.A" style:family="table-column">
      <style:table-column-properties style:column-width="0.46cm"/>
    </style:style>
    <style:style style:name="Tableau256.B" style:family="table-column">
      <style:table-column-properties style:column-width="2.752cm"/>
    </style:style>
    <style:style style:name="Tableau256.C" style:family="table-column">
      <style:table-column-properties style:column-width="1.739cm"/>
    </style:style>
    <style:style style:name="Tableau256.F" style:family="table-column">
      <style:table-column-properties style:column-width="0.459cm"/>
    </style:style>
    <style:style style:name="Tableau256.I" style:family="table-column">
      <style:table-column-properties style:column-width="1.217cm"/>
    </style:style>
    <style:style style:name="Tableau256.J" style:family="table-column">
      <style:table-column-properties style:column-width="1.199cm"/>
    </style:style>
    <style:style style:name="Tableau256.K" style:family="table-column">
      <style:table-column-properties style:column-width="1.275cm"/>
    </style:style>
    <style:style style:name="Tableau256.L" style:family="table-column">
      <style:table-column-properties style:column-width="0.476cm"/>
    </style:style>
    <style:style style:name="Tableau256.1" style:family="table-row">
      <style:table-row-properties style:keep-together="true"/>
    </style:style>
    <style:style style:name="Tableau256.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5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256.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256.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256.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56.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56.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56.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256.K5" style:family="table-cell">
      <style:table-cell-properties style:vertical-align="top" fo:padding-left="0.123cm" fo:padding-right="0.123cm" fo:padding-top="0cm" fo:padding-bottom="0cm" fo:border="none" style:writing-mode="lr-tb"/>
    </style:style>
    <style:style style:name="Tableau256.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56.6" style:family="table-row">
      <style:table-row-properties style:keep-together="false"/>
    </style:style>
    <style:style style:name="Tableau256.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6.F8.3" style:family="table-column">
      <style:table-column-properties style:column-width="6.443cm"/>
    </style:style>
    <style:style style:name="Tableau256.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57" style:family="table">
      <style:table-properties style:width="16.267cm" fo:margin-left="-0.132cm" table:align="left" style:writing-mode="lr-tb"/>
    </style:style>
    <style:style style:name="Tableau257.A" style:family="table-column">
      <style:table-column-properties style:column-width="8.124cm"/>
    </style:style>
    <style:style style:name="Tableau257.B" style:family="table-column">
      <style:table-column-properties style:column-width="8.142cm"/>
    </style:style>
    <style:style style:name="Tableau257.1" style:family="table-row">
      <style:table-row-properties style:keep-together="true"/>
    </style:style>
    <style:style style:name="Tableau25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7.B1" style:family="table-cell">
      <style:table-cell-properties style:vertical-align="top" fo:padding-left="0.123cm" fo:padding-right="0.123cm" fo:padding-top="0cm" fo:padding-bottom="0cm" fo:border="0.018cm solid #000000" style:writing-mode="lr-tb"/>
    </style:style>
    <style:style style:name="Tableau25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57.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58" style:family="table">
      <style:table-properties style:width="16.267cm" fo:margin-left="-0.132cm" table:align="left" style:writing-mode="lr-tb"/>
    </style:style>
    <style:style style:name="Tableau258.A" style:family="table-column">
      <style:table-column-properties style:column-width="8.124cm"/>
    </style:style>
    <style:style style:name="Tableau258.B" style:family="table-column">
      <style:table-column-properties style:column-width="8.142cm"/>
    </style:style>
    <style:style style:name="Tableau258.1" style:family="table-row">
      <style:table-row-properties style:keep-together="true"/>
    </style:style>
    <style:style style:name="Tableau25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8.B1" style:family="table-cell">
      <style:table-cell-properties style:vertical-align="top" fo:padding-left="0.123cm" fo:padding-right="0.123cm" fo:padding-top="0cm" fo:padding-bottom="0cm" fo:border="0.018cm solid #000000" style:writing-mode="lr-tb"/>
    </style:style>
    <style:style style:name="Tableau259" style:family="table">
      <style:table-properties style:width="16.267cm" fo:margin-left="-0.132cm" table:align="left" style:writing-mode="lr-tb"/>
    </style:style>
    <style:style style:name="Tableau259.A" style:family="table-column">
      <style:table-column-properties style:column-width="8.124cm"/>
    </style:style>
    <style:style style:name="Tableau259.B" style:family="table-column">
      <style:table-column-properties style:column-width="8.142cm"/>
    </style:style>
    <style:style style:name="Tableau259.1" style:family="table-row">
      <style:table-row-properties style:keep-together="true"/>
    </style:style>
    <style:style style:name="Tableau25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59.B1" style:family="table-cell">
      <style:table-cell-properties style:vertical-align="top" fo:padding-left="0.123cm" fo:padding-right="0.123cm" fo:padding-top="0cm" fo:padding-bottom="0cm" fo:border="0.018cm solid #000000" style:writing-mode="lr-tb"/>
    </style:style>
    <style:style style:name="Tableau260" style:family="table">
      <style:table-properties style:width="17.092cm" fo:margin-left="-0.132cm" fo:margin-right="0.039cm" table:align="margins" style:writing-mode="lr-tb"/>
    </style:style>
    <style:style style:name="Tableau260.A" style:family="table-column">
      <style:table-column-properties style:column-width="6.722cm" style:rel-column-width="25777*"/>
    </style:style>
    <style:style style:name="Tableau260.B" style:family="table-column">
      <style:table-column-properties style:column-width="10.37cm" style:rel-column-width="39758*"/>
    </style:style>
    <style:style style:name="Tableau260.1" style:family="table-row">
      <style:table-row-properties style:keep-together="true"/>
    </style:style>
    <style:style style:name="Tableau26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0.B1" style:family="table-cell">
      <style:table-cell-properties style:vertical-align="top" fo:padding-left="0.123cm" fo:padding-right="0.123cm" fo:padding-top="0cm" fo:padding-bottom="0cm" fo:border="0.018cm solid #000000" style:writing-mode="lr-tb"/>
    </style:style>
    <style:style style:name="Tableau261" style:family="table" style:master-page-name="Standard21">
      <style:table-properties style:width="16.334cm" fo:margin-left="-0.132cm" style:page-number="1" table:align="left" style:writing-mode="lr-tb"/>
    </style:style>
    <style:style style:name="Tableau261.A" style:family="table-column">
      <style:table-column-properties style:column-width="3.298cm"/>
    </style:style>
    <style:style style:name="Tableau261.B" style:family="table-column">
      <style:table-column-properties style:column-width="13.035cm"/>
    </style:style>
    <style:style style:name="Tableau261.1" style:family="table-row">
      <style:table-row-properties style:keep-together="true"/>
    </style:style>
    <style:style style:name="Tableau26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1.B1" style:family="table-cell">
      <style:table-cell-properties style:vertical-align="top" fo:padding-left="0.123cm" fo:padding-right="0.123cm" fo:padding-top="0cm" fo:padding-bottom="0cm" fo:border="0.018cm solid #000000" style:writing-mode="lr-tb"/>
    </style:style>
    <style:style style:name="Tableau262" style:family="table">
      <style:table-properties style:width="16.267cm" fo:margin-left="-0.132cm" table:align="left" style:writing-mode="lr-tb"/>
    </style:style>
    <style:style style:name="Tableau262.A" style:family="table-column">
      <style:table-column-properties style:column-width="5.415cm"/>
    </style:style>
    <style:style style:name="Tableau262.B" style:family="table-column">
      <style:table-column-properties style:column-width="5.417cm"/>
    </style:style>
    <style:style style:name="Tableau262.C" style:family="table-column">
      <style:table-column-properties style:column-width="5.435cm"/>
    </style:style>
    <style:style style:name="Tableau262.1" style:family="table-row">
      <style:table-row-properties style:keep-together="false"/>
    </style:style>
    <style:style style:name="Tableau262.A1" style:family="table-cell">
      <style:table-cell-properties style:vertical-align="top" fo:padding-left="0.123cm" fo:padding-right="0.123cm" fo:padding-top="0cm" fo:padding-bottom="0cm" fo:border="0.018cm solid #000000" style:writing-mode="lr-tb"/>
    </style:style>
    <style:style style:name="Tableau262.2" style:family="table-row">
      <style:table-row-properties style:keep-together="true"/>
    </style:style>
    <style:style style:name="Tableau26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62.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63" style:family="table">
      <style:table-properties style:width="16.267cm" fo:margin-left="-0.132cm" table:align="left" style:writing-mode="lr-tb"/>
    </style:style>
    <style:style style:name="Tableau263.A" style:family="table-column">
      <style:table-column-properties style:column-width="8.162cm"/>
    </style:style>
    <style:style style:name="Tableau263.B" style:family="table-column">
      <style:table-column-properties style:column-width="8.105cm"/>
    </style:style>
    <style:style style:name="Tableau263.1" style:family="table-row">
      <style:table-row-properties style:keep-together="true"/>
    </style:style>
    <style:style style:name="Tableau26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3.B1" style:family="table-cell">
      <style:table-cell-properties style:vertical-align="top" fo:padding-left="0.123cm" fo:padding-right="0.123cm" fo:padding-top="0cm" fo:padding-bottom="0cm" fo:border="0.018cm solid #000000" style:writing-mode="lr-tb"/>
    </style:style>
    <style:style style:name="Tableau264" style:family="table">
      <style:table-properties style:width="16.267cm" fo:margin-left="-0.132cm" table:align="left" style:writing-mode="lr-tb"/>
    </style:style>
    <style:style style:name="Tableau264.A" style:family="table-column">
      <style:table-column-properties style:column-width="8.124cm"/>
    </style:style>
    <style:style style:name="Tableau264.B" style:family="table-column">
      <style:table-column-properties style:column-width="8.142cm"/>
    </style:style>
    <style:style style:name="Tableau264.1" style:family="table-row">
      <style:table-row-properties style:keep-together="true"/>
    </style:style>
    <style:style style:name="Tableau26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4.B1" style:family="table-cell">
      <style:table-cell-properties style:vertical-align="top" fo:padding-left="0.123cm" fo:padding-right="0.123cm" fo:padding-top="0cm" fo:padding-bottom="0cm" fo:border="0.018cm solid #000000" style:writing-mode="lr-tb"/>
    </style:style>
    <style:style style:name="Tableau265" style:family="table">
      <style:table-properties style:width="16.267cm" fo:margin-left="-0.132cm" table:align="left" style:writing-mode="lr-tb"/>
    </style:style>
    <style:style style:name="Tableau265.A" style:family="table-column">
      <style:table-column-properties style:column-width="8.124cm"/>
    </style:style>
    <style:style style:name="Tableau265.B" style:family="table-column">
      <style:table-column-properties style:column-width="8.142cm"/>
    </style:style>
    <style:style style:name="Tableau265.1" style:family="table-row">
      <style:table-row-properties style:keep-together="true"/>
    </style:style>
    <style:style style:name="Tableau26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5.B1" style:family="table-cell">
      <style:table-cell-properties style:vertical-align="top" fo:padding-left="0.123cm" fo:padding-right="0.123cm" fo:padding-top="0cm" fo:padding-bottom="0cm" fo:border="0.018cm solid #000000" style:writing-mode="lr-tb"/>
    </style:style>
    <style:style style:name="Tableau266" style:family="table">
      <style:table-properties style:width="16.267cm" fo:margin-left="-0.132cm" table:align="left" style:writing-mode="lr-tb"/>
    </style:style>
    <style:style style:name="Tableau266.A" style:family="table-column">
      <style:table-column-properties style:column-width="8.124cm"/>
    </style:style>
    <style:style style:name="Tableau266.B" style:family="table-column">
      <style:table-column-properties style:column-width="8.142cm"/>
    </style:style>
    <style:style style:name="Tableau266.1" style:family="table-row">
      <style:table-row-properties style:keep-together="true"/>
    </style:style>
    <style:style style:name="Tableau26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6.B1" style:family="table-cell">
      <style:table-cell-properties style:vertical-align="top" fo:padding-left="0.123cm" fo:padding-right="0.123cm" fo:padding-top="0cm" fo:padding-bottom="0cm" fo:border="0.018cm solid #000000" style:writing-mode="lr-tb"/>
    </style:style>
    <style:style style:name="Tableau267" style:family="table">
      <style:table-properties style:width="16.267cm" fo:margin-left="-0.132cm" table:align="left" style:writing-mode="lr-tb"/>
    </style:style>
    <style:style style:name="Tableau267.A" style:family="table-column">
      <style:table-column-properties style:column-width="8.124cm"/>
    </style:style>
    <style:style style:name="Tableau267.B" style:family="table-column">
      <style:table-column-properties style:column-width="8.142cm"/>
    </style:style>
    <style:style style:name="Tableau267.1" style:family="table-row">
      <style:table-row-properties style:keep-together="true"/>
    </style:style>
    <style:style style:name="Tableau26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7.B1" style:family="table-cell">
      <style:table-cell-properties style:vertical-align="top" fo:padding-left="0.123cm" fo:padding-right="0.123cm" fo:padding-top="0cm" fo:padding-bottom="0cm" fo:border="0.018cm solid #000000" style:writing-mode="lr-tb"/>
    </style:style>
    <style:style style:name="Tableau268" style:family="table">
      <style:table-properties style:width="16.267cm" fo:margin-left="-0.132cm" table:align="left" style:writing-mode="lr-tb"/>
    </style:style>
    <style:style style:name="Tableau268.A" style:family="table-column">
      <style:table-column-properties style:column-width="8.124cm"/>
    </style:style>
    <style:style style:name="Tableau268.B" style:family="table-column">
      <style:table-column-properties style:column-width="8.142cm"/>
    </style:style>
    <style:style style:name="Tableau268.1" style:family="table-row">
      <style:table-row-properties style:keep-together="true"/>
    </style:style>
    <style:style style:name="Tableau26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8.B1" style:family="table-cell">
      <style:table-cell-properties style:vertical-align="top" fo:padding-left="0.123cm" fo:padding-right="0.123cm" fo:padding-top="0cm" fo:padding-bottom="0cm" fo:border="0.018cm solid #000000" style:writing-mode="lr-tb"/>
    </style:style>
    <style:style style:name="Tableau269" style:family="table">
      <style:table-properties style:width="16.267cm" fo:margin-left="-0.132cm" table:align="left" style:writing-mode="lr-tb"/>
    </style:style>
    <style:style style:name="Tableau269.A" style:family="table-column">
      <style:table-column-properties style:column-width="0.46cm"/>
    </style:style>
    <style:style style:name="Tableau269.B" style:family="table-column">
      <style:table-column-properties style:column-width="2.752cm"/>
    </style:style>
    <style:style style:name="Tableau269.C" style:family="table-column">
      <style:table-column-properties style:column-width="1.739cm"/>
    </style:style>
    <style:style style:name="Tableau269.F" style:family="table-column">
      <style:table-column-properties style:column-width="0.459cm"/>
    </style:style>
    <style:style style:name="Tableau269.I" style:family="table-column">
      <style:table-column-properties style:column-width="1.217cm"/>
    </style:style>
    <style:style style:name="Tableau269.J" style:family="table-column">
      <style:table-column-properties style:column-width="1.199cm"/>
    </style:style>
    <style:style style:name="Tableau269.K" style:family="table-column">
      <style:table-column-properties style:column-width="1.275cm"/>
    </style:style>
    <style:style style:name="Tableau269.L" style:family="table-column">
      <style:table-column-properties style:column-width="0.476cm"/>
    </style:style>
    <style:style style:name="Tableau269.1" style:family="table-row">
      <style:table-row-properties style:keep-together="true"/>
    </style:style>
    <style:style style:name="Tableau269.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69.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269.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269.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269.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6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69.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69.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269.K5" style:family="table-cell">
      <style:table-cell-properties style:vertical-align="top" fo:padding-left="0.123cm" fo:padding-right="0.123cm" fo:padding-top="0cm" fo:padding-bottom="0cm" fo:border="none" style:writing-mode="lr-tb"/>
    </style:style>
    <style:style style:name="Tableau269.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69.6" style:family="table-row">
      <style:table-row-properties style:keep-together="false"/>
    </style:style>
    <style:style style:name="Tableau269.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69.F8.3" style:family="table-column">
      <style:table-column-properties style:column-width="6.443cm"/>
    </style:style>
    <style:style style:name="Tableau269.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70" style:family="table">
      <style:table-properties style:width="16.267cm" fo:margin-left="-0.132cm" table:align="left" style:writing-mode="lr-tb"/>
    </style:style>
    <style:style style:name="Tableau270.A" style:family="table-column">
      <style:table-column-properties style:column-width="8.124cm"/>
    </style:style>
    <style:style style:name="Tableau270.B" style:family="table-column">
      <style:table-column-properties style:column-width="8.142cm"/>
    </style:style>
    <style:style style:name="Tableau270.1" style:family="table-row">
      <style:table-row-properties style:keep-together="true"/>
    </style:style>
    <style:style style:name="Tableau27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0.B1" style:family="table-cell">
      <style:table-cell-properties style:vertical-align="top" fo:padding-left="0.123cm" fo:padding-right="0.123cm" fo:padding-top="0cm" fo:padding-bottom="0cm" fo:border="0.018cm solid #000000" style:writing-mode="lr-tb"/>
    </style:style>
    <style:style style:name="Tableau27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70.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71" style:family="table">
      <style:table-properties style:width="16.267cm" fo:margin-left="-0.132cm" table:align="left" style:writing-mode="lr-tb"/>
    </style:style>
    <style:style style:name="Tableau271.A" style:family="table-column">
      <style:table-column-properties style:column-width="8.124cm"/>
    </style:style>
    <style:style style:name="Tableau271.B" style:family="table-column">
      <style:table-column-properties style:column-width="8.142cm"/>
    </style:style>
    <style:style style:name="Tableau271.1" style:family="table-row">
      <style:table-row-properties style:keep-together="true"/>
    </style:style>
    <style:style style:name="Tableau27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1.B1" style:family="table-cell">
      <style:table-cell-properties style:vertical-align="top" fo:padding-left="0.123cm" fo:padding-right="0.123cm" fo:padding-top="0cm" fo:padding-bottom="0cm" fo:border="0.018cm solid #000000" style:writing-mode="lr-tb"/>
    </style:style>
    <style:style style:name="Tableau272" style:family="table">
      <style:table-properties style:width="16.267cm" fo:margin-left="-0.132cm" table:align="left" style:writing-mode="lr-tb"/>
    </style:style>
    <style:style style:name="Tableau272.A" style:family="table-column">
      <style:table-column-properties style:column-width="8.124cm"/>
    </style:style>
    <style:style style:name="Tableau272.B" style:family="table-column">
      <style:table-column-properties style:column-width="8.142cm"/>
    </style:style>
    <style:style style:name="Tableau272.1" style:family="table-row">
      <style:table-row-properties style:keep-together="true"/>
    </style:style>
    <style:style style:name="Tableau27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2.B1" style:family="table-cell">
      <style:table-cell-properties style:vertical-align="top" fo:padding-left="0.123cm" fo:padding-right="0.123cm" fo:padding-top="0cm" fo:padding-bottom="0cm" fo:border="0.018cm solid #000000" style:writing-mode="lr-tb"/>
    </style:style>
    <style:style style:name="Tableau273" style:family="table">
      <style:table-properties style:width="17.092cm" fo:margin-left="-0.132cm" fo:margin-right="0.039cm" table:align="margins" style:writing-mode="lr-tb"/>
    </style:style>
    <style:style style:name="Tableau273.A" style:family="table-column">
      <style:table-column-properties style:column-width="6.722cm" style:rel-column-width="25777*"/>
    </style:style>
    <style:style style:name="Tableau273.B" style:family="table-column">
      <style:table-column-properties style:column-width="10.37cm" style:rel-column-width="39758*"/>
    </style:style>
    <style:style style:name="Tableau273.1" style:family="table-row">
      <style:table-row-properties style:keep-together="true"/>
    </style:style>
    <style:style style:name="Tableau27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3.B1" style:family="table-cell">
      <style:table-cell-properties style:vertical-align="top" fo:padding-left="0.123cm" fo:padding-right="0.123cm" fo:padding-top="0cm" fo:padding-bottom="0cm" fo:border="0.018cm solid #000000" style:writing-mode="lr-tb"/>
    </style:style>
    <style:style style:name="Tableau274" style:family="table" style:master-page-name="Standard22">
      <style:table-properties style:width="16.334cm" fo:margin-left="-0.132cm" style:page-number="1" table:align="left" style:writing-mode="lr-tb"/>
    </style:style>
    <style:style style:name="Tableau274.A" style:family="table-column">
      <style:table-column-properties style:column-width="3.298cm"/>
    </style:style>
    <style:style style:name="Tableau274.B" style:family="table-column">
      <style:table-column-properties style:column-width="13.035cm"/>
    </style:style>
    <style:style style:name="Tableau274.1" style:family="table-row">
      <style:table-row-properties style:keep-together="true"/>
    </style:style>
    <style:style style:name="Tableau27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4.B1" style:family="table-cell">
      <style:table-cell-properties style:vertical-align="top" fo:padding-left="0.123cm" fo:padding-right="0.123cm" fo:padding-top="0cm" fo:padding-bottom="0cm" fo:border="0.018cm solid #000000" style:writing-mode="lr-tb"/>
    </style:style>
    <style:style style:name="Tableau275" style:family="table">
      <style:table-properties style:width="16.267cm" fo:margin-left="-0.132cm" table:align="left" style:writing-mode="lr-tb"/>
    </style:style>
    <style:style style:name="Tableau275.A" style:family="table-column">
      <style:table-column-properties style:column-width="5.415cm"/>
    </style:style>
    <style:style style:name="Tableau275.B" style:family="table-column">
      <style:table-column-properties style:column-width="5.417cm"/>
    </style:style>
    <style:style style:name="Tableau275.C" style:family="table-column">
      <style:table-column-properties style:column-width="5.435cm"/>
    </style:style>
    <style:style style:name="Tableau275.1" style:family="table-row">
      <style:table-row-properties style:keep-together="false"/>
    </style:style>
    <style:style style:name="Tableau275.A1" style:family="table-cell">
      <style:table-cell-properties style:vertical-align="top" fo:padding-left="0.123cm" fo:padding-right="0.123cm" fo:padding-top="0cm" fo:padding-bottom="0cm" fo:border="0.018cm solid #000000" style:writing-mode="lr-tb"/>
    </style:style>
    <style:style style:name="Tableau275.2" style:family="table-row">
      <style:table-row-properties style:keep-together="true"/>
    </style:style>
    <style:style style:name="Tableau27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75.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76" style:family="table">
      <style:table-properties style:width="16.267cm" fo:margin-left="-0.132cm" table:align="left" style:writing-mode="lr-tb"/>
    </style:style>
    <style:style style:name="Tableau276.A" style:family="table-column">
      <style:table-column-properties style:column-width="8.162cm"/>
    </style:style>
    <style:style style:name="Tableau276.B" style:family="table-column">
      <style:table-column-properties style:column-width="8.105cm"/>
    </style:style>
    <style:style style:name="Tableau276.1" style:family="table-row">
      <style:table-row-properties style:keep-together="true"/>
    </style:style>
    <style:style style:name="Tableau27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6.B1" style:family="table-cell">
      <style:table-cell-properties style:vertical-align="top" fo:padding-left="0.123cm" fo:padding-right="0.123cm" fo:padding-top="0cm" fo:padding-bottom="0cm" fo:border="0.018cm solid #000000" style:writing-mode="lr-tb"/>
    </style:style>
    <style:style style:name="Tableau277" style:family="table">
      <style:table-properties style:width="16.267cm" fo:margin-left="-0.132cm" table:align="left" style:writing-mode="lr-tb"/>
    </style:style>
    <style:style style:name="Tableau277.A" style:family="table-column">
      <style:table-column-properties style:column-width="8.124cm"/>
    </style:style>
    <style:style style:name="Tableau277.B" style:family="table-column">
      <style:table-column-properties style:column-width="8.142cm"/>
    </style:style>
    <style:style style:name="Tableau277.1" style:family="table-row">
      <style:table-row-properties style:keep-together="true"/>
    </style:style>
    <style:style style:name="Tableau27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7.B1" style:family="table-cell">
      <style:table-cell-properties style:vertical-align="top" fo:padding-left="0.123cm" fo:padding-right="0.123cm" fo:padding-top="0cm" fo:padding-bottom="0cm" fo:border="0.018cm solid #000000" style:writing-mode="lr-tb"/>
    </style:style>
    <style:style style:name="Tableau278" style:family="table">
      <style:table-properties style:width="16.267cm" fo:margin-left="-0.132cm" table:align="left" style:writing-mode="lr-tb"/>
    </style:style>
    <style:style style:name="Tableau278.A" style:family="table-column">
      <style:table-column-properties style:column-width="8.124cm"/>
    </style:style>
    <style:style style:name="Tableau278.B" style:family="table-column">
      <style:table-column-properties style:column-width="8.142cm"/>
    </style:style>
    <style:style style:name="Tableau278.1" style:family="table-row">
      <style:table-row-properties style:keep-together="true"/>
    </style:style>
    <style:style style:name="Tableau27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8.B1" style:family="table-cell">
      <style:table-cell-properties style:vertical-align="top" fo:padding-left="0.123cm" fo:padding-right="0.123cm" fo:padding-top="0cm" fo:padding-bottom="0cm" fo:border="0.018cm solid #000000" style:writing-mode="lr-tb"/>
    </style:style>
    <style:style style:name="Tableau279" style:family="table">
      <style:table-properties style:width="16.267cm" fo:margin-left="-0.132cm" table:align="left" style:writing-mode="lr-tb"/>
    </style:style>
    <style:style style:name="Tableau279.A" style:family="table-column">
      <style:table-column-properties style:column-width="8.124cm"/>
    </style:style>
    <style:style style:name="Tableau279.B" style:family="table-column">
      <style:table-column-properties style:column-width="8.142cm"/>
    </style:style>
    <style:style style:name="Tableau279.1" style:family="table-row">
      <style:table-row-properties style:keep-together="true"/>
    </style:style>
    <style:style style:name="Tableau27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79.B1" style:family="table-cell">
      <style:table-cell-properties style:vertical-align="top" fo:padding-left="0.123cm" fo:padding-right="0.123cm" fo:padding-top="0cm" fo:padding-bottom="0cm" fo:border="0.018cm solid #000000" style:writing-mode="lr-tb"/>
    </style:style>
    <style:style style:name="Tableau280" style:family="table">
      <style:table-properties style:width="16.267cm" fo:margin-left="-0.132cm" table:align="left" style:writing-mode="lr-tb"/>
    </style:style>
    <style:style style:name="Tableau280.A" style:family="table-column">
      <style:table-column-properties style:column-width="8.124cm"/>
    </style:style>
    <style:style style:name="Tableau280.B" style:family="table-column">
      <style:table-column-properties style:column-width="8.142cm"/>
    </style:style>
    <style:style style:name="Tableau280.1" style:family="table-row">
      <style:table-row-properties style:keep-together="true"/>
    </style:style>
    <style:style style:name="Tableau28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0.B1" style:family="table-cell">
      <style:table-cell-properties style:vertical-align="top" fo:padding-left="0.123cm" fo:padding-right="0.123cm" fo:padding-top="0cm" fo:padding-bottom="0cm" fo:border="0.018cm solid #000000" style:writing-mode="lr-tb"/>
    </style:style>
    <style:style style:name="Tableau281" style:family="table">
      <style:table-properties style:width="16.267cm" fo:margin-left="-0.132cm" table:align="left" style:writing-mode="lr-tb"/>
    </style:style>
    <style:style style:name="Tableau281.A" style:family="table-column">
      <style:table-column-properties style:column-width="8.124cm"/>
    </style:style>
    <style:style style:name="Tableau281.B" style:family="table-column">
      <style:table-column-properties style:column-width="8.142cm"/>
    </style:style>
    <style:style style:name="Tableau281.1" style:family="table-row">
      <style:table-row-properties style:keep-together="true"/>
    </style:style>
    <style:style style:name="Tableau28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1.B1" style:family="table-cell">
      <style:table-cell-properties style:vertical-align="top" fo:padding-left="0.123cm" fo:padding-right="0.123cm" fo:padding-top="0cm" fo:padding-bottom="0cm" fo:border="0.018cm solid #000000" style:writing-mode="lr-tb"/>
    </style:style>
    <style:style style:name="Tableau282" style:family="table">
      <style:table-properties style:width="16.267cm" fo:margin-left="-0.132cm" table:align="left" style:writing-mode="lr-tb"/>
    </style:style>
    <style:style style:name="Tableau282.A" style:family="table-column">
      <style:table-column-properties style:column-width="0.46cm"/>
    </style:style>
    <style:style style:name="Tableau282.B" style:family="table-column">
      <style:table-column-properties style:column-width="2.752cm"/>
    </style:style>
    <style:style style:name="Tableau282.C" style:family="table-column">
      <style:table-column-properties style:column-width="1.739cm"/>
    </style:style>
    <style:style style:name="Tableau282.F" style:family="table-column">
      <style:table-column-properties style:column-width="0.459cm"/>
    </style:style>
    <style:style style:name="Tableau282.I" style:family="table-column">
      <style:table-column-properties style:column-width="1.217cm"/>
    </style:style>
    <style:style style:name="Tableau282.J" style:family="table-column">
      <style:table-column-properties style:column-width="1.199cm"/>
    </style:style>
    <style:style style:name="Tableau282.K" style:family="table-column">
      <style:table-column-properties style:column-width="1.275cm"/>
    </style:style>
    <style:style style:name="Tableau282.L" style:family="table-column">
      <style:table-column-properties style:column-width="0.476cm"/>
    </style:style>
    <style:style style:name="Tableau282.1" style:family="table-row">
      <style:table-row-properties style:keep-together="true"/>
    </style:style>
    <style:style style:name="Tableau28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8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282.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282.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28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82.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82.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82.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282.K5" style:family="table-cell">
      <style:table-cell-properties style:vertical-align="top" fo:padding-left="0.123cm" fo:padding-right="0.123cm" fo:padding-top="0cm" fo:padding-bottom="0cm" fo:border="none" style:writing-mode="lr-tb"/>
    </style:style>
    <style:style style:name="Tableau282.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82.6" style:family="table-row">
      <style:table-row-properties style:keep-together="false"/>
    </style:style>
    <style:style style:name="Tableau282.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2.F8.3" style:family="table-column">
      <style:table-column-properties style:column-width="6.443cm"/>
    </style:style>
    <style:style style:name="Tableau282.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83" style:family="table">
      <style:table-properties style:width="16.267cm" fo:margin-left="-0.132cm" table:align="left" style:writing-mode="lr-tb"/>
    </style:style>
    <style:style style:name="Tableau283.A" style:family="table-column">
      <style:table-column-properties style:column-width="8.124cm"/>
    </style:style>
    <style:style style:name="Tableau283.B" style:family="table-column">
      <style:table-column-properties style:column-width="8.142cm"/>
    </style:style>
    <style:style style:name="Tableau283.1" style:family="table-row">
      <style:table-row-properties style:keep-together="true"/>
    </style:style>
    <style:style style:name="Tableau28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3.B1" style:family="table-cell">
      <style:table-cell-properties style:vertical-align="top" fo:padding-left="0.123cm" fo:padding-right="0.123cm" fo:padding-top="0cm" fo:padding-bottom="0cm" fo:border="0.018cm solid #000000" style:writing-mode="lr-tb"/>
    </style:style>
    <style:style style:name="Tableau28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8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84" style:family="table">
      <style:table-properties style:width="16.267cm" fo:margin-left="-0.132cm" table:align="left" style:writing-mode="lr-tb"/>
    </style:style>
    <style:style style:name="Tableau284.A" style:family="table-column">
      <style:table-column-properties style:column-width="8.124cm"/>
    </style:style>
    <style:style style:name="Tableau284.B" style:family="table-column">
      <style:table-column-properties style:column-width="8.142cm"/>
    </style:style>
    <style:style style:name="Tableau284.1" style:family="table-row">
      <style:table-row-properties style:keep-together="true"/>
    </style:style>
    <style:style style:name="Tableau28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4.B1" style:family="table-cell">
      <style:table-cell-properties style:vertical-align="top" fo:padding-left="0.123cm" fo:padding-right="0.123cm" fo:padding-top="0cm" fo:padding-bottom="0cm" fo:border="0.018cm solid #000000" style:writing-mode="lr-tb"/>
    </style:style>
    <style:style style:name="Tableau285" style:family="table">
      <style:table-properties style:width="16.267cm" fo:margin-left="-0.132cm" table:align="left" style:writing-mode="lr-tb"/>
    </style:style>
    <style:style style:name="Tableau285.A" style:family="table-column">
      <style:table-column-properties style:column-width="8.124cm"/>
    </style:style>
    <style:style style:name="Tableau285.B" style:family="table-column">
      <style:table-column-properties style:column-width="8.142cm"/>
    </style:style>
    <style:style style:name="Tableau285.1" style:family="table-row">
      <style:table-row-properties style:keep-together="true"/>
    </style:style>
    <style:style style:name="Tableau28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5.B1" style:family="table-cell">
      <style:table-cell-properties style:vertical-align="top" fo:padding-left="0.123cm" fo:padding-right="0.123cm" fo:padding-top="0cm" fo:padding-bottom="0cm" fo:border="0.018cm solid #000000" style:writing-mode="lr-tb"/>
    </style:style>
    <style:style style:name="Tableau286" style:family="table">
      <style:table-properties style:width="17.092cm" fo:margin-left="-0.132cm" fo:margin-right="0.039cm" table:align="margins" style:writing-mode="lr-tb"/>
    </style:style>
    <style:style style:name="Tableau286.A" style:family="table-column">
      <style:table-column-properties style:column-width="6.722cm" style:rel-column-width="25777*"/>
    </style:style>
    <style:style style:name="Tableau286.B" style:family="table-column">
      <style:table-column-properties style:column-width="10.37cm" style:rel-column-width="39758*"/>
    </style:style>
    <style:style style:name="Tableau286.1" style:family="table-row">
      <style:table-row-properties style:keep-together="true"/>
    </style:style>
    <style:style style:name="Tableau28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6.B1" style:family="table-cell">
      <style:table-cell-properties style:vertical-align="top" fo:padding-left="0.123cm" fo:padding-right="0.123cm" fo:padding-top="0cm" fo:padding-bottom="0cm" fo:border="0.018cm solid #000000" style:writing-mode="lr-tb"/>
    </style:style>
    <style:style style:name="Tableau287" style:family="table" style:master-page-name="Standard23">
      <style:table-properties style:width="16.334cm" fo:margin-left="-0.132cm" style:page-number="1" table:align="left" style:writing-mode="lr-tb"/>
    </style:style>
    <style:style style:name="Tableau287.A" style:family="table-column">
      <style:table-column-properties style:column-width="3.298cm"/>
    </style:style>
    <style:style style:name="Tableau287.B" style:family="table-column">
      <style:table-column-properties style:column-width="13.035cm"/>
    </style:style>
    <style:style style:name="Tableau287.1" style:family="table-row">
      <style:table-row-properties style:keep-together="true"/>
    </style:style>
    <style:style style:name="Tableau28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7.B1" style:family="table-cell">
      <style:table-cell-properties style:vertical-align="top" fo:padding-left="0.123cm" fo:padding-right="0.123cm" fo:padding-top="0cm" fo:padding-bottom="0cm" fo:border="0.018cm solid #000000" style:writing-mode="lr-tb"/>
    </style:style>
    <style:style style:name="Tableau288" style:family="table">
      <style:table-properties style:width="16.267cm" fo:margin-left="-0.132cm" table:align="left" style:writing-mode="lr-tb"/>
    </style:style>
    <style:style style:name="Tableau288.A" style:family="table-column">
      <style:table-column-properties style:column-width="5.415cm"/>
    </style:style>
    <style:style style:name="Tableau288.B" style:family="table-column">
      <style:table-column-properties style:column-width="5.417cm"/>
    </style:style>
    <style:style style:name="Tableau288.C" style:family="table-column">
      <style:table-column-properties style:column-width="5.435cm"/>
    </style:style>
    <style:style style:name="Tableau288.1" style:family="table-row">
      <style:table-row-properties style:keep-together="false"/>
    </style:style>
    <style:style style:name="Tableau288.A1" style:family="table-cell">
      <style:table-cell-properties style:vertical-align="top" fo:padding-left="0.123cm" fo:padding-right="0.123cm" fo:padding-top="0cm" fo:padding-bottom="0cm" fo:border="0.018cm solid #000000" style:writing-mode="lr-tb"/>
    </style:style>
    <style:style style:name="Tableau288.2" style:family="table-row">
      <style:table-row-properties style:keep-together="true"/>
    </style:style>
    <style:style style:name="Tableau28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88.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89" style:family="table">
      <style:table-properties style:width="16.267cm" fo:margin-left="-0.132cm" table:align="left" style:writing-mode="lr-tb"/>
    </style:style>
    <style:style style:name="Tableau289.A" style:family="table-column">
      <style:table-column-properties style:column-width="8.162cm"/>
    </style:style>
    <style:style style:name="Tableau289.B" style:family="table-column">
      <style:table-column-properties style:column-width="8.105cm"/>
    </style:style>
    <style:style style:name="Tableau289.1" style:family="table-row">
      <style:table-row-properties style:keep-together="true"/>
    </style:style>
    <style:style style:name="Tableau28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89.B1" style:family="table-cell">
      <style:table-cell-properties style:vertical-align="top" fo:padding-left="0.123cm" fo:padding-right="0.123cm" fo:padding-top="0cm" fo:padding-bottom="0cm" fo:border="0.018cm solid #000000" style:writing-mode="lr-tb"/>
    </style:style>
    <style:style style:name="Tableau290" style:family="table">
      <style:table-properties style:width="16.267cm" fo:margin-left="-0.132cm" table:align="left" style:writing-mode="lr-tb"/>
    </style:style>
    <style:style style:name="Tableau290.A" style:family="table-column">
      <style:table-column-properties style:column-width="8.124cm"/>
    </style:style>
    <style:style style:name="Tableau290.B" style:family="table-column">
      <style:table-column-properties style:column-width="8.142cm"/>
    </style:style>
    <style:style style:name="Tableau290.1" style:family="table-row">
      <style:table-row-properties style:keep-together="true"/>
    </style:style>
    <style:style style:name="Tableau29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0.B1" style:family="table-cell">
      <style:table-cell-properties style:vertical-align="top" fo:padding-left="0.123cm" fo:padding-right="0.123cm" fo:padding-top="0cm" fo:padding-bottom="0cm" fo:border="0.018cm solid #000000" style:writing-mode="lr-tb"/>
    </style:style>
    <style:style style:name="Tableau291" style:family="table">
      <style:table-properties style:width="16.267cm" fo:margin-left="-0.132cm" table:align="left" style:writing-mode="lr-tb"/>
    </style:style>
    <style:style style:name="Tableau291.A" style:family="table-column">
      <style:table-column-properties style:column-width="8.124cm"/>
    </style:style>
    <style:style style:name="Tableau291.B" style:family="table-column">
      <style:table-column-properties style:column-width="8.142cm"/>
    </style:style>
    <style:style style:name="Tableau291.1" style:family="table-row">
      <style:table-row-properties style:keep-together="true"/>
    </style:style>
    <style:style style:name="Tableau29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1.B1" style:family="table-cell">
      <style:table-cell-properties style:vertical-align="top" fo:padding-left="0.123cm" fo:padding-right="0.123cm" fo:padding-top="0cm" fo:padding-bottom="0cm" fo:border="0.018cm solid #000000" style:writing-mode="lr-tb"/>
    </style:style>
    <style:style style:name="Tableau292" style:family="table">
      <style:table-properties style:width="16.267cm" fo:margin-left="-0.132cm" table:align="left" style:writing-mode="lr-tb"/>
    </style:style>
    <style:style style:name="Tableau292.A" style:family="table-column">
      <style:table-column-properties style:column-width="8.124cm"/>
    </style:style>
    <style:style style:name="Tableau292.B" style:family="table-column">
      <style:table-column-properties style:column-width="8.142cm"/>
    </style:style>
    <style:style style:name="Tableau292.1" style:family="table-row">
      <style:table-row-properties style:keep-together="true"/>
    </style:style>
    <style:style style:name="Tableau29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2.B1" style:family="table-cell">
      <style:table-cell-properties style:vertical-align="top" fo:padding-left="0.123cm" fo:padding-right="0.123cm" fo:padding-top="0cm" fo:padding-bottom="0cm" fo:border="0.018cm solid #000000" style:writing-mode="lr-tb"/>
    </style:style>
    <style:style style:name="Tableau293" style:family="table">
      <style:table-properties style:width="16.267cm" fo:margin-left="-0.132cm" table:align="left" style:writing-mode="lr-tb"/>
    </style:style>
    <style:style style:name="Tableau293.A" style:family="table-column">
      <style:table-column-properties style:column-width="8.124cm"/>
    </style:style>
    <style:style style:name="Tableau293.B" style:family="table-column">
      <style:table-column-properties style:column-width="8.142cm"/>
    </style:style>
    <style:style style:name="Tableau293.1" style:family="table-row">
      <style:table-row-properties style:keep-together="true"/>
    </style:style>
    <style:style style:name="Tableau29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3.B1" style:family="table-cell">
      <style:table-cell-properties style:vertical-align="top" fo:padding-left="0.123cm" fo:padding-right="0.123cm" fo:padding-top="0cm" fo:padding-bottom="0cm" fo:border="0.018cm solid #000000" style:writing-mode="lr-tb"/>
    </style:style>
    <style:style style:name="Tableau294" style:family="table">
      <style:table-properties style:width="16.267cm" fo:margin-left="-0.132cm" table:align="left" style:writing-mode="lr-tb"/>
    </style:style>
    <style:style style:name="Tableau294.A" style:family="table-column">
      <style:table-column-properties style:column-width="8.124cm"/>
    </style:style>
    <style:style style:name="Tableau294.B" style:family="table-column">
      <style:table-column-properties style:column-width="8.142cm"/>
    </style:style>
    <style:style style:name="Tableau294.1" style:family="table-row">
      <style:table-row-properties style:keep-together="true"/>
    </style:style>
    <style:style style:name="Tableau29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4.B1" style:family="table-cell">
      <style:table-cell-properties style:vertical-align="top" fo:padding-left="0.123cm" fo:padding-right="0.123cm" fo:padding-top="0cm" fo:padding-bottom="0cm" fo:border="0.018cm solid #000000" style:writing-mode="lr-tb"/>
    </style:style>
    <style:style style:name="Tableau295" style:family="table">
      <style:table-properties style:width="16.267cm" fo:margin-left="-0.132cm" table:align="left" style:writing-mode="lr-tb"/>
    </style:style>
    <style:style style:name="Tableau295.A" style:family="table-column">
      <style:table-column-properties style:column-width="0.46cm"/>
    </style:style>
    <style:style style:name="Tableau295.B" style:family="table-column">
      <style:table-column-properties style:column-width="2.752cm"/>
    </style:style>
    <style:style style:name="Tableau295.C" style:family="table-column">
      <style:table-column-properties style:column-width="1.739cm"/>
    </style:style>
    <style:style style:name="Tableau295.F" style:family="table-column">
      <style:table-column-properties style:column-width="0.459cm"/>
    </style:style>
    <style:style style:name="Tableau295.I" style:family="table-column">
      <style:table-column-properties style:column-width="1.217cm"/>
    </style:style>
    <style:style style:name="Tableau295.J" style:family="table-column">
      <style:table-column-properties style:column-width="1.199cm"/>
    </style:style>
    <style:style style:name="Tableau295.K" style:family="table-column">
      <style:table-column-properties style:column-width="1.275cm"/>
    </style:style>
    <style:style style:name="Tableau295.L" style:family="table-column">
      <style:table-column-properties style:column-width="0.476cm"/>
    </style:style>
    <style:style style:name="Tableau295.1" style:family="table-row">
      <style:table-row-properties style:keep-together="true"/>
    </style:style>
    <style:style style:name="Tableau29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29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295.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295.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29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295.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95.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295.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295.K5" style:family="table-cell">
      <style:table-cell-properties style:vertical-align="top" fo:padding-left="0.123cm" fo:padding-right="0.123cm" fo:padding-top="0cm" fo:padding-bottom="0cm" fo:border="none" style:writing-mode="lr-tb"/>
    </style:style>
    <style:style style:name="Tableau295.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295.6" style:family="table-row">
      <style:table-row-properties style:keep-together="false"/>
    </style:style>
    <style:style style:name="Tableau295.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5.F8.3" style:family="table-column">
      <style:table-column-properties style:column-width="6.443cm"/>
    </style:style>
    <style:style style:name="Tableau295.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296" style:family="table">
      <style:table-properties style:width="16.267cm" fo:margin-left="-0.132cm" table:align="left" style:writing-mode="lr-tb"/>
    </style:style>
    <style:style style:name="Tableau296.A" style:family="table-column">
      <style:table-column-properties style:column-width="8.124cm"/>
    </style:style>
    <style:style style:name="Tableau296.B" style:family="table-column">
      <style:table-column-properties style:column-width="8.142cm"/>
    </style:style>
    <style:style style:name="Tableau296.1" style:family="table-row">
      <style:table-row-properties style:keep-together="true"/>
    </style:style>
    <style:style style:name="Tableau29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6.B1" style:family="table-cell">
      <style:table-cell-properties style:vertical-align="top" fo:padding-left="0.123cm" fo:padding-right="0.123cm" fo:padding-top="0cm" fo:padding-bottom="0cm" fo:border="0.018cm solid #000000" style:writing-mode="lr-tb"/>
    </style:style>
    <style:style style:name="Tableau29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29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297" style:family="table">
      <style:table-properties style:width="16.267cm" fo:margin-left="-0.132cm" table:align="left" style:writing-mode="lr-tb"/>
    </style:style>
    <style:style style:name="Tableau297.A" style:family="table-column">
      <style:table-column-properties style:column-width="8.124cm"/>
    </style:style>
    <style:style style:name="Tableau297.B" style:family="table-column">
      <style:table-column-properties style:column-width="8.142cm"/>
    </style:style>
    <style:style style:name="Tableau297.1" style:family="table-row">
      <style:table-row-properties style:keep-together="true"/>
    </style:style>
    <style:style style:name="Tableau29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7.B1" style:family="table-cell">
      <style:table-cell-properties style:vertical-align="top" fo:padding-left="0.123cm" fo:padding-right="0.123cm" fo:padding-top="0cm" fo:padding-bottom="0cm" fo:border="0.018cm solid #000000" style:writing-mode="lr-tb"/>
    </style:style>
    <style:style style:name="Tableau298" style:family="table">
      <style:table-properties style:width="16.267cm" fo:margin-left="-0.132cm" table:align="left" style:writing-mode="lr-tb"/>
    </style:style>
    <style:style style:name="Tableau298.A" style:family="table-column">
      <style:table-column-properties style:column-width="8.124cm"/>
    </style:style>
    <style:style style:name="Tableau298.B" style:family="table-column">
      <style:table-column-properties style:column-width="8.142cm"/>
    </style:style>
    <style:style style:name="Tableau298.1" style:family="table-row">
      <style:table-row-properties style:keep-together="true"/>
    </style:style>
    <style:style style:name="Tableau29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8.B1" style:family="table-cell">
      <style:table-cell-properties style:vertical-align="top" fo:padding-left="0.123cm" fo:padding-right="0.123cm" fo:padding-top="0cm" fo:padding-bottom="0cm" fo:border="0.018cm solid #000000" style:writing-mode="lr-tb"/>
    </style:style>
    <style:style style:name="Tableau299" style:family="table">
      <style:table-properties style:width="17.092cm" fo:margin-left="-0.132cm" fo:margin-right="0.039cm" table:align="margins" style:writing-mode="lr-tb"/>
    </style:style>
    <style:style style:name="Tableau299.A" style:family="table-column">
      <style:table-column-properties style:column-width="6.722cm" style:rel-column-width="25777*"/>
    </style:style>
    <style:style style:name="Tableau299.B" style:family="table-column">
      <style:table-column-properties style:column-width="10.37cm" style:rel-column-width="39758*"/>
    </style:style>
    <style:style style:name="Tableau299.1" style:family="table-row">
      <style:table-row-properties style:keep-together="true"/>
    </style:style>
    <style:style style:name="Tableau29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99.B1" style:family="table-cell">
      <style:table-cell-properties style:vertical-align="top" fo:padding-left="0.123cm" fo:padding-right="0.123cm" fo:padding-top="0cm" fo:padding-bottom="0cm" fo:border="0.018cm solid #000000" style:writing-mode="lr-tb"/>
    </style:style>
    <style:style style:name="Tableau300" style:family="table" style:master-page-name="Standard24">
      <style:table-properties style:width="16.334cm" fo:margin-left="-0.132cm" style:page-number="1" table:align="left" style:writing-mode="lr-tb"/>
    </style:style>
    <style:style style:name="Tableau300.A" style:family="table-column">
      <style:table-column-properties style:column-width="3.298cm"/>
    </style:style>
    <style:style style:name="Tableau300.B" style:family="table-column">
      <style:table-column-properties style:column-width="13.035cm"/>
    </style:style>
    <style:style style:name="Tableau300.1" style:family="table-row">
      <style:table-row-properties style:keep-together="true"/>
    </style:style>
    <style:style style:name="Tableau30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0.B1" style:family="table-cell">
      <style:table-cell-properties style:vertical-align="top" fo:padding-left="0.123cm" fo:padding-right="0.123cm" fo:padding-top="0cm" fo:padding-bottom="0cm" fo:border="0.018cm solid #000000" style:writing-mode="lr-tb"/>
    </style:style>
    <style:style style:name="Tableau301" style:family="table">
      <style:table-properties style:width="16.267cm" fo:margin-left="-0.132cm" table:align="left" style:writing-mode="lr-tb"/>
    </style:style>
    <style:style style:name="Tableau301.A" style:family="table-column">
      <style:table-column-properties style:column-width="5.415cm"/>
    </style:style>
    <style:style style:name="Tableau301.B" style:family="table-column">
      <style:table-column-properties style:column-width="5.417cm"/>
    </style:style>
    <style:style style:name="Tableau301.C" style:family="table-column">
      <style:table-column-properties style:column-width="5.435cm"/>
    </style:style>
    <style:style style:name="Tableau301.1" style:family="table-row">
      <style:table-row-properties style:keep-together="false"/>
    </style:style>
    <style:style style:name="Tableau301.A1" style:family="table-cell">
      <style:table-cell-properties style:vertical-align="top" fo:padding-left="0.123cm" fo:padding-right="0.123cm" fo:padding-top="0cm" fo:padding-bottom="0cm" fo:border="0.018cm solid #000000" style:writing-mode="lr-tb"/>
    </style:style>
    <style:style style:name="Tableau301.2" style:family="table-row">
      <style:table-row-properties style:keep-together="true"/>
    </style:style>
    <style:style style:name="Tableau30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01.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02" style:family="table">
      <style:table-properties style:width="16.267cm" fo:margin-left="-0.132cm" table:align="left" style:writing-mode="lr-tb"/>
    </style:style>
    <style:style style:name="Tableau302.A" style:family="table-column">
      <style:table-column-properties style:column-width="8.162cm"/>
    </style:style>
    <style:style style:name="Tableau302.B" style:family="table-column">
      <style:table-column-properties style:column-width="8.105cm"/>
    </style:style>
    <style:style style:name="Tableau302.1" style:family="table-row">
      <style:table-row-properties style:keep-together="true"/>
    </style:style>
    <style:style style:name="Tableau30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2.B1" style:family="table-cell">
      <style:table-cell-properties style:vertical-align="top" fo:padding-left="0.123cm" fo:padding-right="0.123cm" fo:padding-top="0cm" fo:padding-bottom="0cm" fo:border="0.018cm solid #000000" style:writing-mode="lr-tb"/>
    </style:style>
    <style:style style:name="Tableau303" style:family="table">
      <style:table-properties style:width="16.267cm" fo:margin-left="-0.132cm" table:align="left" style:writing-mode="lr-tb"/>
    </style:style>
    <style:style style:name="Tableau303.A" style:family="table-column">
      <style:table-column-properties style:column-width="8.124cm"/>
    </style:style>
    <style:style style:name="Tableau303.B" style:family="table-column">
      <style:table-column-properties style:column-width="8.142cm"/>
    </style:style>
    <style:style style:name="Tableau303.1" style:family="table-row">
      <style:table-row-properties style:keep-together="true"/>
    </style:style>
    <style:style style:name="Tableau30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3.B1" style:family="table-cell">
      <style:table-cell-properties style:vertical-align="top" fo:padding-left="0.123cm" fo:padding-right="0.123cm" fo:padding-top="0cm" fo:padding-bottom="0cm" fo:border="0.018cm solid #000000" style:writing-mode="lr-tb"/>
    </style:style>
    <style:style style:name="Tableau304" style:family="table">
      <style:table-properties style:width="16.267cm" fo:margin-left="-0.132cm" table:align="left" style:writing-mode="lr-tb"/>
    </style:style>
    <style:style style:name="Tableau304.A" style:family="table-column">
      <style:table-column-properties style:column-width="8.124cm"/>
    </style:style>
    <style:style style:name="Tableau304.B" style:family="table-column">
      <style:table-column-properties style:column-width="8.142cm"/>
    </style:style>
    <style:style style:name="Tableau304.1" style:family="table-row">
      <style:table-row-properties style:keep-together="true"/>
    </style:style>
    <style:style style:name="Tableau30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4.B1" style:family="table-cell">
      <style:table-cell-properties style:vertical-align="top" fo:padding-left="0.123cm" fo:padding-right="0.123cm" fo:padding-top="0cm" fo:padding-bottom="0cm" fo:border="0.018cm solid #000000" style:writing-mode="lr-tb"/>
    </style:style>
    <style:style style:name="Tableau305" style:family="table">
      <style:table-properties style:width="16.267cm" fo:margin-left="-0.132cm" table:align="left" style:writing-mode="lr-tb"/>
    </style:style>
    <style:style style:name="Tableau305.A" style:family="table-column">
      <style:table-column-properties style:column-width="8.124cm"/>
    </style:style>
    <style:style style:name="Tableau305.B" style:family="table-column">
      <style:table-column-properties style:column-width="8.142cm"/>
    </style:style>
    <style:style style:name="Tableau305.1" style:family="table-row">
      <style:table-row-properties style:keep-together="true"/>
    </style:style>
    <style:style style:name="Tableau30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5.B1" style:family="table-cell">
      <style:table-cell-properties style:vertical-align="top" fo:padding-left="0.123cm" fo:padding-right="0.123cm" fo:padding-top="0cm" fo:padding-bottom="0cm" fo:border="0.018cm solid #000000" style:writing-mode="lr-tb"/>
    </style:style>
    <style:style style:name="Tableau306" style:family="table">
      <style:table-properties style:width="16.267cm" fo:margin-left="-0.132cm" table:align="left" style:writing-mode="lr-tb"/>
    </style:style>
    <style:style style:name="Tableau306.A" style:family="table-column">
      <style:table-column-properties style:column-width="8.124cm"/>
    </style:style>
    <style:style style:name="Tableau306.B" style:family="table-column">
      <style:table-column-properties style:column-width="8.142cm"/>
    </style:style>
    <style:style style:name="Tableau306.1" style:family="table-row">
      <style:table-row-properties style:keep-together="true"/>
    </style:style>
    <style:style style:name="Tableau30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6.B1" style:family="table-cell">
      <style:table-cell-properties style:vertical-align="top" fo:padding-left="0.123cm" fo:padding-right="0.123cm" fo:padding-top="0cm" fo:padding-bottom="0cm" fo:border="0.018cm solid #000000" style:writing-mode="lr-tb"/>
    </style:style>
    <style:style style:name="Tableau307" style:family="table">
      <style:table-properties style:width="16.267cm" fo:margin-left="-0.132cm" table:align="left" style:writing-mode="lr-tb"/>
    </style:style>
    <style:style style:name="Tableau307.A" style:family="table-column">
      <style:table-column-properties style:column-width="8.124cm"/>
    </style:style>
    <style:style style:name="Tableau307.B" style:family="table-column">
      <style:table-column-properties style:column-width="8.142cm"/>
    </style:style>
    <style:style style:name="Tableau307.1" style:family="table-row">
      <style:table-row-properties style:keep-together="true"/>
    </style:style>
    <style:style style:name="Tableau30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7.B1" style:family="table-cell">
      <style:table-cell-properties style:vertical-align="top" fo:padding-left="0.123cm" fo:padding-right="0.123cm" fo:padding-top="0cm" fo:padding-bottom="0cm" fo:border="0.018cm solid #000000" style:writing-mode="lr-tb"/>
    </style:style>
    <style:style style:name="Tableau308" style:family="table">
      <style:table-properties style:width="16.267cm" fo:margin-left="-0.132cm" table:align="left" style:writing-mode="lr-tb"/>
    </style:style>
    <style:style style:name="Tableau308.A" style:family="table-column">
      <style:table-column-properties style:column-width="0.46cm"/>
    </style:style>
    <style:style style:name="Tableau308.B" style:family="table-column">
      <style:table-column-properties style:column-width="2.752cm"/>
    </style:style>
    <style:style style:name="Tableau308.C" style:family="table-column">
      <style:table-column-properties style:column-width="1.739cm"/>
    </style:style>
    <style:style style:name="Tableau308.F" style:family="table-column">
      <style:table-column-properties style:column-width="0.459cm"/>
    </style:style>
    <style:style style:name="Tableau308.I" style:family="table-column">
      <style:table-column-properties style:column-width="1.217cm"/>
    </style:style>
    <style:style style:name="Tableau308.J" style:family="table-column">
      <style:table-column-properties style:column-width="1.199cm"/>
    </style:style>
    <style:style style:name="Tableau308.K" style:family="table-column">
      <style:table-column-properties style:column-width="1.275cm"/>
    </style:style>
    <style:style style:name="Tableau308.L" style:family="table-column">
      <style:table-column-properties style:column-width="0.476cm"/>
    </style:style>
    <style:style style:name="Tableau308.1" style:family="table-row">
      <style:table-row-properties style:keep-together="true"/>
    </style:style>
    <style:style style:name="Tableau308.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0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308.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308.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308.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308.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08.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308.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08.K5" style:family="table-cell">
      <style:table-cell-properties style:vertical-align="top" fo:padding-left="0.123cm" fo:padding-right="0.123cm" fo:padding-top="0cm" fo:padding-bottom="0cm" fo:border="none" style:writing-mode="lr-tb"/>
    </style:style>
    <style:style style:name="Tableau308.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308.6" style:family="table-row">
      <style:table-row-properties style:keep-together="false"/>
    </style:style>
    <style:style style:name="Tableau308.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8.F8.3" style:family="table-column">
      <style:table-column-properties style:column-width="6.443cm"/>
    </style:style>
    <style:style style:name="Tableau308.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309" style:family="table">
      <style:table-properties style:width="16.267cm" fo:margin-left="-0.132cm" table:align="left" style:writing-mode="lr-tb"/>
    </style:style>
    <style:style style:name="Tableau309.A" style:family="table-column">
      <style:table-column-properties style:column-width="8.124cm"/>
    </style:style>
    <style:style style:name="Tableau309.B" style:family="table-column">
      <style:table-column-properties style:column-width="8.142cm"/>
    </style:style>
    <style:style style:name="Tableau309.1" style:family="table-row">
      <style:table-row-properties style:keep-together="true"/>
    </style:style>
    <style:style style:name="Tableau30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09.B1" style:family="table-cell">
      <style:table-cell-properties style:vertical-align="top" fo:padding-left="0.123cm" fo:padding-right="0.123cm" fo:padding-top="0cm" fo:padding-bottom="0cm" fo:border="0.018cm solid #000000" style:writing-mode="lr-tb"/>
    </style:style>
    <style:style style:name="Tableau30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09.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10" style:family="table">
      <style:table-properties style:width="16.267cm" fo:margin-left="-0.132cm" table:align="left" style:writing-mode="lr-tb"/>
    </style:style>
    <style:style style:name="Tableau310.A" style:family="table-column">
      <style:table-column-properties style:column-width="8.124cm"/>
    </style:style>
    <style:style style:name="Tableau310.B" style:family="table-column">
      <style:table-column-properties style:column-width="8.142cm"/>
    </style:style>
    <style:style style:name="Tableau310.1" style:family="table-row">
      <style:table-row-properties style:keep-together="true"/>
    </style:style>
    <style:style style:name="Tableau3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0.B1" style:family="table-cell">
      <style:table-cell-properties style:vertical-align="top" fo:padding-left="0.123cm" fo:padding-right="0.123cm" fo:padding-top="0cm" fo:padding-bottom="0cm" fo:border="0.018cm solid #000000" style:writing-mode="lr-tb"/>
    </style:style>
    <style:style style:name="Tableau311" style:family="table">
      <style:table-properties style:width="16.267cm" fo:margin-left="-0.132cm" table:align="left" style:writing-mode="lr-tb"/>
    </style:style>
    <style:style style:name="Tableau311.A" style:family="table-column">
      <style:table-column-properties style:column-width="8.124cm"/>
    </style:style>
    <style:style style:name="Tableau311.B" style:family="table-column">
      <style:table-column-properties style:column-width="8.142cm"/>
    </style:style>
    <style:style style:name="Tableau311.1" style:family="table-row">
      <style:table-row-properties style:keep-together="true"/>
    </style:style>
    <style:style style:name="Tableau3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1.B1" style:family="table-cell">
      <style:table-cell-properties style:vertical-align="top" fo:padding-left="0.123cm" fo:padding-right="0.123cm" fo:padding-top="0cm" fo:padding-bottom="0cm" fo:border="0.018cm solid #000000" style:writing-mode="lr-tb"/>
    </style:style>
    <style:style style:name="Tableau312" style:family="table">
      <style:table-properties style:width="17.092cm" fo:margin-left="-0.132cm" fo:margin-right="0.039cm" table:align="margins" style:writing-mode="lr-tb"/>
    </style:style>
    <style:style style:name="Tableau312.A" style:family="table-column">
      <style:table-column-properties style:column-width="6.722cm" style:rel-column-width="25777*"/>
    </style:style>
    <style:style style:name="Tableau312.B" style:family="table-column">
      <style:table-column-properties style:column-width="10.37cm" style:rel-column-width="39758*"/>
    </style:style>
    <style:style style:name="Tableau312.1" style:family="table-row">
      <style:table-row-properties style:keep-together="true"/>
    </style:style>
    <style:style style:name="Tableau3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2.B1" style:family="table-cell">
      <style:table-cell-properties style:vertical-align="top" fo:padding-left="0.123cm" fo:padding-right="0.123cm" fo:padding-top="0cm" fo:padding-bottom="0cm" fo:border="0.018cm solid #000000" style:writing-mode="lr-tb"/>
    </style:style>
    <style:style style:name="Tableau313" style:family="table" style:master-page-name="Standard25">
      <style:table-properties style:width="16.334cm" fo:margin-left="-0.132cm" style:page-number="1" table:align="left" style:writing-mode="lr-tb"/>
    </style:style>
    <style:style style:name="Tableau313.A" style:family="table-column">
      <style:table-column-properties style:column-width="3.298cm"/>
    </style:style>
    <style:style style:name="Tableau313.B" style:family="table-column">
      <style:table-column-properties style:column-width="13.035cm"/>
    </style:style>
    <style:style style:name="Tableau313.1" style:family="table-row">
      <style:table-row-properties style:keep-together="true"/>
    </style:style>
    <style:style style:name="Tableau3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3.B1" style:family="table-cell">
      <style:table-cell-properties style:vertical-align="top" fo:padding-left="0.123cm" fo:padding-right="0.123cm" fo:padding-top="0cm" fo:padding-bottom="0cm" fo:border="0.018cm solid #000000" style:writing-mode="lr-tb"/>
    </style:style>
    <style:style style:name="Tableau314" style:family="table">
      <style:table-properties style:width="16.267cm" fo:margin-left="-0.132cm" table:align="left" style:writing-mode="lr-tb"/>
    </style:style>
    <style:style style:name="Tableau314.A" style:family="table-column">
      <style:table-column-properties style:column-width="5.415cm"/>
    </style:style>
    <style:style style:name="Tableau314.B" style:family="table-column">
      <style:table-column-properties style:column-width="5.417cm"/>
    </style:style>
    <style:style style:name="Tableau314.C" style:family="table-column">
      <style:table-column-properties style:column-width="5.435cm"/>
    </style:style>
    <style:style style:name="Tableau314.1" style:family="table-row">
      <style:table-row-properties style:keep-together="false"/>
    </style:style>
    <style:style style:name="Tableau314.A1" style:family="table-cell">
      <style:table-cell-properties style:vertical-align="top" fo:padding-left="0.123cm" fo:padding-right="0.123cm" fo:padding-top="0cm" fo:padding-bottom="0cm" fo:border="0.018cm solid #000000" style:writing-mode="lr-tb"/>
    </style:style>
    <style:style style:name="Tableau314.2" style:family="table-row">
      <style:table-row-properties style:keep-together="true"/>
    </style:style>
    <style:style style:name="Tableau31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14.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15" style:family="table">
      <style:table-properties style:width="16.267cm" fo:margin-left="-0.132cm" table:align="left" style:writing-mode="lr-tb"/>
    </style:style>
    <style:style style:name="Tableau315.A" style:family="table-column">
      <style:table-column-properties style:column-width="8.162cm"/>
    </style:style>
    <style:style style:name="Tableau315.B" style:family="table-column">
      <style:table-column-properties style:column-width="8.105cm"/>
    </style:style>
    <style:style style:name="Tableau315.1" style:family="table-row">
      <style:table-row-properties style:keep-together="true"/>
    </style:style>
    <style:style style:name="Tableau31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5.B1" style:family="table-cell">
      <style:table-cell-properties style:vertical-align="top" fo:padding-left="0.123cm" fo:padding-right="0.123cm" fo:padding-top="0cm" fo:padding-bottom="0cm" fo:border="0.018cm solid #000000" style:writing-mode="lr-tb"/>
    </style:style>
    <style:style style:name="Tableau316" style:family="table">
      <style:table-properties style:width="16.267cm" fo:margin-left="-0.132cm" table:align="left" style:writing-mode="lr-tb"/>
    </style:style>
    <style:style style:name="Tableau316.A" style:family="table-column">
      <style:table-column-properties style:column-width="8.124cm"/>
    </style:style>
    <style:style style:name="Tableau316.B" style:family="table-column">
      <style:table-column-properties style:column-width="8.142cm"/>
    </style:style>
    <style:style style:name="Tableau316.1" style:family="table-row">
      <style:table-row-properties style:keep-together="true"/>
    </style:style>
    <style:style style:name="Tableau3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6.B1" style:family="table-cell">
      <style:table-cell-properties style:vertical-align="top" fo:padding-left="0.123cm" fo:padding-right="0.123cm" fo:padding-top="0cm" fo:padding-bottom="0cm" fo:border="0.018cm solid #000000" style:writing-mode="lr-tb"/>
    </style:style>
    <style:style style:name="Tableau317" style:family="table">
      <style:table-properties style:width="16.267cm" fo:margin-left="-0.132cm" table:align="left" style:writing-mode="lr-tb"/>
    </style:style>
    <style:style style:name="Tableau317.A" style:family="table-column">
      <style:table-column-properties style:column-width="8.124cm"/>
    </style:style>
    <style:style style:name="Tableau317.B" style:family="table-column">
      <style:table-column-properties style:column-width="8.142cm"/>
    </style:style>
    <style:style style:name="Tableau317.1" style:family="table-row">
      <style:table-row-properties style:keep-together="true"/>
    </style:style>
    <style:style style:name="Tableau3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7.B1" style:family="table-cell">
      <style:table-cell-properties style:vertical-align="top" fo:padding-left="0.123cm" fo:padding-right="0.123cm" fo:padding-top="0cm" fo:padding-bottom="0cm" fo:border="0.018cm solid #000000" style:writing-mode="lr-tb"/>
    </style:style>
    <style:style style:name="Tableau318" style:family="table">
      <style:table-properties style:width="16.267cm" fo:margin-left="-0.132cm" table:align="left" style:writing-mode="lr-tb"/>
    </style:style>
    <style:style style:name="Tableau318.A" style:family="table-column">
      <style:table-column-properties style:column-width="8.124cm"/>
    </style:style>
    <style:style style:name="Tableau318.B" style:family="table-column">
      <style:table-column-properties style:column-width="8.142cm"/>
    </style:style>
    <style:style style:name="Tableau318.1" style:family="table-row">
      <style:table-row-properties style:keep-together="true"/>
    </style:style>
    <style:style style:name="Tableau3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8.B1" style:family="table-cell">
      <style:table-cell-properties style:vertical-align="top" fo:padding-left="0.123cm" fo:padding-right="0.123cm" fo:padding-top="0cm" fo:padding-bottom="0cm" fo:border="0.018cm solid #000000" style:writing-mode="lr-tb"/>
    </style:style>
    <style:style style:name="Tableau319" style:family="table">
      <style:table-properties style:width="16.267cm" fo:margin-left="-0.132cm" table:align="left" style:writing-mode="lr-tb"/>
    </style:style>
    <style:style style:name="Tableau319.A" style:family="table-column">
      <style:table-column-properties style:column-width="8.124cm"/>
    </style:style>
    <style:style style:name="Tableau319.B" style:family="table-column">
      <style:table-column-properties style:column-width="8.142cm"/>
    </style:style>
    <style:style style:name="Tableau319.1" style:family="table-row">
      <style:table-row-properties style:keep-together="true"/>
    </style:style>
    <style:style style:name="Tableau3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19.B1" style:family="table-cell">
      <style:table-cell-properties style:vertical-align="top" fo:padding-left="0.123cm" fo:padding-right="0.123cm" fo:padding-top="0cm" fo:padding-bottom="0cm" fo:border="0.018cm solid #000000" style:writing-mode="lr-tb"/>
    </style:style>
    <style:style style:name="Tableau320" style:family="table">
      <style:table-properties style:width="16.267cm" fo:margin-left="-0.132cm" table:align="left" style:writing-mode="lr-tb"/>
    </style:style>
    <style:style style:name="Tableau320.A" style:family="table-column">
      <style:table-column-properties style:column-width="8.124cm"/>
    </style:style>
    <style:style style:name="Tableau320.B" style:family="table-column">
      <style:table-column-properties style:column-width="8.142cm"/>
    </style:style>
    <style:style style:name="Tableau320.1" style:family="table-row">
      <style:table-row-properties style:keep-together="true"/>
    </style:style>
    <style:style style:name="Tableau3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0.B1" style:family="table-cell">
      <style:table-cell-properties style:vertical-align="top" fo:padding-left="0.123cm" fo:padding-right="0.123cm" fo:padding-top="0cm" fo:padding-bottom="0cm" fo:border="0.018cm solid #000000" style:writing-mode="lr-tb"/>
    </style:style>
    <style:style style:name="Tableau321" style:family="table">
      <style:table-properties style:width="16.267cm" fo:margin-left="-0.132cm" table:align="left" style:writing-mode="lr-tb"/>
    </style:style>
    <style:style style:name="Tableau321.A" style:family="table-column">
      <style:table-column-properties style:column-width="0.46cm"/>
    </style:style>
    <style:style style:name="Tableau321.B" style:family="table-column">
      <style:table-column-properties style:column-width="2.752cm"/>
    </style:style>
    <style:style style:name="Tableau321.C" style:family="table-column">
      <style:table-column-properties style:column-width="1.739cm"/>
    </style:style>
    <style:style style:name="Tableau321.F" style:family="table-column">
      <style:table-column-properties style:column-width="0.459cm"/>
    </style:style>
    <style:style style:name="Tableau321.I" style:family="table-column">
      <style:table-column-properties style:column-width="1.217cm"/>
    </style:style>
    <style:style style:name="Tableau321.J" style:family="table-column">
      <style:table-column-properties style:column-width="1.199cm"/>
    </style:style>
    <style:style style:name="Tableau321.K" style:family="table-column">
      <style:table-column-properties style:column-width="1.275cm"/>
    </style:style>
    <style:style style:name="Tableau321.L" style:family="table-column">
      <style:table-column-properties style:column-width="0.476cm"/>
    </style:style>
    <style:style style:name="Tableau321.1" style:family="table-row">
      <style:table-row-properties style:keep-together="true"/>
    </style:style>
    <style:style style:name="Tableau321.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21.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321.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321.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321.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321.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21.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321.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21.K5" style:family="table-cell">
      <style:table-cell-properties style:vertical-align="top" fo:padding-left="0.123cm" fo:padding-right="0.123cm" fo:padding-top="0cm" fo:padding-bottom="0cm" fo:border="none" style:writing-mode="lr-tb"/>
    </style:style>
    <style:style style:name="Tableau321.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321.6" style:family="table-row">
      <style:table-row-properties style:keep-together="false"/>
    </style:style>
    <style:style style:name="Tableau321.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1.F8.3" style:family="table-column">
      <style:table-column-properties style:column-width="6.443cm"/>
    </style:style>
    <style:style style:name="Tableau321.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322" style:family="table">
      <style:table-properties style:width="16.267cm" fo:margin-left="-0.132cm" table:align="left" style:writing-mode="lr-tb"/>
    </style:style>
    <style:style style:name="Tableau322.A" style:family="table-column">
      <style:table-column-properties style:column-width="8.124cm"/>
    </style:style>
    <style:style style:name="Tableau322.B" style:family="table-column">
      <style:table-column-properties style:column-width="8.142cm"/>
    </style:style>
    <style:style style:name="Tableau322.1" style:family="table-row">
      <style:table-row-properties style:keep-together="true"/>
    </style:style>
    <style:style style:name="Tableau3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2.B1" style:family="table-cell">
      <style:table-cell-properties style:vertical-align="top" fo:padding-left="0.123cm" fo:padding-right="0.123cm" fo:padding-top="0cm" fo:padding-bottom="0cm" fo:border="0.018cm solid #000000" style:writing-mode="lr-tb"/>
    </style:style>
    <style:style style:name="Tableau32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22.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23" style:family="table">
      <style:table-properties style:width="16.267cm" fo:margin-left="-0.132cm" table:align="left" style:writing-mode="lr-tb"/>
    </style:style>
    <style:style style:name="Tableau323.A" style:family="table-column">
      <style:table-column-properties style:column-width="8.124cm"/>
    </style:style>
    <style:style style:name="Tableau323.B" style:family="table-column">
      <style:table-column-properties style:column-width="8.142cm"/>
    </style:style>
    <style:style style:name="Tableau323.1" style:family="table-row">
      <style:table-row-properties style:keep-together="true"/>
    </style:style>
    <style:style style:name="Tableau32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3.B1" style:family="table-cell">
      <style:table-cell-properties style:vertical-align="top" fo:padding-left="0.123cm" fo:padding-right="0.123cm" fo:padding-top="0cm" fo:padding-bottom="0cm" fo:border="0.018cm solid #000000" style:writing-mode="lr-tb"/>
    </style:style>
    <style:style style:name="Tableau324" style:family="table">
      <style:table-properties style:width="16.267cm" fo:margin-left="-0.132cm" table:align="left" style:writing-mode="lr-tb"/>
    </style:style>
    <style:style style:name="Tableau324.A" style:family="table-column">
      <style:table-column-properties style:column-width="8.124cm"/>
    </style:style>
    <style:style style:name="Tableau324.B" style:family="table-column">
      <style:table-column-properties style:column-width="8.142cm"/>
    </style:style>
    <style:style style:name="Tableau324.1" style:family="table-row">
      <style:table-row-properties style:keep-together="true"/>
    </style:style>
    <style:style style:name="Tableau3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4.B1" style:family="table-cell">
      <style:table-cell-properties style:vertical-align="top" fo:padding-left="0.123cm" fo:padding-right="0.123cm" fo:padding-top="0cm" fo:padding-bottom="0cm" fo:border="0.018cm solid #000000" style:writing-mode="lr-tb"/>
    </style:style>
    <style:style style:name="Tableau325" style:family="table">
      <style:table-properties style:width="17.092cm" fo:margin-left="-0.132cm" fo:margin-right="0.039cm" table:align="margins" style:writing-mode="lr-tb"/>
    </style:style>
    <style:style style:name="Tableau325.A" style:family="table-column">
      <style:table-column-properties style:column-width="6.722cm" style:rel-column-width="25777*"/>
    </style:style>
    <style:style style:name="Tableau325.B" style:family="table-column">
      <style:table-column-properties style:column-width="10.37cm" style:rel-column-width="39758*"/>
    </style:style>
    <style:style style:name="Tableau325.1" style:family="table-row">
      <style:table-row-properties style:keep-together="true"/>
    </style:style>
    <style:style style:name="Tableau3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5.B1" style:family="table-cell">
      <style:table-cell-properties style:vertical-align="top" fo:padding-left="0.123cm" fo:padding-right="0.123cm" fo:padding-top="0cm" fo:padding-bottom="0cm" fo:border="0.018cm solid #000000" style:writing-mode="lr-tb"/>
    </style:style>
    <style:style style:name="Tableau326" style:family="table" style:master-page-name="Standard26">
      <style:table-properties style:width="16.334cm" fo:margin-left="-0.132cm" style:page-number="1" table:align="left" style:writing-mode="lr-tb"/>
    </style:style>
    <style:style style:name="Tableau326.A" style:family="table-column">
      <style:table-column-properties style:column-width="3.298cm"/>
    </style:style>
    <style:style style:name="Tableau326.B" style:family="table-column">
      <style:table-column-properties style:column-width="13.035cm"/>
    </style:style>
    <style:style style:name="Tableau326.1" style:family="table-row">
      <style:table-row-properties style:keep-together="true"/>
    </style:style>
    <style:style style:name="Tableau3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6.B1" style:family="table-cell">
      <style:table-cell-properties style:vertical-align="top" fo:padding-left="0.123cm" fo:padding-right="0.123cm" fo:padding-top="0cm" fo:padding-bottom="0cm" fo:border="0.018cm solid #000000" style:writing-mode="lr-tb"/>
    </style:style>
    <style:style style:name="Tableau327" style:family="table">
      <style:table-properties style:width="16.267cm" fo:margin-left="-0.132cm" table:align="left" style:writing-mode="lr-tb"/>
    </style:style>
    <style:style style:name="Tableau327.A" style:family="table-column">
      <style:table-column-properties style:column-width="5.415cm"/>
    </style:style>
    <style:style style:name="Tableau327.B" style:family="table-column">
      <style:table-column-properties style:column-width="5.417cm"/>
    </style:style>
    <style:style style:name="Tableau327.C" style:family="table-column">
      <style:table-column-properties style:column-width="5.435cm"/>
    </style:style>
    <style:style style:name="Tableau327.1" style:family="table-row">
      <style:table-row-properties style:keep-together="false"/>
    </style:style>
    <style:style style:name="Tableau327.A1" style:family="table-cell">
      <style:table-cell-properties style:vertical-align="top" fo:padding-left="0.123cm" fo:padding-right="0.123cm" fo:padding-top="0cm" fo:padding-bottom="0cm" fo:border="0.018cm solid #000000" style:writing-mode="lr-tb"/>
    </style:style>
    <style:style style:name="Tableau327.2" style:family="table-row">
      <style:table-row-properties style:keep-together="true"/>
    </style:style>
    <style:style style:name="Tableau32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27.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28" style:family="table">
      <style:table-properties style:width="16.267cm" fo:margin-left="-0.132cm" table:align="left" style:writing-mode="lr-tb"/>
    </style:style>
    <style:style style:name="Tableau328.A" style:family="table-column">
      <style:table-column-properties style:column-width="8.162cm"/>
    </style:style>
    <style:style style:name="Tableau328.B" style:family="table-column">
      <style:table-column-properties style:column-width="8.105cm"/>
    </style:style>
    <style:style style:name="Tableau328.1" style:family="table-row">
      <style:table-row-properties style:keep-together="true"/>
    </style:style>
    <style:style style:name="Tableau3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8.B1" style:family="table-cell">
      <style:table-cell-properties style:vertical-align="top" fo:padding-left="0.123cm" fo:padding-right="0.123cm" fo:padding-top="0cm" fo:padding-bottom="0cm" fo:border="0.018cm solid #000000" style:writing-mode="lr-tb"/>
    </style:style>
    <style:style style:name="Tableau329" style:family="table">
      <style:table-properties style:width="16.267cm" fo:margin-left="-0.132cm" table:align="left" style:writing-mode="lr-tb"/>
    </style:style>
    <style:style style:name="Tableau329.A" style:family="table-column">
      <style:table-column-properties style:column-width="8.124cm"/>
    </style:style>
    <style:style style:name="Tableau329.B" style:family="table-column">
      <style:table-column-properties style:column-width="8.142cm"/>
    </style:style>
    <style:style style:name="Tableau329.1" style:family="table-row">
      <style:table-row-properties style:keep-together="true"/>
    </style:style>
    <style:style style:name="Tableau32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29.B1" style:family="table-cell">
      <style:table-cell-properties style:vertical-align="top" fo:padding-left="0.123cm" fo:padding-right="0.123cm" fo:padding-top="0cm" fo:padding-bottom="0cm" fo:border="0.018cm solid #000000" style:writing-mode="lr-tb"/>
    </style:style>
    <style:style style:name="Tableau330" style:family="table">
      <style:table-properties style:width="16.267cm" fo:margin-left="-0.132cm" table:align="left" style:writing-mode="lr-tb"/>
    </style:style>
    <style:style style:name="Tableau330.A" style:family="table-column">
      <style:table-column-properties style:column-width="8.124cm"/>
    </style:style>
    <style:style style:name="Tableau330.B" style:family="table-column">
      <style:table-column-properties style:column-width="8.142cm"/>
    </style:style>
    <style:style style:name="Tableau330.1" style:family="table-row">
      <style:table-row-properties style:keep-together="true"/>
    </style:style>
    <style:style style:name="Tableau33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0.B1" style:family="table-cell">
      <style:table-cell-properties style:vertical-align="top" fo:padding-left="0.123cm" fo:padding-right="0.123cm" fo:padding-top="0cm" fo:padding-bottom="0cm" fo:border="0.018cm solid #000000" style:writing-mode="lr-tb"/>
    </style:style>
    <style:style style:name="Tableau331" style:family="table">
      <style:table-properties style:width="16.267cm" fo:margin-left="-0.132cm" table:align="left" style:writing-mode="lr-tb"/>
    </style:style>
    <style:style style:name="Tableau331.A" style:family="table-column">
      <style:table-column-properties style:column-width="8.124cm"/>
    </style:style>
    <style:style style:name="Tableau331.B" style:family="table-column">
      <style:table-column-properties style:column-width="8.142cm"/>
    </style:style>
    <style:style style:name="Tableau331.1" style:family="table-row">
      <style:table-row-properties style:keep-together="true"/>
    </style:style>
    <style:style style:name="Tableau33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1.B1" style:family="table-cell">
      <style:table-cell-properties style:vertical-align="top" fo:padding-left="0.123cm" fo:padding-right="0.123cm" fo:padding-top="0cm" fo:padding-bottom="0cm" fo:border="0.018cm solid #000000" style:writing-mode="lr-tb"/>
    </style:style>
    <style:style style:name="Tableau332" style:family="table">
      <style:table-properties style:width="16.267cm" fo:margin-left="-0.132cm" table:align="left" style:writing-mode="lr-tb"/>
    </style:style>
    <style:style style:name="Tableau332.A" style:family="table-column">
      <style:table-column-properties style:column-width="8.124cm"/>
    </style:style>
    <style:style style:name="Tableau332.B" style:family="table-column">
      <style:table-column-properties style:column-width="8.142cm"/>
    </style:style>
    <style:style style:name="Tableau332.1" style:family="table-row">
      <style:table-row-properties style:keep-together="true"/>
    </style:style>
    <style:style style:name="Tableau33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2.B1" style:family="table-cell">
      <style:table-cell-properties style:vertical-align="top" fo:padding-left="0.123cm" fo:padding-right="0.123cm" fo:padding-top="0cm" fo:padding-bottom="0cm" fo:border="0.018cm solid #000000" style:writing-mode="lr-tb"/>
    </style:style>
    <style:style style:name="Tableau333" style:family="table">
      <style:table-properties style:width="16.267cm" fo:margin-left="-0.132cm" table:align="left" style:writing-mode="lr-tb"/>
    </style:style>
    <style:style style:name="Tableau333.A" style:family="table-column">
      <style:table-column-properties style:column-width="8.124cm"/>
    </style:style>
    <style:style style:name="Tableau333.B" style:family="table-column">
      <style:table-column-properties style:column-width="8.142cm"/>
    </style:style>
    <style:style style:name="Tableau333.1" style:family="table-row">
      <style:table-row-properties style:keep-together="true"/>
    </style:style>
    <style:style style:name="Tableau33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3.B1" style:family="table-cell">
      <style:table-cell-properties style:vertical-align="top" fo:padding-left="0.123cm" fo:padding-right="0.123cm" fo:padding-top="0cm" fo:padding-bottom="0cm" fo:border="0.018cm solid #000000" style:writing-mode="lr-tb"/>
    </style:style>
    <style:style style:name="Tableau334" style:family="table">
      <style:table-properties style:width="16.267cm" fo:margin-left="-0.132cm" table:align="left" style:writing-mode="lr-tb"/>
    </style:style>
    <style:style style:name="Tableau334.A" style:family="table-column">
      <style:table-column-properties style:column-width="0.46cm"/>
    </style:style>
    <style:style style:name="Tableau334.B" style:family="table-column">
      <style:table-column-properties style:column-width="2.752cm"/>
    </style:style>
    <style:style style:name="Tableau334.C" style:family="table-column">
      <style:table-column-properties style:column-width="1.739cm"/>
    </style:style>
    <style:style style:name="Tableau334.F" style:family="table-column">
      <style:table-column-properties style:column-width="0.459cm"/>
    </style:style>
    <style:style style:name="Tableau334.I" style:family="table-column">
      <style:table-column-properties style:column-width="1.217cm"/>
    </style:style>
    <style:style style:name="Tableau334.J" style:family="table-column">
      <style:table-column-properties style:column-width="1.199cm"/>
    </style:style>
    <style:style style:name="Tableau334.K" style:family="table-column">
      <style:table-column-properties style:column-width="1.275cm"/>
    </style:style>
    <style:style style:name="Tableau334.L" style:family="table-column">
      <style:table-column-properties style:column-width="0.476cm"/>
    </style:style>
    <style:style style:name="Tableau334.1" style:family="table-row">
      <style:table-row-properties style:keep-together="true"/>
    </style:style>
    <style:style style:name="Tableau33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3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334.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334.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33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334.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34.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334.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34.K5" style:family="table-cell">
      <style:table-cell-properties style:vertical-align="top" fo:padding-left="0.123cm" fo:padding-right="0.123cm" fo:padding-top="0cm" fo:padding-bottom="0cm" fo:border="none" style:writing-mode="lr-tb"/>
    </style:style>
    <style:style style:name="Tableau334.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334.6" style:family="table-row">
      <style:table-row-properties style:keep-together="false"/>
    </style:style>
    <style:style style:name="Tableau334.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4.F8.3" style:family="table-column">
      <style:table-column-properties style:column-width="6.443cm"/>
    </style:style>
    <style:style style:name="Tableau334.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335" style:family="table">
      <style:table-properties style:width="16.267cm" fo:margin-left="-0.132cm" table:align="left" style:writing-mode="lr-tb"/>
    </style:style>
    <style:style style:name="Tableau335.A" style:family="table-column">
      <style:table-column-properties style:column-width="8.124cm"/>
    </style:style>
    <style:style style:name="Tableau335.B" style:family="table-column">
      <style:table-column-properties style:column-width="8.142cm"/>
    </style:style>
    <style:style style:name="Tableau335.1" style:family="table-row">
      <style:table-row-properties style:keep-together="true"/>
    </style:style>
    <style:style style:name="Tableau33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5.B1" style:family="table-cell">
      <style:table-cell-properties style:vertical-align="top" fo:padding-left="0.123cm" fo:padding-right="0.123cm" fo:padding-top="0cm" fo:padding-bottom="0cm" fo:border="0.018cm solid #000000" style:writing-mode="lr-tb"/>
    </style:style>
    <style:style style:name="Tableau33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35.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36" style:family="table">
      <style:table-properties style:width="16.267cm" fo:margin-left="-0.132cm" table:align="left" style:writing-mode="lr-tb"/>
    </style:style>
    <style:style style:name="Tableau336.A" style:family="table-column">
      <style:table-column-properties style:column-width="8.124cm"/>
    </style:style>
    <style:style style:name="Tableau336.B" style:family="table-column">
      <style:table-column-properties style:column-width="8.142cm"/>
    </style:style>
    <style:style style:name="Tableau336.1" style:family="table-row">
      <style:table-row-properties style:keep-together="true"/>
    </style:style>
    <style:style style:name="Tableau3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6.B1" style:family="table-cell">
      <style:table-cell-properties style:vertical-align="top" fo:padding-left="0.123cm" fo:padding-right="0.123cm" fo:padding-top="0cm" fo:padding-bottom="0cm" fo:border="0.018cm solid #000000" style:writing-mode="lr-tb"/>
    </style:style>
    <style:style style:name="Tableau337" style:family="table">
      <style:table-properties style:width="16.267cm" fo:margin-left="-0.132cm" table:align="left" style:writing-mode="lr-tb"/>
    </style:style>
    <style:style style:name="Tableau337.A" style:family="table-column">
      <style:table-column-properties style:column-width="8.124cm"/>
    </style:style>
    <style:style style:name="Tableau337.B" style:family="table-column">
      <style:table-column-properties style:column-width="8.142cm"/>
    </style:style>
    <style:style style:name="Tableau337.1" style:family="table-row">
      <style:table-row-properties style:keep-together="true"/>
    </style:style>
    <style:style style:name="Tableau33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7.B1" style:family="table-cell">
      <style:table-cell-properties style:vertical-align="top" fo:padding-left="0.123cm" fo:padding-right="0.123cm" fo:padding-top="0cm" fo:padding-bottom="0cm" fo:border="0.018cm solid #000000" style:writing-mode="lr-tb"/>
    </style:style>
    <style:style style:name="Tableau338" style:family="table">
      <style:table-properties style:width="17.092cm" fo:margin-left="-0.132cm" fo:margin-right="0.039cm" table:align="margins" style:writing-mode="lr-tb"/>
    </style:style>
    <style:style style:name="Tableau338.A" style:family="table-column">
      <style:table-column-properties style:column-width="6.722cm" style:rel-column-width="25777*"/>
    </style:style>
    <style:style style:name="Tableau338.B" style:family="table-column">
      <style:table-column-properties style:column-width="10.37cm" style:rel-column-width="39758*"/>
    </style:style>
    <style:style style:name="Tableau338.1" style:family="table-row">
      <style:table-row-properties style:keep-together="true"/>
    </style:style>
    <style:style style:name="Tableau33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8.B1" style:family="table-cell">
      <style:table-cell-properties style:vertical-align="top" fo:padding-left="0.123cm" fo:padding-right="0.123cm" fo:padding-top="0cm" fo:padding-bottom="0cm" fo:border="0.018cm solid #000000" style:writing-mode="lr-tb"/>
    </style:style>
    <style:style style:name="Tableau339" style:family="table" style:master-page-name="Standard27">
      <style:table-properties style:width="16.334cm" fo:margin-left="-0.132cm" style:page-number="1" table:align="left" style:writing-mode="lr-tb"/>
    </style:style>
    <style:style style:name="Tableau339.A" style:family="table-column">
      <style:table-column-properties style:column-width="3.298cm"/>
    </style:style>
    <style:style style:name="Tableau339.B" style:family="table-column">
      <style:table-column-properties style:column-width="13.035cm"/>
    </style:style>
    <style:style style:name="Tableau339.1" style:family="table-row">
      <style:table-row-properties style:keep-together="true"/>
    </style:style>
    <style:style style:name="Tableau33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39.B1" style:family="table-cell">
      <style:table-cell-properties style:vertical-align="top" fo:padding-left="0.123cm" fo:padding-right="0.123cm" fo:padding-top="0cm" fo:padding-bottom="0cm" fo:border="0.018cm solid #000000" style:writing-mode="lr-tb"/>
    </style:style>
    <style:style style:name="Tableau340" style:family="table">
      <style:table-properties style:width="16.267cm" fo:margin-left="-0.132cm" table:align="left" style:writing-mode="lr-tb"/>
    </style:style>
    <style:style style:name="Tableau340.A" style:family="table-column">
      <style:table-column-properties style:column-width="5.415cm"/>
    </style:style>
    <style:style style:name="Tableau340.B" style:family="table-column">
      <style:table-column-properties style:column-width="5.417cm"/>
    </style:style>
    <style:style style:name="Tableau340.C" style:family="table-column">
      <style:table-column-properties style:column-width="5.435cm"/>
    </style:style>
    <style:style style:name="Tableau340.1" style:family="table-row">
      <style:table-row-properties style:keep-together="false"/>
    </style:style>
    <style:style style:name="Tableau340.A1" style:family="table-cell">
      <style:table-cell-properties style:vertical-align="top" fo:padding-left="0.123cm" fo:padding-right="0.123cm" fo:padding-top="0cm" fo:padding-bottom="0cm" fo:border="0.018cm solid #000000" style:writing-mode="lr-tb"/>
    </style:style>
    <style:style style:name="Tableau340.2" style:family="table-row">
      <style:table-row-properties style:keep-together="true"/>
    </style:style>
    <style:style style:name="Tableau34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40.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41" style:family="table">
      <style:table-properties style:width="16.267cm" fo:margin-left="-0.132cm" table:align="left" style:writing-mode="lr-tb"/>
    </style:style>
    <style:style style:name="Tableau341.A" style:family="table-column">
      <style:table-column-properties style:column-width="8.162cm"/>
    </style:style>
    <style:style style:name="Tableau341.B" style:family="table-column">
      <style:table-column-properties style:column-width="8.105cm"/>
    </style:style>
    <style:style style:name="Tableau341.1" style:family="table-row">
      <style:table-row-properties style:keep-together="true"/>
    </style:style>
    <style:style style:name="Tableau34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1.B1" style:family="table-cell">
      <style:table-cell-properties style:vertical-align="top" fo:padding-left="0.123cm" fo:padding-right="0.123cm" fo:padding-top="0cm" fo:padding-bottom="0cm" fo:border="0.018cm solid #000000" style:writing-mode="lr-tb"/>
    </style:style>
    <style:style style:name="Tableau342" style:family="table">
      <style:table-properties style:width="16.267cm" fo:margin-left="-0.132cm" table:align="left" style:writing-mode="lr-tb"/>
    </style:style>
    <style:style style:name="Tableau342.A" style:family="table-column">
      <style:table-column-properties style:column-width="8.124cm"/>
    </style:style>
    <style:style style:name="Tableau342.B" style:family="table-column">
      <style:table-column-properties style:column-width="8.142cm"/>
    </style:style>
    <style:style style:name="Tableau342.1" style:family="table-row">
      <style:table-row-properties style:keep-together="true"/>
    </style:style>
    <style:style style:name="Tableau34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2.B1" style:family="table-cell">
      <style:table-cell-properties style:vertical-align="top" fo:padding-left="0.123cm" fo:padding-right="0.123cm" fo:padding-top="0cm" fo:padding-bottom="0cm" fo:border="0.018cm solid #000000" style:writing-mode="lr-tb"/>
    </style:style>
    <style:style style:name="Tableau343" style:family="table">
      <style:table-properties style:width="16.267cm" fo:margin-left="-0.132cm" table:align="left" style:writing-mode="lr-tb"/>
    </style:style>
    <style:style style:name="Tableau343.A" style:family="table-column">
      <style:table-column-properties style:column-width="8.124cm"/>
    </style:style>
    <style:style style:name="Tableau343.B" style:family="table-column">
      <style:table-column-properties style:column-width="8.142cm"/>
    </style:style>
    <style:style style:name="Tableau343.1" style:family="table-row">
      <style:table-row-properties style:keep-together="true"/>
    </style:style>
    <style:style style:name="Tableau34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3.B1" style:family="table-cell">
      <style:table-cell-properties style:vertical-align="top" fo:padding-left="0.123cm" fo:padding-right="0.123cm" fo:padding-top="0cm" fo:padding-bottom="0cm" fo:border="0.018cm solid #000000" style:writing-mode="lr-tb"/>
    </style:style>
    <style:style style:name="Tableau344" style:family="table">
      <style:table-properties style:width="16.267cm" fo:margin-left="-0.132cm" table:align="left" style:writing-mode="lr-tb"/>
    </style:style>
    <style:style style:name="Tableau344.A" style:family="table-column">
      <style:table-column-properties style:column-width="8.124cm"/>
    </style:style>
    <style:style style:name="Tableau344.B" style:family="table-column">
      <style:table-column-properties style:column-width="8.142cm"/>
    </style:style>
    <style:style style:name="Tableau344.1" style:family="table-row">
      <style:table-row-properties style:keep-together="true"/>
    </style:style>
    <style:style style:name="Tableau34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4.B1" style:family="table-cell">
      <style:table-cell-properties style:vertical-align="top" fo:padding-left="0.123cm" fo:padding-right="0.123cm" fo:padding-top="0cm" fo:padding-bottom="0cm" fo:border="0.018cm solid #000000" style:writing-mode="lr-tb"/>
    </style:style>
    <style:style style:name="Tableau345" style:family="table">
      <style:table-properties style:width="16.267cm" fo:margin-left="-0.132cm" table:align="left" style:writing-mode="lr-tb"/>
    </style:style>
    <style:style style:name="Tableau345.A" style:family="table-column">
      <style:table-column-properties style:column-width="8.124cm"/>
    </style:style>
    <style:style style:name="Tableau345.B" style:family="table-column">
      <style:table-column-properties style:column-width="8.142cm"/>
    </style:style>
    <style:style style:name="Tableau345.1" style:family="table-row">
      <style:table-row-properties style:keep-together="true"/>
    </style:style>
    <style:style style:name="Tableau34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5.B1" style:family="table-cell">
      <style:table-cell-properties style:vertical-align="top" fo:padding-left="0.123cm" fo:padding-right="0.123cm" fo:padding-top="0cm" fo:padding-bottom="0cm" fo:border="0.018cm solid #000000" style:writing-mode="lr-tb"/>
    </style:style>
    <style:style style:name="Tableau346" style:family="table">
      <style:table-properties style:width="16.267cm" fo:margin-left="-0.132cm" table:align="left" style:writing-mode="lr-tb"/>
    </style:style>
    <style:style style:name="Tableau346.A" style:family="table-column">
      <style:table-column-properties style:column-width="8.124cm"/>
    </style:style>
    <style:style style:name="Tableau346.B" style:family="table-column">
      <style:table-column-properties style:column-width="8.142cm"/>
    </style:style>
    <style:style style:name="Tableau346.1" style:family="table-row">
      <style:table-row-properties style:keep-together="true"/>
    </style:style>
    <style:style style:name="Tableau34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6.B1" style:family="table-cell">
      <style:table-cell-properties style:vertical-align="top" fo:padding-left="0.123cm" fo:padding-right="0.123cm" fo:padding-top="0cm" fo:padding-bottom="0cm" fo:border="0.018cm solid #000000" style:writing-mode="lr-tb"/>
    </style:style>
    <style:style style:name="Tableau347" style:family="table">
      <style:table-properties style:width="16.267cm" fo:margin-left="-0.132cm" table:align="left" style:writing-mode="lr-tb"/>
    </style:style>
    <style:style style:name="Tableau347.A" style:family="table-column">
      <style:table-column-properties style:column-width="0.46cm"/>
    </style:style>
    <style:style style:name="Tableau347.B" style:family="table-column">
      <style:table-column-properties style:column-width="2.752cm"/>
    </style:style>
    <style:style style:name="Tableau347.C" style:family="table-column">
      <style:table-column-properties style:column-width="1.739cm"/>
    </style:style>
    <style:style style:name="Tableau347.F" style:family="table-column">
      <style:table-column-properties style:column-width="0.459cm"/>
    </style:style>
    <style:style style:name="Tableau347.I" style:family="table-column">
      <style:table-column-properties style:column-width="1.217cm"/>
    </style:style>
    <style:style style:name="Tableau347.J" style:family="table-column">
      <style:table-column-properties style:column-width="1.199cm"/>
    </style:style>
    <style:style style:name="Tableau347.K" style:family="table-column">
      <style:table-column-properties style:column-width="1.275cm"/>
    </style:style>
    <style:style style:name="Tableau347.L" style:family="table-column">
      <style:table-column-properties style:column-width="0.476cm"/>
    </style:style>
    <style:style style:name="Tableau347.1" style:family="table-row">
      <style:table-row-properties style:keep-together="true"/>
    </style:style>
    <style:style style:name="Tableau347.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47.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347.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347.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347.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347.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47.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347.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47.K5" style:family="table-cell">
      <style:table-cell-properties style:vertical-align="top" fo:padding-left="0.123cm" fo:padding-right="0.123cm" fo:padding-top="0cm" fo:padding-bottom="0cm" fo:border="none" style:writing-mode="lr-tb"/>
    </style:style>
    <style:style style:name="Tableau347.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347.6" style:family="table-row">
      <style:table-row-properties style:keep-together="false"/>
    </style:style>
    <style:style style:name="Tableau347.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7.F8.3" style:family="table-column">
      <style:table-column-properties style:column-width="6.443cm"/>
    </style:style>
    <style:style style:name="Tableau347.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348" style:family="table">
      <style:table-properties style:width="16.267cm" fo:margin-left="-0.132cm" table:align="left" style:writing-mode="lr-tb"/>
    </style:style>
    <style:style style:name="Tableau348.A" style:family="table-column">
      <style:table-column-properties style:column-width="8.124cm"/>
    </style:style>
    <style:style style:name="Tableau348.B" style:family="table-column">
      <style:table-column-properties style:column-width="8.142cm"/>
    </style:style>
    <style:style style:name="Tableau348.1" style:family="table-row">
      <style:table-row-properties style:keep-together="true"/>
    </style:style>
    <style:style style:name="Tableau34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8.B1" style:family="table-cell">
      <style:table-cell-properties style:vertical-align="top" fo:padding-left="0.123cm" fo:padding-right="0.123cm" fo:padding-top="0cm" fo:padding-bottom="0cm" fo:border="0.018cm solid #000000" style:writing-mode="lr-tb"/>
    </style:style>
    <style:style style:name="Tableau34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48.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49" style:family="table">
      <style:table-properties style:width="16.267cm" fo:margin-left="-0.132cm" table:align="left" style:writing-mode="lr-tb"/>
    </style:style>
    <style:style style:name="Tableau349.A" style:family="table-column">
      <style:table-column-properties style:column-width="8.124cm"/>
    </style:style>
    <style:style style:name="Tableau349.B" style:family="table-column">
      <style:table-column-properties style:column-width="8.142cm"/>
    </style:style>
    <style:style style:name="Tableau349.1" style:family="table-row">
      <style:table-row-properties style:keep-together="true"/>
    </style:style>
    <style:style style:name="Tableau34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49.B1" style:family="table-cell">
      <style:table-cell-properties style:vertical-align="top" fo:padding-left="0.123cm" fo:padding-right="0.123cm" fo:padding-top="0cm" fo:padding-bottom="0cm" fo:border="0.018cm solid #000000" style:writing-mode="lr-tb"/>
    </style:style>
    <style:style style:name="Tableau350" style:family="table">
      <style:table-properties style:width="16.267cm" fo:margin-left="-0.132cm" table:align="left" style:writing-mode="lr-tb"/>
    </style:style>
    <style:style style:name="Tableau350.A" style:family="table-column">
      <style:table-column-properties style:column-width="8.124cm"/>
    </style:style>
    <style:style style:name="Tableau350.B" style:family="table-column">
      <style:table-column-properties style:column-width="8.142cm"/>
    </style:style>
    <style:style style:name="Tableau350.1" style:family="table-row">
      <style:table-row-properties style:keep-together="true"/>
    </style:style>
    <style:style style:name="Tableau35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0.B1" style:family="table-cell">
      <style:table-cell-properties style:vertical-align="top" fo:padding-left="0.123cm" fo:padding-right="0.123cm" fo:padding-top="0cm" fo:padding-bottom="0cm" fo:border="0.018cm solid #000000" style:writing-mode="lr-tb"/>
    </style:style>
    <style:style style:name="Tableau351" style:family="table">
      <style:table-properties style:width="17.092cm" fo:margin-left="-0.132cm" fo:margin-right="0.039cm" table:align="margins" style:writing-mode="lr-tb"/>
    </style:style>
    <style:style style:name="Tableau351.A" style:family="table-column">
      <style:table-column-properties style:column-width="6.722cm" style:rel-column-width="25777*"/>
    </style:style>
    <style:style style:name="Tableau351.B" style:family="table-column">
      <style:table-column-properties style:column-width="10.37cm" style:rel-column-width="39758*"/>
    </style:style>
    <style:style style:name="Tableau351.1" style:family="table-row">
      <style:table-row-properties style:keep-together="true"/>
    </style:style>
    <style:style style:name="Tableau35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1.B1" style:family="table-cell">
      <style:table-cell-properties style:vertical-align="top" fo:padding-left="0.123cm" fo:padding-right="0.123cm" fo:padding-top="0cm" fo:padding-bottom="0cm" fo:border="0.018cm solid #000000" style:writing-mode="lr-tb"/>
    </style:style>
    <style:style style:name="Tableau352" style:family="table" style:master-page-name="Standard28">
      <style:table-properties style:width="16.334cm" fo:margin-left="-0.132cm" style:page-number="1" table:align="left" style:writing-mode="lr-tb"/>
    </style:style>
    <style:style style:name="Tableau352.A" style:family="table-column">
      <style:table-column-properties style:column-width="3.298cm"/>
    </style:style>
    <style:style style:name="Tableau352.B" style:family="table-column">
      <style:table-column-properties style:column-width="13.035cm"/>
    </style:style>
    <style:style style:name="Tableau352.1" style:family="table-row">
      <style:table-row-properties style:keep-together="true"/>
    </style:style>
    <style:style style:name="Tableau35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2.B1" style:family="table-cell">
      <style:table-cell-properties style:vertical-align="top" fo:padding-left="0.123cm" fo:padding-right="0.123cm" fo:padding-top="0cm" fo:padding-bottom="0cm" fo:border="0.018cm solid #000000" style:writing-mode="lr-tb"/>
    </style:style>
    <style:style style:name="Tableau353" style:family="table">
      <style:table-properties style:width="16.267cm" fo:margin-left="-0.132cm" table:align="left" style:writing-mode="lr-tb"/>
    </style:style>
    <style:style style:name="Tableau353.A" style:family="table-column">
      <style:table-column-properties style:column-width="5.415cm"/>
    </style:style>
    <style:style style:name="Tableau353.B" style:family="table-column">
      <style:table-column-properties style:column-width="5.417cm"/>
    </style:style>
    <style:style style:name="Tableau353.C" style:family="table-column">
      <style:table-column-properties style:column-width="5.435cm"/>
    </style:style>
    <style:style style:name="Tableau353.1" style:family="table-row">
      <style:table-row-properties style:keep-together="false"/>
    </style:style>
    <style:style style:name="Tableau353.A1" style:family="table-cell">
      <style:table-cell-properties style:vertical-align="top" fo:padding-left="0.123cm" fo:padding-right="0.123cm" fo:padding-top="0cm" fo:padding-bottom="0cm" fo:border="0.018cm solid #000000" style:writing-mode="lr-tb"/>
    </style:style>
    <style:style style:name="Tableau353.2" style:family="table-row">
      <style:table-row-properties style:keep-together="true"/>
    </style:style>
    <style:style style:name="Tableau35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53.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54" style:family="table">
      <style:table-properties style:width="16.267cm" fo:margin-left="-0.132cm" table:align="left" style:writing-mode="lr-tb"/>
    </style:style>
    <style:style style:name="Tableau354.A" style:family="table-column">
      <style:table-column-properties style:column-width="8.162cm"/>
    </style:style>
    <style:style style:name="Tableau354.B" style:family="table-column">
      <style:table-column-properties style:column-width="8.105cm"/>
    </style:style>
    <style:style style:name="Tableau354.1" style:family="table-row">
      <style:table-row-properties style:keep-together="true"/>
    </style:style>
    <style:style style:name="Tableau35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4.B1" style:family="table-cell">
      <style:table-cell-properties style:vertical-align="top" fo:padding-left="0.123cm" fo:padding-right="0.123cm" fo:padding-top="0cm" fo:padding-bottom="0cm" fo:border="0.018cm solid #000000" style:writing-mode="lr-tb"/>
    </style:style>
    <style:style style:name="Tableau355" style:family="table">
      <style:table-properties style:width="16.267cm" fo:margin-left="-0.132cm" table:align="left" style:writing-mode="lr-tb"/>
    </style:style>
    <style:style style:name="Tableau355.A" style:family="table-column">
      <style:table-column-properties style:column-width="8.124cm"/>
    </style:style>
    <style:style style:name="Tableau355.B" style:family="table-column">
      <style:table-column-properties style:column-width="8.142cm"/>
    </style:style>
    <style:style style:name="Tableau355.1" style:family="table-row">
      <style:table-row-properties style:keep-together="true"/>
    </style:style>
    <style:style style:name="Tableau35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5.B1" style:family="table-cell">
      <style:table-cell-properties style:vertical-align="top" fo:padding-left="0.123cm" fo:padding-right="0.123cm" fo:padding-top="0cm" fo:padding-bottom="0cm" fo:border="0.018cm solid #000000" style:writing-mode="lr-tb"/>
    </style:style>
    <style:style style:name="Tableau356" style:family="table">
      <style:table-properties style:width="16.267cm" fo:margin-left="-0.132cm" table:align="left" style:writing-mode="lr-tb"/>
    </style:style>
    <style:style style:name="Tableau356.A" style:family="table-column">
      <style:table-column-properties style:column-width="8.124cm"/>
    </style:style>
    <style:style style:name="Tableau356.B" style:family="table-column">
      <style:table-column-properties style:column-width="8.142cm"/>
    </style:style>
    <style:style style:name="Tableau356.1" style:family="table-row">
      <style:table-row-properties style:keep-together="true"/>
    </style:style>
    <style:style style:name="Tableau35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6.B1" style:family="table-cell">
      <style:table-cell-properties style:vertical-align="top" fo:padding-left="0.123cm" fo:padding-right="0.123cm" fo:padding-top="0cm" fo:padding-bottom="0cm" fo:border="0.018cm solid #000000" style:writing-mode="lr-tb"/>
    </style:style>
    <style:style style:name="Tableau357" style:family="table">
      <style:table-properties style:width="16.267cm" fo:margin-left="-0.132cm" table:align="left" style:writing-mode="lr-tb"/>
    </style:style>
    <style:style style:name="Tableau357.A" style:family="table-column">
      <style:table-column-properties style:column-width="8.124cm"/>
    </style:style>
    <style:style style:name="Tableau357.B" style:family="table-column">
      <style:table-column-properties style:column-width="8.142cm"/>
    </style:style>
    <style:style style:name="Tableau357.1" style:family="table-row">
      <style:table-row-properties style:keep-together="true"/>
    </style:style>
    <style:style style:name="Tableau35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7.B1" style:family="table-cell">
      <style:table-cell-properties style:vertical-align="top" fo:padding-left="0.123cm" fo:padding-right="0.123cm" fo:padding-top="0cm" fo:padding-bottom="0cm" fo:border="0.018cm solid #000000" style:writing-mode="lr-tb"/>
    </style:style>
    <style:style style:name="Tableau358" style:family="table">
      <style:table-properties style:width="16.267cm" fo:margin-left="-0.132cm" table:align="left" style:writing-mode="lr-tb"/>
    </style:style>
    <style:style style:name="Tableau358.A" style:family="table-column">
      <style:table-column-properties style:column-width="8.124cm"/>
    </style:style>
    <style:style style:name="Tableau358.B" style:family="table-column">
      <style:table-column-properties style:column-width="8.142cm"/>
    </style:style>
    <style:style style:name="Tableau358.1" style:family="table-row">
      <style:table-row-properties style:keep-together="true"/>
    </style:style>
    <style:style style:name="Tableau35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8.B1" style:family="table-cell">
      <style:table-cell-properties style:vertical-align="top" fo:padding-left="0.123cm" fo:padding-right="0.123cm" fo:padding-top="0cm" fo:padding-bottom="0cm" fo:border="0.018cm solid #000000" style:writing-mode="lr-tb"/>
    </style:style>
    <style:style style:name="Tableau359" style:family="table">
      <style:table-properties style:width="16.267cm" fo:margin-left="-0.132cm" table:align="left" style:writing-mode="lr-tb"/>
    </style:style>
    <style:style style:name="Tableau359.A" style:family="table-column">
      <style:table-column-properties style:column-width="8.124cm"/>
    </style:style>
    <style:style style:name="Tableau359.B" style:family="table-column">
      <style:table-column-properties style:column-width="8.142cm"/>
    </style:style>
    <style:style style:name="Tableau359.1" style:family="table-row">
      <style:table-row-properties style:keep-together="true"/>
    </style:style>
    <style:style style:name="Tableau35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59.B1" style:family="table-cell">
      <style:table-cell-properties style:vertical-align="top" fo:padding-left="0.123cm" fo:padding-right="0.123cm" fo:padding-top="0cm" fo:padding-bottom="0cm" fo:border="0.018cm solid #000000" style:writing-mode="lr-tb"/>
    </style:style>
    <style:style style:name="Tableau360" style:family="table">
      <style:table-properties style:width="16.267cm" fo:margin-left="-0.132cm" table:align="left" style:writing-mode="lr-tb"/>
    </style:style>
    <style:style style:name="Tableau360.A" style:family="table-column">
      <style:table-column-properties style:column-width="0.46cm"/>
    </style:style>
    <style:style style:name="Tableau360.B" style:family="table-column">
      <style:table-column-properties style:column-width="2.752cm"/>
    </style:style>
    <style:style style:name="Tableau360.C" style:family="table-column">
      <style:table-column-properties style:column-width="1.739cm"/>
    </style:style>
    <style:style style:name="Tableau360.F" style:family="table-column">
      <style:table-column-properties style:column-width="0.459cm"/>
    </style:style>
    <style:style style:name="Tableau360.I" style:family="table-column">
      <style:table-column-properties style:column-width="1.217cm"/>
    </style:style>
    <style:style style:name="Tableau360.J" style:family="table-column">
      <style:table-column-properties style:column-width="1.199cm"/>
    </style:style>
    <style:style style:name="Tableau360.K" style:family="table-column">
      <style:table-column-properties style:column-width="1.275cm"/>
    </style:style>
    <style:style style:name="Tableau360.L" style:family="table-column">
      <style:table-column-properties style:column-width="0.476cm"/>
    </style:style>
    <style:style style:name="Tableau360.1" style:family="table-row">
      <style:table-row-properties style:keep-together="true"/>
    </style:style>
    <style:style style:name="Tableau360.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6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360.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360.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360.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360.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60.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360.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60.K5" style:family="table-cell">
      <style:table-cell-properties style:vertical-align="top" fo:padding-left="0.123cm" fo:padding-right="0.123cm" fo:padding-top="0cm" fo:padding-bottom="0cm" fo:border="none" style:writing-mode="lr-tb"/>
    </style:style>
    <style:style style:name="Tableau360.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360.6" style:family="table-row">
      <style:table-row-properties style:keep-together="false"/>
    </style:style>
    <style:style style:name="Tableau360.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0.F8.3" style:family="table-column">
      <style:table-column-properties style:column-width="6.443cm"/>
    </style:style>
    <style:style style:name="Tableau360.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361" style:family="table">
      <style:table-properties style:width="16.267cm" fo:margin-left="-0.132cm" table:align="left" style:writing-mode="lr-tb"/>
    </style:style>
    <style:style style:name="Tableau361.A" style:family="table-column">
      <style:table-column-properties style:column-width="8.124cm"/>
    </style:style>
    <style:style style:name="Tableau361.B" style:family="table-column">
      <style:table-column-properties style:column-width="8.142cm"/>
    </style:style>
    <style:style style:name="Tableau361.1" style:family="table-row">
      <style:table-row-properties style:keep-together="true"/>
    </style:style>
    <style:style style:name="Tableau36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1.B1" style:family="table-cell">
      <style:table-cell-properties style:vertical-align="top" fo:padding-left="0.123cm" fo:padding-right="0.123cm" fo:padding-top="0cm" fo:padding-bottom="0cm" fo:border="0.018cm solid #000000" style:writing-mode="lr-tb"/>
    </style:style>
    <style:style style:name="Tableau36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61.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62" style:family="table">
      <style:table-properties style:width="16.267cm" fo:margin-left="-0.132cm" table:align="left" style:writing-mode="lr-tb"/>
    </style:style>
    <style:style style:name="Tableau362.A" style:family="table-column">
      <style:table-column-properties style:column-width="8.124cm"/>
    </style:style>
    <style:style style:name="Tableau362.B" style:family="table-column">
      <style:table-column-properties style:column-width="8.142cm"/>
    </style:style>
    <style:style style:name="Tableau362.1" style:family="table-row">
      <style:table-row-properties style:keep-together="true"/>
    </style:style>
    <style:style style:name="Tableau36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2.B1" style:family="table-cell">
      <style:table-cell-properties style:vertical-align="top" fo:padding-left="0.123cm" fo:padding-right="0.123cm" fo:padding-top="0cm" fo:padding-bottom="0cm" fo:border="0.018cm solid #000000" style:writing-mode="lr-tb"/>
    </style:style>
    <style:style style:name="Tableau363" style:family="table">
      <style:table-properties style:width="16.267cm" fo:margin-left="-0.132cm" table:align="left" style:writing-mode="lr-tb"/>
    </style:style>
    <style:style style:name="Tableau363.A" style:family="table-column">
      <style:table-column-properties style:column-width="8.124cm"/>
    </style:style>
    <style:style style:name="Tableau363.B" style:family="table-column">
      <style:table-column-properties style:column-width="8.142cm"/>
    </style:style>
    <style:style style:name="Tableau363.1" style:family="table-row">
      <style:table-row-properties style:keep-together="true"/>
    </style:style>
    <style:style style:name="Tableau36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3.B1" style:family="table-cell">
      <style:table-cell-properties style:vertical-align="top" fo:padding-left="0.123cm" fo:padding-right="0.123cm" fo:padding-top="0cm" fo:padding-bottom="0cm" fo:border="0.018cm solid #000000" style:writing-mode="lr-tb"/>
    </style:style>
    <style:style style:name="Tableau364" style:family="table">
      <style:table-properties style:width="17.092cm" fo:margin-left="-0.132cm" fo:margin-right="0.039cm" table:align="margins" style:writing-mode="lr-tb"/>
    </style:style>
    <style:style style:name="Tableau364.A" style:family="table-column">
      <style:table-column-properties style:column-width="6.722cm" style:rel-column-width="25777*"/>
    </style:style>
    <style:style style:name="Tableau364.B" style:family="table-column">
      <style:table-column-properties style:column-width="10.37cm" style:rel-column-width="39758*"/>
    </style:style>
    <style:style style:name="Tableau364.1" style:family="table-row">
      <style:table-row-properties style:keep-together="true"/>
    </style:style>
    <style:style style:name="Tableau36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4.B1" style:family="table-cell">
      <style:table-cell-properties style:vertical-align="top" fo:padding-left="0.123cm" fo:padding-right="0.123cm" fo:padding-top="0cm" fo:padding-bottom="0cm" fo:border="0.018cm solid #000000" style:writing-mode="lr-tb"/>
    </style:style>
    <style:style style:name="Tableau365" style:family="table" style:master-page-name="Standard29">
      <style:table-properties style:width="16.334cm" fo:margin-left="-0.132cm" style:page-number="1" table:align="left" style:writing-mode="lr-tb"/>
    </style:style>
    <style:style style:name="Tableau365.A" style:family="table-column">
      <style:table-column-properties style:column-width="3.298cm"/>
    </style:style>
    <style:style style:name="Tableau365.B" style:family="table-column">
      <style:table-column-properties style:column-width="13.035cm"/>
    </style:style>
    <style:style style:name="Tableau365.1" style:family="table-row">
      <style:table-row-properties style:keep-together="true"/>
    </style:style>
    <style:style style:name="Tableau36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5.B1" style:family="table-cell">
      <style:table-cell-properties style:vertical-align="top" fo:padding-left="0.123cm" fo:padding-right="0.123cm" fo:padding-top="0cm" fo:padding-bottom="0cm" fo:border="0.018cm solid #000000" style:writing-mode="lr-tb"/>
    </style:style>
    <style:style style:name="Tableau366" style:family="table">
      <style:table-properties style:width="16.267cm" fo:margin-left="-0.132cm" table:align="left" style:writing-mode="lr-tb"/>
    </style:style>
    <style:style style:name="Tableau366.A" style:family="table-column">
      <style:table-column-properties style:column-width="5.415cm"/>
    </style:style>
    <style:style style:name="Tableau366.B" style:family="table-column">
      <style:table-column-properties style:column-width="5.417cm"/>
    </style:style>
    <style:style style:name="Tableau366.C" style:family="table-column">
      <style:table-column-properties style:column-width="5.435cm"/>
    </style:style>
    <style:style style:name="Tableau366.1" style:family="table-row">
      <style:table-row-properties style:keep-together="false"/>
    </style:style>
    <style:style style:name="Tableau366.A1" style:family="table-cell">
      <style:table-cell-properties style:vertical-align="top" fo:padding-left="0.123cm" fo:padding-right="0.123cm" fo:padding-top="0cm" fo:padding-bottom="0cm" fo:border="0.018cm solid #000000" style:writing-mode="lr-tb"/>
    </style:style>
    <style:style style:name="Tableau366.2" style:family="table-row">
      <style:table-row-properties style:keep-together="true"/>
    </style:style>
    <style:style style:name="Tableau36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66.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67" style:family="table">
      <style:table-properties style:width="16.267cm" fo:margin-left="-0.132cm" table:align="left" style:writing-mode="lr-tb"/>
    </style:style>
    <style:style style:name="Tableau367.A" style:family="table-column">
      <style:table-column-properties style:column-width="8.162cm"/>
    </style:style>
    <style:style style:name="Tableau367.B" style:family="table-column">
      <style:table-column-properties style:column-width="8.105cm"/>
    </style:style>
    <style:style style:name="Tableau367.1" style:family="table-row">
      <style:table-row-properties style:keep-together="true"/>
    </style:style>
    <style:style style:name="Tableau36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7.B1" style:family="table-cell">
      <style:table-cell-properties style:vertical-align="top" fo:padding-left="0.123cm" fo:padding-right="0.123cm" fo:padding-top="0cm" fo:padding-bottom="0cm" fo:border="0.018cm solid #000000" style:writing-mode="lr-tb"/>
    </style:style>
    <style:style style:name="Tableau368" style:family="table">
      <style:table-properties style:width="16.267cm" fo:margin-left="-0.132cm" table:align="left" style:writing-mode="lr-tb"/>
    </style:style>
    <style:style style:name="Tableau368.A" style:family="table-column">
      <style:table-column-properties style:column-width="8.124cm"/>
    </style:style>
    <style:style style:name="Tableau368.B" style:family="table-column">
      <style:table-column-properties style:column-width="8.142cm"/>
    </style:style>
    <style:style style:name="Tableau368.1" style:family="table-row">
      <style:table-row-properties style:keep-together="true"/>
    </style:style>
    <style:style style:name="Tableau36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8.B1" style:family="table-cell">
      <style:table-cell-properties style:vertical-align="top" fo:padding-left="0.123cm" fo:padding-right="0.123cm" fo:padding-top="0cm" fo:padding-bottom="0cm" fo:border="0.018cm solid #000000" style:writing-mode="lr-tb"/>
    </style:style>
    <style:style style:name="Tableau369" style:family="table">
      <style:table-properties style:width="16.267cm" fo:margin-left="-0.132cm" table:align="left" style:writing-mode="lr-tb"/>
    </style:style>
    <style:style style:name="Tableau369.A" style:family="table-column">
      <style:table-column-properties style:column-width="8.124cm"/>
    </style:style>
    <style:style style:name="Tableau369.B" style:family="table-column">
      <style:table-column-properties style:column-width="8.142cm"/>
    </style:style>
    <style:style style:name="Tableau369.1" style:family="table-row">
      <style:table-row-properties style:keep-together="true"/>
    </style:style>
    <style:style style:name="Tableau36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69.B1" style:family="table-cell">
      <style:table-cell-properties style:vertical-align="top" fo:padding-left="0.123cm" fo:padding-right="0.123cm" fo:padding-top="0cm" fo:padding-bottom="0cm" fo:border="0.018cm solid #000000" style:writing-mode="lr-tb"/>
    </style:style>
    <style:style style:name="Tableau370" style:family="table">
      <style:table-properties style:width="16.267cm" fo:margin-left="-0.132cm" table:align="left" style:writing-mode="lr-tb"/>
    </style:style>
    <style:style style:name="Tableau370.A" style:family="table-column">
      <style:table-column-properties style:column-width="8.124cm"/>
    </style:style>
    <style:style style:name="Tableau370.B" style:family="table-column">
      <style:table-column-properties style:column-width="8.142cm"/>
    </style:style>
    <style:style style:name="Tableau370.1" style:family="table-row">
      <style:table-row-properties style:keep-together="true"/>
    </style:style>
    <style:style style:name="Tableau37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0.B1" style:family="table-cell">
      <style:table-cell-properties style:vertical-align="top" fo:padding-left="0.123cm" fo:padding-right="0.123cm" fo:padding-top="0cm" fo:padding-bottom="0cm" fo:border="0.018cm solid #000000" style:writing-mode="lr-tb"/>
    </style:style>
    <style:style style:name="Tableau371" style:family="table">
      <style:table-properties style:width="16.267cm" fo:margin-left="-0.132cm" table:align="left" style:writing-mode="lr-tb"/>
    </style:style>
    <style:style style:name="Tableau371.A" style:family="table-column">
      <style:table-column-properties style:column-width="8.124cm"/>
    </style:style>
    <style:style style:name="Tableau371.B" style:family="table-column">
      <style:table-column-properties style:column-width="8.142cm"/>
    </style:style>
    <style:style style:name="Tableau371.1" style:family="table-row">
      <style:table-row-properties style:keep-together="true"/>
    </style:style>
    <style:style style:name="Tableau37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1.B1" style:family="table-cell">
      <style:table-cell-properties style:vertical-align="top" fo:padding-left="0.123cm" fo:padding-right="0.123cm" fo:padding-top="0cm" fo:padding-bottom="0cm" fo:border="0.018cm solid #000000" style:writing-mode="lr-tb"/>
    </style:style>
    <style:style style:name="Tableau372" style:family="table">
      <style:table-properties style:width="16.267cm" fo:margin-left="-0.132cm" table:align="left" style:writing-mode="lr-tb"/>
    </style:style>
    <style:style style:name="Tableau372.A" style:family="table-column">
      <style:table-column-properties style:column-width="8.124cm"/>
    </style:style>
    <style:style style:name="Tableau372.B" style:family="table-column">
      <style:table-column-properties style:column-width="8.142cm"/>
    </style:style>
    <style:style style:name="Tableau372.1" style:family="table-row">
      <style:table-row-properties style:keep-together="true"/>
    </style:style>
    <style:style style:name="Tableau37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2.B1" style:family="table-cell">
      <style:table-cell-properties style:vertical-align="top" fo:padding-left="0.123cm" fo:padding-right="0.123cm" fo:padding-top="0cm" fo:padding-bottom="0cm" fo:border="0.018cm solid #000000" style:writing-mode="lr-tb"/>
    </style:style>
    <style:style style:name="Tableau373" style:family="table">
      <style:table-properties style:width="16.267cm" fo:margin-left="-0.132cm" table:align="left" style:writing-mode="lr-tb"/>
    </style:style>
    <style:style style:name="Tableau373.A" style:family="table-column">
      <style:table-column-properties style:column-width="0.46cm"/>
    </style:style>
    <style:style style:name="Tableau373.B" style:family="table-column">
      <style:table-column-properties style:column-width="2.752cm"/>
    </style:style>
    <style:style style:name="Tableau373.C" style:family="table-column">
      <style:table-column-properties style:column-width="1.739cm"/>
    </style:style>
    <style:style style:name="Tableau373.F" style:family="table-column">
      <style:table-column-properties style:column-width="0.459cm"/>
    </style:style>
    <style:style style:name="Tableau373.I" style:family="table-column">
      <style:table-column-properties style:column-width="1.217cm"/>
    </style:style>
    <style:style style:name="Tableau373.J" style:family="table-column">
      <style:table-column-properties style:column-width="1.199cm"/>
    </style:style>
    <style:style style:name="Tableau373.K" style:family="table-column">
      <style:table-column-properties style:column-width="1.275cm"/>
    </style:style>
    <style:style style:name="Tableau373.L" style:family="table-column">
      <style:table-column-properties style:column-width="0.476cm"/>
    </style:style>
    <style:style style:name="Tableau373.1" style:family="table-row">
      <style:table-row-properties style:keep-together="true"/>
    </style:style>
    <style:style style:name="Tableau373.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73.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373.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373.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373.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373.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73.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373.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73.K5" style:family="table-cell">
      <style:table-cell-properties style:vertical-align="top" fo:padding-left="0.123cm" fo:padding-right="0.123cm" fo:padding-top="0cm" fo:padding-bottom="0cm" fo:border="none" style:writing-mode="lr-tb"/>
    </style:style>
    <style:style style:name="Tableau373.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373.6" style:family="table-row">
      <style:table-row-properties style:keep-together="false"/>
    </style:style>
    <style:style style:name="Tableau373.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3.F8.3" style:family="table-column">
      <style:table-column-properties style:column-width="6.443cm"/>
    </style:style>
    <style:style style:name="Tableau373.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374" style:family="table">
      <style:table-properties style:width="16.267cm" fo:margin-left="-0.132cm" table:align="left" style:writing-mode="lr-tb"/>
    </style:style>
    <style:style style:name="Tableau374.A" style:family="table-column">
      <style:table-column-properties style:column-width="8.124cm"/>
    </style:style>
    <style:style style:name="Tableau374.B" style:family="table-column">
      <style:table-column-properties style:column-width="8.142cm"/>
    </style:style>
    <style:style style:name="Tableau374.1" style:family="table-row">
      <style:table-row-properties style:keep-together="true"/>
    </style:style>
    <style:style style:name="Tableau37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4.B1" style:family="table-cell">
      <style:table-cell-properties style:vertical-align="top" fo:padding-left="0.123cm" fo:padding-right="0.123cm" fo:padding-top="0cm" fo:padding-bottom="0cm" fo:border="0.018cm solid #000000" style:writing-mode="lr-tb"/>
    </style:style>
    <style:style style:name="Tableau37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74.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75" style:family="table">
      <style:table-properties style:width="16.267cm" fo:margin-left="-0.132cm" table:align="left" style:writing-mode="lr-tb"/>
    </style:style>
    <style:style style:name="Tableau375.A" style:family="table-column">
      <style:table-column-properties style:column-width="8.124cm"/>
    </style:style>
    <style:style style:name="Tableau375.B" style:family="table-column">
      <style:table-column-properties style:column-width="8.142cm"/>
    </style:style>
    <style:style style:name="Tableau375.1" style:family="table-row">
      <style:table-row-properties style:keep-together="true"/>
    </style:style>
    <style:style style:name="Tableau37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5.B1" style:family="table-cell">
      <style:table-cell-properties style:vertical-align="top" fo:padding-left="0.123cm" fo:padding-right="0.123cm" fo:padding-top="0cm" fo:padding-bottom="0cm" fo:border="0.018cm solid #000000" style:writing-mode="lr-tb"/>
    </style:style>
    <style:style style:name="Tableau376" style:family="table">
      <style:table-properties style:width="16.267cm" fo:margin-left="-0.132cm" table:align="left" style:writing-mode="lr-tb"/>
    </style:style>
    <style:style style:name="Tableau376.A" style:family="table-column">
      <style:table-column-properties style:column-width="8.124cm"/>
    </style:style>
    <style:style style:name="Tableau376.B" style:family="table-column">
      <style:table-column-properties style:column-width="8.142cm"/>
    </style:style>
    <style:style style:name="Tableau376.1" style:family="table-row">
      <style:table-row-properties style:keep-together="true"/>
    </style:style>
    <style:style style:name="Tableau37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6.B1" style:family="table-cell">
      <style:table-cell-properties style:vertical-align="top" fo:padding-left="0.123cm" fo:padding-right="0.123cm" fo:padding-top="0cm" fo:padding-bottom="0cm" fo:border="0.018cm solid #000000" style:writing-mode="lr-tb"/>
    </style:style>
    <style:style style:name="Tableau377" style:family="table">
      <style:table-properties style:width="17.092cm" fo:margin-left="-0.132cm" fo:margin-right="0.039cm" table:align="margins" style:writing-mode="lr-tb"/>
    </style:style>
    <style:style style:name="Tableau377.A" style:family="table-column">
      <style:table-column-properties style:column-width="6.722cm" style:rel-column-width="25777*"/>
    </style:style>
    <style:style style:name="Tableau377.B" style:family="table-column">
      <style:table-column-properties style:column-width="10.37cm" style:rel-column-width="39758*"/>
    </style:style>
    <style:style style:name="Tableau377.1" style:family="table-row">
      <style:table-row-properties style:keep-together="true"/>
    </style:style>
    <style:style style:name="Tableau37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7.B1" style:family="table-cell">
      <style:table-cell-properties style:vertical-align="top" fo:padding-left="0.123cm" fo:padding-right="0.123cm" fo:padding-top="0cm" fo:padding-bottom="0cm" fo:border="0.018cm solid #000000" style:writing-mode="lr-tb"/>
    </style:style>
    <style:style style:name="Tableau378" style:family="table" style:master-page-name="Standard30">
      <style:table-properties style:width="16.334cm" fo:margin-left="-0.132cm" style:page-number="1" table:align="left" style:writing-mode="lr-tb"/>
    </style:style>
    <style:style style:name="Tableau378.A" style:family="table-column">
      <style:table-column-properties style:column-width="3.298cm"/>
    </style:style>
    <style:style style:name="Tableau378.B" style:family="table-column">
      <style:table-column-properties style:column-width="13.035cm"/>
    </style:style>
    <style:style style:name="Tableau378.1" style:family="table-row">
      <style:table-row-properties style:keep-together="true"/>
    </style:style>
    <style:style style:name="Tableau37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78.B1" style:family="table-cell">
      <style:table-cell-properties style:vertical-align="top" fo:padding-left="0.123cm" fo:padding-right="0.123cm" fo:padding-top="0cm" fo:padding-bottom="0cm" fo:border="0.018cm solid #000000" style:writing-mode="lr-tb"/>
    </style:style>
    <style:style style:name="Tableau379" style:family="table">
      <style:table-properties style:width="16.267cm" fo:margin-left="-0.132cm" table:align="left" style:writing-mode="lr-tb"/>
    </style:style>
    <style:style style:name="Tableau379.A" style:family="table-column">
      <style:table-column-properties style:column-width="5.415cm"/>
    </style:style>
    <style:style style:name="Tableau379.B" style:family="table-column">
      <style:table-column-properties style:column-width="5.417cm"/>
    </style:style>
    <style:style style:name="Tableau379.C" style:family="table-column">
      <style:table-column-properties style:column-width="5.435cm"/>
    </style:style>
    <style:style style:name="Tableau379.1" style:family="table-row">
      <style:table-row-properties style:keep-together="false"/>
    </style:style>
    <style:style style:name="Tableau379.A1" style:family="table-cell">
      <style:table-cell-properties style:vertical-align="top" fo:padding-left="0.123cm" fo:padding-right="0.123cm" fo:padding-top="0cm" fo:padding-bottom="0cm" fo:border="0.018cm solid #000000" style:writing-mode="lr-tb"/>
    </style:style>
    <style:style style:name="Tableau379.2" style:family="table-row">
      <style:table-row-properties style:keep-together="true"/>
    </style:style>
    <style:style style:name="Tableau37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79.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80" style:family="table">
      <style:table-properties style:width="16.267cm" fo:margin-left="-0.132cm" table:align="left" style:writing-mode="lr-tb"/>
    </style:style>
    <style:style style:name="Tableau380.A" style:family="table-column">
      <style:table-column-properties style:column-width="8.162cm"/>
    </style:style>
    <style:style style:name="Tableau380.B" style:family="table-column">
      <style:table-column-properties style:column-width="8.105cm"/>
    </style:style>
    <style:style style:name="Tableau380.1" style:family="table-row">
      <style:table-row-properties style:keep-together="true"/>
    </style:style>
    <style:style style:name="Tableau38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0.B1" style:family="table-cell">
      <style:table-cell-properties style:vertical-align="top" fo:padding-left="0.123cm" fo:padding-right="0.123cm" fo:padding-top="0cm" fo:padding-bottom="0cm" fo:border="0.018cm solid #000000" style:writing-mode="lr-tb"/>
    </style:style>
    <style:style style:name="Tableau381" style:family="table">
      <style:table-properties style:width="16.267cm" fo:margin-left="-0.132cm" table:align="left" style:writing-mode="lr-tb"/>
    </style:style>
    <style:style style:name="Tableau381.A" style:family="table-column">
      <style:table-column-properties style:column-width="8.124cm"/>
    </style:style>
    <style:style style:name="Tableau381.B" style:family="table-column">
      <style:table-column-properties style:column-width="8.142cm"/>
    </style:style>
    <style:style style:name="Tableau381.1" style:family="table-row">
      <style:table-row-properties style:keep-together="true"/>
    </style:style>
    <style:style style:name="Tableau38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1.B1" style:family="table-cell">
      <style:table-cell-properties style:vertical-align="top" fo:padding-left="0.123cm" fo:padding-right="0.123cm" fo:padding-top="0cm" fo:padding-bottom="0cm" fo:border="0.018cm solid #000000" style:writing-mode="lr-tb"/>
    </style:style>
    <style:style style:name="Tableau382" style:family="table">
      <style:table-properties style:width="16.267cm" fo:margin-left="-0.132cm" table:align="left" style:writing-mode="lr-tb"/>
    </style:style>
    <style:style style:name="Tableau382.A" style:family="table-column">
      <style:table-column-properties style:column-width="8.124cm"/>
    </style:style>
    <style:style style:name="Tableau382.B" style:family="table-column">
      <style:table-column-properties style:column-width="8.142cm"/>
    </style:style>
    <style:style style:name="Tableau382.1" style:family="table-row">
      <style:table-row-properties style:keep-together="true"/>
    </style:style>
    <style:style style:name="Tableau38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2.B1" style:family="table-cell">
      <style:table-cell-properties style:vertical-align="top" fo:padding-left="0.123cm" fo:padding-right="0.123cm" fo:padding-top="0cm" fo:padding-bottom="0cm" fo:border="0.018cm solid #000000" style:writing-mode="lr-tb"/>
    </style:style>
    <style:style style:name="Tableau383" style:family="table">
      <style:table-properties style:width="16.267cm" fo:margin-left="-0.132cm" table:align="left" style:writing-mode="lr-tb"/>
    </style:style>
    <style:style style:name="Tableau383.A" style:family="table-column">
      <style:table-column-properties style:column-width="8.124cm"/>
    </style:style>
    <style:style style:name="Tableau383.B" style:family="table-column">
      <style:table-column-properties style:column-width="8.142cm"/>
    </style:style>
    <style:style style:name="Tableau383.1" style:family="table-row">
      <style:table-row-properties style:keep-together="true"/>
    </style:style>
    <style:style style:name="Tableau38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3.B1" style:family="table-cell">
      <style:table-cell-properties style:vertical-align="top" fo:padding-left="0.123cm" fo:padding-right="0.123cm" fo:padding-top="0cm" fo:padding-bottom="0cm" fo:border="0.018cm solid #000000" style:writing-mode="lr-tb"/>
    </style:style>
    <style:style style:name="Tableau384" style:family="table">
      <style:table-properties style:width="16.267cm" fo:margin-left="-0.132cm" table:align="left" style:writing-mode="lr-tb"/>
    </style:style>
    <style:style style:name="Tableau384.A" style:family="table-column">
      <style:table-column-properties style:column-width="8.124cm"/>
    </style:style>
    <style:style style:name="Tableau384.B" style:family="table-column">
      <style:table-column-properties style:column-width="8.142cm"/>
    </style:style>
    <style:style style:name="Tableau384.1" style:family="table-row">
      <style:table-row-properties style:keep-together="true"/>
    </style:style>
    <style:style style:name="Tableau38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4.B1" style:family="table-cell">
      <style:table-cell-properties style:vertical-align="top" fo:padding-left="0.123cm" fo:padding-right="0.123cm" fo:padding-top="0cm" fo:padding-bottom="0cm" fo:border="0.018cm solid #000000" style:writing-mode="lr-tb"/>
    </style:style>
    <style:style style:name="Tableau385" style:family="table">
      <style:table-properties style:width="16.267cm" fo:margin-left="-0.132cm" table:align="left" style:writing-mode="lr-tb"/>
    </style:style>
    <style:style style:name="Tableau385.A" style:family="table-column">
      <style:table-column-properties style:column-width="8.124cm"/>
    </style:style>
    <style:style style:name="Tableau385.B" style:family="table-column">
      <style:table-column-properties style:column-width="8.142cm"/>
    </style:style>
    <style:style style:name="Tableau385.1" style:family="table-row">
      <style:table-row-properties style:keep-together="true"/>
    </style:style>
    <style:style style:name="Tableau38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5.B1" style:family="table-cell">
      <style:table-cell-properties style:vertical-align="top" fo:padding-left="0.123cm" fo:padding-right="0.123cm" fo:padding-top="0cm" fo:padding-bottom="0cm" fo:border="0.018cm solid #000000" style:writing-mode="lr-tb"/>
    </style:style>
    <style:style style:name="Tableau386" style:family="table">
      <style:table-properties style:width="16.267cm" fo:margin-left="-0.132cm" table:align="left" style:writing-mode="lr-tb"/>
    </style:style>
    <style:style style:name="Tableau386.A" style:family="table-column">
      <style:table-column-properties style:column-width="0.46cm"/>
    </style:style>
    <style:style style:name="Tableau386.B" style:family="table-column">
      <style:table-column-properties style:column-width="2.752cm"/>
    </style:style>
    <style:style style:name="Tableau386.C" style:family="table-column">
      <style:table-column-properties style:column-width="1.739cm"/>
    </style:style>
    <style:style style:name="Tableau386.F" style:family="table-column">
      <style:table-column-properties style:column-width="0.459cm"/>
    </style:style>
    <style:style style:name="Tableau386.I" style:family="table-column">
      <style:table-column-properties style:column-width="1.217cm"/>
    </style:style>
    <style:style style:name="Tableau386.J" style:family="table-column">
      <style:table-column-properties style:column-width="1.199cm"/>
    </style:style>
    <style:style style:name="Tableau386.K" style:family="table-column">
      <style:table-column-properties style:column-width="1.275cm"/>
    </style:style>
    <style:style style:name="Tableau386.L" style:family="table-column">
      <style:table-column-properties style:column-width="0.476cm"/>
    </style:style>
    <style:style style:name="Tableau386.1" style:family="table-row">
      <style:table-row-properties style:keep-together="true"/>
    </style:style>
    <style:style style:name="Tableau386.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8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386.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386.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386.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386.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86.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386.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86.K5" style:family="table-cell">
      <style:table-cell-properties style:vertical-align="top" fo:padding-left="0.123cm" fo:padding-right="0.123cm" fo:padding-top="0cm" fo:padding-bottom="0cm" fo:border="none" style:writing-mode="lr-tb"/>
    </style:style>
    <style:style style:name="Tableau386.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386.6" style:family="table-row">
      <style:table-row-properties style:keep-together="false"/>
    </style:style>
    <style:style style:name="Tableau386.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6.F8.3" style:family="table-column">
      <style:table-column-properties style:column-width="6.443cm"/>
    </style:style>
    <style:style style:name="Tableau386.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387" style:family="table">
      <style:table-properties style:width="16.267cm" fo:margin-left="-0.132cm" table:align="left" style:writing-mode="lr-tb"/>
    </style:style>
    <style:style style:name="Tableau387.A" style:family="table-column">
      <style:table-column-properties style:column-width="8.124cm"/>
    </style:style>
    <style:style style:name="Tableau387.B" style:family="table-column">
      <style:table-column-properties style:column-width="8.142cm"/>
    </style:style>
    <style:style style:name="Tableau387.1" style:family="table-row">
      <style:table-row-properties style:keep-together="true"/>
    </style:style>
    <style:style style:name="Tableau38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7.B1" style:family="table-cell">
      <style:table-cell-properties style:vertical-align="top" fo:padding-left="0.123cm" fo:padding-right="0.123cm" fo:padding-top="0cm" fo:padding-bottom="0cm" fo:border="0.018cm solid #000000" style:writing-mode="lr-tb"/>
    </style:style>
    <style:style style:name="Tableau38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87.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88" style:family="table">
      <style:table-properties style:width="16.267cm" fo:margin-left="-0.132cm" table:align="left" style:writing-mode="lr-tb"/>
    </style:style>
    <style:style style:name="Tableau388.A" style:family="table-column">
      <style:table-column-properties style:column-width="8.124cm"/>
    </style:style>
    <style:style style:name="Tableau388.B" style:family="table-column">
      <style:table-column-properties style:column-width="8.142cm"/>
    </style:style>
    <style:style style:name="Tableau388.1" style:family="table-row">
      <style:table-row-properties style:keep-together="true"/>
    </style:style>
    <style:style style:name="Tableau38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8.B1" style:family="table-cell">
      <style:table-cell-properties style:vertical-align="top" fo:padding-left="0.123cm" fo:padding-right="0.123cm" fo:padding-top="0cm" fo:padding-bottom="0cm" fo:border="0.018cm solid #000000" style:writing-mode="lr-tb"/>
    </style:style>
    <style:style style:name="Tableau389" style:family="table">
      <style:table-properties style:width="16.267cm" fo:margin-left="-0.132cm" table:align="left" style:writing-mode="lr-tb"/>
    </style:style>
    <style:style style:name="Tableau389.A" style:family="table-column">
      <style:table-column-properties style:column-width="8.124cm"/>
    </style:style>
    <style:style style:name="Tableau389.B" style:family="table-column">
      <style:table-column-properties style:column-width="8.142cm"/>
    </style:style>
    <style:style style:name="Tableau389.1" style:family="table-row">
      <style:table-row-properties style:keep-together="true"/>
    </style:style>
    <style:style style:name="Tableau38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89.B1" style:family="table-cell">
      <style:table-cell-properties style:vertical-align="top" fo:padding-left="0.123cm" fo:padding-right="0.123cm" fo:padding-top="0cm" fo:padding-bottom="0cm" fo:border="0.018cm solid #000000" style:writing-mode="lr-tb"/>
    </style:style>
    <style:style style:name="Tableau390" style:family="table">
      <style:table-properties style:width="17.092cm" fo:margin-left="-0.132cm" fo:margin-right="0.039cm" table:align="margins" style:writing-mode="lr-tb"/>
    </style:style>
    <style:style style:name="Tableau390.A" style:family="table-column">
      <style:table-column-properties style:column-width="6.722cm" style:rel-column-width="25777*"/>
    </style:style>
    <style:style style:name="Tableau390.B" style:family="table-column">
      <style:table-column-properties style:column-width="10.37cm" style:rel-column-width="39758*"/>
    </style:style>
    <style:style style:name="Tableau390.1" style:family="table-row">
      <style:table-row-properties style:keep-together="true"/>
    </style:style>
    <style:style style:name="Tableau39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0.B1" style:family="table-cell">
      <style:table-cell-properties style:vertical-align="top" fo:padding-left="0.123cm" fo:padding-right="0.123cm" fo:padding-top="0cm" fo:padding-bottom="0cm" fo:border="0.018cm solid #000000" style:writing-mode="lr-tb"/>
    </style:style>
    <style:style style:name="Tableau391" style:family="table" style:master-page-name="Standard31">
      <style:table-properties style:width="16.334cm" fo:margin-left="-0.132cm" style:page-number="1" table:align="left" style:writing-mode="lr-tb"/>
    </style:style>
    <style:style style:name="Tableau391.A" style:family="table-column">
      <style:table-column-properties style:column-width="3.298cm"/>
    </style:style>
    <style:style style:name="Tableau391.B" style:family="table-column">
      <style:table-column-properties style:column-width="13.035cm"/>
    </style:style>
    <style:style style:name="Tableau391.1" style:family="table-row">
      <style:table-row-properties style:keep-together="true"/>
    </style:style>
    <style:style style:name="Tableau39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1.B1" style:family="table-cell">
      <style:table-cell-properties style:vertical-align="top" fo:padding-left="0.123cm" fo:padding-right="0.123cm" fo:padding-top="0cm" fo:padding-bottom="0cm" fo:border="0.018cm solid #000000" style:writing-mode="lr-tb"/>
    </style:style>
    <style:style style:name="Tableau392" style:family="table">
      <style:table-properties style:width="16.267cm" fo:margin-left="-0.132cm" table:align="left" style:writing-mode="lr-tb"/>
    </style:style>
    <style:style style:name="Tableau392.A" style:family="table-column">
      <style:table-column-properties style:column-width="5.415cm"/>
    </style:style>
    <style:style style:name="Tableau392.B" style:family="table-column">
      <style:table-column-properties style:column-width="5.417cm"/>
    </style:style>
    <style:style style:name="Tableau392.C" style:family="table-column">
      <style:table-column-properties style:column-width="5.435cm"/>
    </style:style>
    <style:style style:name="Tableau392.1" style:family="table-row">
      <style:table-row-properties style:keep-together="false"/>
    </style:style>
    <style:style style:name="Tableau392.A1" style:family="table-cell">
      <style:table-cell-properties style:vertical-align="top" fo:padding-left="0.123cm" fo:padding-right="0.123cm" fo:padding-top="0cm" fo:padding-bottom="0cm" fo:border="0.018cm solid #000000" style:writing-mode="lr-tb"/>
    </style:style>
    <style:style style:name="Tableau392.2" style:family="table-row">
      <style:table-row-properties style:keep-together="true"/>
    </style:style>
    <style:style style:name="Tableau39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92.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393" style:family="table">
      <style:table-properties style:width="16.267cm" fo:margin-left="-0.132cm" table:align="left" style:writing-mode="lr-tb"/>
    </style:style>
    <style:style style:name="Tableau393.A" style:family="table-column">
      <style:table-column-properties style:column-width="8.162cm"/>
    </style:style>
    <style:style style:name="Tableau393.B" style:family="table-column">
      <style:table-column-properties style:column-width="8.105cm"/>
    </style:style>
    <style:style style:name="Tableau393.1" style:family="table-row">
      <style:table-row-properties style:keep-together="true"/>
    </style:style>
    <style:style style:name="Tableau39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3.B1" style:family="table-cell">
      <style:table-cell-properties style:vertical-align="top" fo:padding-left="0.123cm" fo:padding-right="0.123cm" fo:padding-top="0cm" fo:padding-bottom="0cm" fo:border="0.018cm solid #000000" style:writing-mode="lr-tb"/>
    </style:style>
    <style:style style:name="Tableau394" style:family="table">
      <style:table-properties style:width="16.267cm" fo:margin-left="-0.132cm" table:align="left" style:writing-mode="lr-tb"/>
    </style:style>
    <style:style style:name="Tableau394.A" style:family="table-column">
      <style:table-column-properties style:column-width="8.124cm"/>
    </style:style>
    <style:style style:name="Tableau394.B" style:family="table-column">
      <style:table-column-properties style:column-width="8.142cm"/>
    </style:style>
    <style:style style:name="Tableau394.1" style:family="table-row">
      <style:table-row-properties style:keep-together="true"/>
    </style:style>
    <style:style style:name="Tableau39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4.B1" style:family="table-cell">
      <style:table-cell-properties style:vertical-align="top" fo:padding-left="0.123cm" fo:padding-right="0.123cm" fo:padding-top="0cm" fo:padding-bottom="0cm" fo:border="0.018cm solid #000000" style:writing-mode="lr-tb"/>
    </style:style>
    <style:style style:name="Tableau395" style:family="table">
      <style:table-properties style:width="16.267cm" fo:margin-left="-0.132cm" table:align="left" style:writing-mode="lr-tb"/>
    </style:style>
    <style:style style:name="Tableau395.A" style:family="table-column">
      <style:table-column-properties style:column-width="8.124cm"/>
    </style:style>
    <style:style style:name="Tableau395.B" style:family="table-column">
      <style:table-column-properties style:column-width="8.142cm"/>
    </style:style>
    <style:style style:name="Tableau395.1" style:family="table-row">
      <style:table-row-properties style:keep-together="true"/>
    </style:style>
    <style:style style:name="Tableau39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5.B1" style:family="table-cell">
      <style:table-cell-properties style:vertical-align="top" fo:padding-left="0.123cm" fo:padding-right="0.123cm" fo:padding-top="0cm" fo:padding-bottom="0cm" fo:border="0.018cm solid #000000" style:writing-mode="lr-tb"/>
    </style:style>
    <style:style style:name="Tableau396" style:family="table">
      <style:table-properties style:width="16.267cm" fo:margin-left="-0.132cm" table:align="left" style:writing-mode="lr-tb"/>
    </style:style>
    <style:style style:name="Tableau396.A" style:family="table-column">
      <style:table-column-properties style:column-width="8.124cm"/>
    </style:style>
    <style:style style:name="Tableau396.B" style:family="table-column">
      <style:table-column-properties style:column-width="8.142cm"/>
    </style:style>
    <style:style style:name="Tableau396.1" style:family="table-row">
      <style:table-row-properties style:keep-together="true"/>
    </style:style>
    <style:style style:name="Tableau39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6.B1" style:family="table-cell">
      <style:table-cell-properties style:vertical-align="top" fo:padding-left="0.123cm" fo:padding-right="0.123cm" fo:padding-top="0cm" fo:padding-bottom="0cm" fo:border="0.018cm solid #000000" style:writing-mode="lr-tb"/>
    </style:style>
    <style:style style:name="Tableau397" style:family="table">
      <style:table-properties style:width="16.267cm" fo:margin-left="-0.132cm" table:align="left" style:writing-mode="lr-tb"/>
    </style:style>
    <style:style style:name="Tableau397.A" style:family="table-column">
      <style:table-column-properties style:column-width="8.124cm"/>
    </style:style>
    <style:style style:name="Tableau397.B" style:family="table-column">
      <style:table-column-properties style:column-width="8.142cm"/>
    </style:style>
    <style:style style:name="Tableau397.1" style:family="table-row">
      <style:table-row-properties style:keep-together="true"/>
    </style:style>
    <style:style style:name="Tableau39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7.B1" style:family="table-cell">
      <style:table-cell-properties style:vertical-align="top" fo:padding-left="0.123cm" fo:padding-right="0.123cm" fo:padding-top="0cm" fo:padding-bottom="0cm" fo:border="0.018cm solid #000000" style:writing-mode="lr-tb"/>
    </style:style>
    <style:style style:name="Tableau398" style:family="table">
      <style:table-properties style:width="16.267cm" fo:margin-left="-0.132cm" table:align="left" style:writing-mode="lr-tb"/>
    </style:style>
    <style:style style:name="Tableau398.A" style:family="table-column">
      <style:table-column-properties style:column-width="8.124cm"/>
    </style:style>
    <style:style style:name="Tableau398.B" style:family="table-column">
      <style:table-column-properties style:column-width="8.142cm"/>
    </style:style>
    <style:style style:name="Tableau398.1" style:family="table-row">
      <style:table-row-properties style:keep-together="true"/>
    </style:style>
    <style:style style:name="Tableau39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8.B1" style:family="table-cell">
      <style:table-cell-properties style:vertical-align="top" fo:padding-left="0.123cm" fo:padding-right="0.123cm" fo:padding-top="0cm" fo:padding-bottom="0cm" fo:border="0.018cm solid #000000" style:writing-mode="lr-tb"/>
    </style:style>
    <style:style style:name="Tableau399" style:family="table">
      <style:table-properties style:width="16.267cm" fo:margin-left="-0.132cm" table:align="left" style:writing-mode="lr-tb"/>
    </style:style>
    <style:style style:name="Tableau399.A" style:family="table-column">
      <style:table-column-properties style:column-width="0.46cm"/>
    </style:style>
    <style:style style:name="Tableau399.B" style:family="table-column">
      <style:table-column-properties style:column-width="2.752cm"/>
    </style:style>
    <style:style style:name="Tableau399.C" style:family="table-column">
      <style:table-column-properties style:column-width="1.739cm"/>
    </style:style>
    <style:style style:name="Tableau399.F" style:family="table-column">
      <style:table-column-properties style:column-width="0.459cm"/>
    </style:style>
    <style:style style:name="Tableau399.I" style:family="table-column">
      <style:table-column-properties style:column-width="1.217cm"/>
    </style:style>
    <style:style style:name="Tableau399.J" style:family="table-column">
      <style:table-column-properties style:column-width="1.199cm"/>
    </style:style>
    <style:style style:name="Tableau399.K" style:family="table-column">
      <style:table-column-properties style:column-width="1.275cm"/>
    </style:style>
    <style:style style:name="Tableau399.L" style:family="table-column">
      <style:table-column-properties style:column-width="0.476cm"/>
    </style:style>
    <style:style style:name="Tableau399.1" style:family="table-row">
      <style:table-row-properties style:keep-together="true"/>
    </style:style>
    <style:style style:name="Tableau399.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399.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399.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399.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399.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39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399.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399.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399.K5" style:family="table-cell">
      <style:table-cell-properties style:vertical-align="top" fo:padding-left="0.123cm" fo:padding-right="0.123cm" fo:padding-top="0cm" fo:padding-bottom="0cm" fo:border="none" style:writing-mode="lr-tb"/>
    </style:style>
    <style:style style:name="Tableau399.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399.6" style:family="table-row">
      <style:table-row-properties style:keep-together="false"/>
    </style:style>
    <style:style style:name="Tableau399.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99.F8.3" style:family="table-column">
      <style:table-column-properties style:column-width="6.443cm"/>
    </style:style>
    <style:style style:name="Tableau399.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400" style:family="table">
      <style:table-properties style:width="16.267cm" fo:margin-left="-0.132cm" table:align="left" style:writing-mode="lr-tb"/>
    </style:style>
    <style:style style:name="Tableau400.A" style:family="table-column">
      <style:table-column-properties style:column-width="8.124cm"/>
    </style:style>
    <style:style style:name="Tableau400.B" style:family="table-column">
      <style:table-column-properties style:column-width="8.142cm"/>
    </style:style>
    <style:style style:name="Tableau400.1" style:family="table-row">
      <style:table-row-properties style:keep-together="true"/>
    </style:style>
    <style:style style:name="Tableau40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0.B1" style:family="table-cell">
      <style:table-cell-properties style:vertical-align="top" fo:padding-left="0.123cm" fo:padding-right="0.123cm" fo:padding-top="0cm" fo:padding-bottom="0cm" fo:border="0.018cm solid #000000" style:writing-mode="lr-tb"/>
    </style:style>
    <style:style style:name="Tableau40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00.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01" style:family="table">
      <style:table-properties style:width="16.267cm" fo:margin-left="-0.132cm" table:align="left" style:writing-mode="lr-tb"/>
    </style:style>
    <style:style style:name="Tableau401.A" style:family="table-column">
      <style:table-column-properties style:column-width="8.124cm"/>
    </style:style>
    <style:style style:name="Tableau401.B" style:family="table-column">
      <style:table-column-properties style:column-width="8.142cm"/>
    </style:style>
    <style:style style:name="Tableau401.1" style:family="table-row">
      <style:table-row-properties style:keep-together="true"/>
    </style:style>
    <style:style style:name="Tableau40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1.B1" style:family="table-cell">
      <style:table-cell-properties style:vertical-align="top" fo:padding-left="0.123cm" fo:padding-right="0.123cm" fo:padding-top="0cm" fo:padding-bottom="0cm" fo:border="0.018cm solid #000000" style:writing-mode="lr-tb"/>
    </style:style>
    <style:style style:name="Tableau402" style:family="table">
      <style:table-properties style:width="16.267cm" fo:margin-left="-0.132cm" table:align="left" style:writing-mode="lr-tb"/>
    </style:style>
    <style:style style:name="Tableau402.A" style:family="table-column">
      <style:table-column-properties style:column-width="8.124cm"/>
    </style:style>
    <style:style style:name="Tableau402.B" style:family="table-column">
      <style:table-column-properties style:column-width="8.142cm"/>
    </style:style>
    <style:style style:name="Tableau402.1" style:family="table-row">
      <style:table-row-properties style:keep-together="true"/>
    </style:style>
    <style:style style:name="Tableau40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2.B1" style:family="table-cell">
      <style:table-cell-properties style:vertical-align="top" fo:padding-left="0.123cm" fo:padding-right="0.123cm" fo:padding-top="0cm" fo:padding-bottom="0cm" fo:border="0.018cm solid #000000" style:writing-mode="lr-tb"/>
    </style:style>
    <style:style style:name="Tableau403" style:family="table">
      <style:table-properties style:width="17.092cm" fo:margin-left="-0.132cm" fo:margin-right="0.039cm" table:align="margins" style:writing-mode="lr-tb"/>
    </style:style>
    <style:style style:name="Tableau403.A" style:family="table-column">
      <style:table-column-properties style:column-width="6.722cm" style:rel-column-width="25777*"/>
    </style:style>
    <style:style style:name="Tableau403.B" style:family="table-column">
      <style:table-column-properties style:column-width="10.37cm" style:rel-column-width="39758*"/>
    </style:style>
    <style:style style:name="Tableau403.1" style:family="table-row">
      <style:table-row-properties style:keep-together="true"/>
    </style:style>
    <style:style style:name="Tableau40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3.B1" style:family="table-cell">
      <style:table-cell-properties style:vertical-align="top" fo:padding-left="0.123cm" fo:padding-right="0.123cm" fo:padding-top="0cm" fo:padding-bottom="0cm" fo:border="0.018cm solid #000000" style:writing-mode="lr-tb"/>
    </style:style>
    <style:style style:name="Tableau404" style:family="table" style:master-page-name="Standard32">
      <style:table-properties style:width="16.334cm" fo:margin-left="-0.132cm" style:page-number="1" table:align="left" style:writing-mode="lr-tb"/>
    </style:style>
    <style:style style:name="Tableau404.A" style:family="table-column">
      <style:table-column-properties style:column-width="3.298cm"/>
    </style:style>
    <style:style style:name="Tableau404.B" style:family="table-column">
      <style:table-column-properties style:column-width="13.035cm"/>
    </style:style>
    <style:style style:name="Tableau404.1" style:family="table-row">
      <style:table-row-properties style:keep-together="true"/>
    </style:style>
    <style:style style:name="Tableau40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4.B1" style:family="table-cell">
      <style:table-cell-properties style:vertical-align="top" fo:padding-left="0.123cm" fo:padding-right="0.123cm" fo:padding-top="0cm" fo:padding-bottom="0cm" fo:border="0.018cm solid #000000" style:writing-mode="lr-tb"/>
    </style:style>
    <style:style style:name="Tableau405" style:family="table">
      <style:table-properties style:width="16.267cm" fo:margin-left="-0.132cm" table:align="left" style:writing-mode="lr-tb"/>
    </style:style>
    <style:style style:name="Tableau405.A" style:family="table-column">
      <style:table-column-properties style:column-width="5.415cm"/>
    </style:style>
    <style:style style:name="Tableau405.B" style:family="table-column">
      <style:table-column-properties style:column-width="5.417cm"/>
    </style:style>
    <style:style style:name="Tableau405.C" style:family="table-column">
      <style:table-column-properties style:column-width="5.435cm"/>
    </style:style>
    <style:style style:name="Tableau405.1" style:family="table-row">
      <style:table-row-properties style:keep-together="false"/>
    </style:style>
    <style:style style:name="Tableau405.A1" style:family="table-cell">
      <style:table-cell-properties style:vertical-align="top" fo:padding-left="0.123cm" fo:padding-right="0.123cm" fo:padding-top="0cm" fo:padding-bottom="0cm" fo:border="0.018cm solid #000000" style:writing-mode="lr-tb"/>
    </style:style>
    <style:style style:name="Tableau405.2" style:family="table-row">
      <style:table-row-properties style:keep-together="true"/>
    </style:style>
    <style:style style:name="Tableau40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05.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06" style:family="table">
      <style:table-properties style:width="16.267cm" fo:margin-left="-0.132cm" table:align="left" style:writing-mode="lr-tb"/>
    </style:style>
    <style:style style:name="Tableau406.A" style:family="table-column">
      <style:table-column-properties style:column-width="8.162cm"/>
    </style:style>
    <style:style style:name="Tableau406.B" style:family="table-column">
      <style:table-column-properties style:column-width="8.105cm"/>
    </style:style>
    <style:style style:name="Tableau406.1" style:family="table-row">
      <style:table-row-properties style:keep-together="true"/>
    </style:style>
    <style:style style:name="Tableau40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6.B1" style:family="table-cell">
      <style:table-cell-properties style:vertical-align="top" fo:padding-left="0.123cm" fo:padding-right="0.123cm" fo:padding-top="0cm" fo:padding-bottom="0cm" fo:border="0.018cm solid #000000" style:writing-mode="lr-tb"/>
    </style:style>
    <style:style style:name="Tableau407" style:family="table">
      <style:table-properties style:width="16.267cm" fo:margin-left="-0.132cm" table:align="left" style:writing-mode="lr-tb"/>
    </style:style>
    <style:style style:name="Tableau407.A" style:family="table-column">
      <style:table-column-properties style:column-width="8.124cm"/>
    </style:style>
    <style:style style:name="Tableau407.B" style:family="table-column">
      <style:table-column-properties style:column-width="8.142cm"/>
    </style:style>
    <style:style style:name="Tableau407.1" style:family="table-row">
      <style:table-row-properties style:keep-together="true"/>
    </style:style>
    <style:style style:name="Tableau40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7.B1" style:family="table-cell">
      <style:table-cell-properties style:vertical-align="top" fo:padding-left="0.123cm" fo:padding-right="0.123cm" fo:padding-top="0cm" fo:padding-bottom="0cm" fo:border="0.018cm solid #000000" style:writing-mode="lr-tb"/>
    </style:style>
    <style:style style:name="Tableau408" style:family="table">
      <style:table-properties style:width="16.267cm" fo:margin-left="-0.132cm" table:align="left" style:writing-mode="lr-tb"/>
    </style:style>
    <style:style style:name="Tableau408.A" style:family="table-column">
      <style:table-column-properties style:column-width="8.124cm"/>
    </style:style>
    <style:style style:name="Tableau408.B" style:family="table-column">
      <style:table-column-properties style:column-width="8.142cm"/>
    </style:style>
    <style:style style:name="Tableau408.1" style:family="table-row">
      <style:table-row-properties style:keep-together="true"/>
    </style:style>
    <style:style style:name="Tableau40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8.B1" style:family="table-cell">
      <style:table-cell-properties style:vertical-align="top" fo:padding-left="0.123cm" fo:padding-right="0.123cm" fo:padding-top="0cm" fo:padding-bottom="0cm" fo:border="0.018cm solid #000000" style:writing-mode="lr-tb"/>
    </style:style>
    <style:style style:name="Tableau409" style:family="table">
      <style:table-properties style:width="16.267cm" fo:margin-left="-0.132cm" table:align="left" style:writing-mode="lr-tb"/>
    </style:style>
    <style:style style:name="Tableau409.A" style:family="table-column">
      <style:table-column-properties style:column-width="8.124cm"/>
    </style:style>
    <style:style style:name="Tableau409.B" style:family="table-column">
      <style:table-column-properties style:column-width="8.142cm"/>
    </style:style>
    <style:style style:name="Tableau409.1" style:family="table-row">
      <style:table-row-properties style:keep-together="true"/>
    </style:style>
    <style:style style:name="Tableau40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09.B1" style:family="table-cell">
      <style:table-cell-properties style:vertical-align="top" fo:padding-left="0.123cm" fo:padding-right="0.123cm" fo:padding-top="0cm" fo:padding-bottom="0cm" fo:border="0.018cm solid #000000" style:writing-mode="lr-tb"/>
    </style:style>
    <style:style style:name="Tableau410" style:family="table">
      <style:table-properties style:width="16.267cm" fo:margin-left="-0.132cm" table:align="left" style:writing-mode="lr-tb"/>
    </style:style>
    <style:style style:name="Tableau410.A" style:family="table-column">
      <style:table-column-properties style:column-width="8.124cm"/>
    </style:style>
    <style:style style:name="Tableau410.B" style:family="table-column">
      <style:table-column-properties style:column-width="8.142cm"/>
    </style:style>
    <style:style style:name="Tableau410.1" style:family="table-row">
      <style:table-row-properties style:keep-together="true"/>
    </style:style>
    <style:style style:name="Tableau4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0.B1" style:family="table-cell">
      <style:table-cell-properties style:vertical-align="top" fo:padding-left="0.123cm" fo:padding-right="0.123cm" fo:padding-top="0cm" fo:padding-bottom="0cm" fo:border="0.018cm solid #000000" style:writing-mode="lr-tb"/>
    </style:style>
    <style:style style:name="Tableau411" style:family="table">
      <style:table-properties style:width="16.267cm" fo:margin-left="-0.132cm" table:align="left" style:writing-mode="lr-tb"/>
    </style:style>
    <style:style style:name="Tableau411.A" style:family="table-column">
      <style:table-column-properties style:column-width="8.124cm"/>
    </style:style>
    <style:style style:name="Tableau411.B" style:family="table-column">
      <style:table-column-properties style:column-width="8.142cm"/>
    </style:style>
    <style:style style:name="Tableau411.1" style:family="table-row">
      <style:table-row-properties style:keep-together="true"/>
    </style:style>
    <style:style style:name="Tableau4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1.B1" style:family="table-cell">
      <style:table-cell-properties style:vertical-align="top" fo:padding-left="0.123cm" fo:padding-right="0.123cm" fo:padding-top="0cm" fo:padding-bottom="0cm" fo:border="0.018cm solid #000000" style:writing-mode="lr-tb"/>
    </style:style>
    <style:style style:name="Tableau412" style:family="table">
      <style:table-properties style:width="16.267cm" fo:margin-left="-0.132cm" table:align="left" style:writing-mode="lr-tb"/>
    </style:style>
    <style:style style:name="Tableau412.A" style:family="table-column">
      <style:table-column-properties style:column-width="0.46cm"/>
    </style:style>
    <style:style style:name="Tableau412.B" style:family="table-column">
      <style:table-column-properties style:column-width="2.752cm"/>
    </style:style>
    <style:style style:name="Tableau412.C" style:family="table-column">
      <style:table-column-properties style:column-width="1.739cm"/>
    </style:style>
    <style:style style:name="Tableau412.F" style:family="table-column">
      <style:table-column-properties style:column-width="0.459cm"/>
    </style:style>
    <style:style style:name="Tableau412.I" style:family="table-column">
      <style:table-column-properties style:column-width="1.217cm"/>
    </style:style>
    <style:style style:name="Tableau412.J" style:family="table-column">
      <style:table-column-properties style:column-width="1.199cm"/>
    </style:style>
    <style:style style:name="Tableau412.K" style:family="table-column">
      <style:table-column-properties style:column-width="1.275cm"/>
    </style:style>
    <style:style style:name="Tableau412.L" style:family="table-column">
      <style:table-column-properties style:column-width="0.476cm"/>
    </style:style>
    <style:style style:name="Tableau412.1" style:family="table-row">
      <style:table-row-properties style:keep-together="true"/>
    </style:style>
    <style:style style:name="Tableau41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41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412.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412.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41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12.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12.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412.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412.K5" style:family="table-cell">
      <style:table-cell-properties style:vertical-align="top" fo:padding-left="0.123cm" fo:padding-right="0.123cm" fo:padding-top="0cm" fo:padding-bottom="0cm" fo:border="none" style:writing-mode="lr-tb"/>
    </style:style>
    <style:style style:name="Tableau412.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412.6" style:family="table-row">
      <style:table-row-properties style:keep-together="false"/>
    </style:style>
    <style:style style:name="Tableau412.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2.F8.3" style:family="table-column">
      <style:table-column-properties style:column-width="6.443cm"/>
    </style:style>
    <style:style style:name="Tableau412.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413" style:family="table">
      <style:table-properties style:width="16.267cm" fo:margin-left="-0.132cm" table:align="left" style:writing-mode="lr-tb"/>
    </style:style>
    <style:style style:name="Tableau413.A" style:family="table-column">
      <style:table-column-properties style:column-width="8.124cm"/>
    </style:style>
    <style:style style:name="Tableau413.B" style:family="table-column">
      <style:table-column-properties style:column-width="8.142cm"/>
    </style:style>
    <style:style style:name="Tableau413.1" style:family="table-row">
      <style:table-row-properties style:keep-together="true"/>
    </style:style>
    <style:style style:name="Tableau4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3.B1" style:family="table-cell">
      <style:table-cell-properties style:vertical-align="top" fo:padding-left="0.123cm" fo:padding-right="0.123cm" fo:padding-top="0cm" fo:padding-bottom="0cm" fo:border="0.018cm solid #000000" style:writing-mode="lr-tb"/>
    </style:style>
    <style:style style:name="Tableau41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1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14" style:family="table">
      <style:table-properties style:width="16.267cm" fo:margin-left="-0.132cm" table:align="left" style:writing-mode="lr-tb"/>
    </style:style>
    <style:style style:name="Tableau414.A" style:family="table-column">
      <style:table-column-properties style:column-width="8.124cm"/>
    </style:style>
    <style:style style:name="Tableau414.B" style:family="table-column">
      <style:table-column-properties style:column-width="8.142cm"/>
    </style:style>
    <style:style style:name="Tableau414.1" style:family="table-row">
      <style:table-row-properties style:keep-together="true"/>
    </style:style>
    <style:style style:name="Tableau4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4.B1" style:family="table-cell">
      <style:table-cell-properties style:vertical-align="top" fo:padding-left="0.123cm" fo:padding-right="0.123cm" fo:padding-top="0cm" fo:padding-bottom="0cm" fo:border="0.018cm solid #000000" style:writing-mode="lr-tb"/>
    </style:style>
    <style:style style:name="Tableau415" style:family="table">
      <style:table-properties style:width="16.267cm" fo:margin-left="-0.132cm" table:align="left" style:writing-mode="lr-tb"/>
    </style:style>
    <style:style style:name="Tableau415.A" style:family="table-column">
      <style:table-column-properties style:column-width="8.124cm"/>
    </style:style>
    <style:style style:name="Tableau415.B" style:family="table-column">
      <style:table-column-properties style:column-width="8.142cm"/>
    </style:style>
    <style:style style:name="Tableau415.1" style:family="table-row">
      <style:table-row-properties style:keep-together="true"/>
    </style:style>
    <style:style style:name="Tableau41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5.B1" style:family="table-cell">
      <style:table-cell-properties style:vertical-align="top" fo:padding-left="0.123cm" fo:padding-right="0.123cm" fo:padding-top="0cm" fo:padding-bottom="0cm" fo:border="0.018cm solid #000000" style:writing-mode="lr-tb"/>
    </style:style>
    <style:style style:name="Tableau416" style:family="table">
      <style:table-properties style:width="17.092cm" fo:margin-left="-0.132cm" fo:margin-right="0.039cm" table:align="margins" style:writing-mode="lr-tb"/>
    </style:style>
    <style:style style:name="Tableau416.A" style:family="table-column">
      <style:table-column-properties style:column-width="6.722cm" style:rel-column-width="25777*"/>
    </style:style>
    <style:style style:name="Tableau416.B" style:family="table-column">
      <style:table-column-properties style:column-width="10.37cm" style:rel-column-width="39758*"/>
    </style:style>
    <style:style style:name="Tableau416.1" style:family="table-row">
      <style:table-row-properties style:keep-together="true"/>
    </style:style>
    <style:style style:name="Tableau41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6.B1" style:family="table-cell">
      <style:table-cell-properties style:vertical-align="top" fo:padding-left="0.123cm" fo:padding-right="0.123cm" fo:padding-top="0cm" fo:padding-bottom="0cm" fo:border="0.018cm solid #000000" style:writing-mode="lr-tb"/>
    </style:style>
    <style:style style:name="Tableau417" style:family="table" style:master-page-name="Standard33">
      <style:table-properties style:width="16.334cm" fo:margin-left="-0.132cm" style:page-number="1" table:align="left" style:writing-mode="lr-tb"/>
    </style:style>
    <style:style style:name="Tableau417.A" style:family="table-column">
      <style:table-column-properties style:column-width="3.298cm"/>
    </style:style>
    <style:style style:name="Tableau417.B" style:family="table-column">
      <style:table-column-properties style:column-width="13.035cm"/>
    </style:style>
    <style:style style:name="Tableau417.1" style:family="table-row">
      <style:table-row-properties style:keep-together="true"/>
    </style:style>
    <style:style style:name="Tableau4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7.B1" style:family="table-cell">
      <style:table-cell-properties style:vertical-align="top" fo:padding-left="0.123cm" fo:padding-right="0.123cm" fo:padding-top="0cm" fo:padding-bottom="0cm" fo:border="0.018cm solid #000000" style:writing-mode="lr-tb"/>
    </style:style>
    <style:style style:name="Tableau418" style:family="table">
      <style:table-properties style:width="16.267cm" fo:margin-left="-0.132cm" table:align="left" style:writing-mode="lr-tb"/>
    </style:style>
    <style:style style:name="Tableau418.A" style:family="table-column">
      <style:table-column-properties style:column-width="5.415cm"/>
    </style:style>
    <style:style style:name="Tableau418.B" style:family="table-column">
      <style:table-column-properties style:column-width="5.417cm"/>
    </style:style>
    <style:style style:name="Tableau418.C" style:family="table-column">
      <style:table-column-properties style:column-width="5.435cm"/>
    </style:style>
    <style:style style:name="Tableau418.1" style:family="table-row">
      <style:table-row-properties style:keep-together="false"/>
    </style:style>
    <style:style style:name="Tableau418.A1" style:family="table-cell">
      <style:table-cell-properties style:vertical-align="top" fo:padding-left="0.123cm" fo:padding-right="0.123cm" fo:padding-top="0cm" fo:padding-bottom="0cm" fo:border="0.018cm solid #000000" style:writing-mode="lr-tb"/>
    </style:style>
    <style:style style:name="Tableau418.2" style:family="table-row">
      <style:table-row-properties style:keep-together="true"/>
    </style:style>
    <style:style style:name="Tableau41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18.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19" style:family="table">
      <style:table-properties style:width="16.267cm" fo:margin-left="-0.132cm" table:align="left" style:writing-mode="lr-tb"/>
    </style:style>
    <style:style style:name="Tableau419.A" style:family="table-column">
      <style:table-column-properties style:column-width="8.162cm"/>
    </style:style>
    <style:style style:name="Tableau419.B" style:family="table-column">
      <style:table-column-properties style:column-width="8.105cm"/>
    </style:style>
    <style:style style:name="Tableau419.1" style:family="table-row">
      <style:table-row-properties style:keep-together="true"/>
    </style:style>
    <style:style style:name="Tableau4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19.B1" style:family="table-cell">
      <style:table-cell-properties style:vertical-align="top" fo:padding-left="0.123cm" fo:padding-right="0.123cm" fo:padding-top="0cm" fo:padding-bottom="0cm" fo:border="0.018cm solid #000000" style:writing-mode="lr-tb"/>
    </style:style>
    <style:style style:name="Tableau420" style:family="table">
      <style:table-properties style:width="16.267cm" fo:margin-left="-0.132cm" table:align="left" style:writing-mode="lr-tb"/>
    </style:style>
    <style:style style:name="Tableau420.A" style:family="table-column">
      <style:table-column-properties style:column-width="8.124cm"/>
    </style:style>
    <style:style style:name="Tableau420.B" style:family="table-column">
      <style:table-column-properties style:column-width="8.142cm"/>
    </style:style>
    <style:style style:name="Tableau420.1" style:family="table-row">
      <style:table-row-properties style:keep-together="true"/>
    </style:style>
    <style:style style:name="Tableau4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0.B1" style:family="table-cell">
      <style:table-cell-properties style:vertical-align="top" fo:padding-left="0.123cm" fo:padding-right="0.123cm" fo:padding-top="0cm" fo:padding-bottom="0cm" fo:border="0.018cm solid #000000" style:writing-mode="lr-tb"/>
    </style:style>
    <style:style style:name="Tableau421" style:family="table">
      <style:table-properties style:width="16.267cm" fo:margin-left="-0.132cm" table:align="left" style:writing-mode="lr-tb"/>
    </style:style>
    <style:style style:name="Tableau421.A" style:family="table-column">
      <style:table-column-properties style:column-width="8.124cm"/>
    </style:style>
    <style:style style:name="Tableau421.B" style:family="table-column">
      <style:table-column-properties style:column-width="8.142cm"/>
    </style:style>
    <style:style style:name="Tableau421.1" style:family="table-row">
      <style:table-row-properties style:keep-together="true"/>
    </style:style>
    <style:style style:name="Tableau4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1.B1" style:family="table-cell">
      <style:table-cell-properties style:vertical-align="top" fo:padding-left="0.123cm" fo:padding-right="0.123cm" fo:padding-top="0cm" fo:padding-bottom="0cm" fo:border="0.018cm solid #000000" style:writing-mode="lr-tb"/>
    </style:style>
    <style:style style:name="Tableau422" style:family="table">
      <style:table-properties style:width="16.267cm" fo:margin-left="-0.132cm" table:align="left" style:writing-mode="lr-tb"/>
    </style:style>
    <style:style style:name="Tableau422.A" style:family="table-column">
      <style:table-column-properties style:column-width="8.124cm"/>
    </style:style>
    <style:style style:name="Tableau422.B" style:family="table-column">
      <style:table-column-properties style:column-width="8.142cm"/>
    </style:style>
    <style:style style:name="Tableau422.1" style:family="table-row">
      <style:table-row-properties style:keep-together="true"/>
    </style:style>
    <style:style style:name="Tableau4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2.B1" style:family="table-cell">
      <style:table-cell-properties style:vertical-align="top" fo:padding-left="0.123cm" fo:padding-right="0.123cm" fo:padding-top="0cm" fo:padding-bottom="0cm" fo:border="0.018cm solid #000000" style:writing-mode="lr-tb"/>
    </style:style>
    <style:style style:name="Tableau423" style:family="table">
      <style:table-properties style:width="16.267cm" fo:margin-left="-0.132cm" table:align="left" style:writing-mode="lr-tb"/>
    </style:style>
    <style:style style:name="Tableau423.A" style:family="table-column">
      <style:table-column-properties style:column-width="8.124cm"/>
    </style:style>
    <style:style style:name="Tableau423.B" style:family="table-column">
      <style:table-column-properties style:column-width="8.142cm"/>
    </style:style>
    <style:style style:name="Tableau423.1" style:family="table-row">
      <style:table-row-properties style:keep-together="true"/>
    </style:style>
    <style:style style:name="Tableau42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3.B1" style:family="table-cell">
      <style:table-cell-properties style:vertical-align="top" fo:padding-left="0.123cm" fo:padding-right="0.123cm" fo:padding-top="0cm" fo:padding-bottom="0cm" fo:border="0.018cm solid #000000" style:writing-mode="lr-tb"/>
    </style:style>
    <style:style style:name="Tableau424" style:family="table">
      <style:table-properties style:width="16.267cm" fo:margin-left="-0.132cm" table:align="left" style:writing-mode="lr-tb"/>
    </style:style>
    <style:style style:name="Tableau424.A" style:family="table-column">
      <style:table-column-properties style:column-width="8.124cm"/>
    </style:style>
    <style:style style:name="Tableau424.B" style:family="table-column">
      <style:table-column-properties style:column-width="8.142cm"/>
    </style:style>
    <style:style style:name="Tableau424.1" style:family="table-row">
      <style:table-row-properties style:keep-together="true"/>
    </style:style>
    <style:style style:name="Tableau4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4.B1" style:family="table-cell">
      <style:table-cell-properties style:vertical-align="top" fo:padding-left="0.123cm" fo:padding-right="0.123cm" fo:padding-top="0cm" fo:padding-bottom="0cm" fo:border="0.018cm solid #000000" style:writing-mode="lr-tb"/>
    </style:style>
    <style:style style:name="Tableau425" style:family="table">
      <style:table-properties style:width="16.267cm" fo:margin-left="-0.132cm" table:align="left" style:writing-mode="lr-tb"/>
    </style:style>
    <style:style style:name="Tableau425.A" style:family="table-column">
      <style:table-column-properties style:column-width="0.46cm"/>
    </style:style>
    <style:style style:name="Tableau425.B" style:family="table-column">
      <style:table-column-properties style:column-width="2.752cm"/>
    </style:style>
    <style:style style:name="Tableau425.C" style:family="table-column">
      <style:table-column-properties style:column-width="1.739cm"/>
    </style:style>
    <style:style style:name="Tableau425.F" style:family="table-column">
      <style:table-column-properties style:column-width="0.459cm"/>
    </style:style>
    <style:style style:name="Tableau425.I" style:family="table-column">
      <style:table-column-properties style:column-width="1.217cm"/>
    </style:style>
    <style:style style:name="Tableau425.J" style:family="table-column">
      <style:table-column-properties style:column-width="1.199cm"/>
    </style:style>
    <style:style style:name="Tableau425.K" style:family="table-column">
      <style:table-column-properties style:column-width="1.275cm"/>
    </style:style>
    <style:style style:name="Tableau425.L" style:family="table-column">
      <style:table-column-properties style:column-width="0.476cm"/>
    </style:style>
    <style:style style:name="Tableau425.1" style:family="table-row">
      <style:table-row-properties style:keep-together="true"/>
    </style:style>
    <style:style style:name="Tableau42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42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425.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425.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42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25.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25.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425.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425.K5" style:family="table-cell">
      <style:table-cell-properties style:vertical-align="top" fo:padding-left="0.123cm" fo:padding-right="0.123cm" fo:padding-top="0cm" fo:padding-bottom="0cm" fo:border="none" style:writing-mode="lr-tb"/>
    </style:style>
    <style:style style:name="Tableau425.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425.6" style:family="table-row">
      <style:table-row-properties style:keep-together="false"/>
    </style:style>
    <style:style style:name="Tableau425.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5.F8.3" style:family="table-column">
      <style:table-column-properties style:column-width="6.443cm"/>
    </style:style>
    <style:style style:name="Tableau425.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426" style:family="table">
      <style:table-properties style:width="16.267cm" fo:margin-left="-0.132cm" table:align="left" style:writing-mode="lr-tb"/>
    </style:style>
    <style:style style:name="Tableau426.A" style:family="table-column">
      <style:table-column-properties style:column-width="8.124cm"/>
    </style:style>
    <style:style style:name="Tableau426.B" style:family="table-column">
      <style:table-column-properties style:column-width="8.142cm"/>
    </style:style>
    <style:style style:name="Tableau426.1" style:family="table-row">
      <style:table-row-properties style:keep-together="true"/>
    </style:style>
    <style:style style:name="Tableau4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6.B1" style:family="table-cell">
      <style:table-cell-properties style:vertical-align="top" fo:padding-left="0.123cm" fo:padding-right="0.123cm" fo:padding-top="0cm" fo:padding-bottom="0cm" fo:border="0.018cm solid #000000" style:writing-mode="lr-tb"/>
    </style:style>
    <style:style style:name="Tableau42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2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27" style:family="table">
      <style:table-properties style:width="16.267cm" fo:margin-left="-0.132cm" table:align="left" style:writing-mode="lr-tb"/>
    </style:style>
    <style:style style:name="Tableau427.A" style:family="table-column">
      <style:table-column-properties style:column-width="8.124cm"/>
    </style:style>
    <style:style style:name="Tableau427.B" style:family="table-column">
      <style:table-column-properties style:column-width="8.142cm"/>
    </style:style>
    <style:style style:name="Tableau427.1" style:family="table-row">
      <style:table-row-properties style:keep-together="true"/>
    </style:style>
    <style:style style:name="Tableau4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7.B1" style:family="table-cell">
      <style:table-cell-properties style:vertical-align="top" fo:padding-left="0.123cm" fo:padding-right="0.123cm" fo:padding-top="0cm" fo:padding-bottom="0cm" fo:border="0.018cm solid #000000" style:writing-mode="lr-tb"/>
    </style:style>
    <style:style style:name="Tableau428" style:family="table">
      <style:table-properties style:width="16.267cm" fo:margin-left="-0.132cm" table:align="left" style:writing-mode="lr-tb"/>
    </style:style>
    <style:style style:name="Tableau428.A" style:family="table-column">
      <style:table-column-properties style:column-width="8.124cm"/>
    </style:style>
    <style:style style:name="Tableau428.B" style:family="table-column">
      <style:table-column-properties style:column-width="8.142cm"/>
    </style:style>
    <style:style style:name="Tableau428.1" style:family="table-row">
      <style:table-row-properties style:keep-together="true"/>
    </style:style>
    <style:style style:name="Tableau4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8.B1" style:family="table-cell">
      <style:table-cell-properties style:vertical-align="top" fo:padding-left="0.123cm" fo:padding-right="0.123cm" fo:padding-top="0cm" fo:padding-bottom="0cm" fo:border="0.018cm solid #000000" style:writing-mode="lr-tb"/>
    </style:style>
    <style:style style:name="Tableau429" style:family="table">
      <style:table-properties style:width="17.092cm" fo:margin-left="-0.132cm" fo:margin-right="0.039cm" table:align="margins" style:writing-mode="lr-tb"/>
    </style:style>
    <style:style style:name="Tableau429.A" style:family="table-column">
      <style:table-column-properties style:column-width="6.722cm" style:rel-column-width="25777*"/>
    </style:style>
    <style:style style:name="Tableau429.B" style:family="table-column">
      <style:table-column-properties style:column-width="10.37cm" style:rel-column-width="39758*"/>
    </style:style>
    <style:style style:name="Tableau429.1" style:family="table-row">
      <style:table-row-properties style:keep-together="true"/>
    </style:style>
    <style:style style:name="Tableau42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29.B1" style:family="table-cell">
      <style:table-cell-properties style:vertical-align="top" fo:padding-left="0.123cm" fo:padding-right="0.123cm" fo:padding-top="0cm" fo:padding-bottom="0cm" fo:border="0.018cm solid #000000" style:writing-mode="lr-tb"/>
    </style:style>
    <style:style style:name="Tableau430" style:family="table" style:master-page-name="Standard34">
      <style:table-properties style:width="16.334cm" fo:margin-left="-0.132cm" style:page-number="1" table:align="left" style:writing-mode="lr-tb"/>
    </style:style>
    <style:style style:name="Tableau430.A" style:family="table-column">
      <style:table-column-properties style:column-width="3.298cm"/>
    </style:style>
    <style:style style:name="Tableau430.B" style:family="table-column">
      <style:table-column-properties style:column-width="13.035cm"/>
    </style:style>
    <style:style style:name="Tableau430.1" style:family="table-row">
      <style:table-row-properties style:keep-together="true"/>
    </style:style>
    <style:style style:name="Tableau43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0.B1" style:family="table-cell">
      <style:table-cell-properties style:vertical-align="top" fo:padding-left="0.123cm" fo:padding-right="0.123cm" fo:padding-top="0cm" fo:padding-bottom="0cm" fo:border="0.018cm solid #000000" style:writing-mode="lr-tb"/>
    </style:style>
    <style:style style:name="Tableau431" style:family="table">
      <style:table-properties style:width="16.267cm" fo:margin-left="-0.132cm" table:align="left" style:writing-mode="lr-tb"/>
    </style:style>
    <style:style style:name="Tableau431.A" style:family="table-column">
      <style:table-column-properties style:column-width="5.415cm"/>
    </style:style>
    <style:style style:name="Tableau431.B" style:family="table-column">
      <style:table-column-properties style:column-width="5.417cm"/>
    </style:style>
    <style:style style:name="Tableau431.C" style:family="table-column">
      <style:table-column-properties style:column-width="5.435cm"/>
    </style:style>
    <style:style style:name="Tableau431.1" style:family="table-row">
      <style:table-row-properties style:keep-together="false"/>
    </style:style>
    <style:style style:name="Tableau431.A1" style:family="table-cell">
      <style:table-cell-properties style:vertical-align="top" fo:padding-left="0.123cm" fo:padding-right="0.123cm" fo:padding-top="0cm" fo:padding-bottom="0cm" fo:border="0.018cm solid #000000" style:writing-mode="lr-tb"/>
    </style:style>
    <style:style style:name="Tableau431.2" style:family="table-row">
      <style:table-row-properties style:keep-together="true"/>
    </style:style>
    <style:style style:name="Tableau43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31.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32" style:family="table">
      <style:table-properties style:width="16.267cm" fo:margin-left="-0.132cm" table:align="left" style:writing-mode="lr-tb"/>
    </style:style>
    <style:style style:name="Tableau432.A" style:family="table-column">
      <style:table-column-properties style:column-width="8.162cm"/>
    </style:style>
    <style:style style:name="Tableau432.B" style:family="table-column">
      <style:table-column-properties style:column-width="8.105cm"/>
    </style:style>
    <style:style style:name="Tableau432.1" style:family="table-row">
      <style:table-row-properties style:keep-together="true"/>
    </style:style>
    <style:style style:name="Tableau43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2.B1" style:family="table-cell">
      <style:table-cell-properties style:vertical-align="top" fo:padding-left="0.123cm" fo:padding-right="0.123cm" fo:padding-top="0cm" fo:padding-bottom="0cm" fo:border="0.018cm solid #000000" style:writing-mode="lr-tb"/>
    </style:style>
    <style:style style:name="Tableau433" style:family="table">
      <style:table-properties style:width="16.267cm" fo:margin-left="-0.132cm" table:align="left" style:writing-mode="lr-tb"/>
    </style:style>
    <style:style style:name="Tableau433.A" style:family="table-column">
      <style:table-column-properties style:column-width="8.124cm"/>
    </style:style>
    <style:style style:name="Tableau433.B" style:family="table-column">
      <style:table-column-properties style:column-width="8.142cm"/>
    </style:style>
    <style:style style:name="Tableau433.1" style:family="table-row">
      <style:table-row-properties style:keep-together="true"/>
    </style:style>
    <style:style style:name="Tableau43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3.B1" style:family="table-cell">
      <style:table-cell-properties style:vertical-align="top" fo:padding-left="0.123cm" fo:padding-right="0.123cm" fo:padding-top="0cm" fo:padding-bottom="0cm" fo:border="0.018cm solid #000000" style:writing-mode="lr-tb"/>
    </style:style>
    <style:style style:name="Tableau434" style:family="table">
      <style:table-properties style:width="16.267cm" fo:margin-left="-0.132cm" table:align="left" style:writing-mode="lr-tb"/>
    </style:style>
    <style:style style:name="Tableau434.A" style:family="table-column">
      <style:table-column-properties style:column-width="8.124cm"/>
    </style:style>
    <style:style style:name="Tableau434.B" style:family="table-column">
      <style:table-column-properties style:column-width="8.142cm"/>
    </style:style>
    <style:style style:name="Tableau434.1" style:family="table-row">
      <style:table-row-properties style:keep-together="true"/>
    </style:style>
    <style:style style:name="Tableau43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4.B1" style:family="table-cell">
      <style:table-cell-properties style:vertical-align="top" fo:padding-left="0.123cm" fo:padding-right="0.123cm" fo:padding-top="0cm" fo:padding-bottom="0cm" fo:border="0.018cm solid #000000" style:writing-mode="lr-tb"/>
    </style:style>
    <style:style style:name="Tableau435" style:family="table">
      <style:table-properties style:width="16.267cm" fo:margin-left="-0.132cm" table:align="left" style:writing-mode="lr-tb"/>
    </style:style>
    <style:style style:name="Tableau435.A" style:family="table-column">
      <style:table-column-properties style:column-width="8.124cm"/>
    </style:style>
    <style:style style:name="Tableau435.B" style:family="table-column">
      <style:table-column-properties style:column-width="8.142cm"/>
    </style:style>
    <style:style style:name="Tableau435.1" style:family="table-row">
      <style:table-row-properties style:keep-together="true"/>
    </style:style>
    <style:style style:name="Tableau43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5.B1" style:family="table-cell">
      <style:table-cell-properties style:vertical-align="top" fo:padding-left="0.123cm" fo:padding-right="0.123cm" fo:padding-top="0cm" fo:padding-bottom="0cm" fo:border="0.018cm solid #000000" style:writing-mode="lr-tb"/>
    </style:style>
    <style:style style:name="Tableau436" style:family="table">
      <style:table-properties style:width="16.267cm" fo:margin-left="-0.132cm" table:align="left" style:writing-mode="lr-tb"/>
    </style:style>
    <style:style style:name="Tableau436.A" style:family="table-column">
      <style:table-column-properties style:column-width="8.124cm"/>
    </style:style>
    <style:style style:name="Tableau436.B" style:family="table-column">
      <style:table-column-properties style:column-width="8.142cm"/>
    </style:style>
    <style:style style:name="Tableau436.1" style:family="table-row">
      <style:table-row-properties style:keep-together="true"/>
    </style:style>
    <style:style style:name="Tableau4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6.B1" style:family="table-cell">
      <style:table-cell-properties style:vertical-align="top" fo:padding-left="0.123cm" fo:padding-right="0.123cm" fo:padding-top="0cm" fo:padding-bottom="0cm" fo:border="0.018cm solid #000000" style:writing-mode="lr-tb"/>
    </style:style>
    <style:style style:name="Tableau437" style:family="table">
      <style:table-properties style:width="16.267cm" fo:margin-left="-0.132cm" table:align="left" style:writing-mode="lr-tb"/>
    </style:style>
    <style:style style:name="Tableau437.A" style:family="table-column">
      <style:table-column-properties style:column-width="8.124cm"/>
    </style:style>
    <style:style style:name="Tableau437.B" style:family="table-column">
      <style:table-column-properties style:column-width="8.142cm"/>
    </style:style>
    <style:style style:name="Tableau437.1" style:family="table-row">
      <style:table-row-properties style:keep-together="true"/>
    </style:style>
    <style:style style:name="Tableau43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7.B1" style:family="table-cell">
      <style:table-cell-properties style:vertical-align="top" fo:padding-left="0.123cm" fo:padding-right="0.123cm" fo:padding-top="0cm" fo:padding-bottom="0cm" fo:border="0.018cm solid #000000" style:writing-mode="lr-tb"/>
    </style:style>
    <style:style style:name="Tableau438" style:family="table">
      <style:table-properties style:width="16.267cm" fo:margin-left="-0.132cm" table:align="left" style:writing-mode="lr-tb"/>
    </style:style>
    <style:style style:name="Tableau438.A" style:family="table-column">
      <style:table-column-properties style:column-width="0.46cm"/>
    </style:style>
    <style:style style:name="Tableau438.B" style:family="table-column">
      <style:table-column-properties style:column-width="2.752cm"/>
    </style:style>
    <style:style style:name="Tableau438.C" style:family="table-column">
      <style:table-column-properties style:column-width="1.739cm"/>
    </style:style>
    <style:style style:name="Tableau438.F" style:family="table-column">
      <style:table-column-properties style:column-width="0.459cm"/>
    </style:style>
    <style:style style:name="Tableau438.I" style:family="table-column">
      <style:table-column-properties style:column-width="1.217cm"/>
    </style:style>
    <style:style style:name="Tableau438.J" style:family="table-column">
      <style:table-column-properties style:column-width="1.199cm"/>
    </style:style>
    <style:style style:name="Tableau438.K" style:family="table-column">
      <style:table-column-properties style:column-width="1.275cm"/>
    </style:style>
    <style:style style:name="Tableau438.L" style:family="table-column">
      <style:table-column-properties style:column-width="0.476cm"/>
    </style:style>
    <style:style style:name="Tableau438.1" style:family="table-row">
      <style:table-row-properties style:keep-together="true"/>
    </style:style>
    <style:style style:name="Tableau438.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438.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438.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438.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438.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38.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38.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438.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438.K5" style:family="table-cell">
      <style:table-cell-properties style:vertical-align="top" fo:padding-left="0.123cm" fo:padding-right="0.123cm" fo:padding-top="0cm" fo:padding-bottom="0cm" fo:border="none" style:writing-mode="lr-tb"/>
    </style:style>
    <style:style style:name="Tableau438.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438.6" style:family="table-row">
      <style:table-row-properties style:keep-together="false"/>
    </style:style>
    <style:style style:name="Tableau438.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8.F8.3" style:family="table-column">
      <style:table-column-properties style:column-width="6.443cm"/>
    </style:style>
    <style:style style:name="Tableau438.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439" style:family="table">
      <style:table-properties style:width="16.267cm" fo:margin-left="-0.132cm" table:align="left" style:writing-mode="lr-tb"/>
    </style:style>
    <style:style style:name="Tableau439.A" style:family="table-column">
      <style:table-column-properties style:column-width="8.124cm"/>
    </style:style>
    <style:style style:name="Tableau439.B" style:family="table-column">
      <style:table-column-properties style:column-width="8.142cm"/>
    </style:style>
    <style:style style:name="Tableau439.1" style:family="table-row">
      <style:table-row-properties style:keep-together="true"/>
    </style:style>
    <style:style style:name="Tableau43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39.B1" style:family="table-cell">
      <style:table-cell-properties style:vertical-align="top" fo:padding-left="0.123cm" fo:padding-right="0.123cm" fo:padding-top="0cm" fo:padding-bottom="0cm" fo:border="0.018cm solid #000000" style:writing-mode="lr-tb"/>
    </style:style>
    <style:style style:name="Tableau43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39.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40" style:family="table">
      <style:table-properties style:width="16.267cm" fo:margin-left="-0.132cm" table:align="left" style:writing-mode="lr-tb"/>
    </style:style>
    <style:style style:name="Tableau440.A" style:family="table-column">
      <style:table-column-properties style:column-width="8.124cm"/>
    </style:style>
    <style:style style:name="Tableau440.B" style:family="table-column">
      <style:table-column-properties style:column-width="8.142cm"/>
    </style:style>
    <style:style style:name="Tableau440.1" style:family="table-row">
      <style:table-row-properties style:keep-together="true"/>
    </style:style>
    <style:style style:name="Tableau44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0.B1" style:family="table-cell">
      <style:table-cell-properties style:vertical-align="top" fo:padding-left="0.123cm" fo:padding-right="0.123cm" fo:padding-top="0cm" fo:padding-bottom="0cm" fo:border="0.018cm solid #000000" style:writing-mode="lr-tb"/>
    </style:style>
    <style:style style:name="Tableau441" style:family="table">
      <style:table-properties style:width="16.267cm" fo:margin-left="-0.132cm" table:align="left" style:writing-mode="lr-tb"/>
    </style:style>
    <style:style style:name="Tableau441.A" style:family="table-column">
      <style:table-column-properties style:column-width="8.124cm"/>
    </style:style>
    <style:style style:name="Tableau441.B" style:family="table-column">
      <style:table-column-properties style:column-width="8.142cm"/>
    </style:style>
    <style:style style:name="Tableau441.1" style:family="table-row">
      <style:table-row-properties style:keep-together="true"/>
    </style:style>
    <style:style style:name="Tableau44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1.B1" style:family="table-cell">
      <style:table-cell-properties style:vertical-align="top" fo:padding-left="0.123cm" fo:padding-right="0.123cm" fo:padding-top="0cm" fo:padding-bottom="0cm" fo:border="0.018cm solid #000000" style:writing-mode="lr-tb"/>
    </style:style>
    <style:style style:name="Tableau442" style:family="table">
      <style:table-properties style:width="17.092cm" fo:margin-left="-0.132cm" fo:margin-right="0.039cm" table:align="margins" style:writing-mode="lr-tb"/>
    </style:style>
    <style:style style:name="Tableau442.A" style:family="table-column">
      <style:table-column-properties style:column-width="6.722cm" style:rel-column-width="25777*"/>
    </style:style>
    <style:style style:name="Tableau442.B" style:family="table-column">
      <style:table-column-properties style:column-width="10.37cm" style:rel-column-width="39758*"/>
    </style:style>
    <style:style style:name="Tableau442.1" style:family="table-row">
      <style:table-row-properties style:keep-together="true"/>
    </style:style>
    <style:style style:name="Tableau44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2.B1" style:family="table-cell">
      <style:table-cell-properties style:vertical-align="top" fo:padding-left="0.123cm" fo:padding-right="0.123cm" fo:padding-top="0cm" fo:padding-bottom="0cm" fo:border="0.018cm solid #000000" style:writing-mode="lr-tb"/>
    </style:style>
    <style:style style:name="Tableau443" style:family="table" style:master-page-name="Standard35">
      <style:table-properties style:width="16.334cm" fo:margin-left="-0.132cm" style:page-number="1" table:align="left" style:writing-mode="lr-tb"/>
    </style:style>
    <style:style style:name="Tableau443.A" style:family="table-column">
      <style:table-column-properties style:column-width="3.298cm"/>
    </style:style>
    <style:style style:name="Tableau443.B" style:family="table-column">
      <style:table-column-properties style:column-width="13.035cm"/>
    </style:style>
    <style:style style:name="Tableau443.1" style:family="table-row">
      <style:table-row-properties style:keep-together="true"/>
    </style:style>
    <style:style style:name="Tableau44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3.B1" style:family="table-cell">
      <style:table-cell-properties style:vertical-align="top" fo:padding-left="0.123cm" fo:padding-right="0.123cm" fo:padding-top="0cm" fo:padding-bottom="0cm" fo:border="0.018cm solid #000000" style:writing-mode="lr-tb"/>
    </style:style>
    <style:style style:name="Tableau444" style:family="table">
      <style:table-properties style:width="16.267cm" fo:margin-left="-0.132cm" table:align="left" style:writing-mode="lr-tb"/>
    </style:style>
    <style:style style:name="Tableau444.A" style:family="table-column">
      <style:table-column-properties style:column-width="5.415cm"/>
    </style:style>
    <style:style style:name="Tableau444.B" style:family="table-column">
      <style:table-column-properties style:column-width="5.417cm"/>
    </style:style>
    <style:style style:name="Tableau444.C" style:family="table-column">
      <style:table-column-properties style:column-width="5.435cm"/>
    </style:style>
    <style:style style:name="Tableau444.1" style:family="table-row">
      <style:table-row-properties style:keep-together="false"/>
    </style:style>
    <style:style style:name="Tableau444.A1" style:family="table-cell">
      <style:table-cell-properties style:vertical-align="top" fo:padding-left="0.123cm" fo:padding-right="0.123cm" fo:padding-top="0cm" fo:padding-bottom="0cm" fo:border="0.018cm solid #000000" style:writing-mode="lr-tb"/>
    </style:style>
    <style:style style:name="Tableau444.2" style:family="table-row">
      <style:table-row-properties style:keep-together="true"/>
    </style:style>
    <style:style style:name="Tableau44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44.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45" style:family="table">
      <style:table-properties style:width="16.267cm" fo:margin-left="-0.132cm" table:align="left" style:writing-mode="lr-tb"/>
    </style:style>
    <style:style style:name="Tableau445.A" style:family="table-column">
      <style:table-column-properties style:column-width="8.162cm"/>
    </style:style>
    <style:style style:name="Tableau445.B" style:family="table-column">
      <style:table-column-properties style:column-width="8.105cm"/>
    </style:style>
    <style:style style:name="Tableau445.1" style:family="table-row">
      <style:table-row-properties style:keep-together="true"/>
    </style:style>
    <style:style style:name="Tableau44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5.B1" style:family="table-cell">
      <style:table-cell-properties style:vertical-align="top" fo:padding-left="0.123cm" fo:padding-right="0.123cm" fo:padding-top="0cm" fo:padding-bottom="0cm" fo:border="0.018cm solid #000000" style:writing-mode="lr-tb"/>
    </style:style>
    <style:style style:name="Tableau446" style:family="table">
      <style:table-properties style:width="16.267cm" fo:margin-left="-0.132cm" table:align="left" style:writing-mode="lr-tb"/>
    </style:style>
    <style:style style:name="Tableau446.A" style:family="table-column">
      <style:table-column-properties style:column-width="8.124cm"/>
    </style:style>
    <style:style style:name="Tableau446.B" style:family="table-column">
      <style:table-column-properties style:column-width="8.142cm"/>
    </style:style>
    <style:style style:name="Tableau446.1" style:family="table-row">
      <style:table-row-properties style:keep-together="true"/>
    </style:style>
    <style:style style:name="Tableau44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6.B1" style:family="table-cell">
      <style:table-cell-properties style:vertical-align="top" fo:padding-left="0.123cm" fo:padding-right="0.123cm" fo:padding-top="0cm" fo:padding-bottom="0cm" fo:border="0.018cm solid #000000" style:writing-mode="lr-tb"/>
    </style:style>
    <style:style style:name="Tableau447" style:family="table">
      <style:table-properties style:width="16.267cm" fo:margin-left="-0.132cm" table:align="left" style:writing-mode="lr-tb"/>
    </style:style>
    <style:style style:name="Tableau447.A" style:family="table-column">
      <style:table-column-properties style:column-width="8.124cm"/>
    </style:style>
    <style:style style:name="Tableau447.B" style:family="table-column">
      <style:table-column-properties style:column-width="8.142cm"/>
    </style:style>
    <style:style style:name="Tableau447.1" style:family="table-row">
      <style:table-row-properties style:keep-together="true"/>
    </style:style>
    <style:style style:name="Tableau44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7.B1" style:family="table-cell">
      <style:table-cell-properties style:vertical-align="top" fo:padding-left="0.123cm" fo:padding-right="0.123cm" fo:padding-top="0cm" fo:padding-bottom="0cm" fo:border="0.018cm solid #000000" style:writing-mode="lr-tb"/>
    </style:style>
    <style:style style:name="Tableau448" style:family="table">
      <style:table-properties style:width="16.267cm" fo:margin-left="-0.132cm" table:align="left" style:writing-mode="lr-tb"/>
    </style:style>
    <style:style style:name="Tableau448.A" style:family="table-column">
      <style:table-column-properties style:column-width="8.124cm"/>
    </style:style>
    <style:style style:name="Tableau448.B" style:family="table-column">
      <style:table-column-properties style:column-width="8.142cm"/>
    </style:style>
    <style:style style:name="Tableau448.1" style:family="table-row">
      <style:table-row-properties style:keep-together="true"/>
    </style:style>
    <style:style style:name="Tableau44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8.B1" style:family="table-cell">
      <style:table-cell-properties style:vertical-align="top" fo:padding-left="0.123cm" fo:padding-right="0.123cm" fo:padding-top="0cm" fo:padding-bottom="0cm" fo:border="0.018cm solid #000000" style:writing-mode="lr-tb"/>
    </style:style>
    <style:style style:name="Tableau449" style:family="table">
      <style:table-properties style:width="16.267cm" fo:margin-left="-0.132cm" table:align="left" style:writing-mode="lr-tb"/>
    </style:style>
    <style:style style:name="Tableau449.A" style:family="table-column">
      <style:table-column-properties style:column-width="8.124cm"/>
    </style:style>
    <style:style style:name="Tableau449.B" style:family="table-column">
      <style:table-column-properties style:column-width="8.142cm"/>
    </style:style>
    <style:style style:name="Tableau449.1" style:family="table-row">
      <style:table-row-properties style:keep-together="true"/>
    </style:style>
    <style:style style:name="Tableau44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49.B1" style:family="table-cell">
      <style:table-cell-properties style:vertical-align="top" fo:padding-left="0.123cm" fo:padding-right="0.123cm" fo:padding-top="0cm" fo:padding-bottom="0cm" fo:border="0.018cm solid #000000" style:writing-mode="lr-tb"/>
    </style:style>
    <style:style style:name="Tableau450" style:family="table">
      <style:table-properties style:width="16.267cm" fo:margin-left="-0.132cm" table:align="left" style:writing-mode="lr-tb"/>
    </style:style>
    <style:style style:name="Tableau450.A" style:family="table-column">
      <style:table-column-properties style:column-width="8.124cm"/>
    </style:style>
    <style:style style:name="Tableau450.B" style:family="table-column">
      <style:table-column-properties style:column-width="8.142cm"/>
    </style:style>
    <style:style style:name="Tableau450.1" style:family="table-row">
      <style:table-row-properties style:keep-together="true"/>
    </style:style>
    <style:style style:name="Tableau45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0.B1" style:family="table-cell">
      <style:table-cell-properties style:vertical-align="top" fo:padding-left="0.123cm" fo:padding-right="0.123cm" fo:padding-top="0cm" fo:padding-bottom="0cm" fo:border="0.018cm solid #000000" style:writing-mode="lr-tb"/>
    </style:style>
    <style:style style:name="Tableau451" style:family="table">
      <style:table-properties style:width="16.267cm" fo:margin-left="-0.132cm" table:align="left" style:writing-mode="lr-tb"/>
    </style:style>
    <style:style style:name="Tableau451.A" style:family="table-column">
      <style:table-column-properties style:column-width="0.46cm"/>
    </style:style>
    <style:style style:name="Tableau451.B" style:family="table-column">
      <style:table-column-properties style:column-width="2.752cm"/>
    </style:style>
    <style:style style:name="Tableau451.C" style:family="table-column">
      <style:table-column-properties style:column-width="1.739cm"/>
    </style:style>
    <style:style style:name="Tableau451.F" style:family="table-column">
      <style:table-column-properties style:column-width="0.459cm"/>
    </style:style>
    <style:style style:name="Tableau451.I" style:family="table-column">
      <style:table-column-properties style:column-width="1.217cm"/>
    </style:style>
    <style:style style:name="Tableau451.J" style:family="table-column">
      <style:table-column-properties style:column-width="1.199cm"/>
    </style:style>
    <style:style style:name="Tableau451.K" style:family="table-column">
      <style:table-column-properties style:column-width="1.275cm"/>
    </style:style>
    <style:style style:name="Tableau451.L" style:family="table-column">
      <style:table-column-properties style:column-width="0.476cm"/>
    </style:style>
    <style:style style:name="Tableau451.1" style:family="table-row">
      <style:table-row-properties style:keep-together="true"/>
    </style:style>
    <style:style style:name="Tableau451.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451.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451.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451.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451.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51.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51.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451.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451.K5" style:family="table-cell">
      <style:table-cell-properties style:vertical-align="top" fo:padding-left="0.123cm" fo:padding-right="0.123cm" fo:padding-top="0cm" fo:padding-bottom="0cm" fo:border="none" style:writing-mode="lr-tb"/>
    </style:style>
    <style:style style:name="Tableau451.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451.6" style:family="table-row">
      <style:table-row-properties style:keep-together="false"/>
    </style:style>
    <style:style style:name="Tableau451.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1.F8.3" style:family="table-column">
      <style:table-column-properties style:column-width="6.443cm"/>
    </style:style>
    <style:style style:name="Tableau451.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452" style:family="table">
      <style:table-properties style:width="16.267cm" fo:margin-left="-0.132cm" table:align="left" style:writing-mode="lr-tb"/>
    </style:style>
    <style:style style:name="Tableau452.A" style:family="table-column">
      <style:table-column-properties style:column-width="8.124cm"/>
    </style:style>
    <style:style style:name="Tableau452.B" style:family="table-column">
      <style:table-column-properties style:column-width="8.142cm"/>
    </style:style>
    <style:style style:name="Tableau452.1" style:family="table-row">
      <style:table-row-properties style:keep-together="true"/>
    </style:style>
    <style:style style:name="Tableau45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2.B1" style:family="table-cell">
      <style:table-cell-properties style:vertical-align="top" fo:padding-left="0.123cm" fo:padding-right="0.123cm" fo:padding-top="0cm" fo:padding-bottom="0cm" fo:border="0.018cm solid #000000" style:writing-mode="lr-tb"/>
    </style:style>
    <style:style style:name="Tableau45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52.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53" style:family="table">
      <style:table-properties style:width="16.267cm" fo:margin-left="-0.132cm" table:align="left" style:writing-mode="lr-tb"/>
    </style:style>
    <style:style style:name="Tableau453.A" style:family="table-column">
      <style:table-column-properties style:column-width="8.124cm"/>
    </style:style>
    <style:style style:name="Tableau453.B" style:family="table-column">
      <style:table-column-properties style:column-width="8.142cm"/>
    </style:style>
    <style:style style:name="Tableau453.1" style:family="table-row">
      <style:table-row-properties style:keep-together="true"/>
    </style:style>
    <style:style style:name="Tableau45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3.B1" style:family="table-cell">
      <style:table-cell-properties style:vertical-align="top" fo:padding-left="0.123cm" fo:padding-right="0.123cm" fo:padding-top="0cm" fo:padding-bottom="0cm" fo:border="0.018cm solid #000000" style:writing-mode="lr-tb"/>
    </style:style>
    <style:style style:name="Tableau454" style:family="table">
      <style:table-properties style:width="16.267cm" fo:margin-left="-0.132cm" table:align="left" style:writing-mode="lr-tb"/>
    </style:style>
    <style:style style:name="Tableau454.A" style:family="table-column">
      <style:table-column-properties style:column-width="8.124cm"/>
    </style:style>
    <style:style style:name="Tableau454.B" style:family="table-column">
      <style:table-column-properties style:column-width="8.142cm"/>
    </style:style>
    <style:style style:name="Tableau454.1" style:family="table-row">
      <style:table-row-properties style:keep-together="true"/>
    </style:style>
    <style:style style:name="Tableau45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4.B1" style:family="table-cell">
      <style:table-cell-properties style:vertical-align="top" fo:padding-left="0.123cm" fo:padding-right="0.123cm" fo:padding-top="0cm" fo:padding-bottom="0cm" fo:border="0.018cm solid #000000" style:writing-mode="lr-tb"/>
    </style:style>
    <style:style style:name="Tableau455" style:family="table">
      <style:table-properties style:width="17.092cm" fo:margin-left="-0.132cm" fo:margin-right="0.039cm" table:align="margins" style:writing-mode="lr-tb"/>
    </style:style>
    <style:style style:name="Tableau455.A" style:family="table-column">
      <style:table-column-properties style:column-width="6.722cm" style:rel-column-width="25777*"/>
    </style:style>
    <style:style style:name="Tableau455.B" style:family="table-column">
      <style:table-column-properties style:column-width="10.37cm" style:rel-column-width="39758*"/>
    </style:style>
    <style:style style:name="Tableau455.1" style:family="table-row">
      <style:table-row-properties style:keep-together="true"/>
    </style:style>
    <style:style style:name="Tableau45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5.B1" style:family="table-cell">
      <style:table-cell-properties style:vertical-align="top" fo:padding-left="0.123cm" fo:padding-right="0.123cm" fo:padding-top="0cm" fo:padding-bottom="0cm" fo:border="0.018cm solid #000000" style:writing-mode="lr-tb"/>
    </style:style>
    <style:style style:name="Tableau456" style:family="table" style:master-page-name="Standard36">
      <style:table-properties style:width="16.334cm" fo:margin-left="-0.132cm" style:page-number="1" table:align="left" style:writing-mode="lr-tb"/>
    </style:style>
    <style:style style:name="Tableau456.A" style:family="table-column">
      <style:table-column-properties style:column-width="3.298cm"/>
    </style:style>
    <style:style style:name="Tableau456.B" style:family="table-column">
      <style:table-column-properties style:column-width="13.035cm"/>
    </style:style>
    <style:style style:name="Tableau456.1" style:family="table-row">
      <style:table-row-properties style:keep-together="true"/>
    </style:style>
    <style:style style:name="Tableau45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6.B1" style:family="table-cell">
      <style:table-cell-properties style:vertical-align="top" fo:padding-left="0.123cm" fo:padding-right="0.123cm" fo:padding-top="0cm" fo:padding-bottom="0cm" fo:border="0.018cm solid #000000" style:writing-mode="lr-tb"/>
    </style:style>
    <style:style style:name="Tableau457" style:family="table">
      <style:table-properties style:width="16.267cm" fo:margin-left="-0.132cm" table:align="left" style:writing-mode="lr-tb"/>
    </style:style>
    <style:style style:name="Tableau457.A" style:family="table-column">
      <style:table-column-properties style:column-width="5.415cm"/>
    </style:style>
    <style:style style:name="Tableau457.B" style:family="table-column">
      <style:table-column-properties style:column-width="5.417cm"/>
    </style:style>
    <style:style style:name="Tableau457.C" style:family="table-column">
      <style:table-column-properties style:column-width="5.435cm"/>
    </style:style>
    <style:style style:name="Tableau457.1" style:family="table-row">
      <style:table-row-properties style:keep-together="false"/>
    </style:style>
    <style:style style:name="Tableau457.A1" style:family="table-cell">
      <style:table-cell-properties style:vertical-align="top" fo:padding-left="0.123cm" fo:padding-right="0.123cm" fo:padding-top="0cm" fo:padding-bottom="0cm" fo:border="0.018cm solid #000000" style:writing-mode="lr-tb"/>
    </style:style>
    <style:style style:name="Tableau457.2" style:family="table-row">
      <style:table-row-properties style:keep-together="true"/>
    </style:style>
    <style:style style:name="Tableau45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57.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58" style:family="table">
      <style:table-properties style:width="16.267cm" fo:margin-left="-0.132cm" table:align="left" style:writing-mode="lr-tb"/>
    </style:style>
    <style:style style:name="Tableau458.A" style:family="table-column">
      <style:table-column-properties style:column-width="8.162cm"/>
    </style:style>
    <style:style style:name="Tableau458.B" style:family="table-column">
      <style:table-column-properties style:column-width="8.105cm"/>
    </style:style>
    <style:style style:name="Tableau458.1" style:family="table-row">
      <style:table-row-properties style:keep-together="true"/>
    </style:style>
    <style:style style:name="Tableau45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8.B1" style:family="table-cell">
      <style:table-cell-properties style:vertical-align="top" fo:padding-left="0.123cm" fo:padding-right="0.123cm" fo:padding-top="0cm" fo:padding-bottom="0cm" fo:border="0.018cm solid #000000" style:writing-mode="lr-tb"/>
    </style:style>
    <style:style style:name="Tableau459" style:family="table">
      <style:table-properties style:width="16.267cm" fo:margin-left="-0.132cm" table:align="left" style:writing-mode="lr-tb"/>
    </style:style>
    <style:style style:name="Tableau459.A" style:family="table-column">
      <style:table-column-properties style:column-width="8.124cm"/>
    </style:style>
    <style:style style:name="Tableau459.B" style:family="table-column">
      <style:table-column-properties style:column-width="8.142cm"/>
    </style:style>
    <style:style style:name="Tableau459.1" style:family="table-row">
      <style:table-row-properties style:keep-together="true"/>
    </style:style>
    <style:style style:name="Tableau45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59.B1" style:family="table-cell">
      <style:table-cell-properties style:vertical-align="top" fo:padding-left="0.123cm" fo:padding-right="0.123cm" fo:padding-top="0cm" fo:padding-bottom="0cm" fo:border="0.018cm solid #000000" style:writing-mode="lr-tb"/>
    </style:style>
    <style:style style:name="Tableau460" style:family="table">
      <style:table-properties style:width="16.267cm" fo:margin-left="-0.132cm" table:align="left" style:writing-mode="lr-tb"/>
    </style:style>
    <style:style style:name="Tableau460.A" style:family="table-column">
      <style:table-column-properties style:column-width="8.124cm"/>
    </style:style>
    <style:style style:name="Tableau460.B" style:family="table-column">
      <style:table-column-properties style:column-width="8.142cm"/>
    </style:style>
    <style:style style:name="Tableau460.1" style:family="table-row">
      <style:table-row-properties style:keep-together="true"/>
    </style:style>
    <style:style style:name="Tableau46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0.B1" style:family="table-cell">
      <style:table-cell-properties style:vertical-align="top" fo:padding-left="0.123cm" fo:padding-right="0.123cm" fo:padding-top="0cm" fo:padding-bottom="0cm" fo:border="0.018cm solid #000000" style:writing-mode="lr-tb"/>
    </style:style>
    <style:style style:name="Tableau461" style:family="table">
      <style:table-properties style:width="16.267cm" fo:margin-left="-0.132cm" table:align="left" style:writing-mode="lr-tb"/>
    </style:style>
    <style:style style:name="Tableau461.A" style:family="table-column">
      <style:table-column-properties style:column-width="8.124cm"/>
    </style:style>
    <style:style style:name="Tableau461.B" style:family="table-column">
      <style:table-column-properties style:column-width="8.142cm"/>
    </style:style>
    <style:style style:name="Tableau461.1" style:family="table-row">
      <style:table-row-properties style:keep-together="true"/>
    </style:style>
    <style:style style:name="Tableau46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1.B1" style:family="table-cell">
      <style:table-cell-properties style:vertical-align="top" fo:padding-left="0.123cm" fo:padding-right="0.123cm" fo:padding-top="0cm" fo:padding-bottom="0cm" fo:border="0.018cm solid #000000" style:writing-mode="lr-tb"/>
    </style:style>
    <style:style style:name="Tableau462" style:family="table">
      <style:table-properties style:width="16.267cm" fo:margin-left="-0.132cm" table:align="left" style:writing-mode="lr-tb"/>
    </style:style>
    <style:style style:name="Tableau462.A" style:family="table-column">
      <style:table-column-properties style:column-width="8.124cm"/>
    </style:style>
    <style:style style:name="Tableau462.B" style:family="table-column">
      <style:table-column-properties style:column-width="8.142cm"/>
    </style:style>
    <style:style style:name="Tableau462.1" style:family="table-row">
      <style:table-row-properties style:keep-together="true"/>
    </style:style>
    <style:style style:name="Tableau46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2.B1" style:family="table-cell">
      <style:table-cell-properties style:vertical-align="top" fo:padding-left="0.123cm" fo:padding-right="0.123cm" fo:padding-top="0cm" fo:padding-bottom="0cm" fo:border="0.018cm solid #000000" style:writing-mode="lr-tb"/>
    </style:style>
    <style:style style:name="Tableau463" style:family="table">
      <style:table-properties style:width="16.267cm" fo:margin-left="-0.132cm" table:align="left" style:writing-mode="lr-tb"/>
    </style:style>
    <style:style style:name="Tableau463.A" style:family="table-column">
      <style:table-column-properties style:column-width="8.124cm"/>
    </style:style>
    <style:style style:name="Tableau463.B" style:family="table-column">
      <style:table-column-properties style:column-width="8.142cm"/>
    </style:style>
    <style:style style:name="Tableau463.1" style:family="table-row">
      <style:table-row-properties style:keep-together="true"/>
    </style:style>
    <style:style style:name="Tableau46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3.B1" style:family="table-cell">
      <style:table-cell-properties style:vertical-align="top" fo:padding-left="0.123cm" fo:padding-right="0.123cm" fo:padding-top="0cm" fo:padding-bottom="0cm" fo:border="0.018cm solid #000000" style:writing-mode="lr-tb"/>
    </style:style>
    <style:style style:name="Tableau464" style:family="table">
      <style:table-properties style:width="16.267cm" fo:margin-left="-0.132cm" table:align="left" style:writing-mode="lr-tb"/>
    </style:style>
    <style:style style:name="Tableau464.A" style:family="table-column">
      <style:table-column-properties style:column-width="0.46cm"/>
    </style:style>
    <style:style style:name="Tableau464.B" style:family="table-column">
      <style:table-column-properties style:column-width="2.752cm"/>
    </style:style>
    <style:style style:name="Tableau464.C" style:family="table-column">
      <style:table-column-properties style:column-width="1.739cm"/>
    </style:style>
    <style:style style:name="Tableau464.F" style:family="table-column">
      <style:table-column-properties style:column-width="0.459cm"/>
    </style:style>
    <style:style style:name="Tableau464.I" style:family="table-column">
      <style:table-column-properties style:column-width="1.217cm"/>
    </style:style>
    <style:style style:name="Tableau464.J" style:family="table-column">
      <style:table-column-properties style:column-width="1.199cm"/>
    </style:style>
    <style:style style:name="Tableau464.K" style:family="table-column">
      <style:table-column-properties style:column-width="1.275cm"/>
    </style:style>
    <style:style style:name="Tableau464.L" style:family="table-column">
      <style:table-column-properties style:column-width="0.476cm"/>
    </style:style>
    <style:style style:name="Tableau464.1" style:family="table-row">
      <style:table-row-properties style:keep-together="true"/>
    </style:style>
    <style:style style:name="Tableau46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464.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464.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464.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46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64.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64.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464.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464.K5" style:family="table-cell">
      <style:table-cell-properties style:vertical-align="top" fo:padding-left="0.123cm" fo:padding-right="0.123cm" fo:padding-top="0cm" fo:padding-bottom="0cm" fo:border="none" style:writing-mode="lr-tb"/>
    </style:style>
    <style:style style:name="Tableau464.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464.6" style:family="table-row">
      <style:table-row-properties style:keep-together="false"/>
    </style:style>
    <style:style style:name="Tableau464.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4.F8.3" style:family="table-column">
      <style:table-column-properties style:column-width="6.443cm"/>
    </style:style>
    <style:style style:name="Tableau464.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465" style:family="table">
      <style:table-properties style:width="16.267cm" fo:margin-left="-0.132cm" table:align="left" style:writing-mode="lr-tb"/>
    </style:style>
    <style:style style:name="Tableau465.A" style:family="table-column">
      <style:table-column-properties style:column-width="8.124cm"/>
    </style:style>
    <style:style style:name="Tableau465.B" style:family="table-column">
      <style:table-column-properties style:column-width="8.142cm"/>
    </style:style>
    <style:style style:name="Tableau465.1" style:family="table-row">
      <style:table-row-properties style:keep-together="true"/>
    </style:style>
    <style:style style:name="Tableau46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5.B1" style:family="table-cell">
      <style:table-cell-properties style:vertical-align="top" fo:padding-left="0.123cm" fo:padding-right="0.123cm" fo:padding-top="0cm" fo:padding-bottom="0cm" fo:border="0.018cm solid #000000" style:writing-mode="lr-tb"/>
    </style:style>
    <style:style style:name="Tableau46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65.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66" style:family="table">
      <style:table-properties style:width="16.267cm" fo:margin-left="-0.132cm" table:align="left" style:writing-mode="lr-tb"/>
    </style:style>
    <style:style style:name="Tableau466.A" style:family="table-column">
      <style:table-column-properties style:column-width="8.124cm"/>
    </style:style>
    <style:style style:name="Tableau466.B" style:family="table-column">
      <style:table-column-properties style:column-width="8.142cm"/>
    </style:style>
    <style:style style:name="Tableau466.1" style:family="table-row">
      <style:table-row-properties style:keep-together="true"/>
    </style:style>
    <style:style style:name="Tableau46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6.B1" style:family="table-cell">
      <style:table-cell-properties style:vertical-align="top" fo:padding-left="0.123cm" fo:padding-right="0.123cm" fo:padding-top="0cm" fo:padding-bottom="0cm" fo:border="0.018cm solid #000000" style:writing-mode="lr-tb"/>
    </style:style>
    <style:style style:name="Tableau467" style:family="table">
      <style:table-properties style:width="16.267cm" fo:margin-left="-0.132cm" table:align="left" style:writing-mode="lr-tb"/>
    </style:style>
    <style:style style:name="Tableau467.A" style:family="table-column">
      <style:table-column-properties style:column-width="8.124cm"/>
    </style:style>
    <style:style style:name="Tableau467.B" style:family="table-column">
      <style:table-column-properties style:column-width="8.142cm"/>
    </style:style>
    <style:style style:name="Tableau467.1" style:family="table-row">
      <style:table-row-properties style:keep-together="true"/>
    </style:style>
    <style:style style:name="Tableau46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7.B1" style:family="table-cell">
      <style:table-cell-properties style:vertical-align="top" fo:padding-left="0.123cm" fo:padding-right="0.123cm" fo:padding-top="0cm" fo:padding-bottom="0cm" fo:border="0.018cm solid #000000" style:writing-mode="lr-tb"/>
    </style:style>
    <style:style style:name="Tableau468" style:family="table">
      <style:table-properties style:width="17.092cm" fo:margin-left="-0.132cm" fo:margin-right="0.039cm" table:align="margins" style:writing-mode="lr-tb"/>
    </style:style>
    <style:style style:name="Tableau468.A" style:family="table-column">
      <style:table-column-properties style:column-width="6.722cm" style:rel-column-width="25777*"/>
    </style:style>
    <style:style style:name="Tableau468.B" style:family="table-column">
      <style:table-column-properties style:column-width="10.37cm" style:rel-column-width="39758*"/>
    </style:style>
    <style:style style:name="Tableau468.1" style:family="table-row">
      <style:table-row-properties style:keep-together="true"/>
    </style:style>
    <style:style style:name="Tableau46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8.B1" style:family="table-cell">
      <style:table-cell-properties style:vertical-align="top" fo:padding-left="0.123cm" fo:padding-right="0.123cm" fo:padding-top="0cm" fo:padding-bottom="0cm" fo:border="0.018cm solid #000000" style:writing-mode="lr-tb"/>
    </style:style>
    <style:style style:name="Tableau469" style:family="table" style:master-page-name="Standard37">
      <style:table-properties style:width="16.334cm" fo:margin-left="-0.132cm" style:page-number="1" table:align="left" style:writing-mode="lr-tb"/>
    </style:style>
    <style:style style:name="Tableau469.A" style:family="table-column">
      <style:table-column-properties style:column-width="3.298cm"/>
    </style:style>
    <style:style style:name="Tableau469.B" style:family="table-column">
      <style:table-column-properties style:column-width="13.035cm"/>
    </style:style>
    <style:style style:name="Tableau469.1" style:family="table-row">
      <style:table-row-properties style:keep-together="true"/>
    </style:style>
    <style:style style:name="Tableau46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69.B1" style:family="table-cell">
      <style:table-cell-properties style:vertical-align="top" fo:padding-left="0.123cm" fo:padding-right="0.123cm" fo:padding-top="0cm" fo:padding-bottom="0cm" fo:border="0.018cm solid #000000" style:writing-mode="lr-tb"/>
    </style:style>
    <style:style style:name="Tableau470" style:family="table">
      <style:table-properties style:width="16.267cm" fo:margin-left="-0.132cm" table:align="left" style:writing-mode="lr-tb"/>
    </style:style>
    <style:style style:name="Tableau470.A" style:family="table-column">
      <style:table-column-properties style:column-width="5.415cm"/>
    </style:style>
    <style:style style:name="Tableau470.B" style:family="table-column">
      <style:table-column-properties style:column-width="5.417cm"/>
    </style:style>
    <style:style style:name="Tableau470.C" style:family="table-column">
      <style:table-column-properties style:column-width="5.435cm"/>
    </style:style>
    <style:style style:name="Tableau470.1" style:family="table-row">
      <style:table-row-properties style:keep-together="false"/>
    </style:style>
    <style:style style:name="Tableau470.A1" style:family="table-cell">
      <style:table-cell-properties style:vertical-align="top" fo:padding-left="0.123cm" fo:padding-right="0.123cm" fo:padding-top="0cm" fo:padding-bottom="0cm" fo:border="0.018cm solid #000000" style:writing-mode="lr-tb"/>
    </style:style>
    <style:style style:name="Tableau470.2" style:family="table-row">
      <style:table-row-properties style:keep-together="true"/>
    </style:style>
    <style:style style:name="Tableau47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70.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71" style:family="table">
      <style:table-properties style:width="16.267cm" fo:margin-left="-0.132cm" table:align="left" style:writing-mode="lr-tb"/>
    </style:style>
    <style:style style:name="Tableau471.A" style:family="table-column">
      <style:table-column-properties style:column-width="8.162cm"/>
    </style:style>
    <style:style style:name="Tableau471.B" style:family="table-column">
      <style:table-column-properties style:column-width="8.105cm"/>
    </style:style>
    <style:style style:name="Tableau471.1" style:family="table-row">
      <style:table-row-properties style:keep-together="true"/>
    </style:style>
    <style:style style:name="Tableau47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1.B1" style:family="table-cell">
      <style:table-cell-properties style:vertical-align="top" fo:padding-left="0.123cm" fo:padding-right="0.123cm" fo:padding-top="0cm" fo:padding-bottom="0cm" fo:border="0.018cm solid #000000" style:writing-mode="lr-tb"/>
    </style:style>
    <style:style style:name="Tableau472" style:family="table">
      <style:table-properties style:width="16.267cm" fo:margin-left="-0.132cm" table:align="left" style:writing-mode="lr-tb"/>
    </style:style>
    <style:style style:name="Tableau472.A" style:family="table-column">
      <style:table-column-properties style:column-width="8.124cm"/>
    </style:style>
    <style:style style:name="Tableau472.B" style:family="table-column">
      <style:table-column-properties style:column-width="8.142cm"/>
    </style:style>
    <style:style style:name="Tableau472.1" style:family="table-row">
      <style:table-row-properties style:keep-together="true"/>
    </style:style>
    <style:style style:name="Tableau47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2.B1" style:family="table-cell">
      <style:table-cell-properties style:vertical-align="top" fo:padding-left="0.123cm" fo:padding-right="0.123cm" fo:padding-top="0cm" fo:padding-bottom="0cm" fo:border="0.018cm solid #000000" style:writing-mode="lr-tb"/>
    </style:style>
    <style:style style:name="Tableau473" style:family="table">
      <style:table-properties style:width="16.267cm" fo:margin-left="-0.132cm" table:align="left" style:writing-mode="lr-tb"/>
    </style:style>
    <style:style style:name="Tableau473.A" style:family="table-column">
      <style:table-column-properties style:column-width="8.124cm"/>
    </style:style>
    <style:style style:name="Tableau473.B" style:family="table-column">
      <style:table-column-properties style:column-width="8.142cm"/>
    </style:style>
    <style:style style:name="Tableau473.1" style:family="table-row">
      <style:table-row-properties style:keep-together="true"/>
    </style:style>
    <style:style style:name="Tableau47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3.B1" style:family="table-cell">
      <style:table-cell-properties style:vertical-align="top" fo:padding-left="0.123cm" fo:padding-right="0.123cm" fo:padding-top="0cm" fo:padding-bottom="0cm" fo:border="0.018cm solid #000000" style:writing-mode="lr-tb"/>
    </style:style>
    <style:style style:name="Tableau474" style:family="table">
      <style:table-properties style:width="16.267cm" fo:margin-left="-0.132cm" table:align="left" style:writing-mode="lr-tb"/>
    </style:style>
    <style:style style:name="Tableau474.A" style:family="table-column">
      <style:table-column-properties style:column-width="8.124cm"/>
    </style:style>
    <style:style style:name="Tableau474.B" style:family="table-column">
      <style:table-column-properties style:column-width="8.142cm"/>
    </style:style>
    <style:style style:name="Tableau474.1" style:family="table-row">
      <style:table-row-properties style:keep-together="true"/>
    </style:style>
    <style:style style:name="Tableau47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4.B1" style:family="table-cell">
      <style:table-cell-properties style:vertical-align="top" fo:padding-left="0.123cm" fo:padding-right="0.123cm" fo:padding-top="0cm" fo:padding-bottom="0cm" fo:border="0.018cm solid #000000" style:writing-mode="lr-tb"/>
    </style:style>
    <style:style style:name="Tableau475" style:family="table">
      <style:table-properties style:width="16.267cm" fo:margin-left="-0.132cm" table:align="left" style:writing-mode="lr-tb"/>
    </style:style>
    <style:style style:name="Tableau475.A" style:family="table-column">
      <style:table-column-properties style:column-width="8.124cm"/>
    </style:style>
    <style:style style:name="Tableau475.B" style:family="table-column">
      <style:table-column-properties style:column-width="8.142cm"/>
    </style:style>
    <style:style style:name="Tableau475.1" style:family="table-row">
      <style:table-row-properties style:keep-together="true"/>
    </style:style>
    <style:style style:name="Tableau47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5.B1" style:family="table-cell">
      <style:table-cell-properties style:vertical-align="top" fo:padding-left="0.123cm" fo:padding-right="0.123cm" fo:padding-top="0cm" fo:padding-bottom="0cm" fo:border="0.018cm solid #000000" style:writing-mode="lr-tb"/>
    </style:style>
    <style:style style:name="Tableau476" style:family="table">
      <style:table-properties style:width="16.267cm" fo:margin-left="-0.132cm" table:align="left" style:writing-mode="lr-tb"/>
    </style:style>
    <style:style style:name="Tableau476.A" style:family="table-column">
      <style:table-column-properties style:column-width="8.124cm"/>
    </style:style>
    <style:style style:name="Tableau476.B" style:family="table-column">
      <style:table-column-properties style:column-width="8.142cm"/>
    </style:style>
    <style:style style:name="Tableau476.1" style:family="table-row">
      <style:table-row-properties style:keep-together="true"/>
    </style:style>
    <style:style style:name="Tableau47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6.B1" style:family="table-cell">
      <style:table-cell-properties style:vertical-align="top" fo:padding-left="0.123cm" fo:padding-right="0.123cm" fo:padding-top="0cm" fo:padding-bottom="0cm" fo:border="0.018cm solid #000000" style:writing-mode="lr-tb"/>
    </style:style>
    <style:style style:name="Tableau477" style:family="table">
      <style:table-properties style:width="16.267cm" fo:margin-left="-0.132cm" table:align="left" style:writing-mode="lr-tb"/>
    </style:style>
    <style:style style:name="Tableau477.A" style:family="table-column">
      <style:table-column-properties style:column-width="0.46cm"/>
    </style:style>
    <style:style style:name="Tableau477.B" style:family="table-column">
      <style:table-column-properties style:column-width="2.752cm"/>
    </style:style>
    <style:style style:name="Tableau477.C" style:family="table-column">
      <style:table-column-properties style:column-width="1.739cm"/>
    </style:style>
    <style:style style:name="Tableau477.F" style:family="table-column">
      <style:table-column-properties style:column-width="0.459cm"/>
    </style:style>
    <style:style style:name="Tableau477.I" style:family="table-column">
      <style:table-column-properties style:column-width="1.217cm"/>
    </style:style>
    <style:style style:name="Tableau477.J" style:family="table-column">
      <style:table-column-properties style:column-width="1.199cm"/>
    </style:style>
    <style:style style:name="Tableau477.K" style:family="table-column">
      <style:table-column-properties style:column-width="1.275cm"/>
    </style:style>
    <style:style style:name="Tableau477.L" style:family="table-column">
      <style:table-column-properties style:column-width="0.476cm"/>
    </style:style>
    <style:style style:name="Tableau477.1" style:family="table-row">
      <style:table-row-properties style:keep-together="true"/>
    </style:style>
    <style:style style:name="Tableau477.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477.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477.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477.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477.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77.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77.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477.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477.K5" style:family="table-cell">
      <style:table-cell-properties style:vertical-align="top" fo:padding-left="0.123cm" fo:padding-right="0.123cm" fo:padding-top="0cm" fo:padding-bottom="0cm" fo:border="none" style:writing-mode="lr-tb"/>
    </style:style>
    <style:style style:name="Tableau477.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477.6" style:family="table-row">
      <style:table-row-properties style:keep-together="false"/>
    </style:style>
    <style:style style:name="Tableau477.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7.F8.3" style:family="table-column">
      <style:table-column-properties style:column-width="6.443cm"/>
    </style:style>
    <style:style style:name="Tableau477.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478" style:family="table">
      <style:table-properties style:width="16.267cm" fo:margin-left="-0.132cm" table:align="left" style:writing-mode="lr-tb"/>
    </style:style>
    <style:style style:name="Tableau478.A" style:family="table-column">
      <style:table-column-properties style:column-width="8.124cm"/>
    </style:style>
    <style:style style:name="Tableau478.B" style:family="table-column">
      <style:table-column-properties style:column-width="8.142cm"/>
    </style:style>
    <style:style style:name="Tableau478.1" style:family="table-row">
      <style:table-row-properties style:keep-together="true"/>
    </style:style>
    <style:style style:name="Tableau47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8.B1" style:family="table-cell">
      <style:table-cell-properties style:vertical-align="top" fo:padding-left="0.123cm" fo:padding-right="0.123cm" fo:padding-top="0cm" fo:padding-bottom="0cm" fo:border="0.018cm solid #000000" style:writing-mode="lr-tb"/>
    </style:style>
    <style:style style:name="Tableau47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78.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79" style:family="table">
      <style:table-properties style:width="16.267cm" fo:margin-left="-0.132cm" table:align="left" style:writing-mode="lr-tb"/>
    </style:style>
    <style:style style:name="Tableau479.A" style:family="table-column">
      <style:table-column-properties style:column-width="8.124cm"/>
    </style:style>
    <style:style style:name="Tableau479.B" style:family="table-column">
      <style:table-column-properties style:column-width="8.142cm"/>
    </style:style>
    <style:style style:name="Tableau479.1" style:family="table-row">
      <style:table-row-properties style:keep-together="true"/>
    </style:style>
    <style:style style:name="Tableau47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79.B1" style:family="table-cell">
      <style:table-cell-properties style:vertical-align="top" fo:padding-left="0.123cm" fo:padding-right="0.123cm" fo:padding-top="0cm" fo:padding-bottom="0cm" fo:border="0.018cm solid #000000" style:writing-mode="lr-tb"/>
    </style:style>
    <style:style style:name="Tableau480" style:family="table">
      <style:table-properties style:width="16.267cm" fo:margin-left="-0.132cm" table:align="left" style:writing-mode="lr-tb"/>
    </style:style>
    <style:style style:name="Tableau480.A" style:family="table-column">
      <style:table-column-properties style:column-width="8.124cm"/>
    </style:style>
    <style:style style:name="Tableau480.B" style:family="table-column">
      <style:table-column-properties style:column-width="8.142cm"/>
    </style:style>
    <style:style style:name="Tableau480.1" style:family="table-row">
      <style:table-row-properties style:keep-together="true"/>
    </style:style>
    <style:style style:name="Tableau48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0.B1" style:family="table-cell">
      <style:table-cell-properties style:vertical-align="top" fo:padding-left="0.123cm" fo:padding-right="0.123cm" fo:padding-top="0cm" fo:padding-bottom="0cm" fo:border="0.018cm solid #000000" style:writing-mode="lr-tb"/>
    </style:style>
    <style:style style:name="Tableau481" style:family="table">
      <style:table-properties style:width="17.092cm" fo:margin-left="-0.132cm" fo:margin-right="0.039cm" table:align="margins" style:writing-mode="lr-tb"/>
    </style:style>
    <style:style style:name="Tableau481.A" style:family="table-column">
      <style:table-column-properties style:column-width="6.722cm" style:rel-column-width="25777*"/>
    </style:style>
    <style:style style:name="Tableau481.B" style:family="table-column">
      <style:table-column-properties style:column-width="10.37cm" style:rel-column-width="39758*"/>
    </style:style>
    <style:style style:name="Tableau481.1" style:family="table-row">
      <style:table-row-properties style:keep-together="true"/>
    </style:style>
    <style:style style:name="Tableau48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1.B1" style:family="table-cell">
      <style:table-cell-properties style:vertical-align="top" fo:padding-left="0.123cm" fo:padding-right="0.123cm" fo:padding-top="0cm" fo:padding-bottom="0cm" fo:border="0.018cm solid #000000" style:writing-mode="lr-tb"/>
    </style:style>
    <style:style style:name="Tableau482" style:family="table" style:master-page-name="Standard38">
      <style:table-properties style:width="16.334cm" fo:margin-left="-0.132cm" style:page-number="1" table:align="left" style:writing-mode="lr-tb"/>
    </style:style>
    <style:style style:name="Tableau482.A" style:family="table-column">
      <style:table-column-properties style:column-width="3.298cm"/>
    </style:style>
    <style:style style:name="Tableau482.B" style:family="table-column">
      <style:table-column-properties style:column-width="13.035cm"/>
    </style:style>
    <style:style style:name="Tableau482.1" style:family="table-row">
      <style:table-row-properties style:keep-together="true"/>
    </style:style>
    <style:style style:name="Tableau48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2.B1" style:family="table-cell">
      <style:table-cell-properties style:vertical-align="top" fo:padding-left="0.123cm" fo:padding-right="0.123cm" fo:padding-top="0cm" fo:padding-bottom="0cm" fo:border="0.018cm solid #000000" style:writing-mode="lr-tb"/>
    </style:style>
    <style:style style:name="Tableau483" style:family="table">
      <style:table-properties style:width="16.267cm" fo:margin-left="-0.132cm" table:align="left" style:writing-mode="lr-tb"/>
    </style:style>
    <style:style style:name="Tableau483.A" style:family="table-column">
      <style:table-column-properties style:column-width="5.415cm"/>
    </style:style>
    <style:style style:name="Tableau483.B" style:family="table-column">
      <style:table-column-properties style:column-width="5.417cm"/>
    </style:style>
    <style:style style:name="Tableau483.C" style:family="table-column">
      <style:table-column-properties style:column-width="5.435cm"/>
    </style:style>
    <style:style style:name="Tableau483.1" style:family="table-row">
      <style:table-row-properties style:keep-together="false"/>
    </style:style>
    <style:style style:name="Tableau483.A1" style:family="table-cell">
      <style:table-cell-properties style:vertical-align="top" fo:padding-left="0.123cm" fo:padding-right="0.123cm" fo:padding-top="0cm" fo:padding-bottom="0cm" fo:border="0.018cm solid #000000" style:writing-mode="lr-tb"/>
    </style:style>
    <style:style style:name="Tableau483.2" style:family="table-row">
      <style:table-row-properties style:keep-together="true"/>
    </style:style>
    <style:style style:name="Tableau48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83.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84" style:family="table">
      <style:table-properties style:width="16.267cm" fo:margin-left="-0.132cm" table:align="left" style:writing-mode="lr-tb"/>
    </style:style>
    <style:style style:name="Tableau484.A" style:family="table-column">
      <style:table-column-properties style:column-width="8.162cm"/>
    </style:style>
    <style:style style:name="Tableau484.B" style:family="table-column">
      <style:table-column-properties style:column-width="8.105cm"/>
    </style:style>
    <style:style style:name="Tableau484.1" style:family="table-row">
      <style:table-row-properties style:keep-together="true"/>
    </style:style>
    <style:style style:name="Tableau48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4.B1" style:family="table-cell">
      <style:table-cell-properties style:vertical-align="top" fo:padding-left="0.123cm" fo:padding-right="0.123cm" fo:padding-top="0cm" fo:padding-bottom="0cm" fo:border="0.018cm solid #000000" style:writing-mode="lr-tb"/>
    </style:style>
    <style:style style:name="Tableau485" style:family="table">
      <style:table-properties style:width="16.267cm" fo:margin-left="-0.132cm" table:align="left" style:writing-mode="lr-tb"/>
    </style:style>
    <style:style style:name="Tableau485.A" style:family="table-column">
      <style:table-column-properties style:column-width="8.124cm"/>
    </style:style>
    <style:style style:name="Tableau485.B" style:family="table-column">
      <style:table-column-properties style:column-width="8.142cm"/>
    </style:style>
    <style:style style:name="Tableau485.1" style:family="table-row">
      <style:table-row-properties style:keep-together="true"/>
    </style:style>
    <style:style style:name="Tableau48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5.B1" style:family="table-cell">
      <style:table-cell-properties style:vertical-align="top" fo:padding-left="0.123cm" fo:padding-right="0.123cm" fo:padding-top="0cm" fo:padding-bottom="0cm" fo:border="0.018cm solid #000000" style:writing-mode="lr-tb"/>
    </style:style>
    <style:style style:name="Tableau486" style:family="table">
      <style:table-properties style:width="16.267cm" fo:margin-left="-0.132cm" table:align="left" style:writing-mode="lr-tb"/>
    </style:style>
    <style:style style:name="Tableau486.A" style:family="table-column">
      <style:table-column-properties style:column-width="8.124cm"/>
    </style:style>
    <style:style style:name="Tableau486.B" style:family="table-column">
      <style:table-column-properties style:column-width="8.142cm"/>
    </style:style>
    <style:style style:name="Tableau486.1" style:family="table-row">
      <style:table-row-properties style:keep-together="true"/>
    </style:style>
    <style:style style:name="Tableau48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6.B1" style:family="table-cell">
      <style:table-cell-properties style:vertical-align="top" fo:padding-left="0.123cm" fo:padding-right="0.123cm" fo:padding-top="0cm" fo:padding-bottom="0cm" fo:border="0.018cm solid #000000" style:writing-mode="lr-tb"/>
    </style:style>
    <style:style style:name="Tableau487" style:family="table">
      <style:table-properties style:width="16.267cm" fo:margin-left="-0.132cm" table:align="left" style:writing-mode="lr-tb"/>
    </style:style>
    <style:style style:name="Tableau487.A" style:family="table-column">
      <style:table-column-properties style:column-width="8.124cm"/>
    </style:style>
    <style:style style:name="Tableau487.B" style:family="table-column">
      <style:table-column-properties style:column-width="8.142cm"/>
    </style:style>
    <style:style style:name="Tableau487.1" style:family="table-row">
      <style:table-row-properties style:keep-together="true"/>
    </style:style>
    <style:style style:name="Tableau48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7.B1" style:family="table-cell">
      <style:table-cell-properties style:vertical-align="top" fo:padding-left="0.123cm" fo:padding-right="0.123cm" fo:padding-top="0cm" fo:padding-bottom="0cm" fo:border="0.018cm solid #000000" style:writing-mode="lr-tb"/>
    </style:style>
    <style:style style:name="Tableau488" style:family="table">
      <style:table-properties style:width="16.267cm" fo:margin-left="-0.132cm" table:align="left" style:writing-mode="lr-tb"/>
    </style:style>
    <style:style style:name="Tableau488.A" style:family="table-column">
      <style:table-column-properties style:column-width="8.124cm"/>
    </style:style>
    <style:style style:name="Tableau488.B" style:family="table-column">
      <style:table-column-properties style:column-width="8.142cm"/>
    </style:style>
    <style:style style:name="Tableau488.1" style:family="table-row">
      <style:table-row-properties style:keep-together="true"/>
    </style:style>
    <style:style style:name="Tableau48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8.B1" style:family="table-cell">
      <style:table-cell-properties style:vertical-align="top" fo:padding-left="0.123cm" fo:padding-right="0.123cm" fo:padding-top="0cm" fo:padding-bottom="0cm" fo:border="0.018cm solid #000000" style:writing-mode="lr-tb"/>
    </style:style>
    <style:style style:name="Tableau489" style:family="table">
      <style:table-properties style:width="16.267cm" fo:margin-left="-0.132cm" table:align="left" style:writing-mode="lr-tb"/>
    </style:style>
    <style:style style:name="Tableau489.A" style:family="table-column">
      <style:table-column-properties style:column-width="8.124cm"/>
    </style:style>
    <style:style style:name="Tableau489.B" style:family="table-column">
      <style:table-column-properties style:column-width="8.142cm"/>
    </style:style>
    <style:style style:name="Tableau489.1" style:family="table-row">
      <style:table-row-properties style:keep-together="true"/>
    </style:style>
    <style:style style:name="Tableau48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89.B1" style:family="table-cell">
      <style:table-cell-properties style:vertical-align="top" fo:padding-left="0.123cm" fo:padding-right="0.123cm" fo:padding-top="0cm" fo:padding-bottom="0cm" fo:border="0.018cm solid #000000" style:writing-mode="lr-tb"/>
    </style:style>
    <style:style style:name="Tableau490" style:family="table">
      <style:table-properties style:width="16.267cm" fo:margin-left="-0.132cm" table:align="left" style:writing-mode="lr-tb"/>
    </style:style>
    <style:style style:name="Tableau490.A" style:family="table-column">
      <style:table-column-properties style:column-width="0.46cm"/>
    </style:style>
    <style:style style:name="Tableau490.B" style:family="table-column">
      <style:table-column-properties style:column-width="2.752cm"/>
    </style:style>
    <style:style style:name="Tableau490.C" style:family="table-column">
      <style:table-column-properties style:column-width="1.739cm"/>
    </style:style>
    <style:style style:name="Tableau490.F" style:family="table-column">
      <style:table-column-properties style:column-width="0.459cm"/>
    </style:style>
    <style:style style:name="Tableau490.I" style:family="table-column">
      <style:table-column-properties style:column-width="1.217cm"/>
    </style:style>
    <style:style style:name="Tableau490.J" style:family="table-column">
      <style:table-column-properties style:column-width="1.199cm"/>
    </style:style>
    <style:style style:name="Tableau490.K" style:family="table-column">
      <style:table-column-properties style:column-width="1.275cm"/>
    </style:style>
    <style:style style:name="Tableau490.L" style:family="table-column">
      <style:table-column-properties style:column-width="0.476cm"/>
    </style:style>
    <style:style style:name="Tableau490.1" style:family="table-row">
      <style:table-row-properties style:keep-together="true"/>
    </style:style>
    <style:style style:name="Tableau490.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490.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490.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490.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490.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490.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90.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490.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490.K5" style:family="table-cell">
      <style:table-cell-properties style:vertical-align="top" fo:padding-left="0.123cm" fo:padding-right="0.123cm" fo:padding-top="0cm" fo:padding-bottom="0cm" fo:border="none" style:writing-mode="lr-tb"/>
    </style:style>
    <style:style style:name="Tableau490.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490.6" style:family="table-row">
      <style:table-row-properties style:keep-together="false"/>
    </style:style>
    <style:style style:name="Tableau490.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0.F8.3" style:family="table-column">
      <style:table-column-properties style:column-width="6.443cm"/>
    </style:style>
    <style:style style:name="Tableau490.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491" style:family="table">
      <style:table-properties style:width="16.267cm" fo:margin-left="-0.132cm" table:align="left" style:writing-mode="lr-tb"/>
    </style:style>
    <style:style style:name="Tableau491.A" style:family="table-column">
      <style:table-column-properties style:column-width="8.124cm"/>
    </style:style>
    <style:style style:name="Tableau491.B" style:family="table-column">
      <style:table-column-properties style:column-width="8.142cm"/>
    </style:style>
    <style:style style:name="Tableau491.1" style:family="table-row">
      <style:table-row-properties style:keep-together="true"/>
    </style:style>
    <style:style style:name="Tableau49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1.B1" style:family="table-cell">
      <style:table-cell-properties style:vertical-align="top" fo:padding-left="0.123cm" fo:padding-right="0.123cm" fo:padding-top="0cm" fo:padding-bottom="0cm" fo:border="0.018cm solid #000000" style:writing-mode="lr-tb"/>
    </style:style>
    <style:style style:name="Tableau491.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91.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92" style:family="table">
      <style:table-properties style:width="16.267cm" fo:margin-left="-0.132cm" table:align="left" style:writing-mode="lr-tb"/>
    </style:style>
    <style:style style:name="Tableau492.A" style:family="table-column">
      <style:table-column-properties style:column-width="8.124cm"/>
    </style:style>
    <style:style style:name="Tableau492.B" style:family="table-column">
      <style:table-column-properties style:column-width="8.142cm"/>
    </style:style>
    <style:style style:name="Tableau492.1" style:family="table-row">
      <style:table-row-properties style:keep-together="true"/>
    </style:style>
    <style:style style:name="Tableau49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2.B1" style:family="table-cell">
      <style:table-cell-properties style:vertical-align="top" fo:padding-left="0.123cm" fo:padding-right="0.123cm" fo:padding-top="0cm" fo:padding-bottom="0cm" fo:border="0.018cm solid #000000" style:writing-mode="lr-tb"/>
    </style:style>
    <style:style style:name="Tableau493" style:family="table">
      <style:table-properties style:width="16.267cm" fo:margin-left="-0.132cm" table:align="left" style:writing-mode="lr-tb"/>
    </style:style>
    <style:style style:name="Tableau493.A" style:family="table-column">
      <style:table-column-properties style:column-width="8.124cm"/>
    </style:style>
    <style:style style:name="Tableau493.B" style:family="table-column">
      <style:table-column-properties style:column-width="8.142cm"/>
    </style:style>
    <style:style style:name="Tableau493.1" style:family="table-row">
      <style:table-row-properties style:keep-together="true"/>
    </style:style>
    <style:style style:name="Tableau49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3.B1" style:family="table-cell">
      <style:table-cell-properties style:vertical-align="top" fo:padding-left="0.123cm" fo:padding-right="0.123cm" fo:padding-top="0cm" fo:padding-bottom="0cm" fo:border="0.018cm solid #000000" style:writing-mode="lr-tb"/>
    </style:style>
    <style:style style:name="Tableau494" style:family="table">
      <style:table-properties style:width="17.092cm" fo:margin-left="-0.132cm" fo:margin-right="0.039cm" table:align="margins" style:writing-mode="lr-tb"/>
    </style:style>
    <style:style style:name="Tableau494.A" style:family="table-column">
      <style:table-column-properties style:column-width="6.722cm" style:rel-column-width="25777*"/>
    </style:style>
    <style:style style:name="Tableau494.B" style:family="table-column">
      <style:table-column-properties style:column-width="10.37cm" style:rel-column-width="39758*"/>
    </style:style>
    <style:style style:name="Tableau494.1" style:family="table-row">
      <style:table-row-properties style:keep-together="true"/>
    </style:style>
    <style:style style:name="Tableau49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4.B1" style:family="table-cell">
      <style:table-cell-properties style:vertical-align="top" fo:padding-left="0.123cm" fo:padding-right="0.123cm" fo:padding-top="0cm" fo:padding-bottom="0cm" fo:border="0.018cm solid #000000" style:writing-mode="lr-tb"/>
    </style:style>
    <style:style style:name="Tableau495" style:family="table" style:master-page-name="Standard39">
      <style:table-properties style:width="16.334cm" fo:margin-left="-0.132cm" style:page-number="1" table:align="left" style:writing-mode="lr-tb"/>
    </style:style>
    <style:style style:name="Tableau495.A" style:family="table-column">
      <style:table-column-properties style:column-width="3.298cm"/>
    </style:style>
    <style:style style:name="Tableau495.B" style:family="table-column">
      <style:table-column-properties style:column-width="13.035cm"/>
    </style:style>
    <style:style style:name="Tableau495.1" style:family="table-row">
      <style:table-row-properties style:keep-together="true"/>
    </style:style>
    <style:style style:name="Tableau49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5.B1" style:family="table-cell">
      <style:table-cell-properties style:vertical-align="top" fo:padding-left="0.123cm" fo:padding-right="0.123cm" fo:padding-top="0cm" fo:padding-bottom="0cm" fo:border="0.018cm solid #000000" style:writing-mode="lr-tb"/>
    </style:style>
    <style:style style:name="Tableau496" style:family="table">
      <style:table-properties style:width="16.267cm" fo:margin-left="-0.132cm" table:align="left" style:writing-mode="lr-tb"/>
    </style:style>
    <style:style style:name="Tableau496.A" style:family="table-column">
      <style:table-column-properties style:column-width="5.415cm"/>
    </style:style>
    <style:style style:name="Tableau496.B" style:family="table-column">
      <style:table-column-properties style:column-width="5.417cm"/>
    </style:style>
    <style:style style:name="Tableau496.C" style:family="table-column">
      <style:table-column-properties style:column-width="5.435cm"/>
    </style:style>
    <style:style style:name="Tableau496.1" style:family="table-row">
      <style:table-row-properties style:keep-together="false"/>
    </style:style>
    <style:style style:name="Tableau496.A1" style:family="table-cell">
      <style:table-cell-properties style:vertical-align="top" fo:padding-left="0.123cm" fo:padding-right="0.123cm" fo:padding-top="0cm" fo:padding-bottom="0cm" fo:border="0.018cm solid #000000" style:writing-mode="lr-tb"/>
    </style:style>
    <style:style style:name="Tableau496.2" style:family="table-row">
      <style:table-row-properties style:keep-together="true"/>
    </style:style>
    <style:style style:name="Tableau49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496.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497" style:family="table">
      <style:table-properties style:width="16.267cm" fo:margin-left="-0.132cm" table:align="left" style:writing-mode="lr-tb"/>
    </style:style>
    <style:style style:name="Tableau497.A" style:family="table-column">
      <style:table-column-properties style:column-width="8.162cm"/>
    </style:style>
    <style:style style:name="Tableau497.B" style:family="table-column">
      <style:table-column-properties style:column-width="8.105cm"/>
    </style:style>
    <style:style style:name="Tableau497.1" style:family="table-row">
      <style:table-row-properties style:keep-together="true"/>
    </style:style>
    <style:style style:name="Tableau49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7.B1" style:family="table-cell">
      <style:table-cell-properties style:vertical-align="top" fo:padding-left="0.123cm" fo:padding-right="0.123cm" fo:padding-top="0cm" fo:padding-bottom="0cm" fo:border="0.018cm solid #000000" style:writing-mode="lr-tb"/>
    </style:style>
    <style:style style:name="Tableau498" style:family="table">
      <style:table-properties style:width="16.267cm" fo:margin-left="-0.132cm" table:align="left" style:writing-mode="lr-tb"/>
    </style:style>
    <style:style style:name="Tableau498.A" style:family="table-column">
      <style:table-column-properties style:column-width="8.124cm"/>
    </style:style>
    <style:style style:name="Tableau498.B" style:family="table-column">
      <style:table-column-properties style:column-width="8.142cm"/>
    </style:style>
    <style:style style:name="Tableau498.1" style:family="table-row">
      <style:table-row-properties style:keep-together="true"/>
    </style:style>
    <style:style style:name="Tableau49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8.B1" style:family="table-cell">
      <style:table-cell-properties style:vertical-align="top" fo:padding-left="0.123cm" fo:padding-right="0.123cm" fo:padding-top="0cm" fo:padding-bottom="0cm" fo:border="0.018cm solid #000000" style:writing-mode="lr-tb"/>
    </style:style>
    <style:style style:name="Tableau499" style:family="table">
      <style:table-properties style:width="16.267cm" fo:margin-left="-0.132cm" table:align="left" style:writing-mode="lr-tb"/>
    </style:style>
    <style:style style:name="Tableau499.A" style:family="table-column">
      <style:table-column-properties style:column-width="8.124cm"/>
    </style:style>
    <style:style style:name="Tableau499.B" style:family="table-column">
      <style:table-column-properties style:column-width="8.142cm"/>
    </style:style>
    <style:style style:name="Tableau499.1" style:family="table-row">
      <style:table-row-properties style:keep-together="true"/>
    </style:style>
    <style:style style:name="Tableau49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99.B1" style:family="table-cell">
      <style:table-cell-properties style:vertical-align="top" fo:padding-left="0.123cm" fo:padding-right="0.123cm" fo:padding-top="0cm" fo:padding-bottom="0cm" fo:border="0.018cm solid #000000" style:writing-mode="lr-tb"/>
    </style:style>
    <style:style style:name="Tableau500" style:family="table">
      <style:table-properties style:width="16.267cm" fo:margin-left="-0.132cm" table:align="left" style:writing-mode="lr-tb"/>
    </style:style>
    <style:style style:name="Tableau500.A" style:family="table-column">
      <style:table-column-properties style:column-width="8.124cm"/>
    </style:style>
    <style:style style:name="Tableau500.B" style:family="table-column">
      <style:table-column-properties style:column-width="8.142cm"/>
    </style:style>
    <style:style style:name="Tableau500.1" style:family="table-row">
      <style:table-row-properties style:keep-together="true"/>
    </style:style>
    <style:style style:name="Tableau50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0.B1" style:family="table-cell">
      <style:table-cell-properties style:vertical-align="top" fo:padding-left="0.123cm" fo:padding-right="0.123cm" fo:padding-top="0cm" fo:padding-bottom="0cm" fo:border="0.018cm solid #000000" style:writing-mode="lr-tb"/>
    </style:style>
    <style:style style:name="Tableau501" style:family="table">
      <style:table-properties style:width="16.267cm" fo:margin-left="-0.132cm" table:align="left" style:writing-mode="lr-tb"/>
    </style:style>
    <style:style style:name="Tableau501.A" style:family="table-column">
      <style:table-column-properties style:column-width="8.124cm"/>
    </style:style>
    <style:style style:name="Tableau501.B" style:family="table-column">
      <style:table-column-properties style:column-width="8.142cm"/>
    </style:style>
    <style:style style:name="Tableau501.1" style:family="table-row">
      <style:table-row-properties style:keep-together="true"/>
    </style:style>
    <style:style style:name="Tableau50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1.B1" style:family="table-cell">
      <style:table-cell-properties style:vertical-align="top" fo:padding-left="0.123cm" fo:padding-right="0.123cm" fo:padding-top="0cm" fo:padding-bottom="0cm" fo:border="0.018cm solid #000000" style:writing-mode="lr-tb"/>
    </style:style>
    <style:style style:name="Tableau502" style:family="table">
      <style:table-properties style:width="16.267cm" fo:margin-left="-0.132cm" table:align="left" style:writing-mode="lr-tb"/>
    </style:style>
    <style:style style:name="Tableau502.A" style:family="table-column">
      <style:table-column-properties style:column-width="8.124cm"/>
    </style:style>
    <style:style style:name="Tableau502.B" style:family="table-column">
      <style:table-column-properties style:column-width="8.142cm"/>
    </style:style>
    <style:style style:name="Tableau502.1" style:family="table-row">
      <style:table-row-properties style:keep-together="true"/>
    </style:style>
    <style:style style:name="Tableau50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2.B1" style:family="table-cell">
      <style:table-cell-properties style:vertical-align="top" fo:padding-left="0.123cm" fo:padding-right="0.123cm" fo:padding-top="0cm" fo:padding-bottom="0cm" fo:border="0.018cm solid #000000" style:writing-mode="lr-tb"/>
    </style:style>
    <style:style style:name="Tableau503" style:family="table">
      <style:table-properties style:width="16.267cm" fo:margin-left="-0.132cm" table:align="left" style:writing-mode="lr-tb"/>
    </style:style>
    <style:style style:name="Tableau503.A" style:family="table-column">
      <style:table-column-properties style:column-width="0.46cm"/>
    </style:style>
    <style:style style:name="Tableau503.B" style:family="table-column">
      <style:table-column-properties style:column-width="2.752cm"/>
    </style:style>
    <style:style style:name="Tableau503.C" style:family="table-column">
      <style:table-column-properties style:column-width="1.739cm"/>
    </style:style>
    <style:style style:name="Tableau503.F" style:family="table-column">
      <style:table-column-properties style:column-width="0.459cm"/>
    </style:style>
    <style:style style:name="Tableau503.I" style:family="table-column">
      <style:table-column-properties style:column-width="1.217cm"/>
    </style:style>
    <style:style style:name="Tableau503.J" style:family="table-column">
      <style:table-column-properties style:column-width="1.199cm"/>
    </style:style>
    <style:style style:name="Tableau503.K" style:family="table-column">
      <style:table-column-properties style:column-width="1.275cm"/>
    </style:style>
    <style:style style:name="Tableau503.L" style:family="table-column">
      <style:table-column-properties style:column-width="0.476cm"/>
    </style:style>
    <style:style style:name="Tableau503.1" style:family="table-row">
      <style:table-row-properties style:keep-together="true"/>
    </style:style>
    <style:style style:name="Tableau503.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503.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503.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503.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503.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503.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03.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503.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503.K5" style:family="table-cell">
      <style:table-cell-properties style:vertical-align="top" fo:padding-left="0.123cm" fo:padding-right="0.123cm" fo:padding-top="0cm" fo:padding-bottom="0cm" fo:border="none" style:writing-mode="lr-tb"/>
    </style:style>
    <style:style style:name="Tableau503.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503.6" style:family="table-row">
      <style:table-row-properties style:keep-together="false"/>
    </style:style>
    <style:style style:name="Tableau503.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3.F8.3" style:family="table-column">
      <style:table-column-properties style:column-width="6.443cm"/>
    </style:style>
    <style:style style:name="Tableau503.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504" style:family="table">
      <style:table-properties style:width="16.267cm" fo:margin-left="-0.132cm" table:align="left" style:writing-mode="lr-tb"/>
    </style:style>
    <style:style style:name="Tableau504.A" style:family="table-column">
      <style:table-column-properties style:column-width="8.124cm"/>
    </style:style>
    <style:style style:name="Tableau504.B" style:family="table-column">
      <style:table-column-properties style:column-width="8.142cm"/>
    </style:style>
    <style:style style:name="Tableau504.1" style:family="table-row">
      <style:table-row-properties style:keep-together="true"/>
    </style:style>
    <style:style style:name="Tableau50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4.B1" style:family="table-cell">
      <style:table-cell-properties style:vertical-align="top" fo:padding-left="0.123cm" fo:padding-right="0.123cm" fo:padding-top="0cm" fo:padding-bottom="0cm" fo:border="0.018cm solid #000000" style:writing-mode="lr-tb"/>
    </style:style>
    <style:style style:name="Tableau504.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04.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05" style:family="table">
      <style:table-properties style:width="16.267cm" fo:margin-left="-0.132cm" table:align="left" style:writing-mode="lr-tb"/>
    </style:style>
    <style:style style:name="Tableau505.A" style:family="table-column">
      <style:table-column-properties style:column-width="8.124cm"/>
    </style:style>
    <style:style style:name="Tableau505.B" style:family="table-column">
      <style:table-column-properties style:column-width="8.142cm"/>
    </style:style>
    <style:style style:name="Tableau505.1" style:family="table-row">
      <style:table-row-properties style:keep-together="true"/>
    </style:style>
    <style:style style:name="Tableau50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5.B1" style:family="table-cell">
      <style:table-cell-properties style:vertical-align="top" fo:padding-left="0.123cm" fo:padding-right="0.123cm" fo:padding-top="0cm" fo:padding-bottom="0cm" fo:border="0.018cm solid #000000" style:writing-mode="lr-tb"/>
    </style:style>
    <style:style style:name="Tableau506" style:family="table">
      <style:table-properties style:width="16.267cm" fo:margin-left="-0.132cm" table:align="left" style:writing-mode="lr-tb"/>
    </style:style>
    <style:style style:name="Tableau506.A" style:family="table-column">
      <style:table-column-properties style:column-width="8.124cm"/>
    </style:style>
    <style:style style:name="Tableau506.B" style:family="table-column">
      <style:table-column-properties style:column-width="8.142cm"/>
    </style:style>
    <style:style style:name="Tableau506.1" style:family="table-row">
      <style:table-row-properties style:keep-together="true"/>
    </style:style>
    <style:style style:name="Tableau50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6.B1" style:family="table-cell">
      <style:table-cell-properties style:vertical-align="top" fo:padding-left="0.123cm" fo:padding-right="0.123cm" fo:padding-top="0cm" fo:padding-bottom="0cm" fo:border="0.018cm solid #000000" style:writing-mode="lr-tb"/>
    </style:style>
    <style:style style:name="Tableau507" style:family="table">
      <style:table-properties style:width="17.092cm" fo:margin-left="-0.132cm" fo:margin-right="0.039cm" table:align="margins" style:writing-mode="lr-tb"/>
    </style:style>
    <style:style style:name="Tableau507.A" style:family="table-column">
      <style:table-column-properties style:column-width="6.722cm" style:rel-column-width="25777*"/>
    </style:style>
    <style:style style:name="Tableau507.B" style:family="table-column">
      <style:table-column-properties style:column-width="10.37cm" style:rel-column-width="39758*"/>
    </style:style>
    <style:style style:name="Tableau507.1" style:family="table-row">
      <style:table-row-properties style:keep-together="true"/>
    </style:style>
    <style:style style:name="Tableau50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7.B1" style:family="table-cell">
      <style:table-cell-properties style:vertical-align="top" fo:padding-left="0.123cm" fo:padding-right="0.123cm" fo:padding-top="0cm" fo:padding-bottom="0cm" fo:border="0.018cm solid #000000" style:writing-mode="lr-tb"/>
    </style:style>
    <style:style style:name="Tableau508" style:family="table" style:master-page-name="Standard40">
      <style:table-properties style:width="16.334cm" fo:margin-left="-0.132cm" style:page-number="1" table:align="left" style:writing-mode="lr-tb"/>
    </style:style>
    <style:style style:name="Tableau508.A" style:family="table-column">
      <style:table-column-properties style:column-width="3.298cm"/>
    </style:style>
    <style:style style:name="Tableau508.B" style:family="table-column">
      <style:table-column-properties style:column-width="13.035cm"/>
    </style:style>
    <style:style style:name="Tableau508.1" style:family="table-row">
      <style:table-row-properties style:keep-together="true"/>
    </style:style>
    <style:style style:name="Tableau50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08.B1" style:family="table-cell">
      <style:table-cell-properties style:vertical-align="top" fo:padding-left="0.123cm" fo:padding-right="0.123cm" fo:padding-top="0cm" fo:padding-bottom="0cm" fo:border="0.018cm solid #000000" style:writing-mode="lr-tb"/>
    </style:style>
    <style:style style:name="Tableau509" style:family="table">
      <style:table-properties style:width="16.267cm" fo:margin-left="-0.132cm" table:align="left" style:writing-mode="lr-tb"/>
    </style:style>
    <style:style style:name="Tableau509.A" style:family="table-column">
      <style:table-column-properties style:column-width="5.415cm"/>
    </style:style>
    <style:style style:name="Tableau509.B" style:family="table-column">
      <style:table-column-properties style:column-width="5.417cm"/>
    </style:style>
    <style:style style:name="Tableau509.C" style:family="table-column">
      <style:table-column-properties style:column-width="5.435cm"/>
    </style:style>
    <style:style style:name="Tableau509.1" style:family="table-row">
      <style:table-row-properties style:keep-together="false"/>
    </style:style>
    <style:style style:name="Tableau509.A1" style:family="table-cell">
      <style:table-cell-properties style:vertical-align="top" fo:padding-left="0.123cm" fo:padding-right="0.123cm" fo:padding-top="0cm" fo:padding-bottom="0cm" fo:border="0.018cm solid #000000" style:writing-mode="lr-tb"/>
    </style:style>
    <style:style style:name="Tableau509.2" style:family="table-row">
      <style:table-row-properties style:keep-together="true"/>
    </style:style>
    <style:style style:name="Tableau509.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09.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10" style:family="table">
      <style:table-properties style:width="16.267cm" fo:margin-left="-0.132cm" table:align="left" style:writing-mode="lr-tb"/>
    </style:style>
    <style:style style:name="Tableau510.A" style:family="table-column">
      <style:table-column-properties style:column-width="8.162cm"/>
    </style:style>
    <style:style style:name="Tableau510.B" style:family="table-column">
      <style:table-column-properties style:column-width="8.105cm"/>
    </style:style>
    <style:style style:name="Tableau510.1" style:family="table-row">
      <style:table-row-properties style:keep-together="true"/>
    </style:style>
    <style:style style:name="Tableau51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0.B1" style:family="table-cell">
      <style:table-cell-properties style:vertical-align="top" fo:padding-left="0.123cm" fo:padding-right="0.123cm" fo:padding-top="0cm" fo:padding-bottom="0cm" fo:border="0.018cm solid #000000" style:writing-mode="lr-tb"/>
    </style:style>
    <style:style style:name="Tableau511" style:family="table">
      <style:table-properties style:width="16.267cm" fo:margin-left="-0.132cm" table:align="left" style:writing-mode="lr-tb"/>
    </style:style>
    <style:style style:name="Tableau511.A" style:family="table-column">
      <style:table-column-properties style:column-width="8.124cm"/>
    </style:style>
    <style:style style:name="Tableau511.B" style:family="table-column">
      <style:table-column-properties style:column-width="8.142cm"/>
    </style:style>
    <style:style style:name="Tableau511.1" style:family="table-row">
      <style:table-row-properties style:keep-together="true"/>
    </style:style>
    <style:style style:name="Tableau51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1.B1" style:family="table-cell">
      <style:table-cell-properties style:vertical-align="top" fo:padding-left="0.123cm" fo:padding-right="0.123cm" fo:padding-top="0cm" fo:padding-bottom="0cm" fo:border="0.018cm solid #000000" style:writing-mode="lr-tb"/>
    </style:style>
    <style:style style:name="Tableau512" style:family="table">
      <style:table-properties style:width="16.267cm" fo:margin-left="-0.132cm" table:align="left" style:writing-mode="lr-tb"/>
    </style:style>
    <style:style style:name="Tableau512.A" style:family="table-column">
      <style:table-column-properties style:column-width="8.124cm"/>
    </style:style>
    <style:style style:name="Tableau512.B" style:family="table-column">
      <style:table-column-properties style:column-width="8.142cm"/>
    </style:style>
    <style:style style:name="Tableau512.1" style:family="table-row">
      <style:table-row-properties style:keep-together="true"/>
    </style:style>
    <style:style style:name="Tableau5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2.B1" style:family="table-cell">
      <style:table-cell-properties style:vertical-align="top" fo:padding-left="0.123cm" fo:padding-right="0.123cm" fo:padding-top="0cm" fo:padding-bottom="0cm" fo:border="0.018cm solid #000000" style:writing-mode="lr-tb"/>
    </style:style>
    <style:style style:name="Tableau513" style:family="table">
      <style:table-properties style:width="16.267cm" fo:margin-left="-0.132cm" table:align="left" style:writing-mode="lr-tb"/>
    </style:style>
    <style:style style:name="Tableau513.A" style:family="table-column">
      <style:table-column-properties style:column-width="8.124cm"/>
    </style:style>
    <style:style style:name="Tableau513.B" style:family="table-column">
      <style:table-column-properties style:column-width="8.142cm"/>
    </style:style>
    <style:style style:name="Tableau513.1" style:family="table-row">
      <style:table-row-properties style:keep-together="true"/>
    </style:style>
    <style:style style:name="Tableau5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3.B1" style:family="table-cell">
      <style:table-cell-properties style:vertical-align="top" fo:padding-left="0.123cm" fo:padding-right="0.123cm" fo:padding-top="0cm" fo:padding-bottom="0cm" fo:border="0.018cm solid #000000" style:writing-mode="lr-tb"/>
    </style:style>
    <style:style style:name="Tableau514" style:family="table">
      <style:table-properties style:width="16.267cm" fo:margin-left="-0.132cm" table:align="left" style:writing-mode="lr-tb"/>
    </style:style>
    <style:style style:name="Tableau514.A" style:family="table-column">
      <style:table-column-properties style:column-width="8.124cm"/>
    </style:style>
    <style:style style:name="Tableau514.B" style:family="table-column">
      <style:table-column-properties style:column-width="8.142cm"/>
    </style:style>
    <style:style style:name="Tableau514.1" style:family="table-row">
      <style:table-row-properties style:keep-together="true"/>
    </style:style>
    <style:style style:name="Tableau5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4.B1" style:family="table-cell">
      <style:table-cell-properties style:vertical-align="top" fo:padding-left="0.123cm" fo:padding-right="0.123cm" fo:padding-top="0cm" fo:padding-bottom="0cm" fo:border="0.018cm solid #000000" style:writing-mode="lr-tb"/>
    </style:style>
    <style:style style:name="Tableau515" style:family="table">
      <style:table-properties style:width="16.267cm" fo:margin-left="-0.132cm" table:align="left" style:writing-mode="lr-tb"/>
    </style:style>
    <style:style style:name="Tableau515.A" style:family="table-column">
      <style:table-column-properties style:column-width="8.124cm"/>
    </style:style>
    <style:style style:name="Tableau515.B" style:family="table-column">
      <style:table-column-properties style:column-width="8.142cm"/>
    </style:style>
    <style:style style:name="Tableau515.1" style:family="table-row">
      <style:table-row-properties style:keep-together="true"/>
    </style:style>
    <style:style style:name="Tableau51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5.B1" style:family="table-cell">
      <style:table-cell-properties style:vertical-align="top" fo:padding-left="0.123cm" fo:padding-right="0.123cm" fo:padding-top="0cm" fo:padding-bottom="0cm" fo:border="0.018cm solid #000000" style:writing-mode="lr-tb"/>
    </style:style>
    <style:style style:name="Tableau516" style:family="table">
      <style:table-properties style:width="16.267cm" fo:margin-left="-0.132cm" table:align="left" style:writing-mode="lr-tb"/>
    </style:style>
    <style:style style:name="Tableau516.A" style:family="table-column">
      <style:table-column-properties style:column-width="0.46cm"/>
    </style:style>
    <style:style style:name="Tableau516.B" style:family="table-column">
      <style:table-column-properties style:column-width="2.752cm"/>
    </style:style>
    <style:style style:name="Tableau516.C" style:family="table-column">
      <style:table-column-properties style:column-width="1.739cm"/>
    </style:style>
    <style:style style:name="Tableau516.F" style:family="table-column">
      <style:table-column-properties style:column-width="0.459cm"/>
    </style:style>
    <style:style style:name="Tableau516.I" style:family="table-column">
      <style:table-column-properties style:column-width="1.217cm"/>
    </style:style>
    <style:style style:name="Tableau516.J" style:family="table-column">
      <style:table-column-properties style:column-width="1.199cm"/>
    </style:style>
    <style:style style:name="Tableau516.K" style:family="table-column">
      <style:table-column-properties style:column-width="1.275cm"/>
    </style:style>
    <style:style style:name="Tableau516.L" style:family="table-column">
      <style:table-column-properties style:column-width="0.476cm"/>
    </style:style>
    <style:style style:name="Tableau516.1" style:family="table-row">
      <style:table-row-properties style:keep-together="true"/>
    </style:style>
    <style:style style:name="Tableau516.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516.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516.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516.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516.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516.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16.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516.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516.K5" style:family="table-cell">
      <style:table-cell-properties style:vertical-align="top" fo:padding-left="0.123cm" fo:padding-right="0.123cm" fo:padding-top="0cm" fo:padding-bottom="0cm" fo:border="none" style:writing-mode="lr-tb"/>
    </style:style>
    <style:style style:name="Tableau516.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516.6" style:family="table-row">
      <style:table-row-properties style:keep-together="false"/>
    </style:style>
    <style:style style:name="Tableau516.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6.F8.3" style:family="table-column">
      <style:table-column-properties style:column-width="6.443cm"/>
    </style:style>
    <style:style style:name="Tableau516.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517" style:family="table">
      <style:table-properties style:width="16.267cm" fo:margin-left="-0.132cm" table:align="left" style:writing-mode="lr-tb"/>
    </style:style>
    <style:style style:name="Tableau517.A" style:family="table-column">
      <style:table-column-properties style:column-width="8.124cm"/>
    </style:style>
    <style:style style:name="Tableau517.B" style:family="table-column">
      <style:table-column-properties style:column-width="8.142cm"/>
    </style:style>
    <style:style style:name="Tableau517.1" style:family="table-row">
      <style:table-row-properties style:keep-together="true"/>
    </style:style>
    <style:style style:name="Tableau5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7.B1" style:family="table-cell">
      <style:table-cell-properties style:vertical-align="top" fo:padding-left="0.123cm" fo:padding-right="0.123cm" fo:padding-top="0cm" fo:padding-bottom="0cm" fo:border="0.018cm solid #000000" style:writing-mode="lr-tb"/>
    </style:style>
    <style:style style:name="Tableau517.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17.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18" style:family="table">
      <style:table-properties style:width="16.267cm" fo:margin-left="-0.132cm" table:align="left" style:writing-mode="lr-tb"/>
    </style:style>
    <style:style style:name="Tableau518.A" style:family="table-column">
      <style:table-column-properties style:column-width="8.124cm"/>
    </style:style>
    <style:style style:name="Tableau518.B" style:family="table-column">
      <style:table-column-properties style:column-width="8.142cm"/>
    </style:style>
    <style:style style:name="Tableau518.1" style:family="table-row">
      <style:table-row-properties style:keep-together="true"/>
    </style:style>
    <style:style style:name="Tableau5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8.B1" style:family="table-cell">
      <style:table-cell-properties style:vertical-align="top" fo:padding-left="0.123cm" fo:padding-right="0.123cm" fo:padding-top="0cm" fo:padding-bottom="0cm" fo:border="0.018cm solid #000000" style:writing-mode="lr-tb"/>
    </style:style>
    <style:style style:name="Tableau519" style:family="table">
      <style:table-properties style:width="16.267cm" fo:margin-left="-0.132cm" table:align="left" style:writing-mode="lr-tb"/>
    </style:style>
    <style:style style:name="Tableau519.A" style:family="table-column">
      <style:table-column-properties style:column-width="8.124cm"/>
    </style:style>
    <style:style style:name="Tableau519.B" style:family="table-column">
      <style:table-column-properties style:column-width="8.142cm"/>
    </style:style>
    <style:style style:name="Tableau519.1" style:family="table-row">
      <style:table-row-properties style:keep-together="true"/>
    </style:style>
    <style:style style:name="Tableau5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19.B1" style:family="table-cell">
      <style:table-cell-properties style:vertical-align="top" fo:padding-left="0.123cm" fo:padding-right="0.123cm" fo:padding-top="0cm" fo:padding-bottom="0cm" fo:border="0.018cm solid #000000" style:writing-mode="lr-tb"/>
    </style:style>
    <style:style style:name="Tableau520" style:family="table">
      <style:table-properties style:width="17.092cm" fo:margin-left="-0.132cm" fo:margin-right="0.039cm" table:align="margins" style:writing-mode="lr-tb"/>
    </style:style>
    <style:style style:name="Tableau520.A" style:family="table-column">
      <style:table-column-properties style:column-width="6.722cm" style:rel-column-width="25777*"/>
    </style:style>
    <style:style style:name="Tableau520.B" style:family="table-column">
      <style:table-column-properties style:column-width="10.37cm" style:rel-column-width="39758*"/>
    </style:style>
    <style:style style:name="Tableau520.1" style:family="table-row">
      <style:table-row-properties style:keep-together="true"/>
    </style:style>
    <style:style style:name="Tableau5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0.B1" style:family="table-cell">
      <style:table-cell-properties style:vertical-align="top" fo:padding-left="0.123cm" fo:padding-right="0.123cm" fo:padding-top="0cm" fo:padding-bottom="0cm" fo:border="0.018cm solid #000000" style:writing-mode="lr-tb"/>
    </style:style>
    <style:style style:name="Tableau521" style:family="table" style:master-page-name="Standard41">
      <style:table-properties style:width="16.334cm" fo:margin-left="-0.132cm" style:page-number="1" table:align="left" style:writing-mode="lr-tb"/>
    </style:style>
    <style:style style:name="Tableau521.A" style:family="table-column">
      <style:table-column-properties style:column-width="3.298cm"/>
    </style:style>
    <style:style style:name="Tableau521.B" style:family="table-column">
      <style:table-column-properties style:column-width="13.035cm"/>
    </style:style>
    <style:style style:name="Tableau521.1" style:family="table-row">
      <style:table-row-properties style:keep-together="true"/>
    </style:style>
    <style:style style:name="Tableau5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1.B1" style:family="table-cell">
      <style:table-cell-properties style:vertical-align="top" fo:padding-left="0.123cm" fo:padding-right="0.123cm" fo:padding-top="0cm" fo:padding-bottom="0cm" fo:border="0.018cm solid #000000" style:writing-mode="lr-tb"/>
    </style:style>
    <style:style style:name="Tableau522" style:family="table">
      <style:table-properties style:width="16.267cm" fo:margin-left="-0.132cm" table:align="left" style:writing-mode="lr-tb"/>
    </style:style>
    <style:style style:name="Tableau522.A" style:family="table-column">
      <style:table-column-properties style:column-width="5.415cm"/>
    </style:style>
    <style:style style:name="Tableau522.B" style:family="table-column">
      <style:table-column-properties style:column-width="5.417cm"/>
    </style:style>
    <style:style style:name="Tableau522.C" style:family="table-column">
      <style:table-column-properties style:column-width="5.435cm"/>
    </style:style>
    <style:style style:name="Tableau522.1" style:family="table-row">
      <style:table-row-properties style:keep-together="false"/>
    </style:style>
    <style:style style:name="Tableau522.A1" style:family="table-cell">
      <style:table-cell-properties style:vertical-align="top" fo:padding-left="0.123cm" fo:padding-right="0.123cm" fo:padding-top="0cm" fo:padding-bottom="0cm" fo:border="0.018cm solid #000000" style:writing-mode="lr-tb"/>
    </style:style>
    <style:style style:name="Tableau522.2" style:family="table-row">
      <style:table-row-properties style:keep-together="true"/>
    </style:style>
    <style:style style:name="Tableau522.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22.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23" style:family="table">
      <style:table-properties style:width="16.267cm" fo:margin-left="-0.132cm" table:align="left" style:writing-mode="lr-tb"/>
    </style:style>
    <style:style style:name="Tableau523.A" style:family="table-column">
      <style:table-column-properties style:column-width="8.162cm"/>
    </style:style>
    <style:style style:name="Tableau523.B" style:family="table-column">
      <style:table-column-properties style:column-width="8.105cm"/>
    </style:style>
    <style:style style:name="Tableau523.1" style:family="table-row">
      <style:table-row-properties style:keep-together="true"/>
    </style:style>
    <style:style style:name="Tableau52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3.B1" style:family="table-cell">
      <style:table-cell-properties style:vertical-align="top" fo:padding-left="0.123cm" fo:padding-right="0.123cm" fo:padding-top="0cm" fo:padding-bottom="0cm" fo:border="0.018cm solid #000000" style:writing-mode="lr-tb"/>
    </style:style>
    <style:style style:name="Tableau524" style:family="table">
      <style:table-properties style:width="16.267cm" fo:margin-left="-0.132cm" table:align="left" style:writing-mode="lr-tb"/>
    </style:style>
    <style:style style:name="Tableau524.A" style:family="table-column">
      <style:table-column-properties style:column-width="8.124cm"/>
    </style:style>
    <style:style style:name="Tableau524.B" style:family="table-column">
      <style:table-column-properties style:column-width="8.142cm"/>
    </style:style>
    <style:style style:name="Tableau524.1" style:family="table-row">
      <style:table-row-properties style:keep-together="true"/>
    </style:style>
    <style:style style:name="Tableau52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4.B1" style:family="table-cell">
      <style:table-cell-properties style:vertical-align="top" fo:padding-left="0.123cm" fo:padding-right="0.123cm" fo:padding-top="0cm" fo:padding-bottom="0cm" fo:border="0.018cm solid #000000" style:writing-mode="lr-tb"/>
    </style:style>
    <style:style style:name="Tableau525" style:family="table">
      <style:table-properties style:width="16.267cm" fo:margin-left="-0.132cm" table:align="left" style:writing-mode="lr-tb"/>
    </style:style>
    <style:style style:name="Tableau525.A" style:family="table-column">
      <style:table-column-properties style:column-width="8.124cm"/>
    </style:style>
    <style:style style:name="Tableau525.B" style:family="table-column">
      <style:table-column-properties style:column-width="8.142cm"/>
    </style:style>
    <style:style style:name="Tableau525.1" style:family="table-row">
      <style:table-row-properties style:keep-together="true"/>
    </style:style>
    <style:style style:name="Tableau52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5.B1" style:family="table-cell">
      <style:table-cell-properties style:vertical-align="top" fo:padding-left="0.123cm" fo:padding-right="0.123cm" fo:padding-top="0cm" fo:padding-bottom="0cm" fo:border="0.018cm solid #000000" style:writing-mode="lr-tb"/>
    </style:style>
    <style:style style:name="Tableau526" style:family="table">
      <style:table-properties style:width="16.267cm" fo:margin-left="-0.132cm" table:align="left" style:writing-mode="lr-tb"/>
    </style:style>
    <style:style style:name="Tableau526.A" style:family="table-column">
      <style:table-column-properties style:column-width="8.124cm"/>
    </style:style>
    <style:style style:name="Tableau526.B" style:family="table-column">
      <style:table-column-properties style:column-width="8.142cm"/>
    </style:style>
    <style:style style:name="Tableau526.1" style:family="table-row">
      <style:table-row-properties style:keep-together="true"/>
    </style:style>
    <style:style style:name="Tableau52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6.B1" style:family="table-cell">
      <style:table-cell-properties style:vertical-align="top" fo:padding-left="0.123cm" fo:padding-right="0.123cm" fo:padding-top="0cm" fo:padding-bottom="0cm" fo:border="0.018cm solid #000000" style:writing-mode="lr-tb"/>
    </style:style>
    <style:style style:name="Tableau527" style:family="table">
      <style:table-properties style:width="16.267cm" fo:margin-left="-0.132cm" table:align="left" style:writing-mode="lr-tb"/>
    </style:style>
    <style:style style:name="Tableau527.A" style:family="table-column">
      <style:table-column-properties style:column-width="8.124cm"/>
    </style:style>
    <style:style style:name="Tableau527.B" style:family="table-column">
      <style:table-column-properties style:column-width="8.142cm"/>
    </style:style>
    <style:style style:name="Tableau527.1" style:family="table-row">
      <style:table-row-properties style:keep-together="true"/>
    </style:style>
    <style:style style:name="Tableau52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7.B1" style:family="table-cell">
      <style:table-cell-properties style:vertical-align="top" fo:padding-left="0.123cm" fo:padding-right="0.123cm" fo:padding-top="0cm" fo:padding-bottom="0cm" fo:border="0.018cm solid #000000" style:writing-mode="lr-tb"/>
    </style:style>
    <style:style style:name="Tableau528" style:family="table">
      <style:table-properties style:width="16.267cm" fo:margin-left="-0.132cm" table:align="left" style:writing-mode="lr-tb"/>
    </style:style>
    <style:style style:name="Tableau528.A" style:family="table-column">
      <style:table-column-properties style:column-width="8.124cm"/>
    </style:style>
    <style:style style:name="Tableau528.B" style:family="table-column">
      <style:table-column-properties style:column-width="8.142cm"/>
    </style:style>
    <style:style style:name="Tableau528.1" style:family="table-row">
      <style:table-row-properties style:keep-together="true"/>
    </style:style>
    <style:style style:name="Tableau52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8.B1" style:family="table-cell">
      <style:table-cell-properties style:vertical-align="top" fo:padding-left="0.123cm" fo:padding-right="0.123cm" fo:padding-top="0cm" fo:padding-bottom="0cm" fo:border="0.018cm solid #000000" style:writing-mode="lr-tb"/>
    </style:style>
    <style:style style:name="Tableau529" style:family="table">
      <style:table-properties style:width="16.267cm" fo:margin-left="-0.132cm" table:align="left" style:writing-mode="lr-tb"/>
    </style:style>
    <style:style style:name="Tableau529.A" style:family="table-column">
      <style:table-column-properties style:column-width="0.46cm"/>
    </style:style>
    <style:style style:name="Tableau529.B" style:family="table-column">
      <style:table-column-properties style:column-width="2.752cm"/>
    </style:style>
    <style:style style:name="Tableau529.C" style:family="table-column">
      <style:table-column-properties style:column-width="1.739cm"/>
    </style:style>
    <style:style style:name="Tableau529.F" style:family="table-column">
      <style:table-column-properties style:column-width="0.459cm"/>
    </style:style>
    <style:style style:name="Tableau529.I" style:family="table-column">
      <style:table-column-properties style:column-width="1.217cm"/>
    </style:style>
    <style:style style:name="Tableau529.J" style:family="table-column">
      <style:table-column-properties style:column-width="1.199cm"/>
    </style:style>
    <style:style style:name="Tableau529.K" style:family="table-column">
      <style:table-column-properties style:column-width="1.275cm"/>
    </style:style>
    <style:style style:name="Tableau529.L" style:family="table-column">
      <style:table-column-properties style:column-width="0.476cm"/>
    </style:style>
    <style:style style:name="Tableau529.1" style:family="table-row">
      <style:table-row-properties style:keep-together="true"/>
    </style:style>
    <style:style style:name="Tableau529.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529.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529.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529.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529.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529.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29.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529.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529.K5" style:family="table-cell">
      <style:table-cell-properties style:vertical-align="top" fo:padding-left="0.123cm" fo:padding-right="0.123cm" fo:padding-top="0cm" fo:padding-bottom="0cm" fo:border="none" style:writing-mode="lr-tb"/>
    </style:style>
    <style:style style:name="Tableau529.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529.6" style:family="table-row">
      <style:table-row-properties style:keep-together="false"/>
    </style:style>
    <style:style style:name="Tableau529.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29.F8.3" style:family="table-column">
      <style:table-column-properties style:column-width="6.443cm"/>
    </style:style>
    <style:style style:name="Tableau529.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530" style:family="table">
      <style:table-properties style:width="16.267cm" fo:margin-left="-0.132cm" table:align="left" style:writing-mode="lr-tb"/>
    </style:style>
    <style:style style:name="Tableau530.A" style:family="table-column">
      <style:table-column-properties style:column-width="8.124cm"/>
    </style:style>
    <style:style style:name="Tableau530.B" style:family="table-column">
      <style:table-column-properties style:column-width="8.142cm"/>
    </style:style>
    <style:style style:name="Tableau530.1" style:family="table-row">
      <style:table-row-properties style:keep-together="true"/>
    </style:style>
    <style:style style:name="Tableau53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0.B1" style:family="table-cell">
      <style:table-cell-properties style:vertical-align="top" fo:padding-left="0.123cm" fo:padding-right="0.123cm" fo:padding-top="0cm" fo:padding-bottom="0cm" fo:border="0.018cm solid #000000" style:writing-mode="lr-tb"/>
    </style:style>
    <style:style style:name="Tableau530.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30.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31" style:family="table">
      <style:table-properties style:width="16.267cm" fo:margin-left="-0.132cm" table:align="left" style:writing-mode="lr-tb"/>
    </style:style>
    <style:style style:name="Tableau531.A" style:family="table-column">
      <style:table-column-properties style:column-width="8.124cm"/>
    </style:style>
    <style:style style:name="Tableau531.B" style:family="table-column">
      <style:table-column-properties style:column-width="8.142cm"/>
    </style:style>
    <style:style style:name="Tableau531.1" style:family="table-row">
      <style:table-row-properties style:keep-together="true"/>
    </style:style>
    <style:style style:name="Tableau53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1.B1" style:family="table-cell">
      <style:table-cell-properties style:vertical-align="top" fo:padding-left="0.123cm" fo:padding-right="0.123cm" fo:padding-top="0cm" fo:padding-bottom="0cm" fo:border="0.018cm solid #000000" style:writing-mode="lr-tb"/>
    </style:style>
    <style:style style:name="Tableau532" style:family="table">
      <style:table-properties style:width="16.267cm" fo:margin-left="-0.132cm" table:align="left" style:writing-mode="lr-tb"/>
    </style:style>
    <style:style style:name="Tableau532.A" style:family="table-column">
      <style:table-column-properties style:column-width="8.124cm"/>
    </style:style>
    <style:style style:name="Tableau532.B" style:family="table-column">
      <style:table-column-properties style:column-width="8.142cm"/>
    </style:style>
    <style:style style:name="Tableau532.1" style:family="table-row">
      <style:table-row-properties style:keep-together="true"/>
    </style:style>
    <style:style style:name="Tableau53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2.B1" style:family="table-cell">
      <style:table-cell-properties style:vertical-align="top" fo:padding-left="0.123cm" fo:padding-right="0.123cm" fo:padding-top="0cm" fo:padding-bottom="0cm" fo:border="0.018cm solid #000000" style:writing-mode="lr-tb"/>
    </style:style>
    <style:style style:name="Tableau533" style:family="table">
      <style:table-properties style:width="17.092cm" fo:margin-left="-0.132cm" fo:margin-right="0.039cm" table:align="margins" style:writing-mode="lr-tb"/>
    </style:style>
    <style:style style:name="Tableau533.A" style:family="table-column">
      <style:table-column-properties style:column-width="6.722cm" style:rel-column-width="25777*"/>
    </style:style>
    <style:style style:name="Tableau533.B" style:family="table-column">
      <style:table-column-properties style:column-width="10.37cm" style:rel-column-width="39758*"/>
    </style:style>
    <style:style style:name="Tableau533.1" style:family="table-row">
      <style:table-row-properties style:keep-together="true"/>
    </style:style>
    <style:style style:name="Tableau53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3.B1" style:family="table-cell">
      <style:table-cell-properties style:vertical-align="top" fo:padding-left="0.123cm" fo:padding-right="0.123cm" fo:padding-top="0cm" fo:padding-bottom="0cm" fo:border="0.018cm solid #000000" style:writing-mode="lr-tb"/>
    </style:style>
    <style:style style:name="Tableau534" style:family="table" style:master-page-name="Standard42">
      <style:table-properties style:width="16.334cm" fo:margin-left="-0.132cm" style:page-number="1" table:align="left" style:writing-mode="lr-tb"/>
    </style:style>
    <style:style style:name="Tableau534.A" style:family="table-column">
      <style:table-column-properties style:column-width="3.298cm"/>
    </style:style>
    <style:style style:name="Tableau534.B" style:family="table-column">
      <style:table-column-properties style:column-width="13.035cm"/>
    </style:style>
    <style:style style:name="Tableau534.1" style:family="table-row">
      <style:table-row-properties style:keep-together="true"/>
    </style:style>
    <style:style style:name="Tableau53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4.B1" style:family="table-cell">
      <style:table-cell-properties style:vertical-align="top" fo:padding-left="0.123cm" fo:padding-right="0.123cm" fo:padding-top="0cm" fo:padding-bottom="0cm" fo:border="0.018cm solid #000000" style:writing-mode="lr-tb"/>
    </style:style>
    <style:style style:name="Tableau535" style:family="table">
      <style:table-properties style:width="16.267cm" fo:margin-left="-0.132cm" table:align="left" style:writing-mode="lr-tb"/>
    </style:style>
    <style:style style:name="Tableau535.A" style:family="table-column">
      <style:table-column-properties style:column-width="5.415cm"/>
    </style:style>
    <style:style style:name="Tableau535.B" style:family="table-column">
      <style:table-column-properties style:column-width="5.417cm"/>
    </style:style>
    <style:style style:name="Tableau535.C" style:family="table-column">
      <style:table-column-properties style:column-width="5.435cm"/>
    </style:style>
    <style:style style:name="Tableau535.1" style:family="table-row">
      <style:table-row-properties style:keep-together="false"/>
    </style:style>
    <style:style style:name="Tableau535.A1" style:family="table-cell">
      <style:table-cell-properties style:vertical-align="top" fo:padding-left="0.123cm" fo:padding-right="0.123cm" fo:padding-top="0cm" fo:padding-bottom="0cm" fo:border="0.018cm solid #000000" style:writing-mode="lr-tb"/>
    </style:style>
    <style:style style:name="Tableau535.2" style:family="table-row">
      <style:table-row-properties style:keep-together="true"/>
    </style:style>
    <style:style style:name="Tableau53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35.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36" style:family="table">
      <style:table-properties style:width="16.267cm" fo:margin-left="-0.132cm" table:align="left" style:writing-mode="lr-tb"/>
    </style:style>
    <style:style style:name="Tableau536.A" style:family="table-column">
      <style:table-column-properties style:column-width="8.162cm"/>
    </style:style>
    <style:style style:name="Tableau536.B" style:family="table-column">
      <style:table-column-properties style:column-width="8.105cm"/>
    </style:style>
    <style:style style:name="Tableau536.1" style:family="table-row">
      <style:table-row-properties style:keep-together="true"/>
    </style:style>
    <style:style style:name="Tableau53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6.B1" style:family="table-cell">
      <style:table-cell-properties style:vertical-align="top" fo:padding-left="0.123cm" fo:padding-right="0.123cm" fo:padding-top="0cm" fo:padding-bottom="0cm" fo:border="0.018cm solid #000000" style:writing-mode="lr-tb"/>
    </style:style>
    <style:style style:name="Tableau537" style:family="table">
      <style:table-properties style:width="16.267cm" fo:margin-left="-0.132cm" table:align="left" style:writing-mode="lr-tb"/>
    </style:style>
    <style:style style:name="Tableau537.A" style:family="table-column">
      <style:table-column-properties style:column-width="8.124cm"/>
    </style:style>
    <style:style style:name="Tableau537.B" style:family="table-column">
      <style:table-column-properties style:column-width="8.142cm"/>
    </style:style>
    <style:style style:name="Tableau537.1" style:family="table-row">
      <style:table-row-properties style:keep-together="true"/>
    </style:style>
    <style:style style:name="Tableau53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7.B1" style:family="table-cell">
      <style:table-cell-properties style:vertical-align="top" fo:padding-left="0.123cm" fo:padding-right="0.123cm" fo:padding-top="0cm" fo:padding-bottom="0cm" fo:border="0.018cm solid #000000" style:writing-mode="lr-tb"/>
    </style:style>
    <style:style style:name="Tableau538" style:family="table">
      <style:table-properties style:width="16.267cm" fo:margin-left="-0.132cm" table:align="left" style:writing-mode="lr-tb"/>
    </style:style>
    <style:style style:name="Tableau538.A" style:family="table-column">
      <style:table-column-properties style:column-width="8.124cm"/>
    </style:style>
    <style:style style:name="Tableau538.B" style:family="table-column">
      <style:table-column-properties style:column-width="8.142cm"/>
    </style:style>
    <style:style style:name="Tableau538.1" style:family="table-row">
      <style:table-row-properties style:keep-together="true"/>
    </style:style>
    <style:style style:name="Tableau53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8.B1" style:family="table-cell">
      <style:table-cell-properties style:vertical-align="top" fo:padding-left="0.123cm" fo:padding-right="0.123cm" fo:padding-top="0cm" fo:padding-bottom="0cm" fo:border="0.018cm solid #000000" style:writing-mode="lr-tb"/>
    </style:style>
    <style:style style:name="Tableau539" style:family="table">
      <style:table-properties style:width="16.267cm" fo:margin-left="-0.132cm" table:align="left" style:writing-mode="lr-tb"/>
    </style:style>
    <style:style style:name="Tableau539.A" style:family="table-column">
      <style:table-column-properties style:column-width="8.124cm"/>
    </style:style>
    <style:style style:name="Tableau539.B" style:family="table-column">
      <style:table-column-properties style:column-width="8.142cm"/>
    </style:style>
    <style:style style:name="Tableau539.1" style:family="table-row">
      <style:table-row-properties style:keep-together="true"/>
    </style:style>
    <style:style style:name="Tableau53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39.B1" style:family="table-cell">
      <style:table-cell-properties style:vertical-align="top" fo:padding-left="0.123cm" fo:padding-right="0.123cm" fo:padding-top="0cm" fo:padding-bottom="0cm" fo:border="0.018cm solid #000000" style:writing-mode="lr-tb"/>
    </style:style>
    <style:style style:name="Tableau540" style:family="table">
      <style:table-properties style:width="16.267cm" fo:margin-left="-0.132cm" table:align="left" style:writing-mode="lr-tb"/>
    </style:style>
    <style:style style:name="Tableau540.A" style:family="table-column">
      <style:table-column-properties style:column-width="8.124cm"/>
    </style:style>
    <style:style style:name="Tableau540.B" style:family="table-column">
      <style:table-column-properties style:column-width="8.142cm"/>
    </style:style>
    <style:style style:name="Tableau540.1" style:family="table-row">
      <style:table-row-properties style:keep-together="true"/>
    </style:style>
    <style:style style:name="Tableau54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40.B1" style:family="table-cell">
      <style:table-cell-properties style:vertical-align="top" fo:padding-left="0.123cm" fo:padding-right="0.123cm" fo:padding-top="0cm" fo:padding-bottom="0cm" fo:border="0.018cm solid #000000" style:writing-mode="lr-tb"/>
    </style:style>
    <style:style style:name="Tableau541" style:family="table">
      <style:table-properties style:width="16.267cm" fo:margin-left="-0.132cm" table:align="left" style:writing-mode="lr-tb"/>
    </style:style>
    <style:style style:name="Tableau541.A" style:family="table-column">
      <style:table-column-properties style:column-width="8.124cm"/>
    </style:style>
    <style:style style:name="Tableau541.B" style:family="table-column">
      <style:table-column-properties style:column-width="8.142cm"/>
    </style:style>
    <style:style style:name="Tableau541.1" style:family="table-row">
      <style:table-row-properties style:keep-together="true"/>
    </style:style>
    <style:style style:name="Tableau54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41.B1" style:family="table-cell">
      <style:table-cell-properties style:vertical-align="top" fo:padding-left="0.123cm" fo:padding-right="0.123cm" fo:padding-top="0cm" fo:padding-bottom="0cm" fo:border="0.018cm solid #000000" style:writing-mode="lr-tb"/>
    </style:style>
    <style:style style:name="Tableau542" style:family="table">
      <style:table-properties style:width="16.267cm" fo:margin-left="-0.132cm" table:align="left" style:writing-mode="lr-tb"/>
    </style:style>
    <style:style style:name="Tableau542.A" style:family="table-column">
      <style:table-column-properties style:column-width="0.46cm"/>
    </style:style>
    <style:style style:name="Tableau542.B" style:family="table-column">
      <style:table-column-properties style:column-width="2.752cm"/>
    </style:style>
    <style:style style:name="Tableau542.C" style:family="table-column">
      <style:table-column-properties style:column-width="1.739cm"/>
    </style:style>
    <style:style style:name="Tableau542.F" style:family="table-column">
      <style:table-column-properties style:column-width="0.459cm"/>
    </style:style>
    <style:style style:name="Tableau542.I" style:family="table-column">
      <style:table-column-properties style:column-width="1.217cm"/>
    </style:style>
    <style:style style:name="Tableau542.J" style:family="table-column">
      <style:table-column-properties style:column-width="1.199cm"/>
    </style:style>
    <style:style style:name="Tableau542.K" style:family="table-column">
      <style:table-column-properties style:column-width="1.275cm"/>
    </style:style>
    <style:style style:name="Tableau542.L" style:family="table-column">
      <style:table-column-properties style:column-width="0.476cm"/>
    </style:style>
    <style:style style:name="Tableau542.1" style:family="table-row">
      <style:table-row-properties style:keep-together="true"/>
    </style:style>
    <style:style style:name="Tableau54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542.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542.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542.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54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542.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42.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542.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542.K5" style:family="table-cell">
      <style:table-cell-properties style:vertical-align="top" fo:padding-left="0.123cm" fo:padding-right="0.123cm" fo:padding-top="0cm" fo:padding-bottom="0cm" fo:border="none" style:writing-mode="lr-tb"/>
    </style:style>
    <style:style style:name="Tableau542.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542.6" style:family="table-row">
      <style:table-row-properties style:keep-together="false"/>
    </style:style>
    <style:style style:name="Tableau542.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42.F8.3" style:family="table-column">
      <style:table-column-properties style:column-width="6.443cm"/>
    </style:style>
    <style:style style:name="Tableau542.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543" style:family="table">
      <style:table-properties style:width="16.267cm" fo:margin-left="-0.132cm" table:align="left" style:writing-mode="lr-tb"/>
    </style:style>
    <style:style style:name="Tableau543.A" style:family="table-column">
      <style:table-column-properties style:column-width="8.124cm"/>
    </style:style>
    <style:style style:name="Tableau543.B" style:family="table-column">
      <style:table-column-properties style:column-width="8.142cm"/>
    </style:style>
    <style:style style:name="Tableau543.1" style:family="table-row">
      <style:table-row-properties style:keep-together="true"/>
    </style:style>
    <style:style style:name="Tableau54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43.B1" style:family="table-cell">
      <style:table-cell-properties style:vertical-align="top" fo:padding-left="0.123cm" fo:padding-right="0.123cm" fo:padding-top="0cm" fo:padding-bottom="0cm" fo:border="0.018cm solid #000000" style:writing-mode="lr-tb"/>
    </style:style>
    <style:style style:name="Tableau54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4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44" style:family="table">
      <style:table-properties style:width="16.267cm" fo:margin-left="-0.132cm" table:align="left" style:writing-mode="lr-tb"/>
    </style:style>
    <style:style style:name="Tableau544.A" style:family="table-column">
      <style:table-column-properties style:column-width="8.124cm"/>
    </style:style>
    <style:style style:name="Tableau544.B" style:family="table-column">
      <style:table-column-properties style:column-width="8.142cm"/>
    </style:style>
    <style:style style:name="Tableau544.1" style:family="table-row">
      <style:table-row-properties style:keep-together="true"/>
    </style:style>
    <style:style style:name="Tableau54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44.B1" style:family="table-cell">
      <style:table-cell-properties style:vertical-align="top" fo:padding-left="0.123cm" fo:padding-right="0.123cm" fo:padding-top="0cm" fo:padding-bottom="0cm" fo:border="0.018cm solid #000000" style:writing-mode="lr-tb"/>
    </style:style>
    <style:style style:name="Tableau545" style:family="table">
      <style:table-properties style:width="16.267cm" fo:margin-left="-0.132cm" table:align="left" style:writing-mode="lr-tb"/>
    </style:style>
    <style:style style:name="Tableau545.A" style:family="table-column">
      <style:table-column-properties style:column-width="8.124cm"/>
    </style:style>
    <style:style style:name="Tableau545.B" style:family="table-column">
      <style:table-column-properties style:column-width="8.142cm"/>
    </style:style>
    <style:style style:name="Tableau545.1" style:family="table-row">
      <style:table-row-properties style:keep-together="true"/>
    </style:style>
    <style:style style:name="Tableau54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45.B1" style:family="table-cell">
      <style:table-cell-properties style:vertical-align="top" fo:padding-left="0.123cm" fo:padding-right="0.123cm" fo:padding-top="0cm" fo:padding-bottom="0cm" fo:border="0.018cm solid #000000" style:writing-mode="lr-tb"/>
    </style:style>
    <style:style style:name="Tableau546" style:family="table">
      <style:table-properties style:width="17.092cm" fo:margin-left="-0.132cm" fo:margin-right="0.039cm" table:align="margins" style:writing-mode="lr-tb"/>
    </style:style>
    <style:style style:name="Tableau546.A" style:family="table-column">
      <style:table-column-properties style:column-width="6.722cm" style:rel-column-width="25777*"/>
    </style:style>
    <style:style style:name="Tableau546.B" style:family="table-column">
      <style:table-column-properties style:column-width="10.37cm" style:rel-column-width="39758*"/>
    </style:style>
    <style:style style:name="Tableau546.1" style:family="table-row">
      <style:table-row-properties style:keep-together="true"/>
    </style:style>
    <style:style style:name="Tableau54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46.B1" style:family="table-cell">
      <style:table-cell-properties style:vertical-align="top" fo:padding-left="0.123cm" fo:padding-right="0.123cm" fo:padding-top="0cm" fo:padding-bottom="0cm" fo:border="0.018cm solid #000000" style:writing-mode="lr-tb"/>
    </style:style>
    <style:style style:name="Tableau547" style:family="table" style:master-page-name="Standard43">
      <style:table-properties style:width="16.334cm" fo:margin-left="-0.132cm" style:page-number="1" table:align="left" style:writing-mode="lr-tb"/>
    </style:style>
    <style:style style:name="Tableau547.A" style:family="table-column">
      <style:table-column-properties style:column-width="3.298cm"/>
    </style:style>
    <style:style style:name="Tableau547.B" style:family="table-column">
      <style:table-column-properties style:column-width="13.035cm"/>
    </style:style>
    <style:style style:name="Tableau547.1" style:family="table-row">
      <style:table-row-properties style:keep-together="true"/>
    </style:style>
    <style:style style:name="Tableau54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47.B1" style:family="table-cell">
      <style:table-cell-properties style:vertical-align="top" fo:padding-left="0.123cm" fo:padding-right="0.123cm" fo:padding-top="0cm" fo:padding-bottom="0cm" fo:border="0.018cm solid #000000" style:writing-mode="lr-tb"/>
    </style:style>
    <style:style style:name="Tableau548" style:family="table">
      <style:table-properties style:width="16.267cm" fo:margin-left="-0.132cm" table:align="left" style:writing-mode="lr-tb"/>
    </style:style>
    <style:style style:name="Tableau548.A" style:family="table-column">
      <style:table-column-properties style:column-width="5.415cm"/>
    </style:style>
    <style:style style:name="Tableau548.B" style:family="table-column">
      <style:table-column-properties style:column-width="5.417cm"/>
    </style:style>
    <style:style style:name="Tableau548.C" style:family="table-column">
      <style:table-column-properties style:column-width="5.435cm"/>
    </style:style>
    <style:style style:name="Tableau548.1" style:family="table-row">
      <style:table-row-properties style:keep-together="false"/>
    </style:style>
    <style:style style:name="Tableau548.A1" style:family="table-cell">
      <style:table-cell-properties style:vertical-align="top" fo:padding-left="0.123cm" fo:padding-right="0.123cm" fo:padding-top="0cm" fo:padding-bottom="0cm" fo:border="0.018cm solid #000000" style:writing-mode="lr-tb"/>
    </style:style>
    <style:style style:name="Tableau548.2" style:family="table-row">
      <style:table-row-properties style:keep-together="true"/>
    </style:style>
    <style:style style:name="Tableau548.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48.C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49" style:family="table">
      <style:table-properties style:width="16.267cm" fo:margin-left="-0.132cm" table:align="left" style:writing-mode="lr-tb"/>
    </style:style>
    <style:style style:name="Tableau549.A" style:family="table-column">
      <style:table-column-properties style:column-width="8.162cm"/>
    </style:style>
    <style:style style:name="Tableau549.B" style:family="table-column">
      <style:table-column-properties style:column-width="8.105cm"/>
    </style:style>
    <style:style style:name="Tableau549.1" style:family="table-row">
      <style:table-row-properties style:keep-together="true"/>
    </style:style>
    <style:style style:name="Tableau54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49.B1" style:family="table-cell">
      <style:table-cell-properties style:vertical-align="top" fo:padding-left="0.123cm" fo:padding-right="0.123cm" fo:padding-top="0cm" fo:padding-bottom="0cm" fo:border="0.018cm solid #000000" style:writing-mode="lr-tb"/>
    </style:style>
    <style:style style:name="Tableau550" style:family="table">
      <style:table-properties style:width="16.267cm" fo:margin-left="-0.132cm" table:align="left" style:writing-mode="lr-tb"/>
    </style:style>
    <style:style style:name="Tableau550.A" style:family="table-column">
      <style:table-column-properties style:column-width="8.124cm"/>
    </style:style>
    <style:style style:name="Tableau550.B" style:family="table-column">
      <style:table-column-properties style:column-width="8.142cm"/>
    </style:style>
    <style:style style:name="Tableau550.1" style:family="table-row">
      <style:table-row-properties style:keep-together="true"/>
    </style:style>
    <style:style style:name="Tableau55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0.B1" style:family="table-cell">
      <style:table-cell-properties style:vertical-align="top" fo:padding-left="0.123cm" fo:padding-right="0.123cm" fo:padding-top="0cm" fo:padding-bottom="0cm" fo:border="0.018cm solid #000000" style:writing-mode="lr-tb"/>
    </style:style>
    <style:style style:name="Tableau551" style:family="table">
      <style:table-properties style:width="16.267cm" fo:margin-left="-0.132cm" table:align="left" style:writing-mode="lr-tb"/>
    </style:style>
    <style:style style:name="Tableau551.A" style:family="table-column">
      <style:table-column-properties style:column-width="8.124cm"/>
    </style:style>
    <style:style style:name="Tableau551.B" style:family="table-column">
      <style:table-column-properties style:column-width="8.142cm"/>
    </style:style>
    <style:style style:name="Tableau551.1" style:family="table-row">
      <style:table-row-properties style:keep-together="true"/>
    </style:style>
    <style:style style:name="Tableau55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1.B1" style:family="table-cell">
      <style:table-cell-properties style:vertical-align="top" fo:padding-left="0.123cm" fo:padding-right="0.123cm" fo:padding-top="0cm" fo:padding-bottom="0cm" fo:border="0.018cm solid #000000" style:writing-mode="lr-tb"/>
    </style:style>
    <style:style style:name="Tableau552" style:family="table">
      <style:table-properties style:width="16.267cm" fo:margin-left="-0.132cm" table:align="left" style:writing-mode="lr-tb"/>
    </style:style>
    <style:style style:name="Tableau552.A" style:family="table-column">
      <style:table-column-properties style:column-width="8.124cm"/>
    </style:style>
    <style:style style:name="Tableau552.B" style:family="table-column">
      <style:table-column-properties style:column-width="8.142cm"/>
    </style:style>
    <style:style style:name="Tableau552.1" style:family="table-row">
      <style:table-row-properties style:keep-together="true"/>
    </style:style>
    <style:style style:name="Tableau55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2.B1" style:family="table-cell">
      <style:table-cell-properties style:vertical-align="top" fo:padding-left="0.123cm" fo:padding-right="0.123cm" fo:padding-top="0cm" fo:padding-bottom="0cm" fo:border="0.018cm solid #000000" style:writing-mode="lr-tb"/>
    </style:style>
    <style:style style:name="Tableau553" style:family="table">
      <style:table-properties style:width="16.267cm" fo:margin-left="-0.132cm" table:align="left" style:writing-mode="lr-tb"/>
    </style:style>
    <style:style style:name="Tableau553.A" style:family="table-column">
      <style:table-column-properties style:column-width="8.124cm"/>
    </style:style>
    <style:style style:name="Tableau553.B" style:family="table-column">
      <style:table-column-properties style:column-width="8.142cm"/>
    </style:style>
    <style:style style:name="Tableau553.1" style:family="table-row">
      <style:table-row-properties style:keep-together="true"/>
    </style:style>
    <style:style style:name="Tableau55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3.B1" style:family="table-cell">
      <style:table-cell-properties style:vertical-align="top" fo:padding-left="0.123cm" fo:padding-right="0.123cm" fo:padding-top="0cm" fo:padding-bottom="0cm" fo:border="0.018cm solid #000000" style:writing-mode="lr-tb"/>
    </style:style>
    <style:style style:name="Tableau554" style:family="table">
      <style:table-properties style:width="16.267cm" fo:margin-left="-0.132cm" table:align="left" style:writing-mode="lr-tb"/>
    </style:style>
    <style:style style:name="Tableau554.A" style:family="table-column">
      <style:table-column-properties style:column-width="8.124cm"/>
    </style:style>
    <style:style style:name="Tableau554.B" style:family="table-column">
      <style:table-column-properties style:column-width="8.142cm"/>
    </style:style>
    <style:style style:name="Tableau554.1" style:family="table-row">
      <style:table-row-properties style:keep-together="true"/>
    </style:style>
    <style:style style:name="Tableau55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4.B1" style:family="table-cell">
      <style:table-cell-properties style:vertical-align="top" fo:padding-left="0.123cm" fo:padding-right="0.123cm" fo:padding-top="0cm" fo:padding-bottom="0cm" fo:border="0.018cm solid #000000" style:writing-mode="lr-tb"/>
    </style:style>
    <style:style style:name="Tableau555" style:family="table">
      <style:table-properties style:width="16.267cm" fo:margin-left="-0.132cm" table:align="left" style:writing-mode="lr-tb"/>
    </style:style>
    <style:style style:name="Tableau555.A" style:family="table-column">
      <style:table-column-properties style:column-width="0.46cm"/>
    </style:style>
    <style:style style:name="Tableau555.B" style:family="table-column">
      <style:table-column-properties style:column-width="2.752cm"/>
    </style:style>
    <style:style style:name="Tableau555.C" style:family="table-column">
      <style:table-column-properties style:column-width="1.739cm"/>
    </style:style>
    <style:style style:name="Tableau555.F" style:family="table-column">
      <style:table-column-properties style:column-width="0.459cm"/>
    </style:style>
    <style:style style:name="Tableau555.I" style:family="table-column">
      <style:table-column-properties style:column-width="1.217cm"/>
    </style:style>
    <style:style style:name="Tableau555.J" style:family="table-column">
      <style:table-column-properties style:column-width="1.199cm"/>
    </style:style>
    <style:style style:name="Tableau555.K" style:family="table-column">
      <style:table-column-properties style:column-width="1.275cm"/>
    </style:style>
    <style:style style:name="Tableau555.L" style:family="table-column">
      <style:table-column-properties style:column-width="0.476cm"/>
    </style:style>
    <style:style style:name="Tableau555.1" style:family="table-row">
      <style:table-row-properties style:keep-together="true"/>
    </style:style>
    <style:style style:name="Tableau55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555.B1" style:family="table-cell">
      <style:table-cell-properties style:vertical-align="top" fo:padding-left="0.123cm" fo:padding-right="0.123cm" fo:padding-top="0cm" fo:padding-bottom="0cm" fo:border-left="none" fo:border-right="none" fo:border-top="0.018cm solid #000000" fo:border-bottom="0.018cm solid #000000" style:writing-mode="lr-tb"/>
    </style:style>
    <style:style style:name="Tableau555.F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eau555.L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leau55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leau555.B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55.L2" style:family="table-cell">
      <style:table-cell-properties style:vertical-align="top" fo:padding-left="0.123cm" fo:padding-right="0.123cm" fo:padding-top="0cm" fo:padding-bottom="0cm" fo:border-left="0.018cm solid #000000" fo:border-right="0.018cm solid #000000" fo:border-top="none" fo:border-bottom="none" style:writing-mode="lr-tb"/>
    </style:style>
    <style:style style:name="Tableau555.E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555.K5" style:family="table-cell">
      <style:table-cell-properties style:vertical-align="top" fo:padding-left="0.123cm" fo:padding-right="0.123cm" fo:padding-top="0cm" fo:padding-bottom="0cm" fo:border="none" style:writing-mode="lr-tb"/>
    </style:style>
    <style:style style:name="Tableau555.L5"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leau555.6" style:family="table-row">
      <style:table-row-properties style:keep-together="false"/>
    </style:style>
    <style:style style:name="Tableau555.H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5.F8.3" style:family="table-column">
      <style:table-column-properties style:column-width="6.443cm"/>
    </style:style>
    <style:style style:name="Tableau555.L10"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Tableau556" style:family="table">
      <style:table-properties style:width="16.267cm" fo:margin-left="-0.132cm" table:align="left" style:writing-mode="lr-tb"/>
    </style:style>
    <style:style style:name="Tableau556.A" style:family="table-column">
      <style:table-column-properties style:column-width="8.124cm"/>
    </style:style>
    <style:style style:name="Tableau556.B" style:family="table-column">
      <style:table-column-properties style:column-width="8.142cm"/>
    </style:style>
    <style:style style:name="Tableau556.1" style:family="table-row">
      <style:table-row-properties style:keep-together="true"/>
    </style:style>
    <style:style style:name="Tableau55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6.B1" style:family="table-cell">
      <style:table-cell-properties style:vertical-align="top" fo:padding-left="0.123cm" fo:padding-right="0.123cm" fo:padding-top="0cm" fo:padding-bottom="0cm" fo:border="0.018cm solid #000000" style:writing-mode="lr-tb"/>
    </style:style>
    <style:style style:name="Tableau556.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556.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eau557" style:family="table">
      <style:table-properties style:width="16.267cm" fo:margin-left="-0.132cm" table:align="left" style:writing-mode="lr-tb"/>
    </style:style>
    <style:style style:name="Tableau557.A" style:family="table-column">
      <style:table-column-properties style:column-width="8.124cm"/>
    </style:style>
    <style:style style:name="Tableau557.B" style:family="table-column">
      <style:table-column-properties style:column-width="8.142cm"/>
    </style:style>
    <style:style style:name="Tableau557.1" style:family="table-row">
      <style:table-row-properties style:keep-together="true"/>
    </style:style>
    <style:style style:name="Tableau55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7.B1" style:family="table-cell">
      <style:table-cell-properties style:vertical-align="top" fo:padding-left="0.123cm" fo:padding-right="0.123cm" fo:padding-top="0cm" fo:padding-bottom="0cm" fo:border="0.018cm solid #000000" style:writing-mode="lr-tb"/>
    </style:style>
    <style:style style:name="Tableau558" style:family="table">
      <style:table-properties style:width="16.267cm" fo:margin-left="-0.132cm" table:align="left" style:writing-mode="lr-tb"/>
    </style:style>
    <style:style style:name="Tableau558.A" style:family="table-column">
      <style:table-column-properties style:column-width="8.124cm"/>
    </style:style>
    <style:style style:name="Tableau558.B" style:family="table-column">
      <style:table-column-properties style:column-width="8.142cm"/>
    </style:style>
    <style:style style:name="Tableau558.1" style:family="table-row">
      <style:table-row-properties style:keep-together="true"/>
    </style:style>
    <style:style style:name="Tableau55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8.B1" style:family="table-cell">
      <style:table-cell-properties style:vertical-align="top" fo:padding-left="0.123cm" fo:padding-right="0.123cm" fo:padding-top="0cm" fo:padding-bottom="0cm" fo:border="0.018cm solid #000000" style:writing-mode="lr-tb"/>
    </style:style>
    <style:style style:name="Tableau559" style:family="table">
      <style:table-properties style:width="17.092cm" fo:margin-left="-0.132cm" fo:margin-right="0.039cm" table:align="margins" style:writing-mode="lr-tb"/>
    </style:style>
    <style:style style:name="Tableau559.A" style:family="table-column">
      <style:table-column-properties style:column-width="6.722cm" style:rel-column-width="25777*"/>
    </style:style>
    <style:style style:name="Tableau559.B" style:family="table-column">
      <style:table-column-properties style:column-width="10.37cm" style:rel-column-width="39758*"/>
    </style:style>
    <style:style style:name="Tableau559.1" style:family="table-row">
      <style:table-row-properties style:keep-together="true"/>
    </style:style>
    <style:style style:name="Tableau55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59.B1"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text-properties fo:color="#000000"/>
    </style:style>
    <style:style style:name="P2" style:family="paragraph" style:parent-style-name="Standard">
      <style:text-properties fo:color="#000000" style:font-name="Arial" fo:font-size="10pt" fo:language="fr" fo:country="BE" style:font-size-asian="10pt" style:font-name-complex="Arial"/>
    </style:style>
    <style:style style:name="P3" style:family="paragraph" style:parent-style-name="Standard">
      <style:paragraph-properties>
        <style:tab-stops>
          <style:tab-stop style:position="5.08cm" style:type="right" style:leader-style="dotted" style:leader-text="."/>
        </style:tab-stops>
      </style:paragraph-properties>
      <style:text-properties fo:color="#000000" style:font-name="Arial" fo:font-size="10pt" fo:language="fr" fo:country="BE" style:font-size-asian="10pt" style:font-name-complex="Arial"/>
    </style:style>
    <style:style style:name="P4" style:family="paragraph" style:parent-style-name="Standard">
      <style:paragraph-properties style:snap-to-layout-grid="false"/>
      <style:text-properties fo:color="#000000" style:font-name="Arial" fo:font-size="10pt" fo:language="fr" fo:country="BE" style:font-size-asian="10pt" style:font-name-complex="Arial"/>
    </style:style>
    <style:style style:name="P5" style:family="paragraph" style:parent-style-name="Standard">
      <style:paragraph-properties>
        <style:tab-stops>
          <style:tab-stop style:position="5.08cm"/>
        </style:tab-stops>
      </style:paragraph-properties>
      <style:text-properties fo:color="#000000" style:font-name="Arial" fo:font-size="10pt" fo:language="fr" fo:country="BE" style:font-size-asian="10pt" style:font-name-complex="Arial"/>
    </style:style>
    <style:style style:name="P6" style:family="paragraph" style:parent-style-name="Standard">
      <style:paragraph-properties>
        <style:tab-stops>
          <style:tab-stop style:position="7.751cm" style:type="right" style:leader-style="dotted" style:leader-text="."/>
        </style:tab-stops>
      </style:paragraph-properties>
      <style:text-properties fo:color="#000000" style:font-name="Arial" fo:font-size="10pt" fo:language="fr" fo:country="BE" style:font-size-asian="10pt" style:font-name-complex="Arial"/>
    </style:style>
    <style:style style:name="P7" style:family="paragraph" style:parent-style-name="Standard">
      <style:paragraph-properties>
        <style:tab-stops>
          <style:tab-stop style:position="2.988cm"/>
          <style:tab-stop style:position="7.751cm" style:type="right" style:leader-style="dotted" style:leader-text="."/>
        </style:tab-stops>
      </style:paragraph-properties>
      <style:text-properties fo:color="#000000" style:font-name="Arial" fo:font-size="10pt" fo:language="fr" fo:country="BE" style:font-size-asian="10pt" style:font-name-complex="Arial"/>
    </style:style>
    <style:style style:name="P8" style:family="paragraph" style:parent-style-name="Standard">
      <style:paragraph-properties>
        <style:tab-stops>
          <style:tab-stop style:position="0.766cm"/>
        </style:tab-stops>
      </style:paragraph-properties>
      <style:text-properties fo:color="#000000" style:font-name="Arial" fo:font-size="10pt" fo:language="fr" fo:country="BE" style:font-size-asian="10pt" style:font-name-complex="Arial"/>
    </style:style>
    <style:style style:name="P9" style:family="paragraph" style:parent-style-name="Standard">
      <style:paragraph-properties style:snap-to-layout-grid="false">
        <style:tab-stops>
          <style:tab-stop style:position="3.941cm"/>
        </style:tab-stops>
      </style:paragraph-properties>
      <style:text-properties fo:color="#000000" style:font-name="Arial" fo:font-size="10pt" fo:language="fr" fo:country="BE" style:font-size-asian="10pt" style:font-name-complex="Arial"/>
    </style:style>
    <style:style style:name="P10" style:family="paragraph" style:parent-style-name="Standard">
      <style:paragraph-properties fo:text-align="end" style:justify-single-word="false" style:snap-to-layout-grid="false"/>
      <style:text-properties fo:color="#000000" style:font-name="Arial" fo:font-size="10pt" fo:language="fr" fo:country="BE" style:font-size-asian="10pt" style:font-name-complex="Arial"/>
    </style:style>
    <style:style style:name="P11" style:family="paragraph" style:parent-style-name="Standard">
      <style:paragraph-properties>
        <style:tab-stops>
          <style:tab-stop style:position="0.766cm"/>
          <style:tab-stop style:position="3.941cm"/>
        </style:tab-stops>
      </style:paragraph-properties>
      <style:text-properties fo:color="#000000" style:font-name="Arial" fo:font-size="10pt" fo:language="fr" fo:country="BE" style:font-size-asian="10pt" style:font-name-complex="Arial"/>
    </style:style>
    <style:style style:name="P12" style:family="paragraph" style:parent-style-name="Standard">
      <style:paragraph-properties>
        <style:tab-stops>
          <style:tab-stop style:position="7.62cm" style:type="right"/>
        </style:tab-stops>
      </style:paragraph-properties>
      <style:text-properties fo:color="#000000" style:font-name="Arial" fo:font-size="10pt" fo:language="fr" fo:country="BE" style:font-size-asian="10pt" style:font-name-complex="Arial"/>
    </style:style>
    <style:style style:name="P13" style:family="paragraph" style:parent-style-name="Standard">
      <style:paragraph-properties>
        <style:tab-stops>
          <style:tab-stop style:position="15.558cm" style:type="right" style:leader-style="dotted" style:leader-text="."/>
        </style:tab-stops>
      </style:paragraph-properties>
      <style:text-properties fo:color="#000000" style:font-name="Arial" fo:font-size="10pt" fo:language="fr" fo:country="BE" style:font-size-asian="10pt" style:font-name-complex="Arial"/>
    </style:style>
    <style:style style:name="P14" style:family="paragraph" style:parent-style-name="Standard">
      <style:paragraph-properties>
        <style:tab-stops/>
      </style:paragraph-properties>
      <style:text-properties fo:color="#000000" style:font-name="Arial" fo:font-size="10pt" fo:language="fr" fo:country="BE" style:font-size-asian="10pt" style:font-name-complex="Arial"/>
    </style:style>
    <style:style style:name="P15" style:family="paragraph" style:parent-style-name="Standard">
      <style:text-properties fo:color="#000000" style:font-name="Arial" fo:font-size="10pt" fo:language="fr" fo:country="BE" fo:font-weight="bold" style:font-size-asian="10pt" style:font-weight-asian="bold" style:font-name-complex="Arial" style:font-weight-complex="bold"/>
    </style:style>
    <style:style style:name="P16" style:family="paragraph" style:parent-style-name="Standard">
      <style:text-properties fo:color="#000000" style:font-name="Arial" fo:font-size="10pt" fo:language="fr" fo:country="BE" fo:font-style="italic" style:font-size-asian="10pt" style:font-style-asian="italic" style:font-name-complex="Arial" style:font-style-complex="italic"/>
    </style:style>
    <style:style style:name="P17" style:family="paragraph" style:parent-style-name="Standard">
      <style:paragraph-properties>
        <style:tab-stops>
          <style:tab-stop style:position="7.751cm" style:type="right" style:leader-style="dotted" style:leader-text="."/>
        </style:tab-stops>
      </style:paragraph-properties>
      <style:text-properties fo:color="#000000" style:font-name="Arial" fo:font-size="10pt" fo:language="fr" fo:country="BE" fo:font-style="italic" style:font-size-asian="10pt" style:font-style-asian="italic" style:font-name-complex="Arial" style:font-style-complex="italic"/>
    </style:style>
    <style:style style:name="P18" style:family="paragraph" style:parent-style-name="Standard">
      <style:paragraph-properties style:snap-to-layout-grid="false">
        <style:tab-stops>
          <style:tab-stop style:position="7.751cm" style:type="right" style:leader-style="dotted" style:leader-text="."/>
        </style:tab-stops>
      </style:paragraph-properties>
      <style:text-properties fo:color="#000000" style:font-name="Arial" fo:font-size="10pt" fo:language="fr" fo:country="BE" fo:font-style="italic" style:font-size-asian="10pt" style:font-style-asian="italic" style:font-name-complex="Arial" style:font-style-complex="italic"/>
    </style:style>
    <style:style style:name="P19" style:family="paragraph" style:parent-style-name="Standard">
      <style:paragraph-properties style:snap-to-layout-grid="false"/>
      <style:text-properties fo:color="#000000" style:font-name="Arial" fo:font-size="10pt" fo:language="fr" fo:country="BE" fo:font-style="italic" style:font-size-asian="10pt" style:font-style-asian="italic" style:font-name-complex="Arial" style:font-style-complex="italic"/>
    </style:style>
    <style:style style:name="P20" style:family="paragraph" style:parent-style-name="Standard">
      <style:paragraph-properties>
        <style:tab-stops>
          <style:tab-stop style:position="0.766cm"/>
          <style:tab-stop style:position="3.941cm"/>
        </style:tab-stops>
      </style:paragraph-properties>
      <style:text-properties fo:color="#000000" style:font-name="Arial" fo:font-size="10pt" fo:language="fr" fo:country="BE" fo:font-style="italic" style:font-size-asian="10pt" style:font-style-asian="italic" style:font-name-complex="Arial" style:font-style-complex="italic"/>
    </style:style>
    <style:style style:name="P21" style:family="paragraph" style:parent-style-name="Standard">
      <style:text-properties fo:color="#000000" style:font-name="Arial" fo:font-size="10pt" fo:language="en" fo:country="GB" style:font-size-asian="10pt" style:font-name-complex="Arial"/>
    </style:style>
    <style:style style:name="P22" style:family="paragraph" style:parent-style-name="Standard">
      <style:paragraph-properties style:snap-to-layout-grid="false"/>
      <style:text-properties fo:color="#000000" style:font-name="Arial" fo:font-size="10pt" fo:language="en" fo:country="GB" style:font-size-asian="10pt" style:font-name-complex="Arial"/>
    </style:style>
    <style:style style:name="P23" style:family="paragraph" style:parent-style-name="Standard">
      <style:paragraph-properties>
        <style:tab-stops>
          <style:tab-stop style:position="5.08cm"/>
        </style:tab-stops>
      </style:paragraph-properties>
      <style:text-properties fo:color="#000000" style:font-name="Arial" fo:font-size="10pt" fo:language="en" fo:country="GB" style:font-size-asian="10pt" style:font-name-complex="Arial"/>
    </style:style>
    <style:style style:name="P24" style:family="paragraph" style:parent-style-name="Standard">
      <style:text-properties fo:color="#000000" style:font-name="Arial" fo:font-size="10pt" fo:language="nl" fo:country="NL" style:font-size-asian="10pt" style:font-name-complex="Arial"/>
    </style:style>
    <style:style style:name="P25" style:family="paragraph" style:parent-style-name="Standard">
      <style:paragraph-properties>
        <style:tab-stops>
          <style:tab-stop style:position="5.08cm"/>
        </style:tab-stops>
      </style:paragraph-properties>
      <style:text-properties fo:color="#000000" style:font-name="Arial" fo:font-size="10pt" fo:language="nl" fo:country="NL" style:font-size-asian="10pt" style:font-name-complex="Arial"/>
    </style:style>
    <style:style style:name="P26" style:family="paragraph" style:parent-style-name="Standard">
      <style:paragraph-properties style:snap-to-layout-grid="false"/>
      <style:text-properties fo:color="#000000" style:font-name="Arial" fo:font-size="10pt" fo:language="nl" fo:country="NL" style:font-size-asian="10pt" style:font-name-complex="Arial"/>
    </style:style>
    <style:style style:name="P27" style:family="paragraph" style:parent-style-name="Standard">
      <style:paragraph-properties>
        <style:tab-stops>
          <style:tab-stop style:position="7.62cm" style:type="right"/>
        </style:tab-stops>
      </style:paragraph-properties>
      <style:text-properties fo:color="#000000" style:font-name="Arial" fo:font-size="10pt" fo:language="nl" fo:country="NL" style:font-size-asian="10pt" style:font-name-complex="Arial"/>
    </style:style>
    <style:style style:name="P28" style:family="paragraph" style:parent-style-name="Standard">
      <style:text-properties fo:color="#000000" style:font-name="Arial" fo:font-size="10pt" style:font-size-asian="10pt" style:font-name-complex="Arial"/>
    </style:style>
    <style:style style:name="P29" style:family="paragraph" style:parent-style-name="Standard">
      <style:text-properties fo:color="#000000" style:font-name="Arial" fo:font-size="10pt" fo:font-style="italic" style:font-size-asian="10pt" style:font-style-asian="italic" style:font-size-complex="10pt" style:font-style-complex="italic"/>
    </style:style>
    <style:style style:name="P30" style:family="paragraph" style:parent-style-name="Standard">
      <style:text-properties fo:color="#000000" style:font-name="Arial" fo:language="fr" fo:country="BE" fo:font-weight="bold" style:font-weight-asian="bold" style:font-name-complex="Arial" style:font-weight-complex="bold"/>
    </style:style>
    <style:style style:name="P31" style:family="paragraph" style:parent-style-name="Standard">
      <style:paragraph-properties>
        <style:tab-stops>
          <style:tab-stop style:position="7.751cm" style:type="right" style:leader-style="dotted" style:leader-text="."/>
        </style:tab-stops>
      </style:paragraph-properties>
      <style:text-properties fo:color="#000000" style:font-name="Arial" style:font-name-complex="Arial"/>
    </style:style>
    <style:style style:name="P32" style:family="paragraph" style:parent-style-name="Standard">
      <style:paragraph-properties style:snap-to-layout-grid="false"/>
      <style:text-properties fo:color="#000000"/>
    </style:style>
    <style:style style:name="P33" style:family="paragraph" style:parent-style-name="Standard">
      <style:paragraph-properties>
        <style:tab-stops>
          <style:tab-stop style:position="5.08cm"/>
        </style:tab-stops>
      </style:paragraph-properties>
      <style:text-properties fo:color="#000000"/>
    </style:style>
    <style:style style:name="P34" style:family="paragraph" style:parent-style-name="Standard">
      <style:paragraph-properties style:snap-to-layout-grid="false">
        <style:tab-stops>
          <style:tab-stop style:position="5.08cm"/>
        </style:tab-stops>
      </style:paragraph-properties>
      <style:text-properties fo:color="#000000"/>
    </style:style>
    <style:style style:name="P35" style:family="paragraph" style:parent-style-name="Standard">
      <style:paragraph-properties>
        <style:tab-stops>
          <style:tab-stop style:position="7.751cm" style:type="right" style:leader-style="dotted" style:leader-text="."/>
        </style:tab-stops>
      </style:paragraph-properties>
      <style:text-properties fo:color="#000000"/>
    </style:style>
    <style:style style:name="P36" style:family="paragraph" style:parent-style-name="Standard">
      <style:paragraph-properties style:snap-to-layout-grid="false">
        <style:tab-stops>
          <style:tab-stop style:position="7.751cm" style:type="right" style:leader-style="dotted" style:leader-text="."/>
        </style:tab-stops>
      </style:paragraph-properties>
      <style:text-properties fo:color="#000000"/>
    </style:style>
    <style:style style:name="P37" style:family="paragraph" style:parent-style-name="Standard">
      <style:paragraph-properties>
        <style:tab-stops>
          <style:tab-stop style:position="3.941cm"/>
          <style:tab-stop style:position="7.751cm" style:type="right" style:leader-style="dotted" style:leader-text="."/>
        </style:tab-stops>
      </style:paragraph-properties>
      <style:text-properties fo:color="#000000"/>
    </style:style>
    <style:style style:name="P38" style:family="paragraph" style:parent-style-name="Standard">
      <style:paragraph-properties>
        <style:tab-stops>
          <style:tab-stop style:position="3.941cm"/>
        </style:tab-stops>
      </style:paragraph-properties>
      <style:text-properties fo:color="#000000"/>
    </style:style>
    <style:style style:name="P39" style:family="paragraph" style:parent-style-name="Standard">
      <style:paragraph-properties>
        <style:tab-stops>
          <style:tab-stop style:position="3.941cm"/>
          <style:tab-stop style:position="4.258cm"/>
        </style:tab-stops>
      </style:paragraph-properties>
      <style:text-properties fo:color="#000000"/>
    </style:style>
    <style:style style:name="P40" style:family="paragraph" style:parent-style-name="Standard">
      <style:paragraph-properties>
        <style:tab-stops>
          <style:tab-stop style:position="0.448cm"/>
        </style:tab-stops>
      </style:paragraph-properties>
      <style:text-properties fo:color="#000000"/>
    </style:style>
    <style:style style:name="P41" style:family="paragraph" style:parent-style-name="Standard">
      <style:paragraph-properties>
        <style:tab-stops>
          <style:tab-stop style:position="0.766cm"/>
          <style:tab-stop style:position="3.941cm"/>
        </style:tab-stops>
      </style:paragraph-properties>
      <style:text-properties fo:color="#000000"/>
    </style:style>
    <style:style style:name="P42" style:family="paragraph" style:parent-style-name="Standard">
      <style:paragraph-properties>
        <style:tab-stops>
          <style:tab-stop style:position="7.62cm" style:type="right"/>
        </style:tab-stops>
      </style:paragraph-properties>
      <style:text-properties fo:color="#000000"/>
    </style:style>
    <style:style style:name="P43" style:family="paragraph" style:parent-style-name="Standard">
      <style:text-properties fo:color="#000000" style:font-name="Wingdings" fo:font-size="10pt" fo:language="fr" fo:country="BE" style:font-size-asian="10pt"/>
    </style:style>
    <style:style style:name="P44" style:family="paragraph" style:parent-style-name="Standard">
      <style:paragraph-properties fo:text-align="center" style:justify-single-word="false"/>
      <style:text-properties style:font-name="Arial" fo:font-size="14pt" fo:language="fr" fo:country="BE" fo:font-weight="bold" style:font-size-asian="14pt" style:font-weight-asian="bold" style:font-name-complex="Arial" style:font-weight-complex="bold"/>
    </style:style>
    <style:style style:name="P45" style:family="paragraph" style:parent-style-name="Standard">
      <style:paragraph-properties fo:text-align="center" style:justify-single-word="false" style:snap-to-layout-grid="false"/>
      <style:text-properties style:font-name="Arial" fo:font-size="14pt" fo:language="fr" fo:country="BE" fo:font-weight="bold" style:font-size-asian="14pt" style:font-weight-asian="bold" style:font-name-complex="Arial" style:font-weight-complex="bold"/>
    </style:style>
    <style:style style:name="P46" style:family="paragraph" style:parent-style-name="Standard">
      <style:text-properties style:font-name="Arial" fo:font-size="10pt" fo:language="fr" fo:country="BE" style:font-size-asian="10pt" style:font-name-complex="Arial"/>
    </style:style>
    <style:style style:name="P47" style:family="paragraph" style:parent-style-name="Standard">
      <style:paragraph-properties fo:background-color="#c0c0c0" fo:padding-left="0.141cm" fo:padding-right="0.141cm" fo:padding-top="0.035cm" fo:padding-bottom="0.035cm" fo:border="0.018cm solid #000000">
        <style:background-image/>
      </style:paragraph-properties>
    </style:style>
    <style:style style:name="P48" style:family="paragraph" style:parent-style-name="Standard">
      <style:paragraph-properties fo:background-color="#c0c0c0" fo:padding-left="0.141cm" fo:padding-right="0.141cm" fo:padding-top="0.035cm" fo:padding-bottom="0.035cm" fo:border="0.018cm solid #000000">
        <style:background-image/>
      </style:paragraph-properties>
      <style:text-properties style:font-name="Arial" fo:font-size="10pt" fo:language="fr" fo:country="BE" style:font-size-asian="10pt" style:font-name-complex="Arial"/>
    </style:style>
    <style:style style:name="P49" style:family="paragraph" style:parent-style-name="Standard">
      <style:paragraph-properties fo:background-color="#c0c0c0" fo:padding-left="0.141cm" fo:padding-right="0.141cm" fo:padding-top="0.035cm" fo:padding-bottom="0.035cm" fo:border="0.018cm solid #000000">
        <style:background-image/>
      </style:paragraph-properties>
      <style:text-properties style:font-name="Arial" fo:font-size="10pt" fo:language="fr" fo:country="BE" style:text-underline-style="solid" style:text-underline-width="auto" style:text-underline-color="font-color" fo:font-weight="bold" style:font-size-asian="10pt" style:font-weight-asian="bold" style:font-name-complex="Arial" style:font-weight-complex="bold"/>
    </style:style>
    <style:style style:name="P50" style:family="paragraph" style:parent-style-name="Standard">
      <style:paragraph-properties fo:background-color="#c0c0c0" fo:padding-left="0.141cm" fo:padding-right="0.141cm" fo:padding-top="0.035cm" fo:padding-bottom="0.035cm" fo:border="0.018cm solid #000000">
        <style:background-image/>
      </style:paragraph-properties>
      <style:text-properties fo:color="#000000"/>
    </style:style>
    <style:style style:name="P51" style:family="paragraph" style:parent-style-name="Standard">
      <style:paragraph-properties fo:background-color="#c0c0c0" fo:padding-left="0.141cm" fo:padding-right="0.141cm" fo:padding-top="0.035cm" fo:padding-bottom="0.035cm" fo:border="0.018cm solid #000000">
        <style:background-image/>
      </style:paragraph-properties>
      <style:text-properties fo:color="#000000" style:font-name="Arial" fo:font-size="10pt" fo:language="fr" fo:country="BE" style:font-size-asian="10pt" style:font-name-complex="Arial"/>
    </style:style>
    <style:style style:name="P52" style:family="paragraph" style:parent-style-name="Standard">
      <style:paragraph-properties fo:margin-left="1.905cm" fo:margin-right="0cm" fo:text-align="justify" style:justify-single-word="false" fo:text-indent="0cm" style:auto-text-indent="false">
        <style:tab-stops>
          <style:tab-stop style:position="5.846cm" style:type="right" style:leader-style="dotted" style:leader-text="."/>
        </style:tab-stops>
      </style:paragraph-properties>
      <style:text-properties fo:color="#000000"/>
    </style:style>
    <style:style style:name="P53" style:family="paragraph" style:parent-style-name="Standard">
      <style:paragraph-properties fo:margin-left="1.905cm" fo:margin-right="0cm" fo:text-indent="0cm" style:auto-text-indent="false"/>
      <style:text-properties fo:color="#000000" style:font-name="Arial" fo:font-size="10pt" fo:language="fr" fo:country="BE" fo:font-style="italic" fo:font-weight="bold" style:font-size-asian="10pt" style:font-style-asian="italic" style:font-weight-asian="bold" style:font-name-complex="Arial" style:font-style-complex="italic" style:font-weight-complex="bold"/>
    </style:style>
    <style:style style:name="P54" style:family="paragraph" style:parent-style-name="Standard">
      <style:paragraph-properties fo:margin-left="1.905cm" fo:margin-right="0cm" fo:text-align="justify" style:justify-single-word="false" fo:text-indent="0cm" style:auto-text-indent="false">
        <style:tab-stops>
          <style:tab-stop style:position="5.846cm" style:type="right" style:leader-style="dotted" style:leader-text="."/>
        </style:tab-stops>
      </style:paragraph-properties>
      <style:text-properties fo:color="#000000" style:font-name="Arial" fo:font-size="10pt" fo:language="fr" fo:country="BE" fo:font-style="italic" style:font-size-asian="10pt" style:font-style-asian="italic" style:font-name-complex="Arial" style:font-style-complex="italic"/>
    </style:style>
    <style:style style:name="P55" style:family="paragraph" style:parent-style-name="Standard">
      <style:paragraph-properties fo:orphans="2" fo:widows="2" style:snap-to-layout-grid="false" style:writing-mode="lr-tb"/>
      <style:text-properties fo:color="#000000" style:font-name="Arial" fo:font-size="10pt" fo:language="fr" fo:country="BE" style:font-name-asian="Times New Roman" style:font-size-asian="10pt" style:font-name-complex="Arial" style:font-size-complex="12pt" style:language-complex="ar" style:country-complex="SA"/>
    </style:style>
    <style:style style:name="P56" style:family="paragraph" style:parent-style-name="Standard">
      <style:paragraph-properties fo:margin-left="0cm" fo:margin-right="0cm" fo:text-align="justify" style:justify-single-word="false" fo:text-indent="0cm" style:auto-text-indent="false">
        <style:tab-stops>
          <style:tab-stop style:position="5.846cm" style:type="right" style:leader-style="dotted" style:leader-text="."/>
        </style:tab-stops>
      </style:paragraph-properties>
      <style:text-properties fo:color="#000000" style:font-name="Arial" fo:language="fr" fo:country="BE" style:font-name-complex="Arial"/>
    </style:style>
    <style:style style:name="P57" style:family="paragraph" style:parent-style-name="Standard">
      <style:paragraph-properties fo:margin-left="0cm" fo:margin-right="0cm" fo:text-indent="0cm" style:auto-text-indent="false">
        <style:tab-stops>
          <style:tab-stop style:position="0cm"/>
        </style:tab-stops>
      </style:paragraph-properties>
      <style:text-properties fo:color="#000000" style:font-name="Arial" fo:font-size="9pt" fo:language="fr" fo:country="BE" fo:font-style="italic" style:font-size-asian="9pt" style:font-style-asian="italic" style:font-name-complex="Arial" style:font-size-complex="9pt" style:font-style-complex="italic"/>
    </style:style>
    <style:style style:name="P58" style:family="paragraph" style:parent-style-name="Standard">
      <style:paragraph-properties fo:margin-left="1.083cm" fo:margin-right="0cm" fo:text-indent="-1.083cm" style:auto-text-indent="false">
        <style:tab-stops>
          <style:tab-stop style:position="0cm"/>
        </style:tab-stops>
      </style:paragraph-properties>
      <style:text-properties fo:color="#000000"/>
    </style:style>
    <style:style style:name="P59" style:family="paragraph" style:parent-style-name="Standard">
      <style:paragraph-properties fo:margin-left="1.083cm" fo:margin-right="0cm" fo:text-indent="-1.083cm" style:auto-text-indent="false">
        <style:tab-stops>
          <style:tab-stop style:position="0cm"/>
        </style:tab-stops>
      </style:paragraph-properties>
      <style:text-properties fo:color="#000000" style:font-name="Wingdings" fo:font-size="10pt" style:font-size-asian="10pt"/>
    </style:style>
    <style:style style:name="P60" style:family="paragraph" style:parent-style-name="Standard">
      <style:paragraph-properties fo:margin-left="1.083cm" fo:margin-right="0cm" fo:text-indent="-1.083cm" style:auto-text-indent="false">
        <style:tab-stops>
          <style:tab-stop style:position="0cm"/>
        </style:tab-stops>
      </style:paragraph-properties>
      <style:text-properties fo:color="#000000" fo:language="fr" fo:country="BE"/>
    </style:style>
    <style:style style:name="P61" style:family="paragraph" style:parent-style-name="Standard">
      <style:paragraph-properties fo:margin-left="0.635cm" fo:margin-right="0cm" fo:text-align="justify" style:justify-single-word="false" fo:text-indent="-0.635cm" style:auto-text-indent="false">
        <style:tab-stops>
          <style:tab-stop style:position="0cm"/>
        </style:tab-stops>
      </style:paragraph-properties>
      <style:text-properties fo:color="#000000"/>
    </style:style>
    <style:style style:name="P62" style:family="paragraph" style:parent-style-name="Standard">
      <style:paragraph-properties fo:margin-left="0.635cm" fo:margin-right="0cm" fo:text-align="justify" style:justify-single-word="false" fo:text-indent="-0.635cm" style:auto-text-indent="false">
        <style:tab-stops>
          <style:tab-stop style:position="0cm"/>
        </style:tab-stops>
      </style:paragraph-properties>
      <style:text-properties fo:color="#000000" style:font-name="Arial" fo:font-size="10pt" fo:language="fr" fo:country="BE" style:font-size-asian="10pt" style:font-name-complex="Arial"/>
    </style:style>
    <style:style style:name="P63" style:family="paragraph" style:parent-style-name="Standard" style:master-page-name="Standard43">
      <style:paragraph-properties style:page-number="1">
        <style:tab-stops>
          <style:tab-stop style:position="5.08cm" style:type="right" style:leader-style="dotted" style:leader-text="."/>
        </style:tab-stops>
      </style:paragraph-properties>
      <style:text-properties fo:color="#000000" style:font-name="Arial" fo:font-size="10pt" fo:language="fr" fo:country="BE" style:font-size-asian="10pt" style:font-name-complex="Arial"/>
    </style:style>
    <style:style style:name="P64" style:family="paragraph" style:parent-style-name="Footer">
      <style:text-properties fo:color="#808080" style:font-name="DejaVu Sans" fo:font-size="8pt" style:font-size-asian="8pt" style:font-size-complex="8pt"/>
    </style:style>
    <style:style style:name="P65" style:family="paragraph" style:parent-style-name="Heading_20_3">
      <style:text-properties style:font-name="Arial"/>
    </style:style>
    <style:style style:name="P66" style:family="paragraph" style:parent-style-name="Text_20_body_20_indent">
      <style:paragraph-properties fo:margin-left="1.083cm" fo:margin-right="0cm" fo:text-indent="-1.083cm" style:auto-text-indent="false">
        <style:tab-stops>
          <style:tab-stop style:position="0cm"/>
        </style:tab-stops>
      </style:paragraph-properties>
      <style:text-properties fo:color="#000000"/>
    </style:style>
    <style:style style:name="P67" style:family="paragraph" style:parent-style-name="Corps_20_de_20_texte_20_3">
      <style:text-properties fo:color="#000000" style:font-name="Arial"/>
    </style:style>
    <style:style style:name="P68" style:family="paragraph" style:parent-style-name="Corps_20_de_20_texte_20_3">
      <style:paragraph-properties style:snap-to-layout-grid="false"/>
      <style:text-properties fo:color="#000000" style:font-name="Arial"/>
    </style:style>
    <style:style style:name="P69" style:family="paragraph" style:parent-style-name="Corps_20_de_20_texte_20_3">
      <style:paragraph-properties>
        <style:tab-stops>
          <style:tab-stop style:position="7.62cm" style:type="right"/>
        </style:tab-stops>
      </style:paragraph-properties>
      <style:text-properties fo:color="#000000" style:font-name="Arial" fo:font-size="10pt" fo:language="fr" fo:country="BE" style:font-size-asian="10pt" style:font-name-complex="Arial"/>
    </style:style>
    <style:style style:name="P70" style:family="paragraph" style:parent-style-name="Corps_20_de_20_texte_20_3">
      <style:paragraph-properties>
        <style:tab-stops>
          <style:tab-stop style:position="7.62cm" style:type="right"/>
        </style:tab-stops>
      </style:paragraph-properties>
      <style:text-properties fo:color="#000000" style:font-name="Arial" fo:font-size="10pt" fo:language="fr" fo:country="BE" fo:font-style="normal" style:font-size-asian="10pt" style:font-style-asian="normal" style:font-name-complex="Arial" style:font-style-complex="normal"/>
    </style:style>
    <style:style style:name="P71" style:family="paragraph" style:parent-style-name="Header">
      <style:paragraph-properties style:snap-to-layout-grid="false">
        <style:tab-stops/>
      </style:paragraph-properties>
      <style:text-properties style:font-name="Arial" style:font-name-complex="Arial"/>
    </style:style>
    <style:style style:name="P72" style:family="paragraph" style:parent-style-name="Retrait_20_corps_20_de_20_texte_20_2">
      <style:text-properties fo:color="#000000"/>
    </style:style>
    <style:style style:name="T1" style:family="text">
      <style:text-properties style:font-name="Arial"/>
    </style:style>
    <style:style style:name="T2" style:family="text">
      <style:text-properties style:font-name="Arial" fo:font-size="10pt" fo:language="fr" fo:country="BE" style:font-size-asian="10pt" style:font-name-complex="Arial"/>
    </style:style>
    <style:style style:name="T3" style:family="text">
      <style:text-properties style:font-name="Arial" fo:font-size="10pt" fo:language="fr" fo:country="BE" style:text-underline-style="solid" style:text-underline-width="auto" style:text-underline-color="font-color" fo:font-weight="bold" style:font-size-asian="10pt" style:font-weight-asian="bold" style:font-name-complex="Arial" style:font-weight-complex="bold"/>
    </style:style>
    <style:style style:name="T4" style:family="text">
      <style:text-properties style:font-name="Arial" fo:font-size="10pt" fo:language="fr" fo:country="BE" fo:font-style="italic" fo:font-weight="bold" style:font-size-asian="10pt" style:font-style-asian="italic" style:font-weight-asian="bold" style:font-name-complex="Arial" style:font-style-complex="italic" style:font-weight-complex="bold"/>
    </style:style>
    <style:style style:name="T5" style:family="text">
      <style:text-properties style:font-name="Arial" fo:font-size="10pt" fo:language="fr" fo:country="BE" fo:font-style="italic" style:font-size-asian="10pt" style:font-style-asian="italic" style:font-name-complex="Arial" style:font-style-complex="italic"/>
    </style:style>
    <style:style style:name="T6" style:family="text">
      <style:text-properties style:font-name="Arial" fo:font-size="10pt" fo:language="nl" fo:country="NL" style:font-size-asian="10pt" style:font-name-complex="Arial"/>
    </style:style>
    <style:style style:name="T7" style:family="text">
      <style:text-properties style:font-name="Arial" fo:font-size="10pt" style:font-size-asian="10pt" style:font-name-complex="Arial"/>
    </style:style>
    <style:style style:name="T8" style:family="text">
      <style:text-properties style:font-name="Arial" fo:font-size="10pt" fo:font-style="italic" style:font-size-asian="10pt" style:font-style-asian="italic" style:font-name-complex="Arial" style:font-style-complex="italic"/>
    </style:style>
    <style:style style:name="T9" style:family="text">
      <style:text-properties style:font-name="Arial" fo:font-size="9pt" fo:font-style="italic" style:font-size-asian="9pt" style:font-style-asian="italic" style:font-name-complex="Arial" style:font-size-complex="9pt" style:font-style-complex="italic"/>
    </style:style>
    <style:style style:name="T10" style:family="text">
      <style:text-properties style:font-name="Arial" fo:font-size="9pt" fo:font-style="italic" style:font-size-asian="9pt" style:font-style-asian="italic" style:font-size-complex="9pt" style:font-style-complex="italic"/>
    </style:style>
    <style:style style:name="T11" style:family="text">
      <style:text-properties style:font-name="Arial" fo:font-size="9pt" fo:language="fr" fo:country="BE" fo:font-style="italic" style:font-size-asian="9pt" style:font-style-asian="italic" style:font-name-complex="Arial" style:font-size-complex="9pt" style:font-style-complex="italic"/>
    </style:style>
    <style:style style:name="T12" style:family="text">
      <style:text-properties style:font-name="Arial" fo:font-size="9pt" fo:language="fr" fo:country="BE" style:font-size-asian="9pt" style:font-name-complex="Arial" style:font-size-complex="9pt"/>
    </style:style>
    <style:style style:name="T13" style:family="text">
      <style:text-properties style:font-name="Arial" fo:font-style="italic" style:font-style-asian="italic" style:font-name-complex="Arial" style:font-style-complex="italic"/>
    </style:style>
    <style:style style:name="T14" style:family="text">
      <style:text-properties style:font-name="Arial" fo:font-style="italic" style:font-style-asian="italic" style:font-style-complex="italic"/>
    </style:style>
    <style:style style:name="T15" style:family="text">
      <style:text-properties style:font-name="Wingdings"/>
    </style:style>
    <style:style style:name="T16" style:family="text">
      <style:text-properties style:font-name="Wingdings" fo:font-size="10pt" fo:language="fr" fo:country="BE" style:font-size-asian="10pt"/>
    </style:style>
    <style:style style:name="T17" style:family="text">
      <style:text-properties style:font-name="Wingdings" fo:font-size="10pt" style:font-size-asian="10pt"/>
    </style:style>
    <style:style style:name="T18" style:family="text">
      <style:text-properties fo:color="#000000" style:font-name="Wingdings" fo:font-size="10pt" fo:language="fr" fo:country="BE" style:font-size-asian="10pt"/>
    </style:style>
    <style:style style:name="T19" style:family="text">
      <style:text-properties fo:color="#000000" style:font-name="Arial" fo:font-size="10pt" fo:language="fr" fo:country="BE" style:font-size-asian="10pt" style:font-name-complex="Ari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position="super 58%" style:font-name="Arial" fo:font-size="10pt" fo:language="fr" fo:country="BE" style:font-size-asian="10pt" style:font-name-complex="Arial"/>
    </style:style>
    <style:style style:name="T23" style:family="text">
      <style:text-properties fo:font-weight="bold" style:font-weight-asian="bold" style:font-weight-complex="bold"/>
    </style:style>
    <style:style style:name="T24" style:family="text">
      <style:text-properties fo:font-size="10pt" fo:font-style="italic" style:font-size-asian="10pt"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71"/>
          </table:table-cell>
          <table:table-cell table:style-name="Tableau1.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2" table:style-name="Tableau2">
        <table:table-column table:style-name="Tableau2.A"/>
        <table:table-column table:style-name="Tableau2.B"/>
        <table:table-column table:style-name="Tableau2.C"/>
        <table:table-row table:style-name="Tableau2.1">
          <table:table-cell table:style-name="Tableau2.A1" table:number-columns-spanned="3" office:value-type="string">
            <text:p text:style-name="P4">Reçu le :</text:p>
            <text:p text:style-name="P2"/>
          </table:table-cell>
          <table:covered-table-cell/>
          <table:covered-table-cell/>
        </table:table-row>
        <table:table-row table:style-name="Tableau2.2">
          <table:table-cell table:style-name="Tableau2.A2" office:value-type="string">
            <text:p text:style-name="P4">Encodage :</text:p>
            <text:p text:style-name="P2"/>
          </table:table-cell>
          <table:table-cell table:style-name="Tableau2.A2" office:value-type="string">
            <text:p text:style-name="P32"><text:span text:style-name="T6">pk-heb : 1</text:span></text:p>
          </table:table-cell>
          <table:table-cell table:style-name="Tableau2.C2" office:value-type="string">
            <text:p text:style-name="P22">pk-membre : 24</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3" table:style-name="Tableau3">
        <table:table-column table:style-name="Tableau3.A"/>
        <table:table-column table:style-name="Tableau3.B"/>
        <table:table-row table:style-name="Tableau3.1">
          <table:table-cell table:style-name="Tableau3.A1" office:value-type="string">
            <text:p text:style-name="P4">photo</text:p>
          </table:table-cell>
          <table:table-cell table:style-name="Tableau3.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 table:style-name="Tableau4">
        <table:table-column table:style-name="Tableau4.A"/>
        <table:table-column table:style-name="Tableau4.B"/>
        <table:table-row table:style-name="Tableau4.1">
          <table:table-cell table:style-name="Tableau4.A1" office:value-type="string">
            <text:p text:style-name="P34"><text:span text:style-name="T2">classification (épis) : 1-2</text:span></text:p>
            <text:p text:style-name="P5"/>
            <text:p text:style-name="P5">type d’hébergement : Chambre d'hôtes</text:p>
            <text:p text:style-name="P25"/>
            <text:p text:style-name="P25"/>
            <text:p text:style-name="P25"/>
            <text:p text:style-name="P33"><text:span text:style-name="T2">capacité globale : 2/4</text:span></text:p>
            <text:p text:style-name="P5"/>
            <text:p text:style-name="P5">nombre total de chambres : 2</text:p>
          </table:table-cell>
          <table:table-cell table:style-name="Tableau4.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5" table:style-name="Tableau5">
        <table:table-column table:style-name="Tableau5.A"/>
        <table:table-column table:style-name="Tableau5.B"/>
        <table:table-row table:style-name="Tableau5.1">
          <table:table-cell table:style-name="Tableau5.A1" office:value-type="string">
            <text:p text:style-name="P4">prénom et nom :</text:p>
            <text:p text:style-name="P2">Nicole <text:s/>D'HAENENS LOOSFELT</text:p>
            <text:p text:style-name="P2"/>
            <text:p text:style-name="P1"><text:span text:style-name="T2">tél. : 069 68 95 45</text:span></text:p>
            <text:p text:style-name="P2"/>
            <text:p text:style-name="P1"><text:span text:style-name="T2">gsm : </text:span></text:p>
            <text:p text:style-name="P2"/>
            <text:p text:style-name="P1"><text:span text:style-name="T2">fax : </text:span></text:p>
            <text:p text:style-name="P2"/>
            <text:p text:style-name="P2">adresse e-mail : </text:p>
            <text:p text:style-name="P2">jm.wiseur@skynet.be</text:p>
            <text:p text:style-name="P2"/>
            <text:p text:style-name="P2">site internet personnel :</text:p>
            <text:p text:style-name="P2"/>
            <text:p text:style-name="P2"/>
            <text:p text:style-name="P2">langues parlées :</text:p>
            <text:p text:style-name="P28">FR - NL - EN</text:p>
            <text:p text:style-name="P2"/>
          </table:table-cell>
          <table:table-cell table:style-name="Tableau5.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6" table:style-name="Tableau6">
        <table:table-column table:style-name="Tableau6.A"/>
        <table:table-column table:style-name="Tableau6.B"/>
        <table:table-row table:style-name="Tableau6.1">
          <table:table-cell table:style-name="Tableau6.A1" office:value-type="string">
            <text:p text:style-name="P4">nom de l’hébergement :</text:p>
            <text:p text:style-name="P2">Chambres d'Hôtes</text:p>
            <text:p text:style-name="P2"/>
            <text:p text:style-name="P2">rue :</text:p>
            <text:p text:style-name="P2">rue Neuve, 2</text:p>
            <text:p text:style-name="P2"/>
            <text:p text:style-name="P2">code postal : 7972 Beloeil</text:p>
            <text:p text:style-name="P2">localité pour la communication :</text:p>
            <text:p text:style-name="P24">Ellignies-Sainte-Anne</text:p>
            <text:p text:style-name="P2"/>
          </table:table-cell>
          <table:table-cell table:style-name="Tableau6.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7" table:style-name="Tableau7">
        <table:table-column table:style-name="Tableau7.A"/>
        <table:table-column table:style-name="Tableau7.B"/>
        <table:table-row table:style-name="Tableau7.1">
          <table:table-cell table:style-name="Tableau7.A1" office:value-type="string">
            <text:p text:style-name="P4"/>
            <text:p text:style-name="P2"/>
            <text:p text:style-name="P33"><text:span text:style-name="T2">tennis : </text:span></text:p>
            <text:p text:style-name="P5">sports nautiques : </text:p>
            <text:p text:style-name="P23">ski : </text:p>
            <text:p text:style-name="P5">randonnées balisées : </text:p>
            <text:p text:style-name="P5">piscine : 5.0<text:tab/></text:p>
            <text:p text:style-name="P5">pêche : 3.0<text:tab/></text:p>
            <text:p text:style-name="P5">équitation : </text:p>
            <text:p text:style-name="P5">vélos à disposition : 5.0</text:p>
            <text:p text:style-name="P5">circuit v.t.t. : </text:p>
            <text:p text:style-name="P5">ravel : 5.0<text:tab/></text:p>
            <text:p text:style-name="P2"/>
          </table:table-cell>
          <table:table-cell table:style-name="Tableau7.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8" table:style-name="Tableau8">
        <table:table-column table:style-name="Tableau8.A"/>
        <table:table-column table:style-name="Tableau8.B"/>
        <table:table-row table:style-name="Tableau8.1">
          <table:table-cell table:style-name="Tableau8.A1" office:value-type="string">
            <text:p text:style-name="P4"/>
            <text:p text:style-name="P5">commerces : 0.1</text:p>
            <text:p text:style-name="P5">restaurant : 0.1</text:p>
            <text:p text:style-name="P5">gare : 6.0</text:p>
            <text:p text:style-name="P5"/>
            <text:p text:style-name="P5">animaux domestiques admis : non</text:p>
            <text:p text:style-name="P5">hébergement fumeur : non</text:p>
          </table:table-cell>
          <table:table-cell table:style-name="Tableau8.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9" table:style-name="Tableau9">
        <table:table-column table:style-name="Tableau9.A"/>
        <table:table-column table:style-name="Tableau9.B"/>
        <table:table-column table:style-name="Tableau9.C" table:number-columns-repeated="3"/>
        <table:table-column table:style-name="Tableau9.F" table:number-columns-repeated="2"/>
        <table:table-column table:style-name="Tableau9.B"/>
        <table:table-column table:style-name="Tableau9.I"/>
        <table:table-column table:style-name="Tableau9.J"/>
        <table:table-column table:style-name="Tableau9.K"/>
        <table:table-column table:style-name="Tableau9.L"/>
        <table:table-row table:style-name="Tableau9.1">
          <table:table-cell table:style-name="Tableau9.A1" office:value-type="string">
            <text:p text:style-name="P4"/>
          </table:table-cell>
          <table:table-cell table:style-name="Tableau9.B1" office:value-type="string">
            <text:p text:style-name="P4"/>
          </table:table-cell>
          <table:table-cell table:style-name="Tableau9.B1" office:value-type="string">
            <text:p text:style-name="P4"/>
          </table:table-cell>
          <table:table-cell table:style-name="Tableau9.B1" office:value-type="string">
            <text:p text:style-name="P4"/>
          </table:table-cell>
          <table:table-cell table:style-name="Tableau9.B1" office:value-type="string">
            <text:p text:style-name="P4"/>
          </table:table-cell>
          <table:table-cell table:style-name="Tableau9.F1" office:value-type="string">
            <text:p text:style-name="P4"/>
          </table:table-cell>
          <table:table-cell table:style-name="Tableau9.A1" office:value-type="string">
            <text:p text:style-name="P4"/>
          </table:table-cell>
          <table:table-cell table:style-name="Tableau9.B1" office:value-type="string">
            <text:p text:style-name="P4"/>
          </table:table-cell>
          <table:table-cell table:style-name="Tableau9.B1" office:value-type="string">
            <text:p text:style-name="P4"/>
          </table:table-cell>
          <table:table-cell table:style-name="Tableau9.B1" office:value-type="string">
            <text:p text:style-name="P4"/>
          </table:table-cell>
          <table:table-cell table:style-name="Tableau9.B1" office:value-type="string">
            <text:p text:style-name="P4"/>
          </table:table-cell>
          <table:table-cell table:style-name="Tableau9.L1" office:value-type="string">
            <text:p text:style-name="P4"/>
          </table:table-cell>
        </table:table-row>
        <table:table-row table:style-name="Tableau9.1">
          <table:table-cell table:style-name="Tableau9.A2" office:value-type="string">
            <text:p text:style-name="P4"/>
          </table:table-cell>
          <table:table-cell table:style-name="Tableau9.B2" office:value-type="string">
            <text:p text:style-name="P4"/>
          </table:table-cell>
          <table:table-cell table:style-name="Tableau9.B2" office:value-type="string">
            <text:p text:style-name="P4">1 p.</text:p>
          </table:table-cell>
          <table:table-cell table:style-name="Tableau9.B2" office:value-type="string">
            <text:p text:style-name="P4">2 p.</text:p>
          </table:table-cell>
          <table:table-cell table:style-name="Tableau9.B2" office:value-type="string">
            <text:p text:style-name="P32"><text:span text:style-name="T2">3</text:span><text:span text:style-name="T22">ième</text:span><text:span text:style-name="T2"> p.</text:span></text:p>
          </table:table-cell>
          <table:table-cell table:style-name="Tableau9.A2" office:value-type="string">
            <text:p text:style-name="P4"/>
          </table:table-cell>
          <table:table-cell table:style-name="Tableau9.A2" office:value-type="string">
            <text:p text:style-name="P4"/>
          </table:table-cell>
          <table:table-cell table:style-name="Tableau9.B2" office:value-type="string">
            <text:p text:style-name="P4"/>
          </table:table-cell>
          <table:table-cell table:style-name="Tableau9.B2" office:value-type="string">
            <text:p text:style-name="P4">1 p.</text:p>
          </table:table-cell>
          <table:table-cell table:style-name="Tableau9.B2" office:value-type="string">
            <text:p text:style-name="P4">2 p.</text:p>
          </table:table-cell>
          <table:table-cell table:style-name="Tableau9.B2" office:value-type="string">
            <text:p text:style-name="P32"><text:span text:style-name="T2">3</text:span><text:span text:style-name="T22">ième</text:span><text:span text:style-name="T2"> p.</text:span></text:p>
          </table:table-cell>
          <table:table-cell table:style-name="Tableau9.L2" office:value-type="string">
            <text:p text:style-name="P4"/>
          </table:table-cell>
        </table:table-row>
        <table:table-row table:style-name="Tableau9.1">
          <table:table-cell table:style-name="Tableau9.A2" office:value-type="string">
            <text:p text:style-name="P4"/>
          </table:table-cell>
          <table:table-cell table:style-name="Tableau9.B2" office:value-type="string">
            <text:p text:style-name="P4">1 nuit + pt. déj.</text:p>
          </table:table-cell>
          <table:table-cell table:style-name="Tableau9.B2" office:value-type="string">
            <text:p text:style-name="P4">20.00/30.00</text:p>
          </table:table-cell>
          <table:table-cell table:style-name="Tableau9.B2" office:value-type="string">
            <text:p text:style-name="P4">30.00/42.00</text:p>
          </table:table-cell>
          <table:table-cell table:style-name="Tableau9.B2" office:value-type="string">
            <text:p text:style-name="P4">12.50</text:p>
          </table:table-cell>
          <table:table-cell table:style-name="Tableau9.A2" office:value-type="string">
            <text:p text:style-name="P4"/>
          </table:table-cell>
          <table:table-cell table:style-name="Tableau9.A2" office:value-type="string">
            <text:p text:style-name="P4"/>
          </table:table-cell>
          <table:table-cell table:style-name="Tableau9.B2" office:value-type="string">
            <text:p text:style-name="P4">1 nuit + pt. déj.</text:p>
          </table:table-cell>
          <table:table-cell table:style-name="Tableau9.B2" office:value-type="string">
            <text:p text:style-name="P4"/>
          </table:table-cell>
          <table:table-cell table:style-name="Tableau9.B2" office:value-type="string">
            <text:p text:style-name="P4"/>
          </table:table-cell>
          <table:table-cell table:style-name="Tableau9.B2" office:value-type="string">
            <text:p text:style-name="P4"/>
          </table:table-cell>
          <table:table-cell table:style-name="Tableau9.L2" office:value-type="string">
            <text:p text:style-name="P4"/>
          </table:table-cell>
        </table:table-row>
        <table:table-row table:style-name="Tableau9.1">
          <table:table-cell table:style-name="Tableau9.A2" office:value-type="string">
            <text:p text:style-name="P4"/>
          </table:table-cell>
          <table:table-cell table:style-name="Tableau9.B2" office:value-type="string">
            <text:p text:style-name="P4">réduction si pas de pt. déjeuner</text:p>
          </table:table-cell>
          <table:table-cell table:style-name="Tableau9.B2" office:value-type="string">
            <text:p text:style-name="P4">4.00</text:p>
          </table:table-cell>
          <table:table-cell table:style-name="Tableau9.B2" office:value-type="string">
            <text:p text:style-name="P4">4.00</text:p>
          </table:table-cell>
          <table:table-cell table:style-name="Tableau9.B2" office:value-type="string">
            <text:p text:style-name="P4">4.00</text:p>
          </table:table-cell>
          <table:table-cell table:style-name="Tableau9.A2" office:value-type="string">
            <text:p text:style-name="P4"/>
          </table:table-cell>
          <table:table-cell table:style-name="Tableau9.A2" office:value-type="string">
            <text:p text:style-name="P4"/>
          </table:table-cell>
          <table:table-cell table:style-name="Tableau9.B2" office:value-type="string">
            <text:p text:style-name="P4">réduction si pas de pt. déjeuner</text:p>
          </table:table-cell>
          <table:table-cell table:style-name="Tableau9.B2" office:value-type="string">
            <text:p text:style-name="P4"/>
          </table:table-cell>
          <table:table-cell table:style-name="Tableau9.B2" office:value-type="string">
            <text:p text:style-name="P4"/>
          </table:table-cell>
          <table:table-cell table:style-name="Tableau9.B2" office:value-type="string">
            <text:p text:style-name="P4"/>
          </table:table-cell>
          <table:table-cell table:style-name="Tableau9.L2" office:value-type="string">
            <text:p text:style-name="P4"/>
          </table:table-cell>
        </table:table-row>
        <table:table-row table:style-name="Tableau9.1">
          <table:table-cell table:style-name="Tableau9.A2" office:value-type="string">
            <text:p text:style-name="P4"/>
          </table:table-cell>
          <table:table-cell table:style-name="Tableau9.B2" office:value-type="string">
            <text:p text:style-name="P4">table d’hôtes</text:p>
          </table:table-cell>
          <table:table-cell table:style-name="Tableau9.B2" office:value-type="string">
            <text:p text:style-name="P55">15.00</text:p>
          </table:table-cell>
          <table:table-cell table:style-name="Tableau9.B2" office:value-type="string">
            <text:p text:style-name="P55"/>
          </table:table-cell>
          <table:table-cell table:style-name="Tableau9.E5" office:value-type="string">
            <text:p text:style-name="P4"/>
          </table:table-cell>
          <table:table-cell table:style-name="Tableau9.A2" office:value-type="string">
            <text:p text:style-name="P4"/>
          </table:table-cell>
          <table:table-cell table:style-name="Tableau9.A2" office:value-type="string">
            <text:p text:style-name="P4"/>
          </table:table-cell>
          <table:table-cell table:style-name="Tableau9.A2" office:value-type="string">
            <text:p text:style-name="P4">table d’hôtes</text:p>
          </table:table-cell>
          <table:table-cell table:style-name="Tableau9.A2" office:value-type="string">
            <text:p text:style-name="P10">/p.</text:p>
          </table:table-cell>
          <table:table-cell table:style-name="Tableau9.A2" office:value-type="string">
            <text:p text:style-name="P4"/>
          </table:table-cell>
          <table:table-cell table:style-name="Tableau9.K5" office:value-type="string">
            <text:p text:style-name="P4"/>
          </table:table-cell>
          <table:table-cell table:style-name="Tableau9.L5" office:value-type="string">
            <text:p text:style-name="P4"/>
          </table:table-cell>
        </table:table-row>
        <table:table-row table:style-name="Tableau9.6">
          <table:table-cell table:style-name="Tableau9.A2" office:value-type="string">
            <text:p text:style-name="P4"/>
          </table:table-cell>
          <table:table-cell table:style-name="Tableau9.B2" office:value-type="string">
            <text:p text:style-name="P4">autres</text:p>
            <text:p text:style-name="P2"/>
          </table:table-cell>
          <table:table-cell table:style-name="Tableau9.B2" table:number-columns-spanned="3" office:value-type="string">
            <text:p text:style-name="P26"/>
          </table:table-cell>
          <table:covered-table-cell/>
          <table:covered-table-cell/>
          <table:table-cell table:style-name="Tableau9.A2" office:value-type="string">
            <text:p text:style-name="P4"/>
          </table:table-cell>
          <table:table-cell table:style-name="Tableau9.A2" office:value-type="string">
            <text:p text:style-name="P4"/>
          </table:table-cell>
          <table:table-cell table:style-name="Tableau9.H6" office:value-type="string">
            <text:p text:style-name="P4">autres</text:p>
          </table:table-cell>
          <table:table-cell table:style-name="Tableau9.H6" table:number-columns-spanned="3" office:value-type="string">
            <text:p text:style-name="P4"/>
          </table:table-cell>
          <table:covered-table-cell/>
          <table:covered-table-cell/>
          <table:table-cell table:style-name="Tableau9.L2" office:value-type="string">
            <text:p text:style-name="P4"/>
          </table:table-cell>
        </table:table-row>
        <table:table-row table:style-name="Tableau9.6">
          <table:table-cell table:style-name="Tableau9.A2" office:value-type="string">
            <text:p text:style-name="P4"/>
          </table:table-cell>
          <table:table-cell table:style-name="Tableau9.A2" table:number-columns-spanned="4" office:value-type="string">
            <text:p text:style-name="P4">type de table d’hôtes : th2</text:p>
          </table:table-cell>
          <table:covered-table-cell/>
          <table:covered-table-cell/>
          <table:covered-table-cell/>
          <table:table-cell table:style-name="Tableau9.A2" office:value-type="string">
            <text:p text:style-name="P4"/>
          </table:table-cell>
          <table:table-cell table:style-name="Tableau9.A2" office:value-type="string">
            <text:p text:style-name="P4"/>
          </table:table-cell>
          <table:table-cell table:style-name="Tableau9.A2" table:number-columns-spanned="4" office:value-type="string">
            <text:p text:style-name="P4">Type de table d’hôtes :</text:p>
          </table:table-cell>
          <table:covered-table-cell/>
          <table:covered-table-cell/>
          <table:covered-table-cell/>
          <table:table-cell table:style-name="Tableau9.L2" office:value-type="string">
            <text:p text:style-name="P4"/>
          </table:table-cell>
        </table:table-row>
        <table:table-row table:style-name="Tableau9.6">
          <table:table-cell>
            <table:table table:is-sub-table="true">
              <table:table-column table:style-name="Tableau9.A"/>
              <table:table-row table:style-name="Tableau9.6">
                <table:table-cell table:style-name="Tableau9.A2" office:value-type="string">
                  <text:p text:style-name="P4"/>
                </table:table-cell>
              </table:table-row>
              <table:table-row table:style-name="Tableau9.6">
                <table:table-cell table:style-name="Tableau9.A2" office:value-type="string">
                  <text:p text:style-name="P4"/>
                </table:table-cell>
              </table:table-row>
              <table:table-row table:style-name="Tableau9.6">
                <table:table-cell table:style-name="Tableau9.A2" office:value-type="string">
                  <text:p text:style-name="P4"/>
                </table:table-cell>
              </table:table-row>
            </table:table>
          </table:table-cell>
          <table:table-cell table:style-name="Tableau9.B2" table:number-columns-spanned="4" office:value-type="string">
            <text:p text:style-name="P4"/>
          </table:table-cell>
          <table:covered-table-cell/>
          <table:covered-table-cell/>
          <table:covered-table-cell/>
          <table:table-cell table:number-columns-spanned="7">
            <table:table table:is-sub-table="true">
              <table:table-column table:style-name="Tableau9.F" table:number-columns-repeated="2"/>
              <table:table-column table:style-name="Tableau9.F8.3"/>
              <table:table-column table:style-name="Tableau9.L"/>
              <table:table-row table:style-name="Tableau9.6">
                <table:table-cell table:style-name="Tableau9.A2" office:value-type="string">
                  <text:p text:style-name="P4"/>
                </table:table-cell>
                <table:table-cell table:style-name="Tableau9.A2" office:value-type="string">
                  <text:p text:style-name="P4"/>
                </table:table-cell>
                <table:table-cell table:style-name="Tableau9.A2" office:value-type="string">
                  <text:p text:style-name="P32"><text:span text:style-name="T16"></text:span><text:span text:style-name="T2"> <text:s/>assiette gourmande</text:span></text:p>
                </table:table-cell>
                <table:table-cell table:style-name="Tableau9.L2" office:value-type="string">
                  <text:p text:style-name="P4"/>
                </table:table-cell>
              </table:table-row>
              <table:table-row table:style-name="Tableau9.6">
                <table:table-cell table:style-name="Tableau9.A2" office:value-type="string">
                  <text:p text:style-name="P4"/>
                </table:table-cell>
                <table:table-cell table:style-name="Tableau9.A2" office:value-type="string">
                  <text:p text:style-name="P4"/>
                </table:table-cell>
                <table:table-cell table:style-name="Tableau9.A2" office:value-type="string">
                  <text:p text:style-name="P32"><text:span text:style-name="T16"></text:span><text:span text:style-name="T2"> <text:s/>repas familial</text:span></text:p>
                </table:table-cell>
                <table:table-cell table:style-name="Tableau9.L2" office:value-type="string">
                  <text:p text:style-name="P4"/>
                </table:table-cell>
              </table:table-row>
              <table:table-row table:style-name="Tableau9.6">
                <table:table-cell table:style-name="Tableau9.A2" office:value-type="string">
                  <text:p text:style-name="P4"/>
                </table:table-cell>
                <table:table-cell table:style-name="Tableau9.A2" office:value-type="string">
                  <text:p text:style-name="P4"/>
                </table:table-cell>
                <table:table-cell table:style-name="Tableau9.B2" office:value-type="string">
                  <text:p text:style-name="P32"><text:span text:style-name="T16"></text:span><text:span text:style-name="T2"> <text:s/>menu gastronomique</text:span></text:p>
                </table:table-cell>
                <table:table-cell table:style-name="Tableau9.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9.6">
          <table:table-cell table:style-name="Tableau9.A2" office:value-type="string">
            <text:p text:style-name="P4"/>
          </table:table-cell>
          <table:table-cell table:style-name="Tableau9.B2" table:number-columns-spanned="4" office:value-type="string">
            <text:p text:style-name="P4">taxe de séjour : non</text:p>
          </table:table-cell>
          <table:covered-table-cell/>
          <table:covered-table-cell/>
          <table:covered-table-cell/>
          <table:table-cell table:style-name="Tableau9.A2" office:value-type="string">
            <text:p text:style-name="P4"/>
          </table:table-cell>
          <table:table-cell table:style-name="Tableau9.A2" office:value-type="string">
            <text:p text:style-name="P4"/>
          </table:table-cell>
          <table:table-cell table:style-name="Tableau9.B2" table:number-columns-spanned="4" office:value-type="string">
            <text:p text:style-name="P4">taxe de séjour : <text:s/>….. par</text:p>
          </table:table-cell>
          <table:covered-table-cell/>
          <table:covered-table-cell/>
          <table:covered-table-cell/>
          <table:table-cell table:style-name="Tableau9.L2" office:value-type="string">
            <text:p text:style-name="P4"/>
          </table:table-cell>
        </table:table-row>
        <table:table-row table:style-name="Tableau9.1">
          <table:table-cell table:style-name="Tableau9.B2" office:value-type="string">
            <text:p text:style-name="P4"/>
          </table:table-cell>
          <table:table-cell table:style-name="Tableau9.E5" office:value-type="string">
            <text:p text:style-name="P4"/>
          </table:table-cell>
          <table:table-cell table:style-name="Tableau9.E5" office:value-type="string">
            <text:p text:style-name="P4"/>
          </table:table-cell>
          <table:table-cell table:style-name="Tableau9.E5" office:value-type="string">
            <text:p text:style-name="P4"/>
          </table:table-cell>
          <table:table-cell table:style-name="Tableau9.E5" office:value-type="string">
            <text:p text:style-name="P4"/>
          </table:table-cell>
          <table:table-cell table:style-name="Tableau9.E5" office:value-type="string">
            <text:p text:style-name="P4"/>
          </table:table-cell>
          <table:table-cell table:style-name="Tableau9.E5" office:value-type="string">
            <text:p text:style-name="P4"/>
          </table:table-cell>
          <table:table-cell table:style-name="Tableau9.E5" office:value-type="string">
            <text:p text:style-name="P4"/>
          </table:table-cell>
          <table:table-cell table:style-name="Tableau9.E5" office:value-type="string">
            <text:p text:style-name="P4"/>
          </table:table-cell>
          <table:table-cell table:style-name="Tableau9.E5" office:value-type="string">
            <text:p text:style-name="P4"/>
          </table:table-cell>
          <table:table-cell table:style-name="Tableau9.E5" office:value-type="string">
            <text:p text:style-name="P4"/>
          </table:table-cell>
          <table:table-cell table:style-name="Tableau9.L10" office:value-type="string">
            <text:p text:style-name="P4"/>
          </table:table-cell>
        </table:table-row>
      </table:table>
      <text:p text:style-name="P30">8. <text:s/>composition de l’hébergement</text:p>
      <table:table table:name="Tableau10" table:style-name="Tableau10">
        <table:table-column table:style-name="Tableau10.A"/>
        <table:table-column table:style-name="Tableau10.B"/>
        <table:table-row table:style-name="Tableau10.1">
          <table:table-cell table:style-name="Tableau10.A1" office:value-type="string">
            <text:p text:style-name="P4">Points forts : le long d'une route, isolé</text:p>
            <text:p text:style-name="P21"/>
            <text:p text:style-name="P2"/>
          </table:table-cell>
          <table:table-cell table:style-name="Tableau10.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10.1">
          <table:table-cell table:style-name="Tableau10.A2" office:value-type="string">
            <text:p text:style-name="P4">Distribution : rez : 1 ch (2x1p., sdb, wc). 1er ét. : 1ch (2x1p., lavabo, sdb et wc en commun avec le propriétaire), chauffage central. jardin : pelouse, terrasse, verger, jeux extérieurs, bbq.</text:p>
            <text:p text:style-name="P28"/>
          </table:table-cell>
          <table:table-cell table:style-name="Tableau10.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10.1">
          <table:table-cell table:style-name="Tableau10.A2" office:value-type="string">
            <text:p text:style-name="P4">Pictogrammes de confort :</text:p>
            <text:p text:style-name="P5">Lit 1 pers. : 4</text:p>
            <text:p text:style-name="P5">Lit 2 pers. : 0</text:p>
            <text:p text:style-name="P5">Lit superposé (1 lit = 2 pers.)  : 0</text:p>
            <text:p text:style-name="P33"><text:span text:style-name="T2">Lit bébé : 1</text:span></text:p>
            <text:p text:style-name="P5"/>
            <text:p text:style-name="P23">tv : </text:p>
            <text:p text:style-name="P5">feu ouvert/cassette : </text:p>
            <text:p text:style-name="P5">accès-internet : </text:p>
            <text:p text:style-name="P5"/>
          </table:table-cell>
          <table:table-cell table:style-name="Tableau10.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11" table:style-name="Tableau11">
        <table:table-column table:style-name="Tableau11.A"/>
        <table:table-column table:style-name="Tableau11.B"/>
        <table:table-row table:style-name="Tableau11.1">
          <table:table-cell table:style-name="Tableau11.A1" office:value-type="string">
            <text:p text:style-name="P4">Deux chambres aménagées dans une grande maison en briques et en pierre bleue. Les chambres sont réservées aux non-fumeurs.</text:p>
            <text:p text:style-name="P2"/>
          </table:table-cell>
          <table:table-cell table:style-name="Tableau11.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14" table:style-name="Tableau14">
        <table:table-column table:style-name="Tableau14.A"/>
        <table:table-column table:style-name="Tableau14.B"/>
        <table:table-row table:style-name="Tableau14.1">
          <table:table-cell table:style-name="Tableau14.A1" office:value-type="string">
            <text:p text:style-name="P4"/>
            <text:p text:style-name="P2">Réservation via Belsud : </text:p>
            <text:p text:style-name="P2"/>
          </table:table-cell>
          <table:table-cell table:style-name="Tableau14.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13" table:style-name="Tableau13">
        <table:table-column table:style-name="Tableau13.A"/>
        <table:table-column table:style-name="Tableau13.B"/>
        <table:table-row table:style-name="Tableau13.1">
          <table:table-cell table:style-name="Tableau13.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13.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12" table:style-name="Tableau12">
        <table:table-column table:style-name="Tableau12.A"/>
        <table:table-column table:style-name="Tableau12.B"/>
        <table:table-row table:style-name="Tableau12.1">
          <table:table-cell table:style-name="Tableau12.A1" office:value-type="string">
            <text:p text:style-name="P71"/>
          </table:table-cell>
          <table:table-cell table:style-name="Tableau12.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3" office:value-type="string">
            <text:p text:style-name="P4">Reçu le :</text:p>
            <text:p text:style-name="P2"/>
          </table:table-cell>
          <table:covered-table-cell/>
          <table:covered-table-cell/>
        </table:table-row>
        <table:table-row table:style-name="Tableau15.2">
          <table:table-cell table:style-name="Tableau15.A2" office:value-type="string">
            <text:p text:style-name="P4">Encodage :</text:p>
            <text:p text:style-name="P2"/>
          </table:table-cell>
          <table:table-cell table:style-name="Tableau15.A2" office:value-type="string">
            <text:p text:style-name="P32"><text:span text:style-name="T6">pk-heb : 11</text:span></text:p>
          </table:table-cell>
          <table:table-cell table:style-name="Tableau15.C2" office:value-type="string">
            <text:p text:style-name="P22">pk-membre : 13</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16" table:style-name="Tableau16">
        <table:table-column table:style-name="Tableau16.A"/>
        <table:table-column table:style-name="Tableau16.B"/>
        <table:table-row table:style-name="Tableau16.1">
          <table:table-cell table:style-name="Tableau16.A1" office:value-type="string">
            <text:p text:style-name="P4">photo</text:p>
          </table:table-cell>
          <table:table-cell table:style-name="Tableau16.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1</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17" table:style-name="Tableau17">
        <table:table-column table:style-name="Tableau17.A"/>
        <table:table-column table:style-name="Tableau17.B"/>
        <table:table-row table:style-name="Tableau17.1">
          <table:table-cell table:style-name="Tableau17.A1" office:value-type="string">
            <text:p text:style-name="P34"><text:span text:style-name="T2">classification (épis) : 1</text:span></text:p>
            <text:p text:style-name="P5"/>
            <text:p text:style-name="P5">type d’hébergement : Chambre d'hôtes</text:p>
            <text:p text:style-name="P25"/>
            <text:p text:style-name="P25"/>
            <text:p text:style-name="P25"/>
            <text:p text:style-name="P33"><text:span text:style-name="T2">capacité globale : 2/4</text:span></text:p>
            <text:p text:style-name="P5"/>
            <text:p text:style-name="P5">nombre total de chambres : 2</text:p>
          </table:table-cell>
          <table:table-cell table:style-name="Tableau17.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18" table:style-name="Tableau18">
        <table:table-column table:style-name="Tableau18.A"/>
        <table:table-column table:style-name="Tableau18.B"/>
        <table:table-row table:style-name="Tableau18.1">
          <table:table-cell table:style-name="Tableau18.A1" office:value-type="string">
            <text:p text:style-name="P4">prénom et nom :</text:p>
            <text:p text:style-name="P2">Michel et Nelly BOUTET-MAYERES </text:p>
            <text:p text:style-name="P2"/>
            <text:p text:style-name="P1"><text:span text:style-name="T2">tél. : 080 86 23 34</text:span></text:p>
            <text:p text:style-name="P2"/>
            <text:p text:style-name="P1"><text:span text:style-name="T2">gsm : 0498 403 596</text:span></text:p>
            <text:p text:style-name="P2"/>
            <text:p text:style-name="P1"><text:span text:style-name="T2">fax : 080 86 23 34</text:span></text:p>
            <text:p text:style-name="P2"/>
            <text:p text:style-name="P2">adresse e-mail : </text:p>
            <text:p text:style-name="P2"/>
            <text:p text:style-name="P2"/>
            <text:p text:style-name="P2">site internet personnel :</text:p>
            <text:p text:style-name="P2"/>
            <text:p text:style-name="P2"/>
            <text:p text:style-name="P2">langues parlées :</text:p>
            <text:p text:style-name="P28">FR</text:p>
            <text:p text:style-name="P2"/>
          </table:table-cell>
          <table:table-cell table:style-name="Tableau18.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19" table:style-name="Tableau19">
        <table:table-column table:style-name="Tableau19.A"/>
        <table:table-column table:style-name="Tableau19.B"/>
        <table:table-row table:style-name="Tableau19.1">
          <table:table-cell table:style-name="Tableau19.A1" office:value-type="string">
            <text:p text:style-name="P4">nom de l’hébergement :</text:p>
            <text:p text:style-name="P2">Le Sart Lalou</text:p>
            <text:p text:style-name="P2"/>
            <text:p text:style-name="P2">rue :</text:p>
            <text:p text:style-name="P2">Hameau de Lodomez, 11</text:p>
            <text:p text:style-name="P2"/>
            <text:p text:style-name="P2">code postal : 4970 Stavelot</text:p>
            <text:p text:style-name="P2">localité pour la communication :</text:p>
            <text:p text:style-name="P24">Stavelot</text:p>
            <text:p text:style-name="P2"/>
          </table:table-cell>
          <table:table-cell table:style-name="Tableau19.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20" table:style-name="Tableau20">
        <table:table-column table:style-name="Tableau20.A"/>
        <table:table-column table:style-name="Tableau20.B"/>
        <table:table-row table:style-name="Tableau20.1">
          <table:table-cell table:style-name="Tableau20.A1" office:value-type="string">
            <text:p text:style-name="P4"/>
            <text:p text:style-name="P2"/>
            <text:p text:style-name="P33"><text:span text:style-name="T2">tennis : </text:span></text:p>
            <text:p text:style-name="P5">sports nautiques : </text:p>
            <text:p text:style-name="P23">ski : 6.0</text:p>
            <text:p text:style-name="P5">randonnées balisées : 0.0</text:p>
            <text:p text:style-name="P5">piscine : <text:tab/></text:p>
            <text:p text:style-name="P5">pêche : 0.5<text:tab/></text:p>
            <text:p text:style-name="P5">équitation : </text:p>
            <text:p text:style-name="P5">vélos à disposition : </text:p>
            <text:p text:style-name="P5">circuit v.t.t. : 0.0</text:p>
            <text:p text:style-name="P5">ravel : 3.0<text:tab/></text:p>
            <text:p text:style-name="P2"/>
          </table:table-cell>
          <table:table-cell table:style-name="Tableau20.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21" table:style-name="Tableau21">
        <table:table-column table:style-name="Tableau21.A"/>
        <table:table-column table:style-name="Tableau21.B"/>
        <table:table-row table:style-name="Tableau21.1">
          <table:table-cell table:style-name="Tableau21.A1" office:value-type="string">
            <text:p text:style-name="P4"/>
            <text:p text:style-name="P5">commerces : 3.0</text:p>
            <text:p text:style-name="P5">restaurant : 0.5</text:p>
            <text:p text:style-name="P5">gare : 10.0</text:p>
            <text:p text:style-name="P5"/>
            <text:p text:style-name="P5">animaux domestiques admis : oui</text:p>
            <text:p text:style-name="P5">hébergement fumeur : oui</text:p>
          </table:table-cell>
          <table:table-cell table:style-name="Tableau21.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22" table:style-name="Tableau22">
        <table:table-column table:style-name="Tableau22.A"/>
        <table:table-column table:style-name="Tableau22.B"/>
        <table:table-column table:style-name="Tableau22.C" table:number-columns-repeated="3"/>
        <table:table-column table:style-name="Tableau22.F" table:number-columns-repeated="2"/>
        <table:table-column table:style-name="Tableau22.B"/>
        <table:table-column table:style-name="Tableau22.I"/>
        <table:table-column table:style-name="Tableau22.J"/>
        <table:table-column table:style-name="Tableau22.K"/>
        <table:table-column table:style-name="Tableau22.L"/>
        <table:table-row table:style-name="Tableau22.1">
          <table:table-cell table:style-name="Tableau22.A1" office:value-type="string">
            <text:p text:style-name="P4"/>
          </table:table-cell>
          <table:table-cell table:style-name="Tableau22.B1" office:value-type="string">
            <text:p text:style-name="P4"/>
          </table:table-cell>
          <table:table-cell table:style-name="Tableau22.B1" office:value-type="string">
            <text:p text:style-name="P4"/>
          </table:table-cell>
          <table:table-cell table:style-name="Tableau22.B1" office:value-type="string">
            <text:p text:style-name="P4"/>
          </table:table-cell>
          <table:table-cell table:style-name="Tableau22.B1" office:value-type="string">
            <text:p text:style-name="P4"/>
          </table:table-cell>
          <table:table-cell table:style-name="Tableau22.F1" office:value-type="string">
            <text:p text:style-name="P4"/>
          </table:table-cell>
          <table:table-cell table:style-name="Tableau22.A1" office:value-type="string">
            <text:p text:style-name="P4"/>
          </table:table-cell>
          <table:table-cell table:style-name="Tableau22.B1" office:value-type="string">
            <text:p text:style-name="P4"/>
          </table:table-cell>
          <table:table-cell table:style-name="Tableau22.B1" office:value-type="string">
            <text:p text:style-name="P4"/>
          </table:table-cell>
          <table:table-cell table:style-name="Tableau22.B1" office:value-type="string">
            <text:p text:style-name="P4"/>
          </table:table-cell>
          <table:table-cell table:style-name="Tableau22.B1" office:value-type="string">
            <text:p text:style-name="P4"/>
          </table:table-cell>
          <table:table-cell table:style-name="Tableau22.L1" office:value-type="string">
            <text:p text:style-name="P4"/>
          </table:table-cell>
        </table:table-row>
        <table:table-row table:style-name="Tableau22.1">
          <table:table-cell table:style-name="Tableau22.A2" office:value-type="string">
            <text:p text:style-name="P4"/>
          </table:table-cell>
          <table:table-cell table:style-name="Tableau22.B2" office:value-type="string">
            <text:p text:style-name="P4"/>
          </table:table-cell>
          <table:table-cell table:style-name="Tableau22.B2" office:value-type="string">
            <text:p text:style-name="P4">1 p.</text:p>
          </table:table-cell>
          <table:table-cell table:style-name="Tableau22.B2" office:value-type="string">
            <text:p text:style-name="P4">2 p.</text:p>
          </table:table-cell>
          <table:table-cell table:style-name="Tableau22.B2" office:value-type="string">
            <text:p text:style-name="P32"><text:span text:style-name="T2">3</text:span><text:span text:style-name="T22">ième</text:span><text:span text:style-name="T2"> p.</text:span></text:p>
          </table:table-cell>
          <table:table-cell table:style-name="Tableau22.A2" office:value-type="string">
            <text:p text:style-name="P4"/>
          </table:table-cell>
          <table:table-cell table:style-name="Tableau22.A2" office:value-type="string">
            <text:p text:style-name="P4"/>
          </table:table-cell>
          <table:table-cell table:style-name="Tableau22.B2" office:value-type="string">
            <text:p text:style-name="P4"/>
          </table:table-cell>
          <table:table-cell table:style-name="Tableau22.B2" office:value-type="string">
            <text:p text:style-name="P4">1 p.</text:p>
          </table:table-cell>
          <table:table-cell table:style-name="Tableau22.B2" office:value-type="string">
            <text:p text:style-name="P4">2 p.</text:p>
          </table:table-cell>
          <table:table-cell table:style-name="Tableau22.B2" office:value-type="string">
            <text:p text:style-name="P32"><text:span text:style-name="T2">3</text:span><text:span text:style-name="T22">ième</text:span><text:span text:style-name="T2"> p.</text:span></text:p>
          </table:table-cell>
          <table:table-cell table:style-name="Tableau22.L2" office:value-type="string">
            <text:p text:style-name="P4"/>
          </table:table-cell>
        </table:table-row>
        <table:table-row table:style-name="Tableau22.1">
          <table:table-cell table:style-name="Tableau22.A2" office:value-type="string">
            <text:p text:style-name="P4"/>
          </table:table-cell>
          <table:table-cell table:style-name="Tableau22.B2" office:value-type="string">
            <text:p text:style-name="P4">1 nuit + pt. déj.</text:p>
          </table:table-cell>
          <table:table-cell table:style-name="Tableau22.B2" office:value-type="string">
            <text:p text:style-name="P4">30.00</text:p>
          </table:table-cell>
          <table:table-cell table:style-name="Tableau22.B2" office:value-type="string">
            <text:p text:style-name="P4">44.00</text:p>
          </table:table-cell>
          <table:table-cell table:style-name="Tableau22.B2" office:value-type="string">
            <text:p text:style-name="P4">20.00</text:p>
          </table:table-cell>
          <table:table-cell table:style-name="Tableau22.A2" office:value-type="string">
            <text:p text:style-name="P4"/>
          </table:table-cell>
          <table:table-cell table:style-name="Tableau22.A2" office:value-type="string">
            <text:p text:style-name="P4"/>
          </table:table-cell>
          <table:table-cell table:style-name="Tableau22.B2" office:value-type="string">
            <text:p text:style-name="P4">1 nuit + pt. déj.</text:p>
          </table:table-cell>
          <table:table-cell table:style-name="Tableau22.B2" office:value-type="string">
            <text:p text:style-name="P4"/>
          </table:table-cell>
          <table:table-cell table:style-name="Tableau22.B2" office:value-type="string">
            <text:p text:style-name="P4"/>
          </table:table-cell>
          <table:table-cell table:style-name="Tableau22.B2" office:value-type="string">
            <text:p text:style-name="P4"/>
          </table:table-cell>
          <table:table-cell table:style-name="Tableau22.L2" office:value-type="string">
            <text:p text:style-name="P4"/>
          </table:table-cell>
        </table:table-row>
        <table:table-row table:style-name="Tableau22.1">
          <table:table-cell table:style-name="Tableau22.A2" office:value-type="string">
            <text:p text:style-name="P4"/>
          </table:table-cell>
          <table:table-cell table:style-name="Tableau22.B2" office:value-type="string">
            <text:p text:style-name="P4">réduction si pas de pt. déjeuner</text:p>
          </table:table-cell>
          <table:table-cell table:style-name="Tableau22.B2" office:value-type="string">
            <text:p text:style-name="P4"/>
          </table:table-cell>
          <table:table-cell table:style-name="Tableau22.B2" office:value-type="string">
            <text:p text:style-name="P4"/>
          </table:table-cell>
          <table:table-cell table:style-name="Tableau22.B2" office:value-type="string">
            <text:p text:style-name="P4"/>
          </table:table-cell>
          <table:table-cell table:style-name="Tableau22.A2" office:value-type="string">
            <text:p text:style-name="P4"/>
          </table:table-cell>
          <table:table-cell table:style-name="Tableau22.A2" office:value-type="string">
            <text:p text:style-name="P4"/>
          </table:table-cell>
          <table:table-cell table:style-name="Tableau22.B2" office:value-type="string">
            <text:p text:style-name="P4">réduction si pas de pt. déjeuner</text:p>
          </table:table-cell>
          <table:table-cell table:style-name="Tableau22.B2" office:value-type="string">
            <text:p text:style-name="P4"/>
          </table:table-cell>
          <table:table-cell table:style-name="Tableau22.B2" office:value-type="string">
            <text:p text:style-name="P4"/>
          </table:table-cell>
          <table:table-cell table:style-name="Tableau22.B2" office:value-type="string">
            <text:p text:style-name="P4"/>
          </table:table-cell>
          <table:table-cell table:style-name="Tableau22.L2" office:value-type="string">
            <text:p text:style-name="P4"/>
          </table:table-cell>
        </table:table-row>
        <table:table-row table:style-name="Tableau22.1">
          <table:table-cell table:style-name="Tableau22.A2" office:value-type="string">
            <text:p text:style-name="P4"/>
          </table:table-cell>
          <table:table-cell table:style-name="Tableau22.B2" office:value-type="string">
            <text:p text:style-name="P4">table d’hôtes</text:p>
          </table:table-cell>
          <table:table-cell table:style-name="Tableau22.B2" office:value-type="string">
            <text:p text:style-name="P55">10.00</text:p>
          </table:table-cell>
          <table:table-cell table:style-name="Tableau22.B2" office:value-type="string">
            <text:p text:style-name="P55"/>
          </table:table-cell>
          <table:table-cell table:style-name="Tableau22.E5" office:value-type="string">
            <text:p text:style-name="P4"/>
          </table:table-cell>
          <table:table-cell table:style-name="Tableau22.A2" office:value-type="string">
            <text:p text:style-name="P4"/>
          </table:table-cell>
          <table:table-cell table:style-name="Tableau22.A2" office:value-type="string">
            <text:p text:style-name="P4"/>
          </table:table-cell>
          <table:table-cell table:style-name="Tableau22.A2" office:value-type="string">
            <text:p text:style-name="P4">table d’hôtes</text:p>
          </table:table-cell>
          <table:table-cell table:style-name="Tableau22.A2" office:value-type="string">
            <text:p text:style-name="P10">/p.</text:p>
          </table:table-cell>
          <table:table-cell table:style-name="Tableau22.A2" office:value-type="string">
            <text:p text:style-name="P4"/>
          </table:table-cell>
          <table:table-cell table:style-name="Tableau22.K5" office:value-type="string">
            <text:p text:style-name="P4"/>
          </table:table-cell>
          <table:table-cell table:style-name="Tableau22.L5" office:value-type="string">
            <text:p text:style-name="P4"/>
          </table:table-cell>
        </table:table-row>
        <table:table-row table:style-name="Tableau22.6">
          <table:table-cell table:style-name="Tableau22.A2" office:value-type="string">
            <text:p text:style-name="P4"/>
          </table:table-cell>
          <table:table-cell table:style-name="Tableau22.B2" office:value-type="string">
            <text:p text:style-name="P4">autres</text:p>
            <text:p text:style-name="P2"/>
          </table:table-cell>
          <table:table-cell table:style-name="Tableau22.B2" table:number-columns-spanned="3" office:value-type="string">
            <text:p text:style-name="P26"/>
          </table:table-cell>
          <table:covered-table-cell/>
          <table:covered-table-cell/>
          <table:table-cell table:style-name="Tableau22.A2" office:value-type="string">
            <text:p text:style-name="P4"/>
          </table:table-cell>
          <table:table-cell table:style-name="Tableau22.A2" office:value-type="string">
            <text:p text:style-name="P4"/>
          </table:table-cell>
          <table:table-cell table:style-name="Tableau22.H6" office:value-type="string">
            <text:p text:style-name="P4">autres</text:p>
          </table:table-cell>
          <table:table-cell table:style-name="Tableau22.H6" table:number-columns-spanned="3" office:value-type="string">
            <text:p text:style-name="P4"/>
          </table:table-cell>
          <table:covered-table-cell/>
          <table:covered-table-cell/>
          <table:table-cell table:style-name="Tableau22.L2" office:value-type="string">
            <text:p text:style-name="P4"/>
          </table:table-cell>
        </table:table-row>
        <table:table-row table:style-name="Tableau22.6">
          <table:table-cell table:style-name="Tableau22.A2" office:value-type="string">
            <text:p text:style-name="P4"/>
          </table:table-cell>
          <table:table-cell table:style-name="Tableau22.A2" table:number-columns-spanned="4" office:value-type="string">
            <text:p text:style-name="P4">type de table d’hôtes : th1</text:p>
          </table:table-cell>
          <table:covered-table-cell/>
          <table:covered-table-cell/>
          <table:covered-table-cell/>
          <table:table-cell table:style-name="Tableau22.A2" office:value-type="string">
            <text:p text:style-name="P4"/>
          </table:table-cell>
          <table:table-cell table:style-name="Tableau22.A2" office:value-type="string">
            <text:p text:style-name="P4"/>
          </table:table-cell>
          <table:table-cell table:style-name="Tableau22.A2" table:number-columns-spanned="4" office:value-type="string">
            <text:p text:style-name="P4">Type de table d’hôtes :</text:p>
          </table:table-cell>
          <table:covered-table-cell/>
          <table:covered-table-cell/>
          <table:covered-table-cell/>
          <table:table-cell table:style-name="Tableau22.L2" office:value-type="string">
            <text:p text:style-name="P4"/>
          </table:table-cell>
        </table:table-row>
        <table:table-row table:style-name="Tableau22.6">
          <table:table-cell>
            <table:table table:is-sub-table="true">
              <table:table-column table:style-name="Tableau22.A"/>
              <table:table-row table:style-name="Tableau22.6">
                <table:table-cell table:style-name="Tableau22.A2" office:value-type="string">
                  <text:p text:style-name="P4"/>
                </table:table-cell>
              </table:table-row>
              <table:table-row table:style-name="Tableau22.6">
                <table:table-cell table:style-name="Tableau22.A2" office:value-type="string">
                  <text:p text:style-name="P4"/>
                </table:table-cell>
              </table:table-row>
              <table:table-row table:style-name="Tableau22.6">
                <table:table-cell table:style-name="Tableau22.A2" office:value-type="string">
                  <text:p text:style-name="P4"/>
                </table:table-cell>
              </table:table-row>
            </table:table>
          </table:table-cell>
          <table:table-cell table:style-name="Tableau22.B2" table:number-columns-spanned="4" office:value-type="string">
            <text:p text:style-name="P4"/>
          </table:table-cell>
          <table:covered-table-cell/>
          <table:covered-table-cell/>
          <table:covered-table-cell/>
          <table:table-cell table:number-columns-spanned="7">
            <table:table table:is-sub-table="true">
              <table:table-column table:style-name="Tableau22.F" table:number-columns-repeated="2"/>
              <table:table-column table:style-name="Tableau22.F8.3"/>
              <table:table-column table:style-name="Tableau22.L"/>
              <table:table-row table:style-name="Tableau22.6">
                <table:table-cell table:style-name="Tableau22.A2" office:value-type="string">
                  <text:p text:style-name="P4"/>
                </table:table-cell>
                <table:table-cell table:style-name="Tableau22.A2" office:value-type="string">
                  <text:p text:style-name="P4"/>
                </table:table-cell>
                <table:table-cell table:style-name="Tableau22.A2" office:value-type="string">
                  <text:p text:style-name="P32"><text:span text:style-name="T16"></text:span><text:span text:style-name="T2"> <text:s/>assiette gourmande</text:span></text:p>
                </table:table-cell>
                <table:table-cell table:style-name="Tableau22.L2" office:value-type="string">
                  <text:p text:style-name="P4"/>
                </table:table-cell>
              </table:table-row>
              <table:table-row table:style-name="Tableau22.6">
                <table:table-cell table:style-name="Tableau22.A2" office:value-type="string">
                  <text:p text:style-name="P4"/>
                </table:table-cell>
                <table:table-cell table:style-name="Tableau22.A2" office:value-type="string">
                  <text:p text:style-name="P4"/>
                </table:table-cell>
                <table:table-cell table:style-name="Tableau22.A2" office:value-type="string">
                  <text:p text:style-name="P32"><text:span text:style-name="T16"></text:span><text:span text:style-name="T2"> <text:s/>repas familial</text:span></text:p>
                </table:table-cell>
                <table:table-cell table:style-name="Tableau22.L2" office:value-type="string">
                  <text:p text:style-name="P4"/>
                </table:table-cell>
              </table:table-row>
              <table:table-row table:style-name="Tableau22.6">
                <table:table-cell table:style-name="Tableau22.A2" office:value-type="string">
                  <text:p text:style-name="P4"/>
                </table:table-cell>
                <table:table-cell table:style-name="Tableau22.A2" office:value-type="string">
                  <text:p text:style-name="P4"/>
                </table:table-cell>
                <table:table-cell table:style-name="Tableau22.B2" office:value-type="string">
                  <text:p text:style-name="P32"><text:span text:style-name="T16"></text:span><text:span text:style-name="T2"> <text:s/>menu gastronomique</text:span></text:p>
                </table:table-cell>
                <table:table-cell table:style-name="Tableau22.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22.6">
          <table:table-cell table:style-name="Tableau22.A2" office:value-type="string">
            <text:p text:style-name="P4"/>
          </table:table-cell>
          <table:table-cell table:style-name="Tableau22.B2" table:number-columns-spanned="4" office:value-type="string">
            <text:p text:style-name="P4">taxe de séjour : oui</text:p>
          </table:table-cell>
          <table:covered-table-cell/>
          <table:covered-table-cell/>
          <table:covered-table-cell/>
          <table:table-cell table:style-name="Tableau22.A2" office:value-type="string">
            <text:p text:style-name="P4"/>
          </table:table-cell>
          <table:table-cell table:style-name="Tableau22.A2" office:value-type="string">
            <text:p text:style-name="P4"/>
          </table:table-cell>
          <table:table-cell table:style-name="Tableau22.B2" table:number-columns-spanned="4" office:value-type="string">
            <text:p text:style-name="P4">taxe de séjour : <text:s/>….. par</text:p>
          </table:table-cell>
          <table:covered-table-cell/>
          <table:covered-table-cell/>
          <table:covered-table-cell/>
          <table:table-cell table:style-name="Tableau22.L2" office:value-type="string">
            <text:p text:style-name="P4"/>
          </table:table-cell>
        </table:table-row>
        <table:table-row table:style-name="Tableau22.1">
          <table:table-cell table:style-name="Tableau22.B2" office:value-type="string">
            <text:p text:style-name="P4"/>
          </table:table-cell>
          <table:table-cell table:style-name="Tableau22.E5" office:value-type="string">
            <text:p text:style-name="P4"/>
          </table:table-cell>
          <table:table-cell table:style-name="Tableau22.E5" office:value-type="string">
            <text:p text:style-name="P4"/>
          </table:table-cell>
          <table:table-cell table:style-name="Tableau22.E5" office:value-type="string">
            <text:p text:style-name="P4"/>
          </table:table-cell>
          <table:table-cell table:style-name="Tableau22.E5" office:value-type="string">
            <text:p text:style-name="P4"/>
          </table:table-cell>
          <table:table-cell table:style-name="Tableau22.E5" office:value-type="string">
            <text:p text:style-name="P4"/>
          </table:table-cell>
          <table:table-cell table:style-name="Tableau22.E5" office:value-type="string">
            <text:p text:style-name="P4"/>
          </table:table-cell>
          <table:table-cell table:style-name="Tableau22.E5" office:value-type="string">
            <text:p text:style-name="P4"/>
          </table:table-cell>
          <table:table-cell table:style-name="Tableau22.E5" office:value-type="string">
            <text:p text:style-name="P4"/>
          </table:table-cell>
          <table:table-cell table:style-name="Tableau22.E5" office:value-type="string">
            <text:p text:style-name="P4"/>
          </table:table-cell>
          <table:table-cell table:style-name="Tableau22.E5" office:value-type="string">
            <text:p text:style-name="P4"/>
          </table:table-cell>
          <table:table-cell table:style-name="Tableau22.L10" office:value-type="string">
            <text:p text:style-name="P4"/>
          </table:table-cell>
        </table:table-row>
      </table:table>
      <text:p text:style-name="P30">8. <text:s/>composition de l’hébergement</text:p>
      <table:table table:name="Tableau23" table:style-name="Tableau23">
        <table:table-column table:style-name="Tableau23.A"/>
        <table:table-column table:style-name="Tableau23.B"/>
        <table:table-row table:style-name="Tableau23.1">
          <table:table-cell table:style-name="Tableau23.A1" office:value-type="string">
            <text:p text:style-name="P4">Points forts : dans un hameau</text:p>
            <text:p text:style-name="P21"/>
            <text:p text:style-name="P2"/>
          </table:table-cell>
          <table:table-cell table:style-name="Tableau23.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23.1">
          <table:table-cell table:style-name="Tableau23.A2" office:value-type="string">
            <text:p text:style-name="P4">Distribution : rez : wc. 1er ét. : 1 ch.(1x2p., lavabo), 1 ch.(2x1p., lavabo), sdb et wc communs aux hôtes, chauffage central. jardin : terrasse, verger, bbq, ping-pong.</text:p>
            <text:p text:style-name="P28"/>
          </table:table-cell>
          <table:table-cell table:style-name="Tableau23.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23.1">
          <table:table-cell table:style-name="Tableau23.A2" office:value-type="string">
            <text:p text:style-name="P4">Pictogrammes de confort :</text:p>
            <text:p text:style-name="P5">Lit 1 pers. : 2</text:p>
            <text:p text:style-name="P5">Lit 2 pers. : 1</text:p>
            <text:p text:style-name="P5">Lit superposé (1 lit = 2 pers.)  : 0</text:p>
            <text:p text:style-name="P33"><text:span text:style-name="T2">Lit bébé : 1</text:span></text:p>
            <text:p text:style-name="P5"/>
            <text:p text:style-name="P23">tv : oui</text:p>
            <text:p text:style-name="P5">feu ouvert/cassette : oui</text:p>
            <text:p text:style-name="P5">accès-internet : </text:p>
            <text:p text:style-name="P5"/>
          </table:table-cell>
          <table:table-cell table:style-name="Tableau23.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24" table:style-name="Tableau24">
        <table:table-column table:style-name="Tableau24.A"/>
        <table:table-column table:style-name="Tableau24.B"/>
        <table:table-row table:style-name="Tableau24.1">
          <table:table-cell table:style-name="Tableau24.A1" office:value-type="string">
            <text:p text:style-name="P4">Deux chambres spacieuses et confortables aménagées dans une très belle maison de caractère entourée d'un grand jardin arboré où nichent de nombreuses espèces d'oiseaux. La forêt et l'Amblève sont à moins de 500 mètres.</text:p>
            <text:p text:style-name="P2"/>
          </table:table-cell>
          <table:table-cell table:style-name="Tableau24.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25" table:style-name="Tableau25">
        <table:table-column table:style-name="Tableau25.A"/>
        <table:table-column table:style-name="Tableau25.B"/>
        <table:table-row table:style-name="Tableau25.1">
          <table:table-cell table:style-name="Tableau25.A1" office:value-type="string">
            <text:p text:style-name="P4"/>
            <text:p text:style-name="P2">Réservation via Belsud : </text:p>
            <text:p text:style-name="P2"/>
          </table:table-cell>
          <table:table-cell table:style-name="Tableau25.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26" table:style-name="Tableau26">
        <table:table-column table:style-name="Tableau26.A"/>
        <table:table-column table:style-name="Tableau26.B"/>
        <table:table-row table:style-name="Tableau26.1">
          <table:table-cell table:style-name="Tableau26.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26.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27" table:style-name="Tableau27">
        <table:table-column table:style-name="Tableau27.A"/>
        <table:table-column table:style-name="Tableau27.B"/>
        <table:table-row table:style-name="Tableau27.1">
          <table:table-cell table:style-name="Tableau27.A1" office:value-type="string">
            <text:p text:style-name="P71"/>
          </table:table-cell>
          <table:table-cell table:style-name="Tableau27.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3" office:value-type="string">
            <text:p text:style-name="P4">Reçu le :</text:p>
            <text:p text:style-name="P2"/>
          </table:table-cell>
          <table:covered-table-cell/>
          <table:covered-table-cell/>
        </table:table-row>
        <table:table-row table:style-name="Tableau28.2">
          <table:table-cell table:style-name="Tableau28.A2" office:value-type="string">
            <text:p text:style-name="P4">Encodage :</text:p>
            <text:p text:style-name="P2"/>
          </table:table-cell>
          <table:table-cell table:style-name="Tableau28.A2" office:value-type="string">
            <text:p text:style-name="P32"><text:span text:style-name="T6">pk-heb : 38</text:span></text:p>
          </table:table-cell>
          <table:table-cell table:style-name="Tableau28.C2" office:value-type="string">
            <text:p text:style-name="P22">pk-membre : 219</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29" table:style-name="Tableau29">
        <table:table-column table:style-name="Tableau29.A"/>
        <table:table-column table:style-name="Tableau29.B"/>
        <table:table-row table:style-name="Tableau29.1">
          <table:table-cell table:style-name="Tableau29.A1" office:value-type="string">
            <text:p text:style-name="P4">photo</text:p>
          </table:table-cell>
          <table:table-cell table:style-name="Tableau29.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38</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30" table:style-name="Tableau30">
        <table:table-column table:style-name="Tableau30.A"/>
        <table:table-column table:style-name="Tableau30.B"/>
        <table:table-row table:style-name="Tableau30.1">
          <table:table-cell table:style-name="Tableau30.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6</text:span></text:p>
            <text:p text:style-name="P5"/>
            <text:p text:style-name="P5">nombre total de chambres : 3</text:p>
          </table:table-cell>
          <table:table-cell table:style-name="Tableau30.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31" table:style-name="Tableau31">
        <table:table-column table:style-name="Tableau31.A"/>
        <table:table-column table:style-name="Tableau31.B"/>
        <table:table-row table:style-name="Tableau31.1">
          <table:table-cell table:style-name="Tableau31.A1" office:value-type="string">
            <text:p text:style-name="P4">prénom et nom :</text:p>
            <text:p text:style-name="P2">Jean-Pierre <text:s/>et Béatrice GILSON <text:s/></text:p>
            <text:p text:style-name="P2"/>
            <text:p text:style-name="P1"><text:span text:style-name="T2">tél. : 084 38 85 83</text:span></text:p>
            <text:p text:style-name="P2"/>
            <text:p text:style-name="P1"><text:span text:style-name="T2">gsm : </text:span></text:p>
            <text:p text:style-name="P2"/>
            <text:p text:style-name="P1"><text:span text:style-name="T2">fax : </text:span></text:p>
            <text:p text:style-name="P2"/>
            <text:p text:style-name="P2">adresse e-mail : </text:p>
            <text:p text:style-name="P2">info@zulma.be</text:p>
            <text:p text:style-name="P2"/>
            <text:p text:style-name="P2">site internet personnel :</text:p>
            <text:p text:style-name="P2">www.zulma.be</text:p>
            <text:p text:style-name="P2"/>
            <text:p text:style-name="P2">langues parlées :</text:p>
            <text:p text:style-name="P28">FR - NL</text:p>
            <text:p text:style-name="P2"/>
          </table:table-cell>
          <table:table-cell table:style-name="Tableau31.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32" table:style-name="Tableau32">
        <table:table-column table:style-name="Tableau32.A"/>
        <table:table-column table:style-name="Tableau32.B"/>
        <table:table-row table:style-name="Tableau32.1">
          <table:table-cell table:style-name="Tableau32.A1" office:value-type="string">
            <text:p text:style-name="P4">nom de l’hébergement :</text:p>
            <text:p text:style-name="P2">Marraine Zulma</text:p>
            <text:p text:style-name="P2"/>
            <text:p text:style-name="P2">rue :</text:p>
            <text:p text:style-name="P2">rue de la station, 30</text:p>
            <text:p text:style-name="P2"/>
            <text:p text:style-name="P2">code postal : 6920 Wellin</text:p>
            <text:p text:style-name="P2">localité pour la communication :</text:p>
            <text:p text:style-name="P24">Wellin</text:p>
            <text:p text:style-name="P2"/>
          </table:table-cell>
          <table:table-cell table:style-name="Tableau32.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33" table:style-name="Tableau33">
        <table:table-column table:style-name="Tableau33.A"/>
        <table:table-column table:style-name="Tableau33.B"/>
        <table:table-row table:style-name="Tableau33.1">
          <table:table-cell table:style-name="Tableau33.A1" office:value-type="string">
            <text:p text:style-name="P4"/>
            <text:p text:style-name="P2"/>
            <text:p text:style-name="P33"><text:span text:style-name="T2">tennis : 1.0</text:span></text:p>
            <text:p text:style-name="P5">sports nautiques : </text:p>
            <text:p text:style-name="P23">ski : </text:p>
            <text:p text:style-name="P5">randonnées balisées : 1.0</text:p>
            <text:p text:style-name="P5">piscine : <text:tab/></text:p>
            <text:p text:style-name="P5">pêche : 5.0<text:tab/></text:p>
            <text:p text:style-name="P5">équitation : 3.0</text:p>
            <text:p text:style-name="P5">vélos à disposition : 1.0</text:p>
            <text:p text:style-name="P5">circuit v.t.t. : </text:p>
            <text:p text:style-name="P5">ravel : <text:tab/></text:p>
            <text:p text:style-name="P2"/>
          </table:table-cell>
          <table:table-cell table:style-name="Tableau33.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34" table:style-name="Tableau34">
        <table:table-column table:style-name="Tableau34.A"/>
        <table:table-column table:style-name="Tableau34.B"/>
        <table:table-row table:style-name="Tableau34.1">
          <table:table-cell table:style-name="Tableau34.A1" office:value-type="string">
            <text:p text:style-name="P4"/>
            <text:p text:style-name="P5">commerces : 0.1</text:p>
            <text:p text:style-name="P5">restaurant : 0.0</text:p>
            <text:p text:style-name="P5">gare : 15.0</text:p>
            <text:p text:style-name="P5"/>
            <text:p text:style-name="P5">animaux domestiques admis : oui</text:p>
            <text:p text:style-name="P5">hébergement fumeur : oui</text:p>
          </table:table-cell>
          <table:table-cell table:style-name="Tableau34.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35" table:style-name="Tableau35">
        <table:table-column table:style-name="Tableau35.A"/>
        <table:table-column table:style-name="Tableau35.B"/>
        <table:table-column table:style-name="Tableau35.C" table:number-columns-repeated="3"/>
        <table:table-column table:style-name="Tableau35.F" table:number-columns-repeated="2"/>
        <table:table-column table:style-name="Tableau35.B"/>
        <table:table-column table:style-name="Tableau35.I"/>
        <table:table-column table:style-name="Tableau35.J"/>
        <table:table-column table:style-name="Tableau35.K"/>
        <table:table-column table:style-name="Tableau35.L"/>
        <table:table-row table:style-name="Tableau35.1">
          <table:table-cell table:style-name="Tableau35.A1" office:value-type="string">
            <text:p text:style-name="P4"/>
          </table:table-cell>
          <table:table-cell table:style-name="Tableau35.B1" office:value-type="string">
            <text:p text:style-name="P4"/>
          </table:table-cell>
          <table:table-cell table:style-name="Tableau35.B1" office:value-type="string">
            <text:p text:style-name="P4"/>
          </table:table-cell>
          <table:table-cell table:style-name="Tableau35.B1" office:value-type="string">
            <text:p text:style-name="P4"/>
          </table:table-cell>
          <table:table-cell table:style-name="Tableau35.B1" office:value-type="string">
            <text:p text:style-name="P4"/>
          </table:table-cell>
          <table:table-cell table:style-name="Tableau35.F1" office:value-type="string">
            <text:p text:style-name="P4"/>
          </table:table-cell>
          <table:table-cell table:style-name="Tableau35.A1" office:value-type="string">
            <text:p text:style-name="P4"/>
          </table:table-cell>
          <table:table-cell table:style-name="Tableau35.B1" office:value-type="string">
            <text:p text:style-name="P4"/>
          </table:table-cell>
          <table:table-cell table:style-name="Tableau35.B1" office:value-type="string">
            <text:p text:style-name="P4"/>
          </table:table-cell>
          <table:table-cell table:style-name="Tableau35.B1" office:value-type="string">
            <text:p text:style-name="P4"/>
          </table:table-cell>
          <table:table-cell table:style-name="Tableau35.B1" office:value-type="string">
            <text:p text:style-name="P4"/>
          </table:table-cell>
          <table:table-cell table:style-name="Tableau35.L1" office:value-type="string">
            <text:p text:style-name="P4"/>
          </table:table-cell>
        </table:table-row>
        <table:table-row table:style-name="Tableau35.1">
          <table:table-cell table:style-name="Tableau35.A2" office:value-type="string">
            <text:p text:style-name="P4"/>
          </table:table-cell>
          <table:table-cell table:style-name="Tableau35.B2" office:value-type="string">
            <text:p text:style-name="P4"/>
          </table:table-cell>
          <table:table-cell table:style-name="Tableau35.B2" office:value-type="string">
            <text:p text:style-name="P4">1 p.</text:p>
          </table:table-cell>
          <table:table-cell table:style-name="Tableau35.B2" office:value-type="string">
            <text:p text:style-name="P4">2 p.</text:p>
          </table:table-cell>
          <table:table-cell table:style-name="Tableau35.B2" office:value-type="string">
            <text:p text:style-name="P32"><text:span text:style-name="T2">3</text:span><text:span text:style-name="T22">ième</text:span><text:span text:style-name="T2"> p.</text:span></text:p>
          </table:table-cell>
          <table:table-cell table:style-name="Tableau35.A2" office:value-type="string">
            <text:p text:style-name="P4"/>
          </table:table-cell>
          <table:table-cell table:style-name="Tableau35.A2" office:value-type="string">
            <text:p text:style-name="P4"/>
          </table:table-cell>
          <table:table-cell table:style-name="Tableau35.B2" office:value-type="string">
            <text:p text:style-name="P4"/>
          </table:table-cell>
          <table:table-cell table:style-name="Tableau35.B2" office:value-type="string">
            <text:p text:style-name="P4">1 p.</text:p>
          </table:table-cell>
          <table:table-cell table:style-name="Tableau35.B2" office:value-type="string">
            <text:p text:style-name="P4">2 p.</text:p>
          </table:table-cell>
          <table:table-cell table:style-name="Tableau35.B2" office:value-type="string">
            <text:p text:style-name="P32"><text:span text:style-name="T2">3</text:span><text:span text:style-name="T22">ième</text:span><text:span text:style-name="T2"> p.</text:span></text:p>
          </table:table-cell>
          <table:table-cell table:style-name="Tableau35.L2" office:value-type="string">
            <text:p text:style-name="P4"/>
          </table:table-cell>
        </table:table-row>
        <table:table-row table:style-name="Tableau35.1">
          <table:table-cell table:style-name="Tableau35.A2" office:value-type="string">
            <text:p text:style-name="P4"/>
          </table:table-cell>
          <table:table-cell table:style-name="Tableau35.B2" office:value-type="string">
            <text:p text:style-name="P4">1 nuit + pt. déj.</text:p>
          </table:table-cell>
          <table:table-cell table:style-name="Tableau35.B2" office:value-type="string">
            <text:p text:style-name="P4">49.00</text:p>
          </table:table-cell>
          <table:table-cell table:style-name="Tableau35.B2" office:value-type="string">
            <text:p text:style-name="P4">59.00</text:p>
          </table:table-cell>
          <table:table-cell table:style-name="Tableau35.B2" office:value-type="string">
            <text:p text:style-name="P4"/>
          </table:table-cell>
          <table:table-cell table:style-name="Tableau35.A2" office:value-type="string">
            <text:p text:style-name="P4"/>
          </table:table-cell>
          <table:table-cell table:style-name="Tableau35.A2" office:value-type="string">
            <text:p text:style-name="P4"/>
          </table:table-cell>
          <table:table-cell table:style-name="Tableau35.B2" office:value-type="string">
            <text:p text:style-name="P4">1 nuit + pt. déj.</text:p>
          </table:table-cell>
          <table:table-cell table:style-name="Tableau35.B2" office:value-type="string">
            <text:p text:style-name="P4"/>
          </table:table-cell>
          <table:table-cell table:style-name="Tableau35.B2" office:value-type="string">
            <text:p text:style-name="P4"/>
          </table:table-cell>
          <table:table-cell table:style-name="Tableau35.B2" office:value-type="string">
            <text:p text:style-name="P4"/>
          </table:table-cell>
          <table:table-cell table:style-name="Tableau35.L2" office:value-type="string">
            <text:p text:style-name="P4"/>
          </table:table-cell>
        </table:table-row>
        <table:table-row table:style-name="Tableau35.1">
          <table:table-cell table:style-name="Tableau35.A2" office:value-type="string">
            <text:p text:style-name="P4"/>
          </table:table-cell>
          <table:table-cell table:style-name="Tableau35.B2" office:value-type="string">
            <text:p text:style-name="P4">réduction si pas de pt. déjeuner</text:p>
          </table:table-cell>
          <table:table-cell table:style-name="Tableau35.B2" office:value-type="string">
            <text:p text:style-name="P4"/>
          </table:table-cell>
          <table:table-cell table:style-name="Tableau35.B2" office:value-type="string">
            <text:p text:style-name="P4"/>
          </table:table-cell>
          <table:table-cell table:style-name="Tableau35.B2" office:value-type="string">
            <text:p text:style-name="P4"/>
          </table:table-cell>
          <table:table-cell table:style-name="Tableau35.A2" office:value-type="string">
            <text:p text:style-name="P4"/>
          </table:table-cell>
          <table:table-cell table:style-name="Tableau35.A2" office:value-type="string">
            <text:p text:style-name="P4"/>
          </table:table-cell>
          <table:table-cell table:style-name="Tableau35.B2" office:value-type="string">
            <text:p text:style-name="P4">réduction si pas de pt. déjeuner</text:p>
          </table:table-cell>
          <table:table-cell table:style-name="Tableau35.B2" office:value-type="string">
            <text:p text:style-name="P4"/>
          </table:table-cell>
          <table:table-cell table:style-name="Tableau35.B2" office:value-type="string">
            <text:p text:style-name="P4"/>
          </table:table-cell>
          <table:table-cell table:style-name="Tableau35.B2" office:value-type="string">
            <text:p text:style-name="P4"/>
          </table:table-cell>
          <table:table-cell table:style-name="Tableau35.L2" office:value-type="string">
            <text:p text:style-name="P4"/>
          </table:table-cell>
        </table:table-row>
        <table:table-row table:style-name="Tableau35.1">
          <table:table-cell table:style-name="Tableau35.A2" office:value-type="string">
            <text:p text:style-name="P4"/>
          </table:table-cell>
          <table:table-cell table:style-name="Tableau35.B2" office:value-type="string">
            <text:p text:style-name="P4">table d’hôtes</text:p>
          </table:table-cell>
          <table:table-cell table:style-name="Tableau35.B2" office:value-type="string">
            <text:p text:style-name="P55"/>
          </table:table-cell>
          <table:table-cell table:style-name="Tableau35.B2" office:value-type="string">
            <text:p text:style-name="P55"/>
          </table:table-cell>
          <table:table-cell table:style-name="Tableau35.E5" office:value-type="string">
            <text:p text:style-name="P4"/>
          </table:table-cell>
          <table:table-cell table:style-name="Tableau35.A2" office:value-type="string">
            <text:p text:style-name="P4"/>
          </table:table-cell>
          <table:table-cell table:style-name="Tableau35.A2" office:value-type="string">
            <text:p text:style-name="P4"/>
          </table:table-cell>
          <table:table-cell table:style-name="Tableau35.A2" office:value-type="string">
            <text:p text:style-name="P4">table d’hôtes</text:p>
          </table:table-cell>
          <table:table-cell table:style-name="Tableau35.A2" office:value-type="string">
            <text:p text:style-name="P10">/p.</text:p>
          </table:table-cell>
          <table:table-cell table:style-name="Tableau35.A2" office:value-type="string">
            <text:p text:style-name="P4"/>
          </table:table-cell>
          <table:table-cell table:style-name="Tableau35.K5" office:value-type="string">
            <text:p text:style-name="P4"/>
          </table:table-cell>
          <table:table-cell table:style-name="Tableau35.L5" office:value-type="string">
            <text:p text:style-name="P4"/>
          </table:table-cell>
        </table:table-row>
        <table:table-row table:style-name="Tableau35.6">
          <table:table-cell table:style-name="Tableau35.A2" office:value-type="string">
            <text:p text:style-name="P4"/>
          </table:table-cell>
          <table:table-cell table:style-name="Tableau35.B2" office:value-type="string">
            <text:p text:style-name="P4">autres</text:p>
            <text:p text:style-name="P2"/>
          </table:table-cell>
          <table:table-cell table:style-name="Tableau35.B2" table:number-columns-spanned="3" office:value-type="string">
            <text:p text:style-name="P26"/>
          </table:table-cell>
          <table:covered-table-cell/>
          <table:covered-table-cell/>
          <table:table-cell table:style-name="Tableau35.A2" office:value-type="string">
            <text:p text:style-name="P4"/>
          </table:table-cell>
          <table:table-cell table:style-name="Tableau35.A2" office:value-type="string">
            <text:p text:style-name="P4"/>
          </table:table-cell>
          <table:table-cell table:style-name="Tableau35.H6" office:value-type="string">
            <text:p text:style-name="P4">autres</text:p>
          </table:table-cell>
          <table:table-cell table:style-name="Tableau35.H6" table:number-columns-spanned="3" office:value-type="string">
            <text:p text:style-name="P4"/>
          </table:table-cell>
          <table:covered-table-cell/>
          <table:covered-table-cell/>
          <table:table-cell table:style-name="Tableau35.L2" office:value-type="string">
            <text:p text:style-name="P4"/>
          </table:table-cell>
        </table:table-row>
        <table:table-row table:style-name="Tableau35.6">
          <table:table-cell table:style-name="Tableau35.A2" office:value-type="string">
            <text:p text:style-name="P4"/>
          </table:table-cell>
          <table:table-cell table:style-name="Tableau35.A2" table:number-columns-spanned="4" office:value-type="string">
            <text:p text:style-name="P4">type de table d’hôtes : th1</text:p>
          </table:table-cell>
          <table:covered-table-cell/>
          <table:covered-table-cell/>
          <table:covered-table-cell/>
          <table:table-cell table:style-name="Tableau35.A2" office:value-type="string">
            <text:p text:style-name="P4"/>
          </table:table-cell>
          <table:table-cell table:style-name="Tableau35.A2" office:value-type="string">
            <text:p text:style-name="P4"/>
          </table:table-cell>
          <table:table-cell table:style-name="Tableau35.A2" table:number-columns-spanned="4" office:value-type="string">
            <text:p text:style-name="P4">Type de table d’hôtes :</text:p>
          </table:table-cell>
          <table:covered-table-cell/>
          <table:covered-table-cell/>
          <table:covered-table-cell/>
          <table:table-cell table:style-name="Tableau35.L2" office:value-type="string">
            <text:p text:style-name="P4"/>
          </table:table-cell>
        </table:table-row>
        <table:table-row table:style-name="Tableau35.6">
          <table:table-cell>
            <table:table table:is-sub-table="true">
              <table:table-column table:style-name="Tableau35.A"/>
              <table:table-row table:style-name="Tableau35.6">
                <table:table-cell table:style-name="Tableau35.A2" office:value-type="string">
                  <text:p text:style-name="P4"/>
                </table:table-cell>
              </table:table-row>
              <table:table-row table:style-name="Tableau35.6">
                <table:table-cell table:style-name="Tableau35.A2" office:value-type="string">
                  <text:p text:style-name="P4"/>
                </table:table-cell>
              </table:table-row>
              <table:table-row table:style-name="Tableau35.6">
                <table:table-cell table:style-name="Tableau35.A2" office:value-type="string">
                  <text:p text:style-name="P4"/>
                </table:table-cell>
              </table:table-row>
            </table:table>
          </table:table-cell>
          <table:table-cell table:style-name="Tableau35.B2" table:number-columns-spanned="4" office:value-type="string">
            <text:p text:style-name="P4"/>
          </table:table-cell>
          <table:covered-table-cell/>
          <table:covered-table-cell/>
          <table:covered-table-cell/>
          <table:table-cell table:number-columns-spanned="7">
            <table:table table:is-sub-table="true">
              <table:table-column table:style-name="Tableau35.F" table:number-columns-repeated="2"/>
              <table:table-column table:style-name="Tableau35.F8.3"/>
              <table:table-column table:style-name="Tableau35.L"/>
              <table:table-row table:style-name="Tableau35.6">
                <table:table-cell table:style-name="Tableau35.A2" office:value-type="string">
                  <text:p text:style-name="P4"/>
                </table:table-cell>
                <table:table-cell table:style-name="Tableau35.A2" office:value-type="string">
                  <text:p text:style-name="P4"/>
                </table:table-cell>
                <table:table-cell table:style-name="Tableau35.A2" office:value-type="string">
                  <text:p text:style-name="P32"><text:span text:style-name="T16"></text:span><text:span text:style-name="T2"> <text:s/>assiette gourmande</text:span></text:p>
                </table:table-cell>
                <table:table-cell table:style-name="Tableau35.L2" office:value-type="string">
                  <text:p text:style-name="P4"/>
                </table:table-cell>
              </table:table-row>
              <table:table-row table:style-name="Tableau35.6">
                <table:table-cell table:style-name="Tableau35.A2" office:value-type="string">
                  <text:p text:style-name="P4"/>
                </table:table-cell>
                <table:table-cell table:style-name="Tableau35.A2" office:value-type="string">
                  <text:p text:style-name="P4"/>
                </table:table-cell>
                <table:table-cell table:style-name="Tableau35.A2" office:value-type="string">
                  <text:p text:style-name="P32"><text:span text:style-name="T16"></text:span><text:span text:style-name="T2"> <text:s/>repas familial</text:span></text:p>
                </table:table-cell>
                <table:table-cell table:style-name="Tableau35.L2" office:value-type="string">
                  <text:p text:style-name="P4"/>
                </table:table-cell>
              </table:table-row>
              <table:table-row table:style-name="Tableau35.6">
                <table:table-cell table:style-name="Tableau35.A2" office:value-type="string">
                  <text:p text:style-name="P4"/>
                </table:table-cell>
                <table:table-cell table:style-name="Tableau35.A2" office:value-type="string">
                  <text:p text:style-name="P4"/>
                </table:table-cell>
                <table:table-cell table:style-name="Tableau35.B2" office:value-type="string">
                  <text:p text:style-name="P32"><text:span text:style-name="T16"></text:span><text:span text:style-name="T2"> <text:s/>menu gastronomique</text:span></text:p>
                </table:table-cell>
                <table:table-cell table:style-name="Tableau35.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35.6">
          <table:table-cell table:style-name="Tableau35.A2" office:value-type="string">
            <text:p text:style-name="P4"/>
          </table:table-cell>
          <table:table-cell table:style-name="Tableau35.B2" table:number-columns-spanned="4" office:value-type="string">
            <text:p text:style-name="P4">taxe de séjour : non</text:p>
          </table:table-cell>
          <table:covered-table-cell/>
          <table:covered-table-cell/>
          <table:covered-table-cell/>
          <table:table-cell table:style-name="Tableau35.A2" office:value-type="string">
            <text:p text:style-name="P4"/>
          </table:table-cell>
          <table:table-cell table:style-name="Tableau35.A2" office:value-type="string">
            <text:p text:style-name="P4"/>
          </table:table-cell>
          <table:table-cell table:style-name="Tableau35.B2" table:number-columns-spanned="4" office:value-type="string">
            <text:p text:style-name="P4">taxe de séjour : <text:s/>….. par</text:p>
          </table:table-cell>
          <table:covered-table-cell/>
          <table:covered-table-cell/>
          <table:covered-table-cell/>
          <table:table-cell table:style-name="Tableau35.L2" office:value-type="string">
            <text:p text:style-name="P4"/>
          </table:table-cell>
        </table:table-row>
        <table:table-row table:style-name="Tableau35.1">
          <table:table-cell table:style-name="Tableau35.B2" office:value-type="string">
            <text:p text:style-name="P4"/>
          </table:table-cell>
          <table:table-cell table:style-name="Tableau35.E5" office:value-type="string">
            <text:p text:style-name="P4"/>
          </table:table-cell>
          <table:table-cell table:style-name="Tableau35.E5" office:value-type="string">
            <text:p text:style-name="P4"/>
          </table:table-cell>
          <table:table-cell table:style-name="Tableau35.E5" office:value-type="string">
            <text:p text:style-name="P4"/>
          </table:table-cell>
          <table:table-cell table:style-name="Tableau35.E5" office:value-type="string">
            <text:p text:style-name="P4"/>
          </table:table-cell>
          <table:table-cell table:style-name="Tableau35.E5" office:value-type="string">
            <text:p text:style-name="P4"/>
          </table:table-cell>
          <table:table-cell table:style-name="Tableau35.E5" office:value-type="string">
            <text:p text:style-name="P4"/>
          </table:table-cell>
          <table:table-cell table:style-name="Tableau35.E5" office:value-type="string">
            <text:p text:style-name="P4"/>
          </table:table-cell>
          <table:table-cell table:style-name="Tableau35.E5" office:value-type="string">
            <text:p text:style-name="P4"/>
          </table:table-cell>
          <table:table-cell table:style-name="Tableau35.E5" office:value-type="string">
            <text:p text:style-name="P4"/>
          </table:table-cell>
          <table:table-cell table:style-name="Tableau35.E5" office:value-type="string">
            <text:p text:style-name="P4"/>
          </table:table-cell>
          <table:table-cell table:style-name="Tableau35.L10" office:value-type="string">
            <text:p text:style-name="P4"/>
          </table:table-cell>
        </table:table-row>
      </table:table>
      <text:p text:style-name="P30">8. <text:s/>composition de l’hébergement</text:p>
      <table:table table:name="Tableau36" table:style-name="Tableau36">
        <table:table-column table:style-name="Tableau36.A"/>
        <table:table-column table:style-name="Tableau36.B"/>
        <table:table-row table:style-name="Tableau36.1">
          <table:table-cell table:style-name="Tableau36.A1" office:value-type="string">
            <text:p text:style-name="P4">Points forts : au bord des champs, isolé, sur 3 niveaux</text:p>
            <text:p text:style-name="P21"/>
            <text:p text:style-name="P2"/>
          </table:table-cell>
          <table:table-cell table:style-name="Tableau36.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36.1">
          <table:table-cell table:style-name="Tableau36.A2" office:value-type="string">
            <text:p text:style-name="P4">Distribution : 2 ét. : 2 ch. (1x2p., sdb, wc), 1 ch. (2x1p., sdb, wc), chauffage central. jardin : terrasse, verger, jeux extérieurs.</text:p>
            <text:p text:style-name="P28"/>
          </table:table-cell>
          <table:table-cell table:style-name="Tableau36.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36.1">
          <table:table-cell table:style-name="Tableau36.A2" office:value-type="string">
            <text:p text:style-name="P4">Pictogrammes de confort :</text:p>
            <text:p text:style-name="P5">Lit 1 pers. : 2</text:p>
            <text:p text:style-name="P5">Lit 2 pers. : 2</text:p>
            <text:p text:style-name="P5">Lit superposé (1 lit = 2 pers.)  : 0</text:p>
            <text:p text:style-name="P33"><text:span text:style-name="T2">Lit bébé : </text:span></text:p>
            <text:p text:style-name="P5"/>
            <text:p text:style-name="P23">tv : oui</text:p>
            <text:p text:style-name="P5">feu ouvert/cassette : oui</text:p>
            <text:p text:style-name="P5">accès-internet : oui</text:p>
            <text:p text:style-name="P5"/>
          </table:table-cell>
          <table:table-cell table:style-name="Tableau36.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37" table:style-name="Tableau37">
        <table:table-column table:style-name="Tableau37.A"/>
        <table:table-column table:style-name="Tableau37.B"/>
        <table:table-row table:style-name="Tableau37.1">
          <table:table-cell table:style-name="Tableau37.A1" office:value-type="string">
            <text:p text:style-name="P4">A 2km de la E411 (sortie 23), trois chambres de charme aménagées par d'anciens restaurateurs, amateurs de musique, d'art et de BD, dans un petit manoir 1900, au coeur d'un joli parc arboré. Endroit inattendu entre plaines de Famenne et forêts d'Ardenne. </text:p>
            <text:p text:style-name="P2"/>
          </table:table-cell>
          <table:table-cell table:style-name="Tableau37.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38" table:style-name="Tableau38">
        <table:table-column table:style-name="Tableau38.A"/>
        <table:table-column table:style-name="Tableau38.B"/>
        <table:table-row table:style-name="Tableau38.1">
          <table:table-cell table:style-name="Tableau38.A1" office:value-type="string">
            <text:p text:style-name="P4"/>
            <text:p text:style-name="P2">Réservation via Belsud : </text:p>
            <text:p text:style-name="P2"/>
          </table:table-cell>
          <table:table-cell table:style-name="Tableau38.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39" table:style-name="Tableau39">
        <table:table-column table:style-name="Tableau39.A"/>
        <table:table-column table:style-name="Tableau39.B"/>
        <table:table-row table:style-name="Tableau39.1">
          <table:table-cell table:style-name="Tableau39.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39.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40" table:style-name="Tableau40">
        <table:table-column table:style-name="Tableau40.A"/>
        <table:table-column table:style-name="Tableau40.B"/>
        <table:table-row table:style-name="Tableau40.1">
          <table:table-cell table:style-name="Tableau40.A1" office:value-type="string">
            <text:p text:style-name="P71"/>
          </table:table-cell>
          <table:table-cell table:style-name="Tableau40.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41" table:style-name="Tableau41">
        <table:table-column table:style-name="Tableau41.A"/>
        <table:table-column table:style-name="Tableau41.B"/>
        <table:table-column table:style-name="Tableau41.C"/>
        <table:table-row table:style-name="Tableau41.1">
          <table:table-cell table:style-name="Tableau41.A1" table:number-columns-spanned="3" office:value-type="string">
            <text:p text:style-name="P4">Reçu le :</text:p>
            <text:p text:style-name="P2"/>
          </table:table-cell>
          <table:covered-table-cell/>
          <table:covered-table-cell/>
        </table:table-row>
        <table:table-row table:style-name="Tableau41.2">
          <table:table-cell table:style-name="Tableau41.A2" office:value-type="string">
            <text:p text:style-name="P4">Encodage :</text:p>
            <text:p text:style-name="P2"/>
          </table:table-cell>
          <table:table-cell table:style-name="Tableau41.A2" office:value-type="string">
            <text:p text:style-name="P32"><text:span text:style-name="T6">pk-heb : 38</text:span></text:p>
          </table:table-cell>
          <table:table-cell table:style-name="Tableau41.C2" office:value-type="string">
            <text:p text:style-name="P22">pk-membre : 219</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42" table:style-name="Tableau42">
        <table:table-column table:style-name="Tableau42.A"/>
        <table:table-column table:style-name="Tableau42.B"/>
        <table:table-row table:style-name="Tableau42.1">
          <table:table-cell table:style-name="Tableau42.A1" office:value-type="string">
            <text:p text:style-name="P4">photo</text:p>
          </table:table-cell>
          <table:table-cell table:style-name="Tableau42.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38</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3" table:style-name="Tableau43">
        <table:table-column table:style-name="Tableau43.A"/>
        <table:table-column table:style-name="Tableau43.B"/>
        <table:table-row table:style-name="Tableau43.1">
          <table:table-cell table:style-name="Tableau43.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6</text:span></text:p>
            <text:p text:style-name="P5"/>
            <text:p text:style-name="P5">nombre total de chambres : 3</text:p>
          </table:table-cell>
          <table:table-cell table:style-name="Tableau43.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44" table:style-name="Tableau44">
        <table:table-column table:style-name="Tableau44.A"/>
        <table:table-column table:style-name="Tableau44.B"/>
        <table:table-row table:style-name="Tableau44.1">
          <table:table-cell table:style-name="Tableau44.A1" office:value-type="string">
            <text:p text:style-name="P4">prénom et nom :</text:p>
            <text:p text:style-name="P2">Jean-Pierre <text:s/>et Béatrice GILSON <text:s/></text:p>
            <text:p text:style-name="P2"/>
            <text:p text:style-name="P1"><text:span text:style-name="T2">tél. : 084 38 85 83</text:span></text:p>
            <text:p text:style-name="P2"/>
            <text:p text:style-name="P1"><text:span text:style-name="T2">gsm : </text:span></text:p>
            <text:p text:style-name="P2"/>
            <text:p text:style-name="P1"><text:span text:style-name="T2">fax : </text:span></text:p>
            <text:p text:style-name="P2"/>
            <text:p text:style-name="P2">adresse e-mail : </text:p>
            <text:p text:style-name="P2">info@zulma.be</text:p>
            <text:p text:style-name="P2"/>
            <text:p text:style-name="P2">site internet personnel :</text:p>
            <text:p text:style-name="P2">www.zulma.be</text:p>
            <text:p text:style-name="P2"/>
            <text:p text:style-name="P2">langues parlées :</text:p>
            <text:p text:style-name="P28">FR - NL</text:p>
            <text:p text:style-name="P2"/>
          </table:table-cell>
          <table:table-cell table:style-name="Tableau44.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45" table:style-name="Tableau45">
        <table:table-column table:style-name="Tableau45.A"/>
        <table:table-column table:style-name="Tableau45.B"/>
        <table:table-row table:style-name="Tableau45.1">
          <table:table-cell table:style-name="Tableau45.A1" office:value-type="string">
            <text:p text:style-name="P4">nom de l’hébergement :</text:p>
            <text:p text:style-name="P2">Marraine Zulma</text:p>
            <text:p text:style-name="P2"/>
            <text:p text:style-name="P2">rue :</text:p>
            <text:p text:style-name="P2">rue de la station, 30</text:p>
            <text:p text:style-name="P2"/>
            <text:p text:style-name="P2">code postal : 6920 Wellin</text:p>
            <text:p text:style-name="P2">localité pour la communication :</text:p>
            <text:p text:style-name="P24">Wellin</text:p>
            <text:p text:style-name="P2"/>
          </table:table-cell>
          <table:table-cell table:style-name="Tableau45.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46" table:style-name="Tableau46">
        <table:table-column table:style-name="Tableau46.A"/>
        <table:table-column table:style-name="Tableau46.B"/>
        <table:table-row table:style-name="Tableau46.1">
          <table:table-cell table:style-name="Tableau46.A1" office:value-type="string">
            <text:p text:style-name="P4"/>
            <text:p text:style-name="P2"/>
            <text:p text:style-name="P33"><text:span text:style-name="T2">tennis : 1.0</text:span></text:p>
            <text:p text:style-name="P5">sports nautiques : </text:p>
            <text:p text:style-name="P23">ski : </text:p>
            <text:p text:style-name="P5">randonnées balisées : 1.0</text:p>
            <text:p text:style-name="P5">piscine : <text:tab/></text:p>
            <text:p text:style-name="P5">pêche : 5.0<text:tab/></text:p>
            <text:p text:style-name="P5">équitation : 3.0</text:p>
            <text:p text:style-name="P5">vélos à disposition : 1.0</text:p>
            <text:p text:style-name="P5">circuit v.t.t. : </text:p>
            <text:p text:style-name="P5">ravel : <text:tab/></text:p>
            <text:p text:style-name="P2"/>
          </table:table-cell>
          <table:table-cell table:style-name="Tableau46.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47" table:style-name="Tableau47">
        <table:table-column table:style-name="Tableau47.A"/>
        <table:table-column table:style-name="Tableau47.B"/>
        <table:table-row table:style-name="Tableau47.1">
          <table:table-cell table:style-name="Tableau47.A1" office:value-type="string">
            <text:p text:style-name="P4"/>
            <text:p text:style-name="P5">commerces : 0.1</text:p>
            <text:p text:style-name="P5">restaurant : 0.0</text:p>
            <text:p text:style-name="P5">gare : 15.0</text:p>
            <text:p text:style-name="P5"/>
            <text:p text:style-name="P5">animaux domestiques admis : oui</text:p>
            <text:p text:style-name="P5">hébergement fumeur : oui</text:p>
          </table:table-cell>
          <table:table-cell table:style-name="Tableau47.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48" table:style-name="Tableau48">
        <table:table-column table:style-name="Tableau48.A"/>
        <table:table-column table:style-name="Tableau48.B"/>
        <table:table-column table:style-name="Tableau48.C" table:number-columns-repeated="3"/>
        <table:table-column table:style-name="Tableau48.F" table:number-columns-repeated="2"/>
        <table:table-column table:style-name="Tableau48.B"/>
        <table:table-column table:style-name="Tableau48.I"/>
        <table:table-column table:style-name="Tableau48.J"/>
        <table:table-column table:style-name="Tableau48.K"/>
        <table:table-column table:style-name="Tableau48.L"/>
        <table:table-row table:style-name="Tableau48.1">
          <table:table-cell table:style-name="Tableau48.A1" office:value-type="string">
            <text:p text:style-name="P4"/>
          </table:table-cell>
          <table:table-cell table:style-name="Tableau48.B1" office:value-type="string">
            <text:p text:style-name="P4"/>
          </table:table-cell>
          <table:table-cell table:style-name="Tableau48.B1" office:value-type="string">
            <text:p text:style-name="P4"/>
          </table:table-cell>
          <table:table-cell table:style-name="Tableau48.B1" office:value-type="string">
            <text:p text:style-name="P4"/>
          </table:table-cell>
          <table:table-cell table:style-name="Tableau48.B1" office:value-type="string">
            <text:p text:style-name="P4"/>
          </table:table-cell>
          <table:table-cell table:style-name="Tableau48.F1" office:value-type="string">
            <text:p text:style-name="P4"/>
          </table:table-cell>
          <table:table-cell table:style-name="Tableau48.A1" office:value-type="string">
            <text:p text:style-name="P4"/>
          </table:table-cell>
          <table:table-cell table:style-name="Tableau48.B1" office:value-type="string">
            <text:p text:style-name="P4"/>
          </table:table-cell>
          <table:table-cell table:style-name="Tableau48.B1" office:value-type="string">
            <text:p text:style-name="P4"/>
          </table:table-cell>
          <table:table-cell table:style-name="Tableau48.B1" office:value-type="string">
            <text:p text:style-name="P4"/>
          </table:table-cell>
          <table:table-cell table:style-name="Tableau48.B1" office:value-type="string">
            <text:p text:style-name="P4"/>
          </table:table-cell>
          <table:table-cell table:style-name="Tableau48.L1" office:value-type="string">
            <text:p text:style-name="P4"/>
          </table:table-cell>
        </table:table-row>
        <table:table-row table:style-name="Tableau48.1">
          <table:table-cell table:style-name="Tableau48.A2" office:value-type="string">
            <text:p text:style-name="P4"/>
          </table:table-cell>
          <table:table-cell table:style-name="Tableau48.B2" office:value-type="string">
            <text:p text:style-name="P4"/>
          </table:table-cell>
          <table:table-cell table:style-name="Tableau48.B2" office:value-type="string">
            <text:p text:style-name="P4">1 p.</text:p>
          </table:table-cell>
          <table:table-cell table:style-name="Tableau48.B2" office:value-type="string">
            <text:p text:style-name="P4">2 p.</text:p>
          </table:table-cell>
          <table:table-cell table:style-name="Tableau48.B2" office:value-type="string">
            <text:p text:style-name="P32"><text:span text:style-name="T2">3</text:span><text:span text:style-name="T22">ième</text:span><text:span text:style-name="T2"> p.</text:span></text:p>
          </table:table-cell>
          <table:table-cell table:style-name="Tableau48.A2" office:value-type="string">
            <text:p text:style-name="P4"/>
          </table:table-cell>
          <table:table-cell table:style-name="Tableau48.A2" office:value-type="string">
            <text:p text:style-name="P4"/>
          </table:table-cell>
          <table:table-cell table:style-name="Tableau48.B2" office:value-type="string">
            <text:p text:style-name="P4"/>
          </table:table-cell>
          <table:table-cell table:style-name="Tableau48.B2" office:value-type="string">
            <text:p text:style-name="P4">1 p.</text:p>
          </table:table-cell>
          <table:table-cell table:style-name="Tableau48.B2" office:value-type="string">
            <text:p text:style-name="P4">2 p.</text:p>
          </table:table-cell>
          <table:table-cell table:style-name="Tableau48.B2" office:value-type="string">
            <text:p text:style-name="P32"><text:span text:style-name="T2">3</text:span><text:span text:style-name="T22">ième</text:span><text:span text:style-name="T2"> p.</text:span></text:p>
          </table:table-cell>
          <table:table-cell table:style-name="Tableau48.L2" office:value-type="string">
            <text:p text:style-name="P4"/>
          </table:table-cell>
        </table:table-row>
        <table:table-row table:style-name="Tableau48.1">
          <table:table-cell table:style-name="Tableau48.A2" office:value-type="string">
            <text:p text:style-name="P4"/>
          </table:table-cell>
          <table:table-cell table:style-name="Tableau48.B2" office:value-type="string">
            <text:p text:style-name="P4">1 nuit + pt. déj.</text:p>
          </table:table-cell>
          <table:table-cell table:style-name="Tableau48.B2" office:value-type="string">
            <text:p text:style-name="P4">49.00</text:p>
          </table:table-cell>
          <table:table-cell table:style-name="Tableau48.B2" office:value-type="string">
            <text:p text:style-name="P4">59.00</text:p>
          </table:table-cell>
          <table:table-cell table:style-name="Tableau48.B2" office:value-type="string">
            <text:p text:style-name="P4"/>
          </table:table-cell>
          <table:table-cell table:style-name="Tableau48.A2" office:value-type="string">
            <text:p text:style-name="P4"/>
          </table:table-cell>
          <table:table-cell table:style-name="Tableau48.A2" office:value-type="string">
            <text:p text:style-name="P4"/>
          </table:table-cell>
          <table:table-cell table:style-name="Tableau48.B2" office:value-type="string">
            <text:p text:style-name="P4">1 nuit + pt. déj.</text:p>
          </table:table-cell>
          <table:table-cell table:style-name="Tableau48.B2" office:value-type="string">
            <text:p text:style-name="P4"/>
          </table:table-cell>
          <table:table-cell table:style-name="Tableau48.B2" office:value-type="string">
            <text:p text:style-name="P4"/>
          </table:table-cell>
          <table:table-cell table:style-name="Tableau48.B2" office:value-type="string">
            <text:p text:style-name="P4"/>
          </table:table-cell>
          <table:table-cell table:style-name="Tableau48.L2" office:value-type="string">
            <text:p text:style-name="P4"/>
          </table:table-cell>
        </table:table-row>
        <table:table-row table:style-name="Tableau48.1">
          <table:table-cell table:style-name="Tableau48.A2" office:value-type="string">
            <text:p text:style-name="P4"/>
          </table:table-cell>
          <table:table-cell table:style-name="Tableau48.B2" office:value-type="string">
            <text:p text:style-name="P4">réduction si pas de pt. déjeuner</text:p>
          </table:table-cell>
          <table:table-cell table:style-name="Tableau48.B2" office:value-type="string">
            <text:p text:style-name="P4"/>
          </table:table-cell>
          <table:table-cell table:style-name="Tableau48.B2" office:value-type="string">
            <text:p text:style-name="P4"/>
          </table:table-cell>
          <table:table-cell table:style-name="Tableau48.B2" office:value-type="string">
            <text:p text:style-name="P4"/>
          </table:table-cell>
          <table:table-cell table:style-name="Tableau48.A2" office:value-type="string">
            <text:p text:style-name="P4"/>
          </table:table-cell>
          <table:table-cell table:style-name="Tableau48.A2" office:value-type="string">
            <text:p text:style-name="P4"/>
          </table:table-cell>
          <table:table-cell table:style-name="Tableau48.B2" office:value-type="string">
            <text:p text:style-name="P4">réduction si pas de pt. déjeuner</text:p>
          </table:table-cell>
          <table:table-cell table:style-name="Tableau48.B2" office:value-type="string">
            <text:p text:style-name="P4"/>
          </table:table-cell>
          <table:table-cell table:style-name="Tableau48.B2" office:value-type="string">
            <text:p text:style-name="P4"/>
          </table:table-cell>
          <table:table-cell table:style-name="Tableau48.B2" office:value-type="string">
            <text:p text:style-name="P4"/>
          </table:table-cell>
          <table:table-cell table:style-name="Tableau48.L2" office:value-type="string">
            <text:p text:style-name="P4"/>
          </table:table-cell>
        </table:table-row>
        <table:table-row table:style-name="Tableau48.1">
          <table:table-cell table:style-name="Tableau48.A2" office:value-type="string">
            <text:p text:style-name="P4"/>
          </table:table-cell>
          <table:table-cell table:style-name="Tableau48.B2" office:value-type="string">
            <text:p text:style-name="P4">table d’hôtes</text:p>
          </table:table-cell>
          <table:table-cell table:style-name="Tableau48.B2" office:value-type="string">
            <text:p text:style-name="P55"/>
          </table:table-cell>
          <table:table-cell table:style-name="Tableau48.B2" office:value-type="string">
            <text:p text:style-name="P55"/>
          </table:table-cell>
          <table:table-cell table:style-name="Tableau48.E5" office:value-type="string">
            <text:p text:style-name="P4"/>
          </table:table-cell>
          <table:table-cell table:style-name="Tableau48.A2" office:value-type="string">
            <text:p text:style-name="P4"/>
          </table:table-cell>
          <table:table-cell table:style-name="Tableau48.A2" office:value-type="string">
            <text:p text:style-name="P4"/>
          </table:table-cell>
          <table:table-cell table:style-name="Tableau48.A2" office:value-type="string">
            <text:p text:style-name="P4">table d’hôtes</text:p>
          </table:table-cell>
          <table:table-cell table:style-name="Tableau48.A2" office:value-type="string">
            <text:p text:style-name="P10">/p.</text:p>
          </table:table-cell>
          <table:table-cell table:style-name="Tableau48.A2" office:value-type="string">
            <text:p text:style-name="P4"/>
          </table:table-cell>
          <table:table-cell table:style-name="Tableau48.K5" office:value-type="string">
            <text:p text:style-name="P4"/>
          </table:table-cell>
          <table:table-cell table:style-name="Tableau48.L5" office:value-type="string">
            <text:p text:style-name="P4"/>
          </table:table-cell>
        </table:table-row>
        <table:table-row table:style-name="Tableau48.6">
          <table:table-cell table:style-name="Tableau48.A2" office:value-type="string">
            <text:p text:style-name="P4"/>
          </table:table-cell>
          <table:table-cell table:style-name="Tableau48.B2" office:value-type="string">
            <text:p text:style-name="P4">autres</text:p>
            <text:p text:style-name="P2"/>
          </table:table-cell>
          <table:table-cell table:style-name="Tableau48.B2" table:number-columns-spanned="3" office:value-type="string">
            <text:p text:style-name="P26"/>
          </table:table-cell>
          <table:covered-table-cell/>
          <table:covered-table-cell/>
          <table:table-cell table:style-name="Tableau48.A2" office:value-type="string">
            <text:p text:style-name="P4"/>
          </table:table-cell>
          <table:table-cell table:style-name="Tableau48.A2" office:value-type="string">
            <text:p text:style-name="P4"/>
          </table:table-cell>
          <table:table-cell table:style-name="Tableau48.H6" office:value-type="string">
            <text:p text:style-name="P4">autres</text:p>
          </table:table-cell>
          <table:table-cell table:style-name="Tableau48.H6" table:number-columns-spanned="3" office:value-type="string">
            <text:p text:style-name="P4"/>
          </table:table-cell>
          <table:covered-table-cell/>
          <table:covered-table-cell/>
          <table:table-cell table:style-name="Tableau48.L2" office:value-type="string">
            <text:p text:style-name="P4"/>
          </table:table-cell>
        </table:table-row>
        <table:table-row table:style-name="Tableau48.6">
          <table:table-cell table:style-name="Tableau48.A2" office:value-type="string">
            <text:p text:style-name="P4"/>
          </table:table-cell>
          <table:table-cell table:style-name="Tableau48.A2" table:number-columns-spanned="4" office:value-type="string">
            <text:p text:style-name="P4">type de table d’hôtes : th3</text:p>
          </table:table-cell>
          <table:covered-table-cell/>
          <table:covered-table-cell/>
          <table:covered-table-cell/>
          <table:table-cell table:style-name="Tableau48.A2" office:value-type="string">
            <text:p text:style-name="P4"/>
          </table:table-cell>
          <table:table-cell table:style-name="Tableau48.A2" office:value-type="string">
            <text:p text:style-name="P4"/>
          </table:table-cell>
          <table:table-cell table:style-name="Tableau48.A2" table:number-columns-spanned="4" office:value-type="string">
            <text:p text:style-name="P4">Type de table d’hôtes :</text:p>
          </table:table-cell>
          <table:covered-table-cell/>
          <table:covered-table-cell/>
          <table:covered-table-cell/>
          <table:table-cell table:style-name="Tableau48.L2" office:value-type="string">
            <text:p text:style-name="P4"/>
          </table:table-cell>
        </table:table-row>
        <table:table-row table:style-name="Tableau48.6">
          <table:table-cell>
            <table:table table:is-sub-table="true">
              <table:table-column table:style-name="Tableau48.A"/>
              <table:table-row table:style-name="Tableau48.6">
                <table:table-cell table:style-name="Tableau48.A2" office:value-type="string">
                  <text:p text:style-name="P4"/>
                </table:table-cell>
              </table:table-row>
              <table:table-row table:style-name="Tableau48.6">
                <table:table-cell table:style-name="Tableau48.A2" office:value-type="string">
                  <text:p text:style-name="P4"/>
                </table:table-cell>
              </table:table-row>
              <table:table-row table:style-name="Tableau48.6">
                <table:table-cell table:style-name="Tableau48.A2" office:value-type="string">
                  <text:p text:style-name="P4"/>
                </table:table-cell>
              </table:table-row>
            </table:table>
          </table:table-cell>
          <table:table-cell table:style-name="Tableau48.B2" table:number-columns-spanned="4" office:value-type="string">
            <text:p text:style-name="P4"/>
          </table:table-cell>
          <table:covered-table-cell/>
          <table:covered-table-cell/>
          <table:covered-table-cell/>
          <table:table-cell table:number-columns-spanned="7">
            <table:table table:is-sub-table="true">
              <table:table-column table:style-name="Tableau48.F" table:number-columns-repeated="2"/>
              <table:table-column table:style-name="Tableau48.F8.3"/>
              <table:table-column table:style-name="Tableau48.L"/>
              <table:table-row table:style-name="Tableau48.6">
                <table:table-cell table:style-name="Tableau48.A2" office:value-type="string">
                  <text:p text:style-name="P4"/>
                </table:table-cell>
                <table:table-cell table:style-name="Tableau48.A2" office:value-type="string">
                  <text:p text:style-name="P4"/>
                </table:table-cell>
                <table:table-cell table:style-name="Tableau48.A2" office:value-type="string">
                  <text:p text:style-name="P32"><text:span text:style-name="T16"></text:span><text:span text:style-name="T2"> <text:s/>assiette gourmande</text:span></text:p>
                </table:table-cell>
                <table:table-cell table:style-name="Tableau48.L2" office:value-type="string">
                  <text:p text:style-name="P4"/>
                </table:table-cell>
              </table:table-row>
              <table:table-row table:style-name="Tableau48.6">
                <table:table-cell table:style-name="Tableau48.A2" office:value-type="string">
                  <text:p text:style-name="P4"/>
                </table:table-cell>
                <table:table-cell table:style-name="Tableau48.A2" office:value-type="string">
                  <text:p text:style-name="P4"/>
                </table:table-cell>
                <table:table-cell table:style-name="Tableau48.A2" office:value-type="string">
                  <text:p text:style-name="P32"><text:span text:style-name="T16"></text:span><text:span text:style-name="T2"> <text:s/>repas familial</text:span></text:p>
                </table:table-cell>
                <table:table-cell table:style-name="Tableau48.L2" office:value-type="string">
                  <text:p text:style-name="P4"/>
                </table:table-cell>
              </table:table-row>
              <table:table-row table:style-name="Tableau48.6">
                <table:table-cell table:style-name="Tableau48.A2" office:value-type="string">
                  <text:p text:style-name="P4"/>
                </table:table-cell>
                <table:table-cell table:style-name="Tableau48.A2" office:value-type="string">
                  <text:p text:style-name="P4"/>
                </table:table-cell>
                <table:table-cell table:style-name="Tableau48.B2" office:value-type="string">
                  <text:p text:style-name="P32"><text:span text:style-name="T16"></text:span><text:span text:style-name="T2"> <text:s/>menu gastronomique</text:span></text:p>
                </table:table-cell>
                <table:table-cell table:style-name="Tableau48.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48.6">
          <table:table-cell table:style-name="Tableau48.A2" office:value-type="string">
            <text:p text:style-name="P4"/>
          </table:table-cell>
          <table:table-cell table:style-name="Tableau48.B2" table:number-columns-spanned="4" office:value-type="string">
            <text:p text:style-name="P4">taxe de séjour : non</text:p>
          </table:table-cell>
          <table:covered-table-cell/>
          <table:covered-table-cell/>
          <table:covered-table-cell/>
          <table:table-cell table:style-name="Tableau48.A2" office:value-type="string">
            <text:p text:style-name="P4"/>
          </table:table-cell>
          <table:table-cell table:style-name="Tableau48.A2" office:value-type="string">
            <text:p text:style-name="P4"/>
          </table:table-cell>
          <table:table-cell table:style-name="Tableau48.B2" table:number-columns-spanned="4" office:value-type="string">
            <text:p text:style-name="P4">taxe de séjour : <text:s/>….. par</text:p>
          </table:table-cell>
          <table:covered-table-cell/>
          <table:covered-table-cell/>
          <table:covered-table-cell/>
          <table:table-cell table:style-name="Tableau48.L2" office:value-type="string">
            <text:p text:style-name="P4"/>
          </table:table-cell>
        </table:table-row>
        <table:table-row table:style-name="Tableau48.1">
          <table:table-cell table:style-name="Tableau48.B2" office:value-type="string">
            <text:p text:style-name="P4"/>
          </table:table-cell>
          <table:table-cell table:style-name="Tableau48.E5" office:value-type="string">
            <text:p text:style-name="P4"/>
          </table:table-cell>
          <table:table-cell table:style-name="Tableau48.E5" office:value-type="string">
            <text:p text:style-name="P4"/>
          </table:table-cell>
          <table:table-cell table:style-name="Tableau48.E5" office:value-type="string">
            <text:p text:style-name="P4"/>
          </table:table-cell>
          <table:table-cell table:style-name="Tableau48.E5" office:value-type="string">
            <text:p text:style-name="P4"/>
          </table:table-cell>
          <table:table-cell table:style-name="Tableau48.E5" office:value-type="string">
            <text:p text:style-name="P4"/>
          </table:table-cell>
          <table:table-cell table:style-name="Tableau48.E5" office:value-type="string">
            <text:p text:style-name="P4"/>
          </table:table-cell>
          <table:table-cell table:style-name="Tableau48.E5" office:value-type="string">
            <text:p text:style-name="P4"/>
          </table:table-cell>
          <table:table-cell table:style-name="Tableau48.E5" office:value-type="string">
            <text:p text:style-name="P4"/>
          </table:table-cell>
          <table:table-cell table:style-name="Tableau48.E5" office:value-type="string">
            <text:p text:style-name="P4"/>
          </table:table-cell>
          <table:table-cell table:style-name="Tableau48.E5" office:value-type="string">
            <text:p text:style-name="P4"/>
          </table:table-cell>
          <table:table-cell table:style-name="Tableau48.L10" office:value-type="string">
            <text:p text:style-name="P4"/>
          </table:table-cell>
        </table:table-row>
      </table:table>
      <text:p text:style-name="P30">8. <text:s/>composition de l’hébergement</text:p>
      <table:table table:name="Tableau49" table:style-name="Tableau49">
        <table:table-column table:style-name="Tableau49.A"/>
        <table:table-column table:style-name="Tableau49.B"/>
        <table:table-row table:style-name="Tableau49.1">
          <table:table-cell table:style-name="Tableau49.A1" office:value-type="string">
            <text:p text:style-name="P4">Points forts : au bord des champs, isolé, sur 3 niveaux</text:p>
            <text:p text:style-name="P21"/>
            <text:p text:style-name="P2"/>
          </table:table-cell>
          <table:table-cell table:style-name="Tableau49.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49.1">
          <table:table-cell table:style-name="Tableau49.A2" office:value-type="string">
            <text:p text:style-name="P4">Distribution : 2 ét. : 2 ch. (1x2p., sdb, wc), 1 ch. (2x1p., sdb, wc), chauffage central. jardin : terrasse, verger, jeux extérieurs.</text:p>
            <text:p text:style-name="P28"/>
          </table:table-cell>
          <table:table-cell table:style-name="Tableau49.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49.1">
          <table:table-cell table:style-name="Tableau49.A2" office:value-type="string">
            <text:p text:style-name="P4">Pictogrammes de confort :</text:p>
            <text:p text:style-name="P5">Lit 1 pers. : 2</text:p>
            <text:p text:style-name="P5">Lit 2 pers. : 2</text:p>
            <text:p text:style-name="P5">Lit superposé (1 lit = 2 pers.)  : 0</text:p>
            <text:p text:style-name="P33"><text:span text:style-name="T2">Lit bébé : </text:span></text:p>
            <text:p text:style-name="P5"/>
            <text:p text:style-name="P23">tv : oui</text:p>
            <text:p text:style-name="P5">feu ouvert/cassette : oui</text:p>
            <text:p text:style-name="P5">accès-internet : oui</text:p>
            <text:p text:style-name="P5"/>
          </table:table-cell>
          <table:table-cell table:style-name="Tableau49.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50" table:style-name="Tableau50">
        <table:table-column table:style-name="Tableau50.A"/>
        <table:table-column table:style-name="Tableau50.B"/>
        <table:table-row table:style-name="Tableau50.1">
          <table:table-cell table:style-name="Tableau50.A1" office:value-type="string">
            <text:p text:style-name="P4">A 2km de la E411 (sortie 23), trois chambres de charme aménagées par d'anciens restaurateurs, amateurs de musique, d'art et de BD, dans un petit manoir 1900, au coeur d'un joli parc arboré. Endroit inattendu entre plaines de Famenne et forêts d'Ardenne. </text:p>
            <text:p text:style-name="P2"/>
          </table:table-cell>
          <table:table-cell table:style-name="Tableau50.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51" table:style-name="Tableau51">
        <table:table-column table:style-name="Tableau51.A"/>
        <table:table-column table:style-name="Tableau51.B"/>
        <table:table-row table:style-name="Tableau51.1">
          <table:table-cell table:style-name="Tableau51.A1" office:value-type="string">
            <text:p text:style-name="P4"/>
            <text:p text:style-name="P2">Réservation via Belsud : </text:p>
            <text:p text:style-name="P2"/>
          </table:table-cell>
          <table:table-cell table:style-name="Tableau51.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52" table:style-name="Tableau52">
        <table:table-column table:style-name="Tableau52.A"/>
        <table:table-column table:style-name="Tableau52.B"/>
        <table:table-row table:style-name="Tableau52.1">
          <table:table-cell table:style-name="Tableau52.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52.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53" table:style-name="Tableau53">
        <table:table-column table:style-name="Tableau53.A"/>
        <table:table-column table:style-name="Tableau53.B"/>
        <table:table-row table:style-name="Tableau53.1">
          <table:table-cell table:style-name="Tableau53.A1" office:value-type="string">
            <text:p text:style-name="P71"/>
          </table:table-cell>
          <table:table-cell table:style-name="Tableau53.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54" table:style-name="Tableau54">
        <table:table-column table:style-name="Tableau54.A"/>
        <table:table-column table:style-name="Tableau54.B"/>
        <table:table-column table:style-name="Tableau54.C"/>
        <table:table-row table:style-name="Tableau54.1">
          <table:table-cell table:style-name="Tableau54.A1" table:number-columns-spanned="3" office:value-type="string">
            <text:p text:style-name="P4">Reçu le :</text:p>
            <text:p text:style-name="P2"/>
          </table:table-cell>
          <table:covered-table-cell/>
          <table:covered-table-cell/>
        </table:table-row>
        <table:table-row table:style-name="Tableau54.2">
          <table:table-cell table:style-name="Tableau54.A2" office:value-type="string">
            <text:p text:style-name="P4">Encodage :</text:p>
            <text:p text:style-name="P2"/>
          </table:table-cell>
          <table:table-cell table:style-name="Tableau54.A2" office:value-type="string">
            <text:p text:style-name="P32"><text:span text:style-name="T6">pk-heb : 83</text:span></text:p>
          </table:table-cell>
          <table:table-cell table:style-name="Tableau54.C2" office:value-type="string">
            <text:p text:style-name="P22">pk-membre : 340</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55" table:style-name="Tableau55">
        <table:table-column table:style-name="Tableau55.A"/>
        <table:table-column table:style-name="Tableau55.B"/>
        <table:table-row table:style-name="Tableau55.1">
          <table:table-cell table:style-name="Tableau55.A1" office:value-type="string">
            <text:p text:style-name="P4">photo</text:p>
          </table:table-cell>
          <table:table-cell table:style-name="Tableau55.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83</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56" table:style-name="Tableau56">
        <table:table-column table:style-name="Tableau56.A"/>
        <table:table-column table:style-name="Tableau56.B"/>
        <table:table-row table:style-name="Tableau56.1">
          <table:table-cell table:style-name="Tableau56.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3/9</text:span></text:p>
            <text:p text:style-name="P5"/>
            <text:p text:style-name="P5">nombre total de chambres : 2</text:p>
          </table:table-cell>
          <table:table-cell table:style-name="Tableau56.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57" table:style-name="Tableau57">
        <table:table-column table:style-name="Tableau57.A"/>
        <table:table-column table:style-name="Tableau57.B"/>
        <table:table-row table:style-name="Tableau57.1">
          <table:table-cell table:style-name="Tableau57.A1" office:value-type="string">
            <text:p text:style-name="P4">prénom et nom :</text:p>
            <text:p text:style-name="P2">Benoît et Dominique DACO MONSEUR</text:p>
            <text:p text:style-name="P2"/>
            <text:p text:style-name="P1"><text:span text:style-name="T2">tél. : 084 47 77 01</text:span></text:p>
            <text:p text:style-name="P2"/>
            <text:p text:style-name="P1"><text:span text:style-name="T2">gsm : 0478 287 418</text:span></text:p>
            <text:p text:style-name="P2"/>
            <text:p text:style-name="P1"><text:span text:style-name="T2">fax : 084 36 77 85</text:span></text:p>
            <text:p text:style-name="P2"/>
            <text:p text:style-name="P2">adresse e-mail : </text:p>
            <text:p text:style-name="P2">leclosdelafontaine@swing.be</text:p>
            <text:p text:style-name="P2"/>
            <text:p text:style-name="P2">site internet personnel :</text:p>
            <text:p text:style-name="P2">www.chambresdhotes.fr/closdelafontaine</text:p>
            <text:p text:style-name="P2"/>
            <text:p text:style-name="P2">langues parlées :</text:p>
            <text:p text:style-name="P28">FR - NL - EN- D</text:p>
            <text:p text:style-name="P2"/>
          </table:table-cell>
          <table:table-cell table:style-name="Tableau57.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58" table:style-name="Tableau58">
        <table:table-column table:style-name="Tableau58.A"/>
        <table:table-column table:style-name="Tableau58.B"/>
        <table:table-row table:style-name="Tableau58.1">
          <table:table-cell table:style-name="Tableau58.A1" office:value-type="string">
            <text:p text:style-name="P4">nom de l’hébergement :</text:p>
            <text:p text:style-name="P2">Le Clos de la Fontaine</text:p>
            <text:p text:style-name="P2"/>
            <text:p text:style-name="P2">rue :</text:p>
            <text:p text:style-name="P2">rue de la Fontaine, 2</text:p>
            <text:p text:style-name="P2"/>
            <text:p text:style-name="P2">code postal : 6987 Rendeux</text:p>
            <text:p text:style-name="P2">localité pour la communication :</text:p>
            <text:p text:style-name="P24">Cheoux</text:p>
            <text:p text:style-name="P2"/>
          </table:table-cell>
          <table:table-cell table:style-name="Tableau58.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59" table:style-name="Tableau59">
        <table:table-column table:style-name="Tableau59.A"/>
        <table:table-column table:style-name="Tableau59.B"/>
        <table:table-row table:style-name="Tableau59.1">
          <table:table-cell table:style-name="Tableau59.A1" office:value-type="string">
            <text:p text:style-name="P4"/>
            <text:p text:style-name="P2"/>
            <text:p text:style-name="P33"><text:span text:style-name="T2">tennis : </text:span></text:p>
            <text:p text:style-name="P5">sports nautiques : </text:p>
            <text:p text:style-name="P23">ski : 20.0</text:p>
            <text:p text:style-name="P5">randonnées balisées : 0.0</text:p>
            <text:p text:style-name="P5">piscine : <text:tab/></text:p>
            <text:p text:style-name="P5">pêche : <text:tab/></text:p>
            <text:p text:style-name="P5">équitation : 1.0</text:p>
            <text:p text:style-name="P5">vélos à disposition : 2.0</text:p>
            <text:p text:style-name="P5">circuit v.t.t. : 0.0</text:p>
            <text:p text:style-name="P5">ravel : <text:tab/></text:p>
            <text:p text:style-name="P2"/>
          </table:table-cell>
          <table:table-cell table:style-name="Tableau59.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60" table:style-name="Tableau60">
        <table:table-column table:style-name="Tableau60.A"/>
        <table:table-column table:style-name="Tableau60.B"/>
        <table:table-row table:style-name="Tableau60.1">
          <table:table-cell table:style-name="Tableau60.A1" office:value-type="string">
            <text:p text:style-name="P4"/>
            <text:p text:style-name="P5">commerces : 1.0</text:p>
            <text:p text:style-name="P5">restaurant : 1.0</text:p>
            <text:p text:style-name="P5">gare : 10.0</text:p>
            <text:p text:style-name="P5"/>
            <text:p text:style-name="P5">animaux domestiques admis : non</text:p>
            <text:p text:style-name="P5">hébergement fumeur : non</text:p>
          </table:table-cell>
          <table:table-cell table:style-name="Tableau60.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61" table:style-name="Tableau61">
        <table:table-column table:style-name="Tableau61.A"/>
        <table:table-column table:style-name="Tableau61.B"/>
        <table:table-column table:style-name="Tableau61.C" table:number-columns-repeated="3"/>
        <table:table-column table:style-name="Tableau61.F" table:number-columns-repeated="2"/>
        <table:table-column table:style-name="Tableau61.B"/>
        <table:table-column table:style-name="Tableau61.I"/>
        <table:table-column table:style-name="Tableau61.J"/>
        <table:table-column table:style-name="Tableau61.K"/>
        <table:table-column table:style-name="Tableau61.L"/>
        <table:table-row table:style-name="Tableau61.1">
          <table:table-cell table:style-name="Tableau61.A1" office:value-type="string">
            <text:p text:style-name="P4"/>
          </table:table-cell>
          <table:table-cell table:style-name="Tableau61.B1" office:value-type="string">
            <text:p text:style-name="P4"/>
          </table:table-cell>
          <table:table-cell table:style-name="Tableau61.B1" office:value-type="string">
            <text:p text:style-name="P4"/>
          </table:table-cell>
          <table:table-cell table:style-name="Tableau61.B1" office:value-type="string">
            <text:p text:style-name="P4"/>
          </table:table-cell>
          <table:table-cell table:style-name="Tableau61.B1" office:value-type="string">
            <text:p text:style-name="P4"/>
          </table:table-cell>
          <table:table-cell table:style-name="Tableau61.F1" office:value-type="string">
            <text:p text:style-name="P4"/>
          </table:table-cell>
          <table:table-cell table:style-name="Tableau61.A1" office:value-type="string">
            <text:p text:style-name="P4"/>
          </table:table-cell>
          <table:table-cell table:style-name="Tableau61.B1" office:value-type="string">
            <text:p text:style-name="P4"/>
          </table:table-cell>
          <table:table-cell table:style-name="Tableau61.B1" office:value-type="string">
            <text:p text:style-name="P4"/>
          </table:table-cell>
          <table:table-cell table:style-name="Tableau61.B1" office:value-type="string">
            <text:p text:style-name="P4"/>
          </table:table-cell>
          <table:table-cell table:style-name="Tableau61.B1" office:value-type="string">
            <text:p text:style-name="P4"/>
          </table:table-cell>
          <table:table-cell table:style-name="Tableau61.L1" office:value-type="string">
            <text:p text:style-name="P4"/>
          </table:table-cell>
        </table:table-row>
        <table:table-row table:style-name="Tableau61.1">
          <table:table-cell table:style-name="Tableau61.A2" office:value-type="string">
            <text:p text:style-name="P4"/>
          </table:table-cell>
          <table:table-cell table:style-name="Tableau61.B2" office:value-type="string">
            <text:p text:style-name="P4"/>
          </table:table-cell>
          <table:table-cell table:style-name="Tableau61.B2" office:value-type="string">
            <text:p text:style-name="P4">1 p.</text:p>
          </table:table-cell>
          <table:table-cell table:style-name="Tableau61.B2" office:value-type="string">
            <text:p text:style-name="P4">2 p.</text:p>
          </table:table-cell>
          <table:table-cell table:style-name="Tableau61.B2" office:value-type="string">
            <text:p text:style-name="P32"><text:span text:style-name="T2">3</text:span><text:span text:style-name="T22">ième</text:span><text:span text:style-name="T2"> p.</text:span></text:p>
          </table:table-cell>
          <table:table-cell table:style-name="Tableau61.A2" office:value-type="string">
            <text:p text:style-name="P4"/>
          </table:table-cell>
          <table:table-cell table:style-name="Tableau61.A2" office:value-type="string">
            <text:p text:style-name="P4"/>
          </table:table-cell>
          <table:table-cell table:style-name="Tableau61.B2" office:value-type="string">
            <text:p text:style-name="P4"/>
          </table:table-cell>
          <table:table-cell table:style-name="Tableau61.B2" office:value-type="string">
            <text:p text:style-name="P4">1 p.</text:p>
          </table:table-cell>
          <table:table-cell table:style-name="Tableau61.B2" office:value-type="string">
            <text:p text:style-name="P4">2 p.</text:p>
          </table:table-cell>
          <table:table-cell table:style-name="Tableau61.B2" office:value-type="string">
            <text:p text:style-name="P32"><text:span text:style-name="T2">3</text:span><text:span text:style-name="T22">ième</text:span><text:span text:style-name="T2"> p.</text:span></text:p>
          </table:table-cell>
          <table:table-cell table:style-name="Tableau61.L2" office:value-type="string">
            <text:p text:style-name="P4"/>
          </table:table-cell>
        </table:table-row>
        <table:table-row table:style-name="Tableau61.1">
          <table:table-cell table:style-name="Tableau61.A2" office:value-type="string">
            <text:p text:style-name="P4"/>
          </table:table-cell>
          <table:table-cell table:style-name="Tableau61.B2" office:value-type="string">
            <text:p text:style-name="P4">1 nuit + pt. déj.</text:p>
          </table:table-cell>
          <table:table-cell table:style-name="Tableau61.B2" office:value-type="string">
            <text:p text:style-name="P4"/>
          </table:table-cell>
          <table:table-cell table:style-name="Tableau61.B2" office:value-type="string">
            <text:p text:style-name="P4">60.00</text:p>
          </table:table-cell>
          <table:table-cell table:style-name="Tableau61.B2" office:value-type="string">
            <text:p text:style-name="P4"/>
          </table:table-cell>
          <table:table-cell table:style-name="Tableau61.A2" office:value-type="string">
            <text:p text:style-name="P4"/>
          </table:table-cell>
          <table:table-cell table:style-name="Tableau61.A2" office:value-type="string">
            <text:p text:style-name="P4"/>
          </table:table-cell>
          <table:table-cell table:style-name="Tableau61.B2" office:value-type="string">
            <text:p text:style-name="P4">1 nuit + pt. déj.</text:p>
          </table:table-cell>
          <table:table-cell table:style-name="Tableau61.B2" office:value-type="string">
            <text:p text:style-name="P4"/>
          </table:table-cell>
          <table:table-cell table:style-name="Tableau61.B2" office:value-type="string">
            <text:p text:style-name="P4"/>
          </table:table-cell>
          <table:table-cell table:style-name="Tableau61.B2" office:value-type="string">
            <text:p text:style-name="P4"/>
          </table:table-cell>
          <table:table-cell table:style-name="Tableau61.L2" office:value-type="string">
            <text:p text:style-name="P4"/>
          </table:table-cell>
        </table:table-row>
        <table:table-row table:style-name="Tableau61.1">
          <table:table-cell table:style-name="Tableau61.A2" office:value-type="string">
            <text:p text:style-name="P4"/>
          </table:table-cell>
          <table:table-cell table:style-name="Tableau61.B2" office:value-type="string">
            <text:p text:style-name="P4">réduction si pas de pt. déjeuner</text:p>
          </table:table-cell>
          <table:table-cell table:style-name="Tableau61.B2" office:value-type="string">
            <text:p text:style-name="P4"/>
          </table:table-cell>
          <table:table-cell table:style-name="Tableau61.B2" office:value-type="string">
            <text:p text:style-name="P4"/>
          </table:table-cell>
          <table:table-cell table:style-name="Tableau61.B2" office:value-type="string">
            <text:p text:style-name="P4"/>
          </table:table-cell>
          <table:table-cell table:style-name="Tableau61.A2" office:value-type="string">
            <text:p text:style-name="P4"/>
          </table:table-cell>
          <table:table-cell table:style-name="Tableau61.A2" office:value-type="string">
            <text:p text:style-name="P4"/>
          </table:table-cell>
          <table:table-cell table:style-name="Tableau61.B2" office:value-type="string">
            <text:p text:style-name="P4">réduction si pas de pt. déjeuner</text:p>
          </table:table-cell>
          <table:table-cell table:style-name="Tableau61.B2" office:value-type="string">
            <text:p text:style-name="P4"/>
          </table:table-cell>
          <table:table-cell table:style-name="Tableau61.B2" office:value-type="string">
            <text:p text:style-name="P4"/>
          </table:table-cell>
          <table:table-cell table:style-name="Tableau61.B2" office:value-type="string">
            <text:p text:style-name="P4"/>
          </table:table-cell>
          <table:table-cell table:style-name="Tableau61.L2" office:value-type="string">
            <text:p text:style-name="P4"/>
          </table:table-cell>
        </table:table-row>
        <table:table-row table:style-name="Tableau61.1">
          <table:table-cell table:style-name="Tableau61.A2" office:value-type="string">
            <text:p text:style-name="P4"/>
          </table:table-cell>
          <table:table-cell table:style-name="Tableau61.B2" office:value-type="string">
            <text:p text:style-name="P4">table d’hôtes</text:p>
          </table:table-cell>
          <table:table-cell table:style-name="Tableau61.B2" office:value-type="string">
            <text:p text:style-name="P55">29.50</text:p>
          </table:table-cell>
          <table:table-cell table:style-name="Tableau61.B2" office:value-type="string">
            <text:p text:style-name="P55"/>
          </table:table-cell>
          <table:table-cell table:style-name="Tableau61.E5" office:value-type="string">
            <text:p text:style-name="P4"/>
          </table:table-cell>
          <table:table-cell table:style-name="Tableau61.A2" office:value-type="string">
            <text:p text:style-name="P4"/>
          </table:table-cell>
          <table:table-cell table:style-name="Tableau61.A2" office:value-type="string">
            <text:p text:style-name="P4"/>
          </table:table-cell>
          <table:table-cell table:style-name="Tableau61.A2" office:value-type="string">
            <text:p text:style-name="P4">table d’hôtes</text:p>
          </table:table-cell>
          <table:table-cell table:style-name="Tableau61.A2" office:value-type="string">
            <text:p text:style-name="P10">/p.</text:p>
          </table:table-cell>
          <table:table-cell table:style-name="Tableau61.A2" office:value-type="string">
            <text:p text:style-name="P4"/>
          </table:table-cell>
          <table:table-cell table:style-name="Tableau61.K5" office:value-type="string">
            <text:p text:style-name="P4"/>
          </table:table-cell>
          <table:table-cell table:style-name="Tableau61.L5" office:value-type="string">
            <text:p text:style-name="P4"/>
          </table:table-cell>
        </table:table-row>
        <table:table-row table:style-name="Tableau61.6">
          <table:table-cell table:style-name="Tableau61.A2" office:value-type="string">
            <text:p text:style-name="P4"/>
          </table:table-cell>
          <table:table-cell table:style-name="Tableau61.B2" office:value-type="string">
            <text:p text:style-name="P4">autres</text:p>
            <text:p text:style-name="P2"/>
          </table:table-cell>
          <table:table-cell table:style-name="Tableau61.B2" table:number-columns-spanned="3" office:value-type="string">
            <text:p text:style-name="P26"/>
          </table:table-cell>
          <table:covered-table-cell/>
          <table:covered-table-cell/>
          <table:table-cell table:style-name="Tableau61.A2" office:value-type="string">
            <text:p text:style-name="P4"/>
          </table:table-cell>
          <table:table-cell table:style-name="Tableau61.A2" office:value-type="string">
            <text:p text:style-name="P4"/>
          </table:table-cell>
          <table:table-cell table:style-name="Tableau61.H6" office:value-type="string">
            <text:p text:style-name="P4">autres</text:p>
          </table:table-cell>
          <table:table-cell table:style-name="Tableau61.H6" table:number-columns-spanned="3" office:value-type="string">
            <text:p text:style-name="P4"/>
          </table:table-cell>
          <table:covered-table-cell/>
          <table:covered-table-cell/>
          <table:table-cell table:style-name="Tableau61.L2" office:value-type="string">
            <text:p text:style-name="P4"/>
          </table:table-cell>
        </table:table-row>
        <table:table-row table:style-name="Tableau61.6">
          <table:table-cell table:style-name="Tableau61.A2" office:value-type="string">
            <text:p text:style-name="P4"/>
          </table:table-cell>
          <table:table-cell table:style-name="Tableau61.A2" table:number-columns-spanned="4" office:value-type="string">
            <text:p text:style-name="P4">type de table d’hôtes : th1</text:p>
          </table:table-cell>
          <table:covered-table-cell/>
          <table:covered-table-cell/>
          <table:covered-table-cell/>
          <table:table-cell table:style-name="Tableau61.A2" office:value-type="string">
            <text:p text:style-name="P4"/>
          </table:table-cell>
          <table:table-cell table:style-name="Tableau61.A2" office:value-type="string">
            <text:p text:style-name="P4"/>
          </table:table-cell>
          <table:table-cell table:style-name="Tableau61.A2" table:number-columns-spanned="4" office:value-type="string">
            <text:p text:style-name="P4">Type de table d’hôtes :</text:p>
          </table:table-cell>
          <table:covered-table-cell/>
          <table:covered-table-cell/>
          <table:covered-table-cell/>
          <table:table-cell table:style-name="Tableau61.L2" office:value-type="string">
            <text:p text:style-name="P4"/>
          </table:table-cell>
        </table:table-row>
        <table:table-row table:style-name="Tableau61.6">
          <table:table-cell>
            <table:table table:is-sub-table="true">
              <table:table-column table:style-name="Tableau61.A"/>
              <table:table-row table:style-name="Tableau61.6">
                <table:table-cell table:style-name="Tableau61.A2" office:value-type="string">
                  <text:p text:style-name="P4"/>
                </table:table-cell>
              </table:table-row>
              <table:table-row table:style-name="Tableau61.6">
                <table:table-cell table:style-name="Tableau61.A2" office:value-type="string">
                  <text:p text:style-name="P4"/>
                </table:table-cell>
              </table:table-row>
              <table:table-row table:style-name="Tableau61.6">
                <table:table-cell table:style-name="Tableau61.A2" office:value-type="string">
                  <text:p text:style-name="P4"/>
                </table:table-cell>
              </table:table-row>
            </table:table>
          </table:table-cell>
          <table:table-cell table:style-name="Tableau61.B2" table:number-columns-spanned="4" office:value-type="string">
            <text:p text:style-name="P4"/>
          </table:table-cell>
          <table:covered-table-cell/>
          <table:covered-table-cell/>
          <table:covered-table-cell/>
          <table:table-cell table:number-columns-spanned="7">
            <table:table table:is-sub-table="true">
              <table:table-column table:style-name="Tableau61.F" table:number-columns-repeated="2"/>
              <table:table-column table:style-name="Tableau61.F8.3"/>
              <table:table-column table:style-name="Tableau61.L"/>
              <table:table-row table:style-name="Tableau61.6">
                <table:table-cell table:style-name="Tableau61.A2" office:value-type="string">
                  <text:p text:style-name="P4"/>
                </table:table-cell>
                <table:table-cell table:style-name="Tableau61.A2" office:value-type="string">
                  <text:p text:style-name="P4"/>
                </table:table-cell>
                <table:table-cell table:style-name="Tableau61.A2" office:value-type="string">
                  <text:p text:style-name="P32"><text:span text:style-name="T16"></text:span><text:span text:style-name="T2"> <text:s/>assiette gourmande</text:span></text:p>
                </table:table-cell>
                <table:table-cell table:style-name="Tableau61.L2" office:value-type="string">
                  <text:p text:style-name="P4"/>
                </table:table-cell>
              </table:table-row>
              <table:table-row table:style-name="Tableau61.6">
                <table:table-cell table:style-name="Tableau61.A2" office:value-type="string">
                  <text:p text:style-name="P4"/>
                </table:table-cell>
                <table:table-cell table:style-name="Tableau61.A2" office:value-type="string">
                  <text:p text:style-name="P4"/>
                </table:table-cell>
                <table:table-cell table:style-name="Tableau61.A2" office:value-type="string">
                  <text:p text:style-name="P32"><text:span text:style-name="T16"></text:span><text:span text:style-name="T2"> <text:s/>repas familial</text:span></text:p>
                </table:table-cell>
                <table:table-cell table:style-name="Tableau61.L2" office:value-type="string">
                  <text:p text:style-name="P4"/>
                </table:table-cell>
              </table:table-row>
              <table:table-row table:style-name="Tableau61.6">
                <table:table-cell table:style-name="Tableau61.A2" office:value-type="string">
                  <text:p text:style-name="P4"/>
                </table:table-cell>
                <table:table-cell table:style-name="Tableau61.A2" office:value-type="string">
                  <text:p text:style-name="P4"/>
                </table:table-cell>
                <table:table-cell table:style-name="Tableau61.B2" office:value-type="string">
                  <text:p text:style-name="P32"><text:span text:style-name="T16"></text:span><text:span text:style-name="T2"> <text:s/>menu gastronomique</text:span></text:p>
                </table:table-cell>
                <table:table-cell table:style-name="Tableau61.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61.6">
          <table:table-cell table:style-name="Tableau61.A2" office:value-type="string">
            <text:p text:style-name="P4"/>
          </table:table-cell>
          <table:table-cell table:style-name="Tableau61.B2" table:number-columns-spanned="4" office:value-type="string">
            <text:p text:style-name="P4">taxe de séjour : oui</text:p>
          </table:table-cell>
          <table:covered-table-cell/>
          <table:covered-table-cell/>
          <table:covered-table-cell/>
          <table:table-cell table:style-name="Tableau61.A2" office:value-type="string">
            <text:p text:style-name="P4"/>
          </table:table-cell>
          <table:table-cell table:style-name="Tableau61.A2" office:value-type="string">
            <text:p text:style-name="P4"/>
          </table:table-cell>
          <table:table-cell table:style-name="Tableau61.B2" table:number-columns-spanned="4" office:value-type="string">
            <text:p text:style-name="P4">taxe de séjour : <text:s/>….. par</text:p>
          </table:table-cell>
          <table:covered-table-cell/>
          <table:covered-table-cell/>
          <table:covered-table-cell/>
          <table:table-cell table:style-name="Tableau61.L2" office:value-type="string">
            <text:p text:style-name="P4"/>
          </table:table-cell>
        </table:table-row>
        <table:table-row table:style-name="Tableau61.1">
          <table:table-cell table:style-name="Tableau61.B2" office:value-type="string">
            <text:p text:style-name="P4"/>
          </table:table-cell>
          <table:table-cell table:style-name="Tableau61.E5" office:value-type="string">
            <text:p text:style-name="P4"/>
          </table:table-cell>
          <table:table-cell table:style-name="Tableau61.E5" office:value-type="string">
            <text:p text:style-name="P4"/>
          </table:table-cell>
          <table:table-cell table:style-name="Tableau61.E5" office:value-type="string">
            <text:p text:style-name="P4"/>
          </table:table-cell>
          <table:table-cell table:style-name="Tableau61.E5" office:value-type="string">
            <text:p text:style-name="P4"/>
          </table:table-cell>
          <table:table-cell table:style-name="Tableau61.E5" office:value-type="string">
            <text:p text:style-name="P4"/>
          </table:table-cell>
          <table:table-cell table:style-name="Tableau61.E5" office:value-type="string">
            <text:p text:style-name="P4"/>
          </table:table-cell>
          <table:table-cell table:style-name="Tableau61.E5" office:value-type="string">
            <text:p text:style-name="P4"/>
          </table:table-cell>
          <table:table-cell table:style-name="Tableau61.E5" office:value-type="string">
            <text:p text:style-name="P4"/>
          </table:table-cell>
          <table:table-cell table:style-name="Tableau61.E5" office:value-type="string">
            <text:p text:style-name="P4"/>
          </table:table-cell>
          <table:table-cell table:style-name="Tableau61.E5" office:value-type="string">
            <text:p text:style-name="P4"/>
          </table:table-cell>
          <table:table-cell table:style-name="Tableau61.L10" office:value-type="string">
            <text:p text:style-name="P4"/>
          </table:table-cell>
        </table:table-row>
      </table:table>
      <text:p text:style-name="P30">8. <text:s/>composition de l’hébergement</text:p>
      <table:table table:name="Tableau62" table:style-name="Tableau62">
        <table:table-column table:style-name="Tableau62.A"/>
        <table:table-column table:style-name="Tableau62.B"/>
        <table:table-row table:style-name="Tableau62.1">
          <table:table-cell table:style-name="Tableau62.A1" office:value-type="string">
            <text:p text:style-name="P4">Points forts : dans un hameau, isolé, sur 3 niveaux</text:p>
            <text:p text:style-name="P21"/>
            <text:p text:style-name="P2"/>
          </table:table-cell>
          <table:table-cell table:style-name="Tableau62.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62.1">
          <table:table-cell table:style-name="Tableau62.A2" office:value-type="string">
            <text:p text:style-name="P4">Distribution : 1er ét. : 1ch. (1x1p., 1x2p, sdb, wc), 1 ch. (3x1p., 1x2p. sdd, wc), chauffage central. jardin : terrasse, verger, jeux extérieurs, bbq.</text:p>
            <text:p text:style-name="P28"/>
          </table:table-cell>
          <table:table-cell table:style-name="Tableau62.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62.1">
          <table:table-cell table:style-name="Tableau62.A2" office:value-type="string">
            <text:p text:style-name="P4">Pictogrammes de confort :</text:p>
            <text:p text:style-name="P5">Lit 1 pers. : 4</text:p>
            <text:p text:style-name="P5">Lit 2 pers. : 2</text:p>
            <text:p text:style-name="P5">Lit superposé (1 lit = 2 pers.)  : 0</text:p>
            <text:p text:style-name="P33"><text:span text:style-name="T2">Lit bébé : 2</text:span></text:p>
            <text:p text:style-name="P5"/>
            <text:p text:style-name="P23">tv : oui</text:p>
            <text:p text:style-name="P5">feu ouvert/cassette : </text:p>
            <text:p text:style-name="P5">accès-internet : oui</text:p>
            <text:p text:style-name="P5"/>
          </table:table-cell>
          <table:table-cell table:style-name="Tableau62.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63" table:style-name="Tableau63">
        <table:table-column table:style-name="Tableau63.A"/>
        <table:table-column table:style-name="Tableau63.B"/>
        <table:table-row table:style-name="Tableau63.1">
          <table:table-cell table:style-name="Tableau63.A1" office:value-type="string">
            <text:p text:style-name="P4">Deux chambres dans une ancienne ferme à colombages et en pierre du pays typiquement restaurée. Jardin fleuri. Tables d'hôtes(repas du soir) à base de produits du terroir et de la ferme. Peuvent être combinées avec les gîtes (27 pers.) pour l'organisation de fêtes familiales.</text:p>
            <text:p text:style-name="P2"/>
          </table:table-cell>
          <table:table-cell table:style-name="Tableau63.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64" table:style-name="Tableau64">
        <table:table-column table:style-name="Tableau64.A"/>
        <table:table-column table:style-name="Tableau64.B"/>
        <table:table-row table:style-name="Tableau64.1">
          <table:table-cell table:style-name="Tableau64.A1" office:value-type="string">
            <text:p text:style-name="P4"/>
            <text:p text:style-name="P2">Réservation via Belsud : </text:p>
            <text:p text:style-name="P2"/>
          </table:table-cell>
          <table:table-cell table:style-name="Tableau64.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65" table:style-name="Tableau65">
        <table:table-column table:style-name="Tableau65.A"/>
        <table:table-column table:style-name="Tableau65.B"/>
        <table:table-row table:style-name="Tableau65.1">
          <table:table-cell table:style-name="Tableau65.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65.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66" table:style-name="Tableau66">
        <table:table-column table:style-name="Tableau66.A"/>
        <table:table-column table:style-name="Tableau66.B"/>
        <table:table-row table:style-name="Tableau66.1">
          <table:table-cell table:style-name="Tableau66.A1" office:value-type="string">
            <text:p text:style-name="P71"/>
          </table:table-cell>
          <table:table-cell table:style-name="Tableau66.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67" table:style-name="Tableau67">
        <table:table-column table:style-name="Tableau67.A"/>
        <table:table-column table:style-name="Tableau67.B"/>
        <table:table-column table:style-name="Tableau67.C"/>
        <table:table-row table:style-name="Tableau67.1">
          <table:table-cell table:style-name="Tableau67.A1" table:number-columns-spanned="3" office:value-type="string">
            <text:p text:style-name="P4">Reçu le :</text:p>
            <text:p text:style-name="P2"/>
          </table:table-cell>
          <table:covered-table-cell/>
          <table:covered-table-cell/>
        </table:table-row>
        <table:table-row table:style-name="Tableau67.2">
          <table:table-cell table:style-name="Tableau67.A2" office:value-type="string">
            <text:p text:style-name="P4">Encodage :</text:p>
            <text:p text:style-name="P2"/>
          </table:table-cell>
          <table:table-cell table:style-name="Tableau67.A2" office:value-type="string">
            <text:p text:style-name="P32"><text:span text:style-name="T6">pk-heb : 102</text:span></text:p>
          </table:table-cell>
          <table:table-cell table:style-name="Tableau67.C2" office:value-type="string">
            <text:p text:style-name="P22">pk-membre : 337</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68" table:style-name="Tableau68">
        <table:table-column table:style-name="Tableau68.A"/>
        <table:table-column table:style-name="Tableau68.B"/>
        <table:table-row table:style-name="Tableau68.1">
          <table:table-cell table:style-name="Tableau68.A1" office:value-type="string">
            <text:p text:style-name="P4">photo</text:p>
          </table:table-cell>
          <table:table-cell table:style-name="Tableau68.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02</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69" table:style-name="Tableau69">
        <table:table-column table:style-name="Tableau69.A"/>
        <table:table-column table:style-name="Tableau69.B"/>
        <table:table-row table:style-name="Tableau69.1">
          <table:table-cell table:style-name="Tableau69.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8</text:span></text:p>
            <text:p text:style-name="P5"/>
            <text:p text:style-name="P5">nombre total de chambres : 3</text:p>
          </table:table-cell>
          <table:table-cell table:style-name="Tableau69.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70" table:style-name="Tableau70">
        <table:table-column table:style-name="Tableau70.A"/>
        <table:table-column table:style-name="Tableau70.B"/>
        <table:table-row table:style-name="Tableau70.1">
          <table:table-cell table:style-name="Tableau70.A1" office:value-type="string">
            <text:p text:style-name="P4">prénom et nom :</text:p>
            <text:p text:style-name="P2">Luc <text:s/>GILON GILLES</text:p>
            <text:p text:style-name="P2"/>
            <text:p text:style-name="P1"><text:span text:style-name="T2">tél. : 061 50 00 01</text:span></text:p>
            <text:p text:style-name="P2"/>
            <text:p text:style-name="P1"><text:span text:style-name="T2">gsm : 0475 250 474</text:span></text:p>
            <text:p text:style-name="P2"/>
            <text:p text:style-name="P1"><text:span text:style-name="T2">fax : 061 50 00 01</text:span></text:p>
            <text:p text:style-name="P2"/>
            <text:p text:style-name="P2">adresse e-mail : </text:p>
            <text:p text:style-name="P2">alisiers@swing.be</text:p>
            <text:p text:style-name="P2"/>
            <text:p text:style-name="P2">site internet personnel :</text:p>
            <text:p text:style-name="P2">users.swing.be/les-alisiers</text:p>
            <text:p text:style-name="P2"/>
            <text:p text:style-name="P2">langues parlées :</text:p>
            <text:p text:style-name="P28">FR</text:p>
            <text:p text:style-name="P2"/>
          </table:table-cell>
          <table:table-cell table:style-name="Tableau70.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71" table:style-name="Tableau71">
        <table:table-column table:style-name="Tableau71.A"/>
        <table:table-column table:style-name="Tableau71.B"/>
        <table:table-row table:style-name="Tableau71.1">
          <table:table-cell table:style-name="Tableau71.A1" office:value-type="string">
            <text:p text:style-name="P4">nom de l’hébergement :</text:p>
            <text:p text:style-name="P2">Les Alisiers</text:p>
            <text:p text:style-name="P2"/>
            <text:p text:style-name="P2">rue :</text:p>
            <text:p text:style-name="P2">rue du Coin, 17</text:p>
            <text:p text:style-name="P2"/>
            <text:p text:style-name="P2">code postal : 5550 Vresse-sur-Semois</text:p>
            <text:p text:style-name="P2">localité pour la communication :</text:p>
            <text:p text:style-name="P24">Membre</text:p>
            <text:p text:style-name="P2"/>
          </table:table-cell>
          <table:table-cell table:style-name="Tableau71.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72" table:style-name="Tableau72">
        <table:table-column table:style-name="Tableau72.A"/>
        <table:table-column table:style-name="Tableau72.B"/>
        <table:table-row table:style-name="Tableau72.1">
          <table:table-cell table:style-name="Tableau72.A1" office:value-type="string">
            <text:p text:style-name="P4"/>
            <text:p text:style-name="P2"/>
            <text:p text:style-name="P33"><text:span text:style-name="T2">tennis : 10.0</text:span></text:p>
            <text:p text:style-name="P5">sports nautiques : </text:p>
            <text:p text:style-name="P23">ski : 20.0</text:p>
            <text:p text:style-name="P5">randonnées balisées : 0.0</text:p>
            <text:p text:style-name="P5">piscine : <text:tab/></text:p>
            <text:p text:style-name="P5">pêche : 0.1<text:tab/></text:p>
            <text:p text:style-name="P5">équitation : </text:p>
            <text:p text:style-name="P5">vélos à disposition : </text:p>
            <text:p text:style-name="P5">circuit v.t.t. : 0.0</text:p>
            <text:p text:style-name="P5">ravel : <text:tab/></text:p>
            <text:p text:style-name="P2"/>
          </table:table-cell>
          <table:table-cell table:style-name="Tableau72.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73" table:style-name="Tableau73">
        <table:table-column table:style-name="Tableau73.A"/>
        <table:table-column table:style-name="Tableau73.B"/>
        <table:table-row table:style-name="Tableau73.1">
          <table:table-cell table:style-name="Tableau73.A1" office:value-type="string">
            <text:p text:style-name="P4"/>
            <text:p text:style-name="P5">commerces : 0.1</text:p>
            <text:p text:style-name="P5">restaurant : 0.1</text:p>
            <text:p text:style-name="P5">gare : 15.0</text:p>
            <text:p text:style-name="P5"/>
            <text:p text:style-name="P5">animaux domestiques admis : non</text:p>
            <text:p text:style-name="P5">hébergement fumeur : non</text:p>
          </table:table-cell>
          <table:table-cell table:style-name="Tableau73.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74" table:style-name="Tableau74">
        <table:table-column table:style-name="Tableau74.A"/>
        <table:table-column table:style-name="Tableau74.B"/>
        <table:table-column table:style-name="Tableau74.C" table:number-columns-repeated="3"/>
        <table:table-column table:style-name="Tableau74.F" table:number-columns-repeated="2"/>
        <table:table-column table:style-name="Tableau74.B"/>
        <table:table-column table:style-name="Tableau74.I"/>
        <table:table-column table:style-name="Tableau74.J"/>
        <table:table-column table:style-name="Tableau74.K"/>
        <table:table-column table:style-name="Tableau74.L"/>
        <table:table-row table:style-name="Tableau74.1">
          <table:table-cell table:style-name="Tableau74.A1" office:value-type="string">
            <text:p text:style-name="P4"/>
          </table:table-cell>
          <table:table-cell table:style-name="Tableau74.B1" office:value-type="string">
            <text:p text:style-name="P4"/>
          </table:table-cell>
          <table:table-cell table:style-name="Tableau74.B1" office:value-type="string">
            <text:p text:style-name="P4"/>
          </table:table-cell>
          <table:table-cell table:style-name="Tableau74.B1" office:value-type="string">
            <text:p text:style-name="P4"/>
          </table:table-cell>
          <table:table-cell table:style-name="Tableau74.B1" office:value-type="string">
            <text:p text:style-name="P4"/>
          </table:table-cell>
          <table:table-cell table:style-name="Tableau74.F1" office:value-type="string">
            <text:p text:style-name="P4"/>
          </table:table-cell>
          <table:table-cell table:style-name="Tableau74.A1" office:value-type="string">
            <text:p text:style-name="P4"/>
          </table:table-cell>
          <table:table-cell table:style-name="Tableau74.B1" office:value-type="string">
            <text:p text:style-name="P4"/>
          </table:table-cell>
          <table:table-cell table:style-name="Tableau74.B1" office:value-type="string">
            <text:p text:style-name="P4"/>
          </table:table-cell>
          <table:table-cell table:style-name="Tableau74.B1" office:value-type="string">
            <text:p text:style-name="P4"/>
          </table:table-cell>
          <table:table-cell table:style-name="Tableau74.B1" office:value-type="string">
            <text:p text:style-name="P4"/>
          </table:table-cell>
          <table:table-cell table:style-name="Tableau74.L1" office:value-type="string">
            <text:p text:style-name="P4"/>
          </table:table-cell>
        </table:table-row>
        <table:table-row table:style-name="Tableau74.1">
          <table:table-cell table:style-name="Tableau74.A2" office:value-type="string">
            <text:p text:style-name="P4"/>
          </table:table-cell>
          <table:table-cell table:style-name="Tableau74.B2" office:value-type="string">
            <text:p text:style-name="P4"/>
          </table:table-cell>
          <table:table-cell table:style-name="Tableau74.B2" office:value-type="string">
            <text:p text:style-name="P4">1 p.</text:p>
          </table:table-cell>
          <table:table-cell table:style-name="Tableau74.B2" office:value-type="string">
            <text:p text:style-name="P4">2 p.</text:p>
          </table:table-cell>
          <table:table-cell table:style-name="Tableau74.B2" office:value-type="string">
            <text:p text:style-name="P32"><text:span text:style-name="T2">3</text:span><text:span text:style-name="T22">ième</text:span><text:span text:style-name="T2"> p.</text:span></text:p>
          </table:table-cell>
          <table:table-cell table:style-name="Tableau74.A2" office:value-type="string">
            <text:p text:style-name="P4"/>
          </table:table-cell>
          <table:table-cell table:style-name="Tableau74.A2" office:value-type="string">
            <text:p text:style-name="P4"/>
          </table:table-cell>
          <table:table-cell table:style-name="Tableau74.B2" office:value-type="string">
            <text:p text:style-name="P4"/>
          </table:table-cell>
          <table:table-cell table:style-name="Tableau74.B2" office:value-type="string">
            <text:p text:style-name="P4">1 p.</text:p>
          </table:table-cell>
          <table:table-cell table:style-name="Tableau74.B2" office:value-type="string">
            <text:p text:style-name="P4">2 p.</text:p>
          </table:table-cell>
          <table:table-cell table:style-name="Tableau74.B2" office:value-type="string">
            <text:p text:style-name="P32"><text:span text:style-name="T2">3</text:span><text:span text:style-name="T22">ième</text:span><text:span text:style-name="T2"> p.</text:span></text:p>
          </table:table-cell>
          <table:table-cell table:style-name="Tableau74.L2" office:value-type="string">
            <text:p text:style-name="P4"/>
          </table:table-cell>
        </table:table-row>
        <table:table-row table:style-name="Tableau74.1">
          <table:table-cell table:style-name="Tableau74.A2" office:value-type="string">
            <text:p text:style-name="P4"/>
          </table:table-cell>
          <table:table-cell table:style-name="Tableau74.B2" office:value-type="string">
            <text:p text:style-name="P4">1 nuit + pt. déj.</text:p>
          </table:table-cell>
          <table:table-cell table:style-name="Tableau74.B2" office:value-type="string">
            <text:p text:style-name="P4">55.00</text:p>
          </table:table-cell>
          <table:table-cell table:style-name="Tableau74.B2" office:value-type="string">
            <text:p text:style-name="P4">68.00</text:p>
          </table:table-cell>
          <table:table-cell table:style-name="Tableau74.B2" office:value-type="string">
            <text:p text:style-name="P4">92.00</text:p>
          </table:table-cell>
          <table:table-cell table:style-name="Tableau74.A2" office:value-type="string">
            <text:p text:style-name="P4"/>
          </table:table-cell>
          <table:table-cell table:style-name="Tableau74.A2" office:value-type="string">
            <text:p text:style-name="P4"/>
          </table:table-cell>
          <table:table-cell table:style-name="Tableau74.B2" office:value-type="string">
            <text:p text:style-name="P4">1 nuit + pt. déj.</text:p>
          </table:table-cell>
          <table:table-cell table:style-name="Tableau74.B2" office:value-type="string">
            <text:p text:style-name="P4"/>
          </table:table-cell>
          <table:table-cell table:style-name="Tableau74.B2" office:value-type="string">
            <text:p text:style-name="P4"/>
          </table:table-cell>
          <table:table-cell table:style-name="Tableau74.B2" office:value-type="string">
            <text:p text:style-name="P4"/>
          </table:table-cell>
          <table:table-cell table:style-name="Tableau74.L2" office:value-type="string">
            <text:p text:style-name="P4"/>
          </table:table-cell>
        </table:table-row>
        <table:table-row table:style-name="Tableau74.1">
          <table:table-cell table:style-name="Tableau74.A2" office:value-type="string">
            <text:p text:style-name="P4"/>
          </table:table-cell>
          <table:table-cell table:style-name="Tableau74.B2" office:value-type="string">
            <text:p text:style-name="P4">réduction si pas de pt. déjeuner</text:p>
          </table:table-cell>
          <table:table-cell table:style-name="Tableau74.B2" office:value-type="string">
            <text:p text:style-name="P4"/>
          </table:table-cell>
          <table:table-cell table:style-name="Tableau74.B2" office:value-type="string">
            <text:p text:style-name="P4"/>
          </table:table-cell>
          <table:table-cell table:style-name="Tableau74.B2" office:value-type="string">
            <text:p text:style-name="P4"/>
          </table:table-cell>
          <table:table-cell table:style-name="Tableau74.A2" office:value-type="string">
            <text:p text:style-name="P4"/>
          </table:table-cell>
          <table:table-cell table:style-name="Tableau74.A2" office:value-type="string">
            <text:p text:style-name="P4"/>
          </table:table-cell>
          <table:table-cell table:style-name="Tableau74.B2" office:value-type="string">
            <text:p text:style-name="P4">réduction si pas de pt. déjeuner</text:p>
          </table:table-cell>
          <table:table-cell table:style-name="Tableau74.B2" office:value-type="string">
            <text:p text:style-name="P4"/>
          </table:table-cell>
          <table:table-cell table:style-name="Tableau74.B2" office:value-type="string">
            <text:p text:style-name="P4"/>
          </table:table-cell>
          <table:table-cell table:style-name="Tableau74.B2" office:value-type="string">
            <text:p text:style-name="P4"/>
          </table:table-cell>
          <table:table-cell table:style-name="Tableau74.L2" office:value-type="string">
            <text:p text:style-name="P4"/>
          </table:table-cell>
        </table:table-row>
        <table:table-row table:style-name="Tableau74.1">
          <table:table-cell table:style-name="Tableau74.A2" office:value-type="string">
            <text:p text:style-name="P4"/>
          </table:table-cell>
          <table:table-cell table:style-name="Tableau74.B2" office:value-type="string">
            <text:p text:style-name="P4">table d’hôtes</text:p>
          </table:table-cell>
          <table:table-cell table:style-name="Tableau74.B2" office:value-type="string">
            <text:p text:style-name="P55">33.00</text:p>
          </table:table-cell>
          <table:table-cell table:style-name="Tableau74.B2" office:value-type="string">
            <text:p text:style-name="P55"/>
          </table:table-cell>
          <table:table-cell table:style-name="Tableau74.E5" office:value-type="string">
            <text:p text:style-name="P4"/>
          </table:table-cell>
          <table:table-cell table:style-name="Tableau74.A2" office:value-type="string">
            <text:p text:style-name="P4"/>
          </table:table-cell>
          <table:table-cell table:style-name="Tableau74.A2" office:value-type="string">
            <text:p text:style-name="P4"/>
          </table:table-cell>
          <table:table-cell table:style-name="Tableau74.A2" office:value-type="string">
            <text:p text:style-name="P4">table d’hôtes</text:p>
          </table:table-cell>
          <table:table-cell table:style-name="Tableau74.A2" office:value-type="string">
            <text:p text:style-name="P10">/p.</text:p>
          </table:table-cell>
          <table:table-cell table:style-name="Tableau74.A2" office:value-type="string">
            <text:p text:style-name="P4"/>
          </table:table-cell>
          <table:table-cell table:style-name="Tableau74.K5" office:value-type="string">
            <text:p text:style-name="P4"/>
          </table:table-cell>
          <table:table-cell table:style-name="Tableau74.L5" office:value-type="string">
            <text:p text:style-name="P4"/>
          </table:table-cell>
        </table:table-row>
        <table:table-row table:style-name="Tableau74.6">
          <table:table-cell table:style-name="Tableau74.A2" office:value-type="string">
            <text:p text:style-name="P4"/>
          </table:table-cell>
          <table:table-cell table:style-name="Tableau74.B2" office:value-type="string">
            <text:p text:style-name="P4">autres</text:p>
            <text:p text:style-name="P2"/>
          </table:table-cell>
          <table:table-cell table:style-name="Tableau74.B2" table:number-columns-spanned="3" office:value-type="string">
            <text:p text:style-name="P26"/>
          </table:table-cell>
          <table:covered-table-cell/>
          <table:covered-table-cell/>
          <table:table-cell table:style-name="Tableau74.A2" office:value-type="string">
            <text:p text:style-name="P4"/>
          </table:table-cell>
          <table:table-cell table:style-name="Tableau74.A2" office:value-type="string">
            <text:p text:style-name="P4"/>
          </table:table-cell>
          <table:table-cell table:style-name="Tableau74.H6" office:value-type="string">
            <text:p text:style-name="P4">autres</text:p>
          </table:table-cell>
          <table:table-cell table:style-name="Tableau74.H6" table:number-columns-spanned="3" office:value-type="string">
            <text:p text:style-name="P4"/>
          </table:table-cell>
          <table:covered-table-cell/>
          <table:covered-table-cell/>
          <table:table-cell table:style-name="Tableau74.L2" office:value-type="string">
            <text:p text:style-name="P4"/>
          </table:table-cell>
        </table:table-row>
        <table:table-row table:style-name="Tableau74.6">
          <table:table-cell table:style-name="Tableau74.A2" office:value-type="string">
            <text:p text:style-name="P4"/>
          </table:table-cell>
          <table:table-cell table:style-name="Tableau74.A2" table:number-columns-spanned="4" office:value-type="string">
            <text:p text:style-name="P4">type de table d’hôtes : th3</text:p>
          </table:table-cell>
          <table:covered-table-cell/>
          <table:covered-table-cell/>
          <table:covered-table-cell/>
          <table:table-cell table:style-name="Tableau74.A2" office:value-type="string">
            <text:p text:style-name="P4"/>
          </table:table-cell>
          <table:table-cell table:style-name="Tableau74.A2" office:value-type="string">
            <text:p text:style-name="P4"/>
          </table:table-cell>
          <table:table-cell table:style-name="Tableau74.A2" table:number-columns-spanned="4" office:value-type="string">
            <text:p text:style-name="P4">Type de table d’hôtes :</text:p>
          </table:table-cell>
          <table:covered-table-cell/>
          <table:covered-table-cell/>
          <table:covered-table-cell/>
          <table:table-cell table:style-name="Tableau74.L2" office:value-type="string">
            <text:p text:style-name="P4"/>
          </table:table-cell>
        </table:table-row>
        <table:table-row table:style-name="Tableau74.6">
          <table:table-cell>
            <table:table table:is-sub-table="true">
              <table:table-column table:style-name="Tableau74.A"/>
              <table:table-row table:style-name="Tableau74.6">
                <table:table-cell table:style-name="Tableau74.A2" office:value-type="string">
                  <text:p text:style-name="P4"/>
                </table:table-cell>
              </table:table-row>
              <table:table-row table:style-name="Tableau74.6">
                <table:table-cell table:style-name="Tableau74.A2" office:value-type="string">
                  <text:p text:style-name="P4"/>
                </table:table-cell>
              </table:table-row>
              <table:table-row table:style-name="Tableau74.6">
                <table:table-cell table:style-name="Tableau74.A2" office:value-type="string">
                  <text:p text:style-name="P4"/>
                </table:table-cell>
              </table:table-row>
            </table:table>
          </table:table-cell>
          <table:table-cell table:style-name="Tableau74.B2" table:number-columns-spanned="4" office:value-type="string">
            <text:p text:style-name="P4"/>
          </table:table-cell>
          <table:covered-table-cell/>
          <table:covered-table-cell/>
          <table:covered-table-cell/>
          <table:table-cell table:number-columns-spanned="7">
            <table:table table:is-sub-table="true">
              <table:table-column table:style-name="Tableau74.F" table:number-columns-repeated="2"/>
              <table:table-column table:style-name="Tableau74.F8.3"/>
              <table:table-column table:style-name="Tableau74.L"/>
              <table:table-row table:style-name="Tableau74.6">
                <table:table-cell table:style-name="Tableau74.A2" office:value-type="string">
                  <text:p text:style-name="P4"/>
                </table:table-cell>
                <table:table-cell table:style-name="Tableau74.A2" office:value-type="string">
                  <text:p text:style-name="P4"/>
                </table:table-cell>
                <table:table-cell table:style-name="Tableau74.A2" office:value-type="string">
                  <text:p text:style-name="P32"><text:span text:style-name="T16"></text:span><text:span text:style-name="T2"> <text:s/>assiette gourmande</text:span></text:p>
                </table:table-cell>
                <table:table-cell table:style-name="Tableau74.L2" office:value-type="string">
                  <text:p text:style-name="P4"/>
                </table:table-cell>
              </table:table-row>
              <table:table-row table:style-name="Tableau74.6">
                <table:table-cell table:style-name="Tableau74.A2" office:value-type="string">
                  <text:p text:style-name="P4"/>
                </table:table-cell>
                <table:table-cell table:style-name="Tableau74.A2" office:value-type="string">
                  <text:p text:style-name="P4"/>
                </table:table-cell>
                <table:table-cell table:style-name="Tableau74.A2" office:value-type="string">
                  <text:p text:style-name="P32"><text:span text:style-name="T16"></text:span><text:span text:style-name="T2"> <text:s/>repas familial</text:span></text:p>
                </table:table-cell>
                <table:table-cell table:style-name="Tableau74.L2" office:value-type="string">
                  <text:p text:style-name="P4"/>
                </table:table-cell>
              </table:table-row>
              <table:table-row table:style-name="Tableau74.6">
                <table:table-cell table:style-name="Tableau74.A2" office:value-type="string">
                  <text:p text:style-name="P4"/>
                </table:table-cell>
                <table:table-cell table:style-name="Tableau74.A2" office:value-type="string">
                  <text:p text:style-name="P4"/>
                </table:table-cell>
                <table:table-cell table:style-name="Tableau74.B2" office:value-type="string">
                  <text:p text:style-name="P32"><text:span text:style-name="T16"></text:span><text:span text:style-name="T2"> <text:s/>menu gastronomique</text:span></text:p>
                </table:table-cell>
                <table:table-cell table:style-name="Tableau74.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74.6">
          <table:table-cell table:style-name="Tableau74.A2" office:value-type="string">
            <text:p text:style-name="P4"/>
          </table:table-cell>
          <table:table-cell table:style-name="Tableau74.B2" table:number-columns-spanned="4" office:value-type="string">
            <text:p text:style-name="P4">taxe de séjour : non</text:p>
          </table:table-cell>
          <table:covered-table-cell/>
          <table:covered-table-cell/>
          <table:covered-table-cell/>
          <table:table-cell table:style-name="Tableau74.A2" office:value-type="string">
            <text:p text:style-name="P4"/>
          </table:table-cell>
          <table:table-cell table:style-name="Tableau74.A2" office:value-type="string">
            <text:p text:style-name="P4"/>
          </table:table-cell>
          <table:table-cell table:style-name="Tableau74.B2" table:number-columns-spanned="4" office:value-type="string">
            <text:p text:style-name="P4">taxe de séjour : <text:s/>….. par</text:p>
          </table:table-cell>
          <table:covered-table-cell/>
          <table:covered-table-cell/>
          <table:covered-table-cell/>
          <table:table-cell table:style-name="Tableau74.L2" office:value-type="string">
            <text:p text:style-name="P4"/>
          </table:table-cell>
        </table:table-row>
        <table:table-row table:style-name="Tableau74.1">
          <table:table-cell table:style-name="Tableau74.B2" office:value-type="string">
            <text:p text:style-name="P4"/>
          </table:table-cell>
          <table:table-cell table:style-name="Tableau74.E5" office:value-type="string">
            <text:p text:style-name="P4"/>
          </table:table-cell>
          <table:table-cell table:style-name="Tableau74.E5" office:value-type="string">
            <text:p text:style-name="P4"/>
          </table:table-cell>
          <table:table-cell table:style-name="Tableau74.E5" office:value-type="string">
            <text:p text:style-name="P4"/>
          </table:table-cell>
          <table:table-cell table:style-name="Tableau74.E5" office:value-type="string">
            <text:p text:style-name="P4"/>
          </table:table-cell>
          <table:table-cell table:style-name="Tableau74.E5" office:value-type="string">
            <text:p text:style-name="P4"/>
          </table:table-cell>
          <table:table-cell table:style-name="Tableau74.E5" office:value-type="string">
            <text:p text:style-name="P4"/>
          </table:table-cell>
          <table:table-cell table:style-name="Tableau74.E5" office:value-type="string">
            <text:p text:style-name="P4"/>
          </table:table-cell>
          <table:table-cell table:style-name="Tableau74.E5" office:value-type="string">
            <text:p text:style-name="P4"/>
          </table:table-cell>
          <table:table-cell table:style-name="Tableau74.E5" office:value-type="string">
            <text:p text:style-name="P4"/>
          </table:table-cell>
          <table:table-cell table:style-name="Tableau74.E5" office:value-type="string">
            <text:p text:style-name="P4"/>
          </table:table-cell>
          <table:table-cell table:style-name="Tableau74.L10" office:value-type="string">
            <text:p text:style-name="P4"/>
          </table:table-cell>
        </table:table-row>
      </table:table>
      <text:p text:style-name="P30">8. <text:s/>composition de l’hébergement</text:p>
      <table:table table:name="Tableau75" table:style-name="Tableau75">
        <table:table-column table:style-name="Tableau75.A"/>
        <table:table-column table:style-name="Tableau75.B"/>
        <table:table-row table:style-name="Tableau75.1">
          <table:table-cell table:style-name="Tableau75.A1" office:value-type="string">
            <text:p text:style-name="P4">Points forts : au bord d'une rivière, mitoyen, sur 2 niveaux</text:p>
            <text:p text:style-name="P21"/>
            <text:p text:style-name="P2"/>
          </table:table-cell>
          <table:table-cell table:style-name="Tableau75.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75.1">
          <table:table-cell table:style-name="Tableau75.A2" office:value-type="string">
            <text:p text:style-name="P4">Distribution : 1er ét. : 1 ch. (2x1p., 1x2p., sdd, wc), 1 ch. (2x1p., sdd, wc), 1 ch. (1x2p., sdb, wc), salon, chauffage central. jardin : pelouse, terrasse.</text:p>
            <text:p text:style-name="P28"/>
          </table:table-cell>
          <table:table-cell table:style-name="Tableau75.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75.1">
          <table:table-cell table:style-name="Tableau75.A2" office:value-type="string">
            <text:p text:style-name="P4">Pictogrammes de confort :</text:p>
            <text:p text:style-name="P5">Lit 1 pers. : 4</text:p>
            <text:p text:style-name="P5">Lit 2 pers. : 2</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75.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76" table:style-name="Tableau76">
        <table:table-column table:style-name="Tableau76.A"/>
        <table:table-column table:style-name="Tableau76.B"/>
        <table:table-row table:style-name="Tableau76.1">
          <table:table-cell table:style-name="Tableau76.A1" office:value-type="string">
            <text:p text:style-name="P4">Venez goûter la quiétude des Ardennes dans l'ancienne maison familiale (7ième génération) située à 50 m de la Semois . Bâtiment à colombages. Table d'hôtes tenue par un ancien restaurateur.</text:p>
            <text:p text:style-name="P2"/>
          </table:table-cell>
          <table:table-cell table:style-name="Tableau76.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77" table:style-name="Tableau77">
        <table:table-column table:style-name="Tableau77.A"/>
        <table:table-column table:style-name="Tableau77.B"/>
        <table:table-row table:style-name="Tableau77.1">
          <table:table-cell table:style-name="Tableau77.A1" office:value-type="string">
            <text:p text:style-name="P4"/>
            <text:p text:style-name="P2">Réservation via Belsud : </text:p>
            <text:p text:style-name="P2"/>
          </table:table-cell>
          <table:table-cell table:style-name="Tableau77.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78" table:style-name="Tableau78">
        <table:table-column table:style-name="Tableau78.A"/>
        <table:table-column table:style-name="Tableau78.B"/>
        <table:table-row table:style-name="Tableau78.1">
          <table:table-cell table:style-name="Tableau78.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78.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79" table:style-name="Tableau79">
        <table:table-column table:style-name="Tableau79.A"/>
        <table:table-column table:style-name="Tableau79.B"/>
        <table:table-row table:style-name="Tableau79.1">
          <table:table-cell table:style-name="Tableau79.A1" office:value-type="string">
            <text:p text:style-name="P71"/>
          </table:table-cell>
          <table:table-cell table:style-name="Tableau79.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80" table:style-name="Tableau80">
        <table:table-column table:style-name="Tableau80.A"/>
        <table:table-column table:style-name="Tableau80.B"/>
        <table:table-column table:style-name="Tableau80.C"/>
        <table:table-row table:style-name="Tableau80.1">
          <table:table-cell table:style-name="Tableau80.A1" table:number-columns-spanned="3" office:value-type="string">
            <text:p text:style-name="P4">Reçu le :</text:p>
            <text:p text:style-name="P2"/>
          </table:table-cell>
          <table:covered-table-cell/>
          <table:covered-table-cell/>
        </table:table-row>
        <table:table-row table:style-name="Tableau80.2">
          <table:table-cell table:style-name="Tableau80.A2" office:value-type="string">
            <text:p text:style-name="P4">Encodage :</text:p>
            <text:p text:style-name="P2"/>
          </table:table-cell>
          <table:table-cell table:style-name="Tableau80.A2" office:value-type="string">
            <text:p text:style-name="P32"><text:span text:style-name="T6">pk-heb : 143</text:span></text:p>
          </table:table-cell>
          <table:table-cell table:style-name="Tableau80.C2" office:value-type="string">
            <text:p text:style-name="P22">pk-membre : 408</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81" table:style-name="Tableau81">
        <table:table-column table:style-name="Tableau81.A"/>
        <table:table-column table:style-name="Tableau81.B"/>
        <table:table-row table:style-name="Tableau81.1">
          <table:table-cell table:style-name="Tableau81.A1" office:value-type="string">
            <text:p text:style-name="P4">photo</text:p>
          </table:table-cell>
          <table:table-cell table:style-name="Tableau81.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43</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82" table:style-name="Tableau82">
        <table:table-column table:style-name="Tableau82.A"/>
        <table:table-column table:style-name="Tableau82.B"/>
        <table:table-row table:style-name="Tableau82.1">
          <table:table-cell table:style-name="Tableau82.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2</text:span></text:p>
            <text:p text:style-name="P5"/>
            <text:p text:style-name="P5">nombre total de chambres : 1</text:p>
          </table:table-cell>
          <table:table-cell table:style-name="Tableau82.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83" table:style-name="Tableau83">
        <table:table-column table:style-name="Tableau83.A"/>
        <table:table-column table:style-name="Tableau83.B"/>
        <table:table-row table:style-name="Tableau83.1">
          <table:table-cell table:style-name="Tableau83.A1" office:value-type="string">
            <text:p text:style-name="P4">prénom et nom :</text:p>
            <text:p text:style-name="P2">Marie-Christine et Alain CRESPEIGNE </text:p>
            <text:p text:style-name="P2"/>
            <text:p text:style-name="P1"><text:span text:style-name="T2">tél. : 082 61 41 43 </text:span></text:p>
            <text:p text:style-name="P2"/>
            <text:p text:style-name="P1"><text:span text:style-name="T2">gsm : 0479 515 296</text:span></text:p>
            <text:p text:style-name="P2"/>
            <text:p text:style-name="P1"><text:span text:style-name="T2">fax : 082 61 39 56</text:span></text:p>
            <text:p text:style-name="P2"/>
            <text:p text:style-name="P2">adresse e-mail : </text:p>
            <text:p text:style-name="P2">mca@airbois.com</text:p>
            <text:p text:style-name="P2"/>
            <text:p text:style-name="P2">site internet personnel :</text:p>
            <text:p text:style-name="P2">www.airbois.com</text:p>
            <text:p text:style-name="P2"/>
            <text:p text:style-name="P2">langues parlées :</text:p>
            <text:p text:style-name="P28">FR - NL - EN - IT - SP</text:p>
            <text:p text:style-name="P2"/>
          </table:table-cell>
          <table:table-cell table:style-name="Tableau83.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84" table:style-name="Tableau84">
        <table:table-column table:style-name="Tableau84.A"/>
        <table:table-column table:style-name="Tableau84.B"/>
        <table:table-row table:style-name="Tableau84.1">
          <table:table-cell table:style-name="Tableau84.A1" office:value-type="string">
            <text:p text:style-name="P4">nom de l’hébergement :</text:p>
            <text:p text:style-name="P2">Ferme de l'Airbois 1</text:p>
            <text:p text:style-name="P2"/>
            <text:p text:style-name="P2">rue :</text:p>
            <text:p text:style-name="P2">Tricointe, 55</text:p>
            <text:p text:style-name="P2"/>
            <text:p text:style-name="P2">code postal : 5530 Yvoir</text:p>
            <text:p text:style-name="P2">localité pour la communication :</text:p>
            <text:p text:style-name="P24">Yvoir</text:p>
            <text:p text:style-name="P2"/>
          </table:table-cell>
          <table:table-cell table:style-name="Tableau84.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85" table:style-name="Tableau85">
        <table:table-column table:style-name="Tableau85.A"/>
        <table:table-column table:style-name="Tableau85.B"/>
        <table:table-row table:style-name="Tableau85.1">
          <table:table-cell table:style-name="Tableau85.A1" office:value-type="string">
            <text:p text:style-name="P4"/>
            <text:p text:style-name="P2"/>
            <text:p text:style-name="P33"><text:span text:style-name="T2">tennis : </text:span></text:p>
            <text:p text:style-name="P5">sports nautiques : </text:p>
            <text:p text:style-name="P23">ski : </text:p>
            <text:p text:style-name="P5">randonnées balisées : 0.0</text:p>
            <text:p text:style-name="P5">piscine : 0.0<text:tab/></text:p>
            <text:p text:style-name="P5">pêche : <text:tab/></text:p>
            <text:p text:style-name="P5">équitation : </text:p>
            <text:p text:style-name="P5">vélos à disposition : </text:p>
            <text:p text:style-name="P5">circuit v.t.t. : </text:p>
            <text:p text:style-name="P5">ravel : <text:tab/></text:p>
            <text:p text:style-name="P2"/>
          </table:table-cell>
          <table:table-cell table:style-name="Tableau85.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86" table:style-name="Tableau86">
        <table:table-column table:style-name="Tableau86.A"/>
        <table:table-column table:style-name="Tableau86.B"/>
        <table:table-row table:style-name="Tableau86.1">
          <table:table-cell table:style-name="Tableau86.A1" office:value-type="string">
            <text:p text:style-name="P4"/>
            <text:p text:style-name="P5">commerces : 2.5</text:p>
            <text:p text:style-name="P5">restaurant : 2.5</text:p>
            <text:p text:style-name="P5">gare : 3.0</text:p>
            <text:p text:style-name="P5"/>
            <text:p text:style-name="P5">animaux domestiques admis : oui</text:p>
            <text:p text:style-name="P5">hébergement fumeur : oui</text:p>
          </table:table-cell>
          <table:table-cell table:style-name="Tableau86.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87" table:style-name="Tableau87">
        <table:table-column table:style-name="Tableau87.A"/>
        <table:table-column table:style-name="Tableau87.B"/>
        <table:table-column table:style-name="Tableau87.C" table:number-columns-repeated="3"/>
        <table:table-column table:style-name="Tableau87.F" table:number-columns-repeated="2"/>
        <table:table-column table:style-name="Tableau87.B"/>
        <table:table-column table:style-name="Tableau87.I"/>
        <table:table-column table:style-name="Tableau87.J"/>
        <table:table-column table:style-name="Tableau87.K"/>
        <table:table-column table:style-name="Tableau87.L"/>
        <table:table-row table:style-name="Tableau87.1">
          <table:table-cell table:style-name="Tableau87.A1" office:value-type="string">
            <text:p text:style-name="P4"/>
          </table:table-cell>
          <table:table-cell table:style-name="Tableau87.B1" office:value-type="string">
            <text:p text:style-name="P4"/>
          </table:table-cell>
          <table:table-cell table:style-name="Tableau87.B1" office:value-type="string">
            <text:p text:style-name="P4"/>
          </table:table-cell>
          <table:table-cell table:style-name="Tableau87.B1" office:value-type="string">
            <text:p text:style-name="P4"/>
          </table:table-cell>
          <table:table-cell table:style-name="Tableau87.B1" office:value-type="string">
            <text:p text:style-name="P4"/>
          </table:table-cell>
          <table:table-cell table:style-name="Tableau87.F1" office:value-type="string">
            <text:p text:style-name="P4"/>
          </table:table-cell>
          <table:table-cell table:style-name="Tableau87.A1" office:value-type="string">
            <text:p text:style-name="P4"/>
          </table:table-cell>
          <table:table-cell table:style-name="Tableau87.B1" office:value-type="string">
            <text:p text:style-name="P4"/>
          </table:table-cell>
          <table:table-cell table:style-name="Tableau87.B1" office:value-type="string">
            <text:p text:style-name="P4"/>
          </table:table-cell>
          <table:table-cell table:style-name="Tableau87.B1" office:value-type="string">
            <text:p text:style-name="P4"/>
          </table:table-cell>
          <table:table-cell table:style-name="Tableau87.B1" office:value-type="string">
            <text:p text:style-name="P4"/>
          </table:table-cell>
          <table:table-cell table:style-name="Tableau87.L1" office:value-type="string">
            <text:p text:style-name="P4"/>
          </table:table-cell>
        </table:table-row>
        <table:table-row table:style-name="Tableau87.1">
          <table:table-cell table:style-name="Tableau87.A2" office:value-type="string">
            <text:p text:style-name="P4"/>
          </table:table-cell>
          <table:table-cell table:style-name="Tableau87.B2" office:value-type="string">
            <text:p text:style-name="P4"/>
          </table:table-cell>
          <table:table-cell table:style-name="Tableau87.B2" office:value-type="string">
            <text:p text:style-name="P4">1 p.</text:p>
          </table:table-cell>
          <table:table-cell table:style-name="Tableau87.B2" office:value-type="string">
            <text:p text:style-name="P4">2 p.</text:p>
          </table:table-cell>
          <table:table-cell table:style-name="Tableau87.B2" office:value-type="string">
            <text:p text:style-name="P32"><text:span text:style-name="T2">3</text:span><text:span text:style-name="T22">ième</text:span><text:span text:style-name="T2"> p.</text:span></text:p>
          </table:table-cell>
          <table:table-cell table:style-name="Tableau87.A2" office:value-type="string">
            <text:p text:style-name="P4"/>
          </table:table-cell>
          <table:table-cell table:style-name="Tableau87.A2" office:value-type="string">
            <text:p text:style-name="P4"/>
          </table:table-cell>
          <table:table-cell table:style-name="Tableau87.B2" office:value-type="string">
            <text:p text:style-name="P4"/>
          </table:table-cell>
          <table:table-cell table:style-name="Tableau87.B2" office:value-type="string">
            <text:p text:style-name="P4">1 p.</text:p>
          </table:table-cell>
          <table:table-cell table:style-name="Tableau87.B2" office:value-type="string">
            <text:p text:style-name="P4">2 p.</text:p>
          </table:table-cell>
          <table:table-cell table:style-name="Tableau87.B2" office:value-type="string">
            <text:p text:style-name="P32"><text:span text:style-name="T2">3</text:span><text:span text:style-name="T22">ième</text:span><text:span text:style-name="T2"> p.</text:span></text:p>
          </table:table-cell>
          <table:table-cell table:style-name="Tableau87.L2" office:value-type="string">
            <text:p text:style-name="P4"/>
          </table:table-cell>
        </table:table-row>
        <table:table-row table:style-name="Tableau87.1">
          <table:table-cell table:style-name="Tableau87.A2" office:value-type="string">
            <text:p text:style-name="P4"/>
          </table:table-cell>
          <table:table-cell table:style-name="Tableau87.B2" office:value-type="string">
            <text:p text:style-name="P4">1 nuit + pt. déj.</text:p>
          </table:table-cell>
          <table:table-cell table:style-name="Tableau87.B2" office:value-type="string">
            <text:p text:style-name="P4">72.00</text:p>
          </table:table-cell>
          <table:table-cell table:style-name="Tableau87.B2" office:value-type="string">
            <text:p text:style-name="P4">82.00/95.00</text:p>
          </table:table-cell>
          <table:table-cell table:style-name="Tableau87.B2" office:value-type="string">
            <text:p text:style-name="P4"/>
          </table:table-cell>
          <table:table-cell table:style-name="Tableau87.A2" office:value-type="string">
            <text:p text:style-name="P4"/>
          </table:table-cell>
          <table:table-cell table:style-name="Tableau87.A2" office:value-type="string">
            <text:p text:style-name="P4"/>
          </table:table-cell>
          <table:table-cell table:style-name="Tableau87.B2" office:value-type="string">
            <text:p text:style-name="P4">1 nuit + pt. déj.</text:p>
          </table:table-cell>
          <table:table-cell table:style-name="Tableau87.B2" office:value-type="string">
            <text:p text:style-name="P4"/>
          </table:table-cell>
          <table:table-cell table:style-name="Tableau87.B2" office:value-type="string">
            <text:p text:style-name="P4"/>
          </table:table-cell>
          <table:table-cell table:style-name="Tableau87.B2" office:value-type="string">
            <text:p text:style-name="P4"/>
          </table:table-cell>
          <table:table-cell table:style-name="Tableau87.L2" office:value-type="string">
            <text:p text:style-name="P4"/>
          </table:table-cell>
        </table:table-row>
        <table:table-row table:style-name="Tableau87.1">
          <table:table-cell table:style-name="Tableau87.A2" office:value-type="string">
            <text:p text:style-name="P4"/>
          </table:table-cell>
          <table:table-cell table:style-name="Tableau87.B2" office:value-type="string">
            <text:p text:style-name="P4">réduction si pas de pt. déjeuner</text:p>
          </table:table-cell>
          <table:table-cell table:style-name="Tableau87.B2" office:value-type="string">
            <text:p text:style-name="P4">9.00</text:p>
          </table:table-cell>
          <table:table-cell table:style-name="Tableau87.B2" office:value-type="string">
            <text:p text:style-name="P4">18.00</text:p>
          </table:table-cell>
          <table:table-cell table:style-name="Tableau87.B2" office:value-type="string">
            <text:p text:style-name="P4"/>
          </table:table-cell>
          <table:table-cell table:style-name="Tableau87.A2" office:value-type="string">
            <text:p text:style-name="P4"/>
          </table:table-cell>
          <table:table-cell table:style-name="Tableau87.A2" office:value-type="string">
            <text:p text:style-name="P4"/>
          </table:table-cell>
          <table:table-cell table:style-name="Tableau87.B2" office:value-type="string">
            <text:p text:style-name="P4">réduction si pas de pt. déjeuner</text:p>
          </table:table-cell>
          <table:table-cell table:style-name="Tableau87.B2" office:value-type="string">
            <text:p text:style-name="P4"/>
          </table:table-cell>
          <table:table-cell table:style-name="Tableau87.B2" office:value-type="string">
            <text:p text:style-name="P4"/>
          </table:table-cell>
          <table:table-cell table:style-name="Tableau87.B2" office:value-type="string">
            <text:p text:style-name="P4"/>
          </table:table-cell>
          <table:table-cell table:style-name="Tableau87.L2" office:value-type="string">
            <text:p text:style-name="P4"/>
          </table:table-cell>
        </table:table-row>
        <table:table-row table:style-name="Tableau87.1">
          <table:table-cell table:style-name="Tableau87.A2" office:value-type="string">
            <text:p text:style-name="P4"/>
          </table:table-cell>
          <table:table-cell table:style-name="Tableau87.B2" office:value-type="string">
            <text:p text:style-name="P4">table d’hôtes</text:p>
          </table:table-cell>
          <table:table-cell table:style-name="Tableau87.B2" office:value-type="string">
            <text:p text:style-name="P55">30.00</text:p>
          </table:table-cell>
          <table:table-cell table:style-name="Tableau87.B2" office:value-type="string">
            <text:p text:style-name="P55"/>
          </table:table-cell>
          <table:table-cell table:style-name="Tableau87.E5" office:value-type="string">
            <text:p text:style-name="P4"/>
          </table:table-cell>
          <table:table-cell table:style-name="Tableau87.A2" office:value-type="string">
            <text:p text:style-name="P4"/>
          </table:table-cell>
          <table:table-cell table:style-name="Tableau87.A2" office:value-type="string">
            <text:p text:style-name="P4"/>
          </table:table-cell>
          <table:table-cell table:style-name="Tableau87.A2" office:value-type="string">
            <text:p text:style-name="P4">table d’hôtes</text:p>
          </table:table-cell>
          <table:table-cell table:style-name="Tableau87.A2" office:value-type="string">
            <text:p text:style-name="P10">/p.</text:p>
          </table:table-cell>
          <table:table-cell table:style-name="Tableau87.A2" office:value-type="string">
            <text:p text:style-name="P4"/>
          </table:table-cell>
          <table:table-cell table:style-name="Tableau87.K5" office:value-type="string">
            <text:p text:style-name="P4"/>
          </table:table-cell>
          <table:table-cell table:style-name="Tableau87.L5" office:value-type="string">
            <text:p text:style-name="P4"/>
          </table:table-cell>
        </table:table-row>
        <table:table-row table:style-name="Tableau87.6">
          <table:table-cell table:style-name="Tableau87.A2" office:value-type="string">
            <text:p text:style-name="P4"/>
          </table:table-cell>
          <table:table-cell table:style-name="Tableau87.B2" office:value-type="string">
            <text:p text:style-name="P4">autres</text:p>
            <text:p text:style-name="P2"/>
          </table:table-cell>
          <table:table-cell table:style-name="Tableau87.B2" table:number-columns-spanned="3" office:value-type="string">
            <text:p text:style-name="P26"/>
          </table:table-cell>
          <table:covered-table-cell/>
          <table:covered-table-cell/>
          <table:table-cell table:style-name="Tableau87.A2" office:value-type="string">
            <text:p text:style-name="P4"/>
          </table:table-cell>
          <table:table-cell table:style-name="Tableau87.A2" office:value-type="string">
            <text:p text:style-name="P4"/>
          </table:table-cell>
          <table:table-cell table:style-name="Tableau87.H6" office:value-type="string">
            <text:p text:style-name="P4">autres</text:p>
          </table:table-cell>
          <table:table-cell table:style-name="Tableau87.H6" table:number-columns-spanned="3" office:value-type="string">
            <text:p text:style-name="P4"/>
          </table:table-cell>
          <table:covered-table-cell/>
          <table:covered-table-cell/>
          <table:table-cell table:style-name="Tableau87.L2" office:value-type="string">
            <text:p text:style-name="P4"/>
          </table:table-cell>
        </table:table-row>
        <table:table-row table:style-name="Tableau87.6">
          <table:table-cell table:style-name="Tableau87.A2" office:value-type="string">
            <text:p text:style-name="P4"/>
          </table:table-cell>
          <table:table-cell table:style-name="Tableau87.A2" table:number-columns-spanned="4" office:value-type="string">
            <text:p text:style-name="P4">type de table d’hôtes : th3</text:p>
          </table:table-cell>
          <table:covered-table-cell/>
          <table:covered-table-cell/>
          <table:covered-table-cell/>
          <table:table-cell table:style-name="Tableau87.A2" office:value-type="string">
            <text:p text:style-name="P4"/>
          </table:table-cell>
          <table:table-cell table:style-name="Tableau87.A2" office:value-type="string">
            <text:p text:style-name="P4"/>
          </table:table-cell>
          <table:table-cell table:style-name="Tableau87.A2" table:number-columns-spanned="4" office:value-type="string">
            <text:p text:style-name="P4">Type de table d’hôtes :</text:p>
          </table:table-cell>
          <table:covered-table-cell/>
          <table:covered-table-cell/>
          <table:covered-table-cell/>
          <table:table-cell table:style-name="Tableau87.L2" office:value-type="string">
            <text:p text:style-name="P4"/>
          </table:table-cell>
        </table:table-row>
        <table:table-row table:style-name="Tableau87.6">
          <table:table-cell>
            <table:table table:is-sub-table="true">
              <table:table-column table:style-name="Tableau87.A"/>
              <table:table-row table:style-name="Tableau87.6">
                <table:table-cell table:style-name="Tableau87.A2" office:value-type="string">
                  <text:p text:style-name="P4"/>
                </table:table-cell>
              </table:table-row>
              <table:table-row table:style-name="Tableau87.6">
                <table:table-cell table:style-name="Tableau87.A2" office:value-type="string">
                  <text:p text:style-name="P4"/>
                </table:table-cell>
              </table:table-row>
              <table:table-row table:style-name="Tableau87.6">
                <table:table-cell table:style-name="Tableau87.A2" office:value-type="string">
                  <text:p text:style-name="P4"/>
                </table:table-cell>
              </table:table-row>
            </table:table>
          </table:table-cell>
          <table:table-cell table:style-name="Tableau87.B2" table:number-columns-spanned="4" office:value-type="string">
            <text:p text:style-name="P4"/>
          </table:table-cell>
          <table:covered-table-cell/>
          <table:covered-table-cell/>
          <table:covered-table-cell/>
          <table:table-cell table:number-columns-spanned="7">
            <table:table table:is-sub-table="true">
              <table:table-column table:style-name="Tableau87.F" table:number-columns-repeated="2"/>
              <table:table-column table:style-name="Tableau87.F8.3"/>
              <table:table-column table:style-name="Tableau87.L"/>
              <table:table-row table:style-name="Tableau87.6">
                <table:table-cell table:style-name="Tableau87.A2" office:value-type="string">
                  <text:p text:style-name="P4"/>
                </table:table-cell>
                <table:table-cell table:style-name="Tableau87.A2" office:value-type="string">
                  <text:p text:style-name="P4"/>
                </table:table-cell>
                <table:table-cell table:style-name="Tableau87.A2" office:value-type="string">
                  <text:p text:style-name="P32"><text:span text:style-name="T16"></text:span><text:span text:style-name="T2"> <text:s/>assiette gourmande</text:span></text:p>
                </table:table-cell>
                <table:table-cell table:style-name="Tableau87.L2" office:value-type="string">
                  <text:p text:style-name="P4"/>
                </table:table-cell>
              </table:table-row>
              <table:table-row table:style-name="Tableau87.6">
                <table:table-cell table:style-name="Tableau87.A2" office:value-type="string">
                  <text:p text:style-name="P4"/>
                </table:table-cell>
                <table:table-cell table:style-name="Tableau87.A2" office:value-type="string">
                  <text:p text:style-name="P4"/>
                </table:table-cell>
                <table:table-cell table:style-name="Tableau87.A2" office:value-type="string">
                  <text:p text:style-name="P32"><text:span text:style-name="T16"></text:span><text:span text:style-name="T2"> <text:s/>repas familial</text:span></text:p>
                </table:table-cell>
                <table:table-cell table:style-name="Tableau87.L2" office:value-type="string">
                  <text:p text:style-name="P4"/>
                </table:table-cell>
              </table:table-row>
              <table:table-row table:style-name="Tableau87.6">
                <table:table-cell table:style-name="Tableau87.A2" office:value-type="string">
                  <text:p text:style-name="P4"/>
                </table:table-cell>
                <table:table-cell table:style-name="Tableau87.A2" office:value-type="string">
                  <text:p text:style-name="P4"/>
                </table:table-cell>
                <table:table-cell table:style-name="Tableau87.B2" office:value-type="string">
                  <text:p text:style-name="P32"><text:span text:style-name="T16"></text:span><text:span text:style-name="T2"> <text:s/>menu gastronomique</text:span></text:p>
                </table:table-cell>
                <table:table-cell table:style-name="Tableau87.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87.6">
          <table:table-cell table:style-name="Tableau87.A2" office:value-type="string">
            <text:p text:style-name="P4"/>
          </table:table-cell>
          <table:table-cell table:style-name="Tableau87.B2" table:number-columns-spanned="4" office:value-type="string">
            <text:p text:style-name="P4">taxe de séjour : oui</text:p>
          </table:table-cell>
          <table:covered-table-cell/>
          <table:covered-table-cell/>
          <table:covered-table-cell/>
          <table:table-cell table:style-name="Tableau87.A2" office:value-type="string">
            <text:p text:style-name="P4"/>
          </table:table-cell>
          <table:table-cell table:style-name="Tableau87.A2" office:value-type="string">
            <text:p text:style-name="P4"/>
          </table:table-cell>
          <table:table-cell table:style-name="Tableau87.B2" table:number-columns-spanned="4" office:value-type="string">
            <text:p text:style-name="P4">taxe de séjour : <text:s/>….. par</text:p>
          </table:table-cell>
          <table:covered-table-cell/>
          <table:covered-table-cell/>
          <table:covered-table-cell/>
          <table:table-cell table:style-name="Tableau87.L2" office:value-type="string">
            <text:p text:style-name="P4"/>
          </table:table-cell>
        </table:table-row>
        <table:table-row table:style-name="Tableau87.1">
          <table:table-cell table:style-name="Tableau87.B2" office:value-type="string">
            <text:p text:style-name="P4"/>
          </table:table-cell>
          <table:table-cell table:style-name="Tableau87.E5" office:value-type="string">
            <text:p text:style-name="P4"/>
          </table:table-cell>
          <table:table-cell table:style-name="Tableau87.E5" office:value-type="string">
            <text:p text:style-name="P4"/>
          </table:table-cell>
          <table:table-cell table:style-name="Tableau87.E5" office:value-type="string">
            <text:p text:style-name="P4"/>
          </table:table-cell>
          <table:table-cell table:style-name="Tableau87.E5" office:value-type="string">
            <text:p text:style-name="P4"/>
          </table:table-cell>
          <table:table-cell table:style-name="Tableau87.E5" office:value-type="string">
            <text:p text:style-name="P4"/>
          </table:table-cell>
          <table:table-cell table:style-name="Tableau87.E5" office:value-type="string">
            <text:p text:style-name="P4"/>
          </table:table-cell>
          <table:table-cell table:style-name="Tableau87.E5" office:value-type="string">
            <text:p text:style-name="P4"/>
          </table:table-cell>
          <table:table-cell table:style-name="Tableau87.E5" office:value-type="string">
            <text:p text:style-name="P4"/>
          </table:table-cell>
          <table:table-cell table:style-name="Tableau87.E5" office:value-type="string">
            <text:p text:style-name="P4"/>
          </table:table-cell>
          <table:table-cell table:style-name="Tableau87.E5" office:value-type="string">
            <text:p text:style-name="P4"/>
          </table:table-cell>
          <table:table-cell table:style-name="Tableau87.L10" office:value-type="string">
            <text:p text:style-name="P4"/>
          </table:table-cell>
        </table:table-row>
      </table:table>
      <text:p text:style-name="P30">8. <text:s/>composition de l’hébergement</text:p>
      <table:table table:name="Tableau88" table:style-name="Tableau88">
        <table:table-column table:style-name="Tableau88.A"/>
        <table:table-column table:style-name="Tableau88.B"/>
        <table:table-row table:style-name="Tableau88.1">
          <table:table-cell table:style-name="Tableau88.A1" office:value-type="string">
            <text:p text:style-name="P4">Points forts : à l'orée des bois</text:p>
            <text:p text:style-name="P21"/>
            <text:p text:style-name="P2"/>
          </table:table-cell>
          <table:table-cell table:style-name="Tableau88.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88.1">
          <table:table-cell table:style-name="Tableau88.A2" office:value-type="string">
            <text:p text:style-name="P4">Distribution : 1er ét. : 1 ch.(1x2p., sdb, wc), chauffage central, salon, terrasse.</text:p>
            <text:p text:style-name="P28"/>
          </table:table-cell>
          <table:table-cell table:style-name="Tableau88.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88.1">
          <table:table-cell table:style-name="Tableau88.A2" office:value-type="string">
            <text:p text:style-name="P4">Pictogrammes de confort :</text:p>
            <text:p text:style-name="P5">Lit 1 pers. : 0</text:p>
            <text:p text:style-name="P5">Lit 2 pers. : 1</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88.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89" table:style-name="Tableau89">
        <table:table-column table:style-name="Tableau89.A"/>
        <table:table-column table:style-name="Tableau89.B"/>
        <table:table-row table:style-name="Tableau89.1">
          <table:table-cell table:style-name="Tableau89.A1" office:value-type="string">
            <text:p text:style-name="P4">Chambre de charme dans une ferme en pierre du pays, isolée sur sommet dominant la Haute-Meuse, dans une propriété avec piscine et très beau jardin ceinturé de prés puis de bois. Châteaux proches à visiter ainsi que l'atelier des artistes-propriétaires.</text:p>
            <text:p text:style-name="P2"/>
          </table:table-cell>
          <table:table-cell table:style-name="Tableau89.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90" table:style-name="Tableau90">
        <table:table-column table:style-name="Tableau90.A"/>
        <table:table-column table:style-name="Tableau90.B"/>
        <table:table-row table:style-name="Tableau90.1">
          <table:table-cell table:style-name="Tableau90.A1" office:value-type="string">
            <text:p text:style-name="P4"/>
            <text:p text:style-name="P2">Réservation via Belsud : </text:p>
            <text:p text:style-name="P2"/>
          </table:table-cell>
          <table:table-cell table:style-name="Tableau90.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91" table:style-name="Tableau91">
        <table:table-column table:style-name="Tableau91.A"/>
        <table:table-column table:style-name="Tableau91.B"/>
        <table:table-row table:style-name="Tableau91.1">
          <table:table-cell table:style-name="Tableau91.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91.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92" table:style-name="Tableau92">
        <table:table-column table:style-name="Tableau92.A"/>
        <table:table-column table:style-name="Tableau92.B"/>
        <table:table-row table:style-name="Tableau92.1">
          <table:table-cell table:style-name="Tableau92.A1" office:value-type="string">
            <text:p text:style-name="P71"/>
          </table:table-cell>
          <table:table-cell table:style-name="Tableau92.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93" table:style-name="Tableau93">
        <table:table-column table:style-name="Tableau93.A"/>
        <table:table-column table:style-name="Tableau93.B"/>
        <table:table-column table:style-name="Tableau93.C"/>
        <table:table-row table:style-name="Tableau93.1">
          <table:table-cell table:style-name="Tableau93.A1" table:number-columns-spanned="3" office:value-type="string">
            <text:p text:style-name="P4">Reçu le :</text:p>
            <text:p text:style-name="P2"/>
          </table:table-cell>
          <table:covered-table-cell/>
          <table:covered-table-cell/>
        </table:table-row>
        <table:table-row table:style-name="Tableau93.2">
          <table:table-cell table:style-name="Tableau93.A2" office:value-type="string">
            <text:p text:style-name="P4">Encodage :</text:p>
            <text:p text:style-name="P2"/>
          </table:table-cell>
          <table:table-cell table:style-name="Tableau93.A2" office:value-type="string">
            <text:p text:style-name="P32"><text:span text:style-name="T6">pk-heb : 156</text:span></text:p>
          </table:table-cell>
          <table:table-cell table:style-name="Tableau93.C2" office:value-type="string">
            <text:p text:style-name="P22">pk-membre : 433</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94" table:style-name="Tableau94">
        <table:table-column table:style-name="Tableau94.A"/>
        <table:table-column table:style-name="Tableau94.B"/>
        <table:table-row table:style-name="Tableau94.1">
          <table:table-cell table:style-name="Tableau94.A1" office:value-type="string">
            <text:p text:style-name="P4">photo</text:p>
          </table:table-cell>
          <table:table-cell table:style-name="Tableau94.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56</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95" table:style-name="Tableau95">
        <table:table-column table:style-name="Tableau95.A"/>
        <table:table-column table:style-name="Tableau95.B"/>
        <table:table-row table:style-name="Tableau95.1">
          <table:table-cell table:style-name="Tableau95.A1" office:value-type="string">
            <text:p text:style-name="P34"><text:span text:style-name="T2">classification (épis) : 2-3</text:span></text:p>
            <text:p text:style-name="P5"/>
            <text:p text:style-name="P5">type d’hébergement : Chambre d'hôtes</text:p>
            <text:p text:style-name="P25"/>
            <text:p text:style-name="P25"/>
            <text:p text:style-name="P25"/>
            <text:p text:style-name="P33"><text:span text:style-name="T2">capacité globale : 2/8</text:span></text:p>
            <text:p text:style-name="P5"/>
            <text:p text:style-name="P5">nombre total de chambres : 3</text:p>
          </table:table-cell>
          <table:table-cell table:style-name="Tableau95.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96" table:style-name="Tableau96">
        <table:table-column table:style-name="Tableau96.A"/>
        <table:table-column table:style-name="Tableau96.B"/>
        <table:table-row table:style-name="Tableau96.1">
          <table:table-cell table:style-name="Tableau96.A1" office:value-type="string">
            <text:p text:style-name="P4">prénom et nom :</text:p>
            <text:p text:style-name="P2">Monique <text:s/>MARON </text:p>
            <text:p text:style-name="P2"/>
            <text:p text:style-name="P1"><text:span text:style-name="T2">tél. : 087 47 44 10</text:span></text:p>
            <text:p text:style-name="P2"/>
            <text:p text:style-name="P1"><text:span text:style-name="T2">gsm : 0475 395 509</text:span></text:p>
            <text:p text:style-name="P2"/>
            <text:p text:style-name="P1"><text:span text:style-name="T2">fax : 087 37 76 80</text:span></text:p>
            <text:p text:style-name="P2"/>
            <text:p text:style-name="P2">adresse e-mail : </text:p>
            <text:p text:style-name="P2">aucoqenpate@skynet.be</text:p>
            <text:p text:style-name="P2"/>
            <text:p text:style-name="P2">site internet personnel :</text:p>
            <text:p text:style-name="P2">www.aucoqenpate.be</text:p>
            <text:p text:style-name="P2"/>
            <text:p text:style-name="P2">langues parlées :</text:p>
            <text:p text:style-name="P28">FR - NL - EN</text:p>
            <text:p text:style-name="P2"/>
          </table:table-cell>
          <table:table-cell table:style-name="Tableau96.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97" table:style-name="Tableau97">
        <table:table-column table:style-name="Tableau97.A"/>
        <table:table-column table:style-name="Tableau97.B"/>
        <table:table-row table:style-name="Tableau97.1">
          <table:table-cell table:style-name="Tableau97.A1" office:value-type="string">
            <text:p text:style-name="P4">nom de l’hébergement :</text:p>
            <text:p text:style-name="P2">Au Coq en Pâte</text:p>
            <text:p text:style-name="P2"/>
            <text:p text:style-name="P2">rue :</text:p>
            <text:p text:style-name="P2">Solwaster, 50</text:p>
            <text:p text:style-name="P2"/>
            <text:p text:style-name="P2">code postal : 4845 Jalhay</text:p>
            <text:p text:style-name="P2">localité pour la communication :</text:p>
            <text:p text:style-name="P24">Jalhay</text:p>
            <text:p text:style-name="P2"/>
          </table:table-cell>
          <table:table-cell table:style-name="Tableau97.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98" table:style-name="Tableau98">
        <table:table-column table:style-name="Tableau98.A"/>
        <table:table-column table:style-name="Tableau98.B"/>
        <table:table-row table:style-name="Tableau98.1">
          <table:table-cell table:style-name="Tableau98.A1" office:value-type="string">
            <text:p text:style-name="P4"/>
            <text:p text:style-name="P2"/>
            <text:p text:style-name="P33"><text:span text:style-name="T2">tennis : </text:span></text:p>
            <text:p text:style-name="P5">sports nautiques : </text:p>
            <text:p text:style-name="P23">ski : 5.0</text:p>
            <text:p text:style-name="P5">randonnées balisées : 0.0</text:p>
            <text:p text:style-name="P5">piscine : 6.0<text:tab/></text:p>
            <text:p text:style-name="P5">pêche : 4.0<text:tab/></text:p>
            <text:p text:style-name="P5">équitation : </text:p>
            <text:p text:style-name="P5">vélos à disposition : </text:p>
            <text:p text:style-name="P5">circuit v.t.t. : </text:p>
            <text:p text:style-name="P5">ravel : <text:tab/></text:p>
            <text:p text:style-name="P2"/>
          </table:table-cell>
          <table:table-cell table:style-name="Tableau98.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99" table:style-name="Tableau99">
        <table:table-column table:style-name="Tableau99.A"/>
        <table:table-column table:style-name="Tableau99.B"/>
        <table:table-row table:style-name="Tableau99.1">
          <table:table-cell table:style-name="Tableau99.A1" office:value-type="string">
            <text:p text:style-name="P4"/>
            <text:p text:style-name="P5">commerces : 2.0</text:p>
            <text:p text:style-name="P5">restaurant : 0.3</text:p>
            <text:p text:style-name="P5">gare : 10.00</text:p>
            <text:p text:style-name="P5"/>
            <text:p text:style-name="P5">animaux domestiques admis : non</text:p>
            <text:p text:style-name="P5">hébergement fumeur : non</text:p>
          </table:table-cell>
          <table:table-cell table:style-name="Tableau99.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100" table:style-name="Tableau100">
        <table:table-column table:style-name="Tableau100.A"/>
        <table:table-column table:style-name="Tableau100.B"/>
        <table:table-column table:style-name="Tableau100.C" table:number-columns-repeated="3"/>
        <table:table-column table:style-name="Tableau100.F" table:number-columns-repeated="2"/>
        <table:table-column table:style-name="Tableau100.B"/>
        <table:table-column table:style-name="Tableau100.I"/>
        <table:table-column table:style-name="Tableau100.J"/>
        <table:table-column table:style-name="Tableau100.K"/>
        <table:table-column table:style-name="Tableau100.L"/>
        <table:table-row table:style-name="Tableau100.1">
          <table:table-cell table:style-name="Tableau100.A1" office:value-type="string">
            <text:p text:style-name="P4"/>
          </table:table-cell>
          <table:table-cell table:style-name="Tableau100.B1" office:value-type="string">
            <text:p text:style-name="P4"/>
          </table:table-cell>
          <table:table-cell table:style-name="Tableau100.B1" office:value-type="string">
            <text:p text:style-name="P4"/>
          </table:table-cell>
          <table:table-cell table:style-name="Tableau100.B1" office:value-type="string">
            <text:p text:style-name="P4"/>
          </table:table-cell>
          <table:table-cell table:style-name="Tableau100.B1" office:value-type="string">
            <text:p text:style-name="P4"/>
          </table:table-cell>
          <table:table-cell table:style-name="Tableau100.F1" office:value-type="string">
            <text:p text:style-name="P4"/>
          </table:table-cell>
          <table:table-cell table:style-name="Tableau100.A1" office:value-type="string">
            <text:p text:style-name="P4"/>
          </table:table-cell>
          <table:table-cell table:style-name="Tableau100.B1" office:value-type="string">
            <text:p text:style-name="P4"/>
          </table:table-cell>
          <table:table-cell table:style-name="Tableau100.B1" office:value-type="string">
            <text:p text:style-name="P4"/>
          </table:table-cell>
          <table:table-cell table:style-name="Tableau100.B1" office:value-type="string">
            <text:p text:style-name="P4"/>
          </table:table-cell>
          <table:table-cell table:style-name="Tableau100.B1" office:value-type="string">
            <text:p text:style-name="P4"/>
          </table:table-cell>
          <table:table-cell table:style-name="Tableau100.L1" office:value-type="string">
            <text:p text:style-name="P4"/>
          </table:table-cell>
        </table:table-row>
        <table:table-row table:style-name="Tableau100.1">
          <table:table-cell table:style-name="Tableau100.A2" office:value-type="string">
            <text:p text:style-name="P4"/>
          </table:table-cell>
          <table:table-cell table:style-name="Tableau100.B2" office:value-type="string">
            <text:p text:style-name="P4"/>
          </table:table-cell>
          <table:table-cell table:style-name="Tableau100.B2" office:value-type="string">
            <text:p text:style-name="P4">1 p.</text:p>
          </table:table-cell>
          <table:table-cell table:style-name="Tableau100.B2" office:value-type="string">
            <text:p text:style-name="P4">2 p.</text:p>
          </table:table-cell>
          <table:table-cell table:style-name="Tableau100.B2" office:value-type="string">
            <text:p text:style-name="P32"><text:span text:style-name="T2">3</text:span><text:span text:style-name="T22">ième</text:span><text:span text:style-name="T2"> p.</text:span></text:p>
          </table:table-cell>
          <table:table-cell table:style-name="Tableau100.A2" office:value-type="string">
            <text:p text:style-name="P4"/>
          </table:table-cell>
          <table:table-cell table:style-name="Tableau100.A2" office:value-type="string">
            <text:p text:style-name="P4"/>
          </table:table-cell>
          <table:table-cell table:style-name="Tableau100.B2" office:value-type="string">
            <text:p text:style-name="P4"/>
          </table:table-cell>
          <table:table-cell table:style-name="Tableau100.B2" office:value-type="string">
            <text:p text:style-name="P4">1 p.</text:p>
          </table:table-cell>
          <table:table-cell table:style-name="Tableau100.B2" office:value-type="string">
            <text:p text:style-name="P4">2 p.</text:p>
          </table:table-cell>
          <table:table-cell table:style-name="Tableau100.B2" office:value-type="string">
            <text:p text:style-name="P32"><text:span text:style-name="T2">3</text:span><text:span text:style-name="T22">ième</text:span><text:span text:style-name="T2"> p.</text:span></text:p>
          </table:table-cell>
          <table:table-cell table:style-name="Tableau100.L2" office:value-type="string">
            <text:p text:style-name="P4"/>
          </table:table-cell>
        </table:table-row>
        <table:table-row table:style-name="Tableau100.1">
          <table:table-cell table:style-name="Tableau100.A2" office:value-type="string">
            <text:p text:style-name="P4"/>
          </table:table-cell>
          <table:table-cell table:style-name="Tableau100.B2" office:value-type="string">
            <text:p text:style-name="P4">1 nuit + pt. déj.</text:p>
          </table:table-cell>
          <table:table-cell table:style-name="Tableau100.B2" office:value-type="string">
            <text:p text:style-name="P4">35.00/40.00</text:p>
          </table:table-cell>
          <table:table-cell table:style-name="Tableau100.B2" office:value-type="string">
            <text:p text:style-name="P4">55.00/60.00</text:p>
          </table:table-cell>
          <table:table-cell table:style-name="Tableau100.B2" office:value-type="string">
            <text:p text:style-name="P4">25.00</text:p>
          </table:table-cell>
          <table:table-cell table:style-name="Tableau100.A2" office:value-type="string">
            <text:p text:style-name="P4"/>
          </table:table-cell>
          <table:table-cell table:style-name="Tableau100.A2" office:value-type="string">
            <text:p text:style-name="P4"/>
          </table:table-cell>
          <table:table-cell table:style-name="Tableau100.B2" office:value-type="string">
            <text:p text:style-name="P4">1 nuit + pt. déj.</text:p>
          </table:table-cell>
          <table:table-cell table:style-name="Tableau100.B2" office:value-type="string">
            <text:p text:style-name="P4"/>
          </table:table-cell>
          <table:table-cell table:style-name="Tableau100.B2" office:value-type="string">
            <text:p text:style-name="P4"/>
          </table:table-cell>
          <table:table-cell table:style-name="Tableau100.B2" office:value-type="string">
            <text:p text:style-name="P4"/>
          </table:table-cell>
          <table:table-cell table:style-name="Tableau100.L2" office:value-type="string">
            <text:p text:style-name="P4"/>
          </table:table-cell>
        </table:table-row>
        <table:table-row table:style-name="Tableau100.1">
          <table:table-cell table:style-name="Tableau100.A2" office:value-type="string">
            <text:p text:style-name="P4"/>
          </table:table-cell>
          <table:table-cell table:style-name="Tableau100.B2" office:value-type="string">
            <text:p text:style-name="P4">réduction si pas de pt. déjeuner</text:p>
          </table:table-cell>
          <table:table-cell table:style-name="Tableau100.B2" office:value-type="string">
            <text:p text:style-name="P4"><text:s/></text:p>
          </table:table-cell>
          <table:table-cell table:style-name="Tableau100.B2" office:value-type="string">
            <text:p text:style-name="P4"><text:s/></text:p>
          </table:table-cell>
          <table:table-cell table:style-name="Tableau100.B2" office:value-type="string">
            <text:p text:style-name="P4"><text:s/></text:p>
          </table:table-cell>
          <table:table-cell table:style-name="Tableau100.A2" office:value-type="string">
            <text:p text:style-name="P4"/>
          </table:table-cell>
          <table:table-cell table:style-name="Tableau100.A2" office:value-type="string">
            <text:p text:style-name="P4"/>
          </table:table-cell>
          <table:table-cell table:style-name="Tableau100.B2" office:value-type="string">
            <text:p text:style-name="P4">réduction si pas de pt. déjeuner</text:p>
          </table:table-cell>
          <table:table-cell table:style-name="Tableau100.B2" office:value-type="string">
            <text:p text:style-name="P4"/>
          </table:table-cell>
          <table:table-cell table:style-name="Tableau100.B2" office:value-type="string">
            <text:p text:style-name="P4"/>
          </table:table-cell>
          <table:table-cell table:style-name="Tableau100.B2" office:value-type="string">
            <text:p text:style-name="P4"/>
          </table:table-cell>
          <table:table-cell table:style-name="Tableau100.L2" office:value-type="string">
            <text:p text:style-name="P4"/>
          </table:table-cell>
        </table:table-row>
        <table:table-row table:style-name="Tableau100.1">
          <table:table-cell table:style-name="Tableau100.A2" office:value-type="string">
            <text:p text:style-name="P4"/>
          </table:table-cell>
          <table:table-cell table:style-name="Tableau100.B2" office:value-type="string">
            <text:p text:style-name="P4">table d’hôtes</text:p>
          </table:table-cell>
          <table:table-cell table:style-name="Tableau100.B2" office:value-type="string">
            <text:p text:style-name="P55">20.00/30.00</text:p>
          </table:table-cell>
          <table:table-cell table:style-name="Tableau100.B2" office:value-type="string">
            <text:p text:style-name="P55"/>
          </table:table-cell>
          <table:table-cell table:style-name="Tableau100.E5" office:value-type="string">
            <text:p text:style-name="P4"/>
          </table:table-cell>
          <table:table-cell table:style-name="Tableau100.A2" office:value-type="string">
            <text:p text:style-name="P4"/>
          </table:table-cell>
          <table:table-cell table:style-name="Tableau100.A2" office:value-type="string">
            <text:p text:style-name="P4"/>
          </table:table-cell>
          <table:table-cell table:style-name="Tableau100.A2" office:value-type="string">
            <text:p text:style-name="P4">table d’hôtes</text:p>
          </table:table-cell>
          <table:table-cell table:style-name="Tableau100.A2" office:value-type="string">
            <text:p text:style-name="P10">/p.</text:p>
          </table:table-cell>
          <table:table-cell table:style-name="Tableau100.A2" office:value-type="string">
            <text:p text:style-name="P4"/>
          </table:table-cell>
          <table:table-cell table:style-name="Tableau100.K5" office:value-type="string">
            <text:p text:style-name="P4"/>
          </table:table-cell>
          <table:table-cell table:style-name="Tableau100.L5" office:value-type="string">
            <text:p text:style-name="P4"/>
          </table:table-cell>
        </table:table-row>
        <table:table-row table:style-name="Tableau100.6">
          <table:table-cell table:style-name="Tableau100.A2" office:value-type="string">
            <text:p text:style-name="P4"/>
          </table:table-cell>
          <table:table-cell table:style-name="Tableau100.B2" office:value-type="string">
            <text:p text:style-name="P4">autres</text:p>
            <text:p text:style-name="P2"/>
          </table:table-cell>
          <table:table-cell table:style-name="Tableau100.B2" table:number-columns-spanned="3" office:value-type="string">
            <text:p text:style-name="P26"/>
          </table:table-cell>
          <table:covered-table-cell/>
          <table:covered-table-cell/>
          <table:table-cell table:style-name="Tableau100.A2" office:value-type="string">
            <text:p text:style-name="P4"/>
          </table:table-cell>
          <table:table-cell table:style-name="Tableau100.A2" office:value-type="string">
            <text:p text:style-name="P4"/>
          </table:table-cell>
          <table:table-cell table:style-name="Tableau100.H6" office:value-type="string">
            <text:p text:style-name="P4">autres</text:p>
          </table:table-cell>
          <table:table-cell table:style-name="Tableau100.H6" table:number-columns-spanned="3" office:value-type="string">
            <text:p text:style-name="P4"/>
          </table:table-cell>
          <table:covered-table-cell/>
          <table:covered-table-cell/>
          <table:table-cell table:style-name="Tableau100.L2" office:value-type="string">
            <text:p text:style-name="P4"/>
          </table:table-cell>
        </table:table-row>
        <table:table-row table:style-name="Tableau100.6">
          <table:table-cell table:style-name="Tableau100.A2" office:value-type="string">
            <text:p text:style-name="P4"/>
          </table:table-cell>
          <table:table-cell table:style-name="Tableau100.A2" table:number-columns-spanned="4" office:value-type="string">
            <text:p text:style-name="P4">type de table d’hôtes : th1</text:p>
          </table:table-cell>
          <table:covered-table-cell/>
          <table:covered-table-cell/>
          <table:covered-table-cell/>
          <table:table-cell table:style-name="Tableau100.A2" office:value-type="string">
            <text:p text:style-name="P4"/>
          </table:table-cell>
          <table:table-cell table:style-name="Tableau100.A2" office:value-type="string">
            <text:p text:style-name="P4"/>
          </table:table-cell>
          <table:table-cell table:style-name="Tableau100.A2" table:number-columns-spanned="4" office:value-type="string">
            <text:p text:style-name="P4">Type de table d’hôtes :</text:p>
          </table:table-cell>
          <table:covered-table-cell/>
          <table:covered-table-cell/>
          <table:covered-table-cell/>
          <table:table-cell table:style-name="Tableau100.L2" office:value-type="string">
            <text:p text:style-name="P4"/>
          </table:table-cell>
        </table:table-row>
        <table:table-row table:style-name="Tableau100.6">
          <table:table-cell>
            <table:table table:is-sub-table="true">
              <table:table-column table:style-name="Tableau100.A"/>
              <table:table-row table:style-name="Tableau100.6">
                <table:table-cell table:style-name="Tableau100.A2" office:value-type="string">
                  <text:p text:style-name="P4"/>
                </table:table-cell>
              </table:table-row>
              <table:table-row table:style-name="Tableau100.6">
                <table:table-cell table:style-name="Tableau100.A2" office:value-type="string">
                  <text:p text:style-name="P4"/>
                </table:table-cell>
              </table:table-row>
              <table:table-row table:style-name="Tableau100.6">
                <table:table-cell table:style-name="Tableau100.A2" office:value-type="string">
                  <text:p text:style-name="P4"/>
                </table:table-cell>
              </table:table-row>
            </table:table>
          </table:table-cell>
          <table:table-cell table:style-name="Tableau100.B2" table:number-columns-spanned="4" office:value-type="string">
            <text:p text:style-name="P4"/>
          </table:table-cell>
          <table:covered-table-cell/>
          <table:covered-table-cell/>
          <table:covered-table-cell/>
          <table:table-cell table:number-columns-spanned="7">
            <table:table table:is-sub-table="true">
              <table:table-column table:style-name="Tableau100.F" table:number-columns-repeated="2"/>
              <table:table-column table:style-name="Tableau100.F8.3"/>
              <table:table-column table:style-name="Tableau100.L"/>
              <table:table-row table:style-name="Tableau100.6">
                <table:table-cell table:style-name="Tableau100.A2" office:value-type="string">
                  <text:p text:style-name="P4"/>
                </table:table-cell>
                <table:table-cell table:style-name="Tableau100.A2" office:value-type="string">
                  <text:p text:style-name="P4"/>
                </table:table-cell>
                <table:table-cell table:style-name="Tableau100.A2" office:value-type="string">
                  <text:p text:style-name="P32"><text:span text:style-name="T16"></text:span><text:span text:style-name="T2"> <text:s/>assiette gourmande</text:span></text:p>
                </table:table-cell>
                <table:table-cell table:style-name="Tableau100.L2" office:value-type="string">
                  <text:p text:style-name="P4"/>
                </table:table-cell>
              </table:table-row>
              <table:table-row table:style-name="Tableau100.6">
                <table:table-cell table:style-name="Tableau100.A2" office:value-type="string">
                  <text:p text:style-name="P4"/>
                </table:table-cell>
                <table:table-cell table:style-name="Tableau100.A2" office:value-type="string">
                  <text:p text:style-name="P4"/>
                </table:table-cell>
                <table:table-cell table:style-name="Tableau100.A2" office:value-type="string">
                  <text:p text:style-name="P32"><text:span text:style-name="T16"></text:span><text:span text:style-name="T2"> <text:s/>repas familial</text:span></text:p>
                </table:table-cell>
                <table:table-cell table:style-name="Tableau100.L2" office:value-type="string">
                  <text:p text:style-name="P4"/>
                </table:table-cell>
              </table:table-row>
              <table:table-row table:style-name="Tableau100.6">
                <table:table-cell table:style-name="Tableau100.A2" office:value-type="string">
                  <text:p text:style-name="P4"/>
                </table:table-cell>
                <table:table-cell table:style-name="Tableau100.A2" office:value-type="string">
                  <text:p text:style-name="P4"/>
                </table:table-cell>
                <table:table-cell table:style-name="Tableau100.B2" office:value-type="string">
                  <text:p text:style-name="P32"><text:span text:style-name="T16"></text:span><text:span text:style-name="T2"> <text:s/>menu gastronomique</text:span></text:p>
                </table:table-cell>
                <table:table-cell table:style-name="Tableau100.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100.6">
          <table:table-cell table:style-name="Tableau100.A2" office:value-type="string">
            <text:p text:style-name="P4"/>
          </table:table-cell>
          <table:table-cell table:style-name="Tableau100.B2" table:number-columns-spanned="4" office:value-type="string">
            <text:p text:style-name="P4">taxe de séjour : non</text:p>
          </table:table-cell>
          <table:covered-table-cell/>
          <table:covered-table-cell/>
          <table:covered-table-cell/>
          <table:table-cell table:style-name="Tableau100.A2" office:value-type="string">
            <text:p text:style-name="P4"/>
          </table:table-cell>
          <table:table-cell table:style-name="Tableau100.A2" office:value-type="string">
            <text:p text:style-name="P4"/>
          </table:table-cell>
          <table:table-cell table:style-name="Tableau100.B2" table:number-columns-spanned="4" office:value-type="string">
            <text:p text:style-name="P4">taxe de séjour : <text:s/>….. par</text:p>
          </table:table-cell>
          <table:covered-table-cell/>
          <table:covered-table-cell/>
          <table:covered-table-cell/>
          <table:table-cell table:style-name="Tableau100.L2" office:value-type="string">
            <text:p text:style-name="P4"/>
          </table:table-cell>
        </table:table-row>
        <table:table-row table:style-name="Tableau100.1">
          <table:table-cell table:style-name="Tableau100.B2" office:value-type="string">
            <text:p text:style-name="P4"/>
          </table:table-cell>
          <table:table-cell table:style-name="Tableau100.E5" office:value-type="string">
            <text:p text:style-name="P4"/>
          </table:table-cell>
          <table:table-cell table:style-name="Tableau100.E5" office:value-type="string">
            <text:p text:style-name="P4"/>
          </table:table-cell>
          <table:table-cell table:style-name="Tableau100.E5" office:value-type="string">
            <text:p text:style-name="P4"/>
          </table:table-cell>
          <table:table-cell table:style-name="Tableau100.E5" office:value-type="string">
            <text:p text:style-name="P4"/>
          </table:table-cell>
          <table:table-cell table:style-name="Tableau100.E5" office:value-type="string">
            <text:p text:style-name="P4"/>
          </table:table-cell>
          <table:table-cell table:style-name="Tableau100.E5" office:value-type="string">
            <text:p text:style-name="P4"/>
          </table:table-cell>
          <table:table-cell table:style-name="Tableau100.E5" office:value-type="string">
            <text:p text:style-name="P4"/>
          </table:table-cell>
          <table:table-cell table:style-name="Tableau100.E5" office:value-type="string">
            <text:p text:style-name="P4"/>
          </table:table-cell>
          <table:table-cell table:style-name="Tableau100.E5" office:value-type="string">
            <text:p text:style-name="P4"/>
          </table:table-cell>
          <table:table-cell table:style-name="Tableau100.E5" office:value-type="string">
            <text:p text:style-name="P4"/>
          </table:table-cell>
          <table:table-cell table:style-name="Tableau100.L10" office:value-type="string">
            <text:p text:style-name="P4"/>
          </table:table-cell>
        </table:table-row>
      </table:table>
      <text:p text:style-name="P30">8. <text:s/>composition de l’hébergement</text:p>
      <table:table table:name="Tableau101" table:style-name="Tableau101">
        <table:table-column table:style-name="Tableau101.A"/>
        <table:table-column table:style-name="Tableau101.B"/>
        <table:table-row table:style-name="Tableau101.1">
          <table:table-cell table:style-name="Tableau101.A1" office:value-type="string">
            <text:p text:style-name="P4">Points forts : à l'orée des bois, mitoyen à 1 gîte, sur 2 niveaux</text:p>
            <text:p text:style-name="P21"/>
            <text:p text:style-name="P2"/>
          </table:table-cell>
          <table:table-cell table:style-name="Tableau101.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101.1">
          <table:table-cell table:style-name="Tableau101.A2" office:value-type="string">
            <text:p text:style-name="P4">Distribution : rez : 1 ch. (1x2p., sdb, wc), 1 ch. (2x1p., sdd, wc), wc. 1er ét. : 1 ch. (2x1p., 1x2p., lit bb, sdd, wc, petit salon), véranda, chauffage central. jardin : pelouse, terrasse, bbq.</text:p>
            <text:p text:style-name="P28"/>
          </table:table-cell>
          <table:table-cell table:style-name="Tableau101.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101.1">
          <table:table-cell table:style-name="Tableau101.A2" office:value-type="string">
            <text:p text:style-name="P4">Pictogrammes de confort :</text:p>
            <text:p text:style-name="P5">Lit 1 pers. : 4</text:p>
            <text:p text:style-name="P5">Lit 2 pers. : 2</text:p>
            <text:p text:style-name="P5">Lit superposé (1 lit = 2 pers.)  : 0</text:p>
            <text:p text:style-name="P33"><text:span text:style-name="T2">Lit bébé : 1</text:span></text:p>
            <text:p text:style-name="P5"/>
            <text:p text:style-name="P23">tv : oui</text:p>
            <text:p text:style-name="P5">feu ouvert/cassette : </text:p>
            <text:p text:style-name="P5">accès-internet : </text:p>
            <text:p text:style-name="P5"/>
          </table:table-cell>
          <table:table-cell table:style-name="Tableau101.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102" table:style-name="Tableau102">
        <table:table-column table:style-name="Tableau102.A"/>
        <table:table-column table:style-name="Tableau102.B"/>
        <table:table-row table:style-name="Tableau102.1">
          <table:table-cell table:style-name="Tableau102.A1" office:value-type="string">
            <text:p text:style-name="P4">Trois chambres coquettes aménagées avec goût. Tout confort, accueil charmant. Villa située à l'orée des bois, à proximité de Spa et du circuit de Francorchamps. Table d'hôte et produits régionaux.</text:p>
            <text:p text:style-name="P2"/>
          </table:table-cell>
          <table:table-cell table:style-name="Tableau102.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103" table:style-name="Tableau103">
        <table:table-column table:style-name="Tableau103.A"/>
        <table:table-column table:style-name="Tableau103.B"/>
        <table:table-row table:style-name="Tableau103.1">
          <table:table-cell table:style-name="Tableau103.A1" office:value-type="string">
            <text:p text:style-name="P4"/>
            <text:p text:style-name="P2">Réservation via Belsud : </text:p>
            <text:p text:style-name="P2"/>
          </table:table-cell>
          <table:table-cell table:style-name="Tableau103.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104" table:style-name="Tableau104">
        <table:table-column table:style-name="Tableau104.A"/>
        <table:table-column table:style-name="Tableau104.B"/>
        <table:table-row table:style-name="Tableau104.1">
          <table:table-cell table:style-name="Tableau104.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104.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105" table:style-name="Tableau105">
        <table:table-column table:style-name="Tableau105.A"/>
        <table:table-column table:style-name="Tableau105.B"/>
        <table:table-row table:style-name="Tableau105.1">
          <table:table-cell table:style-name="Tableau105.A1" office:value-type="string">
            <text:p text:style-name="P71"/>
          </table:table-cell>
          <table:table-cell table:style-name="Tableau105.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106" table:style-name="Tableau106">
        <table:table-column table:style-name="Tableau106.A"/>
        <table:table-column table:style-name="Tableau106.B"/>
        <table:table-column table:style-name="Tableau106.C"/>
        <table:table-row table:style-name="Tableau106.1">
          <table:table-cell table:style-name="Tableau106.A1" table:number-columns-spanned="3" office:value-type="string">
            <text:p text:style-name="P4">Reçu le :</text:p>
            <text:p text:style-name="P2"/>
          </table:table-cell>
          <table:covered-table-cell/>
          <table:covered-table-cell/>
        </table:table-row>
        <table:table-row table:style-name="Tableau106.2">
          <table:table-cell table:style-name="Tableau106.A2" office:value-type="string">
            <text:p text:style-name="P4">Encodage :</text:p>
            <text:p text:style-name="P2"/>
          </table:table-cell>
          <table:table-cell table:style-name="Tableau106.A2" office:value-type="string">
            <text:p text:style-name="P32"><text:span text:style-name="T6">pk-heb : 156</text:span></text:p>
          </table:table-cell>
          <table:table-cell table:style-name="Tableau106.C2" office:value-type="string">
            <text:p text:style-name="P22">pk-membre : 433</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107" table:style-name="Tableau107">
        <table:table-column table:style-name="Tableau107.A"/>
        <table:table-column table:style-name="Tableau107.B"/>
        <table:table-row table:style-name="Tableau107.1">
          <table:table-cell table:style-name="Tableau107.A1" office:value-type="string">
            <text:p text:style-name="P4">photo</text:p>
          </table:table-cell>
          <table:table-cell table:style-name="Tableau107.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56</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108" table:style-name="Tableau108">
        <table:table-column table:style-name="Tableau108.A"/>
        <table:table-column table:style-name="Tableau108.B"/>
        <table:table-row table:style-name="Tableau108.1">
          <table:table-cell table:style-name="Tableau108.A1" office:value-type="string">
            <text:p text:style-name="P34"><text:span text:style-name="T2">classification (épis) : 2-3</text:span></text:p>
            <text:p text:style-name="P5"/>
            <text:p text:style-name="P5">type d’hébergement : Chambre d'hôtes</text:p>
            <text:p text:style-name="P25"/>
            <text:p text:style-name="P25"/>
            <text:p text:style-name="P25"/>
            <text:p text:style-name="P33"><text:span text:style-name="T2">capacité globale : 2/8</text:span></text:p>
            <text:p text:style-name="P5"/>
            <text:p text:style-name="P5">nombre total de chambres : 3</text:p>
          </table:table-cell>
          <table:table-cell table:style-name="Tableau108.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109" table:style-name="Tableau109">
        <table:table-column table:style-name="Tableau109.A"/>
        <table:table-column table:style-name="Tableau109.B"/>
        <table:table-row table:style-name="Tableau109.1">
          <table:table-cell table:style-name="Tableau109.A1" office:value-type="string">
            <text:p text:style-name="P4">prénom et nom :</text:p>
            <text:p text:style-name="P2">Monique <text:s/>MARON </text:p>
            <text:p text:style-name="P2"/>
            <text:p text:style-name="P1"><text:span text:style-name="T2">tél. : 087 47 44 10</text:span></text:p>
            <text:p text:style-name="P2"/>
            <text:p text:style-name="P1"><text:span text:style-name="T2">gsm : 0475 395 509</text:span></text:p>
            <text:p text:style-name="P2"/>
            <text:p text:style-name="P1"><text:span text:style-name="T2">fax : 087 37 76 80</text:span></text:p>
            <text:p text:style-name="P2"/>
            <text:p text:style-name="P2">adresse e-mail : </text:p>
            <text:p text:style-name="P2">aucoqenpate@skynet.be</text:p>
            <text:p text:style-name="P2"/>
            <text:p text:style-name="P2">site internet personnel :</text:p>
            <text:p text:style-name="P2">www.aucoqenpate.be</text:p>
            <text:p text:style-name="P2"/>
            <text:p text:style-name="P2">langues parlées :</text:p>
            <text:p text:style-name="P28">FR - NL - EN</text:p>
            <text:p text:style-name="P2"/>
          </table:table-cell>
          <table:table-cell table:style-name="Tableau109.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110" table:style-name="Tableau110">
        <table:table-column table:style-name="Tableau110.A"/>
        <table:table-column table:style-name="Tableau110.B"/>
        <table:table-row table:style-name="Tableau110.1">
          <table:table-cell table:style-name="Tableau110.A1" office:value-type="string">
            <text:p text:style-name="P4">nom de l’hébergement :</text:p>
            <text:p text:style-name="P2">Au Coq en Pâte</text:p>
            <text:p text:style-name="P2"/>
            <text:p text:style-name="P2">rue :</text:p>
            <text:p text:style-name="P2">Solwaster, 50</text:p>
            <text:p text:style-name="P2"/>
            <text:p text:style-name="P2">code postal : 4845 Jalhay</text:p>
            <text:p text:style-name="P2">localité pour la communication :</text:p>
            <text:p text:style-name="P24">Jalhay</text:p>
            <text:p text:style-name="P2"/>
          </table:table-cell>
          <table:table-cell table:style-name="Tableau110.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111" table:style-name="Tableau111">
        <table:table-column table:style-name="Tableau111.A"/>
        <table:table-column table:style-name="Tableau111.B"/>
        <table:table-row table:style-name="Tableau111.1">
          <table:table-cell table:style-name="Tableau111.A1" office:value-type="string">
            <text:p text:style-name="P4"/>
            <text:p text:style-name="P2"/>
            <text:p text:style-name="P33"><text:span text:style-name="T2">tennis : </text:span></text:p>
            <text:p text:style-name="P5">sports nautiques : </text:p>
            <text:p text:style-name="P23">ski : 5.0</text:p>
            <text:p text:style-name="P5">randonnées balisées : 0.0</text:p>
            <text:p text:style-name="P5">piscine : 6.0<text:tab/></text:p>
            <text:p text:style-name="P5">pêche : 4.0<text:tab/></text:p>
            <text:p text:style-name="P5">équitation : </text:p>
            <text:p text:style-name="P5">vélos à disposition : </text:p>
            <text:p text:style-name="P5">circuit v.t.t. : </text:p>
            <text:p text:style-name="P5">ravel : <text:tab/></text:p>
            <text:p text:style-name="P2"/>
          </table:table-cell>
          <table:table-cell table:style-name="Tableau111.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112" table:style-name="Tableau112">
        <table:table-column table:style-name="Tableau112.A"/>
        <table:table-column table:style-name="Tableau112.B"/>
        <table:table-row table:style-name="Tableau112.1">
          <table:table-cell table:style-name="Tableau112.A1" office:value-type="string">
            <text:p text:style-name="P4"/>
            <text:p text:style-name="P5">commerces : 2.0</text:p>
            <text:p text:style-name="P5">restaurant : 0.3</text:p>
            <text:p text:style-name="P5">gare : 10.00</text:p>
            <text:p text:style-name="P5"/>
            <text:p text:style-name="P5">animaux domestiques admis : non</text:p>
            <text:p text:style-name="P5">hébergement fumeur : non</text:p>
          </table:table-cell>
          <table:table-cell table:style-name="Tableau112.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113" table:style-name="Tableau113">
        <table:table-column table:style-name="Tableau113.A"/>
        <table:table-column table:style-name="Tableau113.B"/>
        <table:table-column table:style-name="Tableau113.C" table:number-columns-repeated="3"/>
        <table:table-column table:style-name="Tableau113.F" table:number-columns-repeated="2"/>
        <table:table-column table:style-name="Tableau113.B"/>
        <table:table-column table:style-name="Tableau113.I"/>
        <table:table-column table:style-name="Tableau113.J"/>
        <table:table-column table:style-name="Tableau113.K"/>
        <table:table-column table:style-name="Tableau113.L"/>
        <table:table-row table:style-name="Tableau113.1">
          <table:table-cell table:style-name="Tableau113.A1" office:value-type="string">
            <text:p text:style-name="P4"/>
          </table:table-cell>
          <table:table-cell table:style-name="Tableau113.B1" office:value-type="string">
            <text:p text:style-name="P4"/>
          </table:table-cell>
          <table:table-cell table:style-name="Tableau113.B1" office:value-type="string">
            <text:p text:style-name="P4"/>
          </table:table-cell>
          <table:table-cell table:style-name="Tableau113.B1" office:value-type="string">
            <text:p text:style-name="P4"/>
          </table:table-cell>
          <table:table-cell table:style-name="Tableau113.B1" office:value-type="string">
            <text:p text:style-name="P4"/>
          </table:table-cell>
          <table:table-cell table:style-name="Tableau113.F1" office:value-type="string">
            <text:p text:style-name="P4"/>
          </table:table-cell>
          <table:table-cell table:style-name="Tableau113.A1" office:value-type="string">
            <text:p text:style-name="P4"/>
          </table:table-cell>
          <table:table-cell table:style-name="Tableau113.B1" office:value-type="string">
            <text:p text:style-name="P4"/>
          </table:table-cell>
          <table:table-cell table:style-name="Tableau113.B1" office:value-type="string">
            <text:p text:style-name="P4"/>
          </table:table-cell>
          <table:table-cell table:style-name="Tableau113.B1" office:value-type="string">
            <text:p text:style-name="P4"/>
          </table:table-cell>
          <table:table-cell table:style-name="Tableau113.B1" office:value-type="string">
            <text:p text:style-name="P4"/>
          </table:table-cell>
          <table:table-cell table:style-name="Tableau113.L1" office:value-type="string">
            <text:p text:style-name="P4"/>
          </table:table-cell>
        </table:table-row>
        <table:table-row table:style-name="Tableau113.1">
          <table:table-cell table:style-name="Tableau113.A2" office:value-type="string">
            <text:p text:style-name="P4"/>
          </table:table-cell>
          <table:table-cell table:style-name="Tableau113.B2" office:value-type="string">
            <text:p text:style-name="P4"/>
          </table:table-cell>
          <table:table-cell table:style-name="Tableau113.B2" office:value-type="string">
            <text:p text:style-name="P4">1 p.</text:p>
          </table:table-cell>
          <table:table-cell table:style-name="Tableau113.B2" office:value-type="string">
            <text:p text:style-name="P4">2 p.</text:p>
          </table:table-cell>
          <table:table-cell table:style-name="Tableau113.B2" office:value-type="string">
            <text:p text:style-name="P32"><text:span text:style-name="T2">3</text:span><text:span text:style-name="T22">ième</text:span><text:span text:style-name="T2"> p.</text:span></text:p>
          </table:table-cell>
          <table:table-cell table:style-name="Tableau113.A2" office:value-type="string">
            <text:p text:style-name="P4"/>
          </table:table-cell>
          <table:table-cell table:style-name="Tableau113.A2" office:value-type="string">
            <text:p text:style-name="P4"/>
          </table:table-cell>
          <table:table-cell table:style-name="Tableau113.B2" office:value-type="string">
            <text:p text:style-name="P4"/>
          </table:table-cell>
          <table:table-cell table:style-name="Tableau113.B2" office:value-type="string">
            <text:p text:style-name="P4">1 p.</text:p>
          </table:table-cell>
          <table:table-cell table:style-name="Tableau113.B2" office:value-type="string">
            <text:p text:style-name="P4">2 p.</text:p>
          </table:table-cell>
          <table:table-cell table:style-name="Tableau113.B2" office:value-type="string">
            <text:p text:style-name="P32"><text:span text:style-name="T2">3</text:span><text:span text:style-name="T22">ième</text:span><text:span text:style-name="T2"> p.</text:span></text:p>
          </table:table-cell>
          <table:table-cell table:style-name="Tableau113.L2" office:value-type="string">
            <text:p text:style-name="P4"/>
          </table:table-cell>
        </table:table-row>
        <table:table-row table:style-name="Tableau113.1">
          <table:table-cell table:style-name="Tableau113.A2" office:value-type="string">
            <text:p text:style-name="P4"/>
          </table:table-cell>
          <table:table-cell table:style-name="Tableau113.B2" office:value-type="string">
            <text:p text:style-name="P4">1 nuit + pt. déj.</text:p>
          </table:table-cell>
          <table:table-cell table:style-name="Tableau113.B2" office:value-type="string">
            <text:p text:style-name="P4">35.00/40.00</text:p>
          </table:table-cell>
          <table:table-cell table:style-name="Tableau113.B2" office:value-type="string">
            <text:p text:style-name="P4">55.00/60.00</text:p>
          </table:table-cell>
          <table:table-cell table:style-name="Tableau113.B2" office:value-type="string">
            <text:p text:style-name="P4">25.00</text:p>
          </table:table-cell>
          <table:table-cell table:style-name="Tableau113.A2" office:value-type="string">
            <text:p text:style-name="P4"/>
          </table:table-cell>
          <table:table-cell table:style-name="Tableau113.A2" office:value-type="string">
            <text:p text:style-name="P4"/>
          </table:table-cell>
          <table:table-cell table:style-name="Tableau113.B2" office:value-type="string">
            <text:p text:style-name="P4">1 nuit + pt. déj.</text:p>
          </table:table-cell>
          <table:table-cell table:style-name="Tableau113.B2" office:value-type="string">
            <text:p text:style-name="P4"/>
          </table:table-cell>
          <table:table-cell table:style-name="Tableau113.B2" office:value-type="string">
            <text:p text:style-name="P4"/>
          </table:table-cell>
          <table:table-cell table:style-name="Tableau113.B2" office:value-type="string">
            <text:p text:style-name="P4"/>
          </table:table-cell>
          <table:table-cell table:style-name="Tableau113.L2" office:value-type="string">
            <text:p text:style-name="P4"/>
          </table:table-cell>
        </table:table-row>
        <table:table-row table:style-name="Tableau113.1">
          <table:table-cell table:style-name="Tableau113.A2" office:value-type="string">
            <text:p text:style-name="P4"/>
          </table:table-cell>
          <table:table-cell table:style-name="Tableau113.B2" office:value-type="string">
            <text:p text:style-name="P4">réduction si pas de pt. déjeuner</text:p>
          </table:table-cell>
          <table:table-cell table:style-name="Tableau113.B2" office:value-type="string">
            <text:p text:style-name="P4"><text:s/></text:p>
          </table:table-cell>
          <table:table-cell table:style-name="Tableau113.B2" office:value-type="string">
            <text:p text:style-name="P4"><text:s/></text:p>
          </table:table-cell>
          <table:table-cell table:style-name="Tableau113.B2" office:value-type="string">
            <text:p text:style-name="P4"><text:s/></text:p>
          </table:table-cell>
          <table:table-cell table:style-name="Tableau113.A2" office:value-type="string">
            <text:p text:style-name="P4"/>
          </table:table-cell>
          <table:table-cell table:style-name="Tableau113.A2" office:value-type="string">
            <text:p text:style-name="P4"/>
          </table:table-cell>
          <table:table-cell table:style-name="Tableau113.B2" office:value-type="string">
            <text:p text:style-name="P4">réduction si pas de pt. déjeuner</text:p>
          </table:table-cell>
          <table:table-cell table:style-name="Tableau113.B2" office:value-type="string">
            <text:p text:style-name="P4"/>
          </table:table-cell>
          <table:table-cell table:style-name="Tableau113.B2" office:value-type="string">
            <text:p text:style-name="P4"/>
          </table:table-cell>
          <table:table-cell table:style-name="Tableau113.B2" office:value-type="string">
            <text:p text:style-name="P4"/>
          </table:table-cell>
          <table:table-cell table:style-name="Tableau113.L2" office:value-type="string">
            <text:p text:style-name="P4"/>
          </table:table-cell>
        </table:table-row>
        <table:table-row table:style-name="Tableau113.1">
          <table:table-cell table:style-name="Tableau113.A2" office:value-type="string">
            <text:p text:style-name="P4"/>
          </table:table-cell>
          <table:table-cell table:style-name="Tableau113.B2" office:value-type="string">
            <text:p text:style-name="P4">table d’hôtes</text:p>
          </table:table-cell>
          <table:table-cell table:style-name="Tableau113.B2" office:value-type="string">
            <text:p text:style-name="P55">20.00/30.00</text:p>
          </table:table-cell>
          <table:table-cell table:style-name="Tableau113.B2" office:value-type="string">
            <text:p text:style-name="P55"/>
          </table:table-cell>
          <table:table-cell table:style-name="Tableau113.E5" office:value-type="string">
            <text:p text:style-name="P4"/>
          </table:table-cell>
          <table:table-cell table:style-name="Tableau113.A2" office:value-type="string">
            <text:p text:style-name="P4"/>
          </table:table-cell>
          <table:table-cell table:style-name="Tableau113.A2" office:value-type="string">
            <text:p text:style-name="P4"/>
          </table:table-cell>
          <table:table-cell table:style-name="Tableau113.A2" office:value-type="string">
            <text:p text:style-name="P4">table d’hôtes</text:p>
          </table:table-cell>
          <table:table-cell table:style-name="Tableau113.A2" office:value-type="string">
            <text:p text:style-name="P10">/p.</text:p>
          </table:table-cell>
          <table:table-cell table:style-name="Tableau113.A2" office:value-type="string">
            <text:p text:style-name="P4"/>
          </table:table-cell>
          <table:table-cell table:style-name="Tableau113.K5" office:value-type="string">
            <text:p text:style-name="P4"/>
          </table:table-cell>
          <table:table-cell table:style-name="Tableau113.L5" office:value-type="string">
            <text:p text:style-name="P4"/>
          </table:table-cell>
        </table:table-row>
        <table:table-row table:style-name="Tableau113.6">
          <table:table-cell table:style-name="Tableau113.A2" office:value-type="string">
            <text:p text:style-name="P4"/>
          </table:table-cell>
          <table:table-cell table:style-name="Tableau113.B2" office:value-type="string">
            <text:p text:style-name="P4">autres</text:p>
            <text:p text:style-name="P2"/>
          </table:table-cell>
          <table:table-cell table:style-name="Tableau113.B2" table:number-columns-spanned="3" office:value-type="string">
            <text:p text:style-name="P26"/>
          </table:table-cell>
          <table:covered-table-cell/>
          <table:covered-table-cell/>
          <table:table-cell table:style-name="Tableau113.A2" office:value-type="string">
            <text:p text:style-name="P4"/>
          </table:table-cell>
          <table:table-cell table:style-name="Tableau113.A2" office:value-type="string">
            <text:p text:style-name="P4"/>
          </table:table-cell>
          <table:table-cell table:style-name="Tableau113.H6" office:value-type="string">
            <text:p text:style-name="P4">autres</text:p>
          </table:table-cell>
          <table:table-cell table:style-name="Tableau113.H6" table:number-columns-spanned="3" office:value-type="string">
            <text:p text:style-name="P4"/>
          </table:table-cell>
          <table:covered-table-cell/>
          <table:covered-table-cell/>
          <table:table-cell table:style-name="Tableau113.L2" office:value-type="string">
            <text:p text:style-name="P4"/>
          </table:table-cell>
        </table:table-row>
        <table:table-row table:style-name="Tableau113.6">
          <table:table-cell table:style-name="Tableau113.A2" office:value-type="string">
            <text:p text:style-name="P4"/>
          </table:table-cell>
          <table:table-cell table:style-name="Tableau113.A2" table:number-columns-spanned="4" office:value-type="string">
            <text:p text:style-name="P4">type de table d’hôtes : th3</text:p>
          </table:table-cell>
          <table:covered-table-cell/>
          <table:covered-table-cell/>
          <table:covered-table-cell/>
          <table:table-cell table:style-name="Tableau113.A2" office:value-type="string">
            <text:p text:style-name="P4"/>
          </table:table-cell>
          <table:table-cell table:style-name="Tableau113.A2" office:value-type="string">
            <text:p text:style-name="P4"/>
          </table:table-cell>
          <table:table-cell table:style-name="Tableau113.A2" table:number-columns-spanned="4" office:value-type="string">
            <text:p text:style-name="P4">Type de table d’hôtes :</text:p>
          </table:table-cell>
          <table:covered-table-cell/>
          <table:covered-table-cell/>
          <table:covered-table-cell/>
          <table:table-cell table:style-name="Tableau113.L2" office:value-type="string">
            <text:p text:style-name="P4"/>
          </table:table-cell>
        </table:table-row>
        <table:table-row table:style-name="Tableau113.6">
          <table:table-cell>
            <table:table table:is-sub-table="true">
              <table:table-column table:style-name="Tableau113.A"/>
              <table:table-row table:style-name="Tableau113.6">
                <table:table-cell table:style-name="Tableau113.A2" office:value-type="string">
                  <text:p text:style-name="P4"/>
                </table:table-cell>
              </table:table-row>
              <table:table-row table:style-name="Tableau113.6">
                <table:table-cell table:style-name="Tableau113.A2" office:value-type="string">
                  <text:p text:style-name="P4"/>
                </table:table-cell>
              </table:table-row>
              <table:table-row table:style-name="Tableau113.6">
                <table:table-cell table:style-name="Tableau113.A2" office:value-type="string">
                  <text:p text:style-name="P4"/>
                </table:table-cell>
              </table:table-row>
            </table:table>
          </table:table-cell>
          <table:table-cell table:style-name="Tableau113.B2" table:number-columns-spanned="4" office:value-type="string">
            <text:p text:style-name="P4"/>
          </table:table-cell>
          <table:covered-table-cell/>
          <table:covered-table-cell/>
          <table:covered-table-cell/>
          <table:table-cell table:number-columns-spanned="7">
            <table:table table:is-sub-table="true">
              <table:table-column table:style-name="Tableau113.F" table:number-columns-repeated="2"/>
              <table:table-column table:style-name="Tableau113.F8.3"/>
              <table:table-column table:style-name="Tableau113.L"/>
              <table:table-row table:style-name="Tableau113.6">
                <table:table-cell table:style-name="Tableau113.A2" office:value-type="string">
                  <text:p text:style-name="P4"/>
                </table:table-cell>
                <table:table-cell table:style-name="Tableau113.A2" office:value-type="string">
                  <text:p text:style-name="P4"/>
                </table:table-cell>
                <table:table-cell table:style-name="Tableau113.A2" office:value-type="string">
                  <text:p text:style-name="P32"><text:span text:style-name="T16"></text:span><text:span text:style-name="T2"> <text:s/>assiette gourmande</text:span></text:p>
                </table:table-cell>
                <table:table-cell table:style-name="Tableau113.L2" office:value-type="string">
                  <text:p text:style-name="P4"/>
                </table:table-cell>
              </table:table-row>
              <table:table-row table:style-name="Tableau113.6">
                <table:table-cell table:style-name="Tableau113.A2" office:value-type="string">
                  <text:p text:style-name="P4"/>
                </table:table-cell>
                <table:table-cell table:style-name="Tableau113.A2" office:value-type="string">
                  <text:p text:style-name="P4"/>
                </table:table-cell>
                <table:table-cell table:style-name="Tableau113.A2" office:value-type="string">
                  <text:p text:style-name="P32"><text:span text:style-name="T16"></text:span><text:span text:style-name="T2"> <text:s/>repas familial</text:span></text:p>
                </table:table-cell>
                <table:table-cell table:style-name="Tableau113.L2" office:value-type="string">
                  <text:p text:style-name="P4"/>
                </table:table-cell>
              </table:table-row>
              <table:table-row table:style-name="Tableau113.6">
                <table:table-cell table:style-name="Tableau113.A2" office:value-type="string">
                  <text:p text:style-name="P4"/>
                </table:table-cell>
                <table:table-cell table:style-name="Tableau113.A2" office:value-type="string">
                  <text:p text:style-name="P4"/>
                </table:table-cell>
                <table:table-cell table:style-name="Tableau113.B2" office:value-type="string">
                  <text:p text:style-name="P32"><text:span text:style-name="T16"></text:span><text:span text:style-name="T2"> <text:s/>menu gastronomique</text:span></text:p>
                </table:table-cell>
                <table:table-cell table:style-name="Tableau113.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113.6">
          <table:table-cell table:style-name="Tableau113.A2" office:value-type="string">
            <text:p text:style-name="P4"/>
          </table:table-cell>
          <table:table-cell table:style-name="Tableau113.B2" table:number-columns-spanned="4" office:value-type="string">
            <text:p text:style-name="P4">taxe de séjour : non</text:p>
          </table:table-cell>
          <table:covered-table-cell/>
          <table:covered-table-cell/>
          <table:covered-table-cell/>
          <table:table-cell table:style-name="Tableau113.A2" office:value-type="string">
            <text:p text:style-name="P4"/>
          </table:table-cell>
          <table:table-cell table:style-name="Tableau113.A2" office:value-type="string">
            <text:p text:style-name="P4"/>
          </table:table-cell>
          <table:table-cell table:style-name="Tableau113.B2" table:number-columns-spanned="4" office:value-type="string">
            <text:p text:style-name="P4">taxe de séjour : <text:s/>….. par</text:p>
          </table:table-cell>
          <table:covered-table-cell/>
          <table:covered-table-cell/>
          <table:covered-table-cell/>
          <table:table-cell table:style-name="Tableau113.L2" office:value-type="string">
            <text:p text:style-name="P4"/>
          </table:table-cell>
        </table:table-row>
        <table:table-row table:style-name="Tableau113.1">
          <table:table-cell table:style-name="Tableau113.B2" office:value-type="string">
            <text:p text:style-name="P4"/>
          </table:table-cell>
          <table:table-cell table:style-name="Tableau113.E5" office:value-type="string">
            <text:p text:style-name="P4"/>
          </table:table-cell>
          <table:table-cell table:style-name="Tableau113.E5" office:value-type="string">
            <text:p text:style-name="P4"/>
          </table:table-cell>
          <table:table-cell table:style-name="Tableau113.E5" office:value-type="string">
            <text:p text:style-name="P4"/>
          </table:table-cell>
          <table:table-cell table:style-name="Tableau113.E5" office:value-type="string">
            <text:p text:style-name="P4"/>
          </table:table-cell>
          <table:table-cell table:style-name="Tableau113.E5" office:value-type="string">
            <text:p text:style-name="P4"/>
          </table:table-cell>
          <table:table-cell table:style-name="Tableau113.E5" office:value-type="string">
            <text:p text:style-name="P4"/>
          </table:table-cell>
          <table:table-cell table:style-name="Tableau113.E5" office:value-type="string">
            <text:p text:style-name="P4"/>
          </table:table-cell>
          <table:table-cell table:style-name="Tableau113.E5" office:value-type="string">
            <text:p text:style-name="P4"/>
          </table:table-cell>
          <table:table-cell table:style-name="Tableau113.E5" office:value-type="string">
            <text:p text:style-name="P4"/>
          </table:table-cell>
          <table:table-cell table:style-name="Tableau113.E5" office:value-type="string">
            <text:p text:style-name="P4"/>
          </table:table-cell>
          <table:table-cell table:style-name="Tableau113.L10" office:value-type="string">
            <text:p text:style-name="P4"/>
          </table:table-cell>
        </table:table-row>
      </table:table>
      <text:p text:style-name="P30">8. <text:s/>composition de l’hébergement</text:p>
      <table:table table:name="Tableau114" table:style-name="Tableau114">
        <table:table-column table:style-name="Tableau114.A"/>
        <table:table-column table:style-name="Tableau114.B"/>
        <table:table-row table:style-name="Tableau114.1">
          <table:table-cell table:style-name="Tableau114.A1" office:value-type="string">
            <text:p text:style-name="P4">Points forts : à l'orée des bois, mitoyen à 1 gîte, sur 2 niveaux</text:p>
            <text:p text:style-name="P21"/>
            <text:p text:style-name="P2"/>
          </table:table-cell>
          <table:table-cell table:style-name="Tableau114.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114.1">
          <table:table-cell table:style-name="Tableau114.A2" office:value-type="string">
            <text:p text:style-name="P4">Distribution : rez : 1 ch. (1x2p., sdb, wc), 1 ch. (2x1p., sdd, wc), wc. 1er ét. : 1 ch. (2x1p., 1x2p., lit bb, sdd, wc, petit salon), véranda, chauffage central. jardin : pelouse, terrasse, bbq.</text:p>
            <text:p text:style-name="P28"/>
          </table:table-cell>
          <table:table-cell table:style-name="Tableau114.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114.1">
          <table:table-cell table:style-name="Tableau114.A2" office:value-type="string">
            <text:p text:style-name="P4">Pictogrammes de confort :</text:p>
            <text:p text:style-name="P5">Lit 1 pers. : 4</text:p>
            <text:p text:style-name="P5">Lit 2 pers. : 2</text:p>
            <text:p text:style-name="P5">Lit superposé (1 lit = 2 pers.)  : 0</text:p>
            <text:p text:style-name="P33"><text:span text:style-name="T2">Lit bébé : 1</text:span></text:p>
            <text:p text:style-name="P5"/>
            <text:p text:style-name="P23">tv : oui</text:p>
            <text:p text:style-name="P5">feu ouvert/cassette : </text:p>
            <text:p text:style-name="P5">accès-internet : </text:p>
            <text:p text:style-name="P5"/>
          </table:table-cell>
          <table:table-cell table:style-name="Tableau114.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115" table:style-name="Tableau115">
        <table:table-column table:style-name="Tableau115.A"/>
        <table:table-column table:style-name="Tableau115.B"/>
        <table:table-row table:style-name="Tableau115.1">
          <table:table-cell table:style-name="Tableau115.A1" office:value-type="string">
            <text:p text:style-name="P4">Trois chambres coquettes aménagées avec goût. Tout confort, accueil charmant. Villa située à l'orée des bois, à proximité de Spa et du circuit de Francorchamps. Table d'hôte et produits régionaux.</text:p>
            <text:p text:style-name="P2"/>
          </table:table-cell>
          <table:table-cell table:style-name="Tableau115.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116" table:style-name="Tableau116">
        <table:table-column table:style-name="Tableau116.A"/>
        <table:table-column table:style-name="Tableau116.B"/>
        <table:table-row table:style-name="Tableau116.1">
          <table:table-cell table:style-name="Tableau116.A1" office:value-type="string">
            <text:p text:style-name="P4"/>
            <text:p text:style-name="P2">Réservation via Belsud : </text:p>
            <text:p text:style-name="P2"/>
          </table:table-cell>
          <table:table-cell table:style-name="Tableau116.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117" table:style-name="Tableau117">
        <table:table-column table:style-name="Tableau117.A"/>
        <table:table-column table:style-name="Tableau117.B"/>
        <table:table-row table:style-name="Tableau117.1">
          <table:table-cell table:style-name="Tableau117.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117.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118" table:style-name="Tableau118">
        <table:table-column table:style-name="Tableau118.A"/>
        <table:table-column table:style-name="Tableau118.B"/>
        <table:table-row table:style-name="Tableau118.1">
          <table:table-cell table:style-name="Tableau118.A1" office:value-type="string">
            <text:p text:style-name="P71"/>
          </table:table-cell>
          <table:table-cell table:style-name="Tableau118.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119" table:style-name="Tableau119">
        <table:table-column table:style-name="Tableau119.A"/>
        <table:table-column table:style-name="Tableau119.B"/>
        <table:table-column table:style-name="Tableau119.C"/>
        <table:table-row table:style-name="Tableau119.1">
          <table:table-cell table:style-name="Tableau119.A1" table:number-columns-spanned="3" office:value-type="string">
            <text:p text:style-name="P4">Reçu le :</text:p>
            <text:p text:style-name="P2"/>
          </table:table-cell>
          <table:covered-table-cell/>
          <table:covered-table-cell/>
        </table:table-row>
        <table:table-row table:style-name="Tableau119.2">
          <table:table-cell table:style-name="Tableau119.A2" office:value-type="string">
            <text:p text:style-name="P4">Encodage :</text:p>
            <text:p text:style-name="P2"/>
          </table:table-cell>
          <table:table-cell table:style-name="Tableau119.A2" office:value-type="string">
            <text:p text:style-name="P32"><text:span text:style-name="T6">pk-heb : 180</text:span></text:p>
          </table:table-cell>
          <table:table-cell table:style-name="Tableau119.C2" office:value-type="string">
            <text:p text:style-name="P22">pk-membre : 269</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120" table:style-name="Tableau120">
        <table:table-column table:style-name="Tableau120.A"/>
        <table:table-column table:style-name="Tableau120.B"/>
        <table:table-row table:style-name="Tableau120.1">
          <table:table-cell table:style-name="Tableau120.A1" office:value-type="string">
            <text:p text:style-name="P4">photo</text:p>
          </table:table-cell>
          <table:table-cell table:style-name="Tableau120.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80</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121" table:style-name="Tableau121">
        <table:table-column table:style-name="Tableau121.A"/>
        <table:table-column table:style-name="Tableau121.B"/>
        <table:table-row table:style-name="Tableau121.1">
          <table:table-cell table:style-name="Tableau121.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12</text:span></text:p>
            <text:p text:style-name="P5"/>
            <text:p text:style-name="P5">nombre total de chambres : 5</text:p>
          </table:table-cell>
          <table:table-cell table:style-name="Tableau121.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122" table:style-name="Tableau122">
        <table:table-column table:style-name="Tableau122.A"/>
        <table:table-column table:style-name="Tableau122.B"/>
        <table:table-row table:style-name="Tableau122.1">
          <table:table-cell table:style-name="Tableau122.A1" office:value-type="string">
            <text:p text:style-name="P4">prénom et nom :</text:p>
            <text:p text:style-name="P2">M. <text:s/>PEETERS </text:p>
            <text:p text:style-name="P2"/>
            <text:p text:style-name="P1"><text:span text:style-name="T2">tél. : 061 26 78 64</text:span></text:p>
            <text:p text:style-name="P2"/>
            <text:p text:style-name="P1"><text:span text:style-name="T2">gsm : 0497 577 793</text:span></text:p>
            <text:p text:style-name="P2"/>
            <text:p text:style-name="P1"><text:span text:style-name="T2">fax : 061 26 78 65</text:span></text:p>
            <text:p text:style-name="P2"/>
            <text:p text:style-name="P2">adresse e-mail : </text:p>
            <text:p text:style-name="P2">mandesaintemarie@skynet.be</text:p>
            <text:p text:style-name="P2"/>
            <text:p text:style-name="P2">site internet personnel :</text:p>
            <text:p text:style-name="P2">www.mandesaintemarie.be</text:p>
            <text:p text:style-name="P2"/>
            <text:p text:style-name="P2">langues parlées :</text:p>
            <text:p text:style-name="P28">FR - NL - EN - D</text:p>
            <text:p text:style-name="P2"/>
          </table:table-cell>
          <table:table-cell table:style-name="Tableau122.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123" table:style-name="Tableau123">
        <table:table-column table:style-name="Tableau123.A"/>
        <table:table-column table:style-name="Tableau123.B"/>
        <table:table-row table:style-name="Tableau123.1">
          <table:table-cell table:style-name="Tableau123.A1" office:value-type="string">
            <text:p text:style-name="P4">nom de l’hébergement :</text:p>
            <text:p text:style-name="P2">Enclos de Mande</text:p>
            <text:p text:style-name="P2"/>
            <text:p text:style-name="P2">rue :</text:p>
            <text:p text:style-name="P2">Mande Sainte Marie, 46</text:p>
            <text:p text:style-name="P2"/>
            <text:p text:style-name="P2">code postal : 6640 Vaux-sur-Sure</text:p>
            <text:p text:style-name="P2">localité pour la communication :</text:p>
            <text:p text:style-name="P24">Chenogne</text:p>
            <text:p text:style-name="P2"/>
          </table:table-cell>
          <table:table-cell table:style-name="Tableau123.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124" table:style-name="Tableau124">
        <table:table-column table:style-name="Tableau124.A"/>
        <table:table-column table:style-name="Tableau124.B"/>
        <table:table-row table:style-name="Tableau124.1">
          <table:table-cell table:style-name="Tableau124.A1" office:value-type="string">
            <text:p text:style-name="P4"/>
            <text:p text:style-name="P2"/>
            <text:p text:style-name="P33"><text:span text:style-name="T2">tennis : 7.0</text:span></text:p>
            <text:p text:style-name="P5">sports nautiques : </text:p>
            <text:p text:style-name="P23">ski : 3.0</text:p>
            <text:p text:style-name="P5">randonnées balisées : 2.0</text:p>
            <text:p text:style-name="P5">piscine : 7.0<text:tab/></text:p>
            <text:p text:style-name="P5">pêche : 10.0<text:tab/></text:p>
            <text:p text:style-name="P5">équitation : </text:p>
            <text:p text:style-name="P5">vélos à disposition : </text:p>
            <text:p text:style-name="P5">circuit v.t.t. : </text:p>
            <text:p text:style-name="P5">ravel : <text:tab/></text:p>
            <text:p text:style-name="P2"/>
          </table:table-cell>
          <table:table-cell table:style-name="Tableau124.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125" table:style-name="Tableau125">
        <table:table-column table:style-name="Tableau125.A"/>
        <table:table-column table:style-name="Tableau125.B"/>
        <table:table-row table:style-name="Tableau125.1">
          <table:table-cell table:style-name="Tableau125.A1" office:value-type="string">
            <text:p text:style-name="P4"/>
            <text:p text:style-name="P5">commerces : 7.0</text:p>
            <text:p text:style-name="P5">restaurant : 7.0</text:p>
            <text:p text:style-name="P5">gare : 7.0</text:p>
            <text:p text:style-name="P5"/>
            <text:p text:style-name="P5">animaux domestiques admis : non</text:p>
            <text:p text:style-name="P5">hébergement fumeur : non</text:p>
          </table:table-cell>
          <table:table-cell table:style-name="Tableau125.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126" table:style-name="Tableau126">
        <table:table-column table:style-name="Tableau126.A"/>
        <table:table-column table:style-name="Tableau126.B"/>
        <table:table-column table:style-name="Tableau126.C" table:number-columns-repeated="3"/>
        <table:table-column table:style-name="Tableau126.F" table:number-columns-repeated="2"/>
        <table:table-column table:style-name="Tableau126.B"/>
        <table:table-column table:style-name="Tableau126.I"/>
        <table:table-column table:style-name="Tableau126.J"/>
        <table:table-column table:style-name="Tableau126.K"/>
        <table:table-column table:style-name="Tableau126.L"/>
        <table:table-row table:style-name="Tableau126.1">
          <table:table-cell table:style-name="Tableau126.A1" office:value-type="string">
            <text:p text:style-name="P4"/>
          </table:table-cell>
          <table:table-cell table:style-name="Tableau126.B1" office:value-type="string">
            <text:p text:style-name="P4"/>
          </table:table-cell>
          <table:table-cell table:style-name="Tableau126.B1" office:value-type="string">
            <text:p text:style-name="P4"/>
          </table:table-cell>
          <table:table-cell table:style-name="Tableau126.B1" office:value-type="string">
            <text:p text:style-name="P4"/>
          </table:table-cell>
          <table:table-cell table:style-name="Tableau126.B1" office:value-type="string">
            <text:p text:style-name="P4"/>
          </table:table-cell>
          <table:table-cell table:style-name="Tableau126.F1" office:value-type="string">
            <text:p text:style-name="P4"/>
          </table:table-cell>
          <table:table-cell table:style-name="Tableau126.A1" office:value-type="string">
            <text:p text:style-name="P4"/>
          </table:table-cell>
          <table:table-cell table:style-name="Tableau126.B1" office:value-type="string">
            <text:p text:style-name="P4"/>
          </table:table-cell>
          <table:table-cell table:style-name="Tableau126.B1" office:value-type="string">
            <text:p text:style-name="P4"/>
          </table:table-cell>
          <table:table-cell table:style-name="Tableau126.B1" office:value-type="string">
            <text:p text:style-name="P4"/>
          </table:table-cell>
          <table:table-cell table:style-name="Tableau126.B1" office:value-type="string">
            <text:p text:style-name="P4"/>
          </table:table-cell>
          <table:table-cell table:style-name="Tableau126.L1" office:value-type="string">
            <text:p text:style-name="P4"/>
          </table:table-cell>
        </table:table-row>
        <table:table-row table:style-name="Tableau126.1">
          <table:table-cell table:style-name="Tableau126.A2" office:value-type="string">
            <text:p text:style-name="P4"/>
          </table:table-cell>
          <table:table-cell table:style-name="Tableau126.B2" office:value-type="string">
            <text:p text:style-name="P4"/>
          </table:table-cell>
          <table:table-cell table:style-name="Tableau126.B2" office:value-type="string">
            <text:p text:style-name="P4">1 p.</text:p>
          </table:table-cell>
          <table:table-cell table:style-name="Tableau126.B2" office:value-type="string">
            <text:p text:style-name="P4">2 p.</text:p>
          </table:table-cell>
          <table:table-cell table:style-name="Tableau126.B2" office:value-type="string">
            <text:p text:style-name="P32"><text:span text:style-name="T2">3</text:span><text:span text:style-name="T22">ième</text:span><text:span text:style-name="T2"> p.</text:span></text:p>
          </table:table-cell>
          <table:table-cell table:style-name="Tableau126.A2" office:value-type="string">
            <text:p text:style-name="P4"/>
          </table:table-cell>
          <table:table-cell table:style-name="Tableau126.A2" office:value-type="string">
            <text:p text:style-name="P4"/>
          </table:table-cell>
          <table:table-cell table:style-name="Tableau126.B2" office:value-type="string">
            <text:p text:style-name="P4"/>
          </table:table-cell>
          <table:table-cell table:style-name="Tableau126.B2" office:value-type="string">
            <text:p text:style-name="P4">1 p.</text:p>
          </table:table-cell>
          <table:table-cell table:style-name="Tableau126.B2" office:value-type="string">
            <text:p text:style-name="P4">2 p.</text:p>
          </table:table-cell>
          <table:table-cell table:style-name="Tableau126.B2" office:value-type="string">
            <text:p text:style-name="P32"><text:span text:style-name="T2">3</text:span><text:span text:style-name="T22">ième</text:span><text:span text:style-name="T2"> p.</text:span></text:p>
          </table:table-cell>
          <table:table-cell table:style-name="Tableau126.L2" office:value-type="string">
            <text:p text:style-name="P4"/>
          </table:table-cell>
        </table:table-row>
        <table:table-row table:style-name="Tableau126.1">
          <table:table-cell table:style-name="Tableau126.A2" office:value-type="string">
            <text:p text:style-name="P4"/>
          </table:table-cell>
          <table:table-cell table:style-name="Tableau126.B2" office:value-type="string">
            <text:p text:style-name="P4">1 nuit + pt. déj.</text:p>
          </table:table-cell>
          <table:table-cell table:style-name="Tableau126.B2" office:value-type="string">
            <text:p text:style-name="P4">50.00</text:p>
          </table:table-cell>
          <table:table-cell table:style-name="Tableau126.B2" office:value-type="string">
            <text:p text:style-name="P4">60.00</text:p>
          </table:table-cell>
          <table:table-cell table:style-name="Tableau126.B2" office:value-type="string">
            <text:p text:style-name="P4">28.00</text:p>
          </table:table-cell>
          <table:table-cell table:style-name="Tableau126.A2" office:value-type="string">
            <text:p text:style-name="P4"/>
          </table:table-cell>
          <table:table-cell table:style-name="Tableau126.A2" office:value-type="string">
            <text:p text:style-name="P4"/>
          </table:table-cell>
          <table:table-cell table:style-name="Tableau126.B2" office:value-type="string">
            <text:p text:style-name="P4">1 nuit + pt. déj.</text:p>
          </table:table-cell>
          <table:table-cell table:style-name="Tableau126.B2" office:value-type="string">
            <text:p text:style-name="P4"/>
          </table:table-cell>
          <table:table-cell table:style-name="Tableau126.B2" office:value-type="string">
            <text:p text:style-name="P4"/>
          </table:table-cell>
          <table:table-cell table:style-name="Tableau126.B2" office:value-type="string">
            <text:p text:style-name="P4"/>
          </table:table-cell>
          <table:table-cell table:style-name="Tableau126.L2" office:value-type="string">
            <text:p text:style-name="P4"/>
          </table:table-cell>
        </table:table-row>
        <table:table-row table:style-name="Tableau126.1">
          <table:table-cell table:style-name="Tableau126.A2" office:value-type="string">
            <text:p text:style-name="P4"/>
          </table:table-cell>
          <table:table-cell table:style-name="Tableau126.B2" office:value-type="string">
            <text:p text:style-name="P4">réduction si pas de pt. déjeuner</text:p>
          </table:table-cell>
          <table:table-cell table:style-name="Tableau126.B2" office:value-type="string">
            <text:p text:style-name="P4"/>
          </table:table-cell>
          <table:table-cell table:style-name="Tableau126.B2" office:value-type="string">
            <text:p text:style-name="P4"/>
          </table:table-cell>
          <table:table-cell table:style-name="Tableau126.B2" office:value-type="string">
            <text:p text:style-name="P4"/>
          </table:table-cell>
          <table:table-cell table:style-name="Tableau126.A2" office:value-type="string">
            <text:p text:style-name="P4"/>
          </table:table-cell>
          <table:table-cell table:style-name="Tableau126.A2" office:value-type="string">
            <text:p text:style-name="P4"/>
          </table:table-cell>
          <table:table-cell table:style-name="Tableau126.B2" office:value-type="string">
            <text:p text:style-name="P4">réduction si pas de pt. déjeuner</text:p>
          </table:table-cell>
          <table:table-cell table:style-name="Tableau126.B2" office:value-type="string">
            <text:p text:style-name="P4"/>
          </table:table-cell>
          <table:table-cell table:style-name="Tableau126.B2" office:value-type="string">
            <text:p text:style-name="P4"/>
          </table:table-cell>
          <table:table-cell table:style-name="Tableau126.B2" office:value-type="string">
            <text:p text:style-name="P4"/>
          </table:table-cell>
          <table:table-cell table:style-name="Tableau126.L2" office:value-type="string">
            <text:p text:style-name="P4"/>
          </table:table-cell>
        </table:table-row>
        <table:table-row table:style-name="Tableau126.1">
          <table:table-cell table:style-name="Tableau126.A2" office:value-type="string">
            <text:p text:style-name="P4"/>
          </table:table-cell>
          <table:table-cell table:style-name="Tableau126.B2" office:value-type="string">
            <text:p text:style-name="P4">table d’hôtes</text:p>
          </table:table-cell>
          <table:table-cell table:style-name="Tableau126.B2" office:value-type="string">
            <text:p text:style-name="P55"/>
          </table:table-cell>
          <table:table-cell table:style-name="Tableau126.B2" office:value-type="string">
            <text:p text:style-name="P55"/>
          </table:table-cell>
          <table:table-cell table:style-name="Tableau126.E5" office:value-type="string">
            <text:p text:style-name="P4"/>
          </table:table-cell>
          <table:table-cell table:style-name="Tableau126.A2" office:value-type="string">
            <text:p text:style-name="P4"/>
          </table:table-cell>
          <table:table-cell table:style-name="Tableau126.A2" office:value-type="string">
            <text:p text:style-name="P4"/>
          </table:table-cell>
          <table:table-cell table:style-name="Tableau126.A2" office:value-type="string">
            <text:p text:style-name="P4">table d’hôtes</text:p>
          </table:table-cell>
          <table:table-cell table:style-name="Tableau126.A2" office:value-type="string">
            <text:p text:style-name="P10">/p.</text:p>
          </table:table-cell>
          <table:table-cell table:style-name="Tableau126.A2" office:value-type="string">
            <text:p text:style-name="P4"/>
          </table:table-cell>
          <table:table-cell table:style-name="Tableau126.K5" office:value-type="string">
            <text:p text:style-name="P4"/>
          </table:table-cell>
          <table:table-cell table:style-name="Tableau126.L5" office:value-type="string">
            <text:p text:style-name="P4"/>
          </table:table-cell>
        </table:table-row>
        <table:table-row table:style-name="Tableau126.6">
          <table:table-cell table:style-name="Tableau126.A2" office:value-type="string">
            <text:p text:style-name="P4"/>
          </table:table-cell>
          <table:table-cell table:style-name="Tableau126.B2" office:value-type="string">
            <text:p text:style-name="P4">autres</text:p>
            <text:p text:style-name="P2"/>
          </table:table-cell>
          <table:table-cell table:style-name="Tableau126.B2" table:number-columns-spanned="3" office:value-type="string">
            <text:p text:style-name="P26"/>
          </table:table-cell>
          <table:covered-table-cell/>
          <table:covered-table-cell/>
          <table:table-cell table:style-name="Tableau126.A2" office:value-type="string">
            <text:p text:style-name="P4"/>
          </table:table-cell>
          <table:table-cell table:style-name="Tableau126.A2" office:value-type="string">
            <text:p text:style-name="P4"/>
          </table:table-cell>
          <table:table-cell table:style-name="Tableau126.H6" office:value-type="string">
            <text:p text:style-name="P4">autres</text:p>
          </table:table-cell>
          <table:table-cell table:style-name="Tableau126.H6" table:number-columns-spanned="3" office:value-type="string">
            <text:p text:style-name="P4"/>
          </table:table-cell>
          <table:covered-table-cell/>
          <table:covered-table-cell/>
          <table:table-cell table:style-name="Tableau126.L2" office:value-type="string">
            <text:p text:style-name="P4"/>
          </table:table-cell>
        </table:table-row>
        <table:table-row table:style-name="Tableau126.6">
          <table:table-cell table:style-name="Tableau126.A2" office:value-type="string">
            <text:p text:style-name="P4"/>
          </table:table-cell>
          <table:table-cell table:style-name="Tableau126.A2" table:number-columns-spanned="4" office:value-type="string">
            <text:p text:style-name="P4">type de table d’hôtes : th1</text:p>
          </table:table-cell>
          <table:covered-table-cell/>
          <table:covered-table-cell/>
          <table:covered-table-cell/>
          <table:table-cell table:style-name="Tableau126.A2" office:value-type="string">
            <text:p text:style-name="P4"/>
          </table:table-cell>
          <table:table-cell table:style-name="Tableau126.A2" office:value-type="string">
            <text:p text:style-name="P4"/>
          </table:table-cell>
          <table:table-cell table:style-name="Tableau126.A2" table:number-columns-spanned="4" office:value-type="string">
            <text:p text:style-name="P4">Type de table d’hôtes :</text:p>
          </table:table-cell>
          <table:covered-table-cell/>
          <table:covered-table-cell/>
          <table:covered-table-cell/>
          <table:table-cell table:style-name="Tableau126.L2" office:value-type="string">
            <text:p text:style-name="P4"/>
          </table:table-cell>
        </table:table-row>
        <table:table-row table:style-name="Tableau126.6">
          <table:table-cell>
            <table:table table:is-sub-table="true">
              <table:table-column table:style-name="Tableau126.A"/>
              <table:table-row table:style-name="Tableau126.6">
                <table:table-cell table:style-name="Tableau126.A2" office:value-type="string">
                  <text:p text:style-name="P4"/>
                </table:table-cell>
              </table:table-row>
              <table:table-row table:style-name="Tableau126.6">
                <table:table-cell table:style-name="Tableau126.A2" office:value-type="string">
                  <text:p text:style-name="P4"/>
                </table:table-cell>
              </table:table-row>
              <table:table-row table:style-name="Tableau126.6">
                <table:table-cell table:style-name="Tableau126.A2" office:value-type="string">
                  <text:p text:style-name="P4"/>
                </table:table-cell>
              </table:table-row>
            </table:table>
          </table:table-cell>
          <table:table-cell table:style-name="Tableau126.B2" table:number-columns-spanned="4" office:value-type="string">
            <text:p text:style-name="P4"/>
          </table:table-cell>
          <table:covered-table-cell/>
          <table:covered-table-cell/>
          <table:covered-table-cell/>
          <table:table-cell table:number-columns-spanned="7">
            <table:table table:is-sub-table="true">
              <table:table-column table:style-name="Tableau126.F" table:number-columns-repeated="2"/>
              <table:table-column table:style-name="Tableau126.F8.3"/>
              <table:table-column table:style-name="Tableau126.L"/>
              <table:table-row table:style-name="Tableau126.6">
                <table:table-cell table:style-name="Tableau126.A2" office:value-type="string">
                  <text:p text:style-name="P4"/>
                </table:table-cell>
                <table:table-cell table:style-name="Tableau126.A2" office:value-type="string">
                  <text:p text:style-name="P4"/>
                </table:table-cell>
                <table:table-cell table:style-name="Tableau126.A2" office:value-type="string">
                  <text:p text:style-name="P32"><text:span text:style-name="T16"></text:span><text:span text:style-name="T2"> <text:s/>assiette gourmande</text:span></text:p>
                </table:table-cell>
                <table:table-cell table:style-name="Tableau126.L2" office:value-type="string">
                  <text:p text:style-name="P4"/>
                </table:table-cell>
              </table:table-row>
              <table:table-row table:style-name="Tableau126.6">
                <table:table-cell table:style-name="Tableau126.A2" office:value-type="string">
                  <text:p text:style-name="P4"/>
                </table:table-cell>
                <table:table-cell table:style-name="Tableau126.A2" office:value-type="string">
                  <text:p text:style-name="P4"/>
                </table:table-cell>
                <table:table-cell table:style-name="Tableau126.A2" office:value-type="string">
                  <text:p text:style-name="P32"><text:span text:style-name="T16"></text:span><text:span text:style-name="T2"> <text:s/>repas familial</text:span></text:p>
                </table:table-cell>
                <table:table-cell table:style-name="Tableau126.L2" office:value-type="string">
                  <text:p text:style-name="P4"/>
                </table:table-cell>
              </table:table-row>
              <table:table-row table:style-name="Tableau126.6">
                <table:table-cell table:style-name="Tableau126.A2" office:value-type="string">
                  <text:p text:style-name="P4"/>
                </table:table-cell>
                <table:table-cell table:style-name="Tableau126.A2" office:value-type="string">
                  <text:p text:style-name="P4"/>
                </table:table-cell>
                <table:table-cell table:style-name="Tableau126.B2" office:value-type="string">
                  <text:p text:style-name="P32"><text:span text:style-name="T16"></text:span><text:span text:style-name="T2"> <text:s/>menu gastronomique</text:span></text:p>
                </table:table-cell>
                <table:table-cell table:style-name="Tableau126.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126.6">
          <table:table-cell table:style-name="Tableau126.A2" office:value-type="string">
            <text:p text:style-name="P4"/>
          </table:table-cell>
          <table:table-cell table:style-name="Tableau126.B2" table:number-columns-spanned="4" office:value-type="string">
            <text:p text:style-name="P4">taxe de séjour : non</text:p>
          </table:table-cell>
          <table:covered-table-cell/>
          <table:covered-table-cell/>
          <table:covered-table-cell/>
          <table:table-cell table:style-name="Tableau126.A2" office:value-type="string">
            <text:p text:style-name="P4"/>
          </table:table-cell>
          <table:table-cell table:style-name="Tableau126.A2" office:value-type="string">
            <text:p text:style-name="P4"/>
          </table:table-cell>
          <table:table-cell table:style-name="Tableau126.B2" table:number-columns-spanned="4" office:value-type="string">
            <text:p text:style-name="P4">taxe de séjour : <text:s/>….. par</text:p>
          </table:table-cell>
          <table:covered-table-cell/>
          <table:covered-table-cell/>
          <table:covered-table-cell/>
          <table:table-cell table:style-name="Tableau126.L2" office:value-type="string">
            <text:p text:style-name="P4"/>
          </table:table-cell>
        </table:table-row>
        <table:table-row table:style-name="Tableau126.1">
          <table:table-cell table:style-name="Tableau126.B2" office:value-type="string">
            <text:p text:style-name="P4"/>
          </table:table-cell>
          <table:table-cell table:style-name="Tableau126.E5" office:value-type="string">
            <text:p text:style-name="P4"/>
          </table:table-cell>
          <table:table-cell table:style-name="Tableau126.E5" office:value-type="string">
            <text:p text:style-name="P4"/>
          </table:table-cell>
          <table:table-cell table:style-name="Tableau126.E5" office:value-type="string">
            <text:p text:style-name="P4"/>
          </table:table-cell>
          <table:table-cell table:style-name="Tableau126.E5" office:value-type="string">
            <text:p text:style-name="P4"/>
          </table:table-cell>
          <table:table-cell table:style-name="Tableau126.E5" office:value-type="string">
            <text:p text:style-name="P4"/>
          </table:table-cell>
          <table:table-cell table:style-name="Tableau126.E5" office:value-type="string">
            <text:p text:style-name="P4"/>
          </table:table-cell>
          <table:table-cell table:style-name="Tableau126.E5" office:value-type="string">
            <text:p text:style-name="P4"/>
          </table:table-cell>
          <table:table-cell table:style-name="Tableau126.E5" office:value-type="string">
            <text:p text:style-name="P4"/>
          </table:table-cell>
          <table:table-cell table:style-name="Tableau126.E5" office:value-type="string">
            <text:p text:style-name="P4"/>
          </table:table-cell>
          <table:table-cell table:style-name="Tableau126.E5" office:value-type="string">
            <text:p text:style-name="P4"/>
          </table:table-cell>
          <table:table-cell table:style-name="Tableau126.L10" office:value-type="string">
            <text:p text:style-name="P4"/>
          </table:table-cell>
        </table:table-row>
      </table:table>
      <text:p text:style-name="P30">8. <text:s/>composition de l’hébergement</text:p>
      <table:table table:name="Tableau127" table:style-name="Tableau127">
        <table:table-column table:style-name="Tableau127.A"/>
        <table:table-column table:style-name="Tableau127.B"/>
        <table:table-row table:style-name="Tableau127.1">
          <table:table-cell table:style-name="Tableau127.A1" office:value-type="string">
            <text:p text:style-name="P4">Points forts : au bord des champs</text:p>
            <text:p text:style-name="P21"/>
            <text:p text:style-name="P2"/>
          </table:table-cell>
          <table:table-cell table:style-name="Tableau127.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127.1">
          <table:table-cell table:style-name="Tableau127.A2" office:value-type="string">
            <text:p text:style-name="P4">Distribution : rez : 2 ch. (1x2p., sdb, wc). 1er ét. : 2 ch. (1x2p., sdd, wc), 1 ch. (1x2p., sdb, wc), chauffage central.</text:p>
            <text:p text:style-name="P28"/>
          </table:table-cell>
          <table:table-cell table:style-name="Tableau127.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127.1">
          <table:table-cell table:style-name="Tableau127.A2" office:value-type="string">
            <text:p text:style-name="P4">Pictogrammes de confort :</text:p>
            <text:p text:style-name="P5">Lit 1 pers. : 0</text:p>
            <text:p text:style-name="P5">Lit 2 pers. : 5</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127.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128" table:style-name="Tableau128">
        <table:table-column table:style-name="Tableau128.A"/>
        <table:table-column table:style-name="Tableau128.B"/>
        <table:table-row table:style-name="Tableau128.1">
          <table:table-cell table:style-name="Tableau128.A1" office:value-type="string">
            <text:p text:style-name="P4">Maison nouvellement bâtie au bout d'une route en cul-de-sac, au grand calme. Au milieu des prairies, elle offre un superbe panorama. Départ de nombreuses balades à pieds ou à vélo. Copieux déjeuner ardennais.</text:p>
            <text:p text:style-name="P2"/>
          </table:table-cell>
          <table:table-cell table:style-name="Tableau128.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129" table:style-name="Tableau129">
        <table:table-column table:style-name="Tableau129.A"/>
        <table:table-column table:style-name="Tableau129.B"/>
        <table:table-row table:style-name="Tableau129.1">
          <table:table-cell table:style-name="Tableau129.A1" office:value-type="string">
            <text:p text:style-name="P4"/>
            <text:p text:style-name="P2">Réservation via Belsud : </text:p>
            <text:p text:style-name="P2"/>
          </table:table-cell>
          <table:table-cell table:style-name="Tableau129.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130" table:style-name="Tableau130">
        <table:table-column table:style-name="Tableau130.A"/>
        <table:table-column table:style-name="Tableau130.B"/>
        <table:table-row table:style-name="Tableau130.1">
          <table:table-cell table:style-name="Tableau130.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130.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131" table:style-name="Tableau131">
        <table:table-column table:style-name="Tableau131.A"/>
        <table:table-column table:style-name="Tableau131.B"/>
        <table:table-row table:style-name="Tableau131.1">
          <table:table-cell table:style-name="Tableau131.A1" office:value-type="string">
            <text:p text:style-name="P71"/>
          </table:table-cell>
          <table:table-cell table:style-name="Tableau131.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132" table:style-name="Tableau132">
        <table:table-column table:style-name="Tableau132.A"/>
        <table:table-column table:style-name="Tableau132.B"/>
        <table:table-column table:style-name="Tableau132.C"/>
        <table:table-row table:style-name="Tableau132.1">
          <table:table-cell table:style-name="Tableau132.A1" table:number-columns-spanned="3" office:value-type="string">
            <text:p text:style-name="P4">Reçu le :</text:p>
            <text:p text:style-name="P2"/>
          </table:table-cell>
          <table:covered-table-cell/>
          <table:covered-table-cell/>
        </table:table-row>
        <table:table-row table:style-name="Tableau132.2">
          <table:table-cell table:style-name="Tableau132.A2" office:value-type="string">
            <text:p text:style-name="P4">Encodage :</text:p>
            <text:p text:style-name="P2"/>
          </table:table-cell>
          <table:table-cell table:style-name="Tableau132.A2" office:value-type="string">
            <text:p text:style-name="P32"><text:span text:style-name="T6">pk-heb : 199</text:span></text:p>
          </table:table-cell>
          <table:table-cell table:style-name="Tableau132.C2" office:value-type="string">
            <text:p text:style-name="P22">pk-membre : 220</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133" table:style-name="Tableau133">
        <table:table-column table:style-name="Tableau133.A"/>
        <table:table-column table:style-name="Tableau133.B"/>
        <table:table-row table:style-name="Tableau133.1">
          <table:table-cell table:style-name="Tableau133.A1" office:value-type="string">
            <text:p text:style-name="P4">photo</text:p>
          </table:table-cell>
          <table:table-cell table:style-name="Tableau133.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99</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134" table:style-name="Tableau134">
        <table:table-column table:style-name="Tableau134.A"/>
        <table:table-column table:style-name="Tableau134.B"/>
        <table:table-row table:style-name="Tableau134.1">
          <table:table-cell table:style-name="Tableau134.A1" office:value-type="string">
            <text:p text:style-name="P34"><text:span text:style-name="T2">classification (épis) : 2-3</text:span></text:p>
            <text:p text:style-name="P5"/>
            <text:p text:style-name="P5">type d’hébergement : Chambre d'hôtes</text:p>
            <text:p text:style-name="P25"/>
            <text:p text:style-name="P25"/>
            <text:p text:style-name="P25"/>
            <text:p text:style-name="P33"><text:span text:style-name="T2">capacité globale : 2/8</text:span></text:p>
            <text:p text:style-name="P5"/>
            <text:p text:style-name="P5">nombre total de chambres : 3</text:p>
          </table:table-cell>
          <table:table-cell table:style-name="Tableau134.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135" table:style-name="Tableau135">
        <table:table-column table:style-name="Tableau135.A"/>
        <table:table-column table:style-name="Tableau135.B"/>
        <table:table-row table:style-name="Tableau135.1">
          <table:table-cell table:style-name="Tableau135.A1" office:value-type="string">
            <text:p text:style-name="P4">prénom et nom :</text:p>
            <text:p text:style-name="P2">Christian <text:s/>et Katrien GILSON-SPEECKE </text:p>
            <text:p text:style-name="P2"/>
            <text:p text:style-name="P1"><text:span text:style-name="T2">tél. : 061 51 23 99</text:span></text:p>
            <text:p text:style-name="P2"/>
            <text:p text:style-name="P1"><text:span text:style-name="T2">gsm : </text:span></text:p>
            <text:p text:style-name="P2"/>
            <text:p text:style-name="P1"><text:span text:style-name="T2">fax : 061 27 02 03</text:span></text:p>
            <text:p text:style-name="P2"/>
            <text:p text:style-name="P2">adresse e-mail : </text:p>
            <text:p text:style-name="P2">lahautevoie@skynet.be</text:p>
            <text:p text:style-name="P2"/>
            <text:p text:style-name="P2">site internet personnel :</text:p>
            <text:p text:style-name="P2">www.lahautevoie.be</text:p>
            <text:p text:style-name="P2"/>
            <text:p text:style-name="P2">langues parlées :</text:p>
            <text:p text:style-name="P28">FR - NL - EN - D</text:p>
            <text:p text:style-name="P2"/>
          </table:table-cell>
          <table:table-cell table:style-name="Tableau135.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136" table:style-name="Tableau136">
        <table:table-column table:style-name="Tableau136.A"/>
        <table:table-column table:style-name="Tableau136.B"/>
        <table:table-row table:style-name="Tableau136.1">
          <table:table-cell table:style-name="Tableau136.A1" office:value-type="string">
            <text:p text:style-name="P4">nom de l’hébergement :</text:p>
            <text:p text:style-name="P2">Ferme de la Haute Voie</text:p>
            <text:p text:style-name="P2"/>
            <text:p text:style-name="P2">rue :</text:p>
            <text:p text:style-name="P2">rue de la Chapelle, 8</text:p>
            <text:p text:style-name="P2"/>
            <text:p text:style-name="P2">code postal : 5555 Bievre</text:p>
            <text:p text:style-name="P2">localité pour la communication :</text:p>
            <text:p text:style-name="P24">Oizy</text:p>
            <text:p text:style-name="P2"/>
          </table:table-cell>
          <table:table-cell table:style-name="Tableau136.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137" table:style-name="Tableau137">
        <table:table-column table:style-name="Tableau137.A"/>
        <table:table-column table:style-name="Tableau137.B"/>
        <table:table-row table:style-name="Tableau137.1">
          <table:table-cell table:style-name="Tableau137.A1" office:value-type="string">
            <text:p text:style-name="P4"/>
            <text:p text:style-name="P2"/>
            <text:p text:style-name="P33"><text:span text:style-name="T2">tennis : </text:span></text:p>
            <text:p text:style-name="P5">sports nautiques : </text:p>
            <text:p text:style-name="P23">ski : 20.0</text:p>
            <text:p text:style-name="P5">randonnées balisées : 0.0</text:p>
            <text:p text:style-name="P5">piscine : <text:tab/></text:p>
            <text:p text:style-name="P5">pêche : 5.0<text:tab/></text:p>
            <text:p text:style-name="P5">équitation : 3.0</text:p>
            <text:p text:style-name="P5">vélos à disposition : 0.0</text:p>
            <text:p text:style-name="P5">circuit v.t.t. : </text:p>
            <text:p text:style-name="P5">ravel : <text:tab/></text:p>
            <text:p text:style-name="P2"/>
          </table:table-cell>
          <table:table-cell table:style-name="Tableau137.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138" table:style-name="Tableau138">
        <table:table-column table:style-name="Tableau138.A"/>
        <table:table-column table:style-name="Tableau138.B"/>
        <table:table-row table:style-name="Tableau138.1">
          <table:table-cell table:style-name="Tableau138.A1" office:value-type="string">
            <text:p text:style-name="P4"/>
            <text:p text:style-name="P5">commerces : 5.0</text:p>
            <text:p text:style-name="P5">restaurant : 3.0</text:p>
            <text:p text:style-name="P5">gare : 5.0</text:p>
            <text:p text:style-name="P5"/>
            <text:p text:style-name="P5">animaux domestiques admis : oui</text:p>
            <text:p text:style-name="P5">hébergement fumeur : oui</text:p>
          </table:table-cell>
          <table:table-cell table:style-name="Tableau138.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139" table:style-name="Tableau139">
        <table:table-column table:style-name="Tableau139.A"/>
        <table:table-column table:style-name="Tableau139.B"/>
        <table:table-column table:style-name="Tableau139.C" table:number-columns-repeated="3"/>
        <table:table-column table:style-name="Tableau139.F" table:number-columns-repeated="2"/>
        <table:table-column table:style-name="Tableau139.B"/>
        <table:table-column table:style-name="Tableau139.I"/>
        <table:table-column table:style-name="Tableau139.J"/>
        <table:table-column table:style-name="Tableau139.K"/>
        <table:table-column table:style-name="Tableau139.L"/>
        <table:table-row table:style-name="Tableau139.1">
          <table:table-cell table:style-name="Tableau139.A1" office:value-type="string">
            <text:p text:style-name="P4"/>
          </table:table-cell>
          <table:table-cell table:style-name="Tableau139.B1" office:value-type="string">
            <text:p text:style-name="P4"/>
          </table:table-cell>
          <table:table-cell table:style-name="Tableau139.B1" office:value-type="string">
            <text:p text:style-name="P4"/>
          </table:table-cell>
          <table:table-cell table:style-name="Tableau139.B1" office:value-type="string">
            <text:p text:style-name="P4"/>
          </table:table-cell>
          <table:table-cell table:style-name="Tableau139.B1" office:value-type="string">
            <text:p text:style-name="P4"/>
          </table:table-cell>
          <table:table-cell table:style-name="Tableau139.F1" office:value-type="string">
            <text:p text:style-name="P4"/>
          </table:table-cell>
          <table:table-cell table:style-name="Tableau139.A1" office:value-type="string">
            <text:p text:style-name="P4"/>
          </table:table-cell>
          <table:table-cell table:style-name="Tableau139.B1" office:value-type="string">
            <text:p text:style-name="P4"/>
          </table:table-cell>
          <table:table-cell table:style-name="Tableau139.B1" office:value-type="string">
            <text:p text:style-name="P4"/>
          </table:table-cell>
          <table:table-cell table:style-name="Tableau139.B1" office:value-type="string">
            <text:p text:style-name="P4"/>
          </table:table-cell>
          <table:table-cell table:style-name="Tableau139.B1" office:value-type="string">
            <text:p text:style-name="P4"/>
          </table:table-cell>
          <table:table-cell table:style-name="Tableau139.L1" office:value-type="string">
            <text:p text:style-name="P4"/>
          </table:table-cell>
        </table:table-row>
        <table:table-row table:style-name="Tableau139.1">
          <table:table-cell table:style-name="Tableau139.A2" office:value-type="string">
            <text:p text:style-name="P4"/>
          </table:table-cell>
          <table:table-cell table:style-name="Tableau139.B2" office:value-type="string">
            <text:p text:style-name="P4"/>
          </table:table-cell>
          <table:table-cell table:style-name="Tableau139.B2" office:value-type="string">
            <text:p text:style-name="P4">1 p.</text:p>
          </table:table-cell>
          <table:table-cell table:style-name="Tableau139.B2" office:value-type="string">
            <text:p text:style-name="P4">2 p.</text:p>
          </table:table-cell>
          <table:table-cell table:style-name="Tableau139.B2" office:value-type="string">
            <text:p text:style-name="P32"><text:span text:style-name="T2">3</text:span><text:span text:style-name="T22">ième</text:span><text:span text:style-name="T2"> p.</text:span></text:p>
          </table:table-cell>
          <table:table-cell table:style-name="Tableau139.A2" office:value-type="string">
            <text:p text:style-name="P4"/>
          </table:table-cell>
          <table:table-cell table:style-name="Tableau139.A2" office:value-type="string">
            <text:p text:style-name="P4"/>
          </table:table-cell>
          <table:table-cell table:style-name="Tableau139.B2" office:value-type="string">
            <text:p text:style-name="P4"/>
          </table:table-cell>
          <table:table-cell table:style-name="Tableau139.B2" office:value-type="string">
            <text:p text:style-name="P4">1 p.</text:p>
          </table:table-cell>
          <table:table-cell table:style-name="Tableau139.B2" office:value-type="string">
            <text:p text:style-name="P4">2 p.</text:p>
          </table:table-cell>
          <table:table-cell table:style-name="Tableau139.B2" office:value-type="string">
            <text:p text:style-name="P32"><text:span text:style-name="T2">3</text:span><text:span text:style-name="T22">ième</text:span><text:span text:style-name="T2"> p.</text:span></text:p>
          </table:table-cell>
          <table:table-cell table:style-name="Tableau139.L2" office:value-type="string">
            <text:p text:style-name="P4"/>
          </table:table-cell>
        </table:table-row>
        <table:table-row table:style-name="Tableau139.1">
          <table:table-cell table:style-name="Tableau139.A2" office:value-type="string">
            <text:p text:style-name="P4"/>
          </table:table-cell>
          <table:table-cell table:style-name="Tableau139.B2" office:value-type="string">
            <text:p text:style-name="P4">1 nuit + pt. déj.</text:p>
          </table:table-cell>
          <table:table-cell table:style-name="Tableau139.B2" office:value-type="string">
            <text:p text:style-name="P4">40.00/44.00</text:p>
          </table:table-cell>
          <table:table-cell table:style-name="Tableau139.B2" office:value-type="string">
            <text:p text:style-name="P4">46.00/60.00</text:p>
          </table:table-cell>
          <table:table-cell table:style-name="Tableau139.B2" office:value-type="string">
            <text:p text:style-name="P4">25.00</text:p>
          </table:table-cell>
          <table:table-cell table:style-name="Tableau139.A2" office:value-type="string">
            <text:p text:style-name="P4"/>
          </table:table-cell>
          <table:table-cell table:style-name="Tableau139.A2" office:value-type="string">
            <text:p text:style-name="P4"/>
          </table:table-cell>
          <table:table-cell table:style-name="Tableau139.B2" office:value-type="string">
            <text:p text:style-name="P4">1 nuit + pt. déj.</text:p>
          </table:table-cell>
          <table:table-cell table:style-name="Tableau139.B2" office:value-type="string">
            <text:p text:style-name="P4"/>
          </table:table-cell>
          <table:table-cell table:style-name="Tableau139.B2" office:value-type="string">
            <text:p text:style-name="P4"/>
          </table:table-cell>
          <table:table-cell table:style-name="Tableau139.B2" office:value-type="string">
            <text:p text:style-name="P4"/>
          </table:table-cell>
          <table:table-cell table:style-name="Tableau139.L2" office:value-type="string">
            <text:p text:style-name="P4"/>
          </table:table-cell>
        </table:table-row>
        <table:table-row table:style-name="Tableau139.1">
          <table:table-cell table:style-name="Tableau139.A2" office:value-type="string">
            <text:p text:style-name="P4"/>
          </table:table-cell>
          <table:table-cell table:style-name="Tableau139.B2" office:value-type="string">
            <text:p text:style-name="P4">réduction si pas de pt. déjeuner</text:p>
          </table:table-cell>
          <table:table-cell table:style-name="Tableau139.B2" office:value-type="string">
            <text:p text:style-name="P4">6.00</text:p>
          </table:table-cell>
          <table:table-cell table:style-name="Tableau139.B2" office:value-type="string">
            <text:p text:style-name="P4">6.00</text:p>
          </table:table-cell>
          <table:table-cell table:style-name="Tableau139.B2" office:value-type="string">
            <text:p text:style-name="P4">6.00</text:p>
          </table:table-cell>
          <table:table-cell table:style-name="Tableau139.A2" office:value-type="string">
            <text:p text:style-name="P4"/>
          </table:table-cell>
          <table:table-cell table:style-name="Tableau139.A2" office:value-type="string">
            <text:p text:style-name="P4"/>
          </table:table-cell>
          <table:table-cell table:style-name="Tableau139.B2" office:value-type="string">
            <text:p text:style-name="P4">réduction si pas de pt. déjeuner</text:p>
          </table:table-cell>
          <table:table-cell table:style-name="Tableau139.B2" office:value-type="string">
            <text:p text:style-name="P4"/>
          </table:table-cell>
          <table:table-cell table:style-name="Tableau139.B2" office:value-type="string">
            <text:p text:style-name="P4"/>
          </table:table-cell>
          <table:table-cell table:style-name="Tableau139.B2" office:value-type="string">
            <text:p text:style-name="P4"/>
          </table:table-cell>
          <table:table-cell table:style-name="Tableau139.L2" office:value-type="string">
            <text:p text:style-name="P4"/>
          </table:table-cell>
        </table:table-row>
        <table:table-row table:style-name="Tableau139.1">
          <table:table-cell table:style-name="Tableau139.A2" office:value-type="string">
            <text:p text:style-name="P4"/>
          </table:table-cell>
          <table:table-cell table:style-name="Tableau139.B2" office:value-type="string">
            <text:p text:style-name="P4">table d’hôtes</text:p>
          </table:table-cell>
          <table:table-cell table:style-name="Tableau139.B2" office:value-type="string">
            <text:p text:style-name="P55"/>
          </table:table-cell>
          <table:table-cell table:style-name="Tableau139.B2" office:value-type="string">
            <text:p text:style-name="P55"/>
          </table:table-cell>
          <table:table-cell table:style-name="Tableau139.E5" office:value-type="string">
            <text:p text:style-name="P4"/>
          </table:table-cell>
          <table:table-cell table:style-name="Tableau139.A2" office:value-type="string">
            <text:p text:style-name="P4"/>
          </table:table-cell>
          <table:table-cell table:style-name="Tableau139.A2" office:value-type="string">
            <text:p text:style-name="P4"/>
          </table:table-cell>
          <table:table-cell table:style-name="Tableau139.A2" office:value-type="string">
            <text:p text:style-name="P4">table d’hôtes</text:p>
          </table:table-cell>
          <table:table-cell table:style-name="Tableau139.A2" office:value-type="string">
            <text:p text:style-name="P10">/p.</text:p>
          </table:table-cell>
          <table:table-cell table:style-name="Tableau139.A2" office:value-type="string">
            <text:p text:style-name="P4"/>
          </table:table-cell>
          <table:table-cell table:style-name="Tableau139.K5" office:value-type="string">
            <text:p text:style-name="P4"/>
          </table:table-cell>
          <table:table-cell table:style-name="Tableau139.L5" office:value-type="string">
            <text:p text:style-name="P4"/>
          </table:table-cell>
        </table:table-row>
        <table:table-row table:style-name="Tableau139.6">
          <table:table-cell table:style-name="Tableau139.A2" office:value-type="string">
            <text:p text:style-name="P4"/>
          </table:table-cell>
          <table:table-cell table:style-name="Tableau139.B2" office:value-type="string">
            <text:p text:style-name="P4">autres</text:p>
            <text:p text:style-name="P2"/>
          </table:table-cell>
          <table:table-cell table:style-name="Tableau139.B2" table:number-columns-spanned="3" office:value-type="string">
            <text:p text:style-name="P26"/>
          </table:table-cell>
          <table:covered-table-cell/>
          <table:covered-table-cell/>
          <table:table-cell table:style-name="Tableau139.A2" office:value-type="string">
            <text:p text:style-name="P4"/>
          </table:table-cell>
          <table:table-cell table:style-name="Tableau139.A2" office:value-type="string">
            <text:p text:style-name="P4"/>
          </table:table-cell>
          <table:table-cell table:style-name="Tableau139.H6" office:value-type="string">
            <text:p text:style-name="P4">autres</text:p>
          </table:table-cell>
          <table:table-cell table:style-name="Tableau139.H6" table:number-columns-spanned="3" office:value-type="string">
            <text:p text:style-name="P4"/>
          </table:table-cell>
          <table:covered-table-cell/>
          <table:covered-table-cell/>
          <table:table-cell table:style-name="Tableau139.L2" office:value-type="string">
            <text:p text:style-name="P4"/>
          </table:table-cell>
        </table:table-row>
        <table:table-row table:style-name="Tableau139.6">
          <table:table-cell table:style-name="Tableau139.A2" office:value-type="string">
            <text:p text:style-name="P4"/>
          </table:table-cell>
          <table:table-cell table:style-name="Tableau139.A2" table:number-columns-spanned="4" office:value-type="string">
            <text:p text:style-name="P4">type de table d’hôtes : th1</text:p>
          </table:table-cell>
          <table:covered-table-cell/>
          <table:covered-table-cell/>
          <table:covered-table-cell/>
          <table:table-cell table:style-name="Tableau139.A2" office:value-type="string">
            <text:p text:style-name="P4"/>
          </table:table-cell>
          <table:table-cell table:style-name="Tableau139.A2" office:value-type="string">
            <text:p text:style-name="P4"/>
          </table:table-cell>
          <table:table-cell table:style-name="Tableau139.A2" table:number-columns-spanned="4" office:value-type="string">
            <text:p text:style-name="P4">Type de table d’hôtes :</text:p>
          </table:table-cell>
          <table:covered-table-cell/>
          <table:covered-table-cell/>
          <table:covered-table-cell/>
          <table:table-cell table:style-name="Tableau139.L2" office:value-type="string">
            <text:p text:style-name="P4"/>
          </table:table-cell>
        </table:table-row>
        <table:table-row table:style-name="Tableau139.6">
          <table:table-cell>
            <table:table table:is-sub-table="true">
              <table:table-column table:style-name="Tableau139.A"/>
              <table:table-row table:style-name="Tableau139.6">
                <table:table-cell table:style-name="Tableau139.A2" office:value-type="string">
                  <text:p text:style-name="P4"/>
                </table:table-cell>
              </table:table-row>
              <table:table-row table:style-name="Tableau139.6">
                <table:table-cell table:style-name="Tableau139.A2" office:value-type="string">
                  <text:p text:style-name="P4"/>
                </table:table-cell>
              </table:table-row>
              <table:table-row table:style-name="Tableau139.6">
                <table:table-cell table:style-name="Tableau139.A2" office:value-type="string">
                  <text:p text:style-name="P4"/>
                </table:table-cell>
              </table:table-row>
            </table:table>
          </table:table-cell>
          <table:table-cell table:style-name="Tableau139.B2" table:number-columns-spanned="4" office:value-type="string">
            <text:p text:style-name="P4"/>
          </table:table-cell>
          <table:covered-table-cell/>
          <table:covered-table-cell/>
          <table:covered-table-cell/>
          <table:table-cell table:number-columns-spanned="7">
            <table:table table:is-sub-table="true">
              <table:table-column table:style-name="Tableau139.F" table:number-columns-repeated="2"/>
              <table:table-column table:style-name="Tableau139.F8.3"/>
              <table:table-column table:style-name="Tableau139.L"/>
              <table:table-row table:style-name="Tableau139.6">
                <table:table-cell table:style-name="Tableau139.A2" office:value-type="string">
                  <text:p text:style-name="P4"/>
                </table:table-cell>
                <table:table-cell table:style-name="Tableau139.A2" office:value-type="string">
                  <text:p text:style-name="P4"/>
                </table:table-cell>
                <table:table-cell table:style-name="Tableau139.A2" office:value-type="string">
                  <text:p text:style-name="P32"><text:span text:style-name="T16"></text:span><text:span text:style-name="T2"> <text:s/>assiette gourmande</text:span></text:p>
                </table:table-cell>
                <table:table-cell table:style-name="Tableau139.L2" office:value-type="string">
                  <text:p text:style-name="P4"/>
                </table:table-cell>
              </table:table-row>
              <table:table-row table:style-name="Tableau139.6">
                <table:table-cell table:style-name="Tableau139.A2" office:value-type="string">
                  <text:p text:style-name="P4"/>
                </table:table-cell>
                <table:table-cell table:style-name="Tableau139.A2" office:value-type="string">
                  <text:p text:style-name="P4"/>
                </table:table-cell>
                <table:table-cell table:style-name="Tableau139.A2" office:value-type="string">
                  <text:p text:style-name="P32"><text:span text:style-name="T16"></text:span><text:span text:style-name="T2"> <text:s/>repas familial</text:span></text:p>
                </table:table-cell>
                <table:table-cell table:style-name="Tableau139.L2" office:value-type="string">
                  <text:p text:style-name="P4"/>
                </table:table-cell>
              </table:table-row>
              <table:table-row table:style-name="Tableau139.6">
                <table:table-cell table:style-name="Tableau139.A2" office:value-type="string">
                  <text:p text:style-name="P4"/>
                </table:table-cell>
                <table:table-cell table:style-name="Tableau139.A2" office:value-type="string">
                  <text:p text:style-name="P4"/>
                </table:table-cell>
                <table:table-cell table:style-name="Tableau139.B2" office:value-type="string">
                  <text:p text:style-name="P32"><text:span text:style-name="T16"></text:span><text:span text:style-name="T2"> <text:s/>menu gastronomique</text:span></text:p>
                </table:table-cell>
                <table:table-cell table:style-name="Tableau139.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139.6">
          <table:table-cell table:style-name="Tableau139.A2" office:value-type="string">
            <text:p text:style-name="P4"/>
          </table:table-cell>
          <table:table-cell table:style-name="Tableau139.B2" table:number-columns-spanned="4" office:value-type="string">
            <text:p text:style-name="P4">taxe de séjour : non</text:p>
          </table:table-cell>
          <table:covered-table-cell/>
          <table:covered-table-cell/>
          <table:covered-table-cell/>
          <table:table-cell table:style-name="Tableau139.A2" office:value-type="string">
            <text:p text:style-name="P4"/>
          </table:table-cell>
          <table:table-cell table:style-name="Tableau139.A2" office:value-type="string">
            <text:p text:style-name="P4"/>
          </table:table-cell>
          <table:table-cell table:style-name="Tableau139.B2" table:number-columns-spanned="4" office:value-type="string">
            <text:p text:style-name="P4">taxe de séjour : <text:s/>….. par</text:p>
          </table:table-cell>
          <table:covered-table-cell/>
          <table:covered-table-cell/>
          <table:covered-table-cell/>
          <table:table-cell table:style-name="Tableau139.L2" office:value-type="string">
            <text:p text:style-name="P4"/>
          </table:table-cell>
        </table:table-row>
        <table:table-row table:style-name="Tableau139.1">
          <table:table-cell table:style-name="Tableau139.B2" office:value-type="string">
            <text:p text:style-name="P4"/>
          </table:table-cell>
          <table:table-cell table:style-name="Tableau139.E5" office:value-type="string">
            <text:p text:style-name="P4"/>
          </table:table-cell>
          <table:table-cell table:style-name="Tableau139.E5" office:value-type="string">
            <text:p text:style-name="P4"/>
          </table:table-cell>
          <table:table-cell table:style-name="Tableau139.E5" office:value-type="string">
            <text:p text:style-name="P4"/>
          </table:table-cell>
          <table:table-cell table:style-name="Tableau139.E5" office:value-type="string">
            <text:p text:style-name="P4"/>
          </table:table-cell>
          <table:table-cell table:style-name="Tableau139.E5" office:value-type="string">
            <text:p text:style-name="P4"/>
          </table:table-cell>
          <table:table-cell table:style-name="Tableau139.E5" office:value-type="string">
            <text:p text:style-name="P4"/>
          </table:table-cell>
          <table:table-cell table:style-name="Tableau139.E5" office:value-type="string">
            <text:p text:style-name="P4"/>
          </table:table-cell>
          <table:table-cell table:style-name="Tableau139.E5" office:value-type="string">
            <text:p text:style-name="P4"/>
          </table:table-cell>
          <table:table-cell table:style-name="Tableau139.E5" office:value-type="string">
            <text:p text:style-name="P4"/>
          </table:table-cell>
          <table:table-cell table:style-name="Tableau139.E5" office:value-type="string">
            <text:p text:style-name="P4"/>
          </table:table-cell>
          <table:table-cell table:style-name="Tableau139.L10" office:value-type="string">
            <text:p text:style-name="P4"/>
          </table:table-cell>
        </table:table-row>
      </table:table>
      <text:p text:style-name="P30">8. <text:s/>composition de l’hébergement</text:p>
      <table:table table:name="Tableau140" table:style-name="Tableau140">
        <table:table-column table:style-name="Tableau140.A"/>
        <table:table-column table:style-name="Tableau140.B"/>
        <table:table-row table:style-name="Tableau140.1">
          <table:table-cell table:style-name="Tableau140.A1" office:value-type="string">
            <text:p text:style-name="P4">Points forts : au bord des champs, isolé, sur 2 niveaux</text:p>
            <text:p text:style-name="P21"/>
            <text:p text:style-name="P2"/>
          </table:table-cell>
          <table:table-cell table:style-name="Tableau140.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140.1">
          <table:table-cell table:style-name="Tableau140.A2" office:value-type="string">
            <text:p text:style-name="P4">Distribution : rez : 1 ch.(2x2p., sdd, wc). 1er ét. : 1 ch.(1x2p., sdb, wc), 1 ch.(1x2p., sdd, wc), chauffage central. jardin : terrasse, jeux, parking, garage vélo/moto.</text:p>
            <text:p text:style-name="P28"/>
          </table:table-cell>
          <table:table-cell table:style-name="Tableau140.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140.1">
          <table:table-cell table:style-name="Tableau140.A2" office:value-type="string">
            <text:p text:style-name="P4">Pictogrammes de confort :</text:p>
            <text:p text:style-name="P5">Lit 1 pers. : 0</text:p>
            <text:p text:style-name="P5">Lit 2 pers. : 4</text:p>
            <text:p text:style-name="P5">Lit superposé (1 lit = 2 pers.)  : 0</text:p>
            <text:p text:style-name="P33"><text:span text:style-name="T2">Lit bébé : 0</text:span></text:p>
            <text:p text:style-name="P5"/>
            <text:p text:style-name="P23">tv : oui</text:p>
            <text:p text:style-name="P5">feu ouvert/cassette : </text:p>
            <text:p text:style-name="P5">accès-internet : </text:p>
            <text:p text:style-name="P5"/>
          </table:table-cell>
          <table:table-cell table:style-name="Tableau140.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141" table:style-name="Tableau141">
        <table:table-column table:style-name="Tableau141.A"/>
        <table:table-column table:style-name="Tableau141.B"/>
        <table:table-row table:style-name="Tableau141.1">
          <table:table-cell table:style-name="Tableau141.A1" office:value-type="string">
            <text:p text:style-name="P4">Trois chambres décorées avec goût aménagées dans une ancienne ferme restaurée située à la sortie du village, avec vue sur les champs et les forêts.</text:p>
            <text:p text:style-name="P2"/>
          </table:table-cell>
          <table:table-cell table:style-name="Tableau141.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142" table:style-name="Tableau142">
        <table:table-column table:style-name="Tableau142.A"/>
        <table:table-column table:style-name="Tableau142.B"/>
        <table:table-row table:style-name="Tableau142.1">
          <table:table-cell table:style-name="Tableau142.A1" office:value-type="string">
            <text:p text:style-name="P4"/>
            <text:p text:style-name="P2">Réservation via Belsud : </text:p>
            <text:p text:style-name="P2"/>
          </table:table-cell>
          <table:table-cell table:style-name="Tableau142.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143" table:style-name="Tableau143">
        <table:table-column table:style-name="Tableau143.A"/>
        <table:table-column table:style-name="Tableau143.B"/>
        <table:table-row table:style-name="Tableau143.1">
          <table:table-cell table:style-name="Tableau143.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143.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144" table:style-name="Tableau144">
        <table:table-column table:style-name="Tableau144.A"/>
        <table:table-column table:style-name="Tableau144.B"/>
        <table:table-row table:style-name="Tableau144.1">
          <table:table-cell table:style-name="Tableau144.A1" office:value-type="string">
            <text:p text:style-name="P71"/>
          </table:table-cell>
          <table:table-cell table:style-name="Tableau144.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145" table:style-name="Tableau145">
        <table:table-column table:style-name="Tableau145.A"/>
        <table:table-column table:style-name="Tableau145.B"/>
        <table:table-column table:style-name="Tableau145.C"/>
        <table:table-row table:style-name="Tableau145.1">
          <table:table-cell table:style-name="Tableau145.A1" table:number-columns-spanned="3" office:value-type="string">
            <text:p text:style-name="P4">Reçu le :</text:p>
            <text:p text:style-name="P2"/>
          </table:table-cell>
          <table:covered-table-cell/>
          <table:covered-table-cell/>
        </table:table-row>
        <table:table-row table:style-name="Tableau145.2">
          <table:table-cell table:style-name="Tableau145.A2" office:value-type="string">
            <text:p text:style-name="P4">Encodage :</text:p>
            <text:p text:style-name="P2"/>
          </table:table-cell>
          <table:table-cell table:style-name="Tableau145.A2" office:value-type="string">
            <text:p text:style-name="P32"><text:span text:style-name="T6">pk-heb : 202</text:span></text:p>
          </table:table-cell>
          <table:table-cell table:style-name="Tableau145.C2" office:value-type="string">
            <text:p text:style-name="P22">pk-membre : 434</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146" table:style-name="Tableau146">
        <table:table-column table:style-name="Tableau146.A"/>
        <table:table-column table:style-name="Tableau146.B"/>
        <table:table-row table:style-name="Tableau146.1">
          <table:table-cell table:style-name="Tableau146.A1" office:value-type="string">
            <text:p text:style-name="P4">photo</text:p>
          </table:table-cell>
          <table:table-cell table:style-name="Tableau146.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202</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147" table:style-name="Tableau147">
        <table:table-column table:style-name="Tableau147.A"/>
        <table:table-column table:style-name="Tableau147.B"/>
        <table:table-row table:style-name="Tableau147.1">
          <table:table-cell table:style-name="Tableau147.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9</text:span></text:p>
            <text:p text:style-name="P5"/>
            <text:p text:style-name="P5">nombre total de chambres : 5</text:p>
          </table:table-cell>
          <table:table-cell table:style-name="Tableau147.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148" table:style-name="Tableau148">
        <table:table-column table:style-name="Tableau148.A"/>
        <table:table-column table:style-name="Tableau148.B"/>
        <table:table-row table:style-name="Tableau148.1">
          <table:table-cell table:style-name="Tableau148.A1" office:value-type="string">
            <text:p text:style-name="P4">prénom et nom :</text:p>
            <text:p text:style-name="P2">Sander et Diane SMIT SPRONG</text:p>
            <text:p text:style-name="P2"/>
            <text:p text:style-name="P1"><text:span text:style-name="T2">tél. : 080 21 62 15</text:span></text:p>
            <text:p text:style-name="P2"/>
            <text:p text:style-name="P1"><text:span text:style-name="T2">gsm : </text:span></text:p>
            <text:p text:style-name="P2"/>
            <text:p text:style-name="P1"><text:span text:style-name="T2">fax : </text:span></text:p>
            <text:p text:style-name="P2"/>
            <text:p text:style-name="P2">adresse e-mail : </text:p>
            <text:p text:style-name="P2">villastavelot@belgacom.net</text:p>
            <text:p text:style-name="P2"/>
            <text:p text:style-name="P2">site internet personnel :</text:p>
            <text:p text:style-name="P2"/>
            <text:p text:style-name="P2"/>
            <text:p text:style-name="P2">langues parlées :</text:p>
            <text:p text:style-name="P28">FR - NL - EN- D - SP</text:p>
            <text:p text:style-name="P2"/>
          </table:table-cell>
          <table:table-cell table:style-name="Tableau148.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149" table:style-name="Tableau149">
        <table:table-column table:style-name="Tableau149.A"/>
        <table:table-column table:style-name="Tableau149.B"/>
        <table:table-row table:style-name="Tableau149.1">
          <table:table-cell table:style-name="Tableau149.A1" office:value-type="string">
            <text:p text:style-name="P4">nom de l’hébergement :</text:p>
            <text:p text:style-name="P2">Villa Stavelot</text:p>
            <text:p text:style-name="P2"/>
            <text:p text:style-name="P2">rue :</text:p>
            <text:p text:style-name="P2">route de Somagne, 5</text:p>
            <text:p text:style-name="P2"/>
            <text:p text:style-name="P2">code postal : 4970 Stavelot</text:p>
            <text:p text:style-name="P2">localité pour la communication :</text:p>
            <text:p text:style-name="P24">Stavelot</text:p>
            <text:p text:style-name="P2"/>
          </table:table-cell>
          <table:table-cell table:style-name="Tableau149.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150" table:style-name="Tableau150">
        <table:table-column table:style-name="Tableau150.A"/>
        <table:table-column table:style-name="Tableau150.B"/>
        <table:table-row table:style-name="Tableau150.1">
          <table:table-cell table:style-name="Tableau150.A1" office:value-type="string">
            <text:p text:style-name="P4"/>
            <text:p text:style-name="P2"/>
            <text:p text:style-name="P33"><text:span text:style-name="T2">tennis : </text:span></text:p>
            <text:p text:style-name="P5">sports nautiques : </text:p>
            <text:p text:style-name="P23">ski : 4.0</text:p>
            <text:p text:style-name="P5">randonnées balisées : 0.0</text:p>
            <text:p text:style-name="P5">piscine : <text:tab/></text:p>
            <text:p text:style-name="P5">pêche : 0.4<text:tab/></text:p>
            <text:p text:style-name="P5">équitation : </text:p>
            <text:p text:style-name="P5">vélos à disposition : 0.0</text:p>
            <text:p text:style-name="P5">circuit v.t.t. : 0.0</text:p>
            <text:p text:style-name="P5">ravel : <text:tab/></text:p>
            <text:p text:style-name="P2"/>
          </table:table-cell>
          <table:table-cell table:style-name="Tableau150.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151" table:style-name="Tableau151">
        <table:table-column table:style-name="Tableau151.A"/>
        <table:table-column table:style-name="Tableau151.B"/>
        <table:table-row table:style-name="Tableau151.1">
          <table:table-cell table:style-name="Tableau151.A1" office:value-type="string">
            <text:p text:style-name="P4"/>
            <text:p text:style-name="P5">commerces : 0.4</text:p>
            <text:p text:style-name="P5">restaurant : 0.4</text:p>
            <text:p text:style-name="P5">gare : 5.0</text:p>
            <text:p text:style-name="P5"/>
            <text:p text:style-name="P5">animaux domestiques admis : oui</text:p>
            <text:p text:style-name="P5">hébergement fumeur : oui</text:p>
          </table:table-cell>
          <table:table-cell table:style-name="Tableau151.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152" table:style-name="Tableau152">
        <table:table-column table:style-name="Tableau152.A"/>
        <table:table-column table:style-name="Tableau152.B"/>
        <table:table-column table:style-name="Tableau152.C" table:number-columns-repeated="3"/>
        <table:table-column table:style-name="Tableau152.F" table:number-columns-repeated="2"/>
        <table:table-column table:style-name="Tableau152.B"/>
        <table:table-column table:style-name="Tableau152.I"/>
        <table:table-column table:style-name="Tableau152.J"/>
        <table:table-column table:style-name="Tableau152.K"/>
        <table:table-column table:style-name="Tableau152.L"/>
        <table:table-row table:style-name="Tableau152.1">
          <table:table-cell table:style-name="Tableau152.A1" office:value-type="string">
            <text:p text:style-name="P4"/>
          </table:table-cell>
          <table:table-cell table:style-name="Tableau152.B1" office:value-type="string">
            <text:p text:style-name="P4"/>
          </table:table-cell>
          <table:table-cell table:style-name="Tableau152.B1" office:value-type="string">
            <text:p text:style-name="P4"/>
          </table:table-cell>
          <table:table-cell table:style-name="Tableau152.B1" office:value-type="string">
            <text:p text:style-name="P4"/>
          </table:table-cell>
          <table:table-cell table:style-name="Tableau152.B1" office:value-type="string">
            <text:p text:style-name="P4"/>
          </table:table-cell>
          <table:table-cell table:style-name="Tableau152.F1" office:value-type="string">
            <text:p text:style-name="P4"/>
          </table:table-cell>
          <table:table-cell table:style-name="Tableau152.A1" office:value-type="string">
            <text:p text:style-name="P4"/>
          </table:table-cell>
          <table:table-cell table:style-name="Tableau152.B1" office:value-type="string">
            <text:p text:style-name="P4"/>
          </table:table-cell>
          <table:table-cell table:style-name="Tableau152.B1" office:value-type="string">
            <text:p text:style-name="P4"/>
          </table:table-cell>
          <table:table-cell table:style-name="Tableau152.B1" office:value-type="string">
            <text:p text:style-name="P4"/>
          </table:table-cell>
          <table:table-cell table:style-name="Tableau152.B1" office:value-type="string">
            <text:p text:style-name="P4"/>
          </table:table-cell>
          <table:table-cell table:style-name="Tableau152.L1" office:value-type="string">
            <text:p text:style-name="P4"/>
          </table:table-cell>
        </table:table-row>
        <table:table-row table:style-name="Tableau152.1">
          <table:table-cell table:style-name="Tableau152.A2" office:value-type="string">
            <text:p text:style-name="P4"/>
          </table:table-cell>
          <table:table-cell table:style-name="Tableau152.B2" office:value-type="string">
            <text:p text:style-name="P4"/>
          </table:table-cell>
          <table:table-cell table:style-name="Tableau152.B2" office:value-type="string">
            <text:p text:style-name="P4">1 p.</text:p>
          </table:table-cell>
          <table:table-cell table:style-name="Tableau152.B2" office:value-type="string">
            <text:p text:style-name="P4">2 p.</text:p>
          </table:table-cell>
          <table:table-cell table:style-name="Tableau152.B2" office:value-type="string">
            <text:p text:style-name="P32"><text:span text:style-name="T2">3</text:span><text:span text:style-name="T22">ième</text:span><text:span text:style-name="T2"> p.</text:span></text:p>
          </table:table-cell>
          <table:table-cell table:style-name="Tableau152.A2" office:value-type="string">
            <text:p text:style-name="P4"/>
          </table:table-cell>
          <table:table-cell table:style-name="Tableau152.A2" office:value-type="string">
            <text:p text:style-name="P4"/>
          </table:table-cell>
          <table:table-cell table:style-name="Tableau152.B2" office:value-type="string">
            <text:p text:style-name="P4"/>
          </table:table-cell>
          <table:table-cell table:style-name="Tableau152.B2" office:value-type="string">
            <text:p text:style-name="P4">1 p.</text:p>
          </table:table-cell>
          <table:table-cell table:style-name="Tableau152.B2" office:value-type="string">
            <text:p text:style-name="P4">2 p.</text:p>
          </table:table-cell>
          <table:table-cell table:style-name="Tableau152.B2" office:value-type="string">
            <text:p text:style-name="P32"><text:span text:style-name="T2">3</text:span><text:span text:style-name="T22">ième</text:span><text:span text:style-name="T2"> p.</text:span></text:p>
          </table:table-cell>
          <table:table-cell table:style-name="Tableau152.L2" office:value-type="string">
            <text:p text:style-name="P4"/>
          </table:table-cell>
        </table:table-row>
        <table:table-row table:style-name="Tableau152.1">
          <table:table-cell table:style-name="Tableau152.A2" office:value-type="string">
            <text:p text:style-name="P4"/>
          </table:table-cell>
          <table:table-cell table:style-name="Tableau152.B2" office:value-type="string">
            <text:p text:style-name="P4">1 nuit + pt. déj.</text:p>
          </table:table-cell>
          <table:table-cell table:style-name="Tableau152.B2" office:value-type="string">
            <text:p text:style-name="P4">70.00/80.00</text:p>
          </table:table-cell>
          <table:table-cell table:style-name="Tableau152.B2" office:value-type="string">
            <text:p text:style-name="P4">70.00/85.00</text:p>
          </table:table-cell>
          <table:table-cell table:style-name="Tableau152.B2" office:value-type="string">
            <text:p text:style-name="P4">25.00</text:p>
          </table:table-cell>
          <table:table-cell table:style-name="Tableau152.A2" office:value-type="string">
            <text:p text:style-name="P4"/>
          </table:table-cell>
          <table:table-cell table:style-name="Tableau152.A2" office:value-type="string">
            <text:p text:style-name="P4"/>
          </table:table-cell>
          <table:table-cell table:style-name="Tableau152.B2" office:value-type="string">
            <text:p text:style-name="P4">1 nuit + pt. déj.</text:p>
          </table:table-cell>
          <table:table-cell table:style-name="Tableau152.B2" office:value-type="string">
            <text:p text:style-name="P4"/>
          </table:table-cell>
          <table:table-cell table:style-name="Tableau152.B2" office:value-type="string">
            <text:p text:style-name="P4"/>
          </table:table-cell>
          <table:table-cell table:style-name="Tableau152.B2" office:value-type="string">
            <text:p text:style-name="P4"/>
          </table:table-cell>
          <table:table-cell table:style-name="Tableau152.L2" office:value-type="string">
            <text:p text:style-name="P4"/>
          </table:table-cell>
        </table:table-row>
        <table:table-row table:style-name="Tableau152.1">
          <table:table-cell table:style-name="Tableau152.A2" office:value-type="string">
            <text:p text:style-name="P4"/>
          </table:table-cell>
          <table:table-cell table:style-name="Tableau152.B2" office:value-type="string">
            <text:p text:style-name="P4">réduction si pas de pt. déjeuner</text:p>
          </table:table-cell>
          <table:table-cell table:style-name="Tableau152.B2" office:value-type="string">
            <text:p text:style-name="P4"/>
          </table:table-cell>
          <table:table-cell table:style-name="Tableau152.B2" office:value-type="string">
            <text:p text:style-name="P4"/>
          </table:table-cell>
          <table:table-cell table:style-name="Tableau152.B2" office:value-type="string">
            <text:p text:style-name="P4"/>
          </table:table-cell>
          <table:table-cell table:style-name="Tableau152.A2" office:value-type="string">
            <text:p text:style-name="P4"/>
          </table:table-cell>
          <table:table-cell table:style-name="Tableau152.A2" office:value-type="string">
            <text:p text:style-name="P4"/>
          </table:table-cell>
          <table:table-cell table:style-name="Tableau152.B2" office:value-type="string">
            <text:p text:style-name="P4">réduction si pas de pt. déjeuner</text:p>
          </table:table-cell>
          <table:table-cell table:style-name="Tableau152.B2" office:value-type="string">
            <text:p text:style-name="P4"/>
          </table:table-cell>
          <table:table-cell table:style-name="Tableau152.B2" office:value-type="string">
            <text:p text:style-name="P4"/>
          </table:table-cell>
          <table:table-cell table:style-name="Tableau152.B2" office:value-type="string">
            <text:p text:style-name="P4"/>
          </table:table-cell>
          <table:table-cell table:style-name="Tableau152.L2" office:value-type="string">
            <text:p text:style-name="P4"/>
          </table:table-cell>
        </table:table-row>
        <table:table-row table:style-name="Tableau152.1">
          <table:table-cell table:style-name="Tableau152.A2" office:value-type="string">
            <text:p text:style-name="P4"/>
          </table:table-cell>
          <table:table-cell table:style-name="Tableau152.B2" office:value-type="string">
            <text:p text:style-name="P4">table d’hôtes</text:p>
          </table:table-cell>
          <table:table-cell table:style-name="Tableau152.B2" office:value-type="string">
            <text:p text:style-name="P55">19.00</text:p>
          </table:table-cell>
          <table:table-cell table:style-name="Tableau152.B2" office:value-type="string">
            <text:p text:style-name="P55"/>
          </table:table-cell>
          <table:table-cell table:style-name="Tableau152.E5" office:value-type="string">
            <text:p text:style-name="P4"/>
          </table:table-cell>
          <table:table-cell table:style-name="Tableau152.A2" office:value-type="string">
            <text:p text:style-name="P4"/>
          </table:table-cell>
          <table:table-cell table:style-name="Tableau152.A2" office:value-type="string">
            <text:p text:style-name="P4"/>
          </table:table-cell>
          <table:table-cell table:style-name="Tableau152.A2" office:value-type="string">
            <text:p text:style-name="P4">table d’hôtes</text:p>
          </table:table-cell>
          <table:table-cell table:style-name="Tableau152.A2" office:value-type="string">
            <text:p text:style-name="P10">/p.</text:p>
          </table:table-cell>
          <table:table-cell table:style-name="Tableau152.A2" office:value-type="string">
            <text:p text:style-name="P4"/>
          </table:table-cell>
          <table:table-cell table:style-name="Tableau152.K5" office:value-type="string">
            <text:p text:style-name="P4"/>
          </table:table-cell>
          <table:table-cell table:style-name="Tableau152.L5" office:value-type="string">
            <text:p text:style-name="P4"/>
          </table:table-cell>
        </table:table-row>
        <table:table-row table:style-name="Tableau152.6">
          <table:table-cell table:style-name="Tableau152.A2" office:value-type="string">
            <text:p text:style-name="P4"/>
          </table:table-cell>
          <table:table-cell table:style-name="Tableau152.B2" office:value-type="string">
            <text:p text:style-name="P4">autres</text:p>
            <text:p text:style-name="P2"/>
          </table:table-cell>
          <table:table-cell table:style-name="Tableau152.B2" table:number-columns-spanned="3" office:value-type="string">
            <text:p text:style-name="P26"/>
          </table:table-cell>
          <table:covered-table-cell/>
          <table:covered-table-cell/>
          <table:table-cell table:style-name="Tableau152.A2" office:value-type="string">
            <text:p text:style-name="P4"/>
          </table:table-cell>
          <table:table-cell table:style-name="Tableau152.A2" office:value-type="string">
            <text:p text:style-name="P4"/>
          </table:table-cell>
          <table:table-cell table:style-name="Tableau152.H6" office:value-type="string">
            <text:p text:style-name="P4">autres</text:p>
          </table:table-cell>
          <table:table-cell table:style-name="Tableau152.H6" table:number-columns-spanned="3" office:value-type="string">
            <text:p text:style-name="P4"/>
          </table:table-cell>
          <table:covered-table-cell/>
          <table:covered-table-cell/>
          <table:table-cell table:style-name="Tableau152.L2" office:value-type="string">
            <text:p text:style-name="P4"/>
          </table:table-cell>
        </table:table-row>
        <table:table-row table:style-name="Tableau152.6">
          <table:table-cell table:style-name="Tableau152.A2" office:value-type="string">
            <text:p text:style-name="P4"/>
          </table:table-cell>
          <table:table-cell table:style-name="Tableau152.A2" table:number-columns-spanned="4" office:value-type="string">
            <text:p text:style-name="P4">type de table d’hôtes : th3</text:p>
          </table:table-cell>
          <table:covered-table-cell/>
          <table:covered-table-cell/>
          <table:covered-table-cell/>
          <table:table-cell table:style-name="Tableau152.A2" office:value-type="string">
            <text:p text:style-name="P4"/>
          </table:table-cell>
          <table:table-cell table:style-name="Tableau152.A2" office:value-type="string">
            <text:p text:style-name="P4"/>
          </table:table-cell>
          <table:table-cell table:style-name="Tableau152.A2" table:number-columns-spanned="4" office:value-type="string">
            <text:p text:style-name="P4">Type de table d’hôtes :</text:p>
          </table:table-cell>
          <table:covered-table-cell/>
          <table:covered-table-cell/>
          <table:covered-table-cell/>
          <table:table-cell table:style-name="Tableau152.L2" office:value-type="string">
            <text:p text:style-name="P4"/>
          </table:table-cell>
        </table:table-row>
        <table:table-row table:style-name="Tableau152.6">
          <table:table-cell>
            <table:table table:is-sub-table="true">
              <table:table-column table:style-name="Tableau152.A"/>
              <table:table-row table:style-name="Tableau152.6">
                <table:table-cell table:style-name="Tableau152.A2" office:value-type="string">
                  <text:p text:style-name="P4"/>
                </table:table-cell>
              </table:table-row>
              <table:table-row table:style-name="Tableau152.6">
                <table:table-cell table:style-name="Tableau152.A2" office:value-type="string">
                  <text:p text:style-name="P4"/>
                </table:table-cell>
              </table:table-row>
              <table:table-row table:style-name="Tableau152.6">
                <table:table-cell table:style-name="Tableau152.A2" office:value-type="string">
                  <text:p text:style-name="P4"/>
                </table:table-cell>
              </table:table-row>
            </table:table>
          </table:table-cell>
          <table:table-cell table:style-name="Tableau152.B2" table:number-columns-spanned="4" office:value-type="string">
            <text:p text:style-name="P4"/>
          </table:table-cell>
          <table:covered-table-cell/>
          <table:covered-table-cell/>
          <table:covered-table-cell/>
          <table:table-cell table:number-columns-spanned="7">
            <table:table table:is-sub-table="true">
              <table:table-column table:style-name="Tableau152.F" table:number-columns-repeated="2"/>
              <table:table-column table:style-name="Tableau152.F8.3"/>
              <table:table-column table:style-name="Tableau152.L"/>
              <table:table-row table:style-name="Tableau152.6">
                <table:table-cell table:style-name="Tableau152.A2" office:value-type="string">
                  <text:p text:style-name="P4"/>
                </table:table-cell>
                <table:table-cell table:style-name="Tableau152.A2" office:value-type="string">
                  <text:p text:style-name="P4"/>
                </table:table-cell>
                <table:table-cell table:style-name="Tableau152.A2" office:value-type="string">
                  <text:p text:style-name="P32"><text:span text:style-name="T16"></text:span><text:span text:style-name="T2"> <text:s/>assiette gourmande</text:span></text:p>
                </table:table-cell>
                <table:table-cell table:style-name="Tableau152.L2" office:value-type="string">
                  <text:p text:style-name="P4"/>
                </table:table-cell>
              </table:table-row>
              <table:table-row table:style-name="Tableau152.6">
                <table:table-cell table:style-name="Tableau152.A2" office:value-type="string">
                  <text:p text:style-name="P4"/>
                </table:table-cell>
                <table:table-cell table:style-name="Tableau152.A2" office:value-type="string">
                  <text:p text:style-name="P4"/>
                </table:table-cell>
                <table:table-cell table:style-name="Tableau152.A2" office:value-type="string">
                  <text:p text:style-name="P32"><text:span text:style-name="T16"></text:span><text:span text:style-name="T2"> <text:s/>repas familial</text:span></text:p>
                </table:table-cell>
                <table:table-cell table:style-name="Tableau152.L2" office:value-type="string">
                  <text:p text:style-name="P4"/>
                </table:table-cell>
              </table:table-row>
              <table:table-row table:style-name="Tableau152.6">
                <table:table-cell table:style-name="Tableau152.A2" office:value-type="string">
                  <text:p text:style-name="P4"/>
                </table:table-cell>
                <table:table-cell table:style-name="Tableau152.A2" office:value-type="string">
                  <text:p text:style-name="P4"/>
                </table:table-cell>
                <table:table-cell table:style-name="Tableau152.B2" office:value-type="string">
                  <text:p text:style-name="P32"><text:span text:style-name="T16"></text:span><text:span text:style-name="T2"> <text:s/>menu gastronomique</text:span></text:p>
                </table:table-cell>
                <table:table-cell table:style-name="Tableau152.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152.6">
          <table:table-cell table:style-name="Tableau152.A2" office:value-type="string">
            <text:p text:style-name="P4"/>
          </table:table-cell>
          <table:table-cell table:style-name="Tableau152.B2" table:number-columns-spanned="4" office:value-type="string">
            <text:p text:style-name="P4">taxe de séjour : oui</text:p>
          </table:table-cell>
          <table:covered-table-cell/>
          <table:covered-table-cell/>
          <table:covered-table-cell/>
          <table:table-cell table:style-name="Tableau152.A2" office:value-type="string">
            <text:p text:style-name="P4"/>
          </table:table-cell>
          <table:table-cell table:style-name="Tableau152.A2" office:value-type="string">
            <text:p text:style-name="P4"/>
          </table:table-cell>
          <table:table-cell table:style-name="Tableau152.B2" table:number-columns-spanned="4" office:value-type="string">
            <text:p text:style-name="P4">taxe de séjour : <text:s/>….. par</text:p>
          </table:table-cell>
          <table:covered-table-cell/>
          <table:covered-table-cell/>
          <table:covered-table-cell/>
          <table:table-cell table:style-name="Tableau152.L2" office:value-type="string">
            <text:p text:style-name="P4"/>
          </table:table-cell>
        </table:table-row>
        <table:table-row table:style-name="Tableau152.1">
          <table:table-cell table:style-name="Tableau152.B2" office:value-type="string">
            <text:p text:style-name="P4"/>
          </table:table-cell>
          <table:table-cell table:style-name="Tableau152.E5" office:value-type="string">
            <text:p text:style-name="P4"/>
          </table:table-cell>
          <table:table-cell table:style-name="Tableau152.E5" office:value-type="string">
            <text:p text:style-name="P4"/>
          </table:table-cell>
          <table:table-cell table:style-name="Tableau152.E5" office:value-type="string">
            <text:p text:style-name="P4"/>
          </table:table-cell>
          <table:table-cell table:style-name="Tableau152.E5" office:value-type="string">
            <text:p text:style-name="P4"/>
          </table:table-cell>
          <table:table-cell table:style-name="Tableau152.E5" office:value-type="string">
            <text:p text:style-name="P4"/>
          </table:table-cell>
          <table:table-cell table:style-name="Tableau152.E5" office:value-type="string">
            <text:p text:style-name="P4"/>
          </table:table-cell>
          <table:table-cell table:style-name="Tableau152.E5" office:value-type="string">
            <text:p text:style-name="P4"/>
          </table:table-cell>
          <table:table-cell table:style-name="Tableau152.E5" office:value-type="string">
            <text:p text:style-name="P4"/>
          </table:table-cell>
          <table:table-cell table:style-name="Tableau152.E5" office:value-type="string">
            <text:p text:style-name="P4"/>
          </table:table-cell>
          <table:table-cell table:style-name="Tableau152.E5" office:value-type="string">
            <text:p text:style-name="P4"/>
          </table:table-cell>
          <table:table-cell table:style-name="Tableau152.L10" office:value-type="string">
            <text:p text:style-name="P4"/>
          </table:table-cell>
        </table:table-row>
      </table:table>
      <text:p text:style-name="P30">8. <text:s/>composition de l’hébergement</text:p>
      <table:table table:name="Tableau153" table:style-name="Tableau153">
        <table:table-column table:style-name="Tableau153.A"/>
        <table:table-column table:style-name="Tableau153.B"/>
        <table:table-row table:style-name="Tableau153.1">
          <table:table-cell table:style-name="Tableau153.A1" office:value-type="string">
            <text:p text:style-name="P4">Points forts : à l'orée de la forêt</text:p>
            <text:p text:style-name="P21"/>
            <text:p text:style-name="P2"/>
          </table:table-cell>
          <table:table-cell table:style-name="Tableau153.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153.1">
          <table:table-cell table:style-name="Tableau153.A2" office:value-type="string">
            <text:p text:style-name="P4">Distribution : 1er ét.: 2 ch.(1x2p., sdd, wc), 1 ch. (1x2p., sdb, wc, suite), 1 ch.(1x1p., sdb, wc). 2e ét.: 1 ch.(1x2p., sdd, wc, suite), chauffage central. jardin: terrasse, jeux extérieurs, pétanque.</text:p>
            <text:p text:style-name="P28"/>
          </table:table-cell>
          <table:table-cell table:style-name="Tableau153.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153.1">
          <table:table-cell table:style-name="Tableau153.A2" office:value-type="string">
            <text:p text:style-name="P4">Pictogrammes de confort :</text:p>
            <text:p text:style-name="P5">Lit 1 pers. : 9</text:p>
            <text:p text:style-name="P5">Lit 2 pers. : 0</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153.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154" table:style-name="Tableau154">
        <table:table-column table:style-name="Tableau154.A"/>
        <table:table-column table:style-name="Tableau154.B"/>
        <table:table-row table:style-name="Tableau154.1">
          <table:table-cell table:style-name="Tableau154.A1" office:value-type="string">
            <text:p text:style-name="P4">Magnifique villa située dans un domaine privé de 8 ha, offrant une vue splendide sur la vallée de l'Amblève. Idéal pour les amateurs de calme et de promenade, l'endroit est entouré de bois. 5 chambres spacieuses aménagées avec goût, terrasse, jardin. A proximité du GR 5, 1 km de Stavelot centre.</text:p>
            <text:p text:style-name="P2"/>
          </table:table-cell>
          <table:table-cell table:style-name="Tableau154.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155" table:style-name="Tableau155">
        <table:table-column table:style-name="Tableau155.A"/>
        <table:table-column table:style-name="Tableau155.B"/>
        <table:table-row table:style-name="Tableau155.1">
          <table:table-cell table:style-name="Tableau155.A1" office:value-type="string">
            <text:p text:style-name="P4"/>
            <text:p text:style-name="P2">Réservation via Belsud : </text:p>
            <text:p text:style-name="P2"/>
          </table:table-cell>
          <table:table-cell table:style-name="Tableau155.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156" table:style-name="Tableau156">
        <table:table-column table:style-name="Tableau156.A"/>
        <table:table-column table:style-name="Tableau156.B"/>
        <table:table-row table:style-name="Tableau156.1">
          <table:table-cell table:style-name="Tableau156.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156.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157" table:style-name="Tableau157">
        <table:table-column table:style-name="Tableau157.A"/>
        <table:table-column table:style-name="Tableau157.B"/>
        <table:table-row table:style-name="Tableau157.1">
          <table:table-cell table:style-name="Tableau157.A1" office:value-type="string">
            <text:p text:style-name="P71"/>
          </table:table-cell>
          <table:table-cell table:style-name="Tableau157.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158" table:style-name="Tableau158">
        <table:table-column table:style-name="Tableau158.A"/>
        <table:table-column table:style-name="Tableau158.B"/>
        <table:table-column table:style-name="Tableau158.C"/>
        <table:table-row table:style-name="Tableau158.1">
          <table:table-cell table:style-name="Tableau158.A1" table:number-columns-spanned="3" office:value-type="string">
            <text:p text:style-name="P4">Reçu le :</text:p>
            <text:p text:style-name="P2"/>
          </table:table-cell>
          <table:covered-table-cell/>
          <table:covered-table-cell/>
        </table:table-row>
        <table:table-row table:style-name="Tableau158.2">
          <table:table-cell table:style-name="Tableau158.A2" office:value-type="string">
            <text:p text:style-name="P4">Encodage :</text:p>
            <text:p text:style-name="P2"/>
          </table:table-cell>
          <table:table-cell table:style-name="Tableau158.A2" office:value-type="string">
            <text:p text:style-name="P32"><text:span text:style-name="T6">pk-heb : 229</text:span></text:p>
          </table:table-cell>
          <table:table-cell table:style-name="Tableau158.C2" office:value-type="string">
            <text:p text:style-name="P22">pk-membre : 562</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159" table:style-name="Tableau159">
        <table:table-column table:style-name="Tableau159.A"/>
        <table:table-column table:style-name="Tableau159.B"/>
        <table:table-row table:style-name="Tableau159.1">
          <table:table-cell table:style-name="Tableau159.A1" office:value-type="string">
            <text:p text:style-name="P4">photo</text:p>
          </table:table-cell>
          <table:table-cell table:style-name="Tableau159.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229</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160" table:style-name="Tableau160">
        <table:table-column table:style-name="Tableau160.A"/>
        <table:table-column table:style-name="Tableau160.B"/>
        <table:table-row table:style-name="Tableau160.1">
          <table:table-cell table:style-name="Tableau160.A1" office:value-type="string">
            <text:p text:style-name="P34"><text:span text:style-name="T2">classification (épis) : 2-3</text:span></text:p>
            <text:p text:style-name="P5"/>
            <text:p text:style-name="P5">type d’hébergement : Chambre d'hôtes</text:p>
            <text:p text:style-name="P25"/>
            <text:p text:style-name="P25"/>
            <text:p text:style-name="P25"/>
            <text:p text:style-name="P33"><text:span text:style-name="T2">capacité globale : 2/9</text:span></text:p>
            <text:p text:style-name="P5"/>
            <text:p text:style-name="P5">nombre total de chambres : 5</text:p>
          </table:table-cell>
          <table:table-cell table:style-name="Tableau160.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161" table:style-name="Tableau161">
        <table:table-column table:style-name="Tableau161.A"/>
        <table:table-column table:style-name="Tableau161.B"/>
        <table:table-row table:style-name="Tableau161.1">
          <table:table-cell table:style-name="Tableau161.A1" office:value-type="string">
            <text:p text:style-name="P4">prénom et nom :</text:p>
            <text:p text:style-name="P2">Manuelle <text:s/>BIERNAUX </text:p>
            <text:p text:style-name="P2"/>
            <text:p text:style-name="P1"><text:span text:style-name="T2">tél. : 081 21 06 38</text:span></text:p>
            <text:p text:style-name="P2"/>
            <text:p text:style-name="P1"><text:span text:style-name="T2">gsm : 0497 325 564</text:span></text:p>
            <text:p text:style-name="P2"/>
            <text:p text:style-name="P1"><text:span text:style-name="T2">fax : 081 21 06 38</text:span></text:p>
            <text:p text:style-name="P2"/>
            <text:p text:style-name="P2">adresse e-mail : </text:p>
            <text:p text:style-name="P2">manuelle.biernaux@scarlet.be</text:p>
            <text:p text:style-name="P2"/>
            <text:p text:style-name="P2">site internet personnel :</text:p>
            <text:p text:style-name="P2">www.thon-samson.be</text:p>
            <text:p text:style-name="P2"/>
            <text:p text:style-name="P2">langues parlées :</text:p>
            <text:p text:style-name="P28">FR - NL - EN</text:p>
            <text:p text:style-name="P2"/>
          </table:table-cell>
          <table:table-cell table:style-name="Tableau161.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162" table:style-name="Tableau162">
        <table:table-column table:style-name="Tableau162.A"/>
        <table:table-column table:style-name="Tableau162.B"/>
        <table:table-row table:style-name="Tableau162.1">
          <table:table-cell table:style-name="Tableau162.A1" office:value-type="string">
            <text:p text:style-name="P4">nom de l’hébergement :</text:p>
            <text:p text:style-name="P2">La Maison Couleurs, Nature</text:p>
            <text:p text:style-name="P2"/>
            <text:p text:style-name="P2">rue :</text:p>
            <text:p text:style-name="P2">rue du Try, 13</text:p>
            <text:p text:style-name="P2"/>
            <text:p text:style-name="P2">code postal : 5300 Andenne</text:p>
            <text:p text:style-name="P2">localité pour la communication :</text:p>
            <text:p text:style-name="P24">Thon-Samson</text:p>
            <text:p text:style-name="P2"/>
          </table:table-cell>
          <table:table-cell table:style-name="Tableau162.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163" table:style-name="Tableau163">
        <table:table-column table:style-name="Tableau163.A"/>
        <table:table-column table:style-name="Tableau163.B"/>
        <table:table-row table:style-name="Tableau163.1">
          <table:table-cell table:style-name="Tableau163.A1" office:value-type="string">
            <text:p text:style-name="P4"/>
            <text:p text:style-name="P2"/>
            <text:p text:style-name="P33"><text:span text:style-name="T2">tennis : </text:span></text:p>
            <text:p text:style-name="P5">sports nautiques : </text:p>
            <text:p text:style-name="P23">ski : </text:p>
            <text:p text:style-name="P5">randonnées balisées : 0.0</text:p>
            <text:p text:style-name="P5">piscine : 1.0<text:tab/></text:p>
            <text:p text:style-name="P5">pêche : <text:tab/></text:p>
            <text:p text:style-name="P5">équitation : 0.0</text:p>
            <text:p text:style-name="P5">vélos à disposition : 0.0</text:p>
            <text:p text:style-name="P5">circuit v.t.t. : 0.0</text:p>
            <text:p text:style-name="P5">ravel : 0.0<text:tab/></text:p>
            <text:p text:style-name="P2"/>
          </table:table-cell>
          <table:table-cell table:style-name="Tableau163.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164" table:style-name="Tableau164">
        <table:table-column table:style-name="Tableau164.A"/>
        <table:table-column table:style-name="Tableau164.B"/>
        <table:table-row table:style-name="Tableau164.1">
          <table:table-cell table:style-name="Tableau164.A1" office:value-type="string">
            <text:p text:style-name="P4"/>
            <text:p text:style-name="P5">commerces : 0.5</text:p>
            <text:p text:style-name="P5">restaurant : 0.0</text:p>
            <text:p text:style-name="P5">gare : 1.5</text:p>
            <text:p text:style-name="P5"/>
            <text:p text:style-name="P5">animaux domestiques admis : oui</text:p>
            <text:p text:style-name="P5">hébergement fumeur : oui</text:p>
          </table:table-cell>
          <table:table-cell table:style-name="Tableau164.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165" table:style-name="Tableau165">
        <table:table-column table:style-name="Tableau165.A"/>
        <table:table-column table:style-name="Tableau165.B"/>
        <table:table-column table:style-name="Tableau165.C" table:number-columns-repeated="3"/>
        <table:table-column table:style-name="Tableau165.F" table:number-columns-repeated="2"/>
        <table:table-column table:style-name="Tableau165.B"/>
        <table:table-column table:style-name="Tableau165.I"/>
        <table:table-column table:style-name="Tableau165.J"/>
        <table:table-column table:style-name="Tableau165.K"/>
        <table:table-column table:style-name="Tableau165.L"/>
        <table:table-row table:style-name="Tableau165.1">
          <table:table-cell table:style-name="Tableau165.A1" office:value-type="string">
            <text:p text:style-name="P4"/>
          </table:table-cell>
          <table:table-cell table:style-name="Tableau165.B1" office:value-type="string">
            <text:p text:style-name="P4"/>
          </table:table-cell>
          <table:table-cell table:style-name="Tableau165.B1" office:value-type="string">
            <text:p text:style-name="P4"/>
          </table:table-cell>
          <table:table-cell table:style-name="Tableau165.B1" office:value-type="string">
            <text:p text:style-name="P4"/>
          </table:table-cell>
          <table:table-cell table:style-name="Tableau165.B1" office:value-type="string">
            <text:p text:style-name="P4"/>
          </table:table-cell>
          <table:table-cell table:style-name="Tableau165.F1" office:value-type="string">
            <text:p text:style-name="P4"/>
          </table:table-cell>
          <table:table-cell table:style-name="Tableau165.A1" office:value-type="string">
            <text:p text:style-name="P4"/>
          </table:table-cell>
          <table:table-cell table:style-name="Tableau165.B1" office:value-type="string">
            <text:p text:style-name="P4"/>
          </table:table-cell>
          <table:table-cell table:style-name="Tableau165.B1" office:value-type="string">
            <text:p text:style-name="P4"/>
          </table:table-cell>
          <table:table-cell table:style-name="Tableau165.B1" office:value-type="string">
            <text:p text:style-name="P4"/>
          </table:table-cell>
          <table:table-cell table:style-name="Tableau165.B1" office:value-type="string">
            <text:p text:style-name="P4"/>
          </table:table-cell>
          <table:table-cell table:style-name="Tableau165.L1" office:value-type="string">
            <text:p text:style-name="P4"/>
          </table:table-cell>
        </table:table-row>
        <table:table-row table:style-name="Tableau165.1">
          <table:table-cell table:style-name="Tableau165.A2" office:value-type="string">
            <text:p text:style-name="P4"/>
          </table:table-cell>
          <table:table-cell table:style-name="Tableau165.B2" office:value-type="string">
            <text:p text:style-name="P4"/>
          </table:table-cell>
          <table:table-cell table:style-name="Tableau165.B2" office:value-type="string">
            <text:p text:style-name="P4">1 p.</text:p>
          </table:table-cell>
          <table:table-cell table:style-name="Tableau165.B2" office:value-type="string">
            <text:p text:style-name="P4">2 p.</text:p>
          </table:table-cell>
          <table:table-cell table:style-name="Tableau165.B2" office:value-type="string">
            <text:p text:style-name="P32"><text:span text:style-name="T2">3</text:span><text:span text:style-name="T22">ième</text:span><text:span text:style-name="T2"> p.</text:span></text:p>
          </table:table-cell>
          <table:table-cell table:style-name="Tableau165.A2" office:value-type="string">
            <text:p text:style-name="P4"/>
          </table:table-cell>
          <table:table-cell table:style-name="Tableau165.A2" office:value-type="string">
            <text:p text:style-name="P4"/>
          </table:table-cell>
          <table:table-cell table:style-name="Tableau165.B2" office:value-type="string">
            <text:p text:style-name="P4"/>
          </table:table-cell>
          <table:table-cell table:style-name="Tableau165.B2" office:value-type="string">
            <text:p text:style-name="P4">1 p.</text:p>
          </table:table-cell>
          <table:table-cell table:style-name="Tableau165.B2" office:value-type="string">
            <text:p text:style-name="P4">2 p.</text:p>
          </table:table-cell>
          <table:table-cell table:style-name="Tableau165.B2" office:value-type="string">
            <text:p text:style-name="P32"><text:span text:style-name="T2">3</text:span><text:span text:style-name="T22">ième</text:span><text:span text:style-name="T2"> p.</text:span></text:p>
          </table:table-cell>
          <table:table-cell table:style-name="Tableau165.L2" office:value-type="string">
            <text:p text:style-name="P4"/>
          </table:table-cell>
        </table:table-row>
        <table:table-row table:style-name="Tableau165.1">
          <table:table-cell table:style-name="Tableau165.A2" office:value-type="string">
            <text:p text:style-name="P4"/>
          </table:table-cell>
          <table:table-cell table:style-name="Tableau165.B2" office:value-type="string">
            <text:p text:style-name="P4">1 nuit + pt. déj.</text:p>
          </table:table-cell>
          <table:table-cell table:style-name="Tableau165.B2" office:value-type="string">
            <text:p text:style-name="P4">40.00</text:p>
          </table:table-cell>
          <table:table-cell table:style-name="Tableau165.B2" office:value-type="string">
            <text:p text:style-name="P4">60.00</text:p>
          </table:table-cell>
          <table:table-cell table:style-name="Tableau165.B2" office:value-type="string">
            <text:p text:style-name="P4">-</text:p>
          </table:table-cell>
          <table:table-cell table:style-name="Tableau165.A2" office:value-type="string">
            <text:p text:style-name="P4"/>
          </table:table-cell>
          <table:table-cell table:style-name="Tableau165.A2" office:value-type="string">
            <text:p text:style-name="P4"/>
          </table:table-cell>
          <table:table-cell table:style-name="Tableau165.B2" office:value-type="string">
            <text:p text:style-name="P4">1 nuit + pt. déj.</text:p>
          </table:table-cell>
          <table:table-cell table:style-name="Tableau165.B2" office:value-type="string">
            <text:p text:style-name="P4"/>
          </table:table-cell>
          <table:table-cell table:style-name="Tableau165.B2" office:value-type="string">
            <text:p text:style-name="P4"/>
          </table:table-cell>
          <table:table-cell table:style-name="Tableau165.B2" office:value-type="string">
            <text:p text:style-name="P4"/>
          </table:table-cell>
          <table:table-cell table:style-name="Tableau165.L2" office:value-type="string">
            <text:p text:style-name="P4"/>
          </table:table-cell>
        </table:table-row>
        <table:table-row table:style-name="Tableau165.1">
          <table:table-cell table:style-name="Tableau165.A2" office:value-type="string">
            <text:p text:style-name="P4"/>
          </table:table-cell>
          <table:table-cell table:style-name="Tableau165.B2" office:value-type="string">
            <text:p text:style-name="P4">réduction si pas de pt. déjeuner</text:p>
          </table:table-cell>
          <table:table-cell table:style-name="Tableau165.B2" office:value-type="string">
            <text:p text:style-name="P4"/>
          </table:table-cell>
          <table:table-cell table:style-name="Tableau165.B2" office:value-type="string">
            <text:p text:style-name="P4"/>
          </table:table-cell>
          <table:table-cell table:style-name="Tableau165.B2" office:value-type="string">
            <text:p text:style-name="P4"/>
          </table:table-cell>
          <table:table-cell table:style-name="Tableau165.A2" office:value-type="string">
            <text:p text:style-name="P4"/>
          </table:table-cell>
          <table:table-cell table:style-name="Tableau165.A2" office:value-type="string">
            <text:p text:style-name="P4"/>
          </table:table-cell>
          <table:table-cell table:style-name="Tableau165.B2" office:value-type="string">
            <text:p text:style-name="P4">réduction si pas de pt. déjeuner</text:p>
          </table:table-cell>
          <table:table-cell table:style-name="Tableau165.B2" office:value-type="string">
            <text:p text:style-name="P4"/>
          </table:table-cell>
          <table:table-cell table:style-name="Tableau165.B2" office:value-type="string">
            <text:p text:style-name="P4"/>
          </table:table-cell>
          <table:table-cell table:style-name="Tableau165.B2" office:value-type="string">
            <text:p text:style-name="P4"/>
          </table:table-cell>
          <table:table-cell table:style-name="Tableau165.L2" office:value-type="string">
            <text:p text:style-name="P4"/>
          </table:table-cell>
        </table:table-row>
        <table:table-row table:style-name="Tableau165.1">
          <table:table-cell table:style-name="Tableau165.A2" office:value-type="string">
            <text:p text:style-name="P4"/>
          </table:table-cell>
          <table:table-cell table:style-name="Tableau165.B2" office:value-type="string">
            <text:p text:style-name="P4">table d’hôtes</text:p>
          </table:table-cell>
          <table:table-cell table:style-name="Tableau165.B2" office:value-type="string">
            <text:p text:style-name="P55">25.00</text:p>
          </table:table-cell>
          <table:table-cell table:style-name="Tableau165.B2" office:value-type="string">
            <text:p text:style-name="P55"/>
          </table:table-cell>
          <table:table-cell table:style-name="Tableau165.E5" office:value-type="string">
            <text:p text:style-name="P4"/>
          </table:table-cell>
          <table:table-cell table:style-name="Tableau165.A2" office:value-type="string">
            <text:p text:style-name="P4"/>
          </table:table-cell>
          <table:table-cell table:style-name="Tableau165.A2" office:value-type="string">
            <text:p text:style-name="P4"/>
          </table:table-cell>
          <table:table-cell table:style-name="Tableau165.A2" office:value-type="string">
            <text:p text:style-name="P4">table d’hôtes</text:p>
          </table:table-cell>
          <table:table-cell table:style-name="Tableau165.A2" office:value-type="string">
            <text:p text:style-name="P10">/p.</text:p>
          </table:table-cell>
          <table:table-cell table:style-name="Tableau165.A2" office:value-type="string">
            <text:p text:style-name="P4"/>
          </table:table-cell>
          <table:table-cell table:style-name="Tableau165.K5" office:value-type="string">
            <text:p text:style-name="P4"/>
          </table:table-cell>
          <table:table-cell table:style-name="Tableau165.L5" office:value-type="string">
            <text:p text:style-name="P4"/>
          </table:table-cell>
        </table:table-row>
        <table:table-row table:style-name="Tableau165.6">
          <table:table-cell table:style-name="Tableau165.A2" office:value-type="string">
            <text:p text:style-name="P4"/>
          </table:table-cell>
          <table:table-cell table:style-name="Tableau165.B2" office:value-type="string">
            <text:p text:style-name="P4">autres</text:p>
            <text:p text:style-name="P2"/>
          </table:table-cell>
          <table:table-cell table:style-name="Tableau165.B2" table:number-columns-spanned="3" office:value-type="string">
            <text:p text:style-name="P26">4 personnes: 75.00</text:p>
          </table:table-cell>
          <table:covered-table-cell/>
          <table:covered-table-cell/>
          <table:table-cell table:style-name="Tableau165.A2" office:value-type="string">
            <text:p text:style-name="P4"/>
          </table:table-cell>
          <table:table-cell table:style-name="Tableau165.A2" office:value-type="string">
            <text:p text:style-name="P4"/>
          </table:table-cell>
          <table:table-cell table:style-name="Tableau165.H6" office:value-type="string">
            <text:p text:style-name="P4">autres</text:p>
          </table:table-cell>
          <table:table-cell table:style-name="Tableau165.H6" table:number-columns-spanned="3" office:value-type="string">
            <text:p text:style-name="P4"/>
          </table:table-cell>
          <table:covered-table-cell/>
          <table:covered-table-cell/>
          <table:table-cell table:style-name="Tableau165.L2" office:value-type="string">
            <text:p text:style-name="P4"/>
          </table:table-cell>
        </table:table-row>
        <table:table-row table:style-name="Tableau165.6">
          <table:table-cell table:style-name="Tableau165.A2" office:value-type="string">
            <text:p text:style-name="P4"/>
          </table:table-cell>
          <table:table-cell table:style-name="Tableau165.A2" table:number-columns-spanned="4" office:value-type="string">
            <text:p text:style-name="P4">type de table d’hôtes : th3</text:p>
          </table:table-cell>
          <table:covered-table-cell/>
          <table:covered-table-cell/>
          <table:covered-table-cell/>
          <table:table-cell table:style-name="Tableau165.A2" office:value-type="string">
            <text:p text:style-name="P4"/>
          </table:table-cell>
          <table:table-cell table:style-name="Tableau165.A2" office:value-type="string">
            <text:p text:style-name="P4"/>
          </table:table-cell>
          <table:table-cell table:style-name="Tableau165.A2" table:number-columns-spanned="4" office:value-type="string">
            <text:p text:style-name="P4">Type de table d’hôtes :</text:p>
          </table:table-cell>
          <table:covered-table-cell/>
          <table:covered-table-cell/>
          <table:covered-table-cell/>
          <table:table-cell table:style-name="Tableau165.L2" office:value-type="string">
            <text:p text:style-name="P4"/>
          </table:table-cell>
        </table:table-row>
        <table:table-row table:style-name="Tableau165.6">
          <table:table-cell>
            <table:table table:is-sub-table="true">
              <table:table-column table:style-name="Tableau165.A"/>
              <table:table-row table:style-name="Tableau165.6">
                <table:table-cell table:style-name="Tableau165.A2" office:value-type="string">
                  <text:p text:style-name="P4"/>
                </table:table-cell>
              </table:table-row>
              <table:table-row table:style-name="Tableau165.6">
                <table:table-cell table:style-name="Tableau165.A2" office:value-type="string">
                  <text:p text:style-name="P4"/>
                </table:table-cell>
              </table:table-row>
              <table:table-row table:style-name="Tableau165.6">
                <table:table-cell table:style-name="Tableau165.A2" office:value-type="string">
                  <text:p text:style-name="P4"/>
                </table:table-cell>
              </table:table-row>
            </table:table>
          </table:table-cell>
          <table:table-cell table:style-name="Tableau165.B2" table:number-columns-spanned="4" office:value-type="string">
            <text:p text:style-name="P4"/>
          </table:table-cell>
          <table:covered-table-cell/>
          <table:covered-table-cell/>
          <table:covered-table-cell/>
          <table:table-cell table:number-columns-spanned="7">
            <table:table table:is-sub-table="true">
              <table:table-column table:style-name="Tableau165.F" table:number-columns-repeated="2"/>
              <table:table-column table:style-name="Tableau165.F8.3"/>
              <table:table-column table:style-name="Tableau165.L"/>
              <table:table-row table:style-name="Tableau165.6">
                <table:table-cell table:style-name="Tableau165.A2" office:value-type="string">
                  <text:p text:style-name="P4"/>
                </table:table-cell>
                <table:table-cell table:style-name="Tableau165.A2" office:value-type="string">
                  <text:p text:style-name="P4"/>
                </table:table-cell>
                <table:table-cell table:style-name="Tableau165.A2" office:value-type="string">
                  <text:p text:style-name="P32"><text:span text:style-name="T16"></text:span><text:span text:style-name="T2"> <text:s/>assiette gourmande</text:span></text:p>
                </table:table-cell>
                <table:table-cell table:style-name="Tableau165.L2" office:value-type="string">
                  <text:p text:style-name="P4"/>
                </table:table-cell>
              </table:table-row>
              <table:table-row table:style-name="Tableau165.6">
                <table:table-cell table:style-name="Tableau165.A2" office:value-type="string">
                  <text:p text:style-name="P4"/>
                </table:table-cell>
                <table:table-cell table:style-name="Tableau165.A2" office:value-type="string">
                  <text:p text:style-name="P4"/>
                </table:table-cell>
                <table:table-cell table:style-name="Tableau165.A2" office:value-type="string">
                  <text:p text:style-name="P32"><text:span text:style-name="T16"></text:span><text:span text:style-name="T2"> <text:s/>repas familial</text:span></text:p>
                </table:table-cell>
                <table:table-cell table:style-name="Tableau165.L2" office:value-type="string">
                  <text:p text:style-name="P4"/>
                </table:table-cell>
              </table:table-row>
              <table:table-row table:style-name="Tableau165.6">
                <table:table-cell table:style-name="Tableau165.A2" office:value-type="string">
                  <text:p text:style-name="P4"/>
                </table:table-cell>
                <table:table-cell table:style-name="Tableau165.A2" office:value-type="string">
                  <text:p text:style-name="P4"/>
                </table:table-cell>
                <table:table-cell table:style-name="Tableau165.B2" office:value-type="string">
                  <text:p text:style-name="P32"><text:span text:style-name="T16"></text:span><text:span text:style-name="T2"> <text:s/>menu gastronomique</text:span></text:p>
                </table:table-cell>
                <table:table-cell table:style-name="Tableau165.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165.6">
          <table:table-cell table:style-name="Tableau165.A2" office:value-type="string">
            <text:p text:style-name="P4"/>
          </table:table-cell>
          <table:table-cell table:style-name="Tableau165.B2" table:number-columns-spanned="4" office:value-type="string">
            <text:p text:style-name="P4">taxe de séjour : non</text:p>
          </table:table-cell>
          <table:covered-table-cell/>
          <table:covered-table-cell/>
          <table:covered-table-cell/>
          <table:table-cell table:style-name="Tableau165.A2" office:value-type="string">
            <text:p text:style-name="P4"/>
          </table:table-cell>
          <table:table-cell table:style-name="Tableau165.A2" office:value-type="string">
            <text:p text:style-name="P4"/>
          </table:table-cell>
          <table:table-cell table:style-name="Tableau165.B2" table:number-columns-spanned="4" office:value-type="string">
            <text:p text:style-name="P4">taxe de séjour : <text:s/>….. par</text:p>
          </table:table-cell>
          <table:covered-table-cell/>
          <table:covered-table-cell/>
          <table:covered-table-cell/>
          <table:table-cell table:style-name="Tableau165.L2" office:value-type="string">
            <text:p text:style-name="P4"/>
          </table:table-cell>
        </table:table-row>
        <table:table-row table:style-name="Tableau165.1">
          <table:table-cell table:style-name="Tableau165.B2" office:value-type="string">
            <text:p text:style-name="P4"/>
          </table:table-cell>
          <table:table-cell table:style-name="Tableau165.E5" office:value-type="string">
            <text:p text:style-name="P4"/>
          </table:table-cell>
          <table:table-cell table:style-name="Tableau165.E5" office:value-type="string">
            <text:p text:style-name="P4"/>
          </table:table-cell>
          <table:table-cell table:style-name="Tableau165.E5" office:value-type="string">
            <text:p text:style-name="P4"/>
          </table:table-cell>
          <table:table-cell table:style-name="Tableau165.E5" office:value-type="string">
            <text:p text:style-name="P4"/>
          </table:table-cell>
          <table:table-cell table:style-name="Tableau165.E5" office:value-type="string">
            <text:p text:style-name="P4"/>
          </table:table-cell>
          <table:table-cell table:style-name="Tableau165.E5" office:value-type="string">
            <text:p text:style-name="P4"/>
          </table:table-cell>
          <table:table-cell table:style-name="Tableau165.E5" office:value-type="string">
            <text:p text:style-name="P4"/>
          </table:table-cell>
          <table:table-cell table:style-name="Tableau165.E5" office:value-type="string">
            <text:p text:style-name="P4"/>
          </table:table-cell>
          <table:table-cell table:style-name="Tableau165.E5" office:value-type="string">
            <text:p text:style-name="P4"/>
          </table:table-cell>
          <table:table-cell table:style-name="Tableau165.E5" office:value-type="string">
            <text:p text:style-name="P4"/>
          </table:table-cell>
          <table:table-cell table:style-name="Tableau165.L10" office:value-type="string">
            <text:p text:style-name="P4"/>
          </table:table-cell>
        </table:table-row>
      </table:table>
      <text:p text:style-name="P30">8. <text:s/>composition de l’hébergement</text:p>
      <table:table table:name="Tableau166" table:style-name="Tableau166">
        <table:table-column table:style-name="Tableau166.A"/>
        <table:table-column table:style-name="Tableau166.B"/>
        <table:table-row table:style-name="Tableau166.1">
          <table:table-cell table:style-name="Tableau166.A1" office:value-type="string">
            <text:p text:style-name="P4">Points forts : au bord des champs</text:p>
            <text:p text:style-name="P21"/>
            <text:p text:style-name="P2"/>
          </table:table-cell>
          <table:table-cell table:style-name="Tableau166.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166.1">
          <table:table-cell table:style-name="Tableau166.A2" office:value-type="string">
            <text:p text:style-name="P4">Distribution : 1er ét.: 1 ch. (2x1p., 1x2p. sdd, lavabo, wc), 2 ch. (1x2p. sdd, lavabo, wc), 1 ch. (1x1p., sdd, lavabo, wc), chauffage central. jardin : terrasse, verger, jeux extérieurs.</text:p>
            <text:p text:style-name="P28"/>
          </table:table-cell>
          <table:table-cell table:style-name="Tableau166.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166.1">
          <table:table-cell table:style-name="Tableau166.A2" office:value-type="string">
            <text:p text:style-name="P4">Pictogrammes de confort :</text:p>
            <text:p text:style-name="P5">Lit 1 pers. : 3</text:p>
            <text:p text:style-name="P5">Lit 2 pers. : 3</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166.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167" table:style-name="Tableau167">
        <table:table-column table:style-name="Tableau167.A"/>
        <table:table-column table:style-name="Tableau167.B"/>
        <table:table-row table:style-name="Tableau167.1">
          <table:table-cell table:style-name="Tableau167.A1" office:value-type="string">
            <text:p text:style-name="P4">Située au coeur de la vallée de la Meuse, dans un des plus beaux villages de Wallonie, la Maison Couleurs, Nature vous invite à découvrir ses 5 chambres d'hôtes et son relais équestre.</text:p>
            <text:p text:style-name="P2"/>
          </table:table-cell>
          <table:table-cell table:style-name="Tableau167.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168" table:style-name="Tableau168">
        <table:table-column table:style-name="Tableau168.A"/>
        <table:table-column table:style-name="Tableau168.B"/>
        <table:table-row table:style-name="Tableau168.1">
          <table:table-cell table:style-name="Tableau168.A1" office:value-type="string">
            <text:p text:style-name="P4"/>
            <text:p text:style-name="P2">Réservation via Belsud : </text:p>
            <text:p text:style-name="P2"/>
          </table:table-cell>
          <table:table-cell table:style-name="Tableau168.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169" table:style-name="Tableau169">
        <table:table-column table:style-name="Tableau169.A"/>
        <table:table-column table:style-name="Tableau169.B"/>
        <table:table-row table:style-name="Tableau169.1">
          <table:table-cell table:style-name="Tableau169.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169.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170" table:style-name="Tableau170">
        <table:table-column table:style-name="Tableau170.A"/>
        <table:table-column table:style-name="Tableau170.B"/>
        <table:table-row table:style-name="Tableau170.1">
          <table:table-cell table:style-name="Tableau170.A1" office:value-type="string">
            <text:p text:style-name="P71"/>
          </table:table-cell>
          <table:table-cell table:style-name="Tableau170.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171" table:style-name="Tableau171">
        <table:table-column table:style-name="Tableau171.A"/>
        <table:table-column table:style-name="Tableau171.B"/>
        <table:table-column table:style-name="Tableau171.C"/>
        <table:table-row table:style-name="Tableau171.1">
          <table:table-cell table:style-name="Tableau171.A1" table:number-columns-spanned="3" office:value-type="string">
            <text:p text:style-name="P4">Reçu le :</text:p>
            <text:p text:style-name="P2"/>
          </table:table-cell>
          <table:covered-table-cell/>
          <table:covered-table-cell/>
        </table:table-row>
        <table:table-row table:style-name="Tableau171.2">
          <table:table-cell table:style-name="Tableau171.A2" office:value-type="string">
            <text:p text:style-name="P4">Encodage :</text:p>
            <text:p text:style-name="P2"/>
          </table:table-cell>
          <table:table-cell table:style-name="Tableau171.A2" office:value-type="string">
            <text:p text:style-name="P32"><text:span text:style-name="T6">pk-heb : 241</text:span></text:p>
          </table:table-cell>
          <table:table-cell table:style-name="Tableau171.C2" office:value-type="string">
            <text:p text:style-name="P22">pk-membre : 509</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172" table:style-name="Tableau172">
        <table:table-column table:style-name="Tableau172.A"/>
        <table:table-column table:style-name="Tableau172.B"/>
        <table:table-row table:style-name="Tableau172.1">
          <table:table-cell table:style-name="Tableau172.A1" office:value-type="string">
            <text:p text:style-name="P4">photo</text:p>
          </table:table-cell>
          <table:table-cell table:style-name="Tableau172.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241</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173" table:style-name="Tableau173">
        <table:table-column table:style-name="Tableau173.A"/>
        <table:table-column table:style-name="Tableau173.B"/>
        <table:table-row table:style-name="Tableau173.1">
          <table:table-cell table:style-name="Tableau173.A1" office:value-type="string">
            <text:p text:style-name="P34"><text:span text:style-name="T2">classification (épis) : 2</text:span></text:p>
            <text:p text:style-name="P5"/>
            <text:p text:style-name="P5">type d’hébergement : Chambre d'hôtes</text:p>
            <text:p text:style-name="P25"/>
            <text:p text:style-name="P25"/>
            <text:p text:style-name="P25"/>
            <text:p text:style-name="P33"><text:span text:style-name="T2">capacité globale : 2/4</text:span></text:p>
            <text:p text:style-name="P5"/>
            <text:p text:style-name="P5">nombre total de chambres : 1</text:p>
          </table:table-cell>
          <table:table-cell table:style-name="Tableau173.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174" table:style-name="Tableau174">
        <table:table-column table:style-name="Tableau174.A"/>
        <table:table-column table:style-name="Tableau174.B"/>
        <table:table-row table:style-name="Tableau174.1">
          <table:table-cell table:style-name="Tableau174.A1" office:value-type="string">
            <text:p text:style-name="P4">prénom et nom :</text:p>
            <text:p text:style-name="P2">Veronica <text:s/>GREMLER </text:p>
            <text:p text:style-name="P2"/>
            <text:p text:style-name="P1"><text:span text:style-name="T2">tél. : 010 61 23 03</text:span></text:p>
            <text:p text:style-name="P2"/>
            <text:p text:style-name="P1"><text:span text:style-name="T2">gsm : 0496 337 041</text:span></text:p>
            <text:p text:style-name="P2"/>
            <text:p text:style-name="P1"><text:span text:style-name="T2">fax : </text:span></text:p>
            <text:p text:style-name="P2"/>
            <text:p text:style-name="P2">adresse e-mail : </text:p>
            <text:p text:style-name="P2">veronica.gremler@belgacom.net</text:p>
            <text:p text:style-name="P2"/>
            <text:p text:style-name="P2">site internet personnel :</text:p>
            <text:p text:style-name="P2">www.mitsch.be/bedandbreakfast</text:p>
            <text:p text:style-name="P2"/>
            <text:p text:style-name="P2">langues parlées :</text:p>
            <text:p text:style-name="P28">FR - EN - D - SP - P</text:p>
            <text:p text:style-name="P2"/>
          </table:table-cell>
          <table:table-cell table:style-name="Tableau174.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175" table:style-name="Tableau175">
        <table:table-column table:style-name="Tableau175.A"/>
        <table:table-column table:style-name="Tableau175.B"/>
        <table:table-row table:style-name="Tableau175.1">
          <table:table-cell table:style-name="Tableau175.A1" office:value-type="string">
            <text:p text:style-name="P4">nom de l’hébergement :</text:p>
            <text:p text:style-name="P2">L'Ecureuil</text:p>
            <text:p text:style-name="P2"/>
            <text:p text:style-name="P2">rue :</text:p>
            <text:p text:style-name="P2">rue Bruyère d'Elvigne, 17</text:p>
            <text:p text:style-name="P2"/>
            <text:p text:style-name="P2">code postal : 1470 Genappe</text:p>
            <text:p text:style-name="P2">localité pour la communication :</text:p>
            <text:p text:style-name="P24">Bousval</text:p>
            <text:p text:style-name="P2"/>
          </table:table-cell>
          <table:table-cell table:style-name="Tableau175.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176" table:style-name="Tableau176">
        <table:table-column table:style-name="Tableau176.A"/>
        <table:table-column table:style-name="Tableau176.B"/>
        <table:table-row table:style-name="Tableau176.1">
          <table:table-cell table:style-name="Tableau176.A1" office:value-type="string">
            <text:p text:style-name="P4"/>
            <text:p text:style-name="P2"/>
            <text:p text:style-name="P33"><text:span text:style-name="T2">tennis : </text:span></text:p>
            <text:p text:style-name="P5">sports nautiques : </text:p>
            <text:p text:style-name="P23">ski : </text:p>
            <text:p text:style-name="P5">randonnées balisées : 0.1</text:p>
            <text:p text:style-name="P5">piscine : <text:tab/></text:p>
            <text:p text:style-name="P5">pêche : <text:tab/></text:p>
            <text:p text:style-name="P5">équitation : </text:p>
            <text:p text:style-name="P5">vélos à disposition : 0.0</text:p>
            <text:p text:style-name="P5">circuit v.t.t. : </text:p>
            <text:p text:style-name="P5">ravel : <text:tab/></text:p>
            <text:p text:style-name="P2"/>
          </table:table-cell>
          <table:table-cell table:style-name="Tableau176.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177" table:style-name="Tableau177">
        <table:table-column table:style-name="Tableau177.A"/>
        <table:table-column table:style-name="Tableau177.B"/>
        <table:table-row table:style-name="Tableau177.1">
          <table:table-cell table:style-name="Tableau177.A1" office:value-type="string">
            <text:p text:style-name="P4"/>
            <text:p text:style-name="P5">commerces : 15.0</text:p>
            <text:p text:style-name="P5">restaurant : 3.0</text:p>
            <text:p text:style-name="P5">gare : 15.0</text:p>
            <text:p text:style-name="P5"/>
            <text:p text:style-name="P5">animaux domestiques admis : non</text:p>
            <text:p text:style-name="P5">hébergement fumeur : non</text:p>
          </table:table-cell>
          <table:table-cell table:style-name="Tableau177.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178" table:style-name="Tableau178">
        <table:table-column table:style-name="Tableau178.A"/>
        <table:table-column table:style-name="Tableau178.B"/>
        <table:table-column table:style-name="Tableau178.C" table:number-columns-repeated="3"/>
        <table:table-column table:style-name="Tableau178.F" table:number-columns-repeated="2"/>
        <table:table-column table:style-name="Tableau178.B"/>
        <table:table-column table:style-name="Tableau178.I"/>
        <table:table-column table:style-name="Tableau178.J"/>
        <table:table-column table:style-name="Tableau178.K"/>
        <table:table-column table:style-name="Tableau178.L"/>
        <table:table-row table:style-name="Tableau178.1">
          <table:table-cell table:style-name="Tableau178.A1" office:value-type="string">
            <text:p text:style-name="P4"/>
          </table:table-cell>
          <table:table-cell table:style-name="Tableau178.B1" office:value-type="string">
            <text:p text:style-name="P4"/>
          </table:table-cell>
          <table:table-cell table:style-name="Tableau178.B1" office:value-type="string">
            <text:p text:style-name="P4"/>
          </table:table-cell>
          <table:table-cell table:style-name="Tableau178.B1" office:value-type="string">
            <text:p text:style-name="P4"/>
          </table:table-cell>
          <table:table-cell table:style-name="Tableau178.B1" office:value-type="string">
            <text:p text:style-name="P4"/>
          </table:table-cell>
          <table:table-cell table:style-name="Tableau178.F1" office:value-type="string">
            <text:p text:style-name="P4"/>
          </table:table-cell>
          <table:table-cell table:style-name="Tableau178.A1" office:value-type="string">
            <text:p text:style-name="P4"/>
          </table:table-cell>
          <table:table-cell table:style-name="Tableau178.B1" office:value-type="string">
            <text:p text:style-name="P4"/>
          </table:table-cell>
          <table:table-cell table:style-name="Tableau178.B1" office:value-type="string">
            <text:p text:style-name="P4"/>
          </table:table-cell>
          <table:table-cell table:style-name="Tableau178.B1" office:value-type="string">
            <text:p text:style-name="P4"/>
          </table:table-cell>
          <table:table-cell table:style-name="Tableau178.B1" office:value-type="string">
            <text:p text:style-name="P4"/>
          </table:table-cell>
          <table:table-cell table:style-name="Tableau178.L1" office:value-type="string">
            <text:p text:style-name="P4"/>
          </table:table-cell>
        </table:table-row>
        <table:table-row table:style-name="Tableau178.1">
          <table:table-cell table:style-name="Tableau178.A2" office:value-type="string">
            <text:p text:style-name="P4"/>
          </table:table-cell>
          <table:table-cell table:style-name="Tableau178.B2" office:value-type="string">
            <text:p text:style-name="P4"/>
          </table:table-cell>
          <table:table-cell table:style-name="Tableau178.B2" office:value-type="string">
            <text:p text:style-name="P4">1 p.</text:p>
          </table:table-cell>
          <table:table-cell table:style-name="Tableau178.B2" office:value-type="string">
            <text:p text:style-name="P4">2 p.</text:p>
          </table:table-cell>
          <table:table-cell table:style-name="Tableau178.B2" office:value-type="string">
            <text:p text:style-name="P32"><text:span text:style-name="T2">3</text:span><text:span text:style-name="T22">ième</text:span><text:span text:style-name="T2"> p.</text:span></text:p>
          </table:table-cell>
          <table:table-cell table:style-name="Tableau178.A2" office:value-type="string">
            <text:p text:style-name="P4"/>
          </table:table-cell>
          <table:table-cell table:style-name="Tableau178.A2" office:value-type="string">
            <text:p text:style-name="P4"/>
          </table:table-cell>
          <table:table-cell table:style-name="Tableau178.B2" office:value-type="string">
            <text:p text:style-name="P4"/>
          </table:table-cell>
          <table:table-cell table:style-name="Tableau178.B2" office:value-type="string">
            <text:p text:style-name="P4">1 p.</text:p>
          </table:table-cell>
          <table:table-cell table:style-name="Tableau178.B2" office:value-type="string">
            <text:p text:style-name="P4">2 p.</text:p>
          </table:table-cell>
          <table:table-cell table:style-name="Tableau178.B2" office:value-type="string">
            <text:p text:style-name="P32"><text:span text:style-name="T2">3</text:span><text:span text:style-name="T22">ième</text:span><text:span text:style-name="T2"> p.</text:span></text:p>
          </table:table-cell>
          <table:table-cell table:style-name="Tableau178.L2" office:value-type="string">
            <text:p text:style-name="P4"/>
          </table:table-cell>
        </table:table-row>
        <table:table-row table:style-name="Tableau178.1">
          <table:table-cell table:style-name="Tableau178.A2" office:value-type="string">
            <text:p text:style-name="P4"/>
          </table:table-cell>
          <table:table-cell table:style-name="Tableau178.B2" office:value-type="string">
            <text:p text:style-name="P4">1 nuit + pt. déj.</text:p>
          </table:table-cell>
          <table:table-cell table:style-name="Tableau178.B2" office:value-type="string">
            <text:p text:style-name="P4">45.00</text:p>
          </table:table-cell>
          <table:table-cell table:style-name="Tableau178.B2" office:value-type="string">
            <text:p text:style-name="P4">50.00</text:p>
          </table:table-cell>
          <table:table-cell table:style-name="Tableau178.B2" office:value-type="string">
            <text:p text:style-name="P4">20.00</text:p>
          </table:table-cell>
          <table:table-cell table:style-name="Tableau178.A2" office:value-type="string">
            <text:p text:style-name="P4"/>
          </table:table-cell>
          <table:table-cell table:style-name="Tableau178.A2" office:value-type="string">
            <text:p text:style-name="P4"/>
          </table:table-cell>
          <table:table-cell table:style-name="Tableau178.B2" office:value-type="string">
            <text:p text:style-name="P4">1 nuit + pt. déj.</text:p>
          </table:table-cell>
          <table:table-cell table:style-name="Tableau178.B2" office:value-type="string">
            <text:p text:style-name="P4"/>
          </table:table-cell>
          <table:table-cell table:style-name="Tableau178.B2" office:value-type="string">
            <text:p text:style-name="P4"/>
          </table:table-cell>
          <table:table-cell table:style-name="Tableau178.B2" office:value-type="string">
            <text:p text:style-name="P4"/>
          </table:table-cell>
          <table:table-cell table:style-name="Tableau178.L2" office:value-type="string">
            <text:p text:style-name="P4"/>
          </table:table-cell>
        </table:table-row>
        <table:table-row table:style-name="Tableau178.1">
          <table:table-cell table:style-name="Tableau178.A2" office:value-type="string">
            <text:p text:style-name="P4"/>
          </table:table-cell>
          <table:table-cell table:style-name="Tableau178.B2" office:value-type="string">
            <text:p text:style-name="P4">réduction si pas de pt. déjeuner</text:p>
          </table:table-cell>
          <table:table-cell table:style-name="Tableau178.B2" office:value-type="string">
            <text:p text:style-name="P4">5.00</text:p>
          </table:table-cell>
          <table:table-cell table:style-name="Tableau178.B2" office:value-type="string">
            <text:p text:style-name="P4">5.00</text:p>
          </table:table-cell>
          <table:table-cell table:style-name="Tableau178.B2" office:value-type="string">
            <text:p text:style-name="P4">5.00</text:p>
          </table:table-cell>
          <table:table-cell table:style-name="Tableau178.A2" office:value-type="string">
            <text:p text:style-name="P4"/>
          </table:table-cell>
          <table:table-cell table:style-name="Tableau178.A2" office:value-type="string">
            <text:p text:style-name="P4"/>
          </table:table-cell>
          <table:table-cell table:style-name="Tableau178.B2" office:value-type="string">
            <text:p text:style-name="P4">réduction si pas de pt. déjeuner</text:p>
          </table:table-cell>
          <table:table-cell table:style-name="Tableau178.B2" office:value-type="string">
            <text:p text:style-name="P4"/>
          </table:table-cell>
          <table:table-cell table:style-name="Tableau178.B2" office:value-type="string">
            <text:p text:style-name="P4"/>
          </table:table-cell>
          <table:table-cell table:style-name="Tableau178.B2" office:value-type="string">
            <text:p text:style-name="P4"/>
          </table:table-cell>
          <table:table-cell table:style-name="Tableau178.L2" office:value-type="string">
            <text:p text:style-name="P4"/>
          </table:table-cell>
        </table:table-row>
        <table:table-row table:style-name="Tableau178.1">
          <table:table-cell table:style-name="Tableau178.A2" office:value-type="string">
            <text:p text:style-name="P4"/>
          </table:table-cell>
          <table:table-cell table:style-name="Tableau178.B2" office:value-type="string">
            <text:p text:style-name="P4">table d’hôtes</text:p>
          </table:table-cell>
          <table:table-cell table:style-name="Tableau178.B2" office:value-type="string">
            <text:p text:style-name="P55"/>
          </table:table-cell>
          <table:table-cell table:style-name="Tableau178.B2" office:value-type="string">
            <text:p text:style-name="P55"/>
          </table:table-cell>
          <table:table-cell table:style-name="Tableau178.E5" office:value-type="string">
            <text:p text:style-name="P4"/>
          </table:table-cell>
          <table:table-cell table:style-name="Tableau178.A2" office:value-type="string">
            <text:p text:style-name="P4"/>
          </table:table-cell>
          <table:table-cell table:style-name="Tableau178.A2" office:value-type="string">
            <text:p text:style-name="P4"/>
          </table:table-cell>
          <table:table-cell table:style-name="Tableau178.A2" office:value-type="string">
            <text:p text:style-name="P4">table d’hôtes</text:p>
          </table:table-cell>
          <table:table-cell table:style-name="Tableau178.A2" office:value-type="string">
            <text:p text:style-name="P10">/p.</text:p>
          </table:table-cell>
          <table:table-cell table:style-name="Tableau178.A2" office:value-type="string">
            <text:p text:style-name="P4"/>
          </table:table-cell>
          <table:table-cell table:style-name="Tableau178.K5" office:value-type="string">
            <text:p text:style-name="P4"/>
          </table:table-cell>
          <table:table-cell table:style-name="Tableau178.L5" office:value-type="string">
            <text:p text:style-name="P4"/>
          </table:table-cell>
        </table:table-row>
        <table:table-row table:style-name="Tableau178.6">
          <table:table-cell table:style-name="Tableau178.A2" office:value-type="string">
            <text:p text:style-name="P4"/>
          </table:table-cell>
          <table:table-cell table:style-name="Tableau178.B2" office:value-type="string">
            <text:p text:style-name="P4">autres</text:p>
            <text:p text:style-name="P2"/>
          </table:table-cell>
          <table:table-cell table:style-name="Tableau178.B2" table:number-columns-spanned="3" office:value-type="string">
            <text:p text:style-name="P26"/>
          </table:table-cell>
          <table:covered-table-cell/>
          <table:covered-table-cell/>
          <table:table-cell table:style-name="Tableau178.A2" office:value-type="string">
            <text:p text:style-name="P4"/>
          </table:table-cell>
          <table:table-cell table:style-name="Tableau178.A2" office:value-type="string">
            <text:p text:style-name="P4"/>
          </table:table-cell>
          <table:table-cell table:style-name="Tableau178.H6" office:value-type="string">
            <text:p text:style-name="P4">autres</text:p>
          </table:table-cell>
          <table:table-cell table:style-name="Tableau178.H6" table:number-columns-spanned="3" office:value-type="string">
            <text:p text:style-name="P4"/>
          </table:table-cell>
          <table:covered-table-cell/>
          <table:covered-table-cell/>
          <table:table-cell table:style-name="Tableau178.L2" office:value-type="string">
            <text:p text:style-name="P4"/>
          </table:table-cell>
        </table:table-row>
        <table:table-row table:style-name="Tableau178.6">
          <table:table-cell table:style-name="Tableau178.A2" office:value-type="string">
            <text:p text:style-name="P4"/>
          </table:table-cell>
          <table:table-cell table:style-name="Tableau178.A2" table:number-columns-spanned="4" office:value-type="string">
            <text:p text:style-name="P4">type de table d’hôtes : th1</text:p>
          </table:table-cell>
          <table:covered-table-cell/>
          <table:covered-table-cell/>
          <table:covered-table-cell/>
          <table:table-cell table:style-name="Tableau178.A2" office:value-type="string">
            <text:p text:style-name="P4"/>
          </table:table-cell>
          <table:table-cell table:style-name="Tableau178.A2" office:value-type="string">
            <text:p text:style-name="P4"/>
          </table:table-cell>
          <table:table-cell table:style-name="Tableau178.A2" table:number-columns-spanned="4" office:value-type="string">
            <text:p text:style-name="P4">Type de table d’hôtes :</text:p>
          </table:table-cell>
          <table:covered-table-cell/>
          <table:covered-table-cell/>
          <table:covered-table-cell/>
          <table:table-cell table:style-name="Tableau178.L2" office:value-type="string">
            <text:p text:style-name="P4"/>
          </table:table-cell>
        </table:table-row>
        <table:table-row table:style-name="Tableau178.6">
          <table:table-cell>
            <table:table table:is-sub-table="true">
              <table:table-column table:style-name="Tableau178.A"/>
              <table:table-row table:style-name="Tableau178.6">
                <table:table-cell table:style-name="Tableau178.A2" office:value-type="string">
                  <text:p text:style-name="P4"/>
                </table:table-cell>
              </table:table-row>
              <table:table-row table:style-name="Tableau178.6">
                <table:table-cell table:style-name="Tableau178.A2" office:value-type="string">
                  <text:p text:style-name="P4"/>
                </table:table-cell>
              </table:table-row>
              <table:table-row table:style-name="Tableau178.6">
                <table:table-cell table:style-name="Tableau178.A2" office:value-type="string">
                  <text:p text:style-name="P4"/>
                </table:table-cell>
              </table:table-row>
            </table:table>
          </table:table-cell>
          <table:table-cell table:style-name="Tableau178.B2" table:number-columns-spanned="4" office:value-type="string">
            <text:p text:style-name="P4"/>
          </table:table-cell>
          <table:covered-table-cell/>
          <table:covered-table-cell/>
          <table:covered-table-cell/>
          <table:table-cell table:number-columns-spanned="7">
            <table:table table:is-sub-table="true">
              <table:table-column table:style-name="Tableau178.F" table:number-columns-repeated="2"/>
              <table:table-column table:style-name="Tableau178.F8.3"/>
              <table:table-column table:style-name="Tableau178.L"/>
              <table:table-row table:style-name="Tableau178.6">
                <table:table-cell table:style-name="Tableau178.A2" office:value-type="string">
                  <text:p text:style-name="P4"/>
                </table:table-cell>
                <table:table-cell table:style-name="Tableau178.A2" office:value-type="string">
                  <text:p text:style-name="P4"/>
                </table:table-cell>
                <table:table-cell table:style-name="Tableau178.A2" office:value-type="string">
                  <text:p text:style-name="P32"><text:span text:style-name="T16"></text:span><text:span text:style-name="T2"> <text:s/>assiette gourmande</text:span></text:p>
                </table:table-cell>
                <table:table-cell table:style-name="Tableau178.L2" office:value-type="string">
                  <text:p text:style-name="P4"/>
                </table:table-cell>
              </table:table-row>
              <table:table-row table:style-name="Tableau178.6">
                <table:table-cell table:style-name="Tableau178.A2" office:value-type="string">
                  <text:p text:style-name="P4"/>
                </table:table-cell>
                <table:table-cell table:style-name="Tableau178.A2" office:value-type="string">
                  <text:p text:style-name="P4"/>
                </table:table-cell>
                <table:table-cell table:style-name="Tableau178.A2" office:value-type="string">
                  <text:p text:style-name="P32"><text:span text:style-name="T16"></text:span><text:span text:style-name="T2"> <text:s/>repas familial</text:span></text:p>
                </table:table-cell>
                <table:table-cell table:style-name="Tableau178.L2" office:value-type="string">
                  <text:p text:style-name="P4"/>
                </table:table-cell>
              </table:table-row>
              <table:table-row table:style-name="Tableau178.6">
                <table:table-cell table:style-name="Tableau178.A2" office:value-type="string">
                  <text:p text:style-name="P4"/>
                </table:table-cell>
                <table:table-cell table:style-name="Tableau178.A2" office:value-type="string">
                  <text:p text:style-name="P4"/>
                </table:table-cell>
                <table:table-cell table:style-name="Tableau178.B2" office:value-type="string">
                  <text:p text:style-name="P32"><text:span text:style-name="T16"></text:span><text:span text:style-name="T2"> <text:s/>menu gastronomique</text:span></text:p>
                </table:table-cell>
                <table:table-cell table:style-name="Tableau178.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178.6">
          <table:table-cell table:style-name="Tableau178.A2" office:value-type="string">
            <text:p text:style-name="P4"/>
          </table:table-cell>
          <table:table-cell table:style-name="Tableau178.B2" table:number-columns-spanned="4" office:value-type="string">
            <text:p text:style-name="P4">taxe de séjour : non</text:p>
          </table:table-cell>
          <table:covered-table-cell/>
          <table:covered-table-cell/>
          <table:covered-table-cell/>
          <table:table-cell table:style-name="Tableau178.A2" office:value-type="string">
            <text:p text:style-name="P4"/>
          </table:table-cell>
          <table:table-cell table:style-name="Tableau178.A2" office:value-type="string">
            <text:p text:style-name="P4"/>
          </table:table-cell>
          <table:table-cell table:style-name="Tableau178.B2" table:number-columns-spanned="4" office:value-type="string">
            <text:p text:style-name="P4">taxe de séjour : <text:s/>….. par</text:p>
          </table:table-cell>
          <table:covered-table-cell/>
          <table:covered-table-cell/>
          <table:covered-table-cell/>
          <table:table-cell table:style-name="Tableau178.L2" office:value-type="string">
            <text:p text:style-name="P4"/>
          </table:table-cell>
        </table:table-row>
        <table:table-row table:style-name="Tableau178.1">
          <table:table-cell table:style-name="Tableau178.B2" office:value-type="string">
            <text:p text:style-name="P4"/>
          </table:table-cell>
          <table:table-cell table:style-name="Tableau178.E5" office:value-type="string">
            <text:p text:style-name="P4"/>
          </table:table-cell>
          <table:table-cell table:style-name="Tableau178.E5" office:value-type="string">
            <text:p text:style-name="P4"/>
          </table:table-cell>
          <table:table-cell table:style-name="Tableau178.E5" office:value-type="string">
            <text:p text:style-name="P4"/>
          </table:table-cell>
          <table:table-cell table:style-name="Tableau178.E5" office:value-type="string">
            <text:p text:style-name="P4"/>
          </table:table-cell>
          <table:table-cell table:style-name="Tableau178.E5" office:value-type="string">
            <text:p text:style-name="P4"/>
          </table:table-cell>
          <table:table-cell table:style-name="Tableau178.E5" office:value-type="string">
            <text:p text:style-name="P4"/>
          </table:table-cell>
          <table:table-cell table:style-name="Tableau178.E5" office:value-type="string">
            <text:p text:style-name="P4"/>
          </table:table-cell>
          <table:table-cell table:style-name="Tableau178.E5" office:value-type="string">
            <text:p text:style-name="P4"/>
          </table:table-cell>
          <table:table-cell table:style-name="Tableau178.E5" office:value-type="string">
            <text:p text:style-name="P4"/>
          </table:table-cell>
          <table:table-cell table:style-name="Tableau178.E5" office:value-type="string">
            <text:p text:style-name="P4"/>
          </table:table-cell>
          <table:table-cell table:style-name="Tableau178.L10" office:value-type="string">
            <text:p text:style-name="P4"/>
          </table:table-cell>
        </table:table-row>
      </table:table>
      <text:p text:style-name="P30">8. <text:s/>composition de l’hébergement</text:p>
      <table:table table:name="Tableau179" table:style-name="Tableau179">
        <table:table-column table:style-name="Tableau179.A"/>
        <table:table-column table:style-name="Tableau179.B"/>
        <table:table-row table:style-name="Tableau179.1">
          <table:table-cell table:style-name="Tableau179.A1" office:value-type="string">
            <text:p text:style-name="P4">Points forts : à l'orée des bois</text:p>
            <text:p text:style-name="P21"/>
            <text:p text:style-name="P2"/>
          </table:table-cell>
          <table:table-cell table:style-name="Tableau179.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179.1">
          <table:table-cell table:style-name="Tableau179.A2" office:value-type="string">
            <text:p text:style-name="P4">Distribution : 1er ét.: 1 ch. avec suite (1x2p., sdb, wc), chauffage central. jardin : terrasse.</text:p>
            <text:p text:style-name="P28"/>
          </table:table-cell>
          <table:table-cell table:style-name="Tableau179.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179.1">
          <table:table-cell table:style-name="Tableau179.A2" office:value-type="string">
            <text:p text:style-name="P4">Pictogrammes de confort :</text:p>
            <text:p text:style-name="P5">Lit 1 pers. : 0</text:p>
            <text:p text:style-name="P5">Lit 2 pers. : 1</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179.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180" table:style-name="Tableau180">
        <table:table-column table:style-name="Tableau180.A"/>
        <table:table-column table:style-name="Tableau180.B"/>
        <table:table-row table:style-name="Tableau180.1">
          <table:table-cell table:style-name="Tableau180.A1" office:value-type="string">
            <text:p text:style-name="P4">Une suite aménagée avec sdb privée. Dans un cadre de verdure, à l'orée de la forêt. Possibilités de promenades guidées. Bon choix de restaurants locaux. Proximité du GR 126.</text:p>
            <text:p text:style-name="P2"/>
          </table:table-cell>
          <table:table-cell table:style-name="Tableau180.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181" table:style-name="Tableau181">
        <table:table-column table:style-name="Tableau181.A"/>
        <table:table-column table:style-name="Tableau181.B"/>
        <table:table-row table:style-name="Tableau181.1">
          <table:table-cell table:style-name="Tableau181.A1" office:value-type="string">
            <text:p text:style-name="P4"/>
            <text:p text:style-name="P2">Réservation via Belsud : </text:p>
            <text:p text:style-name="P2"/>
          </table:table-cell>
          <table:table-cell table:style-name="Tableau181.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182" table:style-name="Tableau182">
        <table:table-column table:style-name="Tableau182.A"/>
        <table:table-column table:style-name="Tableau182.B"/>
        <table:table-row table:style-name="Tableau182.1">
          <table:table-cell table:style-name="Tableau182.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182.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183" table:style-name="Tableau183">
        <table:table-column table:style-name="Tableau183.A"/>
        <table:table-column table:style-name="Tableau183.B"/>
        <table:table-row table:style-name="Tableau183.1">
          <table:table-cell table:style-name="Tableau183.A1" office:value-type="string">
            <text:p text:style-name="P71"/>
          </table:table-cell>
          <table:table-cell table:style-name="Tableau183.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184" table:style-name="Tableau184">
        <table:table-column table:style-name="Tableau184.A"/>
        <table:table-column table:style-name="Tableau184.B"/>
        <table:table-column table:style-name="Tableau184.C"/>
        <table:table-row table:style-name="Tableau184.1">
          <table:table-cell table:style-name="Tableau184.A1" table:number-columns-spanned="3" office:value-type="string">
            <text:p text:style-name="P4">Reçu le :</text:p>
            <text:p text:style-name="P2"/>
          </table:table-cell>
          <table:covered-table-cell/>
          <table:covered-table-cell/>
        </table:table-row>
        <table:table-row table:style-name="Tableau184.2">
          <table:table-cell table:style-name="Tableau184.A2" office:value-type="string">
            <text:p text:style-name="P4">Encodage :</text:p>
            <text:p text:style-name="P2"/>
          </table:table-cell>
          <table:table-cell table:style-name="Tableau184.A2" office:value-type="string">
            <text:p text:style-name="P32"><text:span text:style-name="T6">pk-heb : 330</text:span></text:p>
          </table:table-cell>
          <table:table-cell table:style-name="Tableau184.C2" office:value-type="string">
            <text:p text:style-name="P22">pk-membre : 125</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185" table:style-name="Tableau185">
        <table:table-column table:style-name="Tableau185.A"/>
        <table:table-column table:style-name="Tableau185.B"/>
        <table:table-row table:style-name="Tableau185.1">
          <table:table-cell table:style-name="Tableau185.A1" office:value-type="string">
            <text:p text:style-name="P4">photo</text:p>
          </table:table-cell>
          <table:table-cell table:style-name="Tableau185.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330</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186" table:style-name="Tableau186">
        <table:table-column table:style-name="Tableau186.A"/>
        <table:table-column table:style-name="Tableau186.B"/>
        <table:table-row table:style-name="Tableau186.1">
          <table:table-cell table:style-name="Tableau186.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15</text:span></text:p>
            <text:p text:style-name="P5"/>
            <text:p text:style-name="P5">nombre total de chambres : 5</text:p>
          </table:table-cell>
          <table:table-cell table:style-name="Tableau186.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187" table:style-name="Tableau187">
        <table:table-column table:style-name="Tableau187.A"/>
        <table:table-column table:style-name="Tableau187.B"/>
        <table:table-row table:style-name="Tableau187.1">
          <table:table-cell table:style-name="Tableau187.A1" office:value-type="string">
            <text:p text:style-name="P4">prénom et nom :</text:p>
            <text:p text:style-name="P2">Danielle <text:s/>GOEYENS </text:p>
            <text:p text:style-name="P2"/>
            <text:p text:style-name="P1"><text:span text:style-name="T2">tél. : 071 65 58 32</text:span></text:p>
            <text:p text:style-name="P2"/>
            <text:p text:style-name="P1"><text:span text:style-name="T2">gsm : 0475 468 854</text:span></text:p>
            <text:p text:style-name="P2"/>
            <text:p text:style-name="P1"><text:span text:style-name="T2">fax : 071 65 16 85</text:span></text:p>
            <text:p text:style-name="P2"/>
            <text:p text:style-name="P2">adresse e-mail : </text:p>
            <text:p text:style-name="P2">info@laneffe.com</text:p>
            <text:p text:style-name="P2"/>
            <text:p text:style-name="P2">site internet personnel :</text:p>
            <text:p text:style-name="P2">http://www.ferme-chateau-laneffe.com</text:p>
            <text:p text:style-name="P2"/>
            <text:p text:style-name="P2">langues parlées :</text:p>
            <text:p text:style-name="P28">FR - NL - EN</text:p>
            <text:p text:style-name="P2"/>
          </table:table-cell>
          <table:table-cell table:style-name="Tableau187.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188" table:style-name="Tableau188">
        <table:table-column table:style-name="Tableau188.A"/>
        <table:table-column table:style-name="Tableau188.B"/>
        <table:table-row table:style-name="Tableau188.1">
          <table:table-cell table:style-name="Tableau188.A1" office:value-type="string">
            <text:p text:style-name="P4">nom de l’hébergement :</text:p>
            <text:p text:style-name="P2">Ferme-Château de Laneffe </text:p>
            <text:p text:style-name="P2"/>
            <text:p text:style-name="P2">rue :</text:p>
            <text:p text:style-name="P2">grand-route, 45</text:p>
            <text:p text:style-name="P2"/>
            <text:p text:style-name="P2">code postal : 5651 Walcourt</text:p>
            <text:p text:style-name="P2">localité pour la communication :</text:p>
            <text:p text:style-name="P24">Laneffe</text:p>
            <text:p text:style-name="P2"/>
          </table:table-cell>
          <table:table-cell table:style-name="Tableau188.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189" table:style-name="Tableau189">
        <table:table-column table:style-name="Tableau189.A"/>
        <table:table-column table:style-name="Tableau189.B"/>
        <table:table-row table:style-name="Tableau189.1">
          <table:table-cell table:style-name="Tableau189.A1" office:value-type="string">
            <text:p text:style-name="P4"/>
            <text:p text:style-name="P2"/>
            <text:p text:style-name="P33"><text:span text:style-name="T2">tennis : 0.5</text:span></text:p>
            <text:p text:style-name="P5">sports nautiques : 5.0</text:p>
            <text:p text:style-name="P23">ski : </text:p>
            <text:p text:style-name="P5">randonnées balisées : 0.0</text:p>
            <text:p text:style-name="P5">piscine : 3.0<text:tab/></text:p>
            <text:p text:style-name="P5">pêche : 0.0<text:tab/></text:p>
            <text:p text:style-name="P5">équitation : </text:p>
            <text:p text:style-name="P5">vélos à disposition : </text:p>
            <text:p text:style-name="P5">circuit v.t.t. : </text:p>
            <text:p text:style-name="P5">ravel : <text:tab/></text:p>
            <text:p text:style-name="P2"/>
          </table:table-cell>
          <table:table-cell table:style-name="Tableau189.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190" table:style-name="Tableau190">
        <table:table-column table:style-name="Tableau190.A"/>
        <table:table-column table:style-name="Tableau190.B"/>
        <table:table-row table:style-name="Tableau190.1">
          <table:table-cell table:style-name="Tableau190.A1" office:value-type="string">
            <text:p text:style-name="P4"/>
            <text:p text:style-name="P5">commerces : 2.0</text:p>
            <text:p text:style-name="P5">restaurant : 0.0</text:p>
            <text:p text:style-name="P5">gare : 5.0</text:p>
            <text:p text:style-name="P5"/>
            <text:p text:style-name="P5">animaux domestiques admis : oui</text:p>
            <text:p text:style-name="P5">hébergement fumeur : oui</text:p>
          </table:table-cell>
          <table:table-cell table:style-name="Tableau190.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191" table:style-name="Tableau191">
        <table:table-column table:style-name="Tableau191.A"/>
        <table:table-column table:style-name="Tableau191.B"/>
        <table:table-column table:style-name="Tableau191.C" table:number-columns-repeated="3"/>
        <table:table-column table:style-name="Tableau191.F" table:number-columns-repeated="2"/>
        <table:table-column table:style-name="Tableau191.B"/>
        <table:table-column table:style-name="Tableau191.I"/>
        <table:table-column table:style-name="Tableau191.J"/>
        <table:table-column table:style-name="Tableau191.K"/>
        <table:table-column table:style-name="Tableau191.L"/>
        <table:table-row table:style-name="Tableau191.1">
          <table:table-cell table:style-name="Tableau191.A1" office:value-type="string">
            <text:p text:style-name="P4"/>
          </table:table-cell>
          <table:table-cell table:style-name="Tableau191.B1" office:value-type="string">
            <text:p text:style-name="P4"/>
          </table:table-cell>
          <table:table-cell table:style-name="Tableau191.B1" office:value-type="string">
            <text:p text:style-name="P4"/>
          </table:table-cell>
          <table:table-cell table:style-name="Tableau191.B1" office:value-type="string">
            <text:p text:style-name="P4"/>
          </table:table-cell>
          <table:table-cell table:style-name="Tableau191.B1" office:value-type="string">
            <text:p text:style-name="P4"/>
          </table:table-cell>
          <table:table-cell table:style-name="Tableau191.F1" office:value-type="string">
            <text:p text:style-name="P4"/>
          </table:table-cell>
          <table:table-cell table:style-name="Tableau191.A1" office:value-type="string">
            <text:p text:style-name="P4"/>
          </table:table-cell>
          <table:table-cell table:style-name="Tableau191.B1" office:value-type="string">
            <text:p text:style-name="P4"/>
          </table:table-cell>
          <table:table-cell table:style-name="Tableau191.B1" office:value-type="string">
            <text:p text:style-name="P4"/>
          </table:table-cell>
          <table:table-cell table:style-name="Tableau191.B1" office:value-type="string">
            <text:p text:style-name="P4"/>
          </table:table-cell>
          <table:table-cell table:style-name="Tableau191.B1" office:value-type="string">
            <text:p text:style-name="P4"/>
          </table:table-cell>
          <table:table-cell table:style-name="Tableau191.L1" office:value-type="string">
            <text:p text:style-name="P4"/>
          </table:table-cell>
        </table:table-row>
        <table:table-row table:style-name="Tableau191.1">
          <table:table-cell table:style-name="Tableau191.A2" office:value-type="string">
            <text:p text:style-name="P4"/>
          </table:table-cell>
          <table:table-cell table:style-name="Tableau191.B2" office:value-type="string">
            <text:p text:style-name="P4"/>
          </table:table-cell>
          <table:table-cell table:style-name="Tableau191.B2" office:value-type="string">
            <text:p text:style-name="P4">1 p.</text:p>
          </table:table-cell>
          <table:table-cell table:style-name="Tableau191.B2" office:value-type="string">
            <text:p text:style-name="P4">2 p.</text:p>
          </table:table-cell>
          <table:table-cell table:style-name="Tableau191.B2" office:value-type="string">
            <text:p text:style-name="P32"><text:span text:style-name="T2">3</text:span><text:span text:style-name="T22">ième</text:span><text:span text:style-name="T2"> p.</text:span></text:p>
          </table:table-cell>
          <table:table-cell table:style-name="Tableau191.A2" office:value-type="string">
            <text:p text:style-name="P4"/>
          </table:table-cell>
          <table:table-cell table:style-name="Tableau191.A2" office:value-type="string">
            <text:p text:style-name="P4"/>
          </table:table-cell>
          <table:table-cell table:style-name="Tableau191.B2" office:value-type="string">
            <text:p text:style-name="P4"/>
          </table:table-cell>
          <table:table-cell table:style-name="Tableau191.B2" office:value-type="string">
            <text:p text:style-name="P4">1 p.</text:p>
          </table:table-cell>
          <table:table-cell table:style-name="Tableau191.B2" office:value-type="string">
            <text:p text:style-name="P4">2 p.</text:p>
          </table:table-cell>
          <table:table-cell table:style-name="Tableau191.B2" office:value-type="string">
            <text:p text:style-name="P32"><text:span text:style-name="T2">3</text:span><text:span text:style-name="T22">ième</text:span><text:span text:style-name="T2"> p.</text:span></text:p>
          </table:table-cell>
          <table:table-cell table:style-name="Tableau191.L2" office:value-type="string">
            <text:p text:style-name="P4"/>
          </table:table-cell>
        </table:table-row>
        <table:table-row table:style-name="Tableau191.1">
          <table:table-cell table:style-name="Tableau191.A2" office:value-type="string">
            <text:p text:style-name="P4"/>
          </table:table-cell>
          <table:table-cell table:style-name="Tableau191.B2" office:value-type="string">
            <text:p text:style-name="P4">1 nuit + pt. déj.</text:p>
          </table:table-cell>
          <table:table-cell table:style-name="Tableau191.B2" office:value-type="string">
            <text:p text:style-name="P4">60.00</text:p>
          </table:table-cell>
          <table:table-cell table:style-name="Tableau191.B2" office:value-type="string">
            <text:p text:style-name="P4">60.00</text:p>
          </table:table-cell>
          <table:table-cell table:style-name="Tableau191.B2" office:value-type="string">
            <text:p text:style-name="P4">21.80</text:p>
          </table:table-cell>
          <table:table-cell table:style-name="Tableau191.A2" office:value-type="string">
            <text:p text:style-name="P4"/>
          </table:table-cell>
          <table:table-cell table:style-name="Tableau191.A2" office:value-type="string">
            <text:p text:style-name="P4"/>
          </table:table-cell>
          <table:table-cell table:style-name="Tableau191.B2" office:value-type="string">
            <text:p text:style-name="P4">1 nuit + pt. déj.</text:p>
          </table:table-cell>
          <table:table-cell table:style-name="Tableau191.B2" office:value-type="string">
            <text:p text:style-name="P4"/>
          </table:table-cell>
          <table:table-cell table:style-name="Tableau191.B2" office:value-type="string">
            <text:p text:style-name="P4"/>
          </table:table-cell>
          <table:table-cell table:style-name="Tableau191.B2" office:value-type="string">
            <text:p text:style-name="P4"/>
          </table:table-cell>
          <table:table-cell table:style-name="Tableau191.L2" office:value-type="string">
            <text:p text:style-name="P4"/>
          </table:table-cell>
        </table:table-row>
        <table:table-row table:style-name="Tableau191.1">
          <table:table-cell table:style-name="Tableau191.A2" office:value-type="string">
            <text:p text:style-name="P4"/>
          </table:table-cell>
          <table:table-cell table:style-name="Tableau191.B2" office:value-type="string">
            <text:p text:style-name="P4">réduction si pas de pt. déjeuner</text:p>
          </table:table-cell>
          <table:table-cell table:style-name="Tableau191.B2" office:value-type="string">
            <text:p text:style-name="P4"/>
          </table:table-cell>
          <table:table-cell table:style-name="Tableau191.B2" office:value-type="string">
            <text:p text:style-name="P4"/>
          </table:table-cell>
          <table:table-cell table:style-name="Tableau191.B2" office:value-type="string">
            <text:p text:style-name="P4"/>
          </table:table-cell>
          <table:table-cell table:style-name="Tableau191.A2" office:value-type="string">
            <text:p text:style-name="P4"/>
          </table:table-cell>
          <table:table-cell table:style-name="Tableau191.A2" office:value-type="string">
            <text:p text:style-name="P4"/>
          </table:table-cell>
          <table:table-cell table:style-name="Tableau191.B2" office:value-type="string">
            <text:p text:style-name="P4">réduction si pas de pt. déjeuner</text:p>
          </table:table-cell>
          <table:table-cell table:style-name="Tableau191.B2" office:value-type="string">
            <text:p text:style-name="P4"/>
          </table:table-cell>
          <table:table-cell table:style-name="Tableau191.B2" office:value-type="string">
            <text:p text:style-name="P4"/>
          </table:table-cell>
          <table:table-cell table:style-name="Tableau191.B2" office:value-type="string">
            <text:p text:style-name="P4"/>
          </table:table-cell>
          <table:table-cell table:style-name="Tableau191.L2" office:value-type="string">
            <text:p text:style-name="P4"/>
          </table:table-cell>
        </table:table-row>
        <table:table-row table:style-name="Tableau191.1">
          <table:table-cell table:style-name="Tableau191.A2" office:value-type="string">
            <text:p text:style-name="P4"/>
          </table:table-cell>
          <table:table-cell table:style-name="Tableau191.B2" office:value-type="string">
            <text:p text:style-name="P4">table d’hôtes</text:p>
          </table:table-cell>
          <table:table-cell table:style-name="Tableau191.B2" office:value-type="string">
            <text:p text:style-name="P55">sur dde</text:p>
          </table:table-cell>
          <table:table-cell table:style-name="Tableau191.B2" office:value-type="string">
            <text:p text:style-name="P55"/>
          </table:table-cell>
          <table:table-cell table:style-name="Tableau191.E5" office:value-type="string">
            <text:p text:style-name="P4"/>
          </table:table-cell>
          <table:table-cell table:style-name="Tableau191.A2" office:value-type="string">
            <text:p text:style-name="P4"/>
          </table:table-cell>
          <table:table-cell table:style-name="Tableau191.A2" office:value-type="string">
            <text:p text:style-name="P4"/>
          </table:table-cell>
          <table:table-cell table:style-name="Tableau191.A2" office:value-type="string">
            <text:p text:style-name="P4">table d’hôtes</text:p>
          </table:table-cell>
          <table:table-cell table:style-name="Tableau191.A2" office:value-type="string">
            <text:p text:style-name="P10">/p.</text:p>
          </table:table-cell>
          <table:table-cell table:style-name="Tableau191.A2" office:value-type="string">
            <text:p text:style-name="P4"/>
          </table:table-cell>
          <table:table-cell table:style-name="Tableau191.K5" office:value-type="string">
            <text:p text:style-name="P4"/>
          </table:table-cell>
          <table:table-cell table:style-name="Tableau191.L5" office:value-type="string">
            <text:p text:style-name="P4"/>
          </table:table-cell>
        </table:table-row>
        <table:table-row table:style-name="Tableau191.6">
          <table:table-cell table:style-name="Tableau191.A2" office:value-type="string">
            <text:p text:style-name="P4"/>
          </table:table-cell>
          <table:table-cell table:style-name="Tableau191.B2" office:value-type="string">
            <text:p text:style-name="P4">autres</text:p>
            <text:p text:style-name="P2"/>
          </table:table-cell>
          <table:table-cell table:style-name="Tableau191.B2" table:number-columns-spanned="3" office:value-type="string">
            <text:p text:style-name="P26"/>
          </table:table-cell>
          <table:covered-table-cell/>
          <table:covered-table-cell/>
          <table:table-cell table:style-name="Tableau191.A2" office:value-type="string">
            <text:p text:style-name="P4"/>
          </table:table-cell>
          <table:table-cell table:style-name="Tableau191.A2" office:value-type="string">
            <text:p text:style-name="P4"/>
          </table:table-cell>
          <table:table-cell table:style-name="Tableau191.H6" office:value-type="string">
            <text:p text:style-name="P4">autres</text:p>
          </table:table-cell>
          <table:table-cell table:style-name="Tableau191.H6" table:number-columns-spanned="3" office:value-type="string">
            <text:p text:style-name="P4"/>
          </table:table-cell>
          <table:covered-table-cell/>
          <table:covered-table-cell/>
          <table:table-cell table:style-name="Tableau191.L2" office:value-type="string">
            <text:p text:style-name="P4"/>
          </table:table-cell>
        </table:table-row>
        <table:table-row table:style-name="Tableau191.6">
          <table:table-cell table:style-name="Tableau191.A2" office:value-type="string">
            <text:p text:style-name="P4"/>
          </table:table-cell>
          <table:table-cell table:style-name="Tableau191.A2" table:number-columns-spanned="4" office:value-type="string">
            <text:p text:style-name="P4">type de table d’hôtes : th1</text:p>
          </table:table-cell>
          <table:covered-table-cell/>
          <table:covered-table-cell/>
          <table:covered-table-cell/>
          <table:table-cell table:style-name="Tableau191.A2" office:value-type="string">
            <text:p text:style-name="P4"/>
          </table:table-cell>
          <table:table-cell table:style-name="Tableau191.A2" office:value-type="string">
            <text:p text:style-name="P4"/>
          </table:table-cell>
          <table:table-cell table:style-name="Tableau191.A2" table:number-columns-spanned="4" office:value-type="string">
            <text:p text:style-name="P4">Type de table d’hôtes :</text:p>
          </table:table-cell>
          <table:covered-table-cell/>
          <table:covered-table-cell/>
          <table:covered-table-cell/>
          <table:table-cell table:style-name="Tableau191.L2" office:value-type="string">
            <text:p text:style-name="P4"/>
          </table:table-cell>
        </table:table-row>
        <table:table-row table:style-name="Tableau191.6">
          <table:table-cell>
            <table:table table:is-sub-table="true">
              <table:table-column table:style-name="Tableau191.A"/>
              <table:table-row table:style-name="Tableau191.6">
                <table:table-cell table:style-name="Tableau191.A2" office:value-type="string">
                  <text:p text:style-name="P4"/>
                </table:table-cell>
              </table:table-row>
              <table:table-row table:style-name="Tableau191.6">
                <table:table-cell table:style-name="Tableau191.A2" office:value-type="string">
                  <text:p text:style-name="P4"/>
                </table:table-cell>
              </table:table-row>
              <table:table-row table:style-name="Tableau191.6">
                <table:table-cell table:style-name="Tableau191.A2" office:value-type="string">
                  <text:p text:style-name="P4"/>
                </table:table-cell>
              </table:table-row>
            </table:table>
          </table:table-cell>
          <table:table-cell table:style-name="Tableau191.B2" table:number-columns-spanned="4" office:value-type="string">
            <text:p text:style-name="P4"/>
          </table:table-cell>
          <table:covered-table-cell/>
          <table:covered-table-cell/>
          <table:covered-table-cell/>
          <table:table-cell table:number-columns-spanned="7">
            <table:table table:is-sub-table="true">
              <table:table-column table:style-name="Tableau191.F" table:number-columns-repeated="2"/>
              <table:table-column table:style-name="Tableau191.F8.3"/>
              <table:table-column table:style-name="Tableau191.L"/>
              <table:table-row table:style-name="Tableau191.6">
                <table:table-cell table:style-name="Tableau191.A2" office:value-type="string">
                  <text:p text:style-name="P4"/>
                </table:table-cell>
                <table:table-cell table:style-name="Tableau191.A2" office:value-type="string">
                  <text:p text:style-name="P4"/>
                </table:table-cell>
                <table:table-cell table:style-name="Tableau191.A2" office:value-type="string">
                  <text:p text:style-name="P32"><text:span text:style-name="T16"></text:span><text:span text:style-name="T2"> <text:s/>assiette gourmande</text:span></text:p>
                </table:table-cell>
                <table:table-cell table:style-name="Tableau191.L2" office:value-type="string">
                  <text:p text:style-name="P4"/>
                </table:table-cell>
              </table:table-row>
              <table:table-row table:style-name="Tableau191.6">
                <table:table-cell table:style-name="Tableau191.A2" office:value-type="string">
                  <text:p text:style-name="P4"/>
                </table:table-cell>
                <table:table-cell table:style-name="Tableau191.A2" office:value-type="string">
                  <text:p text:style-name="P4"/>
                </table:table-cell>
                <table:table-cell table:style-name="Tableau191.A2" office:value-type="string">
                  <text:p text:style-name="P32"><text:span text:style-name="T16"></text:span><text:span text:style-name="T2"> <text:s/>repas familial</text:span></text:p>
                </table:table-cell>
                <table:table-cell table:style-name="Tableau191.L2" office:value-type="string">
                  <text:p text:style-name="P4"/>
                </table:table-cell>
              </table:table-row>
              <table:table-row table:style-name="Tableau191.6">
                <table:table-cell table:style-name="Tableau191.A2" office:value-type="string">
                  <text:p text:style-name="P4"/>
                </table:table-cell>
                <table:table-cell table:style-name="Tableau191.A2" office:value-type="string">
                  <text:p text:style-name="P4"/>
                </table:table-cell>
                <table:table-cell table:style-name="Tableau191.B2" office:value-type="string">
                  <text:p text:style-name="P32"><text:span text:style-name="T16"></text:span><text:span text:style-name="T2"> <text:s/>menu gastronomique</text:span></text:p>
                </table:table-cell>
                <table:table-cell table:style-name="Tableau191.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191.6">
          <table:table-cell table:style-name="Tableau191.A2" office:value-type="string">
            <text:p text:style-name="P4"/>
          </table:table-cell>
          <table:table-cell table:style-name="Tableau191.B2" table:number-columns-spanned="4" office:value-type="string">
            <text:p text:style-name="P4">taxe de séjour : non</text:p>
          </table:table-cell>
          <table:covered-table-cell/>
          <table:covered-table-cell/>
          <table:covered-table-cell/>
          <table:table-cell table:style-name="Tableau191.A2" office:value-type="string">
            <text:p text:style-name="P4"/>
          </table:table-cell>
          <table:table-cell table:style-name="Tableau191.A2" office:value-type="string">
            <text:p text:style-name="P4"/>
          </table:table-cell>
          <table:table-cell table:style-name="Tableau191.B2" table:number-columns-spanned="4" office:value-type="string">
            <text:p text:style-name="P4">taxe de séjour : <text:s/>….. par</text:p>
          </table:table-cell>
          <table:covered-table-cell/>
          <table:covered-table-cell/>
          <table:covered-table-cell/>
          <table:table-cell table:style-name="Tableau191.L2" office:value-type="string">
            <text:p text:style-name="P4"/>
          </table:table-cell>
        </table:table-row>
        <table:table-row table:style-name="Tableau191.1">
          <table:table-cell table:style-name="Tableau191.B2" office:value-type="string">
            <text:p text:style-name="P4"/>
          </table:table-cell>
          <table:table-cell table:style-name="Tableau191.E5" office:value-type="string">
            <text:p text:style-name="P4"/>
          </table:table-cell>
          <table:table-cell table:style-name="Tableau191.E5" office:value-type="string">
            <text:p text:style-name="P4"/>
          </table:table-cell>
          <table:table-cell table:style-name="Tableau191.E5" office:value-type="string">
            <text:p text:style-name="P4"/>
          </table:table-cell>
          <table:table-cell table:style-name="Tableau191.E5" office:value-type="string">
            <text:p text:style-name="P4"/>
          </table:table-cell>
          <table:table-cell table:style-name="Tableau191.E5" office:value-type="string">
            <text:p text:style-name="P4"/>
          </table:table-cell>
          <table:table-cell table:style-name="Tableau191.E5" office:value-type="string">
            <text:p text:style-name="P4"/>
          </table:table-cell>
          <table:table-cell table:style-name="Tableau191.E5" office:value-type="string">
            <text:p text:style-name="P4"/>
          </table:table-cell>
          <table:table-cell table:style-name="Tableau191.E5" office:value-type="string">
            <text:p text:style-name="P4"/>
          </table:table-cell>
          <table:table-cell table:style-name="Tableau191.E5" office:value-type="string">
            <text:p text:style-name="P4"/>
          </table:table-cell>
          <table:table-cell table:style-name="Tableau191.E5" office:value-type="string">
            <text:p text:style-name="P4"/>
          </table:table-cell>
          <table:table-cell table:style-name="Tableau191.L10" office:value-type="string">
            <text:p text:style-name="P4"/>
          </table:table-cell>
        </table:table-row>
      </table:table>
      <text:p text:style-name="P30">8. <text:s/>composition de l’hébergement</text:p>
      <table:table table:name="Tableau192" table:style-name="Tableau192">
        <table:table-column table:style-name="Tableau192.A"/>
        <table:table-column table:style-name="Tableau192.B"/>
        <table:table-row table:style-name="Tableau192.1">
          <table:table-cell table:style-name="Tableau192.A1" office:value-type="string">
            <text:p text:style-name="P4">Points forts : au bord d'une rivière</text:p>
            <text:p text:style-name="P21"/>
            <text:p text:style-name="P2"/>
          </table:table-cell>
          <table:table-cell table:style-name="Tableau192.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192.1">
          <table:table-cell table:style-name="Tableau192.A2" office:value-type="string">
            <text:p text:style-name="P4">Distribution : 1er ét. : 2 ch. (3x1p., sdb, wc), 2 ch. (2x1p., sdb, wc), 1 ch. (2x1p., 3x1p., sdb, wc), salon, chauffage central. jardin : pelouse, terrasse, jeux extérieurs.</text:p>
            <text:p text:style-name="P28"/>
          </table:table-cell>
          <table:table-cell table:style-name="Tableau192.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192.1">
          <table:table-cell table:style-name="Tableau192.A2" office:value-type="string">
            <text:p text:style-name="P4">Pictogrammes de confort :</text:p>
            <text:p text:style-name="P5">Lit 1 pers. : 13</text:p>
            <text:p text:style-name="P5">Lit 2 pers. : 1</text:p>
            <text:p text:style-name="P5">Lit superposé (1 lit = 2 pers.)  : 0</text:p>
            <text:p text:style-name="P33"><text:span text:style-name="T2">Lit bébé : 0</text:span></text:p>
            <text:p text:style-name="P5"/>
            <text:p text:style-name="P23">tv : oui</text:p>
            <text:p text:style-name="P5">feu ouvert/cassette : </text:p>
            <text:p text:style-name="P5">accès-internet : </text:p>
            <text:p text:style-name="P5"/>
          </table:table-cell>
          <table:table-cell table:style-name="Tableau192.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193" table:style-name="Tableau193">
        <table:table-column table:style-name="Tableau193.A"/>
        <table:table-column table:style-name="Tableau193.B"/>
        <table:table-row table:style-name="Tableau193.1">
          <table:table-cell table:style-name="Tableau193.A1" office:value-type="string">
            <text:p text:style-name="P4">Trois gîtes et cinq chambres d'hôtes à la ferme château de Laneffe datant de 1604. Salles pour réunions familiales et professionnelles. Table d'hôtes sur réservation, promenade, poney pour les enfants. A proximité des barrages de l'Eau d'Heure.</text:p>
            <text:p text:style-name="P2"/>
          </table:table-cell>
          <table:table-cell table:style-name="Tableau193.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194" table:style-name="Tableau194">
        <table:table-column table:style-name="Tableau194.A"/>
        <table:table-column table:style-name="Tableau194.B"/>
        <table:table-row table:style-name="Tableau194.1">
          <table:table-cell table:style-name="Tableau194.A1" office:value-type="string">
            <text:p text:style-name="P4"/>
            <text:p text:style-name="P2">Réservation via Belsud : </text:p>
            <text:p text:style-name="P2"/>
          </table:table-cell>
          <table:table-cell table:style-name="Tableau194.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195" table:style-name="Tableau195">
        <table:table-column table:style-name="Tableau195.A"/>
        <table:table-column table:style-name="Tableau195.B"/>
        <table:table-row table:style-name="Tableau195.1">
          <table:table-cell table:style-name="Tableau195.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195.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196" table:style-name="Tableau196">
        <table:table-column table:style-name="Tableau196.A"/>
        <table:table-column table:style-name="Tableau196.B"/>
        <table:table-row table:style-name="Tableau196.1">
          <table:table-cell table:style-name="Tableau196.A1" office:value-type="string">
            <text:p text:style-name="P71"/>
          </table:table-cell>
          <table:table-cell table:style-name="Tableau196.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197" table:style-name="Tableau197">
        <table:table-column table:style-name="Tableau197.A"/>
        <table:table-column table:style-name="Tableau197.B"/>
        <table:table-column table:style-name="Tableau197.C"/>
        <table:table-row table:style-name="Tableau197.1">
          <table:table-cell table:style-name="Tableau197.A1" table:number-columns-spanned="3" office:value-type="string">
            <text:p text:style-name="P4">Reçu le :</text:p>
            <text:p text:style-name="P2"/>
          </table:table-cell>
          <table:covered-table-cell/>
          <table:covered-table-cell/>
        </table:table-row>
        <table:table-row table:style-name="Tableau197.2">
          <table:table-cell table:style-name="Tableau197.A2" office:value-type="string">
            <text:p text:style-name="P4">Encodage :</text:p>
            <text:p text:style-name="P2"/>
          </table:table-cell>
          <table:table-cell table:style-name="Tableau197.A2" office:value-type="string">
            <text:p text:style-name="P32"><text:span text:style-name="T6">pk-heb : 378</text:span></text:p>
          </table:table-cell>
          <table:table-cell table:style-name="Tableau197.C2" office:value-type="string">
            <text:p text:style-name="P22">pk-membre : 532</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198" table:style-name="Tableau198">
        <table:table-column table:style-name="Tableau198.A"/>
        <table:table-column table:style-name="Tableau198.B"/>
        <table:table-row table:style-name="Tableau198.1">
          <table:table-cell table:style-name="Tableau198.A1" office:value-type="string">
            <text:p text:style-name="P4">photo</text:p>
          </table:table-cell>
          <table:table-cell table:style-name="Tableau198.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378</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199" table:style-name="Tableau199">
        <table:table-column table:style-name="Tableau199.A"/>
        <table:table-column table:style-name="Tableau199.B"/>
        <table:table-row table:style-name="Tableau199.1">
          <table:table-cell table:style-name="Tableau199.A1" office:value-type="string">
            <text:p text:style-name="P34"><text:span text:style-name="T2">classification (épis) : 0</text:span></text:p>
            <text:p text:style-name="P5"/>
            <text:p text:style-name="P5">type d’hébergement : Chambre d'hôtes</text:p>
            <text:p text:style-name="P25"/>
            <text:p text:style-name="P25"/>
            <text:p text:style-name="P25"/>
            <text:p text:style-name="P33"><text:span text:style-name="T2">capacité globale : 2/4</text:span></text:p>
            <text:p text:style-name="P5"/>
            <text:p text:style-name="P5">nombre total de chambres : 2</text:p>
          </table:table-cell>
          <table:table-cell table:style-name="Tableau199.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200" table:style-name="Tableau200">
        <table:table-column table:style-name="Tableau200.A"/>
        <table:table-column table:style-name="Tableau200.B"/>
        <table:table-row table:style-name="Tableau200.1">
          <table:table-cell table:style-name="Tableau200.A1" office:value-type="string">
            <text:p text:style-name="P4">prénom et nom :</text:p>
            <text:p text:style-name="P2">Julien <text:s/>XHAYET DONFUT</text:p>
            <text:p text:style-name="P2"/>
            <text:p text:style-name="P1"><text:span text:style-name="T2">tél. : 080 86 40 78</text:span></text:p>
            <text:p text:style-name="P2"/>
            <text:p text:style-name="P1"><text:span text:style-name="T2">gsm : 0474 663 191</text:span></text:p>
            <text:p text:style-name="P2"/>
            <text:p text:style-name="P1"><text:span text:style-name="T2">fax : </text:span></text:p>
            <text:p text:style-name="P2"/>
            <text:p text:style-name="P2">adresse e-mail : </text:p>
            <text:p text:style-name="P2">vieuxmoulindelodomez@swing.be</text:p>
            <text:p text:style-name="P2"/>
            <text:p text:style-name="P2">site internet personnel :</text:p>
            <text:p text:style-name="P2">www.chambres-stavelot.be</text:p>
            <text:p text:style-name="P2"/>
            <text:p text:style-name="P2">langues parlées :</text:p>
            <text:p text:style-name="P28">FR - D</text:p>
            <text:p text:style-name="P2"/>
          </table:table-cell>
          <table:table-cell table:style-name="Tableau200.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201" table:style-name="Tableau201">
        <table:table-column table:style-name="Tableau201.A"/>
        <table:table-column table:style-name="Tableau201.B"/>
        <table:table-row table:style-name="Tableau201.1">
          <table:table-cell table:style-name="Tableau201.A1" office:value-type="string">
            <text:p text:style-name="P4">nom de l’hébergement :</text:p>
            <text:p text:style-name="P2">Vieux Moulin de Lodomez</text:p>
            <text:p text:style-name="P2"/>
            <text:p text:style-name="P2">rue :</text:p>
            <text:p text:style-name="P2">Hameau de Lodomez, 23</text:p>
            <text:p text:style-name="P2"/>
            <text:p text:style-name="P2">code postal : 4970 Stavelot</text:p>
            <text:p text:style-name="P2">localité pour la communication :</text:p>
            <text:p text:style-name="P24">Stavelot</text:p>
            <text:p text:style-name="P2"/>
          </table:table-cell>
          <table:table-cell table:style-name="Tableau201.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202" table:style-name="Tableau202">
        <table:table-column table:style-name="Tableau202.A"/>
        <table:table-column table:style-name="Tableau202.B"/>
        <table:table-row table:style-name="Tableau202.1">
          <table:table-cell table:style-name="Tableau202.A1" office:value-type="string">
            <text:p text:style-name="P4"/>
            <text:p text:style-name="P2"/>
            <text:p text:style-name="P33"><text:span text:style-name="T2">tennis : 4.0</text:span></text:p>
            <text:p text:style-name="P5">sports nautiques : </text:p>
            <text:p text:style-name="P23">ski : </text:p>
            <text:p text:style-name="P5">randonnées balisées : 0.0</text:p>
            <text:p text:style-name="P5">piscine : 4.0<text:tab/></text:p>
            <text:p text:style-name="P5">pêche : 0.5<text:tab/></text:p>
            <text:p text:style-name="P5">équitation : </text:p>
            <text:p text:style-name="P5">vélos à disposition : </text:p>
            <text:p text:style-name="P5">circuit v.t.t. : 0.0</text:p>
            <text:p text:style-name="P5">ravel : <text:tab/></text:p>
            <text:p text:style-name="P2"/>
          </table:table-cell>
          <table:table-cell table:style-name="Tableau202.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203" table:style-name="Tableau203">
        <table:table-column table:style-name="Tableau203.A"/>
        <table:table-column table:style-name="Tableau203.B"/>
        <table:table-row table:style-name="Tableau203.1">
          <table:table-cell table:style-name="Tableau203.A1" office:value-type="string">
            <text:p text:style-name="P4"/>
            <text:p text:style-name="P5">commerces : 3.0</text:p>
            <text:p text:style-name="P5">restaurant : 0.0</text:p>
            <text:p text:style-name="P5">gare : 10.0</text:p>
            <text:p text:style-name="P5"/>
            <text:p text:style-name="P5">animaux domestiques admis : oui</text:p>
            <text:p text:style-name="P5">hébergement fumeur : oui</text:p>
          </table:table-cell>
          <table:table-cell table:style-name="Tableau203.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204" table:style-name="Tableau204">
        <table:table-column table:style-name="Tableau204.A"/>
        <table:table-column table:style-name="Tableau204.B"/>
        <table:table-column table:style-name="Tableau204.C" table:number-columns-repeated="3"/>
        <table:table-column table:style-name="Tableau204.F" table:number-columns-repeated="2"/>
        <table:table-column table:style-name="Tableau204.B"/>
        <table:table-column table:style-name="Tableau204.I"/>
        <table:table-column table:style-name="Tableau204.J"/>
        <table:table-column table:style-name="Tableau204.K"/>
        <table:table-column table:style-name="Tableau204.L"/>
        <table:table-row table:style-name="Tableau204.1">
          <table:table-cell table:style-name="Tableau204.A1" office:value-type="string">
            <text:p text:style-name="P4"/>
          </table:table-cell>
          <table:table-cell table:style-name="Tableau204.B1" office:value-type="string">
            <text:p text:style-name="P4"/>
          </table:table-cell>
          <table:table-cell table:style-name="Tableau204.B1" office:value-type="string">
            <text:p text:style-name="P4"/>
          </table:table-cell>
          <table:table-cell table:style-name="Tableau204.B1" office:value-type="string">
            <text:p text:style-name="P4"/>
          </table:table-cell>
          <table:table-cell table:style-name="Tableau204.B1" office:value-type="string">
            <text:p text:style-name="P4"/>
          </table:table-cell>
          <table:table-cell table:style-name="Tableau204.F1" office:value-type="string">
            <text:p text:style-name="P4"/>
          </table:table-cell>
          <table:table-cell table:style-name="Tableau204.A1" office:value-type="string">
            <text:p text:style-name="P4"/>
          </table:table-cell>
          <table:table-cell table:style-name="Tableau204.B1" office:value-type="string">
            <text:p text:style-name="P4"/>
          </table:table-cell>
          <table:table-cell table:style-name="Tableau204.B1" office:value-type="string">
            <text:p text:style-name="P4"/>
          </table:table-cell>
          <table:table-cell table:style-name="Tableau204.B1" office:value-type="string">
            <text:p text:style-name="P4"/>
          </table:table-cell>
          <table:table-cell table:style-name="Tableau204.B1" office:value-type="string">
            <text:p text:style-name="P4"/>
          </table:table-cell>
          <table:table-cell table:style-name="Tableau204.L1" office:value-type="string">
            <text:p text:style-name="P4"/>
          </table:table-cell>
        </table:table-row>
        <table:table-row table:style-name="Tableau204.1">
          <table:table-cell table:style-name="Tableau204.A2" office:value-type="string">
            <text:p text:style-name="P4"/>
          </table:table-cell>
          <table:table-cell table:style-name="Tableau204.B2" office:value-type="string">
            <text:p text:style-name="P4"/>
          </table:table-cell>
          <table:table-cell table:style-name="Tableau204.B2" office:value-type="string">
            <text:p text:style-name="P4">1 p.</text:p>
          </table:table-cell>
          <table:table-cell table:style-name="Tableau204.B2" office:value-type="string">
            <text:p text:style-name="P4">2 p.</text:p>
          </table:table-cell>
          <table:table-cell table:style-name="Tableau204.B2" office:value-type="string">
            <text:p text:style-name="P32"><text:span text:style-name="T2">3</text:span><text:span text:style-name="T22">ième</text:span><text:span text:style-name="T2"> p.</text:span></text:p>
          </table:table-cell>
          <table:table-cell table:style-name="Tableau204.A2" office:value-type="string">
            <text:p text:style-name="P4"/>
          </table:table-cell>
          <table:table-cell table:style-name="Tableau204.A2" office:value-type="string">
            <text:p text:style-name="P4"/>
          </table:table-cell>
          <table:table-cell table:style-name="Tableau204.B2" office:value-type="string">
            <text:p text:style-name="P4"/>
          </table:table-cell>
          <table:table-cell table:style-name="Tableau204.B2" office:value-type="string">
            <text:p text:style-name="P4">1 p.</text:p>
          </table:table-cell>
          <table:table-cell table:style-name="Tableau204.B2" office:value-type="string">
            <text:p text:style-name="P4">2 p.</text:p>
          </table:table-cell>
          <table:table-cell table:style-name="Tableau204.B2" office:value-type="string">
            <text:p text:style-name="P32"><text:span text:style-name="T2">3</text:span><text:span text:style-name="T22">ième</text:span><text:span text:style-name="T2"> p.</text:span></text:p>
          </table:table-cell>
          <table:table-cell table:style-name="Tableau204.L2" office:value-type="string">
            <text:p text:style-name="P4"/>
          </table:table-cell>
        </table:table-row>
        <table:table-row table:style-name="Tableau204.1">
          <table:table-cell table:style-name="Tableau204.A2" office:value-type="string">
            <text:p text:style-name="P4"/>
          </table:table-cell>
          <table:table-cell table:style-name="Tableau204.B2" office:value-type="string">
            <text:p text:style-name="P4">1 nuit + pt. déj.</text:p>
          </table:table-cell>
          <table:table-cell table:style-name="Tableau204.B2" office:value-type="string">
            <text:p text:style-name="P4"/>
          </table:table-cell>
          <table:table-cell table:style-name="Tableau204.B2" office:value-type="string">
            <text:p text:style-name="P4">50.00</text:p>
          </table:table-cell>
          <table:table-cell table:style-name="Tableau204.B2" office:value-type="string">
            <text:p text:style-name="P4"/>
          </table:table-cell>
          <table:table-cell table:style-name="Tableau204.A2" office:value-type="string">
            <text:p text:style-name="P4"/>
          </table:table-cell>
          <table:table-cell table:style-name="Tableau204.A2" office:value-type="string">
            <text:p text:style-name="P4"/>
          </table:table-cell>
          <table:table-cell table:style-name="Tableau204.B2" office:value-type="string">
            <text:p text:style-name="P4">1 nuit + pt. déj.</text:p>
          </table:table-cell>
          <table:table-cell table:style-name="Tableau204.B2" office:value-type="string">
            <text:p text:style-name="P4"/>
          </table:table-cell>
          <table:table-cell table:style-name="Tableau204.B2" office:value-type="string">
            <text:p text:style-name="P4"/>
          </table:table-cell>
          <table:table-cell table:style-name="Tableau204.B2" office:value-type="string">
            <text:p text:style-name="P4"/>
          </table:table-cell>
          <table:table-cell table:style-name="Tableau204.L2" office:value-type="string">
            <text:p text:style-name="P4"/>
          </table:table-cell>
        </table:table-row>
        <table:table-row table:style-name="Tableau204.1">
          <table:table-cell table:style-name="Tableau204.A2" office:value-type="string">
            <text:p text:style-name="P4"/>
          </table:table-cell>
          <table:table-cell table:style-name="Tableau204.B2" office:value-type="string">
            <text:p text:style-name="P4">réduction si pas de pt. déjeuner</text:p>
          </table:table-cell>
          <table:table-cell table:style-name="Tableau204.B2" office:value-type="string">
            <text:p text:style-name="P4"/>
          </table:table-cell>
          <table:table-cell table:style-name="Tableau204.B2" office:value-type="string">
            <text:p text:style-name="P4"/>
          </table:table-cell>
          <table:table-cell table:style-name="Tableau204.B2" office:value-type="string">
            <text:p text:style-name="P4"/>
          </table:table-cell>
          <table:table-cell table:style-name="Tableau204.A2" office:value-type="string">
            <text:p text:style-name="P4"/>
          </table:table-cell>
          <table:table-cell table:style-name="Tableau204.A2" office:value-type="string">
            <text:p text:style-name="P4"/>
          </table:table-cell>
          <table:table-cell table:style-name="Tableau204.B2" office:value-type="string">
            <text:p text:style-name="P4">réduction si pas de pt. déjeuner</text:p>
          </table:table-cell>
          <table:table-cell table:style-name="Tableau204.B2" office:value-type="string">
            <text:p text:style-name="P4"/>
          </table:table-cell>
          <table:table-cell table:style-name="Tableau204.B2" office:value-type="string">
            <text:p text:style-name="P4"/>
          </table:table-cell>
          <table:table-cell table:style-name="Tableau204.B2" office:value-type="string">
            <text:p text:style-name="P4"/>
          </table:table-cell>
          <table:table-cell table:style-name="Tableau204.L2" office:value-type="string">
            <text:p text:style-name="P4"/>
          </table:table-cell>
        </table:table-row>
        <table:table-row table:style-name="Tableau204.1">
          <table:table-cell table:style-name="Tableau204.A2" office:value-type="string">
            <text:p text:style-name="P4"/>
          </table:table-cell>
          <table:table-cell table:style-name="Tableau204.B2" office:value-type="string">
            <text:p text:style-name="P4">table d’hôtes</text:p>
          </table:table-cell>
          <table:table-cell table:style-name="Tableau204.B2" office:value-type="string">
            <text:p text:style-name="P55"/>
          </table:table-cell>
          <table:table-cell table:style-name="Tableau204.B2" office:value-type="string">
            <text:p text:style-name="P55"/>
          </table:table-cell>
          <table:table-cell table:style-name="Tableau204.E5" office:value-type="string">
            <text:p text:style-name="P4"/>
          </table:table-cell>
          <table:table-cell table:style-name="Tableau204.A2" office:value-type="string">
            <text:p text:style-name="P4"/>
          </table:table-cell>
          <table:table-cell table:style-name="Tableau204.A2" office:value-type="string">
            <text:p text:style-name="P4"/>
          </table:table-cell>
          <table:table-cell table:style-name="Tableau204.A2" office:value-type="string">
            <text:p text:style-name="P4">table d’hôtes</text:p>
          </table:table-cell>
          <table:table-cell table:style-name="Tableau204.A2" office:value-type="string">
            <text:p text:style-name="P10">/p.</text:p>
          </table:table-cell>
          <table:table-cell table:style-name="Tableau204.A2" office:value-type="string">
            <text:p text:style-name="P4"/>
          </table:table-cell>
          <table:table-cell table:style-name="Tableau204.K5" office:value-type="string">
            <text:p text:style-name="P4"/>
          </table:table-cell>
          <table:table-cell table:style-name="Tableau204.L5" office:value-type="string">
            <text:p text:style-name="P4"/>
          </table:table-cell>
        </table:table-row>
        <table:table-row table:style-name="Tableau204.6">
          <table:table-cell table:style-name="Tableau204.A2" office:value-type="string">
            <text:p text:style-name="P4"/>
          </table:table-cell>
          <table:table-cell table:style-name="Tableau204.B2" office:value-type="string">
            <text:p text:style-name="P4">autres</text:p>
            <text:p text:style-name="P2"/>
          </table:table-cell>
          <table:table-cell table:style-name="Tableau204.B2" table:number-columns-spanned="3" office:value-type="string">
            <text:p text:style-name="P26"/>
          </table:table-cell>
          <table:covered-table-cell/>
          <table:covered-table-cell/>
          <table:table-cell table:style-name="Tableau204.A2" office:value-type="string">
            <text:p text:style-name="P4"/>
          </table:table-cell>
          <table:table-cell table:style-name="Tableau204.A2" office:value-type="string">
            <text:p text:style-name="P4"/>
          </table:table-cell>
          <table:table-cell table:style-name="Tableau204.H6" office:value-type="string">
            <text:p text:style-name="P4">autres</text:p>
          </table:table-cell>
          <table:table-cell table:style-name="Tableau204.H6" table:number-columns-spanned="3" office:value-type="string">
            <text:p text:style-name="P4"/>
          </table:table-cell>
          <table:covered-table-cell/>
          <table:covered-table-cell/>
          <table:table-cell table:style-name="Tableau204.L2" office:value-type="string">
            <text:p text:style-name="P4"/>
          </table:table-cell>
        </table:table-row>
        <table:table-row table:style-name="Tableau204.6">
          <table:table-cell table:style-name="Tableau204.A2" office:value-type="string">
            <text:p text:style-name="P4"/>
          </table:table-cell>
          <table:table-cell table:style-name="Tableau204.A2" table:number-columns-spanned="4" office:value-type="string">
            <text:p text:style-name="P4">type de table d’hôtes : th1</text:p>
          </table:table-cell>
          <table:covered-table-cell/>
          <table:covered-table-cell/>
          <table:covered-table-cell/>
          <table:table-cell table:style-name="Tableau204.A2" office:value-type="string">
            <text:p text:style-name="P4"/>
          </table:table-cell>
          <table:table-cell table:style-name="Tableau204.A2" office:value-type="string">
            <text:p text:style-name="P4"/>
          </table:table-cell>
          <table:table-cell table:style-name="Tableau204.A2" table:number-columns-spanned="4" office:value-type="string">
            <text:p text:style-name="P4">Type de table d’hôtes :</text:p>
          </table:table-cell>
          <table:covered-table-cell/>
          <table:covered-table-cell/>
          <table:covered-table-cell/>
          <table:table-cell table:style-name="Tableau204.L2" office:value-type="string">
            <text:p text:style-name="P4"/>
          </table:table-cell>
        </table:table-row>
        <table:table-row table:style-name="Tableau204.6">
          <table:table-cell>
            <table:table table:is-sub-table="true">
              <table:table-column table:style-name="Tableau204.A"/>
              <table:table-row table:style-name="Tableau204.6">
                <table:table-cell table:style-name="Tableau204.A2" office:value-type="string">
                  <text:p text:style-name="P4"/>
                </table:table-cell>
              </table:table-row>
              <table:table-row table:style-name="Tableau204.6">
                <table:table-cell table:style-name="Tableau204.A2" office:value-type="string">
                  <text:p text:style-name="P4"/>
                </table:table-cell>
              </table:table-row>
              <table:table-row table:style-name="Tableau204.6">
                <table:table-cell table:style-name="Tableau204.A2" office:value-type="string">
                  <text:p text:style-name="P4"/>
                </table:table-cell>
              </table:table-row>
            </table:table>
          </table:table-cell>
          <table:table-cell table:style-name="Tableau204.B2" table:number-columns-spanned="4" office:value-type="string">
            <text:p text:style-name="P4"/>
          </table:table-cell>
          <table:covered-table-cell/>
          <table:covered-table-cell/>
          <table:covered-table-cell/>
          <table:table-cell table:number-columns-spanned="7">
            <table:table table:is-sub-table="true">
              <table:table-column table:style-name="Tableau204.F" table:number-columns-repeated="2"/>
              <table:table-column table:style-name="Tableau204.F8.3"/>
              <table:table-column table:style-name="Tableau204.L"/>
              <table:table-row table:style-name="Tableau204.6">
                <table:table-cell table:style-name="Tableau204.A2" office:value-type="string">
                  <text:p text:style-name="P4"/>
                </table:table-cell>
                <table:table-cell table:style-name="Tableau204.A2" office:value-type="string">
                  <text:p text:style-name="P4"/>
                </table:table-cell>
                <table:table-cell table:style-name="Tableau204.A2" office:value-type="string">
                  <text:p text:style-name="P32"><text:span text:style-name="T16"></text:span><text:span text:style-name="T2"> <text:s/>assiette gourmande</text:span></text:p>
                </table:table-cell>
                <table:table-cell table:style-name="Tableau204.L2" office:value-type="string">
                  <text:p text:style-name="P4"/>
                </table:table-cell>
              </table:table-row>
              <table:table-row table:style-name="Tableau204.6">
                <table:table-cell table:style-name="Tableau204.A2" office:value-type="string">
                  <text:p text:style-name="P4"/>
                </table:table-cell>
                <table:table-cell table:style-name="Tableau204.A2" office:value-type="string">
                  <text:p text:style-name="P4"/>
                </table:table-cell>
                <table:table-cell table:style-name="Tableau204.A2" office:value-type="string">
                  <text:p text:style-name="P32"><text:span text:style-name="T16"></text:span><text:span text:style-name="T2"> <text:s/>repas familial</text:span></text:p>
                </table:table-cell>
                <table:table-cell table:style-name="Tableau204.L2" office:value-type="string">
                  <text:p text:style-name="P4"/>
                </table:table-cell>
              </table:table-row>
              <table:table-row table:style-name="Tableau204.6">
                <table:table-cell table:style-name="Tableau204.A2" office:value-type="string">
                  <text:p text:style-name="P4"/>
                </table:table-cell>
                <table:table-cell table:style-name="Tableau204.A2" office:value-type="string">
                  <text:p text:style-name="P4"/>
                </table:table-cell>
                <table:table-cell table:style-name="Tableau204.B2" office:value-type="string">
                  <text:p text:style-name="P32"><text:span text:style-name="T16"></text:span><text:span text:style-name="T2"> <text:s/>menu gastronomique</text:span></text:p>
                </table:table-cell>
                <table:table-cell table:style-name="Tableau204.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204.6">
          <table:table-cell table:style-name="Tableau204.A2" office:value-type="string">
            <text:p text:style-name="P4"/>
          </table:table-cell>
          <table:table-cell table:style-name="Tableau204.B2" table:number-columns-spanned="4" office:value-type="string">
            <text:p text:style-name="P4">taxe de séjour : non</text:p>
          </table:table-cell>
          <table:covered-table-cell/>
          <table:covered-table-cell/>
          <table:covered-table-cell/>
          <table:table-cell table:style-name="Tableau204.A2" office:value-type="string">
            <text:p text:style-name="P4"/>
          </table:table-cell>
          <table:table-cell table:style-name="Tableau204.A2" office:value-type="string">
            <text:p text:style-name="P4"/>
          </table:table-cell>
          <table:table-cell table:style-name="Tableau204.B2" table:number-columns-spanned="4" office:value-type="string">
            <text:p text:style-name="P4">taxe de séjour : <text:s/>….. par</text:p>
          </table:table-cell>
          <table:covered-table-cell/>
          <table:covered-table-cell/>
          <table:covered-table-cell/>
          <table:table-cell table:style-name="Tableau204.L2" office:value-type="string">
            <text:p text:style-name="P4"/>
          </table:table-cell>
        </table:table-row>
        <table:table-row table:style-name="Tableau204.1">
          <table:table-cell table:style-name="Tableau204.B2" office:value-type="string">
            <text:p text:style-name="P4"/>
          </table:table-cell>
          <table:table-cell table:style-name="Tableau204.E5" office:value-type="string">
            <text:p text:style-name="P4"/>
          </table:table-cell>
          <table:table-cell table:style-name="Tableau204.E5" office:value-type="string">
            <text:p text:style-name="P4"/>
          </table:table-cell>
          <table:table-cell table:style-name="Tableau204.E5" office:value-type="string">
            <text:p text:style-name="P4"/>
          </table:table-cell>
          <table:table-cell table:style-name="Tableau204.E5" office:value-type="string">
            <text:p text:style-name="P4"/>
          </table:table-cell>
          <table:table-cell table:style-name="Tableau204.E5" office:value-type="string">
            <text:p text:style-name="P4"/>
          </table:table-cell>
          <table:table-cell table:style-name="Tableau204.E5" office:value-type="string">
            <text:p text:style-name="P4"/>
          </table:table-cell>
          <table:table-cell table:style-name="Tableau204.E5" office:value-type="string">
            <text:p text:style-name="P4"/>
          </table:table-cell>
          <table:table-cell table:style-name="Tableau204.E5" office:value-type="string">
            <text:p text:style-name="P4"/>
          </table:table-cell>
          <table:table-cell table:style-name="Tableau204.E5" office:value-type="string">
            <text:p text:style-name="P4"/>
          </table:table-cell>
          <table:table-cell table:style-name="Tableau204.E5" office:value-type="string">
            <text:p text:style-name="P4"/>
          </table:table-cell>
          <table:table-cell table:style-name="Tableau204.L10" office:value-type="string">
            <text:p text:style-name="P4"/>
          </table:table-cell>
        </table:table-row>
      </table:table>
      <text:p text:style-name="P30">8. <text:s/>composition de l’hébergement</text:p>
      <table:table table:name="Tableau205" table:style-name="Tableau205">
        <table:table-column table:style-name="Tableau205.A"/>
        <table:table-column table:style-name="Tableau205.B"/>
        <table:table-row table:style-name="Tableau205.1">
          <table:table-cell table:style-name="Tableau205.A1" office:value-type="string">
            <text:p text:style-name="P4">Points forts : à l'orée des bois, isolé, sur 3 niveaux</text:p>
            <text:p text:style-name="P21"/>
            <text:p text:style-name="P2"/>
          </table:table-cell>
          <table:table-cell table:style-name="Tableau205.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205.1">
          <table:table-cell table:style-name="Tableau205.A2" office:value-type="string">
            <text:p text:style-name="P4">Distribution : 2e ét. : 1 ch. (1x2p., sdd, wc), 1 ch. (2x1p., sdd, wc), salon, sauna, chauffage central. jardin : verger, terrasse.</text:p>
            <text:p text:style-name="P28"/>
          </table:table-cell>
          <table:table-cell table:style-name="Tableau205.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205.1">
          <table:table-cell table:style-name="Tableau205.A2" office:value-type="string">
            <text:p text:style-name="P4">Pictogrammes de confort :</text:p>
            <text:p text:style-name="P5">Lit 1 pers. : 2</text:p>
            <text:p text:style-name="P5">Lit 2 pers. : 1</text:p>
            <text:p text:style-name="P5">Lit superposé (1 lit = 2 pers.)  : 0</text:p>
            <text:p text:style-name="P33"><text:span text:style-name="T2">Lit bébé : 1</text:span></text:p>
            <text:p text:style-name="P5"/>
            <text:p text:style-name="P23">tv : oui</text:p>
            <text:p text:style-name="P5">feu ouvert/cassette : </text:p>
            <text:p text:style-name="P5">accès-internet : </text:p>
            <text:p text:style-name="P5"/>
          </table:table-cell>
          <table:table-cell table:style-name="Tableau205.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206" table:style-name="Tableau206">
        <table:table-column table:style-name="Tableau206.A"/>
        <table:table-column table:style-name="Tableau206.B"/>
        <table:table-row table:style-name="Tableau206.1">
          <table:table-cell table:style-name="Tableau206.A1" office:value-type="string">
            <text:p text:style-name="P4">Située dans un joli hameau à deux pas de Stavelot, au sein d'une nature préservée et sauvage, deux chambres confortables. A proximité de Francorchamps, Malmédy, Coo, des Fagnes, Spa et ses thermes. Non loin de lAllemagne et du G.D. de Luxembourg.</text:p>
            <text:p text:style-name="P2"/>
          </table:table-cell>
          <table:table-cell table:style-name="Tableau206.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207" table:style-name="Tableau207">
        <table:table-column table:style-name="Tableau207.A"/>
        <table:table-column table:style-name="Tableau207.B"/>
        <table:table-row table:style-name="Tableau207.1">
          <table:table-cell table:style-name="Tableau207.A1" office:value-type="string">
            <text:p text:style-name="P4"/>
            <text:p text:style-name="P2">Réservation via Belsud : </text:p>
            <text:p text:style-name="P2"/>
          </table:table-cell>
          <table:table-cell table:style-name="Tableau207.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208" table:style-name="Tableau208">
        <table:table-column table:style-name="Tableau208.A"/>
        <table:table-column table:style-name="Tableau208.B"/>
        <table:table-row table:style-name="Tableau208.1">
          <table:table-cell table:style-name="Tableau208.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208.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209" table:style-name="Tableau209">
        <table:table-column table:style-name="Tableau209.A"/>
        <table:table-column table:style-name="Tableau209.B"/>
        <table:table-row table:style-name="Tableau209.1">
          <table:table-cell table:style-name="Tableau209.A1" office:value-type="string">
            <text:p text:style-name="P71"/>
          </table:table-cell>
          <table:table-cell table:style-name="Tableau209.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210" table:style-name="Tableau210">
        <table:table-column table:style-name="Tableau210.A"/>
        <table:table-column table:style-name="Tableau210.B"/>
        <table:table-column table:style-name="Tableau210.C"/>
        <table:table-row table:style-name="Tableau210.1">
          <table:table-cell table:style-name="Tableau210.A1" table:number-columns-spanned="3" office:value-type="string">
            <text:p text:style-name="P4">Reçu le :</text:p>
            <text:p text:style-name="P2"/>
          </table:table-cell>
          <table:covered-table-cell/>
          <table:covered-table-cell/>
        </table:table-row>
        <table:table-row table:style-name="Tableau210.2">
          <table:table-cell table:style-name="Tableau210.A2" office:value-type="string">
            <text:p text:style-name="P4">Encodage :</text:p>
            <text:p text:style-name="P2"/>
          </table:table-cell>
          <table:table-cell table:style-name="Tableau210.A2" office:value-type="string">
            <text:p text:style-name="P32"><text:span text:style-name="T6">pk-heb : 378</text:span></text:p>
          </table:table-cell>
          <table:table-cell table:style-name="Tableau210.C2" office:value-type="string">
            <text:p text:style-name="P22">pk-membre : 532</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211" table:style-name="Tableau211">
        <table:table-column table:style-name="Tableau211.A"/>
        <table:table-column table:style-name="Tableau211.B"/>
        <table:table-row table:style-name="Tableau211.1">
          <table:table-cell table:style-name="Tableau211.A1" office:value-type="string">
            <text:p text:style-name="P4">photo</text:p>
          </table:table-cell>
          <table:table-cell table:style-name="Tableau211.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378</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212" table:style-name="Tableau212">
        <table:table-column table:style-name="Tableau212.A"/>
        <table:table-column table:style-name="Tableau212.B"/>
        <table:table-row table:style-name="Tableau212.1">
          <table:table-cell table:style-name="Tableau212.A1" office:value-type="string">
            <text:p text:style-name="P34"><text:span text:style-name="T2">classification (épis) : 0</text:span></text:p>
            <text:p text:style-name="P5"/>
            <text:p text:style-name="P5">type d’hébergement : Chambre d'hôtes</text:p>
            <text:p text:style-name="P25"/>
            <text:p text:style-name="P25"/>
            <text:p text:style-name="P25"/>
            <text:p text:style-name="P33"><text:span text:style-name="T2">capacité globale : 2/4</text:span></text:p>
            <text:p text:style-name="P5"/>
            <text:p text:style-name="P5">nombre total de chambres : 2</text:p>
          </table:table-cell>
          <table:table-cell table:style-name="Tableau212.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213" table:style-name="Tableau213">
        <table:table-column table:style-name="Tableau213.A"/>
        <table:table-column table:style-name="Tableau213.B"/>
        <table:table-row table:style-name="Tableau213.1">
          <table:table-cell table:style-name="Tableau213.A1" office:value-type="string">
            <text:p text:style-name="P4">prénom et nom :</text:p>
            <text:p text:style-name="P2">Julien <text:s/>XHAYET DONFUT</text:p>
            <text:p text:style-name="P2"/>
            <text:p text:style-name="P1"><text:span text:style-name="T2">tél. : 080 86 40 78</text:span></text:p>
            <text:p text:style-name="P2"/>
            <text:p text:style-name="P1"><text:span text:style-name="T2">gsm : 0474 663 191</text:span></text:p>
            <text:p text:style-name="P2"/>
            <text:p text:style-name="P1"><text:span text:style-name="T2">fax : </text:span></text:p>
            <text:p text:style-name="P2"/>
            <text:p text:style-name="P2">adresse e-mail : </text:p>
            <text:p text:style-name="P2">vieuxmoulindelodomez@swing.be</text:p>
            <text:p text:style-name="P2"/>
            <text:p text:style-name="P2">site internet personnel :</text:p>
            <text:p text:style-name="P2">www.chambres-stavelot.be</text:p>
            <text:p text:style-name="P2"/>
            <text:p text:style-name="P2">langues parlées :</text:p>
            <text:p text:style-name="P28">FR - D</text:p>
            <text:p text:style-name="P2"/>
          </table:table-cell>
          <table:table-cell table:style-name="Tableau213.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214" table:style-name="Tableau214">
        <table:table-column table:style-name="Tableau214.A"/>
        <table:table-column table:style-name="Tableau214.B"/>
        <table:table-row table:style-name="Tableau214.1">
          <table:table-cell table:style-name="Tableau214.A1" office:value-type="string">
            <text:p text:style-name="P4">nom de l’hébergement :</text:p>
            <text:p text:style-name="P2">Vieux Moulin de Lodomez</text:p>
            <text:p text:style-name="P2"/>
            <text:p text:style-name="P2">rue :</text:p>
            <text:p text:style-name="P2">Hameau de Lodomez, 23</text:p>
            <text:p text:style-name="P2"/>
            <text:p text:style-name="P2">code postal : 4970 Stavelot</text:p>
            <text:p text:style-name="P2">localité pour la communication :</text:p>
            <text:p text:style-name="P24">Stavelot</text:p>
            <text:p text:style-name="P2"/>
          </table:table-cell>
          <table:table-cell table:style-name="Tableau214.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215" table:style-name="Tableau215">
        <table:table-column table:style-name="Tableau215.A"/>
        <table:table-column table:style-name="Tableau215.B"/>
        <table:table-row table:style-name="Tableau215.1">
          <table:table-cell table:style-name="Tableau215.A1" office:value-type="string">
            <text:p text:style-name="P4"/>
            <text:p text:style-name="P2"/>
            <text:p text:style-name="P33"><text:span text:style-name="T2">tennis : 4.0</text:span></text:p>
            <text:p text:style-name="P5">sports nautiques : </text:p>
            <text:p text:style-name="P23">ski : </text:p>
            <text:p text:style-name="P5">randonnées balisées : 0.0</text:p>
            <text:p text:style-name="P5">piscine : 4.0<text:tab/></text:p>
            <text:p text:style-name="P5">pêche : 0.5<text:tab/></text:p>
            <text:p text:style-name="P5">équitation : </text:p>
            <text:p text:style-name="P5">vélos à disposition : </text:p>
            <text:p text:style-name="P5">circuit v.t.t. : 0.0</text:p>
            <text:p text:style-name="P5">ravel : <text:tab/></text:p>
            <text:p text:style-name="P2"/>
          </table:table-cell>
          <table:table-cell table:style-name="Tableau215.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216" table:style-name="Tableau216">
        <table:table-column table:style-name="Tableau216.A"/>
        <table:table-column table:style-name="Tableau216.B"/>
        <table:table-row table:style-name="Tableau216.1">
          <table:table-cell table:style-name="Tableau216.A1" office:value-type="string">
            <text:p text:style-name="P4"/>
            <text:p text:style-name="P5">commerces : 3.0</text:p>
            <text:p text:style-name="P5">restaurant : 0.0</text:p>
            <text:p text:style-name="P5">gare : 10.0</text:p>
            <text:p text:style-name="P5"/>
            <text:p text:style-name="P5">animaux domestiques admis : oui</text:p>
            <text:p text:style-name="P5">hébergement fumeur : oui</text:p>
          </table:table-cell>
          <table:table-cell table:style-name="Tableau216.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217" table:style-name="Tableau217">
        <table:table-column table:style-name="Tableau217.A"/>
        <table:table-column table:style-name="Tableau217.B"/>
        <table:table-column table:style-name="Tableau217.C" table:number-columns-repeated="3"/>
        <table:table-column table:style-name="Tableau217.F" table:number-columns-repeated="2"/>
        <table:table-column table:style-name="Tableau217.B"/>
        <table:table-column table:style-name="Tableau217.I"/>
        <table:table-column table:style-name="Tableau217.J"/>
        <table:table-column table:style-name="Tableau217.K"/>
        <table:table-column table:style-name="Tableau217.L"/>
        <table:table-row table:style-name="Tableau217.1">
          <table:table-cell table:style-name="Tableau217.A1" office:value-type="string">
            <text:p text:style-name="P4"/>
          </table:table-cell>
          <table:table-cell table:style-name="Tableau217.B1" office:value-type="string">
            <text:p text:style-name="P4"/>
          </table:table-cell>
          <table:table-cell table:style-name="Tableau217.B1" office:value-type="string">
            <text:p text:style-name="P4"/>
          </table:table-cell>
          <table:table-cell table:style-name="Tableau217.B1" office:value-type="string">
            <text:p text:style-name="P4"/>
          </table:table-cell>
          <table:table-cell table:style-name="Tableau217.B1" office:value-type="string">
            <text:p text:style-name="P4"/>
          </table:table-cell>
          <table:table-cell table:style-name="Tableau217.F1" office:value-type="string">
            <text:p text:style-name="P4"/>
          </table:table-cell>
          <table:table-cell table:style-name="Tableau217.A1" office:value-type="string">
            <text:p text:style-name="P4"/>
          </table:table-cell>
          <table:table-cell table:style-name="Tableau217.B1" office:value-type="string">
            <text:p text:style-name="P4"/>
          </table:table-cell>
          <table:table-cell table:style-name="Tableau217.B1" office:value-type="string">
            <text:p text:style-name="P4"/>
          </table:table-cell>
          <table:table-cell table:style-name="Tableau217.B1" office:value-type="string">
            <text:p text:style-name="P4"/>
          </table:table-cell>
          <table:table-cell table:style-name="Tableau217.B1" office:value-type="string">
            <text:p text:style-name="P4"/>
          </table:table-cell>
          <table:table-cell table:style-name="Tableau217.L1" office:value-type="string">
            <text:p text:style-name="P4"/>
          </table:table-cell>
        </table:table-row>
        <table:table-row table:style-name="Tableau217.1">
          <table:table-cell table:style-name="Tableau217.A2" office:value-type="string">
            <text:p text:style-name="P4"/>
          </table:table-cell>
          <table:table-cell table:style-name="Tableau217.B2" office:value-type="string">
            <text:p text:style-name="P4"/>
          </table:table-cell>
          <table:table-cell table:style-name="Tableau217.B2" office:value-type="string">
            <text:p text:style-name="P4">1 p.</text:p>
          </table:table-cell>
          <table:table-cell table:style-name="Tableau217.B2" office:value-type="string">
            <text:p text:style-name="P4">2 p.</text:p>
          </table:table-cell>
          <table:table-cell table:style-name="Tableau217.B2" office:value-type="string">
            <text:p text:style-name="P32"><text:span text:style-name="T2">3</text:span><text:span text:style-name="T22">ième</text:span><text:span text:style-name="T2"> p.</text:span></text:p>
          </table:table-cell>
          <table:table-cell table:style-name="Tableau217.A2" office:value-type="string">
            <text:p text:style-name="P4"/>
          </table:table-cell>
          <table:table-cell table:style-name="Tableau217.A2" office:value-type="string">
            <text:p text:style-name="P4"/>
          </table:table-cell>
          <table:table-cell table:style-name="Tableau217.B2" office:value-type="string">
            <text:p text:style-name="P4"/>
          </table:table-cell>
          <table:table-cell table:style-name="Tableau217.B2" office:value-type="string">
            <text:p text:style-name="P4">1 p.</text:p>
          </table:table-cell>
          <table:table-cell table:style-name="Tableau217.B2" office:value-type="string">
            <text:p text:style-name="P4">2 p.</text:p>
          </table:table-cell>
          <table:table-cell table:style-name="Tableau217.B2" office:value-type="string">
            <text:p text:style-name="P32"><text:span text:style-name="T2">3</text:span><text:span text:style-name="T22">ième</text:span><text:span text:style-name="T2"> p.</text:span></text:p>
          </table:table-cell>
          <table:table-cell table:style-name="Tableau217.L2" office:value-type="string">
            <text:p text:style-name="P4"/>
          </table:table-cell>
        </table:table-row>
        <table:table-row table:style-name="Tableau217.1">
          <table:table-cell table:style-name="Tableau217.A2" office:value-type="string">
            <text:p text:style-name="P4"/>
          </table:table-cell>
          <table:table-cell table:style-name="Tableau217.B2" office:value-type="string">
            <text:p text:style-name="P4">1 nuit + pt. déj.</text:p>
          </table:table-cell>
          <table:table-cell table:style-name="Tableau217.B2" office:value-type="string">
            <text:p text:style-name="P4"/>
          </table:table-cell>
          <table:table-cell table:style-name="Tableau217.B2" office:value-type="string">
            <text:p text:style-name="P4">50.00</text:p>
          </table:table-cell>
          <table:table-cell table:style-name="Tableau217.B2" office:value-type="string">
            <text:p text:style-name="P4"/>
          </table:table-cell>
          <table:table-cell table:style-name="Tableau217.A2" office:value-type="string">
            <text:p text:style-name="P4"/>
          </table:table-cell>
          <table:table-cell table:style-name="Tableau217.A2" office:value-type="string">
            <text:p text:style-name="P4"/>
          </table:table-cell>
          <table:table-cell table:style-name="Tableau217.B2" office:value-type="string">
            <text:p text:style-name="P4">1 nuit + pt. déj.</text:p>
          </table:table-cell>
          <table:table-cell table:style-name="Tableau217.B2" office:value-type="string">
            <text:p text:style-name="P4"/>
          </table:table-cell>
          <table:table-cell table:style-name="Tableau217.B2" office:value-type="string">
            <text:p text:style-name="P4"/>
          </table:table-cell>
          <table:table-cell table:style-name="Tableau217.B2" office:value-type="string">
            <text:p text:style-name="P4"/>
          </table:table-cell>
          <table:table-cell table:style-name="Tableau217.L2" office:value-type="string">
            <text:p text:style-name="P4"/>
          </table:table-cell>
        </table:table-row>
        <table:table-row table:style-name="Tableau217.1">
          <table:table-cell table:style-name="Tableau217.A2" office:value-type="string">
            <text:p text:style-name="P4"/>
          </table:table-cell>
          <table:table-cell table:style-name="Tableau217.B2" office:value-type="string">
            <text:p text:style-name="P4">réduction si pas de pt. déjeuner</text:p>
          </table:table-cell>
          <table:table-cell table:style-name="Tableau217.B2" office:value-type="string">
            <text:p text:style-name="P4"/>
          </table:table-cell>
          <table:table-cell table:style-name="Tableau217.B2" office:value-type="string">
            <text:p text:style-name="P4"/>
          </table:table-cell>
          <table:table-cell table:style-name="Tableau217.B2" office:value-type="string">
            <text:p text:style-name="P4"/>
          </table:table-cell>
          <table:table-cell table:style-name="Tableau217.A2" office:value-type="string">
            <text:p text:style-name="P4"/>
          </table:table-cell>
          <table:table-cell table:style-name="Tableau217.A2" office:value-type="string">
            <text:p text:style-name="P4"/>
          </table:table-cell>
          <table:table-cell table:style-name="Tableau217.B2" office:value-type="string">
            <text:p text:style-name="P4">réduction si pas de pt. déjeuner</text:p>
          </table:table-cell>
          <table:table-cell table:style-name="Tableau217.B2" office:value-type="string">
            <text:p text:style-name="P4"/>
          </table:table-cell>
          <table:table-cell table:style-name="Tableau217.B2" office:value-type="string">
            <text:p text:style-name="P4"/>
          </table:table-cell>
          <table:table-cell table:style-name="Tableau217.B2" office:value-type="string">
            <text:p text:style-name="P4"/>
          </table:table-cell>
          <table:table-cell table:style-name="Tableau217.L2" office:value-type="string">
            <text:p text:style-name="P4"/>
          </table:table-cell>
        </table:table-row>
        <table:table-row table:style-name="Tableau217.1">
          <table:table-cell table:style-name="Tableau217.A2" office:value-type="string">
            <text:p text:style-name="P4"/>
          </table:table-cell>
          <table:table-cell table:style-name="Tableau217.B2" office:value-type="string">
            <text:p text:style-name="P4">table d’hôtes</text:p>
          </table:table-cell>
          <table:table-cell table:style-name="Tableau217.B2" office:value-type="string">
            <text:p text:style-name="P55"/>
          </table:table-cell>
          <table:table-cell table:style-name="Tableau217.B2" office:value-type="string">
            <text:p text:style-name="P55"/>
          </table:table-cell>
          <table:table-cell table:style-name="Tableau217.E5" office:value-type="string">
            <text:p text:style-name="P4"/>
          </table:table-cell>
          <table:table-cell table:style-name="Tableau217.A2" office:value-type="string">
            <text:p text:style-name="P4"/>
          </table:table-cell>
          <table:table-cell table:style-name="Tableau217.A2" office:value-type="string">
            <text:p text:style-name="P4"/>
          </table:table-cell>
          <table:table-cell table:style-name="Tableau217.A2" office:value-type="string">
            <text:p text:style-name="P4">table d’hôtes</text:p>
          </table:table-cell>
          <table:table-cell table:style-name="Tableau217.A2" office:value-type="string">
            <text:p text:style-name="P10">/p.</text:p>
          </table:table-cell>
          <table:table-cell table:style-name="Tableau217.A2" office:value-type="string">
            <text:p text:style-name="P4"/>
          </table:table-cell>
          <table:table-cell table:style-name="Tableau217.K5" office:value-type="string">
            <text:p text:style-name="P4"/>
          </table:table-cell>
          <table:table-cell table:style-name="Tableau217.L5" office:value-type="string">
            <text:p text:style-name="P4"/>
          </table:table-cell>
        </table:table-row>
        <table:table-row table:style-name="Tableau217.6">
          <table:table-cell table:style-name="Tableau217.A2" office:value-type="string">
            <text:p text:style-name="P4"/>
          </table:table-cell>
          <table:table-cell table:style-name="Tableau217.B2" office:value-type="string">
            <text:p text:style-name="P4">autres</text:p>
            <text:p text:style-name="P2"/>
          </table:table-cell>
          <table:table-cell table:style-name="Tableau217.B2" table:number-columns-spanned="3" office:value-type="string">
            <text:p text:style-name="P26"/>
          </table:table-cell>
          <table:covered-table-cell/>
          <table:covered-table-cell/>
          <table:table-cell table:style-name="Tableau217.A2" office:value-type="string">
            <text:p text:style-name="P4"/>
          </table:table-cell>
          <table:table-cell table:style-name="Tableau217.A2" office:value-type="string">
            <text:p text:style-name="P4"/>
          </table:table-cell>
          <table:table-cell table:style-name="Tableau217.H6" office:value-type="string">
            <text:p text:style-name="P4">autres</text:p>
          </table:table-cell>
          <table:table-cell table:style-name="Tableau217.H6" table:number-columns-spanned="3" office:value-type="string">
            <text:p text:style-name="P4"/>
          </table:table-cell>
          <table:covered-table-cell/>
          <table:covered-table-cell/>
          <table:table-cell table:style-name="Tableau217.L2" office:value-type="string">
            <text:p text:style-name="P4"/>
          </table:table-cell>
        </table:table-row>
        <table:table-row table:style-name="Tableau217.6">
          <table:table-cell table:style-name="Tableau217.A2" office:value-type="string">
            <text:p text:style-name="P4"/>
          </table:table-cell>
          <table:table-cell table:style-name="Tableau217.A2" table:number-columns-spanned="4" office:value-type="string">
            <text:p text:style-name="P4">type de table d’hôtes : th3</text:p>
          </table:table-cell>
          <table:covered-table-cell/>
          <table:covered-table-cell/>
          <table:covered-table-cell/>
          <table:table-cell table:style-name="Tableau217.A2" office:value-type="string">
            <text:p text:style-name="P4"/>
          </table:table-cell>
          <table:table-cell table:style-name="Tableau217.A2" office:value-type="string">
            <text:p text:style-name="P4"/>
          </table:table-cell>
          <table:table-cell table:style-name="Tableau217.A2" table:number-columns-spanned="4" office:value-type="string">
            <text:p text:style-name="P4">Type de table d’hôtes :</text:p>
          </table:table-cell>
          <table:covered-table-cell/>
          <table:covered-table-cell/>
          <table:covered-table-cell/>
          <table:table-cell table:style-name="Tableau217.L2" office:value-type="string">
            <text:p text:style-name="P4"/>
          </table:table-cell>
        </table:table-row>
        <table:table-row table:style-name="Tableau217.6">
          <table:table-cell>
            <table:table table:is-sub-table="true">
              <table:table-column table:style-name="Tableau217.A"/>
              <table:table-row table:style-name="Tableau217.6">
                <table:table-cell table:style-name="Tableau217.A2" office:value-type="string">
                  <text:p text:style-name="P4"/>
                </table:table-cell>
              </table:table-row>
              <table:table-row table:style-name="Tableau217.6">
                <table:table-cell table:style-name="Tableau217.A2" office:value-type="string">
                  <text:p text:style-name="P4"/>
                </table:table-cell>
              </table:table-row>
              <table:table-row table:style-name="Tableau217.6">
                <table:table-cell table:style-name="Tableau217.A2" office:value-type="string">
                  <text:p text:style-name="P4"/>
                </table:table-cell>
              </table:table-row>
            </table:table>
          </table:table-cell>
          <table:table-cell table:style-name="Tableau217.B2" table:number-columns-spanned="4" office:value-type="string">
            <text:p text:style-name="P4"/>
          </table:table-cell>
          <table:covered-table-cell/>
          <table:covered-table-cell/>
          <table:covered-table-cell/>
          <table:table-cell table:number-columns-spanned="7">
            <table:table table:is-sub-table="true">
              <table:table-column table:style-name="Tableau217.F" table:number-columns-repeated="2"/>
              <table:table-column table:style-name="Tableau217.F8.3"/>
              <table:table-column table:style-name="Tableau217.L"/>
              <table:table-row table:style-name="Tableau217.6">
                <table:table-cell table:style-name="Tableau217.A2" office:value-type="string">
                  <text:p text:style-name="P4"/>
                </table:table-cell>
                <table:table-cell table:style-name="Tableau217.A2" office:value-type="string">
                  <text:p text:style-name="P4"/>
                </table:table-cell>
                <table:table-cell table:style-name="Tableau217.A2" office:value-type="string">
                  <text:p text:style-name="P32"><text:span text:style-name="T16"></text:span><text:span text:style-name="T2"> <text:s/>assiette gourmande</text:span></text:p>
                </table:table-cell>
                <table:table-cell table:style-name="Tableau217.L2" office:value-type="string">
                  <text:p text:style-name="P4"/>
                </table:table-cell>
              </table:table-row>
              <table:table-row table:style-name="Tableau217.6">
                <table:table-cell table:style-name="Tableau217.A2" office:value-type="string">
                  <text:p text:style-name="P4"/>
                </table:table-cell>
                <table:table-cell table:style-name="Tableau217.A2" office:value-type="string">
                  <text:p text:style-name="P4"/>
                </table:table-cell>
                <table:table-cell table:style-name="Tableau217.A2" office:value-type="string">
                  <text:p text:style-name="P32"><text:span text:style-name="T16"></text:span><text:span text:style-name="T2"> <text:s/>repas familial</text:span></text:p>
                </table:table-cell>
                <table:table-cell table:style-name="Tableau217.L2" office:value-type="string">
                  <text:p text:style-name="P4"/>
                </table:table-cell>
              </table:table-row>
              <table:table-row table:style-name="Tableau217.6">
                <table:table-cell table:style-name="Tableau217.A2" office:value-type="string">
                  <text:p text:style-name="P4"/>
                </table:table-cell>
                <table:table-cell table:style-name="Tableau217.A2" office:value-type="string">
                  <text:p text:style-name="P4"/>
                </table:table-cell>
                <table:table-cell table:style-name="Tableau217.B2" office:value-type="string">
                  <text:p text:style-name="P32"><text:span text:style-name="T16"></text:span><text:span text:style-name="T2"> <text:s/>menu gastronomique</text:span></text:p>
                </table:table-cell>
                <table:table-cell table:style-name="Tableau217.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217.6">
          <table:table-cell table:style-name="Tableau217.A2" office:value-type="string">
            <text:p text:style-name="P4"/>
          </table:table-cell>
          <table:table-cell table:style-name="Tableau217.B2" table:number-columns-spanned="4" office:value-type="string">
            <text:p text:style-name="P4">taxe de séjour : non</text:p>
          </table:table-cell>
          <table:covered-table-cell/>
          <table:covered-table-cell/>
          <table:covered-table-cell/>
          <table:table-cell table:style-name="Tableau217.A2" office:value-type="string">
            <text:p text:style-name="P4"/>
          </table:table-cell>
          <table:table-cell table:style-name="Tableau217.A2" office:value-type="string">
            <text:p text:style-name="P4"/>
          </table:table-cell>
          <table:table-cell table:style-name="Tableau217.B2" table:number-columns-spanned="4" office:value-type="string">
            <text:p text:style-name="P4">taxe de séjour : <text:s/>….. par</text:p>
          </table:table-cell>
          <table:covered-table-cell/>
          <table:covered-table-cell/>
          <table:covered-table-cell/>
          <table:table-cell table:style-name="Tableau217.L2" office:value-type="string">
            <text:p text:style-name="P4"/>
          </table:table-cell>
        </table:table-row>
        <table:table-row table:style-name="Tableau217.1">
          <table:table-cell table:style-name="Tableau217.B2" office:value-type="string">
            <text:p text:style-name="P4"/>
          </table:table-cell>
          <table:table-cell table:style-name="Tableau217.E5" office:value-type="string">
            <text:p text:style-name="P4"/>
          </table:table-cell>
          <table:table-cell table:style-name="Tableau217.E5" office:value-type="string">
            <text:p text:style-name="P4"/>
          </table:table-cell>
          <table:table-cell table:style-name="Tableau217.E5" office:value-type="string">
            <text:p text:style-name="P4"/>
          </table:table-cell>
          <table:table-cell table:style-name="Tableau217.E5" office:value-type="string">
            <text:p text:style-name="P4"/>
          </table:table-cell>
          <table:table-cell table:style-name="Tableau217.E5" office:value-type="string">
            <text:p text:style-name="P4"/>
          </table:table-cell>
          <table:table-cell table:style-name="Tableau217.E5" office:value-type="string">
            <text:p text:style-name="P4"/>
          </table:table-cell>
          <table:table-cell table:style-name="Tableau217.E5" office:value-type="string">
            <text:p text:style-name="P4"/>
          </table:table-cell>
          <table:table-cell table:style-name="Tableau217.E5" office:value-type="string">
            <text:p text:style-name="P4"/>
          </table:table-cell>
          <table:table-cell table:style-name="Tableau217.E5" office:value-type="string">
            <text:p text:style-name="P4"/>
          </table:table-cell>
          <table:table-cell table:style-name="Tableau217.E5" office:value-type="string">
            <text:p text:style-name="P4"/>
          </table:table-cell>
          <table:table-cell table:style-name="Tableau217.L10" office:value-type="string">
            <text:p text:style-name="P4"/>
          </table:table-cell>
        </table:table-row>
      </table:table>
      <text:p text:style-name="P30">8. <text:s/>composition de l’hébergement</text:p>
      <table:table table:name="Tableau218" table:style-name="Tableau218">
        <table:table-column table:style-name="Tableau218.A"/>
        <table:table-column table:style-name="Tableau218.B"/>
        <table:table-row table:style-name="Tableau218.1">
          <table:table-cell table:style-name="Tableau218.A1" office:value-type="string">
            <text:p text:style-name="P4">Points forts : à l'orée des bois, isolé, sur 3 niveaux</text:p>
            <text:p text:style-name="P21"/>
            <text:p text:style-name="P2"/>
          </table:table-cell>
          <table:table-cell table:style-name="Tableau218.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218.1">
          <table:table-cell table:style-name="Tableau218.A2" office:value-type="string">
            <text:p text:style-name="P4">Distribution : 2e ét. : 1 ch. (1x2p., sdd, wc), 1 ch. (2x1p., sdd, wc), salon, sauna, chauffage central. jardin : verger, terrasse.</text:p>
            <text:p text:style-name="P28"/>
          </table:table-cell>
          <table:table-cell table:style-name="Tableau218.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218.1">
          <table:table-cell table:style-name="Tableau218.A2" office:value-type="string">
            <text:p text:style-name="P4">Pictogrammes de confort :</text:p>
            <text:p text:style-name="P5">Lit 1 pers. : 2</text:p>
            <text:p text:style-name="P5">Lit 2 pers. : 1</text:p>
            <text:p text:style-name="P5">Lit superposé (1 lit = 2 pers.)  : 0</text:p>
            <text:p text:style-name="P33"><text:span text:style-name="T2">Lit bébé : 1</text:span></text:p>
            <text:p text:style-name="P5"/>
            <text:p text:style-name="P23">tv : oui</text:p>
            <text:p text:style-name="P5">feu ouvert/cassette : </text:p>
            <text:p text:style-name="P5">accès-internet : </text:p>
            <text:p text:style-name="P5"/>
          </table:table-cell>
          <table:table-cell table:style-name="Tableau218.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219" table:style-name="Tableau219">
        <table:table-column table:style-name="Tableau219.A"/>
        <table:table-column table:style-name="Tableau219.B"/>
        <table:table-row table:style-name="Tableau219.1">
          <table:table-cell table:style-name="Tableau219.A1" office:value-type="string">
            <text:p text:style-name="P4">Située dans un joli hameau à deux pas de Stavelot, au sein d'une nature préservée et sauvage, deux chambres confortables. A proximité de Francorchamps, Malmédy, Coo, des Fagnes, Spa et ses thermes. Non loin de lAllemagne et du G.D. de Luxembourg.</text:p>
            <text:p text:style-name="P2"/>
          </table:table-cell>
          <table:table-cell table:style-name="Tableau219.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220" table:style-name="Tableau220">
        <table:table-column table:style-name="Tableau220.A"/>
        <table:table-column table:style-name="Tableau220.B"/>
        <table:table-row table:style-name="Tableau220.1">
          <table:table-cell table:style-name="Tableau220.A1" office:value-type="string">
            <text:p text:style-name="P4"/>
            <text:p text:style-name="P2">Réservation via Belsud : </text:p>
            <text:p text:style-name="P2"/>
          </table:table-cell>
          <table:table-cell table:style-name="Tableau220.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221" table:style-name="Tableau221">
        <table:table-column table:style-name="Tableau221.A"/>
        <table:table-column table:style-name="Tableau221.B"/>
        <table:table-row table:style-name="Tableau221.1">
          <table:table-cell table:style-name="Tableau221.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221.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222" table:style-name="Tableau222">
        <table:table-column table:style-name="Tableau222.A"/>
        <table:table-column table:style-name="Tableau222.B"/>
        <table:table-row table:style-name="Tableau222.1">
          <table:table-cell table:style-name="Tableau222.A1" office:value-type="string">
            <text:p text:style-name="P71"/>
          </table:table-cell>
          <table:table-cell table:style-name="Tableau222.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223" table:style-name="Tableau223">
        <table:table-column table:style-name="Tableau223.A"/>
        <table:table-column table:style-name="Tableau223.B"/>
        <table:table-column table:style-name="Tableau223.C"/>
        <table:table-row table:style-name="Tableau223.1">
          <table:table-cell table:style-name="Tableau223.A1" table:number-columns-spanned="3" office:value-type="string">
            <text:p text:style-name="P4">Reçu le :</text:p>
            <text:p text:style-name="P2"/>
          </table:table-cell>
          <table:covered-table-cell/>
          <table:covered-table-cell/>
        </table:table-row>
        <table:table-row table:style-name="Tableau223.2">
          <table:table-cell table:style-name="Tableau223.A2" office:value-type="string">
            <text:p text:style-name="P4">Encodage :</text:p>
            <text:p text:style-name="P2"/>
          </table:table-cell>
          <table:table-cell table:style-name="Tableau223.A2" office:value-type="string">
            <text:p text:style-name="P32"><text:span text:style-name="T6">pk-heb : 384</text:span></text:p>
          </table:table-cell>
          <table:table-cell table:style-name="Tableau223.C2" office:value-type="string">
            <text:p text:style-name="P22">pk-membre : 716</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224" table:style-name="Tableau224">
        <table:table-column table:style-name="Tableau224.A"/>
        <table:table-column table:style-name="Tableau224.B"/>
        <table:table-row table:style-name="Tableau224.1">
          <table:table-cell table:style-name="Tableau224.A1" office:value-type="string">
            <text:p text:style-name="P4">photo</text:p>
          </table:table-cell>
          <table:table-cell table:style-name="Tableau224.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384</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225" table:style-name="Tableau225">
        <table:table-column table:style-name="Tableau225.A"/>
        <table:table-column table:style-name="Tableau225.B"/>
        <table:table-row table:style-name="Tableau225.1">
          <table:table-cell table:style-name="Tableau225.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2</text:span></text:p>
            <text:p text:style-name="P5"/>
            <text:p text:style-name="P5">nombre total de chambres : 1</text:p>
          </table:table-cell>
          <table:table-cell table:style-name="Tableau225.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226" table:style-name="Tableau226">
        <table:table-column table:style-name="Tableau226.A"/>
        <table:table-column table:style-name="Tableau226.B"/>
        <table:table-row table:style-name="Tableau226.1">
          <table:table-cell table:style-name="Tableau226.A1" office:value-type="string">
            <text:p text:style-name="P4">prénom et nom :</text:p>
            <text:p text:style-name="P2">Mamouche <text:s/>REICHELT </text:p>
            <text:p text:style-name="P2"/>
            <text:p text:style-name="P1"><text:span text:style-name="T2">tél. : 081 44 61 39</text:span></text:p>
            <text:p text:style-name="P2"/>
            <text:p text:style-name="P1"><text:span text:style-name="T2">gsm : 0477 209 295</text:span></text:p>
            <text:p text:style-name="P2"/>
            <text:p text:style-name="P1"><text:span text:style-name="T2">fax : </text:span></text:p>
            <text:p text:style-name="P2"/>
            <text:p text:style-name="P2">adresse e-mail : </text:p>
            <text:p text:style-name="P2">mamouche.r@gmail.com</text:p>
            <text:p text:style-name="P2"/>
            <text:p text:style-name="P2">site internet personnel :</text:p>
            <text:p text:style-name="P2">www.au-rissart.be</text:p>
            <text:p text:style-name="P2"/>
            <text:p text:style-name="P2">langues parlées :</text:p>
            <text:p text:style-name="P28">FR - NL - EN - PT</text:p>
            <text:p text:style-name="P2"/>
          </table:table-cell>
          <table:table-cell table:style-name="Tableau226.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227" table:style-name="Tableau227">
        <table:table-column table:style-name="Tableau227.A"/>
        <table:table-column table:style-name="Tableau227.B"/>
        <table:table-row table:style-name="Tableau227.1">
          <table:table-cell table:style-name="Tableau227.A1" office:value-type="string">
            <text:p text:style-name="P4">nom de l’hébergement :</text:p>
            <text:p text:style-name="P2">Au Rissart</text:p>
            <text:p text:style-name="P2"/>
            <text:p text:style-name="P2">rue :</text:p>
            <text:p text:style-name="P2">rue des Nobles, 2</text:p>
            <text:p text:style-name="P2"/>
            <text:p text:style-name="P2">code postal : 5150 Floreffe</text:p>
            <text:p text:style-name="P2">localité pour la communication :</text:p>
            <text:p text:style-name="P24">Floreffe</text:p>
            <text:p text:style-name="P2"/>
          </table:table-cell>
          <table:table-cell table:style-name="Tableau227.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228" table:style-name="Tableau228">
        <table:table-column table:style-name="Tableau228.A"/>
        <table:table-column table:style-name="Tableau228.B"/>
        <table:table-row table:style-name="Tableau228.1">
          <table:table-cell table:style-name="Tableau228.A1" office:value-type="string">
            <text:p text:style-name="P4"/>
            <text:p text:style-name="P2"/>
            <text:p text:style-name="P33"><text:span text:style-name="T2">tennis : </text:span></text:p>
            <text:p text:style-name="P5">sports nautiques : </text:p>
            <text:p text:style-name="P23">ski : </text:p>
            <text:p text:style-name="P5">randonnées balisées : 0.0</text:p>
            <text:p text:style-name="P5">piscine : <text:tab/></text:p>
            <text:p text:style-name="P5">pêche : 2.0<text:tab/></text:p>
            <text:p text:style-name="P5">équitation : </text:p>
            <text:p text:style-name="P5">vélos à disposition : 0.0</text:p>
            <text:p text:style-name="P5">circuit v.t.t. : </text:p>
            <text:p text:style-name="P5">ravel : 2.0<text:tab/></text:p>
            <text:p text:style-name="P2"/>
          </table:table-cell>
          <table:table-cell table:style-name="Tableau228.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229" table:style-name="Tableau229">
        <table:table-column table:style-name="Tableau229.A"/>
        <table:table-column table:style-name="Tableau229.B"/>
        <table:table-row table:style-name="Tableau229.1">
          <table:table-cell table:style-name="Tableau229.A1" office:value-type="string">
            <text:p text:style-name="P4"/>
            <text:p text:style-name="P5">commerces : 2.0</text:p>
            <text:p text:style-name="P5">restaurant : 2.0</text:p>
            <text:p text:style-name="P5">gare : 3.0</text:p>
            <text:p text:style-name="P5"/>
            <text:p text:style-name="P5">animaux domestiques admis : oui</text:p>
            <text:p text:style-name="P5">hébergement fumeur : oui</text:p>
          </table:table-cell>
          <table:table-cell table:style-name="Tableau229.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230" table:style-name="Tableau230">
        <table:table-column table:style-name="Tableau230.A"/>
        <table:table-column table:style-name="Tableau230.B"/>
        <table:table-column table:style-name="Tableau230.C" table:number-columns-repeated="3"/>
        <table:table-column table:style-name="Tableau230.F" table:number-columns-repeated="2"/>
        <table:table-column table:style-name="Tableau230.B"/>
        <table:table-column table:style-name="Tableau230.I"/>
        <table:table-column table:style-name="Tableau230.J"/>
        <table:table-column table:style-name="Tableau230.K"/>
        <table:table-column table:style-name="Tableau230.L"/>
        <table:table-row table:style-name="Tableau230.1">
          <table:table-cell table:style-name="Tableau230.A1" office:value-type="string">
            <text:p text:style-name="P4"/>
          </table:table-cell>
          <table:table-cell table:style-name="Tableau230.B1" office:value-type="string">
            <text:p text:style-name="P4"/>
          </table:table-cell>
          <table:table-cell table:style-name="Tableau230.B1" office:value-type="string">
            <text:p text:style-name="P4"/>
          </table:table-cell>
          <table:table-cell table:style-name="Tableau230.B1" office:value-type="string">
            <text:p text:style-name="P4"/>
          </table:table-cell>
          <table:table-cell table:style-name="Tableau230.B1" office:value-type="string">
            <text:p text:style-name="P4"/>
          </table:table-cell>
          <table:table-cell table:style-name="Tableau230.F1" office:value-type="string">
            <text:p text:style-name="P4"/>
          </table:table-cell>
          <table:table-cell table:style-name="Tableau230.A1" office:value-type="string">
            <text:p text:style-name="P4"/>
          </table:table-cell>
          <table:table-cell table:style-name="Tableau230.B1" office:value-type="string">
            <text:p text:style-name="P4"/>
          </table:table-cell>
          <table:table-cell table:style-name="Tableau230.B1" office:value-type="string">
            <text:p text:style-name="P4"/>
          </table:table-cell>
          <table:table-cell table:style-name="Tableau230.B1" office:value-type="string">
            <text:p text:style-name="P4"/>
          </table:table-cell>
          <table:table-cell table:style-name="Tableau230.B1" office:value-type="string">
            <text:p text:style-name="P4"/>
          </table:table-cell>
          <table:table-cell table:style-name="Tableau230.L1" office:value-type="string">
            <text:p text:style-name="P4"/>
          </table:table-cell>
        </table:table-row>
        <table:table-row table:style-name="Tableau230.1">
          <table:table-cell table:style-name="Tableau230.A2" office:value-type="string">
            <text:p text:style-name="P4"/>
          </table:table-cell>
          <table:table-cell table:style-name="Tableau230.B2" office:value-type="string">
            <text:p text:style-name="P4"/>
          </table:table-cell>
          <table:table-cell table:style-name="Tableau230.B2" office:value-type="string">
            <text:p text:style-name="P4">1 p.</text:p>
          </table:table-cell>
          <table:table-cell table:style-name="Tableau230.B2" office:value-type="string">
            <text:p text:style-name="P4">2 p.</text:p>
          </table:table-cell>
          <table:table-cell table:style-name="Tableau230.B2" office:value-type="string">
            <text:p text:style-name="P32"><text:span text:style-name="T2">3</text:span><text:span text:style-name="T22">ième</text:span><text:span text:style-name="T2"> p.</text:span></text:p>
          </table:table-cell>
          <table:table-cell table:style-name="Tableau230.A2" office:value-type="string">
            <text:p text:style-name="P4"/>
          </table:table-cell>
          <table:table-cell table:style-name="Tableau230.A2" office:value-type="string">
            <text:p text:style-name="P4"/>
          </table:table-cell>
          <table:table-cell table:style-name="Tableau230.B2" office:value-type="string">
            <text:p text:style-name="P4"/>
          </table:table-cell>
          <table:table-cell table:style-name="Tableau230.B2" office:value-type="string">
            <text:p text:style-name="P4">1 p.</text:p>
          </table:table-cell>
          <table:table-cell table:style-name="Tableau230.B2" office:value-type="string">
            <text:p text:style-name="P4">2 p.</text:p>
          </table:table-cell>
          <table:table-cell table:style-name="Tableau230.B2" office:value-type="string">
            <text:p text:style-name="P32"><text:span text:style-name="T2">3</text:span><text:span text:style-name="T22">ième</text:span><text:span text:style-name="T2"> p.</text:span></text:p>
          </table:table-cell>
          <table:table-cell table:style-name="Tableau230.L2" office:value-type="string">
            <text:p text:style-name="P4"/>
          </table:table-cell>
        </table:table-row>
        <table:table-row table:style-name="Tableau230.1">
          <table:table-cell table:style-name="Tableau230.A2" office:value-type="string">
            <text:p text:style-name="P4"/>
          </table:table-cell>
          <table:table-cell table:style-name="Tableau230.B2" office:value-type="string">
            <text:p text:style-name="P4">1 nuit + pt. déj.</text:p>
          </table:table-cell>
          <table:table-cell table:style-name="Tableau230.B2" office:value-type="string">
            <text:p text:style-name="P4">40.00</text:p>
          </table:table-cell>
          <table:table-cell table:style-name="Tableau230.B2" office:value-type="string">
            <text:p text:style-name="P4">55.00</text:p>
          </table:table-cell>
          <table:table-cell table:style-name="Tableau230.B2" office:value-type="string">
            <text:p text:style-name="P4">20.00</text:p>
          </table:table-cell>
          <table:table-cell table:style-name="Tableau230.A2" office:value-type="string">
            <text:p text:style-name="P4"/>
          </table:table-cell>
          <table:table-cell table:style-name="Tableau230.A2" office:value-type="string">
            <text:p text:style-name="P4"/>
          </table:table-cell>
          <table:table-cell table:style-name="Tableau230.B2" office:value-type="string">
            <text:p text:style-name="P4">1 nuit + pt. déj.</text:p>
          </table:table-cell>
          <table:table-cell table:style-name="Tableau230.B2" office:value-type="string">
            <text:p text:style-name="P4"/>
          </table:table-cell>
          <table:table-cell table:style-name="Tableau230.B2" office:value-type="string">
            <text:p text:style-name="P4"/>
          </table:table-cell>
          <table:table-cell table:style-name="Tableau230.B2" office:value-type="string">
            <text:p text:style-name="P4"/>
          </table:table-cell>
          <table:table-cell table:style-name="Tableau230.L2" office:value-type="string">
            <text:p text:style-name="P4"/>
          </table:table-cell>
        </table:table-row>
        <table:table-row table:style-name="Tableau230.1">
          <table:table-cell table:style-name="Tableau230.A2" office:value-type="string">
            <text:p text:style-name="P4"/>
          </table:table-cell>
          <table:table-cell table:style-name="Tableau230.B2" office:value-type="string">
            <text:p text:style-name="P4">réduction si pas de pt. déjeuner</text:p>
          </table:table-cell>
          <table:table-cell table:style-name="Tableau230.B2" office:value-type="string">
            <text:p text:style-name="P4"/>
          </table:table-cell>
          <table:table-cell table:style-name="Tableau230.B2" office:value-type="string">
            <text:p text:style-name="P4"/>
          </table:table-cell>
          <table:table-cell table:style-name="Tableau230.B2" office:value-type="string">
            <text:p text:style-name="P4"/>
          </table:table-cell>
          <table:table-cell table:style-name="Tableau230.A2" office:value-type="string">
            <text:p text:style-name="P4"/>
          </table:table-cell>
          <table:table-cell table:style-name="Tableau230.A2" office:value-type="string">
            <text:p text:style-name="P4"/>
          </table:table-cell>
          <table:table-cell table:style-name="Tableau230.B2" office:value-type="string">
            <text:p text:style-name="P4">réduction si pas de pt. déjeuner</text:p>
          </table:table-cell>
          <table:table-cell table:style-name="Tableau230.B2" office:value-type="string">
            <text:p text:style-name="P4"/>
          </table:table-cell>
          <table:table-cell table:style-name="Tableau230.B2" office:value-type="string">
            <text:p text:style-name="P4"/>
          </table:table-cell>
          <table:table-cell table:style-name="Tableau230.B2" office:value-type="string">
            <text:p text:style-name="P4"/>
          </table:table-cell>
          <table:table-cell table:style-name="Tableau230.L2" office:value-type="string">
            <text:p text:style-name="P4"/>
          </table:table-cell>
        </table:table-row>
        <table:table-row table:style-name="Tableau230.1">
          <table:table-cell table:style-name="Tableau230.A2" office:value-type="string">
            <text:p text:style-name="P4"/>
          </table:table-cell>
          <table:table-cell table:style-name="Tableau230.B2" office:value-type="string">
            <text:p text:style-name="P4">table d’hôtes</text:p>
          </table:table-cell>
          <table:table-cell table:style-name="Tableau230.B2" office:value-type="string">
            <text:p text:style-name="P55">20.00</text:p>
          </table:table-cell>
          <table:table-cell table:style-name="Tableau230.B2" office:value-type="string">
            <text:p text:style-name="P55"/>
          </table:table-cell>
          <table:table-cell table:style-name="Tableau230.E5" office:value-type="string">
            <text:p text:style-name="P4"/>
          </table:table-cell>
          <table:table-cell table:style-name="Tableau230.A2" office:value-type="string">
            <text:p text:style-name="P4"/>
          </table:table-cell>
          <table:table-cell table:style-name="Tableau230.A2" office:value-type="string">
            <text:p text:style-name="P4"/>
          </table:table-cell>
          <table:table-cell table:style-name="Tableau230.A2" office:value-type="string">
            <text:p text:style-name="P4">table d’hôtes</text:p>
          </table:table-cell>
          <table:table-cell table:style-name="Tableau230.A2" office:value-type="string">
            <text:p text:style-name="P10">/p.</text:p>
          </table:table-cell>
          <table:table-cell table:style-name="Tableau230.A2" office:value-type="string">
            <text:p text:style-name="P4"/>
          </table:table-cell>
          <table:table-cell table:style-name="Tableau230.K5" office:value-type="string">
            <text:p text:style-name="P4"/>
          </table:table-cell>
          <table:table-cell table:style-name="Tableau230.L5" office:value-type="string">
            <text:p text:style-name="P4"/>
          </table:table-cell>
        </table:table-row>
        <table:table-row table:style-name="Tableau230.6">
          <table:table-cell table:style-name="Tableau230.A2" office:value-type="string">
            <text:p text:style-name="P4"/>
          </table:table-cell>
          <table:table-cell table:style-name="Tableau230.B2" office:value-type="string">
            <text:p text:style-name="P4">autres</text:p>
            <text:p text:style-name="P2"/>
          </table:table-cell>
          <table:table-cell table:style-name="Tableau230.B2" table:number-columns-spanned="3" office:value-type="string">
            <text:p text:style-name="P26"/>
          </table:table-cell>
          <table:covered-table-cell/>
          <table:covered-table-cell/>
          <table:table-cell table:style-name="Tableau230.A2" office:value-type="string">
            <text:p text:style-name="P4"/>
          </table:table-cell>
          <table:table-cell table:style-name="Tableau230.A2" office:value-type="string">
            <text:p text:style-name="P4"/>
          </table:table-cell>
          <table:table-cell table:style-name="Tableau230.H6" office:value-type="string">
            <text:p text:style-name="P4">autres</text:p>
          </table:table-cell>
          <table:table-cell table:style-name="Tableau230.H6" table:number-columns-spanned="3" office:value-type="string">
            <text:p text:style-name="P4"/>
          </table:table-cell>
          <table:covered-table-cell/>
          <table:covered-table-cell/>
          <table:table-cell table:style-name="Tableau230.L2" office:value-type="string">
            <text:p text:style-name="P4"/>
          </table:table-cell>
        </table:table-row>
        <table:table-row table:style-name="Tableau230.6">
          <table:table-cell table:style-name="Tableau230.A2" office:value-type="string">
            <text:p text:style-name="P4"/>
          </table:table-cell>
          <table:table-cell table:style-name="Tableau230.A2" table:number-columns-spanned="4" office:value-type="string">
            <text:p text:style-name="P4">type de table d’hôtes : th3</text:p>
          </table:table-cell>
          <table:covered-table-cell/>
          <table:covered-table-cell/>
          <table:covered-table-cell/>
          <table:table-cell table:style-name="Tableau230.A2" office:value-type="string">
            <text:p text:style-name="P4"/>
          </table:table-cell>
          <table:table-cell table:style-name="Tableau230.A2" office:value-type="string">
            <text:p text:style-name="P4"/>
          </table:table-cell>
          <table:table-cell table:style-name="Tableau230.A2" table:number-columns-spanned="4" office:value-type="string">
            <text:p text:style-name="P4">Type de table d’hôtes :</text:p>
          </table:table-cell>
          <table:covered-table-cell/>
          <table:covered-table-cell/>
          <table:covered-table-cell/>
          <table:table-cell table:style-name="Tableau230.L2" office:value-type="string">
            <text:p text:style-name="P4"/>
          </table:table-cell>
        </table:table-row>
        <table:table-row table:style-name="Tableau230.6">
          <table:table-cell>
            <table:table table:is-sub-table="true">
              <table:table-column table:style-name="Tableau230.A"/>
              <table:table-row table:style-name="Tableau230.6">
                <table:table-cell table:style-name="Tableau230.A2" office:value-type="string">
                  <text:p text:style-name="P4"/>
                </table:table-cell>
              </table:table-row>
              <table:table-row table:style-name="Tableau230.6">
                <table:table-cell table:style-name="Tableau230.A2" office:value-type="string">
                  <text:p text:style-name="P4"/>
                </table:table-cell>
              </table:table-row>
              <table:table-row table:style-name="Tableau230.6">
                <table:table-cell table:style-name="Tableau230.A2" office:value-type="string">
                  <text:p text:style-name="P4"/>
                </table:table-cell>
              </table:table-row>
            </table:table>
          </table:table-cell>
          <table:table-cell table:style-name="Tableau230.B2" table:number-columns-spanned="4" office:value-type="string">
            <text:p text:style-name="P4"/>
          </table:table-cell>
          <table:covered-table-cell/>
          <table:covered-table-cell/>
          <table:covered-table-cell/>
          <table:table-cell table:number-columns-spanned="7">
            <table:table table:is-sub-table="true">
              <table:table-column table:style-name="Tableau230.F" table:number-columns-repeated="2"/>
              <table:table-column table:style-name="Tableau230.F8.3"/>
              <table:table-column table:style-name="Tableau230.L"/>
              <table:table-row table:style-name="Tableau230.6">
                <table:table-cell table:style-name="Tableau230.A2" office:value-type="string">
                  <text:p text:style-name="P4"/>
                </table:table-cell>
                <table:table-cell table:style-name="Tableau230.A2" office:value-type="string">
                  <text:p text:style-name="P4"/>
                </table:table-cell>
                <table:table-cell table:style-name="Tableau230.A2" office:value-type="string">
                  <text:p text:style-name="P32"><text:span text:style-name="T16"></text:span><text:span text:style-name="T2"> <text:s/>assiette gourmande</text:span></text:p>
                </table:table-cell>
                <table:table-cell table:style-name="Tableau230.L2" office:value-type="string">
                  <text:p text:style-name="P4"/>
                </table:table-cell>
              </table:table-row>
              <table:table-row table:style-name="Tableau230.6">
                <table:table-cell table:style-name="Tableau230.A2" office:value-type="string">
                  <text:p text:style-name="P4"/>
                </table:table-cell>
                <table:table-cell table:style-name="Tableau230.A2" office:value-type="string">
                  <text:p text:style-name="P4"/>
                </table:table-cell>
                <table:table-cell table:style-name="Tableau230.A2" office:value-type="string">
                  <text:p text:style-name="P32"><text:span text:style-name="T16"></text:span><text:span text:style-name="T2"> <text:s/>repas familial</text:span></text:p>
                </table:table-cell>
                <table:table-cell table:style-name="Tableau230.L2" office:value-type="string">
                  <text:p text:style-name="P4"/>
                </table:table-cell>
              </table:table-row>
              <table:table-row table:style-name="Tableau230.6">
                <table:table-cell table:style-name="Tableau230.A2" office:value-type="string">
                  <text:p text:style-name="P4"/>
                </table:table-cell>
                <table:table-cell table:style-name="Tableau230.A2" office:value-type="string">
                  <text:p text:style-name="P4"/>
                </table:table-cell>
                <table:table-cell table:style-name="Tableau230.B2" office:value-type="string">
                  <text:p text:style-name="P32"><text:span text:style-name="T16"></text:span><text:span text:style-name="T2"> <text:s/>menu gastronomique</text:span></text:p>
                </table:table-cell>
                <table:table-cell table:style-name="Tableau230.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230.6">
          <table:table-cell table:style-name="Tableau230.A2" office:value-type="string">
            <text:p text:style-name="P4"/>
          </table:table-cell>
          <table:table-cell table:style-name="Tableau230.B2" table:number-columns-spanned="4" office:value-type="string">
            <text:p text:style-name="P4">taxe de séjour : non</text:p>
          </table:table-cell>
          <table:covered-table-cell/>
          <table:covered-table-cell/>
          <table:covered-table-cell/>
          <table:table-cell table:style-name="Tableau230.A2" office:value-type="string">
            <text:p text:style-name="P4"/>
          </table:table-cell>
          <table:table-cell table:style-name="Tableau230.A2" office:value-type="string">
            <text:p text:style-name="P4"/>
          </table:table-cell>
          <table:table-cell table:style-name="Tableau230.B2" table:number-columns-spanned="4" office:value-type="string">
            <text:p text:style-name="P4">taxe de séjour : <text:s/>….. par</text:p>
          </table:table-cell>
          <table:covered-table-cell/>
          <table:covered-table-cell/>
          <table:covered-table-cell/>
          <table:table-cell table:style-name="Tableau230.L2" office:value-type="string">
            <text:p text:style-name="P4"/>
          </table:table-cell>
        </table:table-row>
        <table:table-row table:style-name="Tableau230.1">
          <table:table-cell table:style-name="Tableau230.B2" office:value-type="string">
            <text:p text:style-name="P4"/>
          </table:table-cell>
          <table:table-cell table:style-name="Tableau230.E5" office:value-type="string">
            <text:p text:style-name="P4"/>
          </table:table-cell>
          <table:table-cell table:style-name="Tableau230.E5" office:value-type="string">
            <text:p text:style-name="P4"/>
          </table:table-cell>
          <table:table-cell table:style-name="Tableau230.E5" office:value-type="string">
            <text:p text:style-name="P4"/>
          </table:table-cell>
          <table:table-cell table:style-name="Tableau230.E5" office:value-type="string">
            <text:p text:style-name="P4"/>
          </table:table-cell>
          <table:table-cell table:style-name="Tableau230.E5" office:value-type="string">
            <text:p text:style-name="P4"/>
          </table:table-cell>
          <table:table-cell table:style-name="Tableau230.E5" office:value-type="string">
            <text:p text:style-name="P4"/>
          </table:table-cell>
          <table:table-cell table:style-name="Tableau230.E5" office:value-type="string">
            <text:p text:style-name="P4"/>
          </table:table-cell>
          <table:table-cell table:style-name="Tableau230.E5" office:value-type="string">
            <text:p text:style-name="P4"/>
          </table:table-cell>
          <table:table-cell table:style-name="Tableau230.E5" office:value-type="string">
            <text:p text:style-name="P4"/>
          </table:table-cell>
          <table:table-cell table:style-name="Tableau230.E5" office:value-type="string">
            <text:p text:style-name="P4"/>
          </table:table-cell>
          <table:table-cell table:style-name="Tableau230.L10" office:value-type="string">
            <text:p text:style-name="P4"/>
          </table:table-cell>
        </table:table-row>
      </table:table>
      <text:p text:style-name="P30">8. <text:s/>composition de l’hébergement</text:p>
      <table:table table:name="Tableau231" table:style-name="Tableau231">
        <table:table-column table:style-name="Tableau231.A"/>
        <table:table-column table:style-name="Tableau231.B"/>
        <table:table-row table:style-name="Tableau231.1">
          <table:table-cell table:style-name="Tableau231.A1" office:value-type="string">
            <text:p text:style-name="P4">Points forts : dans un hameau, isolé, de plain-pied au rez-de-chaussée</text:p>
            <text:p text:style-name="P21"/>
            <text:p text:style-name="P2"/>
          </table:table-cell>
          <table:table-cell table:style-name="Tableau231.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231.1">
          <table:table-cell table:style-name="Tableau231.A2" office:value-type="string">
            <text:p text:style-name="P4">Distribution : rez : 1 ch. (1x2p., sdb, wc, salon, sam), chauffage central. jardin : terrasse, verger, jeux extérieurs, bbq.</text:p>
            <text:p text:style-name="P28"/>
          </table:table-cell>
          <table:table-cell table:style-name="Tableau231.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231.1">
          <table:table-cell table:style-name="Tableau231.A2" office:value-type="string">
            <text:p text:style-name="P4">Pictogrammes de confort :</text:p>
            <text:p text:style-name="P5">Lit 1 pers. : 0</text:p>
            <text:p text:style-name="P5">Lit 2 pers. : 1</text:p>
            <text:p text:style-name="P5">Lit superposé (1 lit = 2 pers.)  : 0</text:p>
            <text:p text:style-name="P33"><text:span text:style-name="T2">Lit bébé : 2</text:span></text:p>
            <text:p text:style-name="P5"/>
            <text:p text:style-name="P23">tv : oui</text:p>
            <text:p text:style-name="P5">feu ouvert/cassette : </text:p>
            <text:p text:style-name="P5">accès-internet : oui</text:p>
            <text:p text:style-name="P5"/>
          </table:table-cell>
          <table:table-cell table:style-name="Tableau231.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232" table:style-name="Tableau232">
        <table:table-column table:style-name="Tableau232.A"/>
        <table:table-column table:style-name="Tableau232.B"/>
        <table:table-row table:style-name="Tableau232.1">
          <table:table-cell table:style-name="Tableau232.A1" office:value-type="string">
            <text:p text:style-name="P4">Offrez-vous un week-end ou une semaine de bien-être et de relaxation. Environnement calme, serein et champêtre: massage à l'huile, réflexologie plantaire, reiki. Près de Namur, chambre d'hôtes, suite, entrée privée, véranda, terrasse meublée, salon/sam, TV, Internet, lit futon de 180, sdb, wc, sèche-cheveux, jardin clos et arboré, bbq, jeux int./ext. jolies grottes et abbaye à Floreffe (3km). Attractions ludiques et sportives proches. Parking devant la maison. Sur demande: 2X1p. - 2 lits bébé - table d'hôtes - Forfaits bien-être.</text:p>
            <text:p text:style-name="P2"/>
          </table:table-cell>
          <table:table-cell table:style-name="Tableau232.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233" table:style-name="Tableau233">
        <table:table-column table:style-name="Tableau233.A"/>
        <table:table-column table:style-name="Tableau233.B"/>
        <table:table-row table:style-name="Tableau233.1">
          <table:table-cell table:style-name="Tableau233.A1" office:value-type="string">
            <text:p text:style-name="P4"/>
            <text:p text:style-name="P2">Réservation via Belsud : </text:p>
            <text:p text:style-name="P2"/>
          </table:table-cell>
          <table:table-cell table:style-name="Tableau233.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234" table:style-name="Tableau234">
        <table:table-column table:style-name="Tableau234.A"/>
        <table:table-column table:style-name="Tableau234.B"/>
        <table:table-row table:style-name="Tableau234.1">
          <table:table-cell table:style-name="Tableau234.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234.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235" table:style-name="Tableau235">
        <table:table-column table:style-name="Tableau235.A"/>
        <table:table-column table:style-name="Tableau235.B"/>
        <table:table-row table:style-name="Tableau235.1">
          <table:table-cell table:style-name="Tableau235.A1" office:value-type="string">
            <text:p text:style-name="P71"/>
          </table:table-cell>
          <table:table-cell table:style-name="Tableau235.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236" table:style-name="Tableau236">
        <table:table-column table:style-name="Tableau236.A"/>
        <table:table-column table:style-name="Tableau236.B"/>
        <table:table-column table:style-name="Tableau236.C"/>
        <table:table-row table:style-name="Tableau236.1">
          <table:table-cell table:style-name="Tableau236.A1" table:number-columns-spanned="3" office:value-type="string">
            <text:p text:style-name="P4">Reçu le :</text:p>
            <text:p text:style-name="P2"/>
          </table:table-cell>
          <table:covered-table-cell/>
          <table:covered-table-cell/>
        </table:table-row>
        <table:table-row table:style-name="Tableau236.2">
          <table:table-cell table:style-name="Tableau236.A2" office:value-type="string">
            <text:p text:style-name="P4">Encodage :</text:p>
            <text:p text:style-name="P2"/>
          </table:table-cell>
          <table:table-cell table:style-name="Tableau236.A2" office:value-type="string">
            <text:p text:style-name="P32"><text:span text:style-name="T6">pk-heb : 418</text:span></text:p>
          </table:table-cell>
          <table:table-cell table:style-name="Tableau236.C2" office:value-type="string">
            <text:p text:style-name="P22">pk-membre : 702</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237" table:style-name="Tableau237">
        <table:table-column table:style-name="Tableau237.A"/>
        <table:table-column table:style-name="Tableau237.B"/>
        <table:table-row table:style-name="Tableau237.1">
          <table:table-cell table:style-name="Tableau237.A1" office:value-type="string">
            <text:p text:style-name="P4">photo</text:p>
          </table:table-cell>
          <table:table-cell table:style-name="Tableau237.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418</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238" table:style-name="Tableau238">
        <table:table-column table:style-name="Tableau238.A"/>
        <table:table-column table:style-name="Tableau238.B"/>
        <table:table-row table:style-name="Tableau238.1">
          <table:table-cell table:style-name="Tableau238.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4</text:span></text:p>
            <text:p text:style-name="P5"/>
            <text:p text:style-name="P5">nombre total de chambres : 2</text:p>
          </table:table-cell>
          <table:table-cell table:style-name="Tableau238.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239" table:style-name="Tableau239">
        <table:table-column table:style-name="Tableau239.A"/>
        <table:table-column table:style-name="Tableau239.B"/>
        <table:table-row table:style-name="Tableau239.1">
          <table:table-cell table:style-name="Tableau239.A1" office:value-type="string">
            <text:p text:style-name="P4">prénom et nom :</text:p>
            <text:p text:style-name="P2">Georges <text:s/>MARCHAL <text:s/>et Marie-Christine</text:p>
            <text:p text:style-name="P2"/>
            <text:p text:style-name="P1"><text:span text:style-name="T2">tél. : 081 41 21 86</text:span></text:p>
            <text:p text:style-name="P2"/>
            <text:p text:style-name="P1"><text:span text:style-name="T2">gsm : 0495 761 361</text:span></text:p>
            <text:p text:style-name="P2"/>
            <text:p text:style-name="P1"><text:span text:style-name="T2">fax : 081 41 21 86</text:span></text:p>
            <text:p text:style-name="P2"/>
            <text:p text:style-name="P2">adresse e-mail : </text:p>
            <text:p text:style-name="P2">marchal_m_c@hotmail.com</text:p>
            <text:p text:style-name="P2"/>
            <text:p text:style-name="P2">site internet personnel :</text:p>
            <text:p text:style-name="P2">www.source-fleurie.be</text:p>
            <text:p text:style-name="P2"/>
            <text:p text:style-name="P2">langues parlées :</text:p>
            <text:p text:style-name="P28">FR - NL - EN</text:p>
            <text:p text:style-name="P2"/>
          </table:table-cell>
          <table:table-cell table:style-name="Tableau239.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240" table:style-name="Tableau240">
        <table:table-column table:style-name="Tableau240.A"/>
        <table:table-column table:style-name="Tableau240.B"/>
        <table:table-row table:style-name="Tableau240.1">
          <table:table-cell table:style-name="Tableau240.A1" office:value-type="string">
            <text:p text:style-name="P4">nom de l’hébergement :</text:p>
            <text:p text:style-name="P2">La Source Fleurie</text:p>
            <text:p text:style-name="P2"/>
            <text:p text:style-name="P2">rue :</text:p>
            <text:p text:style-name="P2">avenue Général Gracia, 11</text:p>
            <text:p text:style-name="P2"/>
            <text:p text:style-name="P2">code postal : 5170 Profondeville</text:p>
            <text:p text:style-name="P2">localité pour la communication :</text:p>
            <text:p text:style-name="P24">Profondeville</text:p>
            <text:p text:style-name="P2"/>
          </table:table-cell>
          <table:table-cell table:style-name="Tableau240.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241" table:style-name="Tableau241">
        <table:table-column table:style-name="Tableau241.A"/>
        <table:table-column table:style-name="Tableau241.B"/>
        <table:table-row table:style-name="Tableau241.1">
          <table:table-cell table:style-name="Tableau241.A1" office:value-type="string">
            <text:p text:style-name="P4"/>
            <text:p text:style-name="P2"/>
            <text:p text:style-name="P33"><text:span text:style-name="T2">tennis : 2.0</text:span></text:p>
            <text:p text:style-name="P5">sports nautiques : </text:p>
            <text:p text:style-name="P23">ski : 1.0</text:p>
            <text:p text:style-name="P5">randonnées balisées : </text:p>
            <text:p text:style-name="P5">piscine : 6.0<text:tab/></text:p>
            <text:p text:style-name="P5">pêche : <text:tab/></text:p>
            <text:p text:style-name="P5">équitation : </text:p>
            <text:p text:style-name="P5">vélos à disposition : 0.0</text:p>
            <text:p text:style-name="P5">circuit v.t.t. : </text:p>
            <text:p text:style-name="P5">ravel : 0.3<text:tab/></text:p>
            <text:p text:style-name="P2"/>
          </table:table-cell>
          <table:table-cell table:style-name="Tableau241.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242" table:style-name="Tableau242">
        <table:table-column table:style-name="Tableau242.A"/>
        <table:table-column table:style-name="Tableau242.B"/>
        <table:table-row table:style-name="Tableau242.1">
          <table:table-cell table:style-name="Tableau242.A1" office:value-type="string">
            <text:p text:style-name="P4"/>
            <text:p text:style-name="P5">commerces : 1.0</text:p>
            <text:p text:style-name="P5">restaurant : 0.2</text:p>
            <text:p text:style-name="P5">gare : 10.0</text:p>
            <text:p text:style-name="P5"/>
            <text:p text:style-name="P5">animaux domestiques admis : oui</text:p>
            <text:p text:style-name="P5">hébergement fumeur : oui</text:p>
          </table:table-cell>
          <table:table-cell table:style-name="Tableau242.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243" table:style-name="Tableau243">
        <table:table-column table:style-name="Tableau243.A"/>
        <table:table-column table:style-name="Tableau243.B"/>
        <table:table-column table:style-name="Tableau243.C" table:number-columns-repeated="3"/>
        <table:table-column table:style-name="Tableau243.F" table:number-columns-repeated="2"/>
        <table:table-column table:style-name="Tableau243.B"/>
        <table:table-column table:style-name="Tableau243.I"/>
        <table:table-column table:style-name="Tableau243.J"/>
        <table:table-column table:style-name="Tableau243.K"/>
        <table:table-column table:style-name="Tableau243.L"/>
        <table:table-row table:style-name="Tableau243.1">
          <table:table-cell table:style-name="Tableau243.A1" office:value-type="string">
            <text:p text:style-name="P4"/>
          </table:table-cell>
          <table:table-cell table:style-name="Tableau243.B1" office:value-type="string">
            <text:p text:style-name="P4"/>
          </table:table-cell>
          <table:table-cell table:style-name="Tableau243.B1" office:value-type="string">
            <text:p text:style-name="P4"/>
          </table:table-cell>
          <table:table-cell table:style-name="Tableau243.B1" office:value-type="string">
            <text:p text:style-name="P4"/>
          </table:table-cell>
          <table:table-cell table:style-name="Tableau243.B1" office:value-type="string">
            <text:p text:style-name="P4"/>
          </table:table-cell>
          <table:table-cell table:style-name="Tableau243.F1" office:value-type="string">
            <text:p text:style-name="P4"/>
          </table:table-cell>
          <table:table-cell table:style-name="Tableau243.A1" office:value-type="string">
            <text:p text:style-name="P4"/>
          </table:table-cell>
          <table:table-cell table:style-name="Tableau243.B1" office:value-type="string">
            <text:p text:style-name="P4"/>
          </table:table-cell>
          <table:table-cell table:style-name="Tableau243.B1" office:value-type="string">
            <text:p text:style-name="P4"/>
          </table:table-cell>
          <table:table-cell table:style-name="Tableau243.B1" office:value-type="string">
            <text:p text:style-name="P4"/>
          </table:table-cell>
          <table:table-cell table:style-name="Tableau243.B1" office:value-type="string">
            <text:p text:style-name="P4"/>
          </table:table-cell>
          <table:table-cell table:style-name="Tableau243.L1" office:value-type="string">
            <text:p text:style-name="P4"/>
          </table:table-cell>
        </table:table-row>
        <table:table-row table:style-name="Tableau243.1">
          <table:table-cell table:style-name="Tableau243.A2" office:value-type="string">
            <text:p text:style-name="P4"/>
          </table:table-cell>
          <table:table-cell table:style-name="Tableau243.B2" office:value-type="string">
            <text:p text:style-name="P4"/>
          </table:table-cell>
          <table:table-cell table:style-name="Tableau243.B2" office:value-type="string">
            <text:p text:style-name="P4">1 p.</text:p>
          </table:table-cell>
          <table:table-cell table:style-name="Tableau243.B2" office:value-type="string">
            <text:p text:style-name="P4">2 p.</text:p>
          </table:table-cell>
          <table:table-cell table:style-name="Tableau243.B2" office:value-type="string">
            <text:p text:style-name="P32"><text:span text:style-name="T2">3</text:span><text:span text:style-name="T22">ième</text:span><text:span text:style-name="T2"> p.</text:span></text:p>
          </table:table-cell>
          <table:table-cell table:style-name="Tableau243.A2" office:value-type="string">
            <text:p text:style-name="P4"/>
          </table:table-cell>
          <table:table-cell table:style-name="Tableau243.A2" office:value-type="string">
            <text:p text:style-name="P4"/>
          </table:table-cell>
          <table:table-cell table:style-name="Tableau243.B2" office:value-type="string">
            <text:p text:style-name="P4"/>
          </table:table-cell>
          <table:table-cell table:style-name="Tableau243.B2" office:value-type="string">
            <text:p text:style-name="P4">1 p.</text:p>
          </table:table-cell>
          <table:table-cell table:style-name="Tableau243.B2" office:value-type="string">
            <text:p text:style-name="P4">2 p.</text:p>
          </table:table-cell>
          <table:table-cell table:style-name="Tableau243.B2" office:value-type="string">
            <text:p text:style-name="P32"><text:span text:style-name="T2">3</text:span><text:span text:style-name="T22">ième</text:span><text:span text:style-name="T2"> p.</text:span></text:p>
          </table:table-cell>
          <table:table-cell table:style-name="Tableau243.L2" office:value-type="string">
            <text:p text:style-name="P4"/>
          </table:table-cell>
        </table:table-row>
        <table:table-row table:style-name="Tableau243.1">
          <table:table-cell table:style-name="Tableau243.A2" office:value-type="string">
            <text:p text:style-name="P4"/>
          </table:table-cell>
          <table:table-cell table:style-name="Tableau243.B2" office:value-type="string">
            <text:p text:style-name="P4">1 nuit + pt. déj.</text:p>
          </table:table-cell>
          <table:table-cell table:style-name="Tableau243.B2" office:value-type="string">
            <text:p text:style-name="P4">50.00</text:p>
          </table:table-cell>
          <table:table-cell table:style-name="Tableau243.B2" office:value-type="string">
            <text:p text:style-name="P4">60.00</text:p>
          </table:table-cell>
          <table:table-cell table:style-name="Tableau243.B2" office:value-type="string">
            <text:p text:style-name="P4">20.00</text:p>
          </table:table-cell>
          <table:table-cell table:style-name="Tableau243.A2" office:value-type="string">
            <text:p text:style-name="P4"/>
          </table:table-cell>
          <table:table-cell table:style-name="Tableau243.A2" office:value-type="string">
            <text:p text:style-name="P4"/>
          </table:table-cell>
          <table:table-cell table:style-name="Tableau243.B2" office:value-type="string">
            <text:p text:style-name="P4">1 nuit + pt. déj.</text:p>
          </table:table-cell>
          <table:table-cell table:style-name="Tableau243.B2" office:value-type="string">
            <text:p text:style-name="P4"/>
          </table:table-cell>
          <table:table-cell table:style-name="Tableau243.B2" office:value-type="string">
            <text:p text:style-name="P4"/>
          </table:table-cell>
          <table:table-cell table:style-name="Tableau243.B2" office:value-type="string">
            <text:p text:style-name="P4"/>
          </table:table-cell>
          <table:table-cell table:style-name="Tableau243.L2" office:value-type="string">
            <text:p text:style-name="P4"/>
          </table:table-cell>
        </table:table-row>
        <table:table-row table:style-name="Tableau243.1">
          <table:table-cell table:style-name="Tableau243.A2" office:value-type="string">
            <text:p text:style-name="P4"/>
          </table:table-cell>
          <table:table-cell table:style-name="Tableau243.B2" office:value-type="string">
            <text:p text:style-name="P4">réduction si pas de pt. déjeuner</text:p>
          </table:table-cell>
          <table:table-cell table:style-name="Tableau243.B2" office:value-type="string">
            <text:p text:style-name="P4">5.00</text:p>
          </table:table-cell>
          <table:table-cell table:style-name="Tableau243.B2" office:value-type="string">
            <text:p text:style-name="P4">10.00</text:p>
          </table:table-cell>
          <table:table-cell table:style-name="Tableau243.B2" office:value-type="string">
            <text:p text:style-name="P4">5.00</text:p>
          </table:table-cell>
          <table:table-cell table:style-name="Tableau243.A2" office:value-type="string">
            <text:p text:style-name="P4"/>
          </table:table-cell>
          <table:table-cell table:style-name="Tableau243.A2" office:value-type="string">
            <text:p text:style-name="P4"/>
          </table:table-cell>
          <table:table-cell table:style-name="Tableau243.B2" office:value-type="string">
            <text:p text:style-name="P4">réduction si pas de pt. déjeuner</text:p>
          </table:table-cell>
          <table:table-cell table:style-name="Tableau243.B2" office:value-type="string">
            <text:p text:style-name="P4"/>
          </table:table-cell>
          <table:table-cell table:style-name="Tableau243.B2" office:value-type="string">
            <text:p text:style-name="P4"/>
          </table:table-cell>
          <table:table-cell table:style-name="Tableau243.B2" office:value-type="string">
            <text:p text:style-name="P4"/>
          </table:table-cell>
          <table:table-cell table:style-name="Tableau243.L2" office:value-type="string">
            <text:p text:style-name="P4"/>
          </table:table-cell>
        </table:table-row>
        <table:table-row table:style-name="Tableau243.1">
          <table:table-cell table:style-name="Tableau243.A2" office:value-type="string">
            <text:p text:style-name="P4"/>
          </table:table-cell>
          <table:table-cell table:style-name="Tableau243.B2" office:value-type="string">
            <text:p text:style-name="P4">table d’hôtes</text:p>
          </table:table-cell>
          <table:table-cell table:style-name="Tableau243.B2" office:value-type="string">
            <text:p text:style-name="P55"/>
          </table:table-cell>
          <table:table-cell table:style-name="Tableau243.B2" office:value-type="string">
            <text:p text:style-name="P55"/>
          </table:table-cell>
          <table:table-cell table:style-name="Tableau243.E5" office:value-type="string">
            <text:p text:style-name="P4"/>
          </table:table-cell>
          <table:table-cell table:style-name="Tableau243.A2" office:value-type="string">
            <text:p text:style-name="P4"/>
          </table:table-cell>
          <table:table-cell table:style-name="Tableau243.A2" office:value-type="string">
            <text:p text:style-name="P4"/>
          </table:table-cell>
          <table:table-cell table:style-name="Tableau243.A2" office:value-type="string">
            <text:p text:style-name="P4">table d’hôtes</text:p>
          </table:table-cell>
          <table:table-cell table:style-name="Tableau243.A2" office:value-type="string">
            <text:p text:style-name="P10">/p.</text:p>
          </table:table-cell>
          <table:table-cell table:style-name="Tableau243.A2" office:value-type="string">
            <text:p text:style-name="P4"/>
          </table:table-cell>
          <table:table-cell table:style-name="Tableau243.K5" office:value-type="string">
            <text:p text:style-name="P4"/>
          </table:table-cell>
          <table:table-cell table:style-name="Tableau243.L5" office:value-type="string">
            <text:p text:style-name="P4"/>
          </table:table-cell>
        </table:table-row>
        <table:table-row table:style-name="Tableau243.6">
          <table:table-cell table:style-name="Tableau243.A2" office:value-type="string">
            <text:p text:style-name="P4"/>
          </table:table-cell>
          <table:table-cell table:style-name="Tableau243.B2" office:value-type="string">
            <text:p text:style-name="P4">autres</text:p>
            <text:p text:style-name="P2"/>
          </table:table-cell>
          <table:table-cell table:style-name="Tableau243.B2" table:number-columns-spanned="3" office:value-type="string">
            <text:p text:style-name="P26"/>
          </table:table-cell>
          <table:covered-table-cell/>
          <table:covered-table-cell/>
          <table:table-cell table:style-name="Tableau243.A2" office:value-type="string">
            <text:p text:style-name="P4"/>
          </table:table-cell>
          <table:table-cell table:style-name="Tableau243.A2" office:value-type="string">
            <text:p text:style-name="P4"/>
          </table:table-cell>
          <table:table-cell table:style-name="Tableau243.H6" office:value-type="string">
            <text:p text:style-name="P4">autres</text:p>
          </table:table-cell>
          <table:table-cell table:style-name="Tableau243.H6" table:number-columns-spanned="3" office:value-type="string">
            <text:p text:style-name="P4"/>
          </table:table-cell>
          <table:covered-table-cell/>
          <table:covered-table-cell/>
          <table:table-cell table:style-name="Tableau243.L2" office:value-type="string">
            <text:p text:style-name="P4"/>
          </table:table-cell>
        </table:table-row>
        <table:table-row table:style-name="Tableau243.6">
          <table:table-cell table:style-name="Tableau243.A2" office:value-type="string">
            <text:p text:style-name="P4"/>
          </table:table-cell>
          <table:table-cell table:style-name="Tableau243.A2" table:number-columns-spanned="4" office:value-type="string">
            <text:p text:style-name="P4">type de table d’hôtes : th3</text:p>
          </table:table-cell>
          <table:covered-table-cell/>
          <table:covered-table-cell/>
          <table:covered-table-cell/>
          <table:table-cell table:style-name="Tableau243.A2" office:value-type="string">
            <text:p text:style-name="P4"/>
          </table:table-cell>
          <table:table-cell table:style-name="Tableau243.A2" office:value-type="string">
            <text:p text:style-name="P4"/>
          </table:table-cell>
          <table:table-cell table:style-name="Tableau243.A2" table:number-columns-spanned="4" office:value-type="string">
            <text:p text:style-name="P4">Type de table d’hôtes :</text:p>
          </table:table-cell>
          <table:covered-table-cell/>
          <table:covered-table-cell/>
          <table:covered-table-cell/>
          <table:table-cell table:style-name="Tableau243.L2" office:value-type="string">
            <text:p text:style-name="P4"/>
          </table:table-cell>
        </table:table-row>
        <table:table-row table:style-name="Tableau243.6">
          <table:table-cell>
            <table:table table:is-sub-table="true">
              <table:table-column table:style-name="Tableau243.A"/>
              <table:table-row table:style-name="Tableau243.6">
                <table:table-cell table:style-name="Tableau243.A2" office:value-type="string">
                  <text:p text:style-name="P4"/>
                </table:table-cell>
              </table:table-row>
              <table:table-row table:style-name="Tableau243.6">
                <table:table-cell table:style-name="Tableau243.A2" office:value-type="string">
                  <text:p text:style-name="P4"/>
                </table:table-cell>
              </table:table-row>
              <table:table-row table:style-name="Tableau243.6">
                <table:table-cell table:style-name="Tableau243.A2" office:value-type="string">
                  <text:p text:style-name="P4"/>
                </table:table-cell>
              </table:table-row>
            </table:table>
          </table:table-cell>
          <table:table-cell table:style-name="Tableau243.B2" table:number-columns-spanned="4" office:value-type="string">
            <text:p text:style-name="P4"/>
          </table:table-cell>
          <table:covered-table-cell/>
          <table:covered-table-cell/>
          <table:covered-table-cell/>
          <table:table-cell table:number-columns-spanned="7">
            <table:table table:is-sub-table="true">
              <table:table-column table:style-name="Tableau243.F" table:number-columns-repeated="2"/>
              <table:table-column table:style-name="Tableau243.F8.3"/>
              <table:table-column table:style-name="Tableau243.L"/>
              <table:table-row table:style-name="Tableau243.6">
                <table:table-cell table:style-name="Tableau243.A2" office:value-type="string">
                  <text:p text:style-name="P4"/>
                </table:table-cell>
                <table:table-cell table:style-name="Tableau243.A2" office:value-type="string">
                  <text:p text:style-name="P4"/>
                </table:table-cell>
                <table:table-cell table:style-name="Tableau243.A2" office:value-type="string">
                  <text:p text:style-name="P32"><text:span text:style-name="T16"></text:span><text:span text:style-name="T2"> <text:s/>assiette gourmande</text:span></text:p>
                </table:table-cell>
                <table:table-cell table:style-name="Tableau243.L2" office:value-type="string">
                  <text:p text:style-name="P4"/>
                </table:table-cell>
              </table:table-row>
              <table:table-row table:style-name="Tableau243.6">
                <table:table-cell table:style-name="Tableau243.A2" office:value-type="string">
                  <text:p text:style-name="P4"/>
                </table:table-cell>
                <table:table-cell table:style-name="Tableau243.A2" office:value-type="string">
                  <text:p text:style-name="P4"/>
                </table:table-cell>
                <table:table-cell table:style-name="Tableau243.A2" office:value-type="string">
                  <text:p text:style-name="P32"><text:span text:style-name="T16"></text:span><text:span text:style-name="T2"> <text:s/>repas familial</text:span></text:p>
                </table:table-cell>
                <table:table-cell table:style-name="Tableau243.L2" office:value-type="string">
                  <text:p text:style-name="P4"/>
                </table:table-cell>
              </table:table-row>
              <table:table-row table:style-name="Tableau243.6">
                <table:table-cell table:style-name="Tableau243.A2" office:value-type="string">
                  <text:p text:style-name="P4"/>
                </table:table-cell>
                <table:table-cell table:style-name="Tableau243.A2" office:value-type="string">
                  <text:p text:style-name="P4"/>
                </table:table-cell>
                <table:table-cell table:style-name="Tableau243.B2" office:value-type="string">
                  <text:p text:style-name="P32"><text:span text:style-name="T16"></text:span><text:span text:style-name="T2"> <text:s/>menu gastronomique</text:span></text:p>
                </table:table-cell>
                <table:table-cell table:style-name="Tableau243.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243.6">
          <table:table-cell table:style-name="Tableau243.A2" office:value-type="string">
            <text:p text:style-name="P4"/>
          </table:table-cell>
          <table:table-cell table:style-name="Tableau243.B2" table:number-columns-spanned="4" office:value-type="string">
            <text:p text:style-name="P4">taxe de séjour : non</text:p>
          </table:table-cell>
          <table:covered-table-cell/>
          <table:covered-table-cell/>
          <table:covered-table-cell/>
          <table:table-cell table:style-name="Tableau243.A2" office:value-type="string">
            <text:p text:style-name="P4"/>
          </table:table-cell>
          <table:table-cell table:style-name="Tableau243.A2" office:value-type="string">
            <text:p text:style-name="P4"/>
          </table:table-cell>
          <table:table-cell table:style-name="Tableau243.B2" table:number-columns-spanned="4" office:value-type="string">
            <text:p text:style-name="P4">taxe de séjour : <text:s/>….. par</text:p>
          </table:table-cell>
          <table:covered-table-cell/>
          <table:covered-table-cell/>
          <table:covered-table-cell/>
          <table:table-cell table:style-name="Tableau243.L2" office:value-type="string">
            <text:p text:style-name="P4"/>
          </table:table-cell>
        </table:table-row>
        <table:table-row table:style-name="Tableau243.1">
          <table:table-cell table:style-name="Tableau243.B2" office:value-type="string">
            <text:p text:style-name="P4"/>
          </table:table-cell>
          <table:table-cell table:style-name="Tableau243.E5" office:value-type="string">
            <text:p text:style-name="P4"/>
          </table:table-cell>
          <table:table-cell table:style-name="Tableau243.E5" office:value-type="string">
            <text:p text:style-name="P4"/>
          </table:table-cell>
          <table:table-cell table:style-name="Tableau243.E5" office:value-type="string">
            <text:p text:style-name="P4"/>
          </table:table-cell>
          <table:table-cell table:style-name="Tableau243.E5" office:value-type="string">
            <text:p text:style-name="P4"/>
          </table:table-cell>
          <table:table-cell table:style-name="Tableau243.E5" office:value-type="string">
            <text:p text:style-name="P4"/>
          </table:table-cell>
          <table:table-cell table:style-name="Tableau243.E5" office:value-type="string">
            <text:p text:style-name="P4"/>
          </table:table-cell>
          <table:table-cell table:style-name="Tableau243.E5" office:value-type="string">
            <text:p text:style-name="P4"/>
          </table:table-cell>
          <table:table-cell table:style-name="Tableau243.E5" office:value-type="string">
            <text:p text:style-name="P4"/>
          </table:table-cell>
          <table:table-cell table:style-name="Tableau243.E5" office:value-type="string">
            <text:p text:style-name="P4"/>
          </table:table-cell>
          <table:table-cell table:style-name="Tableau243.E5" office:value-type="string">
            <text:p text:style-name="P4"/>
          </table:table-cell>
          <table:table-cell table:style-name="Tableau243.L10" office:value-type="string">
            <text:p text:style-name="P4"/>
          </table:table-cell>
        </table:table-row>
      </table:table>
      <text:p text:style-name="P30">8. <text:s/>composition de l’hébergement</text:p>
      <table:table table:name="Tableau244" table:style-name="Tableau244">
        <table:table-column table:style-name="Tableau244.A"/>
        <table:table-column table:style-name="Tableau244.B"/>
        <table:table-row table:style-name="Tableau244.1">
          <table:table-cell table:style-name="Tableau244.A1" office:value-type="string">
            <text:p text:style-name="P4">Points forts : le long d'une route</text:p>
            <text:p text:style-name="P21"/>
            <text:p text:style-name="P2"/>
          </table:table-cell>
          <table:table-cell table:style-name="Tableau244.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244.1">
          <table:table-cell table:style-name="Tableau244.A2" office:value-type="string">
            <text:p text:style-name="P4">Distribution : 1 ch. (1x2p., sdb, wc), 1 ch. (2x1p., sdb, wc), frigo, chauffage central. jardin : pelouse, terrasse, bbq.</text:p>
            <text:p text:style-name="P28"/>
          </table:table-cell>
          <table:table-cell table:style-name="Tableau244.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244.1">
          <table:table-cell table:style-name="Tableau244.A2" office:value-type="string">
            <text:p text:style-name="P4">Pictogrammes de confort :</text:p>
            <text:p text:style-name="P5">Lit 1 pers. : 2</text:p>
            <text:p text:style-name="P5">Lit 2 pers. : 1</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244.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245" table:style-name="Tableau245">
        <table:table-column table:style-name="Tableau245.A"/>
        <table:table-column table:style-name="Tableau245.B"/>
        <table:table-row table:style-name="Tableau245.1">
          <table:table-cell table:style-name="Tableau245.A1" office:value-type="string">
            <text:p text:style-name="P4">Gîte rural et chambre d'hôtes tout confort et moderne dans villa. Jardin fleuri et arboré, source et ruisseau, proximité immédiate de la Meuse. Bus, restos tous genres et magasins à proximité. Golf, pêche, sports divers à proximité ainsi que villes.</text:p>
            <text:p text:style-name="P2"/>
          </table:table-cell>
          <table:table-cell table:style-name="Tableau245.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246" table:style-name="Tableau246">
        <table:table-column table:style-name="Tableau246.A"/>
        <table:table-column table:style-name="Tableau246.B"/>
        <table:table-row table:style-name="Tableau246.1">
          <table:table-cell table:style-name="Tableau246.A1" office:value-type="string">
            <text:p text:style-name="P4"/>
            <text:p text:style-name="P2">Réservation via Belsud : </text:p>
            <text:p text:style-name="P2"/>
          </table:table-cell>
          <table:table-cell table:style-name="Tableau246.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247" table:style-name="Tableau247">
        <table:table-column table:style-name="Tableau247.A"/>
        <table:table-column table:style-name="Tableau247.B"/>
        <table:table-row table:style-name="Tableau247.1">
          <table:table-cell table:style-name="Tableau247.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247.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248" table:style-name="Tableau248">
        <table:table-column table:style-name="Tableau248.A"/>
        <table:table-column table:style-name="Tableau248.B"/>
        <table:table-row table:style-name="Tableau248.1">
          <table:table-cell table:style-name="Tableau248.A1" office:value-type="string">
            <text:p text:style-name="P71"/>
          </table:table-cell>
          <table:table-cell table:style-name="Tableau248.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249" table:style-name="Tableau249">
        <table:table-column table:style-name="Tableau249.A"/>
        <table:table-column table:style-name="Tableau249.B"/>
        <table:table-column table:style-name="Tableau249.C"/>
        <table:table-row table:style-name="Tableau249.1">
          <table:table-cell table:style-name="Tableau249.A1" table:number-columns-spanned="3" office:value-type="string">
            <text:p text:style-name="P4">Reçu le :</text:p>
            <text:p text:style-name="P2"/>
          </table:table-cell>
          <table:covered-table-cell/>
          <table:covered-table-cell/>
        </table:table-row>
        <table:table-row table:style-name="Tableau249.2">
          <table:table-cell table:style-name="Tableau249.A2" office:value-type="string">
            <text:p text:style-name="P4">Encodage :</text:p>
            <text:p text:style-name="P2"/>
          </table:table-cell>
          <table:table-cell table:style-name="Tableau249.A2" office:value-type="string">
            <text:p text:style-name="P32"><text:span text:style-name="T6">pk-heb : 450</text:span></text:p>
          </table:table-cell>
          <table:table-cell table:style-name="Tableau249.C2" office:value-type="string">
            <text:p text:style-name="P22">pk-membre : 682</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250" table:style-name="Tableau250">
        <table:table-column table:style-name="Tableau250.A"/>
        <table:table-column table:style-name="Tableau250.B"/>
        <table:table-row table:style-name="Tableau250.1">
          <table:table-cell table:style-name="Tableau250.A1" office:value-type="string">
            <text:p text:style-name="P4">photo</text:p>
          </table:table-cell>
          <table:table-cell table:style-name="Tableau250.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450</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251" table:style-name="Tableau251">
        <table:table-column table:style-name="Tableau251.A"/>
        <table:table-column table:style-name="Tableau251.B"/>
        <table:table-row table:style-name="Tableau251.1">
          <table:table-cell table:style-name="Tableau251.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6</text:span></text:p>
            <text:p text:style-name="P5"/>
            <text:p text:style-name="P5">nombre total de chambres : 3</text:p>
          </table:table-cell>
          <table:table-cell table:style-name="Tableau251.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252" table:style-name="Tableau252">
        <table:table-column table:style-name="Tableau252.A"/>
        <table:table-column table:style-name="Tableau252.B"/>
        <table:table-row table:style-name="Tableau252.1">
          <table:table-cell table:style-name="Tableau252.A1" office:value-type="string">
            <text:p text:style-name="P4">prénom et nom :</text:p>
            <text:p text:style-name="P2">Magali et Stéphane BODART KODRUN</text:p>
            <text:p text:style-name="P2"/>
            <text:p text:style-name="P1"><text:span text:style-name="T2">tél. : 081 26 16 00</text:span></text:p>
            <text:p text:style-name="P2"/>
            <text:p text:style-name="P1"><text:span text:style-name="T2">gsm : 0475 531 720</text:span></text:p>
            <text:p text:style-name="P2"/>
            <text:p text:style-name="P1"><text:span text:style-name="T2">fax : 081 26 16 00</text:span></text:p>
            <text:p text:style-name="P2"/>
            <text:p text:style-name="P2">adresse e-mail : </text:p>
            <text:p text:style-name="P2">lechatbleu@b-ready.com</text:p>
            <text:p text:style-name="P2"/>
            <text:p text:style-name="P2">site internet personnel :</text:p>
            <text:p text:style-name="P2">lechatbleu.b-ready.com</text:p>
            <text:p text:style-name="P2"/>
            <text:p text:style-name="P2">langues parlées :</text:p>
            <text:p text:style-name="P28">FR - EN - IT - SL</text:p>
            <text:p text:style-name="P2"/>
          </table:table-cell>
          <table:table-cell table:style-name="Tableau252.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253" table:style-name="Tableau253">
        <table:table-column table:style-name="Tableau253.A"/>
        <table:table-column table:style-name="Tableau253.B"/>
        <table:table-row table:style-name="Tableau253.1">
          <table:table-cell table:style-name="Tableau253.A1" office:value-type="string">
            <text:p text:style-name="P4">nom de l’hébergement :</text:p>
            <text:p text:style-name="P2">Le Chat Bleu</text:p>
            <text:p text:style-name="P2"/>
            <text:p text:style-name="P2">rue :</text:p>
            <text:p text:style-name="P2">rue des Fonds, 9</text:p>
            <text:p text:style-name="P2"/>
            <text:p text:style-name="P2">code postal : 5170 Profondeville</text:p>
            <text:p text:style-name="P2">localité pour la communication :</text:p>
            <text:p text:style-name="P24">Lustin</text:p>
            <text:p text:style-name="P2"/>
          </table:table-cell>
          <table:table-cell table:style-name="Tableau253.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254" table:style-name="Tableau254">
        <table:table-column table:style-name="Tableau254.A"/>
        <table:table-column table:style-name="Tableau254.B"/>
        <table:table-row table:style-name="Tableau254.1">
          <table:table-cell table:style-name="Tableau254.A1" office:value-type="string">
            <text:p text:style-name="P4"/>
            <text:p text:style-name="P2"/>
            <text:p text:style-name="P33"><text:span text:style-name="T2">tennis : </text:span></text:p>
            <text:p text:style-name="P5">sports nautiques : 3.5</text:p>
            <text:p text:style-name="P23">ski : </text:p>
            <text:p text:style-name="P5">randonnées balisées : 0.0</text:p>
            <text:p text:style-name="P5">piscine : 0.0<text:tab/></text:p>
            <text:p text:style-name="P5">pêche : <text:tab/></text:p>
            <text:p text:style-name="P5">équitation : </text:p>
            <text:p text:style-name="P5">vélos à disposition : 0.0</text:p>
            <text:p text:style-name="P5">circuit v.t.t. : 0.5</text:p>
            <text:p text:style-name="P5">ravel : <text:tab/></text:p>
            <text:p text:style-name="P2"/>
          </table:table-cell>
          <table:table-cell table:style-name="Tableau254.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255" table:style-name="Tableau255">
        <table:table-column table:style-name="Tableau255.A"/>
        <table:table-column table:style-name="Tableau255.B"/>
        <table:table-row table:style-name="Tableau255.1">
          <table:table-cell table:style-name="Tableau255.A1" office:value-type="string">
            <text:p text:style-name="P4"/>
            <text:p text:style-name="P5">commerces : </text:p>
            <text:p text:style-name="P5">restaurant : 3.0</text:p>
            <text:p text:style-name="P5">gare : </text:p>
            <text:p text:style-name="P5"/>
            <text:p text:style-name="P5">animaux domestiques admis : oui</text:p>
            <text:p text:style-name="P5">hébergement fumeur : oui</text:p>
          </table:table-cell>
          <table:table-cell table:style-name="Tableau255.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256" table:style-name="Tableau256">
        <table:table-column table:style-name="Tableau256.A"/>
        <table:table-column table:style-name="Tableau256.B"/>
        <table:table-column table:style-name="Tableau256.C" table:number-columns-repeated="3"/>
        <table:table-column table:style-name="Tableau256.F" table:number-columns-repeated="2"/>
        <table:table-column table:style-name="Tableau256.B"/>
        <table:table-column table:style-name="Tableau256.I"/>
        <table:table-column table:style-name="Tableau256.J"/>
        <table:table-column table:style-name="Tableau256.K"/>
        <table:table-column table:style-name="Tableau256.L"/>
        <table:table-row table:style-name="Tableau256.1">
          <table:table-cell table:style-name="Tableau256.A1" office:value-type="string">
            <text:p text:style-name="P4"/>
          </table:table-cell>
          <table:table-cell table:style-name="Tableau256.B1" office:value-type="string">
            <text:p text:style-name="P4"/>
          </table:table-cell>
          <table:table-cell table:style-name="Tableau256.B1" office:value-type="string">
            <text:p text:style-name="P4"/>
          </table:table-cell>
          <table:table-cell table:style-name="Tableau256.B1" office:value-type="string">
            <text:p text:style-name="P4"/>
          </table:table-cell>
          <table:table-cell table:style-name="Tableau256.B1" office:value-type="string">
            <text:p text:style-name="P4"/>
          </table:table-cell>
          <table:table-cell table:style-name="Tableau256.F1" office:value-type="string">
            <text:p text:style-name="P4"/>
          </table:table-cell>
          <table:table-cell table:style-name="Tableau256.A1" office:value-type="string">
            <text:p text:style-name="P4"/>
          </table:table-cell>
          <table:table-cell table:style-name="Tableau256.B1" office:value-type="string">
            <text:p text:style-name="P4"/>
          </table:table-cell>
          <table:table-cell table:style-name="Tableau256.B1" office:value-type="string">
            <text:p text:style-name="P4"/>
          </table:table-cell>
          <table:table-cell table:style-name="Tableau256.B1" office:value-type="string">
            <text:p text:style-name="P4"/>
          </table:table-cell>
          <table:table-cell table:style-name="Tableau256.B1" office:value-type="string">
            <text:p text:style-name="P4"/>
          </table:table-cell>
          <table:table-cell table:style-name="Tableau256.L1" office:value-type="string">
            <text:p text:style-name="P4"/>
          </table:table-cell>
        </table:table-row>
        <table:table-row table:style-name="Tableau256.1">
          <table:table-cell table:style-name="Tableau256.A2" office:value-type="string">
            <text:p text:style-name="P4"/>
          </table:table-cell>
          <table:table-cell table:style-name="Tableau256.B2" office:value-type="string">
            <text:p text:style-name="P4"/>
          </table:table-cell>
          <table:table-cell table:style-name="Tableau256.B2" office:value-type="string">
            <text:p text:style-name="P4">1 p.</text:p>
          </table:table-cell>
          <table:table-cell table:style-name="Tableau256.B2" office:value-type="string">
            <text:p text:style-name="P4">2 p.</text:p>
          </table:table-cell>
          <table:table-cell table:style-name="Tableau256.B2" office:value-type="string">
            <text:p text:style-name="P32"><text:span text:style-name="T2">3</text:span><text:span text:style-name="T22">ième</text:span><text:span text:style-name="T2"> p.</text:span></text:p>
          </table:table-cell>
          <table:table-cell table:style-name="Tableau256.A2" office:value-type="string">
            <text:p text:style-name="P4"/>
          </table:table-cell>
          <table:table-cell table:style-name="Tableau256.A2" office:value-type="string">
            <text:p text:style-name="P4"/>
          </table:table-cell>
          <table:table-cell table:style-name="Tableau256.B2" office:value-type="string">
            <text:p text:style-name="P4"/>
          </table:table-cell>
          <table:table-cell table:style-name="Tableau256.B2" office:value-type="string">
            <text:p text:style-name="P4">1 p.</text:p>
          </table:table-cell>
          <table:table-cell table:style-name="Tableau256.B2" office:value-type="string">
            <text:p text:style-name="P4">2 p.</text:p>
          </table:table-cell>
          <table:table-cell table:style-name="Tableau256.B2" office:value-type="string">
            <text:p text:style-name="P32"><text:span text:style-name="T2">3</text:span><text:span text:style-name="T22">ième</text:span><text:span text:style-name="T2"> p.</text:span></text:p>
          </table:table-cell>
          <table:table-cell table:style-name="Tableau256.L2" office:value-type="string">
            <text:p text:style-name="P4"/>
          </table:table-cell>
        </table:table-row>
        <table:table-row table:style-name="Tableau256.1">
          <table:table-cell table:style-name="Tableau256.A2" office:value-type="string">
            <text:p text:style-name="P4"/>
          </table:table-cell>
          <table:table-cell table:style-name="Tableau256.B2" office:value-type="string">
            <text:p text:style-name="P4">1 nuit + pt. déj.</text:p>
          </table:table-cell>
          <table:table-cell table:style-name="Tableau256.B2" office:value-type="string">
            <text:p text:style-name="P4">65.00</text:p>
          </table:table-cell>
          <table:table-cell table:style-name="Tableau256.B2" office:value-type="string">
            <text:p text:style-name="P4">80.00/110.00</text:p>
          </table:table-cell>
          <table:table-cell table:style-name="Tableau256.B2" office:value-type="string">
            <text:p text:style-name="P4">20.00</text:p>
          </table:table-cell>
          <table:table-cell table:style-name="Tableau256.A2" office:value-type="string">
            <text:p text:style-name="P4"/>
          </table:table-cell>
          <table:table-cell table:style-name="Tableau256.A2" office:value-type="string">
            <text:p text:style-name="P4"/>
          </table:table-cell>
          <table:table-cell table:style-name="Tableau256.B2" office:value-type="string">
            <text:p text:style-name="P4">1 nuit + pt. déj.</text:p>
          </table:table-cell>
          <table:table-cell table:style-name="Tableau256.B2" office:value-type="string">
            <text:p text:style-name="P4"/>
          </table:table-cell>
          <table:table-cell table:style-name="Tableau256.B2" office:value-type="string">
            <text:p text:style-name="P4"/>
          </table:table-cell>
          <table:table-cell table:style-name="Tableau256.B2" office:value-type="string">
            <text:p text:style-name="P4"/>
          </table:table-cell>
          <table:table-cell table:style-name="Tableau256.L2" office:value-type="string">
            <text:p text:style-name="P4"/>
          </table:table-cell>
        </table:table-row>
        <table:table-row table:style-name="Tableau256.1">
          <table:table-cell table:style-name="Tableau256.A2" office:value-type="string">
            <text:p text:style-name="P4"/>
          </table:table-cell>
          <table:table-cell table:style-name="Tableau256.B2" office:value-type="string">
            <text:p text:style-name="P4">réduction si pas de pt. déjeuner</text:p>
          </table:table-cell>
          <table:table-cell table:style-name="Tableau256.B2" office:value-type="string">
            <text:p text:style-name="P4"/>
          </table:table-cell>
          <table:table-cell table:style-name="Tableau256.B2" office:value-type="string">
            <text:p text:style-name="P4"/>
          </table:table-cell>
          <table:table-cell table:style-name="Tableau256.B2" office:value-type="string">
            <text:p text:style-name="P4"/>
          </table:table-cell>
          <table:table-cell table:style-name="Tableau256.A2" office:value-type="string">
            <text:p text:style-name="P4"/>
          </table:table-cell>
          <table:table-cell table:style-name="Tableau256.A2" office:value-type="string">
            <text:p text:style-name="P4"/>
          </table:table-cell>
          <table:table-cell table:style-name="Tableau256.B2" office:value-type="string">
            <text:p text:style-name="P4">réduction si pas de pt. déjeuner</text:p>
          </table:table-cell>
          <table:table-cell table:style-name="Tableau256.B2" office:value-type="string">
            <text:p text:style-name="P4"/>
          </table:table-cell>
          <table:table-cell table:style-name="Tableau256.B2" office:value-type="string">
            <text:p text:style-name="P4"/>
          </table:table-cell>
          <table:table-cell table:style-name="Tableau256.B2" office:value-type="string">
            <text:p text:style-name="P4"/>
          </table:table-cell>
          <table:table-cell table:style-name="Tableau256.L2" office:value-type="string">
            <text:p text:style-name="P4"/>
          </table:table-cell>
        </table:table-row>
        <table:table-row table:style-name="Tableau256.1">
          <table:table-cell table:style-name="Tableau256.A2" office:value-type="string">
            <text:p text:style-name="P4"/>
          </table:table-cell>
          <table:table-cell table:style-name="Tableau256.B2" office:value-type="string">
            <text:p text:style-name="P4">table d’hôtes</text:p>
          </table:table-cell>
          <table:table-cell table:style-name="Tableau256.B2" office:value-type="string">
            <text:p text:style-name="P55">15.00/50.00</text:p>
          </table:table-cell>
          <table:table-cell table:style-name="Tableau256.B2" office:value-type="string">
            <text:p text:style-name="P55"/>
          </table:table-cell>
          <table:table-cell table:style-name="Tableau256.E5" office:value-type="string">
            <text:p text:style-name="P4"/>
          </table:table-cell>
          <table:table-cell table:style-name="Tableau256.A2" office:value-type="string">
            <text:p text:style-name="P4"/>
          </table:table-cell>
          <table:table-cell table:style-name="Tableau256.A2" office:value-type="string">
            <text:p text:style-name="P4"/>
          </table:table-cell>
          <table:table-cell table:style-name="Tableau256.A2" office:value-type="string">
            <text:p text:style-name="P4">table d’hôtes</text:p>
          </table:table-cell>
          <table:table-cell table:style-name="Tableau256.A2" office:value-type="string">
            <text:p text:style-name="P10">/p.</text:p>
          </table:table-cell>
          <table:table-cell table:style-name="Tableau256.A2" office:value-type="string">
            <text:p text:style-name="P4"/>
          </table:table-cell>
          <table:table-cell table:style-name="Tableau256.K5" office:value-type="string">
            <text:p text:style-name="P4"/>
          </table:table-cell>
          <table:table-cell table:style-name="Tableau256.L5" office:value-type="string">
            <text:p text:style-name="P4"/>
          </table:table-cell>
        </table:table-row>
        <table:table-row table:style-name="Tableau256.6">
          <table:table-cell table:style-name="Tableau256.A2" office:value-type="string">
            <text:p text:style-name="P4"/>
          </table:table-cell>
          <table:table-cell table:style-name="Tableau256.B2" office:value-type="string">
            <text:p text:style-name="P4">autres</text:p>
            <text:p text:style-name="P2"/>
          </table:table-cell>
          <table:table-cell table:style-name="Tableau256.B2" table:number-columns-spanned="3" office:value-type="string">
            <text:p text:style-name="P26"/>
          </table:table-cell>
          <table:covered-table-cell/>
          <table:covered-table-cell/>
          <table:table-cell table:style-name="Tableau256.A2" office:value-type="string">
            <text:p text:style-name="P4"/>
          </table:table-cell>
          <table:table-cell table:style-name="Tableau256.A2" office:value-type="string">
            <text:p text:style-name="P4"/>
          </table:table-cell>
          <table:table-cell table:style-name="Tableau256.H6" office:value-type="string">
            <text:p text:style-name="P4">autres</text:p>
          </table:table-cell>
          <table:table-cell table:style-name="Tableau256.H6" table:number-columns-spanned="3" office:value-type="string">
            <text:p text:style-name="P4"/>
          </table:table-cell>
          <table:covered-table-cell/>
          <table:covered-table-cell/>
          <table:table-cell table:style-name="Tableau256.L2" office:value-type="string">
            <text:p text:style-name="P4"/>
          </table:table-cell>
        </table:table-row>
        <table:table-row table:style-name="Tableau256.6">
          <table:table-cell table:style-name="Tableau256.A2" office:value-type="string">
            <text:p text:style-name="P4"/>
          </table:table-cell>
          <table:table-cell table:style-name="Tableau256.A2" table:number-columns-spanned="4" office:value-type="string">
            <text:p text:style-name="P4">type de table d’hôtes : th1</text:p>
          </table:table-cell>
          <table:covered-table-cell/>
          <table:covered-table-cell/>
          <table:covered-table-cell/>
          <table:table-cell table:style-name="Tableau256.A2" office:value-type="string">
            <text:p text:style-name="P4"/>
          </table:table-cell>
          <table:table-cell table:style-name="Tableau256.A2" office:value-type="string">
            <text:p text:style-name="P4"/>
          </table:table-cell>
          <table:table-cell table:style-name="Tableau256.A2" table:number-columns-spanned="4" office:value-type="string">
            <text:p text:style-name="P4">Type de table d’hôtes :</text:p>
          </table:table-cell>
          <table:covered-table-cell/>
          <table:covered-table-cell/>
          <table:covered-table-cell/>
          <table:table-cell table:style-name="Tableau256.L2" office:value-type="string">
            <text:p text:style-name="P4"/>
          </table:table-cell>
        </table:table-row>
        <table:table-row table:style-name="Tableau256.6">
          <table:table-cell>
            <table:table table:is-sub-table="true">
              <table:table-column table:style-name="Tableau256.A"/>
              <table:table-row table:style-name="Tableau256.6">
                <table:table-cell table:style-name="Tableau256.A2" office:value-type="string">
                  <text:p text:style-name="P4"/>
                </table:table-cell>
              </table:table-row>
              <table:table-row table:style-name="Tableau256.6">
                <table:table-cell table:style-name="Tableau256.A2" office:value-type="string">
                  <text:p text:style-name="P4"/>
                </table:table-cell>
              </table:table-row>
              <table:table-row table:style-name="Tableau256.6">
                <table:table-cell table:style-name="Tableau256.A2" office:value-type="string">
                  <text:p text:style-name="P4"/>
                </table:table-cell>
              </table:table-row>
            </table:table>
          </table:table-cell>
          <table:table-cell table:style-name="Tableau256.B2" table:number-columns-spanned="4" office:value-type="string">
            <text:p text:style-name="P4"/>
          </table:table-cell>
          <table:covered-table-cell/>
          <table:covered-table-cell/>
          <table:covered-table-cell/>
          <table:table-cell table:number-columns-spanned="7">
            <table:table table:is-sub-table="true">
              <table:table-column table:style-name="Tableau256.F" table:number-columns-repeated="2"/>
              <table:table-column table:style-name="Tableau256.F8.3"/>
              <table:table-column table:style-name="Tableau256.L"/>
              <table:table-row table:style-name="Tableau256.6">
                <table:table-cell table:style-name="Tableau256.A2" office:value-type="string">
                  <text:p text:style-name="P4"/>
                </table:table-cell>
                <table:table-cell table:style-name="Tableau256.A2" office:value-type="string">
                  <text:p text:style-name="P4"/>
                </table:table-cell>
                <table:table-cell table:style-name="Tableau256.A2" office:value-type="string">
                  <text:p text:style-name="P32"><text:span text:style-name="T16"></text:span><text:span text:style-name="T2"> <text:s/>assiette gourmande</text:span></text:p>
                </table:table-cell>
                <table:table-cell table:style-name="Tableau256.L2" office:value-type="string">
                  <text:p text:style-name="P4"/>
                </table:table-cell>
              </table:table-row>
              <table:table-row table:style-name="Tableau256.6">
                <table:table-cell table:style-name="Tableau256.A2" office:value-type="string">
                  <text:p text:style-name="P4"/>
                </table:table-cell>
                <table:table-cell table:style-name="Tableau256.A2" office:value-type="string">
                  <text:p text:style-name="P4"/>
                </table:table-cell>
                <table:table-cell table:style-name="Tableau256.A2" office:value-type="string">
                  <text:p text:style-name="P32"><text:span text:style-name="T16"></text:span><text:span text:style-name="T2"> <text:s/>repas familial</text:span></text:p>
                </table:table-cell>
                <table:table-cell table:style-name="Tableau256.L2" office:value-type="string">
                  <text:p text:style-name="P4"/>
                </table:table-cell>
              </table:table-row>
              <table:table-row table:style-name="Tableau256.6">
                <table:table-cell table:style-name="Tableau256.A2" office:value-type="string">
                  <text:p text:style-name="P4"/>
                </table:table-cell>
                <table:table-cell table:style-name="Tableau256.A2" office:value-type="string">
                  <text:p text:style-name="P4"/>
                </table:table-cell>
                <table:table-cell table:style-name="Tableau256.B2" office:value-type="string">
                  <text:p text:style-name="P32"><text:span text:style-name="T16"></text:span><text:span text:style-name="T2"> <text:s/>menu gastronomique</text:span></text:p>
                </table:table-cell>
                <table:table-cell table:style-name="Tableau256.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256.6">
          <table:table-cell table:style-name="Tableau256.A2" office:value-type="string">
            <text:p text:style-name="P4"/>
          </table:table-cell>
          <table:table-cell table:style-name="Tableau256.B2" table:number-columns-spanned="4" office:value-type="string">
            <text:p text:style-name="P4">taxe de séjour : non</text:p>
          </table:table-cell>
          <table:covered-table-cell/>
          <table:covered-table-cell/>
          <table:covered-table-cell/>
          <table:table-cell table:style-name="Tableau256.A2" office:value-type="string">
            <text:p text:style-name="P4"/>
          </table:table-cell>
          <table:table-cell table:style-name="Tableau256.A2" office:value-type="string">
            <text:p text:style-name="P4"/>
          </table:table-cell>
          <table:table-cell table:style-name="Tableau256.B2" table:number-columns-spanned="4" office:value-type="string">
            <text:p text:style-name="P4">taxe de séjour : <text:s/>….. par</text:p>
          </table:table-cell>
          <table:covered-table-cell/>
          <table:covered-table-cell/>
          <table:covered-table-cell/>
          <table:table-cell table:style-name="Tableau256.L2" office:value-type="string">
            <text:p text:style-name="P4"/>
          </table:table-cell>
        </table:table-row>
        <table:table-row table:style-name="Tableau256.1">
          <table:table-cell table:style-name="Tableau256.B2" office:value-type="string">
            <text:p text:style-name="P4"/>
          </table:table-cell>
          <table:table-cell table:style-name="Tableau256.E5" office:value-type="string">
            <text:p text:style-name="P4"/>
          </table:table-cell>
          <table:table-cell table:style-name="Tableau256.E5" office:value-type="string">
            <text:p text:style-name="P4"/>
          </table:table-cell>
          <table:table-cell table:style-name="Tableau256.E5" office:value-type="string">
            <text:p text:style-name="P4"/>
          </table:table-cell>
          <table:table-cell table:style-name="Tableau256.E5" office:value-type="string">
            <text:p text:style-name="P4"/>
          </table:table-cell>
          <table:table-cell table:style-name="Tableau256.E5" office:value-type="string">
            <text:p text:style-name="P4"/>
          </table:table-cell>
          <table:table-cell table:style-name="Tableau256.E5" office:value-type="string">
            <text:p text:style-name="P4"/>
          </table:table-cell>
          <table:table-cell table:style-name="Tableau256.E5" office:value-type="string">
            <text:p text:style-name="P4"/>
          </table:table-cell>
          <table:table-cell table:style-name="Tableau256.E5" office:value-type="string">
            <text:p text:style-name="P4"/>
          </table:table-cell>
          <table:table-cell table:style-name="Tableau256.E5" office:value-type="string">
            <text:p text:style-name="P4"/>
          </table:table-cell>
          <table:table-cell table:style-name="Tableau256.E5" office:value-type="string">
            <text:p text:style-name="P4"/>
          </table:table-cell>
          <table:table-cell table:style-name="Tableau256.L10" office:value-type="string">
            <text:p text:style-name="P4"/>
          </table:table-cell>
        </table:table-row>
      </table:table>
      <text:p text:style-name="P30">8. <text:s/>composition de l’hébergement</text:p>
      <table:table table:name="Tableau257" table:style-name="Tableau257">
        <table:table-column table:style-name="Tableau257.A"/>
        <table:table-column table:style-name="Tableau257.B"/>
        <table:table-row table:style-name="Tableau257.1">
          <table:table-cell table:style-name="Tableau257.A1" office:value-type="string">
            <text:p text:style-name="P4">Points forts : dans un hameau</text:p>
            <text:p text:style-name="P21"/>
            <text:p text:style-name="P2"/>
          </table:table-cell>
          <table:table-cell table:style-name="Tableau257.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257.1">
          <table:table-cell table:style-name="Tableau257.A2" office:value-type="string">
            <text:p text:style-name="P4">Distribution : rez : 1 ch. (1x2p., sdd, wc). 1er ét.: 1 ch. (1x2p., sdd, wc), 1 ch. ( 1x2p., sdb, wc, jacuzzi), chauffage central. jardin : pelouse, terrasse, jeux, bbq, piscine, sauna.</text:p>
            <text:p text:style-name="P28"/>
          </table:table-cell>
          <table:table-cell table:style-name="Tableau257.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257.1">
          <table:table-cell table:style-name="Tableau257.A2" office:value-type="string">
            <text:p text:style-name="P4">Pictogrammes de confort :</text:p>
            <text:p text:style-name="P5">Lit 1 pers. : 0</text:p>
            <text:p text:style-name="P5">Lit 2 pers. : 3</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257.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258" table:style-name="Tableau258">
        <table:table-column table:style-name="Tableau258.A"/>
        <table:table-column table:style-name="Tableau258.B"/>
        <table:table-row table:style-name="Tableau258.1">
          <table:table-cell table:style-name="Tableau258.A1" office:value-type="string">
            <text:p text:style-name="P4">La tranquilité à proximité de la Meuse, avec une magnifique vue sur les bois environnant et la piscine donnant sur un agréable jardin. Salon avec feu ouvert, TV et bibliothèque, sauna, ... Garage voiture et moto.</text:p>
            <text:p text:style-name="P2"/>
          </table:table-cell>
          <table:table-cell table:style-name="Tableau258.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259" table:style-name="Tableau259">
        <table:table-column table:style-name="Tableau259.A"/>
        <table:table-column table:style-name="Tableau259.B"/>
        <table:table-row table:style-name="Tableau259.1">
          <table:table-cell table:style-name="Tableau259.A1" office:value-type="string">
            <text:p text:style-name="P4"/>
            <text:p text:style-name="P2">Réservation via Belsud : </text:p>
            <text:p text:style-name="P2"/>
          </table:table-cell>
          <table:table-cell table:style-name="Tableau259.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260" table:style-name="Tableau260">
        <table:table-column table:style-name="Tableau260.A"/>
        <table:table-column table:style-name="Tableau260.B"/>
        <table:table-row table:style-name="Tableau260.1">
          <table:table-cell table:style-name="Tableau260.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260.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261" table:style-name="Tableau261">
        <table:table-column table:style-name="Tableau261.A"/>
        <table:table-column table:style-name="Tableau261.B"/>
        <table:table-row table:style-name="Tableau261.1">
          <table:table-cell table:style-name="Tableau261.A1" office:value-type="string">
            <text:p text:style-name="P71"/>
          </table:table-cell>
          <table:table-cell table:style-name="Tableau261.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262" table:style-name="Tableau262">
        <table:table-column table:style-name="Tableau262.A"/>
        <table:table-column table:style-name="Tableau262.B"/>
        <table:table-column table:style-name="Tableau262.C"/>
        <table:table-row table:style-name="Tableau262.1">
          <table:table-cell table:style-name="Tableau262.A1" table:number-columns-spanned="3" office:value-type="string">
            <text:p text:style-name="P4">Reçu le :</text:p>
            <text:p text:style-name="P2"/>
          </table:table-cell>
          <table:covered-table-cell/>
          <table:covered-table-cell/>
        </table:table-row>
        <table:table-row table:style-name="Tableau262.2">
          <table:table-cell table:style-name="Tableau262.A2" office:value-type="string">
            <text:p text:style-name="P4">Encodage :</text:p>
            <text:p text:style-name="P2"/>
          </table:table-cell>
          <table:table-cell table:style-name="Tableau262.A2" office:value-type="string">
            <text:p text:style-name="P32"><text:span text:style-name="T6">pk-heb : 450</text:span></text:p>
          </table:table-cell>
          <table:table-cell table:style-name="Tableau262.C2" office:value-type="string">
            <text:p text:style-name="P22">pk-membre : 682</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263" table:style-name="Tableau263">
        <table:table-column table:style-name="Tableau263.A"/>
        <table:table-column table:style-name="Tableau263.B"/>
        <table:table-row table:style-name="Tableau263.1">
          <table:table-cell table:style-name="Tableau263.A1" office:value-type="string">
            <text:p text:style-name="P4">photo</text:p>
          </table:table-cell>
          <table:table-cell table:style-name="Tableau263.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450</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264" table:style-name="Tableau264">
        <table:table-column table:style-name="Tableau264.A"/>
        <table:table-column table:style-name="Tableau264.B"/>
        <table:table-row table:style-name="Tableau264.1">
          <table:table-cell table:style-name="Tableau264.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6</text:span></text:p>
            <text:p text:style-name="P5"/>
            <text:p text:style-name="P5">nombre total de chambres : 3</text:p>
          </table:table-cell>
          <table:table-cell table:style-name="Tableau264.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265" table:style-name="Tableau265">
        <table:table-column table:style-name="Tableau265.A"/>
        <table:table-column table:style-name="Tableau265.B"/>
        <table:table-row table:style-name="Tableau265.1">
          <table:table-cell table:style-name="Tableau265.A1" office:value-type="string">
            <text:p text:style-name="P4">prénom et nom :</text:p>
            <text:p text:style-name="P2">Magali et Stéphane BODART KODRUN</text:p>
            <text:p text:style-name="P2"/>
            <text:p text:style-name="P1"><text:span text:style-name="T2">tél. : 081 26 16 00</text:span></text:p>
            <text:p text:style-name="P2"/>
            <text:p text:style-name="P1"><text:span text:style-name="T2">gsm : 0475 531 720</text:span></text:p>
            <text:p text:style-name="P2"/>
            <text:p text:style-name="P1"><text:span text:style-name="T2">fax : 081 26 16 00</text:span></text:p>
            <text:p text:style-name="P2"/>
            <text:p text:style-name="P2">adresse e-mail : </text:p>
            <text:p text:style-name="P2">lechatbleu@b-ready.com</text:p>
            <text:p text:style-name="P2"/>
            <text:p text:style-name="P2">site internet personnel :</text:p>
            <text:p text:style-name="P2">lechatbleu.b-ready.com</text:p>
            <text:p text:style-name="P2"/>
            <text:p text:style-name="P2">langues parlées :</text:p>
            <text:p text:style-name="P28">FR - EN - IT - SL</text:p>
            <text:p text:style-name="P2"/>
          </table:table-cell>
          <table:table-cell table:style-name="Tableau265.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266" table:style-name="Tableau266">
        <table:table-column table:style-name="Tableau266.A"/>
        <table:table-column table:style-name="Tableau266.B"/>
        <table:table-row table:style-name="Tableau266.1">
          <table:table-cell table:style-name="Tableau266.A1" office:value-type="string">
            <text:p text:style-name="P4">nom de l’hébergement :</text:p>
            <text:p text:style-name="P2">Le Chat Bleu</text:p>
            <text:p text:style-name="P2"/>
            <text:p text:style-name="P2">rue :</text:p>
            <text:p text:style-name="P2">rue des Fonds, 9</text:p>
            <text:p text:style-name="P2"/>
            <text:p text:style-name="P2">code postal : 5170 Profondeville</text:p>
            <text:p text:style-name="P2">localité pour la communication :</text:p>
            <text:p text:style-name="P24">Lustin</text:p>
            <text:p text:style-name="P2"/>
          </table:table-cell>
          <table:table-cell table:style-name="Tableau266.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267" table:style-name="Tableau267">
        <table:table-column table:style-name="Tableau267.A"/>
        <table:table-column table:style-name="Tableau267.B"/>
        <table:table-row table:style-name="Tableau267.1">
          <table:table-cell table:style-name="Tableau267.A1" office:value-type="string">
            <text:p text:style-name="P4"/>
            <text:p text:style-name="P2"/>
            <text:p text:style-name="P33"><text:span text:style-name="T2">tennis : </text:span></text:p>
            <text:p text:style-name="P5">sports nautiques : 3.5</text:p>
            <text:p text:style-name="P23">ski : </text:p>
            <text:p text:style-name="P5">randonnées balisées : 0.0</text:p>
            <text:p text:style-name="P5">piscine : 0.0<text:tab/></text:p>
            <text:p text:style-name="P5">pêche : <text:tab/></text:p>
            <text:p text:style-name="P5">équitation : </text:p>
            <text:p text:style-name="P5">vélos à disposition : 0.0</text:p>
            <text:p text:style-name="P5">circuit v.t.t. : 0.5</text:p>
            <text:p text:style-name="P5">ravel : <text:tab/></text:p>
            <text:p text:style-name="P2"/>
          </table:table-cell>
          <table:table-cell table:style-name="Tableau267.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268" table:style-name="Tableau268">
        <table:table-column table:style-name="Tableau268.A"/>
        <table:table-column table:style-name="Tableau268.B"/>
        <table:table-row table:style-name="Tableau268.1">
          <table:table-cell table:style-name="Tableau268.A1" office:value-type="string">
            <text:p text:style-name="P4"/>
            <text:p text:style-name="P5">commerces : </text:p>
            <text:p text:style-name="P5">restaurant : 3.0</text:p>
            <text:p text:style-name="P5">gare : </text:p>
            <text:p text:style-name="P5"/>
            <text:p text:style-name="P5">animaux domestiques admis : oui</text:p>
            <text:p text:style-name="P5">hébergement fumeur : oui</text:p>
          </table:table-cell>
          <table:table-cell table:style-name="Tableau268.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269" table:style-name="Tableau269">
        <table:table-column table:style-name="Tableau269.A"/>
        <table:table-column table:style-name="Tableau269.B"/>
        <table:table-column table:style-name="Tableau269.C" table:number-columns-repeated="3"/>
        <table:table-column table:style-name="Tableau269.F" table:number-columns-repeated="2"/>
        <table:table-column table:style-name="Tableau269.B"/>
        <table:table-column table:style-name="Tableau269.I"/>
        <table:table-column table:style-name="Tableau269.J"/>
        <table:table-column table:style-name="Tableau269.K"/>
        <table:table-column table:style-name="Tableau269.L"/>
        <table:table-row table:style-name="Tableau269.1">
          <table:table-cell table:style-name="Tableau269.A1" office:value-type="string">
            <text:p text:style-name="P4"/>
          </table:table-cell>
          <table:table-cell table:style-name="Tableau269.B1" office:value-type="string">
            <text:p text:style-name="P4"/>
          </table:table-cell>
          <table:table-cell table:style-name="Tableau269.B1" office:value-type="string">
            <text:p text:style-name="P4"/>
          </table:table-cell>
          <table:table-cell table:style-name="Tableau269.B1" office:value-type="string">
            <text:p text:style-name="P4"/>
          </table:table-cell>
          <table:table-cell table:style-name="Tableau269.B1" office:value-type="string">
            <text:p text:style-name="P4"/>
          </table:table-cell>
          <table:table-cell table:style-name="Tableau269.F1" office:value-type="string">
            <text:p text:style-name="P4"/>
          </table:table-cell>
          <table:table-cell table:style-name="Tableau269.A1" office:value-type="string">
            <text:p text:style-name="P4"/>
          </table:table-cell>
          <table:table-cell table:style-name="Tableau269.B1" office:value-type="string">
            <text:p text:style-name="P4"/>
          </table:table-cell>
          <table:table-cell table:style-name="Tableau269.B1" office:value-type="string">
            <text:p text:style-name="P4"/>
          </table:table-cell>
          <table:table-cell table:style-name="Tableau269.B1" office:value-type="string">
            <text:p text:style-name="P4"/>
          </table:table-cell>
          <table:table-cell table:style-name="Tableau269.B1" office:value-type="string">
            <text:p text:style-name="P4"/>
          </table:table-cell>
          <table:table-cell table:style-name="Tableau269.L1" office:value-type="string">
            <text:p text:style-name="P4"/>
          </table:table-cell>
        </table:table-row>
        <table:table-row table:style-name="Tableau269.1">
          <table:table-cell table:style-name="Tableau269.A2" office:value-type="string">
            <text:p text:style-name="P4"/>
          </table:table-cell>
          <table:table-cell table:style-name="Tableau269.B2" office:value-type="string">
            <text:p text:style-name="P4"/>
          </table:table-cell>
          <table:table-cell table:style-name="Tableau269.B2" office:value-type="string">
            <text:p text:style-name="P4">1 p.</text:p>
          </table:table-cell>
          <table:table-cell table:style-name="Tableau269.B2" office:value-type="string">
            <text:p text:style-name="P4">2 p.</text:p>
          </table:table-cell>
          <table:table-cell table:style-name="Tableau269.B2" office:value-type="string">
            <text:p text:style-name="P32"><text:span text:style-name="T2">3</text:span><text:span text:style-name="T22">ième</text:span><text:span text:style-name="T2"> p.</text:span></text:p>
          </table:table-cell>
          <table:table-cell table:style-name="Tableau269.A2" office:value-type="string">
            <text:p text:style-name="P4"/>
          </table:table-cell>
          <table:table-cell table:style-name="Tableau269.A2" office:value-type="string">
            <text:p text:style-name="P4"/>
          </table:table-cell>
          <table:table-cell table:style-name="Tableau269.B2" office:value-type="string">
            <text:p text:style-name="P4"/>
          </table:table-cell>
          <table:table-cell table:style-name="Tableau269.B2" office:value-type="string">
            <text:p text:style-name="P4">1 p.</text:p>
          </table:table-cell>
          <table:table-cell table:style-name="Tableau269.B2" office:value-type="string">
            <text:p text:style-name="P4">2 p.</text:p>
          </table:table-cell>
          <table:table-cell table:style-name="Tableau269.B2" office:value-type="string">
            <text:p text:style-name="P32"><text:span text:style-name="T2">3</text:span><text:span text:style-name="T22">ième</text:span><text:span text:style-name="T2"> p.</text:span></text:p>
          </table:table-cell>
          <table:table-cell table:style-name="Tableau269.L2" office:value-type="string">
            <text:p text:style-name="P4"/>
          </table:table-cell>
        </table:table-row>
        <table:table-row table:style-name="Tableau269.1">
          <table:table-cell table:style-name="Tableau269.A2" office:value-type="string">
            <text:p text:style-name="P4"/>
          </table:table-cell>
          <table:table-cell table:style-name="Tableau269.B2" office:value-type="string">
            <text:p text:style-name="P4">1 nuit + pt. déj.</text:p>
          </table:table-cell>
          <table:table-cell table:style-name="Tableau269.B2" office:value-type="string">
            <text:p text:style-name="P4">65.00</text:p>
          </table:table-cell>
          <table:table-cell table:style-name="Tableau269.B2" office:value-type="string">
            <text:p text:style-name="P4">80.00/110.00</text:p>
          </table:table-cell>
          <table:table-cell table:style-name="Tableau269.B2" office:value-type="string">
            <text:p text:style-name="P4">20.00</text:p>
          </table:table-cell>
          <table:table-cell table:style-name="Tableau269.A2" office:value-type="string">
            <text:p text:style-name="P4"/>
          </table:table-cell>
          <table:table-cell table:style-name="Tableau269.A2" office:value-type="string">
            <text:p text:style-name="P4"/>
          </table:table-cell>
          <table:table-cell table:style-name="Tableau269.B2" office:value-type="string">
            <text:p text:style-name="P4">1 nuit + pt. déj.</text:p>
          </table:table-cell>
          <table:table-cell table:style-name="Tableau269.B2" office:value-type="string">
            <text:p text:style-name="P4"/>
          </table:table-cell>
          <table:table-cell table:style-name="Tableau269.B2" office:value-type="string">
            <text:p text:style-name="P4"/>
          </table:table-cell>
          <table:table-cell table:style-name="Tableau269.B2" office:value-type="string">
            <text:p text:style-name="P4"/>
          </table:table-cell>
          <table:table-cell table:style-name="Tableau269.L2" office:value-type="string">
            <text:p text:style-name="P4"/>
          </table:table-cell>
        </table:table-row>
        <table:table-row table:style-name="Tableau269.1">
          <table:table-cell table:style-name="Tableau269.A2" office:value-type="string">
            <text:p text:style-name="P4"/>
          </table:table-cell>
          <table:table-cell table:style-name="Tableau269.B2" office:value-type="string">
            <text:p text:style-name="P4">réduction si pas de pt. déjeuner</text:p>
          </table:table-cell>
          <table:table-cell table:style-name="Tableau269.B2" office:value-type="string">
            <text:p text:style-name="P4"/>
          </table:table-cell>
          <table:table-cell table:style-name="Tableau269.B2" office:value-type="string">
            <text:p text:style-name="P4"/>
          </table:table-cell>
          <table:table-cell table:style-name="Tableau269.B2" office:value-type="string">
            <text:p text:style-name="P4"/>
          </table:table-cell>
          <table:table-cell table:style-name="Tableau269.A2" office:value-type="string">
            <text:p text:style-name="P4"/>
          </table:table-cell>
          <table:table-cell table:style-name="Tableau269.A2" office:value-type="string">
            <text:p text:style-name="P4"/>
          </table:table-cell>
          <table:table-cell table:style-name="Tableau269.B2" office:value-type="string">
            <text:p text:style-name="P4">réduction si pas de pt. déjeuner</text:p>
          </table:table-cell>
          <table:table-cell table:style-name="Tableau269.B2" office:value-type="string">
            <text:p text:style-name="P4"/>
          </table:table-cell>
          <table:table-cell table:style-name="Tableau269.B2" office:value-type="string">
            <text:p text:style-name="P4"/>
          </table:table-cell>
          <table:table-cell table:style-name="Tableau269.B2" office:value-type="string">
            <text:p text:style-name="P4"/>
          </table:table-cell>
          <table:table-cell table:style-name="Tableau269.L2" office:value-type="string">
            <text:p text:style-name="P4"/>
          </table:table-cell>
        </table:table-row>
        <table:table-row table:style-name="Tableau269.1">
          <table:table-cell table:style-name="Tableau269.A2" office:value-type="string">
            <text:p text:style-name="P4"/>
          </table:table-cell>
          <table:table-cell table:style-name="Tableau269.B2" office:value-type="string">
            <text:p text:style-name="P4">table d’hôtes</text:p>
          </table:table-cell>
          <table:table-cell table:style-name="Tableau269.B2" office:value-type="string">
            <text:p text:style-name="P55">15.00/50.00</text:p>
          </table:table-cell>
          <table:table-cell table:style-name="Tableau269.B2" office:value-type="string">
            <text:p text:style-name="P55"/>
          </table:table-cell>
          <table:table-cell table:style-name="Tableau269.E5" office:value-type="string">
            <text:p text:style-name="P4"/>
          </table:table-cell>
          <table:table-cell table:style-name="Tableau269.A2" office:value-type="string">
            <text:p text:style-name="P4"/>
          </table:table-cell>
          <table:table-cell table:style-name="Tableau269.A2" office:value-type="string">
            <text:p text:style-name="P4"/>
          </table:table-cell>
          <table:table-cell table:style-name="Tableau269.A2" office:value-type="string">
            <text:p text:style-name="P4">table d’hôtes</text:p>
          </table:table-cell>
          <table:table-cell table:style-name="Tableau269.A2" office:value-type="string">
            <text:p text:style-name="P10">/p.</text:p>
          </table:table-cell>
          <table:table-cell table:style-name="Tableau269.A2" office:value-type="string">
            <text:p text:style-name="P4"/>
          </table:table-cell>
          <table:table-cell table:style-name="Tableau269.K5" office:value-type="string">
            <text:p text:style-name="P4"/>
          </table:table-cell>
          <table:table-cell table:style-name="Tableau269.L5" office:value-type="string">
            <text:p text:style-name="P4"/>
          </table:table-cell>
        </table:table-row>
        <table:table-row table:style-name="Tableau269.6">
          <table:table-cell table:style-name="Tableau269.A2" office:value-type="string">
            <text:p text:style-name="P4"/>
          </table:table-cell>
          <table:table-cell table:style-name="Tableau269.B2" office:value-type="string">
            <text:p text:style-name="P4">autres</text:p>
            <text:p text:style-name="P2"/>
          </table:table-cell>
          <table:table-cell table:style-name="Tableau269.B2" table:number-columns-spanned="3" office:value-type="string">
            <text:p text:style-name="P26"/>
          </table:table-cell>
          <table:covered-table-cell/>
          <table:covered-table-cell/>
          <table:table-cell table:style-name="Tableau269.A2" office:value-type="string">
            <text:p text:style-name="P4"/>
          </table:table-cell>
          <table:table-cell table:style-name="Tableau269.A2" office:value-type="string">
            <text:p text:style-name="P4"/>
          </table:table-cell>
          <table:table-cell table:style-name="Tableau269.H6" office:value-type="string">
            <text:p text:style-name="P4">autres</text:p>
          </table:table-cell>
          <table:table-cell table:style-name="Tableau269.H6" table:number-columns-spanned="3" office:value-type="string">
            <text:p text:style-name="P4"/>
          </table:table-cell>
          <table:covered-table-cell/>
          <table:covered-table-cell/>
          <table:table-cell table:style-name="Tableau269.L2" office:value-type="string">
            <text:p text:style-name="P4"/>
          </table:table-cell>
        </table:table-row>
        <table:table-row table:style-name="Tableau269.6">
          <table:table-cell table:style-name="Tableau269.A2" office:value-type="string">
            <text:p text:style-name="P4"/>
          </table:table-cell>
          <table:table-cell table:style-name="Tableau269.A2" table:number-columns-spanned="4" office:value-type="string">
            <text:p text:style-name="P4">type de table d’hôtes : th3</text:p>
          </table:table-cell>
          <table:covered-table-cell/>
          <table:covered-table-cell/>
          <table:covered-table-cell/>
          <table:table-cell table:style-name="Tableau269.A2" office:value-type="string">
            <text:p text:style-name="P4"/>
          </table:table-cell>
          <table:table-cell table:style-name="Tableau269.A2" office:value-type="string">
            <text:p text:style-name="P4"/>
          </table:table-cell>
          <table:table-cell table:style-name="Tableau269.A2" table:number-columns-spanned="4" office:value-type="string">
            <text:p text:style-name="P4">Type de table d’hôtes :</text:p>
          </table:table-cell>
          <table:covered-table-cell/>
          <table:covered-table-cell/>
          <table:covered-table-cell/>
          <table:table-cell table:style-name="Tableau269.L2" office:value-type="string">
            <text:p text:style-name="P4"/>
          </table:table-cell>
        </table:table-row>
        <table:table-row table:style-name="Tableau269.6">
          <table:table-cell>
            <table:table table:is-sub-table="true">
              <table:table-column table:style-name="Tableau269.A"/>
              <table:table-row table:style-name="Tableau269.6">
                <table:table-cell table:style-name="Tableau269.A2" office:value-type="string">
                  <text:p text:style-name="P4"/>
                </table:table-cell>
              </table:table-row>
              <table:table-row table:style-name="Tableau269.6">
                <table:table-cell table:style-name="Tableau269.A2" office:value-type="string">
                  <text:p text:style-name="P4"/>
                </table:table-cell>
              </table:table-row>
              <table:table-row table:style-name="Tableau269.6">
                <table:table-cell table:style-name="Tableau269.A2" office:value-type="string">
                  <text:p text:style-name="P4"/>
                </table:table-cell>
              </table:table-row>
            </table:table>
          </table:table-cell>
          <table:table-cell table:style-name="Tableau269.B2" table:number-columns-spanned="4" office:value-type="string">
            <text:p text:style-name="P4"/>
          </table:table-cell>
          <table:covered-table-cell/>
          <table:covered-table-cell/>
          <table:covered-table-cell/>
          <table:table-cell table:number-columns-spanned="7">
            <table:table table:is-sub-table="true">
              <table:table-column table:style-name="Tableau269.F" table:number-columns-repeated="2"/>
              <table:table-column table:style-name="Tableau269.F8.3"/>
              <table:table-column table:style-name="Tableau269.L"/>
              <table:table-row table:style-name="Tableau269.6">
                <table:table-cell table:style-name="Tableau269.A2" office:value-type="string">
                  <text:p text:style-name="P4"/>
                </table:table-cell>
                <table:table-cell table:style-name="Tableau269.A2" office:value-type="string">
                  <text:p text:style-name="P4"/>
                </table:table-cell>
                <table:table-cell table:style-name="Tableau269.A2" office:value-type="string">
                  <text:p text:style-name="P32"><text:span text:style-name="T16"></text:span><text:span text:style-name="T2"> <text:s/>assiette gourmande</text:span></text:p>
                </table:table-cell>
                <table:table-cell table:style-name="Tableau269.L2" office:value-type="string">
                  <text:p text:style-name="P4"/>
                </table:table-cell>
              </table:table-row>
              <table:table-row table:style-name="Tableau269.6">
                <table:table-cell table:style-name="Tableau269.A2" office:value-type="string">
                  <text:p text:style-name="P4"/>
                </table:table-cell>
                <table:table-cell table:style-name="Tableau269.A2" office:value-type="string">
                  <text:p text:style-name="P4"/>
                </table:table-cell>
                <table:table-cell table:style-name="Tableau269.A2" office:value-type="string">
                  <text:p text:style-name="P32"><text:span text:style-name="T16"></text:span><text:span text:style-name="T2"> <text:s/>repas familial</text:span></text:p>
                </table:table-cell>
                <table:table-cell table:style-name="Tableau269.L2" office:value-type="string">
                  <text:p text:style-name="P4"/>
                </table:table-cell>
              </table:table-row>
              <table:table-row table:style-name="Tableau269.6">
                <table:table-cell table:style-name="Tableau269.A2" office:value-type="string">
                  <text:p text:style-name="P4"/>
                </table:table-cell>
                <table:table-cell table:style-name="Tableau269.A2" office:value-type="string">
                  <text:p text:style-name="P4"/>
                </table:table-cell>
                <table:table-cell table:style-name="Tableau269.B2" office:value-type="string">
                  <text:p text:style-name="P32"><text:span text:style-name="T16"></text:span><text:span text:style-name="T2"> <text:s/>menu gastronomique</text:span></text:p>
                </table:table-cell>
                <table:table-cell table:style-name="Tableau269.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269.6">
          <table:table-cell table:style-name="Tableau269.A2" office:value-type="string">
            <text:p text:style-name="P4"/>
          </table:table-cell>
          <table:table-cell table:style-name="Tableau269.B2" table:number-columns-spanned="4" office:value-type="string">
            <text:p text:style-name="P4">taxe de séjour : non</text:p>
          </table:table-cell>
          <table:covered-table-cell/>
          <table:covered-table-cell/>
          <table:covered-table-cell/>
          <table:table-cell table:style-name="Tableau269.A2" office:value-type="string">
            <text:p text:style-name="P4"/>
          </table:table-cell>
          <table:table-cell table:style-name="Tableau269.A2" office:value-type="string">
            <text:p text:style-name="P4"/>
          </table:table-cell>
          <table:table-cell table:style-name="Tableau269.B2" table:number-columns-spanned="4" office:value-type="string">
            <text:p text:style-name="P4">taxe de séjour : <text:s/>….. par</text:p>
          </table:table-cell>
          <table:covered-table-cell/>
          <table:covered-table-cell/>
          <table:covered-table-cell/>
          <table:table-cell table:style-name="Tableau269.L2" office:value-type="string">
            <text:p text:style-name="P4"/>
          </table:table-cell>
        </table:table-row>
        <table:table-row table:style-name="Tableau269.1">
          <table:table-cell table:style-name="Tableau269.B2" office:value-type="string">
            <text:p text:style-name="P4"/>
          </table:table-cell>
          <table:table-cell table:style-name="Tableau269.E5" office:value-type="string">
            <text:p text:style-name="P4"/>
          </table:table-cell>
          <table:table-cell table:style-name="Tableau269.E5" office:value-type="string">
            <text:p text:style-name="P4"/>
          </table:table-cell>
          <table:table-cell table:style-name="Tableau269.E5" office:value-type="string">
            <text:p text:style-name="P4"/>
          </table:table-cell>
          <table:table-cell table:style-name="Tableau269.E5" office:value-type="string">
            <text:p text:style-name="P4"/>
          </table:table-cell>
          <table:table-cell table:style-name="Tableau269.E5" office:value-type="string">
            <text:p text:style-name="P4"/>
          </table:table-cell>
          <table:table-cell table:style-name="Tableau269.E5" office:value-type="string">
            <text:p text:style-name="P4"/>
          </table:table-cell>
          <table:table-cell table:style-name="Tableau269.E5" office:value-type="string">
            <text:p text:style-name="P4"/>
          </table:table-cell>
          <table:table-cell table:style-name="Tableau269.E5" office:value-type="string">
            <text:p text:style-name="P4"/>
          </table:table-cell>
          <table:table-cell table:style-name="Tableau269.E5" office:value-type="string">
            <text:p text:style-name="P4"/>
          </table:table-cell>
          <table:table-cell table:style-name="Tableau269.E5" office:value-type="string">
            <text:p text:style-name="P4"/>
          </table:table-cell>
          <table:table-cell table:style-name="Tableau269.L10" office:value-type="string">
            <text:p text:style-name="P4"/>
          </table:table-cell>
        </table:table-row>
      </table:table>
      <text:p text:style-name="P30">8. <text:s/>composition de l’hébergement</text:p>
      <table:table table:name="Tableau270" table:style-name="Tableau270">
        <table:table-column table:style-name="Tableau270.A"/>
        <table:table-column table:style-name="Tableau270.B"/>
        <table:table-row table:style-name="Tableau270.1">
          <table:table-cell table:style-name="Tableau270.A1" office:value-type="string">
            <text:p text:style-name="P4">Points forts : dans un hameau</text:p>
            <text:p text:style-name="P21"/>
            <text:p text:style-name="P2"/>
          </table:table-cell>
          <table:table-cell table:style-name="Tableau270.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270.1">
          <table:table-cell table:style-name="Tableau270.A2" office:value-type="string">
            <text:p text:style-name="P4">Distribution : rez : 1 ch. (1x2p., sdd, wc). 1er ét.: 1 ch. (1x2p., sdd, wc), 1 ch. ( 1x2p., sdb, wc, jacuzzi), chauffage central. jardin : pelouse, terrasse, jeux, bbq, piscine, sauna.</text:p>
            <text:p text:style-name="P28"/>
          </table:table-cell>
          <table:table-cell table:style-name="Tableau270.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270.1">
          <table:table-cell table:style-name="Tableau270.A2" office:value-type="string">
            <text:p text:style-name="P4">Pictogrammes de confort :</text:p>
            <text:p text:style-name="P5">Lit 1 pers. : 0</text:p>
            <text:p text:style-name="P5">Lit 2 pers. : 3</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270.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271" table:style-name="Tableau271">
        <table:table-column table:style-name="Tableau271.A"/>
        <table:table-column table:style-name="Tableau271.B"/>
        <table:table-row table:style-name="Tableau271.1">
          <table:table-cell table:style-name="Tableau271.A1" office:value-type="string">
            <text:p text:style-name="P4">La tranquilité à proximité de la Meuse, avec une magnifique vue sur les bois environnant et la piscine donnant sur un agréable jardin. Salon avec feu ouvert, TV et bibliothèque, sauna, ... Garage voiture et moto.</text:p>
            <text:p text:style-name="P2"/>
          </table:table-cell>
          <table:table-cell table:style-name="Tableau271.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272" table:style-name="Tableau272">
        <table:table-column table:style-name="Tableau272.A"/>
        <table:table-column table:style-name="Tableau272.B"/>
        <table:table-row table:style-name="Tableau272.1">
          <table:table-cell table:style-name="Tableau272.A1" office:value-type="string">
            <text:p text:style-name="P4"/>
            <text:p text:style-name="P2">Réservation via Belsud : </text:p>
            <text:p text:style-name="P2"/>
          </table:table-cell>
          <table:table-cell table:style-name="Tableau272.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273" table:style-name="Tableau273">
        <table:table-column table:style-name="Tableau273.A"/>
        <table:table-column table:style-name="Tableau273.B"/>
        <table:table-row table:style-name="Tableau273.1">
          <table:table-cell table:style-name="Tableau273.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273.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274" table:style-name="Tableau274">
        <table:table-column table:style-name="Tableau274.A"/>
        <table:table-column table:style-name="Tableau274.B"/>
        <table:table-row table:style-name="Tableau274.1">
          <table:table-cell table:style-name="Tableau274.A1" office:value-type="string">
            <text:p text:style-name="P71"/>
          </table:table-cell>
          <table:table-cell table:style-name="Tableau274.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275" table:style-name="Tableau275">
        <table:table-column table:style-name="Tableau275.A"/>
        <table:table-column table:style-name="Tableau275.B"/>
        <table:table-column table:style-name="Tableau275.C"/>
        <table:table-row table:style-name="Tableau275.1">
          <table:table-cell table:style-name="Tableau275.A1" table:number-columns-spanned="3" office:value-type="string">
            <text:p text:style-name="P4">Reçu le :</text:p>
            <text:p text:style-name="P2"/>
          </table:table-cell>
          <table:covered-table-cell/>
          <table:covered-table-cell/>
        </table:table-row>
        <table:table-row table:style-name="Tableau275.2">
          <table:table-cell table:style-name="Tableau275.A2" office:value-type="string">
            <text:p text:style-name="P4">Encodage :</text:p>
            <text:p text:style-name="P2"/>
          </table:table-cell>
          <table:table-cell table:style-name="Tableau275.A2" office:value-type="string">
            <text:p text:style-name="P32"><text:span text:style-name="T6">pk-heb : 696</text:span></text:p>
          </table:table-cell>
          <table:table-cell table:style-name="Tableau275.C2" office:value-type="string">
            <text:p text:style-name="P22">pk-membre : 309</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276" table:style-name="Tableau276">
        <table:table-column table:style-name="Tableau276.A"/>
        <table:table-column table:style-name="Tableau276.B"/>
        <table:table-row table:style-name="Tableau276.1">
          <table:table-cell table:style-name="Tableau276.A1" office:value-type="string">
            <text:p text:style-name="P4">photo</text:p>
          </table:table-cell>
          <table:table-cell table:style-name="Tableau276.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696</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277" table:style-name="Tableau277">
        <table:table-column table:style-name="Tableau277.A"/>
        <table:table-column table:style-name="Tableau277.B"/>
        <table:table-row table:style-name="Tableau277.1">
          <table:table-cell table:style-name="Tableau277.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9</text:span></text:p>
            <text:p text:style-name="P5"/>
            <text:p text:style-name="P5">nombre total de chambres : 5</text:p>
          </table:table-cell>
          <table:table-cell table:style-name="Tableau277.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278" table:style-name="Tableau278">
        <table:table-column table:style-name="Tableau278.A"/>
        <table:table-column table:style-name="Tableau278.B"/>
        <table:table-row table:style-name="Tableau278.1">
          <table:table-cell table:style-name="Tableau278.A1" office:value-type="string">
            <text:p text:style-name="P4">prénom et nom :</text:p>
            <text:p text:style-name="P2">Françoise <text:s/>et Marc ORIGER VANDEWEERDE</text:p>
            <text:p text:style-name="P2"/>
            <text:p text:style-name="P1"><text:span text:style-name="T2">tél. : 087 77 56 50</text:span></text:p>
            <text:p text:style-name="P2"/>
            <text:p text:style-name="P1"><text:span text:style-name="T2">gsm : </text:span></text:p>
            <text:p text:style-name="P2"/>
            <text:p text:style-name="P1"><text:span text:style-name="T2">fax : 087 77 56 51</text:span></text:p>
            <text:p text:style-name="P2"/>
            <text:p text:style-name="P2">adresse e-mail : </text:p>
            <text:p text:style-name="P2">etape.fagnarde@skynet.be</text:p>
            <text:p text:style-name="P2"/>
            <text:p text:style-name="P2">site internet personnel :</text:p>
            <text:p text:style-name="P2">www.etapefagnarde.be</text:p>
            <text:p text:style-name="P2"/>
            <text:p text:style-name="P2">langues parlées :</text:p>
            <text:p text:style-name="P28">FR - NL - EN - D - LUX</text:p>
            <text:p text:style-name="P2"/>
          </table:table-cell>
          <table:table-cell table:style-name="Tableau278.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279" table:style-name="Tableau279">
        <table:table-column table:style-name="Tableau279.A"/>
        <table:table-column table:style-name="Tableau279.B"/>
        <table:table-row table:style-name="Tableau279.1">
          <table:table-cell table:style-name="Tableau279.A1" office:value-type="string">
            <text:p text:style-name="P4">nom de l’hébergement :</text:p>
            <text:p text:style-name="P2">L'Etape Fagnarde</text:p>
            <text:p text:style-name="P2"/>
            <text:p text:style-name="P2">rue :</text:p>
            <text:p text:style-name="P2">avenue Dr P. Gaspar, 14</text:p>
            <text:p text:style-name="P2"/>
            <text:p text:style-name="P2">code postal : 4900 Spa</text:p>
            <text:p text:style-name="P2">localité pour la communication :</text:p>
            <text:p text:style-name="P24">Spa</text:p>
            <text:p text:style-name="P2"/>
          </table:table-cell>
          <table:table-cell table:style-name="Tableau279.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280" table:style-name="Tableau280">
        <table:table-column table:style-name="Tableau280.A"/>
        <table:table-column table:style-name="Tableau280.B"/>
        <table:table-row table:style-name="Tableau280.1">
          <table:table-cell table:style-name="Tableau280.A1" office:value-type="string">
            <text:p text:style-name="P4"/>
            <text:p text:style-name="P2"/>
            <text:p text:style-name="P33"><text:span text:style-name="T2">tennis : 0.1</text:span></text:p>
            <text:p text:style-name="P5">sports nautiques : </text:p>
            <text:p text:style-name="P23">ski : 5.0</text:p>
            <text:p text:style-name="P5">randonnées balisées : 1.5</text:p>
            <text:p text:style-name="P5">piscine : 4.0<text:tab/></text:p>
            <text:p text:style-name="P5">pêche : <text:tab/></text:p>
            <text:p text:style-name="P5">équitation : 5.0</text:p>
            <text:p text:style-name="P5">vélos à disposition : </text:p>
            <text:p text:style-name="P5">circuit v.t.t. : </text:p>
            <text:p text:style-name="P5">ravel : <text:tab/></text:p>
            <text:p text:style-name="P2"/>
          </table:table-cell>
          <table:table-cell table:style-name="Tableau280.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281" table:style-name="Tableau281">
        <table:table-column table:style-name="Tableau281.A"/>
        <table:table-column table:style-name="Tableau281.B"/>
        <table:table-row table:style-name="Tableau281.1">
          <table:table-cell table:style-name="Tableau281.A1" office:value-type="string">
            <text:p text:style-name="P4"/>
            <text:p text:style-name="P5">commerces : </text:p>
            <text:p text:style-name="P5">restaurant : 0.7</text:p>
            <text:p text:style-name="P5">gare : 0.4</text:p>
            <text:p text:style-name="P5"/>
            <text:p text:style-name="P5">animaux domestiques admis : non</text:p>
            <text:p text:style-name="P5">hébergement fumeur : non</text:p>
          </table:table-cell>
          <table:table-cell table:style-name="Tableau281.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282" table:style-name="Tableau282">
        <table:table-column table:style-name="Tableau282.A"/>
        <table:table-column table:style-name="Tableau282.B"/>
        <table:table-column table:style-name="Tableau282.C" table:number-columns-repeated="3"/>
        <table:table-column table:style-name="Tableau282.F" table:number-columns-repeated="2"/>
        <table:table-column table:style-name="Tableau282.B"/>
        <table:table-column table:style-name="Tableau282.I"/>
        <table:table-column table:style-name="Tableau282.J"/>
        <table:table-column table:style-name="Tableau282.K"/>
        <table:table-column table:style-name="Tableau282.L"/>
        <table:table-row table:style-name="Tableau282.1">
          <table:table-cell table:style-name="Tableau282.A1" office:value-type="string">
            <text:p text:style-name="P4"/>
          </table:table-cell>
          <table:table-cell table:style-name="Tableau282.B1" office:value-type="string">
            <text:p text:style-name="P4"/>
          </table:table-cell>
          <table:table-cell table:style-name="Tableau282.B1" office:value-type="string">
            <text:p text:style-name="P4"/>
          </table:table-cell>
          <table:table-cell table:style-name="Tableau282.B1" office:value-type="string">
            <text:p text:style-name="P4"/>
          </table:table-cell>
          <table:table-cell table:style-name="Tableau282.B1" office:value-type="string">
            <text:p text:style-name="P4"/>
          </table:table-cell>
          <table:table-cell table:style-name="Tableau282.F1" office:value-type="string">
            <text:p text:style-name="P4"/>
          </table:table-cell>
          <table:table-cell table:style-name="Tableau282.A1" office:value-type="string">
            <text:p text:style-name="P4"/>
          </table:table-cell>
          <table:table-cell table:style-name="Tableau282.B1" office:value-type="string">
            <text:p text:style-name="P4"/>
          </table:table-cell>
          <table:table-cell table:style-name="Tableau282.B1" office:value-type="string">
            <text:p text:style-name="P4"/>
          </table:table-cell>
          <table:table-cell table:style-name="Tableau282.B1" office:value-type="string">
            <text:p text:style-name="P4"/>
          </table:table-cell>
          <table:table-cell table:style-name="Tableau282.B1" office:value-type="string">
            <text:p text:style-name="P4"/>
          </table:table-cell>
          <table:table-cell table:style-name="Tableau282.L1" office:value-type="string">
            <text:p text:style-name="P4"/>
          </table:table-cell>
        </table:table-row>
        <table:table-row table:style-name="Tableau282.1">
          <table:table-cell table:style-name="Tableau282.A2" office:value-type="string">
            <text:p text:style-name="P4"/>
          </table:table-cell>
          <table:table-cell table:style-name="Tableau282.B2" office:value-type="string">
            <text:p text:style-name="P4"/>
          </table:table-cell>
          <table:table-cell table:style-name="Tableau282.B2" office:value-type="string">
            <text:p text:style-name="P4">1 p.</text:p>
          </table:table-cell>
          <table:table-cell table:style-name="Tableau282.B2" office:value-type="string">
            <text:p text:style-name="P4">2 p.</text:p>
          </table:table-cell>
          <table:table-cell table:style-name="Tableau282.B2" office:value-type="string">
            <text:p text:style-name="P32"><text:span text:style-name="T2">3</text:span><text:span text:style-name="T22">ième</text:span><text:span text:style-name="T2"> p.</text:span></text:p>
          </table:table-cell>
          <table:table-cell table:style-name="Tableau282.A2" office:value-type="string">
            <text:p text:style-name="P4"/>
          </table:table-cell>
          <table:table-cell table:style-name="Tableau282.A2" office:value-type="string">
            <text:p text:style-name="P4"/>
          </table:table-cell>
          <table:table-cell table:style-name="Tableau282.B2" office:value-type="string">
            <text:p text:style-name="P4"/>
          </table:table-cell>
          <table:table-cell table:style-name="Tableau282.B2" office:value-type="string">
            <text:p text:style-name="P4">1 p.</text:p>
          </table:table-cell>
          <table:table-cell table:style-name="Tableau282.B2" office:value-type="string">
            <text:p text:style-name="P4">2 p.</text:p>
          </table:table-cell>
          <table:table-cell table:style-name="Tableau282.B2" office:value-type="string">
            <text:p text:style-name="P32"><text:span text:style-name="T2">3</text:span><text:span text:style-name="T22">ième</text:span><text:span text:style-name="T2"> p.</text:span></text:p>
          </table:table-cell>
          <table:table-cell table:style-name="Tableau282.L2" office:value-type="string">
            <text:p text:style-name="P4"/>
          </table:table-cell>
        </table:table-row>
        <table:table-row table:style-name="Tableau282.1">
          <table:table-cell table:style-name="Tableau282.A2" office:value-type="string">
            <text:p text:style-name="P4"/>
          </table:table-cell>
          <table:table-cell table:style-name="Tableau282.B2" office:value-type="string">
            <text:p text:style-name="P4">1 nuit + pt. déj.</text:p>
          </table:table-cell>
          <table:table-cell table:style-name="Tableau282.B2" office:value-type="string">
            <text:p text:style-name="P4">65.00</text:p>
          </table:table-cell>
          <table:table-cell table:style-name="Tableau282.B2" office:value-type="string">
            <text:p text:style-name="P4">75.00</text:p>
          </table:table-cell>
          <table:table-cell table:style-name="Tableau282.B2" office:value-type="string">
            <text:p text:style-name="P4">35.00</text:p>
          </table:table-cell>
          <table:table-cell table:style-name="Tableau282.A2" office:value-type="string">
            <text:p text:style-name="P4"/>
          </table:table-cell>
          <table:table-cell table:style-name="Tableau282.A2" office:value-type="string">
            <text:p text:style-name="P4"/>
          </table:table-cell>
          <table:table-cell table:style-name="Tableau282.B2" office:value-type="string">
            <text:p text:style-name="P4">1 nuit + pt. déj.</text:p>
          </table:table-cell>
          <table:table-cell table:style-name="Tableau282.B2" office:value-type="string">
            <text:p text:style-name="P4"/>
          </table:table-cell>
          <table:table-cell table:style-name="Tableau282.B2" office:value-type="string">
            <text:p text:style-name="P4"/>
          </table:table-cell>
          <table:table-cell table:style-name="Tableau282.B2" office:value-type="string">
            <text:p text:style-name="P4"/>
          </table:table-cell>
          <table:table-cell table:style-name="Tableau282.L2" office:value-type="string">
            <text:p text:style-name="P4"/>
          </table:table-cell>
        </table:table-row>
        <table:table-row table:style-name="Tableau282.1">
          <table:table-cell table:style-name="Tableau282.A2" office:value-type="string">
            <text:p text:style-name="P4"/>
          </table:table-cell>
          <table:table-cell table:style-name="Tableau282.B2" office:value-type="string">
            <text:p text:style-name="P4">réduction si pas de pt. déjeuner</text:p>
          </table:table-cell>
          <table:table-cell table:style-name="Tableau282.B2" office:value-type="string">
            <text:p text:style-name="P4"><text:s/></text:p>
          </table:table-cell>
          <table:table-cell table:style-name="Tableau282.B2" office:value-type="string">
            <text:p text:style-name="P4"><text:s/></text:p>
          </table:table-cell>
          <table:table-cell table:style-name="Tableau282.B2" office:value-type="string">
            <text:p text:style-name="P4"><text:s/></text:p>
          </table:table-cell>
          <table:table-cell table:style-name="Tableau282.A2" office:value-type="string">
            <text:p text:style-name="P4"/>
          </table:table-cell>
          <table:table-cell table:style-name="Tableau282.A2" office:value-type="string">
            <text:p text:style-name="P4"/>
          </table:table-cell>
          <table:table-cell table:style-name="Tableau282.B2" office:value-type="string">
            <text:p text:style-name="P4">réduction si pas de pt. déjeuner</text:p>
          </table:table-cell>
          <table:table-cell table:style-name="Tableau282.B2" office:value-type="string">
            <text:p text:style-name="P4"/>
          </table:table-cell>
          <table:table-cell table:style-name="Tableau282.B2" office:value-type="string">
            <text:p text:style-name="P4"/>
          </table:table-cell>
          <table:table-cell table:style-name="Tableau282.B2" office:value-type="string">
            <text:p text:style-name="P4"/>
          </table:table-cell>
          <table:table-cell table:style-name="Tableau282.L2" office:value-type="string">
            <text:p text:style-name="P4"/>
          </table:table-cell>
        </table:table-row>
        <table:table-row table:style-name="Tableau282.1">
          <table:table-cell table:style-name="Tableau282.A2" office:value-type="string">
            <text:p text:style-name="P4"/>
          </table:table-cell>
          <table:table-cell table:style-name="Tableau282.B2" office:value-type="string">
            <text:p text:style-name="P4">table d’hôtes</text:p>
          </table:table-cell>
          <table:table-cell table:style-name="Tableau282.B2" office:value-type="string">
            <text:p text:style-name="P55">32.00</text:p>
          </table:table-cell>
          <table:table-cell table:style-name="Tableau282.B2" office:value-type="string">
            <text:p text:style-name="P55"/>
          </table:table-cell>
          <table:table-cell table:style-name="Tableau282.E5" office:value-type="string">
            <text:p text:style-name="P4"/>
          </table:table-cell>
          <table:table-cell table:style-name="Tableau282.A2" office:value-type="string">
            <text:p text:style-name="P4"/>
          </table:table-cell>
          <table:table-cell table:style-name="Tableau282.A2" office:value-type="string">
            <text:p text:style-name="P4"/>
          </table:table-cell>
          <table:table-cell table:style-name="Tableau282.A2" office:value-type="string">
            <text:p text:style-name="P4">table d’hôtes</text:p>
          </table:table-cell>
          <table:table-cell table:style-name="Tableau282.A2" office:value-type="string">
            <text:p text:style-name="P10">/p.</text:p>
          </table:table-cell>
          <table:table-cell table:style-name="Tableau282.A2" office:value-type="string">
            <text:p text:style-name="P4"/>
          </table:table-cell>
          <table:table-cell table:style-name="Tableau282.K5" office:value-type="string">
            <text:p text:style-name="P4"/>
          </table:table-cell>
          <table:table-cell table:style-name="Tableau282.L5" office:value-type="string">
            <text:p text:style-name="P4"/>
          </table:table-cell>
        </table:table-row>
        <table:table-row table:style-name="Tableau282.6">
          <table:table-cell table:style-name="Tableau282.A2" office:value-type="string">
            <text:p text:style-name="P4"/>
          </table:table-cell>
          <table:table-cell table:style-name="Tableau282.B2" office:value-type="string">
            <text:p text:style-name="P4">autres</text:p>
            <text:p text:style-name="P2"/>
          </table:table-cell>
          <table:table-cell table:style-name="Tableau282.B2" table:number-columns-spanned="3" office:value-type="string">
            <text:p text:style-name="P26"/>
          </table:table-cell>
          <table:covered-table-cell/>
          <table:covered-table-cell/>
          <table:table-cell table:style-name="Tableau282.A2" office:value-type="string">
            <text:p text:style-name="P4"/>
          </table:table-cell>
          <table:table-cell table:style-name="Tableau282.A2" office:value-type="string">
            <text:p text:style-name="P4"/>
          </table:table-cell>
          <table:table-cell table:style-name="Tableau282.H6" office:value-type="string">
            <text:p text:style-name="P4">autres</text:p>
          </table:table-cell>
          <table:table-cell table:style-name="Tableau282.H6" table:number-columns-spanned="3" office:value-type="string">
            <text:p text:style-name="P4"/>
          </table:table-cell>
          <table:covered-table-cell/>
          <table:covered-table-cell/>
          <table:table-cell table:style-name="Tableau282.L2" office:value-type="string">
            <text:p text:style-name="P4"/>
          </table:table-cell>
        </table:table-row>
        <table:table-row table:style-name="Tableau282.6">
          <table:table-cell table:style-name="Tableau282.A2" office:value-type="string">
            <text:p text:style-name="P4"/>
          </table:table-cell>
          <table:table-cell table:style-name="Tableau282.A2" table:number-columns-spanned="4" office:value-type="string">
            <text:p text:style-name="P4">type de table d’hôtes : th3</text:p>
          </table:table-cell>
          <table:covered-table-cell/>
          <table:covered-table-cell/>
          <table:covered-table-cell/>
          <table:table-cell table:style-name="Tableau282.A2" office:value-type="string">
            <text:p text:style-name="P4"/>
          </table:table-cell>
          <table:table-cell table:style-name="Tableau282.A2" office:value-type="string">
            <text:p text:style-name="P4"/>
          </table:table-cell>
          <table:table-cell table:style-name="Tableau282.A2" table:number-columns-spanned="4" office:value-type="string">
            <text:p text:style-name="P4">Type de table d’hôtes :</text:p>
          </table:table-cell>
          <table:covered-table-cell/>
          <table:covered-table-cell/>
          <table:covered-table-cell/>
          <table:table-cell table:style-name="Tableau282.L2" office:value-type="string">
            <text:p text:style-name="P4"/>
          </table:table-cell>
        </table:table-row>
        <table:table-row table:style-name="Tableau282.6">
          <table:table-cell>
            <table:table table:is-sub-table="true">
              <table:table-column table:style-name="Tableau282.A"/>
              <table:table-row table:style-name="Tableau282.6">
                <table:table-cell table:style-name="Tableau282.A2" office:value-type="string">
                  <text:p text:style-name="P4"/>
                </table:table-cell>
              </table:table-row>
              <table:table-row table:style-name="Tableau282.6">
                <table:table-cell table:style-name="Tableau282.A2" office:value-type="string">
                  <text:p text:style-name="P4"/>
                </table:table-cell>
              </table:table-row>
              <table:table-row table:style-name="Tableau282.6">
                <table:table-cell table:style-name="Tableau282.A2" office:value-type="string">
                  <text:p text:style-name="P4"/>
                </table:table-cell>
              </table:table-row>
            </table:table>
          </table:table-cell>
          <table:table-cell table:style-name="Tableau282.B2" table:number-columns-spanned="4" office:value-type="string">
            <text:p text:style-name="P4"/>
          </table:table-cell>
          <table:covered-table-cell/>
          <table:covered-table-cell/>
          <table:covered-table-cell/>
          <table:table-cell table:number-columns-spanned="7">
            <table:table table:is-sub-table="true">
              <table:table-column table:style-name="Tableau282.F" table:number-columns-repeated="2"/>
              <table:table-column table:style-name="Tableau282.F8.3"/>
              <table:table-column table:style-name="Tableau282.L"/>
              <table:table-row table:style-name="Tableau282.6">
                <table:table-cell table:style-name="Tableau282.A2" office:value-type="string">
                  <text:p text:style-name="P4"/>
                </table:table-cell>
                <table:table-cell table:style-name="Tableau282.A2" office:value-type="string">
                  <text:p text:style-name="P4"/>
                </table:table-cell>
                <table:table-cell table:style-name="Tableau282.A2" office:value-type="string">
                  <text:p text:style-name="P32"><text:span text:style-name="T16"></text:span><text:span text:style-name="T2"> <text:s/>assiette gourmande</text:span></text:p>
                </table:table-cell>
                <table:table-cell table:style-name="Tableau282.L2" office:value-type="string">
                  <text:p text:style-name="P4"/>
                </table:table-cell>
              </table:table-row>
              <table:table-row table:style-name="Tableau282.6">
                <table:table-cell table:style-name="Tableau282.A2" office:value-type="string">
                  <text:p text:style-name="P4"/>
                </table:table-cell>
                <table:table-cell table:style-name="Tableau282.A2" office:value-type="string">
                  <text:p text:style-name="P4"/>
                </table:table-cell>
                <table:table-cell table:style-name="Tableau282.A2" office:value-type="string">
                  <text:p text:style-name="P32"><text:span text:style-name="T16"></text:span><text:span text:style-name="T2"> <text:s/>repas familial</text:span></text:p>
                </table:table-cell>
                <table:table-cell table:style-name="Tableau282.L2" office:value-type="string">
                  <text:p text:style-name="P4"/>
                </table:table-cell>
              </table:table-row>
              <table:table-row table:style-name="Tableau282.6">
                <table:table-cell table:style-name="Tableau282.A2" office:value-type="string">
                  <text:p text:style-name="P4"/>
                </table:table-cell>
                <table:table-cell table:style-name="Tableau282.A2" office:value-type="string">
                  <text:p text:style-name="P4"/>
                </table:table-cell>
                <table:table-cell table:style-name="Tableau282.B2" office:value-type="string">
                  <text:p text:style-name="P32"><text:span text:style-name="T16"></text:span><text:span text:style-name="T2"> <text:s/>menu gastronomique</text:span></text:p>
                </table:table-cell>
                <table:table-cell table:style-name="Tableau282.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282.6">
          <table:table-cell table:style-name="Tableau282.A2" office:value-type="string">
            <text:p text:style-name="P4"/>
          </table:table-cell>
          <table:table-cell table:style-name="Tableau282.B2" table:number-columns-spanned="4" office:value-type="string">
            <text:p text:style-name="P4">taxe de séjour : non</text:p>
          </table:table-cell>
          <table:covered-table-cell/>
          <table:covered-table-cell/>
          <table:covered-table-cell/>
          <table:table-cell table:style-name="Tableau282.A2" office:value-type="string">
            <text:p text:style-name="P4"/>
          </table:table-cell>
          <table:table-cell table:style-name="Tableau282.A2" office:value-type="string">
            <text:p text:style-name="P4"/>
          </table:table-cell>
          <table:table-cell table:style-name="Tableau282.B2" table:number-columns-spanned="4" office:value-type="string">
            <text:p text:style-name="P4">taxe de séjour : <text:s/>….. par</text:p>
          </table:table-cell>
          <table:covered-table-cell/>
          <table:covered-table-cell/>
          <table:covered-table-cell/>
          <table:table-cell table:style-name="Tableau282.L2" office:value-type="string">
            <text:p text:style-name="P4"/>
          </table:table-cell>
        </table:table-row>
        <table:table-row table:style-name="Tableau282.1">
          <table:table-cell table:style-name="Tableau282.B2" office:value-type="string">
            <text:p text:style-name="P4"/>
          </table:table-cell>
          <table:table-cell table:style-name="Tableau282.E5" office:value-type="string">
            <text:p text:style-name="P4"/>
          </table:table-cell>
          <table:table-cell table:style-name="Tableau282.E5" office:value-type="string">
            <text:p text:style-name="P4"/>
          </table:table-cell>
          <table:table-cell table:style-name="Tableau282.E5" office:value-type="string">
            <text:p text:style-name="P4"/>
          </table:table-cell>
          <table:table-cell table:style-name="Tableau282.E5" office:value-type="string">
            <text:p text:style-name="P4"/>
          </table:table-cell>
          <table:table-cell table:style-name="Tableau282.E5" office:value-type="string">
            <text:p text:style-name="P4"/>
          </table:table-cell>
          <table:table-cell table:style-name="Tableau282.E5" office:value-type="string">
            <text:p text:style-name="P4"/>
          </table:table-cell>
          <table:table-cell table:style-name="Tableau282.E5" office:value-type="string">
            <text:p text:style-name="P4"/>
          </table:table-cell>
          <table:table-cell table:style-name="Tableau282.E5" office:value-type="string">
            <text:p text:style-name="P4"/>
          </table:table-cell>
          <table:table-cell table:style-name="Tableau282.E5" office:value-type="string">
            <text:p text:style-name="P4"/>
          </table:table-cell>
          <table:table-cell table:style-name="Tableau282.E5" office:value-type="string">
            <text:p text:style-name="P4"/>
          </table:table-cell>
          <table:table-cell table:style-name="Tableau282.L10" office:value-type="string">
            <text:p text:style-name="P4"/>
          </table:table-cell>
        </table:table-row>
      </table:table>
      <text:p text:style-name="P30">8. <text:s/>composition de l’hébergement</text:p>
      <table:table table:name="Tableau283" table:style-name="Tableau283">
        <table:table-column table:style-name="Tableau283.A"/>
        <table:table-column table:style-name="Tableau283.B"/>
        <table:table-row table:style-name="Tableau283.1">
          <table:table-cell table:style-name="Tableau283.A1" office:value-type="string">
            <text:p text:style-name="P4">Points forts : en ville, isolé, sur 3 niveaux</text:p>
            <text:p text:style-name="P21"/>
            <text:p text:style-name="P2"/>
          </table:table-cell>
          <table:table-cell table:style-name="Tableau283.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283.1">
          <table:table-cell table:style-name="Tableau283.A2" office:value-type="string">
            <text:p text:style-name="P4">Distribution : rez : wc. 1er ét. : 1 ch. (1x1p., sdd, wc, tv), 1 ch. (1x2p., sdd, wc, tv), wc. 2eme ét. : 3 ch. (2x1p., sdd, wc, tv), sauna à disposition, chauffage central. jardin : pelouse, terrasse, jeux extérieurs, pétanque, ping-pong, beach volley.</text:p>
            <text:p text:style-name="P28"/>
          </table:table-cell>
          <table:table-cell table:style-name="Tableau283.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283.1">
          <table:table-cell table:style-name="Tableau283.A2" office:value-type="string">
            <text:p text:style-name="P4">Pictogrammes de confort :</text:p>
            <text:p text:style-name="P5">Lit 1 pers. : 7</text:p>
            <text:p text:style-name="P5">Lit 2 pers. : 1</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283.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284" table:style-name="Tableau284">
        <table:table-column table:style-name="Tableau284.A"/>
        <table:table-column table:style-name="Tableau284.B"/>
        <table:table-row table:style-name="Tableau284.1">
          <table:table-cell table:style-name="Tableau284.A1" office:value-type="string">
            <text:p text:style-name="P4"/>
            <text:p text:style-name="P2"/>
          </table:table-cell>
          <table:table-cell table:style-name="Tableau284.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285" table:style-name="Tableau285">
        <table:table-column table:style-name="Tableau285.A"/>
        <table:table-column table:style-name="Tableau285.B"/>
        <table:table-row table:style-name="Tableau285.1">
          <table:table-cell table:style-name="Tableau285.A1" office:value-type="string">
            <text:p text:style-name="P4"/>
            <text:p text:style-name="P2">Réservation via Belsud : </text:p>
            <text:p text:style-name="P2"/>
          </table:table-cell>
          <table:table-cell table:style-name="Tableau285.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286" table:style-name="Tableau286">
        <table:table-column table:style-name="Tableau286.A"/>
        <table:table-column table:style-name="Tableau286.B"/>
        <table:table-row table:style-name="Tableau286.1">
          <table:table-cell table:style-name="Tableau286.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286.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287" table:style-name="Tableau287">
        <table:table-column table:style-name="Tableau287.A"/>
        <table:table-column table:style-name="Tableau287.B"/>
        <table:table-row table:style-name="Tableau287.1">
          <table:table-cell table:style-name="Tableau287.A1" office:value-type="string">
            <text:p text:style-name="P71"/>
          </table:table-cell>
          <table:table-cell table:style-name="Tableau287.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288" table:style-name="Tableau288">
        <table:table-column table:style-name="Tableau288.A"/>
        <table:table-column table:style-name="Tableau288.B"/>
        <table:table-column table:style-name="Tableau288.C"/>
        <table:table-row table:style-name="Tableau288.1">
          <table:table-cell table:style-name="Tableau288.A1" table:number-columns-spanned="3" office:value-type="string">
            <text:p text:style-name="P4">Reçu le :</text:p>
            <text:p text:style-name="P2"/>
          </table:table-cell>
          <table:covered-table-cell/>
          <table:covered-table-cell/>
        </table:table-row>
        <table:table-row table:style-name="Tableau288.2">
          <table:table-cell table:style-name="Tableau288.A2" office:value-type="string">
            <text:p text:style-name="P4">Encodage :</text:p>
            <text:p text:style-name="P2"/>
          </table:table-cell>
          <table:table-cell table:style-name="Tableau288.A2" office:value-type="string">
            <text:p text:style-name="P32"><text:span text:style-name="T6">pk-heb : 702</text:span></text:p>
          </table:table-cell>
          <table:table-cell table:style-name="Tableau288.C2" office:value-type="string">
            <text:p text:style-name="P22">pk-membre : 140</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289" table:style-name="Tableau289">
        <table:table-column table:style-name="Tableau289.A"/>
        <table:table-column table:style-name="Tableau289.B"/>
        <table:table-row table:style-name="Tableau289.1">
          <table:table-cell table:style-name="Tableau289.A1" office:value-type="string">
            <text:p text:style-name="P4">photo</text:p>
          </table:table-cell>
          <table:table-cell table:style-name="Tableau289.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02</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290" table:style-name="Tableau290">
        <table:table-column table:style-name="Tableau290.A"/>
        <table:table-column table:style-name="Tableau290.B"/>
        <table:table-row table:style-name="Tableau290.1">
          <table:table-cell table:style-name="Tableau290.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2</text:span></text:p>
            <text:p text:style-name="P5"/>
            <text:p text:style-name="P5">nombre total de chambres : 1</text:p>
          </table:table-cell>
          <table:table-cell table:style-name="Tableau290.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291" table:style-name="Tableau291">
        <table:table-column table:style-name="Tableau291.A"/>
        <table:table-column table:style-name="Tableau291.B"/>
        <table:table-row table:style-name="Tableau291.1">
          <table:table-cell table:style-name="Tableau291.A1" office:value-type="string">
            <text:p text:style-name="P4">prénom et nom :</text:p>
            <text:p text:style-name="P2">Marc <text:s/>PLUMLEY COURTOIS</text:p>
            <text:p text:style-name="P2"/>
            <text:p text:style-name="P1"><text:span text:style-name="T2">tél. : 067 79 00 89</text:span></text:p>
            <text:p text:style-name="P2"/>
            <text:p text:style-name="P1"><text:span text:style-name="T2">gsm : 0477 264 354</text:span></text:p>
            <text:p text:style-name="P2"/>
            <text:p text:style-name="P1"><text:span text:style-name="T2">fax : 067 79 00 89</text:span></text:p>
            <text:p text:style-name="P2"/>
            <text:p text:style-name="P2">adresse e-mail : </text:p>
            <text:p text:style-name="P2">pinsonniere@hotmail.com</text:p>
            <text:p text:style-name="P2"/>
            <text:p text:style-name="P2">site internet personnel :</text:p>
            <text:p text:style-name="P2">www.pinsonniere.be</text:p>
            <text:p text:style-name="P2"/>
            <text:p text:style-name="P2">langues parlées :</text:p>
            <text:p text:style-name="P28">FR - EN</text:p>
            <text:p text:style-name="P2"/>
          </table:table-cell>
          <table:table-cell table:style-name="Tableau291.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292" table:style-name="Tableau292">
        <table:table-column table:style-name="Tableau292.A"/>
        <table:table-column table:style-name="Tableau292.B"/>
        <table:table-row table:style-name="Tableau292.1">
          <table:table-cell table:style-name="Tableau292.A1" office:value-type="string">
            <text:p text:style-name="P4">nom de l’hébergement :</text:p>
            <text:p text:style-name="P2">La Pinsonnière</text:p>
            <text:p text:style-name="P2"/>
            <text:p text:style-name="P2">rue :</text:p>
            <text:p text:style-name="P2">rue des Communes, 10</text:p>
            <text:p text:style-name="P2"/>
            <text:p text:style-name="P2">code postal : 1470 Genappe</text:p>
            <text:p text:style-name="P2">localité pour la communication :</text:p>
            <text:p text:style-name="P24">Baisy-Thy</text:p>
            <text:p text:style-name="P2"/>
          </table:table-cell>
          <table:table-cell table:style-name="Tableau292.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293" table:style-name="Tableau293">
        <table:table-column table:style-name="Tableau293.A"/>
        <table:table-column table:style-name="Tableau293.B"/>
        <table:table-row table:style-name="Tableau293.1">
          <table:table-cell table:style-name="Tableau293.A1" office:value-type="string">
            <text:p text:style-name="P4"/>
            <text:p text:style-name="P2"/>
            <text:p text:style-name="P33"><text:span text:style-name="T2">tennis : </text:span></text:p>
            <text:p text:style-name="P5">sports nautiques : </text:p>
            <text:p text:style-name="P23">ski : </text:p>
            <text:p text:style-name="P5">randonnées balisées : 0.0</text:p>
            <text:p text:style-name="P5">piscine : <text:tab/></text:p>
            <text:p text:style-name="P5">pêche : 4.0<text:tab/></text:p>
            <text:p text:style-name="P5">équitation : 2.0</text:p>
            <text:p text:style-name="P5">vélos à disposition : 3.0</text:p>
            <text:p text:style-name="P5">circuit v.t.t. : 0.0</text:p>
            <text:p text:style-name="P5">ravel : <text:tab/></text:p>
            <text:p text:style-name="P2"/>
          </table:table-cell>
          <table:table-cell table:style-name="Tableau293.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294" table:style-name="Tableau294">
        <table:table-column table:style-name="Tableau294.A"/>
        <table:table-column table:style-name="Tableau294.B"/>
        <table:table-row table:style-name="Tableau294.1">
          <table:table-cell table:style-name="Tableau294.A1" office:value-type="string">
            <text:p text:style-name="P4"/>
            <text:p text:style-name="P5">commerces : 3.0</text:p>
            <text:p text:style-name="P5">restaurant : 3.0</text:p>
            <text:p text:style-name="P5">gare : 3.0</text:p>
            <text:p text:style-name="P5"/>
            <text:p text:style-name="P5">animaux domestiques admis : non</text:p>
            <text:p text:style-name="P5">hébergement fumeur : non</text:p>
          </table:table-cell>
          <table:table-cell table:style-name="Tableau294.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295" table:style-name="Tableau295">
        <table:table-column table:style-name="Tableau295.A"/>
        <table:table-column table:style-name="Tableau295.B"/>
        <table:table-column table:style-name="Tableau295.C" table:number-columns-repeated="3"/>
        <table:table-column table:style-name="Tableau295.F" table:number-columns-repeated="2"/>
        <table:table-column table:style-name="Tableau295.B"/>
        <table:table-column table:style-name="Tableau295.I"/>
        <table:table-column table:style-name="Tableau295.J"/>
        <table:table-column table:style-name="Tableau295.K"/>
        <table:table-column table:style-name="Tableau295.L"/>
        <table:table-row table:style-name="Tableau295.1">
          <table:table-cell table:style-name="Tableau295.A1" office:value-type="string">
            <text:p text:style-name="P4"/>
          </table:table-cell>
          <table:table-cell table:style-name="Tableau295.B1" office:value-type="string">
            <text:p text:style-name="P4"/>
          </table:table-cell>
          <table:table-cell table:style-name="Tableau295.B1" office:value-type="string">
            <text:p text:style-name="P4"/>
          </table:table-cell>
          <table:table-cell table:style-name="Tableau295.B1" office:value-type="string">
            <text:p text:style-name="P4"/>
          </table:table-cell>
          <table:table-cell table:style-name="Tableau295.B1" office:value-type="string">
            <text:p text:style-name="P4"/>
          </table:table-cell>
          <table:table-cell table:style-name="Tableau295.F1" office:value-type="string">
            <text:p text:style-name="P4"/>
          </table:table-cell>
          <table:table-cell table:style-name="Tableau295.A1" office:value-type="string">
            <text:p text:style-name="P4"/>
          </table:table-cell>
          <table:table-cell table:style-name="Tableau295.B1" office:value-type="string">
            <text:p text:style-name="P4"/>
          </table:table-cell>
          <table:table-cell table:style-name="Tableau295.B1" office:value-type="string">
            <text:p text:style-name="P4"/>
          </table:table-cell>
          <table:table-cell table:style-name="Tableau295.B1" office:value-type="string">
            <text:p text:style-name="P4"/>
          </table:table-cell>
          <table:table-cell table:style-name="Tableau295.B1" office:value-type="string">
            <text:p text:style-name="P4"/>
          </table:table-cell>
          <table:table-cell table:style-name="Tableau295.L1" office:value-type="string">
            <text:p text:style-name="P4"/>
          </table:table-cell>
        </table:table-row>
        <table:table-row table:style-name="Tableau295.1">
          <table:table-cell table:style-name="Tableau295.A2" office:value-type="string">
            <text:p text:style-name="P4"/>
          </table:table-cell>
          <table:table-cell table:style-name="Tableau295.B2" office:value-type="string">
            <text:p text:style-name="P4"/>
          </table:table-cell>
          <table:table-cell table:style-name="Tableau295.B2" office:value-type="string">
            <text:p text:style-name="P4">1 p.</text:p>
          </table:table-cell>
          <table:table-cell table:style-name="Tableau295.B2" office:value-type="string">
            <text:p text:style-name="P4">2 p.</text:p>
          </table:table-cell>
          <table:table-cell table:style-name="Tableau295.B2" office:value-type="string">
            <text:p text:style-name="P32"><text:span text:style-name="T2">3</text:span><text:span text:style-name="T22">ième</text:span><text:span text:style-name="T2"> p.</text:span></text:p>
          </table:table-cell>
          <table:table-cell table:style-name="Tableau295.A2" office:value-type="string">
            <text:p text:style-name="P4"/>
          </table:table-cell>
          <table:table-cell table:style-name="Tableau295.A2" office:value-type="string">
            <text:p text:style-name="P4"/>
          </table:table-cell>
          <table:table-cell table:style-name="Tableau295.B2" office:value-type="string">
            <text:p text:style-name="P4"/>
          </table:table-cell>
          <table:table-cell table:style-name="Tableau295.B2" office:value-type="string">
            <text:p text:style-name="P4">1 p.</text:p>
          </table:table-cell>
          <table:table-cell table:style-name="Tableau295.B2" office:value-type="string">
            <text:p text:style-name="P4">2 p.</text:p>
          </table:table-cell>
          <table:table-cell table:style-name="Tableau295.B2" office:value-type="string">
            <text:p text:style-name="P32"><text:span text:style-name="T2">3</text:span><text:span text:style-name="T22">ième</text:span><text:span text:style-name="T2"> p.</text:span></text:p>
          </table:table-cell>
          <table:table-cell table:style-name="Tableau295.L2" office:value-type="string">
            <text:p text:style-name="P4"/>
          </table:table-cell>
        </table:table-row>
        <table:table-row table:style-name="Tableau295.1">
          <table:table-cell table:style-name="Tableau295.A2" office:value-type="string">
            <text:p text:style-name="P4"/>
          </table:table-cell>
          <table:table-cell table:style-name="Tableau295.B2" office:value-type="string">
            <text:p text:style-name="P4">1 nuit + pt. déj.</text:p>
          </table:table-cell>
          <table:table-cell table:style-name="Tableau295.B2" office:value-type="string">
            <text:p text:style-name="P4">40.00</text:p>
          </table:table-cell>
          <table:table-cell table:style-name="Tableau295.B2" office:value-type="string">
            <text:p text:style-name="P4">49.00</text:p>
          </table:table-cell>
          <table:table-cell table:style-name="Tableau295.B2" office:value-type="string">
            <text:p text:style-name="P4"/>
          </table:table-cell>
          <table:table-cell table:style-name="Tableau295.A2" office:value-type="string">
            <text:p text:style-name="P4"/>
          </table:table-cell>
          <table:table-cell table:style-name="Tableau295.A2" office:value-type="string">
            <text:p text:style-name="P4"/>
          </table:table-cell>
          <table:table-cell table:style-name="Tableau295.B2" office:value-type="string">
            <text:p text:style-name="P4">1 nuit + pt. déj.</text:p>
          </table:table-cell>
          <table:table-cell table:style-name="Tableau295.B2" office:value-type="string">
            <text:p text:style-name="P4"/>
          </table:table-cell>
          <table:table-cell table:style-name="Tableau295.B2" office:value-type="string">
            <text:p text:style-name="P4"/>
          </table:table-cell>
          <table:table-cell table:style-name="Tableau295.B2" office:value-type="string">
            <text:p text:style-name="P4"/>
          </table:table-cell>
          <table:table-cell table:style-name="Tableau295.L2" office:value-type="string">
            <text:p text:style-name="P4"/>
          </table:table-cell>
        </table:table-row>
        <table:table-row table:style-name="Tableau295.1">
          <table:table-cell table:style-name="Tableau295.A2" office:value-type="string">
            <text:p text:style-name="P4"/>
          </table:table-cell>
          <table:table-cell table:style-name="Tableau295.B2" office:value-type="string">
            <text:p text:style-name="P4">réduction si pas de pt. déjeuner</text:p>
          </table:table-cell>
          <table:table-cell table:style-name="Tableau295.B2" office:value-type="string">
            <text:p text:style-name="P4"/>
          </table:table-cell>
          <table:table-cell table:style-name="Tableau295.B2" office:value-type="string">
            <text:p text:style-name="P4"/>
          </table:table-cell>
          <table:table-cell table:style-name="Tableau295.B2" office:value-type="string">
            <text:p text:style-name="P4"/>
          </table:table-cell>
          <table:table-cell table:style-name="Tableau295.A2" office:value-type="string">
            <text:p text:style-name="P4"/>
          </table:table-cell>
          <table:table-cell table:style-name="Tableau295.A2" office:value-type="string">
            <text:p text:style-name="P4"/>
          </table:table-cell>
          <table:table-cell table:style-name="Tableau295.B2" office:value-type="string">
            <text:p text:style-name="P4">réduction si pas de pt. déjeuner</text:p>
          </table:table-cell>
          <table:table-cell table:style-name="Tableau295.B2" office:value-type="string">
            <text:p text:style-name="P4"/>
          </table:table-cell>
          <table:table-cell table:style-name="Tableau295.B2" office:value-type="string">
            <text:p text:style-name="P4"/>
          </table:table-cell>
          <table:table-cell table:style-name="Tableau295.B2" office:value-type="string">
            <text:p text:style-name="P4"/>
          </table:table-cell>
          <table:table-cell table:style-name="Tableau295.L2" office:value-type="string">
            <text:p text:style-name="P4"/>
          </table:table-cell>
        </table:table-row>
        <table:table-row table:style-name="Tableau295.1">
          <table:table-cell table:style-name="Tableau295.A2" office:value-type="string">
            <text:p text:style-name="P4"/>
          </table:table-cell>
          <table:table-cell table:style-name="Tableau295.B2" office:value-type="string">
            <text:p text:style-name="P4">table d’hôtes</text:p>
          </table:table-cell>
          <table:table-cell table:style-name="Tableau295.B2" office:value-type="string">
            <text:p text:style-name="P55">12.00</text:p>
          </table:table-cell>
          <table:table-cell table:style-name="Tableau295.B2" office:value-type="string">
            <text:p text:style-name="P55"/>
          </table:table-cell>
          <table:table-cell table:style-name="Tableau295.E5" office:value-type="string">
            <text:p text:style-name="P4"/>
          </table:table-cell>
          <table:table-cell table:style-name="Tableau295.A2" office:value-type="string">
            <text:p text:style-name="P4"/>
          </table:table-cell>
          <table:table-cell table:style-name="Tableau295.A2" office:value-type="string">
            <text:p text:style-name="P4"/>
          </table:table-cell>
          <table:table-cell table:style-name="Tableau295.A2" office:value-type="string">
            <text:p text:style-name="P4">table d’hôtes</text:p>
          </table:table-cell>
          <table:table-cell table:style-name="Tableau295.A2" office:value-type="string">
            <text:p text:style-name="P10">/p.</text:p>
          </table:table-cell>
          <table:table-cell table:style-name="Tableau295.A2" office:value-type="string">
            <text:p text:style-name="P4"/>
          </table:table-cell>
          <table:table-cell table:style-name="Tableau295.K5" office:value-type="string">
            <text:p text:style-name="P4"/>
          </table:table-cell>
          <table:table-cell table:style-name="Tableau295.L5" office:value-type="string">
            <text:p text:style-name="P4"/>
          </table:table-cell>
        </table:table-row>
        <table:table-row table:style-name="Tableau295.6">
          <table:table-cell table:style-name="Tableau295.A2" office:value-type="string">
            <text:p text:style-name="P4"/>
          </table:table-cell>
          <table:table-cell table:style-name="Tableau295.B2" office:value-type="string">
            <text:p text:style-name="P4">autres</text:p>
            <text:p text:style-name="P2"/>
          </table:table-cell>
          <table:table-cell table:style-name="Tableau295.B2" table:number-columns-spanned="3" office:value-type="string">
            <text:p text:style-name="P26"/>
          </table:table-cell>
          <table:covered-table-cell/>
          <table:covered-table-cell/>
          <table:table-cell table:style-name="Tableau295.A2" office:value-type="string">
            <text:p text:style-name="P4"/>
          </table:table-cell>
          <table:table-cell table:style-name="Tableau295.A2" office:value-type="string">
            <text:p text:style-name="P4"/>
          </table:table-cell>
          <table:table-cell table:style-name="Tableau295.H6" office:value-type="string">
            <text:p text:style-name="P4">autres</text:p>
          </table:table-cell>
          <table:table-cell table:style-name="Tableau295.H6" table:number-columns-spanned="3" office:value-type="string">
            <text:p text:style-name="P4"/>
          </table:table-cell>
          <table:covered-table-cell/>
          <table:covered-table-cell/>
          <table:table-cell table:style-name="Tableau295.L2" office:value-type="string">
            <text:p text:style-name="P4"/>
          </table:table-cell>
        </table:table-row>
        <table:table-row table:style-name="Tableau295.6">
          <table:table-cell table:style-name="Tableau295.A2" office:value-type="string">
            <text:p text:style-name="P4"/>
          </table:table-cell>
          <table:table-cell table:style-name="Tableau295.A2" table:number-columns-spanned="4" office:value-type="string">
            <text:p text:style-name="P4">type de table d’hôtes : th1</text:p>
          </table:table-cell>
          <table:covered-table-cell/>
          <table:covered-table-cell/>
          <table:covered-table-cell/>
          <table:table-cell table:style-name="Tableau295.A2" office:value-type="string">
            <text:p text:style-name="P4"/>
          </table:table-cell>
          <table:table-cell table:style-name="Tableau295.A2" office:value-type="string">
            <text:p text:style-name="P4"/>
          </table:table-cell>
          <table:table-cell table:style-name="Tableau295.A2" table:number-columns-spanned="4" office:value-type="string">
            <text:p text:style-name="P4">Type de table d’hôtes :</text:p>
          </table:table-cell>
          <table:covered-table-cell/>
          <table:covered-table-cell/>
          <table:covered-table-cell/>
          <table:table-cell table:style-name="Tableau295.L2" office:value-type="string">
            <text:p text:style-name="P4"/>
          </table:table-cell>
        </table:table-row>
        <table:table-row table:style-name="Tableau295.6">
          <table:table-cell>
            <table:table table:is-sub-table="true">
              <table:table-column table:style-name="Tableau295.A"/>
              <table:table-row table:style-name="Tableau295.6">
                <table:table-cell table:style-name="Tableau295.A2" office:value-type="string">
                  <text:p text:style-name="P4"/>
                </table:table-cell>
              </table:table-row>
              <table:table-row table:style-name="Tableau295.6">
                <table:table-cell table:style-name="Tableau295.A2" office:value-type="string">
                  <text:p text:style-name="P4"/>
                </table:table-cell>
              </table:table-row>
              <table:table-row table:style-name="Tableau295.6">
                <table:table-cell table:style-name="Tableau295.A2" office:value-type="string">
                  <text:p text:style-name="P4"/>
                </table:table-cell>
              </table:table-row>
            </table:table>
          </table:table-cell>
          <table:table-cell table:style-name="Tableau295.B2" table:number-columns-spanned="4" office:value-type="string">
            <text:p text:style-name="P4"/>
          </table:table-cell>
          <table:covered-table-cell/>
          <table:covered-table-cell/>
          <table:covered-table-cell/>
          <table:table-cell table:number-columns-spanned="7">
            <table:table table:is-sub-table="true">
              <table:table-column table:style-name="Tableau295.F" table:number-columns-repeated="2"/>
              <table:table-column table:style-name="Tableau295.F8.3"/>
              <table:table-column table:style-name="Tableau295.L"/>
              <table:table-row table:style-name="Tableau295.6">
                <table:table-cell table:style-name="Tableau295.A2" office:value-type="string">
                  <text:p text:style-name="P4"/>
                </table:table-cell>
                <table:table-cell table:style-name="Tableau295.A2" office:value-type="string">
                  <text:p text:style-name="P4"/>
                </table:table-cell>
                <table:table-cell table:style-name="Tableau295.A2" office:value-type="string">
                  <text:p text:style-name="P32"><text:span text:style-name="T16"></text:span><text:span text:style-name="T2"> <text:s/>assiette gourmande</text:span></text:p>
                </table:table-cell>
                <table:table-cell table:style-name="Tableau295.L2" office:value-type="string">
                  <text:p text:style-name="P4"/>
                </table:table-cell>
              </table:table-row>
              <table:table-row table:style-name="Tableau295.6">
                <table:table-cell table:style-name="Tableau295.A2" office:value-type="string">
                  <text:p text:style-name="P4"/>
                </table:table-cell>
                <table:table-cell table:style-name="Tableau295.A2" office:value-type="string">
                  <text:p text:style-name="P4"/>
                </table:table-cell>
                <table:table-cell table:style-name="Tableau295.A2" office:value-type="string">
                  <text:p text:style-name="P32"><text:span text:style-name="T16"></text:span><text:span text:style-name="T2"> <text:s/>repas familial</text:span></text:p>
                </table:table-cell>
                <table:table-cell table:style-name="Tableau295.L2" office:value-type="string">
                  <text:p text:style-name="P4"/>
                </table:table-cell>
              </table:table-row>
              <table:table-row table:style-name="Tableau295.6">
                <table:table-cell table:style-name="Tableau295.A2" office:value-type="string">
                  <text:p text:style-name="P4"/>
                </table:table-cell>
                <table:table-cell table:style-name="Tableau295.A2" office:value-type="string">
                  <text:p text:style-name="P4"/>
                </table:table-cell>
                <table:table-cell table:style-name="Tableau295.B2" office:value-type="string">
                  <text:p text:style-name="P32"><text:span text:style-name="T16"></text:span><text:span text:style-name="T2"> <text:s/>menu gastronomique</text:span></text:p>
                </table:table-cell>
                <table:table-cell table:style-name="Tableau295.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295.6">
          <table:table-cell table:style-name="Tableau295.A2" office:value-type="string">
            <text:p text:style-name="P4"/>
          </table:table-cell>
          <table:table-cell table:style-name="Tableau295.B2" table:number-columns-spanned="4" office:value-type="string">
            <text:p text:style-name="P4">taxe de séjour : non</text:p>
          </table:table-cell>
          <table:covered-table-cell/>
          <table:covered-table-cell/>
          <table:covered-table-cell/>
          <table:table-cell table:style-name="Tableau295.A2" office:value-type="string">
            <text:p text:style-name="P4"/>
          </table:table-cell>
          <table:table-cell table:style-name="Tableau295.A2" office:value-type="string">
            <text:p text:style-name="P4"/>
          </table:table-cell>
          <table:table-cell table:style-name="Tableau295.B2" table:number-columns-spanned="4" office:value-type="string">
            <text:p text:style-name="P4">taxe de séjour : <text:s/>….. par</text:p>
          </table:table-cell>
          <table:covered-table-cell/>
          <table:covered-table-cell/>
          <table:covered-table-cell/>
          <table:table-cell table:style-name="Tableau295.L2" office:value-type="string">
            <text:p text:style-name="P4"/>
          </table:table-cell>
        </table:table-row>
        <table:table-row table:style-name="Tableau295.1">
          <table:table-cell table:style-name="Tableau295.B2" office:value-type="string">
            <text:p text:style-name="P4"/>
          </table:table-cell>
          <table:table-cell table:style-name="Tableau295.E5" office:value-type="string">
            <text:p text:style-name="P4"/>
          </table:table-cell>
          <table:table-cell table:style-name="Tableau295.E5" office:value-type="string">
            <text:p text:style-name="P4"/>
          </table:table-cell>
          <table:table-cell table:style-name="Tableau295.E5" office:value-type="string">
            <text:p text:style-name="P4"/>
          </table:table-cell>
          <table:table-cell table:style-name="Tableau295.E5" office:value-type="string">
            <text:p text:style-name="P4"/>
          </table:table-cell>
          <table:table-cell table:style-name="Tableau295.E5" office:value-type="string">
            <text:p text:style-name="P4"/>
          </table:table-cell>
          <table:table-cell table:style-name="Tableau295.E5" office:value-type="string">
            <text:p text:style-name="P4"/>
          </table:table-cell>
          <table:table-cell table:style-name="Tableau295.E5" office:value-type="string">
            <text:p text:style-name="P4"/>
          </table:table-cell>
          <table:table-cell table:style-name="Tableau295.E5" office:value-type="string">
            <text:p text:style-name="P4"/>
          </table:table-cell>
          <table:table-cell table:style-name="Tableau295.E5" office:value-type="string">
            <text:p text:style-name="P4"/>
          </table:table-cell>
          <table:table-cell table:style-name="Tableau295.E5" office:value-type="string">
            <text:p text:style-name="P4"/>
          </table:table-cell>
          <table:table-cell table:style-name="Tableau295.L10" office:value-type="string">
            <text:p text:style-name="P4"/>
          </table:table-cell>
        </table:table-row>
      </table:table>
      <text:p text:style-name="P30">8. <text:s/>composition de l’hébergement</text:p>
      <table:table table:name="Tableau296" table:style-name="Tableau296">
        <table:table-column table:style-name="Tableau296.A"/>
        <table:table-column table:style-name="Tableau296.B"/>
        <table:table-row table:style-name="Tableau296.1">
          <table:table-cell table:style-name="Tableau296.A1" office:value-type="string">
            <text:p text:style-name="P4">Points forts : à l'orée des bois</text:p>
            <text:p text:style-name="P21"/>
            <text:p text:style-name="P2"/>
          </table:table-cell>
          <table:table-cell table:style-name="Tableau296.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296.1">
          <table:table-cell table:style-name="Tableau296.A2" office:value-type="string">
            <text:p text:style-name="P4">Distribution : rez: 1 ch.(1x2p., sdd, wc), chauffage central. jardin : terrasse, pétanque, parking.</text:p>
            <text:p text:style-name="P28"/>
          </table:table-cell>
          <table:table-cell table:style-name="Tableau296.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296.1">
          <table:table-cell table:style-name="Tableau296.A2" office:value-type="string">
            <text:p text:style-name="P4">Pictogrammes de confort :</text:p>
            <text:p text:style-name="P5">Lit 1 pers. : 0</text:p>
            <text:p text:style-name="P5">Lit 2 pers. : 1</text:p>
            <text:p text:style-name="P5">Lit superposé (1 lit = 2 pers.)  : 0</text:p>
            <text:p text:style-name="P33"><text:span text:style-name="T2">Lit bébé : 0</text:span></text:p>
            <text:p text:style-name="P5"/>
            <text:p text:style-name="P23">tv : oui</text:p>
            <text:p text:style-name="P5">feu ouvert/cassette : </text:p>
            <text:p text:style-name="P5">accès-internet : </text:p>
            <text:p text:style-name="P5"/>
          </table:table-cell>
          <table:table-cell table:style-name="Tableau296.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297" table:style-name="Tableau297">
        <table:table-column table:style-name="Tableau297.A"/>
        <table:table-column table:style-name="Tableau297.B"/>
        <table:table-row table:style-name="Tableau297.1">
          <table:table-cell table:style-name="Tableau297.A1" office:value-type="string">
            <text:p text:style-name="P4"/>
            <text:p text:style-name="P2"/>
          </table:table-cell>
          <table:table-cell table:style-name="Tableau297.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298" table:style-name="Tableau298">
        <table:table-column table:style-name="Tableau298.A"/>
        <table:table-column table:style-name="Tableau298.B"/>
        <table:table-row table:style-name="Tableau298.1">
          <table:table-cell table:style-name="Tableau298.A1" office:value-type="string">
            <text:p text:style-name="P4"/>
            <text:p text:style-name="P2">Réservation via Belsud : </text:p>
            <text:p text:style-name="P2"/>
          </table:table-cell>
          <table:table-cell table:style-name="Tableau298.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299" table:style-name="Tableau299">
        <table:table-column table:style-name="Tableau299.A"/>
        <table:table-column table:style-name="Tableau299.B"/>
        <table:table-row table:style-name="Tableau299.1">
          <table:table-cell table:style-name="Tableau299.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299.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300" table:style-name="Tableau300">
        <table:table-column table:style-name="Tableau300.A"/>
        <table:table-column table:style-name="Tableau300.B"/>
        <table:table-row table:style-name="Tableau300.1">
          <table:table-cell table:style-name="Tableau300.A1" office:value-type="string">
            <text:p text:style-name="P71"/>
          </table:table-cell>
          <table:table-cell table:style-name="Tableau300.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301" table:style-name="Tableau301">
        <table:table-column table:style-name="Tableau301.A"/>
        <table:table-column table:style-name="Tableau301.B"/>
        <table:table-column table:style-name="Tableau301.C"/>
        <table:table-row table:style-name="Tableau301.1">
          <table:table-cell table:style-name="Tableau301.A1" table:number-columns-spanned="3" office:value-type="string">
            <text:p text:style-name="P4">Reçu le :</text:p>
            <text:p text:style-name="P2"/>
          </table:table-cell>
          <table:covered-table-cell/>
          <table:covered-table-cell/>
        </table:table-row>
        <table:table-row table:style-name="Tableau301.2">
          <table:table-cell table:style-name="Tableau301.A2" office:value-type="string">
            <text:p text:style-name="P4">Encodage :</text:p>
            <text:p text:style-name="P2"/>
          </table:table-cell>
          <table:table-cell table:style-name="Tableau301.A2" office:value-type="string">
            <text:p text:style-name="P32"><text:span text:style-name="T6">pk-heb : 702</text:span></text:p>
          </table:table-cell>
          <table:table-cell table:style-name="Tableau301.C2" office:value-type="string">
            <text:p text:style-name="P22">pk-membre : 140</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302" table:style-name="Tableau302">
        <table:table-column table:style-name="Tableau302.A"/>
        <table:table-column table:style-name="Tableau302.B"/>
        <table:table-row table:style-name="Tableau302.1">
          <table:table-cell table:style-name="Tableau302.A1" office:value-type="string">
            <text:p text:style-name="P4">photo</text:p>
          </table:table-cell>
          <table:table-cell table:style-name="Tableau302.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02</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303" table:style-name="Tableau303">
        <table:table-column table:style-name="Tableau303.A"/>
        <table:table-column table:style-name="Tableau303.B"/>
        <table:table-row table:style-name="Tableau303.1">
          <table:table-cell table:style-name="Tableau303.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2</text:span></text:p>
            <text:p text:style-name="P5"/>
            <text:p text:style-name="P5">nombre total de chambres : 1</text:p>
          </table:table-cell>
          <table:table-cell table:style-name="Tableau303.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304" table:style-name="Tableau304">
        <table:table-column table:style-name="Tableau304.A"/>
        <table:table-column table:style-name="Tableau304.B"/>
        <table:table-row table:style-name="Tableau304.1">
          <table:table-cell table:style-name="Tableau304.A1" office:value-type="string">
            <text:p text:style-name="P4">prénom et nom :</text:p>
            <text:p text:style-name="P2">Marc <text:s/>PLUMLEY COURTOIS</text:p>
            <text:p text:style-name="P2"/>
            <text:p text:style-name="P1"><text:span text:style-name="T2">tél. : 067 79 00 89</text:span></text:p>
            <text:p text:style-name="P2"/>
            <text:p text:style-name="P1"><text:span text:style-name="T2">gsm : 0477 264 354</text:span></text:p>
            <text:p text:style-name="P2"/>
            <text:p text:style-name="P1"><text:span text:style-name="T2">fax : 067 79 00 89</text:span></text:p>
            <text:p text:style-name="P2"/>
            <text:p text:style-name="P2">adresse e-mail : </text:p>
            <text:p text:style-name="P2">pinsonniere@hotmail.com</text:p>
            <text:p text:style-name="P2"/>
            <text:p text:style-name="P2">site internet personnel :</text:p>
            <text:p text:style-name="P2">www.pinsonniere.be</text:p>
            <text:p text:style-name="P2"/>
            <text:p text:style-name="P2">langues parlées :</text:p>
            <text:p text:style-name="P28">FR - EN</text:p>
            <text:p text:style-name="P2"/>
          </table:table-cell>
          <table:table-cell table:style-name="Tableau304.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305" table:style-name="Tableau305">
        <table:table-column table:style-name="Tableau305.A"/>
        <table:table-column table:style-name="Tableau305.B"/>
        <table:table-row table:style-name="Tableau305.1">
          <table:table-cell table:style-name="Tableau305.A1" office:value-type="string">
            <text:p text:style-name="P4">nom de l’hébergement :</text:p>
            <text:p text:style-name="P2">La Pinsonnière</text:p>
            <text:p text:style-name="P2"/>
            <text:p text:style-name="P2">rue :</text:p>
            <text:p text:style-name="P2">rue des Communes, 10</text:p>
            <text:p text:style-name="P2"/>
            <text:p text:style-name="P2">code postal : 1470 Genappe</text:p>
            <text:p text:style-name="P2">localité pour la communication :</text:p>
            <text:p text:style-name="P24">Baisy-Thy</text:p>
            <text:p text:style-name="P2"/>
          </table:table-cell>
          <table:table-cell table:style-name="Tableau305.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306" table:style-name="Tableau306">
        <table:table-column table:style-name="Tableau306.A"/>
        <table:table-column table:style-name="Tableau306.B"/>
        <table:table-row table:style-name="Tableau306.1">
          <table:table-cell table:style-name="Tableau306.A1" office:value-type="string">
            <text:p text:style-name="P4"/>
            <text:p text:style-name="P2"/>
            <text:p text:style-name="P33"><text:span text:style-name="T2">tennis : </text:span></text:p>
            <text:p text:style-name="P5">sports nautiques : </text:p>
            <text:p text:style-name="P23">ski : </text:p>
            <text:p text:style-name="P5">randonnées balisées : 0.0</text:p>
            <text:p text:style-name="P5">piscine : <text:tab/></text:p>
            <text:p text:style-name="P5">pêche : 4.0<text:tab/></text:p>
            <text:p text:style-name="P5">équitation : 2.0</text:p>
            <text:p text:style-name="P5">vélos à disposition : 3.0</text:p>
            <text:p text:style-name="P5">circuit v.t.t. : 0.0</text:p>
            <text:p text:style-name="P5">ravel : <text:tab/></text:p>
            <text:p text:style-name="P2"/>
          </table:table-cell>
          <table:table-cell table:style-name="Tableau306.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307" table:style-name="Tableau307">
        <table:table-column table:style-name="Tableau307.A"/>
        <table:table-column table:style-name="Tableau307.B"/>
        <table:table-row table:style-name="Tableau307.1">
          <table:table-cell table:style-name="Tableau307.A1" office:value-type="string">
            <text:p text:style-name="P4"/>
            <text:p text:style-name="P5">commerces : 3.0</text:p>
            <text:p text:style-name="P5">restaurant : 3.0</text:p>
            <text:p text:style-name="P5">gare : 3.0</text:p>
            <text:p text:style-name="P5"/>
            <text:p text:style-name="P5">animaux domestiques admis : non</text:p>
            <text:p text:style-name="P5">hébergement fumeur : non</text:p>
          </table:table-cell>
          <table:table-cell table:style-name="Tableau307.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308" table:style-name="Tableau308">
        <table:table-column table:style-name="Tableau308.A"/>
        <table:table-column table:style-name="Tableau308.B"/>
        <table:table-column table:style-name="Tableau308.C" table:number-columns-repeated="3"/>
        <table:table-column table:style-name="Tableau308.F" table:number-columns-repeated="2"/>
        <table:table-column table:style-name="Tableau308.B"/>
        <table:table-column table:style-name="Tableau308.I"/>
        <table:table-column table:style-name="Tableau308.J"/>
        <table:table-column table:style-name="Tableau308.K"/>
        <table:table-column table:style-name="Tableau308.L"/>
        <table:table-row table:style-name="Tableau308.1">
          <table:table-cell table:style-name="Tableau308.A1" office:value-type="string">
            <text:p text:style-name="P4"/>
          </table:table-cell>
          <table:table-cell table:style-name="Tableau308.B1" office:value-type="string">
            <text:p text:style-name="P4"/>
          </table:table-cell>
          <table:table-cell table:style-name="Tableau308.B1" office:value-type="string">
            <text:p text:style-name="P4"/>
          </table:table-cell>
          <table:table-cell table:style-name="Tableau308.B1" office:value-type="string">
            <text:p text:style-name="P4"/>
          </table:table-cell>
          <table:table-cell table:style-name="Tableau308.B1" office:value-type="string">
            <text:p text:style-name="P4"/>
          </table:table-cell>
          <table:table-cell table:style-name="Tableau308.F1" office:value-type="string">
            <text:p text:style-name="P4"/>
          </table:table-cell>
          <table:table-cell table:style-name="Tableau308.A1" office:value-type="string">
            <text:p text:style-name="P4"/>
          </table:table-cell>
          <table:table-cell table:style-name="Tableau308.B1" office:value-type="string">
            <text:p text:style-name="P4"/>
          </table:table-cell>
          <table:table-cell table:style-name="Tableau308.B1" office:value-type="string">
            <text:p text:style-name="P4"/>
          </table:table-cell>
          <table:table-cell table:style-name="Tableau308.B1" office:value-type="string">
            <text:p text:style-name="P4"/>
          </table:table-cell>
          <table:table-cell table:style-name="Tableau308.B1" office:value-type="string">
            <text:p text:style-name="P4"/>
          </table:table-cell>
          <table:table-cell table:style-name="Tableau308.L1" office:value-type="string">
            <text:p text:style-name="P4"/>
          </table:table-cell>
        </table:table-row>
        <table:table-row table:style-name="Tableau308.1">
          <table:table-cell table:style-name="Tableau308.A2" office:value-type="string">
            <text:p text:style-name="P4"/>
          </table:table-cell>
          <table:table-cell table:style-name="Tableau308.B2" office:value-type="string">
            <text:p text:style-name="P4"/>
          </table:table-cell>
          <table:table-cell table:style-name="Tableau308.B2" office:value-type="string">
            <text:p text:style-name="P4">1 p.</text:p>
          </table:table-cell>
          <table:table-cell table:style-name="Tableau308.B2" office:value-type="string">
            <text:p text:style-name="P4">2 p.</text:p>
          </table:table-cell>
          <table:table-cell table:style-name="Tableau308.B2" office:value-type="string">
            <text:p text:style-name="P32"><text:span text:style-name="T2">3</text:span><text:span text:style-name="T22">ième</text:span><text:span text:style-name="T2"> p.</text:span></text:p>
          </table:table-cell>
          <table:table-cell table:style-name="Tableau308.A2" office:value-type="string">
            <text:p text:style-name="P4"/>
          </table:table-cell>
          <table:table-cell table:style-name="Tableau308.A2" office:value-type="string">
            <text:p text:style-name="P4"/>
          </table:table-cell>
          <table:table-cell table:style-name="Tableau308.B2" office:value-type="string">
            <text:p text:style-name="P4"/>
          </table:table-cell>
          <table:table-cell table:style-name="Tableau308.B2" office:value-type="string">
            <text:p text:style-name="P4">1 p.</text:p>
          </table:table-cell>
          <table:table-cell table:style-name="Tableau308.B2" office:value-type="string">
            <text:p text:style-name="P4">2 p.</text:p>
          </table:table-cell>
          <table:table-cell table:style-name="Tableau308.B2" office:value-type="string">
            <text:p text:style-name="P32"><text:span text:style-name="T2">3</text:span><text:span text:style-name="T22">ième</text:span><text:span text:style-name="T2"> p.</text:span></text:p>
          </table:table-cell>
          <table:table-cell table:style-name="Tableau308.L2" office:value-type="string">
            <text:p text:style-name="P4"/>
          </table:table-cell>
        </table:table-row>
        <table:table-row table:style-name="Tableau308.1">
          <table:table-cell table:style-name="Tableau308.A2" office:value-type="string">
            <text:p text:style-name="P4"/>
          </table:table-cell>
          <table:table-cell table:style-name="Tableau308.B2" office:value-type="string">
            <text:p text:style-name="P4">1 nuit + pt. déj.</text:p>
          </table:table-cell>
          <table:table-cell table:style-name="Tableau308.B2" office:value-type="string">
            <text:p text:style-name="P4">40.00</text:p>
          </table:table-cell>
          <table:table-cell table:style-name="Tableau308.B2" office:value-type="string">
            <text:p text:style-name="P4">49.00</text:p>
          </table:table-cell>
          <table:table-cell table:style-name="Tableau308.B2" office:value-type="string">
            <text:p text:style-name="P4"/>
          </table:table-cell>
          <table:table-cell table:style-name="Tableau308.A2" office:value-type="string">
            <text:p text:style-name="P4"/>
          </table:table-cell>
          <table:table-cell table:style-name="Tableau308.A2" office:value-type="string">
            <text:p text:style-name="P4"/>
          </table:table-cell>
          <table:table-cell table:style-name="Tableau308.B2" office:value-type="string">
            <text:p text:style-name="P4">1 nuit + pt. déj.</text:p>
          </table:table-cell>
          <table:table-cell table:style-name="Tableau308.B2" office:value-type="string">
            <text:p text:style-name="P4"/>
          </table:table-cell>
          <table:table-cell table:style-name="Tableau308.B2" office:value-type="string">
            <text:p text:style-name="P4"/>
          </table:table-cell>
          <table:table-cell table:style-name="Tableau308.B2" office:value-type="string">
            <text:p text:style-name="P4"/>
          </table:table-cell>
          <table:table-cell table:style-name="Tableau308.L2" office:value-type="string">
            <text:p text:style-name="P4"/>
          </table:table-cell>
        </table:table-row>
        <table:table-row table:style-name="Tableau308.1">
          <table:table-cell table:style-name="Tableau308.A2" office:value-type="string">
            <text:p text:style-name="P4"/>
          </table:table-cell>
          <table:table-cell table:style-name="Tableau308.B2" office:value-type="string">
            <text:p text:style-name="P4">réduction si pas de pt. déjeuner</text:p>
          </table:table-cell>
          <table:table-cell table:style-name="Tableau308.B2" office:value-type="string">
            <text:p text:style-name="P4"/>
          </table:table-cell>
          <table:table-cell table:style-name="Tableau308.B2" office:value-type="string">
            <text:p text:style-name="P4"/>
          </table:table-cell>
          <table:table-cell table:style-name="Tableau308.B2" office:value-type="string">
            <text:p text:style-name="P4"/>
          </table:table-cell>
          <table:table-cell table:style-name="Tableau308.A2" office:value-type="string">
            <text:p text:style-name="P4"/>
          </table:table-cell>
          <table:table-cell table:style-name="Tableau308.A2" office:value-type="string">
            <text:p text:style-name="P4"/>
          </table:table-cell>
          <table:table-cell table:style-name="Tableau308.B2" office:value-type="string">
            <text:p text:style-name="P4">réduction si pas de pt. déjeuner</text:p>
          </table:table-cell>
          <table:table-cell table:style-name="Tableau308.B2" office:value-type="string">
            <text:p text:style-name="P4"/>
          </table:table-cell>
          <table:table-cell table:style-name="Tableau308.B2" office:value-type="string">
            <text:p text:style-name="P4"/>
          </table:table-cell>
          <table:table-cell table:style-name="Tableau308.B2" office:value-type="string">
            <text:p text:style-name="P4"/>
          </table:table-cell>
          <table:table-cell table:style-name="Tableau308.L2" office:value-type="string">
            <text:p text:style-name="P4"/>
          </table:table-cell>
        </table:table-row>
        <table:table-row table:style-name="Tableau308.1">
          <table:table-cell table:style-name="Tableau308.A2" office:value-type="string">
            <text:p text:style-name="P4"/>
          </table:table-cell>
          <table:table-cell table:style-name="Tableau308.B2" office:value-type="string">
            <text:p text:style-name="P4">table d’hôtes</text:p>
          </table:table-cell>
          <table:table-cell table:style-name="Tableau308.B2" office:value-type="string">
            <text:p text:style-name="P55">12.00</text:p>
          </table:table-cell>
          <table:table-cell table:style-name="Tableau308.B2" office:value-type="string">
            <text:p text:style-name="P55"/>
          </table:table-cell>
          <table:table-cell table:style-name="Tableau308.E5" office:value-type="string">
            <text:p text:style-name="P4"/>
          </table:table-cell>
          <table:table-cell table:style-name="Tableau308.A2" office:value-type="string">
            <text:p text:style-name="P4"/>
          </table:table-cell>
          <table:table-cell table:style-name="Tableau308.A2" office:value-type="string">
            <text:p text:style-name="P4"/>
          </table:table-cell>
          <table:table-cell table:style-name="Tableau308.A2" office:value-type="string">
            <text:p text:style-name="P4">table d’hôtes</text:p>
          </table:table-cell>
          <table:table-cell table:style-name="Tableau308.A2" office:value-type="string">
            <text:p text:style-name="P10">/p.</text:p>
          </table:table-cell>
          <table:table-cell table:style-name="Tableau308.A2" office:value-type="string">
            <text:p text:style-name="P4"/>
          </table:table-cell>
          <table:table-cell table:style-name="Tableau308.K5" office:value-type="string">
            <text:p text:style-name="P4"/>
          </table:table-cell>
          <table:table-cell table:style-name="Tableau308.L5" office:value-type="string">
            <text:p text:style-name="P4"/>
          </table:table-cell>
        </table:table-row>
        <table:table-row table:style-name="Tableau308.6">
          <table:table-cell table:style-name="Tableau308.A2" office:value-type="string">
            <text:p text:style-name="P4"/>
          </table:table-cell>
          <table:table-cell table:style-name="Tableau308.B2" office:value-type="string">
            <text:p text:style-name="P4">autres</text:p>
            <text:p text:style-name="P2"/>
          </table:table-cell>
          <table:table-cell table:style-name="Tableau308.B2" table:number-columns-spanned="3" office:value-type="string">
            <text:p text:style-name="P26"/>
          </table:table-cell>
          <table:covered-table-cell/>
          <table:covered-table-cell/>
          <table:table-cell table:style-name="Tableau308.A2" office:value-type="string">
            <text:p text:style-name="P4"/>
          </table:table-cell>
          <table:table-cell table:style-name="Tableau308.A2" office:value-type="string">
            <text:p text:style-name="P4"/>
          </table:table-cell>
          <table:table-cell table:style-name="Tableau308.H6" office:value-type="string">
            <text:p text:style-name="P4">autres</text:p>
          </table:table-cell>
          <table:table-cell table:style-name="Tableau308.H6" table:number-columns-spanned="3" office:value-type="string">
            <text:p text:style-name="P4"/>
          </table:table-cell>
          <table:covered-table-cell/>
          <table:covered-table-cell/>
          <table:table-cell table:style-name="Tableau308.L2" office:value-type="string">
            <text:p text:style-name="P4"/>
          </table:table-cell>
        </table:table-row>
        <table:table-row table:style-name="Tableau308.6">
          <table:table-cell table:style-name="Tableau308.A2" office:value-type="string">
            <text:p text:style-name="P4"/>
          </table:table-cell>
          <table:table-cell table:style-name="Tableau308.A2" table:number-columns-spanned="4" office:value-type="string">
            <text:p text:style-name="P4">type de table d’hôtes : th3</text:p>
          </table:table-cell>
          <table:covered-table-cell/>
          <table:covered-table-cell/>
          <table:covered-table-cell/>
          <table:table-cell table:style-name="Tableau308.A2" office:value-type="string">
            <text:p text:style-name="P4"/>
          </table:table-cell>
          <table:table-cell table:style-name="Tableau308.A2" office:value-type="string">
            <text:p text:style-name="P4"/>
          </table:table-cell>
          <table:table-cell table:style-name="Tableau308.A2" table:number-columns-spanned="4" office:value-type="string">
            <text:p text:style-name="P4">Type de table d’hôtes :</text:p>
          </table:table-cell>
          <table:covered-table-cell/>
          <table:covered-table-cell/>
          <table:covered-table-cell/>
          <table:table-cell table:style-name="Tableau308.L2" office:value-type="string">
            <text:p text:style-name="P4"/>
          </table:table-cell>
        </table:table-row>
        <table:table-row table:style-name="Tableau308.6">
          <table:table-cell>
            <table:table table:is-sub-table="true">
              <table:table-column table:style-name="Tableau308.A"/>
              <table:table-row table:style-name="Tableau308.6">
                <table:table-cell table:style-name="Tableau308.A2" office:value-type="string">
                  <text:p text:style-name="P4"/>
                </table:table-cell>
              </table:table-row>
              <table:table-row table:style-name="Tableau308.6">
                <table:table-cell table:style-name="Tableau308.A2" office:value-type="string">
                  <text:p text:style-name="P4"/>
                </table:table-cell>
              </table:table-row>
              <table:table-row table:style-name="Tableau308.6">
                <table:table-cell table:style-name="Tableau308.A2" office:value-type="string">
                  <text:p text:style-name="P4"/>
                </table:table-cell>
              </table:table-row>
            </table:table>
          </table:table-cell>
          <table:table-cell table:style-name="Tableau308.B2" table:number-columns-spanned="4" office:value-type="string">
            <text:p text:style-name="P4"/>
          </table:table-cell>
          <table:covered-table-cell/>
          <table:covered-table-cell/>
          <table:covered-table-cell/>
          <table:table-cell table:number-columns-spanned="7">
            <table:table table:is-sub-table="true">
              <table:table-column table:style-name="Tableau308.F" table:number-columns-repeated="2"/>
              <table:table-column table:style-name="Tableau308.F8.3"/>
              <table:table-column table:style-name="Tableau308.L"/>
              <table:table-row table:style-name="Tableau308.6">
                <table:table-cell table:style-name="Tableau308.A2" office:value-type="string">
                  <text:p text:style-name="P4"/>
                </table:table-cell>
                <table:table-cell table:style-name="Tableau308.A2" office:value-type="string">
                  <text:p text:style-name="P4"/>
                </table:table-cell>
                <table:table-cell table:style-name="Tableau308.A2" office:value-type="string">
                  <text:p text:style-name="P32"><text:span text:style-name="T16"></text:span><text:span text:style-name="T2"> <text:s/>assiette gourmande</text:span></text:p>
                </table:table-cell>
                <table:table-cell table:style-name="Tableau308.L2" office:value-type="string">
                  <text:p text:style-name="P4"/>
                </table:table-cell>
              </table:table-row>
              <table:table-row table:style-name="Tableau308.6">
                <table:table-cell table:style-name="Tableau308.A2" office:value-type="string">
                  <text:p text:style-name="P4"/>
                </table:table-cell>
                <table:table-cell table:style-name="Tableau308.A2" office:value-type="string">
                  <text:p text:style-name="P4"/>
                </table:table-cell>
                <table:table-cell table:style-name="Tableau308.A2" office:value-type="string">
                  <text:p text:style-name="P32"><text:span text:style-name="T16"></text:span><text:span text:style-name="T2"> <text:s/>repas familial</text:span></text:p>
                </table:table-cell>
                <table:table-cell table:style-name="Tableau308.L2" office:value-type="string">
                  <text:p text:style-name="P4"/>
                </table:table-cell>
              </table:table-row>
              <table:table-row table:style-name="Tableau308.6">
                <table:table-cell table:style-name="Tableau308.A2" office:value-type="string">
                  <text:p text:style-name="P4"/>
                </table:table-cell>
                <table:table-cell table:style-name="Tableau308.A2" office:value-type="string">
                  <text:p text:style-name="P4"/>
                </table:table-cell>
                <table:table-cell table:style-name="Tableau308.B2" office:value-type="string">
                  <text:p text:style-name="P32"><text:span text:style-name="T16"></text:span><text:span text:style-name="T2"> <text:s/>menu gastronomique</text:span></text:p>
                </table:table-cell>
                <table:table-cell table:style-name="Tableau308.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308.6">
          <table:table-cell table:style-name="Tableau308.A2" office:value-type="string">
            <text:p text:style-name="P4"/>
          </table:table-cell>
          <table:table-cell table:style-name="Tableau308.B2" table:number-columns-spanned="4" office:value-type="string">
            <text:p text:style-name="P4">taxe de séjour : non</text:p>
          </table:table-cell>
          <table:covered-table-cell/>
          <table:covered-table-cell/>
          <table:covered-table-cell/>
          <table:table-cell table:style-name="Tableau308.A2" office:value-type="string">
            <text:p text:style-name="P4"/>
          </table:table-cell>
          <table:table-cell table:style-name="Tableau308.A2" office:value-type="string">
            <text:p text:style-name="P4"/>
          </table:table-cell>
          <table:table-cell table:style-name="Tableau308.B2" table:number-columns-spanned="4" office:value-type="string">
            <text:p text:style-name="P4">taxe de séjour : <text:s/>….. par</text:p>
          </table:table-cell>
          <table:covered-table-cell/>
          <table:covered-table-cell/>
          <table:covered-table-cell/>
          <table:table-cell table:style-name="Tableau308.L2" office:value-type="string">
            <text:p text:style-name="P4"/>
          </table:table-cell>
        </table:table-row>
        <table:table-row table:style-name="Tableau308.1">
          <table:table-cell table:style-name="Tableau308.B2" office:value-type="string">
            <text:p text:style-name="P4"/>
          </table:table-cell>
          <table:table-cell table:style-name="Tableau308.E5" office:value-type="string">
            <text:p text:style-name="P4"/>
          </table:table-cell>
          <table:table-cell table:style-name="Tableau308.E5" office:value-type="string">
            <text:p text:style-name="P4"/>
          </table:table-cell>
          <table:table-cell table:style-name="Tableau308.E5" office:value-type="string">
            <text:p text:style-name="P4"/>
          </table:table-cell>
          <table:table-cell table:style-name="Tableau308.E5" office:value-type="string">
            <text:p text:style-name="P4"/>
          </table:table-cell>
          <table:table-cell table:style-name="Tableau308.E5" office:value-type="string">
            <text:p text:style-name="P4"/>
          </table:table-cell>
          <table:table-cell table:style-name="Tableau308.E5" office:value-type="string">
            <text:p text:style-name="P4"/>
          </table:table-cell>
          <table:table-cell table:style-name="Tableau308.E5" office:value-type="string">
            <text:p text:style-name="P4"/>
          </table:table-cell>
          <table:table-cell table:style-name="Tableau308.E5" office:value-type="string">
            <text:p text:style-name="P4"/>
          </table:table-cell>
          <table:table-cell table:style-name="Tableau308.E5" office:value-type="string">
            <text:p text:style-name="P4"/>
          </table:table-cell>
          <table:table-cell table:style-name="Tableau308.E5" office:value-type="string">
            <text:p text:style-name="P4"/>
          </table:table-cell>
          <table:table-cell table:style-name="Tableau308.L10" office:value-type="string">
            <text:p text:style-name="P4"/>
          </table:table-cell>
        </table:table-row>
      </table:table>
      <text:p text:style-name="P30">8. <text:s/>composition de l’hébergement</text:p>
      <table:table table:name="Tableau309" table:style-name="Tableau309">
        <table:table-column table:style-name="Tableau309.A"/>
        <table:table-column table:style-name="Tableau309.B"/>
        <table:table-row table:style-name="Tableau309.1">
          <table:table-cell table:style-name="Tableau309.A1" office:value-type="string">
            <text:p text:style-name="P4">Points forts : à l'orée des bois</text:p>
            <text:p text:style-name="P21"/>
            <text:p text:style-name="P2"/>
          </table:table-cell>
          <table:table-cell table:style-name="Tableau309.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309.1">
          <table:table-cell table:style-name="Tableau309.A2" office:value-type="string">
            <text:p text:style-name="P4">Distribution : rez: 1 ch.(1x2p., sdd, wc), chauffage central. jardin : terrasse, pétanque, parking.</text:p>
            <text:p text:style-name="P28"/>
          </table:table-cell>
          <table:table-cell table:style-name="Tableau309.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309.1">
          <table:table-cell table:style-name="Tableau309.A2" office:value-type="string">
            <text:p text:style-name="P4">Pictogrammes de confort :</text:p>
            <text:p text:style-name="P5">Lit 1 pers. : 0</text:p>
            <text:p text:style-name="P5">Lit 2 pers. : 1</text:p>
            <text:p text:style-name="P5">Lit superposé (1 lit = 2 pers.)  : 0</text:p>
            <text:p text:style-name="P33"><text:span text:style-name="T2">Lit bébé : 0</text:span></text:p>
            <text:p text:style-name="P5"/>
            <text:p text:style-name="P23">tv : oui</text:p>
            <text:p text:style-name="P5">feu ouvert/cassette : </text:p>
            <text:p text:style-name="P5">accès-internet : </text:p>
            <text:p text:style-name="P5"/>
          </table:table-cell>
          <table:table-cell table:style-name="Tableau309.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310" table:style-name="Tableau310">
        <table:table-column table:style-name="Tableau310.A"/>
        <table:table-column table:style-name="Tableau310.B"/>
        <table:table-row table:style-name="Tableau310.1">
          <table:table-cell table:style-name="Tableau310.A1" office:value-type="string">
            <text:p text:style-name="P4"/>
            <text:p text:style-name="P2"/>
          </table:table-cell>
          <table:table-cell table:style-name="Tableau310.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311" table:style-name="Tableau311">
        <table:table-column table:style-name="Tableau311.A"/>
        <table:table-column table:style-name="Tableau311.B"/>
        <table:table-row table:style-name="Tableau311.1">
          <table:table-cell table:style-name="Tableau311.A1" office:value-type="string">
            <text:p text:style-name="P4"/>
            <text:p text:style-name="P2">Réservation via Belsud : </text:p>
            <text:p text:style-name="P2"/>
          </table:table-cell>
          <table:table-cell table:style-name="Tableau311.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312" table:style-name="Tableau312">
        <table:table-column table:style-name="Tableau312.A"/>
        <table:table-column table:style-name="Tableau312.B"/>
        <table:table-row table:style-name="Tableau312.1">
          <table:table-cell table:style-name="Tableau312.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312.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313" table:style-name="Tableau313">
        <table:table-column table:style-name="Tableau313.A"/>
        <table:table-column table:style-name="Tableau313.B"/>
        <table:table-row table:style-name="Tableau313.1">
          <table:table-cell table:style-name="Tableau313.A1" office:value-type="string">
            <text:p text:style-name="P71"/>
          </table:table-cell>
          <table:table-cell table:style-name="Tableau313.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314" table:style-name="Tableau314">
        <table:table-column table:style-name="Tableau314.A"/>
        <table:table-column table:style-name="Tableau314.B"/>
        <table:table-column table:style-name="Tableau314.C"/>
        <table:table-row table:style-name="Tableau314.1">
          <table:table-cell table:style-name="Tableau314.A1" table:number-columns-spanned="3" office:value-type="string">
            <text:p text:style-name="P4">Reçu le :</text:p>
            <text:p text:style-name="P2"/>
          </table:table-cell>
          <table:covered-table-cell/>
          <table:covered-table-cell/>
        </table:table-row>
        <table:table-row table:style-name="Tableau314.2">
          <table:table-cell table:style-name="Tableau314.A2" office:value-type="string">
            <text:p text:style-name="P4">Encodage :</text:p>
            <text:p text:style-name="P2"/>
          </table:table-cell>
          <table:table-cell table:style-name="Tableau314.A2" office:value-type="string">
            <text:p text:style-name="P32"><text:span text:style-name="T6">pk-heb : 714</text:span></text:p>
          </table:table-cell>
          <table:table-cell table:style-name="Tableau314.C2" office:value-type="string">
            <text:p text:style-name="P22">pk-membre : 798</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315" table:style-name="Tableau315">
        <table:table-column table:style-name="Tableau315.A"/>
        <table:table-column table:style-name="Tableau315.B"/>
        <table:table-row table:style-name="Tableau315.1">
          <table:table-cell table:style-name="Tableau315.A1" office:value-type="string">
            <text:p text:style-name="P4">photo</text:p>
          </table:table-cell>
          <table:table-cell table:style-name="Tableau315.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14</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316" table:style-name="Tableau316">
        <table:table-column table:style-name="Tableau316.A"/>
        <table:table-column table:style-name="Tableau316.B"/>
        <table:table-row table:style-name="Tableau316.1">
          <table:table-cell table:style-name="Tableau316.A1" office:value-type="string">
            <text:p text:style-name="P34"><text:span text:style-name="T2">classification (épis) : 2</text:span></text:p>
            <text:p text:style-name="P5"/>
            <text:p text:style-name="P5">type d’hébergement : Chambre d'hôtes</text:p>
            <text:p text:style-name="P25"/>
            <text:p text:style-name="P25"/>
            <text:p text:style-name="P25"/>
            <text:p text:style-name="P33"><text:span text:style-name="T2">capacité globale : 2/16</text:span></text:p>
            <text:p text:style-name="P5"/>
            <text:p text:style-name="P5">nombre total de chambres : 5</text:p>
          </table:table-cell>
          <table:table-cell table:style-name="Tableau316.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317" table:style-name="Tableau317">
        <table:table-column table:style-name="Tableau317.A"/>
        <table:table-column table:style-name="Tableau317.B"/>
        <table:table-row table:style-name="Tableau317.1">
          <table:table-cell table:style-name="Tableau317.A1" office:value-type="string">
            <text:p text:style-name="P4">prénom et nom :</text:p>
            <text:p text:style-name="P2">Bernard <text:s/>DEBRY </text:p>
            <text:p text:style-name="P2"/>
            <text:p text:style-name="P1"><text:span text:style-name="T2">tél. : 010 23 93 10</text:span></text:p>
            <text:p text:style-name="P2"/>
            <text:p text:style-name="P1"><text:span text:style-name="T2">gsm : 0475 633 055</text:span></text:p>
            <text:p text:style-name="P2"/>
            <text:p text:style-name="P1"><text:span text:style-name="T2">fax : 010 23 93 13</text:span></text:p>
            <text:p text:style-name="P2"/>
            <text:p text:style-name="P2">adresse e-mail : </text:p>
            <text:p text:style-name="P2">debry@fermedelhoste.com</text:p>
            <text:p text:style-name="P2"/>
            <text:p text:style-name="P2">site internet personnel :</text:p>
            <text:p text:style-name="P2">www.fermedelhoste.com</text:p>
            <text:p text:style-name="P2"/>
            <text:p text:style-name="P2">langues parlées :</text:p>
            <text:p text:style-name="P28">FR - NL - EN</text:p>
            <text:p text:style-name="P2"/>
          </table:table-cell>
          <table:table-cell table:style-name="Tableau317.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318" table:style-name="Tableau318">
        <table:table-column table:style-name="Tableau318.A"/>
        <table:table-column table:style-name="Tableau318.B"/>
        <table:table-row table:style-name="Tableau318.1">
          <table:table-cell table:style-name="Tableau318.A1" office:value-type="string">
            <text:p text:style-name="P4">nom de l’hébergement :</text:p>
            <text:p text:style-name="P2">Ferme de l'Hosté</text:p>
            <text:p text:style-name="P2"/>
            <text:p text:style-name="P2">rue :</text:p>
            <text:p text:style-name="P2">Drève de l'hostellerie, 101</text:p>
            <text:p text:style-name="P2"/>
            <text:p text:style-name="P2">code postal : 1300 Wavre</text:p>
            <text:p text:style-name="P2">localité pour la communication :</text:p>
            <text:p text:style-name="P24">Wavre</text:p>
            <text:p text:style-name="P2"/>
          </table:table-cell>
          <table:table-cell table:style-name="Tableau318.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319" table:style-name="Tableau319">
        <table:table-column table:style-name="Tableau319.A"/>
        <table:table-column table:style-name="Tableau319.B"/>
        <table:table-row table:style-name="Tableau319.1">
          <table:table-cell table:style-name="Tableau319.A1" office:value-type="string">
            <text:p text:style-name="P4"/>
            <text:p text:style-name="P2"/>
            <text:p text:style-name="P33"><text:span text:style-name="T2">tennis : </text:span></text:p>
            <text:p text:style-name="P5">sports nautiques : </text:p>
            <text:p text:style-name="P23">ski : </text:p>
            <text:p text:style-name="P5">randonnées balisées : 0.5</text:p>
            <text:p text:style-name="P5">piscine : 0.0<text:tab/></text:p>
            <text:p text:style-name="P5">pêche : <text:tab/></text:p>
            <text:p text:style-name="P5">équitation : </text:p>
            <text:p text:style-name="P5">vélos à disposition : </text:p>
            <text:p text:style-name="P5">circuit v.t.t. : </text:p>
            <text:p text:style-name="P5">ravel : <text:tab/></text:p>
            <text:p text:style-name="P2"/>
          </table:table-cell>
          <table:table-cell table:style-name="Tableau319.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320" table:style-name="Tableau320">
        <table:table-column table:style-name="Tableau320.A"/>
        <table:table-column table:style-name="Tableau320.B"/>
        <table:table-row table:style-name="Tableau320.1">
          <table:table-cell table:style-name="Tableau320.A1" office:value-type="string">
            <text:p text:style-name="P4"/>
            <text:p text:style-name="P5">commerces : 1.0</text:p>
            <text:p text:style-name="P5">restaurant : 1.0</text:p>
            <text:p text:style-name="P5">gare : 0.2</text:p>
            <text:p text:style-name="P5"/>
            <text:p text:style-name="P5">animaux domestiques admis : non</text:p>
            <text:p text:style-name="P5">hébergement fumeur : non</text:p>
          </table:table-cell>
          <table:table-cell table:style-name="Tableau320.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321" table:style-name="Tableau321">
        <table:table-column table:style-name="Tableau321.A"/>
        <table:table-column table:style-name="Tableau321.B"/>
        <table:table-column table:style-name="Tableau321.C" table:number-columns-repeated="3"/>
        <table:table-column table:style-name="Tableau321.F" table:number-columns-repeated="2"/>
        <table:table-column table:style-name="Tableau321.B"/>
        <table:table-column table:style-name="Tableau321.I"/>
        <table:table-column table:style-name="Tableau321.J"/>
        <table:table-column table:style-name="Tableau321.K"/>
        <table:table-column table:style-name="Tableau321.L"/>
        <table:table-row table:style-name="Tableau321.1">
          <table:table-cell table:style-name="Tableau321.A1" office:value-type="string">
            <text:p text:style-name="P4"/>
          </table:table-cell>
          <table:table-cell table:style-name="Tableau321.B1" office:value-type="string">
            <text:p text:style-name="P4"/>
          </table:table-cell>
          <table:table-cell table:style-name="Tableau321.B1" office:value-type="string">
            <text:p text:style-name="P4"/>
          </table:table-cell>
          <table:table-cell table:style-name="Tableau321.B1" office:value-type="string">
            <text:p text:style-name="P4"/>
          </table:table-cell>
          <table:table-cell table:style-name="Tableau321.B1" office:value-type="string">
            <text:p text:style-name="P4"/>
          </table:table-cell>
          <table:table-cell table:style-name="Tableau321.F1" office:value-type="string">
            <text:p text:style-name="P4"/>
          </table:table-cell>
          <table:table-cell table:style-name="Tableau321.A1" office:value-type="string">
            <text:p text:style-name="P4"/>
          </table:table-cell>
          <table:table-cell table:style-name="Tableau321.B1" office:value-type="string">
            <text:p text:style-name="P4"/>
          </table:table-cell>
          <table:table-cell table:style-name="Tableau321.B1" office:value-type="string">
            <text:p text:style-name="P4"/>
          </table:table-cell>
          <table:table-cell table:style-name="Tableau321.B1" office:value-type="string">
            <text:p text:style-name="P4"/>
          </table:table-cell>
          <table:table-cell table:style-name="Tableau321.B1" office:value-type="string">
            <text:p text:style-name="P4"/>
          </table:table-cell>
          <table:table-cell table:style-name="Tableau321.L1" office:value-type="string">
            <text:p text:style-name="P4"/>
          </table:table-cell>
        </table:table-row>
        <table:table-row table:style-name="Tableau321.1">
          <table:table-cell table:style-name="Tableau321.A2" office:value-type="string">
            <text:p text:style-name="P4"/>
          </table:table-cell>
          <table:table-cell table:style-name="Tableau321.B2" office:value-type="string">
            <text:p text:style-name="P4"/>
          </table:table-cell>
          <table:table-cell table:style-name="Tableau321.B2" office:value-type="string">
            <text:p text:style-name="P4">1 p.</text:p>
          </table:table-cell>
          <table:table-cell table:style-name="Tableau321.B2" office:value-type="string">
            <text:p text:style-name="P4">2 p.</text:p>
          </table:table-cell>
          <table:table-cell table:style-name="Tableau321.B2" office:value-type="string">
            <text:p text:style-name="P32"><text:span text:style-name="T2">3</text:span><text:span text:style-name="T22">ième</text:span><text:span text:style-name="T2"> p.</text:span></text:p>
          </table:table-cell>
          <table:table-cell table:style-name="Tableau321.A2" office:value-type="string">
            <text:p text:style-name="P4"/>
          </table:table-cell>
          <table:table-cell table:style-name="Tableau321.A2" office:value-type="string">
            <text:p text:style-name="P4"/>
          </table:table-cell>
          <table:table-cell table:style-name="Tableau321.B2" office:value-type="string">
            <text:p text:style-name="P4"/>
          </table:table-cell>
          <table:table-cell table:style-name="Tableau321.B2" office:value-type="string">
            <text:p text:style-name="P4">1 p.</text:p>
          </table:table-cell>
          <table:table-cell table:style-name="Tableau321.B2" office:value-type="string">
            <text:p text:style-name="P4">2 p.</text:p>
          </table:table-cell>
          <table:table-cell table:style-name="Tableau321.B2" office:value-type="string">
            <text:p text:style-name="P32"><text:span text:style-name="T2">3</text:span><text:span text:style-name="T22">ième</text:span><text:span text:style-name="T2"> p.</text:span></text:p>
          </table:table-cell>
          <table:table-cell table:style-name="Tableau321.L2" office:value-type="string">
            <text:p text:style-name="P4"/>
          </table:table-cell>
        </table:table-row>
        <table:table-row table:style-name="Tableau321.1">
          <table:table-cell table:style-name="Tableau321.A2" office:value-type="string">
            <text:p text:style-name="P4"/>
          </table:table-cell>
          <table:table-cell table:style-name="Tableau321.B2" office:value-type="string">
            <text:p text:style-name="P4">1 nuit + pt. déj.</text:p>
          </table:table-cell>
          <table:table-cell table:style-name="Tableau321.B2" office:value-type="string">
            <text:p text:style-name="P4">40.00</text:p>
          </table:table-cell>
          <table:table-cell table:style-name="Tableau321.B2" office:value-type="string">
            <text:p text:style-name="P4">55.00/70.00</text:p>
          </table:table-cell>
          <table:table-cell table:style-name="Tableau321.B2" office:value-type="string">
            <text:p text:style-name="P4">15.00</text:p>
          </table:table-cell>
          <table:table-cell table:style-name="Tableau321.A2" office:value-type="string">
            <text:p text:style-name="P4"/>
          </table:table-cell>
          <table:table-cell table:style-name="Tableau321.A2" office:value-type="string">
            <text:p text:style-name="P4"/>
          </table:table-cell>
          <table:table-cell table:style-name="Tableau321.B2" office:value-type="string">
            <text:p text:style-name="P4">1 nuit + pt. déj.</text:p>
          </table:table-cell>
          <table:table-cell table:style-name="Tableau321.B2" office:value-type="string">
            <text:p text:style-name="P4"/>
          </table:table-cell>
          <table:table-cell table:style-name="Tableau321.B2" office:value-type="string">
            <text:p text:style-name="P4"/>
          </table:table-cell>
          <table:table-cell table:style-name="Tableau321.B2" office:value-type="string">
            <text:p text:style-name="P4"/>
          </table:table-cell>
          <table:table-cell table:style-name="Tableau321.L2" office:value-type="string">
            <text:p text:style-name="P4"/>
          </table:table-cell>
        </table:table-row>
        <table:table-row table:style-name="Tableau321.1">
          <table:table-cell table:style-name="Tableau321.A2" office:value-type="string">
            <text:p text:style-name="P4"/>
          </table:table-cell>
          <table:table-cell table:style-name="Tableau321.B2" office:value-type="string">
            <text:p text:style-name="P4">réduction si pas de pt. déjeuner</text:p>
          </table:table-cell>
          <table:table-cell table:style-name="Tableau321.B2" office:value-type="string">
            <text:p text:style-name="P4"/>
          </table:table-cell>
          <table:table-cell table:style-name="Tableau321.B2" office:value-type="string">
            <text:p text:style-name="P4"/>
          </table:table-cell>
          <table:table-cell table:style-name="Tableau321.B2" office:value-type="string">
            <text:p text:style-name="P4"/>
          </table:table-cell>
          <table:table-cell table:style-name="Tableau321.A2" office:value-type="string">
            <text:p text:style-name="P4"/>
          </table:table-cell>
          <table:table-cell table:style-name="Tableau321.A2" office:value-type="string">
            <text:p text:style-name="P4"/>
          </table:table-cell>
          <table:table-cell table:style-name="Tableau321.B2" office:value-type="string">
            <text:p text:style-name="P4">réduction si pas de pt. déjeuner</text:p>
          </table:table-cell>
          <table:table-cell table:style-name="Tableau321.B2" office:value-type="string">
            <text:p text:style-name="P4"/>
          </table:table-cell>
          <table:table-cell table:style-name="Tableau321.B2" office:value-type="string">
            <text:p text:style-name="P4"/>
          </table:table-cell>
          <table:table-cell table:style-name="Tableau321.B2" office:value-type="string">
            <text:p text:style-name="P4"/>
          </table:table-cell>
          <table:table-cell table:style-name="Tableau321.L2" office:value-type="string">
            <text:p text:style-name="P4"/>
          </table:table-cell>
        </table:table-row>
        <table:table-row table:style-name="Tableau321.1">
          <table:table-cell table:style-name="Tableau321.A2" office:value-type="string">
            <text:p text:style-name="P4"/>
          </table:table-cell>
          <table:table-cell table:style-name="Tableau321.B2" office:value-type="string">
            <text:p text:style-name="P4">table d’hôtes</text:p>
          </table:table-cell>
          <table:table-cell table:style-name="Tableau321.B2" office:value-type="string">
            <text:p text:style-name="P55">15.00</text:p>
          </table:table-cell>
          <table:table-cell table:style-name="Tableau321.B2" office:value-type="string">
            <text:p text:style-name="P55"/>
          </table:table-cell>
          <table:table-cell table:style-name="Tableau321.E5" office:value-type="string">
            <text:p text:style-name="P4"/>
          </table:table-cell>
          <table:table-cell table:style-name="Tableau321.A2" office:value-type="string">
            <text:p text:style-name="P4"/>
          </table:table-cell>
          <table:table-cell table:style-name="Tableau321.A2" office:value-type="string">
            <text:p text:style-name="P4"/>
          </table:table-cell>
          <table:table-cell table:style-name="Tableau321.A2" office:value-type="string">
            <text:p text:style-name="P4">table d’hôtes</text:p>
          </table:table-cell>
          <table:table-cell table:style-name="Tableau321.A2" office:value-type="string">
            <text:p text:style-name="P10">/p.</text:p>
          </table:table-cell>
          <table:table-cell table:style-name="Tableau321.A2" office:value-type="string">
            <text:p text:style-name="P4"/>
          </table:table-cell>
          <table:table-cell table:style-name="Tableau321.K5" office:value-type="string">
            <text:p text:style-name="P4"/>
          </table:table-cell>
          <table:table-cell table:style-name="Tableau321.L5" office:value-type="string">
            <text:p text:style-name="P4"/>
          </table:table-cell>
        </table:table-row>
        <table:table-row table:style-name="Tableau321.6">
          <table:table-cell table:style-name="Tableau321.A2" office:value-type="string">
            <text:p text:style-name="P4"/>
          </table:table-cell>
          <table:table-cell table:style-name="Tableau321.B2" office:value-type="string">
            <text:p text:style-name="P4">autres</text:p>
            <text:p text:style-name="P2"/>
          </table:table-cell>
          <table:table-cell table:style-name="Tableau321.B2" table:number-columns-spanned="3" office:value-type="string">
            <text:p text:style-name="P26"/>
          </table:table-cell>
          <table:covered-table-cell/>
          <table:covered-table-cell/>
          <table:table-cell table:style-name="Tableau321.A2" office:value-type="string">
            <text:p text:style-name="P4"/>
          </table:table-cell>
          <table:table-cell table:style-name="Tableau321.A2" office:value-type="string">
            <text:p text:style-name="P4"/>
          </table:table-cell>
          <table:table-cell table:style-name="Tableau321.H6" office:value-type="string">
            <text:p text:style-name="P4">autres</text:p>
          </table:table-cell>
          <table:table-cell table:style-name="Tableau321.H6" table:number-columns-spanned="3" office:value-type="string">
            <text:p text:style-name="P4"/>
          </table:table-cell>
          <table:covered-table-cell/>
          <table:covered-table-cell/>
          <table:table-cell table:style-name="Tableau321.L2" office:value-type="string">
            <text:p text:style-name="P4"/>
          </table:table-cell>
        </table:table-row>
        <table:table-row table:style-name="Tableau321.6">
          <table:table-cell table:style-name="Tableau321.A2" office:value-type="string">
            <text:p text:style-name="P4"/>
          </table:table-cell>
          <table:table-cell table:style-name="Tableau321.A2" table:number-columns-spanned="4" office:value-type="string">
            <text:p text:style-name="P4">type de table d’hôtes : th1</text:p>
          </table:table-cell>
          <table:covered-table-cell/>
          <table:covered-table-cell/>
          <table:covered-table-cell/>
          <table:table-cell table:style-name="Tableau321.A2" office:value-type="string">
            <text:p text:style-name="P4"/>
          </table:table-cell>
          <table:table-cell table:style-name="Tableau321.A2" office:value-type="string">
            <text:p text:style-name="P4"/>
          </table:table-cell>
          <table:table-cell table:style-name="Tableau321.A2" table:number-columns-spanned="4" office:value-type="string">
            <text:p text:style-name="P4">Type de table d’hôtes :</text:p>
          </table:table-cell>
          <table:covered-table-cell/>
          <table:covered-table-cell/>
          <table:covered-table-cell/>
          <table:table-cell table:style-name="Tableau321.L2" office:value-type="string">
            <text:p text:style-name="P4"/>
          </table:table-cell>
        </table:table-row>
        <table:table-row table:style-name="Tableau321.6">
          <table:table-cell>
            <table:table table:is-sub-table="true">
              <table:table-column table:style-name="Tableau321.A"/>
              <table:table-row table:style-name="Tableau321.6">
                <table:table-cell table:style-name="Tableau321.A2" office:value-type="string">
                  <text:p text:style-name="P4"/>
                </table:table-cell>
              </table:table-row>
              <table:table-row table:style-name="Tableau321.6">
                <table:table-cell table:style-name="Tableau321.A2" office:value-type="string">
                  <text:p text:style-name="P4"/>
                </table:table-cell>
              </table:table-row>
              <table:table-row table:style-name="Tableau321.6">
                <table:table-cell table:style-name="Tableau321.A2" office:value-type="string">
                  <text:p text:style-name="P4"/>
                </table:table-cell>
              </table:table-row>
            </table:table>
          </table:table-cell>
          <table:table-cell table:style-name="Tableau321.B2" table:number-columns-spanned="4" office:value-type="string">
            <text:p text:style-name="P4"/>
          </table:table-cell>
          <table:covered-table-cell/>
          <table:covered-table-cell/>
          <table:covered-table-cell/>
          <table:table-cell table:number-columns-spanned="7">
            <table:table table:is-sub-table="true">
              <table:table-column table:style-name="Tableau321.F" table:number-columns-repeated="2"/>
              <table:table-column table:style-name="Tableau321.F8.3"/>
              <table:table-column table:style-name="Tableau321.L"/>
              <table:table-row table:style-name="Tableau321.6">
                <table:table-cell table:style-name="Tableau321.A2" office:value-type="string">
                  <text:p text:style-name="P4"/>
                </table:table-cell>
                <table:table-cell table:style-name="Tableau321.A2" office:value-type="string">
                  <text:p text:style-name="P4"/>
                </table:table-cell>
                <table:table-cell table:style-name="Tableau321.A2" office:value-type="string">
                  <text:p text:style-name="P32"><text:span text:style-name="T16"></text:span><text:span text:style-name="T2"> <text:s/>assiette gourmande</text:span></text:p>
                </table:table-cell>
                <table:table-cell table:style-name="Tableau321.L2" office:value-type="string">
                  <text:p text:style-name="P4"/>
                </table:table-cell>
              </table:table-row>
              <table:table-row table:style-name="Tableau321.6">
                <table:table-cell table:style-name="Tableau321.A2" office:value-type="string">
                  <text:p text:style-name="P4"/>
                </table:table-cell>
                <table:table-cell table:style-name="Tableau321.A2" office:value-type="string">
                  <text:p text:style-name="P4"/>
                </table:table-cell>
                <table:table-cell table:style-name="Tableau321.A2" office:value-type="string">
                  <text:p text:style-name="P32"><text:span text:style-name="T16"></text:span><text:span text:style-name="T2"> <text:s/>repas familial</text:span></text:p>
                </table:table-cell>
                <table:table-cell table:style-name="Tableau321.L2" office:value-type="string">
                  <text:p text:style-name="P4"/>
                </table:table-cell>
              </table:table-row>
              <table:table-row table:style-name="Tableau321.6">
                <table:table-cell table:style-name="Tableau321.A2" office:value-type="string">
                  <text:p text:style-name="P4"/>
                </table:table-cell>
                <table:table-cell table:style-name="Tableau321.A2" office:value-type="string">
                  <text:p text:style-name="P4"/>
                </table:table-cell>
                <table:table-cell table:style-name="Tableau321.B2" office:value-type="string">
                  <text:p text:style-name="P32"><text:span text:style-name="T16"></text:span><text:span text:style-name="T2"> <text:s/>menu gastronomique</text:span></text:p>
                </table:table-cell>
                <table:table-cell table:style-name="Tableau321.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321.6">
          <table:table-cell table:style-name="Tableau321.A2" office:value-type="string">
            <text:p text:style-name="P4"/>
          </table:table-cell>
          <table:table-cell table:style-name="Tableau321.B2" table:number-columns-spanned="4" office:value-type="string">
            <text:p text:style-name="P4">taxe de séjour : non</text:p>
          </table:table-cell>
          <table:covered-table-cell/>
          <table:covered-table-cell/>
          <table:covered-table-cell/>
          <table:table-cell table:style-name="Tableau321.A2" office:value-type="string">
            <text:p text:style-name="P4"/>
          </table:table-cell>
          <table:table-cell table:style-name="Tableau321.A2" office:value-type="string">
            <text:p text:style-name="P4"/>
          </table:table-cell>
          <table:table-cell table:style-name="Tableau321.B2" table:number-columns-spanned="4" office:value-type="string">
            <text:p text:style-name="P4">taxe de séjour : <text:s/>….. par</text:p>
          </table:table-cell>
          <table:covered-table-cell/>
          <table:covered-table-cell/>
          <table:covered-table-cell/>
          <table:table-cell table:style-name="Tableau321.L2" office:value-type="string">
            <text:p text:style-name="P4"/>
          </table:table-cell>
        </table:table-row>
        <table:table-row table:style-name="Tableau321.1">
          <table:table-cell table:style-name="Tableau321.B2" office:value-type="string">
            <text:p text:style-name="P4"/>
          </table:table-cell>
          <table:table-cell table:style-name="Tableau321.E5" office:value-type="string">
            <text:p text:style-name="P4"/>
          </table:table-cell>
          <table:table-cell table:style-name="Tableau321.E5" office:value-type="string">
            <text:p text:style-name="P4"/>
          </table:table-cell>
          <table:table-cell table:style-name="Tableau321.E5" office:value-type="string">
            <text:p text:style-name="P4"/>
          </table:table-cell>
          <table:table-cell table:style-name="Tableau321.E5" office:value-type="string">
            <text:p text:style-name="P4"/>
          </table:table-cell>
          <table:table-cell table:style-name="Tableau321.E5" office:value-type="string">
            <text:p text:style-name="P4"/>
          </table:table-cell>
          <table:table-cell table:style-name="Tableau321.E5" office:value-type="string">
            <text:p text:style-name="P4"/>
          </table:table-cell>
          <table:table-cell table:style-name="Tableau321.E5" office:value-type="string">
            <text:p text:style-name="P4"/>
          </table:table-cell>
          <table:table-cell table:style-name="Tableau321.E5" office:value-type="string">
            <text:p text:style-name="P4"/>
          </table:table-cell>
          <table:table-cell table:style-name="Tableau321.E5" office:value-type="string">
            <text:p text:style-name="P4"/>
          </table:table-cell>
          <table:table-cell table:style-name="Tableau321.E5" office:value-type="string">
            <text:p text:style-name="P4"/>
          </table:table-cell>
          <table:table-cell table:style-name="Tableau321.L10" office:value-type="string">
            <text:p text:style-name="P4"/>
          </table:table-cell>
        </table:table-row>
      </table:table>
      <text:p text:style-name="P30">8. <text:s/>composition de l’hébergement</text:p>
      <table:table table:name="Tableau322" table:style-name="Tableau322">
        <table:table-column table:style-name="Tableau322.A"/>
        <table:table-column table:style-name="Tableau322.B"/>
        <table:table-row table:style-name="Tableau322.1">
          <table:table-cell table:style-name="Tableau322.A1" office:value-type="string">
            <text:p text:style-name="P4">Points forts : au bord des champs</text:p>
            <text:p text:style-name="P21"/>
            <text:p text:style-name="P2"/>
          </table:table-cell>
          <table:table-cell table:style-name="Tableau322.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322.1">
          <table:table-cell table:style-name="Tableau322.A2" office:value-type="string">
            <text:p text:style-name="P4">Distribution : 1er ét. : 1 ch. (1x2p., 1x1p., sdb, wc), 1 ch. (1x2p., sdd, wc), 3 ch. (2x1p., sdd, wc), chauffage central. jardin : pelouse, jeux extérieurs, piscine.</text:p>
            <text:p text:style-name="P28"/>
          </table:table-cell>
          <table:table-cell table:style-name="Tableau322.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322.1">
          <table:table-cell table:style-name="Tableau322.A2" office:value-type="string">
            <text:p text:style-name="P4">Pictogrammes de confort :</text:p>
            <text:p text:style-name="P5">Lit 1 pers. : 1</text:p>
            <text:p text:style-name="P5">Lit 2 pers. : 5</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322.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323" table:style-name="Tableau323">
        <table:table-column table:style-name="Tableau323.A"/>
        <table:table-column table:style-name="Tableau323.B"/>
        <table:table-row table:style-name="Tableau323.1">
          <table:table-cell table:style-name="Tableau323.A1" office:value-type="string">
            <text:p text:style-name="P4"/>
            <text:p text:style-name="P2"/>
          </table:table-cell>
          <table:table-cell table:style-name="Tableau323.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324" table:style-name="Tableau324">
        <table:table-column table:style-name="Tableau324.A"/>
        <table:table-column table:style-name="Tableau324.B"/>
        <table:table-row table:style-name="Tableau324.1">
          <table:table-cell table:style-name="Tableau324.A1" office:value-type="string">
            <text:p text:style-name="P4"/>
            <text:p text:style-name="P2">Réservation via Belsud : </text:p>
            <text:p text:style-name="P2"/>
          </table:table-cell>
          <table:table-cell table:style-name="Tableau324.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325" table:style-name="Tableau325">
        <table:table-column table:style-name="Tableau325.A"/>
        <table:table-column table:style-name="Tableau325.B"/>
        <table:table-row table:style-name="Tableau325.1">
          <table:table-cell table:style-name="Tableau325.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325.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326" table:style-name="Tableau326">
        <table:table-column table:style-name="Tableau326.A"/>
        <table:table-column table:style-name="Tableau326.B"/>
        <table:table-row table:style-name="Tableau326.1">
          <table:table-cell table:style-name="Tableau326.A1" office:value-type="string">
            <text:p text:style-name="P71"/>
          </table:table-cell>
          <table:table-cell table:style-name="Tableau326.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327" table:style-name="Tableau327">
        <table:table-column table:style-name="Tableau327.A"/>
        <table:table-column table:style-name="Tableau327.B"/>
        <table:table-column table:style-name="Tableau327.C"/>
        <table:table-row table:style-name="Tableau327.1">
          <table:table-cell table:style-name="Tableau327.A1" table:number-columns-spanned="3" office:value-type="string">
            <text:p text:style-name="P4">Reçu le :</text:p>
            <text:p text:style-name="P2"/>
          </table:table-cell>
          <table:covered-table-cell/>
          <table:covered-table-cell/>
        </table:table-row>
        <table:table-row table:style-name="Tableau327.2">
          <table:table-cell table:style-name="Tableau327.A2" office:value-type="string">
            <text:p text:style-name="P4">Encodage :</text:p>
            <text:p text:style-name="P2"/>
          </table:table-cell>
          <table:table-cell table:style-name="Tableau327.A2" office:value-type="string">
            <text:p text:style-name="P32"><text:span text:style-name="T6">pk-heb : 714</text:span></text:p>
          </table:table-cell>
          <table:table-cell table:style-name="Tableau327.C2" office:value-type="string">
            <text:p text:style-name="P22">pk-membre : 798</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328" table:style-name="Tableau328">
        <table:table-column table:style-name="Tableau328.A"/>
        <table:table-column table:style-name="Tableau328.B"/>
        <table:table-row table:style-name="Tableau328.1">
          <table:table-cell table:style-name="Tableau328.A1" office:value-type="string">
            <text:p text:style-name="P4">photo</text:p>
          </table:table-cell>
          <table:table-cell table:style-name="Tableau328.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14</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329" table:style-name="Tableau329">
        <table:table-column table:style-name="Tableau329.A"/>
        <table:table-column table:style-name="Tableau329.B"/>
        <table:table-row table:style-name="Tableau329.1">
          <table:table-cell table:style-name="Tableau329.A1" office:value-type="string">
            <text:p text:style-name="P34"><text:span text:style-name="T2">classification (épis) : 2</text:span></text:p>
            <text:p text:style-name="P5"/>
            <text:p text:style-name="P5">type d’hébergement : Chambre d'hôtes</text:p>
            <text:p text:style-name="P25"/>
            <text:p text:style-name="P25"/>
            <text:p text:style-name="P25"/>
            <text:p text:style-name="P33"><text:span text:style-name="T2">capacité globale : 2/16</text:span></text:p>
            <text:p text:style-name="P5"/>
            <text:p text:style-name="P5">nombre total de chambres : 5</text:p>
          </table:table-cell>
          <table:table-cell table:style-name="Tableau329.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330" table:style-name="Tableau330">
        <table:table-column table:style-name="Tableau330.A"/>
        <table:table-column table:style-name="Tableau330.B"/>
        <table:table-row table:style-name="Tableau330.1">
          <table:table-cell table:style-name="Tableau330.A1" office:value-type="string">
            <text:p text:style-name="P4">prénom et nom :</text:p>
            <text:p text:style-name="P2">Bernard <text:s/>DEBRY </text:p>
            <text:p text:style-name="P2"/>
            <text:p text:style-name="P1"><text:span text:style-name="T2">tél. : 010 23 93 10</text:span></text:p>
            <text:p text:style-name="P2"/>
            <text:p text:style-name="P1"><text:span text:style-name="T2">gsm : 0475 633 055</text:span></text:p>
            <text:p text:style-name="P2"/>
            <text:p text:style-name="P1"><text:span text:style-name="T2">fax : 010 23 93 13</text:span></text:p>
            <text:p text:style-name="P2"/>
            <text:p text:style-name="P2">adresse e-mail : </text:p>
            <text:p text:style-name="P2">debry@fermedelhoste.com</text:p>
            <text:p text:style-name="P2"/>
            <text:p text:style-name="P2">site internet personnel :</text:p>
            <text:p text:style-name="P2">www.fermedelhoste.com</text:p>
            <text:p text:style-name="P2"/>
            <text:p text:style-name="P2">langues parlées :</text:p>
            <text:p text:style-name="P28">FR - NL - EN</text:p>
            <text:p text:style-name="P2"/>
          </table:table-cell>
          <table:table-cell table:style-name="Tableau330.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331" table:style-name="Tableau331">
        <table:table-column table:style-name="Tableau331.A"/>
        <table:table-column table:style-name="Tableau331.B"/>
        <table:table-row table:style-name="Tableau331.1">
          <table:table-cell table:style-name="Tableau331.A1" office:value-type="string">
            <text:p text:style-name="P4">nom de l’hébergement :</text:p>
            <text:p text:style-name="P2">Ferme de l'Hosté</text:p>
            <text:p text:style-name="P2"/>
            <text:p text:style-name="P2">rue :</text:p>
            <text:p text:style-name="P2">Drève de l'hostellerie, 101</text:p>
            <text:p text:style-name="P2"/>
            <text:p text:style-name="P2">code postal : 1300 Wavre</text:p>
            <text:p text:style-name="P2">localité pour la communication :</text:p>
            <text:p text:style-name="P24">Wavre</text:p>
            <text:p text:style-name="P2"/>
          </table:table-cell>
          <table:table-cell table:style-name="Tableau331.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332" table:style-name="Tableau332">
        <table:table-column table:style-name="Tableau332.A"/>
        <table:table-column table:style-name="Tableau332.B"/>
        <table:table-row table:style-name="Tableau332.1">
          <table:table-cell table:style-name="Tableau332.A1" office:value-type="string">
            <text:p text:style-name="P4"/>
            <text:p text:style-name="P2"/>
            <text:p text:style-name="P33"><text:span text:style-name="T2">tennis : </text:span></text:p>
            <text:p text:style-name="P5">sports nautiques : </text:p>
            <text:p text:style-name="P23">ski : </text:p>
            <text:p text:style-name="P5">randonnées balisées : 0.5</text:p>
            <text:p text:style-name="P5">piscine : 0.0<text:tab/></text:p>
            <text:p text:style-name="P5">pêche : <text:tab/></text:p>
            <text:p text:style-name="P5">équitation : </text:p>
            <text:p text:style-name="P5">vélos à disposition : </text:p>
            <text:p text:style-name="P5">circuit v.t.t. : </text:p>
            <text:p text:style-name="P5">ravel : <text:tab/></text:p>
            <text:p text:style-name="P2"/>
          </table:table-cell>
          <table:table-cell table:style-name="Tableau332.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333" table:style-name="Tableau333">
        <table:table-column table:style-name="Tableau333.A"/>
        <table:table-column table:style-name="Tableau333.B"/>
        <table:table-row table:style-name="Tableau333.1">
          <table:table-cell table:style-name="Tableau333.A1" office:value-type="string">
            <text:p text:style-name="P4"/>
            <text:p text:style-name="P5">commerces : 1.0</text:p>
            <text:p text:style-name="P5">restaurant : 1.0</text:p>
            <text:p text:style-name="P5">gare : 0.2</text:p>
            <text:p text:style-name="P5"/>
            <text:p text:style-name="P5">animaux domestiques admis : non</text:p>
            <text:p text:style-name="P5">hébergement fumeur : non</text:p>
          </table:table-cell>
          <table:table-cell table:style-name="Tableau333.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334" table:style-name="Tableau334">
        <table:table-column table:style-name="Tableau334.A"/>
        <table:table-column table:style-name="Tableau334.B"/>
        <table:table-column table:style-name="Tableau334.C" table:number-columns-repeated="3"/>
        <table:table-column table:style-name="Tableau334.F" table:number-columns-repeated="2"/>
        <table:table-column table:style-name="Tableau334.B"/>
        <table:table-column table:style-name="Tableau334.I"/>
        <table:table-column table:style-name="Tableau334.J"/>
        <table:table-column table:style-name="Tableau334.K"/>
        <table:table-column table:style-name="Tableau334.L"/>
        <table:table-row table:style-name="Tableau334.1">
          <table:table-cell table:style-name="Tableau334.A1" office:value-type="string">
            <text:p text:style-name="P4"/>
          </table:table-cell>
          <table:table-cell table:style-name="Tableau334.B1" office:value-type="string">
            <text:p text:style-name="P4"/>
          </table:table-cell>
          <table:table-cell table:style-name="Tableau334.B1" office:value-type="string">
            <text:p text:style-name="P4"/>
          </table:table-cell>
          <table:table-cell table:style-name="Tableau334.B1" office:value-type="string">
            <text:p text:style-name="P4"/>
          </table:table-cell>
          <table:table-cell table:style-name="Tableau334.B1" office:value-type="string">
            <text:p text:style-name="P4"/>
          </table:table-cell>
          <table:table-cell table:style-name="Tableau334.F1" office:value-type="string">
            <text:p text:style-name="P4"/>
          </table:table-cell>
          <table:table-cell table:style-name="Tableau334.A1" office:value-type="string">
            <text:p text:style-name="P4"/>
          </table:table-cell>
          <table:table-cell table:style-name="Tableau334.B1" office:value-type="string">
            <text:p text:style-name="P4"/>
          </table:table-cell>
          <table:table-cell table:style-name="Tableau334.B1" office:value-type="string">
            <text:p text:style-name="P4"/>
          </table:table-cell>
          <table:table-cell table:style-name="Tableau334.B1" office:value-type="string">
            <text:p text:style-name="P4"/>
          </table:table-cell>
          <table:table-cell table:style-name="Tableau334.B1" office:value-type="string">
            <text:p text:style-name="P4"/>
          </table:table-cell>
          <table:table-cell table:style-name="Tableau334.L1" office:value-type="string">
            <text:p text:style-name="P4"/>
          </table:table-cell>
        </table:table-row>
        <table:table-row table:style-name="Tableau334.1">
          <table:table-cell table:style-name="Tableau334.A2" office:value-type="string">
            <text:p text:style-name="P4"/>
          </table:table-cell>
          <table:table-cell table:style-name="Tableau334.B2" office:value-type="string">
            <text:p text:style-name="P4"/>
          </table:table-cell>
          <table:table-cell table:style-name="Tableau334.B2" office:value-type="string">
            <text:p text:style-name="P4">1 p.</text:p>
          </table:table-cell>
          <table:table-cell table:style-name="Tableau334.B2" office:value-type="string">
            <text:p text:style-name="P4">2 p.</text:p>
          </table:table-cell>
          <table:table-cell table:style-name="Tableau334.B2" office:value-type="string">
            <text:p text:style-name="P32"><text:span text:style-name="T2">3</text:span><text:span text:style-name="T22">ième</text:span><text:span text:style-name="T2"> p.</text:span></text:p>
          </table:table-cell>
          <table:table-cell table:style-name="Tableau334.A2" office:value-type="string">
            <text:p text:style-name="P4"/>
          </table:table-cell>
          <table:table-cell table:style-name="Tableau334.A2" office:value-type="string">
            <text:p text:style-name="P4"/>
          </table:table-cell>
          <table:table-cell table:style-name="Tableau334.B2" office:value-type="string">
            <text:p text:style-name="P4"/>
          </table:table-cell>
          <table:table-cell table:style-name="Tableau334.B2" office:value-type="string">
            <text:p text:style-name="P4">1 p.</text:p>
          </table:table-cell>
          <table:table-cell table:style-name="Tableau334.B2" office:value-type="string">
            <text:p text:style-name="P4">2 p.</text:p>
          </table:table-cell>
          <table:table-cell table:style-name="Tableau334.B2" office:value-type="string">
            <text:p text:style-name="P32"><text:span text:style-name="T2">3</text:span><text:span text:style-name="T22">ième</text:span><text:span text:style-name="T2"> p.</text:span></text:p>
          </table:table-cell>
          <table:table-cell table:style-name="Tableau334.L2" office:value-type="string">
            <text:p text:style-name="P4"/>
          </table:table-cell>
        </table:table-row>
        <table:table-row table:style-name="Tableau334.1">
          <table:table-cell table:style-name="Tableau334.A2" office:value-type="string">
            <text:p text:style-name="P4"/>
          </table:table-cell>
          <table:table-cell table:style-name="Tableau334.B2" office:value-type="string">
            <text:p text:style-name="P4">1 nuit + pt. déj.</text:p>
          </table:table-cell>
          <table:table-cell table:style-name="Tableau334.B2" office:value-type="string">
            <text:p text:style-name="P4">40.00</text:p>
          </table:table-cell>
          <table:table-cell table:style-name="Tableau334.B2" office:value-type="string">
            <text:p text:style-name="P4">55.00/70.00</text:p>
          </table:table-cell>
          <table:table-cell table:style-name="Tableau334.B2" office:value-type="string">
            <text:p text:style-name="P4">15.00</text:p>
          </table:table-cell>
          <table:table-cell table:style-name="Tableau334.A2" office:value-type="string">
            <text:p text:style-name="P4"/>
          </table:table-cell>
          <table:table-cell table:style-name="Tableau334.A2" office:value-type="string">
            <text:p text:style-name="P4"/>
          </table:table-cell>
          <table:table-cell table:style-name="Tableau334.B2" office:value-type="string">
            <text:p text:style-name="P4">1 nuit + pt. déj.</text:p>
          </table:table-cell>
          <table:table-cell table:style-name="Tableau334.B2" office:value-type="string">
            <text:p text:style-name="P4"/>
          </table:table-cell>
          <table:table-cell table:style-name="Tableau334.B2" office:value-type="string">
            <text:p text:style-name="P4"/>
          </table:table-cell>
          <table:table-cell table:style-name="Tableau334.B2" office:value-type="string">
            <text:p text:style-name="P4"/>
          </table:table-cell>
          <table:table-cell table:style-name="Tableau334.L2" office:value-type="string">
            <text:p text:style-name="P4"/>
          </table:table-cell>
        </table:table-row>
        <table:table-row table:style-name="Tableau334.1">
          <table:table-cell table:style-name="Tableau334.A2" office:value-type="string">
            <text:p text:style-name="P4"/>
          </table:table-cell>
          <table:table-cell table:style-name="Tableau334.B2" office:value-type="string">
            <text:p text:style-name="P4">réduction si pas de pt. déjeuner</text:p>
          </table:table-cell>
          <table:table-cell table:style-name="Tableau334.B2" office:value-type="string">
            <text:p text:style-name="P4"/>
          </table:table-cell>
          <table:table-cell table:style-name="Tableau334.B2" office:value-type="string">
            <text:p text:style-name="P4"/>
          </table:table-cell>
          <table:table-cell table:style-name="Tableau334.B2" office:value-type="string">
            <text:p text:style-name="P4"/>
          </table:table-cell>
          <table:table-cell table:style-name="Tableau334.A2" office:value-type="string">
            <text:p text:style-name="P4"/>
          </table:table-cell>
          <table:table-cell table:style-name="Tableau334.A2" office:value-type="string">
            <text:p text:style-name="P4"/>
          </table:table-cell>
          <table:table-cell table:style-name="Tableau334.B2" office:value-type="string">
            <text:p text:style-name="P4">réduction si pas de pt. déjeuner</text:p>
          </table:table-cell>
          <table:table-cell table:style-name="Tableau334.B2" office:value-type="string">
            <text:p text:style-name="P4"/>
          </table:table-cell>
          <table:table-cell table:style-name="Tableau334.B2" office:value-type="string">
            <text:p text:style-name="P4"/>
          </table:table-cell>
          <table:table-cell table:style-name="Tableau334.B2" office:value-type="string">
            <text:p text:style-name="P4"/>
          </table:table-cell>
          <table:table-cell table:style-name="Tableau334.L2" office:value-type="string">
            <text:p text:style-name="P4"/>
          </table:table-cell>
        </table:table-row>
        <table:table-row table:style-name="Tableau334.1">
          <table:table-cell table:style-name="Tableau334.A2" office:value-type="string">
            <text:p text:style-name="P4"/>
          </table:table-cell>
          <table:table-cell table:style-name="Tableau334.B2" office:value-type="string">
            <text:p text:style-name="P4">table d’hôtes</text:p>
          </table:table-cell>
          <table:table-cell table:style-name="Tableau334.B2" office:value-type="string">
            <text:p text:style-name="P55">15.00</text:p>
          </table:table-cell>
          <table:table-cell table:style-name="Tableau334.B2" office:value-type="string">
            <text:p text:style-name="P55"/>
          </table:table-cell>
          <table:table-cell table:style-name="Tableau334.E5" office:value-type="string">
            <text:p text:style-name="P4"/>
          </table:table-cell>
          <table:table-cell table:style-name="Tableau334.A2" office:value-type="string">
            <text:p text:style-name="P4"/>
          </table:table-cell>
          <table:table-cell table:style-name="Tableau334.A2" office:value-type="string">
            <text:p text:style-name="P4"/>
          </table:table-cell>
          <table:table-cell table:style-name="Tableau334.A2" office:value-type="string">
            <text:p text:style-name="P4">table d’hôtes</text:p>
          </table:table-cell>
          <table:table-cell table:style-name="Tableau334.A2" office:value-type="string">
            <text:p text:style-name="P10">/p.</text:p>
          </table:table-cell>
          <table:table-cell table:style-name="Tableau334.A2" office:value-type="string">
            <text:p text:style-name="P4"/>
          </table:table-cell>
          <table:table-cell table:style-name="Tableau334.K5" office:value-type="string">
            <text:p text:style-name="P4"/>
          </table:table-cell>
          <table:table-cell table:style-name="Tableau334.L5" office:value-type="string">
            <text:p text:style-name="P4"/>
          </table:table-cell>
        </table:table-row>
        <table:table-row table:style-name="Tableau334.6">
          <table:table-cell table:style-name="Tableau334.A2" office:value-type="string">
            <text:p text:style-name="P4"/>
          </table:table-cell>
          <table:table-cell table:style-name="Tableau334.B2" office:value-type="string">
            <text:p text:style-name="P4">autres</text:p>
            <text:p text:style-name="P2"/>
          </table:table-cell>
          <table:table-cell table:style-name="Tableau334.B2" table:number-columns-spanned="3" office:value-type="string">
            <text:p text:style-name="P26"/>
          </table:table-cell>
          <table:covered-table-cell/>
          <table:covered-table-cell/>
          <table:table-cell table:style-name="Tableau334.A2" office:value-type="string">
            <text:p text:style-name="P4"/>
          </table:table-cell>
          <table:table-cell table:style-name="Tableau334.A2" office:value-type="string">
            <text:p text:style-name="P4"/>
          </table:table-cell>
          <table:table-cell table:style-name="Tableau334.H6" office:value-type="string">
            <text:p text:style-name="P4">autres</text:p>
          </table:table-cell>
          <table:table-cell table:style-name="Tableau334.H6" table:number-columns-spanned="3" office:value-type="string">
            <text:p text:style-name="P4"/>
          </table:table-cell>
          <table:covered-table-cell/>
          <table:covered-table-cell/>
          <table:table-cell table:style-name="Tableau334.L2" office:value-type="string">
            <text:p text:style-name="P4"/>
          </table:table-cell>
        </table:table-row>
        <table:table-row table:style-name="Tableau334.6">
          <table:table-cell table:style-name="Tableau334.A2" office:value-type="string">
            <text:p text:style-name="P4"/>
          </table:table-cell>
          <table:table-cell table:style-name="Tableau334.A2" table:number-columns-spanned="4" office:value-type="string">
            <text:p text:style-name="P4">type de table d’hôtes : th3</text:p>
          </table:table-cell>
          <table:covered-table-cell/>
          <table:covered-table-cell/>
          <table:covered-table-cell/>
          <table:table-cell table:style-name="Tableau334.A2" office:value-type="string">
            <text:p text:style-name="P4"/>
          </table:table-cell>
          <table:table-cell table:style-name="Tableau334.A2" office:value-type="string">
            <text:p text:style-name="P4"/>
          </table:table-cell>
          <table:table-cell table:style-name="Tableau334.A2" table:number-columns-spanned="4" office:value-type="string">
            <text:p text:style-name="P4">Type de table d’hôtes :</text:p>
          </table:table-cell>
          <table:covered-table-cell/>
          <table:covered-table-cell/>
          <table:covered-table-cell/>
          <table:table-cell table:style-name="Tableau334.L2" office:value-type="string">
            <text:p text:style-name="P4"/>
          </table:table-cell>
        </table:table-row>
        <table:table-row table:style-name="Tableau334.6">
          <table:table-cell>
            <table:table table:is-sub-table="true">
              <table:table-column table:style-name="Tableau334.A"/>
              <table:table-row table:style-name="Tableau334.6">
                <table:table-cell table:style-name="Tableau334.A2" office:value-type="string">
                  <text:p text:style-name="P4"/>
                </table:table-cell>
              </table:table-row>
              <table:table-row table:style-name="Tableau334.6">
                <table:table-cell table:style-name="Tableau334.A2" office:value-type="string">
                  <text:p text:style-name="P4"/>
                </table:table-cell>
              </table:table-row>
              <table:table-row table:style-name="Tableau334.6">
                <table:table-cell table:style-name="Tableau334.A2" office:value-type="string">
                  <text:p text:style-name="P4"/>
                </table:table-cell>
              </table:table-row>
            </table:table>
          </table:table-cell>
          <table:table-cell table:style-name="Tableau334.B2" table:number-columns-spanned="4" office:value-type="string">
            <text:p text:style-name="P4"/>
          </table:table-cell>
          <table:covered-table-cell/>
          <table:covered-table-cell/>
          <table:covered-table-cell/>
          <table:table-cell table:number-columns-spanned="7">
            <table:table table:is-sub-table="true">
              <table:table-column table:style-name="Tableau334.F" table:number-columns-repeated="2"/>
              <table:table-column table:style-name="Tableau334.F8.3"/>
              <table:table-column table:style-name="Tableau334.L"/>
              <table:table-row table:style-name="Tableau334.6">
                <table:table-cell table:style-name="Tableau334.A2" office:value-type="string">
                  <text:p text:style-name="P4"/>
                </table:table-cell>
                <table:table-cell table:style-name="Tableau334.A2" office:value-type="string">
                  <text:p text:style-name="P4"/>
                </table:table-cell>
                <table:table-cell table:style-name="Tableau334.A2" office:value-type="string">
                  <text:p text:style-name="P32"><text:span text:style-name="T16"></text:span><text:span text:style-name="T2"> <text:s/>assiette gourmande</text:span></text:p>
                </table:table-cell>
                <table:table-cell table:style-name="Tableau334.L2" office:value-type="string">
                  <text:p text:style-name="P4"/>
                </table:table-cell>
              </table:table-row>
              <table:table-row table:style-name="Tableau334.6">
                <table:table-cell table:style-name="Tableau334.A2" office:value-type="string">
                  <text:p text:style-name="P4"/>
                </table:table-cell>
                <table:table-cell table:style-name="Tableau334.A2" office:value-type="string">
                  <text:p text:style-name="P4"/>
                </table:table-cell>
                <table:table-cell table:style-name="Tableau334.A2" office:value-type="string">
                  <text:p text:style-name="P32"><text:span text:style-name="T16"></text:span><text:span text:style-name="T2"> <text:s/>repas familial</text:span></text:p>
                </table:table-cell>
                <table:table-cell table:style-name="Tableau334.L2" office:value-type="string">
                  <text:p text:style-name="P4"/>
                </table:table-cell>
              </table:table-row>
              <table:table-row table:style-name="Tableau334.6">
                <table:table-cell table:style-name="Tableau334.A2" office:value-type="string">
                  <text:p text:style-name="P4"/>
                </table:table-cell>
                <table:table-cell table:style-name="Tableau334.A2" office:value-type="string">
                  <text:p text:style-name="P4"/>
                </table:table-cell>
                <table:table-cell table:style-name="Tableau334.B2" office:value-type="string">
                  <text:p text:style-name="P32"><text:span text:style-name="T16"></text:span><text:span text:style-name="T2"> <text:s/>menu gastronomique</text:span></text:p>
                </table:table-cell>
                <table:table-cell table:style-name="Tableau334.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334.6">
          <table:table-cell table:style-name="Tableau334.A2" office:value-type="string">
            <text:p text:style-name="P4"/>
          </table:table-cell>
          <table:table-cell table:style-name="Tableau334.B2" table:number-columns-spanned="4" office:value-type="string">
            <text:p text:style-name="P4">taxe de séjour : non</text:p>
          </table:table-cell>
          <table:covered-table-cell/>
          <table:covered-table-cell/>
          <table:covered-table-cell/>
          <table:table-cell table:style-name="Tableau334.A2" office:value-type="string">
            <text:p text:style-name="P4"/>
          </table:table-cell>
          <table:table-cell table:style-name="Tableau334.A2" office:value-type="string">
            <text:p text:style-name="P4"/>
          </table:table-cell>
          <table:table-cell table:style-name="Tableau334.B2" table:number-columns-spanned="4" office:value-type="string">
            <text:p text:style-name="P4">taxe de séjour : <text:s/>….. par</text:p>
          </table:table-cell>
          <table:covered-table-cell/>
          <table:covered-table-cell/>
          <table:covered-table-cell/>
          <table:table-cell table:style-name="Tableau334.L2" office:value-type="string">
            <text:p text:style-name="P4"/>
          </table:table-cell>
        </table:table-row>
        <table:table-row table:style-name="Tableau334.1">
          <table:table-cell table:style-name="Tableau334.B2" office:value-type="string">
            <text:p text:style-name="P4"/>
          </table:table-cell>
          <table:table-cell table:style-name="Tableau334.E5" office:value-type="string">
            <text:p text:style-name="P4"/>
          </table:table-cell>
          <table:table-cell table:style-name="Tableau334.E5" office:value-type="string">
            <text:p text:style-name="P4"/>
          </table:table-cell>
          <table:table-cell table:style-name="Tableau334.E5" office:value-type="string">
            <text:p text:style-name="P4"/>
          </table:table-cell>
          <table:table-cell table:style-name="Tableau334.E5" office:value-type="string">
            <text:p text:style-name="P4"/>
          </table:table-cell>
          <table:table-cell table:style-name="Tableau334.E5" office:value-type="string">
            <text:p text:style-name="P4"/>
          </table:table-cell>
          <table:table-cell table:style-name="Tableau334.E5" office:value-type="string">
            <text:p text:style-name="P4"/>
          </table:table-cell>
          <table:table-cell table:style-name="Tableau334.E5" office:value-type="string">
            <text:p text:style-name="P4"/>
          </table:table-cell>
          <table:table-cell table:style-name="Tableau334.E5" office:value-type="string">
            <text:p text:style-name="P4"/>
          </table:table-cell>
          <table:table-cell table:style-name="Tableau334.E5" office:value-type="string">
            <text:p text:style-name="P4"/>
          </table:table-cell>
          <table:table-cell table:style-name="Tableau334.E5" office:value-type="string">
            <text:p text:style-name="P4"/>
          </table:table-cell>
          <table:table-cell table:style-name="Tableau334.L10" office:value-type="string">
            <text:p text:style-name="P4"/>
          </table:table-cell>
        </table:table-row>
      </table:table>
      <text:p text:style-name="P30">8. <text:s/>composition de l’hébergement</text:p>
      <table:table table:name="Tableau335" table:style-name="Tableau335">
        <table:table-column table:style-name="Tableau335.A"/>
        <table:table-column table:style-name="Tableau335.B"/>
        <table:table-row table:style-name="Tableau335.1">
          <table:table-cell table:style-name="Tableau335.A1" office:value-type="string">
            <text:p text:style-name="P4">Points forts : au bord des champs</text:p>
            <text:p text:style-name="P21"/>
            <text:p text:style-name="P2"/>
          </table:table-cell>
          <table:table-cell table:style-name="Tableau335.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335.1">
          <table:table-cell table:style-name="Tableau335.A2" office:value-type="string">
            <text:p text:style-name="P4">Distribution : 1er ét. : 1 ch. (1x2p., 1x1p., sdb, wc), 1 ch. (1x2p., sdd, wc), 3 ch. (2x1p., sdd, wc), chauffage central. jardin : pelouse, jeux extérieurs, piscine.</text:p>
            <text:p text:style-name="P28"/>
          </table:table-cell>
          <table:table-cell table:style-name="Tableau335.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335.1">
          <table:table-cell table:style-name="Tableau335.A2" office:value-type="string">
            <text:p text:style-name="P4">Pictogrammes de confort :</text:p>
            <text:p text:style-name="P5">Lit 1 pers. : 1</text:p>
            <text:p text:style-name="P5">Lit 2 pers. : 5</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335.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336" table:style-name="Tableau336">
        <table:table-column table:style-name="Tableau336.A"/>
        <table:table-column table:style-name="Tableau336.B"/>
        <table:table-row table:style-name="Tableau336.1">
          <table:table-cell table:style-name="Tableau336.A1" office:value-type="string">
            <text:p text:style-name="P4"/>
            <text:p text:style-name="P2"/>
          </table:table-cell>
          <table:table-cell table:style-name="Tableau336.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337" table:style-name="Tableau337">
        <table:table-column table:style-name="Tableau337.A"/>
        <table:table-column table:style-name="Tableau337.B"/>
        <table:table-row table:style-name="Tableau337.1">
          <table:table-cell table:style-name="Tableau337.A1" office:value-type="string">
            <text:p text:style-name="P4"/>
            <text:p text:style-name="P2">Réservation via Belsud : </text:p>
            <text:p text:style-name="P2"/>
          </table:table-cell>
          <table:table-cell table:style-name="Tableau337.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338" table:style-name="Tableau338">
        <table:table-column table:style-name="Tableau338.A"/>
        <table:table-column table:style-name="Tableau338.B"/>
        <table:table-row table:style-name="Tableau338.1">
          <table:table-cell table:style-name="Tableau338.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338.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339" table:style-name="Tableau339">
        <table:table-column table:style-name="Tableau339.A"/>
        <table:table-column table:style-name="Tableau339.B"/>
        <table:table-row table:style-name="Tableau339.1">
          <table:table-cell table:style-name="Tableau339.A1" office:value-type="string">
            <text:p text:style-name="P71"/>
          </table:table-cell>
          <table:table-cell table:style-name="Tableau339.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340" table:style-name="Tableau340">
        <table:table-column table:style-name="Tableau340.A"/>
        <table:table-column table:style-name="Tableau340.B"/>
        <table:table-column table:style-name="Tableau340.C"/>
        <table:table-row table:style-name="Tableau340.1">
          <table:table-cell table:style-name="Tableau340.A1" table:number-columns-spanned="3" office:value-type="string">
            <text:p text:style-name="P4">Reçu le :</text:p>
            <text:p text:style-name="P2"/>
          </table:table-cell>
          <table:covered-table-cell/>
          <table:covered-table-cell/>
        </table:table-row>
        <table:table-row table:style-name="Tableau340.2">
          <table:table-cell table:style-name="Tableau340.A2" office:value-type="string">
            <text:p text:style-name="P4">Encodage :</text:p>
            <text:p text:style-name="P2"/>
          </table:table-cell>
          <table:table-cell table:style-name="Tableau340.A2" office:value-type="string">
            <text:p text:style-name="P32"><text:span text:style-name="T6">pk-heb : 772</text:span></text:p>
          </table:table-cell>
          <table:table-cell table:style-name="Tableau340.C2" office:value-type="string">
            <text:p text:style-name="P22">pk-membre : 213</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341" table:style-name="Tableau341">
        <table:table-column table:style-name="Tableau341.A"/>
        <table:table-column table:style-name="Tableau341.B"/>
        <table:table-row table:style-name="Tableau341.1">
          <table:table-cell table:style-name="Tableau341.A1" office:value-type="string">
            <text:p text:style-name="P4">photo</text:p>
          </table:table-cell>
          <table:table-cell table:style-name="Tableau341.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72</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342" table:style-name="Tableau342">
        <table:table-column table:style-name="Tableau342.A"/>
        <table:table-column table:style-name="Tableau342.B"/>
        <table:table-row table:style-name="Tableau342.1">
          <table:table-cell table:style-name="Tableau342.A1" office:value-type="string">
            <text:p text:style-name="P34"><text:span text:style-name="T2">classification (épis) : 2</text:span></text:p>
            <text:p text:style-name="P5"/>
            <text:p text:style-name="P5">type d’hébergement : Chambre d'hôtes</text:p>
            <text:p text:style-name="P25"/>
            <text:p text:style-name="P25"/>
            <text:p text:style-name="P25"/>
            <text:p text:style-name="P33"><text:span text:style-name="T2">capacité globale : 2/4</text:span></text:p>
            <text:p text:style-name="P5"/>
            <text:p text:style-name="P5">nombre total de chambres : 1</text:p>
          </table:table-cell>
          <table:table-cell table:style-name="Tableau342.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343" table:style-name="Tableau343">
        <table:table-column table:style-name="Tableau343.A"/>
        <table:table-column table:style-name="Tableau343.B"/>
        <table:table-row table:style-name="Tableau343.1">
          <table:table-cell table:style-name="Tableau343.A1" office:value-type="string">
            <text:p text:style-name="P4">prénom et nom :</text:p>
            <text:p text:style-name="P2">Jacqueline <text:s/>DE RASSENFOSSE-LANTIN </text:p>
            <text:p text:style-name="P2"/>
            <text:p text:style-name="P1"><text:span text:style-name="T2">tél. : 02 521 46 37 - 085 71 29 57</text:span></text:p>
            <text:p text:style-name="P2"/>
            <text:p text:style-name="P1"><text:span text:style-name="T2">gsm : 0486 031 091</text:span></text:p>
            <text:p text:style-name="P2"/>
            <text:p text:style-name="P1"><text:span text:style-name="T2">fax : </text:span></text:p>
            <text:p text:style-name="P2"/>
            <text:p text:style-name="P2">adresse e-mail : </text:p>
            <text:p text:style-name="P2"/>
            <text:p text:style-name="P2"/>
            <text:p text:style-name="P2">site internet personnel :</text:p>
            <text:p text:style-name="P2">www.vissoul.com</text:p>
            <text:p text:style-name="P2"/>
            <text:p text:style-name="P2">langues parlées :</text:p>
            <text:p text:style-name="P28">FR - NL - EN - D</text:p>
            <text:p text:style-name="P2"/>
          </table:table-cell>
          <table:table-cell table:style-name="Tableau343.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344" table:style-name="Tableau344">
        <table:table-column table:style-name="Tableau344.A"/>
        <table:table-column table:style-name="Tableau344.B"/>
        <table:table-row table:style-name="Tableau344.1">
          <table:table-cell table:style-name="Tableau344.A1" office:value-type="string">
            <text:p text:style-name="P4">nom de l’hébergement :</text:p>
            <text:p text:style-name="P2">Chambre d'hôtes</text:p>
            <text:p text:style-name="P2"/>
            <text:p text:style-name="P2">rue :</text:p>
            <text:p text:style-name="P2">rue de Braives, 4A</text:p>
            <text:p text:style-name="P2"/>
            <text:p text:style-name="P2">code postal : 4210 Burdinne</text:p>
            <text:p text:style-name="P2">localité pour la communication :</text:p>
            <text:p text:style-name="P24">Vissoul</text:p>
            <text:p text:style-name="P2"/>
          </table:table-cell>
          <table:table-cell table:style-name="Tableau344.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345" table:style-name="Tableau345">
        <table:table-column table:style-name="Tableau345.A"/>
        <table:table-column table:style-name="Tableau345.B"/>
        <table:table-row table:style-name="Tableau345.1">
          <table:table-cell table:style-name="Tableau345.A1" office:value-type="string">
            <text:p text:style-name="P4"/>
            <text:p text:style-name="P2"/>
            <text:p text:style-name="P33"><text:span text:style-name="T2">tennis : </text:span></text:p>
            <text:p text:style-name="P5">sports nautiques : </text:p>
            <text:p text:style-name="P23">ski : </text:p>
            <text:p text:style-name="P5">randonnées balisées : 0.1</text:p>
            <text:p text:style-name="P5">piscine : <text:tab/></text:p>
            <text:p text:style-name="P5">pêche : 0.5<text:tab/></text:p>
            <text:p text:style-name="P5">équitation : 0.0</text:p>
            <text:p text:style-name="P5">vélos à disposition : 0.0</text:p>
            <text:p text:style-name="P5">circuit v.t.t. : 4.0</text:p>
            <text:p text:style-name="P5">ravel : <text:tab/></text:p>
            <text:p text:style-name="P2"/>
          </table:table-cell>
          <table:table-cell table:style-name="Tableau345.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346" table:style-name="Tableau346">
        <table:table-column table:style-name="Tableau346.A"/>
        <table:table-column table:style-name="Tableau346.B"/>
        <table:table-row table:style-name="Tableau346.1">
          <table:table-cell table:style-name="Tableau346.A1" office:value-type="string">
            <text:p text:style-name="P4"/>
            <text:p text:style-name="P5">commerces : 1.5</text:p>
            <text:p text:style-name="P5">restaurant : 5.0</text:p>
            <text:p text:style-name="P5">gare : 12.0</text:p>
            <text:p text:style-name="P5"/>
            <text:p text:style-name="P5">animaux domestiques admis : non</text:p>
            <text:p text:style-name="P5">hébergement fumeur : non</text:p>
          </table:table-cell>
          <table:table-cell table:style-name="Tableau346.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347" table:style-name="Tableau347">
        <table:table-column table:style-name="Tableau347.A"/>
        <table:table-column table:style-name="Tableau347.B"/>
        <table:table-column table:style-name="Tableau347.C" table:number-columns-repeated="3"/>
        <table:table-column table:style-name="Tableau347.F" table:number-columns-repeated="2"/>
        <table:table-column table:style-name="Tableau347.B"/>
        <table:table-column table:style-name="Tableau347.I"/>
        <table:table-column table:style-name="Tableau347.J"/>
        <table:table-column table:style-name="Tableau347.K"/>
        <table:table-column table:style-name="Tableau347.L"/>
        <table:table-row table:style-name="Tableau347.1">
          <table:table-cell table:style-name="Tableau347.A1" office:value-type="string">
            <text:p text:style-name="P4"/>
          </table:table-cell>
          <table:table-cell table:style-name="Tableau347.B1" office:value-type="string">
            <text:p text:style-name="P4"/>
          </table:table-cell>
          <table:table-cell table:style-name="Tableau347.B1" office:value-type="string">
            <text:p text:style-name="P4"/>
          </table:table-cell>
          <table:table-cell table:style-name="Tableau347.B1" office:value-type="string">
            <text:p text:style-name="P4"/>
          </table:table-cell>
          <table:table-cell table:style-name="Tableau347.B1" office:value-type="string">
            <text:p text:style-name="P4"/>
          </table:table-cell>
          <table:table-cell table:style-name="Tableau347.F1" office:value-type="string">
            <text:p text:style-name="P4"/>
          </table:table-cell>
          <table:table-cell table:style-name="Tableau347.A1" office:value-type="string">
            <text:p text:style-name="P4"/>
          </table:table-cell>
          <table:table-cell table:style-name="Tableau347.B1" office:value-type="string">
            <text:p text:style-name="P4"/>
          </table:table-cell>
          <table:table-cell table:style-name="Tableau347.B1" office:value-type="string">
            <text:p text:style-name="P4"/>
          </table:table-cell>
          <table:table-cell table:style-name="Tableau347.B1" office:value-type="string">
            <text:p text:style-name="P4"/>
          </table:table-cell>
          <table:table-cell table:style-name="Tableau347.B1" office:value-type="string">
            <text:p text:style-name="P4"/>
          </table:table-cell>
          <table:table-cell table:style-name="Tableau347.L1" office:value-type="string">
            <text:p text:style-name="P4"/>
          </table:table-cell>
        </table:table-row>
        <table:table-row table:style-name="Tableau347.1">
          <table:table-cell table:style-name="Tableau347.A2" office:value-type="string">
            <text:p text:style-name="P4"/>
          </table:table-cell>
          <table:table-cell table:style-name="Tableau347.B2" office:value-type="string">
            <text:p text:style-name="P4"/>
          </table:table-cell>
          <table:table-cell table:style-name="Tableau347.B2" office:value-type="string">
            <text:p text:style-name="P4">1 p.</text:p>
          </table:table-cell>
          <table:table-cell table:style-name="Tableau347.B2" office:value-type="string">
            <text:p text:style-name="P4">2 p.</text:p>
          </table:table-cell>
          <table:table-cell table:style-name="Tableau347.B2" office:value-type="string">
            <text:p text:style-name="P32"><text:span text:style-name="T2">3</text:span><text:span text:style-name="T22">ième</text:span><text:span text:style-name="T2"> p.</text:span></text:p>
          </table:table-cell>
          <table:table-cell table:style-name="Tableau347.A2" office:value-type="string">
            <text:p text:style-name="P4"/>
          </table:table-cell>
          <table:table-cell table:style-name="Tableau347.A2" office:value-type="string">
            <text:p text:style-name="P4"/>
          </table:table-cell>
          <table:table-cell table:style-name="Tableau347.B2" office:value-type="string">
            <text:p text:style-name="P4"/>
          </table:table-cell>
          <table:table-cell table:style-name="Tableau347.B2" office:value-type="string">
            <text:p text:style-name="P4">1 p.</text:p>
          </table:table-cell>
          <table:table-cell table:style-name="Tableau347.B2" office:value-type="string">
            <text:p text:style-name="P4">2 p.</text:p>
          </table:table-cell>
          <table:table-cell table:style-name="Tableau347.B2" office:value-type="string">
            <text:p text:style-name="P32"><text:span text:style-name="T2">3</text:span><text:span text:style-name="T22">ième</text:span><text:span text:style-name="T2"> p.</text:span></text:p>
          </table:table-cell>
          <table:table-cell table:style-name="Tableau347.L2" office:value-type="string">
            <text:p text:style-name="P4"/>
          </table:table-cell>
        </table:table-row>
        <table:table-row table:style-name="Tableau347.1">
          <table:table-cell table:style-name="Tableau347.A2" office:value-type="string">
            <text:p text:style-name="P4"/>
          </table:table-cell>
          <table:table-cell table:style-name="Tableau347.B2" office:value-type="string">
            <text:p text:style-name="P4">1 nuit + pt. déj.</text:p>
          </table:table-cell>
          <table:table-cell table:style-name="Tableau347.B2" office:value-type="string">
            <text:p text:style-name="P4">25.00</text:p>
          </table:table-cell>
          <table:table-cell table:style-name="Tableau347.B2" office:value-type="string">
            <text:p text:style-name="P4">40.00</text:p>
          </table:table-cell>
          <table:table-cell table:style-name="Tableau347.B2" office:value-type="string">
            <text:p text:style-name="P4"><text:s/></text:p>
          </table:table-cell>
          <table:table-cell table:style-name="Tableau347.A2" office:value-type="string">
            <text:p text:style-name="P4"/>
          </table:table-cell>
          <table:table-cell table:style-name="Tableau347.A2" office:value-type="string">
            <text:p text:style-name="P4"/>
          </table:table-cell>
          <table:table-cell table:style-name="Tableau347.B2" office:value-type="string">
            <text:p text:style-name="P4">1 nuit + pt. déj.</text:p>
          </table:table-cell>
          <table:table-cell table:style-name="Tableau347.B2" office:value-type="string">
            <text:p text:style-name="P4"/>
          </table:table-cell>
          <table:table-cell table:style-name="Tableau347.B2" office:value-type="string">
            <text:p text:style-name="P4"/>
          </table:table-cell>
          <table:table-cell table:style-name="Tableau347.B2" office:value-type="string">
            <text:p text:style-name="P4"/>
          </table:table-cell>
          <table:table-cell table:style-name="Tableau347.L2" office:value-type="string">
            <text:p text:style-name="P4"/>
          </table:table-cell>
        </table:table-row>
        <table:table-row table:style-name="Tableau347.1">
          <table:table-cell table:style-name="Tableau347.A2" office:value-type="string">
            <text:p text:style-name="P4"/>
          </table:table-cell>
          <table:table-cell table:style-name="Tableau347.B2" office:value-type="string">
            <text:p text:style-name="P4">réduction si pas de pt. déjeuner</text:p>
          </table:table-cell>
          <table:table-cell table:style-name="Tableau347.B2" office:value-type="string">
            <text:p text:style-name="P4"><text:s/></text:p>
          </table:table-cell>
          <table:table-cell table:style-name="Tableau347.B2" office:value-type="string">
            <text:p text:style-name="P4"><text:s/></text:p>
          </table:table-cell>
          <table:table-cell table:style-name="Tableau347.B2" office:value-type="string">
            <text:p text:style-name="P4"><text:s/></text:p>
          </table:table-cell>
          <table:table-cell table:style-name="Tableau347.A2" office:value-type="string">
            <text:p text:style-name="P4"/>
          </table:table-cell>
          <table:table-cell table:style-name="Tableau347.A2" office:value-type="string">
            <text:p text:style-name="P4"/>
          </table:table-cell>
          <table:table-cell table:style-name="Tableau347.B2" office:value-type="string">
            <text:p text:style-name="P4">réduction si pas de pt. déjeuner</text:p>
          </table:table-cell>
          <table:table-cell table:style-name="Tableau347.B2" office:value-type="string">
            <text:p text:style-name="P4"/>
          </table:table-cell>
          <table:table-cell table:style-name="Tableau347.B2" office:value-type="string">
            <text:p text:style-name="P4"/>
          </table:table-cell>
          <table:table-cell table:style-name="Tableau347.B2" office:value-type="string">
            <text:p text:style-name="P4"/>
          </table:table-cell>
          <table:table-cell table:style-name="Tableau347.L2" office:value-type="string">
            <text:p text:style-name="P4"/>
          </table:table-cell>
        </table:table-row>
        <table:table-row table:style-name="Tableau347.1">
          <table:table-cell table:style-name="Tableau347.A2" office:value-type="string">
            <text:p text:style-name="P4"/>
          </table:table-cell>
          <table:table-cell table:style-name="Tableau347.B2" office:value-type="string">
            <text:p text:style-name="P4">table d’hôtes</text:p>
          </table:table-cell>
          <table:table-cell table:style-name="Tableau347.B2" office:value-type="string">
            <text:p text:style-name="P55">20.00</text:p>
          </table:table-cell>
          <table:table-cell table:style-name="Tableau347.B2" office:value-type="string">
            <text:p text:style-name="P55"/>
          </table:table-cell>
          <table:table-cell table:style-name="Tableau347.E5" office:value-type="string">
            <text:p text:style-name="P4"/>
          </table:table-cell>
          <table:table-cell table:style-name="Tableau347.A2" office:value-type="string">
            <text:p text:style-name="P4"/>
          </table:table-cell>
          <table:table-cell table:style-name="Tableau347.A2" office:value-type="string">
            <text:p text:style-name="P4"/>
          </table:table-cell>
          <table:table-cell table:style-name="Tableau347.A2" office:value-type="string">
            <text:p text:style-name="P4">table d’hôtes</text:p>
          </table:table-cell>
          <table:table-cell table:style-name="Tableau347.A2" office:value-type="string">
            <text:p text:style-name="P10">/p.</text:p>
          </table:table-cell>
          <table:table-cell table:style-name="Tableau347.A2" office:value-type="string">
            <text:p text:style-name="P4"/>
          </table:table-cell>
          <table:table-cell table:style-name="Tableau347.K5" office:value-type="string">
            <text:p text:style-name="P4"/>
          </table:table-cell>
          <table:table-cell table:style-name="Tableau347.L5" office:value-type="string">
            <text:p text:style-name="P4"/>
          </table:table-cell>
        </table:table-row>
        <table:table-row table:style-name="Tableau347.6">
          <table:table-cell table:style-name="Tableau347.A2" office:value-type="string">
            <text:p text:style-name="P4"/>
          </table:table-cell>
          <table:table-cell table:style-name="Tableau347.B2" office:value-type="string">
            <text:p text:style-name="P4">autres</text:p>
            <text:p text:style-name="P2"/>
          </table:table-cell>
          <table:table-cell table:style-name="Tableau347.B2" table:number-columns-spanned="3" office:value-type="string">
            <text:p text:style-name="P26"/>
          </table:table-cell>
          <table:covered-table-cell/>
          <table:covered-table-cell/>
          <table:table-cell table:style-name="Tableau347.A2" office:value-type="string">
            <text:p text:style-name="P4"/>
          </table:table-cell>
          <table:table-cell table:style-name="Tableau347.A2" office:value-type="string">
            <text:p text:style-name="P4"/>
          </table:table-cell>
          <table:table-cell table:style-name="Tableau347.H6" office:value-type="string">
            <text:p text:style-name="P4">autres</text:p>
          </table:table-cell>
          <table:table-cell table:style-name="Tableau347.H6" table:number-columns-spanned="3" office:value-type="string">
            <text:p text:style-name="P4"/>
          </table:table-cell>
          <table:covered-table-cell/>
          <table:covered-table-cell/>
          <table:table-cell table:style-name="Tableau347.L2" office:value-type="string">
            <text:p text:style-name="P4"/>
          </table:table-cell>
        </table:table-row>
        <table:table-row table:style-name="Tableau347.6">
          <table:table-cell table:style-name="Tableau347.A2" office:value-type="string">
            <text:p text:style-name="P4"/>
          </table:table-cell>
          <table:table-cell table:style-name="Tableau347.A2" table:number-columns-spanned="4" office:value-type="string">
            <text:p text:style-name="P4">type de table d’hôtes : th3</text:p>
          </table:table-cell>
          <table:covered-table-cell/>
          <table:covered-table-cell/>
          <table:covered-table-cell/>
          <table:table-cell table:style-name="Tableau347.A2" office:value-type="string">
            <text:p text:style-name="P4"/>
          </table:table-cell>
          <table:table-cell table:style-name="Tableau347.A2" office:value-type="string">
            <text:p text:style-name="P4"/>
          </table:table-cell>
          <table:table-cell table:style-name="Tableau347.A2" table:number-columns-spanned="4" office:value-type="string">
            <text:p text:style-name="P4">Type de table d’hôtes :</text:p>
          </table:table-cell>
          <table:covered-table-cell/>
          <table:covered-table-cell/>
          <table:covered-table-cell/>
          <table:table-cell table:style-name="Tableau347.L2" office:value-type="string">
            <text:p text:style-name="P4"/>
          </table:table-cell>
        </table:table-row>
        <table:table-row table:style-name="Tableau347.6">
          <table:table-cell>
            <table:table table:is-sub-table="true">
              <table:table-column table:style-name="Tableau347.A"/>
              <table:table-row table:style-name="Tableau347.6">
                <table:table-cell table:style-name="Tableau347.A2" office:value-type="string">
                  <text:p text:style-name="P4"/>
                </table:table-cell>
              </table:table-row>
              <table:table-row table:style-name="Tableau347.6">
                <table:table-cell table:style-name="Tableau347.A2" office:value-type="string">
                  <text:p text:style-name="P4"/>
                </table:table-cell>
              </table:table-row>
              <table:table-row table:style-name="Tableau347.6">
                <table:table-cell table:style-name="Tableau347.A2" office:value-type="string">
                  <text:p text:style-name="P4"/>
                </table:table-cell>
              </table:table-row>
            </table:table>
          </table:table-cell>
          <table:table-cell table:style-name="Tableau347.B2" table:number-columns-spanned="4" office:value-type="string">
            <text:p text:style-name="P4"/>
          </table:table-cell>
          <table:covered-table-cell/>
          <table:covered-table-cell/>
          <table:covered-table-cell/>
          <table:table-cell table:number-columns-spanned="7">
            <table:table table:is-sub-table="true">
              <table:table-column table:style-name="Tableau347.F" table:number-columns-repeated="2"/>
              <table:table-column table:style-name="Tableau347.F8.3"/>
              <table:table-column table:style-name="Tableau347.L"/>
              <table:table-row table:style-name="Tableau347.6">
                <table:table-cell table:style-name="Tableau347.A2" office:value-type="string">
                  <text:p text:style-name="P4"/>
                </table:table-cell>
                <table:table-cell table:style-name="Tableau347.A2" office:value-type="string">
                  <text:p text:style-name="P4"/>
                </table:table-cell>
                <table:table-cell table:style-name="Tableau347.A2" office:value-type="string">
                  <text:p text:style-name="P32"><text:span text:style-name="T16"></text:span><text:span text:style-name="T2"> <text:s/>assiette gourmande</text:span></text:p>
                </table:table-cell>
                <table:table-cell table:style-name="Tableau347.L2" office:value-type="string">
                  <text:p text:style-name="P4"/>
                </table:table-cell>
              </table:table-row>
              <table:table-row table:style-name="Tableau347.6">
                <table:table-cell table:style-name="Tableau347.A2" office:value-type="string">
                  <text:p text:style-name="P4"/>
                </table:table-cell>
                <table:table-cell table:style-name="Tableau347.A2" office:value-type="string">
                  <text:p text:style-name="P4"/>
                </table:table-cell>
                <table:table-cell table:style-name="Tableau347.A2" office:value-type="string">
                  <text:p text:style-name="P32"><text:span text:style-name="T16"></text:span><text:span text:style-name="T2"> <text:s/>repas familial</text:span></text:p>
                </table:table-cell>
                <table:table-cell table:style-name="Tableau347.L2" office:value-type="string">
                  <text:p text:style-name="P4"/>
                </table:table-cell>
              </table:table-row>
              <table:table-row table:style-name="Tableau347.6">
                <table:table-cell table:style-name="Tableau347.A2" office:value-type="string">
                  <text:p text:style-name="P4"/>
                </table:table-cell>
                <table:table-cell table:style-name="Tableau347.A2" office:value-type="string">
                  <text:p text:style-name="P4"/>
                </table:table-cell>
                <table:table-cell table:style-name="Tableau347.B2" office:value-type="string">
                  <text:p text:style-name="P32"><text:span text:style-name="T16"></text:span><text:span text:style-name="T2"> <text:s/>menu gastronomique</text:span></text:p>
                </table:table-cell>
                <table:table-cell table:style-name="Tableau347.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347.6">
          <table:table-cell table:style-name="Tableau347.A2" office:value-type="string">
            <text:p text:style-name="P4"/>
          </table:table-cell>
          <table:table-cell table:style-name="Tableau347.B2" table:number-columns-spanned="4" office:value-type="string">
            <text:p text:style-name="P4">taxe de séjour : non</text:p>
          </table:table-cell>
          <table:covered-table-cell/>
          <table:covered-table-cell/>
          <table:covered-table-cell/>
          <table:table-cell table:style-name="Tableau347.A2" office:value-type="string">
            <text:p text:style-name="P4"/>
          </table:table-cell>
          <table:table-cell table:style-name="Tableau347.A2" office:value-type="string">
            <text:p text:style-name="P4"/>
          </table:table-cell>
          <table:table-cell table:style-name="Tableau347.B2" table:number-columns-spanned="4" office:value-type="string">
            <text:p text:style-name="P4">taxe de séjour : <text:s/>….. par</text:p>
          </table:table-cell>
          <table:covered-table-cell/>
          <table:covered-table-cell/>
          <table:covered-table-cell/>
          <table:table-cell table:style-name="Tableau347.L2" office:value-type="string">
            <text:p text:style-name="P4"/>
          </table:table-cell>
        </table:table-row>
        <table:table-row table:style-name="Tableau347.1">
          <table:table-cell table:style-name="Tableau347.B2" office:value-type="string">
            <text:p text:style-name="P4"/>
          </table:table-cell>
          <table:table-cell table:style-name="Tableau347.E5" office:value-type="string">
            <text:p text:style-name="P4"/>
          </table:table-cell>
          <table:table-cell table:style-name="Tableau347.E5" office:value-type="string">
            <text:p text:style-name="P4"/>
          </table:table-cell>
          <table:table-cell table:style-name="Tableau347.E5" office:value-type="string">
            <text:p text:style-name="P4"/>
          </table:table-cell>
          <table:table-cell table:style-name="Tableau347.E5" office:value-type="string">
            <text:p text:style-name="P4"/>
          </table:table-cell>
          <table:table-cell table:style-name="Tableau347.E5" office:value-type="string">
            <text:p text:style-name="P4"/>
          </table:table-cell>
          <table:table-cell table:style-name="Tableau347.E5" office:value-type="string">
            <text:p text:style-name="P4"/>
          </table:table-cell>
          <table:table-cell table:style-name="Tableau347.E5" office:value-type="string">
            <text:p text:style-name="P4"/>
          </table:table-cell>
          <table:table-cell table:style-name="Tableau347.E5" office:value-type="string">
            <text:p text:style-name="P4"/>
          </table:table-cell>
          <table:table-cell table:style-name="Tableau347.E5" office:value-type="string">
            <text:p text:style-name="P4"/>
          </table:table-cell>
          <table:table-cell table:style-name="Tableau347.E5" office:value-type="string">
            <text:p text:style-name="P4"/>
          </table:table-cell>
          <table:table-cell table:style-name="Tableau347.L10" office:value-type="string">
            <text:p text:style-name="P4"/>
          </table:table-cell>
        </table:table-row>
      </table:table>
      <text:p text:style-name="P30">8. <text:s/>composition de l’hébergement</text:p>
      <table:table table:name="Tableau348" table:style-name="Tableau348">
        <table:table-column table:style-name="Tableau348.A"/>
        <table:table-column table:style-name="Tableau348.B"/>
        <table:table-row table:style-name="Tableau348.1">
          <table:table-cell table:style-name="Tableau348.A1" office:value-type="string">
            <text:p text:style-name="P4">Points forts : au bord des champs, isolé, sur 2 niveaux</text:p>
            <text:p text:style-name="P21"/>
            <text:p text:style-name="P2"/>
          </table:table-cell>
          <table:table-cell table:style-name="Tableau348.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348.1">
          <table:table-cell table:style-name="Tableau348.A2" office:value-type="string">
            <text:p text:style-name="P4">Distribution : 1er ét. : 1 ch. (2x2p., sdb), wc, chauffage central. jardin <text:s text:c="2"/>pelouse, terrasse, verger, bbq.</text:p>
            <text:p text:style-name="P28"/>
          </table:table-cell>
          <table:table-cell table:style-name="Tableau348.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348.1">
          <table:table-cell table:style-name="Tableau348.A2" office:value-type="string">
            <text:p text:style-name="P4">Pictogrammes de confort :</text:p>
            <text:p text:style-name="P5">Lit 1 pers. : 0</text:p>
            <text:p text:style-name="P5">Lit 2 pers. : 2</text:p>
            <text:p text:style-name="P5">Lit superposé (1 lit = 2 pers.)  : 0</text:p>
            <text:p text:style-name="P33"><text:span text:style-name="T2">Lit bébé : 1</text:span></text:p>
            <text:p text:style-name="P5"/>
            <text:p text:style-name="P23">tv : </text:p>
            <text:p text:style-name="P5">feu ouvert/cassette : </text:p>
            <text:p text:style-name="P5">accès-internet : </text:p>
            <text:p text:style-name="P5"/>
          </table:table-cell>
          <table:table-cell table:style-name="Tableau348.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349" table:style-name="Tableau349">
        <table:table-column table:style-name="Tableau349.A"/>
        <table:table-column table:style-name="Tableau349.B"/>
        <table:table-row table:style-name="Tableau349.1">
          <table:table-cell table:style-name="Tableau349.A1" office:value-type="string">
            <text:p text:style-name="P4">Accueil chaleureux, chambre confortable, petit déjeuner copieux et délicieux dans une habitation de caractère. Environnement champêtre au coeur du parc naturel de la Burdinale. Grand jardin, promenades balisées. Ravel à proximité.</text:p>
            <text:p text:style-name="P2"/>
          </table:table-cell>
          <table:table-cell table:style-name="Tableau349.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350" table:style-name="Tableau350">
        <table:table-column table:style-name="Tableau350.A"/>
        <table:table-column table:style-name="Tableau350.B"/>
        <table:table-row table:style-name="Tableau350.1">
          <table:table-cell table:style-name="Tableau350.A1" office:value-type="string">
            <text:p text:style-name="P4"/>
            <text:p text:style-name="P2">Réservation via Belsud : </text:p>
            <text:p text:style-name="P2"/>
          </table:table-cell>
          <table:table-cell table:style-name="Tableau350.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351" table:style-name="Tableau351">
        <table:table-column table:style-name="Tableau351.A"/>
        <table:table-column table:style-name="Tableau351.B"/>
        <table:table-row table:style-name="Tableau351.1">
          <table:table-cell table:style-name="Tableau351.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351.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352" table:style-name="Tableau352">
        <table:table-column table:style-name="Tableau352.A"/>
        <table:table-column table:style-name="Tableau352.B"/>
        <table:table-row table:style-name="Tableau352.1">
          <table:table-cell table:style-name="Tableau352.A1" office:value-type="string">
            <text:p text:style-name="P71"/>
          </table:table-cell>
          <table:table-cell table:style-name="Tableau352.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353" table:style-name="Tableau353">
        <table:table-column table:style-name="Tableau353.A"/>
        <table:table-column table:style-name="Tableau353.B"/>
        <table:table-column table:style-name="Tableau353.C"/>
        <table:table-row table:style-name="Tableau353.1">
          <table:table-cell table:style-name="Tableau353.A1" table:number-columns-spanned="3" office:value-type="string">
            <text:p text:style-name="P4">Reçu le :</text:p>
            <text:p text:style-name="P2"/>
          </table:table-cell>
          <table:covered-table-cell/>
          <table:covered-table-cell/>
        </table:table-row>
        <table:table-row table:style-name="Tableau353.2">
          <table:table-cell table:style-name="Tableau353.A2" office:value-type="string">
            <text:p text:style-name="P4">Encodage :</text:p>
            <text:p text:style-name="P2"/>
          </table:table-cell>
          <table:table-cell table:style-name="Tableau353.A2" office:value-type="string">
            <text:p text:style-name="P32"><text:span text:style-name="T6">pk-heb : 818</text:span></text:p>
          </table:table-cell>
          <table:table-cell table:style-name="Tableau353.C2" office:value-type="string">
            <text:p text:style-name="P22">pk-membre : 74</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354" table:style-name="Tableau354">
        <table:table-column table:style-name="Tableau354.A"/>
        <table:table-column table:style-name="Tableau354.B"/>
        <table:table-row table:style-name="Tableau354.1">
          <table:table-cell table:style-name="Tableau354.A1" office:value-type="string">
            <text:p text:style-name="P4">photo</text:p>
          </table:table-cell>
          <table:table-cell table:style-name="Tableau354.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818</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355" table:style-name="Tableau355">
        <table:table-column table:style-name="Tableau355.A"/>
        <table:table-column table:style-name="Tableau355.B"/>
        <table:table-row table:style-name="Tableau355.1">
          <table:table-cell table:style-name="Tableau355.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10/10</text:span></text:p>
            <text:p text:style-name="P5"/>
            <text:p text:style-name="P5">nombre total de chambres : 5</text:p>
          </table:table-cell>
          <table:table-cell table:style-name="Tableau355.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356" table:style-name="Tableau356">
        <table:table-column table:style-name="Tableau356.A"/>
        <table:table-column table:style-name="Tableau356.B"/>
        <table:table-row table:style-name="Tableau356.1">
          <table:table-cell table:style-name="Tableau356.A1" office:value-type="string">
            <text:p text:style-name="P4">prénom et nom :</text:p>
            <text:p text:style-name="P2">Françoise <text:s/>GODART <text:s/></text:p>
            <text:p text:style-name="P2"/>
            <text:p text:style-name="P1"><text:span text:style-name="T2">tél. : 060 45 53 52</text:span></text:p>
            <text:p text:style-name="P2"/>
            <text:p text:style-name="P1"><text:span text:style-name="T2">gsm : 0495 525 345</text:span></text:p>
            <text:p text:style-name="P2"/>
            <text:p text:style-name="P1"><text:span text:style-name="T2">fax : 060 45 66 96</text:span></text:p>
            <text:p text:style-name="P2"/>
            <text:p text:style-name="P2">adresse e-mail : </text:p>
            <text:p text:style-name="P2">info@carrauterie.be</text:p>
            <text:p text:style-name="P2"/>
            <text:p text:style-name="P2">site internet personnel :</text:p>
            <text:p text:style-name="P2">www.carrauterie.be</text:p>
            <text:p text:style-name="P2"/>
            <text:p text:style-name="P2">langues parlées :</text:p>
            <text:p text:style-name="P28">FR - NL - EN</text:p>
            <text:p text:style-name="P2"/>
          </table:table-cell>
          <table:table-cell table:style-name="Tableau356.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357" table:style-name="Tableau357">
        <table:table-column table:style-name="Tableau357.A"/>
        <table:table-column table:style-name="Tableau357.B"/>
        <table:table-row table:style-name="Tableau357.1">
          <table:table-cell table:style-name="Tableau357.A1" office:value-type="string">
            <text:p text:style-name="P4">nom de l’hébergement :</text:p>
            <text:p text:style-name="P2">Domaine de la Carrauterie</text:p>
            <text:p text:style-name="P2"/>
            <text:p text:style-name="P2">rue :</text:p>
            <text:p text:style-name="P2">rue de la Station, 11B</text:p>
            <text:p text:style-name="P2"/>
            <text:p text:style-name="P2">code postal : 6470 Sivry-Rance</text:p>
            <text:p text:style-name="P2">localité pour la communication :</text:p>
            <text:p text:style-name="P24">Sivry</text:p>
            <text:p text:style-name="P2"/>
          </table:table-cell>
          <table:table-cell table:style-name="Tableau357.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358" table:style-name="Tableau358">
        <table:table-column table:style-name="Tableau358.A"/>
        <table:table-column table:style-name="Tableau358.B"/>
        <table:table-row table:style-name="Tableau358.1">
          <table:table-cell table:style-name="Tableau358.A1" office:value-type="string">
            <text:p text:style-name="P4"/>
            <text:p text:style-name="P2"/>
            <text:p text:style-name="P33"><text:span text:style-name="T2">tennis : </text:span></text:p>
            <text:p text:style-name="P5">sports nautiques : 8.0</text:p>
            <text:p text:style-name="P23">ski : </text:p>
            <text:p text:style-name="P5">randonnées balisées : 1.0</text:p>
            <text:p text:style-name="P5">piscine : 0.0<text:tab/></text:p>
            <text:p text:style-name="P5">pêche : <text:tab/></text:p>
            <text:p text:style-name="P5">équitation : 8.0</text:p>
            <text:p text:style-name="P5">vélos à disposition : </text:p>
            <text:p text:style-name="P5">circuit v.t.t. : 8.0</text:p>
            <text:p text:style-name="P5">ravel : <text:tab/></text:p>
            <text:p text:style-name="P2"/>
          </table:table-cell>
          <table:table-cell table:style-name="Tableau358.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359" table:style-name="Tableau359">
        <table:table-column table:style-name="Tableau359.A"/>
        <table:table-column table:style-name="Tableau359.B"/>
        <table:table-row table:style-name="Tableau359.1">
          <table:table-cell table:style-name="Tableau359.A1" office:value-type="string">
            <text:p text:style-name="P4"/>
            <text:p text:style-name="P5">commerces : 4.0</text:p>
            <text:p text:style-name="P5">restaurant : 4.0</text:p>
            <text:p text:style-name="P5">gare : 35.0</text:p>
            <text:p text:style-name="P5"/>
            <text:p text:style-name="P5">animaux domestiques admis : non</text:p>
            <text:p text:style-name="P5">hébergement fumeur : non</text:p>
          </table:table-cell>
          <table:table-cell table:style-name="Tableau359.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360" table:style-name="Tableau360">
        <table:table-column table:style-name="Tableau360.A"/>
        <table:table-column table:style-name="Tableau360.B"/>
        <table:table-column table:style-name="Tableau360.C" table:number-columns-repeated="3"/>
        <table:table-column table:style-name="Tableau360.F" table:number-columns-repeated="2"/>
        <table:table-column table:style-name="Tableau360.B"/>
        <table:table-column table:style-name="Tableau360.I"/>
        <table:table-column table:style-name="Tableau360.J"/>
        <table:table-column table:style-name="Tableau360.K"/>
        <table:table-column table:style-name="Tableau360.L"/>
        <table:table-row table:style-name="Tableau360.1">
          <table:table-cell table:style-name="Tableau360.A1" office:value-type="string">
            <text:p text:style-name="P4"/>
          </table:table-cell>
          <table:table-cell table:style-name="Tableau360.B1" office:value-type="string">
            <text:p text:style-name="P4"/>
          </table:table-cell>
          <table:table-cell table:style-name="Tableau360.B1" office:value-type="string">
            <text:p text:style-name="P4"/>
          </table:table-cell>
          <table:table-cell table:style-name="Tableau360.B1" office:value-type="string">
            <text:p text:style-name="P4"/>
          </table:table-cell>
          <table:table-cell table:style-name="Tableau360.B1" office:value-type="string">
            <text:p text:style-name="P4"/>
          </table:table-cell>
          <table:table-cell table:style-name="Tableau360.F1" office:value-type="string">
            <text:p text:style-name="P4"/>
          </table:table-cell>
          <table:table-cell table:style-name="Tableau360.A1" office:value-type="string">
            <text:p text:style-name="P4"/>
          </table:table-cell>
          <table:table-cell table:style-name="Tableau360.B1" office:value-type="string">
            <text:p text:style-name="P4"/>
          </table:table-cell>
          <table:table-cell table:style-name="Tableau360.B1" office:value-type="string">
            <text:p text:style-name="P4"/>
          </table:table-cell>
          <table:table-cell table:style-name="Tableau360.B1" office:value-type="string">
            <text:p text:style-name="P4"/>
          </table:table-cell>
          <table:table-cell table:style-name="Tableau360.B1" office:value-type="string">
            <text:p text:style-name="P4"/>
          </table:table-cell>
          <table:table-cell table:style-name="Tableau360.L1" office:value-type="string">
            <text:p text:style-name="P4"/>
          </table:table-cell>
        </table:table-row>
        <table:table-row table:style-name="Tableau360.1">
          <table:table-cell table:style-name="Tableau360.A2" office:value-type="string">
            <text:p text:style-name="P4"/>
          </table:table-cell>
          <table:table-cell table:style-name="Tableau360.B2" office:value-type="string">
            <text:p text:style-name="P4"/>
          </table:table-cell>
          <table:table-cell table:style-name="Tableau360.B2" office:value-type="string">
            <text:p text:style-name="P4">1 p.</text:p>
          </table:table-cell>
          <table:table-cell table:style-name="Tableau360.B2" office:value-type="string">
            <text:p text:style-name="P4">2 p.</text:p>
          </table:table-cell>
          <table:table-cell table:style-name="Tableau360.B2" office:value-type="string">
            <text:p text:style-name="P32"><text:span text:style-name="T2">3</text:span><text:span text:style-name="T22">ième</text:span><text:span text:style-name="T2"> p.</text:span></text:p>
          </table:table-cell>
          <table:table-cell table:style-name="Tableau360.A2" office:value-type="string">
            <text:p text:style-name="P4"/>
          </table:table-cell>
          <table:table-cell table:style-name="Tableau360.A2" office:value-type="string">
            <text:p text:style-name="P4"/>
          </table:table-cell>
          <table:table-cell table:style-name="Tableau360.B2" office:value-type="string">
            <text:p text:style-name="P4"/>
          </table:table-cell>
          <table:table-cell table:style-name="Tableau360.B2" office:value-type="string">
            <text:p text:style-name="P4">1 p.</text:p>
          </table:table-cell>
          <table:table-cell table:style-name="Tableau360.B2" office:value-type="string">
            <text:p text:style-name="P4">2 p.</text:p>
          </table:table-cell>
          <table:table-cell table:style-name="Tableau360.B2" office:value-type="string">
            <text:p text:style-name="P32"><text:span text:style-name="T2">3</text:span><text:span text:style-name="T22">ième</text:span><text:span text:style-name="T2"> p.</text:span></text:p>
          </table:table-cell>
          <table:table-cell table:style-name="Tableau360.L2" office:value-type="string">
            <text:p text:style-name="P4"/>
          </table:table-cell>
        </table:table-row>
        <table:table-row table:style-name="Tableau360.1">
          <table:table-cell table:style-name="Tableau360.A2" office:value-type="string">
            <text:p text:style-name="P4"/>
          </table:table-cell>
          <table:table-cell table:style-name="Tableau360.B2" office:value-type="string">
            <text:p text:style-name="P4">1 nuit + pt. déj.</text:p>
          </table:table-cell>
          <table:table-cell table:style-name="Tableau360.B2" office:value-type="string">
            <text:p text:style-name="P4">70.00</text:p>
          </table:table-cell>
          <table:table-cell table:style-name="Tableau360.B2" office:value-type="string">
            <text:p text:style-name="P4">80.00/88.00</text:p>
          </table:table-cell>
          <table:table-cell table:style-name="Tableau360.B2" office:value-type="string">
            <text:p text:style-name="P4">20.00</text:p>
          </table:table-cell>
          <table:table-cell table:style-name="Tableau360.A2" office:value-type="string">
            <text:p text:style-name="P4"/>
          </table:table-cell>
          <table:table-cell table:style-name="Tableau360.A2" office:value-type="string">
            <text:p text:style-name="P4"/>
          </table:table-cell>
          <table:table-cell table:style-name="Tableau360.B2" office:value-type="string">
            <text:p text:style-name="P4">1 nuit + pt. déj.</text:p>
          </table:table-cell>
          <table:table-cell table:style-name="Tableau360.B2" office:value-type="string">
            <text:p text:style-name="P4"/>
          </table:table-cell>
          <table:table-cell table:style-name="Tableau360.B2" office:value-type="string">
            <text:p text:style-name="P4"/>
          </table:table-cell>
          <table:table-cell table:style-name="Tableau360.B2" office:value-type="string">
            <text:p text:style-name="P4"/>
          </table:table-cell>
          <table:table-cell table:style-name="Tableau360.L2" office:value-type="string">
            <text:p text:style-name="P4"/>
          </table:table-cell>
        </table:table-row>
        <table:table-row table:style-name="Tableau360.1">
          <table:table-cell table:style-name="Tableau360.A2" office:value-type="string">
            <text:p text:style-name="P4"/>
          </table:table-cell>
          <table:table-cell table:style-name="Tableau360.B2" office:value-type="string">
            <text:p text:style-name="P4">réduction si pas de pt. déjeuner</text:p>
          </table:table-cell>
          <table:table-cell table:style-name="Tableau360.B2" office:value-type="string">
            <text:p text:style-name="P4"/>
          </table:table-cell>
          <table:table-cell table:style-name="Tableau360.B2" office:value-type="string">
            <text:p text:style-name="P4"/>
          </table:table-cell>
          <table:table-cell table:style-name="Tableau360.B2" office:value-type="string">
            <text:p text:style-name="P4"/>
          </table:table-cell>
          <table:table-cell table:style-name="Tableau360.A2" office:value-type="string">
            <text:p text:style-name="P4"/>
          </table:table-cell>
          <table:table-cell table:style-name="Tableau360.A2" office:value-type="string">
            <text:p text:style-name="P4"/>
          </table:table-cell>
          <table:table-cell table:style-name="Tableau360.B2" office:value-type="string">
            <text:p text:style-name="P4">réduction si pas de pt. déjeuner</text:p>
          </table:table-cell>
          <table:table-cell table:style-name="Tableau360.B2" office:value-type="string">
            <text:p text:style-name="P4"/>
          </table:table-cell>
          <table:table-cell table:style-name="Tableau360.B2" office:value-type="string">
            <text:p text:style-name="P4"/>
          </table:table-cell>
          <table:table-cell table:style-name="Tableau360.B2" office:value-type="string">
            <text:p text:style-name="P4"/>
          </table:table-cell>
          <table:table-cell table:style-name="Tableau360.L2" office:value-type="string">
            <text:p text:style-name="P4"/>
          </table:table-cell>
        </table:table-row>
        <table:table-row table:style-name="Tableau360.1">
          <table:table-cell table:style-name="Tableau360.A2" office:value-type="string">
            <text:p text:style-name="P4"/>
          </table:table-cell>
          <table:table-cell table:style-name="Tableau360.B2" office:value-type="string">
            <text:p text:style-name="P4">table d’hôtes</text:p>
          </table:table-cell>
          <table:table-cell table:style-name="Tableau360.B2" office:value-type="string">
            <text:p text:style-name="P55">15.00</text:p>
          </table:table-cell>
          <table:table-cell table:style-name="Tableau360.B2" office:value-type="string">
            <text:p text:style-name="P55"/>
          </table:table-cell>
          <table:table-cell table:style-name="Tableau360.E5" office:value-type="string">
            <text:p text:style-name="P4"/>
          </table:table-cell>
          <table:table-cell table:style-name="Tableau360.A2" office:value-type="string">
            <text:p text:style-name="P4"/>
          </table:table-cell>
          <table:table-cell table:style-name="Tableau360.A2" office:value-type="string">
            <text:p text:style-name="P4"/>
          </table:table-cell>
          <table:table-cell table:style-name="Tableau360.A2" office:value-type="string">
            <text:p text:style-name="P4">table d’hôtes</text:p>
          </table:table-cell>
          <table:table-cell table:style-name="Tableau360.A2" office:value-type="string">
            <text:p text:style-name="P10">/p.</text:p>
          </table:table-cell>
          <table:table-cell table:style-name="Tableau360.A2" office:value-type="string">
            <text:p text:style-name="P4"/>
          </table:table-cell>
          <table:table-cell table:style-name="Tableau360.K5" office:value-type="string">
            <text:p text:style-name="P4"/>
          </table:table-cell>
          <table:table-cell table:style-name="Tableau360.L5" office:value-type="string">
            <text:p text:style-name="P4"/>
          </table:table-cell>
        </table:table-row>
        <table:table-row table:style-name="Tableau360.6">
          <table:table-cell table:style-name="Tableau360.A2" office:value-type="string">
            <text:p text:style-name="P4"/>
          </table:table-cell>
          <table:table-cell table:style-name="Tableau360.B2" office:value-type="string">
            <text:p text:style-name="P4">autres</text:p>
            <text:p text:style-name="P2"/>
          </table:table-cell>
          <table:table-cell table:style-name="Tableau360.B2" table:number-columns-spanned="3" office:value-type="string">
            <text:p text:style-name="P26">Soins bien-être: à partir de 20.00</text:p>
          </table:table-cell>
          <table:covered-table-cell/>
          <table:covered-table-cell/>
          <table:table-cell table:style-name="Tableau360.A2" office:value-type="string">
            <text:p text:style-name="P4"/>
          </table:table-cell>
          <table:table-cell table:style-name="Tableau360.A2" office:value-type="string">
            <text:p text:style-name="P4"/>
          </table:table-cell>
          <table:table-cell table:style-name="Tableau360.H6" office:value-type="string">
            <text:p text:style-name="P4">autres</text:p>
          </table:table-cell>
          <table:table-cell table:style-name="Tableau360.H6" table:number-columns-spanned="3" office:value-type="string">
            <text:p text:style-name="P4"/>
          </table:table-cell>
          <table:covered-table-cell/>
          <table:covered-table-cell/>
          <table:table-cell table:style-name="Tableau360.L2" office:value-type="string">
            <text:p text:style-name="P4"/>
          </table:table-cell>
        </table:table-row>
        <table:table-row table:style-name="Tableau360.6">
          <table:table-cell table:style-name="Tableau360.A2" office:value-type="string">
            <text:p text:style-name="P4"/>
          </table:table-cell>
          <table:table-cell table:style-name="Tableau360.A2" table:number-columns-spanned="4" office:value-type="string">
            <text:p text:style-name="P4">type de table d’hôtes : th1</text:p>
          </table:table-cell>
          <table:covered-table-cell/>
          <table:covered-table-cell/>
          <table:covered-table-cell/>
          <table:table-cell table:style-name="Tableau360.A2" office:value-type="string">
            <text:p text:style-name="P4"/>
          </table:table-cell>
          <table:table-cell table:style-name="Tableau360.A2" office:value-type="string">
            <text:p text:style-name="P4"/>
          </table:table-cell>
          <table:table-cell table:style-name="Tableau360.A2" table:number-columns-spanned="4" office:value-type="string">
            <text:p text:style-name="P4">Type de table d’hôtes :</text:p>
          </table:table-cell>
          <table:covered-table-cell/>
          <table:covered-table-cell/>
          <table:covered-table-cell/>
          <table:table-cell table:style-name="Tableau360.L2" office:value-type="string">
            <text:p text:style-name="P4"/>
          </table:table-cell>
        </table:table-row>
        <table:table-row table:style-name="Tableau360.6">
          <table:table-cell>
            <table:table table:is-sub-table="true">
              <table:table-column table:style-name="Tableau360.A"/>
              <table:table-row table:style-name="Tableau360.6">
                <table:table-cell table:style-name="Tableau360.A2" office:value-type="string">
                  <text:p text:style-name="P4"/>
                </table:table-cell>
              </table:table-row>
              <table:table-row table:style-name="Tableau360.6">
                <table:table-cell table:style-name="Tableau360.A2" office:value-type="string">
                  <text:p text:style-name="P4"/>
                </table:table-cell>
              </table:table-row>
              <table:table-row table:style-name="Tableau360.6">
                <table:table-cell table:style-name="Tableau360.A2" office:value-type="string">
                  <text:p text:style-name="P4"/>
                </table:table-cell>
              </table:table-row>
            </table:table>
          </table:table-cell>
          <table:table-cell table:style-name="Tableau360.B2" table:number-columns-spanned="4" office:value-type="string">
            <text:p text:style-name="P4"/>
          </table:table-cell>
          <table:covered-table-cell/>
          <table:covered-table-cell/>
          <table:covered-table-cell/>
          <table:table-cell table:number-columns-spanned="7">
            <table:table table:is-sub-table="true">
              <table:table-column table:style-name="Tableau360.F" table:number-columns-repeated="2"/>
              <table:table-column table:style-name="Tableau360.F8.3"/>
              <table:table-column table:style-name="Tableau360.L"/>
              <table:table-row table:style-name="Tableau360.6">
                <table:table-cell table:style-name="Tableau360.A2" office:value-type="string">
                  <text:p text:style-name="P4"/>
                </table:table-cell>
                <table:table-cell table:style-name="Tableau360.A2" office:value-type="string">
                  <text:p text:style-name="P4"/>
                </table:table-cell>
                <table:table-cell table:style-name="Tableau360.A2" office:value-type="string">
                  <text:p text:style-name="P32"><text:span text:style-name="T16"></text:span><text:span text:style-name="T2"> <text:s/>assiette gourmande</text:span></text:p>
                </table:table-cell>
                <table:table-cell table:style-name="Tableau360.L2" office:value-type="string">
                  <text:p text:style-name="P4"/>
                </table:table-cell>
              </table:table-row>
              <table:table-row table:style-name="Tableau360.6">
                <table:table-cell table:style-name="Tableau360.A2" office:value-type="string">
                  <text:p text:style-name="P4"/>
                </table:table-cell>
                <table:table-cell table:style-name="Tableau360.A2" office:value-type="string">
                  <text:p text:style-name="P4"/>
                </table:table-cell>
                <table:table-cell table:style-name="Tableau360.A2" office:value-type="string">
                  <text:p text:style-name="P32"><text:span text:style-name="T16"></text:span><text:span text:style-name="T2"> <text:s/>repas familial</text:span></text:p>
                </table:table-cell>
                <table:table-cell table:style-name="Tableau360.L2" office:value-type="string">
                  <text:p text:style-name="P4"/>
                </table:table-cell>
              </table:table-row>
              <table:table-row table:style-name="Tableau360.6">
                <table:table-cell table:style-name="Tableau360.A2" office:value-type="string">
                  <text:p text:style-name="P4"/>
                </table:table-cell>
                <table:table-cell table:style-name="Tableau360.A2" office:value-type="string">
                  <text:p text:style-name="P4"/>
                </table:table-cell>
                <table:table-cell table:style-name="Tableau360.B2" office:value-type="string">
                  <text:p text:style-name="P32"><text:span text:style-name="T16"></text:span><text:span text:style-name="T2"> <text:s/>menu gastronomique</text:span></text:p>
                </table:table-cell>
                <table:table-cell table:style-name="Tableau360.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360.6">
          <table:table-cell table:style-name="Tableau360.A2" office:value-type="string">
            <text:p text:style-name="P4"/>
          </table:table-cell>
          <table:table-cell table:style-name="Tableau360.B2" table:number-columns-spanned="4" office:value-type="string">
            <text:p text:style-name="P4">taxe de séjour : non</text:p>
          </table:table-cell>
          <table:covered-table-cell/>
          <table:covered-table-cell/>
          <table:covered-table-cell/>
          <table:table-cell table:style-name="Tableau360.A2" office:value-type="string">
            <text:p text:style-name="P4"/>
          </table:table-cell>
          <table:table-cell table:style-name="Tableau360.A2" office:value-type="string">
            <text:p text:style-name="P4"/>
          </table:table-cell>
          <table:table-cell table:style-name="Tableau360.B2" table:number-columns-spanned="4" office:value-type="string">
            <text:p text:style-name="P4">taxe de séjour : <text:s/>….. par</text:p>
          </table:table-cell>
          <table:covered-table-cell/>
          <table:covered-table-cell/>
          <table:covered-table-cell/>
          <table:table-cell table:style-name="Tableau360.L2" office:value-type="string">
            <text:p text:style-name="P4"/>
          </table:table-cell>
        </table:table-row>
        <table:table-row table:style-name="Tableau360.1">
          <table:table-cell table:style-name="Tableau360.B2" office:value-type="string">
            <text:p text:style-name="P4"/>
          </table:table-cell>
          <table:table-cell table:style-name="Tableau360.E5" office:value-type="string">
            <text:p text:style-name="P4"/>
          </table:table-cell>
          <table:table-cell table:style-name="Tableau360.E5" office:value-type="string">
            <text:p text:style-name="P4"/>
          </table:table-cell>
          <table:table-cell table:style-name="Tableau360.E5" office:value-type="string">
            <text:p text:style-name="P4"/>
          </table:table-cell>
          <table:table-cell table:style-name="Tableau360.E5" office:value-type="string">
            <text:p text:style-name="P4"/>
          </table:table-cell>
          <table:table-cell table:style-name="Tableau360.E5" office:value-type="string">
            <text:p text:style-name="P4"/>
          </table:table-cell>
          <table:table-cell table:style-name="Tableau360.E5" office:value-type="string">
            <text:p text:style-name="P4"/>
          </table:table-cell>
          <table:table-cell table:style-name="Tableau360.E5" office:value-type="string">
            <text:p text:style-name="P4"/>
          </table:table-cell>
          <table:table-cell table:style-name="Tableau360.E5" office:value-type="string">
            <text:p text:style-name="P4"/>
          </table:table-cell>
          <table:table-cell table:style-name="Tableau360.E5" office:value-type="string">
            <text:p text:style-name="P4"/>
          </table:table-cell>
          <table:table-cell table:style-name="Tableau360.E5" office:value-type="string">
            <text:p text:style-name="P4"/>
          </table:table-cell>
          <table:table-cell table:style-name="Tableau360.L10" office:value-type="string">
            <text:p text:style-name="P4"/>
          </table:table-cell>
        </table:table-row>
      </table:table>
      <text:p text:style-name="P30">8. <text:s/>composition de l’hébergement</text:p>
      <table:table table:name="Tableau361" table:style-name="Tableau361">
        <table:table-column table:style-name="Tableau361.A"/>
        <table:table-column table:style-name="Tableau361.B"/>
        <table:table-row table:style-name="Tableau361.1">
          <table:table-cell table:style-name="Tableau361.A1" office:value-type="string">
            <text:p text:style-name="P4">Points forts : à l'orée des bois, isolé, sur 2 niveaux</text:p>
            <text:p text:style-name="P21"/>
            <text:p text:style-name="P2"/>
          </table:table-cell>
          <table:table-cell table:style-name="Tableau361.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361.1">
          <table:table-cell table:style-name="Tableau361.A2" office:value-type="string">
            <text:p text:style-name="P4">Distribution : rez : 2 ch. (1x2p., sdb, wc). 1er ét. : 2 ch. (2x1p., sdb, wc), 1 ch. (1x2p., sdb, wc), sauna, jacuzzi, chauffage central. jardin : terrasses, piscine.</text:p>
            <text:p text:style-name="P28"/>
          </table:table-cell>
          <table:table-cell table:style-name="Tableau361.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361.1">
          <table:table-cell table:style-name="Tableau361.A2" office:value-type="string">
            <text:p text:style-name="P4">Pictogrammes de confort :</text:p>
            <text:p text:style-name="P5">Lit 1 pers. : 4</text:p>
            <text:p text:style-name="P5">Lit 2 pers. : 3</text:p>
            <text:p text:style-name="P5">Lit superposé (1 lit = 2 pers.)  : 0</text:p>
            <text:p text:style-name="P33"><text:span text:style-name="T2">Lit bébé : 0</text:span></text:p>
            <text:p text:style-name="P5"/>
            <text:p text:style-name="P23">tv : oui</text:p>
            <text:p text:style-name="P5">feu ouvert/cassette : oui</text:p>
            <text:p text:style-name="P5">accès-internet : </text:p>
            <text:p text:style-name="P5"/>
          </table:table-cell>
          <table:table-cell table:style-name="Tableau361.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362" table:style-name="Tableau362">
        <table:table-column table:style-name="Tableau362.A"/>
        <table:table-column table:style-name="Tableau362.B"/>
        <table:table-row table:style-name="Tableau362.1">
          <table:table-cell table:style-name="Tableau362.A1" office:value-type="string">
            <text:p text:style-name="P4">Le Domaine de la Carrauterie propose 5 chambres où charme et raffinement se conjuguent pour votre plus grand bonheur. Tout est prévu pour votre ressourcement: balnéo, massages, saunas, piscine, jacuzzi, sur fond de musique indienne, champagne à la main...</text:p>
            <text:p text:style-name="P2"/>
          </table:table-cell>
          <table:table-cell table:style-name="Tableau362.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363" table:style-name="Tableau363">
        <table:table-column table:style-name="Tableau363.A"/>
        <table:table-column table:style-name="Tableau363.B"/>
        <table:table-row table:style-name="Tableau363.1">
          <table:table-cell table:style-name="Tableau363.A1" office:value-type="string">
            <text:p text:style-name="P4"/>
            <text:p text:style-name="P2">Réservation via Belsud : </text:p>
            <text:p text:style-name="P2"/>
          </table:table-cell>
          <table:table-cell table:style-name="Tableau363.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364" table:style-name="Tableau364">
        <table:table-column table:style-name="Tableau364.A"/>
        <table:table-column table:style-name="Tableau364.B"/>
        <table:table-row table:style-name="Tableau364.1">
          <table:table-cell table:style-name="Tableau364.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364.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365" table:style-name="Tableau365">
        <table:table-column table:style-name="Tableau365.A"/>
        <table:table-column table:style-name="Tableau365.B"/>
        <table:table-row table:style-name="Tableau365.1">
          <table:table-cell table:style-name="Tableau365.A1" office:value-type="string">
            <text:p text:style-name="P71"/>
          </table:table-cell>
          <table:table-cell table:style-name="Tableau365.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366" table:style-name="Tableau366">
        <table:table-column table:style-name="Tableau366.A"/>
        <table:table-column table:style-name="Tableau366.B"/>
        <table:table-column table:style-name="Tableau366.C"/>
        <table:table-row table:style-name="Tableau366.1">
          <table:table-cell table:style-name="Tableau366.A1" table:number-columns-spanned="3" office:value-type="string">
            <text:p text:style-name="P4">Reçu le :</text:p>
            <text:p text:style-name="P2"/>
          </table:table-cell>
          <table:covered-table-cell/>
          <table:covered-table-cell/>
        </table:table-row>
        <table:table-row table:style-name="Tableau366.2">
          <table:table-cell table:style-name="Tableau366.A2" office:value-type="string">
            <text:p text:style-name="P4">Encodage :</text:p>
            <text:p text:style-name="P2"/>
          </table:table-cell>
          <table:table-cell table:style-name="Tableau366.A2" office:value-type="string">
            <text:p text:style-name="P32"><text:span text:style-name="T6">pk-heb : 840</text:span></text:p>
          </table:table-cell>
          <table:table-cell table:style-name="Tableau366.C2" office:value-type="string">
            <text:p text:style-name="P22">pk-membre : 283</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367" table:style-name="Tableau367">
        <table:table-column table:style-name="Tableau367.A"/>
        <table:table-column table:style-name="Tableau367.B"/>
        <table:table-row table:style-name="Tableau367.1">
          <table:table-cell table:style-name="Tableau367.A1" office:value-type="string">
            <text:p text:style-name="P4">photo</text:p>
          </table:table-cell>
          <table:table-cell table:style-name="Tableau367.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840</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368" table:style-name="Tableau368">
        <table:table-column table:style-name="Tableau368.A"/>
        <table:table-column table:style-name="Tableau368.B"/>
        <table:table-row table:style-name="Tableau368.1">
          <table:table-cell table:style-name="Tableau368.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10</text:span></text:p>
            <text:p text:style-name="P5"/>
            <text:p text:style-name="P5">nombre total de chambres : 5</text:p>
          </table:table-cell>
          <table:table-cell table:style-name="Tableau368.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369" table:style-name="Tableau369">
        <table:table-column table:style-name="Tableau369.A"/>
        <table:table-column table:style-name="Tableau369.B"/>
        <table:table-row table:style-name="Tableau369.1">
          <table:table-cell table:style-name="Tableau369.A1" office:value-type="string">
            <text:p text:style-name="P4">prénom et nom :</text:p>
            <text:p text:style-name="P2">Annick <text:s/>et Ferdi DERMIENCE-TREVIS </text:p>
            <text:p text:style-name="P2"/>
            <text:p text:style-name="P1"><text:span text:style-name="T2">tél. : 071 61 43 05</text:span></text:p>
            <text:p text:style-name="P2"/>
            <text:p text:style-name="P1"><text:span text:style-name="T2">gsm : </text:span></text:p>
            <text:p text:style-name="P2"/>
            <text:p text:style-name="P1"><text:span text:style-name="T2">fax : 071 61 22 05</text:span></text:p>
            <text:p text:style-name="P2"/>
            <text:p text:style-name="P2">adresse e-mail : </text:p>
            <text:p text:style-name="P2">info@confluences.be</text:p>
            <text:p text:style-name="P2"/>
            <text:p text:style-name="P2">site internet personnel :</text:p>
            <text:p text:style-name="P2">www.confluences.be</text:p>
            <text:p text:style-name="P2"/>
            <text:p text:style-name="P2">langues parlées :</text:p>
            <text:p text:style-name="P28">FR - NL - EN - IT </text:p>
            <text:p text:style-name="P2"/>
          </table:table-cell>
          <table:table-cell table:style-name="Tableau369.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370" table:style-name="Tableau370">
        <table:table-column table:style-name="Tableau370.A"/>
        <table:table-column table:style-name="Tableau370.B"/>
        <table:table-row table:style-name="Tableau370.1">
          <table:table-cell table:style-name="Tableau370.A1" office:value-type="string">
            <text:p text:style-name="P4">nom de l’hébergement :</text:p>
            <text:p text:style-name="P2">Confluences</text:p>
            <text:p text:style-name="P2"/>
            <text:p text:style-name="P2">rue :</text:p>
            <text:p text:style-name="P2">Grand Place, 42</text:p>
            <text:p text:style-name="P2"/>
            <text:p text:style-name="P2">code postal : 5650 Walcourt</text:p>
            <text:p text:style-name="P2">localité pour la communication :</text:p>
            <text:p text:style-name="P24">Walcourt</text:p>
            <text:p text:style-name="P2"/>
          </table:table-cell>
          <table:table-cell table:style-name="Tableau370.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371" table:style-name="Tableau371">
        <table:table-column table:style-name="Tableau371.A"/>
        <table:table-column table:style-name="Tableau371.B"/>
        <table:table-row table:style-name="Tableau371.1">
          <table:table-cell table:style-name="Tableau371.A1" office:value-type="string">
            <text:p text:style-name="P4"/>
            <text:p text:style-name="P2"/>
            <text:p text:style-name="P33"><text:span text:style-name="T2">tennis : 0.2</text:span></text:p>
            <text:p text:style-name="P5">sports nautiques : </text:p>
            <text:p text:style-name="P23">ski : </text:p>
            <text:p text:style-name="P5">randonnées balisées : 0.2</text:p>
            <text:p text:style-name="P5">piscine : <text:tab/></text:p>
            <text:p text:style-name="P5">pêche : 0.5<text:tab/></text:p>
            <text:p text:style-name="P5">équitation : 0.5</text:p>
            <text:p text:style-name="P5">vélos à disposition : </text:p>
            <text:p text:style-name="P5">circuit v.t.t. : </text:p>
            <text:p text:style-name="P5">ravel : <text:tab/></text:p>
            <text:p text:style-name="P2"/>
          </table:table-cell>
          <table:table-cell table:style-name="Tableau371.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372" table:style-name="Tableau372">
        <table:table-column table:style-name="Tableau372.A"/>
        <table:table-column table:style-name="Tableau372.B"/>
        <table:table-row table:style-name="Tableau372.1">
          <table:table-cell table:style-name="Tableau372.A1" office:value-type="string">
            <text:p text:style-name="P4"/>
            <text:p text:style-name="P5">commerces : </text:p>
            <text:p text:style-name="P5">restaurant : 0.1</text:p>
            <text:p text:style-name="P5">gare : 0.8</text:p>
            <text:p text:style-name="P5"/>
            <text:p text:style-name="P5">animaux domestiques admis : non</text:p>
            <text:p text:style-name="P5">hébergement fumeur : non</text:p>
          </table:table-cell>
          <table:table-cell table:style-name="Tableau372.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373" table:style-name="Tableau373">
        <table:table-column table:style-name="Tableau373.A"/>
        <table:table-column table:style-name="Tableau373.B"/>
        <table:table-column table:style-name="Tableau373.C" table:number-columns-repeated="3"/>
        <table:table-column table:style-name="Tableau373.F" table:number-columns-repeated="2"/>
        <table:table-column table:style-name="Tableau373.B"/>
        <table:table-column table:style-name="Tableau373.I"/>
        <table:table-column table:style-name="Tableau373.J"/>
        <table:table-column table:style-name="Tableau373.K"/>
        <table:table-column table:style-name="Tableau373.L"/>
        <table:table-row table:style-name="Tableau373.1">
          <table:table-cell table:style-name="Tableau373.A1" office:value-type="string">
            <text:p text:style-name="P4"/>
          </table:table-cell>
          <table:table-cell table:style-name="Tableau373.B1" office:value-type="string">
            <text:p text:style-name="P4"/>
          </table:table-cell>
          <table:table-cell table:style-name="Tableau373.B1" office:value-type="string">
            <text:p text:style-name="P4"/>
          </table:table-cell>
          <table:table-cell table:style-name="Tableau373.B1" office:value-type="string">
            <text:p text:style-name="P4"/>
          </table:table-cell>
          <table:table-cell table:style-name="Tableau373.B1" office:value-type="string">
            <text:p text:style-name="P4"/>
          </table:table-cell>
          <table:table-cell table:style-name="Tableau373.F1" office:value-type="string">
            <text:p text:style-name="P4"/>
          </table:table-cell>
          <table:table-cell table:style-name="Tableau373.A1" office:value-type="string">
            <text:p text:style-name="P4"/>
          </table:table-cell>
          <table:table-cell table:style-name="Tableau373.B1" office:value-type="string">
            <text:p text:style-name="P4"/>
          </table:table-cell>
          <table:table-cell table:style-name="Tableau373.B1" office:value-type="string">
            <text:p text:style-name="P4"/>
          </table:table-cell>
          <table:table-cell table:style-name="Tableau373.B1" office:value-type="string">
            <text:p text:style-name="P4"/>
          </table:table-cell>
          <table:table-cell table:style-name="Tableau373.B1" office:value-type="string">
            <text:p text:style-name="P4"/>
          </table:table-cell>
          <table:table-cell table:style-name="Tableau373.L1" office:value-type="string">
            <text:p text:style-name="P4"/>
          </table:table-cell>
        </table:table-row>
        <table:table-row table:style-name="Tableau373.1">
          <table:table-cell table:style-name="Tableau373.A2" office:value-type="string">
            <text:p text:style-name="P4"/>
          </table:table-cell>
          <table:table-cell table:style-name="Tableau373.B2" office:value-type="string">
            <text:p text:style-name="P4"/>
          </table:table-cell>
          <table:table-cell table:style-name="Tableau373.B2" office:value-type="string">
            <text:p text:style-name="P4">1 p.</text:p>
          </table:table-cell>
          <table:table-cell table:style-name="Tableau373.B2" office:value-type="string">
            <text:p text:style-name="P4">2 p.</text:p>
          </table:table-cell>
          <table:table-cell table:style-name="Tableau373.B2" office:value-type="string">
            <text:p text:style-name="P32"><text:span text:style-name="T2">3</text:span><text:span text:style-name="T22">ième</text:span><text:span text:style-name="T2"> p.</text:span></text:p>
          </table:table-cell>
          <table:table-cell table:style-name="Tableau373.A2" office:value-type="string">
            <text:p text:style-name="P4"/>
          </table:table-cell>
          <table:table-cell table:style-name="Tableau373.A2" office:value-type="string">
            <text:p text:style-name="P4"/>
          </table:table-cell>
          <table:table-cell table:style-name="Tableau373.B2" office:value-type="string">
            <text:p text:style-name="P4"/>
          </table:table-cell>
          <table:table-cell table:style-name="Tableau373.B2" office:value-type="string">
            <text:p text:style-name="P4">1 p.</text:p>
          </table:table-cell>
          <table:table-cell table:style-name="Tableau373.B2" office:value-type="string">
            <text:p text:style-name="P4">2 p.</text:p>
          </table:table-cell>
          <table:table-cell table:style-name="Tableau373.B2" office:value-type="string">
            <text:p text:style-name="P32"><text:span text:style-name="T2">3</text:span><text:span text:style-name="T22">ième</text:span><text:span text:style-name="T2"> p.</text:span></text:p>
          </table:table-cell>
          <table:table-cell table:style-name="Tableau373.L2" office:value-type="string">
            <text:p text:style-name="P4"/>
          </table:table-cell>
        </table:table-row>
        <table:table-row table:style-name="Tableau373.1">
          <table:table-cell table:style-name="Tableau373.A2" office:value-type="string">
            <text:p text:style-name="P4"/>
          </table:table-cell>
          <table:table-cell table:style-name="Tableau373.B2" office:value-type="string">
            <text:p text:style-name="P4">1 nuit + pt. déj.</text:p>
          </table:table-cell>
          <table:table-cell table:style-name="Tableau373.B2" office:value-type="string">
            <text:p text:style-name="P4">35.00</text:p>
          </table:table-cell>
          <table:table-cell table:style-name="Tableau373.B2" office:value-type="string">
            <text:p text:style-name="P4">50.00</text:p>
          </table:table-cell>
          <table:table-cell table:style-name="Tableau373.B2" office:value-type="string">
            <text:p text:style-name="P4">20.00</text:p>
          </table:table-cell>
          <table:table-cell table:style-name="Tableau373.A2" office:value-type="string">
            <text:p text:style-name="P4"/>
          </table:table-cell>
          <table:table-cell table:style-name="Tableau373.A2" office:value-type="string">
            <text:p text:style-name="P4"/>
          </table:table-cell>
          <table:table-cell table:style-name="Tableau373.B2" office:value-type="string">
            <text:p text:style-name="P4">1 nuit + pt. déj.</text:p>
          </table:table-cell>
          <table:table-cell table:style-name="Tableau373.B2" office:value-type="string">
            <text:p text:style-name="P4"/>
          </table:table-cell>
          <table:table-cell table:style-name="Tableau373.B2" office:value-type="string">
            <text:p text:style-name="P4"/>
          </table:table-cell>
          <table:table-cell table:style-name="Tableau373.B2" office:value-type="string">
            <text:p text:style-name="P4"/>
          </table:table-cell>
          <table:table-cell table:style-name="Tableau373.L2" office:value-type="string">
            <text:p text:style-name="P4"/>
          </table:table-cell>
        </table:table-row>
        <table:table-row table:style-name="Tableau373.1">
          <table:table-cell table:style-name="Tableau373.A2" office:value-type="string">
            <text:p text:style-name="P4"/>
          </table:table-cell>
          <table:table-cell table:style-name="Tableau373.B2" office:value-type="string">
            <text:p text:style-name="P4">réduction si pas de pt. déjeuner</text:p>
          </table:table-cell>
          <table:table-cell table:style-name="Tableau373.B2" office:value-type="string">
            <text:p text:style-name="P4"/>
          </table:table-cell>
          <table:table-cell table:style-name="Tableau373.B2" office:value-type="string">
            <text:p text:style-name="P4"/>
          </table:table-cell>
          <table:table-cell table:style-name="Tableau373.B2" office:value-type="string">
            <text:p text:style-name="P4"/>
          </table:table-cell>
          <table:table-cell table:style-name="Tableau373.A2" office:value-type="string">
            <text:p text:style-name="P4"/>
          </table:table-cell>
          <table:table-cell table:style-name="Tableau373.A2" office:value-type="string">
            <text:p text:style-name="P4"/>
          </table:table-cell>
          <table:table-cell table:style-name="Tableau373.B2" office:value-type="string">
            <text:p text:style-name="P4">réduction si pas de pt. déjeuner</text:p>
          </table:table-cell>
          <table:table-cell table:style-name="Tableau373.B2" office:value-type="string">
            <text:p text:style-name="P4"/>
          </table:table-cell>
          <table:table-cell table:style-name="Tableau373.B2" office:value-type="string">
            <text:p text:style-name="P4"/>
          </table:table-cell>
          <table:table-cell table:style-name="Tableau373.B2" office:value-type="string">
            <text:p text:style-name="P4"/>
          </table:table-cell>
          <table:table-cell table:style-name="Tableau373.L2" office:value-type="string">
            <text:p text:style-name="P4"/>
          </table:table-cell>
        </table:table-row>
        <table:table-row table:style-name="Tableau373.1">
          <table:table-cell table:style-name="Tableau373.A2" office:value-type="string">
            <text:p text:style-name="P4"/>
          </table:table-cell>
          <table:table-cell table:style-name="Tableau373.B2" office:value-type="string">
            <text:p text:style-name="P4">table d’hôtes</text:p>
          </table:table-cell>
          <table:table-cell table:style-name="Tableau373.B2" office:value-type="string">
            <text:p text:style-name="P55">16.00</text:p>
          </table:table-cell>
          <table:table-cell table:style-name="Tableau373.B2" office:value-type="string">
            <text:p text:style-name="P55"/>
          </table:table-cell>
          <table:table-cell table:style-name="Tableau373.E5" office:value-type="string">
            <text:p text:style-name="P4"/>
          </table:table-cell>
          <table:table-cell table:style-name="Tableau373.A2" office:value-type="string">
            <text:p text:style-name="P4"/>
          </table:table-cell>
          <table:table-cell table:style-name="Tableau373.A2" office:value-type="string">
            <text:p text:style-name="P4"/>
          </table:table-cell>
          <table:table-cell table:style-name="Tableau373.A2" office:value-type="string">
            <text:p text:style-name="P4">table d’hôtes</text:p>
          </table:table-cell>
          <table:table-cell table:style-name="Tableau373.A2" office:value-type="string">
            <text:p text:style-name="P10">/p.</text:p>
          </table:table-cell>
          <table:table-cell table:style-name="Tableau373.A2" office:value-type="string">
            <text:p text:style-name="P4"/>
          </table:table-cell>
          <table:table-cell table:style-name="Tableau373.K5" office:value-type="string">
            <text:p text:style-name="P4"/>
          </table:table-cell>
          <table:table-cell table:style-name="Tableau373.L5" office:value-type="string">
            <text:p text:style-name="P4"/>
          </table:table-cell>
        </table:table-row>
        <table:table-row table:style-name="Tableau373.6">
          <table:table-cell table:style-name="Tableau373.A2" office:value-type="string">
            <text:p text:style-name="P4"/>
          </table:table-cell>
          <table:table-cell table:style-name="Tableau373.B2" office:value-type="string">
            <text:p text:style-name="P4">autres</text:p>
            <text:p text:style-name="P2"/>
          </table:table-cell>
          <table:table-cell table:style-name="Tableau373.B2" table:number-columns-spanned="3" office:value-type="string">
            <text:p text:style-name="P26"/>
          </table:table-cell>
          <table:covered-table-cell/>
          <table:covered-table-cell/>
          <table:table-cell table:style-name="Tableau373.A2" office:value-type="string">
            <text:p text:style-name="P4"/>
          </table:table-cell>
          <table:table-cell table:style-name="Tableau373.A2" office:value-type="string">
            <text:p text:style-name="P4"/>
          </table:table-cell>
          <table:table-cell table:style-name="Tableau373.H6" office:value-type="string">
            <text:p text:style-name="P4">autres</text:p>
          </table:table-cell>
          <table:table-cell table:style-name="Tableau373.H6" table:number-columns-spanned="3" office:value-type="string">
            <text:p text:style-name="P4"/>
          </table:table-cell>
          <table:covered-table-cell/>
          <table:covered-table-cell/>
          <table:table-cell table:style-name="Tableau373.L2" office:value-type="string">
            <text:p text:style-name="P4"/>
          </table:table-cell>
        </table:table-row>
        <table:table-row table:style-name="Tableau373.6">
          <table:table-cell table:style-name="Tableau373.A2" office:value-type="string">
            <text:p text:style-name="P4"/>
          </table:table-cell>
          <table:table-cell table:style-name="Tableau373.A2" table:number-columns-spanned="4" office:value-type="string">
            <text:p text:style-name="P4">type de table d’hôtes : th3</text:p>
          </table:table-cell>
          <table:covered-table-cell/>
          <table:covered-table-cell/>
          <table:covered-table-cell/>
          <table:table-cell table:style-name="Tableau373.A2" office:value-type="string">
            <text:p text:style-name="P4"/>
          </table:table-cell>
          <table:table-cell table:style-name="Tableau373.A2" office:value-type="string">
            <text:p text:style-name="P4"/>
          </table:table-cell>
          <table:table-cell table:style-name="Tableau373.A2" table:number-columns-spanned="4" office:value-type="string">
            <text:p text:style-name="P4">Type de table d’hôtes :</text:p>
          </table:table-cell>
          <table:covered-table-cell/>
          <table:covered-table-cell/>
          <table:covered-table-cell/>
          <table:table-cell table:style-name="Tableau373.L2" office:value-type="string">
            <text:p text:style-name="P4"/>
          </table:table-cell>
        </table:table-row>
        <table:table-row table:style-name="Tableau373.6">
          <table:table-cell>
            <table:table table:is-sub-table="true">
              <table:table-column table:style-name="Tableau373.A"/>
              <table:table-row table:style-name="Tableau373.6">
                <table:table-cell table:style-name="Tableau373.A2" office:value-type="string">
                  <text:p text:style-name="P4"/>
                </table:table-cell>
              </table:table-row>
              <table:table-row table:style-name="Tableau373.6">
                <table:table-cell table:style-name="Tableau373.A2" office:value-type="string">
                  <text:p text:style-name="P4"/>
                </table:table-cell>
              </table:table-row>
              <table:table-row table:style-name="Tableau373.6">
                <table:table-cell table:style-name="Tableau373.A2" office:value-type="string">
                  <text:p text:style-name="P4"/>
                </table:table-cell>
              </table:table-row>
            </table:table>
          </table:table-cell>
          <table:table-cell table:style-name="Tableau373.B2" table:number-columns-spanned="4" office:value-type="string">
            <text:p text:style-name="P4"/>
          </table:table-cell>
          <table:covered-table-cell/>
          <table:covered-table-cell/>
          <table:covered-table-cell/>
          <table:table-cell table:number-columns-spanned="7">
            <table:table table:is-sub-table="true">
              <table:table-column table:style-name="Tableau373.F" table:number-columns-repeated="2"/>
              <table:table-column table:style-name="Tableau373.F8.3"/>
              <table:table-column table:style-name="Tableau373.L"/>
              <table:table-row table:style-name="Tableau373.6">
                <table:table-cell table:style-name="Tableau373.A2" office:value-type="string">
                  <text:p text:style-name="P4"/>
                </table:table-cell>
                <table:table-cell table:style-name="Tableau373.A2" office:value-type="string">
                  <text:p text:style-name="P4"/>
                </table:table-cell>
                <table:table-cell table:style-name="Tableau373.A2" office:value-type="string">
                  <text:p text:style-name="P32"><text:span text:style-name="T16"></text:span><text:span text:style-name="T2"> <text:s/>assiette gourmande</text:span></text:p>
                </table:table-cell>
                <table:table-cell table:style-name="Tableau373.L2" office:value-type="string">
                  <text:p text:style-name="P4"/>
                </table:table-cell>
              </table:table-row>
              <table:table-row table:style-name="Tableau373.6">
                <table:table-cell table:style-name="Tableau373.A2" office:value-type="string">
                  <text:p text:style-name="P4"/>
                </table:table-cell>
                <table:table-cell table:style-name="Tableau373.A2" office:value-type="string">
                  <text:p text:style-name="P4"/>
                </table:table-cell>
                <table:table-cell table:style-name="Tableau373.A2" office:value-type="string">
                  <text:p text:style-name="P32"><text:span text:style-name="T16"></text:span><text:span text:style-name="T2"> <text:s/>repas familial</text:span></text:p>
                </table:table-cell>
                <table:table-cell table:style-name="Tableau373.L2" office:value-type="string">
                  <text:p text:style-name="P4"/>
                </table:table-cell>
              </table:table-row>
              <table:table-row table:style-name="Tableau373.6">
                <table:table-cell table:style-name="Tableau373.A2" office:value-type="string">
                  <text:p text:style-name="P4"/>
                </table:table-cell>
                <table:table-cell table:style-name="Tableau373.A2" office:value-type="string">
                  <text:p text:style-name="P4"/>
                </table:table-cell>
                <table:table-cell table:style-name="Tableau373.B2" office:value-type="string">
                  <text:p text:style-name="P32"><text:span text:style-name="T16"></text:span><text:span text:style-name="T2"> <text:s/>menu gastronomique</text:span></text:p>
                </table:table-cell>
                <table:table-cell table:style-name="Tableau373.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373.6">
          <table:table-cell table:style-name="Tableau373.A2" office:value-type="string">
            <text:p text:style-name="P4"/>
          </table:table-cell>
          <table:table-cell table:style-name="Tableau373.B2" table:number-columns-spanned="4" office:value-type="string">
            <text:p text:style-name="P4">taxe de séjour : non</text:p>
          </table:table-cell>
          <table:covered-table-cell/>
          <table:covered-table-cell/>
          <table:covered-table-cell/>
          <table:table-cell table:style-name="Tableau373.A2" office:value-type="string">
            <text:p text:style-name="P4"/>
          </table:table-cell>
          <table:table-cell table:style-name="Tableau373.A2" office:value-type="string">
            <text:p text:style-name="P4"/>
          </table:table-cell>
          <table:table-cell table:style-name="Tableau373.B2" table:number-columns-spanned="4" office:value-type="string">
            <text:p text:style-name="P4">taxe de séjour : <text:s/>….. par</text:p>
          </table:table-cell>
          <table:covered-table-cell/>
          <table:covered-table-cell/>
          <table:covered-table-cell/>
          <table:table-cell table:style-name="Tableau373.L2" office:value-type="string">
            <text:p text:style-name="P4"/>
          </table:table-cell>
        </table:table-row>
        <table:table-row table:style-name="Tableau373.1">
          <table:table-cell table:style-name="Tableau373.B2" office:value-type="string">
            <text:p text:style-name="P4"/>
          </table:table-cell>
          <table:table-cell table:style-name="Tableau373.E5" office:value-type="string">
            <text:p text:style-name="P4"/>
          </table:table-cell>
          <table:table-cell table:style-name="Tableau373.E5" office:value-type="string">
            <text:p text:style-name="P4"/>
          </table:table-cell>
          <table:table-cell table:style-name="Tableau373.E5" office:value-type="string">
            <text:p text:style-name="P4"/>
          </table:table-cell>
          <table:table-cell table:style-name="Tableau373.E5" office:value-type="string">
            <text:p text:style-name="P4"/>
          </table:table-cell>
          <table:table-cell table:style-name="Tableau373.E5" office:value-type="string">
            <text:p text:style-name="P4"/>
          </table:table-cell>
          <table:table-cell table:style-name="Tableau373.E5" office:value-type="string">
            <text:p text:style-name="P4"/>
          </table:table-cell>
          <table:table-cell table:style-name="Tableau373.E5" office:value-type="string">
            <text:p text:style-name="P4"/>
          </table:table-cell>
          <table:table-cell table:style-name="Tableau373.E5" office:value-type="string">
            <text:p text:style-name="P4"/>
          </table:table-cell>
          <table:table-cell table:style-name="Tableau373.E5" office:value-type="string">
            <text:p text:style-name="P4"/>
          </table:table-cell>
          <table:table-cell table:style-name="Tableau373.E5" office:value-type="string">
            <text:p text:style-name="P4"/>
          </table:table-cell>
          <table:table-cell table:style-name="Tableau373.L10" office:value-type="string">
            <text:p text:style-name="P4"/>
          </table:table-cell>
        </table:table-row>
      </table:table>
      <text:p text:style-name="P30">8. <text:s/>composition de l’hébergement</text:p>
      <table:table table:name="Tableau374" table:style-name="Tableau374">
        <table:table-column table:style-name="Tableau374.A"/>
        <table:table-column table:style-name="Tableau374.B"/>
        <table:table-row table:style-name="Tableau374.1">
          <table:table-cell table:style-name="Tableau374.A1" office:value-type="string">
            <text:p text:style-name="P4">Points forts : dans un hameau</text:p>
            <text:p text:style-name="P21"/>
            <text:p text:style-name="P2"/>
          </table:table-cell>
          <table:table-cell table:style-name="Tableau374.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374.1">
          <table:table-cell table:style-name="Tableau374.A2" office:value-type="string">
            <text:p text:style-name="P4">Distribution : 1 ét. : 2 ch. (1x2p., sdd, wc). 2e ét. : 3 ch. (2x1p., sdd, wc), salon/sam, chauffage central. terrasse</text:p>
            <text:p text:style-name="P28"/>
          </table:table-cell>
          <table:table-cell table:style-name="Tableau374.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374.1">
          <table:table-cell table:style-name="Tableau374.A2" office:value-type="string">
            <text:p text:style-name="P4">Pictogrammes de confort :</text:p>
            <text:p text:style-name="P5">Lit 1 pers. : 6</text:p>
            <text:p text:style-name="P5">Lit 2 pers. : 2</text:p>
            <text:p text:style-name="P5">Lit superposé (1 lit = 2 pers.)  : 0</text:p>
            <text:p text:style-name="P33"><text:span text:style-name="T2">Lit bébé : 0</text:span></text:p>
            <text:p text:style-name="P5"/>
            <text:p text:style-name="P23">tv : </text:p>
            <text:p text:style-name="P5">feu ouvert/cassette : </text:p>
            <text:p text:style-name="P5">accès-internet : </text:p>
            <text:p text:style-name="P5"/>
          </table:table-cell>
          <table:table-cell table:style-name="Tableau374.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375" table:style-name="Tableau375">
        <table:table-column table:style-name="Tableau375.A"/>
        <table:table-column table:style-name="Tableau375.B"/>
        <table:table-row table:style-name="Tableau375.1">
          <table:table-cell table:style-name="Tableau375.A1" office:value-type="string">
            <text:p text:style-name="P4">Cinq chambres dhôtes dans une maison du XVIe siècle (patrimoine monumental de Belgique) située au pied de la basilique avec vue sur la vallée. Ateliers, séminaires. Cuisine biologique (végétarienne sur demande). Authenticité et convivialité.</text:p>
            <text:p text:style-name="P2"/>
          </table:table-cell>
          <table:table-cell table:style-name="Tableau375.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376" table:style-name="Tableau376">
        <table:table-column table:style-name="Tableau376.A"/>
        <table:table-column table:style-name="Tableau376.B"/>
        <table:table-row table:style-name="Tableau376.1">
          <table:table-cell table:style-name="Tableau376.A1" office:value-type="string">
            <text:p text:style-name="P4"/>
            <text:p text:style-name="P2">Réservation via Belsud : </text:p>
            <text:p text:style-name="P2"/>
          </table:table-cell>
          <table:table-cell table:style-name="Tableau376.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377" table:style-name="Tableau377">
        <table:table-column table:style-name="Tableau377.A"/>
        <table:table-column table:style-name="Tableau377.B"/>
        <table:table-row table:style-name="Tableau377.1">
          <table:table-cell table:style-name="Tableau377.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377.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378" table:style-name="Tableau378">
        <table:table-column table:style-name="Tableau378.A"/>
        <table:table-column table:style-name="Tableau378.B"/>
        <table:table-row table:style-name="Tableau378.1">
          <table:table-cell table:style-name="Tableau378.A1" office:value-type="string">
            <text:p text:style-name="P71"/>
          </table:table-cell>
          <table:table-cell table:style-name="Tableau378.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379" table:style-name="Tableau379">
        <table:table-column table:style-name="Tableau379.A"/>
        <table:table-column table:style-name="Tableau379.B"/>
        <table:table-column table:style-name="Tableau379.C"/>
        <table:table-row table:style-name="Tableau379.1">
          <table:table-cell table:style-name="Tableau379.A1" table:number-columns-spanned="3" office:value-type="string">
            <text:p text:style-name="P4">Reçu le :</text:p>
            <text:p text:style-name="P2"/>
          </table:table-cell>
          <table:covered-table-cell/>
          <table:covered-table-cell/>
        </table:table-row>
        <table:table-row table:style-name="Tableau379.2">
          <table:table-cell table:style-name="Tableau379.A2" office:value-type="string">
            <text:p text:style-name="P4">Encodage :</text:p>
            <text:p text:style-name="P2"/>
          </table:table-cell>
          <table:table-cell table:style-name="Tableau379.A2" office:value-type="string">
            <text:p text:style-name="P32"><text:span text:style-name="T6">pk-heb : 55</text:span></text:p>
          </table:table-cell>
          <table:table-cell table:style-name="Tableau379.C2" office:value-type="string">
            <text:p text:style-name="P22">pk-membre : 155</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380" table:style-name="Tableau380">
        <table:table-column table:style-name="Tableau380.A"/>
        <table:table-column table:style-name="Tableau380.B"/>
        <table:table-row table:style-name="Tableau380.1">
          <table:table-cell table:style-name="Tableau380.A1" office:value-type="string">
            <text:p text:style-name="P4">photo</text:p>
          </table:table-cell>
          <table:table-cell table:style-name="Tableau380.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55</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381" table:style-name="Tableau381">
        <table:table-column table:style-name="Tableau381.A"/>
        <table:table-column table:style-name="Tableau381.B"/>
        <table:table-row table:style-name="Tableau381.1">
          <table:table-cell table:style-name="Tableau381.A1" office:value-type="string">
            <text:p text:style-name="P34"><text:span text:style-name="T2">classification (épis) : 2-3</text:span></text:p>
            <text:p text:style-name="P5"/>
            <text:p text:style-name="P5">type d’hébergement : Chambre d'hôtes</text:p>
            <text:p text:style-name="P25"/>
            <text:p text:style-name="P25"/>
            <text:p text:style-name="P25"/>
            <text:p text:style-name="P33"><text:span text:style-name="T2">capacité globale : 2/8</text:span></text:p>
            <text:p text:style-name="P5"/>
            <text:p text:style-name="P5">nombre total de chambres : 3</text:p>
          </table:table-cell>
          <table:table-cell table:style-name="Tableau381.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382" table:style-name="Tableau382">
        <table:table-column table:style-name="Tableau382.A"/>
        <table:table-column table:style-name="Tableau382.B"/>
        <table:table-row table:style-name="Tableau382.1">
          <table:table-cell table:style-name="Tableau382.A1" office:value-type="string">
            <text:p text:style-name="P4">prénom et nom :</text:p>
            <text:p text:style-name="P2">Anne-Françoise <text:s/>COULON SEPULCHRE</text:p>
            <text:p text:style-name="P2"/>
            <text:p text:style-name="P1"><text:span text:style-name="T2">tél. : 063 43 39 02</text:span></text:p>
            <text:p text:style-name="P2"/>
            <text:p text:style-name="P1"><text:span text:style-name="T2">gsm : 0494 404 514</text:span></text:p>
            <text:p text:style-name="P2"/>
            <text:p text:style-name="P1"><text:span text:style-name="T2">fax : 063 43 30 34</text:span></text:p>
            <text:p text:style-name="P2"/>
            <text:p text:style-name="P2">adresse e-mail : </text:p>
            <text:p text:style-name="P2">lacascatelle@hotmail.com</text:p>
            <text:p text:style-name="P2"/>
            <text:p text:style-name="P2">site internet personnel :</text:p>
            <text:p text:style-name="P2">cascatelle.sepulchre.info</text:p>
            <text:p text:style-name="P2"/>
            <text:p text:style-name="P2">langues parlées :</text:p>
            <text:p text:style-name="P28">FR - NL - EN</text:p>
            <text:p text:style-name="P2"/>
          </table:table-cell>
          <table:table-cell table:style-name="Tableau382.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383" table:style-name="Tableau383">
        <table:table-column table:style-name="Tableau383.A"/>
        <table:table-column table:style-name="Tableau383.B"/>
        <table:table-row table:style-name="Tableau383.1">
          <table:table-cell table:style-name="Tableau383.A1" office:value-type="string">
            <text:p text:style-name="P4">nom de l’hébergement :</text:p>
            <text:p text:style-name="P2">La Cascatelle</text:p>
            <text:p text:style-name="P2"/>
            <text:p text:style-name="P2">rue :</text:p>
            <text:p text:style-name="P2">rue du Chaudfour, 113</text:p>
            <text:p text:style-name="P2"/>
            <text:p text:style-name="P2">code postal : 6860 Leglise</text:p>
            <text:p text:style-name="P2">localité pour la communication :</text:p>
            <text:p text:style-name="P24">Leglise</text:p>
            <text:p text:style-name="P2"/>
          </table:table-cell>
          <table:table-cell table:style-name="Tableau383.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384" table:style-name="Tableau384">
        <table:table-column table:style-name="Tableau384.A"/>
        <table:table-column table:style-name="Tableau384.B"/>
        <table:table-row table:style-name="Tableau384.1">
          <table:table-cell table:style-name="Tableau384.A1" office:value-type="string">
            <text:p text:style-name="P4"/>
            <text:p text:style-name="P2"/>
            <text:p text:style-name="P33"><text:span text:style-name="T2">tennis : </text:span></text:p>
            <text:p text:style-name="P5">sports nautiques : 20.0</text:p>
            <text:p text:style-name="P23">ski : </text:p>
            <text:p text:style-name="P5">randonnées balisées : 0.0</text:p>
            <text:p text:style-name="P5">piscine : 0.0<text:tab/></text:p>
            <text:p text:style-name="P5">pêche : 0.2<text:tab/></text:p>
            <text:p text:style-name="P5">équitation : </text:p>
            <text:p text:style-name="P5">vélos à disposition : 0.0</text:p>
            <text:p text:style-name="P5">circuit v.t.t. : 0.0</text:p>
            <text:p text:style-name="P5">ravel : <text:tab/></text:p>
            <text:p text:style-name="P2"/>
          </table:table-cell>
          <table:table-cell table:style-name="Tableau384.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385" table:style-name="Tableau385">
        <table:table-column table:style-name="Tableau385.A"/>
        <table:table-column table:style-name="Tableau385.B"/>
        <table:table-row table:style-name="Tableau385.1">
          <table:table-cell table:style-name="Tableau385.A1" office:value-type="string">
            <text:p text:style-name="P4"/>
            <text:p text:style-name="P5">commerces : 0.5</text:p>
            <text:p text:style-name="P5">restaurant : 9.0</text:p>
            <text:p text:style-name="P5">gare : 8.0</text:p>
            <text:p text:style-name="P5"/>
            <text:p text:style-name="P5">animaux domestiques admis : non</text:p>
            <text:p text:style-name="P5">hébergement fumeur : non</text:p>
          </table:table-cell>
          <table:table-cell table:style-name="Tableau385.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386" table:style-name="Tableau386">
        <table:table-column table:style-name="Tableau386.A"/>
        <table:table-column table:style-name="Tableau386.B"/>
        <table:table-column table:style-name="Tableau386.C" table:number-columns-repeated="3"/>
        <table:table-column table:style-name="Tableau386.F" table:number-columns-repeated="2"/>
        <table:table-column table:style-name="Tableau386.B"/>
        <table:table-column table:style-name="Tableau386.I"/>
        <table:table-column table:style-name="Tableau386.J"/>
        <table:table-column table:style-name="Tableau386.K"/>
        <table:table-column table:style-name="Tableau386.L"/>
        <table:table-row table:style-name="Tableau386.1">
          <table:table-cell table:style-name="Tableau386.A1" office:value-type="string">
            <text:p text:style-name="P4"/>
          </table:table-cell>
          <table:table-cell table:style-name="Tableau386.B1" office:value-type="string">
            <text:p text:style-name="P4"/>
          </table:table-cell>
          <table:table-cell table:style-name="Tableau386.B1" office:value-type="string">
            <text:p text:style-name="P4"/>
          </table:table-cell>
          <table:table-cell table:style-name="Tableau386.B1" office:value-type="string">
            <text:p text:style-name="P4"/>
          </table:table-cell>
          <table:table-cell table:style-name="Tableau386.B1" office:value-type="string">
            <text:p text:style-name="P4"/>
          </table:table-cell>
          <table:table-cell table:style-name="Tableau386.F1" office:value-type="string">
            <text:p text:style-name="P4"/>
          </table:table-cell>
          <table:table-cell table:style-name="Tableau386.A1" office:value-type="string">
            <text:p text:style-name="P4"/>
          </table:table-cell>
          <table:table-cell table:style-name="Tableau386.B1" office:value-type="string">
            <text:p text:style-name="P4"/>
          </table:table-cell>
          <table:table-cell table:style-name="Tableau386.B1" office:value-type="string">
            <text:p text:style-name="P4"/>
          </table:table-cell>
          <table:table-cell table:style-name="Tableau386.B1" office:value-type="string">
            <text:p text:style-name="P4"/>
          </table:table-cell>
          <table:table-cell table:style-name="Tableau386.B1" office:value-type="string">
            <text:p text:style-name="P4"/>
          </table:table-cell>
          <table:table-cell table:style-name="Tableau386.L1" office:value-type="string">
            <text:p text:style-name="P4"/>
          </table:table-cell>
        </table:table-row>
        <table:table-row table:style-name="Tableau386.1">
          <table:table-cell table:style-name="Tableau386.A2" office:value-type="string">
            <text:p text:style-name="P4"/>
          </table:table-cell>
          <table:table-cell table:style-name="Tableau386.B2" office:value-type="string">
            <text:p text:style-name="P4"/>
          </table:table-cell>
          <table:table-cell table:style-name="Tableau386.B2" office:value-type="string">
            <text:p text:style-name="P4">1 p.</text:p>
          </table:table-cell>
          <table:table-cell table:style-name="Tableau386.B2" office:value-type="string">
            <text:p text:style-name="P4">2 p.</text:p>
          </table:table-cell>
          <table:table-cell table:style-name="Tableau386.B2" office:value-type="string">
            <text:p text:style-name="P32"><text:span text:style-name="T2">3</text:span><text:span text:style-name="T22">ième</text:span><text:span text:style-name="T2"> p.</text:span></text:p>
          </table:table-cell>
          <table:table-cell table:style-name="Tableau386.A2" office:value-type="string">
            <text:p text:style-name="P4"/>
          </table:table-cell>
          <table:table-cell table:style-name="Tableau386.A2" office:value-type="string">
            <text:p text:style-name="P4"/>
          </table:table-cell>
          <table:table-cell table:style-name="Tableau386.B2" office:value-type="string">
            <text:p text:style-name="P4"/>
          </table:table-cell>
          <table:table-cell table:style-name="Tableau386.B2" office:value-type="string">
            <text:p text:style-name="P4">1 p.</text:p>
          </table:table-cell>
          <table:table-cell table:style-name="Tableau386.B2" office:value-type="string">
            <text:p text:style-name="P4">2 p.</text:p>
          </table:table-cell>
          <table:table-cell table:style-name="Tableau386.B2" office:value-type="string">
            <text:p text:style-name="P32"><text:span text:style-name="T2">3</text:span><text:span text:style-name="T22">ième</text:span><text:span text:style-name="T2"> p.</text:span></text:p>
          </table:table-cell>
          <table:table-cell table:style-name="Tableau386.L2" office:value-type="string">
            <text:p text:style-name="P4"/>
          </table:table-cell>
        </table:table-row>
        <table:table-row table:style-name="Tableau386.1">
          <table:table-cell table:style-name="Tableau386.A2" office:value-type="string">
            <text:p text:style-name="P4"/>
          </table:table-cell>
          <table:table-cell table:style-name="Tableau386.B2" office:value-type="string">
            <text:p text:style-name="P4">1 nuit + pt. déj.</text:p>
          </table:table-cell>
          <table:table-cell table:style-name="Tableau386.B2" office:value-type="string">
            <text:p text:style-name="P4"/>
          </table:table-cell>
          <table:table-cell table:style-name="Tableau386.B2" office:value-type="string">
            <text:p text:style-name="P4">60.00/70.00</text:p>
          </table:table-cell>
          <table:table-cell table:style-name="Tableau386.B2" office:value-type="string">
            <text:p text:style-name="P4"/>
          </table:table-cell>
          <table:table-cell table:style-name="Tableau386.A2" office:value-type="string">
            <text:p text:style-name="P4"/>
          </table:table-cell>
          <table:table-cell table:style-name="Tableau386.A2" office:value-type="string">
            <text:p text:style-name="P4"/>
          </table:table-cell>
          <table:table-cell table:style-name="Tableau386.B2" office:value-type="string">
            <text:p text:style-name="P4">1 nuit + pt. déj.</text:p>
          </table:table-cell>
          <table:table-cell table:style-name="Tableau386.B2" office:value-type="string">
            <text:p text:style-name="P4"/>
          </table:table-cell>
          <table:table-cell table:style-name="Tableau386.B2" office:value-type="string">
            <text:p text:style-name="P4"/>
          </table:table-cell>
          <table:table-cell table:style-name="Tableau386.B2" office:value-type="string">
            <text:p text:style-name="P4"/>
          </table:table-cell>
          <table:table-cell table:style-name="Tableau386.L2" office:value-type="string">
            <text:p text:style-name="P4"/>
          </table:table-cell>
        </table:table-row>
        <table:table-row table:style-name="Tableau386.1">
          <table:table-cell table:style-name="Tableau386.A2" office:value-type="string">
            <text:p text:style-name="P4"/>
          </table:table-cell>
          <table:table-cell table:style-name="Tableau386.B2" office:value-type="string">
            <text:p text:style-name="P4">réduction si pas de pt. déjeuner</text:p>
          </table:table-cell>
          <table:table-cell table:style-name="Tableau386.B2" office:value-type="string">
            <text:p text:style-name="P4"/>
          </table:table-cell>
          <table:table-cell table:style-name="Tableau386.B2" office:value-type="string">
            <text:p text:style-name="P4"/>
          </table:table-cell>
          <table:table-cell table:style-name="Tableau386.B2" office:value-type="string">
            <text:p text:style-name="P4"/>
          </table:table-cell>
          <table:table-cell table:style-name="Tableau386.A2" office:value-type="string">
            <text:p text:style-name="P4"/>
          </table:table-cell>
          <table:table-cell table:style-name="Tableau386.A2" office:value-type="string">
            <text:p text:style-name="P4"/>
          </table:table-cell>
          <table:table-cell table:style-name="Tableau386.B2" office:value-type="string">
            <text:p text:style-name="P4">réduction si pas de pt. déjeuner</text:p>
          </table:table-cell>
          <table:table-cell table:style-name="Tableau386.B2" office:value-type="string">
            <text:p text:style-name="P4"/>
          </table:table-cell>
          <table:table-cell table:style-name="Tableau386.B2" office:value-type="string">
            <text:p text:style-name="P4"/>
          </table:table-cell>
          <table:table-cell table:style-name="Tableau386.B2" office:value-type="string">
            <text:p text:style-name="P4"/>
          </table:table-cell>
          <table:table-cell table:style-name="Tableau386.L2" office:value-type="string">
            <text:p text:style-name="P4"/>
          </table:table-cell>
        </table:table-row>
        <table:table-row table:style-name="Tableau386.1">
          <table:table-cell table:style-name="Tableau386.A2" office:value-type="string">
            <text:p text:style-name="P4"/>
          </table:table-cell>
          <table:table-cell table:style-name="Tableau386.B2" office:value-type="string">
            <text:p text:style-name="P4">table d’hôtes</text:p>
          </table:table-cell>
          <table:table-cell table:style-name="Tableau386.B2" office:value-type="string">
            <text:p text:style-name="P55">20.00</text:p>
          </table:table-cell>
          <table:table-cell table:style-name="Tableau386.B2" office:value-type="string">
            <text:p text:style-name="P55"/>
          </table:table-cell>
          <table:table-cell table:style-name="Tableau386.E5" office:value-type="string">
            <text:p text:style-name="P4"/>
          </table:table-cell>
          <table:table-cell table:style-name="Tableau386.A2" office:value-type="string">
            <text:p text:style-name="P4"/>
          </table:table-cell>
          <table:table-cell table:style-name="Tableau386.A2" office:value-type="string">
            <text:p text:style-name="P4"/>
          </table:table-cell>
          <table:table-cell table:style-name="Tableau386.A2" office:value-type="string">
            <text:p text:style-name="P4">table d’hôtes</text:p>
          </table:table-cell>
          <table:table-cell table:style-name="Tableau386.A2" office:value-type="string">
            <text:p text:style-name="P10">/p.</text:p>
          </table:table-cell>
          <table:table-cell table:style-name="Tableau386.A2" office:value-type="string">
            <text:p text:style-name="P4"/>
          </table:table-cell>
          <table:table-cell table:style-name="Tableau386.K5" office:value-type="string">
            <text:p text:style-name="P4"/>
          </table:table-cell>
          <table:table-cell table:style-name="Tableau386.L5" office:value-type="string">
            <text:p text:style-name="P4"/>
          </table:table-cell>
        </table:table-row>
        <table:table-row table:style-name="Tableau386.6">
          <table:table-cell table:style-name="Tableau386.A2" office:value-type="string">
            <text:p text:style-name="P4"/>
          </table:table-cell>
          <table:table-cell table:style-name="Tableau386.B2" office:value-type="string">
            <text:p text:style-name="P4">autres</text:p>
            <text:p text:style-name="P2"/>
          </table:table-cell>
          <table:table-cell table:style-name="Tableau386.B2" table:number-columns-spanned="3" office:value-type="string">
            <text:p text:style-name="P26"/>
          </table:table-cell>
          <table:covered-table-cell/>
          <table:covered-table-cell/>
          <table:table-cell table:style-name="Tableau386.A2" office:value-type="string">
            <text:p text:style-name="P4"/>
          </table:table-cell>
          <table:table-cell table:style-name="Tableau386.A2" office:value-type="string">
            <text:p text:style-name="P4"/>
          </table:table-cell>
          <table:table-cell table:style-name="Tableau386.H6" office:value-type="string">
            <text:p text:style-name="P4">autres</text:p>
          </table:table-cell>
          <table:table-cell table:style-name="Tableau386.H6" table:number-columns-spanned="3" office:value-type="string">
            <text:p text:style-name="P4"/>
          </table:table-cell>
          <table:covered-table-cell/>
          <table:covered-table-cell/>
          <table:table-cell table:style-name="Tableau386.L2" office:value-type="string">
            <text:p text:style-name="P4"/>
          </table:table-cell>
        </table:table-row>
        <table:table-row table:style-name="Tableau386.6">
          <table:table-cell table:style-name="Tableau386.A2" office:value-type="string">
            <text:p text:style-name="P4"/>
          </table:table-cell>
          <table:table-cell table:style-name="Tableau386.A2" table:number-columns-spanned="4" office:value-type="string">
            <text:p text:style-name="P4">type de table d’hôtes : th1</text:p>
          </table:table-cell>
          <table:covered-table-cell/>
          <table:covered-table-cell/>
          <table:covered-table-cell/>
          <table:table-cell table:style-name="Tableau386.A2" office:value-type="string">
            <text:p text:style-name="P4"/>
          </table:table-cell>
          <table:table-cell table:style-name="Tableau386.A2" office:value-type="string">
            <text:p text:style-name="P4"/>
          </table:table-cell>
          <table:table-cell table:style-name="Tableau386.A2" table:number-columns-spanned="4" office:value-type="string">
            <text:p text:style-name="P4">Type de table d’hôtes :</text:p>
          </table:table-cell>
          <table:covered-table-cell/>
          <table:covered-table-cell/>
          <table:covered-table-cell/>
          <table:table-cell table:style-name="Tableau386.L2" office:value-type="string">
            <text:p text:style-name="P4"/>
          </table:table-cell>
        </table:table-row>
        <table:table-row table:style-name="Tableau386.6">
          <table:table-cell>
            <table:table table:is-sub-table="true">
              <table:table-column table:style-name="Tableau386.A"/>
              <table:table-row table:style-name="Tableau386.6">
                <table:table-cell table:style-name="Tableau386.A2" office:value-type="string">
                  <text:p text:style-name="P4"/>
                </table:table-cell>
              </table:table-row>
              <table:table-row table:style-name="Tableau386.6">
                <table:table-cell table:style-name="Tableau386.A2" office:value-type="string">
                  <text:p text:style-name="P4"/>
                </table:table-cell>
              </table:table-row>
              <table:table-row table:style-name="Tableau386.6">
                <table:table-cell table:style-name="Tableau386.A2" office:value-type="string">
                  <text:p text:style-name="P4"/>
                </table:table-cell>
              </table:table-row>
            </table:table>
          </table:table-cell>
          <table:table-cell table:style-name="Tableau386.B2" table:number-columns-spanned="4" office:value-type="string">
            <text:p text:style-name="P4"/>
          </table:table-cell>
          <table:covered-table-cell/>
          <table:covered-table-cell/>
          <table:covered-table-cell/>
          <table:table-cell table:number-columns-spanned="7">
            <table:table table:is-sub-table="true">
              <table:table-column table:style-name="Tableau386.F" table:number-columns-repeated="2"/>
              <table:table-column table:style-name="Tableau386.F8.3"/>
              <table:table-column table:style-name="Tableau386.L"/>
              <table:table-row table:style-name="Tableau386.6">
                <table:table-cell table:style-name="Tableau386.A2" office:value-type="string">
                  <text:p text:style-name="P4"/>
                </table:table-cell>
                <table:table-cell table:style-name="Tableau386.A2" office:value-type="string">
                  <text:p text:style-name="P4"/>
                </table:table-cell>
                <table:table-cell table:style-name="Tableau386.A2" office:value-type="string">
                  <text:p text:style-name="P32"><text:span text:style-name="T16"></text:span><text:span text:style-name="T2"> <text:s/>assiette gourmande</text:span></text:p>
                </table:table-cell>
                <table:table-cell table:style-name="Tableau386.L2" office:value-type="string">
                  <text:p text:style-name="P4"/>
                </table:table-cell>
              </table:table-row>
              <table:table-row table:style-name="Tableau386.6">
                <table:table-cell table:style-name="Tableau386.A2" office:value-type="string">
                  <text:p text:style-name="P4"/>
                </table:table-cell>
                <table:table-cell table:style-name="Tableau386.A2" office:value-type="string">
                  <text:p text:style-name="P4"/>
                </table:table-cell>
                <table:table-cell table:style-name="Tableau386.A2" office:value-type="string">
                  <text:p text:style-name="P32"><text:span text:style-name="T16"></text:span><text:span text:style-name="T2"> <text:s/>repas familial</text:span></text:p>
                </table:table-cell>
                <table:table-cell table:style-name="Tableau386.L2" office:value-type="string">
                  <text:p text:style-name="P4"/>
                </table:table-cell>
              </table:table-row>
              <table:table-row table:style-name="Tableau386.6">
                <table:table-cell table:style-name="Tableau386.A2" office:value-type="string">
                  <text:p text:style-name="P4"/>
                </table:table-cell>
                <table:table-cell table:style-name="Tableau386.A2" office:value-type="string">
                  <text:p text:style-name="P4"/>
                </table:table-cell>
                <table:table-cell table:style-name="Tableau386.B2" office:value-type="string">
                  <text:p text:style-name="P32"><text:span text:style-name="T16"></text:span><text:span text:style-name="T2"> <text:s/>menu gastronomique</text:span></text:p>
                </table:table-cell>
                <table:table-cell table:style-name="Tableau386.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386.6">
          <table:table-cell table:style-name="Tableau386.A2" office:value-type="string">
            <text:p text:style-name="P4"/>
          </table:table-cell>
          <table:table-cell table:style-name="Tableau386.B2" table:number-columns-spanned="4" office:value-type="string">
            <text:p text:style-name="P4">taxe de séjour : non</text:p>
          </table:table-cell>
          <table:covered-table-cell/>
          <table:covered-table-cell/>
          <table:covered-table-cell/>
          <table:table-cell table:style-name="Tableau386.A2" office:value-type="string">
            <text:p text:style-name="P4"/>
          </table:table-cell>
          <table:table-cell table:style-name="Tableau386.A2" office:value-type="string">
            <text:p text:style-name="P4"/>
          </table:table-cell>
          <table:table-cell table:style-name="Tableau386.B2" table:number-columns-spanned="4" office:value-type="string">
            <text:p text:style-name="P4">taxe de séjour : <text:s/>….. par</text:p>
          </table:table-cell>
          <table:covered-table-cell/>
          <table:covered-table-cell/>
          <table:covered-table-cell/>
          <table:table-cell table:style-name="Tableau386.L2" office:value-type="string">
            <text:p text:style-name="P4"/>
          </table:table-cell>
        </table:table-row>
        <table:table-row table:style-name="Tableau386.1">
          <table:table-cell table:style-name="Tableau386.B2" office:value-type="string">
            <text:p text:style-name="P4"/>
          </table:table-cell>
          <table:table-cell table:style-name="Tableau386.E5" office:value-type="string">
            <text:p text:style-name="P4"/>
          </table:table-cell>
          <table:table-cell table:style-name="Tableau386.E5" office:value-type="string">
            <text:p text:style-name="P4"/>
          </table:table-cell>
          <table:table-cell table:style-name="Tableau386.E5" office:value-type="string">
            <text:p text:style-name="P4"/>
          </table:table-cell>
          <table:table-cell table:style-name="Tableau386.E5" office:value-type="string">
            <text:p text:style-name="P4"/>
          </table:table-cell>
          <table:table-cell table:style-name="Tableau386.E5" office:value-type="string">
            <text:p text:style-name="P4"/>
          </table:table-cell>
          <table:table-cell table:style-name="Tableau386.E5" office:value-type="string">
            <text:p text:style-name="P4"/>
          </table:table-cell>
          <table:table-cell table:style-name="Tableau386.E5" office:value-type="string">
            <text:p text:style-name="P4"/>
          </table:table-cell>
          <table:table-cell table:style-name="Tableau386.E5" office:value-type="string">
            <text:p text:style-name="P4"/>
          </table:table-cell>
          <table:table-cell table:style-name="Tableau386.E5" office:value-type="string">
            <text:p text:style-name="P4"/>
          </table:table-cell>
          <table:table-cell table:style-name="Tableau386.E5" office:value-type="string">
            <text:p text:style-name="P4"/>
          </table:table-cell>
          <table:table-cell table:style-name="Tableau386.L10" office:value-type="string">
            <text:p text:style-name="P4"/>
          </table:table-cell>
        </table:table-row>
      </table:table>
      <text:p text:style-name="P30">8. <text:s/>composition de l’hébergement</text:p>
      <table:table table:name="Tableau387" table:style-name="Tableau387">
        <table:table-column table:style-name="Tableau387.A"/>
        <table:table-column table:style-name="Tableau387.B"/>
        <table:table-row table:style-name="Tableau387.1">
          <table:table-cell table:style-name="Tableau387.A1" office:value-type="string">
            <text:p text:style-name="P4">Points forts : à l'orée de la forêt, isolé, sur 2 niveaux</text:p>
            <text:p text:style-name="P21"/>
            <text:p text:style-name="P2"/>
          </table:table-cell>
          <table:table-cell table:style-name="Tableau387.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387.1">
          <table:table-cell table:style-name="Tableau387.A2" office:value-type="string">
            <text:p text:style-name="P4">Distribution : 1er ét. : 1 ch. (1x2p., lavabo), 1 ch. (1x2p., sdd), 1 ch. (2x2p., sdd), sdb commune, wc, chauffage central. jardin : pelouse, terrasse, verger, jeux, piscine.</text:p>
            <text:p text:style-name="P28"/>
          </table:table-cell>
          <table:table-cell table:style-name="Tableau387.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387.1">
          <table:table-cell table:style-name="Tableau387.A2" office:value-type="string">
            <text:p text:style-name="P4">Pictogrammes de confort :</text:p>
            <text:p text:style-name="P5">Lit 1 pers. : 0</text:p>
            <text:p text:style-name="P5">Lit 2 pers. : 4</text:p>
            <text:p text:style-name="P5">Lit superposé (1 lit = 2 pers.)  : 0</text:p>
            <text:p text:style-name="P33"><text:span text:style-name="T2">Lit bébé : </text:span></text:p>
            <text:p text:style-name="P5"/>
            <text:p text:style-name="P23">tv : </text:p>
            <text:p text:style-name="P5">feu ouvert/cassette : </text:p>
            <text:p text:style-name="P5">accès-internet : </text:p>
            <text:p text:style-name="P5"/>
          </table:table-cell>
          <table:table-cell table:style-name="Tableau387.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388" table:style-name="Tableau388">
        <table:table-column table:style-name="Tableau388.A"/>
        <table:table-column table:style-name="Tableau388.B"/>
        <table:table-row table:style-name="Tableau388.1">
          <table:table-cell table:style-name="Tableau388.A1" office:value-type="string">
            <text:p text:style-name="P4">Quatre chambres dhôtes dans une superbe maison de famille où calme, harmonie, accueil, détente, ne sont pas des mots vains. Dans le parc naturel de la Haute Sûre, à lorée de la forêt dAnlier. Localisation centrale pour découvrir le Luxembourg.</text:p>
            <text:p text:style-name="P2"/>
          </table:table-cell>
          <table:table-cell table:style-name="Tableau388.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389" table:style-name="Tableau389">
        <table:table-column table:style-name="Tableau389.A"/>
        <table:table-column table:style-name="Tableau389.B"/>
        <table:table-row table:style-name="Tableau389.1">
          <table:table-cell table:style-name="Tableau389.A1" office:value-type="string">
            <text:p text:style-name="P4"/>
            <text:p text:style-name="P2">Réservation via Belsud : </text:p>
            <text:p text:style-name="P2"/>
          </table:table-cell>
          <table:table-cell table:style-name="Tableau389.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390" table:style-name="Tableau390">
        <table:table-column table:style-name="Tableau390.A"/>
        <table:table-column table:style-name="Tableau390.B"/>
        <table:table-row table:style-name="Tableau390.1">
          <table:table-cell table:style-name="Tableau390.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390.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391" table:style-name="Tableau391">
        <table:table-column table:style-name="Tableau391.A"/>
        <table:table-column table:style-name="Tableau391.B"/>
        <table:table-row table:style-name="Tableau391.1">
          <table:table-cell table:style-name="Tableau391.A1" office:value-type="string">
            <text:p text:style-name="P71"/>
          </table:table-cell>
          <table:table-cell table:style-name="Tableau391.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392" table:style-name="Tableau392">
        <table:table-column table:style-name="Tableau392.A"/>
        <table:table-column table:style-name="Tableau392.B"/>
        <table:table-column table:style-name="Tableau392.C"/>
        <table:table-row table:style-name="Tableau392.1">
          <table:table-cell table:style-name="Tableau392.A1" table:number-columns-spanned="3" office:value-type="string">
            <text:p text:style-name="P4">Reçu le :</text:p>
            <text:p text:style-name="P2"/>
          </table:table-cell>
          <table:covered-table-cell/>
          <table:covered-table-cell/>
        </table:table-row>
        <table:table-row table:style-name="Tableau392.2">
          <table:table-cell table:style-name="Tableau392.A2" office:value-type="string">
            <text:p text:style-name="P4">Encodage :</text:p>
            <text:p text:style-name="P2"/>
          </table:table-cell>
          <table:table-cell table:style-name="Tableau392.A2" office:value-type="string">
            <text:p text:style-name="P32"><text:span text:style-name="T6">pk-heb : 719</text:span></text:p>
          </table:table-cell>
          <table:table-cell table:style-name="Tableau392.C2" office:value-type="string">
            <text:p text:style-name="P22">pk-membre : 686</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393" table:style-name="Tableau393">
        <table:table-column table:style-name="Tableau393.A"/>
        <table:table-column table:style-name="Tableau393.B"/>
        <table:table-row table:style-name="Tableau393.1">
          <table:table-cell table:style-name="Tableau393.A1" office:value-type="string">
            <text:p text:style-name="P4">photo</text:p>
          </table:table-cell>
          <table:table-cell table:style-name="Tableau393.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19</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394" table:style-name="Tableau394">
        <table:table-column table:style-name="Tableau394.A"/>
        <table:table-column table:style-name="Tableau394.B"/>
        <table:table-row table:style-name="Tableau394.1">
          <table:table-cell table:style-name="Tableau394.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9</text:span></text:p>
            <text:p text:style-name="P5"/>
            <text:p text:style-name="P5">nombre total de chambres : 3</text:p>
          </table:table-cell>
          <table:table-cell table:style-name="Tableau394.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395" table:style-name="Tableau395">
        <table:table-column table:style-name="Tableau395.A"/>
        <table:table-column table:style-name="Tableau395.B"/>
        <table:table-row table:style-name="Tableau395.1">
          <table:table-cell table:style-name="Tableau395.A1" office:value-type="string">
            <text:p text:style-name="P4">prénom et nom :</text:p>
            <text:p text:style-name="P2">Alain et Luciana MANANDISE FILIGONIO</text:p>
            <text:p text:style-name="P2"/>
            <text:p text:style-name="P1"><text:span text:style-name="T2">tél. : 082 74 59 56</text:span></text:p>
            <text:p text:style-name="P2"/>
            <text:p text:style-name="P1"><text:span text:style-name="T2">gsm : 0475 314 438</text:span></text:p>
            <text:p text:style-name="P2"/>
            <text:p text:style-name="P1"><text:span text:style-name="T2">fax : 082 74 59 56</text:span></text:p>
            <text:p text:style-name="P2"/>
            <text:p text:style-name="P2">adresse e-mail : </text:p>
            <text:p text:style-name="P2">heuresclaires@skynet.be</text:p>
            <text:p text:style-name="P2"/>
            <text:p text:style-name="P2">site internet personnel :</text:p>
            <text:p text:style-name="P2">www.heuresclaires.be</text:p>
            <text:p text:style-name="P2"/>
            <text:p text:style-name="P2">langues parlées :</text:p>
            <text:p text:style-name="P28">FR - NL - EN - IT</text:p>
            <text:p text:style-name="P2"/>
          </table:table-cell>
          <table:table-cell table:style-name="Tableau395.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396" table:style-name="Tableau396">
        <table:table-column table:style-name="Tableau396.A"/>
        <table:table-column table:style-name="Tableau396.B"/>
        <table:table-row table:style-name="Tableau396.1">
          <table:table-cell table:style-name="Tableau396.A1" office:value-type="string">
            <text:p text:style-name="P4">nom de l’hébergement :</text:p>
            <text:p text:style-name="P2">Les Heures Claires</text:p>
            <text:p text:style-name="P2"/>
            <text:p text:style-name="P2">rue :</text:p>
            <text:p text:style-name="P2">rue des Gaux, 68</text:p>
            <text:p text:style-name="P2"/>
            <text:p text:style-name="P2">code postal : 5541 Hastiere</text:p>
            <text:p text:style-name="P2">localité pour la communication :</text:p>
            <text:p text:style-name="P24">Hastiere</text:p>
            <text:p text:style-name="P2"/>
          </table:table-cell>
          <table:table-cell table:style-name="Tableau396.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397" table:style-name="Tableau397">
        <table:table-column table:style-name="Tableau397.A"/>
        <table:table-column table:style-name="Tableau397.B"/>
        <table:table-row table:style-name="Tableau397.1">
          <table:table-cell table:style-name="Tableau397.A1" office:value-type="string">
            <text:p text:style-name="P4"/>
            <text:p text:style-name="P2"/>
            <text:p text:style-name="P33"><text:span text:style-name="T2">tennis : </text:span></text:p>
            <text:p text:style-name="P5">sports nautiques : 2.0</text:p>
            <text:p text:style-name="P23">ski : </text:p>
            <text:p text:style-name="P5">randonnées balisées : 0.1</text:p>
            <text:p text:style-name="P5">piscine : <text:tab/></text:p>
            <text:p text:style-name="P5">pêche : 0.1<text:tab/></text:p>
            <text:p text:style-name="P5">équitation : </text:p>
            <text:p text:style-name="P5">vélos à disposition : 0.1</text:p>
            <text:p text:style-name="P5">circuit v.t.t. : </text:p>
            <text:p text:style-name="P5">ravel : 0.3<text:tab/></text:p>
            <text:p text:style-name="P2"/>
          </table:table-cell>
          <table:table-cell table:style-name="Tableau397.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398" table:style-name="Tableau398">
        <table:table-column table:style-name="Tableau398.A"/>
        <table:table-column table:style-name="Tableau398.B"/>
        <table:table-row table:style-name="Tableau398.1">
          <table:table-cell table:style-name="Tableau398.A1" office:value-type="string">
            <text:p text:style-name="P4"/>
            <text:p text:style-name="P5">commerces : 0.5</text:p>
            <text:p text:style-name="P5">restaurant : 0.1</text:p>
            <text:p text:style-name="P5">gare : 13.0</text:p>
            <text:p text:style-name="P5"/>
            <text:p text:style-name="P5">animaux domestiques admis : non</text:p>
            <text:p text:style-name="P5">hébergement fumeur : non</text:p>
          </table:table-cell>
          <table:table-cell table:style-name="Tableau398.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399" table:style-name="Tableau399">
        <table:table-column table:style-name="Tableau399.A"/>
        <table:table-column table:style-name="Tableau399.B"/>
        <table:table-column table:style-name="Tableau399.C" table:number-columns-repeated="3"/>
        <table:table-column table:style-name="Tableau399.F" table:number-columns-repeated="2"/>
        <table:table-column table:style-name="Tableau399.B"/>
        <table:table-column table:style-name="Tableau399.I"/>
        <table:table-column table:style-name="Tableau399.J"/>
        <table:table-column table:style-name="Tableau399.K"/>
        <table:table-column table:style-name="Tableau399.L"/>
        <table:table-row table:style-name="Tableau399.1">
          <table:table-cell table:style-name="Tableau399.A1" office:value-type="string">
            <text:p text:style-name="P4"/>
          </table:table-cell>
          <table:table-cell table:style-name="Tableau399.B1" office:value-type="string">
            <text:p text:style-name="P4"/>
          </table:table-cell>
          <table:table-cell table:style-name="Tableau399.B1" office:value-type="string">
            <text:p text:style-name="P4"/>
          </table:table-cell>
          <table:table-cell table:style-name="Tableau399.B1" office:value-type="string">
            <text:p text:style-name="P4"/>
          </table:table-cell>
          <table:table-cell table:style-name="Tableau399.B1" office:value-type="string">
            <text:p text:style-name="P4"/>
          </table:table-cell>
          <table:table-cell table:style-name="Tableau399.F1" office:value-type="string">
            <text:p text:style-name="P4"/>
          </table:table-cell>
          <table:table-cell table:style-name="Tableau399.A1" office:value-type="string">
            <text:p text:style-name="P4"/>
          </table:table-cell>
          <table:table-cell table:style-name="Tableau399.B1" office:value-type="string">
            <text:p text:style-name="P4"/>
          </table:table-cell>
          <table:table-cell table:style-name="Tableau399.B1" office:value-type="string">
            <text:p text:style-name="P4"/>
          </table:table-cell>
          <table:table-cell table:style-name="Tableau399.B1" office:value-type="string">
            <text:p text:style-name="P4"/>
          </table:table-cell>
          <table:table-cell table:style-name="Tableau399.B1" office:value-type="string">
            <text:p text:style-name="P4"/>
          </table:table-cell>
          <table:table-cell table:style-name="Tableau399.L1" office:value-type="string">
            <text:p text:style-name="P4"/>
          </table:table-cell>
        </table:table-row>
        <table:table-row table:style-name="Tableau399.1">
          <table:table-cell table:style-name="Tableau399.A2" office:value-type="string">
            <text:p text:style-name="P4"/>
          </table:table-cell>
          <table:table-cell table:style-name="Tableau399.B2" office:value-type="string">
            <text:p text:style-name="P4"/>
          </table:table-cell>
          <table:table-cell table:style-name="Tableau399.B2" office:value-type="string">
            <text:p text:style-name="P4">1 p.</text:p>
          </table:table-cell>
          <table:table-cell table:style-name="Tableau399.B2" office:value-type="string">
            <text:p text:style-name="P4">2 p.</text:p>
          </table:table-cell>
          <table:table-cell table:style-name="Tableau399.B2" office:value-type="string">
            <text:p text:style-name="P32"><text:span text:style-name="T2">3</text:span><text:span text:style-name="T22">ième</text:span><text:span text:style-name="T2"> p.</text:span></text:p>
          </table:table-cell>
          <table:table-cell table:style-name="Tableau399.A2" office:value-type="string">
            <text:p text:style-name="P4"/>
          </table:table-cell>
          <table:table-cell table:style-name="Tableau399.A2" office:value-type="string">
            <text:p text:style-name="P4"/>
          </table:table-cell>
          <table:table-cell table:style-name="Tableau399.B2" office:value-type="string">
            <text:p text:style-name="P4"/>
          </table:table-cell>
          <table:table-cell table:style-name="Tableau399.B2" office:value-type="string">
            <text:p text:style-name="P4">1 p.</text:p>
          </table:table-cell>
          <table:table-cell table:style-name="Tableau399.B2" office:value-type="string">
            <text:p text:style-name="P4">2 p.</text:p>
          </table:table-cell>
          <table:table-cell table:style-name="Tableau399.B2" office:value-type="string">
            <text:p text:style-name="P32"><text:span text:style-name="T2">3</text:span><text:span text:style-name="T22">ième</text:span><text:span text:style-name="T2"> p.</text:span></text:p>
          </table:table-cell>
          <table:table-cell table:style-name="Tableau399.L2" office:value-type="string">
            <text:p text:style-name="P4"/>
          </table:table-cell>
        </table:table-row>
        <table:table-row table:style-name="Tableau399.1">
          <table:table-cell table:style-name="Tableau399.A2" office:value-type="string">
            <text:p text:style-name="P4"/>
          </table:table-cell>
          <table:table-cell table:style-name="Tableau399.B2" office:value-type="string">
            <text:p text:style-name="P4">1 nuit + pt. déj.</text:p>
          </table:table-cell>
          <table:table-cell table:style-name="Tableau399.B2" office:value-type="string">
            <text:p text:style-name="P4">75.00</text:p>
          </table:table-cell>
          <table:table-cell table:style-name="Tableau399.B2" office:value-type="string">
            <text:p text:style-name="P4">75.00</text:p>
          </table:table-cell>
          <table:table-cell table:style-name="Tableau399.B2" office:value-type="string">
            <text:p text:style-name="P4">15.00</text:p>
          </table:table-cell>
          <table:table-cell table:style-name="Tableau399.A2" office:value-type="string">
            <text:p text:style-name="P4"/>
          </table:table-cell>
          <table:table-cell table:style-name="Tableau399.A2" office:value-type="string">
            <text:p text:style-name="P4"/>
          </table:table-cell>
          <table:table-cell table:style-name="Tableau399.B2" office:value-type="string">
            <text:p text:style-name="P4">1 nuit + pt. déj.</text:p>
          </table:table-cell>
          <table:table-cell table:style-name="Tableau399.B2" office:value-type="string">
            <text:p text:style-name="P4"/>
          </table:table-cell>
          <table:table-cell table:style-name="Tableau399.B2" office:value-type="string">
            <text:p text:style-name="P4"/>
          </table:table-cell>
          <table:table-cell table:style-name="Tableau399.B2" office:value-type="string">
            <text:p text:style-name="P4"/>
          </table:table-cell>
          <table:table-cell table:style-name="Tableau399.L2" office:value-type="string">
            <text:p text:style-name="P4"/>
          </table:table-cell>
        </table:table-row>
        <table:table-row table:style-name="Tableau399.1">
          <table:table-cell table:style-name="Tableau399.A2" office:value-type="string">
            <text:p text:style-name="P4"/>
          </table:table-cell>
          <table:table-cell table:style-name="Tableau399.B2" office:value-type="string">
            <text:p text:style-name="P4">réduction si pas de pt. déjeuner</text:p>
          </table:table-cell>
          <table:table-cell table:style-name="Tableau399.B2" office:value-type="string">
            <text:p text:style-name="P4">5.00</text:p>
          </table:table-cell>
          <table:table-cell table:style-name="Tableau399.B2" office:value-type="string">
            <text:p text:style-name="P4">10.00</text:p>
          </table:table-cell>
          <table:table-cell table:style-name="Tableau399.B2" office:value-type="string">
            <text:p text:style-name="P4">5.00</text:p>
          </table:table-cell>
          <table:table-cell table:style-name="Tableau399.A2" office:value-type="string">
            <text:p text:style-name="P4"/>
          </table:table-cell>
          <table:table-cell table:style-name="Tableau399.A2" office:value-type="string">
            <text:p text:style-name="P4"/>
          </table:table-cell>
          <table:table-cell table:style-name="Tableau399.B2" office:value-type="string">
            <text:p text:style-name="P4">réduction si pas de pt. déjeuner</text:p>
          </table:table-cell>
          <table:table-cell table:style-name="Tableau399.B2" office:value-type="string">
            <text:p text:style-name="P4"/>
          </table:table-cell>
          <table:table-cell table:style-name="Tableau399.B2" office:value-type="string">
            <text:p text:style-name="P4"/>
          </table:table-cell>
          <table:table-cell table:style-name="Tableau399.B2" office:value-type="string">
            <text:p text:style-name="P4"/>
          </table:table-cell>
          <table:table-cell table:style-name="Tableau399.L2" office:value-type="string">
            <text:p text:style-name="P4"/>
          </table:table-cell>
        </table:table-row>
        <table:table-row table:style-name="Tableau399.1">
          <table:table-cell table:style-name="Tableau399.A2" office:value-type="string">
            <text:p text:style-name="P4"/>
          </table:table-cell>
          <table:table-cell table:style-name="Tableau399.B2" office:value-type="string">
            <text:p text:style-name="P4">table d’hôtes</text:p>
          </table:table-cell>
          <table:table-cell table:style-name="Tableau399.B2" office:value-type="string">
            <text:p text:style-name="P55">25.00</text:p>
          </table:table-cell>
          <table:table-cell table:style-name="Tableau399.B2" office:value-type="string">
            <text:p text:style-name="P55"/>
          </table:table-cell>
          <table:table-cell table:style-name="Tableau399.E5" office:value-type="string">
            <text:p text:style-name="P4"/>
          </table:table-cell>
          <table:table-cell table:style-name="Tableau399.A2" office:value-type="string">
            <text:p text:style-name="P4"/>
          </table:table-cell>
          <table:table-cell table:style-name="Tableau399.A2" office:value-type="string">
            <text:p text:style-name="P4"/>
          </table:table-cell>
          <table:table-cell table:style-name="Tableau399.A2" office:value-type="string">
            <text:p text:style-name="P4">table d’hôtes</text:p>
          </table:table-cell>
          <table:table-cell table:style-name="Tableau399.A2" office:value-type="string">
            <text:p text:style-name="P10">/p.</text:p>
          </table:table-cell>
          <table:table-cell table:style-name="Tableau399.A2" office:value-type="string">
            <text:p text:style-name="P4"/>
          </table:table-cell>
          <table:table-cell table:style-name="Tableau399.K5" office:value-type="string">
            <text:p text:style-name="P4"/>
          </table:table-cell>
          <table:table-cell table:style-name="Tableau399.L5" office:value-type="string">
            <text:p text:style-name="P4"/>
          </table:table-cell>
        </table:table-row>
        <table:table-row table:style-name="Tableau399.6">
          <table:table-cell table:style-name="Tableau399.A2" office:value-type="string">
            <text:p text:style-name="P4"/>
          </table:table-cell>
          <table:table-cell table:style-name="Tableau399.B2" office:value-type="string">
            <text:p text:style-name="P4">autres</text:p>
            <text:p text:style-name="P2"/>
          </table:table-cell>
          <table:table-cell table:style-name="Tableau399.B2" table:number-columns-spanned="3" office:value-type="string">
            <text:p text:style-name="P26"/>
          </table:table-cell>
          <table:covered-table-cell/>
          <table:covered-table-cell/>
          <table:table-cell table:style-name="Tableau399.A2" office:value-type="string">
            <text:p text:style-name="P4"/>
          </table:table-cell>
          <table:table-cell table:style-name="Tableau399.A2" office:value-type="string">
            <text:p text:style-name="P4"/>
          </table:table-cell>
          <table:table-cell table:style-name="Tableau399.H6" office:value-type="string">
            <text:p text:style-name="P4">autres</text:p>
          </table:table-cell>
          <table:table-cell table:style-name="Tableau399.H6" table:number-columns-spanned="3" office:value-type="string">
            <text:p text:style-name="P4"/>
          </table:table-cell>
          <table:covered-table-cell/>
          <table:covered-table-cell/>
          <table:table-cell table:style-name="Tableau399.L2" office:value-type="string">
            <text:p text:style-name="P4"/>
          </table:table-cell>
        </table:table-row>
        <table:table-row table:style-name="Tableau399.6">
          <table:table-cell table:style-name="Tableau399.A2" office:value-type="string">
            <text:p text:style-name="P4"/>
          </table:table-cell>
          <table:table-cell table:style-name="Tableau399.A2" table:number-columns-spanned="4" office:value-type="string">
            <text:p text:style-name="P4">type de table d’hôtes : th1</text:p>
          </table:table-cell>
          <table:covered-table-cell/>
          <table:covered-table-cell/>
          <table:covered-table-cell/>
          <table:table-cell table:style-name="Tableau399.A2" office:value-type="string">
            <text:p text:style-name="P4"/>
          </table:table-cell>
          <table:table-cell table:style-name="Tableau399.A2" office:value-type="string">
            <text:p text:style-name="P4"/>
          </table:table-cell>
          <table:table-cell table:style-name="Tableau399.A2" table:number-columns-spanned="4" office:value-type="string">
            <text:p text:style-name="P4">Type de table d’hôtes :</text:p>
          </table:table-cell>
          <table:covered-table-cell/>
          <table:covered-table-cell/>
          <table:covered-table-cell/>
          <table:table-cell table:style-name="Tableau399.L2" office:value-type="string">
            <text:p text:style-name="P4"/>
          </table:table-cell>
        </table:table-row>
        <table:table-row table:style-name="Tableau399.6">
          <table:table-cell>
            <table:table table:is-sub-table="true">
              <table:table-column table:style-name="Tableau399.A"/>
              <table:table-row table:style-name="Tableau399.6">
                <table:table-cell table:style-name="Tableau399.A2" office:value-type="string">
                  <text:p text:style-name="P4"/>
                </table:table-cell>
              </table:table-row>
              <table:table-row table:style-name="Tableau399.6">
                <table:table-cell table:style-name="Tableau399.A2" office:value-type="string">
                  <text:p text:style-name="P4"/>
                </table:table-cell>
              </table:table-row>
              <table:table-row table:style-name="Tableau399.6">
                <table:table-cell table:style-name="Tableau399.A2" office:value-type="string">
                  <text:p text:style-name="P4"/>
                </table:table-cell>
              </table:table-row>
            </table:table>
          </table:table-cell>
          <table:table-cell table:style-name="Tableau399.B2" table:number-columns-spanned="4" office:value-type="string">
            <text:p text:style-name="P4"/>
          </table:table-cell>
          <table:covered-table-cell/>
          <table:covered-table-cell/>
          <table:covered-table-cell/>
          <table:table-cell table:number-columns-spanned="7">
            <table:table table:is-sub-table="true">
              <table:table-column table:style-name="Tableau399.F" table:number-columns-repeated="2"/>
              <table:table-column table:style-name="Tableau399.F8.3"/>
              <table:table-column table:style-name="Tableau399.L"/>
              <table:table-row table:style-name="Tableau399.6">
                <table:table-cell table:style-name="Tableau399.A2" office:value-type="string">
                  <text:p text:style-name="P4"/>
                </table:table-cell>
                <table:table-cell table:style-name="Tableau399.A2" office:value-type="string">
                  <text:p text:style-name="P4"/>
                </table:table-cell>
                <table:table-cell table:style-name="Tableau399.A2" office:value-type="string">
                  <text:p text:style-name="P32"><text:span text:style-name="T16"></text:span><text:span text:style-name="T2"> <text:s/>assiette gourmande</text:span></text:p>
                </table:table-cell>
                <table:table-cell table:style-name="Tableau399.L2" office:value-type="string">
                  <text:p text:style-name="P4"/>
                </table:table-cell>
              </table:table-row>
              <table:table-row table:style-name="Tableau399.6">
                <table:table-cell table:style-name="Tableau399.A2" office:value-type="string">
                  <text:p text:style-name="P4"/>
                </table:table-cell>
                <table:table-cell table:style-name="Tableau399.A2" office:value-type="string">
                  <text:p text:style-name="P4"/>
                </table:table-cell>
                <table:table-cell table:style-name="Tableau399.A2" office:value-type="string">
                  <text:p text:style-name="P32"><text:span text:style-name="T16"></text:span><text:span text:style-name="T2"> <text:s/>repas familial</text:span></text:p>
                </table:table-cell>
                <table:table-cell table:style-name="Tableau399.L2" office:value-type="string">
                  <text:p text:style-name="P4"/>
                </table:table-cell>
              </table:table-row>
              <table:table-row table:style-name="Tableau399.6">
                <table:table-cell table:style-name="Tableau399.A2" office:value-type="string">
                  <text:p text:style-name="P4"/>
                </table:table-cell>
                <table:table-cell table:style-name="Tableau399.A2" office:value-type="string">
                  <text:p text:style-name="P4"/>
                </table:table-cell>
                <table:table-cell table:style-name="Tableau399.B2" office:value-type="string">
                  <text:p text:style-name="P32"><text:span text:style-name="T16"></text:span><text:span text:style-name="T2"> <text:s/>menu gastronomique</text:span></text:p>
                </table:table-cell>
                <table:table-cell table:style-name="Tableau399.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399.6">
          <table:table-cell table:style-name="Tableau399.A2" office:value-type="string">
            <text:p text:style-name="P4"/>
          </table:table-cell>
          <table:table-cell table:style-name="Tableau399.B2" table:number-columns-spanned="4" office:value-type="string">
            <text:p text:style-name="P4">taxe de séjour : oui</text:p>
          </table:table-cell>
          <table:covered-table-cell/>
          <table:covered-table-cell/>
          <table:covered-table-cell/>
          <table:table-cell table:style-name="Tableau399.A2" office:value-type="string">
            <text:p text:style-name="P4"/>
          </table:table-cell>
          <table:table-cell table:style-name="Tableau399.A2" office:value-type="string">
            <text:p text:style-name="P4"/>
          </table:table-cell>
          <table:table-cell table:style-name="Tableau399.B2" table:number-columns-spanned="4" office:value-type="string">
            <text:p text:style-name="P4">taxe de séjour : <text:s/>….. par</text:p>
          </table:table-cell>
          <table:covered-table-cell/>
          <table:covered-table-cell/>
          <table:covered-table-cell/>
          <table:table-cell table:style-name="Tableau399.L2" office:value-type="string">
            <text:p text:style-name="P4"/>
          </table:table-cell>
        </table:table-row>
        <table:table-row table:style-name="Tableau399.1">
          <table:table-cell table:style-name="Tableau399.B2" office:value-type="string">
            <text:p text:style-name="P4"/>
          </table:table-cell>
          <table:table-cell table:style-name="Tableau399.E5" office:value-type="string">
            <text:p text:style-name="P4"/>
          </table:table-cell>
          <table:table-cell table:style-name="Tableau399.E5" office:value-type="string">
            <text:p text:style-name="P4"/>
          </table:table-cell>
          <table:table-cell table:style-name="Tableau399.E5" office:value-type="string">
            <text:p text:style-name="P4"/>
          </table:table-cell>
          <table:table-cell table:style-name="Tableau399.E5" office:value-type="string">
            <text:p text:style-name="P4"/>
          </table:table-cell>
          <table:table-cell table:style-name="Tableau399.E5" office:value-type="string">
            <text:p text:style-name="P4"/>
          </table:table-cell>
          <table:table-cell table:style-name="Tableau399.E5" office:value-type="string">
            <text:p text:style-name="P4"/>
          </table:table-cell>
          <table:table-cell table:style-name="Tableau399.E5" office:value-type="string">
            <text:p text:style-name="P4"/>
          </table:table-cell>
          <table:table-cell table:style-name="Tableau399.E5" office:value-type="string">
            <text:p text:style-name="P4"/>
          </table:table-cell>
          <table:table-cell table:style-name="Tableau399.E5" office:value-type="string">
            <text:p text:style-name="P4"/>
          </table:table-cell>
          <table:table-cell table:style-name="Tableau399.E5" office:value-type="string">
            <text:p text:style-name="P4"/>
          </table:table-cell>
          <table:table-cell table:style-name="Tableau399.L10" office:value-type="string">
            <text:p text:style-name="P4"/>
          </table:table-cell>
        </table:table-row>
      </table:table>
      <text:p text:style-name="P30">8. <text:s/>composition de l’hébergement</text:p>
      <table:table table:name="Tableau400" table:style-name="Tableau400">
        <table:table-column table:style-name="Tableau400.A"/>
        <table:table-column table:style-name="Tableau400.B"/>
        <table:table-row table:style-name="Tableau400.1">
          <table:table-cell table:style-name="Tableau400.A1" office:value-type="string">
            <text:p text:style-name="P4">Points forts : dans un hameau, isolé, sur 2 niveaux</text:p>
            <text:p text:style-name="P21"/>
            <text:p text:style-name="P2"/>
          </table:table-cell>
          <table:table-cell table:style-name="Tableau400.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400.1">
          <table:table-cell table:style-name="Tableau400.A2" office:value-type="string">
            <text:p text:style-name="P4">Distribution : 1er ét.: 3 ch. (1x2p., sdd, wc, salon privé, TV, internet), chauffage central. jardin : terrasse, pelouse, bbq, parking.</text:p>
            <text:p text:style-name="P28"/>
          </table:table-cell>
          <table:table-cell table:style-name="Tableau400.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400.1">
          <table:table-cell table:style-name="Tableau400.A2" office:value-type="string">
            <text:p text:style-name="P4">Pictogrammes de confort :</text:p>
            <text:p text:style-name="P5">Lit 1 pers. : 0</text:p>
            <text:p text:style-name="P5">Lit 2 pers. : 3</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400.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401" table:style-name="Tableau401">
        <table:table-column table:style-name="Tableau401.A"/>
        <table:table-column table:style-name="Tableau401.B"/>
        <table:table-row table:style-name="Tableau401.1">
          <table:table-cell table:style-name="Tableau401.A1" office:value-type="string">
            <text:p text:style-name="P4">Bâtisse en pierre du pays entourée d'un parc arboré au sein de la splendide vallée de la Meuse. Chambres luxueuses et confortables empreintes de l'esprit des grands peintres. Petit déjeuner copieux et varié, servi en terrasse pour peu que le ciel soit clément.</text:p>
            <text:p text:style-name="P2"/>
          </table:table-cell>
          <table:table-cell table:style-name="Tableau401.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402" table:style-name="Tableau402">
        <table:table-column table:style-name="Tableau402.A"/>
        <table:table-column table:style-name="Tableau402.B"/>
        <table:table-row table:style-name="Tableau402.1">
          <table:table-cell table:style-name="Tableau402.A1" office:value-type="string">
            <text:p text:style-name="P4"/>
            <text:p text:style-name="P2">Réservation via Belsud : </text:p>
            <text:p text:style-name="P2"/>
          </table:table-cell>
          <table:table-cell table:style-name="Tableau402.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403" table:style-name="Tableau403">
        <table:table-column table:style-name="Tableau403.A"/>
        <table:table-column table:style-name="Tableau403.B"/>
        <table:table-row table:style-name="Tableau403.1">
          <table:table-cell table:style-name="Tableau403.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403.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404" table:style-name="Tableau404">
        <table:table-column table:style-name="Tableau404.A"/>
        <table:table-column table:style-name="Tableau404.B"/>
        <table:table-row table:style-name="Tableau404.1">
          <table:table-cell table:style-name="Tableau404.A1" office:value-type="string">
            <text:p text:style-name="P71"/>
          </table:table-cell>
          <table:table-cell table:style-name="Tableau404.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405" table:style-name="Tableau405">
        <table:table-column table:style-name="Tableau405.A"/>
        <table:table-column table:style-name="Tableau405.B"/>
        <table:table-column table:style-name="Tableau405.C"/>
        <table:table-row table:style-name="Tableau405.1">
          <table:table-cell table:style-name="Tableau405.A1" table:number-columns-spanned="3" office:value-type="string">
            <text:p text:style-name="P4">Reçu le :</text:p>
            <text:p text:style-name="P2"/>
          </table:table-cell>
          <table:covered-table-cell/>
          <table:covered-table-cell/>
        </table:table-row>
        <table:table-row table:style-name="Tableau405.2">
          <table:table-cell table:style-name="Tableau405.A2" office:value-type="string">
            <text:p text:style-name="P4">Encodage :</text:p>
            <text:p text:style-name="P2"/>
          </table:table-cell>
          <table:table-cell table:style-name="Tableau405.A2" office:value-type="string">
            <text:p text:style-name="P32"><text:span text:style-name="T6">pk-heb : 719</text:span></text:p>
          </table:table-cell>
          <table:table-cell table:style-name="Tableau405.C2" office:value-type="string">
            <text:p text:style-name="P22">pk-membre : 686</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406" table:style-name="Tableau406">
        <table:table-column table:style-name="Tableau406.A"/>
        <table:table-column table:style-name="Tableau406.B"/>
        <table:table-row table:style-name="Tableau406.1">
          <table:table-cell table:style-name="Tableau406.A1" office:value-type="string">
            <text:p text:style-name="P4">photo</text:p>
          </table:table-cell>
          <table:table-cell table:style-name="Tableau406.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19</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07" table:style-name="Tableau407">
        <table:table-column table:style-name="Tableau407.A"/>
        <table:table-column table:style-name="Tableau407.B"/>
        <table:table-row table:style-name="Tableau407.1">
          <table:table-cell table:style-name="Tableau407.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9</text:span></text:p>
            <text:p text:style-name="P5"/>
            <text:p text:style-name="P5">nombre total de chambres : 3</text:p>
          </table:table-cell>
          <table:table-cell table:style-name="Tableau407.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408" table:style-name="Tableau408">
        <table:table-column table:style-name="Tableau408.A"/>
        <table:table-column table:style-name="Tableau408.B"/>
        <table:table-row table:style-name="Tableau408.1">
          <table:table-cell table:style-name="Tableau408.A1" office:value-type="string">
            <text:p text:style-name="P4">prénom et nom :</text:p>
            <text:p text:style-name="P2">Alain et Luciana MANANDISE FILIGONIO</text:p>
            <text:p text:style-name="P2"/>
            <text:p text:style-name="P1"><text:span text:style-name="T2">tél. : 082 74 59 56</text:span></text:p>
            <text:p text:style-name="P2"/>
            <text:p text:style-name="P1"><text:span text:style-name="T2">gsm : 0475 314 438</text:span></text:p>
            <text:p text:style-name="P2"/>
            <text:p text:style-name="P1"><text:span text:style-name="T2">fax : 082 74 59 56</text:span></text:p>
            <text:p text:style-name="P2"/>
            <text:p text:style-name="P2">adresse e-mail : </text:p>
            <text:p text:style-name="P2">heuresclaires@skynet.be</text:p>
            <text:p text:style-name="P2"/>
            <text:p text:style-name="P2">site internet personnel :</text:p>
            <text:p text:style-name="P2">www.heuresclaires.be</text:p>
            <text:p text:style-name="P2"/>
            <text:p text:style-name="P2">langues parlées :</text:p>
            <text:p text:style-name="P28">FR - NL - EN - IT</text:p>
            <text:p text:style-name="P2"/>
          </table:table-cell>
          <table:table-cell table:style-name="Tableau408.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409" table:style-name="Tableau409">
        <table:table-column table:style-name="Tableau409.A"/>
        <table:table-column table:style-name="Tableau409.B"/>
        <table:table-row table:style-name="Tableau409.1">
          <table:table-cell table:style-name="Tableau409.A1" office:value-type="string">
            <text:p text:style-name="P4">nom de l’hébergement :</text:p>
            <text:p text:style-name="P2">Les Heures Claires</text:p>
            <text:p text:style-name="P2"/>
            <text:p text:style-name="P2">rue :</text:p>
            <text:p text:style-name="P2">rue des Gaux, 68</text:p>
            <text:p text:style-name="P2"/>
            <text:p text:style-name="P2">code postal : 5541 Hastiere</text:p>
            <text:p text:style-name="P2">localité pour la communication :</text:p>
            <text:p text:style-name="P24">Hastiere</text:p>
            <text:p text:style-name="P2"/>
          </table:table-cell>
          <table:table-cell table:style-name="Tableau409.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410" table:style-name="Tableau410">
        <table:table-column table:style-name="Tableau410.A"/>
        <table:table-column table:style-name="Tableau410.B"/>
        <table:table-row table:style-name="Tableau410.1">
          <table:table-cell table:style-name="Tableau410.A1" office:value-type="string">
            <text:p text:style-name="P4"/>
            <text:p text:style-name="P2"/>
            <text:p text:style-name="P33"><text:span text:style-name="T2">tennis : </text:span></text:p>
            <text:p text:style-name="P5">sports nautiques : 2.0</text:p>
            <text:p text:style-name="P23">ski : </text:p>
            <text:p text:style-name="P5">randonnées balisées : 0.1</text:p>
            <text:p text:style-name="P5">piscine : <text:tab/></text:p>
            <text:p text:style-name="P5">pêche : 0.1<text:tab/></text:p>
            <text:p text:style-name="P5">équitation : </text:p>
            <text:p text:style-name="P5">vélos à disposition : 0.1</text:p>
            <text:p text:style-name="P5">circuit v.t.t. : </text:p>
            <text:p text:style-name="P5">ravel : 0.3<text:tab/></text:p>
            <text:p text:style-name="P2"/>
          </table:table-cell>
          <table:table-cell table:style-name="Tableau410.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411" table:style-name="Tableau411">
        <table:table-column table:style-name="Tableau411.A"/>
        <table:table-column table:style-name="Tableau411.B"/>
        <table:table-row table:style-name="Tableau411.1">
          <table:table-cell table:style-name="Tableau411.A1" office:value-type="string">
            <text:p text:style-name="P4"/>
            <text:p text:style-name="P5">commerces : 0.5</text:p>
            <text:p text:style-name="P5">restaurant : 0.1</text:p>
            <text:p text:style-name="P5">gare : 13.0</text:p>
            <text:p text:style-name="P5"/>
            <text:p text:style-name="P5">animaux domestiques admis : non</text:p>
            <text:p text:style-name="P5">hébergement fumeur : non</text:p>
          </table:table-cell>
          <table:table-cell table:style-name="Tableau411.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412" table:style-name="Tableau412">
        <table:table-column table:style-name="Tableau412.A"/>
        <table:table-column table:style-name="Tableau412.B"/>
        <table:table-column table:style-name="Tableau412.C" table:number-columns-repeated="3"/>
        <table:table-column table:style-name="Tableau412.F" table:number-columns-repeated="2"/>
        <table:table-column table:style-name="Tableau412.B"/>
        <table:table-column table:style-name="Tableau412.I"/>
        <table:table-column table:style-name="Tableau412.J"/>
        <table:table-column table:style-name="Tableau412.K"/>
        <table:table-column table:style-name="Tableau412.L"/>
        <table:table-row table:style-name="Tableau412.1">
          <table:table-cell table:style-name="Tableau412.A1" office:value-type="string">
            <text:p text:style-name="P4"/>
          </table:table-cell>
          <table:table-cell table:style-name="Tableau412.B1" office:value-type="string">
            <text:p text:style-name="P4"/>
          </table:table-cell>
          <table:table-cell table:style-name="Tableau412.B1" office:value-type="string">
            <text:p text:style-name="P4"/>
          </table:table-cell>
          <table:table-cell table:style-name="Tableau412.B1" office:value-type="string">
            <text:p text:style-name="P4"/>
          </table:table-cell>
          <table:table-cell table:style-name="Tableau412.B1" office:value-type="string">
            <text:p text:style-name="P4"/>
          </table:table-cell>
          <table:table-cell table:style-name="Tableau412.F1" office:value-type="string">
            <text:p text:style-name="P4"/>
          </table:table-cell>
          <table:table-cell table:style-name="Tableau412.A1" office:value-type="string">
            <text:p text:style-name="P4"/>
          </table:table-cell>
          <table:table-cell table:style-name="Tableau412.B1" office:value-type="string">
            <text:p text:style-name="P4"/>
          </table:table-cell>
          <table:table-cell table:style-name="Tableau412.B1" office:value-type="string">
            <text:p text:style-name="P4"/>
          </table:table-cell>
          <table:table-cell table:style-name="Tableau412.B1" office:value-type="string">
            <text:p text:style-name="P4"/>
          </table:table-cell>
          <table:table-cell table:style-name="Tableau412.B1" office:value-type="string">
            <text:p text:style-name="P4"/>
          </table:table-cell>
          <table:table-cell table:style-name="Tableau412.L1" office:value-type="string">
            <text:p text:style-name="P4"/>
          </table:table-cell>
        </table:table-row>
        <table:table-row table:style-name="Tableau412.1">
          <table:table-cell table:style-name="Tableau412.A2" office:value-type="string">
            <text:p text:style-name="P4"/>
          </table:table-cell>
          <table:table-cell table:style-name="Tableau412.B2" office:value-type="string">
            <text:p text:style-name="P4"/>
          </table:table-cell>
          <table:table-cell table:style-name="Tableau412.B2" office:value-type="string">
            <text:p text:style-name="P4">1 p.</text:p>
          </table:table-cell>
          <table:table-cell table:style-name="Tableau412.B2" office:value-type="string">
            <text:p text:style-name="P4">2 p.</text:p>
          </table:table-cell>
          <table:table-cell table:style-name="Tableau412.B2" office:value-type="string">
            <text:p text:style-name="P32"><text:span text:style-name="T2">3</text:span><text:span text:style-name="T22">ième</text:span><text:span text:style-name="T2"> p.</text:span></text:p>
          </table:table-cell>
          <table:table-cell table:style-name="Tableau412.A2" office:value-type="string">
            <text:p text:style-name="P4"/>
          </table:table-cell>
          <table:table-cell table:style-name="Tableau412.A2" office:value-type="string">
            <text:p text:style-name="P4"/>
          </table:table-cell>
          <table:table-cell table:style-name="Tableau412.B2" office:value-type="string">
            <text:p text:style-name="P4"/>
          </table:table-cell>
          <table:table-cell table:style-name="Tableau412.B2" office:value-type="string">
            <text:p text:style-name="P4">1 p.</text:p>
          </table:table-cell>
          <table:table-cell table:style-name="Tableau412.B2" office:value-type="string">
            <text:p text:style-name="P4">2 p.</text:p>
          </table:table-cell>
          <table:table-cell table:style-name="Tableau412.B2" office:value-type="string">
            <text:p text:style-name="P32"><text:span text:style-name="T2">3</text:span><text:span text:style-name="T22">ième</text:span><text:span text:style-name="T2"> p.</text:span></text:p>
          </table:table-cell>
          <table:table-cell table:style-name="Tableau412.L2" office:value-type="string">
            <text:p text:style-name="P4"/>
          </table:table-cell>
        </table:table-row>
        <table:table-row table:style-name="Tableau412.1">
          <table:table-cell table:style-name="Tableau412.A2" office:value-type="string">
            <text:p text:style-name="P4"/>
          </table:table-cell>
          <table:table-cell table:style-name="Tableau412.B2" office:value-type="string">
            <text:p text:style-name="P4">1 nuit + pt. déj.</text:p>
          </table:table-cell>
          <table:table-cell table:style-name="Tableau412.B2" office:value-type="string">
            <text:p text:style-name="P4">75.00</text:p>
          </table:table-cell>
          <table:table-cell table:style-name="Tableau412.B2" office:value-type="string">
            <text:p text:style-name="P4">75.00</text:p>
          </table:table-cell>
          <table:table-cell table:style-name="Tableau412.B2" office:value-type="string">
            <text:p text:style-name="P4">15.00</text:p>
          </table:table-cell>
          <table:table-cell table:style-name="Tableau412.A2" office:value-type="string">
            <text:p text:style-name="P4"/>
          </table:table-cell>
          <table:table-cell table:style-name="Tableau412.A2" office:value-type="string">
            <text:p text:style-name="P4"/>
          </table:table-cell>
          <table:table-cell table:style-name="Tableau412.B2" office:value-type="string">
            <text:p text:style-name="P4">1 nuit + pt. déj.</text:p>
          </table:table-cell>
          <table:table-cell table:style-name="Tableau412.B2" office:value-type="string">
            <text:p text:style-name="P4"/>
          </table:table-cell>
          <table:table-cell table:style-name="Tableau412.B2" office:value-type="string">
            <text:p text:style-name="P4"/>
          </table:table-cell>
          <table:table-cell table:style-name="Tableau412.B2" office:value-type="string">
            <text:p text:style-name="P4"/>
          </table:table-cell>
          <table:table-cell table:style-name="Tableau412.L2" office:value-type="string">
            <text:p text:style-name="P4"/>
          </table:table-cell>
        </table:table-row>
        <table:table-row table:style-name="Tableau412.1">
          <table:table-cell table:style-name="Tableau412.A2" office:value-type="string">
            <text:p text:style-name="P4"/>
          </table:table-cell>
          <table:table-cell table:style-name="Tableau412.B2" office:value-type="string">
            <text:p text:style-name="P4">réduction si pas de pt. déjeuner</text:p>
          </table:table-cell>
          <table:table-cell table:style-name="Tableau412.B2" office:value-type="string">
            <text:p text:style-name="P4">5.00</text:p>
          </table:table-cell>
          <table:table-cell table:style-name="Tableau412.B2" office:value-type="string">
            <text:p text:style-name="P4">10.00</text:p>
          </table:table-cell>
          <table:table-cell table:style-name="Tableau412.B2" office:value-type="string">
            <text:p text:style-name="P4">5.00</text:p>
          </table:table-cell>
          <table:table-cell table:style-name="Tableau412.A2" office:value-type="string">
            <text:p text:style-name="P4"/>
          </table:table-cell>
          <table:table-cell table:style-name="Tableau412.A2" office:value-type="string">
            <text:p text:style-name="P4"/>
          </table:table-cell>
          <table:table-cell table:style-name="Tableau412.B2" office:value-type="string">
            <text:p text:style-name="P4">réduction si pas de pt. déjeuner</text:p>
          </table:table-cell>
          <table:table-cell table:style-name="Tableau412.B2" office:value-type="string">
            <text:p text:style-name="P4"/>
          </table:table-cell>
          <table:table-cell table:style-name="Tableau412.B2" office:value-type="string">
            <text:p text:style-name="P4"/>
          </table:table-cell>
          <table:table-cell table:style-name="Tableau412.B2" office:value-type="string">
            <text:p text:style-name="P4"/>
          </table:table-cell>
          <table:table-cell table:style-name="Tableau412.L2" office:value-type="string">
            <text:p text:style-name="P4"/>
          </table:table-cell>
        </table:table-row>
        <table:table-row table:style-name="Tableau412.1">
          <table:table-cell table:style-name="Tableau412.A2" office:value-type="string">
            <text:p text:style-name="P4"/>
          </table:table-cell>
          <table:table-cell table:style-name="Tableau412.B2" office:value-type="string">
            <text:p text:style-name="P4">table d’hôtes</text:p>
          </table:table-cell>
          <table:table-cell table:style-name="Tableau412.B2" office:value-type="string">
            <text:p text:style-name="P55">25.00</text:p>
          </table:table-cell>
          <table:table-cell table:style-name="Tableau412.B2" office:value-type="string">
            <text:p text:style-name="P55"/>
          </table:table-cell>
          <table:table-cell table:style-name="Tableau412.E5" office:value-type="string">
            <text:p text:style-name="P4"/>
          </table:table-cell>
          <table:table-cell table:style-name="Tableau412.A2" office:value-type="string">
            <text:p text:style-name="P4"/>
          </table:table-cell>
          <table:table-cell table:style-name="Tableau412.A2" office:value-type="string">
            <text:p text:style-name="P4"/>
          </table:table-cell>
          <table:table-cell table:style-name="Tableau412.A2" office:value-type="string">
            <text:p text:style-name="P4">table d’hôtes</text:p>
          </table:table-cell>
          <table:table-cell table:style-name="Tableau412.A2" office:value-type="string">
            <text:p text:style-name="P10">/p.</text:p>
          </table:table-cell>
          <table:table-cell table:style-name="Tableau412.A2" office:value-type="string">
            <text:p text:style-name="P4"/>
          </table:table-cell>
          <table:table-cell table:style-name="Tableau412.K5" office:value-type="string">
            <text:p text:style-name="P4"/>
          </table:table-cell>
          <table:table-cell table:style-name="Tableau412.L5" office:value-type="string">
            <text:p text:style-name="P4"/>
          </table:table-cell>
        </table:table-row>
        <table:table-row table:style-name="Tableau412.6">
          <table:table-cell table:style-name="Tableau412.A2" office:value-type="string">
            <text:p text:style-name="P4"/>
          </table:table-cell>
          <table:table-cell table:style-name="Tableau412.B2" office:value-type="string">
            <text:p text:style-name="P4">autres</text:p>
            <text:p text:style-name="P2"/>
          </table:table-cell>
          <table:table-cell table:style-name="Tableau412.B2" table:number-columns-spanned="3" office:value-type="string">
            <text:p text:style-name="P26"/>
          </table:table-cell>
          <table:covered-table-cell/>
          <table:covered-table-cell/>
          <table:table-cell table:style-name="Tableau412.A2" office:value-type="string">
            <text:p text:style-name="P4"/>
          </table:table-cell>
          <table:table-cell table:style-name="Tableau412.A2" office:value-type="string">
            <text:p text:style-name="P4"/>
          </table:table-cell>
          <table:table-cell table:style-name="Tableau412.H6" office:value-type="string">
            <text:p text:style-name="P4">autres</text:p>
          </table:table-cell>
          <table:table-cell table:style-name="Tableau412.H6" table:number-columns-spanned="3" office:value-type="string">
            <text:p text:style-name="P4"/>
          </table:table-cell>
          <table:covered-table-cell/>
          <table:covered-table-cell/>
          <table:table-cell table:style-name="Tableau412.L2" office:value-type="string">
            <text:p text:style-name="P4"/>
          </table:table-cell>
        </table:table-row>
        <table:table-row table:style-name="Tableau412.6">
          <table:table-cell table:style-name="Tableau412.A2" office:value-type="string">
            <text:p text:style-name="P4"/>
          </table:table-cell>
          <table:table-cell table:style-name="Tableau412.A2" table:number-columns-spanned="4" office:value-type="string">
            <text:p text:style-name="P4">type de table d’hôtes : th3</text:p>
          </table:table-cell>
          <table:covered-table-cell/>
          <table:covered-table-cell/>
          <table:covered-table-cell/>
          <table:table-cell table:style-name="Tableau412.A2" office:value-type="string">
            <text:p text:style-name="P4"/>
          </table:table-cell>
          <table:table-cell table:style-name="Tableau412.A2" office:value-type="string">
            <text:p text:style-name="P4"/>
          </table:table-cell>
          <table:table-cell table:style-name="Tableau412.A2" table:number-columns-spanned="4" office:value-type="string">
            <text:p text:style-name="P4">Type de table d’hôtes :</text:p>
          </table:table-cell>
          <table:covered-table-cell/>
          <table:covered-table-cell/>
          <table:covered-table-cell/>
          <table:table-cell table:style-name="Tableau412.L2" office:value-type="string">
            <text:p text:style-name="P4"/>
          </table:table-cell>
        </table:table-row>
        <table:table-row table:style-name="Tableau412.6">
          <table:table-cell>
            <table:table table:is-sub-table="true">
              <table:table-column table:style-name="Tableau412.A"/>
              <table:table-row table:style-name="Tableau412.6">
                <table:table-cell table:style-name="Tableau412.A2" office:value-type="string">
                  <text:p text:style-name="P4"/>
                </table:table-cell>
              </table:table-row>
              <table:table-row table:style-name="Tableau412.6">
                <table:table-cell table:style-name="Tableau412.A2" office:value-type="string">
                  <text:p text:style-name="P4"/>
                </table:table-cell>
              </table:table-row>
              <table:table-row table:style-name="Tableau412.6">
                <table:table-cell table:style-name="Tableau412.A2" office:value-type="string">
                  <text:p text:style-name="P4"/>
                </table:table-cell>
              </table:table-row>
            </table:table>
          </table:table-cell>
          <table:table-cell table:style-name="Tableau412.B2" table:number-columns-spanned="4" office:value-type="string">
            <text:p text:style-name="P4"/>
          </table:table-cell>
          <table:covered-table-cell/>
          <table:covered-table-cell/>
          <table:covered-table-cell/>
          <table:table-cell table:number-columns-spanned="7">
            <table:table table:is-sub-table="true">
              <table:table-column table:style-name="Tableau412.F" table:number-columns-repeated="2"/>
              <table:table-column table:style-name="Tableau412.F8.3"/>
              <table:table-column table:style-name="Tableau412.L"/>
              <table:table-row table:style-name="Tableau412.6">
                <table:table-cell table:style-name="Tableau412.A2" office:value-type="string">
                  <text:p text:style-name="P4"/>
                </table:table-cell>
                <table:table-cell table:style-name="Tableau412.A2" office:value-type="string">
                  <text:p text:style-name="P4"/>
                </table:table-cell>
                <table:table-cell table:style-name="Tableau412.A2" office:value-type="string">
                  <text:p text:style-name="P32"><text:span text:style-name="T16"></text:span><text:span text:style-name="T2"> <text:s/>assiette gourmande</text:span></text:p>
                </table:table-cell>
                <table:table-cell table:style-name="Tableau412.L2" office:value-type="string">
                  <text:p text:style-name="P4"/>
                </table:table-cell>
              </table:table-row>
              <table:table-row table:style-name="Tableau412.6">
                <table:table-cell table:style-name="Tableau412.A2" office:value-type="string">
                  <text:p text:style-name="P4"/>
                </table:table-cell>
                <table:table-cell table:style-name="Tableau412.A2" office:value-type="string">
                  <text:p text:style-name="P4"/>
                </table:table-cell>
                <table:table-cell table:style-name="Tableau412.A2" office:value-type="string">
                  <text:p text:style-name="P32"><text:span text:style-name="T16"></text:span><text:span text:style-name="T2"> <text:s/>repas familial</text:span></text:p>
                </table:table-cell>
                <table:table-cell table:style-name="Tableau412.L2" office:value-type="string">
                  <text:p text:style-name="P4"/>
                </table:table-cell>
              </table:table-row>
              <table:table-row table:style-name="Tableau412.6">
                <table:table-cell table:style-name="Tableau412.A2" office:value-type="string">
                  <text:p text:style-name="P4"/>
                </table:table-cell>
                <table:table-cell table:style-name="Tableau412.A2" office:value-type="string">
                  <text:p text:style-name="P4"/>
                </table:table-cell>
                <table:table-cell table:style-name="Tableau412.B2" office:value-type="string">
                  <text:p text:style-name="P32"><text:span text:style-name="T16"></text:span><text:span text:style-name="T2"> <text:s/>menu gastronomique</text:span></text:p>
                </table:table-cell>
                <table:table-cell table:style-name="Tableau412.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412.6">
          <table:table-cell table:style-name="Tableau412.A2" office:value-type="string">
            <text:p text:style-name="P4"/>
          </table:table-cell>
          <table:table-cell table:style-name="Tableau412.B2" table:number-columns-spanned="4" office:value-type="string">
            <text:p text:style-name="P4">taxe de séjour : oui</text:p>
          </table:table-cell>
          <table:covered-table-cell/>
          <table:covered-table-cell/>
          <table:covered-table-cell/>
          <table:table-cell table:style-name="Tableau412.A2" office:value-type="string">
            <text:p text:style-name="P4"/>
          </table:table-cell>
          <table:table-cell table:style-name="Tableau412.A2" office:value-type="string">
            <text:p text:style-name="P4"/>
          </table:table-cell>
          <table:table-cell table:style-name="Tableau412.B2" table:number-columns-spanned="4" office:value-type="string">
            <text:p text:style-name="P4">taxe de séjour : <text:s/>….. par</text:p>
          </table:table-cell>
          <table:covered-table-cell/>
          <table:covered-table-cell/>
          <table:covered-table-cell/>
          <table:table-cell table:style-name="Tableau412.L2" office:value-type="string">
            <text:p text:style-name="P4"/>
          </table:table-cell>
        </table:table-row>
        <table:table-row table:style-name="Tableau412.1">
          <table:table-cell table:style-name="Tableau412.B2" office:value-type="string">
            <text:p text:style-name="P4"/>
          </table:table-cell>
          <table:table-cell table:style-name="Tableau412.E5" office:value-type="string">
            <text:p text:style-name="P4"/>
          </table:table-cell>
          <table:table-cell table:style-name="Tableau412.E5" office:value-type="string">
            <text:p text:style-name="P4"/>
          </table:table-cell>
          <table:table-cell table:style-name="Tableau412.E5" office:value-type="string">
            <text:p text:style-name="P4"/>
          </table:table-cell>
          <table:table-cell table:style-name="Tableau412.E5" office:value-type="string">
            <text:p text:style-name="P4"/>
          </table:table-cell>
          <table:table-cell table:style-name="Tableau412.E5" office:value-type="string">
            <text:p text:style-name="P4"/>
          </table:table-cell>
          <table:table-cell table:style-name="Tableau412.E5" office:value-type="string">
            <text:p text:style-name="P4"/>
          </table:table-cell>
          <table:table-cell table:style-name="Tableau412.E5" office:value-type="string">
            <text:p text:style-name="P4"/>
          </table:table-cell>
          <table:table-cell table:style-name="Tableau412.E5" office:value-type="string">
            <text:p text:style-name="P4"/>
          </table:table-cell>
          <table:table-cell table:style-name="Tableau412.E5" office:value-type="string">
            <text:p text:style-name="P4"/>
          </table:table-cell>
          <table:table-cell table:style-name="Tableau412.E5" office:value-type="string">
            <text:p text:style-name="P4"/>
          </table:table-cell>
          <table:table-cell table:style-name="Tableau412.L10" office:value-type="string">
            <text:p text:style-name="P4"/>
          </table:table-cell>
        </table:table-row>
      </table:table>
      <text:p text:style-name="P30">8. <text:s/>composition de l’hébergement</text:p>
      <table:table table:name="Tableau413" table:style-name="Tableau413">
        <table:table-column table:style-name="Tableau413.A"/>
        <table:table-column table:style-name="Tableau413.B"/>
        <table:table-row table:style-name="Tableau413.1">
          <table:table-cell table:style-name="Tableau413.A1" office:value-type="string">
            <text:p text:style-name="P4">Points forts : dans un hameau, isolé, sur 2 niveaux</text:p>
            <text:p text:style-name="P21"/>
            <text:p text:style-name="P2"/>
          </table:table-cell>
          <table:table-cell table:style-name="Tableau413.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413.1">
          <table:table-cell table:style-name="Tableau413.A2" office:value-type="string">
            <text:p text:style-name="P4">Distribution : 1er ét.: 3 ch. (1x2p., sdd, wc, salon privé, TV, internet), chauffage central. jardin : terrasse, pelouse, bbq, parking.</text:p>
            <text:p text:style-name="P28"/>
          </table:table-cell>
          <table:table-cell table:style-name="Tableau413.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413.1">
          <table:table-cell table:style-name="Tableau413.A2" office:value-type="string">
            <text:p text:style-name="P4">Pictogrammes de confort :</text:p>
            <text:p text:style-name="P5">Lit 1 pers. : 0</text:p>
            <text:p text:style-name="P5">Lit 2 pers. : 3</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413.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414" table:style-name="Tableau414">
        <table:table-column table:style-name="Tableau414.A"/>
        <table:table-column table:style-name="Tableau414.B"/>
        <table:table-row table:style-name="Tableau414.1">
          <table:table-cell table:style-name="Tableau414.A1" office:value-type="string">
            <text:p text:style-name="P4">Bâtisse en pierre du pays entourée d'un parc arboré au sein de la splendide vallée de la Meuse. Chambres luxueuses et confortables empreintes de l'esprit des grands peintres. Petit déjeuner copieux et varié, servi en terrasse pour peu que le ciel soit clément.</text:p>
            <text:p text:style-name="P2"/>
          </table:table-cell>
          <table:table-cell table:style-name="Tableau414.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415" table:style-name="Tableau415">
        <table:table-column table:style-name="Tableau415.A"/>
        <table:table-column table:style-name="Tableau415.B"/>
        <table:table-row table:style-name="Tableau415.1">
          <table:table-cell table:style-name="Tableau415.A1" office:value-type="string">
            <text:p text:style-name="P4"/>
            <text:p text:style-name="P2">Réservation via Belsud : </text:p>
            <text:p text:style-name="P2"/>
          </table:table-cell>
          <table:table-cell table:style-name="Tableau415.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416" table:style-name="Tableau416">
        <table:table-column table:style-name="Tableau416.A"/>
        <table:table-column table:style-name="Tableau416.B"/>
        <table:table-row table:style-name="Tableau416.1">
          <table:table-cell table:style-name="Tableau416.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416.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417" table:style-name="Tableau417">
        <table:table-column table:style-name="Tableau417.A"/>
        <table:table-column table:style-name="Tableau417.B"/>
        <table:table-row table:style-name="Tableau417.1">
          <table:table-cell table:style-name="Tableau417.A1" office:value-type="string">
            <text:p text:style-name="P71"/>
          </table:table-cell>
          <table:table-cell table:style-name="Tableau417.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418" table:style-name="Tableau418">
        <table:table-column table:style-name="Tableau418.A"/>
        <table:table-column table:style-name="Tableau418.B"/>
        <table:table-column table:style-name="Tableau418.C"/>
        <table:table-row table:style-name="Tableau418.1">
          <table:table-cell table:style-name="Tableau418.A1" table:number-columns-spanned="3" office:value-type="string">
            <text:p text:style-name="P4">Reçu le :</text:p>
            <text:p text:style-name="P2"/>
          </table:table-cell>
          <table:covered-table-cell/>
          <table:covered-table-cell/>
        </table:table-row>
        <table:table-row table:style-name="Tableau418.2">
          <table:table-cell table:style-name="Tableau418.A2" office:value-type="string">
            <text:p text:style-name="P4">Encodage :</text:p>
            <text:p text:style-name="P2"/>
          </table:table-cell>
          <table:table-cell table:style-name="Tableau418.A2" office:value-type="string">
            <text:p text:style-name="P32"><text:span text:style-name="T6">pk-heb : 719</text:span></text:p>
          </table:table-cell>
          <table:table-cell table:style-name="Tableau418.C2" office:value-type="string">
            <text:p text:style-name="P22">pk-membre : 686</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419" table:style-name="Tableau419">
        <table:table-column table:style-name="Tableau419.A"/>
        <table:table-column table:style-name="Tableau419.B"/>
        <table:table-row table:style-name="Tableau419.1">
          <table:table-cell table:style-name="Tableau419.A1" office:value-type="string">
            <text:p text:style-name="P4">photo</text:p>
          </table:table-cell>
          <table:table-cell table:style-name="Tableau419.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19</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20" table:style-name="Tableau420">
        <table:table-column table:style-name="Tableau420.A"/>
        <table:table-column table:style-name="Tableau420.B"/>
        <table:table-row table:style-name="Tableau420.1">
          <table:table-cell table:style-name="Tableau420.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9</text:span></text:p>
            <text:p text:style-name="P5"/>
            <text:p text:style-name="P5">nombre total de chambres : 3</text:p>
          </table:table-cell>
          <table:table-cell table:style-name="Tableau420.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421" table:style-name="Tableau421">
        <table:table-column table:style-name="Tableau421.A"/>
        <table:table-column table:style-name="Tableau421.B"/>
        <table:table-row table:style-name="Tableau421.1">
          <table:table-cell table:style-name="Tableau421.A1" office:value-type="string">
            <text:p text:style-name="P4">prénom et nom :</text:p>
            <text:p text:style-name="P2">Alain et Luciana MANANDISE FILIGONIO</text:p>
            <text:p text:style-name="P2"/>
            <text:p text:style-name="P1"><text:span text:style-name="T2">tél. : 082 74 59 56</text:span></text:p>
            <text:p text:style-name="P2"/>
            <text:p text:style-name="P1"><text:span text:style-name="T2">gsm : 0475 314 438</text:span></text:p>
            <text:p text:style-name="P2"/>
            <text:p text:style-name="P1"><text:span text:style-name="T2">fax : 082 74 59 56</text:span></text:p>
            <text:p text:style-name="P2"/>
            <text:p text:style-name="P2">adresse e-mail : </text:p>
            <text:p text:style-name="P2">heuresclaires@skynet.be</text:p>
            <text:p text:style-name="P2"/>
            <text:p text:style-name="P2">site internet personnel :</text:p>
            <text:p text:style-name="P2">www.heuresclaires.be</text:p>
            <text:p text:style-name="P2"/>
            <text:p text:style-name="P2">langues parlées :</text:p>
            <text:p text:style-name="P28">FR - NL - EN - IT</text:p>
            <text:p text:style-name="P2"/>
          </table:table-cell>
          <table:table-cell table:style-name="Tableau421.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422" table:style-name="Tableau422">
        <table:table-column table:style-name="Tableau422.A"/>
        <table:table-column table:style-name="Tableau422.B"/>
        <table:table-row table:style-name="Tableau422.1">
          <table:table-cell table:style-name="Tableau422.A1" office:value-type="string">
            <text:p text:style-name="P4">nom de l’hébergement :</text:p>
            <text:p text:style-name="P2">Les Heures Claires</text:p>
            <text:p text:style-name="P2"/>
            <text:p text:style-name="P2">rue :</text:p>
            <text:p text:style-name="P2">rue des Gaux, 68</text:p>
            <text:p text:style-name="P2"/>
            <text:p text:style-name="P2">code postal : 5541 Hastiere</text:p>
            <text:p text:style-name="P2">localité pour la communication :</text:p>
            <text:p text:style-name="P24">Hastiere</text:p>
            <text:p text:style-name="P2"/>
          </table:table-cell>
          <table:table-cell table:style-name="Tableau422.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423" table:style-name="Tableau423">
        <table:table-column table:style-name="Tableau423.A"/>
        <table:table-column table:style-name="Tableau423.B"/>
        <table:table-row table:style-name="Tableau423.1">
          <table:table-cell table:style-name="Tableau423.A1" office:value-type="string">
            <text:p text:style-name="P4"/>
            <text:p text:style-name="P2"/>
            <text:p text:style-name="P33"><text:span text:style-name="T2">tennis : </text:span></text:p>
            <text:p text:style-name="P5">sports nautiques : 2.0</text:p>
            <text:p text:style-name="P23">ski : </text:p>
            <text:p text:style-name="P5">randonnées balisées : 0.1</text:p>
            <text:p text:style-name="P5">piscine : <text:tab/></text:p>
            <text:p text:style-name="P5">pêche : 0.1<text:tab/></text:p>
            <text:p text:style-name="P5">équitation : </text:p>
            <text:p text:style-name="P5">vélos à disposition : 0.1</text:p>
            <text:p text:style-name="P5">circuit v.t.t. : </text:p>
            <text:p text:style-name="P5">ravel : 0.3<text:tab/></text:p>
            <text:p text:style-name="P2"/>
          </table:table-cell>
          <table:table-cell table:style-name="Tableau423.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424" table:style-name="Tableau424">
        <table:table-column table:style-name="Tableau424.A"/>
        <table:table-column table:style-name="Tableau424.B"/>
        <table:table-row table:style-name="Tableau424.1">
          <table:table-cell table:style-name="Tableau424.A1" office:value-type="string">
            <text:p text:style-name="P4"/>
            <text:p text:style-name="P5">commerces : 0.5</text:p>
            <text:p text:style-name="P5">restaurant : 0.1</text:p>
            <text:p text:style-name="P5">gare : 13.0</text:p>
            <text:p text:style-name="P5"/>
            <text:p text:style-name="P5">animaux domestiques admis : non</text:p>
            <text:p text:style-name="P5">hébergement fumeur : non</text:p>
          </table:table-cell>
          <table:table-cell table:style-name="Tableau424.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425" table:style-name="Tableau425">
        <table:table-column table:style-name="Tableau425.A"/>
        <table:table-column table:style-name="Tableau425.B"/>
        <table:table-column table:style-name="Tableau425.C" table:number-columns-repeated="3"/>
        <table:table-column table:style-name="Tableau425.F" table:number-columns-repeated="2"/>
        <table:table-column table:style-name="Tableau425.B"/>
        <table:table-column table:style-name="Tableau425.I"/>
        <table:table-column table:style-name="Tableau425.J"/>
        <table:table-column table:style-name="Tableau425.K"/>
        <table:table-column table:style-name="Tableau425.L"/>
        <table:table-row table:style-name="Tableau425.1">
          <table:table-cell table:style-name="Tableau425.A1" office:value-type="string">
            <text:p text:style-name="P4"/>
          </table:table-cell>
          <table:table-cell table:style-name="Tableau425.B1" office:value-type="string">
            <text:p text:style-name="P4"/>
          </table:table-cell>
          <table:table-cell table:style-name="Tableau425.B1" office:value-type="string">
            <text:p text:style-name="P4"/>
          </table:table-cell>
          <table:table-cell table:style-name="Tableau425.B1" office:value-type="string">
            <text:p text:style-name="P4"/>
          </table:table-cell>
          <table:table-cell table:style-name="Tableau425.B1" office:value-type="string">
            <text:p text:style-name="P4"/>
          </table:table-cell>
          <table:table-cell table:style-name="Tableau425.F1" office:value-type="string">
            <text:p text:style-name="P4"/>
          </table:table-cell>
          <table:table-cell table:style-name="Tableau425.A1" office:value-type="string">
            <text:p text:style-name="P4"/>
          </table:table-cell>
          <table:table-cell table:style-name="Tableau425.B1" office:value-type="string">
            <text:p text:style-name="P4"/>
          </table:table-cell>
          <table:table-cell table:style-name="Tableau425.B1" office:value-type="string">
            <text:p text:style-name="P4"/>
          </table:table-cell>
          <table:table-cell table:style-name="Tableau425.B1" office:value-type="string">
            <text:p text:style-name="P4"/>
          </table:table-cell>
          <table:table-cell table:style-name="Tableau425.B1" office:value-type="string">
            <text:p text:style-name="P4"/>
          </table:table-cell>
          <table:table-cell table:style-name="Tableau425.L1" office:value-type="string">
            <text:p text:style-name="P4"/>
          </table:table-cell>
        </table:table-row>
        <table:table-row table:style-name="Tableau425.1">
          <table:table-cell table:style-name="Tableau425.A2" office:value-type="string">
            <text:p text:style-name="P4"/>
          </table:table-cell>
          <table:table-cell table:style-name="Tableau425.B2" office:value-type="string">
            <text:p text:style-name="P4"/>
          </table:table-cell>
          <table:table-cell table:style-name="Tableau425.B2" office:value-type="string">
            <text:p text:style-name="P4">1 p.</text:p>
          </table:table-cell>
          <table:table-cell table:style-name="Tableau425.B2" office:value-type="string">
            <text:p text:style-name="P4">2 p.</text:p>
          </table:table-cell>
          <table:table-cell table:style-name="Tableau425.B2" office:value-type="string">
            <text:p text:style-name="P32"><text:span text:style-name="T2">3</text:span><text:span text:style-name="T22">ième</text:span><text:span text:style-name="T2"> p.</text:span></text:p>
          </table:table-cell>
          <table:table-cell table:style-name="Tableau425.A2" office:value-type="string">
            <text:p text:style-name="P4"/>
          </table:table-cell>
          <table:table-cell table:style-name="Tableau425.A2" office:value-type="string">
            <text:p text:style-name="P4"/>
          </table:table-cell>
          <table:table-cell table:style-name="Tableau425.B2" office:value-type="string">
            <text:p text:style-name="P4"/>
          </table:table-cell>
          <table:table-cell table:style-name="Tableau425.B2" office:value-type="string">
            <text:p text:style-name="P4">1 p.</text:p>
          </table:table-cell>
          <table:table-cell table:style-name="Tableau425.B2" office:value-type="string">
            <text:p text:style-name="P4">2 p.</text:p>
          </table:table-cell>
          <table:table-cell table:style-name="Tableau425.B2" office:value-type="string">
            <text:p text:style-name="P32"><text:span text:style-name="T2">3</text:span><text:span text:style-name="T22">ième</text:span><text:span text:style-name="T2"> p.</text:span></text:p>
          </table:table-cell>
          <table:table-cell table:style-name="Tableau425.L2" office:value-type="string">
            <text:p text:style-name="P4"/>
          </table:table-cell>
        </table:table-row>
        <table:table-row table:style-name="Tableau425.1">
          <table:table-cell table:style-name="Tableau425.A2" office:value-type="string">
            <text:p text:style-name="P4"/>
          </table:table-cell>
          <table:table-cell table:style-name="Tableau425.B2" office:value-type="string">
            <text:p text:style-name="P4">1 nuit + pt. déj.</text:p>
          </table:table-cell>
          <table:table-cell table:style-name="Tableau425.B2" office:value-type="string">
            <text:p text:style-name="P4">75.00</text:p>
          </table:table-cell>
          <table:table-cell table:style-name="Tableau425.B2" office:value-type="string">
            <text:p text:style-name="P4">75.00</text:p>
          </table:table-cell>
          <table:table-cell table:style-name="Tableau425.B2" office:value-type="string">
            <text:p text:style-name="P4">15.00</text:p>
          </table:table-cell>
          <table:table-cell table:style-name="Tableau425.A2" office:value-type="string">
            <text:p text:style-name="P4"/>
          </table:table-cell>
          <table:table-cell table:style-name="Tableau425.A2" office:value-type="string">
            <text:p text:style-name="P4"/>
          </table:table-cell>
          <table:table-cell table:style-name="Tableau425.B2" office:value-type="string">
            <text:p text:style-name="P4">1 nuit + pt. déj.</text:p>
          </table:table-cell>
          <table:table-cell table:style-name="Tableau425.B2" office:value-type="string">
            <text:p text:style-name="P4"/>
          </table:table-cell>
          <table:table-cell table:style-name="Tableau425.B2" office:value-type="string">
            <text:p text:style-name="P4"/>
          </table:table-cell>
          <table:table-cell table:style-name="Tableau425.B2" office:value-type="string">
            <text:p text:style-name="P4"/>
          </table:table-cell>
          <table:table-cell table:style-name="Tableau425.L2" office:value-type="string">
            <text:p text:style-name="P4"/>
          </table:table-cell>
        </table:table-row>
        <table:table-row table:style-name="Tableau425.1">
          <table:table-cell table:style-name="Tableau425.A2" office:value-type="string">
            <text:p text:style-name="P4"/>
          </table:table-cell>
          <table:table-cell table:style-name="Tableau425.B2" office:value-type="string">
            <text:p text:style-name="P4">réduction si pas de pt. déjeuner</text:p>
          </table:table-cell>
          <table:table-cell table:style-name="Tableau425.B2" office:value-type="string">
            <text:p text:style-name="P4">5.00</text:p>
          </table:table-cell>
          <table:table-cell table:style-name="Tableau425.B2" office:value-type="string">
            <text:p text:style-name="P4">10.00</text:p>
          </table:table-cell>
          <table:table-cell table:style-name="Tableau425.B2" office:value-type="string">
            <text:p text:style-name="P4">5.00</text:p>
          </table:table-cell>
          <table:table-cell table:style-name="Tableau425.A2" office:value-type="string">
            <text:p text:style-name="P4"/>
          </table:table-cell>
          <table:table-cell table:style-name="Tableau425.A2" office:value-type="string">
            <text:p text:style-name="P4"/>
          </table:table-cell>
          <table:table-cell table:style-name="Tableau425.B2" office:value-type="string">
            <text:p text:style-name="P4">réduction si pas de pt. déjeuner</text:p>
          </table:table-cell>
          <table:table-cell table:style-name="Tableau425.B2" office:value-type="string">
            <text:p text:style-name="P4"/>
          </table:table-cell>
          <table:table-cell table:style-name="Tableau425.B2" office:value-type="string">
            <text:p text:style-name="P4"/>
          </table:table-cell>
          <table:table-cell table:style-name="Tableau425.B2" office:value-type="string">
            <text:p text:style-name="P4"/>
          </table:table-cell>
          <table:table-cell table:style-name="Tableau425.L2" office:value-type="string">
            <text:p text:style-name="P4"/>
          </table:table-cell>
        </table:table-row>
        <table:table-row table:style-name="Tableau425.1">
          <table:table-cell table:style-name="Tableau425.A2" office:value-type="string">
            <text:p text:style-name="P4"/>
          </table:table-cell>
          <table:table-cell table:style-name="Tableau425.B2" office:value-type="string">
            <text:p text:style-name="P4">table d’hôtes</text:p>
          </table:table-cell>
          <table:table-cell table:style-name="Tableau425.B2" office:value-type="string">
            <text:p text:style-name="P55">25.00</text:p>
          </table:table-cell>
          <table:table-cell table:style-name="Tableau425.B2" office:value-type="string">
            <text:p text:style-name="P55"/>
          </table:table-cell>
          <table:table-cell table:style-name="Tableau425.E5" office:value-type="string">
            <text:p text:style-name="P4"/>
          </table:table-cell>
          <table:table-cell table:style-name="Tableau425.A2" office:value-type="string">
            <text:p text:style-name="P4"/>
          </table:table-cell>
          <table:table-cell table:style-name="Tableau425.A2" office:value-type="string">
            <text:p text:style-name="P4"/>
          </table:table-cell>
          <table:table-cell table:style-name="Tableau425.A2" office:value-type="string">
            <text:p text:style-name="P4">table d’hôtes</text:p>
          </table:table-cell>
          <table:table-cell table:style-name="Tableau425.A2" office:value-type="string">
            <text:p text:style-name="P10">/p.</text:p>
          </table:table-cell>
          <table:table-cell table:style-name="Tableau425.A2" office:value-type="string">
            <text:p text:style-name="P4"/>
          </table:table-cell>
          <table:table-cell table:style-name="Tableau425.K5" office:value-type="string">
            <text:p text:style-name="P4"/>
          </table:table-cell>
          <table:table-cell table:style-name="Tableau425.L5" office:value-type="string">
            <text:p text:style-name="P4"/>
          </table:table-cell>
        </table:table-row>
        <table:table-row table:style-name="Tableau425.6">
          <table:table-cell table:style-name="Tableau425.A2" office:value-type="string">
            <text:p text:style-name="P4"/>
          </table:table-cell>
          <table:table-cell table:style-name="Tableau425.B2" office:value-type="string">
            <text:p text:style-name="P4">autres</text:p>
            <text:p text:style-name="P2"/>
          </table:table-cell>
          <table:table-cell table:style-name="Tableau425.B2" table:number-columns-spanned="3" office:value-type="string">
            <text:p text:style-name="P26"/>
          </table:table-cell>
          <table:covered-table-cell/>
          <table:covered-table-cell/>
          <table:table-cell table:style-name="Tableau425.A2" office:value-type="string">
            <text:p text:style-name="P4"/>
          </table:table-cell>
          <table:table-cell table:style-name="Tableau425.A2" office:value-type="string">
            <text:p text:style-name="P4"/>
          </table:table-cell>
          <table:table-cell table:style-name="Tableau425.H6" office:value-type="string">
            <text:p text:style-name="P4">autres</text:p>
          </table:table-cell>
          <table:table-cell table:style-name="Tableau425.H6" table:number-columns-spanned="3" office:value-type="string">
            <text:p text:style-name="P4"/>
          </table:table-cell>
          <table:covered-table-cell/>
          <table:covered-table-cell/>
          <table:table-cell table:style-name="Tableau425.L2" office:value-type="string">
            <text:p text:style-name="P4"/>
          </table:table-cell>
        </table:table-row>
        <table:table-row table:style-name="Tableau425.6">
          <table:table-cell table:style-name="Tableau425.A2" office:value-type="string">
            <text:p text:style-name="P4"/>
          </table:table-cell>
          <table:table-cell table:style-name="Tableau425.A2" table:number-columns-spanned="4" office:value-type="string">
            <text:p text:style-name="P4">type de table d’hôtes : th2</text:p>
          </table:table-cell>
          <table:covered-table-cell/>
          <table:covered-table-cell/>
          <table:covered-table-cell/>
          <table:table-cell table:style-name="Tableau425.A2" office:value-type="string">
            <text:p text:style-name="P4"/>
          </table:table-cell>
          <table:table-cell table:style-name="Tableau425.A2" office:value-type="string">
            <text:p text:style-name="P4"/>
          </table:table-cell>
          <table:table-cell table:style-name="Tableau425.A2" table:number-columns-spanned="4" office:value-type="string">
            <text:p text:style-name="P4">Type de table d’hôtes :</text:p>
          </table:table-cell>
          <table:covered-table-cell/>
          <table:covered-table-cell/>
          <table:covered-table-cell/>
          <table:table-cell table:style-name="Tableau425.L2" office:value-type="string">
            <text:p text:style-name="P4"/>
          </table:table-cell>
        </table:table-row>
        <table:table-row table:style-name="Tableau425.6">
          <table:table-cell>
            <table:table table:is-sub-table="true">
              <table:table-column table:style-name="Tableau425.A"/>
              <table:table-row table:style-name="Tableau425.6">
                <table:table-cell table:style-name="Tableau425.A2" office:value-type="string">
                  <text:p text:style-name="P4"/>
                </table:table-cell>
              </table:table-row>
              <table:table-row table:style-name="Tableau425.6">
                <table:table-cell table:style-name="Tableau425.A2" office:value-type="string">
                  <text:p text:style-name="P4"/>
                </table:table-cell>
              </table:table-row>
              <table:table-row table:style-name="Tableau425.6">
                <table:table-cell table:style-name="Tableau425.A2" office:value-type="string">
                  <text:p text:style-name="P4"/>
                </table:table-cell>
              </table:table-row>
            </table:table>
          </table:table-cell>
          <table:table-cell table:style-name="Tableau425.B2" table:number-columns-spanned="4" office:value-type="string">
            <text:p text:style-name="P4"/>
          </table:table-cell>
          <table:covered-table-cell/>
          <table:covered-table-cell/>
          <table:covered-table-cell/>
          <table:table-cell table:number-columns-spanned="7">
            <table:table table:is-sub-table="true">
              <table:table-column table:style-name="Tableau425.F" table:number-columns-repeated="2"/>
              <table:table-column table:style-name="Tableau425.F8.3"/>
              <table:table-column table:style-name="Tableau425.L"/>
              <table:table-row table:style-name="Tableau425.6">
                <table:table-cell table:style-name="Tableau425.A2" office:value-type="string">
                  <text:p text:style-name="P4"/>
                </table:table-cell>
                <table:table-cell table:style-name="Tableau425.A2" office:value-type="string">
                  <text:p text:style-name="P4"/>
                </table:table-cell>
                <table:table-cell table:style-name="Tableau425.A2" office:value-type="string">
                  <text:p text:style-name="P32"><text:span text:style-name="T16"></text:span><text:span text:style-name="T2"> <text:s/>assiette gourmande</text:span></text:p>
                </table:table-cell>
                <table:table-cell table:style-name="Tableau425.L2" office:value-type="string">
                  <text:p text:style-name="P4"/>
                </table:table-cell>
              </table:table-row>
              <table:table-row table:style-name="Tableau425.6">
                <table:table-cell table:style-name="Tableau425.A2" office:value-type="string">
                  <text:p text:style-name="P4"/>
                </table:table-cell>
                <table:table-cell table:style-name="Tableau425.A2" office:value-type="string">
                  <text:p text:style-name="P4"/>
                </table:table-cell>
                <table:table-cell table:style-name="Tableau425.A2" office:value-type="string">
                  <text:p text:style-name="P32"><text:span text:style-name="T16"></text:span><text:span text:style-name="T2"> <text:s/>repas familial</text:span></text:p>
                </table:table-cell>
                <table:table-cell table:style-name="Tableau425.L2" office:value-type="string">
                  <text:p text:style-name="P4"/>
                </table:table-cell>
              </table:table-row>
              <table:table-row table:style-name="Tableau425.6">
                <table:table-cell table:style-name="Tableau425.A2" office:value-type="string">
                  <text:p text:style-name="P4"/>
                </table:table-cell>
                <table:table-cell table:style-name="Tableau425.A2" office:value-type="string">
                  <text:p text:style-name="P4"/>
                </table:table-cell>
                <table:table-cell table:style-name="Tableau425.B2" office:value-type="string">
                  <text:p text:style-name="P32"><text:span text:style-name="T16"></text:span><text:span text:style-name="T2"> <text:s/>menu gastronomique</text:span></text:p>
                </table:table-cell>
                <table:table-cell table:style-name="Tableau425.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425.6">
          <table:table-cell table:style-name="Tableau425.A2" office:value-type="string">
            <text:p text:style-name="P4"/>
          </table:table-cell>
          <table:table-cell table:style-name="Tableau425.B2" table:number-columns-spanned="4" office:value-type="string">
            <text:p text:style-name="P4">taxe de séjour : oui</text:p>
          </table:table-cell>
          <table:covered-table-cell/>
          <table:covered-table-cell/>
          <table:covered-table-cell/>
          <table:table-cell table:style-name="Tableau425.A2" office:value-type="string">
            <text:p text:style-name="P4"/>
          </table:table-cell>
          <table:table-cell table:style-name="Tableau425.A2" office:value-type="string">
            <text:p text:style-name="P4"/>
          </table:table-cell>
          <table:table-cell table:style-name="Tableau425.B2" table:number-columns-spanned="4" office:value-type="string">
            <text:p text:style-name="P4">taxe de séjour : <text:s/>….. par</text:p>
          </table:table-cell>
          <table:covered-table-cell/>
          <table:covered-table-cell/>
          <table:covered-table-cell/>
          <table:table-cell table:style-name="Tableau425.L2" office:value-type="string">
            <text:p text:style-name="P4"/>
          </table:table-cell>
        </table:table-row>
        <table:table-row table:style-name="Tableau425.1">
          <table:table-cell table:style-name="Tableau425.B2" office:value-type="string">
            <text:p text:style-name="P4"/>
          </table:table-cell>
          <table:table-cell table:style-name="Tableau425.E5" office:value-type="string">
            <text:p text:style-name="P4"/>
          </table:table-cell>
          <table:table-cell table:style-name="Tableau425.E5" office:value-type="string">
            <text:p text:style-name="P4"/>
          </table:table-cell>
          <table:table-cell table:style-name="Tableau425.E5" office:value-type="string">
            <text:p text:style-name="P4"/>
          </table:table-cell>
          <table:table-cell table:style-name="Tableau425.E5" office:value-type="string">
            <text:p text:style-name="P4"/>
          </table:table-cell>
          <table:table-cell table:style-name="Tableau425.E5" office:value-type="string">
            <text:p text:style-name="P4"/>
          </table:table-cell>
          <table:table-cell table:style-name="Tableau425.E5" office:value-type="string">
            <text:p text:style-name="P4"/>
          </table:table-cell>
          <table:table-cell table:style-name="Tableau425.E5" office:value-type="string">
            <text:p text:style-name="P4"/>
          </table:table-cell>
          <table:table-cell table:style-name="Tableau425.E5" office:value-type="string">
            <text:p text:style-name="P4"/>
          </table:table-cell>
          <table:table-cell table:style-name="Tableau425.E5" office:value-type="string">
            <text:p text:style-name="P4"/>
          </table:table-cell>
          <table:table-cell table:style-name="Tableau425.E5" office:value-type="string">
            <text:p text:style-name="P4"/>
          </table:table-cell>
          <table:table-cell table:style-name="Tableau425.L10" office:value-type="string">
            <text:p text:style-name="P4"/>
          </table:table-cell>
        </table:table-row>
      </table:table>
      <text:p text:style-name="P30">8. <text:s/>composition de l’hébergement</text:p>
      <table:table table:name="Tableau426" table:style-name="Tableau426">
        <table:table-column table:style-name="Tableau426.A"/>
        <table:table-column table:style-name="Tableau426.B"/>
        <table:table-row table:style-name="Tableau426.1">
          <table:table-cell table:style-name="Tableau426.A1" office:value-type="string">
            <text:p text:style-name="P4">Points forts : dans un hameau, isolé, sur 2 niveaux</text:p>
            <text:p text:style-name="P21"/>
            <text:p text:style-name="P2"/>
          </table:table-cell>
          <table:table-cell table:style-name="Tableau426.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426.1">
          <table:table-cell table:style-name="Tableau426.A2" office:value-type="string">
            <text:p text:style-name="P4">Distribution : 1er ét.: 3 ch. (1x2p., sdd, wc, salon privé, TV, internet), chauffage central. jardin : terrasse, pelouse, bbq, parking.</text:p>
            <text:p text:style-name="P28"/>
          </table:table-cell>
          <table:table-cell table:style-name="Tableau426.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426.1">
          <table:table-cell table:style-name="Tableau426.A2" office:value-type="string">
            <text:p text:style-name="P4">Pictogrammes de confort :</text:p>
            <text:p text:style-name="P5">Lit 1 pers. : 0</text:p>
            <text:p text:style-name="P5">Lit 2 pers. : 3</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426.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427" table:style-name="Tableau427">
        <table:table-column table:style-name="Tableau427.A"/>
        <table:table-column table:style-name="Tableau427.B"/>
        <table:table-row table:style-name="Tableau427.1">
          <table:table-cell table:style-name="Tableau427.A1" office:value-type="string">
            <text:p text:style-name="P4">Bâtisse en pierre du pays entourée d'un parc arboré au sein de la splendide vallée de la Meuse. Chambres luxueuses et confortables empreintes de l'esprit des grands peintres. Petit déjeuner copieux et varié, servi en terrasse pour peu que le ciel soit clément.</text:p>
            <text:p text:style-name="P2"/>
          </table:table-cell>
          <table:table-cell table:style-name="Tableau427.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428" table:style-name="Tableau428">
        <table:table-column table:style-name="Tableau428.A"/>
        <table:table-column table:style-name="Tableau428.B"/>
        <table:table-row table:style-name="Tableau428.1">
          <table:table-cell table:style-name="Tableau428.A1" office:value-type="string">
            <text:p text:style-name="P4"/>
            <text:p text:style-name="P2">Réservation via Belsud : </text:p>
            <text:p text:style-name="P2"/>
          </table:table-cell>
          <table:table-cell table:style-name="Tableau428.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429" table:style-name="Tableau429">
        <table:table-column table:style-name="Tableau429.A"/>
        <table:table-column table:style-name="Tableau429.B"/>
        <table:table-row table:style-name="Tableau429.1">
          <table:table-cell table:style-name="Tableau429.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429.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430" table:style-name="Tableau430">
        <table:table-column table:style-name="Tableau430.A"/>
        <table:table-column table:style-name="Tableau430.B"/>
        <table:table-row table:style-name="Tableau430.1">
          <table:table-cell table:style-name="Tableau430.A1" office:value-type="string">
            <text:p text:style-name="P71"/>
          </table:table-cell>
          <table:table-cell table:style-name="Tableau430.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431" table:style-name="Tableau431">
        <table:table-column table:style-name="Tableau431.A"/>
        <table:table-column table:style-name="Tableau431.B"/>
        <table:table-column table:style-name="Tableau431.C"/>
        <table:table-row table:style-name="Tableau431.1">
          <table:table-cell table:style-name="Tableau431.A1" table:number-columns-spanned="3" office:value-type="string">
            <text:p text:style-name="P4">Reçu le :</text:p>
            <text:p text:style-name="P2"/>
          </table:table-cell>
          <table:covered-table-cell/>
          <table:covered-table-cell/>
        </table:table-row>
        <table:table-row table:style-name="Tableau431.2">
          <table:table-cell table:style-name="Tableau431.A2" office:value-type="string">
            <text:p text:style-name="P4">Encodage :</text:p>
            <text:p text:style-name="P2"/>
          </table:table-cell>
          <table:table-cell table:style-name="Tableau431.A2" office:value-type="string">
            <text:p text:style-name="P32"><text:span text:style-name="T6">pk-heb : 875</text:span></text:p>
          </table:table-cell>
          <table:table-cell table:style-name="Tableau431.C2" office:value-type="string">
            <text:p text:style-name="P22">pk-membre : 805</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432" table:style-name="Tableau432">
        <table:table-column table:style-name="Tableau432.A"/>
        <table:table-column table:style-name="Tableau432.B"/>
        <table:table-row table:style-name="Tableau432.1">
          <table:table-cell table:style-name="Tableau432.A1" office:value-type="string">
            <text:p text:style-name="P4">photo</text:p>
          </table:table-cell>
          <table:table-cell table:style-name="Tableau432.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875</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33" table:style-name="Tableau433">
        <table:table-column table:style-name="Tableau433.A"/>
        <table:table-column table:style-name="Tableau433.B"/>
        <table:table-row table:style-name="Tableau433.1">
          <table:table-cell table:style-name="Tableau433.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2</text:span></text:p>
            <text:p text:style-name="P5"/>
            <text:p text:style-name="P5">nombre total de chambres : 1</text:p>
          </table:table-cell>
          <table:table-cell table:style-name="Tableau433.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434" table:style-name="Tableau434">
        <table:table-column table:style-name="Tableau434.A"/>
        <table:table-column table:style-name="Tableau434.B"/>
        <table:table-row table:style-name="Tableau434.1">
          <table:table-cell table:style-name="Tableau434.A1" office:value-type="string">
            <text:p text:style-name="P4">prénom et nom :</text:p>
            <text:p text:style-name="P2">Louis et Denise VANHAELEN-STROOT </text:p>
            <text:p text:style-name="P2"/>
            <text:p text:style-name="P1"><text:span text:style-name="T2">tél. : 010 61 88 92</text:span></text:p>
            <text:p text:style-name="P2"/>
            <text:p text:style-name="P1"><text:span text:style-name="T2">gsm : 0475 756 921</text:span></text:p>
            <text:p text:style-name="P2"/>
            <text:p text:style-name="P1"><text:span text:style-name="T2">fax : 010 61 88 92</text:span></text:p>
            <text:p text:style-name="P2"/>
            <text:p text:style-name="P2">adresse e-mail : </text:p>
            <text:p text:style-name="P2">dlvh@skynet.be</text:p>
            <text:p text:style-name="P2"/>
            <text:p text:style-name="P2">site internet personnel :</text:p>
            <text:p text:style-name="P2">carpediem.dns05.com</text:p>
            <text:p text:style-name="P2"/>
            <text:p text:style-name="P2">langues parlées :</text:p>
            <text:p text:style-name="P28">FR - NL - D - SP</text:p>
            <text:p text:style-name="P2"/>
          </table:table-cell>
          <table:table-cell table:style-name="Tableau434.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435" table:style-name="Tableau435">
        <table:table-column table:style-name="Tableau435.A"/>
        <table:table-column table:style-name="Tableau435.B"/>
        <table:table-row table:style-name="Tableau435.1">
          <table:table-cell table:style-name="Tableau435.A1" office:value-type="string">
            <text:p text:style-name="P4">nom de l’hébergement :</text:p>
            <text:p text:style-name="P2">Carpe Diem</text:p>
            <text:p text:style-name="P2"/>
            <text:p text:style-name="P2">rue :</text:p>
            <text:p text:style-name="P2">rue de l'Arbre de la Justice, 9</text:p>
            <text:p text:style-name="P2"/>
            <text:p text:style-name="P2">code postal : 1490 Court-Saint-Etienne</text:p>
            <text:p text:style-name="P2">localité pour la communication :</text:p>
            <text:p text:style-name="P24">Sart Messire Guillaume</text:p>
            <text:p text:style-name="P2"/>
          </table:table-cell>
          <table:table-cell table:style-name="Tableau435.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436" table:style-name="Tableau436">
        <table:table-column table:style-name="Tableau436.A"/>
        <table:table-column table:style-name="Tableau436.B"/>
        <table:table-row table:style-name="Tableau436.1">
          <table:table-cell table:style-name="Tableau436.A1" office:value-type="string">
            <text:p text:style-name="P4"/>
            <text:p text:style-name="P2"/>
            <text:p text:style-name="P33"><text:span text:style-name="T2">tennis : </text:span></text:p>
            <text:p text:style-name="P5">sports nautiques : </text:p>
            <text:p text:style-name="P23">ski : </text:p>
            <text:p text:style-name="P5">randonnées balisées : 0.1</text:p>
            <text:p text:style-name="P5">piscine : <text:tab/></text:p>
            <text:p text:style-name="P5">pêche : 8.0<text:tab/></text:p>
            <text:p text:style-name="P5">équitation : </text:p>
            <text:p text:style-name="P5">vélos à disposition : 0.0</text:p>
            <text:p text:style-name="P5">circuit v.t.t. : 0.1</text:p>
            <text:p text:style-name="P5">ravel : <text:tab/></text:p>
            <text:p text:style-name="P2"/>
          </table:table-cell>
          <table:table-cell table:style-name="Tableau436.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437" table:style-name="Tableau437">
        <table:table-column table:style-name="Tableau437.A"/>
        <table:table-column table:style-name="Tableau437.B"/>
        <table:table-row table:style-name="Tableau437.1">
          <table:table-cell table:style-name="Tableau437.A1" office:value-type="string">
            <text:p text:style-name="P4"/>
            <text:p text:style-name="P5">commerces : 0.1</text:p>
            <text:p text:style-name="P5">restaurant : 1.0</text:p>
            <text:p text:style-name="P5">gare : 5.0</text:p>
            <text:p text:style-name="P5"/>
            <text:p text:style-name="P5">animaux domestiques admis : non</text:p>
            <text:p text:style-name="P5">hébergement fumeur : non</text:p>
          </table:table-cell>
          <table:table-cell table:style-name="Tableau437.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438" table:style-name="Tableau438">
        <table:table-column table:style-name="Tableau438.A"/>
        <table:table-column table:style-name="Tableau438.B"/>
        <table:table-column table:style-name="Tableau438.C" table:number-columns-repeated="3"/>
        <table:table-column table:style-name="Tableau438.F" table:number-columns-repeated="2"/>
        <table:table-column table:style-name="Tableau438.B"/>
        <table:table-column table:style-name="Tableau438.I"/>
        <table:table-column table:style-name="Tableau438.J"/>
        <table:table-column table:style-name="Tableau438.K"/>
        <table:table-column table:style-name="Tableau438.L"/>
        <table:table-row table:style-name="Tableau438.1">
          <table:table-cell table:style-name="Tableau438.A1" office:value-type="string">
            <text:p text:style-name="P4"/>
          </table:table-cell>
          <table:table-cell table:style-name="Tableau438.B1" office:value-type="string">
            <text:p text:style-name="P4"/>
          </table:table-cell>
          <table:table-cell table:style-name="Tableau438.B1" office:value-type="string">
            <text:p text:style-name="P4"/>
          </table:table-cell>
          <table:table-cell table:style-name="Tableau438.B1" office:value-type="string">
            <text:p text:style-name="P4"/>
          </table:table-cell>
          <table:table-cell table:style-name="Tableau438.B1" office:value-type="string">
            <text:p text:style-name="P4"/>
          </table:table-cell>
          <table:table-cell table:style-name="Tableau438.F1" office:value-type="string">
            <text:p text:style-name="P4"/>
          </table:table-cell>
          <table:table-cell table:style-name="Tableau438.A1" office:value-type="string">
            <text:p text:style-name="P4"/>
          </table:table-cell>
          <table:table-cell table:style-name="Tableau438.B1" office:value-type="string">
            <text:p text:style-name="P4"/>
          </table:table-cell>
          <table:table-cell table:style-name="Tableau438.B1" office:value-type="string">
            <text:p text:style-name="P4"/>
          </table:table-cell>
          <table:table-cell table:style-name="Tableau438.B1" office:value-type="string">
            <text:p text:style-name="P4"/>
          </table:table-cell>
          <table:table-cell table:style-name="Tableau438.B1" office:value-type="string">
            <text:p text:style-name="P4"/>
          </table:table-cell>
          <table:table-cell table:style-name="Tableau438.L1" office:value-type="string">
            <text:p text:style-name="P4"/>
          </table:table-cell>
        </table:table-row>
        <table:table-row table:style-name="Tableau438.1">
          <table:table-cell table:style-name="Tableau438.A2" office:value-type="string">
            <text:p text:style-name="P4"/>
          </table:table-cell>
          <table:table-cell table:style-name="Tableau438.B2" office:value-type="string">
            <text:p text:style-name="P4"/>
          </table:table-cell>
          <table:table-cell table:style-name="Tableau438.B2" office:value-type="string">
            <text:p text:style-name="P4">1 p.</text:p>
          </table:table-cell>
          <table:table-cell table:style-name="Tableau438.B2" office:value-type="string">
            <text:p text:style-name="P4">2 p.</text:p>
          </table:table-cell>
          <table:table-cell table:style-name="Tableau438.B2" office:value-type="string">
            <text:p text:style-name="P32"><text:span text:style-name="T2">3</text:span><text:span text:style-name="T22">ième</text:span><text:span text:style-name="T2"> p.</text:span></text:p>
          </table:table-cell>
          <table:table-cell table:style-name="Tableau438.A2" office:value-type="string">
            <text:p text:style-name="P4"/>
          </table:table-cell>
          <table:table-cell table:style-name="Tableau438.A2" office:value-type="string">
            <text:p text:style-name="P4"/>
          </table:table-cell>
          <table:table-cell table:style-name="Tableau438.B2" office:value-type="string">
            <text:p text:style-name="P4"/>
          </table:table-cell>
          <table:table-cell table:style-name="Tableau438.B2" office:value-type="string">
            <text:p text:style-name="P4">1 p.</text:p>
          </table:table-cell>
          <table:table-cell table:style-name="Tableau438.B2" office:value-type="string">
            <text:p text:style-name="P4">2 p.</text:p>
          </table:table-cell>
          <table:table-cell table:style-name="Tableau438.B2" office:value-type="string">
            <text:p text:style-name="P32"><text:span text:style-name="T2">3</text:span><text:span text:style-name="T22">ième</text:span><text:span text:style-name="T2"> p.</text:span></text:p>
          </table:table-cell>
          <table:table-cell table:style-name="Tableau438.L2" office:value-type="string">
            <text:p text:style-name="P4"/>
          </table:table-cell>
        </table:table-row>
        <table:table-row table:style-name="Tableau438.1">
          <table:table-cell table:style-name="Tableau438.A2" office:value-type="string">
            <text:p text:style-name="P4"/>
          </table:table-cell>
          <table:table-cell table:style-name="Tableau438.B2" office:value-type="string">
            <text:p text:style-name="P4">1 nuit + pt. déj.</text:p>
          </table:table-cell>
          <table:table-cell table:style-name="Tableau438.B2" office:value-type="string">
            <text:p text:style-name="P4">40.00/45.00</text:p>
          </table:table-cell>
          <table:table-cell table:style-name="Tableau438.B2" office:value-type="string">
            <text:p text:style-name="P4">48.00/53.00</text:p>
          </table:table-cell>
          <table:table-cell table:style-name="Tableau438.B2" office:value-type="string">
            <text:p text:style-name="P4"/>
          </table:table-cell>
          <table:table-cell table:style-name="Tableau438.A2" office:value-type="string">
            <text:p text:style-name="P4"/>
          </table:table-cell>
          <table:table-cell table:style-name="Tableau438.A2" office:value-type="string">
            <text:p text:style-name="P4"/>
          </table:table-cell>
          <table:table-cell table:style-name="Tableau438.B2" office:value-type="string">
            <text:p text:style-name="P4">1 nuit + pt. déj.</text:p>
          </table:table-cell>
          <table:table-cell table:style-name="Tableau438.B2" office:value-type="string">
            <text:p text:style-name="P4"/>
          </table:table-cell>
          <table:table-cell table:style-name="Tableau438.B2" office:value-type="string">
            <text:p text:style-name="P4"/>
          </table:table-cell>
          <table:table-cell table:style-name="Tableau438.B2" office:value-type="string">
            <text:p text:style-name="P4"/>
          </table:table-cell>
          <table:table-cell table:style-name="Tableau438.L2" office:value-type="string">
            <text:p text:style-name="P4"/>
          </table:table-cell>
        </table:table-row>
        <table:table-row table:style-name="Tableau438.1">
          <table:table-cell table:style-name="Tableau438.A2" office:value-type="string">
            <text:p text:style-name="P4"/>
          </table:table-cell>
          <table:table-cell table:style-name="Tableau438.B2" office:value-type="string">
            <text:p text:style-name="P4">réduction si pas de pt. déjeuner</text:p>
          </table:table-cell>
          <table:table-cell table:style-name="Tableau438.B2" office:value-type="string">
            <text:p text:style-name="P4"/>
          </table:table-cell>
          <table:table-cell table:style-name="Tableau438.B2" office:value-type="string">
            <text:p text:style-name="P4"/>
          </table:table-cell>
          <table:table-cell table:style-name="Tableau438.B2" office:value-type="string">
            <text:p text:style-name="P4"/>
          </table:table-cell>
          <table:table-cell table:style-name="Tableau438.A2" office:value-type="string">
            <text:p text:style-name="P4"/>
          </table:table-cell>
          <table:table-cell table:style-name="Tableau438.A2" office:value-type="string">
            <text:p text:style-name="P4"/>
          </table:table-cell>
          <table:table-cell table:style-name="Tableau438.B2" office:value-type="string">
            <text:p text:style-name="P4">réduction si pas de pt. déjeuner</text:p>
          </table:table-cell>
          <table:table-cell table:style-name="Tableau438.B2" office:value-type="string">
            <text:p text:style-name="P4"/>
          </table:table-cell>
          <table:table-cell table:style-name="Tableau438.B2" office:value-type="string">
            <text:p text:style-name="P4"/>
          </table:table-cell>
          <table:table-cell table:style-name="Tableau438.B2" office:value-type="string">
            <text:p text:style-name="P4"/>
          </table:table-cell>
          <table:table-cell table:style-name="Tableau438.L2" office:value-type="string">
            <text:p text:style-name="P4"/>
          </table:table-cell>
        </table:table-row>
        <table:table-row table:style-name="Tableau438.1">
          <table:table-cell table:style-name="Tableau438.A2" office:value-type="string">
            <text:p text:style-name="P4"/>
          </table:table-cell>
          <table:table-cell table:style-name="Tableau438.B2" office:value-type="string">
            <text:p text:style-name="P4">table d’hôtes</text:p>
          </table:table-cell>
          <table:table-cell table:style-name="Tableau438.B2" office:value-type="string">
            <text:p text:style-name="P55">(boissons et vins compris) 17.00 </text:p>
          </table:table-cell>
          <table:table-cell table:style-name="Tableau438.B2" office:value-type="string">
            <text:p text:style-name="P55"/>
          </table:table-cell>
          <table:table-cell table:style-name="Tableau438.E5" office:value-type="string">
            <text:p text:style-name="P4"/>
          </table:table-cell>
          <table:table-cell table:style-name="Tableau438.A2" office:value-type="string">
            <text:p text:style-name="P4"/>
          </table:table-cell>
          <table:table-cell table:style-name="Tableau438.A2" office:value-type="string">
            <text:p text:style-name="P4"/>
          </table:table-cell>
          <table:table-cell table:style-name="Tableau438.A2" office:value-type="string">
            <text:p text:style-name="P4">table d’hôtes</text:p>
          </table:table-cell>
          <table:table-cell table:style-name="Tableau438.A2" office:value-type="string">
            <text:p text:style-name="P10">/p.</text:p>
          </table:table-cell>
          <table:table-cell table:style-name="Tableau438.A2" office:value-type="string">
            <text:p text:style-name="P4"/>
          </table:table-cell>
          <table:table-cell table:style-name="Tableau438.K5" office:value-type="string">
            <text:p text:style-name="P4"/>
          </table:table-cell>
          <table:table-cell table:style-name="Tableau438.L5" office:value-type="string">
            <text:p text:style-name="P4"/>
          </table:table-cell>
        </table:table-row>
        <table:table-row table:style-name="Tableau438.6">
          <table:table-cell table:style-name="Tableau438.A2" office:value-type="string">
            <text:p text:style-name="P4"/>
          </table:table-cell>
          <table:table-cell table:style-name="Tableau438.B2" office:value-type="string">
            <text:p text:style-name="P4">autres</text:p>
            <text:p text:style-name="P2"/>
          </table:table-cell>
          <table:table-cell table:style-name="Tableau438.B2" table:number-columns-spanned="3" office:value-type="string">
            <text:p text:style-name="P26">3 n. = -10%</text:p>
          </table:table-cell>
          <table:covered-table-cell/>
          <table:covered-table-cell/>
          <table:table-cell table:style-name="Tableau438.A2" office:value-type="string">
            <text:p text:style-name="P4"/>
          </table:table-cell>
          <table:table-cell table:style-name="Tableau438.A2" office:value-type="string">
            <text:p text:style-name="P4"/>
          </table:table-cell>
          <table:table-cell table:style-name="Tableau438.H6" office:value-type="string">
            <text:p text:style-name="P4">autres</text:p>
          </table:table-cell>
          <table:table-cell table:style-name="Tableau438.H6" table:number-columns-spanned="3" office:value-type="string">
            <text:p text:style-name="P4"/>
          </table:table-cell>
          <table:covered-table-cell/>
          <table:covered-table-cell/>
          <table:table-cell table:style-name="Tableau438.L2" office:value-type="string">
            <text:p text:style-name="P4"/>
          </table:table-cell>
        </table:table-row>
        <table:table-row table:style-name="Tableau438.6">
          <table:table-cell table:style-name="Tableau438.A2" office:value-type="string">
            <text:p text:style-name="P4"/>
          </table:table-cell>
          <table:table-cell table:style-name="Tableau438.A2" table:number-columns-spanned="4" office:value-type="string">
            <text:p text:style-name="P4">type de table d’hôtes : th3</text:p>
          </table:table-cell>
          <table:covered-table-cell/>
          <table:covered-table-cell/>
          <table:covered-table-cell/>
          <table:table-cell table:style-name="Tableau438.A2" office:value-type="string">
            <text:p text:style-name="P4"/>
          </table:table-cell>
          <table:table-cell table:style-name="Tableau438.A2" office:value-type="string">
            <text:p text:style-name="P4"/>
          </table:table-cell>
          <table:table-cell table:style-name="Tableau438.A2" table:number-columns-spanned="4" office:value-type="string">
            <text:p text:style-name="P4">Type de table d’hôtes :</text:p>
          </table:table-cell>
          <table:covered-table-cell/>
          <table:covered-table-cell/>
          <table:covered-table-cell/>
          <table:table-cell table:style-name="Tableau438.L2" office:value-type="string">
            <text:p text:style-name="P4"/>
          </table:table-cell>
        </table:table-row>
        <table:table-row table:style-name="Tableau438.6">
          <table:table-cell>
            <table:table table:is-sub-table="true">
              <table:table-column table:style-name="Tableau438.A"/>
              <table:table-row table:style-name="Tableau438.6">
                <table:table-cell table:style-name="Tableau438.A2" office:value-type="string">
                  <text:p text:style-name="P4"/>
                </table:table-cell>
              </table:table-row>
              <table:table-row table:style-name="Tableau438.6">
                <table:table-cell table:style-name="Tableau438.A2" office:value-type="string">
                  <text:p text:style-name="P4"/>
                </table:table-cell>
              </table:table-row>
              <table:table-row table:style-name="Tableau438.6">
                <table:table-cell table:style-name="Tableau438.A2" office:value-type="string">
                  <text:p text:style-name="P4"/>
                </table:table-cell>
              </table:table-row>
            </table:table>
          </table:table-cell>
          <table:table-cell table:style-name="Tableau438.B2" table:number-columns-spanned="4" office:value-type="string">
            <text:p text:style-name="P4"/>
          </table:table-cell>
          <table:covered-table-cell/>
          <table:covered-table-cell/>
          <table:covered-table-cell/>
          <table:table-cell table:number-columns-spanned="7">
            <table:table table:is-sub-table="true">
              <table:table-column table:style-name="Tableau438.F" table:number-columns-repeated="2"/>
              <table:table-column table:style-name="Tableau438.F8.3"/>
              <table:table-column table:style-name="Tableau438.L"/>
              <table:table-row table:style-name="Tableau438.6">
                <table:table-cell table:style-name="Tableau438.A2" office:value-type="string">
                  <text:p text:style-name="P4"/>
                </table:table-cell>
                <table:table-cell table:style-name="Tableau438.A2" office:value-type="string">
                  <text:p text:style-name="P4"/>
                </table:table-cell>
                <table:table-cell table:style-name="Tableau438.A2" office:value-type="string">
                  <text:p text:style-name="P32"><text:span text:style-name="T16"></text:span><text:span text:style-name="T2"> <text:s/>assiette gourmande</text:span></text:p>
                </table:table-cell>
                <table:table-cell table:style-name="Tableau438.L2" office:value-type="string">
                  <text:p text:style-name="P4"/>
                </table:table-cell>
              </table:table-row>
              <table:table-row table:style-name="Tableau438.6">
                <table:table-cell table:style-name="Tableau438.A2" office:value-type="string">
                  <text:p text:style-name="P4"/>
                </table:table-cell>
                <table:table-cell table:style-name="Tableau438.A2" office:value-type="string">
                  <text:p text:style-name="P4"/>
                </table:table-cell>
                <table:table-cell table:style-name="Tableau438.A2" office:value-type="string">
                  <text:p text:style-name="P32"><text:span text:style-name="T16"></text:span><text:span text:style-name="T2"> <text:s/>repas familial</text:span></text:p>
                </table:table-cell>
                <table:table-cell table:style-name="Tableau438.L2" office:value-type="string">
                  <text:p text:style-name="P4"/>
                </table:table-cell>
              </table:table-row>
              <table:table-row table:style-name="Tableau438.6">
                <table:table-cell table:style-name="Tableau438.A2" office:value-type="string">
                  <text:p text:style-name="P4"/>
                </table:table-cell>
                <table:table-cell table:style-name="Tableau438.A2" office:value-type="string">
                  <text:p text:style-name="P4"/>
                </table:table-cell>
                <table:table-cell table:style-name="Tableau438.B2" office:value-type="string">
                  <text:p text:style-name="P32"><text:span text:style-name="T16"></text:span><text:span text:style-name="T2"> <text:s/>menu gastronomique</text:span></text:p>
                </table:table-cell>
                <table:table-cell table:style-name="Tableau438.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438.6">
          <table:table-cell table:style-name="Tableau438.A2" office:value-type="string">
            <text:p text:style-name="P4"/>
          </table:table-cell>
          <table:table-cell table:style-name="Tableau438.B2" table:number-columns-spanned="4" office:value-type="string">
            <text:p text:style-name="P4">taxe de séjour : oui</text:p>
          </table:table-cell>
          <table:covered-table-cell/>
          <table:covered-table-cell/>
          <table:covered-table-cell/>
          <table:table-cell table:style-name="Tableau438.A2" office:value-type="string">
            <text:p text:style-name="P4"/>
          </table:table-cell>
          <table:table-cell table:style-name="Tableau438.A2" office:value-type="string">
            <text:p text:style-name="P4"/>
          </table:table-cell>
          <table:table-cell table:style-name="Tableau438.B2" table:number-columns-spanned="4" office:value-type="string">
            <text:p text:style-name="P4">taxe de séjour : <text:s/>….. par</text:p>
          </table:table-cell>
          <table:covered-table-cell/>
          <table:covered-table-cell/>
          <table:covered-table-cell/>
          <table:table-cell table:style-name="Tableau438.L2" office:value-type="string">
            <text:p text:style-name="P4"/>
          </table:table-cell>
        </table:table-row>
        <table:table-row table:style-name="Tableau438.1">
          <table:table-cell table:style-name="Tableau438.B2" office:value-type="string">
            <text:p text:style-name="P4"/>
          </table:table-cell>
          <table:table-cell table:style-name="Tableau438.E5" office:value-type="string">
            <text:p text:style-name="P4"/>
          </table:table-cell>
          <table:table-cell table:style-name="Tableau438.E5" office:value-type="string">
            <text:p text:style-name="P4"/>
          </table:table-cell>
          <table:table-cell table:style-name="Tableau438.E5" office:value-type="string">
            <text:p text:style-name="P4"/>
          </table:table-cell>
          <table:table-cell table:style-name="Tableau438.E5" office:value-type="string">
            <text:p text:style-name="P4"/>
          </table:table-cell>
          <table:table-cell table:style-name="Tableau438.E5" office:value-type="string">
            <text:p text:style-name="P4"/>
          </table:table-cell>
          <table:table-cell table:style-name="Tableau438.E5" office:value-type="string">
            <text:p text:style-name="P4"/>
          </table:table-cell>
          <table:table-cell table:style-name="Tableau438.E5" office:value-type="string">
            <text:p text:style-name="P4"/>
          </table:table-cell>
          <table:table-cell table:style-name="Tableau438.E5" office:value-type="string">
            <text:p text:style-name="P4"/>
          </table:table-cell>
          <table:table-cell table:style-name="Tableau438.E5" office:value-type="string">
            <text:p text:style-name="P4"/>
          </table:table-cell>
          <table:table-cell table:style-name="Tableau438.E5" office:value-type="string">
            <text:p text:style-name="P4"/>
          </table:table-cell>
          <table:table-cell table:style-name="Tableau438.L10" office:value-type="string">
            <text:p text:style-name="P4"/>
          </table:table-cell>
        </table:table-row>
      </table:table>
      <text:p text:style-name="P30">8. <text:s/>composition de l’hébergement</text:p>
      <table:table table:name="Tableau439" table:style-name="Tableau439">
        <table:table-column table:style-name="Tableau439.A"/>
        <table:table-column table:style-name="Tableau439.B"/>
        <table:table-row table:style-name="Tableau439.1">
          <table:table-cell table:style-name="Tableau439.A1" office:value-type="string">
            <text:p text:style-name="P4">Points forts : à l'orée des bois, isolé, sur 1 niveau</text:p>
            <text:p text:style-name="P21"/>
            <text:p text:style-name="P2"/>
          </table:table-cell>
          <table:table-cell table:style-name="Tableau439.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439.1">
          <table:table-cell table:style-name="Tableau439.A2" office:value-type="string">
            <text:p text:style-name="P4">Distribution : 1 ch. (1x2p., douche, lavabo, wc, petit bureau, tv, connexion internet), chauffage central. jardin : pelouse, terrasse, jeux extérieurs, bbq. </text:p>
            <text:p text:style-name="P28"/>
          </table:table-cell>
          <table:table-cell table:style-name="Tableau439.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439.1">
          <table:table-cell table:style-name="Tableau439.A2" office:value-type="string">
            <text:p text:style-name="P4">Pictogrammes de confort :</text:p>
            <text:p text:style-name="P5">Lit 1 pers. : 0</text:p>
            <text:p text:style-name="P5">Lit 2 pers. : 1</text:p>
            <text:p text:style-name="P5">Lit superposé (1 lit = 2 pers.)  : 0</text:p>
            <text:p text:style-name="P33"><text:span text:style-name="T2">Lit bébé : 0</text:span></text:p>
            <text:p text:style-name="P5"/>
            <text:p text:style-name="P23">tv : </text:p>
            <text:p text:style-name="P5">feu ouvert/cassette : oui</text:p>
            <text:p text:style-name="P5">accès-internet : oui</text:p>
            <text:p text:style-name="P5"/>
          </table:table-cell>
          <table:table-cell table:style-name="Tableau439.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440" table:style-name="Tableau440">
        <table:table-column table:style-name="Tableau440.A"/>
        <table:table-column table:style-name="Tableau440.B"/>
        <table:table-row table:style-name="Tableau440.1">
          <table:table-cell table:style-name="Tableau440.A1" office:value-type="string">
            <text:p text:style-name="P4">Grande chambre de 22m² avec toutes les commodités privatives et entrée individuelle. Petit déjeuner inoubliable, souper en famille sur demande. Plats du terroir. Petit élevage de quelques dindes, pintades, poules. Oeufs frais, confiture maison, etc. Les propriétaires cuisinent tous les deux parfaitement!<text:line-break/></text:p>
            <text:p text:style-name="P2"/>
          </table:table-cell>
          <table:table-cell table:style-name="Tableau440.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441" table:style-name="Tableau441">
        <table:table-column table:style-name="Tableau441.A"/>
        <table:table-column table:style-name="Tableau441.B"/>
        <table:table-row table:style-name="Tableau441.1">
          <table:table-cell table:style-name="Tableau441.A1" office:value-type="string">
            <text:p text:style-name="P4"/>
            <text:p text:style-name="P2">Réservation via Belsud : </text:p>
            <text:p text:style-name="P2"/>
          </table:table-cell>
          <table:table-cell table:style-name="Tableau441.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442" table:style-name="Tableau442">
        <table:table-column table:style-name="Tableau442.A"/>
        <table:table-column table:style-name="Tableau442.B"/>
        <table:table-row table:style-name="Tableau442.1">
          <table:table-cell table:style-name="Tableau442.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442.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443" table:style-name="Tableau443">
        <table:table-column table:style-name="Tableau443.A"/>
        <table:table-column table:style-name="Tableau443.B"/>
        <table:table-row table:style-name="Tableau443.1">
          <table:table-cell table:style-name="Tableau443.A1" office:value-type="string">
            <text:p text:style-name="P71"/>
          </table:table-cell>
          <table:table-cell table:style-name="Tableau443.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444" table:style-name="Tableau444">
        <table:table-column table:style-name="Tableau444.A"/>
        <table:table-column table:style-name="Tableau444.B"/>
        <table:table-column table:style-name="Tableau444.C"/>
        <table:table-row table:style-name="Tableau444.1">
          <table:table-cell table:style-name="Tableau444.A1" table:number-columns-spanned="3" office:value-type="string">
            <text:p text:style-name="P4">Reçu le :</text:p>
            <text:p text:style-name="P2"/>
          </table:table-cell>
          <table:covered-table-cell/>
          <table:covered-table-cell/>
        </table:table-row>
        <table:table-row table:style-name="Tableau444.2">
          <table:table-cell table:style-name="Tableau444.A2" office:value-type="string">
            <text:p text:style-name="P4">Encodage :</text:p>
            <text:p text:style-name="P2"/>
          </table:table-cell>
          <table:table-cell table:style-name="Tableau444.A2" office:value-type="string">
            <text:p text:style-name="P32"><text:span text:style-name="T6">pk-heb : 894</text:span></text:p>
          </table:table-cell>
          <table:table-cell table:style-name="Tableau444.C2" office:value-type="string">
            <text:p text:style-name="P22">pk-membre : 785</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445" table:style-name="Tableau445">
        <table:table-column table:style-name="Tableau445.A"/>
        <table:table-column table:style-name="Tableau445.B"/>
        <table:table-row table:style-name="Tableau445.1">
          <table:table-cell table:style-name="Tableau445.A1" office:value-type="string">
            <text:p text:style-name="P4">photo</text:p>
          </table:table-cell>
          <table:table-cell table:style-name="Tableau445.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894</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46" table:style-name="Tableau446">
        <table:table-column table:style-name="Tableau446.A"/>
        <table:table-column table:style-name="Tableau446.B"/>
        <table:table-row table:style-name="Tableau446.1">
          <table:table-cell table:style-name="Tableau446.A1" office:value-type="string">
            <text:p text:style-name="P34"><text:span text:style-name="T2">classification (épis) : 4</text:span></text:p>
            <text:p text:style-name="P5"/>
            <text:p text:style-name="P5">type d’hébergement : Chambre d'hôtes</text:p>
            <text:p text:style-name="P25"/>
            <text:p text:style-name="P25"/>
            <text:p text:style-name="P25"/>
            <text:p text:style-name="P33"><text:span text:style-name="T2">capacité globale : 2/6</text:span></text:p>
            <text:p text:style-name="P5"/>
            <text:p text:style-name="P5">nombre total de chambres : 3</text:p>
          </table:table-cell>
          <table:table-cell table:style-name="Tableau446.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447" table:style-name="Tableau447">
        <table:table-column table:style-name="Tableau447.A"/>
        <table:table-column table:style-name="Tableau447.B"/>
        <table:table-row table:style-name="Tableau447.1">
          <table:table-cell table:style-name="Tableau447.A1" office:value-type="string">
            <text:p text:style-name="P4">prénom et nom :</text:p>
            <text:p text:style-name="P2">Françoise <text:s/>STEELS STAQUET</text:p>
            <text:p text:style-name="P2"/>
            <text:p text:style-name="P1"><text:span text:style-name="T2">tél. : 067 21 87 46</text:span></text:p>
            <text:p text:style-name="P2"/>
            <text:p text:style-name="P1"><text:span text:style-name="T2">gsm : 0498 864 890</text:span></text:p>
            <text:p text:style-name="P2"/>
            <text:p text:style-name="P1"><text:span text:style-name="T2">fax : </text:span></text:p>
            <text:p text:style-name="P2"/>
            <text:p text:style-name="P2">adresse e-mail : </text:p>
            <text:p text:style-name="P2">info@montsaintroch.be</text:p>
            <text:p text:style-name="P2"/>
            <text:p text:style-name="P2">site internet personnel :</text:p>
            <text:p text:style-name="P2">www.montsaintroch.be</text:p>
            <text:p text:style-name="P2"/>
            <text:p text:style-name="P2">langues parlées :</text:p>
            <text:p text:style-name="P28">FR - NL - EN - D</text:p>
            <text:p text:style-name="P2"/>
          </table:table-cell>
          <table:table-cell table:style-name="Tableau447.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448" table:style-name="Tableau448">
        <table:table-column table:style-name="Tableau448.A"/>
        <table:table-column table:style-name="Tableau448.B"/>
        <table:table-row table:style-name="Tableau448.1">
          <table:table-cell table:style-name="Tableau448.A1" office:value-type="string">
            <text:p text:style-name="P4">nom de l’hébergement :</text:p>
            <text:p text:style-name="P2">Le Mont Saint Roch</text:p>
            <text:p text:style-name="P2"/>
            <text:p text:style-name="P2">rue :</text:p>
            <text:p text:style-name="P2">rue Mont-Saint-Roch, 34</text:p>
            <text:p text:style-name="P2"/>
            <text:p text:style-name="P2">code postal : 1400 Nivelles</text:p>
            <text:p text:style-name="P2">localité pour la communication :</text:p>
            <text:p text:style-name="P24">Nivelles</text:p>
            <text:p text:style-name="P2"/>
          </table:table-cell>
          <table:table-cell table:style-name="Tableau448.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449" table:style-name="Tableau449">
        <table:table-column table:style-name="Tableau449.A"/>
        <table:table-column table:style-name="Tableau449.B"/>
        <table:table-row table:style-name="Tableau449.1">
          <table:table-cell table:style-name="Tableau449.A1" office:value-type="string">
            <text:p text:style-name="P4"/>
            <text:p text:style-name="P2"/>
            <text:p text:style-name="P33"><text:span text:style-name="T2">tennis : </text:span></text:p>
            <text:p text:style-name="P5">sports nautiques : </text:p>
            <text:p text:style-name="P23">ski : </text:p>
            <text:p text:style-name="P5">randonnées balisées : 0.3</text:p>
            <text:p text:style-name="P5">piscine : <text:tab/></text:p>
            <text:p text:style-name="P5">pêche : <text:tab/></text:p>
            <text:p text:style-name="P5">équitation : </text:p>
            <text:p text:style-name="P5">vélos à disposition : 0.0</text:p>
            <text:p text:style-name="P5">circuit v.t.t. : </text:p>
            <text:p text:style-name="P5">ravel : 0.3<text:tab/></text:p>
            <text:p text:style-name="P2"/>
          </table:table-cell>
          <table:table-cell table:style-name="Tableau449.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450" table:style-name="Tableau450">
        <table:table-column table:style-name="Tableau450.A"/>
        <table:table-column table:style-name="Tableau450.B"/>
        <table:table-row table:style-name="Tableau450.1">
          <table:table-cell table:style-name="Tableau450.A1" office:value-type="string">
            <text:p text:style-name="P4"/>
            <text:p text:style-name="P5">commerces : 0.8</text:p>
            <text:p text:style-name="P5">restaurant : 0.8</text:p>
            <text:p text:style-name="P5">gare : 1.6</text:p>
            <text:p text:style-name="P5"/>
            <text:p text:style-name="P5">animaux domestiques admis : non</text:p>
            <text:p text:style-name="P5">hébergement fumeur : non</text:p>
          </table:table-cell>
          <table:table-cell table:style-name="Tableau450.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451" table:style-name="Tableau451">
        <table:table-column table:style-name="Tableau451.A"/>
        <table:table-column table:style-name="Tableau451.B"/>
        <table:table-column table:style-name="Tableau451.C" table:number-columns-repeated="3"/>
        <table:table-column table:style-name="Tableau451.F" table:number-columns-repeated="2"/>
        <table:table-column table:style-name="Tableau451.B"/>
        <table:table-column table:style-name="Tableau451.I"/>
        <table:table-column table:style-name="Tableau451.J"/>
        <table:table-column table:style-name="Tableau451.K"/>
        <table:table-column table:style-name="Tableau451.L"/>
        <table:table-row table:style-name="Tableau451.1">
          <table:table-cell table:style-name="Tableau451.A1" office:value-type="string">
            <text:p text:style-name="P4"/>
          </table:table-cell>
          <table:table-cell table:style-name="Tableau451.B1" office:value-type="string">
            <text:p text:style-name="P4"/>
          </table:table-cell>
          <table:table-cell table:style-name="Tableau451.B1" office:value-type="string">
            <text:p text:style-name="P4"/>
          </table:table-cell>
          <table:table-cell table:style-name="Tableau451.B1" office:value-type="string">
            <text:p text:style-name="P4"/>
          </table:table-cell>
          <table:table-cell table:style-name="Tableau451.B1" office:value-type="string">
            <text:p text:style-name="P4"/>
          </table:table-cell>
          <table:table-cell table:style-name="Tableau451.F1" office:value-type="string">
            <text:p text:style-name="P4"/>
          </table:table-cell>
          <table:table-cell table:style-name="Tableau451.A1" office:value-type="string">
            <text:p text:style-name="P4"/>
          </table:table-cell>
          <table:table-cell table:style-name="Tableau451.B1" office:value-type="string">
            <text:p text:style-name="P4"/>
          </table:table-cell>
          <table:table-cell table:style-name="Tableau451.B1" office:value-type="string">
            <text:p text:style-name="P4"/>
          </table:table-cell>
          <table:table-cell table:style-name="Tableau451.B1" office:value-type="string">
            <text:p text:style-name="P4"/>
          </table:table-cell>
          <table:table-cell table:style-name="Tableau451.B1" office:value-type="string">
            <text:p text:style-name="P4"/>
          </table:table-cell>
          <table:table-cell table:style-name="Tableau451.L1" office:value-type="string">
            <text:p text:style-name="P4"/>
          </table:table-cell>
        </table:table-row>
        <table:table-row table:style-name="Tableau451.1">
          <table:table-cell table:style-name="Tableau451.A2" office:value-type="string">
            <text:p text:style-name="P4"/>
          </table:table-cell>
          <table:table-cell table:style-name="Tableau451.B2" office:value-type="string">
            <text:p text:style-name="P4"/>
          </table:table-cell>
          <table:table-cell table:style-name="Tableau451.B2" office:value-type="string">
            <text:p text:style-name="P4">1 p.</text:p>
          </table:table-cell>
          <table:table-cell table:style-name="Tableau451.B2" office:value-type="string">
            <text:p text:style-name="P4">2 p.</text:p>
          </table:table-cell>
          <table:table-cell table:style-name="Tableau451.B2" office:value-type="string">
            <text:p text:style-name="P32"><text:span text:style-name="T2">3</text:span><text:span text:style-name="T22">ième</text:span><text:span text:style-name="T2"> p.</text:span></text:p>
          </table:table-cell>
          <table:table-cell table:style-name="Tableau451.A2" office:value-type="string">
            <text:p text:style-name="P4"/>
          </table:table-cell>
          <table:table-cell table:style-name="Tableau451.A2" office:value-type="string">
            <text:p text:style-name="P4"/>
          </table:table-cell>
          <table:table-cell table:style-name="Tableau451.B2" office:value-type="string">
            <text:p text:style-name="P4"/>
          </table:table-cell>
          <table:table-cell table:style-name="Tableau451.B2" office:value-type="string">
            <text:p text:style-name="P4">1 p.</text:p>
          </table:table-cell>
          <table:table-cell table:style-name="Tableau451.B2" office:value-type="string">
            <text:p text:style-name="P4">2 p.</text:p>
          </table:table-cell>
          <table:table-cell table:style-name="Tableau451.B2" office:value-type="string">
            <text:p text:style-name="P32"><text:span text:style-name="T2">3</text:span><text:span text:style-name="T22">ième</text:span><text:span text:style-name="T2"> p.</text:span></text:p>
          </table:table-cell>
          <table:table-cell table:style-name="Tableau451.L2" office:value-type="string">
            <text:p text:style-name="P4"/>
          </table:table-cell>
        </table:table-row>
        <table:table-row table:style-name="Tableau451.1">
          <table:table-cell table:style-name="Tableau451.A2" office:value-type="string">
            <text:p text:style-name="P4"/>
          </table:table-cell>
          <table:table-cell table:style-name="Tableau451.B2" office:value-type="string">
            <text:p text:style-name="P4">1 nuit + pt. déj.</text:p>
          </table:table-cell>
          <table:table-cell table:style-name="Tableau451.B2" office:value-type="string">
            <text:p text:style-name="P4">64.00/74.00</text:p>
          </table:table-cell>
          <table:table-cell table:style-name="Tableau451.B2" office:value-type="string">
            <text:p text:style-name="P4">69.00/79.00</text:p>
          </table:table-cell>
          <table:table-cell table:style-name="Tableau451.B2" office:value-type="string">
            <text:p text:style-name="P4">+ 15 %</text:p>
          </table:table-cell>
          <table:table-cell table:style-name="Tableau451.A2" office:value-type="string">
            <text:p text:style-name="P4"/>
          </table:table-cell>
          <table:table-cell table:style-name="Tableau451.A2" office:value-type="string">
            <text:p text:style-name="P4"/>
          </table:table-cell>
          <table:table-cell table:style-name="Tableau451.B2" office:value-type="string">
            <text:p text:style-name="P4">1 nuit + pt. déj.</text:p>
          </table:table-cell>
          <table:table-cell table:style-name="Tableau451.B2" office:value-type="string">
            <text:p text:style-name="P4"/>
          </table:table-cell>
          <table:table-cell table:style-name="Tableau451.B2" office:value-type="string">
            <text:p text:style-name="P4"/>
          </table:table-cell>
          <table:table-cell table:style-name="Tableau451.B2" office:value-type="string">
            <text:p text:style-name="P4"/>
          </table:table-cell>
          <table:table-cell table:style-name="Tableau451.L2" office:value-type="string">
            <text:p text:style-name="P4"/>
          </table:table-cell>
        </table:table-row>
        <table:table-row table:style-name="Tableau451.1">
          <table:table-cell table:style-name="Tableau451.A2" office:value-type="string">
            <text:p text:style-name="P4"/>
          </table:table-cell>
          <table:table-cell table:style-name="Tableau451.B2" office:value-type="string">
            <text:p text:style-name="P4">réduction si pas de pt. déjeuner</text:p>
          </table:table-cell>
          <table:table-cell table:style-name="Tableau451.B2" office:value-type="string">
            <text:p text:style-name="P4">5.00</text:p>
          </table:table-cell>
          <table:table-cell table:style-name="Tableau451.B2" office:value-type="string">
            <text:p text:style-name="P4"/>
          </table:table-cell>
          <table:table-cell table:style-name="Tableau451.B2" office:value-type="string">
            <text:p text:style-name="P4"/>
          </table:table-cell>
          <table:table-cell table:style-name="Tableau451.A2" office:value-type="string">
            <text:p text:style-name="P4"/>
          </table:table-cell>
          <table:table-cell table:style-name="Tableau451.A2" office:value-type="string">
            <text:p text:style-name="P4"/>
          </table:table-cell>
          <table:table-cell table:style-name="Tableau451.B2" office:value-type="string">
            <text:p text:style-name="P4">réduction si pas de pt. déjeuner</text:p>
          </table:table-cell>
          <table:table-cell table:style-name="Tableau451.B2" office:value-type="string">
            <text:p text:style-name="P4"/>
          </table:table-cell>
          <table:table-cell table:style-name="Tableau451.B2" office:value-type="string">
            <text:p text:style-name="P4"/>
          </table:table-cell>
          <table:table-cell table:style-name="Tableau451.B2" office:value-type="string">
            <text:p text:style-name="P4"/>
          </table:table-cell>
          <table:table-cell table:style-name="Tableau451.L2" office:value-type="string">
            <text:p text:style-name="P4"/>
          </table:table-cell>
        </table:table-row>
        <table:table-row table:style-name="Tableau451.1">
          <table:table-cell table:style-name="Tableau451.A2" office:value-type="string">
            <text:p text:style-name="P4"/>
          </table:table-cell>
          <table:table-cell table:style-name="Tableau451.B2" office:value-type="string">
            <text:p text:style-name="P4">table d’hôtes</text:p>
          </table:table-cell>
          <table:table-cell table:style-name="Tableau451.B2" office:value-type="string">
            <text:p text:style-name="P55">25.00</text:p>
          </table:table-cell>
          <table:table-cell table:style-name="Tableau451.B2" office:value-type="string">
            <text:p text:style-name="P55"/>
          </table:table-cell>
          <table:table-cell table:style-name="Tableau451.E5" office:value-type="string">
            <text:p text:style-name="P4"/>
          </table:table-cell>
          <table:table-cell table:style-name="Tableau451.A2" office:value-type="string">
            <text:p text:style-name="P4"/>
          </table:table-cell>
          <table:table-cell table:style-name="Tableau451.A2" office:value-type="string">
            <text:p text:style-name="P4"/>
          </table:table-cell>
          <table:table-cell table:style-name="Tableau451.A2" office:value-type="string">
            <text:p text:style-name="P4">table d’hôtes</text:p>
          </table:table-cell>
          <table:table-cell table:style-name="Tableau451.A2" office:value-type="string">
            <text:p text:style-name="P10">/p.</text:p>
          </table:table-cell>
          <table:table-cell table:style-name="Tableau451.A2" office:value-type="string">
            <text:p text:style-name="P4"/>
          </table:table-cell>
          <table:table-cell table:style-name="Tableau451.K5" office:value-type="string">
            <text:p text:style-name="P4"/>
          </table:table-cell>
          <table:table-cell table:style-name="Tableau451.L5" office:value-type="string">
            <text:p text:style-name="P4"/>
          </table:table-cell>
        </table:table-row>
        <table:table-row table:style-name="Tableau451.6">
          <table:table-cell table:style-name="Tableau451.A2" office:value-type="string">
            <text:p text:style-name="P4"/>
          </table:table-cell>
          <table:table-cell table:style-name="Tableau451.B2" office:value-type="string">
            <text:p text:style-name="P4">autres</text:p>
            <text:p text:style-name="P2"/>
          </table:table-cell>
          <table:table-cell table:style-name="Tableau451.B2" table:number-columns-spanned="3" office:value-type="string">
            <text:p text:style-name="P26">enfant - 3ans: gratuit</text:p>
          </table:table-cell>
          <table:covered-table-cell/>
          <table:covered-table-cell/>
          <table:table-cell table:style-name="Tableau451.A2" office:value-type="string">
            <text:p text:style-name="P4"/>
          </table:table-cell>
          <table:table-cell table:style-name="Tableau451.A2" office:value-type="string">
            <text:p text:style-name="P4"/>
          </table:table-cell>
          <table:table-cell table:style-name="Tableau451.H6" office:value-type="string">
            <text:p text:style-name="P4">autres</text:p>
          </table:table-cell>
          <table:table-cell table:style-name="Tableau451.H6" table:number-columns-spanned="3" office:value-type="string">
            <text:p text:style-name="P4"/>
          </table:table-cell>
          <table:covered-table-cell/>
          <table:covered-table-cell/>
          <table:table-cell table:style-name="Tableau451.L2" office:value-type="string">
            <text:p text:style-name="P4"/>
          </table:table-cell>
        </table:table-row>
        <table:table-row table:style-name="Tableau451.6">
          <table:table-cell table:style-name="Tableau451.A2" office:value-type="string">
            <text:p text:style-name="P4"/>
          </table:table-cell>
          <table:table-cell table:style-name="Tableau451.A2" table:number-columns-spanned="4" office:value-type="string">
            <text:p text:style-name="P4">type de table d’hôtes : th3</text:p>
          </table:table-cell>
          <table:covered-table-cell/>
          <table:covered-table-cell/>
          <table:covered-table-cell/>
          <table:table-cell table:style-name="Tableau451.A2" office:value-type="string">
            <text:p text:style-name="P4"/>
          </table:table-cell>
          <table:table-cell table:style-name="Tableau451.A2" office:value-type="string">
            <text:p text:style-name="P4"/>
          </table:table-cell>
          <table:table-cell table:style-name="Tableau451.A2" table:number-columns-spanned="4" office:value-type="string">
            <text:p text:style-name="P4">Type de table d’hôtes :</text:p>
          </table:table-cell>
          <table:covered-table-cell/>
          <table:covered-table-cell/>
          <table:covered-table-cell/>
          <table:table-cell table:style-name="Tableau451.L2" office:value-type="string">
            <text:p text:style-name="P4"/>
          </table:table-cell>
        </table:table-row>
        <table:table-row table:style-name="Tableau451.6">
          <table:table-cell>
            <table:table table:is-sub-table="true">
              <table:table-column table:style-name="Tableau451.A"/>
              <table:table-row table:style-name="Tableau451.6">
                <table:table-cell table:style-name="Tableau451.A2" office:value-type="string">
                  <text:p text:style-name="P4"/>
                </table:table-cell>
              </table:table-row>
              <table:table-row table:style-name="Tableau451.6">
                <table:table-cell table:style-name="Tableau451.A2" office:value-type="string">
                  <text:p text:style-name="P4"/>
                </table:table-cell>
              </table:table-row>
              <table:table-row table:style-name="Tableau451.6">
                <table:table-cell table:style-name="Tableau451.A2" office:value-type="string">
                  <text:p text:style-name="P4"/>
                </table:table-cell>
              </table:table-row>
            </table:table>
          </table:table-cell>
          <table:table-cell table:style-name="Tableau451.B2" table:number-columns-spanned="4" office:value-type="string">
            <text:p text:style-name="P4"/>
          </table:table-cell>
          <table:covered-table-cell/>
          <table:covered-table-cell/>
          <table:covered-table-cell/>
          <table:table-cell table:number-columns-spanned="7">
            <table:table table:is-sub-table="true">
              <table:table-column table:style-name="Tableau451.F" table:number-columns-repeated="2"/>
              <table:table-column table:style-name="Tableau451.F8.3"/>
              <table:table-column table:style-name="Tableau451.L"/>
              <table:table-row table:style-name="Tableau451.6">
                <table:table-cell table:style-name="Tableau451.A2" office:value-type="string">
                  <text:p text:style-name="P4"/>
                </table:table-cell>
                <table:table-cell table:style-name="Tableau451.A2" office:value-type="string">
                  <text:p text:style-name="P4"/>
                </table:table-cell>
                <table:table-cell table:style-name="Tableau451.A2" office:value-type="string">
                  <text:p text:style-name="P32"><text:span text:style-name="T16"></text:span><text:span text:style-name="T2"> <text:s/>assiette gourmande</text:span></text:p>
                </table:table-cell>
                <table:table-cell table:style-name="Tableau451.L2" office:value-type="string">
                  <text:p text:style-name="P4"/>
                </table:table-cell>
              </table:table-row>
              <table:table-row table:style-name="Tableau451.6">
                <table:table-cell table:style-name="Tableau451.A2" office:value-type="string">
                  <text:p text:style-name="P4"/>
                </table:table-cell>
                <table:table-cell table:style-name="Tableau451.A2" office:value-type="string">
                  <text:p text:style-name="P4"/>
                </table:table-cell>
                <table:table-cell table:style-name="Tableau451.A2" office:value-type="string">
                  <text:p text:style-name="P32"><text:span text:style-name="T16"></text:span><text:span text:style-name="T2"> <text:s/>repas familial</text:span></text:p>
                </table:table-cell>
                <table:table-cell table:style-name="Tableau451.L2" office:value-type="string">
                  <text:p text:style-name="P4"/>
                </table:table-cell>
              </table:table-row>
              <table:table-row table:style-name="Tableau451.6">
                <table:table-cell table:style-name="Tableau451.A2" office:value-type="string">
                  <text:p text:style-name="P4"/>
                </table:table-cell>
                <table:table-cell table:style-name="Tableau451.A2" office:value-type="string">
                  <text:p text:style-name="P4"/>
                </table:table-cell>
                <table:table-cell table:style-name="Tableau451.B2" office:value-type="string">
                  <text:p text:style-name="P32"><text:span text:style-name="T16"></text:span><text:span text:style-name="T2"> <text:s/>menu gastronomique</text:span></text:p>
                </table:table-cell>
                <table:table-cell table:style-name="Tableau451.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451.6">
          <table:table-cell table:style-name="Tableau451.A2" office:value-type="string">
            <text:p text:style-name="P4"/>
          </table:table-cell>
          <table:table-cell table:style-name="Tableau451.B2" table:number-columns-spanned="4" office:value-type="string">
            <text:p text:style-name="P4">taxe de séjour : non</text:p>
          </table:table-cell>
          <table:covered-table-cell/>
          <table:covered-table-cell/>
          <table:covered-table-cell/>
          <table:table-cell table:style-name="Tableau451.A2" office:value-type="string">
            <text:p text:style-name="P4"/>
          </table:table-cell>
          <table:table-cell table:style-name="Tableau451.A2" office:value-type="string">
            <text:p text:style-name="P4"/>
          </table:table-cell>
          <table:table-cell table:style-name="Tableau451.B2" table:number-columns-spanned="4" office:value-type="string">
            <text:p text:style-name="P4">taxe de séjour : <text:s/>….. par</text:p>
          </table:table-cell>
          <table:covered-table-cell/>
          <table:covered-table-cell/>
          <table:covered-table-cell/>
          <table:table-cell table:style-name="Tableau451.L2" office:value-type="string">
            <text:p text:style-name="P4"/>
          </table:table-cell>
        </table:table-row>
        <table:table-row table:style-name="Tableau451.1">
          <table:table-cell table:style-name="Tableau451.B2" office:value-type="string">
            <text:p text:style-name="P4"/>
          </table:table-cell>
          <table:table-cell table:style-name="Tableau451.E5" office:value-type="string">
            <text:p text:style-name="P4"/>
          </table:table-cell>
          <table:table-cell table:style-name="Tableau451.E5" office:value-type="string">
            <text:p text:style-name="P4"/>
          </table:table-cell>
          <table:table-cell table:style-name="Tableau451.E5" office:value-type="string">
            <text:p text:style-name="P4"/>
          </table:table-cell>
          <table:table-cell table:style-name="Tableau451.E5" office:value-type="string">
            <text:p text:style-name="P4"/>
          </table:table-cell>
          <table:table-cell table:style-name="Tableau451.E5" office:value-type="string">
            <text:p text:style-name="P4"/>
          </table:table-cell>
          <table:table-cell table:style-name="Tableau451.E5" office:value-type="string">
            <text:p text:style-name="P4"/>
          </table:table-cell>
          <table:table-cell table:style-name="Tableau451.E5" office:value-type="string">
            <text:p text:style-name="P4"/>
          </table:table-cell>
          <table:table-cell table:style-name="Tableau451.E5" office:value-type="string">
            <text:p text:style-name="P4"/>
          </table:table-cell>
          <table:table-cell table:style-name="Tableau451.E5" office:value-type="string">
            <text:p text:style-name="P4"/>
          </table:table-cell>
          <table:table-cell table:style-name="Tableau451.E5" office:value-type="string">
            <text:p text:style-name="P4"/>
          </table:table-cell>
          <table:table-cell table:style-name="Tableau451.L10" office:value-type="string">
            <text:p text:style-name="P4"/>
          </table:table-cell>
        </table:table-row>
      </table:table>
      <text:p text:style-name="P30">8. <text:s/>composition de l’hébergement</text:p>
      <table:table table:name="Tableau452" table:style-name="Tableau452">
        <table:table-column table:style-name="Tableau452.A"/>
        <table:table-column table:style-name="Tableau452.B"/>
        <table:table-row table:style-name="Tableau452.1">
          <table:table-cell table:style-name="Tableau452.A1" office:value-type="string">
            <text:p text:style-name="P4">Points forts : dans un hameau, isolé, sur 2 niveaux</text:p>
            <text:p text:style-name="P21"/>
            <text:p text:style-name="P2"/>
          </table:table-cell>
          <table:table-cell table:style-name="Tableau452.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452.1">
          <table:table-cell table:style-name="Tableau452.A2" office:value-type="string">
            <text:p text:style-name="P4">Distribution : 1er ét. : 1 ch. (1x2p., sdd, wc, tv, dvd, adsl, mini-bar, bouilloire), 1 ch. (1x2p., sdd, wc, balcon, tv, dvd, adsl, mini-bar, bouilloire), 1 ch. (1x2p., sdd, jacuzzi, wc, tv, dvd, adsl, mini-bar, bouilloire). jardin : terrasse, jeux extérieurs, bbq.</text:p>
            <text:p text:style-name="P28"/>
          </table:table-cell>
          <table:table-cell table:style-name="Tableau452.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452.1">
          <table:table-cell table:style-name="Tableau452.A2" office:value-type="string">
            <text:p text:style-name="P4">Pictogrammes de confort :</text:p>
            <text:p text:style-name="P5">Lit 1 pers. : 0</text:p>
            <text:p text:style-name="P5">Lit 2 pers. : 3</text:p>
            <text:p text:style-name="P5">Lit superposé (1 lit = 2 pers.)  : 0</text:p>
            <text:p text:style-name="P33"><text:span text:style-name="T2">Lit bébé : 0</text:span></text:p>
            <text:p text:style-name="P5"/>
            <text:p text:style-name="P23">tv : oui</text:p>
            <text:p text:style-name="P5">feu ouvert/cassette : oui</text:p>
            <text:p text:style-name="P5">accès-internet : oui</text:p>
            <text:p text:style-name="P5"/>
          </table:table-cell>
          <table:table-cell table:style-name="Tableau452.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453" table:style-name="Tableau453">
        <table:table-column table:style-name="Tableau453.A"/>
        <table:table-column table:style-name="Tableau453.B"/>
        <table:table-row table:style-name="Tableau453.1">
          <table:table-cell table:style-name="Tableau453.A1" office:value-type="string">
            <text:p text:style-name="P4">A 800 mètres du centre, avec ses attraits culturels et touristiques, Le Mont Saint Roch vous accueille dans un cadre verdoyant avec ses trois chambres de grand confort, afin de faire de votre d'affaires, de tourisme ou de détente une réussite.</text:p>
            <text:p text:style-name="P2"/>
          </table:table-cell>
          <table:table-cell table:style-name="Tableau453.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454" table:style-name="Tableau454">
        <table:table-column table:style-name="Tableau454.A"/>
        <table:table-column table:style-name="Tableau454.B"/>
        <table:table-row table:style-name="Tableau454.1">
          <table:table-cell table:style-name="Tableau454.A1" office:value-type="string">
            <text:p text:style-name="P4"/>
            <text:p text:style-name="P2">Réservation via Belsud : </text:p>
            <text:p text:style-name="P2"/>
          </table:table-cell>
          <table:table-cell table:style-name="Tableau454.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455" table:style-name="Tableau455">
        <table:table-column table:style-name="Tableau455.A"/>
        <table:table-column table:style-name="Tableau455.B"/>
        <table:table-row table:style-name="Tableau455.1">
          <table:table-cell table:style-name="Tableau455.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455.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456" table:style-name="Tableau456">
        <table:table-column table:style-name="Tableau456.A"/>
        <table:table-column table:style-name="Tableau456.B"/>
        <table:table-row table:style-name="Tableau456.1">
          <table:table-cell table:style-name="Tableau456.A1" office:value-type="string">
            <text:p text:style-name="P71"/>
          </table:table-cell>
          <table:table-cell table:style-name="Tableau456.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457" table:style-name="Tableau457">
        <table:table-column table:style-name="Tableau457.A"/>
        <table:table-column table:style-name="Tableau457.B"/>
        <table:table-column table:style-name="Tableau457.C"/>
        <table:table-row table:style-name="Tableau457.1">
          <table:table-cell table:style-name="Tableau457.A1" table:number-columns-spanned="3" office:value-type="string">
            <text:p text:style-name="P4">Reçu le :</text:p>
            <text:p text:style-name="P2"/>
          </table:table-cell>
          <table:covered-table-cell/>
          <table:covered-table-cell/>
        </table:table-row>
        <table:table-row table:style-name="Tableau457.2">
          <table:table-cell table:style-name="Tableau457.A2" office:value-type="string">
            <text:p text:style-name="P4">Encodage :</text:p>
            <text:p text:style-name="P2"/>
          </table:table-cell>
          <table:table-cell table:style-name="Tableau457.A2" office:value-type="string">
            <text:p text:style-name="P32"><text:span text:style-name="T6">pk-heb : 899</text:span></text:p>
          </table:table-cell>
          <table:table-cell table:style-name="Tableau457.C2" office:value-type="string">
            <text:p text:style-name="P22">pk-membre : 277</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458" table:style-name="Tableau458">
        <table:table-column table:style-name="Tableau458.A"/>
        <table:table-column table:style-name="Tableau458.B"/>
        <table:table-row table:style-name="Tableau458.1">
          <table:table-cell table:style-name="Tableau458.A1" office:value-type="string">
            <text:p text:style-name="P4">photo</text:p>
          </table:table-cell>
          <table:table-cell table:style-name="Tableau458.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899</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59" table:style-name="Tableau459">
        <table:table-column table:style-name="Tableau459.A"/>
        <table:table-column table:style-name="Tableau459.B"/>
        <table:table-row table:style-name="Tableau459.1">
          <table:table-cell table:style-name="Tableau459.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4</text:span></text:p>
            <text:p text:style-name="P5"/>
            <text:p text:style-name="P5">nombre total de chambres : 2</text:p>
          </table:table-cell>
          <table:table-cell table:style-name="Tableau459.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460" table:style-name="Tableau460">
        <table:table-column table:style-name="Tableau460.A"/>
        <table:table-column table:style-name="Tableau460.B"/>
        <table:table-row table:style-name="Tableau460.1">
          <table:table-cell table:style-name="Tableau460.A1" office:value-type="string">
            <text:p text:style-name="P4">prénom et nom :</text:p>
            <text:p text:style-name="P2">Frédéric et Patricia STEVENS-DRÖSCH DRÖSCH</text:p>
            <text:p text:style-name="P2"/>
            <text:p text:style-name="P1"><text:span text:style-name="T2">tél. : 080 44 87 02</text:span></text:p>
            <text:p text:style-name="P2"/>
            <text:p text:style-name="P1"><text:span text:style-name="T2">gsm : 0478 517 848</text:span></text:p>
            <text:p text:style-name="P2"/>
            <text:p text:style-name="P1"><text:span text:style-name="T2">fax : 080 44 87 03</text:span></text:p>
            <text:p text:style-name="P2"/>
            <text:p text:style-name="P2">adresse e-mail : </text:p>
            <text:p text:style-name="P2">drosch@swing.be</text:p>
            <text:p text:style-name="P2"/>
            <text:p text:style-name="P2">site internet personnel :</text:p>
            <text:p text:style-name="P2"/>
            <text:p text:style-name="P2"/>
            <text:p text:style-name="P2">langues parlées :</text:p>
            <text:p text:style-name="P28">FR - NL - EN - D</text:p>
            <text:p text:style-name="P2"/>
          </table:table-cell>
          <table:table-cell table:style-name="Tableau460.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461" table:style-name="Tableau461">
        <table:table-column table:style-name="Tableau461.A"/>
        <table:table-column table:style-name="Tableau461.B"/>
        <table:table-row table:style-name="Tableau461.1">
          <table:table-cell table:style-name="Tableau461.A1" office:value-type="string">
            <text:p text:style-name="P4">nom de l’hébergement :</text:p>
            <text:p text:style-name="P2">Chambres d'Hôtes</text:p>
            <text:p text:style-name="P2"/>
            <text:p text:style-name="P2">rue :</text:p>
            <text:p text:style-name="P2">Outrewarche, 5</text:p>
            <text:p text:style-name="P2"/>
            <text:p text:style-name="P2">code postal : 4950 Waimes</text:p>
            <text:p text:style-name="P2">localité pour la communication :</text:p>
            <text:p text:style-name="P24">Outrewarche</text:p>
            <text:p text:style-name="P2"/>
          </table:table-cell>
          <table:table-cell table:style-name="Tableau461.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462" table:style-name="Tableau462">
        <table:table-column table:style-name="Tableau462.A"/>
        <table:table-column table:style-name="Tableau462.B"/>
        <table:table-row table:style-name="Tableau462.1">
          <table:table-cell table:style-name="Tableau462.A1" office:value-type="string">
            <text:p text:style-name="P4"/>
            <text:p text:style-name="P2"/>
            <text:p text:style-name="P33"><text:span text:style-name="T2">tennis : </text:span></text:p>
            <text:p text:style-name="P5">sports nautiques : 3.0</text:p>
            <text:p text:style-name="P23">ski : </text:p>
            <text:p text:style-name="P5">randonnées balisées : 0.0</text:p>
            <text:p text:style-name="P5">piscine : <text:tab/></text:p>
            <text:p text:style-name="P5">pêche : 0.0<text:tab/></text:p>
            <text:p text:style-name="P5">équitation : </text:p>
            <text:p text:style-name="P5">vélos à disposition : </text:p>
            <text:p text:style-name="P5">circuit v.t.t. : 0.0</text:p>
            <text:p text:style-name="P5">ravel : 5.0<text:tab/></text:p>
            <text:p text:style-name="P2"/>
          </table:table-cell>
          <table:table-cell table:style-name="Tableau462.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463" table:style-name="Tableau463">
        <table:table-column table:style-name="Tableau463.A"/>
        <table:table-column table:style-name="Tableau463.B"/>
        <table:table-row table:style-name="Tableau463.1">
          <table:table-cell table:style-name="Tableau463.A1" office:value-type="string">
            <text:p text:style-name="P4"/>
            <text:p text:style-name="P5">commerces : 3.0</text:p>
            <text:p text:style-name="P5">restaurant : 3.0</text:p>
            <text:p text:style-name="P5">gare : 30.0</text:p>
            <text:p text:style-name="P5"/>
            <text:p text:style-name="P5">animaux domestiques admis : non</text:p>
            <text:p text:style-name="P5">hébergement fumeur : non</text:p>
          </table:table-cell>
          <table:table-cell table:style-name="Tableau463.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464" table:style-name="Tableau464">
        <table:table-column table:style-name="Tableau464.A"/>
        <table:table-column table:style-name="Tableau464.B"/>
        <table:table-column table:style-name="Tableau464.C" table:number-columns-repeated="3"/>
        <table:table-column table:style-name="Tableau464.F" table:number-columns-repeated="2"/>
        <table:table-column table:style-name="Tableau464.B"/>
        <table:table-column table:style-name="Tableau464.I"/>
        <table:table-column table:style-name="Tableau464.J"/>
        <table:table-column table:style-name="Tableau464.K"/>
        <table:table-column table:style-name="Tableau464.L"/>
        <table:table-row table:style-name="Tableau464.1">
          <table:table-cell table:style-name="Tableau464.A1" office:value-type="string">
            <text:p text:style-name="P4"/>
          </table:table-cell>
          <table:table-cell table:style-name="Tableau464.B1" office:value-type="string">
            <text:p text:style-name="P4"/>
          </table:table-cell>
          <table:table-cell table:style-name="Tableau464.B1" office:value-type="string">
            <text:p text:style-name="P4"/>
          </table:table-cell>
          <table:table-cell table:style-name="Tableau464.B1" office:value-type="string">
            <text:p text:style-name="P4"/>
          </table:table-cell>
          <table:table-cell table:style-name="Tableau464.B1" office:value-type="string">
            <text:p text:style-name="P4"/>
          </table:table-cell>
          <table:table-cell table:style-name="Tableau464.F1" office:value-type="string">
            <text:p text:style-name="P4"/>
          </table:table-cell>
          <table:table-cell table:style-name="Tableau464.A1" office:value-type="string">
            <text:p text:style-name="P4"/>
          </table:table-cell>
          <table:table-cell table:style-name="Tableau464.B1" office:value-type="string">
            <text:p text:style-name="P4"/>
          </table:table-cell>
          <table:table-cell table:style-name="Tableau464.B1" office:value-type="string">
            <text:p text:style-name="P4"/>
          </table:table-cell>
          <table:table-cell table:style-name="Tableau464.B1" office:value-type="string">
            <text:p text:style-name="P4"/>
          </table:table-cell>
          <table:table-cell table:style-name="Tableau464.B1" office:value-type="string">
            <text:p text:style-name="P4"/>
          </table:table-cell>
          <table:table-cell table:style-name="Tableau464.L1" office:value-type="string">
            <text:p text:style-name="P4"/>
          </table:table-cell>
        </table:table-row>
        <table:table-row table:style-name="Tableau464.1">
          <table:table-cell table:style-name="Tableau464.A2" office:value-type="string">
            <text:p text:style-name="P4"/>
          </table:table-cell>
          <table:table-cell table:style-name="Tableau464.B2" office:value-type="string">
            <text:p text:style-name="P4"/>
          </table:table-cell>
          <table:table-cell table:style-name="Tableau464.B2" office:value-type="string">
            <text:p text:style-name="P4">1 p.</text:p>
          </table:table-cell>
          <table:table-cell table:style-name="Tableau464.B2" office:value-type="string">
            <text:p text:style-name="P4">2 p.</text:p>
          </table:table-cell>
          <table:table-cell table:style-name="Tableau464.B2" office:value-type="string">
            <text:p text:style-name="P32"><text:span text:style-name="T2">3</text:span><text:span text:style-name="T22">ième</text:span><text:span text:style-name="T2"> p.</text:span></text:p>
          </table:table-cell>
          <table:table-cell table:style-name="Tableau464.A2" office:value-type="string">
            <text:p text:style-name="P4"/>
          </table:table-cell>
          <table:table-cell table:style-name="Tableau464.A2" office:value-type="string">
            <text:p text:style-name="P4"/>
          </table:table-cell>
          <table:table-cell table:style-name="Tableau464.B2" office:value-type="string">
            <text:p text:style-name="P4"/>
          </table:table-cell>
          <table:table-cell table:style-name="Tableau464.B2" office:value-type="string">
            <text:p text:style-name="P4">1 p.</text:p>
          </table:table-cell>
          <table:table-cell table:style-name="Tableau464.B2" office:value-type="string">
            <text:p text:style-name="P4">2 p.</text:p>
          </table:table-cell>
          <table:table-cell table:style-name="Tableau464.B2" office:value-type="string">
            <text:p text:style-name="P32"><text:span text:style-name="T2">3</text:span><text:span text:style-name="T22">ième</text:span><text:span text:style-name="T2"> p.</text:span></text:p>
          </table:table-cell>
          <table:table-cell table:style-name="Tableau464.L2" office:value-type="string">
            <text:p text:style-name="P4"/>
          </table:table-cell>
        </table:table-row>
        <table:table-row table:style-name="Tableau464.1">
          <table:table-cell table:style-name="Tableau464.A2" office:value-type="string">
            <text:p text:style-name="P4"/>
          </table:table-cell>
          <table:table-cell table:style-name="Tableau464.B2" office:value-type="string">
            <text:p text:style-name="P4">1 nuit + pt. déj.</text:p>
          </table:table-cell>
          <table:table-cell table:style-name="Tableau464.B2" office:value-type="string">
            <text:p text:style-name="P4">55.00</text:p>
          </table:table-cell>
          <table:table-cell table:style-name="Tableau464.B2" office:value-type="string">
            <text:p text:style-name="P4">60.00</text:p>
          </table:table-cell>
          <table:table-cell table:style-name="Tableau464.B2" office:value-type="string">
            <text:p text:style-name="P4">+ 25.00</text:p>
          </table:table-cell>
          <table:table-cell table:style-name="Tableau464.A2" office:value-type="string">
            <text:p text:style-name="P4"/>
          </table:table-cell>
          <table:table-cell table:style-name="Tableau464.A2" office:value-type="string">
            <text:p text:style-name="P4"/>
          </table:table-cell>
          <table:table-cell table:style-name="Tableau464.B2" office:value-type="string">
            <text:p text:style-name="P4">1 nuit + pt. déj.</text:p>
          </table:table-cell>
          <table:table-cell table:style-name="Tableau464.B2" office:value-type="string">
            <text:p text:style-name="P4"/>
          </table:table-cell>
          <table:table-cell table:style-name="Tableau464.B2" office:value-type="string">
            <text:p text:style-name="P4"/>
          </table:table-cell>
          <table:table-cell table:style-name="Tableau464.B2" office:value-type="string">
            <text:p text:style-name="P4"/>
          </table:table-cell>
          <table:table-cell table:style-name="Tableau464.L2" office:value-type="string">
            <text:p text:style-name="P4"/>
          </table:table-cell>
        </table:table-row>
        <table:table-row table:style-name="Tableau464.1">
          <table:table-cell table:style-name="Tableau464.A2" office:value-type="string">
            <text:p text:style-name="P4"/>
          </table:table-cell>
          <table:table-cell table:style-name="Tableau464.B2" office:value-type="string">
            <text:p text:style-name="P4">réduction si pas de pt. déjeuner</text:p>
          </table:table-cell>
          <table:table-cell table:style-name="Tableau464.B2" office:value-type="string">
            <text:p text:style-name="P4"/>
          </table:table-cell>
          <table:table-cell table:style-name="Tableau464.B2" office:value-type="string">
            <text:p text:style-name="P4"/>
          </table:table-cell>
          <table:table-cell table:style-name="Tableau464.B2" office:value-type="string">
            <text:p text:style-name="P4"/>
          </table:table-cell>
          <table:table-cell table:style-name="Tableau464.A2" office:value-type="string">
            <text:p text:style-name="P4"/>
          </table:table-cell>
          <table:table-cell table:style-name="Tableau464.A2" office:value-type="string">
            <text:p text:style-name="P4"/>
          </table:table-cell>
          <table:table-cell table:style-name="Tableau464.B2" office:value-type="string">
            <text:p text:style-name="P4">réduction si pas de pt. déjeuner</text:p>
          </table:table-cell>
          <table:table-cell table:style-name="Tableau464.B2" office:value-type="string">
            <text:p text:style-name="P4"/>
          </table:table-cell>
          <table:table-cell table:style-name="Tableau464.B2" office:value-type="string">
            <text:p text:style-name="P4"/>
          </table:table-cell>
          <table:table-cell table:style-name="Tableau464.B2" office:value-type="string">
            <text:p text:style-name="P4"/>
          </table:table-cell>
          <table:table-cell table:style-name="Tableau464.L2" office:value-type="string">
            <text:p text:style-name="P4"/>
          </table:table-cell>
        </table:table-row>
        <table:table-row table:style-name="Tableau464.1">
          <table:table-cell table:style-name="Tableau464.A2" office:value-type="string">
            <text:p text:style-name="P4"/>
          </table:table-cell>
          <table:table-cell table:style-name="Tableau464.B2" office:value-type="string">
            <text:p text:style-name="P4">table d’hôtes</text:p>
          </table:table-cell>
          <table:table-cell table:style-name="Tableau464.B2" office:value-type="string">
            <text:p text:style-name="P55"/>
          </table:table-cell>
          <table:table-cell table:style-name="Tableau464.B2" office:value-type="string">
            <text:p text:style-name="P55"/>
          </table:table-cell>
          <table:table-cell table:style-name="Tableau464.E5" office:value-type="string">
            <text:p text:style-name="P4"/>
          </table:table-cell>
          <table:table-cell table:style-name="Tableau464.A2" office:value-type="string">
            <text:p text:style-name="P4"/>
          </table:table-cell>
          <table:table-cell table:style-name="Tableau464.A2" office:value-type="string">
            <text:p text:style-name="P4"/>
          </table:table-cell>
          <table:table-cell table:style-name="Tableau464.A2" office:value-type="string">
            <text:p text:style-name="P4">table d’hôtes</text:p>
          </table:table-cell>
          <table:table-cell table:style-name="Tableau464.A2" office:value-type="string">
            <text:p text:style-name="P10">/p.</text:p>
          </table:table-cell>
          <table:table-cell table:style-name="Tableau464.A2" office:value-type="string">
            <text:p text:style-name="P4"/>
          </table:table-cell>
          <table:table-cell table:style-name="Tableau464.K5" office:value-type="string">
            <text:p text:style-name="P4"/>
          </table:table-cell>
          <table:table-cell table:style-name="Tableau464.L5" office:value-type="string">
            <text:p text:style-name="P4"/>
          </table:table-cell>
        </table:table-row>
        <table:table-row table:style-name="Tableau464.6">
          <table:table-cell table:style-name="Tableau464.A2" office:value-type="string">
            <text:p text:style-name="P4"/>
          </table:table-cell>
          <table:table-cell table:style-name="Tableau464.B2" office:value-type="string">
            <text:p text:style-name="P4">autres</text:p>
            <text:p text:style-name="P2"/>
          </table:table-cell>
          <table:table-cell table:style-name="Tableau464.B2" table:number-columns-spanned="3" office:value-type="string">
            <text:p text:style-name="P26"/>
          </table:table-cell>
          <table:covered-table-cell/>
          <table:covered-table-cell/>
          <table:table-cell table:style-name="Tableau464.A2" office:value-type="string">
            <text:p text:style-name="P4"/>
          </table:table-cell>
          <table:table-cell table:style-name="Tableau464.A2" office:value-type="string">
            <text:p text:style-name="P4"/>
          </table:table-cell>
          <table:table-cell table:style-name="Tableau464.H6" office:value-type="string">
            <text:p text:style-name="P4">autres</text:p>
          </table:table-cell>
          <table:table-cell table:style-name="Tableau464.H6" table:number-columns-spanned="3" office:value-type="string">
            <text:p text:style-name="P4"/>
          </table:table-cell>
          <table:covered-table-cell/>
          <table:covered-table-cell/>
          <table:table-cell table:style-name="Tableau464.L2" office:value-type="string">
            <text:p text:style-name="P4"/>
          </table:table-cell>
        </table:table-row>
        <table:table-row table:style-name="Tableau464.6">
          <table:table-cell table:style-name="Tableau464.A2" office:value-type="string">
            <text:p text:style-name="P4"/>
          </table:table-cell>
          <table:table-cell table:style-name="Tableau464.A2" table:number-columns-spanned="4" office:value-type="string">
            <text:p text:style-name="P4">type de table d’hôtes : th3</text:p>
          </table:table-cell>
          <table:covered-table-cell/>
          <table:covered-table-cell/>
          <table:covered-table-cell/>
          <table:table-cell table:style-name="Tableau464.A2" office:value-type="string">
            <text:p text:style-name="P4"/>
          </table:table-cell>
          <table:table-cell table:style-name="Tableau464.A2" office:value-type="string">
            <text:p text:style-name="P4"/>
          </table:table-cell>
          <table:table-cell table:style-name="Tableau464.A2" table:number-columns-spanned="4" office:value-type="string">
            <text:p text:style-name="P4">Type de table d’hôtes :</text:p>
          </table:table-cell>
          <table:covered-table-cell/>
          <table:covered-table-cell/>
          <table:covered-table-cell/>
          <table:table-cell table:style-name="Tableau464.L2" office:value-type="string">
            <text:p text:style-name="P4"/>
          </table:table-cell>
        </table:table-row>
        <table:table-row table:style-name="Tableau464.6">
          <table:table-cell>
            <table:table table:is-sub-table="true">
              <table:table-column table:style-name="Tableau464.A"/>
              <table:table-row table:style-name="Tableau464.6">
                <table:table-cell table:style-name="Tableau464.A2" office:value-type="string">
                  <text:p text:style-name="P4"/>
                </table:table-cell>
              </table:table-row>
              <table:table-row table:style-name="Tableau464.6">
                <table:table-cell table:style-name="Tableau464.A2" office:value-type="string">
                  <text:p text:style-name="P4"/>
                </table:table-cell>
              </table:table-row>
              <table:table-row table:style-name="Tableau464.6">
                <table:table-cell table:style-name="Tableau464.A2" office:value-type="string">
                  <text:p text:style-name="P4"/>
                </table:table-cell>
              </table:table-row>
            </table:table>
          </table:table-cell>
          <table:table-cell table:style-name="Tableau464.B2" table:number-columns-spanned="4" office:value-type="string">
            <text:p text:style-name="P4"/>
          </table:table-cell>
          <table:covered-table-cell/>
          <table:covered-table-cell/>
          <table:covered-table-cell/>
          <table:table-cell table:number-columns-spanned="7">
            <table:table table:is-sub-table="true">
              <table:table-column table:style-name="Tableau464.F" table:number-columns-repeated="2"/>
              <table:table-column table:style-name="Tableau464.F8.3"/>
              <table:table-column table:style-name="Tableau464.L"/>
              <table:table-row table:style-name="Tableau464.6">
                <table:table-cell table:style-name="Tableau464.A2" office:value-type="string">
                  <text:p text:style-name="P4"/>
                </table:table-cell>
                <table:table-cell table:style-name="Tableau464.A2" office:value-type="string">
                  <text:p text:style-name="P4"/>
                </table:table-cell>
                <table:table-cell table:style-name="Tableau464.A2" office:value-type="string">
                  <text:p text:style-name="P32"><text:span text:style-name="T16"></text:span><text:span text:style-name="T2"> <text:s/>assiette gourmande</text:span></text:p>
                </table:table-cell>
                <table:table-cell table:style-name="Tableau464.L2" office:value-type="string">
                  <text:p text:style-name="P4"/>
                </table:table-cell>
              </table:table-row>
              <table:table-row table:style-name="Tableau464.6">
                <table:table-cell table:style-name="Tableau464.A2" office:value-type="string">
                  <text:p text:style-name="P4"/>
                </table:table-cell>
                <table:table-cell table:style-name="Tableau464.A2" office:value-type="string">
                  <text:p text:style-name="P4"/>
                </table:table-cell>
                <table:table-cell table:style-name="Tableau464.A2" office:value-type="string">
                  <text:p text:style-name="P32"><text:span text:style-name="T16"></text:span><text:span text:style-name="T2"> <text:s/>repas familial</text:span></text:p>
                </table:table-cell>
                <table:table-cell table:style-name="Tableau464.L2" office:value-type="string">
                  <text:p text:style-name="P4"/>
                </table:table-cell>
              </table:table-row>
              <table:table-row table:style-name="Tableau464.6">
                <table:table-cell table:style-name="Tableau464.A2" office:value-type="string">
                  <text:p text:style-name="P4"/>
                </table:table-cell>
                <table:table-cell table:style-name="Tableau464.A2" office:value-type="string">
                  <text:p text:style-name="P4"/>
                </table:table-cell>
                <table:table-cell table:style-name="Tableau464.B2" office:value-type="string">
                  <text:p text:style-name="P32"><text:span text:style-name="T16"></text:span><text:span text:style-name="T2"> <text:s/>menu gastronomique</text:span></text:p>
                </table:table-cell>
                <table:table-cell table:style-name="Tableau464.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464.6">
          <table:table-cell table:style-name="Tableau464.A2" office:value-type="string">
            <text:p text:style-name="P4"/>
          </table:table-cell>
          <table:table-cell table:style-name="Tableau464.B2" table:number-columns-spanned="4" office:value-type="string">
            <text:p text:style-name="P4">taxe de séjour : non</text:p>
          </table:table-cell>
          <table:covered-table-cell/>
          <table:covered-table-cell/>
          <table:covered-table-cell/>
          <table:table-cell table:style-name="Tableau464.A2" office:value-type="string">
            <text:p text:style-name="P4"/>
          </table:table-cell>
          <table:table-cell table:style-name="Tableau464.A2" office:value-type="string">
            <text:p text:style-name="P4"/>
          </table:table-cell>
          <table:table-cell table:style-name="Tableau464.B2" table:number-columns-spanned="4" office:value-type="string">
            <text:p text:style-name="P4">taxe de séjour : <text:s/>….. par</text:p>
          </table:table-cell>
          <table:covered-table-cell/>
          <table:covered-table-cell/>
          <table:covered-table-cell/>
          <table:table-cell table:style-name="Tableau464.L2" office:value-type="string">
            <text:p text:style-name="P4"/>
          </table:table-cell>
        </table:table-row>
        <table:table-row table:style-name="Tableau464.1">
          <table:table-cell table:style-name="Tableau464.B2" office:value-type="string">
            <text:p text:style-name="P4"/>
          </table:table-cell>
          <table:table-cell table:style-name="Tableau464.E5" office:value-type="string">
            <text:p text:style-name="P4"/>
          </table:table-cell>
          <table:table-cell table:style-name="Tableau464.E5" office:value-type="string">
            <text:p text:style-name="P4"/>
          </table:table-cell>
          <table:table-cell table:style-name="Tableau464.E5" office:value-type="string">
            <text:p text:style-name="P4"/>
          </table:table-cell>
          <table:table-cell table:style-name="Tableau464.E5" office:value-type="string">
            <text:p text:style-name="P4"/>
          </table:table-cell>
          <table:table-cell table:style-name="Tableau464.E5" office:value-type="string">
            <text:p text:style-name="P4"/>
          </table:table-cell>
          <table:table-cell table:style-name="Tableau464.E5" office:value-type="string">
            <text:p text:style-name="P4"/>
          </table:table-cell>
          <table:table-cell table:style-name="Tableau464.E5" office:value-type="string">
            <text:p text:style-name="P4"/>
          </table:table-cell>
          <table:table-cell table:style-name="Tableau464.E5" office:value-type="string">
            <text:p text:style-name="P4"/>
          </table:table-cell>
          <table:table-cell table:style-name="Tableau464.E5" office:value-type="string">
            <text:p text:style-name="P4"/>
          </table:table-cell>
          <table:table-cell table:style-name="Tableau464.E5" office:value-type="string">
            <text:p text:style-name="P4"/>
          </table:table-cell>
          <table:table-cell table:style-name="Tableau464.L10" office:value-type="string">
            <text:p text:style-name="P4"/>
          </table:table-cell>
        </table:table-row>
      </table:table>
      <text:p text:style-name="P30">8. <text:s/>composition de l’hébergement</text:p>
      <table:table table:name="Tableau465" table:style-name="Tableau465">
        <table:table-column table:style-name="Tableau465.A"/>
        <table:table-column table:style-name="Tableau465.B"/>
        <table:table-row table:style-name="Tableau465.1">
          <table:table-cell table:style-name="Tableau465.A1" office:value-type="string">
            <text:p text:style-name="P4">Points forts : dans un hameau, isolé</text:p>
            <text:p text:style-name="P21"/>
            <text:p text:style-name="P2"/>
          </table:table-cell>
          <table:table-cell table:style-name="Tableau465.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465.1">
          <table:table-cell table:style-name="Tableau465.A2" office:value-type="string">
            <text:p text:style-name="P4">Distribution : 2e ét. : 2 ch. (2x1p., sdd, wc). jardin : jeux extérieurs, bbq.</text:p>
            <text:p text:style-name="P28"/>
          </table:table-cell>
          <table:table-cell table:style-name="Tableau465.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465.1">
          <table:table-cell table:style-name="Tableau465.A2" office:value-type="string">
            <text:p text:style-name="P4">Pictogrammes de confort :</text:p>
            <text:p text:style-name="P5">Lit 1 pers. : 4</text:p>
            <text:p text:style-name="P5">Lit 2 pers. : 0</text:p>
            <text:p text:style-name="P5">Lit superposé (1 lit = 2 pers.)  : 0</text:p>
            <text:p text:style-name="P33"><text:span text:style-name="T2">Lit bébé : 1</text:span></text:p>
            <text:p text:style-name="P5"/>
            <text:p text:style-name="P23">tv : oui</text:p>
            <text:p text:style-name="P5">feu ouvert/cassette : </text:p>
            <text:p text:style-name="P5">accès-internet : oui</text:p>
            <text:p text:style-name="P5"/>
          </table:table-cell>
          <table:table-cell table:style-name="Tableau465.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466" table:style-name="Tableau466">
        <table:table-column table:style-name="Tableau466.A"/>
        <table:table-column table:style-name="Tableau466.B"/>
        <table:table-row table:style-name="Tableau466.1">
          <table:table-cell table:style-name="Tableau466.A1" office:value-type="string">
            <text:p text:style-name="P4">Calme absolu, faune et flore remarquables, rivière et lac à proximité. <text:s/>Deux chambres très confortables aménagées dans un bâtisse de caractère, située dans un hameau au bord du lac de Robertville et au pied du parc naturel des Hautes-Fagnes. Nombreuses activités à proximité. </text:p>
            <text:p text:style-name="P2"/>
          </table:table-cell>
          <table:table-cell table:style-name="Tableau466.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467" table:style-name="Tableau467">
        <table:table-column table:style-name="Tableau467.A"/>
        <table:table-column table:style-name="Tableau467.B"/>
        <table:table-row table:style-name="Tableau467.1">
          <table:table-cell table:style-name="Tableau467.A1" office:value-type="string">
            <text:p text:style-name="P4"/>
            <text:p text:style-name="P2">Réservation via Belsud : </text:p>
            <text:p text:style-name="P2"/>
          </table:table-cell>
          <table:table-cell table:style-name="Tableau467.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468" table:style-name="Tableau468">
        <table:table-column table:style-name="Tableau468.A"/>
        <table:table-column table:style-name="Tableau468.B"/>
        <table:table-row table:style-name="Tableau468.1">
          <table:table-cell table:style-name="Tableau468.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468.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469" table:style-name="Tableau469">
        <table:table-column table:style-name="Tableau469.A"/>
        <table:table-column table:style-name="Tableau469.B"/>
        <table:table-row table:style-name="Tableau469.1">
          <table:table-cell table:style-name="Tableau469.A1" office:value-type="string">
            <text:p text:style-name="P71"/>
          </table:table-cell>
          <table:table-cell table:style-name="Tableau469.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470" table:style-name="Tableau470">
        <table:table-column table:style-name="Tableau470.A"/>
        <table:table-column table:style-name="Tableau470.B"/>
        <table:table-column table:style-name="Tableau470.C"/>
        <table:table-row table:style-name="Tableau470.1">
          <table:table-cell table:style-name="Tableau470.A1" table:number-columns-spanned="3" office:value-type="string">
            <text:p text:style-name="P4">Reçu le :</text:p>
            <text:p text:style-name="P2"/>
          </table:table-cell>
          <table:covered-table-cell/>
          <table:covered-table-cell/>
        </table:table-row>
        <table:table-row table:style-name="Tableau470.2">
          <table:table-cell table:style-name="Tableau470.A2" office:value-type="string">
            <text:p text:style-name="P4">Encodage :</text:p>
            <text:p text:style-name="P2"/>
          </table:table-cell>
          <table:table-cell table:style-name="Tableau470.A2" office:value-type="string">
            <text:p text:style-name="P32"><text:span text:style-name="T6">pk-heb : 977</text:span></text:p>
          </table:table-cell>
          <table:table-cell table:style-name="Tableau470.C2" office:value-type="string">
            <text:p text:style-name="P22">pk-membre : 820</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471" table:style-name="Tableau471">
        <table:table-column table:style-name="Tableau471.A"/>
        <table:table-column table:style-name="Tableau471.B"/>
        <table:table-row table:style-name="Tableau471.1">
          <table:table-cell table:style-name="Tableau471.A1" office:value-type="string">
            <text:p text:style-name="P4">photo</text:p>
          </table:table-cell>
          <table:table-cell table:style-name="Tableau471.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977</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72" table:style-name="Tableau472">
        <table:table-column table:style-name="Tableau472.A"/>
        <table:table-column table:style-name="Tableau472.B"/>
        <table:table-row table:style-name="Tableau472.1">
          <table:table-cell table:style-name="Tableau472.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4</text:span></text:p>
            <text:p text:style-name="P5"/>
            <text:p text:style-name="P5">nombre total de chambres : 2</text:p>
          </table:table-cell>
          <table:table-cell table:style-name="Tableau472.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473" table:style-name="Tableau473">
        <table:table-column table:style-name="Tableau473.A"/>
        <table:table-column table:style-name="Tableau473.B"/>
        <table:table-row table:style-name="Tableau473.1">
          <table:table-cell table:style-name="Tableau473.A1" office:value-type="string">
            <text:p text:style-name="P4">prénom et nom :</text:p>
            <text:p text:style-name="P2">Fabienne <text:s/>NOZERET-KAESES </text:p>
            <text:p text:style-name="P2"/>
            <text:p text:style-name="P1"><text:span text:style-name="T2">tél. : 081 44 68 39</text:span></text:p>
            <text:p text:style-name="P2"/>
            <text:p text:style-name="P1"><text:span text:style-name="T2">gsm : 0494 480 215</text:span></text:p>
            <text:p text:style-name="P2"/>
            <text:p text:style-name="P1"><text:span text:style-name="T2">fax : 081 44 13 09</text:span></text:p>
            <text:p text:style-name="P2"/>
            <text:p text:style-name="P2">adresse e-mail : </text:p>
            <text:p text:style-name="P2">info@lepetitbois.be</text:p>
            <text:p text:style-name="P2"/>
            <text:p text:style-name="P2">site internet personnel :</text:p>
            <text:p text:style-name="P2">www.lepetitbois.be</text:p>
            <text:p text:style-name="P2"/>
            <text:p text:style-name="P2">langues parlées :</text:p>
            <text:p text:style-name="P28">FR - NL - EN - IT</text:p>
            <text:p text:style-name="P2"/>
          </table:table-cell>
          <table:table-cell table:style-name="Tableau473.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474" table:style-name="Tableau474">
        <table:table-column table:style-name="Tableau474.A"/>
        <table:table-column table:style-name="Tableau474.B"/>
        <table:table-row table:style-name="Tableau474.1">
          <table:table-cell table:style-name="Tableau474.A1" office:value-type="string">
            <text:p text:style-name="P4">nom de l’hébergement :</text:p>
            <text:p text:style-name="P2">Le Petit Bois</text:p>
            <text:p text:style-name="P2"/>
            <text:p text:style-name="P2">rue :</text:p>
            <text:p text:style-name="P2">rue du Petit Bois, 54</text:p>
            <text:p text:style-name="P2"/>
            <text:p text:style-name="P2">code postal : 5020 Namur</text:p>
            <text:p text:style-name="P2">localité pour la communication :</text:p>
            <text:p text:style-name="P24">Malonne</text:p>
            <text:p text:style-name="P2"/>
          </table:table-cell>
          <table:table-cell table:style-name="Tableau474.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475" table:style-name="Tableau475">
        <table:table-column table:style-name="Tableau475.A"/>
        <table:table-column table:style-name="Tableau475.B"/>
        <table:table-row table:style-name="Tableau475.1">
          <table:table-cell table:style-name="Tableau475.A1" office:value-type="string">
            <text:p text:style-name="P4"/>
            <text:p text:style-name="P2"/>
            <text:p text:style-name="P33"><text:span text:style-name="T2">tennis : 0.2</text:span></text:p>
            <text:p text:style-name="P5">sports nautiques : </text:p>
            <text:p text:style-name="P23">ski : </text:p>
            <text:p text:style-name="P5">randonnées balisées : 0.0</text:p>
            <text:p text:style-name="P5">piscine : 6.0<text:tab/></text:p>
            <text:p text:style-name="P5">pêche : <text:tab/></text:p>
            <text:p text:style-name="P5">équitation : 3.0</text:p>
            <text:p text:style-name="P5">vélos à disposition : </text:p>
            <text:p text:style-name="P5">circuit v.t.t. : 0.0</text:p>
            <text:p text:style-name="P5">ravel : <text:tab/></text:p>
            <text:p text:style-name="P2"/>
          </table:table-cell>
          <table:table-cell table:style-name="Tableau475.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476" table:style-name="Tableau476">
        <table:table-column table:style-name="Tableau476.A"/>
        <table:table-column table:style-name="Tableau476.B"/>
        <table:table-row table:style-name="Tableau476.1">
          <table:table-cell table:style-name="Tableau476.A1" office:value-type="string">
            <text:p text:style-name="P4"/>
            <text:p text:style-name="P5">commerces : 1.0</text:p>
            <text:p text:style-name="P5">restaurant : 2.0</text:p>
            <text:p text:style-name="P5">gare : 7.0</text:p>
            <text:p text:style-name="P5"/>
            <text:p text:style-name="P5">animaux domestiques admis : non</text:p>
            <text:p text:style-name="P5">hébergement fumeur : non</text:p>
          </table:table-cell>
          <table:table-cell table:style-name="Tableau476.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477" table:style-name="Tableau477">
        <table:table-column table:style-name="Tableau477.A"/>
        <table:table-column table:style-name="Tableau477.B"/>
        <table:table-column table:style-name="Tableau477.C" table:number-columns-repeated="3"/>
        <table:table-column table:style-name="Tableau477.F" table:number-columns-repeated="2"/>
        <table:table-column table:style-name="Tableau477.B"/>
        <table:table-column table:style-name="Tableau477.I"/>
        <table:table-column table:style-name="Tableau477.J"/>
        <table:table-column table:style-name="Tableau477.K"/>
        <table:table-column table:style-name="Tableau477.L"/>
        <table:table-row table:style-name="Tableau477.1">
          <table:table-cell table:style-name="Tableau477.A1" office:value-type="string">
            <text:p text:style-name="P4"/>
          </table:table-cell>
          <table:table-cell table:style-name="Tableau477.B1" office:value-type="string">
            <text:p text:style-name="P4"/>
          </table:table-cell>
          <table:table-cell table:style-name="Tableau477.B1" office:value-type="string">
            <text:p text:style-name="P4"/>
          </table:table-cell>
          <table:table-cell table:style-name="Tableau477.B1" office:value-type="string">
            <text:p text:style-name="P4"/>
          </table:table-cell>
          <table:table-cell table:style-name="Tableau477.B1" office:value-type="string">
            <text:p text:style-name="P4"/>
          </table:table-cell>
          <table:table-cell table:style-name="Tableau477.F1" office:value-type="string">
            <text:p text:style-name="P4"/>
          </table:table-cell>
          <table:table-cell table:style-name="Tableau477.A1" office:value-type="string">
            <text:p text:style-name="P4"/>
          </table:table-cell>
          <table:table-cell table:style-name="Tableau477.B1" office:value-type="string">
            <text:p text:style-name="P4"/>
          </table:table-cell>
          <table:table-cell table:style-name="Tableau477.B1" office:value-type="string">
            <text:p text:style-name="P4"/>
          </table:table-cell>
          <table:table-cell table:style-name="Tableau477.B1" office:value-type="string">
            <text:p text:style-name="P4"/>
          </table:table-cell>
          <table:table-cell table:style-name="Tableau477.B1" office:value-type="string">
            <text:p text:style-name="P4"/>
          </table:table-cell>
          <table:table-cell table:style-name="Tableau477.L1" office:value-type="string">
            <text:p text:style-name="P4"/>
          </table:table-cell>
        </table:table-row>
        <table:table-row table:style-name="Tableau477.1">
          <table:table-cell table:style-name="Tableau477.A2" office:value-type="string">
            <text:p text:style-name="P4"/>
          </table:table-cell>
          <table:table-cell table:style-name="Tableau477.B2" office:value-type="string">
            <text:p text:style-name="P4"/>
          </table:table-cell>
          <table:table-cell table:style-name="Tableau477.B2" office:value-type="string">
            <text:p text:style-name="P4">1 p.</text:p>
          </table:table-cell>
          <table:table-cell table:style-name="Tableau477.B2" office:value-type="string">
            <text:p text:style-name="P4">2 p.</text:p>
          </table:table-cell>
          <table:table-cell table:style-name="Tableau477.B2" office:value-type="string">
            <text:p text:style-name="P32"><text:span text:style-name="T2">3</text:span><text:span text:style-name="T22">ième</text:span><text:span text:style-name="T2"> p.</text:span></text:p>
          </table:table-cell>
          <table:table-cell table:style-name="Tableau477.A2" office:value-type="string">
            <text:p text:style-name="P4"/>
          </table:table-cell>
          <table:table-cell table:style-name="Tableau477.A2" office:value-type="string">
            <text:p text:style-name="P4"/>
          </table:table-cell>
          <table:table-cell table:style-name="Tableau477.B2" office:value-type="string">
            <text:p text:style-name="P4"/>
          </table:table-cell>
          <table:table-cell table:style-name="Tableau477.B2" office:value-type="string">
            <text:p text:style-name="P4">1 p.</text:p>
          </table:table-cell>
          <table:table-cell table:style-name="Tableau477.B2" office:value-type="string">
            <text:p text:style-name="P4">2 p.</text:p>
          </table:table-cell>
          <table:table-cell table:style-name="Tableau477.B2" office:value-type="string">
            <text:p text:style-name="P32"><text:span text:style-name="T2">3</text:span><text:span text:style-name="T22">ième</text:span><text:span text:style-name="T2"> p.</text:span></text:p>
          </table:table-cell>
          <table:table-cell table:style-name="Tableau477.L2" office:value-type="string">
            <text:p text:style-name="P4"/>
          </table:table-cell>
        </table:table-row>
        <table:table-row table:style-name="Tableau477.1">
          <table:table-cell table:style-name="Tableau477.A2" office:value-type="string">
            <text:p text:style-name="P4"/>
          </table:table-cell>
          <table:table-cell table:style-name="Tableau477.B2" office:value-type="string">
            <text:p text:style-name="P4">1 nuit + pt. déj.</text:p>
          </table:table-cell>
          <table:table-cell table:style-name="Tableau477.B2" office:value-type="string">
            <text:p text:style-name="P4">50.00</text:p>
          </table:table-cell>
          <table:table-cell table:style-name="Tableau477.B2" office:value-type="string">
            <text:p text:style-name="P4">60.00</text:p>
          </table:table-cell>
          <table:table-cell table:style-name="Tableau477.B2" office:value-type="string">
            <text:p text:style-name="P4"/>
          </table:table-cell>
          <table:table-cell table:style-name="Tableau477.A2" office:value-type="string">
            <text:p text:style-name="P4"/>
          </table:table-cell>
          <table:table-cell table:style-name="Tableau477.A2" office:value-type="string">
            <text:p text:style-name="P4"/>
          </table:table-cell>
          <table:table-cell table:style-name="Tableau477.B2" office:value-type="string">
            <text:p text:style-name="P4">1 nuit + pt. déj.</text:p>
          </table:table-cell>
          <table:table-cell table:style-name="Tableau477.B2" office:value-type="string">
            <text:p text:style-name="P4"/>
          </table:table-cell>
          <table:table-cell table:style-name="Tableau477.B2" office:value-type="string">
            <text:p text:style-name="P4"/>
          </table:table-cell>
          <table:table-cell table:style-name="Tableau477.B2" office:value-type="string">
            <text:p text:style-name="P4"/>
          </table:table-cell>
          <table:table-cell table:style-name="Tableau477.L2" office:value-type="string">
            <text:p text:style-name="P4"/>
          </table:table-cell>
        </table:table-row>
        <table:table-row table:style-name="Tableau477.1">
          <table:table-cell table:style-name="Tableau477.A2" office:value-type="string">
            <text:p text:style-name="P4"/>
          </table:table-cell>
          <table:table-cell table:style-name="Tableau477.B2" office:value-type="string">
            <text:p text:style-name="P4">réduction si pas de pt. déjeuner</text:p>
          </table:table-cell>
          <table:table-cell table:style-name="Tableau477.B2" office:value-type="string">
            <text:p text:style-name="P4"/>
          </table:table-cell>
          <table:table-cell table:style-name="Tableau477.B2" office:value-type="string">
            <text:p text:style-name="P4"/>
          </table:table-cell>
          <table:table-cell table:style-name="Tableau477.B2" office:value-type="string">
            <text:p text:style-name="P4"/>
          </table:table-cell>
          <table:table-cell table:style-name="Tableau477.A2" office:value-type="string">
            <text:p text:style-name="P4"/>
          </table:table-cell>
          <table:table-cell table:style-name="Tableau477.A2" office:value-type="string">
            <text:p text:style-name="P4"/>
          </table:table-cell>
          <table:table-cell table:style-name="Tableau477.B2" office:value-type="string">
            <text:p text:style-name="P4">réduction si pas de pt. déjeuner</text:p>
          </table:table-cell>
          <table:table-cell table:style-name="Tableau477.B2" office:value-type="string">
            <text:p text:style-name="P4"/>
          </table:table-cell>
          <table:table-cell table:style-name="Tableau477.B2" office:value-type="string">
            <text:p text:style-name="P4"/>
          </table:table-cell>
          <table:table-cell table:style-name="Tableau477.B2" office:value-type="string">
            <text:p text:style-name="P4"/>
          </table:table-cell>
          <table:table-cell table:style-name="Tableau477.L2" office:value-type="string">
            <text:p text:style-name="P4"/>
          </table:table-cell>
        </table:table-row>
        <table:table-row table:style-name="Tableau477.1">
          <table:table-cell table:style-name="Tableau477.A2" office:value-type="string">
            <text:p text:style-name="P4"/>
          </table:table-cell>
          <table:table-cell table:style-name="Tableau477.B2" office:value-type="string">
            <text:p text:style-name="P4">table d’hôtes</text:p>
          </table:table-cell>
          <table:table-cell table:style-name="Tableau477.B2" office:value-type="string">
            <text:p text:style-name="P55">sur dde</text:p>
          </table:table-cell>
          <table:table-cell table:style-name="Tableau477.B2" office:value-type="string">
            <text:p text:style-name="P55"/>
          </table:table-cell>
          <table:table-cell table:style-name="Tableau477.E5" office:value-type="string">
            <text:p text:style-name="P4"/>
          </table:table-cell>
          <table:table-cell table:style-name="Tableau477.A2" office:value-type="string">
            <text:p text:style-name="P4"/>
          </table:table-cell>
          <table:table-cell table:style-name="Tableau477.A2" office:value-type="string">
            <text:p text:style-name="P4"/>
          </table:table-cell>
          <table:table-cell table:style-name="Tableau477.A2" office:value-type="string">
            <text:p text:style-name="P4">table d’hôtes</text:p>
          </table:table-cell>
          <table:table-cell table:style-name="Tableau477.A2" office:value-type="string">
            <text:p text:style-name="P10">/p.</text:p>
          </table:table-cell>
          <table:table-cell table:style-name="Tableau477.A2" office:value-type="string">
            <text:p text:style-name="P4"/>
          </table:table-cell>
          <table:table-cell table:style-name="Tableau477.K5" office:value-type="string">
            <text:p text:style-name="P4"/>
          </table:table-cell>
          <table:table-cell table:style-name="Tableau477.L5" office:value-type="string">
            <text:p text:style-name="P4"/>
          </table:table-cell>
        </table:table-row>
        <table:table-row table:style-name="Tableau477.6">
          <table:table-cell table:style-name="Tableau477.A2" office:value-type="string">
            <text:p text:style-name="P4"/>
          </table:table-cell>
          <table:table-cell table:style-name="Tableau477.B2" office:value-type="string">
            <text:p text:style-name="P4">autres</text:p>
            <text:p text:style-name="P2"/>
          </table:table-cell>
          <table:table-cell table:style-name="Tableau477.B2" table:number-columns-spanned="3" office:value-type="string">
            <text:p text:style-name="P26"/>
          </table:table-cell>
          <table:covered-table-cell/>
          <table:covered-table-cell/>
          <table:table-cell table:style-name="Tableau477.A2" office:value-type="string">
            <text:p text:style-name="P4"/>
          </table:table-cell>
          <table:table-cell table:style-name="Tableau477.A2" office:value-type="string">
            <text:p text:style-name="P4"/>
          </table:table-cell>
          <table:table-cell table:style-name="Tableau477.H6" office:value-type="string">
            <text:p text:style-name="P4">autres</text:p>
          </table:table-cell>
          <table:table-cell table:style-name="Tableau477.H6" table:number-columns-spanned="3" office:value-type="string">
            <text:p text:style-name="P4"/>
          </table:table-cell>
          <table:covered-table-cell/>
          <table:covered-table-cell/>
          <table:table-cell table:style-name="Tableau477.L2" office:value-type="string">
            <text:p text:style-name="P4"/>
          </table:table-cell>
        </table:table-row>
        <table:table-row table:style-name="Tableau477.6">
          <table:table-cell table:style-name="Tableau477.A2" office:value-type="string">
            <text:p text:style-name="P4"/>
          </table:table-cell>
          <table:table-cell table:style-name="Tableau477.A2" table:number-columns-spanned="4" office:value-type="string">
            <text:p text:style-name="P4">type de table d’hôtes : th3</text:p>
          </table:table-cell>
          <table:covered-table-cell/>
          <table:covered-table-cell/>
          <table:covered-table-cell/>
          <table:table-cell table:style-name="Tableau477.A2" office:value-type="string">
            <text:p text:style-name="P4"/>
          </table:table-cell>
          <table:table-cell table:style-name="Tableau477.A2" office:value-type="string">
            <text:p text:style-name="P4"/>
          </table:table-cell>
          <table:table-cell table:style-name="Tableau477.A2" table:number-columns-spanned="4" office:value-type="string">
            <text:p text:style-name="P4">Type de table d’hôtes :</text:p>
          </table:table-cell>
          <table:covered-table-cell/>
          <table:covered-table-cell/>
          <table:covered-table-cell/>
          <table:table-cell table:style-name="Tableau477.L2" office:value-type="string">
            <text:p text:style-name="P4"/>
          </table:table-cell>
        </table:table-row>
        <table:table-row table:style-name="Tableau477.6">
          <table:table-cell>
            <table:table table:is-sub-table="true">
              <table:table-column table:style-name="Tableau477.A"/>
              <table:table-row table:style-name="Tableau477.6">
                <table:table-cell table:style-name="Tableau477.A2" office:value-type="string">
                  <text:p text:style-name="P4"/>
                </table:table-cell>
              </table:table-row>
              <table:table-row table:style-name="Tableau477.6">
                <table:table-cell table:style-name="Tableau477.A2" office:value-type="string">
                  <text:p text:style-name="P4"/>
                </table:table-cell>
              </table:table-row>
              <table:table-row table:style-name="Tableau477.6">
                <table:table-cell table:style-name="Tableau477.A2" office:value-type="string">
                  <text:p text:style-name="P4"/>
                </table:table-cell>
              </table:table-row>
            </table:table>
          </table:table-cell>
          <table:table-cell table:style-name="Tableau477.B2" table:number-columns-spanned="4" office:value-type="string">
            <text:p text:style-name="P4"/>
          </table:table-cell>
          <table:covered-table-cell/>
          <table:covered-table-cell/>
          <table:covered-table-cell/>
          <table:table-cell table:number-columns-spanned="7">
            <table:table table:is-sub-table="true">
              <table:table-column table:style-name="Tableau477.F" table:number-columns-repeated="2"/>
              <table:table-column table:style-name="Tableau477.F8.3"/>
              <table:table-column table:style-name="Tableau477.L"/>
              <table:table-row table:style-name="Tableau477.6">
                <table:table-cell table:style-name="Tableau477.A2" office:value-type="string">
                  <text:p text:style-name="P4"/>
                </table:table-cell>
                <table:table-cell table:style-name="Tableau477.A2" office:value-type="string">
                  <text:p text:style-name="P4"/>
                </table:table-cell>
                <table:table-cell table:style-name="Tableau477.A2" office:value-type="string">
                  <text:p text:style-name="P32"><text:span text:style-name="T16"></text:span><text:span text:style-name="T2"> <text:s/>assiette gourmande</text:span></text:p>
                </table:table-cell>
                <table:table-cell table:style-name="Tableau477.L2" office:value-type="string">
                  <text:p text:style-name="P4"/>
                </table:table-cell>
              </table:table-row>
              <table:table-row table:style-name="Tableau477.6">
                <table:table-cell table:style-name="Tableau477.A2" office:value-type="string">
                  <text:p text:style-name="P4"/>
                </table:table-cell>
                <table:table-cell table:style-name="Tableau477.A2" office:value-type="string">
                  <text:p text:style-name="P4"/>
                </table:table-cell>
                <table:table-cell table:style-name="Tableau477.A2" office:value-type="string">
                  <text:p text:style-name="P32"><text:span text:style-name="T16"></text:span><text:span text:style-name="T2"> <text:s/>repas familial</text:span></text:p>
                </table:table-cell>
                <table:table-cell table:style-name="Tableau477.L2" office:value-type="string">
                  <text:p text:style-name="P4"/>
                </table:table-cell>
              </table:table-row>
              <table:table-row table:style-name="Tableau477.6">
                <table:table-cell table:style-name="Tableau477.A2" office:value-type="string">
                  <text:p text:style-name="P4"/>
                </table:table-cell>
                <table:table-cell table:style-name="Tableau477.A2" office:value-type="string">
                  <text:p text:style-name="P4"/>
                </table:table-cell>
                <table:table-cell table:style-name="Tableau477.B2" office:value-type="string">
                  <text:p text:style-name="P32"><text:span text:style-name="T16"></text:span><text:span text:style-name="T2"> <text:s/>menu gastronomique</text:span></text:p>
                </table:table-cell>
                <table:table-cell table:style-name="Tableau477.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477.6">
          <table:table-cell table:style-name="Tableau477.A2" office:value-type="string">
            <text:p text:style-name="P4"/>
          </table:table-cell>
          <table:table-cell table:style-name="Tableau477.B2" table:number-columns-spanned="4" office:value-type="string">
            <text:p text:style-name="P4">taxe de séjour : non</text:p>
          </table:table-cell>
          <table:covered-table-cell/>
          <table:covered-table-cell/>
          <table:covered-table-cell/>
          <table:table-cell table:style-name="Tableau477.A2" office:value-type="string">
            <text:p text:style-name="P4"/>
          </table:table-cell>
          <table:table-cell table:style-name="Tableau477.A2" office:value-type="string">
            <text:p text:style-name="P4"/>
          </table:table-cell>
          <table:table-cell table:style-name="Tableau477.B2" table:number-columns-spanned="4" office:value-type="string">
            <text:p text:style-name="P4">taxe de séjour : <text:s/>….. par</text:p>
          </table:table-cell>
          <table:covered-table-cell/>
          <table:covered-table-cell/>
          <table:covered-table-cell/>
          <table:table-cell table:style-name="Tableau477.L2" office:value-type="string">
            <text:p text:style-name="P4"/>
          </table:table-cell>
        </table:table-row>
        <table:table-row table:style-name="Tableau477.1">
          <table:table-cell table:style-name="Tableau477.B2" office:value-type="string">
            <text:p text:style-name="P4"/>
          </table:table-cell>
          <table:table-cell table:style-name="Tableau477.E5" office:value-type="string">
            <text:p text:style-name="P4"/>
          </table:table-cell>
          <table:table-cell table:style-name="Tableau477.E5" office:value-type="string">
            <text:p text:style-name="P4"/>
          </table:table-cell>
          <table:table-cell table:style-name="Tableau477.E5" office:value-type="string">
            <text:p text:style-name="P4"/>
          </table:table-cell>
          <table:table-cell table:style-name="Tableau477.E5" office:value-type="string">
            <text:p text:style-name="P4"/>
          </table:table-cell>
          <table:table-cell table:style-name="Tableau477.E5" office:value-type="string">
            <text:p text:style-name="P4"/>
          </table:table-cell>
          <table:table-cell table:style-name="Tableau477.E5" office:value-type="string">
            <text:p text:style-name="P4"/>
          </table:table-cell>
          <table:table-cell table:style-name="Tableau477.E5" office:value-type="string">
            <text:p text:style-name="P4"/>
          </table:table-cell>
          <table:table-cell table:style-name="Tableau477.E5" office:value-type="string">
            <text:p text:style-name="P4"/>
          </table:table-cell>
          <table:table-cell table:style-name="Tableau477.E5" office:value-type="string">
            <text:p text:style-name="P4"/>
          </table:table-cell>
          <table:table-cell table:style-name="Tableau477.E5" office:value-type="string">
            <text:p text:style-name="P4"/>
          </table:table-cell>
          <table:table-cell table:style-name="Tableau477.L10" office:value-type="string">
            <text:p text:style-name="P4"/>
          </table:table-cell>
        </table:table-row>
      </table:table>
      <text:p text:style-name="P30">8. <text:s/>composition de l’hébergement</text:p>
      <table:table table:name="Tableau478" table:style-name="Tableau478">
        <table:table-column table:style-name="Tableau478.A"/>
        <table:table-column table:style-name="Tableau478.B"/>
        <table:table-row table:style-name="Tableau478.1">
          <table:table-cell table:style-name="Tableau478.A1" office:value-type="string">
            <text:p text:style-name="P4">Points forts : dans un hameau, isolé, au rez-de-chaussée</text:p>
            <text:p text:style-name="P21"/>
            <text:p text:style-name="P2"/>
          </table:table-cell>
          <table:table-cell table:style-name="Tableau478.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478.1">
          <table:table-cell table:style-name="Tableau478.A2" office:value-type="string">
            <text:p text:style-name="P4">Distribution : rez : 1 ch. (1x2p., sdb, wc, internet), 1 ch. (1x2p., sdd, wc, internet). jardin : pelouse, terrasse, verger.</text:p>
            <text:p text:style-name="P28"/>
          </table:table-cell>
          <table:table-cell table:style-name="Tableau478.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478.1">
          <table:table-cell table:style-name="Tableau478.A2" office:value-type="string">
            <text:p text:style-name="P4">Pictogrammes de confort :</text:p>
            <text:p text:style-name="P5">Lit 1 pers. : 0</text:p>
            <text:p text:style-name="P5">Lit 2 pers. : 2</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478.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479" table:style-name="Tableau479">
        <table:table-column table:style-name="Tableau479.A"/>
        <table:table-column table:style-name="Tableau479.B"/>
        <table:table-row table:style-name="Tableau479.1">
          <table:table-cell table:style-name="Tableau479.A1" office:value-type="string">
            <text:p text:style-name="P4">Accès par cour intérieure, agrémentée dune décoration florale variée, ambiance paisible et accueillante assurée. Spacieuses et confortables, les chambres dégagent une atmosphère personnelle, chaleureuse et cosy. Sdb privatives et bien équipées Baies vitrées souvrant sur vaste jardin. Spacieux séjour avec coin salon (tv) et sàm, accès terrasse et jardin. Internet.</text:p>
            <text:p text:style-name="P2"/>
          </table:table-cell>
          <table:table-cell table:style-name="Tableau479.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480" table:style-name="Tableau480">
        <table:table-column table:style-name="Tableau480.A"/>
        <table:table-column table:style-name="Tableau480.B"/>
        <table:table-row table:style-name="Tableau480.1">
          <table:table-cell table:style-name="Tableau480.A1" office:value-type="string">
            <text:p text:style-name="P4"/>
            <text:p text:style-name="P2">Réservation via Belsud : </text:p>
            <text:p text:style-name="P2"/>
          </table:table-cell>
          <table:table-cell table:style-name="Tableau480.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481" table:style-name="Tableau481">
        <table:table-column table:style-name="Tableau481.A"/>
        <table:table-column table:style-name="Tableau481.B"/>
        <table:table-row table:style-name="Tableau481.1">
          <table:table-cell table:style-name="Tableau481.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481.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482" table:style-name="Tableau482">
        <table:table-column table:style-name="Tableau482.A"/>
        <table:table-column table:style-name="Tableau482.B"/>
        <table:table-row table:style-name="Tableau482.1">
          <table:table-cell table:style-name="Tableau482.A1" office:value-type="string">
            <text:p text:style-name="P71"/>
          </table:table-cell>
          <table:table-cell table:style-name="Tableau482.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483" table:style-name="Tableau483">
        <table:table-column table:style-name="Tableau483.A"/>
        <table:table-column table:style-name="Tableau483.B"/>
        <table:table-column table:style-name="Tableau483.C"/>
        <table:table-row table:style-name="Tableau483.1">
          <table:table-cell table:style-name="Tableau483.A1" table:number-columns-spanned="3" office:value-type="string">
            <text:p text:style-name="P4">Reçu le :</text:p>
            <text:p text:style-name="P2"/>
          </table:table-cell>
          <table:covered-table-cell/>
          <table:covered-table-cell/>
        </table:table-row>
        <table:table-row table:style-name="Tableau483.2">
          <table:table-cell table:style-name="Tableau483.A2" office:value-type="string">
            <text:p text:style-name="P4">Encodage :</text:p>
            <text:p text:style-name="P2"/>
          </table:table-cell>
          <table:table-cell table:style-name="Tableau483.A2" office:value-type="string">
            <text:p text:style-name="P32"><text:span text:style-name="T6">pk-heb : 981</text:span></text:p>
          </table:table-cell>
          <table:table-cell table:style-name="Tableau483.C2" office:value-type="string">
            <text:p text:style-name="P22">pk-membre : 794</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484" table:style-name="Tableau484">
        <table:table-column table:style-name="Tableau484.A"/>
        <table:table-column table:style-name="Tableau484.B"/>
        <table:table-row table:style-name="Tableau484.1">
          <table:table-cell table:style-name="Tableau484.A1" office:value-type="string">
            <text:p text:style-name="P4">photo</text:p>
          </table:table-cell>
          <table:table-cell table:style-name="Tableau484.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981</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85" table:style-name="Tableau485">
        <table:table-column table:style-name="Tableau485.A"/>
        <table:table-column table:style-name="Tableau485.B"/>
        <table:table-row table:style-name="Tableau485.1">
          <table:table-cell table:style-name="Tableau485.A1" office:value-type="string">
            <text:p text:style-name="P34"><text:span text:style-name="T2">classification (épis) : 2</text:span></text:p>
            <text:p text:style-name="P5"/>
            <text:p text:style-name="P5">type d’hébergement : Chambre d'hôtes</text:p>
            <text:p text:style-name="P25"/>
            <text:p text:style-name="P25"/>
            <text:p text:style-name="P25"/>
            <text:p text:style-name="P33"><text:span text:style-name="T2">capacité globale : 2/8</text:span></text:p>
            <text:p text:style-name="P5"/>
            <text:p text:style-name="P5">nombre total de chambres : 3</text:p>
          </table:table-cell>
          <table:table-cell table:style-name="Tableau485.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486" table:style-name="Tableau486">
        <table:table-column table:style-name="Tableau486.A"/>
        <table:table-column table:style-name="Tableau486.B"/>
        <table:table-row table:style-name="Tableau486.1">
          <table:table-cell table:style-name="Tableau486.A1" office:value-type="string">
            <text:p text:style-name="P4">prénom et nom :</text:p>
            <text:p text:style-name="P2">Roeland Maria-Catharina ULENS YSENBAARDT</text:p>
            <text:p text:style-name="P2"/>
            <text:p text:style-name="P1"><text:span text:style-name="T2">tél. : 086 32 17 85</text:span></text:p>
            <text:p text:style-name="P2"/>
            <text:p text:style-name="P1"><text:span text:style-name="T2">gsm : </text:span></text:p>
            <text:p text:style-name="P2"/>
            <text:p text:style-name="P1"><text:span text:style-name="T2">fax : 086 36 72 30</text:span></text:p>
            <text:p text:style-name="P2"/>
            <text:p text:style-name="P2">adresse e-mail : </text:p>
            <text:p text:style-name="P2">info@fondevedeur.be</text:p>
            <text:p text:style-name="P2"/>
            <text:p text:style-name="P2">site internet personnel :</text:p>
            <text:p text:style-name="P2">www.fondevedeur.be</text:p>
            <text:p text:style-name="P2"/>
            <text:p text:style-name="P2">langues parlées :</text:p>
            <text:p text:style-name="P28">FR - NL</text:p>
            <text:p text:style-name="P2"/>
          </table:table-cell>
          <table:table-cell table:style-name="Tableau486.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487" table:style-name="Tableau487">
        <table:table-column table:style-name="Tableau487.A"/>
        <table:table-column table:style-name="Tableau487.B"/>
        <table:table-row table:style-name="Tableau487.1">
          <table:table-cell table:style-name="Tableau487.A1" office:value-type="string">
            <text:p text:style-name="P4">nom de l’hébergement :</text:p>
            <text:p text:style-name="P2">Eco-Domaine du Fond de Vedeur</text:p>
            <text:p text:style-name="P2"/>
            <text:p text:style-name="P2">rue :</text:p>
            <text:p text:style-name="P2">Fond de Vedeur, 2</text:p>
            <text:p text:style-name="P2"/>
            <text:p text:style-name="P2">code postal : 6940 Durbuy</text:p>
            <text:p text:style-name="P2">localité pour la communication :</text:p>
            <text:p text:style-name="P24">Durbuy</text:p>
            <text:p text:style-name="P2"/>
          </table:table-cell>
          <table:table-cell table:style-name="Tableau487.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488" table:style-name="Tableau488">
        <table:table-column table:style-name="Tableau488.A"/>
        <table:table-column table:style-name="Tableau488.B"/>
        <table:table-row table:style-name="Tableau488.1">
          <table:table-cell table:style-name="Tableau488.A1" office:value-type="string">
            <text:p text:style-name="P4"/>
            <text:p text:style-name="P2"/>
            <text:p text:style-name="P33"><text:span text:style-name="T2">tennis : </text:span></text:p>
            <text:p text:style-name="P5">sports nautiques : </text:p>
            <text:p text:style-name="P23">ski : </text:p>
            <text:p text:style-name="P5">randonnées balisées : 0.0</text:p>
            <text:p text:style-name="P5">piscine : <text:tab/></text:p>
            <text:p text:style-name="P5">pêche : 0.0<text:tab/></text:p>
            <text:p text:style-name="P5">équitation : </text:p>
            <text:p text:style-name="P5">vélos à disposition : </text:p>
            <text:p text:style-name="P5">circuit v.t.t. : </text:p>
            <text:p text:style-name="P5">ravel : <text:tab/></text:p>
            <text:p text:style-name="P2"/>
          </table:table-cell>
          <table:table-cell table:style-name="Tableau488.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489" table:style-name="Tableau489">
        <table:table-column table:style-name="Tableau489.A"/>
        <table:table-column table:style-name="Tableau489.B"/>
        <table:table-row table:style-name="Tableau489.1">
          <table:table-cell table:style-name="Tableau489.A1" office:value-type="string">
            <text:p text:style-name="P4"/>
            <text:p text:style-name="P5">commerces : </text:p>
            <text:p text:style-name="P5">restaurant : </text:p>
            <text:p text:style-name="P5">gare : </text:p>
            <text:p text:style-name="P5"/>
            <text:p text:style-name="P5">animaux domestiques admis : non</text:p>
            <text:p text:style-name="P5">hébergement fumeur : non</text:p>
          </table:table-cell>
          <table:table-cell table:style-name="Tableau489.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490" table:style-name="Tableau490">
        <table:table-column table:style-name="Tableau490.A"/>
        <table:table-column table:style-name="Tableau490.B"/>
        <table:table-column table:style-name="Tableau490.C" table:number-columns-repeated="3"/>
        <table:table-column table:style-name="Tableau490.F" table:number-columns-repeated="2"/>
        <table:table-column table:style-name="Tableau490.B"/>
        <table:table-column table:style-name="Tableau490.I"/>
        <table:table-column table:style-name="Tableau490.J"/>
        <table:table-column table:style-name="Tableau490.K"/>
        <table:table-column table:style-name="Tableau490.L"/>
        <table:table-row table:style-name="Tableau490.1">
          <table:table-cell table:style-name="Tableau490.A1" office:value-type="string">
            <text:p text:style-name="P4"/>
          </table:table-cell>
          <table:table-cell table:style-name="Tableau490.B1" office:value-type="string">
            <text:p text:style-name="P4"/>
          </table:table-cell>
          <table:table-cell table:style-name="Tableau490.B1" office:value-type="string">
            <text:p text:style-name="P4"/>
          </table:table-cell>
          <table:table-cell table:style-name="Tableau490.B1" office:value-type="string">
            <text:p text:style-name="P4"/>
          </table:table-cell>
          <table:table-cell table:style-name="Tableau490.B1" office:value-type="string">
            <text:p text:style-name="P4"/>
          </table:table-cell>
          <table:table-cell table:style-name="Tableau490.F1" office:value-type="string">
            <text:p text:style-name="P4"/>
          </table:table-cell>
          <table:table-cell table:style-name="Tableau490.A1" office:value-type="string">
            <text:p text:style-name="P4"/>
          </table:table-cell>
          <table:table-cell table:style-name="Tableau490.B1" office:value-type="string">
            <text:p text:style-name="P4"/>
          </table:table-cell>
          <table:table-cell table:style-name="Tableau490.B1" office:value-type="string">
            <text:p text:style-name="P4"/>
          </table:table-cell>
          <table:table-cell table:style-name="Tableau490.B1" office:value-type="string">
            <text:p text:style-name="P4"/>
          </table:table-cell>
          <table:table-cell table:style-name="Tableau490.B1" office:value-type="string">
            <text:p text:style-name="P4"/>
          </table:table-cell>
          <table:table-cell table:style-name="Tableau490.L1" office:value-type="string">
            <text:p text:style-name="P4"/>
          </table:table-cell>
        </table:table-row>
        <table:table-row table:style-name="Tableau490.1">
          <table:table-cell table:style-name="Tableau490.A2" office:value-type="string">
            <text:p text:style-name="P4"/>
          </table:table-cell>
          <table:table-cell table:style-name="Tableau490.B2" office:value-type="string">
            <text:p text:style-name="P4"/>
          </table:table-cell>
          <table:table-cell table:style-name="Tableau490.B2" office:value-type="string">
            <text:p text:style-name="P4">1 p.</text:p>
          </table:table-cell>
          <table:table-cell table:style-name="Tableau490.B2" office:value-type="string">
            <text:p text:style-name="P4">2 p.</text:p>
          </table:table-cell>
          <table:table-cell table:style-name="Tableau490.B2" office:value-type="string">
            <text:p text:style-name="P32"><text:span text:style-name="T2">3</text:span><text:span text:style-name="T22">ième</text:span><text:span text:style-name="T2"> p.</text:span></text:p>
          </table:table-cell>
          <table:table-cell table:style-name="Tableau490.A2" office:value-type="string">
            <text:p text:style-name="P4"/>
          </table:table-cell>
          <table:table-cell table:style-name="Tableau490.A2" office:value-type="string">
            <text:p text:style-name="P4"/>
          </table:table-cell>
          <table:table-cell table:style-name="Tableau490.B2" office:value-type="string">
            <text:p text:style-name="P4"/>
          </table:table-cell>
          <table:table-cell table:style-name="Tableau490.B2" office:value-type="string">
            <text:p text:style-name="P4">1 p.</text:p>
          </table:table-cell>
          <table:table-cell table:style-name="Tableau490.B2" office:value-type="string">
            <text:p text:style-name="P4">2 p.</text:p>
          </table:table-cell>
          <table:table-cell table:style-name="Tableau490.B2" office:value-type="string">
            <text:p text:style-name="P32"><text:span text:style-name="T2">3</text:span><text:span text:style-name="T22">ième</text:span><text:span text:style-name="T2"> p.</text:span></text:p>
          </table:table-cell>
          <table:table-cell table:style-name="Tableau490.L2" office:value-type="string">
            <text:p text:style-name="P4"/>
          </table:table-cell>
        </table:table-row>
        <table:table-row table:style-name="Tableau490.1">
          <table:table-cell table:style-name="Tableau490.A2" office:value-type="string">
            <text:p text:style-name="P4"/>
          </table:table-cell>
          <table:table-cell table:style-name="Tableau490.B2" office:value-type="string">
            <text:p text:style-name="P4">1 nuit + pt. déj.</text:p>
          </table:table-cell>
          <table:table-cell table:style-name="Tableau490.B2" office:value-type="string">
            <text:p text:style-name="P4"/>
          </table:table-cell>
          <table:table-cell table:style-name="Tableau490.B2" office:value-type="string">
            <text:p text:style-name="P4">80.00</text:p>
          </table:table-cell>
          <table:table-cell table:style-name="Tableau490.B2" office:value-type="string">
            <text:p text:style-name="P4"/>
          </table:table-cell>
          <table:table-cell table:style-name="Tableau490.A2" office:value-type="string">
            <text:p text:style-name="P4"/>
          </table:table-cell>
          <table:table-cell table:style-name="Tableau490.A2" office:value-type="string">
            <text:p text:style-name="P4"/>
          </table:table-cell>
          <table:table-cell table:style-name="Tableau490.B2" office:value-type="string">
            <text:p text:style-name="P4">1 nuit + pt. déj.</text:p>
          </table:table-cell>
          <table:table-cell table:style-name="Tableau490.B2" office:value-type="string">
            <text:p text:style-name="P4"/>
          </table:table-cell>
          <table:table-cell table:style-name="Tableau490.B2" office:value-type="string">
            <text:p text:style-name="P4"/>
          </table:table-cell>
          <table:table-cell table:style-name="Tableau490.B2" office:value-type="string">
            <text:p text:style-name="P4"/>
          </table:table-cell>
          <table:table-cell table:style-name="Tableau490.L2" office:value-type="string">
            <text:p text:style-name="P4"/>
          </table:table-cell>
        </table:table-row>
        <table:table-row table:style-name="Tableau490.1">
          <table:table-cell table:style-name="Tableau490.A2" office:value-type="string">
            <text:p text:style-name="P4"/>
          </table:table-cell>
          <table:table-cell table:style-name="Tableau490.B2" office:value-type="string">
            <text:p text:style-name="P4">réduction si pas de pt. déjeuner</text:p>
          </table:table-cell>
          <table:table-cell table:style-name="Tableau490.B2" office:value-type="string">
            <text:p text:style-name="P4"/>
          </table:table-cell>
          <table:table-cell table:style-name="Tableau490.B2" office:value-type="string">
            <text:p text:style-name="P4"/>
          </table:table-cell>
          <table:table-cell table:style-name="Tableau490.B2" office:value-type="string">
            <text:p text:style-name="P4"/>
          </table:table-cell>
          <table:table-cell table:style-name="Tableau490.A2" office:value-type="string">
            <text:p text:style-name="P4"/>
          </table:table-cell>
          <table:table-cell table:style-name="Tableau490.A2" office:value-type="string">
            <text:p text:style-name="P4"/>
          </table:table-cell>
          <table:table-cell table:style-name="Tableau490.B2" office:value-type="string">
            <text:p text:style-name="P4">réduction si pas de pt. déjeuner</text:p>
          </table:table-cell>
          <table:table-cell table:style-name="Tableau490.B2" office:value-type="string">
            <text:p text:style-name="P4"/>
          </table:table-cell>
          <table:table-cell table:style-name="Tableau490.B2" office:value-type="string">
            <text:p text:style-name="P4"/>
          </table:table-cell>
          <table:table-cell table:style-name="Tableau490.B2" office:value-type="string">
            <text:p text:style-name="P4"/>
          </table:table-cell>
          <table:table-cell table:style-name="Tableau490.L2" office:value-type="string">
            <text:p text:style-name="P4"/>
          </table:table-cell>
        </table:table-row>
        <table:table-row table:style-name="Tableau490.1">
          <table:table-cell table:style-name="Tableau490.A2" office:value-type="string">
            <text:p text:style-name="P4"/>
          </table:table-cell>
          <table:table-cell table:style-name="Tableau490.B2" office:value-type="string">
            <text:p text:style-name="P4">table d’hôtes</text:p>
          </table:table-cell>
          <table:table-cell table:style-name="Tableau490.B2" office:value-type="string">
            <text:p text:style-name="P55"/>
          </table:table-cell>
          <table:table-cell table:style-name="Tableau490.B2" office:value-type="string">
            <text:p text:style-name="P55"/>
          </table:table-cell>
          <table:table-cell table:style-name="Tableau490.E5" office:value-type="string">
            <text:p text:style-name="P4"/>
          </table:table-cell>
          <table:table-cell table:style-name="Tableau490.A2" office:value-type="string">
            <text:p text:style-name="P4"/>
          </table:table-cell>
          <table:table-cell table:style-name="Tableau490.A2" office:value-type="string">
            <text:p text:style-name="P4"/>
          </table:table-cell>
          <table:table-cell table:style-name="Tableau490.A2" office:value-type="string">
            <text:p text:style-name="P4">table d’hôtes</text:p>
          </table:table-cell>
          <table:table-cell table:style-name="Tableau490.A2" office:value-type="string">
            <text:p text:style-name="P10">/p.</text:p>
          </table:table-cell>
          <table:table-cell table:style-name="Tableau490.A2" office:value-type="string">
            <text:p text:style-name="P4"/>
          </table:table-cell>
          <table:table-cell table:style-name="Tableau490.K5" office:value-type="string">
            <text:p text:style-name="P4"/>
          </table:table-cell>
          <table:table-cell table:style-name="Tableau490.L5" office:value-type="string">
            <text:p text:style-name="P4"/>
          </table:table-cell>
        </table:table-row>
        <table:table-row table:style-name="Tableau490.6">
          <table:table-cell table:style-name="Tableau490.A2" office:value-type="string">
            <text:p text:style-name="P4"/>
          </table:table-cell>
          <table:table-cell table:style-name="Tableau490.B2" office:value-type="string">
            <text:p text:style-name="P4">autres</text:p>
            <text:p text:style-name="P2"/>
          </table:table-cell>
          <table:table-cell table:style-name="Tableau490.B2" table:number-columns-spanned="3" office:value-type="string">
            <text:p text:style-name="P26"/>
          </table:table-cell>
          <table:covered-table-cell/>
          <table:covered-table-cell/>
          <table:table-cell table:style-name="Tableau490.A2" office:value-type="string">
            <text:p text:style-name="P4"/>
          </table:table-cell>
          <table:table-cell table:style-name="Tableau490.A2" office:value-type="string">
            <text:p text:style-name="P4"/>
          </table:table-cell>
          <table:table-cell table:style-name="Tableau490.H6" office:value-type="string">
            <text:p text:style-name="P4">autres</text:p>
          </table:table-cell>
          <table:table-cell table:style-name="Tableau490.H6" table:number-columns-spanned="3" office:value-type="string">
            <text:p text:style-name="P4"/>
          </table:table-cell>
          <table:covered-table-cell/>
          <table:covered-table-cell/>
          <table:table-cell table:style-name="Tableau490.L2" office:value-type="string">
            <text:p text:style-name="P4"/>
          </table:table-cell>
        </table:table-row>
        <table:table-row table:style-name="Tableau490.6">
          <table:table-cell table:style-name="Tableau490.A2" office:value-type="string">
            <text:p text:style-name="P4"/>
          </table:table-cell>
          <table:table-cell table:style-name="Tableau490.A2" table:number-columns-spanned="4" office:value-type="string">
            <text:p text:style-name="P4">type de table d’hôtes : th1</text:p>
          </table:table-cell>
          <table:covered-table-cell/>
          <table:covered-table-cell/>
          <table:covered-table-cell/>
          <table:table-cell table:style-name="Tableau490.A2" office:value-type="string">
            <text:p text:style-name="P4"/>
          </table:table-cell>
          <table:table-cell table:style-name="Tableau490.A2" office:value-type="string">
            <text:p text:style-name="P4"/>
          </table:table-cell>
          <table:table-cell table:style-name="Tableau490.A2" table:number-columns-spanned="4" office:value-type="string">
            <text:p text:style-name="P4">Type de table d’hôtes :</text:p>
          </table:table-cell>
          <table:covered-table-cell/>
          <table:covered-table-cell/>
          <table:covered-table-cell/>
          <table:table-cell table:style-name="Tableau490.L2" office:value-type="string">
            <text:p text:style-name="P4"/>
          </table:table-cell>
        </table:table-row>
        <table:table-row table:style-name="Tableau490.6">
          <table:table-cell>
            <table:table table:is-sub-table="true">
              <table:table-column table:style-name="Tableau490.A"/>
              <table:table-row table:style-name="Tableau490.6">
                <table:table-cell table:style-name="Tableau490.A2" office:value-type="string">
                  <text:p text:style-name="P4"/>
                </table:table-cell>
              </table:table-row>
              <table:table-row table:style-name="Tableau490.6">
                <table:table-cell table:style-name="Tableau490.A2" office:value-type="string">
                  <text:p text:style-name="P4"/>
                </table:table-cell>
              </table:table-row>
              <table:table-row table:style-name="Tableau490.6">
                <table:table-cell table:style-name="Tableau490.A2" office:value-type="string">
                  <text:p text:style-name="P4"/>
                </table:table-cell>
              </table:table-row>
            </table:table>
          </table:table-cell>
          <table:table-cell table:style-name="Tableau490.B2" table:number-columns-spanned="4" office:value-type="string">
            <text:p text:style-name="P4"/>
          </table:table-cell>
          <table:covered-table-cell/>
          <table:covered-table-cell/>
          <table:covered-table-cell/>
          <table:table-cell table:number-columns-spanned="7">
            <table:table table:is-sub-table="true">
              <table:table-column table:style-name="Tableau490.F" table:number-columns-repeated="2"/>
              <table:table-column table:style-name="Tableau490.F8.3"/>
              <table:table-column table:style-name="Tableau490.L"/>
              <table:table-row table:style-name="Tableau490.6">
                <table:table-cell table:style-name="Tableau490.A2" office:value-type="string">
                  <text:p text:style-name="P4"/>
                </table:table-cell>
                <table:table-cell table:style-name="Tableau490.A2" office:value-type="string">
                  <text:p text:style-name="P4"/>
                </table:table-cell>
                <table:table-cell table:style-name="Tableau490.A2" office:value-type="string">
                  <text:p text:style-name="P32"><text:span text:style-name="T16"></text:span><text:span text:style-name="T2"> <text:s/>assiette gourmande</text:span></text:p>
                </table:table-cell>
                <table:table-cell table:style-name="Tableau490.L2" office:value-type="string">
                  <text:p text:style-name="P4"/>
                </table:table-cell>
              </table:table-row>
              <table:table-row table:style-name="Tableau490.6">
                <table:table-cell table:style-name="Tableau490.A2" office:value-type="string">
                  <text:p text:style-name="P4"/>
                </table:table-cell>
                <table:table-cell table:style-name="Tableau490.A2" office:value-type="string">
                  <text:p text:style-name="P4"/>
                </table:table-cell>
                <table:table-cell table:style-name="Tableau490.A2" office:value-type="string">
                  <text:p text:style-name="P32"><text:span text:style-name="T16"></text:span><text:span text:style-name="T2"> <text:s/>repas familial</text:span></text:p>
                </table:table-cell>
                <table:table-cell table:style-name="Tableau490.L2" office:value-type="string">
                  <text:p text:style-name="P4"/>
                </table:table-cell>
              </table:table-row>
              <table:table-row table:style-name="Tableau490.6">
                <table:table-cell table:style-name="Tableau490.A2" office:value-type="string">
                  <text:p text:style-name="P4"/>
                </table:table-cell>
                <table:table-cell table:style-name="Tableau490.A2" office:value-type="string">
                  <text:p text:style-name="P4"/>
                </table:table-cell>
                <table:table-cell table:style-name="Tableau490.B2" office:value-type="string">
                  <text:p text:style-name="P32"><text:span text:style-name="T16"></text:span><text:span text:style-name="T2"> <text:s/>menu gastronomique</text:span></text:p>
                </table:table-cell>
                <table:table-cell table:style-name="Tableau490.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490.6">
          <table:table-cell table:style-name="Tableau490.A2" office:value-type="string">
            <text:p text:style-name="P4"/>
          </table:table-cell>
          <table:table-cell table:style-name="Tableau490.B2" table:number-columns-spanned="4" office:value-type="string">
            <text:p text:style-name="P4">taxe de séjour : non</text:p>
          </table:table-cell>
          <table:covered-table-cell/>
          <table:covered-table-cell/>
          <table:covered-table-cell/>
          <table:table-cell table:style-name="Tableau490.A2" office:value-type="string">
            <text:p text:style-name="P4"/>
          </table:table-cell>
          <table:table-cell table:style-name="Tableau490.A2" office:value-type="string">
            <text:p text:style-name="P4"/>
          </table:table-cell>
          <table:table-cell table:style-name="Tableau490.B2" table:number-columns-spanned="4" office:value-type="string">
            <text:p text:style-name="P4">taxe de séjour : <text:s/>….. par</text:p>
          </table:table-cell>
          <table:covered-table-cell/>
          <table:covered-table-cell/>
          <table:covered-table-cell/>
          <table:table-cell table:style-name="Tableau490.L2" office:value-type="string">
            <text:p text:style-name="P4"/>
          </table:table-cell>
        </table:table-row>
        <table:table-row table:style-name="Tableau490.1">
          <table:table-cell table:style-name="Tableau490.B2" office:value-type="string">
            <text:p text:style-name="P4"/>
          </table:table-cell>
          <table:table-cell table:style-name="Tableau490.E5" office:value-type="string">
            <text:p text:style-name="P4"/>
          </table:table-cell>
          <table:table-cell table:style-name="Tableau490.E5" office:value-type="string">
            <text:p text:style-name="P4"/>
          </table:table-cell>
          <table:table-cell table:style-name="Tableau490.E5" office:value-type="string">
            <text:p text:style-name="P4"/>
          </table:table-cell>
          <table:table-cell table:style-name="Tableau490.E5" office:value-type="string">
            <text:p text:style-name="P4"/>
          </table:table-cell>
          <table:table-cell table:style-name="Tableau490.E5" office:value-type="string">
            <text:p text:style-name="P4"/>
          </table:table-cell>
          <table:table-cell table:style-name="Tableau490.E5" office:value-type="string">
            <text:p text:style-name="P4"/>
          </table:table-cell>
          <table:table-cell table:style-name="Tableau490.E5" office:value-type="string">
            <text:p text:style-name="P4"/>
          </table:table-cell>
          <table:table-cell table:style-name="Tableau490.E5" office:value-type="string">
            <text:p text:style-name="P4"/>
          </table:table-cell>
          <table:table-cell table:style-name="Tableau490.E5" office:value-type="string">
            <text:p text:style-name="P4"/>
          </table:table-cell>
          <table:table-cell table:style-name="Tableau490.E5" office:value-type="string">
            <text:p text:style-name="P4"/>
          </table:table-cell>
          <table:table-cell table:style-name="Tableau490.L10" office:value-type="string">
            <text:p text:style-name="P4"/>
          </table:table-cell>
        </table:table-row>
      </table:table>
      <text:p text:style-name="P30">8. <text:s/>composition de l’hébergement</text:p>
      <table:table table:name="Tableau491" table:style-name="Tableau491">
        <table:table-column table:style-name="Tableau491.A"/>
        <table:table-column table:style-name="Tableau491.B"/>
        <table:table-row table:style-name="Tableau491.1">
          <table:table-cell table:style-name="Tableau491.A1" office:value-type="string">
            <text:p text:style-name="P4">Points forts : à l'orée des bois, mitoyen à un gîte</text:p>
            <text:p text:style-name="P21"/>
            <text:p text:style-name="P2"/>
          </table:table-cell>
          <table:table-cell table:style-name="Tableau491.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491.1">
          <table:table-cell table:style-name="Tableau491.A2" office:value-type="string">
            <text:p text:style-name="P4">Distribution : rez : 2 ch. (1x2p., sdb, wc, tél., TV, magnéto, frigo), 1er ét. : 1 ch. (2x2p., 2 sdb, bain à bulles, 2 wc, tél., TV, magnéto, frigo, salon). jardin : terrasse, bbq, balançoire, pétanque, parking.</text:p>
            <text:p text:style-name="P28"/>
          </table:table-cell>
          <table:table-cell table:style-name="Tableau491.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491.1">
          <table:table-cell table:style-name="Tableau491.A2" office:value-type="string">
            <text:p text:style-name="P4">Pictogrammes de confort :</text:p>
            <text:p text:style-name="P5">Lit 1 pers. : 0</text:p>
            <text:p text:style-name="P5">Lit 2 pers. : 4</text:p>
            <text:p text:style-name="P5">Lit superposé (1 lit = 2 pers.)  : 0</text:p>
            <text:p text:style-name="P33"><text:span text:style-name="T2">Lit bébé : 0</text:span></text:p>
            <text:p text:style-name="P5"/>
            <text:p text:style-name="P23">tv : oui</text:p>
            <text:p text:style-name="P5">feu ouvert/cassette : </text:p>
            <text:p text:style-name="P5">accès-internet : </text:p>
            <text:p text:style-name="P5"/>
          </table:table-cell>
          <table:table-cell table:style-name="Tableau491.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492" table:style-name="Tableau492">
        <table:table-column table:style-name="Tableau492.A"/>
        <table:table-column table:style-name="Tableau492.B"/>
        <table:table-row table:style-name="Tableau492.1">
          <table:table-cell table:style-name="Tableau492.A1" office:value-type="string">
            <text:p text:style-name="P4">Maison de style Ardennais, dans un domaine de 8 hectares: repos, détente, tranquillité. Source dans le bois, chevaux, moutons, cochons, poules, etc. Situé à 350 m. de Durbuy vieille ville. Accueil des chevaux, 32 promenades dans les alentours, pêche.</text:p>
            <text:p text:style-name="P2"/>
          </table:table-cell>
          <table:table-cell table:style-name="Tableau492.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493" table:style-name="Tableau493">
        <table:table-column table:style-name="Tableau493.A"/>
        <table:table-column table:style-name="Tableau493.B"/>
        <table:table-row table:style-name="Tableau493.1">
          <table:table-cell table:style-name="Tableau493.A1" office:value-type="string">
            <text:p text:style-name="P4"/>
            <text:p text:style-name="P2">Réservation via Belsud : </text:p>
            <text:p text:style-name="P2"/>
          </table:table-cell>
          <table:table-cell table:style-name="Tableau493.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494" table:style-name="Tableau494">
        <table:table-column table:style-name="Tableau494.A"/>
        <table:table-column table:style-name="Tableau494.B"/>
        <table:table-row table:style-name="Tableau494.1">
          <table:table-cell table:style-name="Tableau494.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494.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495" table:style-name="Tableau495">
        <table:table-column table:style-name="Tableau495.A"/>
        <table:table-column table:style-name="Tableau495.B"/>
        <table:table-row table:style-name="Tableau495.1">
          <table:table-cell table:style-name="Tableau495.A1" office:value-type="string">
            <text:p text:style-name="P71"/>
          </table:table-cell>
          <table:table-cell table:style-name="Tableau495.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496" table:style-name="Tableau496">
        <table:table-column table:style-name="Tableau496.A"/>
        <table:table-column table:style-name="Tableau496.B"/>
        <table:table-column table:style-name="Tableau496.C"/>
        <table:table-row table:style-name="Tableau496.1">
          <table:table-cell table:style-name="Tableau496.A1" table:number-columns-spanned="3" office:value-type="string">
            <text:p text:style-name="P4">Reçu le :</text:p>
            <text:p text:style-name="P2"/>
          </table:table-cell>
          <table:covered-table-cell/>
          <table:covered-table-cell/>
        </table:table-row>
        <table:table-row table:style-name="Tableau496.2">
          <table:table-cell table:style-name="Tableau496.A2" office:value-type="string">
            <text:p text:style-name="P4">Encodage :</text:p>
            <text:p text:style-name="P2"/>
          </table:table-cell>
          <table:table-cell table:style-name="Tableau496.A2" office:value-type="string">
            <text:p text:style-name="P32"><text:span text:style-name="T6">pk-heb : 981</text:span></text:p>
          </table:table-cell>
          <table:table-cell table:style-name="Tableau496.C2" office:value-type="string">
            <text:p text:style-name="P22">pk-membre : 794</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497" table:style-name="Tableau497">
        <table:table-column table:style-name="Tableau497.A"/>
        <table:table-column table:style-name="Tableau497.B"/>
        <table:table-row table:style-name="Tableau497.1">
          <table:table-cell table:style-name="Tableau497.A1" office:value-type="string">
            <text:p text:style-name="P4">photo</text:p>
          </table:table-cell>
          <table:table-cell table:style-name="Tableau497.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981</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498" table:style-name="Tableau498">
        <table:table-column table:style-name="Tableau498.A"/>
        <table:table-column table:style-name="Tableau498.B"/>
        <table:table-row table:style-name="Tableau498.1">
          <table:table-cell table:style-name="Tableau498.A1" office:value-type="string">
            <text:p text:style-name="P34"><text:span text:style-name="T2">classification (épis) : 2</text:span></text:p>
            <text:p text:style-name="P5"/>
            <text:p text:style-name="P5">type d’hébergement : Chambre d'hôtes</text:p>
            <text:p text:style-name="P25"/>
            <text:p text:style-name="P25"/>
            <text:p text:style-name="P25"/>
            <text:p text:style-name="P33"><text:span text:style-name="T2">capacité globale : 2/8</text:span></text:p>
            <text:p text:style-name="P5"/>
            <text:p text:style-name="P5">nombre total de chambres : 3</text:p>
          </table:table-cell>
          <table:table-cell table:style-name="Tableau498.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499" table:style-name="Tableau499">
        <table:table-column table:style-name="Tableau499.A"/>
        <table:table-column table:style-name="Tableau499.B"/>
        <table:table-row table:style-name="Tableau499.1">
          <table:table-cell table:style-name="Tableau499.A1" office:value-type="string">
            <text:p text:style-name="P4">prénom et nom :</text:p>
            <text:p text:style-name="P2">Roeland Maria-Catharina ULENS YSENBAARDT</text:p>
            <text:p text:style-name="P2"/>
            <text:p text:style-name="P1"><text:span text:style-name="T2">tél. : 086 32 17 85</text:span></text:p>
            <text:p text:style-name="P2"/>
            <text:p text:style-name="P1"><text:span text:style-name="T2">gsm : </text:span></text:p>
            <text:p text:style-name="P2"/>
            <text:p text:style-name="P1"><text:span text:style-name="T2">fax : 086 36 72 30</text:span></text:p>
            <text:p text:style-name="P2"/>
            <text:p text:style-name="P2">adresse e-mail : </text:p>
            <text:p text:style-name="P2">info@fondevedeur.be</text:p>
            <text:p text:style-name="P2"/>
            <text:p text:style-name="P2">site internet personnel :</text:p>
            <text:p text:style-name="P2">www.fondevedeur.be</text:p>
            <text:p text:style-name="P2"/>
            <text:p text:style-name="P2">langues parlées :</text:p>
            <text:p text:style-name="P28">FR - NL</text:p>
            <text:p text:style-name="P2"/>
          </table:table-cell>
          <table:table-cell table:style-name="Tableau499.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500" table:style-name="Tableau500">
        <table:table-column table:style-name="Tableau500.A"/>
        <table:table-column table:style-name="Tableau500.B"/>
        <table:table-row table:style-name="Tableau500.1">
          <table:table-cell table:style-name="Tableau500.A1" office:value-type="string">
            <text:p text:style-name="P4">nom de l’hébergement :</text:p>
            <text:p text:style-name="P2">Eco-Domaine du Fond de Vedeur</text:p>
            <text:p text:style-name="P2"/>
            <text:p text:style-name="P2">rue :</text:p>
            <text:p text:style-name="P2">Fond de Vedeur, 2</text:p>
            <text:p text:style-name="P2"/>
            <text:p text:style-name="P2">code postal : 6940 Durbuy</text:p>
            <text:p text:style-name="P2">localité pour la communication :</text:p>
            <text:p text:style-name="P24">Durbuy</text:p>
            <text:p text:style-name="P2"/>
          </table:table-cell>
          <table:table-cell table:style-name="Tableau500.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501" table:style-name="Tableau501">
        <table:table-column table:style-name="Tableau501.A"/>
        <table:table-column table:style-name="Tableau501.B"/>
        <table:table-row table:style-name="Tableau501.1">
          <table:table-cell table:style-name="Tableau501.A1" office:value-type="string">
            <text:p text:style-name="P4"/>
            <text:p text:style-name="P2"/>
            <text:p text:style-name="P33"><text:span text:style-name="T2">tennis : </text:span></text:p>
            <text:p text:style-name="P5">sports nautiques : </text:p>
            <text:p text:style-name="P23">ski : </text:p>
            <text:p text:style-name="P5">randonnées balisées : 0.0</text:p>
            <text:p text:style-name="P5">piscine : <text:tab/></text:p>
            <text:p text:style-name="P5">pêche : 0.0<text:tab/></text:p>
            <text:p text:style-name="P5">équitation : </text:p>
            <text:p text:style-name="P5">vélos à disposition : </text:p>
            <text:p text:style-name="P5">circuit v.t.t. : </text:p>
            <text:p text:style-name="P5">ravel : <text:tab/></text:p>
            <text:p text:style-name="P2"/>
          </table:table-cell>
          <table:table-cell table:style-name="Tableau501.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502" table:style-name="Tableau502">
        <table:table-column table:style-name="Tableau502.A"/>
        <table:table-column table:style-name="Tableau502.B"/>
        <table:table-row table:style-name="Tableau502.1">
          <table:table-cell table:style-name="Tableau502.A1" office:value-type="string">
            <text:p text:style-name="P4"/>
            <text:p text:style-name="P5">commerces : </text:p>
            <text:p text:style-name="P5">restaurant : </text:p>
            <text:p text:style-name="P5">gare : </text:p>
            <text:p text:style-name="P5"/>
            <text:p text:style-name="P5">animaux domestiques admis : non</text:p>
            <text:p text:style-name="P5">hébergement fumeur : non</text:p>
          </table:table-cell>
          <table:table-cell table:style-name="Tableau502.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503" table:style-name="Tableau503">
        <table:table-column table:style-name="Tableau503.A"/>
        <table:table-column table:style-name="Tableau503.B"/>
        <table:table-column table:style-name="Tableau503.C" table:number-columns-repeated="3"/>
        <table:table-column table:style-name="Tableau503.F" table:number-columns-repeated="2"/>
        <table:table-column table:style-name="Tableau503.B"/>
        <table:table-column table:style-name="Tableau503.I"/>
        <table:table-column table:style-name="Tableau503.J"/>
        <table:table-column table:style-name="Tableau503.K"/>
        <table:table-column table:style-name="Tableau503.L"/>
        <table:table-row table:style-name="Tableau503.1">
          <table:table-cell table:style-name="Tableau503.A1" office:value-type="string">
            <text:p text:style-name="P4"/>
          </table:table-cell>
          <table:table-cell table:style-name="Tableau503.B1" office:value-type="string">
            <text:p text:style-name="P4"/>
          </table:table-cell>
          <table:table-cell table:style-name="Tableau503.B1" office:value-type="string">
            <text:p text:style-name="P4"/>
          </table:table-cell>
          <table:table-cell table:style-name="Tableau503.B1" office:value-type="string">
            <text:p text:style-name="P4"/>
          </table:table-cell>
          <table:table-cell table:style-name="Tableau503.B1" office:value-type="string">
            <text:p text:style-name="P4"/>
          </table:table-cell>
          <table:table-cell table:style-name="Tableau503.F1" office:value-type="string">
            <text:p text:style-name="P4"/>
          </table:table-cell>
          <table:table-cell table:style-name="Tableau503.A1" office:value-type="string">
            <text:p text:style-name="P4"/>
          </table:table-cell>
          <table:table-cell table:style-name="Tableau503.B1" office:value-type="string">
            <text:p text:style-name="P4"/>
          </table:table-cell>
          <table:table-cell table:style-name="Tableau503.B1" office:value-type="string">
            <text:p text:style-name="P4"/>
          </table:table-cell>
          <table:table-cell table:style-name="Tableau503.B1" office:value-type="string">
            <text:p text:style-name="P4"/>
          </table:table-cell>
          <table:table-cell table:style-name="Tableau503.B1" office:value-type="string">
            <text:p text:style-name="P4"/>
          </table:table-cell>
          <table:table-cell table:style-name="Tableau503.L1" office:value-type="string">
            <text:p text:style-name="P4"/>
          </table:table-cell>
        </table:table-row>
        <table:table-row table:style-name="Tableau503.1">
          <table:table-cell table:style-name="Tableau503.A2" office:value-type="string">
            <text:p text:style-name="P4"/>
          </table:table-cell>
          <table:table-cell table:style-name="Tableau503.B2" office:value-type="string">
            <text:p text:style-name="P4"/>
          </table:table-cell>
          <table:table-cell table:style-name="Tableau503.B2" office:value-type="string">
            <text:p text:style-name="P4">1 p.</text:p>
          </table:table-cell>
          <table:table-cell table:style-name="Tableau503.B2" office:value-type="string">
            <text:p text:style-name="P4">2 p.</text:p>
          </table:table-cell>
          <table:table-cell table:style-name="Tableau503.B2" office:value-type="string">
            <text:p text:style-name="P32"><text:span text:style-name="T2">3</text:span><text:span text:style-name="T22">ième</text:span><text:span text:style-name="T2"> p.</text:span></text:p>
          </table:table-cell>
          <table:table-cell table:style-name="Tableau503.A2" office:value-type="string">
            <text:p text:style-name="P4"/>
          </table:table-cell>
          <table:table-cell table:style-name="Tableau503.A2" office:value-type="string">
            <text:p text:style-name="P4"/>
          </table:table-cell>
          <table:table-cell table:style-name="Tableau503.B2" office:value-type="string">
            <text:p text:style-name="P4"/>
          </table:table-cell>
          <table:table-cell table:style-name="Tableau503.B2" office:value-type="string">
            <text:p text:style-name="P4">1 p.</text:p>
          </table:table-cell>
          <table:table-cell table:style-name="Tableau503.B2" office:value-type="string">
            <text:p text:style-name="P4">2 p.</text:p>
          </table:table-cell>
          <table:table-cell table:style-name="Tableau503.B2" office:value-type="string">
            <text:p text:style-name="P32"><text:span text:style-name="T2">3</text:span><text:span text:style-name="T22">ième</text:span><text:span text:style-name="T2"> p.</text:span></text:p>
          </table:table-cell>
          <table:table-cell table:style-name="Tableau503.L2" office:value-type="string">
            <text:p text:style-name="P4"/>
          </table:table-cell>
        </table:table-row>
        <table:table-row table:style-name="Tableau503.1">
          <table:table-cell table:style-name="Tableau503.A2" office:value-type="string">
            <text:p text:style-name="P4"/>
          </table:table-cell>
          <table:table-cell table:style-name="Tableau503.B2" office:value-type="string">
            <text:p text:style-name="P4">1 nuit + pt. déj.</text:p>
          </table:table-cell>
          <table:table-cell table:style-name="Tableau503.B2" office:value-type="string">
            <text:p text:style-name="P4"/>
          </table:table-cell>
          <table:table-cell table:style-name="Tableau503.B2" office:value-type="string">
            <text:p text:style-name="P4">80.00</text:p>
          </table:table-cell>
          <table:table-cell table:style-name="Tableau503.B2" office:value-type="string">
            <text:p text:style-name="P4"/>
          </table:table-cell>
          <table:table-cell table:style-name="Tableau503.A2" office:value-type="string">
            <text:p text:style-name="P4"/>
          </table:table-cell>
          <table:table-cell table:style-name="Tableau503.A2" office:value-type="string">
            <text:p text:style-name="P4"/>
          </table:table-cell>
          <table:table-cell table:style-name="Tableau503.B2" office:value-type="string">
            <text:p text:style-name="P4">1 nuit + pt. déj.</text:p>
          </table:table-cell>
          <table:table-cell table:style-name="Tableau503.B2" office:value-type="string">
            <text:p text:style-name="P4"/>
          </table:table-cell>
          <table:table-cell table:style-name="Tableau503.B2" office:value-type="string">
            <text:p text:style-name="P4"/>
          </table:table-cell>
          <table:table-cell table:style-name="Tableau503.B2" office:value-type="string">
            <text:p text:style-name="P4"/>
          </table:table-cell>
          <table:table-cell table:style-name="Tableau503.L2" office:value-type="string">
            <text:p text:style-name="P4"/>
          </table:table-cell>
        </table:table-row>
        <table:table-row table:style-name="Tableau503.1">
          <table:table-cell table:style-name="Tableau503.A2" office:value-type="string">
            <text:p text:style-name="P4"/>
          </table:table-cell>
          <table:table-cell table:style-name="Tableau503.B2" office:value-type="string">
            <text:p text:style-name="P4">réduction si pas de pt. déjeuner</text:p>
          </table:table-cell>
          <table:table-cell table:style-name="Tableau503.B2" office:value-type="string">
            <text:p text:style-name="P4"/>
          </table:table-cell>
          <table:table-cell table:style-name="Tableau503.B2" office:value-type="string">
            <text:p text:style-name="P4"/>
          </table:table-cell>
          <table:table-cell table:style-name="Tableau503.B2" office:value-type="string">
            <text:p text:style-name="P4"/>
          </table:table-cell>
          <table:table-cell table:style-name="Tableau503.A2" office:value-type="string">
            <text:p text:style-name="P4"/>
          </table:table-cell>
          <table:table-cell table:style-name="Tableau503.A2" office:value-type="string">
            <text:p text:style-name="P4"/>
          </table:table-cell>
          <table:table-cell table:style-name="Tableau503.B2" office:value-type="string">
            <text:p text:style-name="P4">réduction si pas de pt. déjeuner</text:p>
          </table:table-cell>
          <table:table-cell table:style-name="Tableau503.B2" office:value-type="string">
            <text:p text:style-name="P4"/>
          </table:table-cell>
          <table:table-cell table:style-name="Tableau503.B2" office:value-type="string">
            <text:p text:style-name="P4"/>
          </table:table-cell>
          <table:table-cell table:style-name="Tableau503.B2" office:value-type="string">
            <text:p text:style-name="P4"/>
          </table:table-cell>
          <table:table-cell table:style-name="Tableau503.L2" office:value-type="string">
            <text:p text:style-name="P4"/>
          </table:table-cell>
        </table:table-row>
        <table:table-row table:style-name="Tableau503.1">
          <table:table-cell table:style-name="Tableau503.A2" office:value-type="string">
            <text:p text:style-name="P4"/>
          </table:table-cell>
          <table:table-cell table:style-name="Tableau503.B2" office:value-type="string">
            <text:p text:style-name="P4">table d’hôtes</text:p>
          </table:table-cell>
          <table:table-cell table:style-name="Tableau503.B2" office:value-type="string">
            <text:p text:style-name="P55"/>
          </table:table-cell>
          <table:table-cell table:style-name="Tableau503.B2" office:value-type="string">
            <text:p text:style-name="P55"/>
          </table:table-cell>
          <table:table-cell table:style-name="Tableau503.E5" office:value-type="string">
            <text:p text:style-name="P4"/>
          </table:table-cell>
          <table:table-cell table:style-name="Tableau503.A2" office:value-type="string">
            <text:p text:style-name="P4"/>
          </table:table-cell>
          <table:table-cell table:style-name="Tableau503.A2" office:value-type="string">
            <text:p text:style-name="P4"/>
          </table:table-cell>
          <table:table-cell table:style-name="Tableau503.A2" office:value-type="string">
            <text:p text:style-name="P4">table d’hôtes</text:p>
          </table:table-cell>
          <table:table-cell table:style-name="Tableau503.A2" office:value-type="string">
            <text:p text:style-name="P10">/p.</text:p>
          </table:table-cell>
          <table:table-cell table:style-name="Tableau503.A2" office:value-type="string">
            <text:p text:style-name="P4"/>
          </table:table-cell>
          <table:table-cell table:style-name="Tableau503.K5" office:value-type="string">
            <text:p text:style-name="P4"/>
          </table:table-cell>
          <table:table-cell table:style-name="Tableau503.L5" office:value-type="string">
            <text:p text:style-name="P4"/>
          </table:table-cell>
        </table:table-row>
        <table:table-row table:style-name="Tableau503.6">
          <table:table-cell table:style-name="Tableau503.A2" office:value-type="string">
            <text:p text:style-name="P4"/>
          </table:table-cell>
          <table:table-cell table:style-name="Tableau503.B2" office:value-type="string">
            <text:p text:style-name="P4">autres</text:p>
            <text:p text:style-name="P2"/>
          </table:table-cell>
          <table:table-cell table:style-name="Tableau503.B2" table:number-columns-spanned="3" office:value-type="string">
            <text:p text:style-name="P26"/>
          </table:table-cell>
          <table:covered-table-cell/>
          <table:covered-table-cell/>
          <table:table-cell table:style-name="Tableau503.A2" office:value-type="string">
            <text:p text:style-name="P4"/>
          </table:table-cell>
          <table:table-cell table:style-name="Tableau503.A2" office:value-type="string">
            <text:p text:style-name="P4"/>
          </table:table-cell>
          <table:table-cell table:style-name="Tableau503.H6" office:value-type="string">
            <text:p text:style-name="P4">autres</text:p>
          </table:table-cell>
          <table:table-cell table:style-name="Tableau503.H6" table:number-columns-spanned="3" office:value-type="string">
            <text:p text:style-name="P4"/>
          </table:table-cell>
          <table:covered-table-cell/>
          <table:covered-table-cell/>
          <table:table-cell table:style-name="Tableau503.L2" office:value-type="string">
            <text:p text:style-name="P4"/>
          </table:table-cell>
        </table:table-row>
        <table:table-row table:style-name="Tableau503.6">
          <table:table-cell table:style-name="Tableau503.A2" office:value-type="string">
            <text:p text:style-name="P4"/>
          </table:table-cell>
          <table:table-cell table:style-name="Tableau503.A2" table:number-columns-spanned="4" office:value-type="string">
            <text:p text:style-name="P4">type de table d’hôtes : th3</text:p>
          </table:table-cell>
          <table:covered-table-cell/>
          <table:covered-table-cell/>
          <table:covered-table-cell/>
          <table:table-cell table:style-name="Tableau503.A2" office:value-type="string">
            <text:p text:style-name="P4"/>
          </table:table-cell>
          <table:table-cell table:style-name="Tableau503.A2" office:value-type="string">
            <text:p text:style-name="P4"/>
          </table:table-cell>
          <table:table-cell table:style-name="Tableau503.A2" table:number-columns-spanned="4" office:value-type="string">
            <text:p text:style-name="P4">Type de table d’hôtes :</text:p>
          </table:table-cell>
          <table:covered-table-cell/>
          <table:covered-table-cell/>
          <table:covered-table-cell/>
          <table:table-cell table:style-name="Tableau503.L2" office:value-type="string">
            <text:p text:style-name="P4"/>
          </table:table-cell>
        </table:table-row>
        <table:table-row table:style-name="Tableau503.6">
          <table:table-cell>
            <table:table table:is-sub-table="true">
              <table:table-column table:style-name="Tableau503.A"/>
              <table:table-row table:style-name="Tableau503.6">
                <table:table-cell table:style-name="Tableau503.A2" office:value-type="string">
                  <text:p text:style-name="P4"/>
                </table:table-cell>
              </table:table-row>
              <table:table-row table:style-name="Tableau503.6">
                <table:table-cell table:style-name="Tableau503.A2" office:value-type="string">
                  <text:p text:style-name="P4"/>
                </table:table-cell>
              </table:table-row>
              <table:table-row table:style-name="Tableau503.6">
                <table:table-cell table:style-name="Tableau503.A2" office:value-type="string">
                  <text:p text:style-name="P4"/>
                </table:table-cell>
              </table:table-row>
            </table:table>
          </table:table-cell>
          <table:table-cell table:style-name="Tableau503.B2" table:number-columns-spanned="4" office:value-type="string">
            <text:p text:style-name="P4"/>
          </table:table-cell>
          <table:covered-table-cell/>
          <table:covered-table-cell/>
          <table:covered-table-cell/>
          <table:table-cell table:number-columns-spanned="7">
            <table:table table:is-sub-table="true">
              <table:table-column table:style-name="Tableau503.F" table:number-columns-repeated="2"/>
              <table:table-column table:style-name="Tableau503.F8.3"/>
              <table:table-column table:style-name="Tableau503.L"/>
              <table:table-row table:style-name="Tableau503.6">
                <table:table-cell table:style-name="Tableau503.A2" office:value-type="string">
                  <text:p text:style-name="P4"/>
                </table:table-cell>
                <table:table-cell table:style-name="Tableau503.A2" office:value-type="string">
                  <text:p text:style-name="P4"/>
                </table:table-cell>
                <table:table-cell table:style-name="Tableau503.A2" office:value-type="string">
                  <text:p text:style-name="P32"><text:span text:style-name="T16"></text:span><text:span text:style-name="T2"> <text:s/>assiette gourmande</text:span></text:p>
                </table:table-cell>
                <table:table-cell table:style-name="Tableau503.L2" office:value-type="string">
                  <text:p text:style-name="P4"/>
                </table:table-cell>
              </table:table-row>
              <table:table-row table:style-name="Tableau503.6">
                <table:table-cell table:style-name="Tableau503.A2" office:value-type="string">
                  <text:p text:style-name="P4"/>
                </table:table-cell>
                <table:table-cell table:style-name="Tableau503.A2" office:value-type="string">
                  <text:p text:style-name="P4"/>
                </table:table-cell>
                <table:table-cell table:style-name="Tableau503.A2" office:value-type="string">
                  <text:p text:style-name="P32"><text:span text:style-name="T16"></text:span><text:span text:style-name="T2"> <text:s/>repas familial</text:span></text:p>
                </table:table-cell>
                <table:table-cell table:style-name="Tableau503.L2" office:value-type="string">
                  <text:p text:style-name="P4"/>
                </table:table-cell>
              </table:table-row>
              <table:table-row table:style-name="Tableau503.6">
                <table:table-cell table:style-name="Tableau503.A2" office:value-type="string">
                  <text:p text:style-name="P4"/>
                </table:table-cell>
                <table:table-cell table:style-name="Tableau503.A2" office:value-type="string">
                  <text:p text:style-name="P4"/>
                </table:table-cell>
                <table:table-cell table:style-name="Tableau503.B2" office:value-type="string">
                  <text:p text:style-name="P32"><text:span text:style-name="T16"></text:span><text:span text:style-name="T2"> <text:s/>menu gastronomique</text:span></text:p>
                </table:table-cell>
                <table:table-cell table:style-name="Tableau503.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503.6">
          <table:table-cell table:style-name="Tableau503.A2" office:value-type="string">
            <text:p text:style-name="P4"/>
          </table:table-cell>
          <table:table-cell table:style-name="Tableau503.B2" table:number-columns-spanned="4" office:value-type="string">
            <text:p text:style-name="P4">taxe de séjour : non</text:p>
          </table:table-cell>
          <table:covered-table-cell/>
          <table:covered-table-cell/>
          <table:covered-table-cell/>
          <table:table-cell table:style-name="Tableau503.A2" office:value-type="string">
            <text:p text:style-name="P4"/>
          </table:table-cell>
          <table:table-cell table:style-name="Tableau503.A2" office:value-type="string">
            <text:p text:style-name="P4"/>
          </table:table-cell>
          <table:table-cell table:style-name="Tableau503.B2" table:number-columns-spanned="4" office:value-type="string">
            <text:p text:style-name="P4">taxe de séjour : <text:s/>….. par</text:p>
          </table:table-cell>
          <table:covered-table-cell/>
          <table:covered-table-cell/>
          <table:covered-table-cell/>
          <table:table-cell table:style-name="Tableau503.L2" office:value-type="string">
            <text:p text:style-name="P4"/>
          </table:table-cell>
        </table:table-row>
        <table:table-row table:style-name="Tableau503.1">
          <table:table-cell table:style-name="Tableau503.B2" office:value-type="string">
            <text:p text:style-name="P4"/>
          </table:table-cell>
          <table:table-cell table:style-name="Tableau503.E5" office:value-type="string">
            <text:p text:style-name="P4"/>
          </table:table-cell>
          <table:table-cell table:style-name="Tableau503.E5" office:value-type="string">
            <text:p text:style-name="P4"/>
          </table:table-cell>
          <table:table-cell table:style-name="Tableau503.E5" office:value-type="string">
            <text:p text:style-name="P4"/>
          </table:table-cell>
          <table:table-cell table:style-name="Tableau503.E5" office:value-type="string">
            <text:p text:style-name="P4"/>
          </table:table-cell>
          <table:table-cell table:style-name="Tableau503.E5" office:value-type="string">
            <text:p text:style-name="P4"/>
          </table:table-cell>
          <table:table-cell table:style-name="Tableau503.E5" office:value-type="string">
            <text:p text:style-name="P4"/>
          </table:table-cell>
          <table:table-cell table:style-name="Tableau503.E5" office:value-type="string">
            <text:p text:style-name="P4"/>
          </table:table-cell>
          <table:table-cell table:style-name="Tableau503.E5" office:value-type="string">
            <text:p text:style-name="P4"/>
          </table:table-cell>
          <table:table-cell table:style-name="Tableau503.E5" office:value-type="string">
            <text:p text:style-name="P4"/>
          </table:table-cell>
          <table:table-cell table:style-name="Tableau503.E5" office:value-type="string">
            <text:p text:style-name="P4"/>
          </table:table-cell>
          <table:table-cell table:style-name="Tableau503.L10" office:value-type="string">
            <text:p text:style-name="P4"/>
          </table:table-cell>
        </table:table-row>
      </table:table>
      <text:p text:style-name="P30">8. <text:s/>composition de l’hébergement</text:p>
      <table:table table:name="Tableau504" table:style-name="Tableau504">
        <table:table-column table:style-name="Tableau504.A"/>
        <table:table-column table:style-name="Tableau504.B"/>
        <table:table-row table:style-name="Tableau504.1">
          <table:table-cell table:style-name="Tableau504.A1" office:value-type="string">
            <text:p text:style-name="P4">Points forts : à l'orée des bois, mitoyen à un gîte</text:p>
            <text:p text:style-name="P21"/>
            <text:p text:style-name="P2"/>
          </table:table-cell>
          <table:table-cell table:style-name="Tableau504.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504.1">
          <table:table-cell table:style-name="Tableau504.A2" office:value-type="string">
            <text:p text:style-name="P4">Distribution : rez : 2 ch. (1x2p., sdb, wc, tél., TV, magnéto, frigo), 1er ét. : 1 ch. (2x2p., 2 sdb, bain à bulles, 2 wc, tél., TV, magnéto, frigo, salon). jardin : terrasse, bbq, balançoire, pétanque, parking.</text:p>
            <text:p text:style-name="P28"/>
          </table:table-cell>
          <table:table-cell table:style-name="Tableau504.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504.1">
          <table:table-cell table:style-name="Tableau504.A2" office:value-type="string">
            <text:p text:style-name="P4">Pictogrammes de confort :</text:p>
            <text:p text:style-name="P5">Lit 1 pers. : 0</text:p>
            <text:p text:style-name="P5">Lit 2 pers. : 4</text:p>
            <text:p text:style-name="P5">Lit superposé (1 lit = 2 pers.)  : 0</text:p>
            <text:p text:style-name="P33"><text:span text:style-name="T2">Lit bébé : 0</text:span></text:p>
            <text:p text:style-name="P5"/>
            <text:p text:style-name="P23">tv : oui</text:p>
            <text:p text:style-name="P5">feu ouvert/cassette : </text:p>
            <text:p text:style-name="P5">accès-internet : </text:p>
            <text:p text:style-name="P5"/>
          </table:table-cell>
          <table:table-cell table:style-name="Tableau504.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505" table:style-name="Tableau505">
        <table:table-column table:style-name="Tableau505.A"/>
        <table:table-column table:style-name="Tableau505.B"/>
        <table:table-row table:style-name="Tableau505.1">
          <table:table-cell table:style-name="Tableau505.A1" office:value-type="string">
            <text:p text:style-name="P4">Maison de style Ardennais, dans un domaine de 8 hectares: repos, détente, tranquillité. Source dans le bois, chevaux, moutons, cochons, poules, etc. Situé à 350 m. de Durbuy vieille ville. Accueil des chevaux, 32 promenades dans les alentours, pêche.</text:p>
            <text:p text:style-name="P2"/>
          </table:table-cell>
          <table:table-cell table:style-name="Tableau505.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506" table:style-name="Tableau506">
        <table:table-column table:style-name="Tableau506.A"/>
        <table:table-column table:style-name="Tableau506.B"/>
        <table:table-row table:style-name="Tableau506.1">
          <table:table-cell table:style-name="Tableau506.A1" office:value-type="string">
            <text:p text:style-name="P4"/>
            <text:p text:style-name="P2">Réservation via Belsud : </text:p>
            <text:p text:style-name="P2"/>
          </table:table-cell>
          <table:table-cell table:style-name="Tableau506.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507" table:style-name="Tableau507">
        <table:table-column table:style-name="Tableau507.A"/>
        <table:table-column table:style-name="Tableau507.B"/>
        <table:table-row table:style-name="Tableau507.1">
          <table:table-cell table:style-name="Tableau507.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507.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508" table:style-name="Tableau508">
        <table:table-column table:style-name="Tableau508.A"/>
        <table:table-column table:style-name="Tableau508.B"/>
        <table:table-row table:style-name="Tableau508.1">
          <table:table-cell table:style-name="Tableau508.A1" office:value-type="string">
            <text:p text:style-name="P71"/>
          </table:table-cell>
          <table:table-cell table:style-name="Tableau508.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509" table:style-name="Tableau509">
        <table:table-column table:style-name="Tableau509.A"/>
        <table:table-column table:style-name="Tableau509.B"/>
        <table:table-column table:style-name="Tableau509.C"/>
        <table:table-row table:style-name="Tableau509.1">
          <table:table-cell table:style-name="Tableau509.A1" table:number-columns-spanned="3" office:value-type="string">
            <text:p text:style-name="P4">Reçu le :</text:p>
            <text:p text:style-name="P2"/>
          </table:table-cell>
          <table:covered-table-cell/>
          <table:covered-table-cell/>
        </table:table-row>
        <table:table-row table:style-name="Tableau509.2">
          <table:table-cell table:style-name="Tableau509.A2" office:value-type="string">
            <text:p text:style-name="P4">Encodage :</text:p>
            <text:p text:style-name="P2"/>
          </table:table-cell>
          <table:table-cell table:style-name="Tableau509.A2" office:value-type="string">
            <text:p text:style-name="P32"><text:span text:style-name="T6">pk-heb : 1000</text:span></text:p>
          </table:table-cell>
          <table:table-cell table:style-name="Tableau509.C2" office:value-type="string">
            <text:p text:style-name="P22">pk-membre : 911</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510" table:style-name="Tableau510">
        <table:table-column table:style-name="Tableau510.A"/>
        <table:table-column table:style-name="Tableau510.B"/>
        <table:table-row table:style-name="Tableau510.1">
          <table:table-cell table:style-name="Tableau510.A1" office:value-type="string">
            <text:p text:style-name="P4">photo</text:p>
          </table:table-cell>
          <table:table-cell table:style-name="Tableau510.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000</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511" table:style-name="Tableau511">
        <table:table-column table:style-name="Tableau511.A"/>
        <table:table-column table:style-name="Tableau511.B"/>
        <table:table-row table:style-name="Tableau511.1">
          <table:table-cell table:style-name="Tableau511.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8</text:span></text:p>
            <text:p text:style-name="P5"/>
            <text:p text:style-name="P5">nombre total de chambres : 3</text:p>
          </table:table-cell>
          <table:table-cell table:style-name="Tableau511.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512" table:style-name="Tableau512">
        <table:table-column table:style-name="Tableau512.A"/>
        <table:table-column table:style-name="Tableau512.B"/>
        <table:table-row table:style-name="Tableau512.1">
          <table:table-cell table:style-name="Tableau512.A1" office:value-type="string">
            <text:p text:style-name="P4">prénom et nom :</text:p>
            <text:p text:style-name="P2">Marie-Ange <text:s/>GILOT </text:p>
            <text:p text:style-name="P2"/>
            <text:p text:style-name="P1"><text:span text:style-name="T2">tél. : 061 53 48 99</text:span></text:p>
            <text:p text:style-name="P2"/>
            <text:p text:style-name="P1"><text:span text:style-name="T2">gsm : 0497 089 910</text:span></text:p>
            <text:p text:style-name="P2"/>
            <text:p text:style-name="P1"><text:span text:style-name="T2">fax : 061 53 48 99</text:span></text:p>
            <text:p text:style-name="P2"/>
            <text:p text:style-name="P2">adresse e-mail : </text:p>
            <text:p text:style-name="P2">dulivrealane@hotmail.com</text:p>
            <text:p text:style-name="P2"/>
            <text:p text:style-name="P2">site internet personnel :</text:p>
            <text:p text:style-name="P2"/>
            <text:p text:style-name="P2"/>
            <text:p text:style-name="P2">langues parlées :</text:p>
            <text:p text:style-name="P28">FR</text:p>
            <text:p text:style-name="P2"/>
          </table:table-cell>
          <table:table-cell table:style-name="Tableau512.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513" table:style-name="Tableau513">
        <table:table-column table:style-name="Tableau513.A"/>
        <table:table-column table:style-name="Tableau513.B"/>
        <table:table-row table:style-name="Tableau513.1">
          <table:table-cell table:style-name="Tableau513.A1" office:value-type="string">
            <text:p text:style-name="P4">nom de l’hébergement :</text:p>
            <text:p text:style-name="P2">Du Livre à l'Ane</text:p>
            <text:p text:style-name="P2"/>
            <text:p text:style-name="P2">rue :</text:p>
            <text:p text:style-name="P2">rue de la Colline, 45</text:p>
            <text:p text:style-name="P2"/>
            <text:p text:style-name="P2">code postal : 6890 Libin</text:p>
            <text:p text:style-name="P2">localité pour la communication :</text:p>
            <text:p text:style-name="P24">Transinne</text:p>
            <text:p text:style-name="P2"/>
          </table:table-cell>
          <table:table-cell table:style-name="Tableau513.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514" table:style-name="Tableau514">
        <table:table-column table:style-name="Tableau514.A"/>
        <table:table-column table:style-name="Tableau514.B"/>
        <table:table-row table:style-name="Tableau514.1">
          <table:table-cell table:style-name="Tableau514.A1" office:value-type="string">
            <text:p text:style-name="P4"/>
            <text:p text:style-name="P2"/>
            <text:p text:style-name="P33"><text:span text:style-name="T2">tennis : </text:span></text:p>
            <text:p text:style-name="P5">sports nautiques : </text:p>
            <text:p text:style-name="P23">ski : 5.0</text:p>
            <text:p text:style-name="P5">randonnées balisées : 0.0</text:p>
            <text:p text:style-name="P5">piscine : <text:tab/></text:p>
            <text:p text:style-name="P5">pêche : 5.0<text:tab/></text:p>
            <text:p text:style-name="P5">équitation : </text:p>
            <text:p text:style-name="P5">vélos à disposition : 0.0</text:p>
            <text:p text:style-name="P5">circuit v.t.t. : 0.0</text:p>
            <text:p text:style-name="P5">ravel : <text:tab/></text:p>
            <text:p text:style-name="P2"/>
          </table:table-cell>
          <table:table-cell table:style-name="Tableau514.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515" table:style-name="Tableau515">
        <table:table-column table:style-name="Tableau515.A"/>
        <table:table-column table:style-name="Tableau515.B"/>
        <table:table-row table:style-name="Tableau515.1">
          <table:table-cell table:style-name="Tableau515.A1" office:value-type="string">
            <text:p text:style-name="P4"/>
            <text:p text:style-name="P5">commerces : 5.0</text:p>
            <text:p text:style-name="P5">restaurant : 0.2</text:p>
            <text:p text:style-name="P5">gare : 15.0</text:p>
            <text:p text:style-name="P5"/>
            <text:p text:style-name="P5">animaux domestiques admis : oui</text:p>
            <text:p text:style-name="P5">hébergement fumeur : oui</text:p>
          </table:table-cell>
          <table:table-cell table:style-name="Tableau515.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516" table:style-name="Tableau516">
        <table:table-column table:style-name="Tableau516.A"/>
        <table:table-column table:style-name="Tableau516.B"/>
        <table:table-column table:style-name="Tableau516.C" table:number-columns-repeated="3"/>
        <table:table-column table:style-name="Tableau516.F" table:number-columns-repeated="2"/>
        <table:table-column table:style-name="Tableau516.B"/>
        <table:table-column table:style-name="Tableau516.I"/>
        <table:table-column table:style-name="Tableau516.J"/>
        <table:table-column table:style-name="Tableau516.K"/>
        <table:table-column table:style-name="Tableau516.L"/>
        <table:table-row table:style-name="Tableau516.1">
          <table:table-cell table:style-name="Tableau516.A1" office:value-type="string">
            <text:p text:style-name="P4"/>
          </table:table-cell>
          <table:table-cell table:style-name="Tableau516.B1" office:value-type="string">
            <text:p text:style-name="P4"/>
          </table:table-cell>
          <table:table-cell table:style-name="Tableau516.B1" office:value-type="string">
            <text:p text:style-name="P4"/>
          </table:table-cell>
          <table:table-cell table:style-name="Tableau516.B1" office:value-type="string">
            <text:p text:style-name="P4"/>
          </table:table-cell>
          <table:table-cell table:style-name="Tableau516.B1" office:value-type="string">
            <text:p text:style-name="P4"/>
          </table:table-cell>
          <table:table-cell table:style-name="Tableau516.F1" office:value-type="string">
            <text:p text:style-name="P4"/>
          </table:table-cell>
          <table:table-cell table:style-name="Tableau516.A1" office:value-type="string">
            <text:p text:style-name="P4"/>
          </table:table-cell>
          <table:table-cell table:style-name="Tableau516.B1" office:value-type="string">
            <text:p text:style-name="P4"/>
          </table:table-cell>
          <table:table-cell table:style-name="Tableau516.B1" office:value-type="string">
            <text:p text:style-name="P4"/>
          </table:table-cell>
          <table:table-cell table:style-name="Tableau516.B1" office:value-type="string">
            <text:p text:style-name="P4"/>
          </table:table-cell>
          <table:table-cell table:style-name="Tableau516.B1" office:value-type="string">
            <text:p text:style-name="P4"/>
          </table:table-cell>
          <table:table-cell table:style-name="Tableau516.L1" office:value-type="string">
            <text:p text:style-name="P4"/>
          </table:table-cell>
        </table:table-row>
        <table:table-row table:style-name="Tableau516.1">
          <table:table-cell table:style-name="Tableau516.A2" office:value-type="string">
            <text:p text:style-name="P4"/>
          </table:table-cell>
          <table:table-cell table:style-name="Tableau516.B2" office:value-type="string">
            <text:p text:style-name="P4"/>
          </table:table-cell>
          <table:table-cell table:style-name="Tableau516.B2" office:value-type="string">
            <text:p text:style-name="P4">1 p.</text:p>
          </table:table-cell>
          <table:table-cell table:style-name="Tableau516.B2" office:value-type="string">
            <text:p text:style-name="P4">2 p.</text:p>
          </table:table-cell>
          <table:table-cell table:style-name="Tableau516.B2" office:value-type="string">
            <text:p text:style-name="P32"><text:span text:style-name="T2">3</text:span><text:span text:style-name="T22">ième</text:span><text:span text:style-name="T2"> p.</text:span></text:p>
          </table:table-cell>
          <table:table-cell table:style-name="Tableau516.A2" office:value-type="string">
            <text:p text:style-name="P4"/>
          </table:table-cell>
          <table:table-cell table:style-name="Tableau516.A2" office:value-type="string">
            <text:p text:style-name="P4"/>
          </table:table-cell>
          <table:table-cell table:style-name="Tableau516.B2" office:value-type="string">
            <text:p text:style-name="P4"/>
          </table:table-cell>
          <table:table-cell table:style-name="Tableau516.B2" office:value-type="string">
            <text:p text:style-name="P4">1 p.</text:p>
          </table:table-cell>
          <table:table-cell table:style-name="Tableau516.B2" office:value-type="string">
            <text:p text:style-name="P4">2 p.</text:p>
          </table:table-cell>
          <table:table-cell table:style-name="Tableau516.B2" office:value-type="string">
            <text:p text:style-name="P32"><text:span text:style-name="T2">3</text:span><text:span text:style-name="T22">ième</text:span><text:span text:style-name="T2"> p.</text:span></text:p>
          </table:table-cell>
          <table:table-cell table:style-name="Tableau516.L2" office:value-type="string">
            <text:p text:style-name="P4"/>
          </table:table-cell>
        </table:table-row>
        <table:table-row table:style-name="Tableau516.1">
          <table:table-cell table:style-name="Tableau516.A2" office:value-type="string">
            <text:p text:style-name="P4"/>
          </table:table-cell>
          <table:table-cell table:style-name="Tableau516.B2" office:value-type="string">
            <text:p text:style-name="P4">1 nuit + pt. déj.</text:p>
          </table:table-cell>
          <table:table-cell table:style-name="Tableau516.B2" office:value-type="string">
            <text:p text:style-name="P4">48.00/53.00</text:p>
          </table:table-cell>
          <table:table-cell table:style-name="Tableau516.B2" office:value-type="string">
            <text:p text:style-name="P4">53.00/58.00</text:p>
          </table:table-cell>
          <table:table-cell table:style-name="Tableau516.B2" office:value-type="string">
            <text:p text:style-name="P4">20.00/25.00</text:p>
          </table:table-cell>
          <table:table-cell table:style-name="Tableau516.A2" office:value-type="string">
            <text:p text:style-name="P4"/>
          </table:table-cell>
          <table:table-cell table:style-name="Tableau516.A2" office:value-type="string">
            <text:p text:style-name="P4"/>
          </table:table-cell>
          <table:table-cell table:style-name="Tableau516.B2" office:value-type="string">
            <text:p text:style-name="P4">1 nuit + pt. déj.</text:p>
          </table:table-cell>
          <table:table-cell table:style-name="Tableau516.B2" office:value-type="string">
            <text:p text:style-name="P4"/>
          </table:table-cell>
          <table:table-cell table:style-name="Tableau516.B2" office:value-type="string">
            <text:p text:style-name="P4"/>
          </table:table-cell>
          <table:table-cell table:style-name="Tableau516.B2" office:value-type="string">
            <text:p text:style-name="P4"/>
          </table:table-cell>
          <table:table-cell table:style-name="Tableau516.L2" office:value-type="string">
            <text:p text:style-name="P4"/>
          </table:table-cell>
        </table:table-row>
        <table:table-row table:style-name="Tableau516.1">
          <table:table-cell table:style-name="Tableau516.A2" office:value-type="string">
            <text:p text:style-name="P4"/>
          </table:table-cell>
          <table:table-cell table:style-name="Tableau516.B2" office:value-type="string">
            <text:p text:style-name="P4">réduction si pas de pt. déjeuner</text:p>
          </table:table-cell>
          <table:table-cell table:style-name="Tableau516.B2" office:value-type="string">
            <text:p text:style-name="P4"/>
          </table:table-cell>
          <table:table-cell table:style-name="Tableau516.B2" office:value-type="string">
            <text:p text:style-name="P4"/>
          </table:table-cell>
          <table:table-cell table:style-name="Tableau516.B2" office:value-type="string">
            <text:p text:style-name="P4"/>
          </table:table-cell>
          <table:table-cell table:style-name="Tableau516.A2" office:value-type="string">
            <text:p text:style-name="P4"/>
          </table:table-cell>
          <table:table-cell table:style-name="Tableau516.A2" office:value-type="string">
            <text:p text:style-name="P4"/>
          </table:table-cell>
          <table:table-cell table:style-name="Tableau516.B2" office:value-type="string">
            <text:p text:style-name="P4">réduction si pas de pt. déjeuner</text:p>
          </table:table-cell>
          <table:table-cell table:style-name="Tableau516.B2" office:value-type="string">
            <text:p text:style-name="P4"/>
          </table:table-cell>
          <table:table-cell table:style-name="Tableau516.B2" office:value-type="string">
            <text:p text:style-name="P4"/>
          </table:table-cell>
          <table:table-cell table:style-name="Tableau516.B2" office:value-type="string">
            <text:p text:style-name="P4"/>
          </table:table-cell>
          <table:table-cell table:style-name="Tableau516.L2" office:value-type="string">
            <text:p text:style-name="P4"/>
          </table:table-cell>
        </table:table-row>
        <table:table-row table:style-name="Tableau516.1">
          <table:table-cell table:style-name="Tableau516.A2" office:value-type="string">
            <text:p text:style-name="P4"/>
          </table:table-cell>
          <table:table-cell table:style-name="Tableau516.B2" office:value-type="string">
            <text:p text:style-name="P4">table d’hôtes</text:p>
          </table:table-cell>
          <table:table-cell table:style-name="Tableau516.B2" office:value-type="string">
            <text:p text:style-name="P55">20.00</text:p>
          </table:table-cell>
          <table:table-cell table:style-name="Tableau516.B2" office:value-type="string">
            <text:p text:style-name="P55"/>
          </table:table-cell>
          <table:table-cell table:style-name="Tableau516.E5" office:value-type="string">
            <text:p text:style-name="P4"/>
          </table:table-cell>
          <table:table-cell table:style-name="Tableau516.A2" office:value-type="string">
            <text:p text:style-name="P4"/>
          </table:table-cell>
          <table:table-cell table:style-name="Tableau516.A2" office:value-type="string">
            <text:p text:style-name="P4"/>
          </table:table-cell>
          <table:table-cell table:style-name="Tableau516.A2" office:value-type="string">
            <text:p text:style-name="P4">table d’hôtes</text:p>
          </table:table-cell>
          <table:table-cell table:style-name="Tableau516.A2" office:value-type="string">
            <text:p text:style-name="P10">/p.</text:p>
          </table:table-cell>
          <table:table-cell table:style-name="Tableau516.A2" office:value-type="string">
            <text:p text:style-name="P4"/>
          </table:table-cell>
          <table:table-cell table:style-name="Tableau516.K5" office:value-type="string">
            <text:p text:style-name="P4"/>
          </table:table-cell>
          <table:table-cell table:style-name="Tableau516.L5" office:value-type="string">
            <text:p text:style-name="P4"/>
          </table:table-cell>
        </table:table-row>
        <table:table-row table:style-name="Tableau516.6">
          <table:table-cell table:style-name="Tableau516.A2" office:value-type="string">
            <text:p text:style-name="P4"/>
          </table:table-cell>
          <table:table-cell table:style-name="Tableau516.B2" office:value-type="string">
            <text:p text:style-name="P4">autres</text:p>
            <text:p text:style-name="P2"/>
          </table:table-cell>
          <table:table-cell table:style-name="Tableau516.B2" table:number-columns-spanned="3" office:value-type="string">
            <text:p text:style-name="P26">sauna 2p. : 10.00 / location de vélos : 6.00 </text:p>
          </table:table-cell>
          <table:covered-table-cell/>
          <table:covered-table-cell/>
          <table:table-cell table:style-name="Tableau516.A2" office:value-type="string">
            <text:p text:style-name="P4"/>
          </table:table-cell>
          <table:table-cell table:style-name="Tableau516.A2" office:value-type="string">
            <text:p text:style-name="P4"/>
          </table:table-cell>
          <table:table-cell table:style-name="Tableau516.H6" office:value-type="string">
            <text:p text:style-name="P4">autres</text:p>
          </table:table-cell>
          <table:table-cell table:style-name="Tableau516.H6" table:number-columns-spanned="3" office:value-type="string">
            <text:p text:style-name="P4"/>
          </table:table-cell>
          <table:covered-table-cell/>
          <table:covered-table-cell/>
          <table:table-cell table:style-name="Tableau516.L2" office:value-type="string">
            <text:p text:style-name="P4"/>
          </table:table-cell>
        </table:table-row>
        <table:table-row table:style-name="Tableau516.6">
          <table:table-cell table:style-name="Tableau516.A2" office:value-type="string">
            <text:p text:style-name="P4"/>
          </table:table-cell>
          <table:table-cell table:style-name="Tableau516.A2" table:number-columns-spanned="4" office:value-type="string">
            <text:p text:style-name="P4">type de table d’hôtes : th1</text:p>
          </table:table-cell>
          <table:covered-table-cell/>
          <table:covered-table-cell/>
          <table:covered-table-cell/>
          <table:table-cell table:style-name="Tableau516.A2" office:value-type="string">
            <text:p text:style-name="P4"/>
          </table:table-cell>
          <table:table-cell table:style-name="Tableau516.A2" office:value-type="string">
            <text:p text:style-name="P4"/>
          </table:table-cell>
          <table:table-cell table:style-name="Tableau516.A2" table:number-columns-spanned="4" office:value-type="string">
            <text:p text:style-name="P4">Type de table d’hôtes :</text:p>
          </table:table-cell>
          <table:covered-table-cell/>
          <table:covered-table-cell/>
          <table:covered-table-cell/>
          <table:table-cell table:style-name="Tableau516.L2" office:value-type="string">
            <text:p text:style-name="P4"/>
          </table:table-cell>
        </table:table-row>
        <table:table-row table:style-name="Tableau516.6">
          <table:table-cell>
            <table:table table:is-sub-table="true">
              <table:table-column table:style-name="Tableau516.A"/>
              <table:table-row table:style-name="Tableau516.6">
                <table:table-cell table:style-name="Tableau516.A2" office:value-type="string">
                  <text:p text:style-name="P4"/>
                </table:table-cell>
              </table:table-row>
              <table:table-row table:style-name="Tableau516.6">
                <table:table-cell table:style-name="Tableau516.A2" office:value-type="string">
                  <text:p text:style-name="P4"/>
                </table:table-cell>
              </table:table-row>
              <table:table-row table:style-name="Tableau516.6">
                <table:table-cell table:style-name="Tableau516.A2" office:value-type="string">
                  <text:p text:style-name="P4"/>
                </table:table-cell>
              </table:table-row>
            </table:table>
          </table:table-cell>
          <table:table-cell table:style-name="Tableau516.B2" table:number-columns-spanned="4" office:value-type="string">
            <text:p text:style-name="P4"/>
          </table:table-cell>
          <table:covered-table-cell/>
          <table:covered-table-cell/>
          <table:covered-table-cell/>
          <table:table-cell table:number-columns-spanned="7">
            <table:table table:is-sub-table="true">
              <table:table-column table:style-name="Tableau516.F" table:number-columns-repeated="2"/>
              <table:table-column table:style-name="Tableau516.F8.3"/>
              <table:table-column table:style-name="Tableau516.L"/>
              <table:table-row table:style-name="Tableau516.6">
                <table:table-cell table:style-name="Tableau516.A2" office:value-type="string">
                  <text:p text:style-name="P4"/>
                </table:table-cell>
                <table:table-cell table:style-name="Tableau516.A2" office:value-type="string">
                  <text:p text:style-name="P4"/>
                </table:table-cell>
                <table:table-cell table:style-name="Tableau516.A2" office:value-type="string">
                  <text:p text:style-name="P32"><text:span text:style-name="T16"></text:span><text:span text:style-name="T2"> <text:s/>assiette gourmande</text:span></text:p>
                </table:table-cell>
                <table:table-cell table:style-name="Tableau516.L2" office:value-type="string">
                  <text:p text:style-name="P4"/>
                </table:table-cell>
              </table:table-row>
              <table:table-row table:style-name="Tableau516.6">
                <table:table-cell table:style-name="Tableau516.A2" office:value-type="string">
                  <text:p text:style-name="P4"/>
                </table:table-cell>
                <table:table-cell table:style-name="Tableau516.A2" office:value-type="string">
                  <text:p text:style-name="P4"/>
                </table:table-cell>
                <table:table-cell table:style-name="Tableau516.A2" office:value-type="string">
                  <text:p text:style-name="P32"><text:span text:style-name="T16"></text:span><text:span text:style-name="T2"> <text:s/>repas familial</text:span></text:p>
                </table:table-cell>
                <table:table-cell table:style-name="Tableau516.L2" office:value-type="string">
                  <text:p text:style-name="P4"/>
                </table:table-cell>
              </table:table-row>
              <table:table-row table:style-name="Tableau516.6">
                <table:table-cell table:style-name="Tableau516.A2" office:value-type="string">
                  <text:p text:style-name="P4"/>
                </table:table-cell>
                <table:table-cell table:style-name="Tableau516.A2" office:value-type="string">
                  <text:p text:style-name="P4"/>
                </table:table-cell>
                <table:table-cell table:style-name="Tableau516.B2" office:value-type="string">
                  <text:p text:style-name="P32"><text:span text:style-name="T16"></text:span><text:span text:style-name="T2"> <text:s/>menu gastronomique</text:span></text:p>
                </table:table-cell>
                <table:table-cell table:style-name="Tableau516.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516.6">
          <table:table-cell table:style-name="Tableau516.A2" office:value-type="string">
            <text:p text:style-name="P4"/>
          </table:table-cell>
          <table:table-cell table:style-name="Tableau516.B2" table:number-columns-spanned="4" office:value-type="string">
            <text:p text:style-name="P4">taxe de séjour : non</text:p>
          </table:table-cell>
          <table:covered-table-cell/>
          <table:covered-table-cell/>
          <table:covered-table-cell/>
          <table:table-cell table:style-name="Tableau516.A2" office:value-type="string">
            <text:p text:style-name="P4"/>
          </table:table-cell>
          <table:table-cell table:style-name="Tableau516.A2" office:value-type="string">
            <text:p text:style-name="P4"/>
          </table:table-cell>
          <table:table-cell table:style-name="Tableau516.B2" table:number-columns-spanned="4" office:value-type="string">
            <text:p text:style-name="P4">taxe de séjour : <text:s/>….. par</text:p>
          </table:table-cell>
          <table:covered-table-cell/>
          <table:covered-table-cell/>
          <table:covered-table-cell/>
          <table:table-cell table:style-name="Tableau516.L2" office:value-type="string">
            <text:p text:style-name="P4"/>
          </table:table-cell>
        </table:table-row>
        <table:table-row table:style-name="Tableau516.1">
          <table:table-cell table:style-name="Tableau516.B2" office:value-type="string">
            <text:p text:style-name="P4"/>
          </table:table-cell>
          <table:table-cell table:style-name="Tableau516.E5" office:value-type="string">
            <text:p text:style-name="P4"/>
          </table:table-cell>
          <table:table-cell table:style-name="Tableau516.E5" office:value-type="string">
            <text:p text:style-name="P4"/>
          </table:table-cell>
          <table:table-cell table:style-name="Tableau516.E5" office:value-type="string">
            <text:p text:style-name="P4"/>
          </table:table-cell>
          <table:table-cell table:style-name="Tableau516.E5" office:value-type="string">
            <text:p text:style-name="P4"/>
          </table:table-cell>
          <table:table-cell table:style-name="Tableau516.E5" office:value-type="string">
            <text:p text:style-name="P4"/>
          </table:table-cell>
          <table:table-cell table:style-name="Tableau516.E5" office:value-type="string">
            <text:p text:style-name="P4"/>
          </table:table-cell>
          <table:table-cell table:style-name="Tableau516.E5" office:value-type="string">
            <text:p text:style-name="P4"/>
          </table:table-cell>
          <table:table-cell table:style-name="Tableau516.E5" office:value-type="string">
            <text:p text:style-name="P4"/>
          </table:table-cell>
          <table:table-cell table:style-name="Tableau516.E5" office:value-type="string">
            <text:p text:style-name="P4"/>
          </table:table-cell>
          <table:table-cell table:style-name="Tableau516.E5" office:value-type="string">
            <text:p text:style-name="P4"/>
          </table:table-cell>
          <table:table-cell table:style-name="Tableau516.L10" office:value-type="string">
            <text:p text:style-name="P4"/>
          </table:table-cell>
        </table:table-row>
      </table:table>
      <text:p text:style-name="P30">8. <text:s/>composition de l’hébergement</text:p>
      <table:table table:name="Tableau517" table:style-name="Tableau517">
        <table:table-column table:style-name="Tableau517.A"/>
        <table:table-column table:style-name="Tableau517.B"/>
        <table:table-row table:style-name="Tableau517.1">
          <table:table-cell table:style-name="Tableau517.A1" office:value-type="string">
            <text:p text:style-name="P4">Points forts : à l'orée de la forêt, isolé, sur 2 niveaux</text:p>
            <text:p text:style-name="P21"/>
            <text:p text:style-name="P2"/>
          </table:table-cell>
          <table:table-cell table:style-name="Tableau517.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517.1">
          <table:table-cell table:style-name="Tableau517.A2" office:value-type="string">
            <text:p text:style-name="P4">Distribution : 1er ét. : 1 ch. (1x2p., sdd, wc), 2 ch. (1x2p., 1x1p., sdd, wc). jardin : pelouse, terrasse, verger, jeux.</text:p>
            <text:p text:style-name="P28"/>
          </table:table-cell>
          <table:table-cell table:style-name="Tableau517.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517.1">
          <table:table-cell table:style-name="Tableau517.A2" office:value-type="string">
            <text:p text:style-name="P4">Pictogrammes de confort :</text:p>
            <text:p text:style-name="P5">Lit 1 pers. : 2</text:p>
            <text:p text:style-name="P5">Lit 2 pers. : 3</text:p>
            <text:p text:style-name="P5">Lit superposé (1 lit = 2 pers.)  : 0</text:p>
            <text:p text:style-name="P33"><text:span text:style-name="T2">Lit bébé : 0</text:span></text:p>
            <text:p text:style-name="P5"/>
            <text:p text:style-name="P23">tv : oui</text:p>
            <text:p text:style-name="P5">feu ouvert/cassette : oui</text:p>
            <text:p text:style-name="P5">accès-internet : </text:p>
            <text:p text:style-name="P5"/>
          </table:table-cell>
          <table:table-cell table:style-name="Tableau517.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518" table:style-name="Tableau518">
        <table:table-column table:style-name="Tableau518.A"/>
        <table:table-column table:style-name="Tableau518.B"/>
        <table:table-row table:style-name="Tableau518.1">
          <table:table-cell table:style-name="Tableau518.A1" office:value-type="string">
            <text:p text:style-name="P4">Trois coquettes chambres vous attendent ainsi que la table d'hôtes sur demande. Après vos loisirs, possibilité d'un sauna. Le tout dans un cadre verdoyant sur 2 Ha avec nos ânes. A 3 km de E411 sortie 24, à 200m de la Barrière de Transinne N40.</text:p>
            <text:p text:style-name="P2"/>
          </table:table-cell>
          <table:table-cell table:style-name="Tableau518.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519" table:style-name="Tableau519">
        <table:table-column table:style-name="Tableau519.A"/>
        <table:table-column table:style-name="Tableau519.B"/>
        <table:table-row table:style-name="Tableau519.1">
          <table:table-cell table:style-name="Tableau519.A1" office:value-type="string">
            <text:p text:style-name="P4"/>
            <text:p text:style-name="P2">Réservation via Belsud : </text:p>
            <text:p text:style-name="P2"/>
          </table:table-cell>
          <table:table-cell table:style-name="Tableau519.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520" table:style-name="Tableau520">
        <table:table-column table:style-name="Tableau520.A"/>
        <table:table-column table:style-name="Tableau520.B"/>
        <table:table-row table:style-name="Tableau520.1">
          <table:table-cell table:style-name="Tableau520.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520.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521" table:style-name="Tableau521">
        <table:table-column table:style-name="Tableau521.A"/>
        <table:table-column table:style-name="Tableau521.B"/>
        <table:table-row table:style-name="Tableau521.1">
          <table:table-cell table:style-name="Tableau521.A1" office:value-type="string">
            <text:p text:style-name="P71"/>
          </table:table-cell>
          <table:table-cell table:style-name="Tableau521.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522" table:style-name="Tableau522">
        <table:table-column table:style-name="Tableau522.A"/>
        <table:table-column table:style-name="Tableau522.B"/>
        <table:table-column table:style-name="Tableau522.C"/>
        <table:table-row table:style-name="Tableau522.1">
          <table:table-cell table:style-name="Tableau522.A1" table:number-columns-spanned="3" office:value-type="string">
            <text:p text:style-name="P4">Reçu le :</text:p>
            <text:p text:style-name="P2"/>
          </table:table-cell>
          <table:covered-table-cell/>
          <table:covered-table-cell/>
        </table:table-row>
        <table:table-row table:style-name="Tableau522.2">
          <table:table-cell table:style-name="Tableau522.A2" office:value-type="string">
            <text:p text:style-name="P4">Encodage :</text:p>
            <text:p text:style-name="P2"/>
          </table:table-cell>
          <table:table-cell table:style-name="Tableau522.A2" office:value-type="string">
            <text:p text:style-name="P32"><text:span text:style-name="T6">pk-heb : 1005</text:span></text:p>
          </table:table-cell>
          <table:table-cell table:style-name="Tableau522.C2" office:value-type="string">
            <text:p text:style-name="P22">pk-membre : 919</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523" table:style-name="Tableau523">
        <table:table-column table:style-name="Tableau523.A"/>
        <table:table-column table:style-name="Tableau523.B"/>
        <table:table-row table:style-name="Tableau523.1">
          <table:table-cell table:style-name="Tableau523.A1" office:value-type="string">
            <text:p text:style-name="P4">photo</text:p>
          </table:table-cell>
          <table:table-cell table:style-name="Tableau523.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1005</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524" table:style-name="Tableau524">
        <table:table-column table:style-name="Tableau524.A"/>
        <table:table-column table:style-name="Tableau524.B"/>
        <table:table-row table:style-name="Tableau524.1">
          <table:table-cell table:style-name="Tableau524.A1" office:value-type="string">
            <text:p text:style-name="P34"><text:span text:style-name="T2">classification (épis) : 3</text:span></text:p>
            <text:p text:style-name="P5"/>
            <text:p text:style-name="P5">type d’hébergement : Chambre d'hôtes</text:p>
            <text:p text:style-name="P25"/>
            <text:p text:style-name="P25"/>
            <text:p text:style-name="P25"/>
            <text:p text:style-name="P33"><text:span text:style-name="T2">capacité globale : 2/3</text:span></text:p>
            <text:p text:style-name="P5"/>
            <text:p text:style-name="P5">nombre total de chambres : 1</text:p>
          </table:table-cell>
          <table:table-cell table:style-name="Tableau524.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525" table:style-name="Tableau525">
        <table:table-column table:style-name="Tableau525.A"/>
        <table:table-column table:style-name="Tableau525.B"/>
        <table:table-row table:style-name="Tableau525.1">
          <table:table-cell table:style-name="Tableau525.A1" office:value-type="string">
            <text:p text:style-name="P4">prénom et nom :</text:p>
            <text:p text:style-name="P2">Véronique <text:s/>DEHOU </text:p>
            <text:p text:style-name="P2"/>
            <text:p text:style-name="P1"><text:span text:style-name="T2">tél. : 060 51 25 40</text:span></text:p>
            <text:p text:style-name="P2"/>
            <text:p text:style-name="P1"><text:span text:style-name="T2">gsm : 0477 828 061</text:span></text:p>
            <text:p text:style-name="P2"/>
            <text:p text:style-name="P1"><text:span text:style-name="T2">fax : </text:span></text:p>
            <text:p text:style-name="P2"/>
            <text:p text:style-name="P2">adresse e-mail : </text:p>
            <text:p text:style-name="P2">veroniquedehou@yahoo.fr</text:p>
            <text:p text:style-name="P2"/>
            <text:p text:style-name="P2">site internet personnel :</text:p>
            <text:p text:style-name="P2"/>
            <text:p text:style-name="P2"/>
            <text:p text:style-name="P2">langues parlées :</text:p>
            <text:p text:style-name="P28">FR - NL - EN - SP</text:p>
            <text:p text:style-name="P2"/>
          </table:table-cell>
          <table:table-cell table:style-name="Tableau525.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526" table:style-name="Tableau526">
        <table:table-column table:style-name="Tableau526.A"/>
        <table:table-column table:style-name="Tableau526.B"/>
        <table:table-row table:style-name="Tableau526.1">
          <table:table-cell table:style-name="Tableau526.A1" office:value-type="string">
            <text:p text:style-name="P4">nom de l’hébergement :</text:p>
            <text:p text:style-name="P2">Aux Gaietés de la Sabotière</text:p>
            <text:p text:style-name="P2"/>
            <text:p text:style-name="P2">rue :</text:p>
            <text:p text:style-name="P2">rue de Forges, 6</text:p>
            <text:p text:style-name="P2"/>
            <text:p text:style-name="P2">code postal : 6596 Momignies</text:p>
            <text:p text:style-name="P2">localité pour la communication :</text:p>
            <text:p text:style-name="P24">Seloignes</text:p>
            <text:p text:style-name="P2"/>
          </table:table-cell>
          <table:table-cell table:style-name="Tableau526.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527" table:style-name="Tableau527">
        <table:table-column table:style-name="Tableau527.A"/>
        <table:table-column table:style-name="Tableau527.B"/>
        <table:table-row table:style-name="Tableau527.1">
          <table:table-cell table:style-name="Tableau527.A1" office:value-type="string">
            <text:p text:style-name="P4"/>
            <text:p text:style-name="P2"/>
            <text:p text:style-name="P33"><text:span text:style-name="T2">tennis : 8.0</text:span></text:p>
            <text:p text:style-name="P5">sports nautiques : </text:p>
            <text:p text:style-name="P23">ski : </text:p>
            <text:p text:style-name="P5">randonnées balisées : 0.0</text:p>
            <text:p text:style-name="P5">piscine : 8.0<text:tab/></text:p>
            <text:p text:style-name="P5">pêche : <text:tab/></text:p>
            <text:p text:style-name="P5">équitation : 8.0</text:p>
            <text:p text:style-name="P5">vélos à disposition : </text:p>
            <text:p text:style-name="P5">circuit v.t.t. : 0.0</text:p>
            <text:p text:style-name="P5">ravel : <text:tab/></text:p>
            <text:p text:style-name="P2"/>
          </table:table-cell>
          <table:table-cell table:style-name="Tableau527.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528" table:style-name="Tableau528">
        <table:table-column table:style-name="Tableau528.A"/>
        <table:table-column table:style-name="Tableau528.B"/>
        <table:table-row table:style-name="Tableau528.1">
          <table:table-cell table:style-name="Tableau528.A1" office:value-type="string">
            <text:p text:style-name="P4"/>
            <text:p text:style-name="P5">commerces : 8.0</text:p>
            <text:p text:style-name="P5">restaurant : 8.0</text:p>
            <text:p text:style-name="P5">gare : 25.0</text:p>
            <text:p text:style-name="P5"/>
            <text:p text:style-name="P5">animaux domestiques admis : oui</text:p>
            <text:p text:style-name="P5">hébergement fumeur : oui</text:p>
          </table:table-cell>
          <table:table-cell table:style-name="Tableau528.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529" table:style-name="Tableau529">
        <table:table-column table:style-name="Tableau529.A"/>
        <table:table-column table:style-name="Tableau529.B"/>
        <table:table-column table:style-name="Tableau529.C" table:number-columns-repeated="3"/>
        <table:table-column table:style-name="Tableau529.F" table:number-columns-repeated="2"/>
        <table:table-column table:style-name="Tableau529.B"/>
        <table:table-column table:style-name="Tableau529.I"/>
        <table:table-column table:style-name="Tableau529.J"/>
        <table:table-column table:style-name="Tableau529.K"/>
        <table:table-column table:style-name="Tableau529.L"/>
        <table:table-row table:style-name="Tableau529.1">
          <table:table-cell table:style-name="Tableau529.A1" office:value-type="string">
            <text:p text:style-name="P4"/>
          </table:table-cell>
          <table:table-cell table:style-name="Tableau529.B1" office:value-type="string">
            <text:p text:style-name="P4"/>
          </table:table-cell>
          <table:table-cell table:style-name="Tableau529.B1" office:value-type="string">
            <text:p text:style-name="P4"/>
          </table:table-cell>
          <table:table-cell table:style-name="Tableau529.B1" office:value-type="string">
            <text:p text:style-name="P4"/>
          </table:table-cell>
          <table:table-cell table:style-name="Tableau529.B1" office:value-type="string">
            <text:p text:style-name="P4"/>
          </table:table-cell>
          <table:table-cell table:style-name="Tableau529.F1" office:value-type="string">
            <text:p text:style-name="P4"/>
          </table:table-cell>
          <table:table-cell table:style-name="Tableau529.A1" office:value-type="string">
            <text:p text:style-name="P4"/>
          </table:table-cell>
          <table:table-cell table:style-name="Tableau529.B1" office:value-type="string">
            <text:p text:style-name="P4"/>
          </table:table-cell>
          <table:table-cell table:style-name="Tableau529.B1" office:value-type="string">
            <text:p text:style-name="P4"/>
          </table:table-cell>
          <table:table-cell table:style-name="Tableau529.B1" office:value-type="string">
            <text:p text:style-name="P4"/>
          </table:table-cell>
          <table:table-cell table:style-name="Tableau529.B1" office:value-type="string">
            <text:p text:style-name="P4"/>
          </table:table-cell>
          <table:table-cell table:style-name="Tableau529.L1" office:value-type="string">
            <text:p text:style-name="P4"/>
          </table:table-cell>
        </table:table-row>
        <table:table-row table:style-name="Tableau529.1">
          <table:table-cell table:style-name="Tableau529.A2" office:value-type="string">
            <text:p text:style-name="P4"/>
          </table:table-cell>
          <table:table-cell table:style-name="Tableau529.B2" office:value-type="string">
            <text:p text:style-name="P4"/>
          </table:table-cell>
          <table:table-cell table:style-name="Tableau529.B2" office:value-type="string">
            <text:p text:style-name="P4">1 p.</text:p>
          </table:table-cell>
          <table:table-cell table:style-name="Tableau529.B2" office:value-type="string">
            <text:p text:style-name="P4">2 p.</text:p>
          </table:table-cell>
          <table:table-cell table:style-name="Tableau529.B2" office:value-type="string">
            <text:p text:style-name="P32"><text:span text:style-name="T2">3</text:span><text:span text:style-name="T22">ième</text:span><text:span text:style-name="T2"> p.</text:span></text:p>
          </table:table-cell>
          <table:table-cell table:style-name="Tableau529.A2" office:value-type="string">
            <text:p text:style-name="P4"/>
          </table:table-cell>
          <table:table-cell table:style-name="Tableau529.A2" office:value-type="string">
            <text:p text:style-name="P4"/>
          </table:table-cell>
          <table:table-cell table:style-name="Tableau529.B2" office:value-type="string">
            <text:p text:style-name="P4"/>
          </table:table-cell>
          <table:table-cell table:style-name="Tableau529.B2" office:value-type="string">
            <text:p text:style-name="P4">1 p.</text:p>
          </table:table-cell>
          <table:table-cell table:style-name="Tableau529.B2" office:value-type="string">
            <text:p text:style-name="P4">2 p.</text:p>
          </table:table-cell>
          <table:table-cell table:style-name="Tableau529.B2" office:value-type="string">
            <text:p text:style-name="P32"><text:span text:style-name="T2">3</text:span><text:span text:style-name="T22">ième</text:span><text:span text:style-name="T2"> p.</text:span></text:p>
          </table:table-cell>
          <table:table-cell table:style-name="Tableau529.L2" office:value-type="string">
            <text:p text:style-name="P4"/>
          </table:table-cell>
        </table:table-row>
        <table:table-row table:style-name="Tableau529.1">
          <table:table-cell table:style-name="Tableau529.A2" office:value-type="string">
            <text:p text:style-name="P4"/>
          </table:table-cell>
          <table:table-cell table:style-name="Tableau529.B2" office:value-type="string">
            <text:p text:style-name="P4">1 nuit + pt. déj.</text:p>
          </table:table-cell>
          <table:table-cell table:style-name="Tableau529.B2" office:value-type="string">
            <text:p text:style-name="P4">50.00</text:p>
          </table:table-cell>
          <table:table-cell table:style-name="Tableau529.B2" office:value-type="string">
            <text:p text:style-name="P4">60.00</text:p>
          </table:table-cell>
          <table:table-cell table:style-name="Tableau529.B2" office:value-type="string">
            <text:p text:style-name="P4">15.00</text:p>
          </table:table-cell>
          <table:table-cell table:style-name="Tableau529.A2" office:value-type="string">
            <text:p text:style-name="P4"/>
          </table:table-cell>
          <table:table-cell table:style-name="Tableau529.A2" office:value-type="string">
            <text:p text:style-name="P4"/>
          </table:table-cell>
          <table:table-cell table:style-name="Tableau529.B2" office:value-type="string">
            <text:p text:style-name="P4">1 nuit + pt. déj.</text:p>
          </table:table-cell>
          <table:table-cell table:style-name="Tableau529.B2" office:value-type="string">
            <text:p text:style-name="P4"/>
          </table:table-cell>
          <table:table-cell table:style-name="Tableau529.B2" office:value-type="string">
            <text:p text:style-name="P4"/>
          </table:table-cell>
          <table:table-cell table:style-name="Tableau529.B2" office:value-type="string">
            <text:p text:style-name="P4"/>
          </table:table-cell>
          <table:table-cell table:style-name="Tableau529.L2" office:value-type="string">
            <text:p text:style-name="P4"/>
          </table:table-cell>
        </table:table-row>
        <table:table-row table:style-name="Tableau529.1">
          <table:table-cell table:style-name="Tableau529.A2" office:value-type="string">
            <text:p text:style-name="P4"/>
          </table:table-cell>
          <table:table-cell table:style-name="Tableau529.B2" office:value-type="string">
            <text:p text:style-name="P4">réduction si pas de pt. déjeuner</text:p>
          </table:table-cell>
          <table:table-cell table:style-name="Tableau529.B2" office:value-type="string">
            <text:p text:style-name="P4"/>
          </table:table-cell>
          <table:table-cell table:style-name="Tableau529.B2" office:value-type="string">
            <text:p text:style-name="P4"/>
          </table:table-cell>
          <table:table-cell table:style-name="Tableau529.B2" office:value-type="string">
            <text:p text:style-name="P4"/>
          </table:table-cell>
          <table:table-cell table:style-name="Tableau529.A2" office:value-type="string">
            <text:p text:style-name="P4"/>
          </table:table-cell>
          <table:table-cell table:style-name="Tableau529.A2" office:value-type="string">
            <text:p text:style-name="P4"/>
          </table:table-cell>
          <table:table-cell table:style-name="Tableau529.B2" office:value-type="string">
            <text:p text:style-name="P4">réduction si pas de pt. déjeuner</text:p>
          </table:table-cell>
          <table:table-cell table:style-name="Tableau529.B2" office:value-type="string">
            <text:p text:style-name="P4"/>
          </table:table-cell>
          <table:table-cell table:style-name="Tableau529.B2" office:value-type="string">
            <text:p text:style-name="P4"/>
          </table:table-cell>
          <table:table-cell table:style-name="Tableau529.B2" office:value-type="string">
            <text:p text:style-name="P4"/>
          </table:table-cell>
          <table:table-cell table:style-name="Tableau529.L2" office:value-type="string">
            <text:p text:style-name="P4"/>
          </table:table-cell>
        </table:table-row>
        <table:table-row table:style-name="Tableau529.1">
          <table:table-cell table:style-name="Tableau529.A2" office:value-type="string">
            <text:p text:style-name="P4"/>
          </table:table-cell>
          <table:table-cell table:style-name="Tableau529.B2" office:value-type="string">
            <text:p text:style-name="P4">table d’hôtes</text:p>
          </table:table-cell>
          <table:table-cell table:style-name="Tableau529.B2" office:value-type="string">
            <text:p text:style-name="P55">20.00</text:p>
          </table:table-cell>
          <table:table-cell table:style-name="Tableau529.B2" office:value-type="string">
            <text:p text:style-name="P55"/>
          </table:table-cell>
          <table:table-cell table:style-name="Tableau529.E5" office:value-type="string">
            <text:p text:style-name="P4"/>
          </table:table-cell>
          <table:table-cell table:style-name="Tableau529.A2" office:value-type="string">
            <text:p text:style-name="P4"/>
          </table:table-cell>
          <table:table-cell table:style-name="Tableau529.A2" office:value-type="string">
            <text:p text:style-name="P4"/>
          </table:table-cell>
          <table:table-cell table:style-name="Tableau529.A2" office:value-type="string">
            <text:p text:style-name="P4">table d’hôtes</text:p>
          </table:table-cell>
          <table:table-cell table:style-name="Tableau529.A2" office:value-type="string">
            <text:p text:style-name="P10">/p.</text:p>
          </table:table-cell>
          <table:table-cell table:style-name="Tableau529.A2" office:value-type="string">
            <text:p text:style-name="P4"/>
          </table:table-cell>
          <table:table-cell table:style-name="Tableau529.K5" office:value-type="string">
            <text:p text:style-name="P4"/>
          </table:table-cell>
          <table:table-cell table:style-name="Tableau529.L5" office:value-type="string">
            <text:p text:style-name="P4"/>
          </table:table-cell>
        </table:table-row>
        <table:table-row table:style-name="Tableau529.6">
          <table:table-cell table:style-name="Tableau529.A2" office:value-type="string">
            <text:p text:style-name="P4"/>
          </table:table-cell>
          <table:table-cell table:style-name="Tableau529.B2" office:value-type="string">
            <text:p text:style-name="P4">autres</text:p>
            <text:p text:style-name="P2"/>
          </table:table-cell>
          <table:table-cell table:style-name="Tableau529.B2" table:number-columns-spanned="3" office:value-type="string">
            <text:p text:style-name="P26"/>
          </table:table-cell>
          <table:covered-table-cell/>
          <table:covered-table-cell/>
          <table:table-cell table:style-name="Tableau529.A2" office:value-type="string">
            <text:p text:style-name="P4"/>
          </table:table-cell>
          <table:table-cell table:style-name="Tableau529.A2" office:value-type="string">
            <text:p text:style-name="P4"/>
          </table:table-cell>
          <table:table-cell table:style-name="Tableau529.H6" office:value-type="string">
            <text:p text:style-name="P4">autres</text:p>
          </table:table-cell>
          <table:table-cell table:style-name="Tableau529.H6" table:number-columns-spanned="3" office:value-type="string">
            <text:p text:style-name="P4"/>
          </table:table-cell>
          <table:covered-table-cell/>
          <table:covered-table-cell/>
          <table:table-cell table:style-name="Tableau529.L2" office:value-type="string">
            <text:p text:style-name="P4"/>
          </table:table-cell>
        </table:table-row>
        <table:table-row table:style-name="Tableau529.6">
          <table:table-cell table:style-name="Tableau529.A2" office:value-type="string">
            <text:p text:style-name="P4"/>
          </table:table-cell>
          <table:table-cell table:style-name="Tableau529.A2" table:number-columns-spanned="4" office:value-type="string">
            <text:p text:style-name="P4">type de table d’hôtes : th3</text:p>
          </table:table-cell>
          <table:covered-table-cell/>
          <table:covered-table-cell/>
          <table:covered-table-cell/>
          <table:table-cell table:style-name="Tableau529.A2" office:value-type="string">
            <text:p text:style-name="P4"/>
          </table:table-cell>
          <table:table-cell table:style-name="Tableau529.A2" office:value-type="string">
            <text:p text:style-name="P4"/>
          </table:table-cell>
          <table:table-cell table:style-name="Tableau529.A2" table:number-columns-spanned="4" office:value-type="string">
            <text:p text:style-name="P4">Type de table d’hôtes :</text:p>
          </table:table-cell>
          <table:covered-table-cell/>
          <table:covered-table-cell/>
          <table:covered-table-cell/>
          <table:table-cell table:style-name="Tableau529.L2" office:value-type="string">
            <text:p text:style-name="P4"/>
          </table:table-cell>
        </table:table-row>
        <table:table-row table:style-name="Tableau529.6">
          <table:table-cell>
            <table:table table:is-sub-table="true">
              <table:table-column table:style-name="Tableau529.A"/>
              <table:table-row table:style-name="Tableau529.6">
                <table:table-cell table:style-name="Tableau529.A2" office:value-type="string">
                  <text:p text:style-name="P4"/>
                </table:table-cell>
              </table:table-row>
              <table:table-row table:style-name="Tableau529.6">
                <table:table-cell table:style-name="Tableau529.A2" office:value-type="string">
                  <text:p text:style-name="P4"/>
                </table:table-cell>
              </table:table-row>
              <table:table-row table:style-name="Tableau529.6">
                <table:table-cell table:style-name="Tableau529.A2" office:value-type="string">
                  <text:p text:style-name="P4"/>
                </table:table-cell>
              </table:table-row>
            </table:table>
          </table:table-cell>
          <table:table-cell table:style-name="Tableau529.B2" table:number-columns-spanned="4" office:value-type="string">
            <text:p text:style-name="P4"/>
          </table:table-cell>
          <table:covered-table-cell/>
          <table:covered-table-cell/>
          <table:covered-table-cell/>
          <table:table-cell table:number-columns-spanned="7">
            <table:table table:is-sub-table="true">
              <table:table-column table:style-name="Tableau529.F" table:number-columns-repeated="2"/>
              <table:table-column table:style-name="Tableau529.F8.3"/>
              <table:table-column table:style-name="Tableau529.L"/>
              <table:table-row table:style-name="Tableau529.6">
                <table:table-cell table:style-name="Tableau529.A2" office:value-type="string">
                  <text:p text:style-name="P4"/>
                </table:table-cell>
                <table:table-cell table:style-name="Tableau529.A2" office:value-type="string">
                  <text:p text:style-name="P4"/>
                </table:table-cell>
                <table:table-cell table:style-name="Tableau529.A2" office:value-type="string">
                  <text:p text:style-name="P32"><text:span text:style-name="T16"></text:span><text:span text:style-name="T2"> <text:s/>assiette gourmande</text:span></text:p>
                </table:table-cell>
                <table:table-cell table:style-name="Tableau529.L2" office:value-type="string">
                  <text:p text:style-name="P4"/>
                </table:table-cell>
              </table:table-row>
              <table:table-row table:style-name="Tableau529.6">
                <table:table-cell table:style-name="Tableau529.A2" office:value-type="string">
                  <text:p text:style-name="P4"/>
                </table:table-cell>
                <table:table-cell table:style-name="Tableau529.A2" office:value-type="string">
                  <text:p text:style-name="P4"/>
                </table:table-cell>
                <table:table-cell table:style-name="Tableau529.A2" office:value-type="string">
                  <text:p text:style-name="P32"><text:span text:style-name="T16"></text:span><text:span text:style-name="T2"> <text:s/>repas familial</text:span></text:p>
                </table:table-cell>
                <table:table-cell table:style-name="Tableau529.L2" office:value-type="string">
                  <text:p text:style-name="P4"/>
                </table:table-cell>
              </table:table-row>
              <table:table-row table:style-name="Tableau529.6">
                <table:table-cell table:style-name="Tableau529.A2" office:value-type="string">
                  <text:p text:style-name="P4"/>
                </table:table-cell>
                <table:table-cell table:style-name="Tableau529.A2" office:value-type="string">
                  <text:p text:style-name="P4"/>
                </table:table-cell>
                <table:table-cell table:style-name="Tableau529.B2" office:value-type="string">
                  <text:p text:style-name="P32"><text:span text:style-name="T16"></text:span><text:span text:style-name="T2"> <text:s/>menu gastronomique</text:span></text:p>
                </table:table-cell>
                <table:table-cell table:style-name="Tableau529.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529.6">
          <table:table-cell table:style-name="Tableau529.A2" office:value-type="string">
            <text:p text:style-name="P4"/>
          </table:table-cell>
          <table:table-cell table:style-name="Tableau529.B2" table:number-columns-spanned="4" office:value-type="string">
            <text:p text:style-name="P4">taxe de séjour : non</text:p>
          </table:table-cell>
          <table:covered-table-cell/>
          <table:covered-table-cell/>
          <table:covered-table-cell/>
          <table:table-cell table:style-name="Tableau529.A2" office:value-type="string">
            <text:p text:style-name="P4"/>
          </table:table-cell>
          <table:table-cell table:style-name="Tableau529.A2" office:value-type="string">
            <text:p text:style-name="P4"/>
          </table:table-cell>
          <table:table-cell table:style-name="Tableau529.B2" table:number-columns-spanned="4" office:value-type="string">
            <text:p text:style-name="P4">taxe de séjour : <text:s/>….. par</text:p>
          </table:table-cell>
          <table:covered-table-cell/>
          <table:covered-table-cell/>
          <table:covered-table-cell/>
          <table:table-cell table:style-name="Tableau529.L2" office:value-type="string">
            <text:p text:style-name="P4"/>
          </table:table-cell>
        </table:table-row>
        <table:table-row table:style-name="Tableau529.1">
          <table:table-cell table:style-name="Tableau529.B2" office:value-type="string">
            <text:p text:style-name="P4"/>
          </table:table-cell>
          <table:table-cell table:style-name="Tableau529.E5" office:value-type="string">
            <text:p text:style-name="P4"/>
          </table:table-cell>
          <table:table-cell table:style-name="Tableau529.E5" office:value-type="string">
            <text:p text:style-name="P4"/>
          </table:table-cell>
          <table:table-cell table:style-name="Tableau529.E5" office:value-type="string">
            <text:p text:style-name="P4"/>
          </table:table-cell>
          <table:table-cell table:style-name="Tableau529.E5" office:value-type="string">
            <text:p text:style-name="P4"/>
          </table:table-cell>
          <table:table-cell table:style-name="Tableau529.E5" office:value-type="string">
            <text:p text:style-name="P4"/>
          </table:table-cell>
          <table:table-cell table:style-name="Tableau529.E5" office:value-type="string">
            <text:p text:style-name="P4"/>
          </table:table-cell>
          <table:table-cell table:style-name="Tableau529.E5" office:value-type="string">
            <text:p text:style-name="P4"/>
          </table:table-cell>
          <table:table-cell table:style-name="Tableau529.E5" office:value-type="string">
            <text:p text:style-name="P4"/>
          </table:table-cell>
          <table:table-cell table:style-name="Tableau529.E5" office:value-type="string">
            <text:p text:style-name="P4"/>
          </table:table-cell>
          <table:table-cell table:style-name="Tableau529.E5" office:value-type="string">
            <text:p text:style-name="P4"/>
          </table:table-cell>
          <table:table-cell table:style-name="Tableau529.L10" office:value-type="string">
            <text:p text:style-name="P4"/>
          </table:table-cell>
        </table:table-row>
      </table:table>
      <text:p text:style-name="P30">8. <text:s/>composition de l’hébergement</text:p>
      <table:table table:name="Tableau530" table:style-name="Tableau530">
        <table:table-column table:style-name="Tableau530.A"/>
        <table:table-column table:style-name="Tableau530.B"/>
        <table:table-row table:style-name="Tableau530.1">
          <table:table-cell table:style-name="Tableau530.A1" office:value-type="string">
            <text:p text:style-name="P4">Points forts : à l'orée des bois, isolé, sur 2 niveaux</text:p>
            <text:p text:style-name="P21"/>
            <text:p text:style-name="P2"/>
          </table:table-cell>
          <table:table-cell table:style-name="Tableau530.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530.1">
          <table:table-cell table:style-name="Tableau530.A2" office:value-type="string">
            <text:p text:style-name="P4">Distribution : 1er ét. : 1 ch. (1x2p., 1x1p., sdb, wc), salon. jardin : terrasse, jeux, bbq.</text:p>
            <text:p text:style-name="P28"/>
          </table:table-cell>
          <table:table-cell table:style-name="Tableau530.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530.1">
          <table:table-cell table:style-name="Tableau530.A2" office:value-type="string">
            <text:p text:style-name="P4">Pictogrammes de confort :</text:p>
            <text:p text:style-name="P5">Lit 1 pers. : 0</text:p>
            <text:p text:style-name="P5">Lit 2 pers. : 2</text:p>
            <text:p text:style-name="P5">Lit superposé (1 lit = 2 pers.)  : 0</text:p>
            <text:p text:style-name="P33"><text:span text:style-name="T2">Lit bébé : 0</text:span></text:p>
            <text:p text:style-name="P5"/>
            <text:p text:style-name="P23">tv : oui</text:p>
            <text:p text:style-name="P5">feu ouvert/cassette : </text:p>
            <text:p text:style-name="P5">accès-internet : </text:p>
            <text:p text:style-name="P5"/>
          </table:table-cell>
          <table:table-cell table:style-name="Tableau530.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531" table:style-name="Tableau531">
        <table:table-column table:style-name="Tableau531.A"/>
        <table:table-column table:style-name="Tableau531.B"/>
        <table:table-row table:style-name="Tableau531.1">
          <table:table-cell table:style-name="Tableau531.A1" office:value-type="string">
            <text:p text:style-name="P4">Découvrez notre chambre d'hôtes tout confort à 2 pas de Chimay et de la frontière française. Véronique et Jean-François vous accueillent dans le cadre typique et confortable d'une ancienne saboterie rénovée avec charme.</text:p>
            <text:p text:style-name="P2"/>
          </table:table-cell>
          <table:table-cell table:style-name="Tableau531.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532" table:style-name="Tableau532">
        <table:table-column table:style-name="Tableau532.A"/>
        <table:table-column table:style-name="Tableau532.B"/>
        <table:table-row table:style-name="Tableau532.1">
          <table:table-cell table:style-name="Tableau532.A1" office:value-type="string">
            <text:p text:style-name="P4"/>
            <text:p text:style-name="P2">Réservation via Belsud : </text:p>
            <text:p text:style-name="P2"/>
          </table:table-cell>
          <table:table-cell table:style-name="Tableau532.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533" table:style-name="Tableau533">
        <table:table-column table:style-name="Tableau533.A"/>
        <table:table-column table:style-name="Tableau533.B"/>
        <table:table-row table:style-name="Tableau533.1">
          <table:table-cell table:style-name="Tableau533.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533.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534" table:style-name="Tableau534">
        <table:table-column table:style-name="Tableau534.A"/>
        <table:table-column table:style-name="Tableau534.B"/>
        <table:table-row table:style-name="Tableau534.1">
          <table:table-cell table:style-name="Tableau534.A1" office:value-type="string">
            <text:p text:style-name="P71"/>
          </table:table-cell>
          <table:table-cell table:style-name="Tableau534.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535" table:style-name="Tableau535">
        <table:table-column table:style-name="Tableau535.A"/>
        <table:table-column table:style-name="Tableau535.B"/>
        <table:table-column table:style-name="Tableau535.C"/>
        <table:table-row table:style-name="Tableau535.1">
          <table:table-cell table:style-name="Tableau535.A1" table:number-columns-spanned="3" office:value-type="string">
            <text:p text:style-name="P4">Reçu le :</text:p>
            <text:p text:style-name="P2"/>
          </table:table-cell>
          <table:covered-table-cell/>
          <table:covered-table-cell/>
        </table:table-row>
        <table:table-row table:style-name="Tableau535.2">
          <table:table-cell table:style-name="Tableau535.A2" office:value-type="string">
            <text:p text:style-name="P4">Encodage :</text:p>
            <text:p text:style-name="P2"/>
          </table:table-cell>
          <table:table-cell table:style-name="Tableau535.A2" office:value-type="string">
            <text:p text:style-name="P32"><text:span text:style-name="T6">pk-heb : 712</text:span></text:p>
          </table:table-cell>
          <table:table-cell table:style-name="Tableau535.C2" office:value-type="string">
            <text:p text:style-name="P22">pk-membre : 177</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536" table:style-name="Tableau536">
        <table:table-column table:style-name="Tableau536.A"/>
        <table:table-column table:style-name="Tableau536.B"/>
        <table:table-row table:style-name="Tableau536.1">
          <table:table-cell table:style-name="Tableau536.A1" office:value-type="string">
            <text:p text:style-name="P4">photo</text:p>
          </table:table-cell>
          <table:table-cell table:style-name="Tableau536.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12</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537" table:style-name="Tableau537">
        <table:table-column table:style-name="Tableau537.A"/>
        <table:table-column table:style-name="Tableau537.B"/>
        <table:table-row table:style-name="Tableau537.1">
          <table:table-cell table:style-name="Tableau537.A1" office:value-type="string">
            <text:p text:style-name="P34"><text:span text:style-name="T2">classification (épis) : 1-2</text:span></text:p>
            <text:p text:style-name="P5"/>
            <text:p text:style-name="P5">type d’hébergement : Chambre d'hôtes</text:p>
            <text:p text:style-name="P25"/>
            <text:p text:style-name="P25"/>
            <text:p text:style-name="P25"/>
            <text:p text:style-name="P33"><text:span text:style-name="T2">capacité globale : 2/7</text:span></text:p>
            <text:p text:style-name="P5"/>
            <text:p text:style-name="P5">nombre total de chambres : 3</text:p>
          </table:table-cell>
          <table:table-cell table:style-name="Tableau537.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538" table:style-name="Tableau538">
        <table:table-column table:style-name="Tableau538.A"/>
        <table:table-column table:style-name="Tableau538.B"/>
        <table:table-row table:style-name="Tableau538.1">
          <table:table-cell table:style-name="Tableau538.A1" office:value-type="string">
            <text:p text:style-name="P4">prénom et nom :</text:p>
            <text:p text:style-name="P2">Alain <text:s/>ANDRIEUX <text:s/></text:p>
            <text:p text:style-name="P2"/>
            <text:p text:style-name="P1"><text:span text:style-name="T2">tél. : 082 61 17 41</text:span></text:p>
            <text:p text:style-name="P2"/>
            <text:p text:style-name="P1"><text:span text:style-name="T2">gsm : </text:span></text:p>
            <text:p text:style-name="P2"/>
            <text:p text:style-name="P1"><text:span text:style-name="T2">fax : 082 61 17 41</text:span></text:p>
            <text:p text:style-name="P2"/>
            <text:p text:style-name="P2">adresse e-mail : </text:p>
            <text:p text:style-name="P2">alain.andrieux@belgacom.net</text:p>
            <text:p text:style-name="P2"/>
            <text:p text:style-name="P2">site internet personnel :</text:p>
            <text:p text:style-name="P2"/>
            <text:p text:style-name="P2"/>
            <text:p text:style-name="P2">langues parlées :</text:p>
            <text:p text:style-name="P28">FR - NL</text:p>
            <text:p text:style-name="P2"/>
          </table:table-cell>
          <table:table-cell table:style-name="Tableau538.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539" table:style-name="Tableau539">
        <table:table-column table:style-name="Tableau539.A"/>
        <table:table-column table:style-name="Tableau539.B"/>
        <table:table-row table:style-name="Tableau539.1">
          <table:table-cell table:style-name="Tableau539.A1" office:value-type="string">
            <text:p text:style-name="P4">nom de l’hébergement :</text:p>
            <text:p text:style-name="P2">Chambres d'Hôtes</text:p>
            <text:p text:style-name="P2"/>
            <text:p text:style-name="P2">rue :</text:p>
            <text:p text:style-name="P2">rue du Rivage, 21</text:p>
            <text:p text:style-name="P2"/>
            <text:p text:style-name="P2">code postal : 5537 Anhee</text:p>
            <text:p text:style-name="P2">localité pour la communication :</text:p>
            <text:p text:style-name="P24">Annevoie</text:p>
            <text:p text:style-name="P2"/>
          </table:table-cell>
          <table:table-cell table:style-name="Tableau539.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540" table:style-name="Tableau540">
        <table:table-column table:style-name="Tableau540.A"/>
        <table:table-column table:style-name="Tableau540.B"/>
        <table:table-row table:style-name="Tableau540.1">
          <table:table-cell table:style-name="Tableau540.A1" office:value-type="string">
            <text:p text:style-name="P4"/>
            <text:p text:style-name="P2"/>
            <text:p text:style-name="P33"><text:span text:style-name="T2">tennis : </text:span></text:p>
            <text:p text:style-name="P5">sports nautiques : 5.0</text:p>
            <text:p text:style-name="P23">ski : </text:p>
            <text:p text:style-name="P5">randonnées balisées : 0.0</text:p>
            <text:p text:style-name="P5">piscine : <text:tab/></text:p>
            <text:p text:style-name="P5">pêche : 0.0<text:tab/></text:p>
            <text:p text:style-name="P5">équitation : </text:p>
            <text:p text:style-name="P5">vélos à disposition : </text:p>
            <text:p text:style-name="P5">circuit v.t.t. : 0.0</text:p>
            <text:p text:style-name="P5">ravel : 0.0<text:tab/></text:p>
            <text:p text:style-name="P2"/>
          </table:table-cell>
          <table:table-cell table:style-name="Tableau540.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541" table:style-name="Tableau541">
        <table:table-column table:style-name="Tableau541.A"/>
        <table:table-column table:style-name="Tableau541.B"/>
        <table:table-row table:style-name="Tableau541.1">
          <table:table-cell table:style-name="Tableau541.A1" office:value-type="string">
            <text:p text:style-name="P4"/>
            <text:p text:style-name="P5">commerces : 0.2</text:p>
            <text:p text:style-name="P5">restaurant : 0.0</text:p>
            <text:p text:style-name="P5">gare : 1.0</text:p>
            <text:p text:style-name="P5"/>
            <text:p text:style-name="P5">animaux domestiques admis : oui</text:p>
            <text:p text:style-name="P5">hébergement fumeur : oui</text:p>
          </table:table-cell>
          <table:table-cell table:style-name="Tableau541.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542" table:style-name="Tableau542">
        <table:table-column table:style-name="Tableau542.A"/>
        <table:table-column table:style-name="Tableau542.B"/>
        <table:table-column table:style-name="Tableau542.C" table:number-columns-repeated="3"/>
        <table:table-column table:style-name="Tableau542.F" table:number-columns-repeated="2"/>
        <table:table-column table:style-name="Tableau542.B"/>
        <table:table-column table:style-name="Tableau542.I"/>
        <table:table-column table:style-name="Tableau542.J"/>
        <table:table-column table:style-name="Tableau542.K"/>
        <table:table-column table:style-name="Tableau542.L"/>
        <table:table-row table:style-name="Tableau542.1">
          <table:table-cell table:style-name="Tableau542.A1" office:value-type="string">
            <text:p text:style-name="P4"/>
          </table:table-cell>
          <table:table-cell table:style-name="Tableau542.B1" office:value-type="string">
            <text:p text:style-name="P4"/>
          </table:table-cell>
          <table:table-cell table:style-name="Tableau542.B1" office:value-type="string">
            <text:p text:style-name="P4"/>
          </table:table-cell>
          <table:table-cell table:style-name="Tableau542.B1" office:value-type="string">
            <text:p text:style-name="P4"/>
          </table:table-cell>
          <table:table-cell table:style-name="Tableau542.B1" office:value-type="string">
            <text:p text:style-name="P4"/>
          </table:table-cell>
          <table:table-cell table:style-name="Tableau542.F1" office:value-type="string">
            <text:p text:style-name="P4"/>
          </table:table-cell>
          <table:table-cell table:style-name="Tableau542.A1" office:value-type="string">
            <text:p text:style-name="P4"/>
          </table:table-cell>
          <table:table-cell table:style-name="Tableau542.B1" office:value-type="string">
            <text:p text:style-name="P4"/>
          </table:table-cell>
          <table:table-cell table:style-name="Tableau542.B1" office:value-type="string">
            <text:p text:style-name="P4"/>
          </table:table-cell>
          <table:table-cell table:style-name="Tableau542.B1" office:value-type="string">
            <text:p text:style-name="P4"/>
          </table:table-cell>
          <table:table-cell table:style-name="Tableau542.B1" office:value-type="string">
            <text:p text:style-name="P4"/>
          </table:table-cell>
          <table:table-cell table:style-name="Tableau542.L1" office:value-type="string">
            <text:p text:style-name="P4"/>
          </table:table-cell>
        </table:table-row>
        <table:table-row table:style-name="Tableau542.1">
          <table:table-cell table:style-name="Tableau542.A2" office:value-type="string">
            <text:p text:style-name="P4"/>
          </table:table-cell>
          <table:table-cell table:style-name="Tableau542.B2" office:value-type="string">
            <text:p text:style-name="P4"/>
          </table:table-cell>
          <table:table-cell table:style-name="Tableau542.B2" office:value-type="string">
            <text:p text:style-name="P4">1 p.</text:p>
          </table:table-cell>
          <table:table-cell table:style-name="Tableau542.B2" office:value-type="string">
            <text:p text:style-name="P4">2 p.</text:p>
          </table:table-cell>
          <table:table-cell table:style-name="Tableau542.B2" office:value-type="string">
            <text:p text:style-name="P32"><text:span text:style-name="T2">3</text:span><text:span text:style-name="T22">ième</text:span><text:span text:style-name="T2"> p.</text:span></text:p>
          </table:table-cell>
          <table:table-cell table:style-name="Tableau542.A2" office:value-type="string">
            <text:p text:style-name="P4"/>
          </table:table-cell>
          <table:table-cell table:style-name="Tableau542.A2" office:value-type="string">
            <text:p text:style-name="P4"/>
          </table:table-cell>
          <table:table-cell table:style-name="Tableau542.B2" office:value-type="string">
            <text:p text:style-name="P4"/>
          </table:table-cell>
          <table:table-cell table:style-name="Tableau542.B2" office:value-type="string">
            <text:p text:style-name="P4">1 p.</text:p>
          </table:table-cell>
          <table:table-cell table:style-name="Tableau542.B2" office:value-type="string">
            <text:p text:style-name="P4">2 p.</text:p>
          </table:table-cell>
          <table:table-cell table:style-name="Tableau542.B2" office:value-type="string">
            <text:p text:style-name="P32"><text:span text:style-name="T2">3</text:span><text:span text:style-name="T22">ième</text:span><text:span text:style-name="T2"> p.</text:span></text:p>
          </table:table-cell>
          <table:table-cell table:style-name="Tableau542.L2" office:value-type="string">
            <text:p text:style-name="P4"/>
          </table:table-cell>
        </table:table-row>
        <table:table-row table:style-name="Tableau542.1">
          <table:table-cell table:style-name="Tableau542.A2" office:value-type="string">
            <text:p text:style-name="P4"/>
          </table:table-cell>
          <table:table-cell table:style-name="Tableau542.B2" office:value-type="string">
            <text:p text:style-name="P4">1 nuit + pt. déj.</text:p>
          </table:table-cell>
          <table:table-cell table:style-name="Tableau542.B2" office:value-type="string">
            <text:p text:style-name="P4"/>
          </table:table-cell>
          <table:table-cell table:style-name="Tableau542.B2" office:value-type="string">
            <text:p text:style-name="P4">42.00/52.00</text:p>
          </table:table-cell>
          <table:table-cell table:style-name="Tableau542.B2" office:value-type="string">
            <text:p text:style-name="P4"/>
          </table:table-cell>
          <table:table-cell table:style-name="Tableau542.A2" office:value-type="string">
            <text:p text:style-name="P4"/>
          </table:table-cell>
          <table:table-cell table:style-name="Tableau542.A2" office:value-type="string">
            <text:p text:style-name="P4"/>
          </table:table-cell>
          <table:table-cell table:style-name="Tableau542.B2" office:value-type="string">
            <text:p text:style-name="P4">1 nuit + pt. déj.</text:p>
          </table:table-cell>
          <table:table-cell table:style-name="Tableau542.B2" office:value-type="string">
            <text:p text:style-name="P4"/>
          </table:table-cell>
          <table:table-cell table:style-name="Tableau542.B2" office:value-type="string">
            <text:p text:style-name="P4"/>
          </table:table-cell>
          <table:table-cell table:style-name="Tableau542.B2" office:value-type="string">
            <text:p text:style-name="P4"/>
          </table:table-cell>
          <table:table-cell table:style-name="Tableau542.L2" office:value-type="string">
            <text:p text:style-name="P4"/>
          </table:table-cell>
        </table:table-row>
        <table:table-row table:style-name="Tableau542.1">
          <table:table-cell table:style-name="Tableau542.A2" office:value-type="string">
            <text:p text:style-name="P4"/>
          </table:table-cell>
          <table:table-cell table:style-name="Tableau542.B2" office:value-type="string">
            <text:p text:style-name="P4">réduction si pas de pt. déjeuner</text:p>
          </table:table-cell>
          <table:table-cell table:style-name="Tableau542.B2" office:value-type="string">
            <text:p text:style-name="P4"/>
          </table:table-cell>
          <table:table-cell table:style-name="Tableau542.B2" office:value-type="string">
            <text:p text:style-name="P4"/>
          </table:table-cell>
          <table:table-cell table:style-name="Tableau542.B2" office:value-type="string">
            <text:p text:style-name="P4"/>
          </table:table-cell>
          <table:table-cell table:style-name="Tableau542.A2" office:value-type="string">
            <text:p text:style-name="P4"/>
          </table:table-cell>
          <table:table-cell table:style-name="Tableau542.A2" office:value-type="string">
            <text:p text:style-name="P4"/>
          </table:table-cell>
          <table:table-cell table:style-name="Tableau542.B2" office:value-type="string">
            <text:p text:style-name="P4">réduction si pas de pt. déjeuner</text:p>
          </table:table-cell>
          <table:table-cell table:style-name="Tableau542.B2" office:value-type="string">
            <text:p text:style-name="P4"/>
          </table:table-cell>
          <table:table-cell table:style-name="Tableau542.B2" office:value-type="string">
            <text:p text:style-name="P4"/>
          </table:table-cell>
          <table:table-cell table:style-name="Tableau542.B2" office:value-type="string">
            <text:p text:style-name="P4"/>
          </table:table-cell>
          <table:table-cell table:style-name="Tableau542.L2" office:value-type="string">
            <text:p text:style-name="P4"/>
          </table:table-cell>
        </table:table-row>
        <table:table-row table:style-name="Tableau542.1">
          <table:table-cell table:style-name="Tableau542.A2" office:value-type="string">
            <text:p text:style-name="P4"/>
          </table:table-cell>
          <table:table-cell table:style-name="Tableau542.B2" office:value-type="string">
            <text:p text:style-name="P4">table d’hôtes</text:p>
          </table:table-cell>
          <table:table-cell table:style-name="Tableau542.B2" office:value-type="string">
            <text:p text:style-name="P55">16.00</text:p>
          </table:table-cell>
          <table:table-cell table:style-name="Tableau542.B2" office:value-type="string">
            <text:p text:style-name="P55"/>
          </table:table-cell>
          <table:table-cell table:style-name="Tableau542.E5" office:value-type="string">
            <text:p text:style-name="P4"/>
          </table:table-cell>
          <table:table-cell table:style-name="Tableau542.A2" office:value-type="string">
            <text:p text:style-name="P4"/>
          </table:table-cell>
          <table:table-cell table:style-name="Tableau542.A2" office:value-type="string">
            <text:p text:style-name="P4"/>
          </table:table-cell>
          <table:table-cell table:style-name="Tableau542.A2" office:value-type="string">
            <text:p text:style-name="P4">table d’hôtes</text:p>
          </table:table-cell>
          <table:table-cell table:style-name="Tableau542.A2" office:value-type="string">
            <text:p text:style-name="P10">/p.</text:p>
          </table:table-cell>
          <table:table-cell table:style-name="Tableau542.A2" office:value-type="string">
            <text:p text:style-name="P4"/>
          </table:table-cell>
          <table:table-cell table:style-name="Tableau542.K5" office:value-type="string">
            <text:p text:style-name="P4"/>
          </table:table-cell>
          <table:table-cell table:style-name="Tableau542.L5" office:value-type="string">
            <text:p text:style-name="P4"/>
          </table:table-cell>
        </table:table-row>
        <table:table-row table:style-name="Tableau542.6">
          <table:table-cell table:style-name="Tableau542.A2" office:value-type="string">
            <text:p text:style-name="P4"/>
          </table:table-cell>
          <table:table-cell table:style-name="Tableau542.B2" office:value-type="string">
            <text:p text:style-name="P4">autres</text:p>
            <text:p text:style-name="P2"/>
          </table:table-cell>
          <table:table-cell table:style-name="Tableau542.B2" table:number-columns-spanned="3" office:value-type="string">
            <text:p text:style-name="P26"/>
          </table:table-cell>
          <table:covered-table-cell/>
          <table:covered-table-cell/>
          <table:table-cell table:style-name="Tableau542.A2" office:value-type="string">
            <text:p text:style-name="P4"/>
          </table:table-cell>
          <table:table-cell table:style-name="Tableau542.A2" office:value-type="string">
            <text:p text:style-name="P4"/>
          </table:table-cell>
          <table:table-cell table:style-name="Tableau542.H6" office:value-type="string">
            <text:p text:style-name="P4">autres</text:p>
          </table:table-cell>
          <table:table-cell table:style-name="Tableau542.H6" table:number-columns-spanned="3" office:value-type="string">
            <text:p text:style-name="P4"/>
          </table:table-cell>
          <table:covered-table-cell/>
          <table:covered-table-cell/>
          <table:table-cell table:style-name="Tableau542.L2" office:value-type="string">
            <text:p text:style-name="P4"/>
          </table:table-cell>
        </table:table-row>
        <table:table-row table:style-name="Tableau542.6">
          <table:table-cell table:style-name="Tableau542.A2" office:value-type="string">
            <text:p text:style-name="P4"/>
          </table:table-cell>
          <table:table-cell table:style-name="Tableau542.A2" table:number-columns-spanned="4" office:value-type="string">
            <text:p text:style-name="P4">type de table d’hôtes : th1</text:p>
          </table:table-cell>
          <table:covered-table-cell/>
          <table:covered-table-cell/>
          <table:covered-table-cell/>
          <table:table-cell table:style-name="Tableau542.A2" office:value-type="string">
            <text:p text:style-name="P4"/>
          </table:table-cell>
          <table:table-cell table:style-name="Tableau542.A2" office:value-type="string">
            <text:p text:style-name="P4"/>
          </table:table-cell>
          <table:table-cell table:style-name="Tableau542.A2" table:number-columns-spanned="4" office:value-type="string">
            <text:p text:style-name="P4">Type de table d’hôtes :</text:p>
          </table:table-cell>
          <table:covered-table-cell/>
          <table:covered-table-cell/>
          <table:covered-table-cell/>
          <table:table-cell table:style-name="Tableau542.L2" office:value-type="string">
            <text:p text:style-name="P4"/>
          </table:table-cell>
        </table:table-row>
        <table:table-row table:style-name="Tableau542.6">
          <table:table-cell>
            <table:table table:is-sub-table="true">
              <table:table-column table:style-name="Tableau542.A"/>
              <table:table-row table:style-name="Tableau542.6">
                <table:table-cell table:style-name="Tableau542.A2" office:value-type="string">
                  <text:p text:style-name="P4"/>
                </table:table-cell>
              </table:table-row>
              <table:table-row table:style-name="Tableau542.6">
                <table:table-cell table:style-name="Tableau542.A2" office:value-type="string">
                  <text:p text:style-name="P4"/>
                </table:table-cell>
              </table:table-row>
              <table:table-row table:style-name="Tableau542.6">
                <table:table-cell table:style-name="Tableau542.A2" office:value-type="string">
                  <text:p text:style-name="P4"/>
                </table:table-cell>
              </table:table-row>
            </table:table>
          </table:table-cell>
          <table:table-cell table:style-name="Tableau542.B2" table:number-columns-spanned="4" office:value-type="string">
            <text:p text:style-name="P4"/>
          </table:table-cell>
          <table:covered-table-cell/>
          <table:covered-table-cell/>
          <table:covered-table-cell/>
          <table:table-cell table:number-columns-spanned="7">
            <table:table table:is-sub-table="true">
              <table:table-column table:style-name="Tableau542.F" table:number-columns-repeated="2"/>
              <table:table-column table:style-name="Tableau542.F8.3"/>
              <table:table-column table:style-name="Tableau542.L"/>
              <table:table-row table:style-name="Tableau542.6">
                <table:table-cell table:style-name="Tableau542.A2" office:value-type="string">
                  <text:p text:style-name="P4"/>
                </table:table-cell>
                <table:table-cell table:style-name="Tableau542.A2" office:value-type="string">
                  <text:p text:style-name="P4"/>
                </table:table-cell>
                <table:table-cell table:style-name="Tableau542.A2" office:value-type="string">
                  <text:p text:style-name="P32"><text:span text:style-name="T16"></text:span><text:span text:style-name="T2"> <text:s/>assiette gourmande</text:span></text:p>
                </table:table-cell>
                <table:table-cell table:style-name="Tableau542.L2" office:value-type="string">
                  <text:p text:style-name="P4"/>
                </table:table-cell>
              </table:table-row>
              <table:table-row table:style-name="Tableau542.6">
                <table:table-cell table:style-name="Tableau542.A2" office:value-type="string">
                  <text:p text:style-name="P4"/>
                </table:table-cell>
                <table:table-cell table:style-name="Tableau542.A2" office:value-type="string">
                  <text:p text:style-name="P4"/>
                </table:table-cell>
                <table:table-cell table:style-name="Tableau542.A2" office:value-type="string">
                  <text:p text:style-name="P32"><text:span text:style-name="T16"></text:span><text:span text:style-name="T2"> <text:s/>repas familial</text:span></text:p>
                </table:table-cell>
                <table:table-cell table:style-name="Tableau542.L2" office:value-type="string">
                  <text:p text:style-name="P4"/>
                </table:table-cell>
              </table:table-row>
              <table:table-row table:style-name="Tableau542.6">
                <table:table-cell table:style-name="Tableau542.A2" office:value-type="string">
                  <text:p text:style-name="P4"/>
                </table:table-cell>
                <table:table-cell table:style-name="Tableau542.A2" office:value-type="string">
                  <text:p text:style-name="P4"/>
                </table:table-cell>
                <table:table-cell table:style-name="Tableau542.B2" office:value-type="string">
                  <text:p text:style-name="P32"><text:span text:style-name="T16"></text:span><text:span text:style-name="T2"> <text:s/>menu gastronomique</text:span></text:p>
                </table:table-cell>
                <table:table-cell table:style-name="Tableau542.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542.6">
          <table:table-cell table:style-name="Tableau542.A2" office:value-type="string">
            <text:p text:style-name="P4"/>
          </table:table-cell>
          <table:table-cell table:style-name="Tableau542.B2" table:number-columns-spanned="4" office:value-type="string">
            <text:p text:style-name="P4">taxe de séjour : oui</text:p>
          </table:table-cell>
          <table:covered-table-cell/>
          <table:covered-table-cell/>
          <table:covered-table-cell/>
          <table:table-cell table:style-name="Tableau542.A2" office:value-type="string">
            <text:p text:style-name="P4"/>
          </table:table-cell>
          <table:table-cell table:style-name="Tableau542.A2" office:value-type="string">
            <text:p text:style-name="P4"/>
          </table:table-cell>
          <table:table-cell table:style-name="Tableau542.B2" table:number-columns-spanned="4" office:value-type="string">
            <text:p text:style-name="P4">taxe de séjour : <text:s/>….. par</text:p>
          </table:table-cell>
          <table:covered-table-cell/>
          <table:covered-table-cell/>
          <table:covered-table-cell/>
          <table:table-cell table:style-name="Tableau542.L2" office:value-type="string">
            <text:p text:style-name="P4"/>
          </table:table-cell>
        </table:table-row>
        <table:table-row table:style-name="Tableau542.1">
          <table:table-cell table:style-name="Tableau542.B2" office:value-type="string">
            <text:p text:style-name="P4"/>
          </table:table-cell>
          <table:table-cell table:style-name="Tableau542.E5" office:value-type="string">
            <text:p text:style-name="P4"/>
          </table:table-cell>
          <table:table-cell table:style-name="Tableau542.E5" office:value-type="string">
            <text:p text:style-name="P4"/>
          </table:table-cell>
          <table:table-cell table:style-name="Tableau542.E5" office:value-type="string">
            <text:p text:style-name="P4"/>
          </table:table-cell>
          <table:table-cell table:style-name="Tableau542.E5" office:value-type="string">
            <text:p text:style-name="P4"/>
          </table:table-cell>
          <table:table-cell table:style-name="Tableau542.E5" office:value-type="string">
            <text:p text:style-name="P4"/>
          </table:table-cell>
          <table:table-cell table:style-name="Tableau542.E5" office:value-type="string">
            <text:p text:style-name="P4"/>
          </table:table-cell>
          <table:table-cell table:style-name="Tableau542.E5" office:value-type="string">
            <text:p text:style-name="P4"/>
          </table:table-cell>
          <table:table-cell table:style-name="Tableau542.E5" office:value-type="string">
            <text:p text:style-name="P4"/>
          </table:table-cell>
          <table:table-cell table:style-name="Tableau542.E5" office:value-type="string">
            <text:p text:style-name="P4"/>
          </table:table-cell>
          <table:table-cell table:style-name="Tableau542.E5" office:value-type="string">
            <text:p text:style-name="P4"/>
          </table:table-cell>
          <table:table-cell table:style-name="Tableau542.L10" office:value-type="string">
            <text:p text:style-name="P4"/>
          </table:table-cell>
        </table:table-row>
      </table:table>
      <text:p text:style-name="P30">8. <text:s/>composition de l’hébergement</text:p>
      <table:table table:name="Tableau543" table:style-name="Tableau543">
        <table:table-column table:style-name="Tableau543.A"/>
        <table:table-column table:style-name="Tableau543.B"/>
        <table:table-row table:style-name="Tableau543.1">
          <table:table-cell table:style-name="Tableau543.A1" office:value-type="string">
            <text:p text:style-name="P4">Points forts : au bord de Meuse, isolé, sur 2 niveaux</text:p>
            <text:p text:style-name="P21"/>
            <text:p text:style-name="P2"/>
          </table:table-cell>
          <table:table-cell table:style-name="Tableau543.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543.1">
          <table:table-cell table:style-name="Tableau543.A2" office:value-type="string">
            <text:p text:style-name="P4">Distribution : 1er ét. : 1 ch. (1x2p., sdd, wc, petit salon), 1 ch.(1x1p., 1x2p., sdd), 1 ch. (1x2p., sdd), wc, bar, chauffage central. jardin : terrasse, bbq, parking. <text:s/></text:p>
            <text:p text:style-name="P28"/>
          </table:table-cell>
          <table:table-cell table:style-name="Tableau543.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543.1">
          <table:table-cell table:style-name="Tableau543.A2" office:value-type="string">
            <text:p text:style-name="P4">Pictogrammes de confort :</text:p>
            <text:p text:style-name="P5">Lit 1 pers. : 1</text:p>
            <text:p text:style-name="P5">Lit 2 pers. : 3</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543.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544" table:style-name="Tableau544">
        <table:table-column table:style-name="Tableau544.A"/>
        <table:table-column table:style-name="Tableau544.B"/>
        <table:table-row table:style-name="Tableau544.1">
          <table:table-cell table:style-name="Tableau544.A1" office:value-type="string">
            <text:p text:style-name="P4">En bordure de Meuse sur le Ravel, ancienne poste dans le cadre verdoyant de la Vallée de la Meuse. Promenades, pêche. Table d'hôtes : toutes les préparations sont maisons : pâtés, glaces, pâtisserie, civet de marcassin, veau au chocolat, fromages locaux.</text:p>
            <text:p text:style-name="P2"/>
          </table:table-cell>
          <table:table-cell table:style-name="Tableau544.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545" table:style-name="Tableau545">
        <table:table-column table:style-name="Tableau545.A"/>
        <table:table-column table:style-name="Tableau545.B"/>
        <table:table-row table:style-name="Tableau545.1">
          <table:table-cell table:style-name="Tableau545.A1" office:value-type="string">
            <text:p text:style-name="P4"/>
            <text:p text:style-name="P2">Réservation via Belsud : </text:p>
            <text:p text:style-name="P2"/>
          </table:table-cell>
          <table:table-cell table:style-name="Tableau545.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546" table:style-name="Tableau546">
        <table:table-column table:style-name="Tableau546.A"/>
        <table:table-column table:style-name="Tableau546.B"/>
        <table:table-row table:style-name="Tableau546.1">
          <table:table-cell table:style-name="Tableau546.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546.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table:table table:name="Tableau547" table:style-name="Tableau547">
        <table:table-column table:style-name="Tableau547.A"/>
        <table:table-column table:style-name="Tableau547.B"/>
        <table:table-row table:style-name="Tableau547.1">
          <table:table-cell table:style-name="Tableau547.A1" office:value-type="string">
            <text:p text:style-name="P71"/>
          </table:table-cell>
          <table:table-cell table:style-name="Tableau547.B1" office:value-type="string">
            <text:p text:style-name="P45"/>
            <text:p text:style-name="P44">Formulaire 2008</text:p>
            <text:p text:style-name="P65">Chambre(s) et Maison d’Hôtes</text:p>
          </table:table-cell>
        </table:table-row>
      </table:table>
      <text:p text:style-name="P46"/>
      <text:p text:style-name="P47"><text:span text:style-name="T2">À retourner complété pour le </text:span><text:span text:style-name="T3">31 octobre 2007</text:span><text:span text:style-name="T2"> au plus tard. <text:s/></text:span></text:p>
      <text:p text:style-name="P48"/>
      <text:p text:style-name="P48">Attention : passé le 31 octobre, aucune modification ne pourra être prise en compte.</text:p>
      <text:p text:style-name="P49"/>
      <text:p text:style-name="P50"><text:span text:style-name="T3">uniquement par courrier </text:span><text:span text:style-name="T2">à :</text:span></text:p>
      <text:p text:style-name="P51">Gîtes de Wallonie – avenue Prince de Liège, 1 – 5100 Jambes</text:p>
      <text:p text:style-name="P2"/>
      <text:p text:style-name="P30">cadre réservé aux Gîtes de Wallonie</text:p>
      <table:table table:name="Tableau548" table:style-name="Tableau548">
        <table:table-column table:style-name="Tableau548.A"/>
        <table:table-column table:style-name="Tableau548.B"/>
        <table:table-column table:style-name="Tableau548.C"/>
        <table:table-row table:style-name="Tableau548.1">
          <table:table-cell table:style-name="Tableau548.A1" table:number-columns-spanned="3" office:value-type="string">
            <text:p text:style-name="P4">Reçu le :</text:p>
            <text:p text:style-name="P2"/>
          </table:table-cell>
          <table:covered-table-cell/>
          <table:covered-table-cell/>
        </table:table-row>
        <table:table-row table:style-name="Tableau548.2">
          <table:table-cell table:style-name="Tableau548.A2" office:value-type="string">
            <text:p text:style-name="P4">Encodage :</text:p>
            <text:p text:style-name="P2"/>
          </table:table-cell>
          <table:table-cell table:style-name="Tableau548.A2" office:value-type="string">
            <text:p text:style-name="P32"><text:span text:style-name="T6">pk-heb : 712</text:span></text:p>
          </table:table-cell>
          <table:table-cell table:style-name="Tableau548.C2" office:value-type="string">
            <text:p text:style-name="P22">pk-membre : 177</text:p>
          </table:table-cell>
        </table:table-row>
      </table:table>
      <text:p text:style-name="P1"/>
      <text:p text:style-name="P15">Comment effectuer les modifications ? Quelques règles pour faciliter le travail de chacun :</text:p>
      <text:p text:style-name="P51">Les données dont nous disposons se trouvent dans la colonne de gauche.</text:p>
      <text:p text:style-name="P51">Si vous souhaitez effectuer des modifications :</text:p>
      <text:p text:style-name="P51">- Les modifications s’effectuent uniquement dans la colonne de droite.</text:p>
      <text:p text:style-name="P51">- Veillez à toujours respecter les indications qui vous sont données.</text:p>
      <text:p text:style-name="P51">- Merci de noter les informations de manière lisible, en caractère d’imprimerie, dans une couleur différente du noir.</text:p>
      <text:p text:style-name="P51">- « -1 » ou « None » dans les informations signifie que nous ne disposons pas de l’information.</text:p>
      <text:p text:style-name="P2"/>
      <text:p text:style-name="P30">1. <text:s/>Photo</text:p>
      <table:table table:name="Tableau549" table:style-name="Tableau549">
        <table:table-column table:style-name="Tableau549.A"/>
        <table:table-column table:style-name="Tableau549.B"/>
        <table:table-row table:style-name="Tableau549.1">
          <table:table-cell table:style-name="Tableau549.A1" office:value-type="string">
            <text:p text:style-name="P4">photo</text:p>
          </table:table-cell>
          <table:table-cell table:style-name="Tableau549.B1" office:value-type="string">
            <text:p text:style-name="P4">Nouvelle photographie (prise de vue extérieure horizontale – libre de droit et de reproduction)</text:p>
            <text:p text:style-name="P2"/>
            <text:p text:style-name="P1"><text:span text:style-name="T16"></text:span><text:span text:style-name="T2"> jointe au formulaire</text:span></text:p>
            <text:p text:style-name="Standard"><text:span text:style-name="T18"></text:span><text:span text:style-name="T19"> par mail à </text:span><text:a xlink:type="simple" xlink:href="mailto:gitesdewallonie@skynet.be">gitesdewallonie@skynet.be</text:a><text:span text:style-name="T19">, objet du mail : photo guide + pk-heb712</text:span></text:p>
            <text:p text:style-name="P2"/>
            <text:p text:style-name="P2"/>
            <text:p text:style-name="P2"/>
            <text:p text:style-name="P2"/>
            <text:p text:style-name="P2"/>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0">2. <text:s/>renseignements officiels</text:p>
      <text:p text:style-name="P52"><text:span text:style-name="T4">ATTENTION</text:span><text:span text:style-name="T5"> : Les données ci-dessous sont les données officielles de l’hébergement autorisé par le Commissariat général au Tourisme.</text:span></text:p>
      <text:p text:style-name="P53">Aucune modification ne sera acceptée sans copie du document officiel du CGT.</text:p>
      <table:table table:name="Tableau550" table:style-name="Tableau550">
        <table:table-column table:style-name="Tableau550.A"/>
        <table:table-column table:style-name="Tableau550.B"/>
        <table:table-row table:style-name="Tableau550.1">
          <table:table-cell table:style-name="Tableau550.A1" office:value-type="string">
            <text:p text:style-name="P34"><text:span text:style-name="T2">classification (épis) : 1-2</text:span></text:p>
            <text:p text:style-name="P5"/>
            <text:p text:style-name="P5">type d’hébergement : Chambre d'hôtes</text:p>
            <text:p text:style-name="P25"/>
            <text:p text:style-name="P25"/>
            <text:p text:style-name="P25"/>
            <text:p text:style-name="P33"><text:span text:style-name="T2">capacité globale : 2/7</text:span></text:p>
            <text:p text:style-name="P5"/>
            <text:p text:style-name="P5">nombre total de chambres : 3</text:p>
          </table:table-cell>
          <table:table-cell table:style-name="Tableau550.B1" office:value-type="string">
            <text:p text:style-name="P36"><text:span text:style-name="T16"></text:span><text:span text:style-name="T2"> 1 <text:s/></text:span><text:span text:style-name="T16"></text:span><text:span text:style-name="T2"> 2 <text:s/></text:span><text:span text:style-name="T16"></text:span><text:span text:style-name="T2"> 3 <text:s/></text:span><text:span text:style-name="T16"></text:span><text:span text:style-name="T2"> 4</text:span></text:p>
            <text:p text:style-name="P6"/>
            <text:p text:style-name="P7"/>
            <text:p text:style-name="P37"><text:span text:style-name="T16"></text:span><text:span text:style-name="T2"> chambre d’hôtes</text:span></text:p>
            <text:p text:style-name="P38"><text:span text:style-name="T16"></text:span><text:span text:style-name="T2"> maison d’hôtes</text:span></text:p>
            <text:p text:style-name="P6"/>
            <text:p text:style-name="P6">…. / ….</text:p>
            <text:p text:style-name="P6"/>
            <text:p text:style-name="P2">…..</text:p>
          </table:table-cell>
        </table:table-row>
      </table:table>
      <text:p text:style-name="P30"/>
      <text:p text:style-name="P30"/>
      <text:p text:style-name="P30">3. <text:s/>renseignements propriétaire</text:p>
      <table:table table:name="Tableau551" table:style-name="Tableau551">
        <table:table-column table:style-name="Tableau551.A"/>
        <table:table-column table:style-name="Tableau551.B"/>
        <table:table-row table:style-name="Tableau551.1">
          <table:table-cell table:style-name="Tableau551.A1" office:value-type="string">
            <text:p text:style-name="P4">prénom et nom :</text:p>
            <text:p text:style-name="P2">Alain <text:s/>ANDRIEUX <text:s/></text:p>
            <text:p text:style-name="P2"/>
            <text:p text:style-name="P1"><text:span text:style-name="T2">tél. : 082 61 17 41</text:span></text:p>
            <text:p text:style-name="P2"/>
            <text:p text:style-name="P1"><text:span text:style-name="T2">gsm : </text:span></text:p>
            <text:p text:style-name="P2"/>
            <text:p text:style-name="P1"><text:span text:style-name="T2">fax : 082 61 17 41</text:span></text:p>
            <text:p text:style-name="P2"/>
            <text:p text:style-name="P2">adresse e-mail : </text:p>
            <text:p text:style-name="P2">alain.andrieux@belgacom.net</text:p>
            <text:p text:style-name="P2"/>
            <text:p text:style-name="P2">site internet personnel :</text:p>
            <text:p text:style-name="P2"/>
            <text:p text:style-name="P2"/>
            <text:p text:style-name="P2">langues parlées :</text:p>
            <text:p text:style-name="P28">FR - NL</text:p>
            <text:p text:style-name="P2"/>
          </table:table-cell>
          <table:table-cell table:style-name="Tableau551.B1" office:value-type="string">
            <text:p text:style-name="P18">(p.ex. : Benoît et Léa WILLEMS)</text:p>
            <text:p text:style-name="P6"><text:tab/></text:p>
            <text:p text:style-name="P6"/>
            <text:p text:style-name="P6"><text:tab/></text:p>
            <text:p text:style-name="P6"/>
            <text:p text:style-name="P6"><text:tab/></text:p>
            <text:p text:style-name="P6"/>
            <text:p text:style-name="P6"><text:tab/></text:p>
            <text:p text:style-name="P6"/>
            <text:p text:style-name="P6"/>
            <text:p text:style-name="P6"><text:tab/></text:p>
            <text:p text:style-name="P6"/>
            <text:p text:style-name="P6"/>
            <text:p text:style-name="P6"><text:tab/></text:p>
            <text:p text:style-name="P6"/>
            <text:p text:style-name="P17">(en remplacement des anciennes données)</text:p>
            <text:p text:style-name="P35"><text:span text:style-name="T16"></text:span><text:span text:style-name="T2"> FR <text:s/></text:span><text:span text:style-name="T16"></text:span><text:span text:style-name="T2"> NL <text:s/></text:span><text:span text:style-name="T16"></text:span><text:span text:style-name="T2"> UK <text:s/></text:span><text:span text:style-name="T16"></text:span><text:span text:style-name="T2"> D <text:s/></text:span><text:span text:style-name="T16"></text:span><text:span text:style-name="T2"> IT </text:span><text:span text:style-name="T16"></text:span><text:span text:style-name="T2"> SP</text:span></text:p>
            <text:p text:style-name="P35"><text:span text:style-name="T16"></text:span><text:span text:style-name="T2"> autres : <text:tab/></text:span></text:p>
          </table:table-cell>
        </table:table-row>
      </table:table>
      <text:p text:style-name="P1"/>
      <text:p text:style-name="P1"/>
      <text:p text:style-name="P30">4. <text:s/>renseignements hébergement</text:p>
      <table:table table:name="Tableau552" table:style-name="Tableau552">
        <table:table-column table:style-name="Tableau552.A"/>
        <table:table-column table:style-name="Tableau552.B"/>
        <table:table-row table:style-name="Tableau552.1">
          <table:table-cell table:style-name="Tableau552.A1" office:value-type="string">
            <text:p text:style-name="P4">nom de l’hébergement :</text:p>
            <text:p text:style-name="P2">Chambres d'Hôtes</text:p>
            <text:p text:style-name="P2"/>
            <text:p text:style-name="P2">rue :</text:p>
            <text:p text:style-name="P2">rue du Rivage, 21</text:p>
            <text:p text:style-name="P2"/>
            <text:p text:style-name="P2">code postal : 5537 Anhee</text:p>
            <text:p text:style-name="P2">localité pour la communication :</text:p>
            <text:p text:style-name="P24">Annevoie</text:p>
            <text:p text:style-name="P2"/>
          </table:table-cell>
          <table:table-cell table:style-name="Tableau552.B1" office:value-type="string">
            <text:p text:style-name="P18"/>
            <text:p text:style-name="P6"><text:tab/></text:p>
            <text:p text:style-name="P6"/>
            <text:p text:style-name="P6"/>
            <text:p text:style-name="P6"><text:tab/></text:p>
            <text:p text:style-name="P6"/>
            <text:p text:style-name="P6"><text:tab/></text:p>
            <text:p text:style-name="P17"/>
            <text:p text:style-name="P31"><text:tab/></text:p>
            <text:p text:style-name="P17">(commune légale ou localité de la commune légale utilisée pour la promotion de l’hébergement)</text:p>
          </table:table-cell>
        </table:table-row>
      </table:table>
      <text:p text:style-name="P1"/>
      <text:p text:style-name="P1"/>
      <text:p text:style-name="P1"/>
      <text:p text:style-name="P1"/>
      <text:p text:style-name="P30">5. <text:s/>pictogrammes au choix</text:p>
      <text:p text:style-name="P54">Les distances s’expriment en kilomètres et dizaines de kilomètres.</text:p>
      <text:p text:style-name="P54">3 kilomètres = 3.0 – 200 mètres = 0.2</text:p>
      <text:p text:style-name="P54">0.0 indique « à une distance de 0 kilomètres » donc sur place</text:p>
      <table:table table:name="Tableau553" table:style-name="Tableau553">
        <table:table-column table:style-name="Tableau553.A"/>
        <table:table-column table:style-name="Tableau553.B"/>
        <table:table-row table:style-name="Tableau553.1">
          <table:table-cell table:style-name="Tableau553.A1" office:value-type="string">
            <text:p text:style-name="P4"/>
            <text:p text:style-name="P2"/>
            <text:p text:style-name="P33"><text:span text:style-name="T2">tennis : </text:span></text:p>
            <text:p text:style-name="P5">sports nautiques : 5.0</text:p>
            <text:p text:style-name="P23">ski : </text:p>
            <text:p text:style-name="P5">randonnées balisées : 0.0</text:p>
            <text:p text:style-name="P5">piscine : <text:tab/></text:p>
            <text:p text:style-name="P5">pêche : 0.0<text:tab/></text:p>
            <text:p text:style-name="P5">équitation : </text:p>
            <text:p text:style-name="P5">vélos à disposition : </text:p>
            <text:p text:style-name="P5">circuit v.t.t. : 0.0</text:p>
            <text:p text:style-name="P5">ravel : 0.0<text:tab/></text:p>
            <text:p text:style-name="P2"/>
          </table:table-cell>
          <table:table-cell table:style-name="Tableau553.B1" office:value-type="string">
            <text:p text:style-name="P19">(5 maximum en remplacement des anciens)</text:p>
            <text:p text:style-name="P2"/>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ext:p text:style-name="P8"><text:tab/>…..</text:p>
          </table:table-cell>
        </table:table-row>
      </table:table>
      <text:p text:style-name="P30"/>
      <text:p text:style-name="P30">6. <text:s/>pictogrammes obligatoires</text:p>
      <table:table table:name="Tableau554" table:style-name="Tableau554">
        <table:table-column table:style-name="Tableau554.A"/>
        <table:table-column table:style-name="Tableau554.B"/>
        <table:table-row table:style-name="Tableau554.1">
          <table:table-cell table:style-name="Tableau554.A1" office:value-type="string">
            <text:p text:style-name="P4"/>
            <text:p text:style-name="P5">commerces : 0.2</text:p>
            <text:p text:style-name="P5">restaurant : 0.0</text:p>
            <text:p text:style-name="P5">gare : 1.0</text:p>
            <text:p text:style-name="P5"/>
            <text:p text:style-name="P5">animaux domestiques admis : oui</text:p>
            <text:p text:style-name="P5">hébergement fumeur : oui</text:p>
          </table:table-cell>
          <table:table-cell table:style-name="Tableau554.B1" office:value-type="string">
            <text:p text:style-name="P9"/>
            <text:p text:style-name="P8"><text:tab/>…..</text:p>
            <text:p text:style-name="P8"><text:tab/>…..</text:p>
            <text:p text:style-name="P8"><text:tab/>…..</text:p>
            <text:p text:style-name="P8"/>
            <text:p text:style-name="P38"><text:span text:style-name="T16"></text:span><text:span text:style-name="T2"> oui <text:s/></text:span><text:span text:style-name="T16"></text:span><text:span text:style-name="T2"> non</text:span></text:p>
            <text:p text:style-name="P38"><text:span text:style-name="T16"></text:span><text:span text:style-name="T2"> oui <text:s/></text:span><text:span text:style-name="T16"></text:span><text:span text:style-name="T2"> non</text:span></text:p>
          </table:table-cell>
        </table:table-row>
      </table:table>
      <text:p text:style-name="P30"/>
      <text:p text:style-name="P30">7. <text:s/>tarif <text:span text:style-name="T20">2008</text:span></text:p>
      <table:table table:name="Tableau555" table:style-name="Tableau555">
        <table:table-column table:style-name="Tableau555.A"/>
        <table:table-column table:style-name="Tableau555.B"/>
        <table:table-column table:style-name="Tableau555.C" table:number-columns-repeated="3"/>
        <table:table-column table:style-name="Tableau555.F" table:number-columns-repeated="2"/>
        <table:table-column table:style-name="Tableau555.B"/>
        <table:table-column table:style-name="Tableau555.I"/>
        <table:table-column table:style-name="Tableau555.J"/>
        <table:table-column table:style-name="Tableau555.K"/>
        <table:table-column table:style-name="Tableau555.L"/>
        <table:table-row table:style-name="Tableau555.1">
          <table:table-cell table:style-name="Tableau555.A1" office:value-type="string">
            <text:p text:style-name="P4"/>
          </table:table-cell>
          <table:table-cell table:style-name="Tableau555.B1" office:value-type="string">
            <text:p text:style-name="P4"/>
          </table:table-cell>
          <table:table-cell table:style-name="Tableau555.B1" office:value-type="string">
            <text:p text:style-name="P4"/>
          </table:table-cell>
          <table:table-cell table:style-name="Tableau555.B1" office:value-type="string">
            <text:p text:style-name="P4"/>
          </table:table-cell>
          <table:table-cell table:style-name="Tableau555.B1" office:value-type="string">
            <text:p text:style-name="P4"/>
          </table:table-cell>
          <table:table-cell table:style-name="Tableau555.F1" office:value-type="string">
            <text:p text:style-name="P4"/>
          </table:table-cell>
          <table:table-cell table:style-name="Tableau555.A1" office:value-type="string">
            <text:p text:style-name="P4"/>
          </table:table-cell>
          <table:table-cell table:style-name="Tableau555.B1" office:value-type="string">
            <text:p text:style-name="P4"/>
          </table:table-cell>
          <table:table-cell table:style-name="Tableau555.B1" office:value-type="string">
            <text:p text:style-name="P4"/>
          </table:table-cell>
          <table:table-cell table:style-name="Tableau555.B1" office:value-type="string">
            <text:p text:style-name="P4"/>
          </table:table-cell>
          <table:table-cell table:style-name="Tableau555.B1" office:value-type="string">
            <text:p text:style-name="P4"/>
          </table:table-cell>
          <table:table-cell table:style-name="Tableau555.L1" office:value-type="string">
            <text:p text:style-name="P4"/>
          </table:table-cell>
        </table:table-row>
        <table:table-row table:style-name="Tableau555.1">
          <table:table-cell table:style-name="Tableau555.A2" office:value-type="string">
            <text:p text:style-name="P4"/>
          </table:table-cell>
          <table:table-cell table:style-name="Tableau555.B2" office:value-type="string">
            <text:p text:style-name="P4"/>
          </table:table-cell>
          <table:table-cell table:style-name="Tableau555.B2" office:value-type="string">
            <text:p text:style-name="P4">1 p.</text:p>
          </table:table-cell>
          <table:table-cell table:style-name="Tableau555.B2" office:value-type="string">
            <text:p text:style-name="P4">2 p.</text:p>
          </table:table-cell>
          <table:table-cell table:style-name="Tableau555.B2" office:value-type="string">
            <text:p text:style-name="P32"><text:span text:style-name="T2">3</text:span><text:span text:style-name="T22">ième</text:span><text:span text:style-name="T2"> p.</text:span></text:p>
          </table:table-cell>
          <table:table-cell table:style-name="Tableau555.A2" office:value-type="string">
            <text:p text:style-name="P4"/>
          </table:table-cell>
          <table:table-cell table:style-name="Tableau555.A2" office:value-type="string">
            <text:p text:style-name="P4"/>
          </table:table-cell>
          <table:table-cell table:style-name="Tableau555.B2" office:value-type="string">
            <text:p text:style-name="P4"/>
          </table:table-cell>
          <table:table-cell table:style-name="Tableau555.B2" office:value-type="string">
            <text:p text:style-name="P4">1 p.</text:p>
          </table:table-cell>
          <table:table-cell table:style-name="Tableau555.B2" office:value-type="string">
            <text:p text:style-name="P4">2 p.</text:p>
          </table:table-cell>
          <table:table-cell table:style-name="Tableau555.B2" office:value-type="string">
            <text:p text:style-name="P32"><text:span text:style-name="T2">3</text:span><text:span text:style-name="T22">ième</text:span><text:span text:style-name="T2"> p.</text:span></text:p>
          </table:table-cell>
          <table:table-cell table:style-name="Tableau555.L2" office:value-type="string">
            <text:p text:style-name="P4"/>
          </table:table-cell>
        </table:table-row>
        <table:table-row table:style-name="Tableau555.1">
          <table:table-cell table:style-name="Tableau555.A2" office:value-type="string">
            <text:p text:style-name="P4"/>
          </table:table-cell>
          <table:table-cell table:style-name="Tableau555.B2" office:value-type="string">
            <text:p text:style-name="P4">1 nuit + pt. déj.</text:p>
          </table:table-cell>
          <table:table-cell table:style-name="Tableau555.B2" office:value-type="string">
            <text:p text:style-name="P4"/>
          </table:table-cell>
          <table:table-cell table:style-name="Tableau555.B2" office:value-type="string">
            <text:p text:style-name="P4">42.00/52.00</text:p>
          </table:table-cell>
          <table:table-cell table:style-name="Tableau555.B2" office:value-type="string">
            <text:p text:style-name="P4"/>
          </table:table-cell>
          <table:table-cell table:style-name="Tableau555.A2" office:value-type="string">
            <text:p text:style-name="P4"/>
          </table:table-cell>
          <table:table-cell table:style-name="Tableau555.A2" office:value-type="string">
            <text:p text:style-name="P4"/>
          </table:table-cell>
          <table:table-cell table:style-name="Tableau555.B2" office:value-type="string">
            <text:p text:style-name="P4">1 nuit + pt. déj.</text:p>
          </table:table-cell>
          <table:table-cell table:style-name="Tableau555.B2" office:value-type="string">
            <text:p text:style-name="P4"/>
          </table:table-cell>
          <table:table-cell table:style-name="Tableau555.B2" office:value-type="string">
            <text:p text:style-name="P4"/>
          </table:table-cell>
          <table:table-cell table:style-name="Tableau555.B2" office:value-type="string">
            <text:p text:style-name="P4"/>
          </table:table-cell>
          <table:table-cell table:style-name="Tableau555.L2" office:value-type="string">
            <text:p text:style-name="P4"/>
          </table:table-cell>
        </table:table-row>
        <table:table-row table:style-name="Tableau555.1">
          <table:table-cell table:style-name="Tableau555.A2" office:value-type="string">
            <text:p text:style-name="P4"/>
          </table:table-cell>
          <table:table-cell table:style-name="Tableau555.B2" office:value-type="string">
            <text:p text:style-name="P4">réduction si pas de pt. déjeuner</text:p>
          </table:table-cell>
          <table:table-cell table:style-name="Tableau555.B2" office:value-type="string">
            <text:p text:style-name="P4"/>
          </table:table-cell>
          <table:table-cell table:style-name="Tableau555.B2" office:value-type="string">
            <text:p text:style-name="P4"/>
          </table:table-cell>
          <table:table-cell table:style-name="Tableau555.B2" office:value-type="string">
            <text:p text:style-name="P4"/>
          </table:table-cell>
          <table:table-cell table:style-name="Tableau555.A2" office:value-type="string">
            <text:p text:style-name="P4"/>
          </table:table-cell>
          <table:table-cell table:style-name="Tableau555.A2" office:value-type="string">
            <text:p text:style-name="P4"/>
          </table:table-cell>
          <table:table-cell table:style-name="Tableau555.B2" office:value-type="string">
            <text:p text:style-name="P4">réduction si pas de pt. déjeuner</text:p>
          </table:table-cell>
          <table:table-cell table:style-name="Tableau555.B2" office:value-type="string">
            <text:p text:style-name="P4"/>
          </table:table-cell>
          <table:table-cell table:style-name="Tableau555.B2" office:value-type="string">
            <text:p text:style-name="P4"/>
          </table:table-cell>
          <table:table-cell table:style-name="Tableau555.B2" office:value-type="string">
            <text:p text:style-name="P4"/>
          </table:table-cell>
          <table:table-cell table:style-name="Tableau555.L2" office:value-type="string">
            <text:p text:style-name="P4"/>
          </table:table-cell>
        </table:table-row>
        <table:table-row table:style-name="Tableau555.1">
          <table:table-cell table:style-name="Tableau555.A2" office:value-type="string">
            <text:p text:style-name="P4"/>
          </table:table-cell>
          <table:table-cell table:style-name="Tableau555.B2" office:value-type="string">
            <text:p text:style-name="P4">table d’hôtes</text:p>
          </table:table-cell>
          <table:table-cell table:style-name="Tableau555.B2" office:value-type="string">
            <text:p text:style-name="P55">16.00</text:p>
          </table:table-cell>
          <table:table-cell table:style-name="Tableau555.B2" office:value-type="string">
            <text:p text:style-name="P55"/>
          </table:table-cell>
          <table:table-cell table:style-name="Tableau555.E5" office:value-type="string">
            <text:p text:style-name="P4"/>
          </table:table-cell>
          <table:table-cell table:style-name="Tableau555.A2" office:value-type="string">
            <text:p text:style-name="P4"/>
          </table:table-cell>
          <table:table-cell table:style-name="Tableau555.A2" office:value-type="string">
            <text:p text:style-name="P4"/>
          </table:table-cell>
          <table:table-cell table:style-name="Tableau555.A2" office:value-type="string">
            <text:p text:style-name="P4">table d’hôtes</text:p>
          </table:table-cell>
          <table:table-cell table:style-name="Tableau555.A2" office:value-type="string">
            <text:p text:style-name="P10">/p.</text:p>
          </table:table-cell>
          <table:table-cell table:style-name="Tableau555.A2" office:value-type="string">
            <text:p text:style-name="P4"/>
          </table:table-cell>
          <table:table-cell table:style-name="Tableau555.K5" office:value-type="string">
            <text:p text:style-name="P4"/>
          </table:table-cell>
          <table:table-cell table:style-name="Tableau555.L5" office:value-type="string">
            <text:p text:style-name="P4"/>
          </table:table-cell>
        </table:table-row>
        <table:table-row table:style-name="Tableau555.6">
          <table:table-cell table:style-name="Tableau555.A2" office:value-type="string">
            <text:p text:style-name="P4"/>
          </table:table-cell>
          <table:table-cell table:style-name="Tableau555.B2" office:value-type="string">
            <text:p text:style-name="P4">autres</text:p>
            <text:p text:style-name="P2"/>
          </table:table-cell>
          <table:table-cell table:style-name="Tableau555.B2" table:number-columns-spanned="3" office:value-type="string">
            <text:p text:style-name="P26"/>
          </table:table-cell>
          <table:covered-table-cell/>
          <table:covered-table-cell/>
          <table:table-cell table:style-name="Tableau555.A2" office:value-type="string">
            <text:p text:style-name="P4"/>
          </table:table-cell>
          <table:table-cell table:style-name="Tableau555.A2" office:value-type="string">
            <text:p text:style-name="P4"/>
          </table:table-cell>
          <table:table-cell table:style-name="Tableau555.H6" office:value-type="string">
            <text:p text:style-name="P4">autres</text:p>
          </table:table-cell>
          <table:table-cell table:style-name="Tableau555.H6" table:number-columns-spanned="3" office:value-type="string">
            <text:p text:style-name="P4"/>
          </table:table-cell>
          <table:covered-table-cell/>
          <table:covered-table-cell/>
          <table:table-cell table:style-name="Tableau555.L2" office:value-type="string">
            <text:p text:style-name="P4"/>
          </table:table-cell>
        </table:table-row>
        <table:table-row table:style-name="Tableau555.6">
          <table:table-cell table:style-name="Tableau555.A2" office:value-type="string">
            <text:p text:style-name="P4"/>
          </table:table-cell>
          <table:table-cell table:style-name="Tableau555.A2" table:number-columns-spanned="4" office:value-type="string">
            <text:p text:style-name="P4">type de table d’hôtes : th3</text:p>
          </table:table-cell>
          <table:covered-table-cell/>
          <table:covered-table-cell/>
          <table:covered-table-cell/>
          <table:table-cell table:style-name="Tableau555.A2" office:value-type="string">
            <text:p text:style-name="P4"/>
          </table:table-cell>
          <table:table-cell table:style-name="Tableau555.A2" office:value-type="string">
            <text:p text:style-name="P4"/>
          </table:table-cell>
          <table:table-cell table:style-name="Tableau555.A2" table:number-columns-spanned="4" office:value-type="string">
            <text:p text:style-name="P4">Type de table d’hôtes :</text:p>
          </table:table-cell>
          <table:covered-table-cell/>
          <table:covered-table-cell/>
          <table:covered-table-cell/>
          <table:table-cell table:style-name="Tableau555.L2" office:value-type="string">
            <text:p text:style-name="P4"/>
          </table:table-cell>
        </table:table-row>
        <table:table-row table:style-name="Tableau555.6">
          <table:table-cell>
            <table:table table:is-sub-table="true">
              <table:table-column table:style-name="Tableau555.A"/>
              <table:table-row table:style-name="Tableau555.6">
                <table:table-cell table:style-name="Tableau555.A2" office:value-type="string">
                  <text:p text:style-name="P4"/>
                </table:table-cell>
              </table:table-row>
              <table:table-row table:style-name="Tableau555.6">
                <table:table-cell table:style-name="Tableau555.A2" office:value-type="string">
                  <text:p text:style-name="P4"/>
                </table:table-cell>
              </table:table-row>
              <table:table-row table:style-name="Tableau555.6">
                <table:table-cell table:style-name="Tableau555.A2" office:value-type="string">
                  <text:p text:style-name="P4"/>
                </table:table-cell>
              </table:table-row>
            </table:table>
          </table:table-cell>
          <table:table-cell table:style-name="Tableau555.B2" table:number-columns-spanned="4" office:value-type="string">
            <text:p text:style-name="P4"/>
          </table:table-cell>
          <table:covered-table-cell/>
          <table:covered-table-cell/>
          <table:covered-table-cell/>
          <table:table-cell table:number-columns-spanned="7">
            <table:table table:is-sub-table="true">
              <table:table-column table:style-name="Tableau555.F" table:number-columns-repeated="2"/>
              <table:table-column table:style-name="Tableau555.F8.3"/>
              <table:table-column table:style-name="Tableau555.L"/>
              <table:table-row table:style-name="Tableau555.6">
                <table:table-cell table:style-name="Tableau555.A2" office:value-type="string">
                  <text:p text:style-name="P4"/>
                </table:table-cell>
                <table:table-cell table:style-name="Tableau555.A2" office:value-type="string">
                  <text:p text:style-name="P4"/>
                </table:table-cell>
                <table:table-cell table:style-name="Tableau555.A2" office:value-type="string">
                  <text:p text:style-name="P32"><text:span text:style-name="T16"></text:span><text:span text:style-name="T2"> <text:s/>assiette gourmande</text:span></text:p>
                </table:table-cell>
                <table:table-cell table:style-name="Tableau555.L2" office:value-type="string">
                  <text:p text:style-name="P4"/>
                </table:table-cell>
              </table:table-row>
              <table:table-row table:style-name="Tableau555.6">
                <table:table-cell table:style-name="Tableau555.A2" office:value-type="string">
                  <text:p text:style-name="P4"/>
                </table:table-cell>
                <table:table-cell table:style-name="Tableau555.A2" office:value-type="string">
                  <text:p text:style-name="P4"/>
                </table:table-cell>
                <table:table-cell table:style-name="Tableau555.A2" office:value-type="string">
                  <text:p text:style-name="P32"><text:span text:style-name="T16"></text:span><text:span text:style-name="T2"> <text:s/>repas familial</text:span></text:p>
                </table:table-cell>
                <table:table-cell table:style-name="Tableau555.L2" office:value-type="string">
                  <text:p text:style-name="P4"/>
                </table:table-cell>
              </table:table-row>
              <table:table-row table:style-name="Tableau555.6">
                <table:table-cell table:style-name="Tableau555.A2" office:value-type="string">
                  <text:p text:style-name="P4"/>
                </table:table-cell>
                <table:table-cell table:style-name="Tableau555.A2" office:value-type="string">
                  <text:p text:style-name="P4"/>
                </table:table-cell>
                <table:table-cell table:style-name="Tableau555.B2" office:value-type="string">
                  <text:p text:style-name="P32"><text:span text:style-name="T16"></text:span><text:span text:style-name="T2"> <text:s/>menu gastronomique</text:span></text:p>
                </table:table-cell>
                <table:table-cell table:style-name="Tableau555.L2" office:value-type="string">
                  <text:p text:style-name="P4"/>
                </table:table-cell>
              </table:table-row>
            </table:table>
          </table:table-cell>
          <table:covered-table-cell/>
          <table:covered-table-cell/>
          <table:covered-table-cell/>
          <table:covered-table-cell/>
          <table:covered-table-cell/>
          <table:covered-table-cell/>
        </table:table-row>
        <table:table-row table:style-name="Tableau555.6">
          <table:table-cell table:style-name="Tableau555.A2" office:value-type="string">
            <text:p text:style-name="P4"/>
          </table:table-cell>
          <table:table-cell table:style-name="Tableau555.B2" table:number-columns-spanned="4" office:value-type="string">
            <text:p text:style-name="P4">taxe de séjour : oui</text:p>
          </table:table-cell>
          <table:covered-table-cell/>
          <table:covered-table-cell/>
          <table:covered-table-cell/>
          <table:table-cell table:style-name="Tableau555.A2" office:value-type="string">
            <text:p text:style-name="P4"/>
          </table:table-cell>
          <table:table-cell table:style-name="Tableau555.A2" office:value-type="string">
            <text:p text:style-name="P4"/>
          </table:table-cell>
          <table:table-cell table:style-name="Tableau555.B2" table:number-columns-spanned="4" office:value-type="string">
            <text:p text:style-name="P4">taxe de séjour : <text:s/>….. par</text:p>
          </table:table-cell>
          <table:covered-table-cell/>
          <table:covered-table-cell/>
          <table:covered-table-cell/>
          <table:table-cell table:style-name="Tableau555.L2" office:value-type="string">
            <text:p text:style-name="P4"/>
          </table:table-cell>
        </table:table-row>
        <table:table-row table:style-name="Tableau555.1">
          <table:table-cell table:style-name="Tableau555.B2" office:value-type="string">
            <text:p text:style-name="P4"/>
          </table:table-cell>
          <table:table-cell table:style-name="Tableau555.E5" office:value-type="string">
            <text:p text:style-name="P4"/>
          </table:table-cell>
          <table:table-cell table:style-name="Tableau555.E5" office:value-type="string">
            <text:p text:style-name="P4"/>
          </table:table-cell>
          <table:table-cell table:style-name="Tableau555.E5" office:value-type="string">
            <text:p text:style-name="P4"/>
          </table:table-cell>
          <table:table-cell table:style-name="Tableau555.E5" office:value-type="string">
            <text:p text:style-name="P4"/>
          </table:table-cell>
          <table:table-cell table:style-name="Tableau555.E5" office:value-type="string">
            <text:p text:style-name="P4"/>
          </table:table-cell>
          <table:table-cell table:style-name="Tableau555.E5" office:value-type="string">
            <text:p text:style-name="P4"/>
          </table:table-cell>
          <table:table-cell table:style-name="Tableau555.E5" office:value-type="string">
            <text:p text:style-name="P4"/>
          </table:table-cell>
          <table:table-cell table:style-name="Tableau555.E5" office:value-type="string">
            <text:p text:style-name="P4"/>
          </table:table-cell>
          <table:table-cell table:style-name="Tableau555.E5" office:value-type="string">
            <text:p text:style-name="P4"/>
          </table:table-cell>
          <table:table-cell table:style-name="Tableau555.E5" office:value-type="string">
            <text:p text:style-name="P4"/>
          </table:table-cell>
          <table:table-cell table:style-name="Tableau555.L10" office:value-type="string">
            <text:p text:style-name="P4"/>
          </table:table-cell>
        </table:table-row>
      </table:table>
      <text:p text:style-name="P30">8. <text:s/>composition de l’hébergement</text:p>
      <table:table table:name="Tableau556" table:style-name="Tableau556">
        <table:table-column table:style-name="Tableau556.A"/>
        <table:table-column table:style-name="Tableau556.B"/>
        <table:table-row table:style-name="Tableau556.1">
          <table:table-cell table:style-name="Tableau556.A1" office:value-type="string">
            <text:p text:style-name="P4">Points forts : au bord de Meuse, isolé, sur 2 niveaux</text:p>
            <text:p text:style-name="P21"/>
            <text:p text:style-name="P2"/>
          </table:table-cell>
          <table:table-cell table:style-name="Tableau556.B1" office:value-type="string">
            <text:p text:style-name="P19">se compose de :</text:p>
            <text:p text:style-name="P16">1. localisation (une seule possibilité)</text:p>
            <text:p text:style-name="P38"><text:span text:style-name="T16"></text:span><text:span text:style-name="T2"> dans un hameau<text:tab/></text:span><text:span text:style-name="T16"></text:span><text:span text:style-name="T2"> au bord des champs</text:span></text:p>
            <text:p text:style-name="P39"><text:span text:style-name="T16"></text:span><text:span text:style-name="T2"> en bout de hameau<text:tab/></text:span><text:span text:style-name="T16"></text:span><text:span text:style-name="T2"> au bord des prés</text:span></text:p>
            <text:p text:style-name="P39"><text:span text:style-name="T16"></text:span><text:span text:style-name="T2"> à l’orée des bois<text:tab/></text:span><text:span text:style-name="T16"></text:span><text:span text:style-name="T2"> au bord d’une rivière</text:span></text:p>
            <text:p text:style-name="P39"><text:span text:style-name="T16"></text:span><text:span text:style-name="T2"> à l’orée de la forêt<text:tab/></text:span><text:span text:style-name="T16"></text:span><text:span text:style-name="T2"> au bord d’un ruisseau</text:span></text:p>
            <text:p text:style-name="P39"><text:span text:style-name="T16"></text:span><text:span text:style-name="T2"> le long d’une route<text:tab/></text:span><text:span text:style-name="T16"></text:span><text:span text:style-name="T2"> en ville</text:span></text:p>
            <text:p text:style-name="P16">2. situation</text:p>
            <text:p text:style-name="P1"><text:span text:style-name="T16"></text:span><text:span text:style-name="T2"> isolé</text:span></text:p>
            <text:p text:style-name="P40"><text:span text:style-name="T16"></text:span><text:span text:style-name="T2"> mitoyen</text:span></text:p>
            <text:p text:style-name="P41"><text:span text:style-name="T2"><text:tab/></text:span><text:span text:style-name="T16"></text:span><text:span text:style-name="T2"> à une autre habitation<text:line-break/><text:tab/></text:span><text:span text:style-name="T16"></text:span><text:span text:style-name="T2"> à un bâtiment non habité</text:span></text:p>
            <text:p text:style-name="P41"><text:span text:style-name="T2"><text:tab/></text:span><text:span text:style-name="T16"></text:span><text:span text:style-name="T2"> à un gîte</text:span></text:p>
            <text:p text:style-name="P41"><text:span text:style-name="T2"><text:tab/></text:span><text:span text:style-name="T16"></text:span><text:span text:style-name="T2"> à plusieurs gîtes</text:span></text:p>
            <text:p text:style-name="P20">3. niveaux</text:p>
            <text:p text:style-name="P41"><text:span text:style-name="T16"></text:span><text:span text:style-name="T2"> l’hébergement est sur … niveaux </text:span><text:span text:style-name="T5">(rez-de-chaussée + 1 étage = 2 niveaux)</text:span></text:p>
            <text:p text:style-name="P41"><text:span text:style-name="T16"></text:span><text:span text:style-name="T2"> l’hébergement est de plain-pied</text:span></text:p>
            <text:p text:style-name="P41"><text:span text:style-name="T2"><text:tab/></text:span><text:span text:style-name="T16"></text:span><text:span text:style-name="T2"> au rez-de-chaussée</text:span></text:p>
            <text:p text:style-name="P41"><text:span text:style-name="T2"><text:tab/></text:span><text:span text:style-name="T16"></text:span><text:span text:style-name="T2"> au … étage</text:span></text:p>
            <text:p text:style-name="P11"/>
          </table:table-cell>
        </table:table-row>
        <table:table-row table:style-name="Tableau556.1">
          <table:table-cell table:style-name="Tableau556.A2" office:value-type="string">
            <text:p text:style-name="P4">Distribution : 1er ét. : 1 ch. (1x2p., sdd, wc, petit salon), 1 ch.(1x1p., 1x2p., sdd), 1 ch. (1x2p., sdd), wc, bar, chauffage central. jardin : terrasse, bbq, parking. <text:s/></text:p>
            <text:p text:style-name="P28"/>
          </table:table-cell>
          <table:table-cell table:style-name="Tableau556.B2" office:value-type="string">
            <text:p text:style-name="P68">(Nous nous réservons le droit de modifier ces données pour garantir une cohérence et une égalité entre les différents hébergements)</text:p>
            <text:p text:style-name="P6"><text:tab/></text:p>
            <text:p text:style-name="P6"><text:tab/></text:p>
            <text:p text:style-name="P6"><text:tab/></text:p>
            <text:p text:style-name="P6"/>
            <text:p text:style-name="P6"/>
            <text:p text:style-name="P6"/>
            <text:p text:style-name="P6"/>
            <text:p text:style-name="P6"/>
          </table:table-cell>
        </table:table-row>
        <table:table-row table:style-name="Tableau556.1">
          <table:table-cell table:style-name="Tableau556.A2" office:value-type="string">
            <text:p text:style-name="P4">Pictogrammes de confort :</text:p>
            <text:p text:style-name="P5">Lit 1 pers. : 1</text:p>
            <text:p text:style-name="P5">Lit 2 pers. : 3</text:p>
            <text:p text:style-name="P5">Lit superposé (1 lit = 2 pers.)  : 0</text:p>
            <text:p text:style-name="P33"><text:span text:style-name="T2">Lit bébé : 0</text:span></text:p>
            <text:p text:style-name="P5"/>
            <text:p text:style-name="P23">tv : oui</text:p>
            <text:p text:style-name="P5">feu ouvert/cassette : </text:p>
            <text:p text:style-name="P5">accès-internet : oui</text:p>
            <text:p text:style-name="P5"/>
          </table:table-cell>
          <table:table-cell table:style-name="Tableau556.B2" office:value-type="string">
            <text:p text:style-name="P68">(en conformité avec votre capacité de base)</text:p>
            <text:p text:style-name="P2"><text:tab/>…..</text:p>
            <text:p text:style-name="P2"><text:tab/>…..</text:p>
            <text:p text:style-name="P2"><text:tab/>…..</text:p>
            <text:p text:style-name="P2"><text:tab/>…..</text:p>
            <text:p text:style-name="P2"/>
            <text:p text:style-name="P2"><text:tab/>…..</text:p>
            <text:p text:style-name="P2"><text:tab/>…..</text:p>
            <text:p text:style-name="P2"><text:tab/>….</text:p>
          </table:table-cell>
        </table:table-row>
      </table:table>
      <text:p text:style-name="P30"/>
      <text:p text:style-name="P30"/>
      <text:p text:style-name="P30"/>
      <text:p text:style-name="P30"/>
      <text:p text:style-name="P30"/>
      <text:p text:style-name="P30"/>
      <text:p text:style-name="P30"/>
      <text:p text:style-name="P30"/>
      <text:p text:style-name="P30"/>
      <text:p text:style-name="P30"/>
      <text:p text:style-name="P30"/>
      <text:p text:style-name="P30">9. <text:s/>présentation de l’hébergement</text:p>
      <table:table table:name="Tableau557" table:style-name="Tableau557">
        <table:table-column table:style-name="Tableau557.A"/>
        <table:table-column table:style-name="Tableau557.B"/>
        <table:table-row table:style-name="Tableau557.1">
          <table:table-cell table:style-name="Tableau557.A1" office:value-type="string">
            <text:p text:style-name="P4">En bordure de Meuse sur le Ravel, ancienne poste dans le cadre verdoyant de la Vallée de la Meuse. Promenades, pêche. Table d'hôtes : toutes les préparations sont maisons : pâtés, glaces, pâtisserie, civet de marcassin, veau au chocolat, fromages locaux.</text:p>
            <text:p text:style-name="P2"/>
          </table:table-cell>
          <table:table-cell table:style-name="Tableau557.B1" office:value-type="string">
            <text:p text:style-name="P68">(Maximum 250 caractères - Exemple: Gîte aménagé dans une maison en pierre du pays située dans une région sauvage, à proximité de la réserve naturelle du Plateau des Tailles et de la Baraque de Fraiture. Nombreuses promenades. Carnaval dans le village.)</text:p>
            <text:p text:style-name="P67">_ _ _ _ _ _ _ _ _ _ _ _ _ _ _ _ _ _ _ _ _ _ _ _ _ </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_ _ _ _ _ _ _ _ _ _ _ _ _ _ _ _ _ _ _ _ _ _ _ _ _</text:p>
            <text:p text:style-name="P67"/>
          </table:table-cell>
        </table:table-row>
      </table:table>
      <text:p text:style-name="P1"/>
      <text:p text:style-name="P1"/>
      <text:p text:style-name="P30">10. <text:s/>divers</text:p>
      <table:table table:name="Tableau558" table:style-name="Tableau558">
        <table:table-column table:style-name="Tableau558.A"/>
        <table:table-column table:style-name="Tableau558.B"/>
        <table:table-row table:style-name="Tableau558.1">
          <table:table-cell table:style-name="Tableau558.A1" office:value-type="string">
            <text:p text:style-name="P4"/>
            <text:p text:style-name="P2">Réservation via Belsud : </text:p>
            <text:p text:style-name="P2"/>
          </table:table-cell>
          <table:table-cell table:style-name="Tableau558.B1" office:value-type="string">
            <text:p text:style-name="P4"/>
            <text:p text:style-name="P2"><text:tab/>…..</text:p>
            <text:p text:style-name="P2"/>
          </table:table-cell>
        </table:table-row>
      </table:table>
      <text:p text:style-name="P30"/>
      <text:p text:style-name="P56"><text:span text:style-name="T23">11. <text:s/>rubriques d’insertion <text:s text:c="3"/></text:span><text:span text:style-name="T24">Attention au respect des critères.</text:span></text:p>
      <table:table table:name="Tableau559" table:style-name="Tableau559">
        <table:table-column table:style-name="Tableau559.A"/>
        <table:table-column table:style-name="Tableau559.B"/>
        <table:table-row table:style-name="Tableau559.1">
          <table:table-cell table:style-name="Tableau559.A1" office:value-type="string">
            <text:p text:style-name="P4">Hébergement </text:p>
            <text:p text:style-name="P12">- avec sauna, jacuzzi ou hammam</text:p>
            <text:p text:style-name="P42"><text:span text:style-name="T2">- avec salle de réunion</text:span></text:p>
            <text:p text:style-name="P12">- avec piscine</text:p>
            <text:p text:style-name="P12"><text:s/>- remise en forme, soins et relaxation</text:p>
            <text:p text:style-name="P69">- parc naturel et réserve</text:p>
            <text:p text:style-name="P12">- proposant des balades accompagnées</text:p>
            <text:p text:style-name="P12">- près d’une rivière</text:p>
            <text:p text:style-name="P70">- près d’un circuit vtt</text:p>
            <text:p text:style-name="P12">- près d’un circuit de vélo</text:p>
            <text:p text:style-name="P12">- près d’une piste de ski</text:p>
            <text:p text:style-name="P12">- près de sport d’aventure &amp; extrême</text:p>
            <text:p text:style-name="P12">- près d’une attraction touristique</text:p>
            <text:p text:style-name="P12">- accueillant des chevaux</text:p>
            <text:p text:style-name="P12">- proposant la pêche</text:p>
            <text:p text:style-name="P12">- près de sports nautiques</text:p>
            <text:p text:style-name="P27">- près d’un golf</text:p>
            <text:p text:style-name="P12">- près d’un musée ou lieux historiques</text:p>
            <text:p text:style-name="P12">- avec petit élevage</text:p>
            <text:p text:style-name="P12">- chez le producteur</text:p>
            <text:p text:style-name="P12"/>
          </table:table-cell>
          <table:table-cell table:style-name="Tableau559.B1" office:value-type="string">
            <text:p text:style-name="P4"/>
            <text:p text:style-name="P43"></text:p>
            <text:p text:style-name="P58"><text:span text:style-name="T17"></text:span><text:span text:style-name="T7"> </text:span><text:span text:style-name="T8"><text:tab/></text:span><text:span text:style-name="T9">(disposant du mobilier et de la cuisine)</text:span></text:p>
            <text:p text:style-name="P58"><text:span text:style-name="T17"></text:span><text:span text:style-name="T8"><text:tab/></text:span><text:span text:style-name="T9">(dans la propriété)</text:span></text:p>
            <text:p text:style-name="P66"><text:span text:style-name="T15"></text:span><text:span text:style-name="T13"><text:tab/></text:span><text:span text:style-name="T9">(prestation de soins dans l’hébergement ou dans la propriété)</text:span></text:p>
            <text:p text:style-name="P58"><text:span text:style-name="T17"></text:span><text:span text:style-name="T8"> <text:tab/></text:span><text:span text:style-name="T9">(dans ou à moins d’1km)</text:span></text:p>
            <text:p text:style-name="P59"></text:p>
            <text:p text:style-name="P58"><text:span text:style-name="T17"></text:span><text:span text:style-name="T8"><text:tab/></text:span><text:span text:style-name="T9">(un ruisseau ou une rivière borde le terrain et est accessible)</text:span></text:p>
            <text:p text:style-name="P58"><text:span text:style-name="T16"></text:span><text:span text:style-name="T8"><text:tab/></text:span><text:span text:style-name="T9">(au départ de l’hébergement)</text:span></text:p>
            <text:p text:style-name="P58"><text:span text:style-name="T16"></text:span><text:span text:style-name="T2"><text:tab/></text:span><text:span text:style-name="T8">(</text:span><text:span text:style-name="T9">Ravel ou autre à moins de 3km)</text:span></text:p>
            <text:p text:style-name="P58"><text:span text:style-name="T16"></text:span><text:span text:style-name="T2"><text:tab/></text:span><text:span text:style-name="T11">(à moins de 10km d’une piste de ski)</text:span></text:p>
            <text:p text:style-name="P72"><text:span text:style-name="T15"></text:span><text:span text:style-name="T1"><text:tab/></text:span><text:span text:style-name="T10">(à moins de 10km de sports comme parapente, rafting, ulm...)</text:span></text:p>
            <text:p text:style-name="P72"><text:span text:style-name="T15"></text:span><text:span text:style-name="T1"><text:tab/></text:span><text:span text:style-name="T10">(à moins d’1km d’une attraction touristique majeure)</text:span></text:p>
            <text:p text:style-name="P72"><text:span text:style-name="T15"></text:span><text:span text:style-name="T1"><text:tab/></text:span><text:span text:style-name="T14">(</text:span><text:span text:style-name="T10">disposant d’une infrastructure d’accueil autre qu’une prairie)</text:span></text:p>
            <text:p text:style-name="P72"><text:span text:style-name="T15"></text:span><text:span text:style-name="T1"><text:tab/></text:span><text:span text:style-name="T10">(disposant d’un lieu de pêche privatif)</text:span></text:p>
            <text:p text:style-name="P72"><text:span text:style-name="T15"></text:span><text:span text:style-name="T1"><text:tab/></text:span><text:span text:style-name="T10">(sports nautiques est situé à moins de 10km)</text:span></text:p>
            <text:p text:style-name="P72"><text:span text:style-name="T15"></text:span><text:span text:style-name="T1"><text:tab/></text:span><text:span text:style-name="T10">(à moins de 15km d’un terrain de golf accessible à tous)</text:span></text:p>
            <text:p text:style-name="P58"><text:span text:style-name="T16"></text:span><text:span text:style-name="T2"><text:tab/></text:span><text:span text:style-name="T12">(</text:span><text:span text:style-name="T11">hébergement à moins d’1km d’un site culturel remarquable)</text:span></text:p>
            <text:p text:style-name="P58"><text:span text:style-name="T16"></text:span><text:span text:style-name="T2"><text:tab/></text:span><text:span text:style-name="T11">(animaux présents dans la propriété : poules, chèvres, lapins…)</text:span></text:p>
            <text:p text:style-name="P60"><text:span text:style-name="T17"></text:span><text:span text:style-name="T7"><text:tab/></text:span><text:span text:style-name="T9">(le propriétaire propose de travailler les produits du terroir de sa propriété : confitures, fromages, vins…)</text:span></text:p>
            <text:p text:style-name="P57"/>
          </table:table-cell>
        </table:table-row>
      </table:table>
      <text:p text:style-name="P29">Les chambres d’hôtes à thème et les chambres d’hôtes plus seront automatiquement intégrées.</text:p>
      <text:p text:style-name="P30"/>
      <text:p text:style-name="P30"/>
      <text:p text:style-name="P30"/>
      <text:p text:style-name="P30"/>
      <text:p text:style-name="P30"/>
      <text:p text:style-name="P30">12. <text:s/>Engagement</text:p>
      <text:p text:style-name="P2"/>
      <text:p text:style-name="P13">Je soussigné, (nom et prénom) <text:tab/></text:p>
      <text:p text:style-name="P13"/>
      <text:p text:style-name="P13">Domicilié à (adresse complète) <text:tab/></text:p>
      <text:p text:style-name="P13"/>
      <text:p text:style-name="P13"><text:tab/></text:p>
      <text:p text:style-name="P13"/>
      <text:p text:style-name="P61"><text:span text:style-name="T16"></text:span><text:span text:style-name="T2"> <text:tab/>Je certifie que les informations reprises dans le présent formulaire sont exactes et correspondent précisément à ce qui est reconnu par le Commissariat général au Tourisme (C.G.T.). <text:s/>Je m'engage à n'apporter aucune modification à l'équipement et aux commodités de mon hébergement (sauf amélioration).</text:span></text:p>
      <text:p text:style-name="P62"><text:span text:style-name="T15"></text:span> <text:tab/>Le <text:s/>présent formulaire permettra la mise à jour de la base de données de la Fédération des Gîtes de Wallonie a.s.b.l. Je m'engage à avertir l'association de tous les changements intervenus dans les meilleurs délais.</text:p>
      <text:p text:style-name="P62"><text:span text:style-name="T15"></text:span><text:tab/>Je dégage la Fédération des Gîtes de Wallonie a.s.b.l. de toute responsabilité vis-à-vis des clients, sauf en cas d'erreur avérée de ses préposés dans la transcription des données fournies par mes soins.</text:p>
      <text:p text:style-name="P62"/>
      <text:p text:style-name="P14">Fait à ............................................. le <text:s/>..........................</text:p>
      <text:p text:style-name="P3"/>
      <text:p text:style-name="P3">Signature <text:tab/></text:p>
      <text:p text:style-name="P3"/>
      <text:p text:style-name="P3">À retourner complété pour le <text:span text:style-name="T21">31 octobre 2007</text:span> au plus tard.</text:p>
      <text:p text:style-name="P3"/>
      <text:p text:style-name="P50"><text:span text:style-name="T2">À retourner complété pour le </text:span><text:span text:style-name="T3">31 octobre 2007</text:span><text:span text:style-name="T2"> au plus tard. <text:s/></text:span></text:p>
      <text:p text:style-name="P51"/>
      <text:p text:style-name="P51">Attention : passé le 31 octobre, aucune modification ne pourra être prise en compte.</text:p>
      <text:p text:style-name="P51"/>
      <text:p text:style-name="P50"><text:span text:style-name="T3">uniquement par courrier </text:span><text:span text:style-name="T2">à :</text:span></text:p>
      <text:p text:style-name="P51">Gîtes de Wallonie – avenue Prince de Liège, 1 – 5100 Jambe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Tahoma" svg:font-family="Tahoma"/>
    <style:font-face style:name="Times" svg:font-family="Times"/>
    <style:font-face style:name="Interstate-Regular" svg:font-family="Interstate-Regular"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48cm" fo:margin-right="0cm" fo:text-indent="-0.448cm" style:auto-text-indent="false"/>
      <style:text-properties style:font-name="Interstate-Regular"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3" style:display-name="Heading 3" style:family="paragraph" style:parent-style-name="Standard" style:next-style-name="Standard" style:class="text">
      <style:paragraph-properties fo:text-align="center" style:justify-single-word="false" fo:keep-with-next="always"/>
      <style:text-properties style:font-name="Interstate-Regular" fo:font-size="14pt" fo:language="fr" fo:country="BE" fo:font-weight="bold" style:font-size-asian="14pt" style:font-weight-asian="bold" style:font-name-complex="Arial"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Retrait_20_corps_20_de_20_texte_20_3" style:display-name="Retrait corps de texte 3" style:family="paragraph" style:parent-style-name="Standard">
      <style:paragraph-properties fo:margin-left="0.751cm" fo:margin-right="0cm" fo:text-align="justify" style:justify-single-word="false" fo:text-indent="-0.751cm" style:auto-text-indent="false"/>
      <style:text-properties style:font-name="Interstate-Regular" fo:font-size="10pt" fo:language="fr" fo:country="BE" style:font-size-asian="10pt" style:font-name-complex="Arial"/>
    </style:style>
    <style:style style:name="Retrait_20_corps_20_de_20_texte_20_2" style:display-name="Retrait corps de texte 2" style:family="paragraph" style:parent-style-name="Standard">
      <style:paragraph-properties fo:margin-left="1.083cm" fo:margin-right="0cm" fo:text-indent="-1.083cm" style:auto-text-indent="false">
        <style:tab-stops>
          <style:tab-stop style:position="0cm"/>
        </style:tab-stops>
      </style:paragraph-properties>
      <style:text-properties style:font-name="Interstate-Regular" fo:font-size="10pt" fo:language="fr" fo:country="BE" style:font-size-asian="10pt" style:font-name-complex="Arial"/>
    </style:style>
    <style:style style:name="Corps_20_de_20_texte_20_3" style:display-name="Corps de texte 3" style:family="paragraph" style:parent-style-name="Standard">
      <style:text-properties style:font-name="Interstate-Regular" fo:font-size="10pt" fo:language="fr" fo:country="BE" fo:font-style="italic" style:font-size-asian="10pt" style:font-style-asian="italic" style:font-name-complex="Arial"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808080" style:font-name="DejaVu San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712 Chambres d'Hôtes<text:tab/><text:tab/><text:page-number text:select-page="current">1</text:page-number>/6</text:p>
      </style:footer>
    </style:master-page>
    <style:master-page style:name="Standard1" style:page-layout-name="pm1">
      <style:footer>
        <text:p text:style-name="P1">1 Chambres d'Hôtes<text:tab/><text:tab/><text:page-number text:select-page="current">1</text:page-number>/6</text:p>
      </style:footer>
    </style:master-page>
    <style:master-page style:name="Standard2" style:page-layout-name="pm1">
      <style:footer>
        <text:p text:style-name="P1">11 Le Sart Lalou<text:tab/><text:tab/><text:page-number text:select-page="current">1</text:page-number>/6</text:p>
      </style:footer>
    </style:master-page>
    <style:master-page style:name="Standard3" style:page-layout-name="pm1">
      <style:footer>
        <text:p text:style-name="P1">38 Marraine Zulma<text:tab/><text:tab/><text:page-number text:select-page="current">1</text:page-number>/6</text:p>
      </style:footer>
    </style:master-page>
    <style:master-page style:name="Standard4" style:page-layout-name="pm1">
      <style:footer>
        <text:p text:style-name="P1">38 Marraine Zulma<text:tab/><text:tab/><text:page-number text:select-page="current">1</text:page-number>/6</text:p>
      </style:footer>
    </style:master-page>
    <style:master-page style:name="Standard5" style:page-layout-name="pm1">
      <style:footer>
        <text:p text:style-name="P1">83 Le Clos de la Fontaine<text:tab/><text:tab/><text:page-number text:select-page="current">1</text:page-number>/6</text:p>
      </style:footer>
    </style:master-page>
    <style:master-page style:name="Standard6" style:page-layout-name="pm1">
      <style:footer>
        <text:p text:style-name="P1">102 Les Alisiers<text:tab/><text:tab/><text:page-number text:select-page="current">1</text:page-number>/6</text:p>
      </style:footer>
    </style:master-page>
    <style:master-page style:name="Standard7" style:page-layout-name="pm1">
      <style:footer>
        <text:p text:style-name="P1">143 Ferme de l'Airbois 1<text:tab/><text:tab/><text:page-number text:select-page="current">1</text:page-number>/6</text:p>
      </style:footer>
    </style:master-page>
    <style:master-page style:name="Standard8" style:page-layout-name="pm1">
      <style:footer>
        <text:p text:style-name="P1">156 Au Coq en Pâte<text:tab/><text:tab/><text:page-number text:select-page="current">1</text:page-number>/6</text:p>
      </style:footer>
    </style:master-page>
    <style:master-page style:name="Standard9" style:page-layout-name="pm1">
      <style:footer>
        <text:p text:style-name="P1">156 Au Coq en Pâte<text:tab/><text:tab/><text:page-number text:select-page="current">1</text:page-number>/6</text:p>
      </style:footer>
    </style:master-page>
    <style:master-page style:name="Standard10" style:page-layout-name="pm1">
      <style:footer>
        <text:p text:style-name="P1">180 Enclos de Mande<text:tab/><text:tab/><text:page-number text:select-page="current">1</text:page-number>/6</text:p>
      </style:footer>
    </style:master-page>
    <style:master-page style:name="Standard11" style:page-layout-name="pm1">
      <style:footer>
        <text:p text:style-name="P1">199 Ferme de la Haute Voie<text:tab/><text:tab/><text:page-number text:select-page="current">1</text:page-number>/6</text:p>
      </style:footer>
    </style:master-page>
    <style:master-page style:name="Standard12" style:page-layout-name="pm1">
      <style:footer>
        <text:p text:style-name="P1">202 Villa Stavelot<text:tab/><text:tab/><text:page-number text:select-page="current">1</text:page-number>/6</text:p>
      </style:footer>
    </style:master-page>
    <style:master-page style:name="Standard13" style:page-layout-name="pm1">
      <style:footer>
        <text:p text:style-name="P1">229 La Maison Couleurs, Nature<text:tab/><text:tab/><text:page-number text:select-page="current">1</text:page-number>/6</text:p>
      </style:footer>
    </style:master-page>
    <style:master-page style:name="Standard14" style:page-layout-name="pm1">
      <style:footer>
        <text:p text:style-name="P1">241 L'Ecureuil<text:tab/><text:tab/><text:page-number text:select-page="current">1</text:page-number>/6</text:p>
      </style:footer>
    </style:master-page>
    <style:master-page style:name="Standard15" style:page-layout-name="pm1">
      <style:footer>
        <text:p text:style-name="P1">330 Ferme-Château de Laneffe <text:tab/><text:tab/><text:page-number text:select-page="current">1</text:page-number>/6</text:p>
      </style:footer>
    </style:master-page>
    <style:master-page style:name="Standard16" style:page-layout-name="pm1">
      <style:footer>
        <text:p text:style-name="P1">378 Vieux Moulin de Lodomez<text:tab/><text:tab/><text:page-number text:select-page="current">1</text:page-number>/6</text:p>
      </style:footer>
    </style:master-page>
    <style:master-page style:name="Standard17" style:page-layout-name="pm1">
      <style:footer>
        <text:p text:style-name="P1">378 Vieux Moulin de Lodomez<text:tab/><text:tab/><text:page-number text:select-page="current">1</text:page-number>/6</text:p>
      </style:footer>
    </style:master-page>
    <style:master-page style:name="Standard18" style:page-layout-name="pm1">
      <style:footer>
        <text:p text:style-name="P1">384 Au Rissart<text:tab/><text:tab/><text:page-number text:select-page="current">1</text:page-number>/6</text:p>
      </style:footer>
    </style:master-page>
    <style:master-page style:name="Standard19" style:page-layout-name="pm1">
      <style:footer>
        <text:p text:style-name="P1">418 La Source Fleurie<text:tab/><text:tab/><text:page-number text:select-page="current">1</text:page-number>/6</text:p>
      </style:footer>
    </style:master-page>
    <style:master-page style:name="Standard20" style:page-layout-name="pm1">
      <style:footer>
        <text:p text:style-name="P1">450 Le Chat Bleu<text:tab/><text:tab/><text:page-number text:select-page="current">1</text:page-number>/6</text:p>
      </style:footer>
    </style:master-page>
    <style:master-page style:name="Standard21" style:page-layout-name="pm1">
      <style:footer>
        <text:p text:style-name="P1">450 Le Chat Bleu<text:tab/><text:tab/><text:page-number text:select-page="current">1</text:page-number>/6</text:p>
      </style:footer>
    </style:master-page>
    <style:master-page style:name="Standard22" style:page-layout-name="pm1">
      <style:footer>
        <text:p text:style-name="P1">696 L'Etape Fagnarde<text:tab/><text:tab/><text:page-number text:select-page="current">1</text:page-number>/6</text:p>
      </style:footer>
    </style:master-page>
    <style:master-page style:name="Standard23" style:page-layout-name="pm1">
      <style:footer>
        <text:p text:style-name="P1">702 La Pinsonnière<text:tab/><text:tab/><text:page-number text:select-page="current">1</text:page-number>/6</text:p>
      </style:footer>
    </style:master-page>
    <style:master-page style:name="Standard24" style:page-layout-name="pm1">
      <style:footer>
        <text:p text:style-name="P1">702 La Pinsonnière<text:tab/><text:tab/><text:page-number text:select-page="current">1</text:page-number>/6</text:p>
      </style:footer>
    </style:master-page>
    <style:master-page style:name="Standard25" style:page-layout-name="pm1">
      <style:footer>
        <text:p text:style-name="P1">714 Ferme de l'Hosté<text:tab/><text:tab/><text:page-number text:select-page="current">1</text:page-number>/6</text:p>
      </style:footer>
    </style:master-page>
    <style:master-page style:name="Standard26" style:page-layout-name="pm1">
      <style:footer>
        <text:p text:style-name="P1">714 Ferme de l'Hosté<text:tab/><text:tab/><text:page-number text:select-page="current">1</text:page-number>/6</text:p>
      </style:footer>
    </style:master-page>
    <style:master-page style:name="Standard27" style:page-layout-name="pm1">
      <style:footer>
        <text:p text:style-name="P1">772 Chambre d'hôtes<text:tab/><text:tab/><text:page-number text:select-page="current">1</text:page-number>/6</text:p>
      </style:footer>
    </style:master-page>
    <style:master-page style:name="Standard28" style:page-layout-name="pm1">
      <style:footer>
        <text:p text:style-name="P1">818 Domaine de la Carrauterie<text:tab/><text:tab/><text:page-number text:select-page="current">1</text:page-number>/6</text:p>
      </style:footer>
    </style:master-page>
    <style:master-page style:name="Standard29" style:page-layout-name="pm1">
      <style:footer>
        <text:p text:style-name="P1">840 Confluences<text:tab/><text:tab/><text:page-number text:select-page="current">1</text:page-number>/6</text:p>
      </style:footer>
    </style:master-page>
    <style:master-page style:name="Standard30" style:page-layout-name="pm1">
      <style:footer>
        <text:p text:style-name="P1">55 La Cascatelle<text:tab/><text:tab/><text:page-number text:select-page="current">1</text:page-number>/6</text:p>
      </style:footer>
    </style:master-page>
    <style:master-page style:name="Standard31" style:page-layout-name="pm1">
      <style:footer>
        <text:p text:style-name="P1">719 Les Heures Claires<text:tab/><text:tab/><text:page-number text:select-page="current">1</text:page-number>/6</text:p>
      </style:footer>
    </style:master-page>
    <style:master-page style:name="Standard32" style:page-layout-name="pm1">
      <style:footer>
        <text:p text:style-name="P1">719 Les Heures Claires<text:tab/><text:tab/><text:page-number text:select-page="current">1</text:page-number>/6</text:p>
      </style:footer>
    </style:master-page>
    <style:master-page style:name="Standard33" style:page-layout-name="pm1">
      <style:footer>
        <text:p text:style-name="P1">719 Les Heures Claires<text:tab/><text:tab/><text:page-number text:select-page="current">1</text:page-number>/6</text:p>
      </style:footer>
    </style:master-page>
    <style:master-page style:name="Standard34" style:page-layout-name="pm1">
      <style:footer>
        <text:p text:style-name="P1">875 Carpe Diem<text:tab/><text:tab/><text:page-number text:select-page="current">1</text:page-number>/6</text:p>
      </style:footer>
    </style:master-page>
    <style:master-page style:name="Standard35" style:page-layout-name="pm1">
      <style:footer>
        <text:p text:style-name="P1">894 Le Mont Saint Roch<text:tab/><text:tab/><text:page-number text:select-page="current">1</text:page-number>/6</text:p>
      </style:footer>
    </style:master-page>
    <style:master-page style:name="Standard36" style:page-layout-name="pm1">
      <style:footer>
        <text:p text:style-name="P1">899 Chambres d'Hôtes<text:tab/><text:tab/><text:page-number text:select-page="current">1</text:page-number>/6</text:p>
      </style:footer>
    </style:master-page>
    <style:master-page style:name="Standard37" style:page-layout-name="pm1">
      <style:footer>
        <text:p text:style-name="P1">977 Le Petit Bois<text:tab/><text:tab/><text:page-number text:select-page="current">1</text:page-number>/6</text:p>
      </style:footer>
    </style:master-page>
    <style:master-page style:name="Standard38" style:page-layout-name="pm1">
      <style:footer>
        <text:p text:style-name="P1">981 Eco-Domaine du Fond de Vedeur<text:tab/><text:tab/><text:page-number text:select-page="current">1</text:page-number>/6</text:p>
      </style:footer>
    </style:master-page>
    <style:master-page style:name="Standard39" style:page-layout-name="pm1">
      <style:footer>
        <text:p text:style-name="P1">981 Eco-Domaine du Fond de Vedeur<text:tab/><text:tab/><text:page-number text:select-page="current">1</text:page-number>/6</text:p>
      </style:footer>
    </style:master-page>
    <style:master-page style:name="Standard40" style:page-layout-name="pm1">
      <style:footer>
        <text:p text:style-name="P1">1000 Du Livre à l'Ane<text:tab/><text:tab/><text:page-number text:select-page="current">1</text:page-number>/6</text:p>
      </style:footer>
    </style:master-page>
    <style:master-page style:name="Standard41" style:page-layout-name="pm1">
      <style:footer>
        <text:p text:style-name="P1">1005 Aux Gaietés de la Sabotière<text:tab/><text:tab/><text:page-number text:select-page="current">1</text:page-number>/6</text:p>
      </style:footer>
    </style:master-page>
    <style:master-page style:name="Standard42" style:page-layout-name="pm1">
      <style:footer>
        <text:p text:style-name="P1">712 Chambres d'Hôtes<text:tab/><text:tab/><text:page-number text:select-page="current">1</text:page-number>/6</text:p>
      </style:footer>
    </style:master-page>
    <style:master-page style:name="Standard43" style:page-layout-name="pm1">
      <style:footer>
        <text:p text:style-name="P1">712 Chambres d'Hôtes<text:tab/><text:tab/><text:page-number text:select-page="current">1</text:page-number>/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9-12T13:12:18</meta:creation-date>
    <dc:creator>alain</dc:creator>
    <dc:date>2007-09-12T13:13:21</dc:date>
    <dc:language>fr-FR</dc:language>
    <meta:editing-cycles>2</meta:editing-cycles>
    <meta:editing-duration>PT1M3S</meta:editing-duration>
    <meta:user-defined meta:name="Info 1"/>
    <meta:user-defined meta:name="Info 2"/>
    <meta:user-defined meta:name="Info 3"/>
    <meta:user-defined meta:name="Info 4"/>
    <meta:document-statistic meta:table-count="559" meta:image-count="0" meta:object-count="0" meta:page-count="258" meta:paragraph-count="10571" meta:word-count="49222" meta:character-count="343025"/>
  </office:meta>
</office:document-meta>
</file>